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04-20_single_mutant_matrix_Gallionella_Rubisco_I_samples-10_elbo_predic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154A</text:p>
          </table:table-cell>
          <table:table-cell office:value-type="float" office:value="-422.198660278" calcext:value-type="float">
            <text:p>-422.198660278</text:p>
          </table:table-cell>
        </table:table-row>
        <table:table-row table:style-name="ro1">
          <table:table-cell office:value-type="string" calcext:value-type="string">
            <text:p>H265A</text:p>
          </table:table-cell>
          <table:table-cell office:value-type="float" office:value="-425.234759521" calcext:value-type="float">
            <text:p>-425.234759521</text:p>
          </table:table-cell>
        </table:table-row>
        <table:table-row table:style-name="ro1">
          <table:table-cell office:value-type="string" calcext:value-type="string">
            <text:p>H141V</text:p>
          </table:table-cell>
          <table:table-cell office:value-type="float" office:value="-425.395562744" calcext:value-type="float">
            <text:p>-425.395562744</text:p>
          </table:table-cell>
        </table:table-row>
        <table:table-row table:style-name="ro1">
          <table:table-cell office:value-type="string" calcext:value-type="string">
            <text:p>K381P</text:p>
          </table:table-cell>
          <table:table-cell office:value-type="float" office:value="-425.510675049" calcext:value-type="float">
            <text:p>-425.510675049</text:p>
          </table:table-cell>
        </table:table-row>
        <table:table-row table:style-name="ro1">
          <table:table-cell office:value-type="string" calcext:value-type="string">
            <text:p>H126S</text:p>
          </table:table-cell>
          <table:table-cell office:value-type="float" office:value="-425.813562012" calcext:value-type="float">
            <text:p>-425.813562012</text:p>
          </table:table-cell>
        </table:table-row>
        <table:table-row table:style-name="ro1">
          <table:table-cell office:value-type="string" calcext:value-type="string">
            <text:p>G432T</text:p>
          </table:table-cell>
          <table:table-cell office:value-type="float" office:value="-425.816387939" calcext:value-type="float">
            <text:p>-425.816387939</text:p>
          </table:table-cell>
        </table:table-row>
        <table:table-row table:style-name="ro1">
          <table:table-cell office:value-type="string" calcext:value-type="string">
            <text:p>M326S</text:p>
          </table:table-cell>
          <table:table-cell office:value-type="float" office:value="-425.826296997" calcext:value-type="float">
            <text:p>-425.826296997</text:p>
          </table:table-cell>
        </table:table-row>
        <table:table-row table:style-name="ro1">
          <table:table-cell office:value-type="string" calcext:value-type="string">
            <text:p>H141L</text:p>
          </table:table-cell>
          <table:table-cell office:value-type="float" office:value="-425.906072998" calcext:value-type="float">
            <text:p>-425.906072998</text:p>
          </table:table-cell>
        </table:table-row>
        <table:table-row table:style-name="ro1">
          <table:table-cell office:value-type="string" calcext:value-type="string">
            <text:p>Y259D</text:p>
          </table:table-cell>
          <table:table-cell office:value-type="float" office:value="-425.97300415" calcext:value-type="float">
            <text:p>-425.97300415</text:p>
          </table:table-cell>
        </table:table-row>
        <table:table-row table:style-name="ro1">
          <table:table-cell office:value-type="string" calcext:value-type="string">
            <text:p>F104I</text:p>
          </table:table-cell>
          <table:table-cell office:value-type="float" office:value="-426.065402222" calcext:value-type="float">
            <text:p>-426.065402222</text:p>
          </table:table-cell>
        </table:table-row>
        <table:table-row table:style-name="ro1">
          <table:table-cell office:value-type="string" calcext:value-type="string">
            <text:p>D329T</text:p>
          </table:table-cell>
          <table:table-cell office:value-type="float" office:value="-426.128738403" calcext:value-type="float">
            <text:p>-426.128738403</text:p>
          </table:table-cell>
        </table:table-row>
        <table:table-row table:style-name="ro1">
          <table:table-cell office:value-type="string" calcext:value-type="string">
            <text:p>Q247E</text:p>
          </table:table-cell>
          <table:table-cell office:value-type="float" office:value="-426.286380005" calcext:value-type="float">
            <text:p>-426.286380005</text:p>
          </table:table-cell>
        </table:table-row>
        <table:table-row table:style-name="ro1">
          <table:table-cell office:value-type="string" calcext:value-type="string">
            <text:p>H141I</text:p>
          </table:table-cell>
          <table:table-cell office:value-type="float" office:value="-426.324047852" calcext:value-type="float">
            <text:p>-426.324047852</text:p>
          </table:table-cell>
        </table:table-row>
        <table:table-row table:style-name="ro1">
          <table:table-cell office:value-type="string" calcext:value-type="string">
            <text:p>M154D</text:p>
          </table:table-cell>
          <table:table-cell office:value-type="float" office:value="-426.333850098" calcext:value-type="float">
            <text:p>-426.333850098</text:p>
          </table:table-cell>
        </table:table-row>
        <table:table-row table:style-name="ro1">
          <table:table-cell office:value-type="string" calcext:value-type="string">
            <text:p>M154Y</text:p>
          </table:table-cell>
          <table:table-cell office:value-type="float" office:value="-426.443991089" calcext:value-type="float">
            <text:p>-426.443991089</text:p>
          </table:table-cell>
        </table:table-row>
        <table:table-row table:style-name="ro1">
          <table:table-cell office:value-type="string" calcext:value-type="string">
            <text:p>E228R</text:p>
          </table:table-cell>
          <table:table-cell office:value-type="float" office:value="-426.484283447" calcext:value-type="float">
            <text:p>-426.484283447</text:p>
          </table:table-cell>
        </table:table-row>
        <table:table-row table:style-name="ro1">
          <table:table-cell office:value-type="string" calcext:value-type="string">
            <text:p>K360S</text:p>
          </table:table-cell>
          <table:table-cell office:value-type="float" office:value="-426.523269653" calcext:value-type="float">
            <text:p>-426.523269653</text:p>
          </table:table-cell>
        </table:table-row>
        <table:table-row table:style-name="ro1">
          <table:table-cell office:value-type="string" calcext:value-type="string">
            <text:p>H126Q</text:p>
          </table:table-cell>
          <table:table-cell office:value-type="float" office:value="-426.551052856" calcext:value-type="float">
            <text:p>-426.551052856</text:p>
          </table:table-cell>
        </table:table-row>
        <table:table-row table:style-name="ro1">
          <table:table-cell office:value-type="string" calcext:value-type="string">
            <text:p>M154W</text:p>
          </table:table-cell>
          <table:table-cell office:value-type="float" office:value="-426.638146973" calcext:value-type="float">
            <text:p>-426.638146973</text:p>
          </table:table-cell>
        </table:table-row>
        <table:table-row table:style-name="ro1">
          <table:table-cell office:value-type="string" calcext:value-type="string">
            <text:p>K360D</text:p>
          </table:table-cell>
          <table:table-cell office:value-type="float" office:value="-426.714276123" calcext:value-type="float">
            <text:p>-426.714276123</text:p>
          </table:table-cell>
        </table:table-row>
        <table:table-row table:style-name="ro1">
          <table:table-cell office:value-type="string" calcext:value-type="string">
            <text:p>K99P</text:p>
          </table:table-cell>
          <table:table-cell office:value-type="float" office:value="-426.987701416" calcext:value-type="float">
            <text:p>-426.987701416</text:p>
          </table:table-cell>
        </table:table-row>
        <table:table-row table:style-name="ro1">
          <table:table-cell office:value-type="string" calcext:value-type="string">
            <text:p>G411T</text:p>
          </table:table-cell>
          <table:table-cell office:value-type="float" office:value="-427.012698364" calcext:value-type="float">
            <text:p>-427.012698364</text:p>
          </table:table-cell>
        </table:table-row>
        <table:table-row table:style-name="ro1">
          <table:table-cell office:value-type="string" calcext:value-type="string">
            <text:p>A164T</text:p>
          </table:table-cell>
          <table:table-cell office:value-type="float" office:value="-427.027426147" calcext:value-type="float">
            <text:p>-427.027426147</text:p>
          </table:table-cell>
        </table:table-row>
        <table:table-row table:style-name="ro1">
          <table:table-cell office:value-type="string" calcext:value-type="string">
            <text:p>K261S</text:p>
          </table:table-cell>
          <table:table-cell office:value-type="float" office:value="-427.043334961" calcext:value-type="float">
            <text:p>-427.043334961</text:p>
          </table:table-cell>
        </table:table-row>
        <table:table-row table:style-name="ro1">
          <table:table-cell office:value-type="string" calcext:value-type="string">
            <text:p>M154F</text:p>
          </table:table-cell>
          <table:table-cell office:value-type="float" office:value="-427.190628052" calcext:value-type="float">
            <text:p>-427.190628052</text:p>
          </table:table-cell>
        </table:table-row>
        <table:table-row table:style-name="ro1">
          <table:table-cell office:value-type="string" calcext:value-type="string">
            <text:p>C417A</text:p>
          </table:table-cell>
          <table:table-cell office:value-type="float" office:value="-427.204772949" calcext:value-type="float">
            <text:p>-427.204772949</text:p>
          </table:table-cell>
        </table:table-row>
        <table:table-row table:style-name="ro1">
          <table:table-cell office:value-type="string" calcext:value-type="string">
            <text:p>V156L</text:p>
          </table:table-cell>
          <table:table-cell office:value-type="float" office:value="-427.255874634" calcext:value-type="float">
            <text:p>-427.255874634</text:p>
          </table:table-cell>
        </table:table-row>
        <table:table-row table:style-name="ro1">
          <table:table-cell office:value-type="string" calcext:value-type="string">
            <text:p>Y333L</text:p>
          </table:table-cell>
          <table:table-cell office:value-type="float" office:value="-427.293273926" calcext:value-type="float">
            <text:p>-427.293273926</text:p>
          </table:table-cell>
        </table:table-row>
        <table:table-row table:style-name="ro1">
          <table:table-cell office:value-type="string" calcext:value-type="string">
            <text:p>E303R</text:p>
          </table:table-cell>
          <table:table-cell office:value-type="float" office:value="-427.30539856" calcext:value-type="float">
            <text:p>-427.30539856</text:p>
          </table:table-cell>
        </table:table-row>
        <table:table-row table:style-name="ro1">
          <table:table-cell office:value-type="string" calcext:value-type="string">
            <text:p>M345I</text:p>
          </table:table-cell>
          <table:table-cell office:value-type="float" office:value="-427.316235352" calcext:value-type="float">
            <text:p>-427.316235352</text:p>
          </table:table-cell>
        </table:table-row>
        <table:table-row table:style-name="ro1">
          <table:table-cell office:value-type="string" calcext:value-type="string">
            <text:p>Q247K</text:p>
          </table:table-cell>
          <table:table-cell office:value-type="float" office:value="-427.382897949" calcext:value-type="float">
            <text:p>-427.382897949</text:p>
          </table:table-cell>
        </table:table-row>
        <table:table-row table:style-name="ro1">
          <table:table-cell office:value-type="string" calcext:value-type="string">
            <text:p>L150W</text:p>
          </table:table-cell>
          <table:table-cell office:value-type="float" office:value="-427.38609314" calcext:value-type="float">
            <text:p>-427.38609314</text:p>
          </table:table-cell>
        </table:table-row>
        <table:table-row table:style-name="ro1">
          <table:table-cell office:value-type="string" calcext:value-type="string">
            <text:p>K43R</text:p>
          </table:table-cell>
          <table:table-cell office:value-type="float" office:value="-427.443676758" calcext:value-type="float">
            <text:p>-427.443676758</text:p>
          </table:table-cell>
        </table:table-row>
        <table:table-row table:style-name="ro1">
          <table:table-cell office:value-type="string" calcext:value-type="string">
            <text:p>E303H</text:p>
          </table:table-cell>
          <table:table-cell office:value-type="float" office:value="-427.449880981" calcext:value-type="float">
            <text:p>-427.449880981</text:p>
          </table:table-cell>
        </table:table-row>
        <table:table-row table:style-name="ro1">
          <table:table-cell office:value-type="string" calcext:value-type="string">
            <text:p>M326E</text:p>
          </table:table-cell>
          <table:table-cell office:value-type="float" office:value="-427.572668457" calcext:value-type="float">
            <text:p>-427.572668457</text:p>
          </table:table-cell>
        </table:table-row>
        <table:table-row table:style-name="ro1">
          <table:table-cell office:value-type="string" calcext:value-type="string">
            <text:p>M154Q</text:p>
          </table:table-cell>
          <table:table-cell office:value-type="float" office:value="-427.62722168" calcext:value-type="float">
            <text:p>-427.62722168</text:p>
          </table:table-cell>
        </table:table-row>
        <table:table-row table:style-name="ro1">
          <table:table-cell office:value-type="string" calcext:value-type="string">
            <text:p>M154V</text:p>
          </table:table-cell>
          <table:table-cell office:value-type="float" office:value="-427.645791626" calcext:value-type="float">
            <text:p>-427.645791626</text:p>
          </table:table-cell>
        </table:table-row>
        <table:table-row table:style-name="ro1">
          <table:table-cell office:value-type="string" calcext:value-type="string">
            <text:p>Y259E</text:p>
          </table:table-cell>
          <table:table-cell office:value-type="float" office:value="-427.672106934" calcext:value-type="float">
            <text:p>-427.672106934</text:p>
          </table:table-cell>
        </table:table-row>
        <table:table-row table:style-name="ro1">
          <table:table-cell office:value-type="string" calcext:value-type="string">
            <text:p>M340Q</text:p>
          </table:table-cell>
          <table:table-cell office:value-type="float" office:value="-427.676229858" calcext:value-type="float">
            <text:p>-427.676229858</text:p>
          </table:table-cell>
        </table:table-row>
        <table:table-row table:style-name="ro1">
          <table:table-cell office:value-type="string" calcext:value-type="string">
            <text:p>C225A</text:p>
          </table:table-cell>
          <table:table-cell office:value-type="float" office:value="-427.696676636" calcext:value-type="float">
            <text:p>-427.696676636</text:p>
          </table:table-cell>
        </table:table-row>
        <table:table-row table:style-name="ro1">
          <table:table-cell office:value-type="string" calcext:value-type="string">
            <text:p>E303K</text:p>
          </table:table-cell>
          <table:table-cell office:value-type="float" office:value="-427.725064087" calcext:value-type="float">
            <text:p>-427.725064087</text:p>
          </table:table-cell>
        </table:table-row>
        <table:table-row table:style-name="ro1">
          <table:table-cell office:value-type="string" calcext:value-type="string">
            <text:p>I425L</text:p>
          </table:table-cell>
          <table:table-cell office:value-type="float" office:value="-427.788049316" calcext:value-type="float">
            <text:p>-427.788049316</text:p>
          </table:table-cell>
        </table:table-row>
        <table:table-row table:style-name="ro1">
          <table:table-cell office:value-type="string" calcext:value-type="string">
            <text:p>V229R</text:p>
          </table:table-cell>
          <table:table-cell office:value-type="float" office:value="-427.797576904" calcext:value-type="float">
            <text:p>-427.797576904</text:p>
          </table:table-cell>
        </table:table-row>
        <table:table-row table:style-name="ro1">
          <table:table-cell office:value-type="string" calcext:value-type="string">
            <text:p>M154N</text:p>
          </table:table-cell>
          <table:table-cell office:value-type="float" office:value="-427.817019653" calcext:value-type="float">
            <text:p>-427.817019653</text:p>
          </table:table-cell>
        </table:table-row>
        <table:table-row table:style-name="ro1">
          <table:table-cell office:value-type="string" calcext:value-type="string">
            <text:p>M326R</text:p>
          </table:table-cell>
          <table:table-cell office:value-type="float" office:value="-427.822854614" calcext:value-type="float">
            <text:p>-427.822854614</text:p>
          </table:table-cell>
        </table:table-row>
        <table:table-row table:style-name="ro1">
          <table:table-cell office:value-type="string" calcext:value-type="string">
            <text:p>M154L</text:p>
          </table:table-cell>
          <table:table-cell office:value-type="float" office:value="-427.854864502" calcext:value-type="float">
            <text:p>-427.854864502</text:p>
          </table:table-cell>
        </table:table-row>
        <table:table-row table:style-name="ro1">
          <table:table-cell office:value-type="string" calcext:value-type="string">
            <text:p>Y333H</text:p>
          </table:table-cell>
          <table:table-cell office:value-type="float" office:value="-427.90803833" calcext:value-type="float">
            <text:p>-427.90803833</text:p>
          </table:table-cell>
        </table:table-row>
        <table:table-row table:style-name="ro1">
          <table:table-cell office:value-type="string" calcext:value-type="string">
            <text:p>G80S</text:p>
          </table:table-cell>
          <table:table-cell office:value-type="float" office:value="-427.910232544" calcext:value-type="float">
            <text:p>-427.910232544</text:p>
          </table:table-cell>
        </table:table-row>
        <table:table-row table:style-name="ro1">
          <table:table-cell office:value-type="string" calcext:value-type="string">
            <text:p>N168D</text:p>
          </table:table-cell>
          <table:table-cell office:value-type="float" office:value="-427.958981323" calcext:value-type="float">
            <text:p>-427.958981323</text:p>
          </table:table-cell>
        </table:table-row>
        <table:table-row table:style-name="ro1">
          <table:table-cell office:value-type="string" calcext:value-type="string">
            <text:p>I45K</text:p>
          </table:table-cell>
          <table:table-cell office:value-type="float" office:value="-427.973297119" calcext:value-type="float">
            <text:p>-427.973297119</text:p>
          </table:table-cell>
        </table:table-row>
        <table:table-row table:style-name="ro1">
          <table:table-cell office:value-type="string" calcext:value-type="string">
            <text:p>V229E</text:p>
          </table:table-cell>
          <table:table-cell office:value-type="float" office:value="-428.01512146" calcext:value-type="float">
            <text:p>-428.01512146</text:p>
          </table:table-cell>
        </table:table-row>
        <table:table-row table:style-name="ro1">
          <table:table-cell office:value-type="string" calcext:value-type="string">
            <text:p>Y322E</text:p>
          </table:table-cell>
          <table:table-cell office:value-type="float" office:value="-428.045626831" calcext:value-type="float">
            <text:p>-428.045626831</text:p>
          </table:table-cell>
        </table:table-row>
        <table:table-row table:style-name="ro1">
          <table:table-cell office:value-type="string" calcext:value-type="string">
            <text:p>F269Y</text:p>
          </table:table-cell>
          <table:table-cell office:value-type="float" office:value="-428.064871216" calcext:value-type="float">
            <text:p>-428.064871216</text:p>
          </table:table-cell>
        </table:table-row>
        <table:table-row table:style-name="ro1">
          <table:table-cell office:value-type="string" calcext:value-type="string">
            <text:p>G359P</text:p>
          </table:table-cell>
          <table:table-cell office:value-type="float" office:value="-428.068045044" calcext:value-type="float">
            <text:p>-428.068045044</text:p>
          </table:table-cell>
        </table:table-row>
        <table:table-row table:style-name="ro1">
          <table:table-cell office:value-type="string" calcext:value-type="string">
            <text:p>E303Y</text:p>
          </table:table-cell>
          <table:table-cell office:value-type="float" office:value="-428.088812256" calcext:value-type="float">
            <text:p>-428.088812256</text:p>
          </table:table-cell>
        </table:table-row>
        <table:table-row table:style-name="ro1">
          <table:table-cell office:value-type="string" calcext:value-type="string">
            <text:p>Y322S</text:p>
          </table:table-cell>
          <table:table-cell office:value-type="float" office:value="-428.091149902" calcext:value-type="float">
            <text:p>-428.091149902</text:p>
          </table:table-cell>
        </table:table-row>
        <table:table-row table:style-name="ro1">
          <table:table-cell office:value-type="string" calcext:value-type="string">
            <text:p>G403A</text:p>
          </table:table-cell>
          <table:table-cell office:value-type="float" office:value="-428.123919678" calcext:value-type="float">
            <text:p>-428.123919678</text:p>
          </table:table-cell>
        </table:table-row>
        <table:table-row table:style-name="ro1">
          <table:table-cell office:value-type="string" calcext:value-type="string">
            <text:p>W128L</text:p>
          </table:table-cell>
          <table:table-cell office:value-type="float" office:value="-428.167999268" calcext:value-type="float">
            <text:p>-428.167999268</text:p>
          </table:table-cell>
        </table:table-row>
        <table:table-row table:style-name="ro1">
          <table:table-cell office:value-type="string" calcext:value-type="string">
            <text:p>M154H</text:p>
          </table:table-cell>
          <table:table-cell office:value-type="float" office:value="-428.173049927" calcext:value-type="float">
            <text:p>-428.173049927</text:p>
          </table:table-cell>
        </table:table-row>
        <table:table-row table:style-name="ro1">
          <table:table-cell office:value-type="string" calcext:value-type="string">
            <text:p>I45H</text:p>
          </table:table-cell>
          <table:table-cell office:value-type="float" office:value="-428.195370483" calcext:value-type="float">
            <text:p>-428.195370483</text:p>
          </table:table-cell>
        </table:table-row>
        <table:table-row table:style-name="ro1">
          <table:table-cell office:value-type="string" calcext:value-type="string">
            <text:p>S129T</text:p>
          </table:table-cell>
          <table:table-cell office:value-type="float" office:value="-428.200152588" calcext:value-type="float">
            <text:p>-428.200152588</text:p>
          </table:table-cell>
        </table:table-row>
        <table:table-row table:style-name="ro1">
          <table:table-cell office:value-type="string" calcext:value-type="string">
            <text:p>N168G</text:p>
          </table:table-cell>
          <table:table-cell office:value-type="float" office:value="-428.215686035" calcext:value-type="float">
            <text:p>-428.215686035</text:p>
          </table:table-cell>
        </table:table-row>
        <table:table-row table:style-name="ro1">
          <table:table-cell office:value-type="string" calcext:value-type="string">
            <text:p>M154P</text:p>
          </table:table-cell>
          <table:table-cell office:value-type="float" office:value="-428.254394531" calcext:value-type="float">
            <text:p>-428.254394531</text:p>
          </table:table-cell>
        </table:table-row>
        <table:table-row table:style-name="ro1">
          <table:table-cell office:value-type="string" calcext:value-type="string">
            <text:p>A429T</text:p>
          </table:table-cell>
          <table:table-cell office:value-type="float" office:value="-428.266174316" calcext:value-type="float">
            <text:p>-428.266174316</text:p>
          </table:table-cell>
        </table:table-row>
        <table:table-row table:style-name="ro1">
          <table:table-cell office:value-type="string" calcext:value-type="string">
            <text:p>Y379H</text:p>
          </table:table-cell>
          <table:table-cell office:value-type="float" office:value="-428.297360229" calcext:value-type="float">
            <text:p>-428.297360229</text:p>
          </table:table-cell>
        </table:table-row>
        <table:table-row table:style-name="ro1">
          <table:table-cell office:value-type="string" calcext:value-type="string">
            <text:p>N168K</text:p>
          </table:table-cell>
          <table:table-cell office:value-type="float" office:value="-428.305331421" calcext:value-type="float">
            <text:p>-428.305331421</text:p>
          </table:table-cell>
        </table:table-row>
        <table:table-row table:style-name="ro1">
          <table:table-cell office:value-type="string" calcext:value-type="string">
            <text:p>Y259N</text:p>
          </table:table-cell>
          <table:table-cell office:value-type="float" office:value="-428.311386108" calcext:value-type="float">
            <text:p>-428.311386108</text:p>
          </table:table-cell>
        </table:table-row>
        <table:table-row table:style-name="ro1">
          <table:table-cell office:value-type="string" calcext:value-type="string">
            <text:p>Q406D</text:p>
          </table:table-cell>
          <table:table-cell office:value-type="float" office:value="-428.327496338" calcext:value-type="float">
            <text:p>-428.327496338</text:p>
          </table:table-cell>
        </table:table-row>
        <table:table-row table:style-name="ro1">
          <table:table-cell office:value-type="string" calcext:value-type="string">
            <text:p>V110L</text:p>
          </table:table-cell>
          <table:table-cell office:value-type="float" office:value="-428.356478882" calcext:value-type="float">
            <text:p>-428.356478882</text:p>
          </table:table-cell>
        </table:table-row>
        <table:table-row table:style-name="ro1">
          <table:table-cell office:value-type="string" calcext:value-type="string">
            <text:p>A429K</text:p>
          </table:table-cell>
          <table:table-cell office:value-type="float" office:value="-428.362197876" calcext:value-type="float">
            <text:p>-428.362197876</text:p>
          </table:table-cell>
        </table:table-row>
        <table:table-row table:style-name="ro1">
          <table:table-cell office:value-type="string" calcext:value-type="string">
            <text:p>A295T</text:p>
          </table:table-cell>
          <table:table-cell office:value-type="float" office:value="-428.365588379" calcext:value-type="float">
            <text:p>-428.365588379</text:p>
          </table:table-cell>
        </table:table-row>
        <table:table-row table:style-name="ro1">
          <table:table-cell office:value-type="string" calcext:value-type="string">
            <text:p>I131V</text:p>
          </table:table-cell>
          <table:table-cell office:value-type="float" office:value="-428.383981323" calcext:value-type="float">
            <text:p>-428.383981323</text:p>
          </table:table-cell>
        </table:table-row>
        <table:table-row table:style-name="ro1">
          <table:table-cell office:value-type="string" calcext:value-type="string">
            <text:p>V270I</text:p>
          </table:table-cell>
          <table:table-cell office:value-type="float" office:value="-428.400088501" calcext:value-type="float">
            <text:p>-428.400088501</text:p>
          </table:table-cell>
        </table:table-row>
        <table:table-row table:style-name="ro1">
          <table:table-cell office:value-type="string" calcext:value-type="string">
            <text:p>K276E</text:p>
          </table:table-cell>
          <table:table-cell office:value-type="float" office:value="-428.417675781" calcext:value-type="float">
            <text:p>-428.417675781</text:p>
          </table:table-cell>
        </table:table-row>
        <table:table-row table:style-name="ro1">
          <table:table-cell office:value-type="string" calcext:value-type="string">
            <text:p>K261H</text:p>
          </table:table-cell>
          <table:table-cell office:value-type="float" office:value="-428.419647217" calcext:value-type="float">
            <text:p>-428.419647217</text:p>
          </table:table-cell>
        </table:table-row>
        <table:table-row table:style-name="ro1">
          <table:table-cell office:value-type="string" calcext:value-type="string">
            <text:p>K99G</text:p>
          </table:table-cell>
          <table:table-cell office:value-type="float" office:value="-428.428067017" calcext:value-type="float">
            <text:p>-428.428067017</text:p>
          </table:table-cell>
        </table:table-row>
        <table:table-row table:style-name="ro1">
          <table:table-cell office:value-type="string" calcext:value-type="string">
            <text:p>G411N</text:p>
          </table:table-cell>
          <table:table-cell office:value-type="float" office:value="-428.457440186" calcext:value-type="float">
            <text:p>-428.457440186</text:p>
          </table:table-cell>
        </table:table-row>
        <table:table-row table:style-name="ro1">
          <table:table-cell office:value-type="string" calcext:value-type="string">
            <text:p>Q406E</text:p>
          </table:table-cell>
          <table:table-cell office:value-type="float" office:value="-428.460302734" calcext:value-type="float">
            <text:p>-428.460302734</text:p>
          </table:table-cell>
        </table:table-row>
        <table:table-row table:style-name="ro1">
          <table:table-cell office:value-type="string" calcext:value-type="string">
            <text:p>V98G</text:p>
          </table:table-cell>
          <table:table-cell office:value-type="float" office:value="-428.471453857" calcext:value-type="float">
            <text:p>-428.471453857</text:p>
          </table:table-cell>
        </table:table-row>
        <table:table-row table:style-name="ro1">
          <table:table-cell office:value-type="string" calcext:value-type="string">
            <text:p>H358V</text:p>
          </table:table-cell>
          <table:table-cell office:value-type="float" office:value="-428.473416138" calcext:value-type="float">
            <text:p>-428.473416138</text:p>
          </table:table-cell>
        </table:table-row>
        <table:table-row table:style-name="ro1">
          <table:table-cell office:value-type="string" calcext:value-type="string">
            <text:p>T91A</text:p>
          </table:table-cell>
          <table:table-cell office:value-type="float" office:value="-428.486959839" calcext:value-type="float">
            <text:p>-428.486959839</text:p>
          </table:table-cell>
        </table:table-row>
        <table:table-row table:style-name="ro1">
          <table:table-cell office:value-type="string" calcext:value-type="string">
            <text:p>G359T</text:p>
          </table:table-cell>
          <table:table-cell office:value-type="float" office:value="-428.511636353" calcext:value-type="float">
            <text:p>-428.511636353</text:p>
          </table:table-cell>
        </table:table-row>
        <table:table-row table:style-name="ro1">
          <table:table-cell office:value-type="string" calcext:value-type="string">
            <text:p>M154S</text:p>
          </table:table-cell>
          <table:table-cell office:value-type="float" office:value="-428.587756348" calcext:value-type="float">
            <text:p>-428.587756348</text:p>
          </table:table-cell>
        </table:table-row>
        <table:table-row table:style-name="ro1">
          <table:table-cell office:value-type="string" calcext:value-type="string">
            <text:p>A429Q</text:p>
          </table:table-cell>
          <table:table-cell office:value-type="float" office:value="-428.596981812" calcext:value-type="float">
            <text:p>-428.596981812</text:p>
          </table:table-cell>
        </table:table-row>
        <table:table-row table:style-name="ro1">
          <table:table-cell office:value-type="string" calcext:value-type="string">
            <text:p>I131T</text:p>
          </table:table-cell>
          <table:table-cell office:value-type="float" office:value="-428.619226074" calcext:value-type="float">
            <text:p>-428.619226074</text:p>
          </table:table-cell>
        </table:table-row>
        <table:table-row table:style-name="ro1">
          <table:table-cell office:value-type="string" calcext:value-type="string">
            <text:p>T273L</text:p>
          </table:table-cell>
          <table:table-cell office:value-type="float" office:value="-428.645083618" calcext:value-type="float">
            <text:p>-428.645083618</text:p>
          </table:table-cell>
        </table:table-row>
        <table:table-row table:style-name="ro1">
          <table:table-cell office:value-type="string" calcext:value-type="string">
            <text:p>V229D</text:p>
          </table:table-cell>
          <table:table-cell office:value-type="float" office:value="-428.721350098" calcext:value-type="float">
            <text:p>-428.721350098</text:p>
          </table:table-cell>
        </table:table-row>
        <table:table-row table:style-name="ro1">
          <table:table-cell office:value-type="string" calcext:value-type="string">
            <text:p>E197R</text:p>
          </table:table-cell>
          <table:table-cell office:value-type="float" office:value="-428.734805298" calcext:value-type="float">
            <text:p>-428.734805298</text:p>
          </table:table-cell>
        </table:table-row>
        <table:table-row table:style-name="ro1">
          <table:table-cell office:value-type="string" calcext:value-type="string">
            <text:p>V98D</text:p>
          </table:table-cell>
          <table:table-cell office:value-type="float" office:value="-428.735290527" calcext:value-type="float">
            <text:p>-428.735290527</text:p>
          </table:table-cell>
        </table:table-row>
        <table:table-row table:style-name="ro1">
          <table:table-cell office:value-type="string" calcext:value-type="string">
            <text:p>M328I</text:p>
          </table:table-cell>
          <table:table-cell office:value-type="float" office:value="-428.736447144" calcext:value-type="float">
            <text:p>-428.736447144</text:p>
          </table:table-cell>
        </table:table-row>
        <table:table-row table:style-name="ro1">
          <table:table-cell office:value-type="string" calcext:value-type="string">
            <text:p>Y259H</text:p>
          </table:table-cell>
          <table:table-cell office:value-type="float" office:value="-428.749343872" calcext:value-type="float">
            <text:p>-428.749343872</text:p>
          </table:table-cell>
        </table:table-row>
        <table:table-row table:style-name="ro1">
          <table:table-cell office:value-type="string" calcext:value-type="string">
            <text:p>S446E</text:p>
          </table:table-cell>
          <table:table-cell office:value-type="float" office:value="-428.76446228" calcext:value-type="float">
            <text:p>-428.76446228</text:p>
          </table:table-cell>
        </table:table-row>
        <table:table-row table:style-name="ro1">
          <table:table-cell office:value-type="string" calcext:value-type="string">
            <text:p>H358S</text:p>
          </table:table-cell>
          <table:table-cell office:value-type="float" office:value="-428.767138672" calcext:value-type="float">
            <text:p>-428.767138672</text:p>
          </table:table-cell>
        </table:table-row>
        <table:table-row table:style-name="ro1">
          <table:table-cell office:value-type="string" calcext:value-type="string">
            <text:p>N123S</text:p>
          </table:table-cell>
          <table:table-cell office:value-type="float" office:value="-428.77300415" calcext:value-type="float">
            <text:p>-428.77300415</text:p>
          </table:table-cell>
        </table:table-row>
        <table:table-row table:style-name="ro1">
          <table:table-cell office:value-type="string" calcext:value-type="string">
            <text:p>P223E</text:p>
          </table:table-cell>
          <table:table-cell office:value-type="float" office:value="-428.785882568" calcext:value-type="float">
            <text:p>-428.785882568</text:p>
          </table:table-cell>
        </table:table-row>
        <table:table-row table:style-name="ro1">
          <table:table-cell office:value-type="string" calcext:value-type="string">
            <text:p>Y322H</text:p>
          </table:table-cell>
          <table:table-cell office:value-type="float" office:value="-428.790750122" calcext:value-type="float">
            <text:p>-428.790750122</text:p>
          </table:table-cell>
        </table:table-row>
        <table:table-row table:style-name="ro1">
          <table:table-cell office:value-type="string" calcext:value-type="string">
            <text:p>G432A</text:p>
          </table:table-cell>
          <table:table-cell office:value-type="float" office:value="-428.793215942" calcext:value-type="float">
            <text:p>-428.793215942</text:p>
          </table:table-cell>
        </table:table-row>
        <table:table-row table:style-name="ro1">
          <table:table-cell office:value-type="string" calcext:value-type="string">
            <text:p>L132I</text:p>
          </table:table-cell>
          <table:table-cell office:value-type="float" office:value="-428.799261475" calcext:value-type="float">
            <text:p>-428.799261475</text:p>
          </table:table-cell>
        </table:table-row>
        <table:table-row table:style-name="ro1">
          <table:table-cell office:value-type="string" calcext:value-type="string">
            <text:p>L336F</text:p>
          </table:table-cell>
          <table:table-cell office:value-type="float" office:value="-428.829974365" calcext:value-type="float">
            <text:p>-428.829974365</text:p>
          </table:table-cell>
        </table:table-row>
        <table:table-row table:style-name="ro1">
          <table:table-cell office:value-type="string" calcext:value-type="string">
            <text:p>Y322Q</text:p>
          </table:table-cell>
          <table:table-cell office:value-type="float" office:value="-428.834204102" calcext:value-type="float">
            <text:p>-428.834204102</text:p>
          </table:table-cell>
        </table:table-row>
        <table:table-row table:style-name="ro1">
          <table:table-cell office:value-type="string" calcext:value-type="string">
            <text:p>G411A</text:p>
          </table:table-cell>
          <table:table-cell office:value-type="float" office:value="-428.909182739" calcext:value-type="float">
            <text:p>-428.909182739</text:p>
          </table:table-cell>
        </table:table-row>
        <table:table-row table:style-name="ro1">
          <table:table-cell office:value-type="string" calcext:value-type="string">
            <text:p>R157K</text:p>
          </table:table-cell>
          <table:table-cell office:value-type="float" office:value="-428.911468506" calcext:value-type="float">
            <text:p>-428.911468506</text:p>
          </table:table-cell>
        </table:table-row>
        <table:table-row table:style-name="ro1">
          <table:table-cell office:value-type="string" calcext:value-type="string">
            <text:p>Q406A</text:p>
          </table:table-cell>
          <table:table-cell office:value-type="float" office:value="-428.939569092" calcext:value-type="float">
            <text:p>-428.939569092</text:p>
          </table:table-cell>
        </table:table-row>
        <table:table-row table:style-name="ro1">
          <table:table-cell office:value-type="string" calcext:value-type="string">
            <text:p>K99D</text:p>
          </table:table-cell>
          <table:table-cell office:value-type="float" office:value="-428.970944214" calcext:value-type="float">
            <text:p>-428.970944214</text:p>
          </table:table-cell>
        </table:table-row>
        <table:table-row table:style-name="ro1">
          <table:table-cell office:value-type="string" calcext:value-type="string">
            <text:p>L150Q</text:p>
          </table:table-cell>
          <table:table-cell office:value-type="float" office:value="-428.987948608" calcext:value-type="float">
            <text:p>-428.987948608</text:p>
          </table:table-cell>
        </table:table-row>
        <table:table-row table:style-name="ro1">
          <table:table-cell office:value-type="string" calcext:value-type="string">
            <text:p>A318M</text:p>
          </table:table-cell>
          <table:table-cell office:value-type="float" office:value="-428.996633911" calcext:value-type="float">
            <text:p>-428.996633911</text:p>
          </table:table-cell>
        </table:table-row>
        <table:table-row table:style-name="ro1">
          <table:table-cell office:value-type="string" calcext:value-type="string">
            <text:p>H126N</text:p>
          </table:table-cell>
          <table:table-cell office:value-type="float" office:value="-429.060464478" calcext:value-type="float">
            <text:p>-429.060464478</text:p>
          </table:table-cell>
        </table:table-row>
        <table:table-row table:style-name="ro1">
          <table:table-cell office:value-type="string" calcext:value-type="string">
            <text:p>E153S</text:p>
          </table:table-cell>
          <table:table-cell office:value-type="float" office:value="-429.073843384" calcext:value-type="float">
            <text:p>-429.073843384</text:p>
          </table:table-cell>
        </table:table-row>
        <table:table-row table:style-name="ro1">
          <table:table-cell office:value-type="string" calcext:value-type="string">
            <text:p>V59F</text:p>
          </table:table-cell>
          <table:table-cell office:value-type="float" office:value="-429.078695679" calcext:value-type="float">
            <text:p>-429.078695679</text:p>
          </table:table-cell>
        </table:table-row>
        <table:table-row table:style-name="ro1">
          <table:table-cell office:value-type="string" calcext:value-type="string">
            <text:p>L150Y</text:p>
          </table:table-cell>
          <table:table-cell office:value-type="float" office:value="-429.089755249" calcext:value-type="float">
            <text:p>-429.089755249</text:p>
          </table:table-cell>
        </table:table-row>
        <table:table-row table:style-name="ro1">
          <table:table-cell office:value-type="string" calcext:value-type="string">
            <text:p>T273H</text:p>
          </table:table-cell>
          <table:table-cell office:value-type="float" office:value="-429.097961426" calcext:value-type="float">
            <text:p>-429.097961426</text:p>
          </table:table-cell>
        </table:table-row>
        <table:table-row table:style-name="ro1">
          <table:table-cell office:value-type="string" calcext:value-type="string">
            <text:p>S446I</text:p>
          </table:table-cell>
          <table:table-cell office:value-type="float" office:value="-429.1087677" calcext:value-type="float">
            <text:p>-429.1087677</text:p>
          </table:table-cell>
        </table:table-row>
        <table:table-row table:style-name="ro1">
          <table:table-cell office:value-type="string" calcext:value-type="string">
            <text:p>G411D</text:p>
          </table:table-cell>
          <table:table-cell office:value-type="float" office:value="-429.131097412" calcext:value-type="float">
            <text:p>-429.131097412</text:p>
          </table:table-cell>
        </table:table-row>
        <table:table-row table:style-name="ro1">
          <table:table-cell office:value-type="string" calcext:value-type="string">
            <text:p>E111L</text:p>
          </table:table-cell>
          <table:table-cell office:value-type="float" office:value="-429.134747314" calcext:value-type="float">
            <text:p>-429.134747314</text:p>
          </table:table-cell>
        </table:table-row>
        <table:table-row table:style-name="ro1">
          <table:table-cell office:value-type="string" calcext:value-type="string">
            <text:p>V40A</text:p>
          </table:table-cell>
          <table:table-cell office:value-type="float" office:value="-429.15640564" calcext:value-type="float">
            <text:p>-429.15640564</text:p>
          </table:table-cell>
        </table:table-row>
        <table:table-row table:style-name="ro1">
          <table:table-cell office:value-type="string" calcext:value-type="string">
            <text:p>V55T</text:p>
          </table:table-cell>
          <table:table-cell office:value-type="float" office:value="-429.172790527" calcext:value-type="float">
            <text:p>-429.172790527</text:p>
          </table:table-cell>
        </table:table-row>
        <table:table-row table:style-name="ro1">
          <table:table-cell office:value-type="string" calcext:value-type="string">
            <text:p>K261F</text:p>
          </table:table-cell>
          <table:table-cell office:value-type="float" office:value="-429.174401855" calcext:value-type="float">
            <text:p>-429.174401855</text:p>
          </table:table-cell>
        </table:table-row>
        <table:table-row table:style-name="ro1">
          <table:table-cell office:value-type="string" calcext:value-type="string">
            <text:p>H265R</text:p>
          </table:table-cell>
          <table:table-cell office:value-type="float" office:value="-429.179693604" calcext:value-type="float">
            <text:p>-429.179693604</text:p>
          </table:table-cell>
        </table:table-row>
        <table:table-row table:style-name="ro1">
          <table:table-cell office:value-type="string" calcext:value-type="string">
            <text:p>Y322R</text:p>
          </table:table-cell>
          <table:table-cell office:value-type="float" office:value="-429.191641235" calcext:value-type="float">
            <text:p>-429.191641235</text:p>
          </table:table-cell>
        </table:table-row>
        <table:table-row table:style-name="ro1">
          <table:table-cell office:value-type="string" calcext:value-type="string">
            <text:p>S125Q</text:p>
          </table:table-cell>
          <table:table-cell office:value-type="float" office:value="-429.191644287" calcext:value-type="float">
            <text:p>-429.191644287</text:p>
          </table:table-cell>
        </table:table-row>
        <table:table-row table:style-name="ro1">
          <table:table-cell office:value-type="string" calcext:value-type="string">
            <text:p>M340L</text:p>
          </table:table-cell>
          <table:table-cell office:value-type="float" office:value="-429.191879272" calcext:value-type="float">
            <text:p>-429.191879272</text:p>
          </table:table-cell>
        </table:table-row>
        <table:table-row table:style-name="ro1">
          <table:table-cell office:value-type="string" calcext:value-type="string">
            <text:p>R79K</text:p>
          </table:table-cell>
          <table:table-cell office:value-type="float" office:value="-429.222122192" calcext:value-type="float">
            <text:p>-429.222122192</text:p>
          </table:table-cell>
        </table:table-row>
        <table:table-row table:style-name="ro1">
          <table:table-cell office:value-type="string" calcext:value-type="string">
            <text:p>F104M</text:p>
          </table:table-cell>
          <table:table-cell office:value-type="float" office:value="-429.239318848" calcext:value-type="float">
            <text:p>-429.239318848</text:p>
          </table:table-cell>
        </table:table-row>
        <table:table-row table:style-name="ro1">
          <table:table-cell office:value-type="string" calcext:value-type="string">
            <text:p>M154K</text:p>
          </table:table-cell>
          <table:table-cell office:value-type="float" office:value="-429.240921021" calcext:value-type="float">
            <text:p>-429.240921021</text:p>
          </table:table-cell>
        </table:table-row>
        <table:table-row table:style-name="ro1">
          <table:table-cell office:value-type="string" calcext:value-type="string">
            <text:p>Y182M</text:p>
          </table:table-cell>
          <table:table-cell office:value-type="float" office:value="-429.256546021" calcext:value-type="float">
            <text:p>-429.256546021</text:p>
          </table:table-cell>
        </table:table-row>
        <table:table-row table:style-name="ro1">
          <table:table-cell office:value-type="string" calcext:value-type="string">
            <text:p>H50F</text:p>
          </table:table-cell>
          <table:table-cell office:value-type="float" office:value="-429.258599854" calcext:value-type="float">
            <text:p>-429.258599854</text:p>
          </table:table-cell>
        </table:table-row>
        <table:table-row table:style-name="ro1">
          <table:table-cell office:value-type="string" calcext:value-type="string">
            <text:p>M345L</text:p>
          </table:table-cell>
          <table:table-cell office:value-type="float" office:value="-429.264657593" calcext:value-type="float">
            <text:p>-429.264657593</text:p>
          </table:table-cell>
        </table:table-row>
        <table:table-row table:style-name="ro1">
          <table:table-cell office:value-type="string" calcext:value-type="string">
            <text:p>M127I</text:p>
          </table:table-cell>
          <table:table-cell office:value-type="float" office:value="-429.269918823" calcext:value-type="float">
            <text:p>-429.269918823</text:p>
          </table:table-cell>
        </table:table-row>
        <table:table-row table:style-name="ro1">
          <table:table-cell office:value-type="string" calcext:value-type="string">
            <text:p>M154E</text:p>
          </table:table-cell>
          <table:table-cell office:value-type="float" office:value="-429.271157837" calcext:value-type="float">
            <text:p>-429.271157837</text:p>
          </table:table-cell>
        </table:table-row>
        <table:table-row table:style-name="ro1">
          <table:table-cell office:value-type="string" calcext:value-type="string">
            <text:p>V98R</text:p>
          </table:table-cell>
          <table:table-cell office:value-type="float" office:value="-429.277639771" calcext:value-type="float">
            <text:p>-429.277639771</text:p>
          </table:table-cell>
        </table:table-row>
        <table:table-row table:style-name="ro1">
          <table:table-cell office:value-type="string" calcext:value-type="string">
            <text:p>E111K</text:p>
          </table:table-cell>
          <table:table-cell office:value-type="float" office:value="-429.309655762" calcext:value-type="float">
            <text:p>-429.309655762</text:p>
          </table:table-cell>
        </table:table-row>
        <table:table-row table:style-name="ro1">
          <table:table-cell office:value-type="string" calcext:value-type="string">
            <text:p>W128T</text:p>
          </table:table-cell>
          <table:table-cell office:value-type="float" office:value="-429.315377808" calcext:value-type="float">
            <text:p>-429.315377808</text:p>
          </table:table-cell>
        </table:table-row>
        <table:table-row table:style-name="ro1">
          <table:table-cell office:value-type="string" calcext:value-type="string">
            <text:p>Y259A</text:p>
          </table:table-cell>
          <table:table-cell office:value-type="float" office:value="-429.318457031" calcext:value-type="float">
            <text:p>-429.318457031</text:p>
          </table:table-cell>
        </table:table-row>
        <table:table-row table:style-name="ro1">
          <table:table-cell office:value-type="string" calcext:value-type="string">
            <text:p>C332V</text:p>
          </table:table-cell>
          <table:table-cell office:value-type="float" office:value="-429.323440552" calcext:value-type="float">
            <text:p>-429.323440552</text:p>
          </table:table-cell>
        </table:table-row>
        <table:table-row table:style-name="ro1">
          <table:table-cell office:value-type="string" calcext:value-type="string">
            <text:p>L44M</text:p>
          </table:table-cell>
          <table:table-cell office:value-type="float" office:value="-429.335913086" calcext:value-type="float">
            <text:p>-429.335913086</text:p>
          </table:table-cell>
        </table:table-row>
        <table:table-row table:style-name="ro1">
          <table:table-cell office:value-type="string" calcext:value-type="string">
            <text:p>E228K</text:p>
          </table:table-cell>
          <table:table-cell office:value-type="float" office:value="-429.357702637" calcext:value-type="float">
            <text:p>-429.357702637</text:p>
          </table:table-cell>
        </table:table-row>
        <table:table-row table:style-name="ro1">
          <table:table-cell office:value-type="string" calcext:value-type="string">
            <text:p>F104V</text:p>
          </table:table-cell>
          <table:table-cell office:value-type="float" office:value="-429.373718262" calcext:value-type="float">
            <text:p>-429.373718262</text:p>
          </table:table-cell>
        </table:table-row>
        <table:table-row table:style-name="ro1">
          <table:table-cell office:value-type="string" calcext:value-type="string">
            <text:p>L144A</text:p>
          </table:table-cell>
          <table:table-cell office:value-type="float" office:value="-429.380914307" calcext:value-type="float">
            <text:p>-429.380914307</text:p>
          </table:table-cell>
        </table:table-row>
        <table:table-row table:style-name="ro1">
          <table:table-cell office:value-type="string" calcext:value-type="string">
            <text:p>Y322A</text:p>
          </table:table-cell>
          <table:table-cell office:value-type="float" office:value="-429.397808838" calcext:value-type="float">
            <text:p>-429.397808838</text:p>
          </table:table-cell>
        </table:table-row>
        <table:table-row table:style-name="ro1">
          <table:table-cell office:value-type="string" calcext:value-type="string">
            <text:p>M154I</text:p>
          </table:table-cell>
          <table:table-cell office:value-type="float" office:value="-429.407650757" calcext:value-type="float">
            <text:p>-429.407650757</text:p>
          </table:table-cell>
        </table:table-row>
        <table:table-row table:style-name="ro1">
          <table:table-cell office:value-type="string" calcext:value-type="string">
            <text:p>M328Y</text:p>
          </table:table-cell>
          <table:table-cell office:value-type="float" office:value="-429.411395264" calcext:value-type="float">
            <text:p>-429.411395264</text:p>
          </table:table-cell>
        </table:table-row>
        <table:table-row table:style-name="ro1">
          <table:table-cell office:value-type="string" calcext:value-type="string">
            <text:p>C332A</text:p>
          </table:table-cell>
          <table:table-cell office:value-type="float" office:value="-429.417956543" calcext:value-type="float">
            <text:p>-429.417956543</text:p>
          </table:table-cell>
        </table:table-row>
        <table:table-row table:style-name="ro1">
          <table:table-cell office:value-type="string" calcext:value-type="string">
            <text:p>V229N</text:p>
          </table:table-cell>
          <table:table-cell office:value-type="float" office:value="-429.418911743" calcext:value-type="float">
            <text:p>-429.418911743</text:p>
          </table:table-cell>
        </table:table-row>
        <table:table-row table:style-name="ro1">
          <table:table-cell office:value-type="string" calcext:value-type="string">
            <text:p>S444Q</text:p>
          </table:table-cell>
          <table:table-cell office:value-type="float" office:value="-429.42902832" calcext:value-type="float">
            <text:p>-429.42902832</text:p>
          </table:table-cell>
        </table:table-row>
        <table:table-row table:style-name="ro1">
          <table:table-cell office:value-type="string" calcext:value-type="string">
            <text:p>S446T</text:p>
          </table:table-cell>
          <table:table-cell office:value-type="float" office:value="-429.450317383" calcext:value-type="float">
            <text:p>-429.450317383</text:p>
          </table:table-cell>
        </table:table-row>
        <table:table-row table:style-name="ro1">
          <table:table-cell office:value-type="string" calcext:value-type="string">
            <text:p>K233L</text:p>
          </table:table-cell>
          <table:table-cell office:value-type="float" office:value="-429.456988525" calcext:value-type="float">
            <text:p>-429.456988525</text:p>
          </table:table-cell>
        </table:table-row>
        <table:table-row table:style-name="ro1">
          <table:table-cell office:value-type="string" calcext:value-type="string">
            <text:p>K261T</text:p>
          </table:table-cell>
          <table:table-cell office:value-type="float" office:value="-429.460269165" calcext:value-type="float">
            <text:p>-429.460269165</text:p>
          </table:table-cell>
        </table:table-row>
        <table:table-row table:style-name="ro1">
          <table:table-cell office:value-type="string" calcext:value-type="string">
            <text:p>P223V</text:p>
          </table:table-cell>
          <table:table-cell office:value-type="float" office:value="-429.461123657" calcext:value-type="float">
            <text:p>-429.461123657</text:p>
          </table:table-cell>
        </table:table-row>
        <table:table-row table:style-name="ro1">
          <table:table-cell office:value-type="string" calcext:value-type="string">
            <text:p>Y379T</text:p>
          </table:table-cell>
          <table:table-cell office:value-type="float" office:value="-429.53729248" calcext:value-type="float">
            <text:p>-429.53729248</text:p>
          </table:table-cell>
        </table:table-row>
        <table:table-row table:style-name="ro1">
          <table:table-cell office:value-type="string" calcext:value-type="string">
            <text:p>S427D</text:p>
          </table:table-cell>
          <table:table-cell office:value-type="float" office:value="-429.544021606" calcext:value-type="float">
            <text:p>-429.544021606</text:p>
          </table:table-cell>
        </table:table-row>
        <table:table-row table:style-name="ro1">
          <table:table-cell office:value-type="string" calcext:value-type="string">
            <text:p>P330F</text:p>
          </table:table-cell>
          <table:table-cell office:value-type="float" office:value="-429.546636963" calcext:value-type="float">
            <text:p>-429.546636963</text:p>
          </table:table-cell>
        </table:table-row>
        <table:table-row table:style-name="ro1">
          <table:table-cell office:value-type="string" calcext:value-type="string">
            <text:p>I88V</text:p>
          </table:table-cell>
          <table:table-cell office:value-type="float" office:value="-429.547854614" calcext:value-type="float">
            <text:p>-429.547854614</text:p>
          </table:table-cell>
        </table:table-row>
        <table:table-row table:style-name="ro1">
          <table:table-cell office:value-type="string" calcext:value-type="string">
            <text:p>G359S</text:p>
          </table:table-cell>
          <table:table-cell office:value-type="float" office:value="-429.582217407" calcext:value-type="float">
            <text:p>-429.582217407</text:p>
          </table:table-cell>
        </table:table-row>
        <table:table-row table:style-name="ro1">
          <table:table-cell office:value-type="string" calcext:value-type="string">
            <text:p>K158R</text:p>
          </table:table-cell>
          <table:table-cell office:value-type="float" office:value="-429.58458252" calcext:value-type="float">
            <text:p>-429.58458252</text:p>
          </table:table-cell>
        </table:table-row>
        <table:table-row table:style-name="ro1">
          <table:table-cell office:value-type="string" calcext:value-type="string">
            <text:p>K360E</text:p>
          </table:table-cell>
          <table:table-cell office:value-type="float" office:value="-429.592575073" calcext:value-type="float">
            <text:p>-429.592575073</text:p>
          </table:table-cell>
        </table:table-row>
        <table:table-row table:style-name="ro1">
          <table:table-cell office:value-type="string" calcext:value-type="string">
            <text:p>K443A</text:p>
          </table:table-cell>
          <table:table-cell office:value-type="float" office:value="-429.596740723" calcext:value-type="float">
            <text:p>-429.596740723</text:p>
          </table:table-cell>
        </table:table-row>
        <table:table-row table:style-name="ro1">
          <table:table-cell office:value-type="string" calcext:value-type="string">
            <text:p>A92P</text:p>
          </table:table-cell>
          <table:table-cell office:value-type="float" office:value="-429.61847229" calcext:value-type="float">
            <text:p>-429.61847229</text:p>
          </table:table-cell>
        </table:table-row>
        <table:table-row table:style-name="ro1">
          <table:table-cell office:value-type="string" calcext:value-type="string">
            <text:p>S167E</text:p>
          </table:table-cell>
          <table:table-cell office:value-type="float" office:value="-429.634457397" calcext:value-type="float">
            <text:p>-429.634457397</text:p>
          </table:table-cell>
        </table:table-row>
        <table:table-row table:style-name="ro1">
          <table:table-cell office:value-type="string" calcext:value-type="string">
            <text:p>K233F</text:p>
          </table:table-cell>
          <table:table-cell office:value-type="float" office:value="-429.641455078" calcext:value-type="float">
            <text:p>-429.641455078</text:p>
          </table:table-cell>
        </table:table-row>
        <table:table-row table:style-name="ro1">
          <table:table-cell office:value-type="string" calcext:value-type="string">
            <text:p>H358G</text:p>
          </table:table-cell>
          <table:table-cell office:value-type="float" office:value="-429.669934082" calcext:value-type="float">
            <text:p>-429.669934082</text:p>
          </table:table-cell>
        </table:table-row>
        <table:table-row table:style-name="ro1">
          <table:table-cell office:value-type="string" calcext:value-type="string">
            <text:p>V230T</text:p>
          </table:table-cell>
          <table:table-cell office:value-type="float" office:value="-429.679568481" calcext:value-type="float">
            <text:p>-429.679568481</text:p>
          </table:table-cell>
        </table:table-row>
        <table:table-row table:style-name="ro1">
          <table:table-cell office:value-type="string" calcext:value-type="string">
            <text:p>K381T</text:p>
          </table:table-cell>
          <table:table-cell office:value-type="float" office:value="-429.6915802" calcext:value-type="float">
            <text:p>-429.6915802</text:p>
          </table:table-cell>
        </table:table-row>
        <table:table-row table:style-name="ro1">
          <table:table-cell office:value-type="string" calcext:value-type="string">
            <text:p>S167P</text:p>
          </table:table-cell>
          <table:table-cell office:value-type="float" office:value="-429.735308838" calcext:value-type="float">
            <text:p>-429.735308838</text:p>
          </table:table-cell>
        </table:table-row>
        <table:table-row table:style-name="ro1">
          <table:table-cell office:value-type="string" calcext:value-type="string">
            <text:p>M238I</text:p>
          </table:table-cell>
          <table:table-cell office:value-type="float" office:value="-429.75123291" calcext:value-type="float">
            <text:p>-429.75123291</text:p>
          </table:table-cell>
        </table:table-row>
        <table:table-row table:style-name="ro1">
          <table:table-cell office:value-type="string" calcext:value-type="string">
            <text:p>M326K</text:p>
          </table:table-cell>
          <table:table-cell office:value-type="float" office:value="-429.753555298" calcext:value-type="float">
            <text:p>-429.753555298</text:p>
          </table:table-cell>
        </table:table-row>
        <table:table-row table:style-name="ro1">
          <table:table-cell office:value-type="string" calcext:value-type="string">
            <text:p>K381E</text:p>
          </table:table-cell>
          <table:table-cell office:value-type="float" office:value="-429.762985229" calcext:value-type="float">
            <text:p>-429.762985229</text:p>
          </table:table-cell>
        </table:table-row>
        <table:table-row table:style-name="ro1">
          <table:table-cell office:value-type="string" calcext:value-type="string">
            <text:p>E87W</text:p>
          </table:table-cell>
          <table:table-cell office:value-type="float" office:value="-429.769326782" calcext:value-type="float">
            <text:p>-429.769326782</text:p>
          </table:table-cell>
        </table:table-row>
        <table:table-row table:style-name="ro1">
          <table:table-cell office:value-type="string" calcext:value-type="string">
            <text:p>S444E</text:p>
          </table:table-cell>
          <table:table-cell office:value-type="float" office:value="-429.772521973" calcext:value-type="float">
            <text:p>-429.772521973</text:p>
          </table:table-cell>
        </table:table-row>
        <table:table-row table:style-name="ro1">
          <table:table-cell office:value-type="string" calcext:value-type="string">
            <text:p>K360T</text:p>
          </table:table-cell>
          <table:table-cell office:value-type="float" office:value="-429.790618896" calcext:value-type="float">
            <text:p>-429.790618896</text:p>
          </table:table-cell>
        </table:table-row>
        <table:table-row table:style-name="ro1">
          <table:table-cell office:value-type="string" calcext:value-type="string">
            <text:p>G51S</text:p>
          </table:table-cell>
          <table:table-cell office:value-type="float" office:value="-429.794302368" calcext:value-type="float">
            <text:p>-429.794302368</text:p>
          </table:table-cell>
        </table:table-row>
        <table:table-row table:style-name="ro1">
          <table:table-cell office:value-type="string" calcext:value-type="string">
            <text:p>V151F</text:p>
          </table:table-cell>
          <table:table-cell office:value-type="float" office:value="-429.807092285" calcext:value-type="float">
            <text:p>-429.807092285</text:p>
          </table:table-cell>
        </table:table-row>
        <table:table-row table:style-name="ro1">
          <table:table-cell office:value-type="string" calcext:value-type="string">
            <text:p>K261E</text:p>
          </table:table-cell>
          <table:table-cell office:value-type="float" office:value="-429.83163147" calcext:value-type="float">
            <text:p>-429.83163147</text:p>
          </table:table-cell>
        </table:table-row>
        <table:table-row table:style-name="ro1">
          <table:table-cell office:value-type="string" calcext:value-type="string">
            <text:p>M154C</text:p>
          </table:table-cell>
          <table:table-cell office:value-type="float" office:value="-429.831634521" calcext:value-type="float">
            <text:p>-429.831634521</text:p>
          </table:table-cell>
        </table:table-row>
        <table:table-row table:style-name="ro1">
          <table:table-cell office:value-type="string" calcext:value-type="string">
            <text:p>A244E</text:p>
          </table:table-cell>
          <table:table-cell office:value-type="float" office:value="-429.835693359" calcext:value-type="float">
            <text:p>-429.835693359</text:p>
          </table:table-cell>
        </table:table-row>
        <table:table-row table:style-name="ro1">
          <table:table-cell office:value-type="string" calcext:value-type="string">
            <text:p>N168Q</text:p>
          </table:table-cell>
          <table:table-cell office:value-type="float" office:value="-429.851251221" calcext:value-type="float">
            <text:p>-429.851251221</text:p>
          </table:table-cell>
        </table:table-row>
        <table:table-row table:style-name="ro1">
          <table:table-cell office:value-type="string" calcext:value-type="string">
            <text:p>V151L</text:p>
          </table:table-cell>
          <table:table-cell office:value-type="float" office:value="-429.866882324" calcext:value-type="float">
            <text:p>-429.866882324</text:p>
          </table:table-cell>
        </table:table-row>
        <table:table-row table:style-name="ro1">
          <table:table-cell office:value-type="string" calcext:value-type="string">
            <text:p>K261M</text:p>
          </table:table-cell>
          <table:table-cell office:value-type="float" office:value="-429.893734741" calcext:value-type="float">
            <text:p>-429.893734741</text:p>
          </table:table-cell>
        </table:table-row>
        <table:table-row table:style-name="ro1">
          <table:table-cell office:value-type="string" calcext:value-type="string">
            <text:p>G445R</text:p>
          </table:table-cell>
          <table:table-cell office:value-type="float" office:value="-429.919244385" calcext:value-type="float">
            <text:p>-429.919244385</text:p>
          </table:table-cell>
        </table:table-row>
        <table:table-row table:style-name="ro1">
          <table:table-cell office:value-type="string" calcext:value-type="string">
            <text:p>M127F</text:p>
          </table:table-cell>
          <table:table-cell office:value-type="float" office:value="-429.925247192" calcext:value-type="float">
            <text:p>-429.925247192</text:p>
          </table:table-cell>
        </table:table-row>
        <table:table-row table:style-name="ro1">
          <table:table-cell office:value-type="string" calcext:value-type="string">
            <text:p>F422L</text:p>
          </table:table-cell>
          <table:table-cell office:value-type="float" office:value="-429.928463745" calcext:value-type="float">
            <text:p>-429.928463745</text:p>
          </table:table-cell>
        </table:table-row>
        <table:table-row table:style-name="ro1">
          <table:table-cell office:value-type="string" calcext:value-type="string">
            <text:p>Y322D</text:p>
          </table:table-cell>
          <table:table-cell office:value-type="float" office:value="-429.951187134" calcext:value-type="float">
            <text:p>-429.951187134</text:p>
          </table:table-cell>
        </table:table-row>
        <table:table-row table:style-name="ro1">
          <table:table-cell office:value-type="string" calcext:value-type="string">
            <text:p>I183V</text:p>
          </table:table-cell>
          <table:table-cell office:value-type="float" office:value="-429.958169556" calcext:value-type="float">
            <text:p>-429.958169556</text:p>
          </table:table-cell>
        </table:table-row>
        <table:table-row table:style-name="ro1">
          <table:table-cell office:value-type="string" calcext:value-type="string">
            <text:p>K261A</text:p>
          </table:table-cell>
          <table:table-cell office:value-type="float" office:value="-429.973718262" calcext:value-type="float">
            <text:p>-429.973718262</text:p>
          </table:table-cell>
        </table:table-row>
        <table:table-row table:style-name="ro1">
          <table:table-cell office:value-type="string" calcext:value-type="string">
            <text:p>P330Y</text:p>
          </table:table-cell>
          <table:table-cell office:value-type="float" office:value="-429.974053955" calcext:value-type="float">
            <text:p>-429.974053955</text:p>
          </table:table-cell>
        </table:table-row>
        <table:table-row table:style-name="ro1">
          <table:table-cell office:value-type="string" calcext:value-type="string">
            <text:p>G143E</text:p>
          </table:table-cell>
          <table:table-cell office:value-type="float" office:value="-429.978564453" calcext:value-type="float">
            <text:p>-429.978564453</text:p>
          </table:table-cell>
        </table:table-row>
        <table:table-row table:style-name="ro1">
          <table:table-cell office:value-type="string" calcext:value-type="string">
            <text:p>G296M</text:p>
          </table:table-cell>
          <table:table-cell office:value-type="float" office:value="-430.004592896" calcext:value-type="float">
            <text:p>-430.004592896</text:p>
          </table:table-cell>
        </table:table-row>
        <table:table-row table:style-name="ro1">
          <table:table-cell office:value-type="string" calcext:value-type="string">
            <text:p>S393A</text:p>
          </table:table-cell>
          <table:table-cell office:value-type="float" office:value="-430.005160522" calcext:value-type="float">
            <text:p>-430.005160522</text:p>
          </table:table-cell>
        </table:table-row>
        <table:table-row table:style-name="ro1">
          <table:table-cell office:value-type="string" calcext:value-type="string">
            <text:p>V98S</text:p>
          </table:table-cell>
          <table:table-cell office:value-type="float" office:value="-430.009289551" calcext:value-type="float">
            <text:p>-430.009289551</text:p>
          </table:table-cell>
        </table:table-row>
        <table:table-row table:style-name="ro1">
          <table:table-cell office:value-type="string" calcext:value-type="string">
            <text:p>N415Q</text:p>
          </table:table-cell>
          <table:table-cell office:value-type="float" office:value="-430.048071289" calcext:value-type="float">
            <text:p>-430.048071289</text:p>
          </table:table-cell>
        </table:table-row>
        <table:table-row table:style-name="ro1">
          <table:table-cell office:value-type="string" calcext:value-type="string">
            <text:p>G80A</text:p>
          </table:table-cell>
          <table:table-cell office:value-type="float" office:value="-430.055102539" calcext:value-type="float">
            <text:p>-430.055102539</text:p>
          </table:table-cell>
        </table:table-row>
        <table:table-row table:style-name="ro1">
          <table:table-cell office:value-type="string" calcext:value-type="string">
            <text:p>G100Q</text:p>
          </table:table-cell>
          <table:table-cell office:value-type="float" office:value="-430.059414673" calcext:value-type="float">
            <text:p>-430.059414673</text:p>
          </table:table-cell>
        </table:table-row>
        <table:table-row table:style-name="ro1">
          <table:table-cell office:value-type="string" calcext:value-type="string">
            <text:p>Y322N</text:p>
          </table:table-cell>
          <table:table-cell office:value-type="float" office:value="-430.076455688" calcext:value-type="float">
            <text:p>-430.076455688</text:p>
          </table:table-cell>
        </table:table-row>
        <table:table-row table:style-name="ro1">
          <table:table-cell office:value-type="string" calcext:value-type="string">
            <text:p>A429E</text:p>
          </table:table-cell>
          <table:table-cell office:value-type="float" office:value="-430.080233765" calcext:value-type="float">
            <text:p>-430.080233765</text:p>
          </table:table-cell>
        </table:table-row>
        <table:table-row table:style-name="ro1">
          <table:table-cell office:value-type="string" calcext:value-type="string">
            <text:p>H141F</text:p>
          </table:table-cell>
          <table:table-cell office:value-type="float" office:value="-430.081607056" calcext:value-type="float">
            <text:p>-430.081607056</text:p>
          </table:table-cell>
        </table:table-row>
        <table:table-row table:style-name="ro1">
          <table:table-cell office:value-type="string" calcext:value-type="string">
            <text:p>I433K</text:p>
          </table:table-cell>
          <table:table-cell office:value-type="float" office:value="-430.10262146" calcext:value-type="float">
            <text:p>-430.10262146</text:p>
          </table:table-cell>
        </table:table-row>
        <table:table-row table:style-name="ro1">
          <table:table-cell office:value-type="string" calcext:value-type="string">
            <text:p>K261R</text:p>
          </table:table-cell>
          <table:table-cell office:value-type="float" office:value="-430.112878418" calcext:value-type="float">
            <text:p>-430.112878418</text:p>
          </table:table-cell>
        </table:table-row>
        <table:table-row table:style-name="ro1">
          <table:table-cell office:value-type="string" calcext:value-type="string">
            <text:p>W128M</text:p>
          </table:table-cell>
          <table:table-cell office:value-type="float" office:value="-430.114001465" calcext:value-type="float">
            <text:p>-430.114001465</text:p>
          </table:table-cell>
        </table:table-row>
        <table:table-row table:style-name="ro1">
          <table:table-cell office:value-type="string" calcext:value-type="string">
            <text:p>M227L</text:p>
          </table:table-cell>
          <table:table-cell office:value-type="float" office:value="-430.120913696" calcext:value-type="float">
            <text:p>-430.120913696</text:p>
          </table:table-cell>
        </table:table-row>
        <table:table-row table:style-name="ro1">
          <table:table-cell office:value-type="string" calcext:value-type="string">
            <text:p>I124V</text:p>
          </table:table-cell>
          <table:table-cell office:value-type="float" office:value="-430.122952271" calcext:value-type="float">
            <text:p>-430.122952271</text:p>
          </table:table-cell>
        </table:table-row>
        <table:table-row table:style-name="ro1">
          <table:table-cell office:value-type="string" calcext:value-type="string">
            <text:p>D239R</text:p>
          </table:table-cell>
          <table:table-cell office:value-type="float" office:value="-430.12532959" calcext:value-type="float">
            <text:p>-430.12532959</text:p>
          </table:table-cell>
        </table:table-row>
        <table:table-row table:style-name="ro1">
          <table:table-cell office:value-type="string" calcext:value-type="string">
            <text:p>C441A</text:p>
          </table:table-cell>
          <table:table-cell office:value-type="float" office:value="-430.13442688" calcext:value-type="float">
            <text:p>-430.13442688</text:p>
          </table:table-cell>
        </table:table-row>
        <table:table-row table:style-name="ro1">
          <table:table-cell office:value-type="string" calcext:value-type="string">
            <text:p>A429V</text:p>
          </table:table-cell>
          <table:table-cell office:value-type="float" office:value="-430.15440979" calcext:value-type="float">
            <text:p>-430.15440979</text:p>
          </table:table-cell>
        </table:table-row>
        <table:table-row table:style-name="ro1">
          <table:table-cell office:value-type="string" calcext:value-type="string">
            <text:p>T273A</text:p>
          </table:table-cell>
          <table:table-cell office:value-type="float" office:value="-430.18626709" calcext:value-type="float">
            <text:p>-430.18626709</text:p>
          </table:table-cell>
        </table:table-row>
        <table:table-row table:style-name="ro1">
          <table:table-cell office:value-type="string" calcext:value-type="string">
            <text:p>V98T</text:p>
          </table:table-cell>
          <table:table-cell office:value-type="float" office:value="-430.194940186" calcext:value-type="float">
            <text:p>-430.194940186</text:p>
          </table:table-cell>
        </table:table-row>
        <table:table-row table:style-name="ro1">
          <table:table-cell office:value-type="string" calcext:value-type="string">
            <text:p>D205R</text:p>
          </table:table-cell>
          <table:table-cell office:value-type="float" office:value="-430.204626465" calcext:value-type="float">
            <text:p>-430.204626465</text:p>
          </table:table-cell>
        </table:table-row>
        <table:table-row table:style-name="ro1">
          <table:table-cell office:value-type="string" calcext:value-type="string">
            <text:p>K261V</text:p>
          </table:table-cell>
          <table:table-cell office:value-type="float" office:value="-430.22975769" calcext:value-type="float">
            <text:p>-430.22975769</text:p>
          </table:table-cell>
        </table:table-row>
        <table:table-row table:style-name="ro1">
          <table:table-cell office:value-type="string" calcext:value-type="string">
            <text:p>Y322P</text:p>
          </table:table-cell>
          <table:table-cell office:value-type="float" office:value="-430.234588623" calcext:value-type="float">
            <text:p>-430.234588623</text:p>
          </table:table-cell>
        </table:table-row>
        <table:table-row table:style-name="ro1">
          <table:table-cell office:value-type="string" calcext:value-type="string">
            <text:p>A220G</text:p>
          </table:table-cell>
          <table:table-cell office:value-type="float" office:value="-430.268527222" calcext:value-type="float">
            <text:p>-430.268527222</text:p>
          </table:table-cell>
        </table:table-row>
        <table:table-row table:style-name="ro1">
          <table:table-cell office:value-type="string" calcext:value-type="string">
            <text:p>H50Y</text:p>
          </table:table-cell>
          <table:table-cell office:value-type="float" office:value="-430.2734375" calcext:value-type="float">
            <text:p>-430.2734375</text:p>
          </table:table-cell>
        </table:table-row>
        <table:table-row table:style-name="ro1">
          <table:table-cell office:value-type="string" calcext:value-type="string">
            <text:p>V363D</text:p>
          </table:table-cell>
          <table:table-cell office:value-type="float" office:value="-430.298953247" calcext:value-type="float">
            <text:p>-430.298953247</text:p>
          </table:table-cell>
        </table:table-row>
        <table:table-row table:style-name="ro1">
          <table:table-cell office:value-type="string" calcext:value-type="string">
            <text:p>K99T</text:p>
          </table:table-cell>
          <table:table-cell office:value-type="float" office:value="-430.301593018" calcext:value-type="float">
            <text:p>-430.301593018</text:p>
          </table:table-cell>
        </table:table-row>
        <table:table-row table:style-name="ro1">
          <table:table-cell office:value-type="string" calcext:value-type="string">
            <text:p>I131C</text:p>
          </table:table-cell>
          <table:table-cell office:value-type="float" office:value="-430.311169434" calcext:value-type="float">
            <text:p>-430.311169434</text:p>
          </table:table-cell>
        </table:table-row>
        <table:table-row table:style-name="ro1">
          <table:table-cell office:value-type="string" calcext:value-type="string">
            <text:p>A184V</text:p>
          </table:table-cell>
          <table:table-cell office:value-type="float" office:value="-430.314950562" calcext:value-type="float">
            <text:p>-430.314950562</text:p>
          </table:table-cell>
        </table:table-row>
        <table:table-row table:style-name="ro1">
          <table:table-cell office:value-type="string" calcext:value-type="string">
            <text:p>K201N</text:p>
          </table:table-cell>
          <table:table-cell office:value-type="float" office:value="-430.314990234" calcext:value-type="float">
            <text:p>-430.314990234</text:p>
          </table:table-cell>
        </table:table-row>
        <table:table-row table:style-name="ro1">
          <table:table-cell office:value-type="string" calcext:value-type="string">
            <text:p>G296T</text:p>
          </table:table-cell>
          <table:table-cell office:value-type="float" office:value="-430.321847534" calcext:value-type="float">
            <text:p>-430.321847534</text:p>
          </table:table-cell>
        </table:table-row>
        <table:table-row table:style-name="ro1">
          <table:table-cell office:value-type="string" calcext:value-type="string">
            <text:p>K276G</text:p>
          </table:table-cell>
          <table:table-cell office:value-type="float" office:value="-430.32208252" calcext:value-type="float">
            <text:p>-430.32208252</text:p>
          </table:table-cell>
        </table:table-row>
        <table:table-row table:style-name="ro1">
          <table:table-cell office:value-type="string" calcext:value-type="string">
            <text:p>V229Q</text:p>
          </table:table-cell>
          <table:table-cell office:value-type="float" office:value="-430.339428711" calcext:value-type="float">
            <text:p>-430.339428711</text:p>
          </table:table-cell>
        </table:table-row>
        <table:table-row table:style-name="ro1">
          <table:table-cell office:value-type="string" calcext:value-type="string">
            <text:p>T292A</text:p>
          </table:table-cell>
          <table:table-cell office:value-type="float" office:value="-430.339706421" calcext:value-type="float">
            <text:p>-430.339706421</text:p>
          </table:table-cell>
        </table:table-row>
        <table:table-row table:style-name="ro1">
          <table:table-cell office:value-type="string" calcext:value-type="string">
            <text:p>N165G</text:p>
          </table:table-cell>
          <table:table-cell office:value-type="float" office:value="-430.340100098" calcext:value-type="float">
            <text:p>-430.340100098</text:p>
          </table:table-cell>
        </table:table-row>
        <table:table-row table:style-name="ro1">
          <table:table-cell office:value-type="string" calcext:value-type="string">
            <text:p>A295G</text:p>
          </table:table-cell>
          <table:table-cell office:value-type="float" office:value="-430.348516846" calcext:value-type="float">
            <text:p>-430.348516846</text:p>
          </table:table-cell>
        </table:table-row>
        <table:table-row table:style-name="ro1">
          <table:table-cell office:value-type="string" calcext:value-type="string">
            <text:p>W128N</text:p>
          </table:table-cell>
          <table:table-cell office:value-type="float" office:value="-430.348614502" calcext:value-type="float">
            <text:p>-430.348614502</text:p>
          </table:table-cell>
        </table:table-row>
        <table:table-row table:style-name="ro1">
          <table:table-cell office:value-type="string" calcext:value-type="string">
            <text:p>Y333F</text:p>
          </table:table-cell>
          <table:table-cell office:value-type="float" office:value="-430.365267944" calcext:value-type="float">
            <text:p>-430.365267944</text:p>
          </table:table-cell>
        </table:table-row>
        <table:table-row table:style-name="ro1">
          <table:table-cell office:value-type="string" calcext:value-type="string">
            <text:p>K261N</text:p>
          </table:table-cell>
          <table:table-cell office:value-type="float" office:value="-430.372943115" calcext:value-type="float">
            <text:p>-430.372943115</text:p>
          </table:table-cell>
        </table:table-row>
        <table:table-row table:style-name="ro1">
          <table:table-cell office:value-type="string" calcext:value-type="string">
            <text:p>Y439W</text:p>
          </table:table-cell>
          <table:table-cell office:value-type="float" office:value="-430.389755249" calcext:value-type="float">
            <text:p>-430.389755249</text:p>
          </table:table-cell>
        </table:table-row>
        <table:table-row table:style-name="ro1">
          <table:table-cell office:value-type="string" calcext:value-type="string">
            <text:p>Q243E</text:p>
          </table:table-cell>
          <table:table-cell office:value-type="float" office:value="-430.406259155" calcext:value-type="float">
            <text:p>-430.406259155</text:p>
          </table:table-cell>
        </table:table-row>
        <table:table-row table:style-name="ro1">
          <table:table-cell office:value-type="string" calcext:value-type="string">
            <text:p>I188V</text:p>
          </table:table-cell>
          <table:table-cell office:value-type="float" office:value="-430.409286499" calcext:value-type="float">
            <text:p>-430.409286499</text:p>
          </table:table-cell>
        </table:table-row>
        <table:table-row table:style-name="ro1">
          <table:table-cell office:value-type="string" calcext:value-type="string">
            <text:p>Q406R</text:p>
          </table:table-cell>
          <table:table-cell office:value-type="float" office:value="-430.415133667" calcext:value-type="float">
            <text:p>-430.415133667</text:p>
          </table:table-cell>
        </table:table-row>
        <table:table-row table:style-name="ro1">
          <table:table-cell office:value-type="string" calcext:value-type="string">
            <text:p>N415W</text:p>
          </table:table-cell>
          <table:table-cell office:value-type="float" office:value="-430.4277771" calcext:value-type="float">
            <text:p>-430.4277771</text:p>
          </table:table-cell>
        </table:table-row>
        <table:table-row table:style-name="ro1">
          <table:table-cell office:value-type="string" calcext:value-type="string">
            <text:p>S129A</text:p>
          </table:table-cell>
          <table:table-cell office:value-type="float" office:value="-430.42779541" calcext:value-type="float">
            <text:p>-430.42779541</text:p>
          </table:table-cell>
        </table:table-row>
        <table:table-row table:style-name="ro1">
          <table:table-cell office:value-type="string" calcext:value-type="string">
            <text:p>G359Q</text:p>
          </table:table-cell>
          <table:table-cell office:value-type="float" office:value="-430.428805542" calcext:value-type="float">
            <text:p>-430.428805542</text:p>
          </table:table-cell>
        </table:table-row>
        <table:table-row table:style-name="ro1">
          <table:table-cell office:value-type="string" calcext:value-type="string">
            <text:p>Y259T</text:p>
          </table:table-cell>
          <table:table-cell office:value-type="float" office:value="-430.469989014" calcext:value-type="float">
            <text:p>-430.469989014</text:p>
          </table:table-cell>
        </table:table-row>
        <table:table-row table:style-name="ro1">
          <table:table-cell office:value-type="string" calcext:value-type="string">
            <text:p>R436Q</text:p>
          </table:table-cell>
          <table:table-cell office:value-type="float" office:value="-430.474499512" calcext:value-type="float">
            <text:p>-430.474499512</text:p>
          </table:table-cell>
        </table:table-row>
        <table:table-row table:style-name="ro1">
          <table:table-cell office:value-type="string" calcext:value-type="string">
            <text:p>V229A</text:p>
          </table:table-cell>
          <table:table-cell office:value-type="float" office:value="-430.483877563" calcext:value-type="float">
            <text:p>-430.483877563</text:p>
          </table:table-cell>
        </table:table-row>
        <table:table-row table:style-name="ro1">
          <table:table-cell office:value-type="string" calcext:value-type="string">
            <text:p>S444T</text:p>
          </table:table-cell>
          <table:table-cell office:value-type="float" office:value="-430.492254639" calcext:value-type="float">
            <text:p>-430.492254639</text:p>
          </table:table-cell>
        </table:table-row>
        <table:table-row table:style-name="ro1">
          <table:table-cell office:value-type="string" calcext:value-type="string">
            <text:p>E228C</text:p>
          </table:table-cell>
          <table:table-cell office:value-type="float" office:value="-430.50020752" calcext:value-type="float">
            <text:p>-430.50020752</text:p>
          </table:table-cell>
        </table:table-row>
        <table:table-row table:style-name="ro1">
          <table:table-cell office:value-type="string" calcext:value-type="string">
            <text:p>I425P</text:p>
          </table:table-cell>
          <table:table-cell office:value-type="float" office:value="-430.518597412" calcext:value-type="float">
            <text:p>-430.518597412</text:p>
          </table:table-cell>
        </table:table-row>
        <table:table-row table:style-name="ro1">
          <table:table-cell office:value-type="string" calcext:value-type="string">
            <text:p>E303L</text:p>
          </table:table-cell>
          <table:table-cell office:value-type="float" office:value="-430.518939209" calcext:value-type="float">
            <text:p>-430.518939209</text:p>
          </table:table-cell>
        </table:table-row>
        <table:table-row table:style-name="ro1">
          <table:table-cell office:value-type="string" calcext:value-type="string">
            <text:p>H358Y</text:p>
          </table:table-cell>
          <table:table-cell office:value-type="float" office:value="-430.523815918" calcext:value-type="float">
            <text:p>-430.523815918</text:p>
          </table:table-cell>
        </table:table-row>
        <table:table-row table:style-name="ro1">
          <table:table-cell office:value-type="string" calcext:value-type="string">
            <text:p>V337C</text:p>
          </table:table-cell>
          <table:table-cell office:value-type="float" office:value="-430.526419067" calcext:value-type="float">
            <text:p>-430.526419067</text:p>
          </table:table-cell>
        </table:table-row>
        <table:table-row table:style-name="ro1">
          <table:table-cell office:value-type="string" calcext:value-type="string">
            <text:p>M345V</text:p>
          </table:table-cell>
          <table:table-cell office:value-type="float" office:value="-430.532492065" calcext:value-type="float">
            <text:p>-430.532492065</text:p>
          </table:table-cell>
        </table:table-row>
        <table:table-row table:style-name="ro1">
          <table:table-cell office:value-type="string" calcext:value-type="string">
            <text:p>S167A</text:p>
          </table:table-cell>
          <table:table-cell office:value-type="float" office:value="-430.536968994" calcext:value-type="float">
            <text:p>-430.536968994</text:p>
          </table:table-cell>
        </table:table-row>
        <table:table-row table:style-name="ro1">
          <table:table-cell office:value-type="string" calcext:value-type="string">
            <text:p>E361D</text:p>
          </table:table-cell>
          <table:table-cell office:value-type="float" office:value="-430.540872192" calcext:value-type="float">
            <text:p>-430.540872192</text:p>
          </table:table-cell>
        </table:table-row>
        <table:table-row table:style-name="ro1">
          <table:table-cell office:value-type="string" calcext:value-type="string">
            <text:p>Y259P</text:p>
          </table:table-cell>
          <table:table-cell office:value-type="float" office:value="-430.569882202" calcext:value-type="float">
            <text:p>-430.569882202</text:p>
          </table:table-cell>
        </table:table-row>
        <table:table-row table:style-name="ro1">
          <table:table-cell office:value-type="string" calcext:value-type="string">
            <text:p>V363N</text:p>
          </table:table-cell>
          <table:table-cell office:value-type="float" office:value="-430.587103271" calcext:value-type="float">
            <text:p>-430.587103271</text:p>
          </table:table-cell>
        </table:table-row>
        <table:table-row table:style-name="ro1">
          <table:table-cell office:value-type="string" calcext:value-type="string">
            <text:p>H141A</text:p>
          </table:table-cell>
          <table:table-cell office:value-type="float" office:value="-430.588473511" calcext:value-type="float">
            <text:p>-430.588473511</text:p>
          </table:table-cell>
        </table:table-row>
        <table:table-row table:style-name="ro1">
          <table:table-cell office:value-type="string" calcext:value-type="string">
            <text:p>V319F</text:p>
          </table:table-cell>
          <table:table-cell office:value-type="float" office:value="-430.597463989" calcext:value-type="float">
            <text:p>-430.597463989</text:p>
          </table:table-cell>
        </table:table-row>
        <table:table-row table:style-name="ro1">
          <table:table-cell office:value-type="string" calcext:value-type="string">
            <text:p>V106M</text:p>
          </table:table-cell>
          <table:table-cell office:value-type="float" office:value="-430.6109375" calcext:value-type="float">
            <text:p>-430.6109375</text:p>
          </table:table-cell>
        </table:table-row>
        <table:table-row table:style-name="ro1">
          <table:table-cell office:value-type="string" calcext:value-type="string">
            <text:p>T91K</text:p>
          </table:table-cell>
          <table:table-cell office:value-type="float" office:value="-430.611688232" calcext:value-type="float">
            <text:p>-430.611688232</text:p>
          </table:table-cell>
        </table:table-row>
        <table:table-row table:style-name="ro1">
          <table:table-cell office:value-type="string" calcext:value-type="string">
            <text:p>T292S</text:p>
          </table:table-cell>
          <table:table-cell office:value-type="float" office:value="-430.620083618" calcext:value-type="float">
            <text:p>-430.620083618</text:p>
          </table:table-cell>
        </table:table-row>
        <table:table-row table:style-name="ro1">
          <table:table-cell office:value-type="string" calcext:value-type="string">
            <text:p>N123M</text:p>
          </table:table-cell>
          <table:table-cell office:value-type="float" office:value="-430.623028564" calcext:value-type="float">
            <text:p>-430.623028564</text:p>
          </table:table-cell>
        </table:table-row>
        <table:table-row table:style-name="ro1">
          <table:table-cell office:value-type="string" calcext:value-type="string">
            <text:p>T362I</text:p>
          </table:table-cell>
          <table:table-cell office:value-type="float" office:value="-430.638171387" calcext:value-type="float">
            <text:p>-430.638171387</text:p>
          </table:table-cell>
        </table:table-row>
        <table:table-row table:style-name="ro1">
          <table:table-cell office:value-type="string" calcext:value-type="string">
            <text:p>N415D</text:p>
          </table:table-cell>
          <table:table-cell office:value-type="float" office:value="-430.643286133" calcext:value-type="float">
            <text:p>-430.643286133</text:p>
          </table:table-cell>
        </table:table-row>
        <table:table-row table:style-name="ro1">
          <table:table-cell office:value-type="string" calcext:value-type="string">
            <text:p>L331F</text:p>
          </table:table-cell>
          <table:table-cell office:value-type="float" office:value="-430.646530151" calcext:value-type="float">
            <text:p>-430.646530151</text:p>
          </table:table-cell>
        </table:table-row>
        <table:table-row table:style-name="ro1">
          <table:table-cell office:value-type="string" calcext:value-type="string">
            <text:p>H358Q</text:p>
          </table:table-cell>
          <table:table-cell office:value-type="float" office:value="-430.647113037" calcext:value-type="float">
            <text:p>-430.647113037</text:p>
          </table:table-cell>
        </table:table-row>
        <table:table-row table:style-name="ro1">
          <table:table-cell office:value-type="string" calcext:value-type="string">
            <text:p>V413S</text:p>
          </table:table-cell>
          <table:table-cell office:value-type="float" office:value="-430.658056641" calcext:value-type="float">
            <text:p>-430.658056641</text:p>
          </table:table-cell>
        </table:table-row>
        <table:table-row table:style-name="ro1">
          <table:table-cell office:value-type="string" calcext:value-type="string">
            <text:p>V229H</text:p>
          </table:table-cell>
          <table:table-cell office:value-type="float" office:value="-430.659112549" calcext:value-type="float">
            <text:p>-430.659112549</text:p>
          </table:table-cell>
        </table:table-row>
        <table:table-row table:style-name="ro1">
          <table:table-cell office:value-type="string" calcext:value-type="string">
            <text:p>T91R</text:p>
          </table:table-cell>
          <table:table-cell office:value-type="float" office:value="-430.663232422" calcext:value-type="float">
            <text:p>-430.663232422</text:p>
          </table:table-cell>
        </table:table-row>
        <table:table-row table:style-name="ro1">
          <table:table-cell office:value-type="string" calcext:value-type="string">
            <text:p>K171A</text:p>
          </table:table-cell>
          <table:table-cell office:value-type="float" office:value="-430.665365601" calcext:value-type="float">
            <text:p>-430.665365601</text:p>
          </table:table-cell>
        </table:table-row>
        <table:table-row table:style-name="ro1">
          <table:table-cell office:value-type="string" calcext:value-type="string">
            <text:p>Y379A</text:p>
          </table:table-cell>
          <table:table-cell office:value-type="float" office:value="-430.672827148" calcext:value-type="float">
            <text:p>-430.672827148</text:p>
          </table:table-cell>
        </table:table-row>
        <table:table-row table:style-name="ro1">
          <table:table-cell office:value-type="string" calcext:value-type="string">
            <text:p>E228S</text:p>
          </table:table-cell>
          <table:table-cell office:value-type="float" office:value="-430.693432617" calcext:value-type="float">
            <text:p>-430.693432617</text:p>
          </table:table-cell>
        </table:table-row>
        <table:table-row table:style-name="ro1">
          <table:table-cell office:value-type="string" calcext:value-type="string">
            <text:p>K43Y</text:p>
          </table:table-cell>
          <table:table-cell office:value-type="float" office:value="-430.698776245" calcext:value-type="float">
            <text:p>-430.698776245</text:p>
          </table:table-cell>
        </table:table-row>
        <table:table-row table:style-name="ro1">
          <table:table-cell office:value-type="string" calcext:value-type="string">
            <text:p>K381G</text:p>
          </table:table-cell>
          <table:table-cell office:value-type="float" office:value="-430.700457764" calcext:value-type="float">
            <text:p>-430.700457764</text:p>
          </table:table-cell>
        </table:table-row>
        <table:table-row table:style-name="ro1">
          <table:table-cell office:value-type="string" calcext:value-type="string">
            <text:p>D205Q</text:p>
          </table:table-cell>
          <table:table-cell office:value-type="float" office:value="-430.708743286" calcext:value-type="float">
            <text:p>-430.708743286</text:p>
          </table:table-cell>
        </table:table-row>
        <table:table-row table:style-name="ro1">
          <table:table-cell office:value-type="string" calcext:value-type="string">
            <text:p>A164I</text:p>
          </table:table-cell>
          <table:table-cell office:value-type="float" office:value="-430.719821167" calcext:value-type="float">
            <text:p>-430.719821167</text:p>
          </table:table-cell>
        </table:table-row>
        <table:table-row table:style-name="ro1">
          <table:table-cell office:value-type="string" calcext:value-type="string">
            <text:p>P325T</text:p>
          </table:table-cell>
          <table:table-cell office:value-type="float" office:value="-430.737799072" calcext:value-type="float">
            <text:p>-430.737799072</text:p>
          </table:table-cell>
        </table:table-row>
        <table:table-row table:style-name="ro1">
          <table:table-cell office:value-type="string" calcext:value-type="string">
            <text:p>A295C</text:p>
          </table:table-cell>
          <table:table-cell office:value-type="float" office:value="-430.738955688" calcext:value-type="float">
            <text:p>-430.738955688</text:p>
          </table:table-cell>
        </table:table-row>
        <table:table-row table:style-name="ro1">
          <table:table-cell office:value-type="string" calcext:value-type="string">
            <text:p>Q247R</text:p>
          </table:table-cell>
          <table:table-cell office:value-type="float" office:value="-430.765786743" calcext:value-type="float">
            <text:p>-430.765786743</text:p>
          </table:table-cell>
        </table:table-row>
        <table:table-row table:style-name="ro1">
          <table:table-cell office:value-type="string" calcext:value-type="string">
            <text:p>V98Q</text:p>
          </table:table-cell>
          <table:table-cell office:value-type="float" office:value="-430.772576904" calcext:value-type="float">
            <text:p>-430.772576904</text:p>
          </table:table-cell>
        </table:table-row>
        <table:table-row table:style-name="ro1">
          <table:table-cell office:value-type="string" calcext:value-type="string">
            <text:p>M231A</text:p>
          </table:table-cell>
          <table:table-cell office:value-type="float" office:value="-430.782110596" calcext:value-type="float">
            <text:p>-430.782110596</text:p>
          </table:table-cell>
        </table:table-row>
        <table:table-row table:style-name="ro1">
          <table:table-cell office:value-type="string" calcext:value-type="string">
            <text:p>K233Q</text:p>
          </table:table-cell>
          <table:table-cell office:value-type="float" office:value="-430.783197021" calcext:value-type="float">
            <text:p>-430.783197021</text:p>
          </table:table-cell>
        </table:table-row>
        <table:table-row table:style-name="ro1">
          <table:table-cell office:value-type="string" calcext:value-type="string">
            <text:p>V110I</text:p>
          </table:table-cell>
          <table:table-cell office:value-type="float" office:value="-430.789126587" calcext:value-type="float">
            <text:p>-430.789126587</text:p>
          </table:table-cell>
        </table:table-row>
        <table:table-row table:style-name="ro1">
          <table:table-cell office:value-type="string" calcext:value-type="string">
            <text:p>A220T</text:p>
          </table:table-cell>
          <table:table-cell office:value-type="float" office:value="-430.801315308" calcext:value-type="float">
            <text:p>-430.801315308</text:p>
          </table:table-cell>
        </table:table-row>
        <table:table-row table:style-name="ro1">
          <table:table-cell office:value-type="string" calcext:value-type="string">
            <text:p>M127V</text:p>
          </table:table-cell>
          <table:table-cell office:value-type="float" office:value="-430.828601074" calcext:value-type="float">
            <text:p>-430.828601074</text:p>
          </table:table-cell>
        </table:table-row>
        <table:table-row table:style-name="ro1">
          <table:table-cell office:value-type="string" calcext:value-type="string">
            <text:p>L38V</text:p>
          </table:table-cell>
          <table:table-cell office:value-type="float" office:value="-430.84196167" calcext:value-type="float">
            <text:p>-430.84196167</text:p>
          </table:table-cell>
        </table:table-row>
        <table:table-row table:style-name="ro1">
          <table:table-cell office:value-type="string" calcext:value-type="string">
            <text:p>P115L</text:p>
          </table:table-cell>
          <table:table-cell office:value-type="float" office:value="-430.8490448" calcext:value-type="float">
            <text:p>-430.8490448</text:p>
          </table:table-cell>
        </table:table-row>
        <table:table-row table:style-name="ro1">
          <table:table-cell office:value-type="string" calcext:value-type="string">
            <text:p>M326H</text:p>
          </table:table-cell>
          <table:table-cell office:value-type="float" office:value="-430.8822052" calcext:value-type="float">
            <text:p>-430.8822052</text:p>
          </table:table-cell>
        </table:table-row>
        <table:table-row table:style-name="ro1">
          <table:table-cell office:value-type="string" calcext:value-type="string">
            <text:p>P325K</text:p>
          </table:table-cell>
          <table:table-cell office:value-type="float" office:value="-430.899108887" calcext:value-type="float">
            <text:p>-430.899108887</text:p>
          </table:table-cell>
        </table:table-row>
        <table:table-row table:style-name="ro1">
          <table:table-cell office:value-type="string" calcext:value-type="string">
            <text:p>S72C</text:p>
          </table:table-cell>
          <table:table-cell office:value-type="float" office:value="-430.900845337" calcext:value-type="float">
            <text:p>-430.900845337</text:p>
          </table:table-cell>
        </table:table-row>
        <table:table-row table:style-name="ro1">
          <table:table-cell office:value-type="string" calcext:value-type="string">
            <text:p>I183A</text:p>
          </table:table-cell>
          <table:table-cell office:value-type="float" office:value="-430.907333374" calcext:value-type="float">
            <text:p>-430.907333374</text:p>
          </table:table-cell>
        </table:table-row>
        <table:table-row table:style-name="ro1">
          <table:table-cell office:value-type="string" calcext:value-type="string">
            <text:p>F311Y</text:p>
          </table:table-cell>
          <table:table-cell office:value-type="float" office:value="-430.907775879" calcext:value-type="float">
            <text:p>-430.907775879</text:p>
          </table:table-cell>
        </table:table-row>
        <table:table-row table:style-name="ro1">
          <table:table-cell office:value-type="string" calcext:value-type="string">
            <text:p>K36E</text:p>
          </table:table-cell>
          <table:table-cell office:value-type="float" office:value="-430.909341431" calcext:value-type="float">
            <text:p>-430.909341431</text:p>
          </table:table-cell>
        </table:table-row>
        <table:table-row table:style-name="ro1">
          <table:table-cell office:value-type="string" calcext:value-type="string">
            <text:p>K261Q</text:p>
          </table:table-cell>
          <table:table-cell office:value-type="float" office:value="-430.925457764" calcext:value-type="float">
            <text:p>-430.925457764</text:p>
          </table:table-cell>
        </table:table-row>
        <table:table-row table:style-name="ro1">
          <table:table-cell office:value-type="string" calcext:value-type="string">
            <text:p>L150T</text:p>
          </table:table-cell>
          <table:table-cell office:value-type="float" office:value="-430.928216553" calcext:value-type="float">
            <text:p>-430.928216553</text:p>
          </table:table-cell>
        </table:table-row>
        <table:table-row table:style-name="ro1">
          <table:table-cell office:value-type="string" calcext:value-type="string">
            <text:p>P176R</text:p>
          </table:table-cell>
          <table:table-cell office:value-type="float" office:value="-430.930010986" calcext:value-type="float">
            <text:p>-430.930010986</text:p>
          </table:table-cell>
        </table:table-row>
        <table:table-row table:style-name="ro1">
          <table:table-cell office:value-type="string" calcext:value-type="string">
            <text:p>T307R</text:p>
          </table:table-cell>
          <table:table-cell office:value-type="float" office:value="-430.934509277" calcext:value-type="float">
            <text:p>-430.934509277</text:p>
          </table:table-cell>
        </table:table-row>
        <table:table-row table:style-name="ro1">
          <table:table-cell office:value-type="string" calcext:value-type="string">
            <text:p>E272N</text:p>
          </table:table-cell>
          <table:table-cell office:value-type="float" office:value="-430.936315918" calcext:value-type="float">
            <text:p>-430.936315918</text:p>
          </table:table-cell>
        </table:table-row>
        <table:table-row table:style-name="ro1">
          <table:table-cell office:value-type="string" calcext:value-type="string">
            <text:p>M334T</text:p>
          </table:table-cell>
          <table:table-cell office:value-type="float" office:value="-430.938879395" calcext:value-type="float">
            <text:p>-430.938879395</text:p>
          </table:table-cell>
        </table:table-row>
        <table:table-row table:style-name="ro1">
          <table:table-cell office:value-type="string" calcext:value-type="string">
            <text:p>V337A</text:p>
          </table:table-cell>
          <table:table-cell office:value-type="float" office:value="-430.942233276" calcext:value-type="float">
            <text:p>-430.942233276</text:p>
          </table:table-cell>
        </table:table-row>
        <table:table-row table:style-name="ro1">
          <table:table-cell office:value-type="string" calcext:value-type="string">
            <text:p>M146L</text:p>
          </table:table-cell>
          <table:table-cell office:value-type="float" office:value="-430.954525757" calcext:value-type="float">
            <text:p>-430.954525757</text:p>
          </table:table-cell>
        </table:table-row>
        <table:table-row table:style-name="ro1">
          <table:table-cell office:value-type="string" calcext:value-type="string">
            <text:p>E197Q</text:p>
          </table:table-cell>
          <table:table-cell office:value-type="float" office:value="-430.972979736" calcext:value-type="float">
            <text:p>-430.972979736</text:p>
          </table:table-cell>
        </table:table-row>
        <table:table-row table:style-name="ro1">
          <table:table-cell office:value-type="string" calcext:value-type="string">
            <text:p>Y333I</text:p>
          </table:table-cell>
          <table:table-cell office:value-type="float" office:value="-430.983679199" calcext:value-type="float">
            <text:p>-430.983679199</text:p>
          </table:table-cell>
        </table:table-row>
        <table:table-row table:style-name="ro1">
          <table:table-cell office:value-type="string" calcext:value-type="string">
            <text:p>P115F</text:p>
          </table:table-cell>
          <table:table-cell office:value-type="float" office:value="-430.984823608" calcext:value-type="float">
            <text:p>-430.984823608</text:p>
          </table:table-cell>
        </table:table-row>
        <table:table-row table:style-name="ro1">
          <table:table-cell office:value-type="string" calcext:value-type="string">
            <text:p>C332F</text:p>
          </table:table-cell>
          <table:table-cell office:value-type="float" office:value="-431.007128906" calcext:value-type="float">
            <text:p>-431.007128906</text:p>
          </table:table-cell>
        </table:table-row>
        <table:table-row table:style-name="ro1">
          <table:table-cell office:value-type="string" calcext:value-type="string">
            <text:p>G101K</text:p>
          </table:table-cell>
          <table:table-cell office:value-type="float" office:value="-431.007519531" calcext:value-type="float">
            <text:p>-431.007519531</text:p>
          </table:table-cell>
        </table:table-row>
        <table:table-row table:style-name="ro1">
          <table:table-cell office:value-type="string" calcext:value-type="string">
            <text:p>I433E</text:p>
          </table:table-cell>
          <table:table-cell office:value-type="float" office:value="-431.008666992" calcext:value-type="float">
            <text:p>-431.008666992</text:p>
          </table:table-cell>
        </table:table-row>
        <table:table-row table:style-name="ro1">
          <table:table-cell office:value-type="string" calcext:value-type="string">
            <text:p>V363G</text:p>
          </table:table-cell>
          <table:table-cell office:value-type="float" office:value="-431.01947937" calcext:value-type="float">
            <text:p>-431.01947937</text:p>
          </table:table-cell>
        </table:table-row>
        <table:table-row table:style-name="ro1">
          <table:table-cell office:value-type="string" calcext:value-type="string">
            <text:p>D268Q</text:p>
          </table:table-cell>
          <table:table-cell office:value-type="float" office:value="-431.035864258" calcext:value-type="float">
            <text:p>-431.035864258</text:p>
          </table:table-cell>
        </table:table-row>
        <table:table-row table:style-name="ro1">
          <table:table-cell office:value-type="string" calcext:value-type="string">
            <text:p>S72G</text:p>
          </table:table-cell>
          <table:table-cell office:value-type="float" office:value="-431.055947876" calcext:value-type="float">
            <text:p>-431.055947876</text:p>
          </table:table-cell>
        </table:table-row>
        <table:table-row table:style-name="ro1">
          <table:table-cell office:value-type="string" calcext:value-type="string">
            <text:p>Q247L</text:p>
          </table:table-cell>
          <table:table-cell office:value-type="float" office:value="-431.071350098" calcext:value-type="float">
            <text:p>-431.071350098</text:p>
          </table:table-cell>
        </table:table-row>
        <table:table-row table:style-name="ro1">
          <table:table-cell office:value-type="string" calcext:value-type="string">
            <text:p>M340S</text:p>
          </table:table-cell>
          <table:table-cell office:value-type="float" office:value="-431.089172363" calcext:value-type="float">
            <text:p>-431.089172363</text:p>
          </table:table-cell>
        </table:table-row>
        <table:table-row table:style-name="ro1">
          <table:table-cell office:value-type="string" calcext:value-type="string">
            <text:p>S446A</text:p>
          </table:table-cell>
          <table:table-cell office:value-type="float" office:value="-431.090643311" calcext:value-type="float">
            <text:p>-431.090643311</text:p>
          </table:table-cell>
        </table:table-row>
        <table:table-row table:style-name="ro1">
          <table:table-cell office:value-type="string" calcext:value-type="string">
            <text:p>A184I</text:p>
          </table:table-cell>
          <table:table-cell office:value-type="float" office:value="-431.09430542" calcext:value-type="float">
            <text:p>-431.09430542</text:p>
          </table:table-cell>
        </table:table-row>
        <table:table-row table:style-name="ro1">
          <table:table-cell office:value-type="string" calcext:value-type="string">
            <text:p>T292G</text:p>
          </table:table-cell>
          <table:table-cell office:value-type="float" office:value="-431.096273804" calcext:value-type="float">
            <text:p>-431.096273804</text:p>
          </table:table-cell>
        </table:table-row>
        <table:table-row table:style-name="ro1">
          <table:table-cell office:value-type="string" calcext:value-type="string">
            <text:p>I88K</text:p>
          </table:table-cell>
          <table:table-cell office:value-type="float" office:value="-431.097583008" calcext:value-type="float">
            <text:p>-431.097583008</text:p>
          </table:table-cell>
        </table:table-row>
        <table:table-row table:style-name="ro1">
          <table:table-cell office:value-type="string" calcext:value-type="string">
            <text:p>V337S</text:p>
          </table:table-cell>
          <table:table-cell office:value-type="float" office:value="-431.112402344" calcext:value-type="float">
            <text:p>-431.112402344</text:p>
          </table:table-cell>
        </table:table-row>
        <table:table-row table:style-name="ro1">
          <table:table-cell office:value-type="string" calcext:value-type="string">
            <text:p>T307P</text:p>
          </table:table-cell>
          <table:table-cell office:value-type="float" office:value="-431.113244629" calcext:value-type="float">
            <text:p>-431.113244629</text:p>
          </table:table-cell>
        </table:table-row>
        <table:table-row table:style-name="ro1">
          <table:table-cell office:value-type="string" calcext:value-type="string">
            <text:p>F159Y</text:p>
          </table:table-cell>
          <table:table-cell office:value-type="float" office:value="-431.121762085" calcext:value-type="float">
            <text:p>-431.121762085</text:p>
          </table:table-cell>
        </table:table-row>
        <table:table-row table:style-name="ro1">
          <table:table-cell office:value-type="string" calcext:value-type="string">
            <text:p>F104L</text:p>
          </table:table-cell>
          <table:table-cell office:value-type="float" office:value="-431.13762207" calcext:value-type="float">
            <text:p>-431.13762207</text:p>
          </table:table-cell>
        </table:table-row>
        <table:table-row table:style-name="ro1">
          <table:table-cell office:value-type="string" calcext:value-type="string">
            <text:p>K443N</text:p>
          </table:table-cell>
          <table:table-cell office:value-type="float" office:value="-431.14619751" calcext:value-type="float">
            <text:p>-431.14619751</text:p>
          </table:table-cell>
        </table:table-row>
        <table:table-row table:style-name="ro1">
          <table:table-cell office:value-type="string" calcext:value-type="string">
            <text:p>V59I</text:p>
          </table:table-cell>
          <table:table-cell office:value-type="float" office:value="-431.168997192" calcext:value-type="float">
            <text:p>-431.168997192</text:p>
          </table:table-cell>
        </table:table-row>
        <table:table-row table:style-name="ro1">
          <table:table-cell office:value-type="string" calcext:value-type="string">
            <text:p>I264V</text:p>
          </table:table-cell>
          <table:table-cell office:value-type="float" office:value="-431.186004639" calcext:value-type="float">
            <text:p>-431.186004639</text:p>
          </table:table-cell>
        </table:table-row>
        <table:table-row table:style-name="ro1">
          <table:table-cell office:value-type="string" calcext:value-type="string">
            <text:p>A387R</text:p>
          </table:table-cell>
          <table:table-cell office:value-type="float" office:value="-431.215115356" calcext:value-type="float">
            <text:p>-431.215115356</text:p>
          </table:table-cell>
        </table:table-row>
        <table:table-row table:style-name="ro1">
          <table:table-cell office:value-type="string" calcext:value-type="string">
            <text:p>H265D</text:p>
          </table:table-cell>
          <table:table-cell office:value-type="float" office:value="-431.216638184" calcext:value-type="float">
            <text:p>-431.216638184</text:p>
          </table:table-cell>
        </table:table-row>
        <table:table-row table:style-name="ro1">
          <table:table-cell office:value-type="string" calcext:value-type="string">
            <text:p>K276V</text:p>
          </table:table-cell>
          <table:table-cell office:value-type="float" office:value="-431.2197052" calcext:value-type="float">
            <text:p>-431.2197052</text:p>
          </table:table-cell>
        </table:table-row>
        <table:table-row table:style-name="ro1">
          <table:table-cell office:value-type="string" calcext:value-type="string">
            <text:p>S167Y</text:p>
          </table:table-cell>
          <table:table-cell office:value-type="float" office:value="-431.222525024" calcext:value-type="float">
            <text:p>-431.222525024</text:p>
          </table:table-cell>
        </table:table-row>
        <table:table-row table:style-name="ro1">
          <table:table-cell office:value-type="string" calcext:value-type="string">
            <text:p>L53R</text:p>
          </table:table-cell>
          <table:table-cell office:value-type="float" office:value="-431.223239136" calcext:value-type="float">
            <text:p>-431.223239136</text:p>
          </table:table-cell>
        </table:table-row>
        <table:table-row table:style-name="ro1">
          <table:table-cell office:value-type="string" calcext:value-type="string">
            <text:p>V230I</text:p>
          </table:table-cell>
          <table:table-cell office:value-type="float" office:value="-431.226437378" calcext:value-type="float">
            <text:p>-431.226437378</text:p>
          </table:table-cell>
        </table:table-row>
        <table:table-row table:style-name="ro1">
          <table:table-cell office:value-type="string" calcext:value-type="string">
            <text:p>P115G</text:p>
          </table:table-cell>
          <table:table-cell office:value-type="float" office:value="-431.226559448" calcext:value-type="float">
            <text:p>-431.226559448</text:p>
          </table:table-cell>
        </table:table-row>
        <table:table-row table:style-name="ro1">
          <table:table-cell office:value-type="string" calcext:value-type="string">
            <text:p>P232E</text:p>
          </table:table-cell>
          <table:table-cell office:value-type="float" office:value="-431.235046387" calcext:value-type="float">
            <text:p>-431.235046387</text:p>
          </table:table-cell>
        </table:table-row>
        <table:table-row table:style-name="ro1">
          <table:table-cell office:value-type="string" calcext:value-type="string">
            <text:p>T91Q</text:p>
          </table:table-cell>
          <table:table-cell office:value-type="float" office:value="-431.238024902" calcext:value-type="float">
            <text:p>-431.238024902</text:p>
          </table:table-cell>
        </table:table-row>
        <table:table-row table:style-name="ro1">
          <table:table-cell office:value-type="string" calcext:value-type="string">
            <text:p>M326I</text:p>
          </table:table-cell>
          <table:table-cell office:value-type="float" office:value="-431.239657593" calcext:value-type="float">
            <text:p>-431.239657593</text:p>
          </table:table-cell>
        </table:table-row>
        <table:table-row table:style-name="ro1">
          <table:table-cell office:value-type="string" calcext:value-type="string">
            <text:p>E153P</text:p>
          </table:table-cell>
          <table:table-cell office:value-type="float" office:value="-431.249002075" calcext:value-type="float">
            <text:p>-431.249002075</text:p>
          </table:table-cell>
        </table:table-row>
        <table:table-row table:style-name="ro1">
          <table:table-cell office:value-type="string" calcext:value-type="string">
            <text:p>V229K</text:p>
          </table:table-cell>
          <table:table-cell office:value-type="float" office:value="-431.253466797" calcext:value-type="float">
            <text:p>-431.253466797</text:p>
          </table:table-cell>
        </table:table-row>
        <table:table-row table:style-name="ro1">
          <table:table-cell office:value-type="string" calcext:value-type="string">
            <text:p>A200S</text:p>
          </table:table-cell>
          <table:table-cell office:value-type="float" office:value="-431.256613159" calcext:value-type="float">
            <text:p>-431.256613159</text:p>
          </table:table-cell>
        </table:table-row>
        <table:table-row table:style-name="ro1">
          <table:table-cell office:value-type="string" calcext:value-type="string">
            <text:p>P376I</text:p>
          </table:table-cell>
          <table:table-cell office:value-type="float" office:value="-431.258621216" calcext:value-type="float">
            <text:p>-431.258621216</text:p>
          </table:table-cell>
        </table:table-row>
        <table:table-row table:style-name="ro1">
          <table:table-cell office:value-type="string" calcext:value-type="string">
            <text:p>D329A</text:p>
          </table:table-cell>
          <table:table-cell office:value-type="float" office:value="-431.263473511" calcext:value-type="float">
            <text:p>-431.263473511</text:p>
          </table:table-cell>
        </table:table-row>
        <table:table-row table:style-name="ro1">
          <table:table-cell office:value-type="string" calcext:value-type="string">
            <text:p>M340I</text:p>
          </table:table-cell>
          <table:table-cell office:value-type="float" office:value="-431.26569519" calcext:value-type="float">
            <text:p>-431.26569519</text:p>
          </table:table-cell>
        </table:table-row>
        <table:table-row table:style-name="ro1">
          <table:table-cell office:value-type="string" calcext:value-type="string">
            <text:p>P115K</text:p>
          </table:table-cell>
          <table:table-cell office:value-type="float" office:value="-431.270135498" calcext:value-type="float">
            <text:p>-431.270135498</text:p>
          </table:table-cell>
        </table:table-row>
        <table:table-row table:style-name="ro1">
          <table:table-cell office:value-type="string" calcext:value-type="string">
            <text:p>A41T</text:p>
          </table:table-cell>
          <table:table-cell office:value-type="float" office:value="-431.271966553" calcext:value-type="float">
            <text:p>-431.271966553</text:p>
          </table:table-cell>
        </table:table-row>
        <table:table-row table:style-name="ro1">
          <table:table-cell office:value-type="string" calcext:value-type="string">
            <text:p>G445N</text:p>
          </table:table-cell>
          <table:table-cell office:value-type="float" office:value="-431.274078369" calcext:value-type="float">
            <text:p>-431.274078369</text:p>
          </table:table-cell>
        </table:table-row>
        <table:table-row table:style-name="ro1">
          <table:table-cell office:value-type="string" calcext:value-type="string">
            <text:p>G180N</text:p>
          </table:table-cell>
          <table:table-cell office:value-type="float" office:value="-431.28208313" calcext:value-type="float">
            <text:p>-431.28208313</text:p>
          </table:table-cell>
        </table:table-row>
        <table:table-row table:style-name="ro1">
          <table:table-cell office:value-type="string" calcext:value-type="string">
            <text:p>K36D</text:p>
          </table:table-cell>
          <table:table-cell office:value-type="float" office:value="-431.28633728" calcext:value-type="float">
            <text:p>-431.28633728</text:p>
          </table:table-cell>
        </table:table-row>
        <table:table-row table:style-name="ro1">
          <table:table-cell office:value-type="string" calcext:value-type="string">
            <text:p>Y383N</text:p>
          </table:table-cell>
          <table:table-cell office:value-type="float" office:value="-431.287478638" calcext:value-type="float">
            <text:p>-431.287478638</text:p>
          </table:table-cell>
        </table:table-row>
        <table:table-row table:style-name="ro1">
          <table:table-cell office:value-type="string" calcext:value-type="string">
            <text:p>E87G</text:p>
          </table:table-cell>
          <table:table-cell office:value-type="float" office:value="-431.292575073" calcext:value-type="float">
            <text:p>-431.292575073</text:p>
          </table:table-cell>
        </table:table-row>
        <table:table-row table:style-name="ro1">
          <table:table-cell office:value-type="string" calcext:value-type="string">
            <text:p>Y377C</text:p>
          </table:table-cell>
          <table:table-cell office:value-type="float" office:value="-431.308380127" calcext:value-type="float">
            <text:p>-431.308380127</text:p>
          </table:table-cell>
        </table:table-row>
        <table:table-row table:style-name="ro1">
          <table:table-cell office:value-type="string" calcext:value-type="string">
            <text:p>A164H</text:p>
          </table:table-cell>
          <table:table-cell office:value-type="float" office:value="-431.31401062" calcext:value-type="float">
            <text:p>-431.31401062</text:p>
          </table:table-cell>
        </table:table-row>
        <table:table-row table:style-name="ro1">
          <table:table-cell office:value-type="string" calcext:value-type="string">
            <text:p>H358D</text:p>
          </table:table-cell>
          <table:table-cell office:value-type="float" office:value="-431.332720947" calcext:value-type="float">
            <text:p>-431.332720947</text:p>
          </table:table-cell>
        </table:table-row>
        <table:table-row table:style-name="ro1">
          <table:table-cell office:value-type="string" calcext:value-type="string">
            <text:p>K201Q</text:p>
          </table:table-cell>
          <table:table-cell office:value-type="float" office:value="-431.338250732" calcext:value-type="float">
            <text:p>-431.338250732</text:p>
          </table:table-cell>
        </table:table-row>
        <table:table-row table:style-name="ro1">
          <table:table-cell office:value-type="string" calcext:value-type="string">
            <text:p>G101N</text:p>
          </table:table-cell>
          <table:table-cell office:value-type="float" office:value="-431.344018555" calcext:value-type="float">
            <text:p>-431.344018555</text:p>
          </table:table-cell>
        </table:table-row>
        <table:table-row table:style-name="ro1">
          <table:table-cell office:value-type="string" calcext:value-type="string">
            <text:p>G143T</text:p>
          </table:table-cell>
          <table:table-cell office:value-type="float" office:value="-431.348352051" calcext:value-type="float">
            <text:p>-431.348352051</text:p>
          </table:table-cell>
        </table:table-row>
        <table:table-row table:style-name="ro1">
          <table:table-cell office:value-type="string" calcext:value-type="string">
            <text:p>K99F</text:p>
          </table:table-cell>
          <table:table-cell office:value-type="float" office:value="-431.35005188" calcext:value-type="float">
            <text:p>-431.35005188</text:p>
          </table:table-cell>
        </table:table-row>
        <table:table-row table:style-name="ro1">
          <table:table-cell office:value-type="string" calcext:value-type="string">
            <text:p>V337T</text:p>
          </table:table-cell>
          <table:table-cell office:value-type="float" office:value="-431.353707886" calcext:value-type="float">
            <text:p>-431.353707886</text:p>
          </table:table-cell>
        </table:table-row>
        <table:table-row table:style-name="ro1">
          <table:table-cell office:value-type="string" calcext:value-type="string">
            <text:p>S125A</text:p>
          </table:table-cell>
          <table:table-cell office:value-type="float" office:value="-431.363357544" calcext:value-type="float">
            <text:p>-431.363357544</text:p>
          </table:table-cell>
        </table:table-row>
        <table:table-row table:style-name="ro1">
          <table:table-cell office:value-type="string" calcext:value-type="string">
            <text:p>P115S</text:p>
          </table:table-cell>
          <table:table-cell office:value-type="float" office:value="-431.365472412" calcext:value-type="float">
            <text:p>-431.365472412</text:p>
          </table:table-cell>
        </table:table-row>
        <table:table-row table:style-name="ro1">
          <table:table-cell office:value-type="string" calcext:value-type="string">
            <text:p>P223D</text:p>
          </table:table-cell>
          <table:table-cell office:value-type="float" office:value="-431.365795898" calcext:value-type="float">
            <text:p>-431.365795898</text:p>
          </table:table-cell>
        </table:table-row>
        <table:table-row table:style-name="ro1">
          <table:table-cell office:value-type="string" calcext:value-type="string">
            <text:p>V59L</text:p>
          </table:table-cell>
          <table:table-cell office:value-type="float" office:value="-431.368212891" calcext:value-type="float">
            <text:p>-431.368212891</text:p>
          </table:table-cell>
        </table:table-row>
        <table:table-row table:style-name="ro1">
          <table:table-cell office:value-type="string" calcext:value-type="string">
            <text:p>M334S</text:p>
          </table:table-cell>
          <table:table-cell office:value-type="float" office:value="-431.368392944" calcext:value-type="float">
            <text:p>-431.368392944</text:p>
          </table:table-cell>
        </table:table-row>
        <table:table-row table:style-name="ro1">
          <table:table-cell office:value-type="string" calcext:value-type="string">
            <text:p>A284C</text:p>
          </table:table-cell>
          <table:table-cell office:value-type="float" office:value="-431.376318359" calcext:value-type="float">
            <text:p>-431.376318359</text:p>
          </table:table-cell>
        </table:table-row>
        <table:table-row table:style-name="ro1">
          <table:table-cell office:value-type="string" calcext:value-type="string">
            <text:p>H265E</text:p>
          </table:table-cell>
          <table:table-cell office:value-type="float" office:value="-431.387554932" calcext:value-type="float">
            <text:p>-431.387554932</text:p>
          </table:table-cell>
        </table:table-row>
        <table:table-row table:style-name="ro1">
          <table:table-cell office:value-type="string" calcext:value-type="string">
            <text:p>A164K</text:p>
          </table:table-cell>
          <table:table-cell office:value-type="float" office:value="-431.394549561" calcext:value-type="float">
            <text:p>-431.394549561</text:p>
          </table:table-cell>
        </table:table-row>
        <table:table-row table:style-name="ro1">
          <table:table-cell office:value-type="string" calcext:value-type="string">
            <text:p>Q243K</text:p>
          </table:table-cell>
          <table:table-cell office:value-type="float" office:value="-431.409875488" calcext:value-type="float">
            <text:p>-431.409875488</text:p>
          </table:table-cell>
        </table:table-row>
        <table:table-row table:style-name="ro1">
          <table:table-cell office:value-type="string" calcext:value-type="string">
            <text:p>H358A</text:p>
          </table:table-cell>
          <table:table-cell office:value-type="float" office:value="-431.410449219" calcext:value-type="float">
            <text:p>-431.410449219</text:p>
          </table:table-cell>
        </table:table-row>
        <table:table-row table:style-name="ro1">
          <table:table-cell office:value-type="string" calcext:value-type="string">
            <text:p>F269A</text:p>
          </table:table-cell>
          <table:table-cell office:value-type="float" office:value="-431.422787476" calcext:value-type="float">
            <text:p>-431.422787476</text:p>
          </table:table-cell>
        </table:table-row>
        <table:table-row table:style-name="ro1">
          <table:table-cell office:value-type="string" calcext:value-type="string">
            <text:p>G143A</text:p>
          </table:table-cell>
          <table:table-cell office:value-type="float" office:value="-431.42520752" calcext:value-type="float">
            <text:p>-431.42520752</text:p>
          </table:table-cell>
        </table:table-row>
        <table:table-row table:style-name="ro1">
          <table:table-cell office:value-type="string" calcext:value-type="string">
            <text:p>F405I</text:p>
          </table:table-cell>
          <table:table-cell office:value-type="float" office:value="-431.427618408" calcext:value-type="float">
            <text:p>-431.427618408</text:p>
          </table:table-cell>
        </table:table-row>
        <table:table-row table:style-name="ro1">
          <table:table-cell office:value-type="string" calcext:value-type="string">
            <text:p>K276D</text:p>
          </table:table-cell>
          <table:table-cell office:value-type="float" office:value="-431.434454346" calcext:value-type="float">
            <text:p>-431.434454346</text:p>
          </table:table-cell>
        </table:table-row>
        <table:table-row table:style-name="ro1">
          <table:table-cell office:value-type="string" calcext:value-type="string">
            <text:p>N415L</text:p>
          </table:table-cell>
          <table:table-cell office:value-type="float" office:value="-431.434591675" calcext:value-type="float">
            <text:p>-431.434591675</text:p>
          </table:table-cell>
        </table:table-row>
        <table:table-row table:style-name="ro1">
          <table:table-cell office:value-type="string" calcext:value-type="string">
            <text:p>M340R</text:p>
          </table:table-cell>
          <table:table-cell office:value-type="float" office:value="-431.435339355" calcext:value-type="float">
            <text:p>-431.435339355</text:p>
          </table:table-cell>
        </table:table-row>
        <table:table-row table:style-name="ro1">
          <table:table-cell office:value-type="string" calcext:value-type="string">
            <text:p>V172H</text:p>
          </table:table-cell>
          <table:table-cell office:value-type="float" office:value="-431.445440674" calcext:value-type="float">
            <text:p>-431.445440674</text:p>
          </table:table-cell>
        </table:table-row>
        <table:table-row table:style-name="ro1">
          <table:table-cell office:value-type="string" calcext:value-type="string">
            <text:p>K171E</text:p>
          </table:table-cell>
          <table:table-cell office:value-type="float" office:value="-431.447540283" calcext:value-type="float">
            <text:p>-431.447540283</text:p>
          </table:table-cell>
        </table:table-row>
        <table:table-row table:style-name="ro1">
          <table:table-cell office:value-type="string" calcext:value-type="string">
            <text:p>I433T</text:p>
          </table:table-cell>
          <table:table-cell office:value-type="float" office:value="-431.466165161" calcext:value-type="float">
            <text:p>-431.466165161</text:p>
          </table:table-cell>
        </table:table-row>
        <table:table-row table:style-name="ro1">
          <table:table-cell office:value-type="string" calcext:value-type="string">
            <text:p>D329S</text:p>
          </table:table-cell>
          <table:table-cell office:value-type="float" office:value="-431.467584229" calcext:value-type="float">
            <text:p>-431.467584229</text:p>
          </table:table-cell>
        </table:table-row>
        <table:table-row table:style-name="ro1">
          <table:table-cell office:value-type="string" calcext:value-type="string">
            <text:p>T307A</text:p>
          </table:table-cell>
          <table:table-cell office:value-type="float" office:value="-431.470245361" calcext:value-type="float">
            <text:p>-431.470245361</text:p>
          </table:table-cell>
        </table:table-row>
        <table:table-row table:style-name="ro1">
          <table:table-cell office:value-type="string" calcext:value-type="string">
            <text:p>L150R</text:p>
          </table:table-cell>
          <table:table-cell office:value-type="float" office:value="-431.47225647" calcext:value-type="float">
            <text:p>-431.47225647</text:p>
          </table:table-cell>
        </table:table-row>
        <table:table-row table:style-name="ro1">
          <table:table-cell office:value-type="string" calcext:value-type="string">
            <text:p>K443Q</text:p>
          </table:table-cell>
          <table:table-cell office:value-type="float" office:value="-431.484552002" calcext:value-type="float">
            <text:p>-431.484552002</text:p>
          </table:table-cell>
        </table:table-row>
        <table:table-row table:style-name="ro1">
          <table:table-cell office:value-type="string" calcext:value-type="string">
            <text:p>M154T</text:p>
          </table:table-cell>
          <table:table-cell office:value-type="float" office:value="-431.488934326" calcext:value-type="float">
            <text:p>-431.488934326</text:p>
          </table:table-cell>
        </table:table-row>
        <table:table-row table:style-name="ro1">
          <table:table-cell office:value-type="string" calcext:value-type="string">
            <text:p>P294W</text:p>
          </table:table-cell>
          <table:table-cell office:value-type="float" office:value="-431.489849854" calcext:value-type="float">
            <text:p>-431.489849854</text:p>
          </table:table-cell>
        </table:table-row>
        <table:table-row table:style-name="ro1">
          <table:table-cell office:value-type="string" calcext:value-type="string">
            <text:p>E70N</text:p>
          </table:table-cell>
          <table:table-cell office:value-type="float" office:value="-431.49336853" calcext:value-type="float">
            <text:p>-431.49336853</text:p>
          </table:table-cell>
        </table:table-row>
        <table:table-row table:style-name="ro1">
          <table:table-cell office:value-type="string" calcext:value-type="string">
            <text:p>F378Y</text:p>
          </table:table-cell>
          <table:table-cell office:value-type="float" office:value="-431.504922485" calcext:value-type="float">
            <text:p>-431.504922485</text:p>
          </table:table-cell>
        </table:table-row>
        <table:table-row table:style-name="ro1">
          <table:table-cell office:value-type="string" calcext:value-type="string">
            <text:p>L132V</text:p>
          </table:table-cell>
          <table:table-cell office:value-type="float" office:value="-431.519384766" calcext:value-type="float">
            <text:p>-431.519384766</text:p>
          </table:table-cell>
        </table:table-row>
        <table:table-row table:style-name="ro1">
          <table:table-cell office:value-type="string" calcext:value-type="string">
            <text:p>V98P</text:p>
          </table:table-cell>
          <table:table-cell office:value-type="float" office:value="-431.530154419" calcext:value-type="float">
            <text:p>-431.530154419</text:p>
          </table:table-cell>
        </table:table-row>
        <table:table-row table:style-name="ro1">
          <table:table-cell office:value-type="string" calcext:value-type="string">
            <text:p>L38M</text:p>
          </table:table-cell>
          <table:table-cell office:value-type="float" office:value="-431.530517578" calcext:value-type="float">
            <text:p>-431.530517578</text:p>
          </table:table-cell>
        </table:table-row>
        <table:table-row table:style-name="ro1">
          <table:table-cell office:value-type="string" calcext:value-type="string">
            <text:p>G296V</text:p>
          </table:table-cell>
          <table:table-cell office:value-type="float" office:value="-431.530596924" calcext:value-type="float">
            <text:p>-431.530596924</text:p>
          </table:table-cell>
        </table:table-row>
        <table:table-row table:style-name="ro1">
          <table:table-cell office:value-type="string" calcext:value-type="string">
            <text:p>H126T</text:p>
          </table:table-cell>
          <table:table-cell office:value-type="float" office:value="-431.549813843" calcext:value-type="float">
            <text:p>-431.549813843</text:p>
          </table:table-cell>
        </table:table-row>
        <table:table-row table:style-name="ro1">
          <table:table-cell office:value-type="string" calcext:value-type="string">
            <text:p>V156I</text:p>
          </table:table-cell>
          <table:table-cell office:value-type="float" office:value="-431.5590271" calcext:value-type="float">
            <text:p>-431.5590271</text:p>
          </table:table-cell>
        </table:table-row>
        <table:table-row table:style-name="ro1">
          <table:table-cell office:value-type="string" calcext:value-type="string">
            <text:p>S125T</text:p>
          </table:table-cell>
          <table:table-cell office:value-type="float" office:value="-431.559039307" calcext:value-type="float">
            <text:p>-431.559039307</text:p>
          </table:table-cell>
        </table:table-row>
        <table:table-row table:style-name="ro1">
          <table:table-cell office:value-type="string" calcext:value-type="string">
            <text:p>P176E</text:p>
          </table:table-cell>
          <table:table-cell office:value-type="float" office:value="-431.559057617" calcext:value-type="float">
            <text:p>-431.559057617</text:p>
          </table:table-cell>
        </table:table-row>
        <table:table-row table:style-name="ro1">
          <table:table-cell office:value-type="string" calcext:value-type="string">
            <text:p>A244D</text:p>
          </table:table-cell>
          <table:table-cell office:value-type="float" office:value="-431.562564087" calcext:value-type="float">
            <text:p>-431.562564087</text:p>
          </table:table-cell>
        </table:table-row>
        <table:table-row table:style-name="ro1">
          <table:table-cell office:value-type="string" calcext:value-type="string">
            <text:p>T307L</text:p>
          </table:table-cell>
          <table:table-cell office:value-type="float" office:value="-431.573019409" calcext:value-type="float">
            <text:p>-431.573019409</text:p>
          </table:table-cell>
        </table:table-row>
        <table:table-row table:style-name="ro1">
          <table:table-cell office:value-type="string" calcext:value-type="string">
            <text:p>H141Q</text:p>
          </table:table-cell>
          <table:table-cell office:value-type="float" office:value="-431.574365234" calcext:value-type="float">
            <text:p>-431.574365234</text:p>
          </table:table-cell>
        </table:table-row>
        <table:table-row table:style-name="ro1">
          <table:table-cell office:value-type="string" calcext:value-type="string">
            <text:p>K36N</text:p>
          </table:table-cell>
          <table:table-cell office:value-type="float" office:value="-431.575393677" calcext:value-type="float">
            <text:p>-431.575393677</text:p>
          </table:table-cell>
        </table:table-row>
        <table:table-row table:style-name="ro1">
          <table:table-cell office:value-type="string" calcext:value-type="string">
            <text:p>L38I</text:p>
          </table:table-cell>
          <table:table-cell office:value-type="float" office:value="-431.575598145" calcext:value-type="float">
            <text:p>-431.575598145</text:p>
          </table:table-cell>
        </table:table-row>
        <table:table-row table:style-name="ro1">
          <table:table-cell office:value-type="string" calcext:value-type="string">
            <text:p>T307Q</text:p>
          </table:table-cell>
          <table:table-cell office:value-type="float" office:value="-431.584075928" calcext:value-type="float">
            <text:p>-431.584075928</text:p>
          </table:table-cell>
        </table:table-row>
        <table:table-row table:style-name="ro1">
          <table:table-cell office:value-type="string" calcext:value-type="string">
            <text:p>V413L</text:p>
          </table:table-cell>
          <table:table-cell office:value-type="float" office:value="-431.597293091" calcext:value-type="float">
            <text:p>-431.597293091</text:p>
          </table:table-cell>
        </table:table-row>
        <table:table-row table:style-name="ro1">
          <table:table-cell office:value-type="string" calcext:value-type="string">
            <text:p>Q142A</text:p>
          </table:table-cell>
          <table:table-cell office:value-type="float" office:value="-431.612460327" calcext:value-type="float">
            <text:p>-431.612460327</text:p>
          </table:table-cell>
        </table:table-row>
        <table:table-row table:style-name="ro1">
          <table:table-cell office:value-type="string" calcext:value-type="string">
            <text:p>G143F</text:p>
          </table:table-cell>
          <table:table-cell office:value-type="float" office:value="-431.622970581" calcext:value-type="float">
            <text:p>-431.622970581</text:p>
          </table:table-cell>
        </table:table-row>
        <table:table-row table:style-name="ro1">
          <table:table-cell office:value-type="string" calcext:value-type="string">
            <text:p>S444A</text:p>
          </table:table-cell>
          <table:table-cell office:value-type="float" office:value="-431.62633667" calcext:value-type="float">
            <text:p>-431.62633667</text:p>
          </table:table-cell>
        </table:table-row>
        <table:table-row table:style-name="ro1">
          <table:table-cell office:value-type="string" calcext:value-type="string">
            <text:p>E303A</text:p>
          </table:table-cell>
          <table:table-cell office:value-type="float" office:value="-431.641061401" calcext:value-type="float">
            <text:p>-431.641061401</text:p>
          </table:table-cell>
        </table:table-row>
        <table:table-row table:style-name="ro1">
          <table:table-cell office:value-type="string" calcext:value-type="string">
            <text:p>N116D</text:p>
          </table:table-cell>
          <table:table-cell office:value-type="float" office:value="-431.645376587" calcext:value-type="float">
            <text:p>-431.645376587</text:p>
          </table:table-cell>
        </table:table-row>
        <table:table-row table:style-name="ro1">
          <table:table-cell office:value-type="string" calcext:value-type="string">
            <text:p>G423S</text:p>
          </table:table-cell>
          <table:table-cell office:value-type="float" office:value="-431.65630188" calcext:value-type="float">
            <text:p>-431.65630188</text:p>
          </table:table-cell>
        </table:table-row>
        <table:table-row table:style-name="ro1">
          <table:table-cell office:value-type="string" calcext:value-type="string">
            <text:p>A57S</text:p>
          </table:table-cell>
          <table:table-cell office:value-type="float" office:value="-431.661730957" calcext:value-type="float">
            <text:p>-431.661730957</text:p>
          </table:table-cell>
        </table:table-row>
        <table:table-row table:style-name="ro1">
          <table:table-cell office:value-type="string" calcext:value-type="string">
            <text:p>I45A</text:p>
          </table:table-cell>
          <table:table-cell office:value-type="float" office:value="-431.662637329" calcext:value-type="float">
            <text:p>-431.662637329</text:p>
          </table:table-cell>
        </table:table-row>
        <table:table-row table:style-name="ro1">
          <table:table-cell office:value-type="string" calcext:value-type="string">
            <text:p>A387E</text:p>
          </table:table-cell>
          <table:table-cell office:value-type="float" office:value="-431.662969971" calcext:value-type="float">
            <text:p>-431.662969971</text:p>
          </table:table-cell>
        </table:table-row>
        <table:table-row table:style-name="ro1">
          <table:table-cell office:value-type="string" calcext:value-type="string">
            <text:p>V172K</text:p>
          </table:table-cell>
          <table:table-cell office:value-type="float" office:value="-431.666543579" calcext:value-type="float">
            <text:p>-431.666543579</text:p>
          </table:table-cell>
        </table:table-row>
        <table:table-row table:style-name="ro1">
          <table:table-cell office:value-type="string" calcext:value-type="string">
            <text:p>L84I</text:p>
          </table:table-cell>
          <table:table-cell office:value-type="float" office:value="-431.667300415" calcext:value-type="float">
            <text:p>-431.667300415</text:p>
          </table:table-cell>
        </table:table-row>
        <table:table-row table:style-name="ro1">
          <table:table-cell office:value-type="string" calcext:value-type="string">
            <text:p>F311G</text:p>
          </table:table-cell>
          <table:table-cell office:value-type="float" office:value="-431.678179932" calcext:value-type="float">
            <text:p>-431.678179932</text:p>
          </table:table-cell>
        </table:table-row>
        <table:table-row table:style-name="ro1">
          <table:table-cell office:value-type="string" calcext:value-type="string">
            <text:p>E153R</text:p>
          </table:table-cell>
          <table:table-cell office:value-type="float" office:value="-431.692715454" calcext:value-type="float">
            <text:p>-431.692715454</text:p>
          </table:table-cell>
        </table:table-row>
        <table:table-row table:style-name="ro1">
          <table:table-cell office:value-type="string" calcext:value-type="string">
            <text:p>D306H</text:p>
          </table:table-cell>
          <table:table-cell office:value-type="float" office:value="-431.697924805" calcext:value-type="float">
            <text:p>-431.697924805</text:p>
          </table:table-cell>
        </table:table-row>
        <table:table-row table:style-name="ro1">
          <table:table-cell office:value-type="string" calcext:value-type="string">
            <text:p>M154G</text:p>
          </table:table-cell>
          <table:table-cell office:value-type="float" office:value="-431.699636841" calcext:value-type="float">
            <text:p>-431.699636841</text:p>
          </table:table-cell>
        </table:table-row>
        <table:table-row table:style-name="ro1">
          <table:table-cell office:value-type="string" calcext:value-type="string">
            <text:p>N168A</text:p>
          </table:table-cell>
          <table:table-cell office:value-type="float" office:value="-431.712619019" calcext:value-type="float">
            <text:p>-431.712619019</text:p>
          </table:table-cell>
        </table:table-row>
        <table:table-row table:style-name="ro1">
          <table:table-cell office:value-type="string" calcext:value-type="string">
            <text:p>R145Q</text:p>
          </table:table-cell>
          <table:table-cell office:value-type="float" office:value="-431.713668823" calcext:value-type="float">
            <text:p>-431.713668823</text:p>
          </table:table-cell>
        </table:table-row>
        <table:table-row table:style-name="ro1">
          <table:table-cell office:value-type="string" calcext:value-type="string">
            <text:p>Y182R</text:p>
          </table:table-cell>
          <table:table-cell office:value-type="float" office:value="-431.719161987" calcext:value-type="float">
            <text:p>-431.719161987</text:p>
          </table:table-cell>
        </table:table-row>
        <table:table-row table:style-name="ro1">
          <table:table-cell office:value-type="string" calcext:value-type="string">
            <text:p>H358E</text:p>
          </table:table-cell>
          <table:table-cell office:value-type="float" office:value="-431.722622681" calcext:value-type="float">
            <text:p>-431.722622681</text:p>
          </table:table-cell>
        </table:table-row>
        <table:table-row table:style-name="ro1">
          <table:table-cell office:value-type="string" calcext:value-type="string">
            <text:p>I425G</text:p>
          </table:table-cell>
          <table:table-cell office:value-type="float" office:value="-431.724520874" calcext:value-type="float">
            <text:p>-431.724520874</text:p>
          </table:table-cell>
        </table:table-row>
        <table:table-row table:style-name="ro1">
          <table:table-cell office:value-type="string" calcext:value-type="string">
            <text:p>W128Y</text:p>
          </table:table-cell>
          <table:table-cell office:value-type="float" office:value="-431.730023193" calcext:value-type="float">
            <text:p>-431.730023193</text:p>
          </table:table-cell>
        </table:table-row>
        <table:table-row table:style-name="ro1">
          <table:table-cell office:value-type="string" calcext:value-type="string">
            <text:p>S167H</text:p>
          </table:table-cell>
          <table:table-cell office:value-type="float" office:value="-431.731280518" calcext:value-type="float">
            <text:p>-431.731280518</text:p>
          </table:table-cell>
        </table:table-row>
        <table:table-row table:style-name="ro1">
          <table:table-cell office:value-type="string" calcext:value-type="string">
            <text:p>S163T</text:p>
          </table:table-cell>
          <table:table-cell office:value-type="float" office:value="-431.731442261" calcext:value-type="float">
            <text:p>-431.731442261</text:p>
          </table:table-cell>
        </table:table-row>
        <table:table-row table:style-name="ro1">
          <table:table-cell office:value-type="string" calcext:value-type="string">
            <text:p>E111A</text:p>
          </table:table-cell>
          <table:table-cell office:value-type="float" office:value="-431.735464478" calcext:value-type="float">
            <text:p>-431.735464478</text:p>
          </table:table-cell>
        </table:table-row>
        <table:table-row table:style-name="ro1">
          <table:table-cell office:value-type="string" calcext:value-type="string">
            <text:p>V291T</text:p>
          </table:table-cell>
          <table:table-cell office:value-type="float" office:value="-431.739587402" calcext:value-type="float">
            <text:p>-431.739587402</text:p>
          </table:table-cell>
        </table:table-row>
        <table:table-row table:style-name="ro1">
          <table:table-cell office:value-type="string" calcext:value-type="string">
            <text:p>Y379N</text:p>
          </table:table-cell>
          <table:table-cell office:value-type="float" office:value="-431.741644287" calcext:value-type="float">
            <text:p>-431.741644287</text:p>
          </table:table-cell>
        </table:table-row>
        <table:table-row table:style-name="ro1">
          <table:table-cell office:value-type="string" calcext:value-type="string">
            <text:p>A284G</text:p>
          </table:table-cell>
          <table:table-cell office:value-type="float" office:value="-431.741946411" calcext:value-type="float">
            <text:p>-431.741946411</text:p>
          </table:table-cell>
        </table:table-row>
        <table:table-row table:style-name="ro1">
          <table:table-cell office:value-type="string" calcext:value-type="string">
            <text:p>L150S</text:p>
          </table:table-cell>
          <table:table-cell office:value-type="float" office:value="-431.743301392" calcext:value-type="float">
            <text:p>-431.743301392</text:p>
          </table:table-cell>
        </table:table-row>
        <table:table-row table:style-name="ro1">
          <table:table-cell office:value-type="string" calcext:value-type="string">
            <text:p>Q142E</text:p>
          </table:table-cell>
          <table:table-cell office:value-type="float" office:value="-431.755630493" calcext:value-type="float">
            <text:p>-431.755630493</text:p>
          </table:table-cell>
        </table:table-row>
        <table:table-row table:style-name="ro1">
          <table:table-cell office:value-type="string" calcext:value-type="string">
            <text:p>L150M</text:p>
          </table:table-cell>
          <table:table-cell office:value-type="float" office:value="-431.756356812" calcext:value-type="float">
            <text:p>-431.756356812</text:p>
          </table:table-cell>
        </table:table-row>
        <table:table-row table:style-name="ro1">
          <table:table-cell office:value-type="string" calcext:value-type="string">
            <text:p>Y377F</text:p>
          </table:table-cell>
          <table:table-cell office:value-type="float" office:value="-431.756570435" calcext:value-type="float">
            <text:p>-431.756570435</text:p>
          </table:table-cell>
        </table:table-row>
        <table:table-row table:style-name="ro1">
          <table:table-cell office:value-type="string" calcext:value-type="string">
            <text:p>C332T</text:p>
          </table:table-cell>
          <table:table-cell office:value-type="float" office:value="-431.758221436" calcext:value-type="float">
            <text:p>-431.758221436</text:p>
          </table:table-cell>
        </table:table-row>
        <table:table-row table:style-name="ro1">
          <table:table-cell office:value-type="string" calcext:value-type="string">
            <text:p>E87S</text:p>
          </table:table-cell>
          <table:table-cell office:value-type="float" office:value="-431.761575317" calcext:value-type="float">
            <text:p>-431.761575317</text:p>
          </table:table-cell>
        </table:table-row>
        <table:table-row table:style-name="ro1">
          <table:table-cell office:value-type="string" calcext:value-type="string">
            <text:p>L103M</text:p>
          </table:table-cell>
          <table:table-cell office:value-type="float" office:value="-431.762930298" calcext:value-type="float">
            <text:p>-431.762930298</text:p>
          </table:table-cell>
        </table:table-row>
        <table:table-row table:style-name="ro1">
          <table:table-cell office:value-type="string" calcext:value-type="string">
            <text:p>P223G</text:p>
          </table:table-cell>
          <table:table-cell office:value-type="float" office:value="-431.775869751" calcext:value-type="float">
            <text:p>-431.775869751</text:p>
          </table:table-cell>
        </table:table-row>
        <table:table-row table:style-name="ro1">
          <table:table-cell office:value-type="string" calcext:value-type="string">
            <text:p>E262D</text:p>
          </table:table-cell>
          <table:table-cell office:value-type="float" office:value="-431.777740479" calcext:value-type="float">
            <text:p>-431.777740479</text:p>
          </table:table-cell>
        </table:table-row>
        <table:table-row table:style-name="ro1">
          <table:table-cell office:value-type="string" calcext:value-type="string">
            <text:p>G101W</text:p>
          </table:table-cell>
          <table:table-cell office:value-type="float" office:value="-431.782568359" calcext:value-type="float">
            <text:p>-431.782568359</text:p>
          </table:table-cell>
        </table:table-row>
        <table:table-row table:style-name="ro1">
          <table:table-cell office:value-type="string" calcext:value-type="string">
            <text:p>G359K</text:p>
          </table:table-cell>
          <table:table-cell office:value-type="float" office:value="-431.786712646" calcext:value-type="float">
            <text:p>-431.786712646</text:p>
          </table:table-cell>
        </table:table-row>
        <table:table-row table:style-name="ro1">
          <table:table-cell office:value-type="string" calcext:value-type="string">
            <text:p>Y379M</text:p>
          </table:table-cell>
          <table:table-cell office:value-type="float" office:value="-431.789071655" calcext:value-type="float">
            <text:p>-431.789071655</text:p>
          </table:table-cell>
        </table:table-row>
        <table:table-row table:style-name="ro1">
          <table:table-cell office:value-type="string" calcext:value-type="string">
            <text:p>R79S</text:p>
          </table:table-cell>
          <table:table-cell office:value-type="float" office:value="-431.789639282" calcext:value-type="float">
            <text:p>-431.789639282</text:p>
          </table:table-cell>
        </table:table-row>
        <table:table-row table:style-name="ro1">
          <table:table-cell office:value-type="string" calcext:value-type="string">
            <text:p>P176V</text:p>
          </table:table-cell>
          <table:table-cell office:value-type="float" office:value="-431.792727661" calcext:value-type="float">
            <text:p>-431.792727661</text:p>
          </table:table-cell>
        </table:table-row>
        <table:table-row table:style-name="ro1">
          <table:table-cell office:value-type="string" calcext:value-type="string">
            <text:p>K171R</text:p>
          </table:table-cell>
          <table:table-cell office:value-type="float" office:value="-431.794064331" calcext:value-type="float">
            <text:p>-431.794064331</text:p>
          </table:table-cell>
        </table:table-row>
        <table:table-row table:style-name="ro1">
          <table:table-cell office:value-type="string" calcext:value-type="string">
            <text:p>I391V</text:p>
          </table:table-cell>
          <table:table-cell office:value-type="float" office:value="-431.810375977" calcext:value-type="float">
            <text:p>-431.810375977</text:p>
          </table:table-cell>
        </table:table-row>
        <table:table-row table:style-name="ro1">
          <table:table-cell office:value-type="string" calcext:value-type="string">
            <text:p>V55A</text:p>
          </table:table-cell>
          <table:table-cell office:value-type="float" office:value="-431.813555908" calcext:value-type="float">
            <text:p>-431.813555908</text:p>
          </table:table-cell>
        </table:table-row>
        <table:table-row table:style-name="ro1">
          <table:table-cell office:value-type="string" calcext:value-type="string">
            <text:p>E303N</text:p>
          </table:table-cell>
          <table:table-cell office:value-type="float" office:value="-431.819384766" calcext:value-type="float">
            <text:p>-431.819384766</text:p>
          </table:table-cell>
        </table:table-row>
        <table:table-row table:style-name="ro1">
          <table:table-cell office:value-type="string" calcext:value-type="string">
            <text:p>H265K</text:p>
          </table:table-cell>
          <table:table-cell office:value-type="float" office:value="-431.829879761" calcext:value-type="float">
            <text:p>-431.829879761</text:p>
          </table:table-cell>
        </table:table-row>
        <table:table-row table:style-name="ro1">
          <table:table-cell office:value-type="string" calcext:value-type="string">
            <text:p>E303D</text:p>
          </table:table-cell>
          <table:table-cell office:value-type="float" office:value="-431.836169434" calcext:value-type="float">
            <text:p>-431.836169434</text:p>
          </table:table-cell>
        </table:table-row>
        <table:table-row table:style-name="ro1">
          <table:table-cell office:value-type="string" calcext:value-type="string">
            <text:p>H50G</text:p>
          </table:table-cell>
          <table:table-cell office:value-type="float" office:value="-431.85189209" calcext:value-type="float">
            <text:p>-431.85189209</text:p>
          </table:table-cell>
        </table:table-row>
        <table:table-row table:style-name="ro1">
          <table:table-cell office:value-type="string" calcext:value-type="string">
            <text:p>Y379L</text:p>
          </table:table-cell>
          <table:table-cell office:value-type="float" office:value="-431.856469727" calcext:value-type="float">
            <text:p>-431.856469727</text:p>
          </table:table-cell>
        </table:table-row>
        <table:table-row table:style-name="ro1">
          <table:table-cell office:value-type="string" calcext:value-type="string">
            <text:p>I45R</text:p>
          </table:table-cell>
          <table:table-cell office:value-type="float" office:value="-431.873797607" calcext:value-type="float">
            <text:p>-431.873797607</text:p>
          </table:table-cell>
        </table:table-row>
        <table:table-row table:style-name="ro1">
          <table:table-cell office:value-type="string" calcext:value-type="string">
            <text:p>G100D</text:p>
          </table:table-cell>
          <table:table-cell office:value-type="float" office:value="-431.880932617" calcext:value-type="float">
            <text:p>-431.880932617</text:p>
          </table:table-cell>
        </table:table-row>
        <table:table-row table:style-name="ro1">
          <table:table-cell office:value-type="string" calcext:value-type="string">
            <text:p>I433A</text:p>
          </table:table-cell>
          <table:table-cell office:value-type="float" office:value="-431.881713867" calcext:value-type="float">
            <text:p>-431.881713867</text:p>
          </table:table-cell>
        </table:table-row>
        <table:table-row table:style-name="ro1">
          <table:table-cell office:value-type="string" calcext:value-type="string">
            <text:p>L169F</text:p>
          </table:table-cell>
          <table:table-cell office:value-type="float" office:value="-431.905349731" calcext:value-type="float">
            <text:p>-431.905349731</text:p>
          </table:table-cell>
        </table:table-row>
        <table:table-row table:style-name="ro1">
          <table:table-cell office:value-type="string" calcext:value-type="string">
            <text:p>A387P</text:p>
          </table:table-cell>
          <table:table-cell office:value-type="float" office:value="-431.908209229" calcext:value-type="float">
            <text:p>-431.908209229</text:p>
          </table:table-cell>
        </table:table-row>
        <table:table-row table:style-name="ro1">
          <table:table-cell office:value-type="string" calcext:value-type="string">
            <text:p>A248P</text:p>
          </table:table-cell>
          <table:table-cell office:value-type="float" office:value="-431.908892822" calcext:value-type="float">
            <text:p>-431.908892822</text:p>
          </table:table-cell>
        </table:table-row>
        <table:table-row table:style-name="ro1">
          <table:table-cell office:value-type="string" calcext:value-type="string">
            <text:p>S125K</text:p>
          </table:table-cell>
          <table:table-cell office:value-type="float" office:value="-431.909054565" calcext:value-type="float">
            <text:p>-431.909054565</text:p>
          </table:table-cell>
        </table:table-row>
        <table:table-row table:style-name="ro1">
          <table:table-cell office:value-type="string" calcext:value-type="string">
            <text:p>K201A</text:p>
          </table:table-cell>
          <table:table-cell office:value-type="float" office:value="-431.915951538" calcext:value-type="float">
            <text:p>-431.915951538</text:p>
          </table:table-cell>
        </table:table-row>
        <table:table-row table:style-name="ro1">
          <table:table-cell office:value-type="string" calcext:value-type="string">
            <text:p>D258A</text:p>
          </table:table-cell>
          <table:table-cell office:value-type="float" office:value="-431.919915771" calcext:value-type="float">
            <text:p>-431.919915771</text:p>
          </table:table-cell>
        </table:table-row>
        <table:table-row table:style-name="ro1">
          <table:table-cell office:value-type="string" calcext:value-type="string">
            <text:p>D140E</text:p>
          </table:table-cell>
          <table:table-cell office:value-type="float" office:value="-431.932678223" calcext:value-type="float">
            <text:p>-431.932678223</text:p>
          </table:table-cell>
        </table:table-row>
        <table:table-row table:style-name="ro1">
          <table:table-cell office:value-type="string" calcext:value-type="string">
            <text:p>T299D</text:p>
          </table:table-cell>
          <table:table-cell office:value-type="float" office:value="-431.938500977" calcext:value-type="float">
            <text:p>-431.938500977</text:p>
          </table:table-cell>
        </table:table-row>
        <table:table-row table:style-name="ro1">
          <table:table-cell office:value-type="string" calcext:value-type="string">
            <text:p>I88W</text:p>
          </table:table-cell>
          <table:table-cell office:value-type="float" office:value="-431.945431519" calcext:value-type="float">
            <text:p>-431.945431519</text:p>
          </table:table-cell>
        </table:table-row>
        <table:table-row table:style-name="ro1">
          <table:table-cell office:value-type="string" calcext:value-type="string">
            <text:p>A387S</text:p>
          </table:table-cell>
          <table:table-cell office:value-type="float" office:value="-431.951364136" calcext:value-type="float">
            <text:p>-431.951364136</text:p>
          </table:table-cell>
        </table:table-row>
        <table:table-row table:style-name="ro1">
          <table:table-cell office:value-type="string" calcext:value-type="string">
            <text:p>V110S</text:p>
          </table:table-cell>
          <table:table-cell office:value-type="float" office:value="-431.960296631" calcext:value-type="float">
            <text:p>-431.960296631</text:p>
          </table:table-cell>
        </table:table-row>
        <table:table-row table:style-name="ro1">
          <table:table-cell office:value-type="string" calcext:value-type="string">
            <text:p>S446R</text:p>
          </table:table-cell>
          <table:table-cell office:value-type="float" office:value="-432.002658081" calcext:value-type="float">
            <text:p>-432.002658081</text:p>
          </table:table-cell>
        </table:table-row>
        <table:table-row table:style-name="ro1">
          <table:table-cell office:value-type="string" calcext:value-type="string">
            <text:p>H141Y</text:p>
          </table:table-cell>
          <table:table-cell office:value-type="float" office:value="-432.005661011" calcext:value-type="float">
            <text:p>-432.005661011</text:p>
          </table:table-cell>
        </table:table-row>
        <table:table-row table:style-name="ro1">
          <table:table-cell office:value-type="string" calcext:value-type="string">
            <text:p>F304L</text:p>
          </table:table-cell>
          <table:table-cell office:value-type="float" office:value="-432.007519531" calcext:value-type="float">
            <text:p>-432.007519531</text:p>
          </table:table-cell>
        </table:table-row>
        <table:table-row table:style-name="ro1">
          <table:table-cell office:value-type="string" calcext:value-type="string">
            <text:p>V98H</text:p>
          </table:table-cell>
          <table:table-cell office:value-type="float" office:value="-432.008520508" calcext:value-type="float">
            <text:p>-432.008520508</text:p>
          </table:table-cell>
        </table:table-row>
        <table:table-row table:style-name="ro1">
          <table:table-cell office:value-type="string" calcext:value-type="string">
            <text:p>V319I</text:p>
          </table:table-cell>
          <table:table-cell office:value-type="float" office:value="-432.012698364" calcext:value-type="float">
            <text:p>-432.012698364</text:p>
          </table:table-cell>
        </table:table-row>
        <table:table-row table:style-name="ro1">
          <table:table-cell office:value-type="string" calcext:value-type="string">
            <text:p>P198A</text:p>
          </table:table-cell>
          <table:table-cell office:value-type="float" office:value="-432.013409424" calcext:value-type="float">
            <text:p>-432.013409424</text:p>
          </table:table-cell>
        </table:table-row>
        <table:table-row table:style-name="ro1">
          <table:table-cell office:value-type="string" calcext:value-type="string">
            <text:p>G411C</text:p>
          </table:table-cell>
          <table:table-cell office:value-type="float" office:value="-432.017755127" calcext:value-type="float">
            <text:p>-432.017755127</text:p>
          </table:table-cell>
        </table:table-row>
        <table:table-row table:style-name="ro1">
          <table:table-cell office:value-type="string" calcext:value-type="string">
            <text:p>N168T</text:p>
          </table:table-cell>
          <table:table-cell office:value-type="float" office:value="-432.019519043" calcext:value-type="float">
            <text:p>-432.019519043</text:p>
          </table:table-cell>
        </table:table-row>
        <table:table-row table:style-name="ro1">
          <table:table-cell office:value-type="string" calcext:value-type="string">
            <text:p>E111D</text:p>
          </table:table-cell>
          <table:table-cell office:value-type="float" office:value="-432.020184326" calcext:value-type="float">
            <text:p>-432.020184326</text:p>
          </table:table-cell>
        </table:table-row>
        <table:table-row table:style-name="ro1">
          <table:table-cell office:value-type="string" calcext:value-type="string">
            <text:p>H50C</text:p>
          </table:table-cell>
          <table:table-cell office:value-type="float" office:value="-432.021142578" calcext:value-type="float">
            <text:p>-432.021142578</text:p>
          </table:table-cell>
        </table:table-row>
        <table:table-row table:style-name="ro1">
          <table:table-cell office:value-type="string" calcext:value-type="string">
            <text:p>K158L</text:p>
          </table:table-cell>
          <table:table-cell office:value-type="float" office:value="-432.022210693" calcext:value-type="float">
            <text:p>-432.022210693</text:p>
          </table:table-cell>
        </table:table-row>
        <table:table-row table:style-name="ro1">
          <table:table-cell office:value-type="string" calcext:value-type="string">
            <text:p>A237K</text:p>
          </table:table-cell>
          <table:table-cell office:value-type="float" office:value="-432.03059082" calcext:value-type="float">
            <text:p>-432.03059082</text:p>
          </table:table-cell>
        </table:table-row>
        <table:table-row table:style-name="ro1">
          <table:table-cell office:value-type="string" calcext:value-type="string">
            <text:p>G384S</text:p>
          </table:table-cell>
          <table:table-cell office:value-type="float" office:value="-432.035574341" calcext:value-type="float">
            <text:p>-432.035574341</text:p>
          </table:table-cell>
        </table:table-row>
        <table:table-row table:style-name="ro1">
          <table:table-cell office:value-type="string" calcext:value-type="string">
            <text:p>Q142R</text:p>
          </table:table-cell>
          <table:table-cell office:value-type="float" office:value="-432.037390137" calcext:value-type="float">
            <text:p>-432.037390137</text:p>
          </table:table-cell>
        </table:table-row>
        <table:table-row table:style-name="ro1">
          <table:table-cell office:value-type="string" calcext:value-type="string">
            <text:p>K360Q</text:p>
          </table:table-cell>
          <table:table-cell office:value-type="float" office:value="-432.050115967" calcext:value-type="float">
            <text:p>-432.050115967</text:p>
          </table:table-cell>
        </table:table-row>
        <table:table-row table:style-name="ro1">
          <table:table-cell office:value-type="string" calcext:value-type="string">
            <text:p>L53I</text:p>
          </table:table-cell>
          <table:table-cell office:value-type="float" office:value="-432.052539062" calcext:value-type="float">
            <text:p>-432.052539062</text:p>
          </table:table-cell>
        </table:table-row>
        <table:table-row table:style-name="ro1">
          <table:table-cell office:value-type="string" calcext:value-type="string">
            <text:p>C417M</text:p>
          </table:table-cell>
          <table:table-cell office:value-type="float" office:value="-432.054519653" calcext:value-type="float">
            <text:p>-432.054519653</text:p>
          </table:table-cell>
        </table:table-row>
        <table:table-row table:style-name="ro1">
          <table:table-cell office:value-type="string" calcext:value-type="string">
            <text:p>V110H</text:p>
          </table:table-cell>
          <table:table-cell office:value-type="float" office:value="-432.059527588" calcext:value-type="float">
            <text:p>-432.059527588</text:p>
          </table:table-cell>
        </table:table-row>
        <table:table-row table:style-name="ro1">
          <table:table-cell office:value-type="string" calcext:value-type="string">
            <text:p>T298L</text:p>
          </table:table-cell>
          <table:table-cell office:value-type="float" office:value="-432.062188721" calcext:value-type="float">
            <text:p>-432.062188721</text:p>
          </table:table-cell>
        </table:table-row>
        <table:table-row table:style-name="ro1">
          <table:table-cell office:value-type="string" calcext:value-type="string">
            <text:p>M231T</text:p>
          </table:table-cell>
          <table:table-cell office:value-type="float" office:value="-432.067904663" calcext:value-type="float">
            <text:p>-432.067904663</text:p>
          </table:table-cell>
        </table:table-row>
        <table:table-row table:style-name="ro1">
          <table:table-cell office:value-type="string" calcext:value-type="string">
            <text:p>D239Q</text:p>
          </table:table-cell>
          <table:table-cell office:value-type="float" office:value="-432.071624756" calcext:value-type="float">
            <text:p>-432.071624756</text:p>
          </table:table-cell>
        </table:table-row>
        <table:table-row table:style-name="ro1">
          <table:table-cell office:value-type="string" calcext:value-type="string">
            <text:p>I131L</text:p>
          </table:table-cell>
          <table:table-cell office:value-type="float" office:value="-432.078952026" calcext:value-type="float">
            <text:p>-432.078952026</text:p>
          </table:table-cell>
        </table:table-row>
        <table:table-row table:style-name="ro1">
          <table:table-cell office:value-type="string" calcext:value-type="string">
            <text:p>T74Q</text:p>
          </table:table-cell>
          <table:table-cell office:value-type="float" office:value="-432.082434082" calcext:value-type="float">
            <text:p>-432.082434082</text:p>
          </table:table-cell>
        </table:table-row>
        <table:table-row table:style-name="ro1">
          <table:table-cell office:value-type="string" calcext:value-type="string">
            <text:p>N415I</text:p>
          </table:table-cell>
          <table:table-cell office:value-type="float" office:value="-432.082995605" calcext:value-type="float">
            <text:p>-432.082995605</text:p>
          </table:table-cell>
        </table:table-row>
        <table:table-row table:style-name="ro1">
          <table:table-cell office:value-type="string" calcext:value-type="string">
            <text:p>K443L</text:p>
          </table:table-cell>
          <table:table-cell office:value-type="float" office:value="-432.085797119" calcext:value-type="float">
            <text:p>-432.085797119</text:p>
          </table:table-cell>
        </table:table-row>
        <table:table-row table:style-name="ro1">
          <table:table-cell office:value-type="string" calcext:value-type="string">
            <text:p>A295S</text:p>
          </table:table-cell>
          <table:table-cell office:value-type="float" office:value="-432.097320557" calcext:value-type="float">
            <text:p>-432.097320557</text:p>
          </table:table-cell>
        </table:table-row>
        <table:table-row table:style-name="ro1">
          <table:table-cell office:value-type="string" calcext:value-type="string">
            <text:p>L150H</text:p>
          </table:table-cell>
          <table:table-cell office:value-type="float" office:value="-432.106942749" calcext:value-type="float">
            <text:p>-432.106942749</text:p>
          </table:table-cell>
        </table:table-row>
        <table:table-row table:style-name="ro1">
          <table:table-cell office:value-type="string" calcext:value-type="string">
            <text:p>S167C</text:p>
          </table:table-cell>
          <table:table-cell office:value-type="float" office:value="-432.109970093" calcext:value-type="float">
            <text:p>-432.109970093</text:p>
          </table:table-cell>
        </table:table-row>
        <table:table-row table:style-name="ro1">
          <table:table-cell office:value-type="string" calcext:value-type="string">
            <text:p>M326N</text:p>
          </table:table-cell>
          <table:table-cell office:value-type="float" office:value="-432.111764526" calcext:value-type="float">
            <text:p>-432.111764526</text:p>
          </table:table-cell>
        </table:table-row>
        <table:table-row table:style-name="ro1">
          <table:table-cell office:value-type="string" calcext:value-type="string">
            <text:p>Q247I</text:p>
          </table:table-cell>
          <table:table-cell office:value-type="float" office:value="-432.112130737" calcext:value-type="float">
            <text:p>-432.112130737</text:p>
          </table:table-cell>
        </table:table-row>
        <table:table-row table:style-name="ro1">
          <table:table-cell office:value-type="string" calcext:value-type="string">
            <text:p>D89S</text:p>
          </table:table-cell>
          <table:table-cell office:value-type="float" office:value="-432.112976074" calcext:value-type="float">
            <text:p>-432.112976074</text:p>
          </table:table-cell>
        </table:table-row>
        <table:table-row table:style-name="ro1">
          <table:table-cell office:value-type="string" calcext:value-type="string">
            <text:p>E111I</text:p>
          </table:table-cell>
          <table:table-cell office:value-type="float" office:value="-432.113101196" calcext:value-type="float">
            <text:p>-432.113101196</text:p>
          </table:table-cell>
        </table:table-row>
        <table:table-row table:style-name="ro1">
          <table:table-cell office:value-type="string" calcext:value-type="string">
            <text:p>P376L</text:p>
          </table:table-cell>
          <table:table-cell office:value-type="float" office:value="-432.11505127" calcext:value-type="float">
            <text:p>-432.11505127</text:p>
          </table:table-cell>
        </table:table-row>
        <table:table-row table:style-name="ro1">
          <table:table-cell office:value-type="string" calcext:value-type="string">
            <text:p>V106I</text:p>
          </table:table-cell>
          <table:table-cell office:value-type="float" office:value="-432.11784668" calcext:value-type="float">
            <text:p>-432.11784668</text:p>
          </table:table-cell>
        </table:table-row>
        <table:table-row table:style-name="ro1">
          <table:table-cell office:value-type="string" calcext:value-type="string">
            <text:p>I88A</text:p>
          </table:table-cell>
          <table:table-cell office:value-type="float" office:value="-432.121551514" calcext:value-type="float">
            <text:p>-432.121551514</text:p>
          </table:table-cell>
        </table:table-row>
        <table:table-row table:style-name="ro1">
          <table:table-cell office:value-type="string" calcext:value-type="string">
            <text:p>E54A</text:p>
          </table:table-cell>
          <table:table-cell office:value-type="float" office:value="-432.137130737" calcext:value-type="float">
            <text:p>-432.137130737</text:p>
          </table:table-cell>
        </table:table-row>
        <table:table-row table:style-name="ro1">
          <table:table-cell office:value-type="string" calcext:value-type="string">
            <text:p>L132A</text:p>
          </table:table-cell>
          <table:table-cell office:value-type="float" office:value="-432.137295532" calcext:value-type="float">
            <text:p>-432.137295532</text:p>
          </table:table-cell>
        </table:table-row>
        <table:table-row table:style-name="ro1">
          <table:table-cell office:value-type="string" calcext:value-type="string">
            <text:p>P198R</text:p>
          </table:table-cell>
          <table:table-cell office:value-type="float" office:value="-432.138885498" calcext:value-type="float">
            <text:p>-432.138885498</text:p>
          </table:table-cell>
        </table:table-row>
        <table:table-row table:style-name="ro1">
          <table:table-cell office:value-type="string" calcext:value-type="string">
            <text:p>I425T</text:p>
          </table:table-cell>
          <table:table-cell office:value-type="float" office:value="-432.144866943" calcext:value-type="float">
            <text:p>-432.144866943</text:p>
          </table:table-cell>
        </table:table-row>
        <table:table-row table:style-name="ro1">
          <table:table-cell office:value-type="string" calcext:value-type="string">
            <text:p>S125V</text:p>
          </table:table-cell>
          <table:table-cell office:value-type="float" office:value="-432.145449829" calcext:value-type="float">
            <text:p>-432.145449829</text:p>
          </table:table-cell>
        </table:table-row>
        <table:table-row table:style-name="ro1">
          <table:table-cell office:value-type="string" calcext:value-type="string">
            <text:p>L144G</text:p>
          </table:table-cell>
          <table:table-cell office:value-type="float" office:value="-432.147592163" calcext:value-type="float">
            <text:p>-432.147592163</text:p>
          </table:table-cell>
        </table:table-row>
        <table:table-row table:style-name="ro1">
          <table:table-cell office:value-type="string" calcext:value-type="string">
            <text:p>L364V</text:p>
          </table:table-cell>
          <table:table-cell office:value-type="float" office:value="-432.148590088" calcext:value-type="float">
            <text:p>-432.148590088</text:p>
          </table:table-cell>
        </table:table-row>
        <table:table-row table:style-name="ro1">
          <table:table-cell office:value-type="string" calcext:value-type="string">
            <text:p>Y383E</text:p>
          </table:table-cell>
          <table:table-cell office:value-type="float" office:value="-432.149182129" calcext:value-type="float">
            <text:p>-432.149182129</text:p>
          </table:table-cell>
        </table:table-row>
        <table:table-row table:style-name="ro1">
          <table:table-cell office:value-type="string" calcext:value-type="string">
            <text:p>M328W</text:p>
          </table:table-cell>
          <table:table-cell office:value-type="float" office:value="-432.15012207" calcext:value-type="float">
            <text:p>-432.15012207</text:p>
          </table:table-cell>
        </table:table-row>
        <table:table-row table:style-name="ro1">
          <table:table-cell office:value-type="string" calcext:value-type="string">
            <text:p>A235G</text:p>
          </table:table-cell>
          <table:table-cell office:value-type="float" office:value="-432.151702881" calcext:value-type="float">
            <text:p>-432.151702881</text:p>
          </table:table-cell>
        </table:table-row>
        <table:table-row table:style-name="ro1">
          <table:table-cell office:value-type="string" calcext:value-type="string">
            <text:p>C332S</text:p>
          </table:table-cell>
          <table:table-cell office:value-type="float" office:value="-432.153253174" calcext:value-type="float">
            <text:p>-432.153253174</text:p>
          </table:table-cell>
        </table:table-row>
        <table:table-row table:style-name="ro1">
          <table:table-cell office:value-type="string" calcext:value-type="string">
            <text:p>E303S</text:p>
          </table:table-cell>
          <table:table-cell office:value-type="float" office:value="-432.159188843" calcext:value-type="float">
            <text:p>-432.159188843</text:p>
          </table:table-cell>
        </table:table-row>
        <table:table-row table:style-name="ro1">
          <table:table-cell office:value-type="string" calcext:value-type="string">
            <text:p>L250M</text:p>
          </table:table-cell>
          <table:table-cell office:value-type="float" office:value="-432.161956787" calcext:value-type="float">
            <text:p>-432.161956787</text:p>
          </table:table-cell>
        </table:table-row>
        <table:table-row table:style-name="ro1">
          <table:table-cell office:value-type="string" calcext:value-type="string">
            <text:p>K171D</text:p>
          </table:table-cell>
          <table:table-cell office:value-type="float" office:value="-432.16595459" calcext:value-type="float">
            <text:p>-432.16595459</text:p>
          </table:table-cell>
        </table:table-row>
        <table:table-row table:style-name="ro1">
          <table:table-cell office:value-type="string" calcext:value-type="string">
            <text:p>H358R</text:p>
          </table:table-cell>
          <table:table-cell office:value-type="float" office:value="-432.16675415" calcext:value-type="float">
            <text:p>-432.16675415</text:p>
          </table:table-cell>
        </table:table-row>
        <table:table-row table:style-name="ro1">
          <table:table-cell office:value-type="string" calcext:value-type="string">
            <text:p>H141S</text:p>
          </table:table-cell>
          <table:table-cell office:value-type="float" office:value="-432.168707275" calcext:value-type="float">
            <text:p>-432.168707275</text:p>
          </table:table-cell>
        </table:table-row>
        <table:table-row table:style-name="ro1">
          <table:table-cell office:value-type="string" calcext:value-type="string">
            <text:p>M227F</text:p>
          </table:table-cell>
          <table:table-cell office:value-type="float" office:value="-432.176416016" calcext:value-type="float">
            <text:p>-432.176416016</text:p>
          </table:table-cell>
        </table:table-row>
        <table:table-row table:style-name="ro1">
          <table:table-cell office:value-type="string" calcext:value-type="string">
            <text:p>A164W</text:p>
          </table:table-cell>
          <table:table-cell office:value-type="float" office:value="-432.185015869" calcext:value-type="float">
            <text:p>-432.185015869</text:p>
          </table:table-cell>
        </table:table-row>
        <table:table-row table:style-name="ro1">
          <table:table-cell office:value-type="string" calcext:value-type="string">
            <text:p>V363M</text:p>
          </table:table-cell>
          <table:table-cell office:value-type="float" office:value="-432.187695313" calcext:value-type="float">
            <text:p>-432.187695313</text:p>
          </table:table-cell>
        </table:table-row>
        <table:table-row table:style-name="ro1">
          <table:table-cell office:value-type="string" calcext:value-type="string">
            <text:p>I45T</text:p>
          </table:table-cell>
          <table:table-cell office:value-type="float" office:value="-432.189422607" calcext:value-type="float">
            <text:p>-432.189422607</text:p>
          </table:table-cell>
        </table:table-row>
        <table:table-row table:style-name="ro1">
          <table:table-cell office:value-type="string" calcext:value-type="string">
            <text:p>S167Q</text:p>
          </table:table-cell>
          <table:table-cell office:value-type="float" office:value="-432.19262085" calcext:value-type="float">
            <text:p>-432.19262085</text:p>
          </table:table-cell>
        </table:table-row>
        <table:table-row table:style-name="ro1">
          <table:table-cell office:value-type="string" calcext:value-type="string">
            <text:p>F269I</text:p>
          </table:table-cell>
          <table:table-cell office:value-type="float" office:value="-432.192996216" calcext:value-type="float">
            <text:p>-432.192996216</text:p>
          </table:table-cell>
        </table:table-row>
        <table:table-row table:style-name="ro1">
          <table:table-cell office:value-type="string" calcext:value-type="string">
            <text:p>P428G</text:p>
          </table:table-cell>
          <table:table-cell office:value-type="float" office:value="-432.199642944" calcext:value-type="float">
            <text:p>-432.199642944</text:p>
          </table:table-cell>
        </table:table-row>
        <table:table-row table:style-name="ro1">
          <table:table-cell office:value-type="string" calcext:value-type="string">
            <text:p>K99E</text:p>
          </table:table-cell>
          <table:table-cell office:value-type="float" office:value="-432.202102661" calcext:value-type="float">
            <text:p>-432.202102661</text:p>
          </table:table-cell>
        </table:table-row>
        <table:table-row table:style-name="ro1">
          <table:table-cell office:value-type="string" calcext:value-type="string">
            <text:p>Y322I</text:p>
          </table:table-cell>
          <table:table-cell office:value-type="float" office:value="-432.203521729" calcext:value-type="float">
            <text:p>-432.203521729</text:p>
          </table:table-cell>
        </table:table-row>
        <table:table-row table:style-name="ro1">
          <table:table-cell office:value-type="string" calcext:value-type="string">
            <text:p>L173F</text:p>
          </table:table-cell>
          <table:table-cell office:value-type="float" office:value="-432.207910156" calcext:value-type="float">
            <text:p>-432.207910156</text:p>
          </table:table-cell>
        </table:table-row>
        <table:table-row table:style-name="ro1">
          <table:table-cell office:value-type="string" calcext:value-type="string">
            <text:p>V151I</text:p>
          </table:table-cell>
          <table:table-cell office:value-type="float" office:value="-432.2121521" calcext:value-type="float">
            <text:p>-432.2121521</text:p>
          </table:table-cell>
        </table:table-row>
        <table:table-row table:style-name="ro1">
          <table:table-cell office:value-type="string" calcext:value-type="string">
            <text:p>G411I</text:p>
          </table:table-cell>
          <table:table-cell office:value-type="float" office:value="-432.217636108" calcext:value-type="float">
            <text:p>-432.217636108</text:p>
          </table:table-cell>
        </table:table-row>
        <table:table-row table:style-name="ro1">
          <table:table-cell office:value-type="string" calcext:value-type="string">
            <text:p>H265S</text:p>
          </table:table-cell>
          <table:table-cell office:value-type="float" office:value="-432.224246216" calcext:value-type="float">
            <text:p>-432.224246216</text:p>
          </table:table-cell>
        </table:table-row>
        <table:table-row table:style-name="ro1">
          <table:table-cell office:value-type="string" calcext:value-type="string">
            <text:p>K233S</text:p>
          </table:table-cell>
          <table:table-cell office:value-type="float" office:value="-432.227099609" calcext:value-type="float">
            <text:p>-432.227099609</text:p>
          </table:table-cell>
        </table:table-row>
        <table:table-row table:style-name="ro1">
          <table:table-cell office:value-type="string" calcext:value-type="string">
            <text:p>Q406T</text:p>
          </table:table-cell>
          <table:table-cell office:value-type="float" office:value="-432.230905151" calcext:value-type="float">
            <text:p>-432.230905151</text:p>
          </table:table-cell>
        </table:table-row>
        <table:table-row table:style-name="ro1">
          <table:table-cell office:value-type="string" calcext:value-type="string">
            <text:p>F269L</text:p>
          </table:table-cell>
          <table:table-cell office:value-type="float" office:value="-432.231274414" calcext:value-type="float">
            <text:p>-432.231274414</text:p>
          </table:table-cell>
        </table:table-row>
        <table:table-row table:style-name="ro1">
          <table:table-cell office:value-type="string" calcext:value-type="string">
            <text:p>S72P</text:p>
          </table:table-cell>
          <table:table-cell office:value-type="float" office:value="-432.234094238" calcext:value-type="float">
            <text:p>-432.234094238</text:p>
          </table:table-cell>
        </table:table-row>
        <table:table-row table:style-name="ro1">
          <table:table-cell office:value-type="string" calcext:value-type="string">
            <text:p>V172L</text:p>
          </table:table-cell>
          <table:table-cell office:value-type="float" office:value="-432.235354614" calcext:value-type="float">
            <text:p>-432.235354614</text:p>
          </table:table-cell>
        </table:table-row>
        <table:table-row table:style-name="ro1">
          <table:table-cell office:value-type="string" calcext:value-type="string">
            <text:p>T362E</text:p>
          </table:table-cell>
          <table:table-cell office:value-type="float" office:value="-432.239422607" calcext:value-type="float">
            <text:p>-432.239422607</text:p>
          </table:table-cell>
        </table:table-row>
        <table:table-row table:style-name="ro1">
          <table:table-cell office:value-type="string" calcext:value-type="string">
            <text:p>H265T</text:p>
          </table:table-cell>
          <table:table-cell office:value-type="float" office:value="-432.247116089" calcext:value-type="float">
            <text:p>-432.247116089</text:p>
          </table:table-cell>
        </table:table-row>
        <table:table-row table:style-name="ro1">
          <table:table-cell office:value-type="string" calcext:value-type="string">
            <text:p>D211L</text:p>
          </table:table-cell>
          <table:table-cell office:value-type="float" office:value="-432.24821167" calcext:value-type="float">
            <text:p>-432.24821167</text:p>
          </table:table-cell>
        </table:table-row>
        <table:table-row table:style-name="ro1">
          <table:table-cell office:value-type="string" calcext:value-type="string">
            <text:p>E236I</text:p>
          </table:table-cell>
          <table:table-cell office:value-type="float" office:value="-432.250366211" calcext:value-type="float">
            <text:p>-432.250366211</text:p>
          </table:table-cell>
        </table:table-row>
        <table:table-row table:style-name="ro1">
          <table:table-cell office:value-type="string" calcext:value-type="string">
            <text:p>E228D</text:p>
          </table:table-cell>
          <table:table-cell office:value-type="float" office:value="-432.257275391" calcext:value-type="float">
            <text:p>-432.257275391</text:p>
          </table:table-cell>
        </table:table-row>
        <table:table-row table:style-name="ro1">
          <table:table-cell office:value-type="string" calcext:value-type="string">
            <text:p>E197D</text:p>
          </table:table-cell>
          <table:table-cell office:value-type="float" office:value="-432.262481689" calcext:value-type="float">
            <text:p>-432.262481689</text:p>
          </table:table-cell>
        </table:table-row>
        <table:table-row table:style-name="ro1">
          <table:table-cell office:value-type="string" calcext:value-type="string">
            <text:p>D89N</text:p>
          </table:table-cell>
          <table:table-cell office:value-type="float" office:value="-432.265570068" calcext:value-type="float">
            <text:p>-432.265570068</text:p>
          </table:table-cell>
        </table:table-row>
        <table:table-row table:style-name="ro1">
          <table:table-cell office:value-type="string" calcext:value-type="string">
            <text:p>S167N</text:p>
          </table:table-cell>
          <table:table-cell office:value-type="float" office:value="-432.266098022" calcext:value-type="float">
            <text:p>-432.266098022</text:p>
          </table:table-cell>
        </table:table-row>
        <table:table-row table:style-name="ro1">
          <table:table-cell office:value-type="string" calcext:value-type="string">
            <text:p>V229S</text:p>
          </table:table-cell>
          <table:table-cell office:value-type="float" office:value="-432.27182312" calcext:value-type="float">
            <text:p>-432.27182312</text:p>
          </table:table-cell>
        </table:table-row>
        <table:table-row table:style-name="ro1">
          <table:table-cell office:value-type="string" calcext:value-type="string">
            <text:p>P232R</text:p>
          </table:table-cell>
          <table:table-cell office:value-type="float" office:value="-432.273168945" calcext:value-type="float">
            <text:p>-432.273168945</text:p>
          </table:table-cell>
        </table:table-row>
        <table:table-row table:style-name="ro1">
          <table:table-cell office:value-type="string" calcext:value-type="string">
            <text:p>A429I</text:p>
          </table:table-cell>
          <table:table-cell office:value-type="float" office:value="-432.273968506" calcext:value-type="float">
            <text:p>-432.273968506</text:p>
          </table:table-cell>
        </table:table-row>
        <table:table-row table:style-name="ro1">
          <table:table-cell office:value-type="string" calcext:value-type="string">
            <text:p>I88P</text:p>
          </table:table-cell>
          <table:table-cell office:value-type="float" office:value="-432.274645996" calcext:value-type="float">
            <text:p>-432.274645996</text:p>
          </table:table-cell>
        </table:table-row>
        <table:table-row table:style-name="ro1">
          <table:table-cell office:value-type="string" calcext:value-type="string">
            <text:p>P294Y</text:p>
          </table:table-cell>
          <table:table-cell office:value-type="float" office:value="-432.280233765" calcext:value-type="float">
            <text:p>-432.280233765</text:p>
          </table:table-cell>
        </table:table-row>
        <table:table-row table:style-name="ro1">
          <table:table-cell office:value-type="string" calcext:value-type="string">
            <text:p>R302Q</text:p>
          </table:table-cell>
          <table:table-cell office:value-type="float" office:value="-432.282250977" calcext:value-type="float">
            <text:p>-432.282250977</text:p>
          </table:table-cell>
        </table:table-row>
        <table:table-row table:style-name="ro1">
          <table:table-cell office:value-type="string" calcext:value-type="string">
            <text:p>Y182I</text:p>
          </table:table-cell>
          <table:table-cell office:value-type="float" office:value="-432.283190918" calcext:value-type="float">
            <text:p>-432.283190918</text:p>
          </table:table-cell>
        </table:table-row>
        <table:table-row table:style-name="ro1">
          <table:table-cell office:value-type="string" calcext:value-type="string">
            <text:p>E87I</text:p>
          </table:table-cell>
          <table:table-cell office:value-type="float" office:value="-432.292504883" calcext:value-type="float">
            <text:p>-432.292504883</text:p>
          </table:table-cell>
        </table:table-row>
        <table:table-row table:style-name="ro1">
          <table:table-cell office:value-type="string" calcext:value-type="string">
            <text:p>P330S</text:p>
          </table:table-cell>
          <table:table-cell office:value-type="float" office:value="-432.298373413" calcext:value-type="float">
            <text:p>-432.298373413</text:p>
          </table:table-cell>
        </table:table-row>
        <table:table-row table:style-name="ro1">
          <table:table-cell office:value-type="string" calcext:value-type="string">
            <text:p>H265M</text:p>
          </table:table-cell>
          <table:table-cell office:value-type="float" office:value="-432.301470947" calcext:value-type="float">
            <text:p>-432.301470947</text:p>
          </table:table-cell>
        </table:table-row>
        <table:table-row table:style-name="ro1">
          <table:table-cell office:value-type="string" calcext:value-type="string">
            <text:p>C203A</text:p>
          </table:table-cell>
          <table:table-cell office:value-type="float" office:value="-432.3072052" calcext:value-type="float">
            <text:p>-432.3072052</text:p>
          </table:table-cell>
        </table:table-row>
        <table:table-row table:style-name="ro1">
          <table:table-cell office:value-type="string" calcext:value-type="string">
            <text:p>D239K</text:p>
          </table:table-cell>
          <table:table-cell office:value-type="float" office:value="-432.309243774" calcext:value-type="float">
            <text:p>-432.309243774</text:p>
          </table:table-cell>
        </table:table-row>
        <table:table-row table:style-name="ro1">
          <table:table-cell office:value-type="string" calcext:value-type="string">
            <text:p>V337Q</text:p>
          </table:table-cell>
          <table:table-cell office:value-type="float" office:value="-432.311605835" calcext:value-type="float">
            <text:p>-432.311605835</text:p>
          </table:table-cell>
        </table:table-row>
        <table:table-row table:style-name="ro1">
          <table:table-cell office:value-type="string" calcext:value-type="string">
            <text:p>K261Y</text:p>
          </table:table-cell>
          <table:table-cell office:value-type="float" office:value="-432.312060547" calcext:value-type="float">
            <text:p>-432.312060547</text:p>
          </table:table-cell>
        </table:table-row>
        <table:table-row table:style-name="ro1">
          <table:table-cell office:value-type="string" calcext:value-type="string">
            <text:p>S444D</text:p>
          </table:table-cell>
          <table:table-cell office:value-type="float" office:value="-432.323495483" calcext:value-type="float">
            <text:p>-432.323495483</text:p>
          </table:table-cell>
        </table:table-row>
        <table:table-row table:style-name="ro1">
          <table:table-cell office:value-type="string" calcext:value-type="string">
            <text:p>Q243H</text:p>
          </table:table-cell>
          <table:table-cell office:value-type="float" office:value="-432.324966431" calcext:value-type="float">
            <text:p>-432.324966431</text:p>
          </table:table-cell>
        </table:table-row>
        <table:table-row table:style-name="ro1">
          <table:table-cell office:value-type="string" calcext:value-type="string">
            <text:p>M326V</text:p>
          </table:table-cell>
          <table:table-cell office:value-type="float" office:value="-432.325253296" calcext:value-type="float">
            <text:p>-432.325253296</text:p>
          </table:table-cell>
        </table:table-row>
        <table:table-row table:style-name="ro1">
          <table:table-cell office:value-type="string" calcext:value-type="string">
            <text:p>K171T</text:p>
          </table:table-cell>
          <table:table-cell office:value-type="float" office:value="-432.325695801" calcext:value-type="float">
            <text:p>-432.325695801</text:p>
          </table:table-cell>
        </table:table-row>
        <table:table-row table:style-name="ro1">
          <table:table-cell office:value-type="string" calcext:value-type="string">
            <text:p>T91D</text:p>
          </table:table-cell>
          <table:table-cell office:value-type="float" office:value="-432.327301025" calcext:value-type="float">
            <text:p>-432.327301025</text:p>
          </table:table-cell>
        </table:table-row>
        <table:table-row table:style-name="ro1">
          <table:table-cell office:value-type="string" calcext:value-type="string">
            <text:p>K233T</text:p>
          </table:table-cell>
          <table:table-cell office:value-type="float" office:value="-432.330667114" calcext:value-type="float">
            <text:p>-432.330667114</text:p>
          </table:table-cell>
        </table:table-row>
        <table:table-row table:style-name="ro1">
          <table:table-cell office:value-type="string" calcext:value-type="string">
            <text:p>A244V</text:p>
          </table:table-cell>
          <table:table-cell office:value-type="float" office:value="-432.331185913" calcext:value-type="float">
            <text:p>-432.331185913</text:p>
          </table:table-cell>
        </table:table-row>
        <table:table-row table:style-name="ro1">
          <table:table-cell office:value-type="string" calcext:value-type="string">
            <text:p>D205E</text:p>
          </table:table-cell>
          <table:table-cell office:value-type="float" office:value="-432.336148071" calcext:value-type="float">
            <text:p>-432.336148071</text:p>
          </table:table-cell>
        </table:table-row>
        <table:table-row table:style-name="ro1">
          <table:table-cell office:value-type="string" calcext:value-type="string">
            <text:p>K36R</text:p>
          </table:table-cell>
          <table:table-cell office:value-type="float" office:value="-432.337506104" calcext:value-type="float">
            <text:p>-432.337506104</text:p>
          </table:table-cell>
        </table:table-row>
        <table:table-row table:style-name="ro1">
          <table:table-cell office:value-type="string" calcext:value-type="string">
            <text:p>G102A</text:p>
          </table:table-cell>
          <table:table-cell office:value-type="float" office:value="-432.344229126" calcext:value-type="float">
            <text:p>-432.344229126</text:p>
          </table:table-cell>
        </table:table-row>
        <table:table-row table:style-name="ro1">
          <table:table-cell office:value-type="string" calcext:value-type="string">
            <text:p>C441T</text:p>
          </table:table-cell>
          <table:table-cell office:value-type="float" office:value="-432.344763184" calcext:value-type="float">
            <text:p>-432.344763184</text:p>
          </table:table-cell>
        </table:table-row>
        <table:table-row table:style-name="ro1">
          <table:table-cell office:value-type="string" calcext:value-type="string">
            <text:p>A164Q</text:p>
          </table:table-cell>
          <table:table-cell office:value-type="float" office:value="-432.345953369" calcext:value-type="float">
            <text:p>-432.345953369</text:p>
          </table:table-cell>
        </table:table-row>
        <table:table-row table:style-name="ro1">
          <table:table-cell office:value-type="string" calcext:value-type="string">
            <text:p>K233M</text:p>
          </table:table-cell>
          <table:table-cell office:value-type="float" office:value="-432.347674561" calcext:value-type="float">
            <text:p>-432.347674561</text:p>
          </table:table-cell>
        </table:table-row>
        <table:table-row table:style-name="ro1">
          <table:table-cell office:value-type="string" calcext:value-type="string">
            <text:p>Y383H</text:p>
          </table:table-cell>
          <table:table-cell office:value-type="float" office:value="-432.350921631" calcext:value-type="float">
            <text:p>-432.350921631</text:p>
          </table:table-cell>
        </table:table-row>
        <table:table-row table:style-name="ro1">
          <table:table-cell office:value-type="string" calcext:value-type="string">
            <text:p>A164S</text:p>
          </table:table-cell>
          <table:table-cell office:value-type="float" office:value="-432.364349365" calcext:value-type="float">
            <text:p>-432.364349365</text:p>
          </table:table-cell>
        </table:table-row>
        <table:table-row table:style-name="ro1">
          <table:table-cell office:value-type="string" calcext:value-type="string">
            <text:p>E87R</text:p>
          </table:table-cell>
          <table:table-cell office:value-type="float" office:value="-432.366461182" calcext:value-type="float">
            <text:p>-432.366461182</text:p>
          </table:table-cell>
        </table:table-row>
        <table:table-row table:style-name="ro1">
          <table:table-cell office:value-type="string" calcext:value-type="string">
            <text:p>P115R</text:p>
          </table:table-cell>
          <table:table-cell office:value-type="float" office:value="-432.36914978" calcext:value-type="float">
            <text:p>-432.36914978</text:p>
          </table:table-cell>
        </table:table-row>
        <table:table-row table:style-name="ro1">
          <table:table-cell office:value-type="string" calcext:value-type="string">
            <text:p>L150F</text:p>
          </table:table-cell>
          <table:table-cell office:value-type="float" office:value="-432.371939087" calcext:value-type="float">
            <text:p>-432.371939087</text:p>
          </table:table-cell>
        </table:table-row>
        <table:table-row table:style-name="ro1">
          <table:table-cell office:value-type="string" calcext:value-type="string">
            <text:p>E90Q</text:p>
          </table:table-cell>
          <table:table-cell office:value-type="float" office:value="-432.372497559" calcext:value-type="float">
            <text:p>-432.372497559</text:p>
          </table:table-cell>
        </table:table-row>
        <table:table-row table:style-name="ro1">
          <table:table-cell office:value-type="string" calcext:value-type="string">
            <text:p>A220L</text:p>
          </table:table-cell>
          <table:table-cell office:value-type="float" office:value="-432.38862915" calcext:value-type="float">
            <text:p>-432.38862915</text:p>
          </table:table-cell>
        </table:table-row>
        <table:table-row table:style-name="ro1">
          <table:table-cell office:value-type="string" calcext:value-type="string">
            <text:p>T362V</text:p>
          </table:table-cell>
          <table:table-cell office:value-type="float" office:value="-432.389416504" calcext:value-type="float">
            <text:p>-432.389416504</text:p>
          </table:table-cell>
        </table:table-row>
        <table:table-row table:style-name="ro1">
          <table:table-cell office:value-type="string" calcext:value-type="string">
            <text:p>E236S</text:p>
          </table:table-cell>
          <table:table-cell office:value-type="float" office:value="-432.402584839" calcext:value-type="float">
            <text:p>-432.402584839</text:p>
          </table:table-cell>
        </table:table-row>
        <table:table-row table:style-name="ro1">
          <table:table-cell office:value-type="string" calcext:value-type="string">
            <text:p>M326C</text:p>
          </table:table-cell>
          <table:table-cell office:value-type="float" office:value="-432.40458374" calcext:value-type="float">
            <text:p>-432.40458374</text:p>
          </table:table-cell>
        </table:table-row>
        <table:table-row table:style-name="ro1">
          <table:table-cell office:value-type="string" calcext:value-type="string">
            <text:p>V363Y</text:p>
          </table:table-cell>
          <table:table-cell office:value-type="float" office:value="-432.407827759" calcext:value-type="float">
            <text:p>-432.407827759</text:p>
          </table:table-cell>
        </table:table-row>
        <table:table-row table:style-name="ro1">
          <table:table-cell office:value-type="string" calcext:value-type="string">
            <text:p>A295M</text:p>
          </table:table-cell>
          <table:table-cell office:value-type="float" office:value="-432.412561035" calcext:value-type="float">
            <text:p>-432.412561035</text:p>
          </table:table-cell>
        </table:table-row>
        <table:table-row table:style-name="ro1">
          <table:table-cell office:value-type="string" calcext:value-type="string">
            <text:p>D306P</text:p>
          </table:table-cell>
          <table:table-cell office:value-type="float" office:value="-432.415313721" calcext:value-type="float">
            <text:p>-432.415313721</text:p>
          </table:table-cell>
        </table:table-row>
        <table:table-row table:style-name="ro1">
          <table:table-cell office:value-type="string" calcext:value-type="string">
            <text:p>E236N</text:p>
          </table:table-cell>
          <table:table-cell office:value-type="float" office:value="-432.415811157" calcext:value-type="float">
            <text:p>-432.415811157</text:p>
          </table:table-cell>
        </table:table-row>
        <table:table-row table:style-name="ro1">
          <table:table-cell office:value-type="string" calcext:value-type="string">
            <text:p>A244Q</text:p>
          </table:table-cell>
          <table:table-cell office:value-type="float" office:value="-432.42616272" calcext:value-type="float">
            <text:p>-432.42616272</text:p>
          </table:table-cell>
        </table:table-row>
        <table:table-row table:style-name="ro1">
          <table:table-cell office:value-type="string" calcext:value-type="string">
            <text:p>I433R</text:p>
          </table:table-cell>
          <table:table-cell office:value-type="float" office:value="-432.429290771" calcext:value-type="float">
            <text:p>-432.429290771</text:p>
          </table:table-cell>
        </table:table-row>
        <table:table-row table:style-name="ro1">
          <table:table-cell office:value-type="string" calcext:value-type="string">
            <text:p>L112M</text:p>
          </table:table-cell>
          <table:table-cell office:value-type="float" office:value="-432.433258057" calcext:value-type="float">
            <text:p>-432.433258057</text:p>
          </table:table-cell>
        </table:table-row>
        <table:table-row table:style-name="ro1">
          <table:table-cell office:value-type="string" calcext:value-type="string">
            <text:p>N415A</text:p>
          </table:table-cell>
          <table:table-cell office:value-type="float" office:value="-432.443728638" calcext:value-type="float">
            <text:p>-432.443728638</text:p>
          </table:table-cell>
        </table:table-row>
        <table:table-row table:style-name="ro1">
          <table:table-cell office:value-type="string" calcext:value-type="string">
            <text:p>L169V</text:p>
          </table:table-cell>
          <table:table-cell office:value-type="float" office:value="-432.447073364" calcext:value-type="float">
            <text:p>-432.447073364</text:p>
          </table:table-cell>
        </table:table-row>
        <table:table-row table:style-name="ro1">
          <table:table-cell office:value-type="string" calcext:value-type="string">
            <text:p>T273C</text:p>
          </table:table-cell>
          <table:table-cell office:value-type="float" office:value="-432.455130005" calcext:value-type="float">
            <text:p>-432.455130005</text:p>
          </table:table-cell>
        </table:table-row>
        <table:table-row table:style-name="ro1">
          <table:table-cell office:value-type="string" calcext:value-type="string">
            <text:p>R436K</text:p>
          </table:table-cell>
          <table:table-cell office:value-type="float" office:value="-432.456967163" calcext:value-type="float">
            <text:p>-432.456967163</text:p>
          </table:table-cell>
        </table:table-row>
        <table:table-row table:style-name="ro1">
          <table:table-cell office:value-type="string" calcext:value-type="string">
            <text:p>A237M</text:p>
          </table:table-cell>
          <table:table-cell office:value-type="float" office:value="-432.466448975" calcext:value-type="float">
            <text:p>-432.466448975</text:p>
          </table:table-cell>
        </table:table-row>
        <table:table-row table:style-name="ro1">
          <table:table-cell office:value-type="string" calcext:value-type="string">
            <text:p>G143C</text:p>
          </table:table-cell>
          <table:table-cell office:value-type="float" office:value="-432.467779541" calcext:value-type="float">
            <text:p>-432.467779541</text:p>
          </table:table-cell>
        </table:table-row>
        <table:table-row table:style-name="ro1">
          <table:table-cell office:value-type="string" calcext:value-type="string">
            <text:p>Y377L</text:p>
          </table:table-cell>
          <table:table-cell office:value-type="float" office:value="-432.481515503" calcext:value-type="float">
            <text:p>-432.481515503</text:p>
          </table:table-cell>
        </table:table-row>
        <table:table-row table:style-name="ro1">
          <table:table-cell office:value-type="string" calcext:value-type="string">
            <text:p>A421C</text:p>
          </table:table-cell>
          <table:table-cell office:value-type="float" office:value="-432.490411377" calcext:value-type="float">
            <text:p>-432.490411377</text:p>
          </table:table-cell>
        </table:table-row>
        <table:table-row table:style-name="ro1">
          <table:table-cell office:value-type="string" calcext:value-type="string">
            <text:p>G100E</text:p>
          </table:table-cell>
          <table:table-cell office:value-type="float" office:value="-432.493972778" calcext:value-type="float">
            <text:p>-432.493972778</text:p>
          </table:table-cell>
        </table:table-row>
        <table:table-row table:style-name="ro1">
          <table:table-cell office:value-type="string" calcext:value-type="string">
            <text:p>V98K</text:p>
          </table:table-cell>
          <table:table-cell office:value-type="float" office:value="-432.498132324" calcext:value-type="float">
            <text:p>-432.498132324</text:p>
          </table:table-cell>
        </table:table-row>
        <table:table-row table:style-name="ro1">
          <table:table-cell office:value-type="string" calcext:value-type="string">
            <text:p>G143M</text:p>
          </table:table-cell>
          <table:table-cell office:value-type="float" office:value="-432.4984375" calcext:value-type="float">
            <text:p>-432.4984375</text:p>
          </table:table-cell>
        </table:table-row>
        <table:table-row table:style-name="ro1">
          <table:table-cell office:value-type="string" calcext:value-type="string">
            <text:p>I392V</text:p>
          </table:table-cell>
          <table:table-cell office:value-type="float" office:value="-432.503411865" calcext:value-type="float">
            <text:p>-432.503411865</text:p>
          </table:table-cell>
        </table:table-row>
        <table:table-row table:style-name="ro1">
          <table:table-cell office:value-type="string" calcext:value-type="string">
            <text:p>V98F</text:p>
          </table:table-cell>
          <table:table-cell office:value-type="float" office:value="-432.506011963" calcext:value-type="float">
            <text:p>-432.506011963</text:p>
          </table:table-cell>
        </table:table-row>
        <table:table-row table:style-name="ro1">
          <table:table-cell office:value-type="string" calcext:value-type="string">
            <text:p>E90N</text:p>
          </table:table-cell>
          <table:table-cell office:value-type="float" office:value="-432.517718506" calcext:value-type="float">
            <text:p>-432.517718506</text:p>
          </table:table-cell>
        </table:table-row>
        <table:table-row table:style-name="ro1">
          <table:table-cell office:value-type="string" calcext:value-type="string">
            <text:p>L44V</text:p>
          </table:table-cell>
          <table:table-cell office:value-type="float" office:value="-432.520373535" calcext:value-type="float">
            <text:p>-432.520373535</text:p>
          </table:table-cell>
        </table:table-row>
        <table:table-row table:style-name="ro1">
          <table:table-cell office:value-type="string" calcext:value-type="string">
            <text:p>G174R</text:p>
          </table:table-cell>
          <table:table-cell office:value-type="float" office:value="-432.527661133" calcext:value-type="float">
            <text:p>-432.527661133</text:p>
          </table:table-cell>
        </table:table-row>
        <table:table-row table:style-name="ro1">
          <table:table-cell office:value-type="string" calcext:value-type="string">
            <text:p>L44F</text:p>
          </table:table-cell>
          <table:table-cell office:value-type="float" office:value="-432.531246948" calcext:value-type="float">
            <text:p>-432.531246948</text:p>
          </table:table-cell>
        </table:table-row>
        <table:table-row table:style-name="ro1">
          <table:table-cell office:value-type="string" calcext:value-type="string">
            <text:p>E228H</text:p>
          </table:table-cell>
          <table:table-cell office:value-type="float" office:value="-432.531607056" calcext:value-type="float">
            <text:p>-432.531607056</text:p>
          </table:table-cell>
        </table:table-row>
        <table:table-row table:style-name="ro1">
          <table:table-cell office:value-type="string" calcext:value-type="string">
            <text:p>H358F</text:p>
          </table:table-cell>
          <table:table-cell office:value-type="float" office:value="-432.5340271" calcext:value-type="float">
            <text:p>-432.5340271</text:p>
          </table:table-cell>
        </table:table-row>
        <table:table-row table:style-name="ro1">
          <table:table-cell office:value-type="string" calcext:value-type="string">
            <text:p>G139S</text:p>
          </table:table-cell>
          <table:table-cell office:value-type="float" office:value="-432.534136963" calcext:value-type="float">
            <text:p>-432.534136963</text:p>
          </table:table-cell>
        </table:table-row>
        <table:table-row table:style-name="ro1">
          <table:table-cell office:value-type="string" calcext:value-type="string">
            <text:p>T245L</text:p>
          </table:table-cell>
          <table:table-cell office:value-type="float" office:value="-432.534170532" calcext:value-type="float">
            <text:p>-432.534170532</text:p>
          </table:table-cell>
        </table:table-row>
        <table:table-row table:style-name="ro1">
          <table:table-cell office:value-type="string" calcext:value-type="string">
            <text:p>E197K</text:p>
          </table:table-cell>
          <table:table-cell office:value-type="float" office:value="-432.534796143" calcext:value-type="float">
            <text:p>-432.534796143</text:p>
          </table:table-cell>
        </table:table-row>
        <table:table-row table:style-name="ro1">
          <table:table-cell office:value-type="string" calcext:value-type="string">
            <text:p>T362D</text:p>
          </table:table-cell>
          <table:table-cell office:value-type="float" office:value="-432.541351318" calcext:value-type="float">
            <text:p>-432.541351318</text:p>
          </table:table-cell>
        </table:table-row>
        <table:table-row table:style-name="ro1">
          <table:table-cell office:value-type="string" calcext:value-type="string">
            <text:p>A387G</text:p>
          </table:table-cell>
          <table:table-cell office:value-type="float" office:value="-432.541772461" calcext:value-type="float">
            <text:p>-432.541772461</text:p>
          </table:table-cell>
        </table:table-row>
        <table:table-row table:style-name="ro1">
          <table:table-cell office:value-type="string" calcext:value-type="string">
            <text:p>V363K</text:p>
          </table:table-cell>
          <table:table-cell office:value-type="float" office:value="-432.541897583" calcext:value-type="float">
            <text:p>-432.541897583</text:p>
          </table:table-cell>
        </table:table-row>
        <table:table-row table:style-name="ro1">
          <table:table-cell office:value-type="string" calcext:value-type="string">
            <text:p>A164M</text:p>
          </table:table-cell>
          <table:table-cell office:value-type="float" office:value="-432.546673584" calcext:value-type="float">
            <text:p>-432.546673584</text:p>
          </table:table-cell>
        </table:table-row>
        <table:table-row table:style-name="ro1">
          <table:table-cell office:value-type="string" calcext:value-type="string">
            <text:p>E236K</text:p>
          </table:table-cell>
          <table:table-cell office:value-type="float" office:value="-432.550460815" calcext:value-type="float">
            <text:p>-432.550460815</text:p>
          </table:table-cell>
        </table:table-row>
        <table:table-row table:style-name="ro1">
          <table:table-cell office:value-type="string" calcext:value-type="string">
            <text:p>V172I</text:p>
          </table:table-cell>
          <table:table-cell office:value-type="float" office:value="-432.565686035" calcext:value-type="float">
            <text:p>-432.565686035</text:p>
          </table:table-cell>
        </table:table-row>
        <table:table-row table:style-name="ro1">
          <table:table-cell office:value-type="string" calcext:value-type="string">
            <text:p>R436H</text:p>
          </table:table-cell>
          <table:table-cell office:value-type="float" office:value="-432.565704346" calcext:value-type="float">
            <text:p>-432.565704346</text:p>
          </table:table-cell>
        </table:table-row>
        <table:table-row table:style-name="ro1">
          <table:table-cell office:value-type="string" calcext:value-type="string">
            <text:p>R195T</text:p>
          </table:table-cell>
          <table:table-cell office:value-type="float" office:value="-432.573345947" calcext:value-type="float">
            <text:p>-432.573345947</text:p>
          </table:table-cell>
        </table:table-row>
        <table:table-row table:style-name="ro1">
          <table:table-cell office:value-type="string" calcext:value-type="string">
            <text:p>Y383F</text:p>
          </table:table-cell>
          <table:table-cell office:value-type="float" office:value="-432.578393555" calcext:value-type="float">
            <text:p>-432.578393555</text:p>
          </table:table-cell>
        </table:table-row>
        <table:table-row table:style-name="ro1">
          <table:table-cell office:value-type="string" calcext:value-type="string">
            <text:p>G143Q</text:p>
          </table:table-cell>
          <table:table-cell office:value-type="float" office:value="-432.58581543" calcext:value-type="float">
            <text:p>-432.58581543</text:p>
          </table:table-cell>
        </table:table-row>
        <table:table-row table:style-name="ro1">
          <table:table-cell office:value-type="string" calcext:value-type="string">
            <text:p>R157P</text:p>
          </table:table-cell>
          <table:table-cell office:value-type="float" office:value="-432.586553955" calcext:value-type="float">
            <text:p>-432.586553955</text:p>
          </table:table-cell>
        </table:table-row>
        <table:table-row table:style-name="ro1">
          <table:table-cell office:value-type="string" calcext:value-type="string">
            <text:p>Y383L</text:p>
          </table:table-cell>
          <table:table-cell office:value-type="float" office:value="-432.58788147" calcext:value-type="float">
            <text:p>-432.58788147</text:p>
          </table:table-cell>
        </table:table-row>
        <table:table-row table:style-name="ro1">
          <table:table-cell office:value-type="string" calcext:value-type="string">
            <text:p>Y322G</text:p>
          </table:table-cell>
          <table:table-cell office:value-type="float" office:value="-432.602862549" calcext:value-type="float">
            <text:p>-432.602862549</text:p>
          </table:table-cell>
        </table:table-row>
        <table:table-row table:style-name="ro1">
          <table:table-cell office:value-type="string" calcext:value-type="string">
            <text:p>V229T</text:p>
          </table:table-cell>
          <table:table-cell office:value-type="float" office:value="-432.606591797" calcext:value-type="float">
            <text:p>-432.606591797</text:p>
          </table:table-cell>
        </table:table-row>
        <table:table-row table:style-name="ro1">
          <table:table-cell office:value-type="string" calcext:value-type="string">
            <text:p>F251H</text:p>
          </table:table-cell>
          <table:table-cell office:value-type="float" office:value="-432.609014893" calcext:value-type="float">
            <text:p>-432.609014893</text:p>
          </table:table-cell>
        </table:table-row>
        <table:table-row table:style-name="ro1">
          <table:table-cell office:value-type="string" calcext:value-type="string">
            <text:p>V363F</text:p>
          </table:table-cell>
          <table:table-cell office:value-type="float" office:value="-432.610305786" calcext:value-type="float">
            <text:p>-432.610305786</text:p>
          </table:table-cell>
        </table:table-row>
        <table:table-row table:style-name="ro1">
          <table:table-cell office:value-type="string" calcext:value-type="string">
            <text:p>M326P</text:p>
          </table:table-cell>
          <table:table-cell office:value-type="float" office:value="-432.612255859" calcext:value-type="float">
            <text:p>-432.612255859</text:p>
          </table:table-cell>
        </table:table-row>
        <table:table-row table:style-name="ro1">
          <table:table-cell office:value-type="string" calcext:value-type="string">
            <text:p>Y352F</text:p>
          </table:table-cell>
          <table:table-cell office:value-type="float" office:value="-432.613150024" calcext:value-type="float">
            <text:p>-432.613150024</text:p>
          </table:table-cell>
        </table:table-row>
        <table:table-row table:style-name="ro1">
          <table:table-cell office:value-type="string" calcext:value-type="string">
            <text:p>Y333R</text:p>
          </table:table-cell>
          <table:table-cell office:value-type="float" office:value="-432.613339233" calcext:value-type="float">
            <text:p>-432.613339233</text:p>
          </table:table-cell>
        </table:table-row>
        <table:table-row table:style-name="ro1">
          <table:table-cell office:value-type="string" calcext:value-type="string">
            <text:p>T273I</text:p>
          </table:table-cell>
          <table:table-cell office:value-type="float" office:value="-432.621768188" calcext:value-type="float">
            <text:p>-432.621768188</text:p>
          </table:table-cell>
        </table:table-row>
        <table:table-row table:style-name="ro1">
          <table:table-cell office:value-type="string" calcext:value-type="string">
            <text:p>K158I</text:p>
          </table:table-cell>
          <table:table-cell office:value-type="float" office:value="-432.62565918" calcext:value-type="float">
            <text:p>-432.62565918</text:p>
          </table:table-cell>
        </table:table-row>
        <table:table-row table:style-name="ro1">
          <table:table-cell office:value-type="string" calcext:value-type="string">
            <text:p>L401M</text:p>
          </table:table-cell>
          <table:table-cell office:value-type="float" office:value="-432.62578125" calcext:value-type="float">
            <text:p>-432.62578125</text:p>
          </table:table-cell>
        </table:table-row>
        <table:table-row table:style-name="ro1">
          <table:table-cell office:value-type="string" calcext:value-type="string">
            <text:p>L169M</text:p>
          </table:table-cell>
          <table:table-cell office:value-type="float" office:value="-432.630255127" calcext:value-type="float">
            <text:p>-432.630255127</text:p>
          </table:table-cell>
        </table:table-row>
        <table:table-row table:style-name="ro1">
          <table:table-cell office:value-type="string" calcext:value-type="string">
            <text:p>K43M</text:p>
          </table:table-cell>
          <table:table-cell office:value-type="float" office:value="-432.630389404" calcext:value-type="float">
            <text:p>-432.630389404</text:p>
          </table:table-cell>
        </table:table-row>
        <table:table-row table:style-name="ro1">
          <table:table-cell office:value-type="string" calcext:value-type="string">
            <text:p>D239T</text:p>
          </table:table-cell>
          <table:table-cell office:value-type="float" office:value="-432.632733154" calcext:value-type="float">
            <text:p>-432.632733154</text:p>
          </table:table-cell>
        </table:table-row>
        <table:table-row table:style-name="ro1">
          <table:table-cell office:value-type="string" calcext:value-type="string">
            <text:p>D329N</text:p>
          </table:table-cell>
          <table:table-cell office:value-type="float" office:value="-432.634936523" calcext:value-type="float">
            <text:p>-432.634936523</text:p>
          </table:table-cell>
        </table:table-row>
        <table:table-row table:style-name="ro1">
          <table:table-cell office:value-type="string" calcext:value-type="string">
            <text:p>G359A</text:p>
          </table:table-cell>
          <table:table-cell office:value-type="float" office:value="-432.638555908" calcext:value-type="float">
            <text:p>-432.638555908</text:p>
          </table:table-cell>
        </table:table-row>
        <table:table-row table:style-name="ro1">
          <table:table-cell office:value-type="string" calcext:value-type="string">
            <text:p>T307G</text:p>
          </table:table-cell>
          <table:table-cell office:value-type="float" office:value="-432.639526367" calcext:value-type="float">
            <text:p>-432.639526367</text:p>
          </table:table-cell>
        </table:table-row>
        <table:table-row table:style-name="ro1">
          <table:table-cell office:value-type="string" calcext:value-type="string">
            <text:p>K261D</text:p>
          </table:table-cell>
          <table:table-cell office:value-type="float" office:value="-432.642376709" calcext:value-type="float">
            <text:p>-432.642376709</text:p>
          </table:table-cell>
        </table:table-row>
        <table:table-row table:style-name="ro1">
          <table:table-cell office:value-type="string" calcext:value-type="string">
            <text:p>D329V</text:p>
          </table:table-cell>
          <table:table-cell office:value-type="float" office:value="-432.646206665" calcext:value-type="float">
            <text:p>-432.646206665</text:p>
          </table:table-cell>
        </table:table-row>
        <table:table-row table:style-name="ro1">
          <table:table-cell office:value-type="string" calcext:value-type="string">
            <text:p>A164N</text:p>
          </table:table-cell>
          <table:table-cell office:value-type="float" office:value="-432.650549316" calcext:value-type="float">
            <text:p>-432.650549316</text:p>
          </table:table-cell>
        </table:table-row>
        <table:table-row table:style-name="ro1">
          <table:table-cell office:value-type="string" calcext:value-type="string">
            <text:p>Q243G</text:p>
          </table:table-cell>
          <table:table-cell office:value-type="float" office:value="-432.659008789" calcext:value-type="float">
            <text:p>-432.659008789</text:p>
          </table:table-cell>
        </table:table-row>
        <table:table-row table:style-name="ro1">
          <table:table-cell office:value-type="string" calcext:value-type="string">
            <text:p>Q136A</text:p>
          </table:table-cell>
          <table:table-cell office:value-type="float" office:value="-432.667205811" calcext:value-type="float">
            <text:p>-432.667205811</text:p>
          </table:table-cell>
        </table:table-row>
        <table:table-row table:style-name="ro1">
          <table:table-cell office:value-type="string" calcext:value-type="string">
            <text:p>I131A</text:p>
          </table:table-cell>
          <table:table-cell office:value-type="float" office:value="-432.668930054" calcext:value-type="float">
            <text:p>-432.668930054</text:p>
          </table:table-cell>
        </table:table-row>
        <table:table-row table:style-name="ro1">
          <table:table-cell office:value-type="string" calcext:value-type="string">
            <text:p>S129C</text:p>
          </table:table-cell>
          <table:table-cell office:value-type="float" office:value="-432.671142578" calcext:value-type="float">
            <text:p>-432.671142578</text:p>
          </table:table-cell>
        </table:table-row>
        <table:table-row table:style-name="ro1">
          <table:table-cell office:value-type="string" calcext:value-type="string">
            <text:p>N168E</text:p>
          </table:table-cell>
          <table:table-cell office:value-type="float" office:value="-432.672595215" calcext:value-type="float">
            <text:p>-432.672595215</text:p>
          </table:table-cell>
        </table:table-row>
        <table:table-row table:style-name="ro1">
          <table:table-cell office:value-type="string" calcext:value-type="string">
            <text:p>R157D</text:p>
          </table:table-cell>
          <table:table-cell office:value-type="float" office:value="-432.673452759" calcext:value-type="float">
            <text:p>-432.673452759</text:p>
          </table:table-cell>
        </table:table-row>
        <table:table-row table:style-name="ro1">
          <table:table-cell office:value-type="string" calcext:value-type="string">
            <text:p>H50K</text:p>
          </table:table-cell>
          <table:table-cell office:value-type="float" office:value="-432.6737854" calcext:value-type="float">
            <text:p>-432.6737854</text:p>
          </table:table-cell>
        </table:table-row>
        <table:table-row table:style-name="ro1">
          <table:table-cell office:value-type="string" calcext:value-type="string">
            <text:p>R400Q</text:p>
          </table:table-cell>
          <table:table-cell office:value-type="float" office:value="-432.673886108" calcext:value-type="float">
            <text:p>-432.673886108</text:p>
          </table:table-cell>
        </table:table-row>
        <table:table-row table:style-name="ro1">
          <table:table-cell office:value-type="string" calcext:value-type="string">
            <text:p>R157T</text:p>
          </table:table-cell>
          <table:table-cell office:value-type="float" office:value="-432.676687622" calcext:value-type="float">
            <text:p>-432.676687622</text:p>
          </table:table-cell>
        </table:table-row>
        <table:table-row table:style-name="ro1">
          <table:table-cell office:value-type="string" calcext:value-type="string">
            <text:p>I433L</text:p>
          </table:table-cell>
          <table:table-cell office:value-type="float" office:value="-432.681213379" calcext:value-type="float">
            <text:p>-432.681213379</text:p>
          </table:table-cell>
        </table:table-row>
        <table:table-row table:style-name="ro1">
          <table:table-cell office:value-type="string" calcext:value-type="string">
            <text:p>V98Y</text:p>
          </table:table-cell>
          <table:table-cell office:value-type="float" office:value="-432.685687256" calcext:value-type="float">
            <text:p>-432.685687256</text:p>
          </table:table-cell>
        </table:table-row>
        <table:table-row table:style-name="ro1">
          <table:table-cell office:value-type="string" calcext:value-type="string">
            <text:p>V270A</text:p>
          </table:table-cell>
          <table:table-cell office:value-type="float" office:value="-432.694104004" calcext:value-type="float">
            <text:p>-432.694104004</text:p>
          </table:table-cell>
        </table:table-row>
        <table:table-row table:style-name="ro1">
          <table:table-cell office:value-type="string" calcext:value-type="string">
            <text:p>P390S</text:p>
          </table:table-cell>
          <table:table-cell office:value-type="float" office:value="-432.694293213" calcext:value-type="float">
            <text:p>-432.694293213</text:p>
          </table:table-cell>
        </table:table-row>
        <table:table-row table:style-name="ro1">
          <table:table-cell office:value-type="string" calcext:value-type="string">
            <text:p>D239N</text:p>
          </table:table-cell>
          <table:table-cell office:value-type="float" office:value="-432.696908569" calcext:value-type="float">
            <text:p>-432.696908569</text:p>
          </table:table-cell>
        </table:table-row>
        <table:table-row table:style-name="ro1">
          <table:table-cell office:value-type="string" calcext:value-type="string">
            <text:p>H410T</text:p>
          </table:table-cell>
          <table:table-cell office:value-type="float" office:value="-432.700366211" calcext:value-type="float">
            <text:p>-432.700366211</text:p>
          </table:table-cell>
        </table:table-row>
        <table:table-row table:style-name="ro1">
          <table:table-cell office:value-type="string" calcext:value-type="string">
            <text:p>S427C</text:p>
          </table:table-cell>
          <table:table-cell office:value-type="float" office:value="-432.702987671" calcext:value-type="float">
            <text:p>-432.702987671</text:p>
          </table:table-cell>
        </table:table-row>
        <table:table-row table:style-name="ro1">
          <table:table-cell office:value-type="string" calcext:value-type="string">
            <text:p>W128I</text:p>
          </table:table-cell>
          <table:table-cell office:value-type="float" office:value="-432.705691528" calcext:value-type="float">
            <text:p>-432.705691528</text:p>
          </table:table-cell>
        </table:table-row>
        <table:table-row table:style-name="ro1">
          <table:table-cell office:value-type="string" calcext:value-type="string">
            <text:p>P232L</text:p>
          </table:table-cell>
          <table:table-cell office:value-type="float" office:value="-432.711764526" calcext:value-type="float">
            <text:p>-432.711764526</text:p>
          </table:table-cell>
        </table:table-row>
        <table:table-row table:style-name="ro1">
          <table:table-cell office:value-type="string" calcext:value-type="string">
            <text:p>V55G</text:p>
          </table:table-cell>
          <table:table-cell office:value-type="float" office:value="-432.7131073" calcext:value-type="float">
            <text:p>-432.7131073</text:p>
          </table:table-cell>
        </table:table-row>
        <table:table-row table:style-name="ro1">
          <table:table-cell office:value-type="string" calcext:value-type="string">
            <text:p>A430K</text:p>
          </table:table-cell>
          <table:table-cell office:value-type="float" office:value="-432.713815308" calcext:value-type="float">
            <text:p>-432.713815308</text:p>
          </table:table-cell>
        </table:table-row>
        <table:table-row table:style-name="ro1">
          <table:table-cell office:value-type="string" calcext:value-type="string">
            <text:p>H50I</text:p>
          </table:table-cell>
          <table:table-cell office:value-type="float" office:value="-432.717153931" calcext:value-type="float">
            <text:p>-432.717153931</text:p>
          </table:table-cell>
        </table:table-row>
        <table:table-row table:style-name="ro1">
          <table:table-cell office:value-type="string" calcext:value-type="string">
            <text:p>K99L</text:p>
          </table:table-cell>
          <table:table-cell office:value-type="float" office:value="-432.717642212" calcext:value-type="float">
            <text:p>-432.717642212</text:p>
          </table:table-cell>
        </table:table-row>
        <table:table-row table:style-name="ro1">
          <table:table-cell office:value-type="string" calcext:value-type="string">
            <text:p>T299C</text:p>
          </table:table-cell>
          <table:table-cell office:value-type="float" office:value="-432.717837524" calcext:value-type="float">
            <text:p>-432.717837524</text:p>
          </table:table-cell>
        </table:table-row>
        <table:table-row table:style-name="ro1">
          <table:table-cell office:value-type="string" calcext:value-type="string">
            <text:p>H37N</text:p>
          </table:table-cell>
          <table:table-cell office:value-type="float" office:value="-432.721490479" calcext:value-type="float">
            <text:p>-432.721490479</text:p>
          </table:table-cell>
        </table:table-row>
        <table:table-row table:style-name="ro1">
          <table:table-cell office:value-type="string" calcext:value-type="string">
            <text:p>G102E</text:p>
          </table:table-cell>
          <table:table-cell office:value-type="float" office:value="-432.722583008" calcext:value-type="float">
            <text:p>-432.722583008</text:p>
          </table:table-cell>
        </table:table-row>
        <table:table-row table:style-name="ro1">
          <table:table-cell office:value-type="string" calcext:value-type="string">
            <text:p>V156T</text:p>
          </table:table-cell>
          <table:table-cell office:value-type="float" office:value="-432.723880005" calcext:value-type="float">
            <text:p>-432.723880005</text:p>
          </table:table-cell>
        </table:table-row>
        <table:table-row table:style-name="ro1">
          <table:table-cell office:value-type="string" calcext:value-type="string">
            <text:p>G100S</text:p>
          </table:table-cell>
          <table:table-cell office:value-type="float" office:value="-432.725418091" calcext:value-type="float">
            <text:p>-432.725418091</text:p>
          </table:table-cell>
        </table:table-row>
        <table:table-row table:style-name="ro1">
          <table:table-cell office:value-type="string" calcext:value-type="string">
            <text:p>T388S</text:p>
          </table:table-cell>
          <table:table-cell office:value-type="float" office:value="-432.725720215" calcext:value-type="float">
            <text:p>-432.725720215</text:p>
          </table:table-cell>
        </table:table-row>
        <table:table-row table:style-name="ro1">
          <table:table-cell office:value-type="string" calcext:value-type="string">
            <text:p>F378H</text:p>
          </table:table-cell>
          <table:table-cell office:value-type="float" office:value="-432.726473999" calcext:value-type="float">
            <text:p>-432.726473999</text:p>
          </table:table-cell>
        </table:table-row>
        <table:table-row table:style-name="ro1">
          <table:table-cell office:value-type="string" calcext:value-type="string">
            <text:p>E54T</text:p>
          </table:table-cell>
          <table:table-cell office:value-type="float" office:value="-432.735513306" calcext:value-type="float">
            <text:p>-432.735513306</text:p>
          </table:table-cell>
        </table:table-row>
        <table:table-row table:style-name="ro1">
          <table:table-cell office:value-type="string" calcext:value-type="string">
            <text:p>Q243D</text:p>
          </table:table-cell>
          <table:table-cell office:value-type="float" office:value="-432.735870361" calcext:value-type="float">
            <text:p>-432.735870361</text:p>
          </table:table-cell>
        </table:table-row>
        <table:table-row table:style-name="ro1">
          <table:table-cell office:value-type="string" calcext:value-type="string">
            <text:p>Y322M</text:p>
          </table:table-cell>
          <table:table-cell office:value-type="float" office:value="-432.737237549" calcext:value-type="float">
            <text:p>-432.737237549</text:p>
          </table:table-cell>
        </table:table-row>
        <table:table-row table:style-name="ro1">
          <table:table-cell office:value-type="string" calcext:value-type="string">
            <text:p>M345T</text:p>
          </table:table-cell>
          <table:table-cell office:value-type="float" office:value="-432.746832275" calcext:value-type="float">
            <text:p>-432.746832275</text:p>
          </table:table-cell>
        </table:table-row>
        <table:table-row table:style-name="ro1">
          <table:table-cell office:value-type="string" calcext:value-type="string">
            <text:p>C332Y</text:p>
          </table:table-cell>
          <table:table-cell office:value-type="float" office:value="-432.746871948" calcext:value-type="float">
            <text:p>-432.746871948</text:p>
          </table:table-cell>
        </table:table-row>
        <table:table-row table:style-name="ro1">
          <table:table-cell office:value-type="string" calcext:value-type="string">
            <text:p>P402H</text:p>
          </table:table-cell>
          <table:table-cell office:value-type="float" office:value="-432.750128174" calcext:value-type="float">
            <text:p>-432.750128174</text:p>
          </table:table-cell>
        </table:table-row>
        <table:table-row table:style-name="ro1">
          <table:table-cell office:value-type="string" calcext:value-type="string">
            <text:p>A342G</text:p>
          </table:table-cell>
          <table:table-cell office:value-type="float" office:value="-432.750753784" calcext:value-type="float">
            <text:p>-432.750753784</text:p>
          </table:table-cell>
        </table:table-row>
        <table:table-row table:style-name="ro1">
          <table:table-cell office:value-type="string" calcext:value-type="string">
            <text:p>S427N</text:p>
          </table:table-cell>
          <table:table-cell office:value-type="float" office:value="-432.751733398" calcext:value-type="float">
            <text:p>-432.751733398</text:p>
          </table:table-cell>
        </table:table-row>
        <table:table-row table:style-name="ro1">
          <table:table-cell office:value-type="string" calcext:value-type="string">
            <text:p>T91N</text:p>
          </table:table-cell>
          <table:table-cell office:value-type="float" office:value="-432.753726196" calcext:value-type="float">
            <text:p>-432.753726196</text:p>
          </table:table-cell>
        </table:table-row>
        <table:table-row table:style-name="ro1">
          <table:table-cell office:value-type="string" calcext:value-type="string">
            <text:p>P223K</text:p>
          </table:table-cell>
          <table:table-cell office:value-type="float" office:value="-432.755709839" calcext:value-type="float">
            <text:p>-432.755709839</text:p>
          </table:table-cell>
        </table:table-row>
        <table:table-row table:style-name="ro1">
          <table:table-cell office:value-type="string" calcext:value-type="string">
            <text:p>R79A</text:p>
          </table:table-cell>
          <table:table-cell office:value-type="float" office:value="-432.75753479" calcext:value-type="float">
            <text:p>-432.75753479</text:p>
          </table:table-cell>
        </table:table-row>
        <table:table-row table:style-name="ro1">
          <table:table-cell office:value-type="string" calcext:value-type="string">
            <text:p>H141R</text:p>
          </table:table-cell>
          <table:table-cell office:value-type="float" office:value="-432.7597229" calcext:value-type="float">
            <text:p>-432.7597229</text:p>
          </table:table-cell>
        </table:table-row>
        <table:table-row table:style-name="ro1">
          <table:table-cell office:value-type="string" calcext:value-type="string">
            <text:p>G432R</text:p>
          </table:table-cell>
          <table:table-cell office:value-type="float" office:value="-432.764529419" calcext:value-type="float">
            <text:p>-432.764529419</text:p>
          </table:table-cell>
        </table:table-row>
        <table:table-row table:style-name="ro1">
          <table:table-cell office:value-type="string" calcext:value-type="string">
            <text:p>T388V</text:p>
          </table:table-cell>
          <table:table-cell office:value-type="float" office:value="-432.767764282" calcext:value-type="float">
            <text:p>-432.767764282</text:p>
          </table:table-cell>
        </table:table-row>
        <table:table-row table:style-name="ro1">
          <table:table-cell office:value-type="string" calcext:value-type="string">
            <text:p>T186S</text:p>
          </table:table-cell>
          <table:table-cell office:value-type="float" office:value="-432.772790527" calcext:value-type="float">
            <text:p>-432.772790527</text:p>
          </table:table-cell>
        </table:table-row>
        <table:table-row table:style-name="ro1">
          <table:table-cell office:value-type="string" calcext:value-type="string">
            <text:p>V98A</text:p>
          </table:table-cell>
          <table:table-cell office:value-type="float" office:value="-432.777572632" calcext:value-type="float">
            <text:p>-432.777572632</text:p>
          </table:table-cell>
        </table:table-row>
        <table:table-row table:style-name="ro1">
          <table:table-cell office:value-type="string" calcext:value-type="string">
            <text:p>W128A</text:p>
          </table:table-cell>
          <table:table-cell office:value-type="float" office:value="-432.7855896" calcext:value-type="float">
            <text:p>-432.7855896</text:p>
          </table:table-cell>
        </table:table-row>
        <table:table-row table:style-name="ro1">
          <table:table-cell office:value-type="string" calcext:value-type="string">
            <text:p>E228A</text:p>
          </table:table-cell>
          <table:table-cell office:value-type="float" office:value="-432.78961792" calcext:value-type="float">
            <text:p>-432.78961792</text:p>
          </table:table-cell>
        </table:table-row>
        <table:table-row table:style-name="ro1">
          <table:table-cell office:value-type="string" calcext:value-type="string">
            <text:p>V229L</text:p>
          </table:table-cell>
          <table:table-cell office:value-type="float" office:value="-432.791143799" calcext:value-type="float">
            <text:p>-432.791143799</text:p>
          </table:table-cell>
        </table:table-row>
        <table:table-row table:style-name="ro1">
          <table:table-cell office:value-type="string" calcext:value-type="string">
            <text:p>S321D</text:p>
          </table:table-cell>
          <table:table-cell office:value-type="float" office:value="-432.79196167" calcext:value-type="float">
            <text:p>-432.79196167</text:p>
          </table:table-cell>
        </table:table-row>
        <table:table-row table:style-name="ro1">
          <table:table-cell office:value-type="string" calcext:value-type="string">
            <text:p>Y379V</text:p>
          </table:table-cell>
          <table:table-cell office:value-type="float" office:value="-432.794519043" calcext:value-type="float">
            <text:p>-432.794519043</text:p>
          </table:table-cell>
        </table:table-row>
        <table:table-row table:style-name="ro1">
          <table:table-cell office:value-type="string" calcext:value-type="string">
            <text:p>I131W</text:p>
          </table:table-cell>
          <table:table-cell office:value-type="float" office:value="-432.795587158" calcext:value-type="float">
            <text:p>-432.795587158</text:p>
          </table:table-cell>
        </table:table-row>
        <table:table-row table:style-name="ro1">
          <table:table-cell office:value-type="string" calcext:value-type="string">
            <text:p>S321N</text:p>
          </table:table-cell>
          <table:table-cell office:value-type="float" office:value="-432.802041626" calcext:value-type="float">
            <text:p>-432.802041626</text:p>
          </table:table-cell>
        </table:table-row>
        <table:table-row table:style-name="ro1">
          <table:table-cell office:value-type="string" calcext:value-type="string">
            <text:p>E87Y</text:p>
          </table:table-cell>
          <table:table-cell office:value-type="float" office:value="-432.811508179" calcext:value-type="float">
            <text:p>-432.811508179</text:p>
          </table:table-cell>
        </table:table-row>
        <table:table-row table:style-name="ro1">
          <table:table-cell office:value-type="string" calcext:value-type="string">
            <text:p>N116K</text:p>
          </table:table-cell>
          <table:table-cell office:value-type="float" office:value="-432.818762207" calcext:value-type="float">
            <text:p>-432.818762207</text:p>
          </table:table-cell>
        </table:table-row>
        <table:table-row table:style-name="ro1">
          <table:table-cell office:value-type="string" calcext:value-type="string">
            <text:p>D306K</text:p>
          </table:table-cell>
          <table:table-cell office:value-type="float" office:value="-432.833029175" calcext:value-type="float">
            <text:p>-432.833029175</text:p>
          </table:table-cell>
        </table:table-row>
        <table:table-row table:style-name="ro1">
          <table:table-cell office:value-type="string" calcext:value-type="string">
            <text:p>T292L</text:p>
          </table:table-cell>
          <table:table-cell office:value-type="float" office:value="-432.836825562" calcext:value-type="float">
            <text:p>-432.836825562</text:p>
          </table:table-cell>
        </table:table-row>
        <table:table-row table:style-name="ro1">
          <table:table-cell office:value-type="string" calcext:value-type="string">
            <text:p>K261G</text:p>
          </table:table-cell>
          <table:table-cell office:value-type="float" office:value="-432.843066406" calcext:value-type="float">
            <text:p>-432.843066406</text:p>
          </table:table-cell>
        </table:table-row>
        <table:table-row table:style-name="ro1">
          <table:table-cell office:value-type="string" calcext:value-type="string">
            <text:p>M227V</text:p>
          </table:table-cell>
          <table:table-cell office:value-type="float" office:value="-432.844836426" calcext:value-type="float">
            <text:p>-432.844836426</text:p>
          </table:table-cell>
        </table:table-row>
        <table:table-row table:style-name="ro1">
          <table:table-cell office:value-type="string" calcext:value-type="string">
            <text:p>Y182F</text:p>
          </table:table-cell>
          <table:table-cell office:value-type="float" office:value="-432.845498657" calcext:value-type="float">
            <text:p>-432.845498657</text:p>
          </table:table-cell>
        </table:table-row>
        <table:table-row table:style-name="ro1">
          <table:table-cell office:value-type="string" calcext:value-type="string">
            <text:p>G143R</text:p>
          </table:table-cell>
          <table:table-cell office:value-type="float" office:value="-432.850006104" calcext:value-type="float">
            <text:p>-432.850006104</text:p>
          </table:table-cell>
        </table:table-row>
        <table:table-row table:style-name="ro1">
          <table:table-cell office:value-type="string" calcext:value-type="string">
            <text:p>A387D</text:p>
          </table:table-cell>
          <table:table-cell office:value-type="float" office:value="-432.850747681" calcext:value-type="float">
            <text:p>-432.850747681</text:p>
          </table:table-cell>
        </table:table-row>
        <table:table-row table:style-name="ro1">
          <table:table-cell office:value-type="string" calcext:value-type="string">
            <text:p>Y204K</text:p>
          </table:table-cell>
          <table:table-cell office:value-type="float" office:value="-432.852682495" calcext:value-type="float">
            <text:p>-432.852682495</text:p>
          </table:table-cell>
        </table:table-row>
        <table:table-row table:style-name="ro1">
          <table:table-cell office:value-type="string" calcext:value-type="string">
            <text:p>S434A</text:p>
          </table:table-cell>
          <table:table-cell office:value-type="float" office:value="-432.855862427" calcext:value-type="float">
            <text:p>-432.855862427</text:p>
          </table:table-cell>
        </table:table-row>
        <table:table-row table:style-name="ro1">
          <table:table-cell office:value-type="string" calcext:value-type="string">
            <text:p>G100T</text:p>
          </table:table-cell>
          <table:table-cell office:value-type="float" office:value="-432.862088013" calcext:value-type="float">
            <text:p>-432.862088013</text:p>
          </table:table-cell>
        </table:table-row>
        <table:table-row table:style-name="ro1">
          <table:table-cell office:value-type="string" calcext:value-type="string">
            <text:p>V40C</text:p>
          </table:table-cell>
          <table:table-cell office:value-type="float" office:value="-432.862625122" calcext:value-type="float">
            <text:p>-432.862625122</text:p>
          </table:table-cell>
        </table:table-row>
        <table:table-row table:style-name="ro1">
          <table:table-cell office:value-type="string" calcext:value-type="string">
            <text:p>G143W</text:p>
          </table:table-cell>
          <table:table-cell office:value-type="float" office:value="-432.863232422" calcext:value-type="float">
            <text:p>-432.863232422</text:p>
          </table:table-cell>
        </table:table-row>
        <table:table-row table:style-name="ro1">
          <table:table-cell office:value-type="string" calcext:value-type="string">
            <text:p>S444C</text:p>
          </table:table-cell>
          <table:table-cell office:value-type="float" office:value="-432.867404175" calcext:value-type="float">
            <text:p>-432.867404175</text:p>
          </table:table-cell>
        </table:table-row>
        <table:table-row table:style-name="ro1">
          <table:table-cell office:value-type="string" calcext:value-type="string">
            <text:p>A92V</text:p>
          </table:table-cell>
          <table:table-cell office:value-type="float" office:value="-432.872695923" calcext:value-type="float">
            <text:p>-432.872695923</text:p>
          </table:table-cell>
        </table:table-row>
        <table:table-row table:style-name="ro1">
          <table:table-cell office:value-type="string" calcext:value-type="string">
            <text:p>A92G</text:p>
          </table:table-cell>
          <table:table-cell office:value-type="float" office:value="-432.873339844" calcext:value-type="float">
            <text:p>-432.873339844</text:p>
          </table:table-cell>
        </table:table-row>
        <table:table-row table:style-name="ro1">
          <table:table-cell office:value-type="string" calcext:value-type="string">
            <text:p>M328L</text:p>
          </table:table-cell>
          <table:table-cell office:value-type="float" office:value="-432.88298645" calcext:value-type="float">
            <text:p>-432.88298645</text:p>
          </table:table-cell>
        </table:table-row>
        <table:table-row table:style-name="ro1">
          <table:table-cell office:value-type="string" calcext:value-type="string">
            <text:p>E361M</text:p>
          </table:table-cell>
          <table:table-cell office:value-type="float" office:value="-432.885891724" calcext:value-type="float">
            <text:p>-432.885891724</text:p>
          </table:table-cell>
        </table:table-row>
        <table:table-row table:style-name="ro1">
          <table:table-cell office:value-type="string" calcext:value-type="string">
            <text:p>Y439V</text:p>
          </table:table-cell>
          <table:table-cell office:value-type="float" office:value="-432.898419189" calcext:value-type="float">
            <text:p>-432.898419189</text:p>
          </table:table-cell>
        </table:table-row>
        <table:table-row table:style-name="ro1">
          <table:table-cell office:value-type="string" calcext:value-type="string">
            <text:p>T307V</text:p>
          </table:table-cell>
          <table:table-cell office:value-type="float" office:value="-432.901998901" calcext:value-type="float">
            <text:p>-432.901998901</text:p>
          </table:table-cell>
        </table:table-row>
        <table:table-row table:style-name="ro1">
          <table:table-cell office:value-type="string" calcext:value-type="string">
            <text:p>T298S</text:p>
          </table:table-cell>
          <table:table-cell office:value-type="float" office:value="-432.903076172" calcext:value-type="float">
            <text:p>-432.903076172</text:p>
          </table:table-cell>
        </table:table-row>
        <table:table-row table:style-name="ro1">
          <table:table-cell office:value-type="string" calcext:value-type="string">
            <text:p>F212V</text:p>
          </table:table-cell>
          <table:table-cell office:value-type="float" office:value="-432.90453186" calcext:value-type="float">
            <text:p>-432.90453186</text:p>
          </table:table-cell>
        </table:table-row>
        <table:table-row table:style-name="ro1">
          <table:table-cell office:value-type="string" calcext:value-type="string">
            <text:p>E153T</text:p>
          </table:table-cell>
          <table:table-cell office:value-type="float" office:value="-432.906054687" calcext:value-type="float">
            <text:p>-432.906054687</text:p>
          </table:table-cell>
        </table:table-row>
        <table:table-row table:style-name="ro1">
          <table:table-cell office:value-type="string" calcext:value-type="string">
            <text:p>K381H</text:p>
          </table:table-cell>
          <table:table-cell office:value-type="float" office:value="-432.912030029" calcext:value-type="float">
            <text:p>-432.912030029</text:p>
          </table:table-cell>
        </table:table-row>
        <table:table-row table:style-name="ro1">
          <table:table-cell office:value-type="string" calcext:value-type="string">
            <text:p>Y259C</text:p>
          </table:table-cell>
          <table:table-cell office:value-type="float" office:value="-432.914517212" calcext:value-type="float">
            <text:p>-432.914517212</text:p>
          </table:table-cell>
        </table:table-row>
        <table:table-row table:style-name="ro1">
          <table:table-cell office:value-type="string" calcext:value-type="string">
            <text:p>S444I</text:p>
          </table:table-cell>
          <table:table-cell office:value-type="float" office:value="-432.91590271" calcext:value-type="float">
            <text:p>-432.91590271</text:p>
          </table:table-cell>
        </table:table-row>
        <table:table-row table:style-name="ro1">
          <table:table-cell office:value-type="string" calcext:value-type="string">
            <text:p>P176N</text:p>
          </table:table-cell>
          <table:table-cell office:value-type="float" office:value="-432.917868042" calcext:value-type="float">
            <text:p>-432.917868042</text:p>
          </table:table-cell>
        </table:table-row>
        <table:table-row table:style-name="ro1">
          <table:table-cell office:value-type="string" calcext:value-type="string">
            <text:p>Y259L</text:p>
          </table:table-cell>
          <table:table-cell office:value-type="float" office:value="-432.918753052" calcext:value-type="float">
            <text:p>-432.918753052</text:p>
          </table:table-cell>
        </table:table-row>
        <table:table-row table:style-name="ro1">
          <table:table-cell office:value-type="string" calcext:value-type="string">
            <text:p>A275G</text:p>
          </table:table-cell>
          <table:table-cell office:value-type="float" office:value="-432.919732666" calcext:value-type="float">
            <text:p>-432.919732666</text:p>
          </table:table-cell>
        </table:table-row>
        <table:table-row table:style-name="ro1">
          <table:table-cell office:value-type="string" calcext:value-type="string">
            <text:p>K261L</text:p>
          </table:table-cell>
          <table:table-cell office:value-type="float" office:value="-432.923754883" calcext:value-type="float">
            <text:p>-432.923754883</text:p>
          </table:table-cell>
        </table:table-row>
        <table:table-row table:style-name="ro1">
          <table:table-cell office:value-type="string" calcext:value-type="string">
            <text:p>P223L</text:p>
          </table:table-cell>
          <table:table-cell office:value-type="float" office:value="-432.926235962" calcext:value-type="float">
            <text:p>-432.926235962</text:p>
          </table:table-cell>
        </table:table-row>
        <table:table-row table:style-name="ro1">
          <table:table-cell office:value-type="string" calcext:value-type="string">
            <text:p>P176A</text:p>
          </table:table-cell>
          <table:table-cell office:value-type="float" office:value="-432.92633667" calcext:value-type="float">
            <text:p>-432.92633667</text:p>
          </table:table-cell>
        </table:table-row>
        <table:table-row table:style-name="ro1">
          <table:table-cell office:value-type="string" calcext:value-type="string">
            <text:p>Q136F</text:p>
          </table:table-cell>
          <table:table-cell office:value-type="float" office:value="-432.9269104" calcext:value-type="float">
            <text:p>-432.9269104</text:p>
          </table:table-cell>
        </table:table-row>
        <table:table-row table:style-name="ro1">
          <table:table-cell office:value-type="string" calcext:value-type="string">
            <text:p>K201R</text:p>
          </table:table-cell>
          <table:table-cell office:value-type="float" office:value="-432.928012085" calcext:value-type="float">
            <text:p>-432.928012085</text:p>
          </table:table-cell>
        </table:table-row>
        <table:table-row table:style-name="ro1">
          <table:table-cell office:value-type="string" calcext:value-type="string">
            <text:p>Q242K</text:p>
          </table:table-cell>
          <table:table-cell office:value-type="float" office:value="-432.929495239" calcext:value-type="float">
            <text:p>-432.929495239</text:p>
          </table:table-cell>
        </table:table-row>
        <table:table-row table:style-name="ro1">
          <table:table-cell office:value-type="string" calcext:value-type="string">
            <text:p>E54Q</text:p>
          </table:table-cell>
          <table:table-cell office:value-type="float" office:value="-432.934732056" calcext:value-type="float">
            <text:p>-432.934732056</text:p>
          </table:table-cell>
        </table:table-row>
        <table:table-row table:style-name="ro1">
          <table:table-cell office:value-type="string" calcext:value-type="string">
            <text:p>G80R</text:p>
          </table:table-cell>
          <table:table-cell office:value-type="float" office:value="-432.936257935" calcext:value-type="float">
            <text:p>-432.936257935</text:p>
          </table:table-cell>
        </table:table-row>
        <table:table-row table:style-name="ro1">
          <table:table-cell office:value-type="string" calcext:value-type="string">
            <text:p>A244R</text:p>
          </table:table-cell>
          <table:table-cell office:value-type="float" office:value="-432.9362854" calcext:value-type="float">
            <text:p>-432.9362854</text:p>
          </table:table-cell>
        </table:table-row>
        <table:table-row table:style-name="ro1">
          <table:table-cell office:value-type="string" calcext:value-type="string">
            <text:p>A92D</text:p>
          </table:table-cell>
          <table:table-cell office:value-type="float" office:value="-432.942492676" calcext:value-type="float">
            <text:p>-432.942492676</text:p>
          </table:table-cell>
        </table:table-row>
        <table:table-row table:style-name="ro1">
          <table:table-cell office:value-type="string" calcext:value-type="string">
            <text:p>A41C</text:p>
          </table:table-cell>
          <table:table-cell office:value-type="float" office:value="-432.948977661" calcext:value-type="float">
            <text:p>-432.948977661</text:p>
          </table:table-cell>
        </table:table-row>
        <table:table-row table:style-name="ro1">
          <table:table-cell office:value-type="string" calcext:value-type="string">
            <text:p>G359H</text:p>
          </table:table-cell>
          <table:table-cell office:value-type="float" office:value="-432.949807739" calcext:value-type="float">
            <text:p>-432.949807739</text:p>
          </table:table-cell>
        </table:table-row>
        <table:table-row table:style-name="ro1">
          <table:table-cell office:value-type="string" calcext:value-type="string">
            <text:p>W128H</text:p>
          </table:table-cell>
          <table:table-cell office:value-type="float" office:value="-432.960452271" calcext:value-type="float">
            <text:p>-432.960452271</text:p>
          </table:table-cell>
        </table:table-row>
        <table:table-row table:style-name="ro1">
          <table:table-cell office:value-type="string" calcext:value-type="string">
            <text:p>K158P</text:p>
          </table:table-cell>
          <table:table-cell office:value-type="float" office:value="-432.963433838" calcext:value-type="float">
            <text:p>-432.963433838</text:p>
          </table:table-cell>
        </table:table-row>
        <table:table-row table:style-name="ro1">
          <table:table-cell office:value-type="string" calcext:value-type="string">
            <text:p>F212Y</text:p>
          </table:table-cell>
          <table:table-cell office:value-type="float" office:value="-432.967004395" calcext:value-type="float">
            <text:p>-432.967004395</text:p>
          </table:table-cell>
        </table:table-row>
        <table:table-row table:style-name="ro1">
          <table:table-cell office:value-type="string" calcext:value-type="string">
            <text:p>Q243F</text:p>
          </table:table-cell>
          <table:table-cell office:value-type="float" office:value="-432.968444824" calcext:value-type="float">
            <text:p>-432.968444824</text:p>
          </table:table-cell>
        </table:table-row>
        <table:table-row table:style-name="ro1">
          <table:table-cell office:value-type="string" calcext:value-type="string">
            <text:p>G80K</text:p>
          </table:table-cell>
          <table:table-cell office:value-type="float" office:value="-432.979620361" calcext:value-type="float">
            <text:p>-432.979620361</text:p>
          </table:table-cell>
        </table:table-row>
        <table:table-row table:style-name="ro1">
          <table:table-cell office:value-type="string" calcext:value-type="string">
            <text:p>A164L</text:p>
          </table:table-cell>
          <table:table-cell office:value-type="float" office:value="-432.980337524" calcext:value-type="float">
            <text:p>-432.980337524</text:p>
          </table:table-cell>
        </table:table-row>
        <table:table-row table:style-name="ro1">
          <table:table-cell office:value-type="string" calcext:value-type="string">
            <text:p>C441V</text:p>
          </table:table-cell>
          <table:table-cell office:value-type="float" office:value="-432.987783813" calcext:value-type="float">
            <text:p>-432.987783813</text:p>
          </table:table-cell>
        </table:table-row>
        <table:table-row table:style-name="ro1">
          <table:table-cell office:value-type="string" calcext:value-type="string">
            <text:p>Y379S</text:p>
          </table:table-cell>
          <table:table-cell office:value-type="float" office:value="-432.989633179" calcext:value-type="float">
            <text:p>-432.989633179</text:p>
          </table:table-cell>
        </table:table-row>
        <table:table-row table:style-name="ro1">
          <table:table-cell office:value-type="string" calcext:value-type="string">
            <text:p>K443Y</text:p>
          </table:table-cell>
          <table:table-cell office:value-type="float" office:value="-433.010046387" calcext:value-type="float">
            <text:p>-433.010046387</text:p>
          </table:table-cell>
        </table:table-row>
        <table:table-row table:style-name="ro1">
          <table:table-cell office:value-type="string" calcext:value-type="string">
            <text:p>K201H</text:p>
          </table:table-cell>
          <table:table-cell office:value-type="float" office:value="-433.01177063" calcext:value-type="float">
            <text:p>-433.01177063</text:p>
          </table:table-cell>
        </table:table-row>
        <table:table-row table:style-name="ro1">
          <table:table-cell office:value-type="string" calcext:value-type="string">
            <text:p>H358P</text:p>
          </table:table-cell>
          <table:table-cell office:value-type="float" office:value="-433.015921021" calcext:value-type="float">
            <text:p>-433.015921021</text:p>
          </table:table-cell>
        </table:table-row>
        <table:table-row table:style-name="ro1">
          <table:table-cell office:value-type="string" calcext:value-type="string">
            <text:p>P402Q</text:p>
          </table:table-cell>
          <table:table-cell office:value-type="float" office:value="-433.016247559" calcext:value-type="float">
            <text:p>-433.016247559</text:p>
          </table:table-cell>
        </table:table-row>
        <table:table-row table:style-name="ro1">
          <table:table-cell office:value-type="string" calcext:value-type="string">
            <text:p>L208R</text:p>
          </table:table-cell>
          <table:table-cell office:value-type="float" office:value="-433.018743896" calcext:value-type="float">
            <text:p>-433.018743896</text:p>
          </table:table-cell>
        </table:table-row>
        <table:table-row table:style-name="ro1">
          <table:table-cell office:value-type="string" calcext:value-type="string">
            <text:p>A92Y</text:p>
          </table:table-cell>
          <table:table-cell office:value-type="float" office:value="-433.022711182" calcext:value-type="float">
            <text:p>-433.022711182</text:p>
          </table:table-cell>
        </table:table-row>
        <table:table-row table:style-name="ro1">
          <table:table-cell office:value-type="string" calcext:value-type="string">
            <text:p>A275I</text:p>
          </table:table-cell>
          <table:table-cell office:value-type="float" office:value="-433.024847412" calcext:value-type="float">
            <text:p>-433.024847412</text:p>
          </table:table-cell>
        </table:table-row>
        <table:table-row table:style-name="ro1">
          <table:table-cell office:value-type="string" calcext:value-type="string">
            <text:p>S427K</text:p>
          </table:table-cell>
          <table:table-cell office:value-type="float" office:value="-433.024975586" calcext:value-type="float">
            <text:p>-433.024975586</text:p>
          </table:table-cell>
        </table:table-row>
        <table:table-row table:style-name="ro1">
          <table:table-cell office:value-type="string" calcext:value-type="string">
            <text:p>N123I</text:p>
          </table:table-cell>
          <table:table-cell office:value-type="float" office:value="-433.033703613" calcext:value-type="float">
            <text:p>-433.033703613</text:p>
          </table:table-cell>
        </table:table-row>
        <table:table-row table:style-name="ro1">
          <table:table-cell office:value-type="string" calcext:value-type="string">
            <text:p>K276S</text:p>
          </table:table-cell>
          <table:table-cell office:value-type="float" office:value="-433.039291382" calcext:value-type="float">
            <text:p>-433.039291382</text:p>
          </table:table-cell>
        </table:table-row>
        <table:table-row table:style-name="ro1">
          <table:table-cell office:value-type="string" calcext:value-type="string">
            <text:p>A57D</text:p>
          </table:table-cell>
          <table:table-cell office:value-type="float" office:value="-433.04034729" calcext:value-type="float">
            <text:p>-433.04034729</text:p>
          </table:table-cell>
        </table:table-row>
        <table:table-row table:style-name="ro1">
          <table:table-cell office:value-type="string" calcext:value-type="string">
            <text:p>V287I</text:p>
          </table:table-cell>
          <table:table-cell office:value-type="float" office:value="-433.049157715" calcext:value-type="float">
            <text:p>-433.049157715</text:p>
          </table:table-cell>
        </table:table-row>
        <table:table-row table:style-name="ro1">
          <table:table-cell office:value-type="string" calcext:value-type="string">
            <text:p>W128F</text:p>
          </table:table-cell>
          <table:table-cell office:value-type="float" office:value="-433.053878784" calcext:value-type="float">
            <text:p>-433.053878784</text:p>
          </table:table-cell>
        </table:table-row>
        <table:table-row table:style-name="ro1">
          <table:table-cell office:value-type="string" calcext:value-type="string">
            <text:p>S444H</text:p>
          </table:table-cell>
          <table:table-cell office:value-type="float" office:value="-433.054415894" calcext:value-type="float">
            <text:p>-433.054415894</text:p>
          </table:table-cell>
        </table:table-row>
        <table:table-row table:style-name="ro1">
          <table:table-cell office:value-type="string" calcext:value-type="string">
            <text:p>V110M</text:p>
          </table:table-cell>
          <table:table-cell office:value-type="float" office:value="-433.064389038" calcext:value-type="float">
            <text:p>-433.064389038</text:p>
          </table:table-cell>
        </table:table-row>
        <table:table-row table:style-name="ro1">
          <table:table-cell office:value-type="string" calcext:value-type="string">
            <text:p>P402R</text:p>
          </table:table-cell>
          <table:table-cell office:value-type="float" office:value="-433.084494019" calcext:value-type="float">
            <text:p>-433.084494019</text:p>
          </table:table-cell>
        </table:table-row>
        <table:table-row table:style-name="ro1">
          <table:table-cell office:value-type="string" calcext:value-type="string">
            <text:p>P330R</text:p>
          </table:table-cell>
          <table:table-cell office:value-type="float" office:value="-433.08555603" calcext:value-type="float">
            <text:p>-433.08555603</text:p>
          </table:table-cell>
        </table:table-row>
        <table:table-row table:style-name="ro1">
          <table:table-cell office:value-type="string" calcext:value-type="string">
            <text:p>K386P</text:p>
          </table:table-cell>
          <table:table-cell office:value-type="float" office:value="-433.089129639" calcext:value-type="float">
            <text:p>-433.089129639</text:p>
          </table:table-cell>
        </table:table-row>
        <table:table-row table:style-name="ro1">
          <table:table-cell office:value-type="string" calcext:value-type="string">
            <text:p>G375D</text:p>
          </table:table-cell>
          <table:table-cell office:value-type="float" office:value="-433.096279907" calcext:value-type="float">
            <text:p>-433.096279907</text:p>
          </table:table-cell>
        </table:table-row>
        <table:table-row table:style-name="ro1">
          <table:table-cell office:value-type="string" calcext:value-type="string">
            <text:p>A387F</text:p>
          </table:table-cell>
          <table:table-cell office:value-type="float" office:value="-433.096917725" calcext:value-type="float">
            <text:p>-433.096917725</text:p>
          </table:table-cell>
        </table:table-row>
        <table:table-row table:style-name="ro1">
          <table:table-cell office:value-type="string" calcext:value-type="string">
            <text:p>D205I</text:p>
          </table:table-cell>
          <table:table-cell office:value-type="float" office:value="-433.100119019" calcext:value-type="float">
            <text:p>-433.100119019</text:p>
          </table:table-cell>
        </table:table-row>
        <table:table-row table:style-name="ro1">
          <table:table-cell office:value-type="string" calcext:value-type="string">
            <text:p>Q142D</text:p>
          </table:table-cell>
          <table:table-cell office:value-type="float" office:value="-433.102703857" calcext:value-type="float">
            <text:p>-433.102703857</text:p>
          </table:table-cell>
        </table:table-row>
        <table:table-row table:style-name="ro1">
          <table:table-cell office:value-type="string" calcext:value-type="string">
            <text:p>H265Q</text:p>
          </table:table-cell>
          <table:table-cell office:value-type="float" office:value="-433.102816772" calcext:value-type="float">
            <text:p>-433.102816772</text:p>
          </table:table-cell>
        </table:table-row>
        <table:table-row table:style-name="ro1">
          <table:table-cell office:value-type="string" calcext:value-type="string">
            <text:p>I425H</text:p>
          </table:table-cell>
          <table:table-cell office:value-type="float" office:value="-433.104556274" calcext:value-type="float">
            <text:p>-433.104556274</text:p>
          </table:table-cell>
        </table:table-row>
        <table:table-row table:style-name="ro1">
          <table:table-cell office:value-type="string" calcext:value-type="string">
            <text:p>K99C</text:p>
          </table:table-cell>
          <table:table-cell office:value-type="float" office:value="-433.104559326" calcext:value-type="float">
            <text:p>-433.104559326</text:p>
          </table:table-cell>
        </table:table-row>
        <table:table-row table:style-name="ro1">
          <table:table-cell office:value-type="string" calcext:value-type="string">
            <text:p>A184F</text:p>
          </table:table-cell>
          <table:table-cell office:value-type="float" office:value="-433.10506897" calcext:value-type="float">
            <text:p>-433.10506897</text:p>
          </table:table-cell>
        </table:table-row>
        <table:table-row table:style-name="ro1">
          <table:table-cell office:value-type="string" calcext:value-type="string">
            <text:p>D268R</text:p>
          </table:table-cell>
          <table:table-cell office:value-type="float" office:value="-433.107687378" calcext:value-type="float">
            <text:p>-433.107687378</text:p>
          </table:table-cell>
        </table:table-row>
        <table:table-row table:style-name="ro1">
          <table:table-cell office:value-type="string" calcext:value-type="string">
            <text:p>A342C</text:p>
          </table:table-cell>
          <table:table-cell office:value-type="float" office:value="-433.113128662" calcext:value-type="float">
            <text:p>-433.113128662</text:p>
          </table:table-cell>
        </table:table-row>
        <table:table-row table:style-name="ro1">
          <table:table-cell office:value-type="string" calcext:value-type="string">
            <text:p>M334L</text:p>
          </table:table-cell>
          <table:table-cell office:value-type="float" office:value="-433.1243927" calcext:value-type="float">
            <text:p>-433.1243927</text:p>
          </table:table-cell>
        </table:table-row>
        <table:table-row table:style-name="ro1">
          <table:table-cell office:value-type="string" calcext:value-type="string">
            <text:p>K360G</text:p>
          </table:table-cell>
          <table:table-cell office:value-type="float" office:value="-433.125695801" calcext:value-type="float">
            <text:p>-433.125695801</text:p>
          </table:table-cell>
        </table:table-row>
        <table:table-row table:style-name="ro1">
          <table:table-cell office:value-type="string" calcext:value-type="string">
            <text:p>Y377W</text:p>
          </table:table-cell>
          <table:table-cell office:value-type="float" office:value="-433.134771729" calcext:value-type="float">
            <text:p>-433.134771729</text:p>
          </table:table-cell>
        </table:table-row>
        <table:table-row table:style-name="ro1">
          <table:table-cell office:value-type="string" calcext:value-type="string">
            <text:p>A92S</text:p>
          </table:table-cell>
          <table:table-cell office:value-type="float" office:value="-433.153790283" calcext:value-type="float">
            <text:p>-433.153790283</text:p>
          </table:table-cell>
        </table:table-row>
        <table:table-row table:style-name="ro1">
          <table:table-cell office:value-type="string" calcext:value-type="string">
            <text:p>G357E</text:p>
          </table:table-cell>
          <table:table-cell office:value-type="float" office:value="-433.157003784" calcext:value-type="float">
            <text:p>-433.157003784</text:p>
          </table:table-cell>
        </table:table-row>
        <table:table-row table:style-name="ro1">
          <table:table-cell office:value-type="string" calcext:value-type="string">
            <text:p>P176S</text:p>
          </table:table-cell>
          <table:table-cell office:value-type="float" office:value="-433.159518433" calcext:value-type="float">
            <text:p>-433.159518433</text:p>
          </table:table-cell>
        </table:table-row>
        <table:table-row table:style-name="ro1">
          <table:table-cell office:value-type="string" calcext:value-type="string">
            <text:p>A284L</text:p>
          </table:table-cell>
          <table:table-cell office:value-type="float" office:value="-433.161529541" calcext:value-type="float">
            <text:p>-433.161529541</text:p>
          </table:table-cell>
        </table:table-row>
        <table:table-row table:style-name="ro1">
          <table:table-cell office:value-type="string" calcext:value-type="string">
            <text:p>T292N</text:p>
          </table:table-cell>
          <table:table-cell office:value-type="float" office:value="-433.168881226" calcext:value-type="float">
            <text:p>-433.168881226</text:p>
          </table:table-cell>
        </table:table-row>
        <table:table-row table:style-name="ro1">
          <table:table-cell office:value-type="string" calcext:value-type="string">
            <text:p>S444G</text:p>
          </table:table-cell>
          <table:table-cell office:value-type="float" office:value="-433.169311523" calcext:value-type="float">
            <text:p>-433.169311523</text:p>
          </table:table-cell>
        </table:table-row>
        <table:table-row table:style-name="ro1">
          <table:table-cell office:value-type="string" calcext:value-type="string">
            <text:p>A275K</text:p>
          </table:table-cell>
          <table:table-cell office:value-type="float" office:value="-433.169958496" calcext:value-type="float">
            <text:p>-433.169958496</text:p>
          </table:table-cell>
        </table:table-row>
        <table:table-row table:style-name="ro1">
          <table:table-cell office:value-type="string" calcext:value-type="string">
            <text:p>K233R</text:p>
          </table:table-cell>
          <table:table-cell office:value-type="float" office:value="-433.173043823" calcext:value-type="float">
            <text:p>-433.173043823</text:p>
          </table:table-cell>
        </table:table-row>
        <table:table-row table:style-name="ro1">
          <table:table-cell office:value-type="string" calcext:value-type="string">
            <text:p>P428L</text:p>
          </table:table-cell>
          <table:table-cell office:value-type="float" office:value="-433.176870728" calcext:value-type="float">
            <text:p>-433.176870728</text:p>
          </table:table-cell>
        </table:table-row>
        <table:table-row table:style-name="ro1">
          <table:table-cell office:value-type="string" calcext:value-type="string">
            <text:p>S72I</text:p>
          </table:table-cell>
          <table:table-cell office:value-type="float" office:value="-433.18067627" calcext:value-type="float">
            <text:p>-433.18067627</text:p>
          </table:table-cell>
        </table:table-row>
        <table:table-row table:style-name="ro1">
          <table:table-cell office:value-type="string" calcext:value-type="string">
            <text:p>T245S</text:p>
          </table:table-cell>
          <table:table-cell office:value-type="float" office:value="-433.181387329" calcext:value-type="float">
            <text:p>-433.181387329</text:p>
          </table:table-cell>
        </table:table-row>
        <table:table-row table:style-name="ro1">
          <table:table-cell office:value-type="string" calcext:value-type="string">
            <text:p>V98N</text:p>
          </table:table-cell>
          <table:table-cell office:value-type="float" office:value="-433.181533813" calcext:value-type="float">
            <text:p>-433.181533813</text:p>
          </table:table-cell>
        </table:table-row>
        <table:table-row table:style-name="ro1">
          <table:table-cell office:value-type="string" calcext:value-type="string">
            <text:p>D268N</text:p>
          </table:table-cell>
          <table:table-cell office:value-type="float" office:value="-433.18260498" calcext:value-type="float">
            <text:p>-433.18260498</text:p>
          </table:table-cell>
        </table:table-row>
        <table:table-row table:style-name="ro1">
          <table:table-cell office:value-type="string" calcext:value-type="string">
            <text:p>V319M</text:p>
          </table:table-cell>
          <table:table-cell office:value-type="float" office:value="-433.184249878" calcext:value-type="float">
            <text:p>-433.184249878</text:p>
          </table:table-cell>
        </table:table-row>
        <table:table-row table:style-name="ro1">
          <table:table-cell office:value-type="string" calcext:value-type="string">
            <text:p>Y439I</text:p>
          </table:table-cell>
          <table:table-cell office:value-type="float" office:value="-433.191403198" calcext:value-type="float">
            <text:p>-433.191403198</text:p>
          </table:table-cell>
        </table:table-row>
        <table:table-row table:style-name="ro1">
          <table:table-cell office:value-type="string" calcext:value-type="string">
            <text:p>T362K</text:p>
          </table:table-cell>
          <table:table-cell office:value-type="float" office:value="-433.202310181" calcext:value-type="float">
            <text:p>-433.202310181</text:p>
          </table:table-cell>
        </table:table-row>
        <table:table-row table:style-name="ro1">
          <table:table-cell office:value-type="string" calcext:value-type="string">
            <text:p>I88R</text:p>
          </table:table-cell>
          <table:table-cell office:value-type="float" office:value="-433.207376099" calcext:value-type="float">
            <text:p>-433.207376099</text:p>
          </table:table-cell>
        </table:table-row>
        <table:table-row table:style-name="ro1">
          <table:table-cell office:value-type="string" calcext:value-type="string">
            <text:p>P198S</text:p>
          </table:table-cell>
          <table:table-cell office:value-type="float" office:value="-433.207861328" calcext:value-type="float">
            <text:p>-433.207861328</text:p>
          </table:table-cell>
        </table:table-row>
        <table:table-row table:style-name="ro1">
          <table:table-cell office:value-type="string" calcext:value-type="string">
            <text:p>V71L</text:p>
          </table:table-cell>
          <table:table-cell office:value-type="float" office:value="-433.20798645" calcext:value-type="float">
            <text:p>-433.20798645</text:p>
          </table:table-cell>
        </table:table-row>
        <table:table-row table:style-name="ro1">
          <table:table-cell office:value-type="string" calcext:value-type="string">
            <text:p>E303T</text:p>
          </table:table-cell>
          <table:table-cell office:value-type="float" office:value="-433.209475708" calcext:value-type="float">
            <text:p>-433.209475708</text:p>
          </table:table-cell>
        </table:table-row>
        <table:table-row table:style-name="ro1">
          <table:table-cell office:value-type="string" calcext:value-type="string">
            <text:p>G101F</text:p>
          </table:table-cell>
          <table:table-cell office:value-type="float" office:value="-433.212408447" calcext:value-type="float">
            <text:p>-433.212408447</text:p>
          </table:table-cell>
        </table:table-row>
        <table:table-row table:style-name="ro1">
          <table:table-cell office:value-type="string" calcext:value-type="string">
            <text:p>L271M</text:p>
          </table:table-cell>
          <table:table-cell office:value-type="float" office:value="-433.213339233" calcext:value-type="float">
            <text:p>-433.213339233</text:p>
          </table:table-cell>
        </table:table-row>
        <table:table-row table:style-name="ro1">
          <table:table-cell office:value-type="string" calcext:value-type="string">
            <text:p>P223S</text:p>
          </table:table-cell>
          <table:table-cell office:value-type="float" office:value="-433.21494751" calcext:value-type="float">
            <text:p>-433.21494751</text:p>
          </table:table-cell>
        </table:table-row>
        <table:table-row table:style-name="ro1">
          <table:table-cell office:value-type="string" calcext:value-type="string">
            <text:p>H358N</text:p>
          </table:table-cell>
          <table:table-cell office:value-type="float" office:value="-433.221121216" calcext:value-type="float">
            <text:p>-433.221121216</text:p>
          </table:table-cell>
        </table:table-row>
        <table:table-row table:style-name="ro1">
          <table:table-cell office:value-type="string" calcext:value-type="string">
            <text:p>A248T</text:p>
          </table:table-cell>
          <table:table-cell office:value-type="float" office:value="-433.221499634" calcext:value-type="float">
            <text:p>-433.221499634</text:p>
          </table:table-cell>
        </table:table-row>
        <table:table-row table:style-name="ro1">
          <table:table-cell office:value-type="string" calcext:value-type="string">
            <text:p>I124M</text:p>
          </table:table-cell>
          <table:table-cell office:value-type="float" office:value="-433.223513794" calcext:value-type="float">
            <text:p>-433.223513794</text:p>
          </table:table-cell>
        </table:table-row>
        <table:table-row table:style-name="ro1">
          <table:table-cell office:value-type="string" calcext:value-type="string">
            <text:p>P223R</text:p>
          </table:table-cell>
          <table:table-cell office:value-type="float" office:value="-433.227182007" calcext:value-type="float">
            <text:p>-433.227182007</text:p>
          </table:table-cell>
        </table:table-row>
        <table:table-row table:style-name="ro1">
          <table:table-cell office:value-type="string" calcext:value-type="string">
            <text:p>L147V</text:p>
          </table:table-cell>
          <table:table-cell office:value-type="float" office:value="-433.227828979" calcext:value-type="float">
            <text:p>-433.227828979</text:p>
          </table:table-cell>
        </table:table-row>
        <table:table-row table:style-name="ro1">
          <table:table-cell office:value-type="string" calcext:value-type="string">
            <text:p>F52T</text:p>
          </table:table-cell>
          <table:table-cell office:value-type="float" office:value="-433.230249023" calcext:value-type="float">
            <text:p>-433.230249023</text:p>
          </table:table-cell>
        </table:table-row>
        <table:table-row table:style-name="ro1">
          <table:table-cell office:value-type="string" calcext:value-type="string">
            <text:p>T91W</text:p>
          </table:table-cell>
          <table:table-cell office:value-type="float" office:value="-433.232687378" calcext:value-type="float">
            <text:p>-433.232687378</text:p>
          </table:table-cell>
        </table:table-row>
        <table:table-row table:style-name="ro1">
          <table:table-cell office:value-type="string" calcext:value-type="string">
            <text:p>S446M</text:p>
          </table:table-cell>
          <table:table-cell office:value-type="float" office:value="-433.239138794" calcext:value-type="float">
            <text:p>-433.239138794</text:p>
          </table:table-cell>
        </table:table-row>
        <table:table-row table:style-name="ro1">
          <table:table-cell office:value-type="string" calcext:value-type="string">
            <text:p>E272T</text:p>
          </table:table-cell>
          <table:table-cell office:value-type="float" office:value="-433.242459106" calcext:value-type="float">
            <text:p>-433.242459106</text:p>
          </table:table-cell>
        </table:table-row>
        <table:table-row table:style-name="ro1">
          <table:table-cell office:value-type="string" calcext:value-type="string">
            <text:p>N415M</text:p>
          </table:table-cell>
          <table:table-cell office:value-type="float" office:value="-433.250238037" calcext:value-type="float">
            <text:p>-433.250238037</text:p>
          </table:table-cell>
        </table:table-row>
        <table:table-row table:style-name="ro1">
          <table:table-cell office:value-type="string" calcext:value-type="string">
            <text:p>P176Q</text:p>
          </table:table-cell>
          <table:table-cell office:value-type="float" office:value="-433.256646729" calcext:value-type="float">
            <text:p>-433.256646729</text:p>
          </table:table-cell>
        </table:table-row>
        <table:table-row table:style-name="ro1">
          <table:table-cell office:value-type="string" calcext:value-type="string">
            <text:p>I433C</text:p>
          </table:table-cell>
          <table:table-cell office:value-type="float" office:value="-433.260675049" calcext:value-type="float">
            <text:p>-433.260675049</text:p>
          </table:table-cell>
        </table:table-row>
        <table:table-row table:style-name="ro1">
          <table:table-cell office:value-type="string" calcext:value-type="string">
            <text:p>P330I</text:p>
          </table:table-cell>
          <table:table-cell office:value-type="float" office:value="-433.261975098" calcext:value-type="float">
            <text:p>-433.261975098</text:p>
          </table:table-cell>
        </table:table-row>
        <table:table-row table:style-name="ro1">
          <table:table-cell office:value-type="string" calcext:value-type="string">
            <text:p>L208M</text:p>
          </table:table-cell>
          <table:table-cell office:value-type="float" office:value="-433.266430664" calcext:value-type="float">
            <text:p>-433.266430664</text:p>
          </table:table-cell>
        </table:table-row>
        <table:table-row table:style-name="ro1">
          <table:table-cell office:value-type="string" calcext:value-type="string">
            <text:p>K43V</text:p>
          </table:table-cell>
          <table:table-cell office:value-type="float" office:value="-433.26652832" calcext:value-type="float">
            <text:p>-433.26652832</text:p>
          </table:table-cell>
        </table:table-row>
        <table:table-row table:style-name="ro1">
          <table:table-cell office:value-type="string" calcext:value-type="string">
            <text:p>R195K</text:p>
          </table:table-cell>
          <table:table-cell office:value-type="float" office:value="-433.269793701" calcext:value-type="float">
            <text:p>-433.269793701</text:p>
          </table:table-cell>
        </table:table-row>
        <table:table-row table:style-name="ro1">
          <table:table-cell office:value-type="string" calcext:value-type="string">
            <text:p>K43I</text:p>
          </table:table-cell>
          <table:table-cell office:value-type="float" office:value="-433.270050049" calcext:value-type="float">
            <text:p>-433.270050049</text:p>
          </table:table-cell>
        </table:table-row>
        <table:table-row table:style-name="ro1">
          <table:table-cell office:value-type="string" calcext:value-type="string">
            <text:p>H141C</text:p>
          </table:table-cell>
          <table:table-cell office:value-type="float" office:value="-433.274481201" calcext:value-type="float">
            <text:p>-433.274481201</text:p>
          </table:table-cell>
        </table:table-row>
        <table:table-row table:style-name="ro1">
          <table:table-cell office:value-type="string" calcext:value-type="string">
            <text:p>L144I</text:p>
          </table:table-cell>
          <table:table-cell office:value-type="float" office:value="-433.274755859" calcext:value-type="float">
            <text:p>-433.274755859</text:p>
          </table:table-cell>
        </table:table-row>
        <table:table-row table:style-name="ro1">
          <table:table-cell office:value-type="string" calcext:value-type="string">
            <text:p>P223T</text:p>
          </table:table-cell>
          <table:table-cell office:value-type="float" office:value="-433.274942017" calcext:value-type="float">
            <text:p>-433.274942017</text:p>
          </table:table-cell>
        </table:table-row>
        <table:table-row table:style-name="ro1">
          <table:table-cell office:value-type="string" calcext:value-type="string">
            <text:p>A429R</text:p>
          </table:table-cell>
          <table:table-cell office:value-type="float" office:value="-433.274975586" calcext:value-type="float">
            <text:p>-433.274975586</text:p>
          </table:table-cell>
        </table:table-row>
        <table:table-row table:style-name="ro1">
          <table:table-cell office:value-type="string" calcext:value-type="string">
            <text:p>K158H</text:p>
          </table:table-cell>
          <table:table-cell office:value-type="float" office:value="-433.27678833" calcext:value-type="float">
            <text:p>-433.27678833</text:p>
          </table:table-cell>
        </table:table-row>
        <table:table-row table:style-name="ro1">
          <table:table-cell office:value-type="string" calcext:value-type="string">
            <text:p>F199L</text:p>
          </table:table-cell>
          <table:table-cell office:value-type="float" office:value="-433.2790802" calcext:value-type="float">
            <text:p>-433.2790802</text:p>
          </table:table-cell>
        </table:table-row>
        <table:table-row table:style-name="ro1">
          <table:table-cell office:value-type="string" calcext:value-type="string">
            <text:p>C225S</text:p>
          </table:table-cell>
          <table:table-cell office:value-type="float" office:value="-433.279589844" calcext:value-type="float">
            <text:p>-433.279589844</text:p>
          </table:table-cell>
        </table:table-row>
        <table:table-row table:style-name="ro1">
          <table:table-cell office:value-type="string" calcext:value-type="string">
            <text:p>V151R</text:p>
          </table:table-cell>
          <table:table-cell office:value-type="float" office:value="-433.286956787" calcext:value-type="float">
            <text:p>-433.286956787</text:p>
          </table:table-cell>
        </table:table-row>
        <table:table-row table:style-name="ro1">
          <table:table-cell office:value-type="string" calcext:value-type="string">
            <text:p>K386T</text:p>
          </table:table-cell>
          <table:table-cell office:value-type="float" office:value="-433.292868042" calcext:value-type="float">
            <text:p>-433.292868042</text:p>
          </table:table-cell>
        </table:table-row>
        <table:table-row table:style-name="ro1">
          <table:table-cell office:value-type="string" calcext:value-type="string">
            <text:p>E87F</text:p>
          </table:table-cell>
          <table:table-cell office:value-type="float" office:value="-433.294036865" calcext:value-type="float">
            <text:p>-433.294036865</text:p>
          </table:table-cell>
        </table:table-row>
        <table:table-row table:style-name="ro1">
          <table:table-cell office:value-type="string" calcext:value-type="string">
            <text:p>M127Y</text:p>
          </table:table-cell>
          <table:table-cell office:value-type="float" office:value="-433.294046021" calcext:value-type="float">
            <text:p>-433.294046021</text:p>
          </table:table-cell>
        </table:table-row>
        <table:table-row table:style-name="ro1">
          <table:table-cell office:value-type="string" calcext:value-type="string">
            <text:p>H265P</text:p>
          </table:table-cell>
          <table:table-cell office:value-type="float" office:value="-433.294052124" calcext:value-type="float">
            <text:p>-433.294052124</text:p>
          </table:table-cell>
        </table:table-row>
        <table:table-row table:style-name="ro1">
          <table:table-cell office:value-type="string" calcext:value-type="string">
            <text:p>L84V</text:p>
          </table:table-cell>
          <table:table-cell office:value-type="float" office:value="-433.29559021" calcext:value-type="float">
            <text:p>-433.29559021</text:p>
          </table:table-cell>
        </table:table-row>
        <table:table-row table:style-name="ro1">
          <table:table-cell office:value-type="string" calcext:value-type="string">
            <text:p>Y377D</text:p>
          </table:table-cell>
          <table:table-cell office:value-type="float" office:value="-433.302285767" calcext:value-type="float">
            <text:p>-433.302285767</text:p>
          </table:table-cell>
        </table:table-row>
        <table:table-row table:style-name="ro1">
          <table:table-cell office:value-type="string" calcext:value-type="string">
            <text:p>L39V</text:p>
          </table:table-cell>
          <table:table-cell office:value-type="float" office:value="-433.308621216" calcext:value-type="float">
            <text:p>-433.308621216</text:p>
          </table:table-cell>
        </table:table-row>
        <table:table-row table:style-name="ro1">
          <table:table-cell office:value-type="string" calcext:value-type="string">
            <text:p>Y383R</text:p>
          </table:table-cell>
          <table:table-cell office:value-type="float" office:value="-433.313034058" calcext:value-type="float">
            <text:p>-433.313034058</text:p>
          </table:table-cell>
        </table:table-row>
        <table:table-row table:style-name="ro1">
          <table:table-cell office:value-type="string" calcext:value-type="string">
            <text:p>M154R</text:p>
          </table:table-cell>
          <table:table-cell office:value-type="float" office:value="-433.319290161" calcext:value-type="float">
            <text:p>-433.319290161</text:p>
          </table:table-cell>
        </table:table-row>
        <table:table-row table:style-name="ro1">
          <table:table-cell office:value-type="string" calcext:value-type="string">
            <text:p>K99A</text:p>
          </table:table-cell>
          <table:table-cell office:value-type="float" office:value="-433.319915771" calcext:value-type="float">
            <text:p>-433.319915771</text:p>
          </table:table-cell>
        </table:table-row>
        <table:table-row table:style-name="ro1">
          <table:table-cell office:value-type="string" calcext:value-type="string">
            <text:p>P223F</text:p>
          </table:table-cell>
          <table:table-cell office:value-type="float" office:value="-433.323361206" calcext:value-type="float">
            <text:p>-433.323361206</text:p>
          </table:table-cell>
        </table:table-row>
        <table:table-row table:style-name="ro1">
          <table:table-cell office:value-type="string" calcext:value-type="string">
            <text:p>V363I</text:p>
          </table:table-cell>
          <table:table-cell office:value-type="float" office:value="-433.327365112" calcext:value-type="float">
            <text:p>-433.327365112</text:p>
          </table:table-cell>
        </table:table-row>
        <table:table-row table:style-name="ro1">
          <table:table-cell office:value-type="string" calcext:value-type="string">
            <text:p>P330W</text:p>
          </table:table-cell>
          <table:table-cell office:value-type="float" office:value="-433.330584717" calcext:value-type="float">
            <text:p>-433.330584717</text:p>
          </table:table-cell>
        </table:table-row>
        <table:table-row table:style-name="ro1">
          <table:table-cell office:value-type="string" calcext:value-type="string">
            <text:p>S324A</text:p>
          </table:table-cell>
          <table:table-cell office:value-type="float" office:value="-433.338592529" calcext:value-type="float">
            <text:p>-433.338592529</text:p>
          </table:table-cell>
        </table:table-row>
        <table:table-row table:style-name="ro1">
          <table:table-cell office:value-type="string" calcext:value-type="string">
            <text:p>H265I</text:p>
          </table:table-cell>
          <table:table-cell office:value-type="float" office:value="-433.349307251" calcext:value-type="float">
            <text:p>-433.349307251</text:p>
          </table:table-cell>
        </table:table-row>
        <table:table-row table:style-name="ro1">
          <table:table-cell office:value-type="string" calcext:value-type="string">
            <text:p>R436Y</text:p>
          </table:table-cell>
          <table:table-cell office:value-type="float" office:value="-433.354953003" calcext:value-type="float">
            <text:p>-433.354953003</text:p>
          </table:table-cell>
        </table:table-row>
        <table:table-row table:style-name="ro1">
          <table:table-cell office:value-type="string" calcext:value-type="string">
            <text:p>K360W</text:p>
          </table:table-cell>
          <table:table-cell office:value-type="float" office:value="-433.355599976" calcext:value-type="float">
            <text:p>-433.355599976</text:p>
          </table:table-cell>
        </table:table-row>
        <table:table-row table:style-name="ro1">
          <table:table-cell office:value-type="string" calcext:value-type="string">
            <text:p>A164C</text:p>
          </table:table-cell>
          <table:table-cell office:value-type="float" office:value="-433.363406372" calcext:value-type="float">
            <text:p>-433.363406372</text:p>
          </table:table-cell>
        </table:table-row>
        <table:table-row table:style-name="ro1">
          <table:table-cell office:value-type="string" calcext:value-type="string">
            <text:p>G80T</text:p>
          </table:table-cell>
          <table:table-cell office:value-type="float" office:value="-433.369256592" calcext:value-type="float">
            <text:p>-433.369256592</text:p>
          </table:table-cell>
        </table:table-row>
        <table:table-row table:style-name="ro1">
          <table:table-cell office:value-type="string" calcext:value-type="string">
            <text:p>T91E</text:p>
          </table:table-cell>
          <table:table-cell office:value-type="float" office:value="-433.372497559" calcext:value-type="float">
            <text:p>-433.372497559</text:p>
          </table:table-cell>
        </table:table-row>
        <table:table-row table:style-name="ro1">
          <table:table-cell office:value-type="string" calcext:value-type="string">
            <text:p>K386A</text:p>
          </table:table-cell>
          <table:table-cell office:value-type="float" office:value="-433.372772217" calcext:value-type="float">
            <text:p>-433.372772217</text:p>
          </table:table-cell>
        </table:table-row>
        <table:table-row table:style-name="ro1">
          <table:table-cell office:value-type="string" calcext:value-type="string">
            <text:p>L435I</text:p>
          </table:table-cell>
          <table:table-cell office:value-type="float" office:value="-433.375177002" calcext:value-type="float">
            <text:p>-433.375177002</text:p>
          </table:table-cell>
        </table:table-row>
        <table:table-row table:style-name="ro1">
          <table:table-cell office:value-type="string" calcext:value-type="string">
            <text:p>E54G</text:p>
          </table:table-cell>
          <table:table-cell office:value-type="float" office:value="-433.375619507" calcext:value-type="float">
            <text:p>-433.375619507</text:p>
          </table:table-cell>
        </table:table-row>
        <table:table-row table:style-name="ro1">
          <table:table-cell office:value-type="string" calcext:value-type="string">
            <text:p>S163K</text:p>
          </table:table-cell>
          <table:table-cell office:value-type="float" office:value="-433.376254272" calcext:value-type="float">
            <text:p>-433.376254272</text:p>
          </table:table-cell>
        </table:table-row>
        <table:table-row table:style-name="ro1">
          <table:table-cell office:value-type="string" calcext:value-type="string">
            <text:p>G101S</text:p>
          </table:table-cell>
          <table:table-cell office:value-type="float" office:value="-433.38085022" calcext:value-type="float">
            <text:p>-433.38085022</text:p>
          </table:table-cell>
        </table:table-row>
        <table:table-row table:style-name="ro1">
          <table:table-cell office:value-type="string" calcext:value-type="string">
            <text:p>E228T</text:p>
          </table:table-cell>
          <table:table-cell office:value-type="float" office:value="-433.392120361" calcext:value-type="float">
            <text:p>-433.392120361</text:p>
          </table:table-cell>
        </table:table-row>
        <table:table-row table:style-name="ro1">
          <table:table-cell office:value-type="string" calcext:value-type="string">
            <text:p>F405M</text:p>
          </table:table-cell>
          <table:table-cell office:value-type="float" office:value="-433.396826172" calcext:value-type="float">
            <text:p>-433.396826172</text:p>
          </table:table-cell>
        </table:table-row>
        <table:table-row table:style-name="ro1">
          <table:table-cell office:value-type="string" calcext:value-type="string">
            <text:p>A300V</text:p>
          </table:table-cell>
          <table:table-cell office:value-type="float" office:value="-433.405599976" calcext:value-type="float">
            <text:p>-433.405599976</text:p>
          </table:table-cell>
        </table:table-row>
        <table:table-row table:style-name="ro1">
          <table:table-cell office:value-type="string" calcext:value-type="string">
            <text:p>M334A</text:p>
          </table:table-cell>
          <table:table-cell office:value-type="float" office:value="-433.405999756" calcext:value-type="float">
            <text:p>-433.405999756</text:p>
          </table:table-cell>
        </table:table-row>
        <table:table-row table:style-name="ro1">
          <table:table-cell office:value-type="string" calcext:value-type="string">
            <text:p>T74R</text:p>
          </table:table-cell>
          <table:table-cell office:value-type="float" office:value="-433.423602295" calcext:value-type="float">
            <text:p>-433.423602295</text:p>
          </table:table-cell>
        </table:table-row>
        <table:table-row table:style-name="ro1">
          <table:table-cell office:value-type="string" calcext:value-type="string">
            <text:p>E54N</text:p>
          </table:table-cell>
          <table:table-cell office:value-type="float" office:value="-433.424459839" calcext:value-type="float">
            <text:p>-433.424459839</text:p>
          </table:table-cell>
        </table:table-row>
        <table:table-row table:style-name="ro1">
          <table:table-cell office:value-type="string" calcext:value-type="string">
            <text:p>Y377V</text:p>
          </table:table-cell>
          <table:table-cell office:value-type="float" office:value="-433.431381226" calcext:value-type="float">
            <text:p>-433.431381226</text:p>
          </table:table-cell>
        </table:table-row>
        <table:table-row table:style-name="ro1">
          <table:table-cell office:value-type="string" calcext:value-type="string">
            <text:p>S446Q</text:p>
          </table:table-cell>
          <table:table-cell office:value-type="float" office:value="-433.436303711" calcext:value-type="float">
            <text:p>-433.436303711</text:p>
          </table:table-cell>
        </table:table-row>
        <table:table-row table:style-name="ro1">
          <table:table-cell office:value-type="string" calcext:value-type="string">
            <text:p>A253T</text:p>
          </table:table-cell>
          <table:table-cell office:value-type="float" office:value="-433.436846924" calcext:value-type="float">
            <text:p>-433.436846924</text:p>
          </table:table-cell>
        </table:table-row>
        <table:table-row table:style-name="ro1">
          <table:table-cell office:value-type="string" calcext:value-type="string">
            <text:p>F285M</text:p>
          </table:table-cell>
          <table:table-cell office:value-type="float" office:value="-433.439083862" calcext:value-type="float">
            <text:p>-433.439083862</text:p>
          </table:table-cell>
        </table:table-row>
        <table:table-row table:style-name="ro1">
          <table:table-cell office:value-type="string" calcext:value-type="string">
            <text:p>K276P</text:p>
          </table:table-cell>
          <table:table-cell office:value-type="float" office:value="-433.441534424" calcext:value-type="float">
            <text:p>-433.441534424</text:p>
          </table:table-cell>
        </table:table-row>
        <table:table-row table:style-name="ro1">
          <table:table-cell office:value-type="string" calcext:value-type="string">
            <text:p>L250A</text:p>
          </table:table-cell>
          <table:table-cell office:value-type="float" office:value="-433.449679565" calcext:value-type="float">
            <text:p>-433.449679565</text:p>
          </table:table-cell>
        </table:table-row>
        <table:table-row table:style-name="ro1">
          <table:table-cell office:value-type="string" calcext:value-type="string">
            <text:p>W128E</text:p>
          </table:table-cell>
          <table:table-cell office:value-type="float" office:value="-433.449853516" calcext:value-type="float">
            <text:p>-433.449853516</text:p>
          </table:table-cell>
        </table:table-row>
        <table:table-row table:style-name="ro1">
          <table:table-cell office:value-type="string" calcext:value-type="string">
            <text:p>V230R</text:p>
          </table:table-cell>
          <table:table-cell office:value-type="float" office:value="-433.450421143" calcext:value-type="float">
            <text:p>-433.450421143</text:p>
          </table:table-cell>
        </table:table-row>
        <table:table-row table:style-name="ro1">
          <table:table-cell office:value-type="string" calcext:value-type="string">
            <text:p>V172M</text:p>
          </table:table-cell>
          <table:table-cell office:value-type="float" office:value="-433.451119995" calcext:value-type="float">
            <text:p>-433.451119995</text:p>
          </table:table-cell>
        </table:table-row>
        <table:table-row table:style-name="ro1">
          <table:table-cell office:value-type="string" calcext:value-type="string">
            <text:p>N168I</text:p>
          </table:table-cell>
          <table:table-cell office:value-type="float" office:value="-433.455328369" calcext:value-type="float">
            <text:p>-433.455328369</text:p>
          </table:table-cell>
        </table:table-row>
        <table:table-row table:style-name="ro1">
          <table:table-cell office:value-type="string" calcext:value-type="string">
            <text:p>C332L</text:p>
          </table:table-cell>
          <table:table-cell office:value-type="float" office:value="-433.45640564" calcext:value-type="float">
            <text:p>-433.45640564</text:p>
          </table:table-cell>
        </table:table-row>
        <table:table-row table:style-name="ro1">
          <table:table-cell office:value-type="string" calcext:value-type="string">
            <text:p>S125H</text:p>
          </table:table-cell>
          <table:table-cell office:value-type="float" office:value="-433.459945679" calcext:value-type="float">
            <text:p>-433.459945679</text:p>
          </table:table-cell>
        </table:table-row>
        <table:table-row table:style-name="ro1">
          <table:table-cell office:value-type="string" calcext:value-type="string">
            <text:p>W128V</text:p>
          </table:table-cell>
          <table:table-cell office:value-type="float" office:value="-433.465585327" calcext:value-type="float">
            <text:p>-433.465585327</text:p>
          </table:table-cell>
        </table:table-row>
        <table:table-row table:style-name="ro1">
          <table:table-cell office:value-type="string" calcext:value-type="string">
            <text:p>G403P</text:p>
          </table:table-cell>
          <table:table-cell office:value-type="float" office:value="-433.468933105" calcext:value-type="float">
            <text:p>-433.468933105</text:p>
          </table:table-cell>
        </table:table-row>
        <table:table-row table:style-name="ro1">
          <table:table-cell office:value-type="string" calcext:value-type="string">
            <text:p>G296S</text:p>
          </table:table-cell>
          <table:table-cell office:value-type="float" office:value="-433.469631958" calcext:value-type="float">
            <text:p>-433.469631958</text:p>
          </table:table-cell>
        </table:table-row>
        <table:table-row table:style-name="ro1">
          <table:table-cell office:value-type="string" calcext:value-type="string">
            <text:p>V337G</text:p>
          </table:table-cell>
          <table:table-cell office:value-type="float" office:value="-433.471142578" calcext:value-type="float">
            <text:p>-433.471142578</text:p>
          </table:table-cell>
        </table:table-row>
        <table:table-row table:style-name="ro1">
          <table:table-cell office:value-type="string" calcext:value-type="string">
            <text:p>T91H</text:p>
          </table:table-cell>
          <table:table-cell office:value-type="float" office:value="-433.471426392" calcext:value-type="float">
            <text:p>-433.471426392</text:p>
          </table:table-cell>
        </table:table-row>
        <table:table-row table:style-name="ro1">
          <table:table-cell office:value-type="string" calcext:value-type="string">
            <text:p>K201V</text:p>
          </table:table-cell>
          <table:table-cell office:value-type="float" office:value="-433.471572876" calcext:value-type="float">
            <text:p>-433.471572876</text:p>
          </table:table-cell>
        </table:table-row>
        <table:table-row table:style-name="ro1">
          <table:table-cell office:value-type="string" calcext:value-type="string">
            <text:p>S446C</text:p>
          </table:table-cell>
          <table:table-cell office:value-type="float" office:value="-433.472607422" calcext:value-type="float">
            <text:p>-433.472607422</text:p>
          </table:table-cell>
        </table:table-row>
        <table:table-row table:style-name="ro1">
          <table:table-cell office:value-type="string" calcext:value-type="string">
            <text:p>G143V</text:p>
          </table:table-cell>
          <table:table-cell office:value-type="float" office:value="-433.47414856" calcext:value-type="float">
            <text:p>-433.47414856</text:p>
          </table:table-cell>
        </table:table-row>
        <table:table-row table:style-name="ro1">
          <table:table-cell office:value-type="string" calcext:value-type="string">
            <text:p>G49E</text:p>
          </table:table-cell>
          <table:table-cell office:value-type="float" office:value="-433.481680298" calcext:value-type="float">
            <text:p>-433.481680298</text:p>
          </table:table-cell>
        </table:table-row>
        <table:table-row table:style-name="ro1">
          <table:table-cell office:value-type="string" calcext:value-type="string">
            <text:p>D75T</text:p>
          </table:table-cell>
          <table:table-cell office:value-type="float" office:value="-433.487133789" calcext:value-type="float">
            <text:p>-433.487133789</text:p>
          </table:table-cell>
        </table:table-row>
        <table:table-row table:style-name="ro1">
          <table:table-cell office:value-type="string" calcext:value-type="string">
            <text:p>V172Y</text:p>
          </table:table-cell>
          <table:table-cell office:value-type="float" office:value="-433.489645386" calcext:value-type="float">
            <text:p>-433.489645386</text:p>
          </table:table-cell>
        </table:table-row>
        <table:table-row table:style-name="ro1">
          <table:table-cell office:value-type="string" calcext:value-type="string">
            <text:p>G100N</text:p>
          </table:table-cell>
          <table:table-cell office:value-type="float" office:value="-433.490652466" calcext:value-type="float">
            <text:p>-433.490652466</text:p>
          </table:table-cell>
        </table:table-row>
        <table:table-row table:style-name="ro1">
          <table:table-cell office:value-type="string" calcext:value-type="string">
            <text:p>L331Y</text:p>
          </table:table-cell>
          <table:table-cell office:value-type="float" office:value="-433.499072266" calcext:value-type="float">
            <text:p>-433.499072266</text:p>
          </table:table-cell>
        </table:table-row>
        <table:table-row table:style-name="ro1">
          <table:table-cell office:value-type="string" calcext:value-type="string">
            <text:p>L250V</text:p>
          </table:table-cell>
          <table:table-cell office:value-type="float" office:value="-433.501895142" calcext:value-type="float">
            <text:p>-433.501895142</text:p>
          </table:table-cell>
        </table:table-row>
        <table:table-row table:style-name="ro1">
          <table:table-cell office:value-type="string" calcext:value-type="string">
            <text:p>Q243V</text:p>
          </table:table-cell>
          <table:table-cell office:value-type="float" office:value="-433.50451355" calcext:value-type="float">
            <text:p>-433.50451355</text:p>
          </table:table-cell>
        </table:table-row>
        <table:table-row table:style-name="ro1">
          <table:table-cell office:value-type="string" calcext:value-type="string">
            <text:p>M127R</text:p>
          </table:table-cell>
          <table:table-cell office:value-type="float" office:value="-433.509014893" calcext:value-type="float">
            <text:p>-433.509014893</text:p>
          </table:table-cell>
        </table:table-row>
        <table:table-row table:style-name="ro1">
          <table:table-cell office:value-type="string" calcext:value-type="string">
            <text:p>Y439L</text:p>
          </table:table-cell>
          <table:table-cell office:value-type="float" office:value="-433.515963745" calcext:value-type="float">
            <text:p>-433.515963745</text:p>
          </table:table-cell>
        </table:table-row>
        <table:table-row table:style-name="ro1">
          <table:table-cell office:value-type="string" calcext:value-type="string">
            <text:p>F251L</text:p>
          </table:table-cell>
          <table:table-cell office:value-type="float" office:value="-433.516229248" calcext:value-type="float">
            <text:p>-433.516229248</text:p>
          </table:table-cell>
        </table:table-row>
        <table:table-row table:style-name="ro1">
          <table:table-cell office:value-type="string" calcext:value-type="string">
            <text:p>G296L</text:p>
          </table:table-cell>
          <table:table-cell office:value-type="float" office:value="-433.517782593" calcext:value-type="float">
            <text:p>-433.517782593</text:p>
          </table:table-cell>
        </table:table-row>
        <table:table-row table:style-name="ro1">
          <table:table-cell office:value-type="string" calcext:value-type="string">
            <text:p>P226R</text:p>
          </table:table-cell>
          <table:table-cell office:value-type="float" office:value="-433.520806885" calcext:value-type="float">
            <text:p>-433.520806885</text:p>
          </table:table-cell>
        </table:table-row>
        <table:table-row table:style-name="ro1">
          <table:table-cell office:value-type="string" calcext:value-type="string">
            <text:p>W128R</text:p>
          </table:table-cell>
          <table:table-cell office:value-type="float" office:value="-433.52131958" calcext:value-type="float">
            <text:p>-433.52131958</text:p>
          </table:table-cell>
        </table:table-row>
        <table:table-row table:style-name="ro1">
          <table:table-cell office:value-type="string" calcext:value-type="string">
            <text:p>F285A</text:p>
          </table:table-cell>
          <table:table-cell office:value-type="float" office:value="-433.525036621" calcext:value-type="float">
            <text:p>-433.525036621</text:p>
          </table:table-cell>
        </table:table-row>
        <table:table-row table:style-name="ro1">
          <table:table-cell office:value-type="string" calcext:value-type="string">
            <text:p>K36Q</text:p>
          </table:table-cell>
          <table:table-cell office:value-type="float" office:value="-433.52644043" calcext:value-type="float">
            <text:p>-433.52644043</text:p>
          </table:table-cell>
        </table:table-row>
        <table:table-row table:style-name="ro1">
          <table:table-cell office:value-type="string" calcext:value-type="string">
            <text:p>Y333E</text:p>
          </table:table-cell>
          <table:table-cell office:value-type="float" office:value="-433.534136963" calcext:value-type="float">
            <text:p>-433.534136963</text:p>
          </table:table-cell>
        </table:table-row>
        <table:table-row table:style-name="ro1">
          <table:table-cell office:value-type="string" calcext:value-type="string">
            <text:p>K233D</text:p>
          </table:table-cell>
          <table:table-cell office:value-type="float" office:value="-433.535220337" calcext:value-type="float">
            <text:p>-433.535220337</text:p>
          </table:table-cell>
        </table:table-row>
        <table:table-row table:style-name="ro1">
          <table:table-cell office:value-type="string" calcext:value-type="string">
            <text:p>G174D</text:p>
          </table:table-cell>
          <table:table-cell office:value-type="float" office:value="-433.535232544" calcext:value-type="float">
            <text:p>-433.535232544</text:p>
          </table:table-cell>
        </table:table-row>
        <table:table-row table:style-name="ro1">
          <table:table-cell office:value-type="string" calcext:value-type="string">
            <text:p>E197N</text:p>
          </table:table-cell>
          <table:table-cell office:value-type="float" office:value="-433.535272217" calcext:value-type="float">
            <text:p>-433.535272217</text:p>
          </table:table-cell>
        </table:table-row>
        <table:table-row table:style-name="ro1">
          <table:table-cell office:value-type="string" calcext:value-type="string">
            <text:p>I188M</text:p>
          </table:table-cell>
          <table:table-cell office:value-type="float" office:value="-433.541622925" calcext:value-type="float">
            <text:p>-433.541622925</text:p>
          </table:table-cell>
        </table:table-row>
        <table:table-row table:style-name="ro1">
          <table:table-cell office:value-type="string" calcext:value-type="string">
            <text:p>P305S</text:p>
          </table:table-cell>
          <table:table-cell office:value-type="float" office:value="-433.541665649" calcext:value-type="float">
            <text:p>-433.541665649</text:p>
          </table:table-cell>
        </table:table-row>
        <table:table-row table:style-name="ro1">
          <table:table-cell office:value-type="string" calcext:value-type="string">
            <text:p>E111N</text:p>
          </table:table-cell>
          <table:table-cell office:value-type="float" office:value="-433.541793823" calcext:value-type="float">
            <text:p>-433.541793823</text:p>
          </table:table-cell>
        </table:table-row>
        <table:table-row table:style-name="ro1">
          <table:table-cell office:value-type="string" calcext:value-type="string">
            <text:p>R79I</text:p>
          </table:table-cell>
          <table:table-cell office:value-type="float" office:value="-433.542752075" calcext:value-type="float">
            <text:p>-433.542752075</text:p>
          </table:table-cell>
        </table:table-row>
        <table:table-row table:style-name="ro1">
          <table:table-cell office:value-type="string" calcext:value-type="string">
            <text:p>H126G</text:p>
          </table:table-cell>
          <table:table-cell office:value-type="float" office:value="-433.543508911" calcext:value-type="float">
            <text:p>-433.543508911</text:p>
          </table:table-cell>
        </table:table-row>
        <table:table-row table:style-name="ro1">
          <table:table-cell office:value-type="string" calcext:value-type="string">
            <text:p>E197V</text:p>
          </table:table-cell>
          <table:table-cell office:value-type="float" office:value="-433.546334839" calcext:value-type="float">
            <text:p>-433.546334839</text:p>
          </table:table-cell>
        </table:table-row>
        <table:table-row table:style-name="ro1">
          <table:table-cell office:value-type="string" calcext:value-type="string">
            <text:p>P428A</text:p>
          </table:table-cell>
          <table:table-cell office:value-type="float" office:value="-433.551934814" calcext:value-type="float">
            <text:p>-433.551934814</text:p>
          </table:table-cell>
        </table:table-row>
        <table:table-row table:style-name="ro1">
          <table:table-cell office:value-type="string" calcext:value-type="string">
            <text:p>I425K</text:p>
          </table:table-cell>
          <table:table-cell office:value-type="float" office:value="-433.55569458" calcext:value-type="float">
            <text:p>-433.55569458</text:p>
          </table:table-cell>
        </table:table-row>
        <table:table-row table:style-name="ro1">
          <table:table-cell office:value-type="string" calcext:value-type="string">
            <text:p>G267A</text:p>
          </table:table-cell>
          <table:table-cell office:value-type="float" office:value="-433.557965088" calcext:value-type="float">
            <text:p>-433.557965088</text:p>
          </table:table-cell>
        </table:table-row>
        <table:table-row table:style-name="ro1">
          <table:table-cell office:value-type="string" calcext:value-type="string">
            <text:p>G411E</text:p>
          </table:table-cell>
          <table:table-cell office:value-type="float" office:value="-433.560452271" calcext:value-type="float">
            <text:p>-433.560452271</text:p>
          </table:table-cell>
        </table:table-row>
        <table:table-row table:style-name="ro1">
          <table:table-cell office:value-type="string" calcext:value-type="string">
            <text:p>D329P</text:p>
          </table:table-cell>
          <table:table-cell office:value-type="float" office:value="-433.567416382" calcext:value-type="float">
            <text:p>-433.567416382</text:p>
          </table:table-cell>
        </table:table-row>
        <table:table-row table:style-name="ro1">
          <table:table-cell office:value-type="string" calcext:value-type="string">
            <text:p>E111T</text:p>
          </table:table-cell>
          <table:table-cell office:value-type="float" office:value="-433.570617676" calcext:value-type="float">
            <text:p>-433.570617676</text:p>
          </table:table-cell>
        </table:table-row>
        <table:table-row table:style-name="ro1">
          <table:table-cell office:value-type="string" calcext:value-type="string">
            <text:p>V337N</text:p>
          </table:table-cell>
          <table:table-cell office:value-type="float" office:value="-433.571109009" calcext:value-type="float">
            <text:p>-433.571109009</text:p>
          </table:table-cell>
        </table:table-row>
        <table:table-row table:style-name="ro1">
          <table:table-cell office:value-type="string" calcext:value-type="string">
            <text:p>S167D</text:p>
          </table:table-cell>
          <table:table-cell office:value-type="float" office:value="-433.571859741" calcext:value-type="float">
            <text:p>-433.571859741</text:p>
          </table:table-cell>
        </table:table-row>
        <table:table-row table:style-name="ro1">
          <table:table-cell office:value-type="string" calcext:value-type="string">
            <text:p>L103D</text:p>
          </table:table-cell>
          <table:table-cell office:value-type="float" office:value="-433.573312378" calcext:value-type="float">
            <text:p>-433.573312378</text:p>
          </table:table-cell>
        </table:table-row>
        <table:table-row table:style-name="ro1">
          <table:table-cell office:value-type="string" calcext:value-type="string">
            <text:p>D426Q</text:p>
          </table:table-cell>
          <table:table-cell office:value-type="float" office:value="-433.574136353" calcext:value-type="float">
            <text:p>-433.574136353</text:p>
          </table:table-cell>
        </table:table-row>
        <table:table-row table:style-name="ro1">
          <table:table-cell office:value-type="string" calcext:value-type="string">
            <text:p>S321H</text:p>
          </table:table-cell>
          <table:table-cell office:value-type="float" office:value="-433.575469971" calcext:value-type="float">
            <text:p>-433.575469971</text:p>
          </table:table-cell>
        </table:table-row>
        <table:table-row table:style-name="ro1">
          <table:table-cell office:value-type="string" calcext:value-type="string">
            <text:p>G411Q</text:p>
          </table:table-cell>
          <table:table-cell office:value-type="float" office:value="-433.579220581" calcext:value-type="float">
            <text:p>-433.579220581</text:p>
          </table:table-cell>
        </table:table-row>
        <table:table-row table:style-name="ro1">
          <table:table-cell office:value-type="string" calcext:value-type="string">
            <text:p>C441L</text:p>
          </table:table-cell>
          <table:table-cell office:value-type="float" office:value="-433.580752563" calcext:value-type="float">
            <text:p>-433.580752563</text:p>
          </table:table-cell>
        </table:table-row>
        <table:table-row table:style-name="ro1">
          <table:table-cell office:value-type="string" calcext:value-type="string">
            <text:p>R157M</text:p>
          </table:table-cell>
          <table:table-cell office:value-type="float" office:value="-433.581903076" calcext:value-type="float">
            <text:p>-433.581903076</text:p>
          </table:table-cell>
        </table:table-row>
        <table:table-row table:style-name="ro1">
          <table:table-cell office:value-type="string" calcext:value-type="string">
            <text:p>A275L</text:p>
          </table:table-cell>
          <table:table-cell office:value-type="float" office:value="-433.582626343" calcext:value-type="float">
            <text:p>-433.582626343</text:p>
          </table:table-cell>
        </table:table-row>
        <table:table-row table:style-name="ro1">
          <table:table-cell office:value-type="string" calcext:value-type="string">
            <text:p>M326A</text:p>
          </table:table-cell>
          <table:table-cell office:value-type="float" office:value="-433.585668945" calcext:value-type="float">
            <text:p>-433.585668945</text:p>
          </table:table-cell>
        </table:table-row>
        <table:table-row table:style-name="ro1">
          <table:table-cell office:value-type="string" calcext:value-type="string">
            <text:p>T65I</text:p>
          </table:table-cell>
          <table:table-cell office:value-type="float" office:value="-433.587390137" calcext:value-type="float">
            <text:p>-433.587390137</text:p>
          </table:table-cell>
        </table:table-row>
        <table:table-row table:style-name="ro1">
          <table:table-cell office:value-type="string" calcext:value-type="string">
            <text:p>A164P</text:p>
          </table:table-cell>
          <table:table-cell office:value-type="float" office:value="-433.58782959" calcext:value-type="float">
            <text:p>-433.58782959</text:p>
          </table:table-cell>
        </table:table-row>
        <table:table-row table:style-name="ro1">
          <table:table-cell office:value-type="string" calcext:value-type="string">
            <text:p>Q247H</text:p>
          </table:table-cell>
          <table:table-cell office:value-type="float" office:value="-433.596636963" calcext:value-type="float">
            <text:p>-433.596636963</text:p>
          </table:table-cell>
        </table:table-row>
        <table:table-row table:style-name="ro1">
          <table:table-cell office:value-type="string" calcext:value-type="string">
            <text:p>Y439E</text:p>
          </table:table-cell>
          <table:table-cell office:value-type="float" office:value="-433.604675293" calcext:value-type="float">
            <text:p>-433.604675293</text:p>
          </table:table-cell>
        </table:table-row>
        <table:table-row table:style-name="ro1">
          <table:table-cell office:value-type="string" calcext:value-type="string">
            <text:p>A92L</text:p>
          </table:table-cell>
          <table:table-cell office:value-type="float" office:value="-433.608505249" calcext:value-type="float">
            <text:p>-433.608505249</text:p>
          </table:table-cell>
        </table:table-row>
        <table:table-row table:style-name="ro1">
          <table:table-cell office:value-type="string" calcext:value-type="string">
            <text:p>F104Y</text:p>
          </table:table-cell>
          <table:table-cell office:value-type="float" office:value="-433.608740234" calcext:value-type="float">
            <text:p>-433.608740234</text:p>
          </table:table-cell>
        </table:table-row>
        <table:table-row table:style-name="ro1">
          <table:table-cell office:value-type="string" calcext:value-type="string">
            <text:p>V413F</text:p>
          </table:table-cell>
          <table:table-cell office:value-type="float" office:value="-433.611102295" calcext:value-type="float">
            <text:p>-433.611102295</text:p>
          </table:table-cell>
        </table:table-row>
        <table:table-row table:style-name="ro1">
          <table:table-cell office:value-type="string" calcext:value-type="string">
            <text:p>R436A</text:p>
          </table:table-cell>
          <table:table-cell office:value-type="float" office:value="-433.612393188" calcext:value-type="float">
            <text:p>-433.612393188</text:p>
          </table:table-cell>
        </table:table-row>
        <table:table-row table:style-name="ro1">
          <table:table-cell office:value-type="string" calcext:value-type="string">
            <text:p>S125I</text:p>
          </table:table-cell>
          <table:table-cell office:value-type="float" office:value="-433.613146973" calcext:value-type="float">
            <text:p>-433.613146973</text:p>
          </table:table-cell>
        </table:table-row>
        <table:table-row table:style-name="ro1">
          <table:table-cell office:value-type="string" calcext:value-type="string">
            <text:p>D440N</text:p>
          </table:table-cell>
          <table:table-cell office:value-type="float" office:value="-433.619680786" calcext:value-type="float">
            <text:p>-433.619680786</text:p>
          </table:table-cell>
        </table:table-row>
        <table:table-row table:style-name="ro1">
          <table:table-cell office:value-type="string" calcext:value-type="string">
            <text:p>P196Y</text:p>
          </table:table-cell>
          <table:table-cell office:value-type="float" office:value="-433.619934082" calcext:value-type="float">
            <text:p>-433.619934082</text:p>
          </table:table-cell>
        </table:table-row>
        <table:table-row table:style-name="ro1">
          <table:table-cell office:value-type="string" calcext:value-type="string">
            <text:p>D440E</text:p>
          </table:table-cell>
          <table:table-cell office:value-type="float" office:value="-433.621981812" calcext:value-type="float">
            <text:p>-433.621981812</text:p>
          </table:table-cell>
        </table:table-row>
        <table:table-row table:style-name="ro1">
          <table:table-cell office:value-type="string" calcext:value-type="string">
            <text:p>D205S</text:p>
          </table:table-cell>
          <table:table-cell office:value-type="float" office:value="-433.631503296" calcext:value-type="float">
            <text:p>-433.631503296</text:p>
          </table:table-cell>
        </table:table-row>
        <table:table-row table:style-name="ro1">
          <table:table-cell office:value-type="string" calcext:value-type="string">
            <text:p>G139E</text:p>
          </table:table-cell>
          <table:table-cell office:value-type="float" office:value="-433.632705688" calcext:value-type="float">
            <text:p>-433.632705688</text:p>
          </table:table-cell>
        </table:table-row>
        <table:table-row table:style-name="ro1">
          <table:table-cell office:value-type="string" calcext:value-type="string">
            <text:p>E272V</text:p>
          </table:table-cell>
          <table:table-cell office:value-type="float" office:value="-433.637289429" calcext:value-type="float">
            <text:p>-433.637289429</text:p>
          </table:table-cell>
        </table:table-row>
        <table:table-row table:style-name="ro1">
          <table:table-cell office:value-type="string" calcext:value-type="string">
            <text:p>E197H</text:p>
          </table:table-cell>
          <table:table-cell office:value-type="float" office:value="-433.642037964" calcext:value-type="float">
            <text:p>-433.642037964</text:p>
          </table:table-cell>
        </table:table-row>
        <table:table-row table:style-name="ro1">
          <table:table-cell office:value-type="string" calcext:value-type="string">
            <text:p>V297I</text:p>
          </table:table-cell>
          <table:table-cell office:value-type="float" office:value="-433.645788574" calcext:value-type="float">
            <text:p>-433.645788574</text:p>
          </table:table-cell>
        </table:table-row>
        <table:table-row table:style-name="ro1">
          <table:table-cell office:value-type="string" calcext:value-type="string">
            <text:p>E303F</text:p>
          </table:table-cell>
          <table:table-cell office:value-type="float" office:value="-433.646224976" calcext:value-type="float">
            <text:p>-433.646224976</text:p>
          </table:table-cell>
        </table:table-row>
        <table:table-row table:style-name="ro1">
          <table:table-cell office:value-type="string" calcext:value-type="string">
            <text:p>T389C</text:p>
          </table:table-cell>
          <table:table-cell office:value-type="float" office:value="-433.64730835" calcext:value-type="float">
            <text:p>-433.64730835</text:p>
          </table:table-cell>
        </table:table-row>
        <table:table-row table:style-name="ro1">
          <table:table-cell office:value-type="string" calcext:value-type="string">
            <text:p>E303M</text:p>
          </table:table-cell>
          <table:table-cell office:value-type="float" office:value="-433.656640625" calcext:value-type="float">
            <text:p>-433.656640625</text:p>
          </table:table-cell>
        </table:table-row>
        <table:table-row table:style-name="ro1">
          <table:table-cell office:value-type="string" calcext:value-type="string">
            <text:p>I414V</text:p>
          </table:table-cell>
          <table:table-cell office:value-type="float" office:value="-433.657492065" calcext:value-type="float">
            <text:p>-433.657492065</text:p>
          </table:table-cell>
        </table:table-row>
        <table:table-row table:style-name="ro1">
          <table:table-cell office:value-type="string" calcext:value-type="string">
            <text:p>V40S</text:p>
          </table:table-cell>
          <table:table-cell office:value-type="float" office:value="-433.661639404" calcext:value-type="float">
            <text:p>-433.661639404</text:p>
          </table:table-cell>
        </table:table-row>
        <table:table-row table:style-name="ro1">
          <table:table-cell office:value-type="string" calcext:value-type="string">
            <text:p>G51D</text:p>
          </table:table-cell>
          <table:table-cell office:value-type="float" office:value="-433.669155884" calcext:value-type="float">
            <text:p>-433.669155884</text:p>
          </table:table-cell>
        </table:table-row>
        <table:table-row table:style-name="ro1">
          <table:table-cell office:value-type="string" calcext:value-type="string">
            <text:p>P115E</text:p>
          </table:table-cell>
          <table:table-cell office:value-type="float" office:value="-433.66947937" calcext:value-type="float">
            <text:p>-433.66947937</text:p>
          </table:table-cell>
        </table:table-row>
        <table:table-row table:style-name="ro1">
          <table:table-cell office:value-type="string" calcext:value-type="string">
            <text:p>V363Q</text:p>
          </table:table-cell>
          <table:table-cell office:value-type="float" office:value="-433.677444458" calcext:value-type="float">
            <text:p>-433.677444458</text:p>
          </table:table-cell>
        </table:table-row>
        <table:table-row table:style-name="ro1">
          <table:table-cell office:value-type="string" calcext:value-type="string">
            <text:p>L408F</text:p>
          </table:table-cell>
          <table:table-cell office:value-type="float" office:value="-433.678509521" calcext:value-type="float">
            <text:p>-433.678509521</text:p>
          </table:table-cell>
        </table:table-row>
        <table:table-row table:style-name="ro1">
          <table:table-cell office:value-type="string" calcext:value-type="string">
            <text:p>V413Q</text:p>
          </table:table-cell>
          <table:table-cell office:value-type="float" office:value="-433.680706787" calcext:value-type="float">
            <text:p>-433.680706787</text:p>
          </table:table-cell>
        </table:table-row>
        <table:table-row table:style-name="ro1">
          <table:table-cell office:value-type="string" calcext:value-type="string">
            <text:p>E153K</text:p>
          </table:table-cell>
          <table:table-cell office:value-type="float" office:value="-433.682022095" calcext:value-type="float">
            <text:p>-433.682022095</text:p>
          </table:table-cell>
        </table:table-row>
        <table:table-row table:style-name="ro1">
          <table:table-cell office:value-type="string" calcext:value-type="string">
            <text:p>G359I</text:p>
          </table:table-cell>
          <table:table-cell office:value-type="float" office:value="-433.683047485" calcext:value-type="float">
            <text:p>-433.683047485</text:p>
          </table:table-cell>
        </table:table-row>
        <table:table-row table:style-name="ro1">
          <table:table-cell office:value-type="string" calcext:value-type="string">
            <text:p>D239H</text:p>
          </table:table-cell>
          <table:table-cell office:value-type="float" office:value="-433.685287476" calcext:value-type="float">
            <text:p>-433.685287476</text:p>
          </table:table-cell>
        </table:table-row>
        <table:table-row table:style-name="ro1">
          <table:table-cell office:value-type="string" calcext:value-type="string">
            <text:p>Y383G</text:p>
          </table:table-cell>
          <table:table-cell office:value-type="float" office:value="-433.692739868" calcext:value-type="float">
            <text:p>-433.692739868</text:p>
          </table:table-cell>
        </table:table-row>
        <table:table-row table:style-name="ro1">
          <table:table-cell office:value-type="string" calcext:value-type="string">
            <text:p>S167V</text:p>
          </table:table-cell>
          <table:table-cell office:value-type="float" office:value="-433.695266724" calcext:value-type="float">
            <text:p>-433.695266724</text:p>
          </table:table-cell>
        </table:table-row>
        <table:table-row table:style-name="ro1">
          <table:table-cell office:value-type="string" calcext:value-type="string">
            <text:p>V98E</text:p>
          </table:table-cell>
          <table:table-cell office:value-type="float" office:value="-433.696710205" calcext:value-type="float">
            <text:p>-433.696710205</text:p>
          </table:table-cell>
        </table:table-row>
        <table:table-row table:style-name="ro1">
          <table:table-cell office:value-type="string" calcext:value-type="string">
            <text:p>S324H</text:p>
          </table:table-cell>
          <table:table-cell office:value-type="float" office:value="-433.696881104" calcext:value-type="float">
            <text:p>-433.696881104</text:p>
          </table:table-cell>
        </table:table-row>
        <table:table-row table:style-name="ro1">
          <table:table-cell office:value-type="string" calcext:value-type="string">
            <text:p>T299Y</text:p>
          </table:table-cell>
          <table:table-cell office:value-type="float" office:value="-433.697912598" calcext:value-type="float">
            <text:p>-433.697912598</text:p>
          </table:table-cell>
        </table:table-row>
        <table:table-row table:style-name="ro1">
          <table:table-cell office:value-type="string" calcext:value-type="string">
            <text:p>T389A</text:p>
          </table:table-cell>
          <table:table-cell office:value-type="float" office:value="-433.701419067" calcext:value-type="float">
            <text:p>-433.701419067</text:p>
          </table:table-cell>
        </table:table-row>
        <table:table-row table:style-name="ro1">
          <table:table-cell office:value-type="string" calcext:value-type="string">
            <text:p>E87K</text:p>
          </table:table-cell>
          <table:table-cell office:value-type="float" office:value="-433.704693604" calcext:value-type="float">
            <text:p>-433.704693604</text:p>
          </table:table-cell>
        </table:table-row>
        <table:table-row table:style-name="ro1">
          <table:table-cell office:value-type="string" calcext:value-type="string">
            <text:p>N415E</text:p>
          </table:table-cell>
          <table:table-cell office:value-type="float" office:value="-433.707373047" calcext:value-type="float">
            <text:p>-433.707373047</text:p>
          </table:table-cell>
        </table:table-row>
        <table:table-row table:style-name="ro1">
          <table:table-cell office:value-type="string" calcext:value-type="string">
            <text:p>K43H</text:p>
          </table:table-cell>
          <table:table-cell office:value-type="float" office:value="-433.710134888" calcext:value-type="float">
            <text:p>-433.710134888</text:p>
          </table:table-cell>
        </table:table-row>
        <table:table-row table:style-name="ro1">
          <table:table-cell office:value-type="string" calcext:value-type="string">
            <text:p>M155V</text:p>
          </table:table-cell>
          <table:table-cell office:value-type="float" office:value="-433.712515259" calcext:value-type="float">
            <text:p>-433.712515259</text:p>
          </table:table-cell>
        </table:table-row>
        <table:table-row table:style-name="ro1">
          <table:table-cell office:value-type="string" calcext:value-type="string">
            <text:p>K443C</text:p>
          </table:table-cell>
          <table:table-cell office:value-type="float" office:value="-433.715802002" calcext:value-type="float">
            <text:p>-433.715802002</text:p>
          </table:table-cell>
        </table:table-row>
        <table:table-row table:style-name="ro1">
          <table:table-cell office:value-type="string" calcext:value-type="string">
            <text:p>F422Y</text:p>
          </table:table-cell>
          <table:table-cell office:value-type="float" office:value="-433.718688965" calcext:value-type="float">
            <text:p>-433.718688965</text:p>
          </table:table-cell>
        </table:table-row>
        <table:table-row table:style-name="ro1">
          <table:table-cell office:value-type="string" calcext:value-type="string">
            <text:p>G445T</text:p>
          </table:table-cell>
          <table:table-cell office:value-type="float" office:value="-433.719464111" calcext:value-type="float">
            <text:p>-433.719464111</text:p>
          </table:table-cell>
        </table:table-row>
        <table:table-row table:style-name="ro1">
          <table:table-cell office:value-type="string" calcext:value-type="string">
            <text:p>P294L</text:p>
          </table:table-cell>
          <table:table-cell office:value-type="float" office:value="-433.71973877" calcext:value-type="float">
            <text:p>-433.71973877</text:p>
          </table:table-cell>
        </table:table-row>
        <table:table-row table:style-name="ro1">
          <table:table-cell office:value-type="string" calcext:value-type="string">
            <text:p>A253F</text:p>
          </table:table-cell>
          <table:table-cell office:value-type="float" office:value="-433.722821045" calcext:value-type="float">
            <text:p>-433.722821045</text:p>
          </table:table-cell>
        </table:table-row>
        <table:table-row table:style-name="ro1">
          <table:table-cell office:value-type="string" calcext:value-type="string">
            <text:p>M155Y</text:p>
          </table:table-cell>
          <table:table-cell office:value-type="float" office:value="-433.72651062" calcext:value-type="float">
            <text:p>-433.72651062</text:p>
          </table:table-cell>
        </table:table-row>
        <table:table-row table:style-name="ro1">
          <table:table-cell office:value-type="string" calcext:value-type="string">
            <text:p>M127L</text:p>
          </table:table-cell>
          <table:table-cell office:value-type="float" office:value="-433.734933472" calcext:value-type="float">
            <text:p>-433.734933472</text:p>
          </table:table-cell>
        </table:table-row>
        <table:table-row table:style-name="ro1">
          <table:table-cell office:value-type="string" calcext:value-type="string">
            <text:p>F52L</text:p>
          </table:table-cell>
          <table:table-cell office:value-type="float" office:value="-433.735412598" calcext:value-type="float">
            <text:p>-433.735412598</text:p>
          </table:table-cell>
        </table:table-row>
        <table:table-row table:style-name="ro1">
          <table:table-cell office:value-type="string" calcext:value-type="string">
            <text:p>L144C</text:p>
          </table:table-cell>
          <table:table-cell office:value-type="float" office:value="-433.739501953" calcext:value-type="float">
            <text:p>-433.739501953</text:p>
          </table:table-cell>
        </table:table-row>
        <table:table-row table:style-name="ro1">
          <table:table-cell office:value-type="string" calcext:value-type="string">
            <text:p>S446G</text:p>
          </table:table-cell>
          <table:table-cell office:value-type="float" office:value="-433.740655518" calcext:value-type="float">
            <text:p>-433.740655518</text:p>
          </table:table-cell>
        </table:table-row>
        <table:table-row table:style-name="ro1">
          <table:table-cell office:value-type="string" calcext:value-type="string">
            <text:p>M155A</text:p>
          </table:table-cell>
          <table:table-cell office:value-type="float" office:value="-433.74107666" calcext:value-type="float">
            <text:p>-433.74107666</text:p>
          </table:table-cell>
        </table:table-row>
        <table:table-row table:style-name="ro1">
          <table:table-cell office:value-type="string" calcext:value-type="string">
            <text:p>A244S</text:p>
          </table:table-cell>
          <table:table-cell office:value-type="float" office:value="-433.741567993" calcext:value-type="float">
            <text:p>-433.741567993</text:p>
          </table:table-cell>
        </table:table-row>
        <table:table-row table:style-name="ro1">
          <table:table-cell office:value-type="string" calcext:value-type="string">
            <text:p>M340A</text:p>
          </table:table-cell>
          <table:table-cell office:value-type="float" office:value="-433.743710327" calcext:value-type="float">
            <text:p>-433.743710327</text:p>
          </table:table-cell>
        </table:table-row>
        <table:table-row table:style-name="ro1">
          <table:table-cell office:value-type="string" calcext:value-type="string">
            <text:p>Q247S</text:p>
          </table:table-cell>
          <table:table-cell office:value-type="float" office:value="-433.744580078" calcext:value-type="float">
            <text:p>-433.744580078</text:p>
          </table:table-cell>
        </table:table-row>
        <table:table-row table:style-name="ro1">
          <table:table-cell office:value-type="string" calcext:value-type="string">
            <text:p>Y439H</text:p>
          </table:table-cell>
          <table:table-cell office:value-type="float" office:value="-433.74680481" calcext:value-type="float">
            <text:p>-433.74680481</text:p>
          </table:table-cell>
        </table:table-row>
        <table:table-row table:style-name="ro1">
          <table:table-cell office:value-type="string" calcext:value-type="string">
            <text:p>N407K</text:p>
          </table:table-cell>
          <table:table-cell office:value-type="float" office:value="-433.752203369" calcext:value-type="float">
            <text:p>-433.752203369</text:p>
          </table:table-cell>
        </table:table-row>
        <table:table-row table:style-name="ro1">
          <table:table-cell office:value-type="string" calcext:value-type="string">
            <text:p>G102L</text:p>
          </table:table-cell>
          <table:table-cell office:value-type="float" office:value="-433.75375061" calcext:value-type="float">
            <text:p>-433.75375061</text:p>
          </table:table-cell>
        </table:table-row>
        <table:table-row table:style-name="ro1">
          <table:table-cell office:value-type="string" calcext:value-type="string">
            <text:p>Q142V</text:p>
          </table:table-cell>
          <table:table-cell office:value-type="float" office:value="-433.754431152" calcext:value-type="float">
            <text:p>-433.754431152</text:p>
          </table:table-cell>
        </table:table-row>
        <table:table-row table:style-name="ro1">
          <table:table-cell office:value-type="string" calcext:value-type="string">
            <text:p>Y383W</text:p>
          </table:table-cell>
          <table:table-cell office:value-type="float" office:value="-433.755435181" calcext:value-type="float">
            <text:p>-433.755435181</text:p>
          </table:table-cell>
        </table:table-row>
        <table:table-row table:style-name="ro1">
          <table:table-cell office:value-type="string" calcext:value-type="string">
            <text:p>I433F</text:p>
          </table:table-cell>
          <table:table-cell office:value-type="float" office:value="-433.763311768" calcext:value-type="float">
            <text:p>-433.763311768</text:p>
          </table:table-cell>
        </table:table-row>
        <table:table-row table:style-name="ro1">
          <table:table-cell office:value-type="string" calcext:value-type="string">
            <text:p>L250H</text:p>
          </table:table-cell>
          <table:table-cell office:value-type="float" office:value="-433.764352417" calcext:value-type="float">
            <text:p>-433.764352417</text:p>
          </table:table-cell>
        </table:table-row>
        <table:table-row table:style-name="ro1">
          <table:table-cell office:value-type="string" calcext:value-type="string">
            <text:p>Y259R</text:p>
          </table:table-cell>
          <table:table-cell office:value-type="float" office:value="-433.765466309" calcext:value-type="float">
            <text:p>-433.765466309</text:p>
          </table:table-cell>
        </table:table-row>
        <table:table-row table:style-name="ro1">
          <table:table-cell office:value-type="string" calcext:value-type="string">
            <text:p>T307H</text:p>
          </table:table-cell>
          <table:table-cell office:value-type="float" office:value="-433.767178345" calcext:value-type="float">
            <text:p>-433.767178345</text:p>
          </table:table-cell>
        </table:table-row>
        <table:table-row table:style-name="ro1">
          <table:table-cell office:value-type="string" calcext:value-type="string">
            <text:p>E153V</text:p>
          </table:table-cell>
          <table:table-cell office:value-type="float" office:value="-433.76734314" calcext:value-type="float">
            <text:p>-433.76734314</text:p>
          </table:table-cell>
        </table:table-row>
        <table:table-row table:style-name="ro1">
          <table:table-cell office:value-type="string" calcext:value-type="string">
            <text:p>G180R</text:p>
          </table:table-cell>
          <table:table-cell office:value-type="float" office:value="-433.771691895" calcext:value-type="float">
            <text:p>-433.771691895</text:p>
          </table:table-cell>
        </table:table-row>
        <table:table-row table:style-name="ro1">
          <table:table-cell office:value-type="string" calcext:value-type="string">
            <text:p>L250C</text:p>
          </table:table-cell>
          <table:table-cell office:value-type="float" office:value="-433.773855591" calcext:value-type="float">
            <text:p>-433.773855591</text:p>
          </table:table-cell>
        </table:table-row>
        <table:table-row table:style-name="ro1">
          <table:table-cell office:value-type="string" calcext:value-type="string">
            <text:p>E236Q</text:p>
          </table:table-cell>
          <table:table-cell office:value-type="float" office:value="-433.774136353" calcext:value-type="float">
            <text:p>-433.774136353</text:p>
          </table:table-cell>
        </table:table-row>
        <table:table-row table:style-name="ro1">
          <table:table-cell office:value-type="string" calcext:value-type="string">
            <text:p>Q247A</text:p>
          </table:table-cell>
          <table:table-cell office:value-type="float" office:value="-433.774136353" calcext:value-type="float">
            <text:p>-433.774136353</text:p>
          </table:table-cell>
        </table:table-row>
        <table:table-row table:style-name="ro1">
          <table:table-cell office:value-type="string" calcext:value-type="string">
            <text:p>G161K</text:p>
          </table:table-cell>
          <table:table-cell office:value-type="float" office:value="-433.775289917" calcext:value-type="float">
            <text:p>-433.775289917</text:p>
          </table:table-cell>
        </table:table-row>
        <table:table-row table:style-name="ro1">
          <table:table-cell office:value-type="string" calcext:value-type="string">
            <text:p>G80N</text:p>
          </table:table-cell>
          <table:table-cell office:value-type="float" office:value="-433.775811768" calcext:value-type="float">
            <text:p>-433.775811768</text:p>
          </table:table-cell>
        </table:table-row>
        <table:table-row table:style-name="ro1">
          <table:table-cell office:value-type="string" calcext:value-type="string">
            <text:p>D82S</text:p>
          </table:table-cell>
          <table:table-cell office:value-type="float" office:value="-433.778488159" calcext:value-type="float">
            <text:p>-433.778488159</text:p>
          </table:table-cell>
        </table:table-row>
        <table:table-row table:style-name="ro1">
          <table:table-cell office:value-type="string" calcext:value-type="string">
            <text:p>V98C</text:p>
          </table:table-cell>
          <table:table-cell office:value-type="float" office:value="-433.786642456" calcext:value-type="float">
            <text:p>-433.786642456</text:p>
          </table:table-cell>
        </table:table-row>
        <table:table-row table:style-name="ro1">
          <table:table-cell office:value-type="string" calcext:value-type="string">
            <text:p>K261P</text:p>
          </table:table-cell>
          <table:table-cell office:value-type="float" office:value="-433.786764526" calcext:value-type="float">
            <text:p>-433.786764526</text:p>
          </table:table-cell>
        </table:table-row>
        <table:table-row table:style-name="ro1">
          <table:table-cell office:value-type="string" calcext:value-type="string">
            <text:p>M326T</text:p>
          </table:table-cell>
          <table:table-cell office:value-type="float" office:value="-433.788192749" calcext:value-type="float">
            <text:p>-433.788192749</text:p>
          </table:table-cell>
        </table:table-row>
        <table:table-row table:style-name="ro1">
          <table:table-cell office:value-type="string" calcext:value-type="string">
            <text:p>K261W</text:p>
          </table:table-cell>
          <table:table-cell office:value-type="float" office:value="-433.78949585" calcext:value-type="float">
            <text:p>-433.78949585</text:p>
          </table:table-cell>
        </table:table-row>
        <table:table-row table:style-name="ro1">
          <table:table-cell office:value-type="string" calcext:value-type="string">
            <text:p>T347A</text:p>
          </table:table-cell>
          <table:table-cell office:value-type="float" office:value="-433.791229248" calcext:value-type="float">
            <text:p>-433.791229248</text:p>
          </table:table-cell>
        </table:table-row>
        <table:table-row table:style-name="ro1">
          <table:table-cell office:value-type="string" calcext:value-type="string">
            <text:p>N116Q</text:p>
          </table:table-cell>
          <table:table-cell office:value-type="float" office:value="-433.792532349" calcext:value-type="float">
            <text:p>-433.792532349</text:p>
          </table:table-cell>
        </table:table-row>
        <table:table-row table:style-name="ro1">
          <table:table-cell office:value-type="string" calcext:value-type="string">
            <text:p>P176I</text:p>
          </table:table-cell>
          <table:table-cell office:value-type="float" office:value="-433.794107056" calcext:value-type="float">
            <text:p>-433.794107056</text:p>
          </table:table-cell>
        </table:table-row>
        <table:table-row table:style-name="ro1">
          <table:table-cell office:value-type="string" calcext:value-type="string">
            <text:p>D440K</text:p>
          </table:table-cell>
          <table:table-cell office:value-type="float" office:value="-433.79420166" calcext:value-type="float">
            <text:p>-433.79420166</text:p>
          </table:table-cell>
        </table:table-row>
        <table:table-row table:style-name="ro1">
          <table:table-cell office:value-type="string" calcext:value-type="string">
            <text:p>P232D</text:p>
          </table:table-cell>
          <table:table-cell office:value-type="float" office:value="-433.794784546" calcext:value-type="float">
            <text:p>-433.794784546</text:p>
          </table:table-cell>
        </table:table-row>
        <table:table-row table:style-name="ro1">
          <table:table-cell office:value-type="string" calcext:value-type="string">
            <text:p>E153H</text:p>
          </table:table-cell>
          <table:table-cell office:value-type="float" office:value="-433.797341919" calcext:value-type="float">
            <text:p>-433.797341919</text:p>
          </table:table-cell>
        </table:table-row>
        <table:table-row table:style-name="ro1">
          <table:table-cell office:value-type="string" calcext:value-type="string">
            <text:p>Q142K</text:p>
          </table:table-cell>
          <table:table-cell office:value-type="float" office:value="-433.799673462" calcext:value-type="float">
            <text:p>-433.799673462</text:p>
          </table:table-cell>
        </table:table-row>
        <table:table-row table:style-name="ro1">
          <table:table-cell office:value-type="string" calcext:value-type="string">
            <text:p>R195H</text:p>
          </table:table-cell>
          <table:table-cell office:value-type="float" office:value="-433.801766968" calcext:value-type="float">
            <text:p>-433.801766968</text:p>
          </table:table-cell>
        </table:table-row>
        <table:table-row table:style-name="ro1">
          <table:table-cell office:value-type="string" calcext:value-type="string">
            <text:p>G384L</text:p>
          </table:table-cell>
          <table:table-cell office:value-type="float" office:value="-433.801974487" calcext:value-type="float">
            <text:p>-433.801974487</text:p>
          </table:table-cell>
        </table:table-row>
        <table:table-row table:style-name="ro1">
          <table:table-cell office:value-type="string" calcext:value-type="string">
            <text:p>E153Y</text:p>
          </table:table-cell>
          <table:table-cell office:value-type="float" office:value="-433.802062988" calcext:value-type="float">
            <text:p>-433.802062988</text:p>
          </table:table-cell>
        </table:table-row>
        <table:table-row table:style-name="ro1">
          <table:table-cell office:value-type="string" calcext:value-type="string">
            <text:p>N135T</text:p>
          </table:table-cell>
          <table:table-cell office:value-type="float" office:value="-433.80534668" calcext:value-type="float">
            <text:p>-433.80534668</text:p>
          </table:table-cell>
        </table:table-row>
        <table:table-row table:style-name="ro1">
          <table:table-cell office:value-type="string" calcext:value-type="string">
            <text:p>H358K</text:p>
          </table:table-cell>
          <table:table-cell office:value-type="float" office:value="-433.806063843" calcext:value-type="float">
            <text:p>-433.806063843</text:p>
          </table:table-cell>
        </table:table-row>
        <table:table-row table:style-name="ro1">
          <table:table-cell office:value-type="string" calcext:value-type="string">
            <text:p>K360I</text:p>
          </table:table-cell>
          <table:table-cell office:value-type="float" office:value="-433.809152222" calcext:value-type="float">
            <text:p>-433.809152222</text:p>
          </table:table-cell>
        </table:table-row>
        <table:table-row table:style-name="ro1">
          <table:table-cell office:value-type="string" calcext:value-type="string">
            <text:p>L271H</text:p>
          </table:table-cell>
          <table:table-cell office:value-type="float" office:value="-433.810794067" calcext:value-type="float">
            <text:p>-433.810794067</text:p>
          </table:table-cell>
        </table:table-row>
        <table:table-row table:style-name="ro1">
          <table:table-cell office:value-type="string" calcext:value-type="string">
            <text:p>E361S</text:p>
          </table:table-cell>
          <table:table-cell office:value-type="float" office:value="-433.810858154" calcext:value-type="float">
            <text:p>-433.810858154</text:p>
          </table:table-cell>
        </table:table-row>
        <table:table-row table:style-name="ro1">
          <table:table-cell office:value-type="string" calcext:value-type="string">
            <text:p>K381D</text:p>
          </table:table-cell>
          <table:table-cell office:value-type="float" office:value="-433.811627197" calcext:value-type="float">
            <text:p>-433.811627197</text:p>
          </table:table-cell>
        </table:table-row>
        <table:table-row table:style-name="ro1">
          <table:table-cell office:value-type="string" calcext:value-type="string">
            <text:p>K158E</text:p>
          </table:table-cell>
          <table:table-cell office:value-type="float" office:value="-433.81171875" calcext:value-type="float">
            <text:p>-433.81171875</text:p>
          </table:table-cell>
        </table:table-row>
        <table:table-row table:style-name="ro1">
          <table:table-cell office:value-type="string" calcext:value-type="string">
            <text:p>G384K</text:p>
          </table:table-cell>
          <table:table-cell office:value-type="float" office:value="-433.813781738" calcext:value-type="float">
            <text:p>-433.813781738</text:p>
          </table:table-cell>
        </table:table-row>
        <table:table-row table:style-name="ro1">
          <table:table-cell office:value-type="string" calcext:value-type="string">
            <text:p>E70A</text:p>
          </table:table-cell>
          <table:table-cell office:value-type="float" office:value="-433.819586182" calcext:value-type="float">
            <text:p>-433.819586182</text:p>
          </table:table-cell>
        </table:table-row>
        <table:table-row table:style-name="ro1">
          <table:table-cell office:value-type="string" calcext:value-type="string">
            <text:p>A244I</text:p>
          </table:table-cell>
          <table:table-cell office:value-type="float" office:value="-433.823779297" calcext:value-type="float">
            <text:p>-433.823779297</text:p>
          </table:table-cell>
        </table:table-row>
        <table:table-row table:style-name="ro1">
          <table:table-cell office:value-type="string" calcext:value-type="string">
            <text:p>L208I</text:p>
          </table:table-cell>
          <table:table-cell office:value-type="float" office:value="-433.824685669" calcext:value-type="float">
            <text:p>-433.824685669</text:p>
          </table:table-cell>
        </table:table-row>
        <table:table-row table:style-name="ro1">
          <table:table-cell office:value-type="string" calcext:value-type="string">
            <text:p>T91F</text:p>
          </table:table-cell>
          <table:table-cell office:value-type="float" office:value="-433.830834961" calcext:value-type="float">
            <text:p>-433.830834961</text:p>
          </table:table-cell>
        </table:table-row>
        <table:table-row table:style-name="ro1">
          <table:table-cell office:value-type="string" calcext:value-type="string">
            <text:p>Q406G</text:p>
          </table:table-cell>
          <table:table-cell office:value-type="float" office:value="-433.832592773" calcext:value-type="float">
            <text:p>-433.832592773</text:p>
          </table:table-cell>
        </table:table-row>
        <table:table-row table:style-name="ro1">
          <table:table-cell office:value-type="string" calcext:value-type="string">
            <text:p>V55I</text:p>
          </table:table-cell>
          <table:table-cell office:value-type="float" office:value="-433.834387207" calcext:value-type="float">
            <text:p>-433.834387207</text:p>
          </table:table-cell>
        </table:table-row>
        <table:table-row table:style-name="ro1">
          <table:table-cell office:value-type="string" calcext:value-type="string">
            <text:p>L339V</text:p>
          </table:table-cell>
          <table:table-cell office:value-type="float" office:value="-433.835623169" calcext:value-type="float">
            <text:p>-433.835623169</text:p>
          </table:table-cell>
        </table:table-row>
        <table:table-row table:style-name="ro1">
          <table:table-cell office:value-type="string" calcext:value-type="string">
            <text:p>G100P</text:p>
          </table:table-cell>
          <table:table-cell office:value-type="float" office:value="-433.83913269" calcext:value-type="float">
            <text:p>-433.83913269</text:p>
          </table:table-cell>
        </table:table-row>
        <table:table-row table:style-name="ro1">
          <table:table-cell office:value-type="string" calcext:value-type="string">
            <text:p>S446F</text:p>
          </table:table-cell>
          <table:table-cell office:value-type="float" office:value="-433.841830444" calcext:value-type="float">
            <text:p>-433.841830444</text:p>
          </table:table-cell>
        </table:table-row>
        <table:table-row table:style-name="ro1">
          <table:table-cell office:value-type="string" calcext:value-type="string">
            <text:p>E54H</text:p>
          </table:table-cell>
          <table:table-cell office:value-type="float" office:value="-433.846975708" calcext:value-type="float">
            <text:p>-433.846975708</text:p>
          </table:table-cell>
        </table:table-row>
        <table:table-row table:style-name="ro1">
          <table:table-cell office:value-type="string" calcext:value-type="string">
            <text:p>H50E</text:p>
          </table:table-cell>
          <table:table-cell office:value-type="float" office:value="-433.850497437" calcext:value-type="float">
            <text:p>-433.850497437</text:p>
          </table:table-cell>
        </table:table-row>
        <table:table-row table:style-name="ro1">
          <table:table-cell office:value-type="string" calcext:value-type="string">
            <text:p>W442Y</text:p>
          </table:table-cell>
          <table:table-cell office:value-type="float" office:value="-433.861663818" calcext:value-type="float">
            <text:p>-433.861663818</text:p>
          </table:table-cell>
        </table:table-row>
        <table:table-row table:style-name="ro1">
          <table:table-cell office:value-type="string" calcext:value-type="string">
            <text:p>G143L</text:p>
          </table:table-cell>
          <table:table-cell office:value-type="float" office:value="-433.862347412" calcext:value-type="float">
            <text:p>-433.862347412</text:p>
          </table:table-cell>
        </table:table-row>
        <table:table-row table:style-name="ro1">
          <table:table-cell office:value-type="string" calcext:value-type="string">
            <text:p>T347V</text:p>
          </table:table-cell>
          <table:table-cell office:value-type="float" office:value="-433.865005493" calcext:value-type="float">
            <text:p>-433.865005493</text:p>
          </table:table-cell>
        </table:table-row>
        <table:table-row table:style-name="ro1">
          <table:table-cell office:value-type="string" calcext:value-type="string">
            <text:p>T347M</text:p>
          </table:table-cell>
          <table:table-cell office:value-type="float" office:value="-433.867306519" calcext:value-type="float">
            <text:p>-433.867306519</text:p>
          </table:table-cell>
        </table:table-row>
        <table:table-row table:style-name="ro1">
          <table:table-cell office:value-type="string" calcext:value-type="string">
            <text:p>A92N</text:p>
          </table:table-cell>
          <table:table-cell office:value-type="float" office:value="-433.867337036" calcext:value-type="float">
            <text:p>-433.867337036</text:p>
          </table:table-cell>
        </table:table-row>
        <table:table-row table:style-name="ro1">
          <table:table-cell office:value-type="string" calcext:value-type="string">
            <text:p>E87D</text:p>
          </table:table-cell>
          <table:table-cell office:value-type="float" office:value="-433.867553711" calcext:value-type="float">
            <text:p>-433.867553711</text:p>
          </table:table-cell>
        </table:table-row>
        <table:table-row table:style-name="ro1">
          <table:table-cell office:value-type="string" calcext:value-type="string">
            <text:p>H37Y</text:p>
          </table:table-cell>
          <table:table-cell office:value-type="float" office:value="-433.870025635" calcext:value-type="float">
            <text:p>-433.870025635</text:p>
          </table:table-cell>
        </table:table-row>
        <table:table-row table:style-name="ro1">
          <table:table-cell office:value-type="string" calcext:value-type="string">
            <text:p>S446V</text:p>
          </table:table-cell>
          <table:table-cell office:value-type="float" office:value="-433.872854614" calcext:value-type="float">
            <text:p>-433.872854614</text:p>
          </table:table-cell>
        </table:table-row>
        <table:table-row table:style-name="ro1">
          <table:table-cell office:value-type="string" calcext:value-type="string">
            <text:p>D440S</text:p>
          </table:table-cell>
          <table:table-cell office:value-type="float" office:value="-433.874746704" calcext:value-type="float">
            <text:p>-433.874746704</text:p>
          </table:table-cell>
        </table:table-row>
        <table:table-row table:style-name="ro1">
          <table:table-cell office:value-type="string" calcext:value-type="string">
            <text:p>H265C</text:p>
          </table:table-cell>
          <table:table-cell office:value-type="float" office:value="-433.875512695" calcext:value-type="float">
            <text:p>-433.875512695</text:p>
          </table:table-cell>
        </table:table-row>
        <table:table-row table:style-name="ro1">
          <table:table-cell office:value-type="string" calcext:value-type="string">
            <text:p>R145K</text:p>
          </table:table-cell>
          <table:table-cell office:value-type="float" office:value="-433.876498413" calcext:value-type="float">
            <text:p>-433.876498413</text:p>
          </table:table-cell>
        </table:table-row>
        <table:table-row table:style-name="ro1">
          <table:table-cell office:value-type="string" calcext:value-type="string">
            <text:p>A430R</text:p>
          </table:table-cell>
          <table:table-cell office:value-type="float" office:value="-433.882705688" calcext:value-type="float">
            <text:p>-433.882705688</text:p>
          </table:table-cell>
        </table:table-row>
        <table:table-row table:style-name="ro1">
          <table:table-cell office:value-type="string" calcext:value-type="string">
            <text:p>N135I</text:p>
          </table:table-cell>
          <table:table-cell office:value-type="float" office:value="-433.884719849" calcext:value-type="float">
            <text:p>-433.884719849</text:p>
          </table:table-cell>
        </table:table-row>
        <table:table-row table:style-name="ro1">
          <table:table-cell office:value-type="string" calcext:value-type="string">
            <text:p>G359R</text:p>
          </table:table-cell>
          <table:table-cell office:value-type="float" office:value="-433.886065674" calcext:value-type="float">
            <text:p>-433.886065674</text:p>
          </table:table-cell>
        </table:table-row>
        <table:table-row table:style-name="ro1">
          <table:table-cell office:value-type="string" calcext:value-type="string">
            <text:p>R240Q</text:p>
          </table:table-cell>
          <table:table-cell office:value-type="float" office:value="-433.886950684" calcext:value-type="float">
            <text:p>-433.886950684</text:p>
          </table:table-cell>
        </table:table-row>
        <table:table-row table:style-name="ro1">
          <table:table-cell office:value-type="string" calcext:value-type="string">
            <text:p>Y333V</text:p>
          </table:table-cell>
          <table:table-cell office:value-type="float" office:value="-433.888391113" calcext:value-type="float">
            <text:p>-433.888391113</text:p>
          </table:table-cell>
        </table:table-row>
        <table:table-row table:style-name="ro1">
          <table:table-cell office:value-type="string" calcext:value-type="string">
            <text:p>I45S</text:p>
          </table:table-cell>
          <table:table-cell office:value-type="float" office:value="-433.889181519" calcext:value-type="float">
            <text:p>-433.889181519</text:p>
          </table:table-cell>
        </table:table-row>
        <table:table-row table:style-name="ro1">
          <table:table-cell office:value-type="string" calcext:value-type="string">
            <text:p>V110F</text:p>
          </table:table-cell>
          <table:table-cell office:value-type="float" office:value="-433.891772461" calcext:value-type="float">
            <text:p>-433.891772461</text:p>
          </table:table-cell>
        </table:table-row>
        <table:table-row table:style-name="ro1">
          <table:table-cell office:value-type="string" calcext:value-type="string">
            <text:p>Y86I</text:p>
          </table:table-cell>
          <table:table-cell office:value-type="float" office:value="-433.892440796" calcext:value-type="float">
            <text:p>-433.892440796</text:p>
          </table:table-cell>
        </table:table-row>
        <table:table-row table:style-name="ro1">
          <table:table-cell office:value-type="string" calcext:value-type="string">
            <text:p>K381N</text:p>
          </table:table-cell>
          <table:table-cell office:value-type="float" office:value="-433.896478271" calcext:value-type="float">
            <text:p>-433.896478271</text:p>
          </table:table-cell>
        </table:table-row>
        <table:table-row table:style-name="ro1">
          <table:table-cell office:value-type="string" calcext:value-type="string">
            <text:p>I425C</text:p>
          </table:table-cell>
          <table:table-cell office:value-type="float" office:value="-433.897198486" calcext:value-type="float">
            <text:p>-433.897198486</text:p>
          </table:table-cell>
        </table:table-row>
        <table:table-row table:style-name="ro1">
          <table:table-cell office:value-type="string" calcext:value-type="string">
            <text:p>G174A</text:p>
          </table:table-cell>
          <table:table-cell office:value-type="float" office:value="-433.899078369" calcext:value-type="float">
            <text:p>-433.899078369</text:p>
          </table:table-cell>
        </table:table-row>
        <table:table-row table:style-name="ro1">
          <table:table-cell office:value-type="string" calcext:value-type="string">
            <text:p>L144T</text:p>
          </table:table-cell>
          <table:table-cell office:value-type="float" office:value="-433.899432373" calcext:value-type="float">
            <text:p>-433.899432373</text:p>
          </table:table-cell>
        </table:table-row>
        <table:table-row table:style-name="ro1">
          <table:table-cell office:value-type="string" calcext:value-type="string">
            <text:p>L53S</text:p>
          </table:table-cell>
          <table:table-cell office:value-type="float" office:value="-433.900228882" calcext:value-type="float">
            <text:p>-433.900228882</text:p>
          </table:table-cell>
        </table:table-row>
        <table:table-row table:style-name="ro1">
          <table:table-cell office:value-type="string" calcext:value-type="string">
            <text:p>M127C</text:p>
          </table:table-cell>
          <table:table-cell office:value-type="float" office:value="-433.902059937" calcext:value-type="float">
            <text:p>-433.902059937</text:p>
          </table:table-cell>
        </table:table-row>
        <table:table-row table:style-name="ro1">
          <table:table-cell office:value-type="string" calcext:value-type="string">
            <text:p>K43D</text:p>
          </table:table-cell>
          <table:table-cell office:value-type="float" office:value="-433.903381348" calcext:value-type="float">
            <text:p>-433.903381348</text:p>
          </table:table-cell>
        </table:table-row>
        <table:table-row table:style-name="ro1">
          <table:table-cell office:value-type="string" calcext:value-type="string">
            <text:p>S446D</text:p>
          </table:table-cell>
          <table:table-cell office:value-type="float" office:value="-433.910580444" calcext:value-type="float">
            <text:p>-433.910580444</text:p>
          </table:table-cell>
        </table:table-row>
        <table:table-row table:style-name="ro1">
          <table:table-cell office:value-type="string" calcext:value-type="string">
            <text:p>Y383D</text:p>
          </table:table-cell>
          <table:table-cell office:value-type="float" office:value="-433.91321106" calcext:value-type="float">
            <text:p>-433.91321106</text:p>
          </table:table-cell>
        </table:table-row>
        <table:table-row table:style-name="ro1">
          <table:table-cell office:value-type="string" calcext:value-type="string">
            <text:p>Y259S</text:p>
          </table:table-cell>
          <table:table-cell office:value-type="float" office:value="-433.915075684" calcext:value-type="float">
            <text:p>-433.915075684</text:p>
          </table:table-cell>
        </table:table-row>
        <table:table-row table:style-name="ro1">
          <table:table-cell office:value-type="string" calcext:value-type="string">
            <text:p>K171Q</text:p>
          </table:table-cell>
          <table:table-cell office:value-type="float" office:value="-433.919311523" calcext:value-type="float">
            <text:p>-433.919311523</text:p>
          </table:table-cell>
        </table:table-row>
        <table:table-row table:style-name="ro1">
          <table:table-cell office:value-type="string" calcext:value-type="string">
            <text:p>P115Q</text:p>
          </table:table-cell>
          <table:table-cell office:value-type="float" office:value="-433.920462036" calcext:value-type="float">
            <text:p>-433.920462036</text:p>
          </table:table-cell>
        </table:table-row>
        <table:table-row table:style-name="ro1">
          <table:table-cell office:value-type="string" calcext:value-type="string">
            <text:p>Q247D</text:p>
          </table:table-cell>
          <table:table-cell office:value-type="float" office:value="-433.922213745" calcext:value-type="float">
            <text:p>-433.922213745</text:p>
          </table:table-cell>
        </table:table-row>
        <table:table-row table:style-name="ro1">
          <table:table-cell office:value-type="string" calcext:value-type="string">
            <text:p>L38Y</text:p>
          </table:table-cell>
          <table:table-cell office:value-type="float" office:value="-433.927416992" calcext:value-type="float">
            <text:p>-433.927416992</text:p>
          </table:table-cell>
        </table:table-row>
        <table:table-row table:style-name="ro1">
          <table:table-cell office:value-type="string" calcext:value-type="string">
            <text:p>Y182L</text:p>
          </table:table-cell>
          <table:table-cell office:value-type="float" office:value="-433.928967285" calcext:value-type="float">
            <text:p>-433.928967285</text:p>
          </table:table-cell>
        </table:table-row>
        <table:table-row table:style-name="ro1">
          <table:table-cell office:value-type="string" calcext:value-type="string">
            <text:p>T91G</text:p>
          </table:table-cell>
          <table:table-cell office:value-type="float" office:value="-433.937515259" calcext:value-type="float">
            <text:p>-433.937515259</text:p>
          </table:table-cell>
        </table:table-row>
        <table:table-row table:style-name="ro1">
          <table:table-cell office:value-type="string" calcext:value-type="string">
            <text:p>F308Y</text:p>
          </table:table-cell>
          <table:table-cell office:value-type="float" office:value="-433.937573242" calcext:value-type="float">
            <text:p>-433.937573242</text:p>
          </table:table-cell>
        </table:table-row>
        <table:table-row table:style-name="ro1">
          <table:table-cell office:value-type="string" calcext:value-type="string">
            <text:p>I124L</text:p>
          </table:table-cell>
          <table:table-cell office:value-type="float" office:value="-433.937670898" calcext:value-type="float">
            <text:p>-433.937670898</text:p>
          </table:table-cell>
        </table:table-row>
        <table:table-row table:style-name="ro1">
          <table:table-cell office:value-type="string" calcext:value-type="string">
            <text:p>K276W</text:p>
          </table:table-cell>
          <table:table-cell office:value-type="float" office:value="-433.93812561" calcext:value-type="float">
            <text:p>-433.93812561</text:p>
          </table:table-cell>
        </table:table-row>
        <table:table-row table:style-name="ro1">
          <table:table-cell office:value-type="string" calcext:value-type="string">
            <text:p>S167R</text:p>
          </table:table-cell>
          <table:table-cell office:value-type="float" office:value="-433.951040649" calcext:value-type="float">
            <text:p>-433.951040649</text:p>
          </table:table-cell>
        </table:table-row>
        <table:table-row table:style-name="ro1">
          <table:table-cell office:value-type="string" calcext:value-type="string">
            <text:p>Q406C</text:p>
          </table:table-cell>
          <table:table-cell office:value-type="float" office:value="-433.95112915" calcext:value-type="float">
            <text:p>-433.95112915</text:p>
          </table:table-cell>
        </table:table-row>
        <table:table-row table:style-name="ro1">
          <table:table-cell office:value-type="string" calcext:value-type="string">
            <text:p>A318T</text:p>
          </table:table-cell>
          <table:table-cell office:value-type="float" office:value="-433.952536011" calcext:value-type="float">
            <text:p>-433.952536011</text:p>
          </table:table-cell>
        </table:table-row>
        <table:table-row table:style-name="ro1">
          <table:table-cell office:value-type="string" calcext:value-type="string">
            <text:p>L144M</text:p>
          </table:table-cell>
          <table:table-cell office:value-type="float" office:value="-433.953924561" calcext:value-type="float">
            <text:p>-433.953924561</text:p>
          </table:table-cell>
        </table:table-row>
        <table:table-row table:style-name="ro1">
          <table:table-cell office:value-type="string" calcext:value-type="string">
            <text:p>R302K</text:p>
          </table:table-cell>
          <table:table-cell office:value-type="float" office:value="-433.957006836" calcext:value-type="float">
            <text:p>-433.957006836</text:p>
          </table:table-cell>
        </table:table-row>
        <table:table-row table:style-name="ro1">
          <table:table-cell office:value-type="string" calcext:value-type="string">
            <text:p>L401I</text:p>
          </table:table-cell>
          <table:table-cell office:value-type="float" office:value="-433.957455444" calcext:value-type="float">
            <text:p>-433.957455444</text:p>
          </table:table-cell>
        </table:table-row>
        <table:table-row table:style-name="ro1">
          <table:table-cell office:value-type="string" calcext:value-type="string">
            <text:p>P325W</text:p>
          </table:table-cell>
          <table:table-cell office:value-type="float" office:value="-433.961325073" calcext:value-type="float">
            <text:p>-433.961325073</text:p>
          </table:table-cell>
        </table:table-row>
        <table:table-row table:style-name="ro1">
          <table:table-cell office:value-type="string" calcext:value-type="string">
            <text:p>A220V</text:p>
          </table:table-cell>
          <table:table-cell office:value-type="float" office:value="-433.966986084" calcext:value-type="float">
            <text:p>-433.966986084</text:p>
          </table:table-cell>
        </table:table-row>
        <table:table-row table:style-name="ro1">
          <table:table-cell office:value-type="string" calcext:value-type="string">
            <text:p>T65S</text:p>
          </table:table-cell>
          <table:table-cell office:value-type="float" office:value="-433.96713562" calcext:value-type="float">
            <text:p>-433.96713562</text:p>
          </table:table-cell>
        </table:table-row>
        <table:table-row table:style-name="ro1">
          <table:table-cell office:value-type="string" calcext:value-type="string">
            <text:p>G359V</text:p>
          </table:table-cell>
          <table:table-cell office:value-type="float" office:value="-433.968484497" calcext:value-type="float">
            <text:p>-433.968484497</text:p>
          </table:table-cell>
        </table:table-row>
        <table:table-row table:style-name="ro1">
          <table:table-cell office:value-type="string" calcext:value-type="string">
            <text:p>E197C</text:p>
          </table:table-cell>
          <table:table-cell office:value-type="float" office:value="-433.981713867" calcext:value-type="float">
            <text:p>-433.981713867</text:p>
          </table:table-cell>
        </table:table-row>
        <table:table-row table:style-name="ro1">
          <table:table-cell office:value-type="string" calcext:value-type="string">
            <text:p>V110N</text:p>
          </table:table-cell>
          <table:table-cell office:value-type="float" office:value="-433.982855225" calcext:value-type="float">
            <text:p>-433.982855225</text:p>
          </table:table-cell>
        </table:table-row>
        <table:table-row table:style-name="ro1">
          <table:table-cell office:value-type="string" calcext:value-type="string">
            <text:p>K381A</text:p>
          </table:table-cell>
          <table:table-cell office:value-type="float" office:value="-433.98515625" calcext:value-type="float">
            <text:p>-433.98515625</text:p>
          </table:table-cell>
        </table:table-row>
        <table:table-row table:style-name="ro1">
          <table:table-cell office:value-type="string" calcext:value-type="string">
            <text:p>L150E</text:p>
          </table:table-cell>
          <table:table-cell office:value-type="float" office:value="-433.988861084" calcext:value-type="float">
            <text:p>-433.988861084</text:p>
          </table:table-cell>
        </table:table-row>
        <table:table-row table:style-name="ro1">
          <table:table-cell office:value-type="string" calcext:value-type="string">
            <text:p>G101V</text:p>
          </table:table-cell>
          <table:table-cell office:value-type="float" office:value="-433.989001465" calcext:value-type="float">
            <text:p>-433.989001465</text:p>
          </table:table-cell>
        </table:table-row>
        <table:table-row table:style-name="ro1">
          <table:table-cell office:value-type="string" calcext:value-type="string">
            <text:p>I425D</text:p>
          </table:table-cell>
          <table:table-cell office:value-type="float" office:value="-433.990078735" calcext:value-type="float">
            <text:p>-433.990078735</text:p>
          </table:table-cell>
        </table:table-row>
        <table:table-row table:style-name="ro1">
          <table:table-cell office:value-type="string" calcext:value-type="string">
            <text:p>A421I</text:p>
          </table:table-cell>
          <table:table-cell office:value-type="float" office:value="-433.992938232" calcext:value-type="float">
            <text:p>-433.992938232</text:p>
          </table:table-cell>
        </table:table-row>
        <table:table-row table:style-name="ro1">
          <table:table-cell office:value-type="string" calcext:value-type="string">
            <text:p>I433H</text:p>
          </table:table-cell>
          <table:table-cell office:value-type="float" office:value="-433.996548462" calcext:value-type="float">
            <text:p>-433.996548462</text:p>
          </table:table-cell>
        </table:table-row>
        <table:table-row table:style-name="ro1">
          <table:table-cell office:value-type="string" calcext:value-type="string">
            <text:p>A342I</text:p>
          </table:table-cell>
          <table:table-cell office:value-type="float" office:value="-433.998300171" calcext:value-type="float">
            <text:p>-433.998300171</text:p>
          </table:table-cell>
        </table:table-row>
        <table:table-row table:style-name="ro1">
          <table:table-cell office:value-type="string" calcext:value-type="string">
            <text:p>S324N</text:p>
          </table:table-cell>
          <table:table-cell office:value-type="float" office:value="-434.01050415" calcext:value-type="float">
            <text:p>-434.01050415</text:p>
          </table:table-cell>
        </table:table-row>
        <table:table-row table:style-name="ro1">
          <table:table-cell office:value-type="string" calcext:value-type="string">
            <text:p>S163H</text:p>
          </table:table-cell>
          <table:table-cell office:value-type="float" office:value="-434.013409424" calcext:value-type="float">
            <text:p>-434.013409424</text:p>
          </table:table-cell>
        </table:table-row>
        <table:table-row table:style-name="ro1">
          <table:table-cell office:value-type="string" calcext:value-type="string">
            <text:p>G267T</text:p>
          </table:table-cell>
          <table:table-cell office:value-type="float" office:value="-434.015063477" calcext:value-type="float">
            <text:p>-434.015063477</text:p>
          </table:table-cell>
        </table:table-row>
        <table:table-row table:style-name="ro1">
          <table:table-cell office:value-type="string" calcext:value-type="string">
            <text:p>V106L</text:p>
          </table:table-cell>
          <table:table-cell office:value-type="float" office:value="-434.018463135" calcext:value-type="float">
            <text:p>-434.018463135</text:p>
          </table:table-cell>
        </table:table-row>
        <table:table-row table:style-name="ro1">
          <table:table-cell office:value-type="string" calcext:value-type="string">
            <text:p>G411S</text:p>
          </table:table-cell>
          <table:table-cell office:value-type="float" office:value="-434.023934937" calcext:value-type="float">
            <text:p>-434.023934937</text:p>
          </table:table-cell>
        </table:table-row>
        <table:table-row table:style-name="ro1">
          <table:table-cell office:value-type="string" calcext:value-type="string">
            <text:p>D440T</text:p>
          </table:table-cell>
          <table:table-cell office:value-type="float" office:value="-434.02567749" calcext:value-type="float">
            <text:p>-434.02567749</text:p>
          </table:table-cell>
        </table:table-row>
        <table:table-row table:style-name="ro1">
          <table:table-cell office:value-type="string" calcext:value-type="string">
            <text:p>G432S</text:p>
          </table:table-cell>
          <table:table-cell office:value-type="float" office:value="-434.032019043" calcext:value-type="float">
            <text:p>-434.032019043</text:p>
          </table:table-cell>
        </table:table-row>
        <table:table-row table:style-name="ro1">
          <table:table-cell office:value-type="string" calcext:value-type="string">
            <text:p>M263L</text:p>
          </table:table-cell>
          <table:table-cell office:value-type="float" office:value="-434.033044434" calcext:value-type="float">
            <text:p>-434.033044434</text:p>
          </table:table-cell>
        </table:table-row>
        <table:table-row table:style-name="ro1">
          <table:table-cell office:value-type="string" calcext:value-type="string">
            <text:p>P390A</text:p>
          </table:table-cell>
          <table:table-cell office:value-type="float" office:value="-434.037954712" calcext:value-type="float">
            <text:p>-434.037954712</text:p>
          </table:table-cell>
        </table:table-row>
        <table:table-row table:style-name="ro1">
          <table:table-cell office:value-type="string" calcext:value-type="string">
            <text:p>A429Y</text:p>
          </table:table-cell>
          <table:table-cell office:value-type="float" office:value="-434.039154053" calcext:value-type="float">
            <text:p>-434.039154053</text:p>
          </table:table-cell>
        </table:table-row>
        <table:table-row table:style-name="ro1">
          <table:table-cell office:value-type="string" calcext:value-type="string">
            <text:p>A244P</text:p>
          </table:table-cell>
          <table:table-cell office:value-type="float" office:value="-434.043066406" calcext:value-type="float">
            <text:p>-434.043066406</text:p>
          </table:table-cell>
        </table:table-row>
        <table:table-row table:style-name="ro1">
          <table:table-cell office:value-type="string" calcext:value-type="string">
            <text:p>H37F</text:p>
          </table:table-cell>
          <table:table-cell office:value-type="float" office:value="-434.052340698" calcext:value-type="float">
            <text:p>-434.052340698</text:p>
          </table:table-cell>
        </table:table-row>
        <table:table-row table:style-name="ro1">
          <table:table-cell office:value-type="string" calcext:value-type="string">
            <text:p>S321A</text:p>
          </table:table-cell>
          <table:table-cell office:value-type="float" office:value="-434.054626465" calcext:value-type="float">
            <text:p>-434.054626465</text:p>
          </table:table-cell>
        </table:table-row>
        <table:table-row table:style-name="ro1">
          <table:table-cell office:value-type="string" calcext:value-type="string">
            <text:p>G419A</text:p>
          </table:table-cell>
          <table:table-cell office:value-type="float" office:value="-434.055435181" calcext:value-type="float">
            <text:p>-434.055435181</text:p>
          </table:table-cell>
        </table:table-row>
        <table:table-row table:style-name="ro1">
          <table:table-cell office:value-type="string" calcext:value-type="string">
            <text:p>M328D</text:p>
          </table:table-cell>
          <table:table-cell office:value-type="float" office:value="-434.056011963" calcext:value-type="float">
            <text:p>-434.056011963</text:p>
          </table:table-cell>
        </table:table-row>
        <table:table-row table:style-name="ro1">
          <table:table-cell office:value-type="string" calcext:value-type="string">
            <text:p>E272A</text:p>
          </table:table-cell>
          <table:table-cell office:value-type="float" office:value="-434.057183838" calcext:value-type="float">
            <text:p>-434.057183838</text:p>
          </table:table-cell>
        </table:table-row>
        <table:table-row table:style-name="ro1">
          <table:table-cell office:value-type="string" calcext:value-type="string">
            <text:p>K43S</text:p>
          </table:table-cell>
          <table:table-cell office:value-type="float" office:value="-434.057330322" calcext:value-type="float">
            <text:p>-434.057330322</text:p>
          </table:table-cell>
        </table:table-row>
        <table:table-row table:style-name="ro1">
          <table:table-cell office:value-type="string" calcext:value-type="string">
            <text:p>T74S</text:p>
          </table:table-cell>
          <table:table-cell office:value-type="float" office:value="-434.058599854" calcext:value-type="float">
            <text:p>-434.058599854</text:p>
          </table:table-cell>
        </table:table-row>
        <table:table-row table:style-name="ro1">
          <table:table-cell office:value-type="string" calcext:value-type="string">
            <text:p>S72T</text:p>
          </table:table-cell>
          <table:table-cell office:value-type="float" office:value="-434.061724854" calcext:value-type="float">
            <text:p>-434.061724854</text:p>
          </table:table-cell>
        </table:table-row>
        <table:table-row table:style-name="ro1">
          <table:table-cell office:value-type="string" calcext:value-type="string">
            <text:p>P402E</text:p>
          </table:table-cell>
          <table:table-cell office:value-type="float" office:value="-434.062973022" calcext:value-type="float">
            <text:p>-434.062973022</text:p>
          </table:table-cell>
        </table:table-row>
        <table:table-row table:style-name="ro1">
          <table:table-cell office:value-type="string" calcext:value-type="string">
            <text:p>P223A</text:p>
          </table:table-cell>
          <table:table-cell office:value-type="float" office:value="-434.0646698" calcext:value-type="float">
            <text:p>-434.0646698</text:p>
          </table:table-cell>
        </table:table-row>
        <table:table-row table:style-name="ro1">
          <table:table-cell office:value-type="string" calcext:value-type="string">
            <text:p>A244F</text:p>
          </table:table-cell>
          <table:table-cell office:value-type="float" office:value="-434.070245361" calcext:value-type="float">
            <text:p>-434.070245361</text:p>
          </table:table-cell>
        </table:table-row>
        <table:table-row table:style-name="ro1">
          <table:table-cell office:value-type="string" calcext:value-type="string">
            <text:p>P325S</text:p>
          </table:table-cell>
          <table:table-cell office:value-type="float" office:value="-434.07074585" calcext:value-type="float">
            <text:p>-434.07074585</text:p>
          </table:table-cell>
        </table:table-row>
        <table:table-row table:style-name="ro1">
          <table:table-cell office:value-type="string" calcext:value-type="string">
            <text:p>V98L</text:p>
          </table:table-cell>
          <table:table-cell office:value-type="float" office:value="-434.071136475" calcext:value-type="float">
            <text:p>-434.071136475</text:p>
          </table:table-cell>
        </table:table-row>
        <table:table-row table:style-name="ro1">
          <table:table-cell office:value-type="string" calcext:value-type="string">
            <text:p>A164F</text:p>
          </table:table-cell>
          <table:table-cell office:value-type="float" office:value="-434.079589844" calcext:value-type="float">
            <text:p>-434.079589844</text:p>
          </table:table-cell>
        </table:table-row>
        <table:table-row table:style-name="ro1">
          <table:table-cell office:value-type="string" calcext:value-type="string">
            <text:p>K43T</text:p>
          </table:table-cell>
          <table:table-cell office:value-type="float" office:value="-434.082696533" calcext:value-type="float">
            <text:p>-434.082696533</text:p>
          </table:table-cell>
        </table:table-row>
        <table:table-row table:style-name="ro1">
          <table:table-cell office:value-type="string" calcext:value-type="string">
            <text:p>P330M</text:p>
          </table:table-cell>
          <table:table-cell office:value-type="float" office:value="-434.089706421" calcext:value-type="float">
            <text:p>-434.089706421</text:p>
          </table:table-cell>
        </table:table-row>
        <table:table-row table:style-name="ro1">
          <table:table-cell office:value-type="string" calcext:value-type="string">
            <text:p>L150I</text:p>
          </table:table-cell>
          <table:table-cell office:value-type="float" office:value="-434.093051147" calcext:value-type="float">
            <text:p>-434.093051147</text:p>
          </table:table-cell>
        </table:table-row>
        <table:table-row table:style-name="ro1">
          <table:table-cell office:value-type="string" calcext:value-type="string">
            <text:p>Y379P</text:p>
          </table:table-cell>
          <table:table-cell office:value-type="float" office:value="-434.094213867" calcext:value-type="float">
            <text:p>-434.094213867</text:p>
          </table:table-cell>
        </table:table-row>
        <table:table-row table:style-name="ro1">
          <table:table-cell office:value-type="string" calcext:value-type="string">
            <text:p>H265V</text:p>
          </table:table-cell>
          <table:table-cell office:value-type="float" office:value="-434.095184326" calcext:value-type="float">
            <text:p>-434.095184326</text:p>
          </table:table-cell>
        </table:table-row>
        <table:table-row table:style-name="ro1">
          <table:table-cell office:value-type="string" calcext:value-type="string">
            <text:p>T292M</text:p>
          </table:table-cell>
          <table:table-cell office:value-type="float" office:value="-434.100860596" calcext:value-type="float">
            <text:p>-434.100860596</text:p>
          </table:table-cell>
        </table:table-row>
        <table:table-row table:style-name="ro1">
          <table:table-cell office:value-type="string" calcext:value-type="string">
            <text:p>T73D</text:p>
          </table:table-cell>
          <table:table-cell office:value-type="float" office:value="-434.103091431" calcext:value-type="float">
            <text:p>-434.103091431</text:p>
          </table:table-cell>
        </table:table-row>
        <table:table-row table:style-name="ro1">
          <table:table-cell office:value-type="string" calcext:value-type="string">
            <text:p>A200T</text:p>
          </table:table-cell>
          <table:table-cell office:value-type="float" office:value="-434.104571533" calcext:value-type="float">
            <text:p>-434.104571533</text:p>
          </table:table-cell>
        </table:table-row>
        <table:table-row table:style-name="ro1">
          <table:table-cell office:value-type="string" calcext:value-type="string">
            <text:p>D306R</text:p>
          </table:table-cell>
          <table:table-cell office:value-type="float" office:value="-434.104821777" calcext:value-type="float">
            <text:p>-434.104821777</text:p>
          </table:table-cell>
        </table:table-row>
        <table:table-row table:style-name="ro1">
          <table:table-cell office:value-type="string" calcext:value-type="string">
            <text:p>Q142S</text:p>
          </table:table-cell>
          <table:table-cell office:value-type="float" office:value="-434.10647583" calcext:value-type="float">
            <text:p>-434.10647583</text:p>
          </table:table-cell>
        </table:table-row>
        <table:table-row table:style-name="ro1">
          <table:table-cell office:value-type="string" calcext:value-type="string">
            <text:p>Y333N</text:p>
          </table:table-cell>
          <table:table-cell office:value-type="float" office:value="-434.111773682" calcext:value-type="float">
            <text:p>-434.111773682</text:p>
          </table:table-cell>
        </table:table-row>
        <table:table-row table:style-name="ro1">
          <table:table-cell office:value-type="string" calcext:value-type="string">
            <text:p>A164V</text:p>
          </table:table-cell>
          <table:table-cell office:value-type="float" office:value="-434.112667847" calcext:value-type="float">
            <text:p>-434.112667847</text:p>
          </table:table-cell>
        </table:table-row>
        <table:table-row table:style-name="ro1">
          <table:table-cell office:value-type="string" calcext:value-type="string">
            <text:p>A244M</text:p>
          </table:table-cell>
          <table:table-cell office:value-type="float" office:value="-434.114117432" calcext:value-type="float">
            <text:p>-434.114117432</text:p>
          </table:table-cell>
        </table:table-row>
        <table:table-row table:style-name="ro1">
          <table:table-cell office:value-type="string" calcext:value-type="string">
            <text:p>K233V</text:p>
          </table:table-cell>
          <table:table-cell office:value-type="float" office:value="-434.114254761" calcext:value-type="float">
            <text:p>-434.114254761</text:p>
          </table:table-cell>
        </table:table-row>
        <table:table-row table:style-name="ro1">
          <table:table-cell office:value-type="string" calcext:value-type="string">
            <text:p>G267C</text:p>
          </table:table-cell>
          <table:table-cell office:value-type="float" office:value="-434.115362549" calcext:value-type="float">
            <text:p>-434.115362549</text:p>
          </table:table-cell>
        </table:table-row>
        <table:table-row table:style-name="ro1">
          <table:table-cell office:value-type="string" calcext:value-type="string">
            <text:p>A284Q</text:p>
          </table:table-cell>
          <table:table-cell office:value-type="float" office:value="-434.117242432" calcext:value-type="float">
            <text:p>-434.117242432</text:p>
          </table:table-cell>
        </table:table-row>
        <table:table-row table:style-name="ro1">
          <table:table-cell office:value-type="string" calcext:value-type="string">
            <text:p>F251Y</text:p>
          </table:table-cell>
          <table:table-cell office:value-type="float" office:value="-434.123025513" calcext:value-type="float">
            <text:p>-434.123025513</text:p>
          </table:table-cell>
        </table:table-row>
        <table:table-row table:style-name="ro1">
          <table:table-cell office:value-type="string" calcext:value-type="string">
            <text:p>D426G</text:p>
          </table:table-cell>
          <table:table-cell office:value-type="float" office:value="-434.124246216" calcext:value-type="float">
            <text:p>-434.124246216</text:p>
          </table:table-cell>
        </table:table-row>
        <table:table-row table:style-name="ro1">
          <table:table-cell office:value-type="string" calcext:value-type="string">
            <text:p>H37D</text:p>
          </table:table-cell>
          <table:table-cell office:value-type="float" office:value="-434.129196167" calcext:value-type="float">
            <text:p>-434.129196167</text:p>
          </table:table-cell>
        </table:table-row>
        <table:table-row table:style-name="ro1">
          <table:table-cell office:value-type="string" calcext:value-type="string">
            <text:p>S427E</text:p>
          </table:table-cell>
          <table:table-cell office:value-type="float" office:value="-434.129260254" calcext:value-type="float">
            <text:p>-434.129260254</text:p>
          </table:table-cell>
        </table:table-row>
        <table:table-row table:style-name="ro1">
          <table:table-cell office:value-type="string" calcext:value-type="string">
            <text:p>K443F</text:p>
          </table:table-cell>
          <table:table-cell office:value-type="float" office:value="-434.134231567" calcext:value-type="float">
            <text:p>-434.134231567</text:p>
          </table:table-cell>
        </table:table-row>
        <table:table-row table:style-name="ro1">
          <table:table-cell office:value-type="string" calcext:value-type="string">
            <text:p>Y322V</text:p>
          </table:table-cell>
          <table:table-cell office:value-type="float" office:value="-434.137466431" calcext:value-type="float">
            <text:p>-434.137466431</text:p>
          </table:table-cell>
        </table:table-row>
        <table:table-row table:style-name="ro1">
          <table:table-cell office:value-type="string" calcext:value-type="string">
            <text:p>L339I</text:p>
          </table:table-cell>
          <table:table-cell office:value-type="float" office:value="-434.144073486" calcext:value-type="float">
            <text:p>-434.144073486</text:p>
          </table:table-cell>
        </table:table-row>
        <table:table-row table:style-name="ro1">
          <table:table-cell office:value-type="string" calcext:value-type="string">
            <text:p>D306G</text:p>
          </table:table-cell>
          <table:table-cell office:value-type="float" office:value="-434.144171143" calcext:value-type="float">
            <text:p>-434.144171143</text:p>
          </table:table-cell>
        </table:table-row>
        <table:table-row table:style-name="ro1">
          <table:table-cell office:value-type="string" calcext:value-type="string">
            <text:p>E197S</text:p>
          </table:table-cell>
          <table:table-cell office:value-type="float" office:value="-434.154046631" calcext:value-type="float">
            <text:p>-434.154046631</text:p>
          </table:table-cell>
        </table:table-row>
        <table:table-row table:style-name="ro1">
          <table:table-cell office:value-type="string" calcext:value-type="string">
            <text:p>A202Q</text:p>
          </table:table-cell>
          <table:table-cell office:value-type="float" office:value="-434.157608032" calcext:value-type="float">
            <text:p>-434.157608032</text:p>
          </table:table-cell>
        </table:table-row>
        <table:table-row table:style-name="ro1">
          <table:table-cell office:value-type="string" calcext:value-type="string">
            <text:p>I183F</text:p>
          </table:table-cell>
          <table:table-cell office:value-type="float" office:value="-434.162411499" calcext:value-type="float">
            <text:p>-434.162411499</text:p>
          </table:table-cell>
        </table:table-row>
        <table:table-row table:style-name="ro1">
          <table:table-cell office:value-type="string" calcext:value-type="string">
            <text:p>H141N</text:p>
          </table:table-cell>
          <table:table-cell office:value-type="float" office:value="-434.165435791" calcext:value-type="float">
            <text:p>-434.165435791</text:p>
          </table:table-cell>
        </table:table-row>
        <table:table-row table:style-name="ro1">
          <table:table-cell office:value-type="string" calcext:value-type="string">
            <text:p>E90A</text:p>
          </table:table-cell>
          <table:table-cell office:value-type="float" office:value="-434.172164917" calcext:value-type="float">
            <text:p>-434.172164917</text:p>
          </table:table-cell>
        </table:table-row>
        <table:table-row table:style-name="ro1">
          <table:table-cell office:value-type="string" calcext:value-type="string">
            <text:p>I88L</text:p>
          </table:table-cell>
          <table:table-cell office:value-type="float" office:value="-434.174615479" calcext:value-type="float">
            <text:p>-434.174615479</text:p>
          </table:table-cell>
        </table:table-row>
        <table:table-row table:style-name="ro1">
          <table:table-cell office:value-type="string" calcext:value-type="string">
            <text:p>E153Q</text:p>
          </table:table-cell>
          <table:table-cell office:value-type="float" office:value="-434.174835205" calcext:value-type="float">
            <text:p>-434.174835205</text:p>
          </table:table-cell>
        </table:table-row>
        <table:table-row table:style-name="ro1">
          <table:table-cell office:value-type="string" calcext:value-type="string">
            <text:p>F405L</text:p>
          </table:table-cell>
          <table:table-cell office:value-type="float" office:value="-434.177658081" calcext:value-type="float">
            <text:p>-434.177658081</text:p>
          </table:table-cell>
        </table:table-row>
        <table:table-row table:style-name="ro1">
          <table:table-cell office:value-type="string" calcext:value-type="string">
            <text:p>L364E</text:p>
          </table:table-cell>
          <table:table-cell office:value-type="float" office:value="-434.178759766" calcext:value-type="float">
            <text:p>-434.178759766</text:p>
          </table:table-cell>
        </table:table-row>
        <table:table-row table:style-name="ro1">
          <table:table-cell office:value-type="string" calcext:value-type="string">
            <text:p>V172R</text:p>
          </table:table-cell>
          <table:table-cell office:value-type="float" office:value="-434.181109619" calcext:value-type="float">
            <text:p>-434.181109619</text:p>
          </table:table-cell>
        </table:table-row>
        <table:table-row table:style-name="ro1">
          <table:table-cell office:value-type="string" calcext:value-type="string">
            <text:p>V363A</text:p>
          </table:table-cell>
          <table:table-cell office:value-type="float" office:value="-434.181222534" calcext:value-type="float">
            <text:p>-434.181222534</text:p>
          </table:table-cell>
        </table:table-row>
        <table:table-row table:style-name="ro1">
          <table:table-cell office:value-type="string" calcext:value-type="string">
            <text:p>Y377T</text:p>
          </table:table-cell>
          <table:table-cell office:value-type="float" office:value="-434.183633423" calcext:value-type="float">
            <text:p>-434.183633423</text:p>
          </table:table-cell>
        </table:table-row>
        <table:table-row table:style-name="ro1">
          <table:table-cell office:value-type="string" calcext:value-type="string">
            <text:p>D426H</text:p>
          </table:table-cell>
          <table:table-cell office:value-type="float" office:value="-434.184320068" calcext:value-type="float">
            <text:p>-434.184320068</text:p>
          </table:table-cell>
        </table:table-row>
        <table:table-row table:style-name="ro1">
          <table:table-cell office:value-type="string" calcext:value-type="string">
            <text:p>M396I</text:p>
          </table:table-cell>
          <table:table-cell office:value-type="float" office:value="-434.188113403" calcext:value-type="float">
            <text:p>-434.188113403</text:p>
          </table:table-cell>
        </table:table-row>
        <table:table-row table:style-name="ro1">
          <table:table-cell office:value-type="string" calcext:value-type="string">
            <text:p>L53K</text:p>
          </table:table-cell>
          <table:table-cell office:value-type="float" office:value="-434.188272095" calcext:value-type="float">
            <text:p>-434.188272095</text:p>
          </table:table-cell>
        </table:table-row>
        <table:table-row table:style-name="ro1">
          <table:table-cell office:value-type="string" calcext:value-type="string">
            <text:p>I131S</text:p>
          </table:table-cell>
          <table:table-cell office:value-type="float" office:value="-434.189685059" calcext:value-type="float">
            <text:p>-434.189685059</text:p>
          </table:table-cell>
        </table:table-row>
        <table:table-row table:style-name="ro1">
          <table:table-cell office:value-type="string" calcext:value-type="string">
            <text:p>Y182E</text:p>
          </table:table-cell>
          <table:table-cell office:value-type="float" office:value="-434.194052124" calcext:value-type="float">
            <text:p>-434.194052124</text:p>
          </table:table-cell>
        </table:table-row>
        <table:table-row table:style-name="ro1">
          <table:table-cell office:value-type="string" calcext:value-type="string">
            <text:p>V151M</text:p>
          </table:table-cell>
          <table:table-cell office:value-type="float" office:value="-434.202053833" calcext:value-type="float">
            <text:p>-434.202053833</text:p>
          </table:table-cell>
        </table:table-row>
        <table:table-row table:style-name="ro1">
          <table:table-cell office:value-type="string" calcext:value-type="string">
            <text:p>V172W</text:p>
          </table:table-cell>
          <table:table-cell office:value-type="float" office:value="-434.20229187" calcext:value-type="float">
            <text:p>-434.20229187</text:p>
          </table:table-cell>
        </table:table-row>
        <table:table-row table:style-name="ro1">
          <table:table-cell office:value-type="string" calcext:value-type="string">
            <text:p>M127P</text:p>
          </table:table-cell>
          <table:table-cell office:value-type="float" office:value="-434.214086914" calcext:value-type="float">
            <text:p>-434.214086914</text:p>
          </table:table-cell>
        </table:table-row>
        <table:table-row table:style-name="ro1">
          <table:table-cell office:value-type="string" calcext:value-type="string">
            <text:p>Y259G</text:p>
          </table:table-cell>
          <table:table-cell office:value-type="float" office:value="-434.215002441" calcext:value-type="float">
            <text:p>-434.215002441</text:p>
          </table:table-cell>
        </table:table-row>
        <table:table-row table:style-name="ro1">
          <table:table-cell office:value-type="string" calcext:value-type="string">
            <text:p>R338A</text:p>
          </table:table-cell>
          <table:table-cell office:value-type="float" office:value="-434.217391968" calcext:value-type="float">
            <text:p>-434.217391968</text:p>
          </table:table-cell>
        </table:table-row>
        <table:table-row table:style-name="ro1">
          <table:table-cell office:value-type="string" calcext:value-type="string">
            <text:p>V172S</text:p>
          </table:table-cell>
          <table:table-cell office:value-type="float" office:value="-434.219961548" calcext:value-type="float">
            <text:p>-434.219961548</text:p>
          </table:table-cell>
        </table:table-row>
        <table:table-row table:style-name="ro1">
          <table:table-cell office:value-type="string" calcext:value-type="string">
            <text:p>D268E</text:p>
          </table:table-cell>
          <table:table-cell office:value-type="float" office:value="-434.221133423" calcext:value-type="float">
            <text:p>-434.221133423</text:p>
          </table:table-cell>
        </table:table-row>
        <table:table-row table:style-name="ro1">
          <table:table-cell office:value-type="string" calcext:value-type="string">
            <text:p>E272S</text:p>
          </table:table-cell>
          <table:table-cell office:value-type="float" office:value="-434.235360718" calcext:value-type="float">
            <text:p>-434.235360718</text:p>
          </table:table-cell>
        </table:table-row>
        <table:table-row table:style-name="ro1">
          <table:table-cell office:value-type="string" calcext:value-type="string">
            <text:p>G317A</text:p>
          </table:table-cell>
          <table:table-cell office:value-type="float" office:value="-434.236294556" calcext:value-type="float">
            <text:p>-434.236294556</text:p>
          </table:table-cell>
        </table:table-row>
        <table:table-row table:style-name="ro1">
          <table:table-cell office:value-type="string" calcext:value-type="string">
            <text:p>S444P</text:p>
          </table:table-cell>
          <table:table-cell office:value-type="float" office:value="-434.237219238" calcext:value-type="float">
            <text:p>-434.237219238</text:p>
          </table:table-cell>
        </table:table-row>
        <table:table-row table:style-name="ro1">
          <table:table-cell office:value-type="string" calcext:value-type="string">
            <text:p>F405V</text:p>
          </table:table-cell>
          <table:table-cell office:value-type="float" office:value="-434.239785767" calcext:value-type="float">
            <text:p>-434.239785767</text:p>
          </table:table-cell>
        </table:table-row>
        <table:table-row table:style-name="ro1">
          <table:table-cell office:value-type="string" calcext:value-type="string">
            <text:p>D268G</text:p>
          </table:table-cell>
          <table:table-cell office:value-type="float" office:value="-434.243707275" calcext:value-type="float">
            <text:p>-434.243707275</text:p>
          </table:table-cell>
        </table:table-row>
        <table:table-row table:style-name="ro1">
          <table:table-cell office:value-type="string" calcext:value-type="string">
            <text:p>R195C</text:p>
          </table:table-cell>
          <table:table-cell office:value-type="float" office:value="-434.253100586" calcext:value-type="float">
            <text:p>-434.253100586</text:p>
          </table:table-cell>
        </table:table-row>
        <table:table-row table:style-name="ro1">
          <table:table-cell office:value-type="string" calcext:value-type="string">
            <text:p>A284F</text:p>
          </table:table-cell>
          <table:table-cell office:value-type="float" office:value="-434.253799438" calcext:value-type="float">
            <text:p>-434.253799438</text:p>
          </table:table-cell>
        </table:table-row>
        <table:table-row table:style-name="ro1">
          <table:table-cell office:value-type="string" calcext:value-type="string">
            <text:p>A295Y</text:p>
          </table:table-cell>
          <table:table-cell office:value-type="float" office:value="-434.255386353" calcext:value-type="float">
            <text:p>-434.255386353</text:p>
          </table:table-cell>
        </table:table-row>
        <table:table-row table:style-name="ro1">
          <table:table-cell office:value-type="string" calcext:value-type="string">
            <text:p>R195A</text:p>
          </table:table-cell>
          <table:table-cell office:value-type="float" office:value="-434.257550049" calcext:value-type="float">
            <text:p>-434.257550049</text:p>
          </table:table-cell>
        </table:table-row>
        <table:table-row table:style-name="ro1">
          <table:table-cell office:value-type="string" calcext:value-type="string">
            <text:p>D268V</text:p>
          </table:table-cell>
          <table:table-cell office:value-type="float" office:value="-434.25776062" calcext:value-type="float">
            <text:p>-434.25776062</text:p>
          </table:table-cell>
        </table:table-row>
        <table:table-row table:style-name="ro1">
          <table:table-cell office:value-type="string" calcext:value-type="string">
            <text:p>A184L</text:p>
          </table:table-cell>
          <table:table-cell office:value-type="float" office:value="-434.260092163" calcext:value-type="float">
            <text:p>-434.260092163</text:p>
          </table:table-cell>
        </table:table-row>
        <table:table-row table:style-name="ro1">
          <table:table-cell office:value-type="string" calcext:value-type="string">
            <text:p>F159N</text:p>
          </table:table-cell>
          <table:table-cell office:value-type="float" office:value="-434.265689087" calcext:value-type="float">
            <text:p>-434.265689087</text:p>
          </table:table-cell>
        </table:table-row>
        <table:table-row table:style-name="ro1">
          <table:table-cell office:value-type="string" calcext:value-type="string">
            <text:p>G100I</text:p>
          </table:table-cell>
          <table:table-cell office:value-type="float" office:value="-434.267544556" calcext:value-type="float">
            <text:p>-434.267544556</text:p>
          </table:table-cell>
        </table:table-row>
        <table:table-row table:style-name="ro1">
          <table:table-cell office:value-type="string" calcext:value-type="string">
            <text:p>E153A</text:p>
          </table:table-cell>
          <table:table-cell office:value-type="float" office:value="-434.268112183" calcext:value-type="float">
            <text:p>-434.268112183</text:p>
          </table:table-cell>
        </table:table-row>
        <table:table-row table:style-name="ro1">
          <table:table-cell office:value-type="string" calcext:value-type="string">
            <text:p>S167K</text:p>
          </table:table-cell>
          <table:table-cell office:value-type="float" office:value="-434.271923828" calcext:value-type="float">
            <text:p>-434.271923828</text:p>
          </table:table-cell>
        </table:table-row>
        <table:table-row table:style-name="ro1">
          <table:table-cell office:value-type="string" calcext:value-type="string">
            <text:p>Y377I</text:p>
          </table:table-cell>
          <table:table-cell office:value-type="float" office:value="-434.275177002" calcext:value-type="float">
            <text:p>-434.275177002</text:p>
          </table:table-cell>
        </table:table-row>
        <table:table-row table:style-name="ro1">
          <table:table-cell office:value-type="string" calcext:value-type="string">
            <text:p>Y42S</text:p>
          </table:table-cell>
          <table:table-cell office:value-type="float" office:value="-434.276675415" calcext:value-type="float">
            <text:p>-434.276675415</text:p>
          </table:table-cell>
        </table:table-row>
        <table:table-row table:style-name="ro1">
          <table:table-cell office:value-type="string" calcext:value-type="string">
            <text:p>T186C</text:p>
          </table:table-cell>
          <table:table-cell office:value-type="float" office:value="-434.280456543" calcext:value-type="float">
            <text:p>-434.280456543</text:p>
          </table:table-cell>
        </table:table-row>
        <table:table-row table:style-name="ro1">
          <table:table-cell office:value-type="string" calcext:value-type="string">
            <text:p>L435V</text:p>
          </table:table-cell>
          <table:table-cell office:value-type="float" office:value="-434.281625366" calcext:value-type="float">
            <text:p>-434.281625366</text:p>
          </table:table-cell>
        </table:table-row>
        <table:table-row table:style-name="ro1">
          <table:table-cell office:value-type="string" calcext:value-type="string">
            <text:p>A284M</text:p>
          </table:table-cell>
          <table:table-cell office:value-type="float" office:value="-434.282858276" calcext:value-type="float">
            <text:p>-434.282858276</text:p>
          </table:table-cell>
        </table:table-row>
        <table:table-row table:style-name="ro1">
          <table:table-cell office:value-type="string" calcext:value-type="string">
            <text:p>N123T</text:p>
          </table:table-cell>
          <table:table-cell office:value-type="float" office:value="-434.287033081" calcext:value-type="float">
            <text:p>-434.287033081</text:p>
          </table:table-cell>
        </table:table-row>
        <table:table-row table:style-name="ro1">
          <table:table-cell office:value-type="string" calcext:value-type="string">
            <text:p>G80H</text:p>
          </table:table-cell>
          <table:table-cell office:value-type="float" office:value="-434.290002441" calcext:value-type="float">
            <text:p>-434.290002441</text:p>
          </table:table-cell>
        </table:table-row>
        <table:table-row table:style-name="ro1">
          <table:table-cell office:value-type="string" calcext:value-type="string">
            <text:p>P402L</text:p>
          </table:table-cell>
          <table:table-cell office:value-type="float" office:value="-434.29133606" calcext:value-type="float">
            <text:p>-434.29133606</text:p>
          </table:table-cell>
        </table:table-row>
        <table:table-row table:style-name="ro1">
          <table:table-cell office:value-type="string" calcext:value-type="string">
            <text:p>S167I</text:p>
          </table:table-cell>
          <table:table-cell office:value-type="float" office:value="-434.295584106" calcext:value-type="float">
            <text:p>-434.295584106</text:p>
          </table:table-cell>
        </table:table-row>
        <table:table-row table:style-name="ro1">
          <table:table-cell office:value-type="string" calcext:value-type="string">
            <text:p>M227W</text:p>
          </table:table-cell>
          <table:table-cell office:value-type="float" office:value="-434.298727417" calcext:value-type="float">
            <text:p>-434.298727417</text:p>
          </table:table-cell>
        </table:table-row>
        <table:table-row table:style-name="ro1">
          <table:table-cell office:value-type="string" calcext:value-type="string">
            <text:p>K233I</text:p>
          </table:table-cell>
          <table:table-cell office:value-type="float" office:value="-434.301071167" calcext:value-type="float">
            <text:p>-434.301071167</text:p>
          </table:table-cell>
        </table:table-row>
        <table:table-row table:style-name="ro1">
          <table:table-cell office:value-type="string" calcext:value-type="string">
            <text:p>A235R</text:p>
          </table:table-cell>
          <table:table-cell office:value-type="float" office:value="-434.303100586" calcext:value-type="float">
            <text:p>-434.303100586</text:p>
          </table:table-cell>
        </table:table-row>
        <table:table-row table:style-name="ro1">
          <table:table-cell office:value-type="string" calcext:value-type="string">
            <text:p>C417F</text:p>
          </table:table-cell>
          <table:table-cell office:value-type="float" office:value="-434.314602661" calcext:value-type="float">
            <text:p>-434.314602661</text:p>
          </table:table-cell>
        </table:table-row>
        <table:table-row table:style-name="ro1">
          <table:table-cell office:value-type="string" calcext:value-type="string">
            <text:p>D306E</text:p>
          </table:table-cell>
          <table:table-cell office:value-type="float" office:value="-434.323138428" calcext:value-type="float">
            <text:p>-434.323138428</text:p>
          </table:table-cell>
        </table:table-row>
        <table:table-row table:style-name="ro1">
          <table:table-cell office:value-type="string" calcext:value-type="string">
            <text:p>V110A</text:p>
          </table:table-cell>
          <table:table-cell office:value-type="float" office:value="-434.328564453" calcext:value-type="float">
            <text:p>-434.328564453</text:p>
          </table:table-cell>
        </table:table-row>
        <table:table-row table:style-name="ro1">
          <table:table-cell office:value-type="string" calcext:value-type="string">
            <text:p>V85C</text:p>
          </table:table-cell>
          <table:table-cell office:value-type="float" office:value="-434.332440186" calcext:value-type="float">
            <text:p>-434.332440186</text:p>
          </table:table-cell>
        </table:table-row>
        <table:table-row table:style-name="ro1">
          <table:table-cell office:value-type="string" calcext:value-type="string">
            <text:p>K360N</text:p>
          </table:table-cell>
          <table:table-cell office:value-type="float" office:value="-434.333868408" calcext:value-type="float">
            <text:p>-434.333868408</text:p>
          </table:table-cell>
        </table:table-row>
        <table:table-row table:style-name="ro1">
          <table:table-cell office:value-type="string" calcext:value-type="string">
            <text:p>A41V</text:p>
          </table:table-cell>
          <table:table-cell office:value-type="float" office:value="-434.336221313" calcext:value-type="float">
            <text:p>-434.336221313</text:p>
          </table:table-cell>
        </table:table-row>
        <table:table-row table:style-name="ro1">
          <table:table-cell office:value-type="string" calcext:value-type="string">
            <text:p>D426L</text:p>
          </table:table-cell>
          <table:table-cell office:value-type="float" office:value="-434.339337158" calcext:value-type="float">
            <text:p>-434.339337158</text:p>
          </table:table-cell>
        </table:table-row>
        <table:table-row table:style-name="ro1">
          <table:table-cell office:value-type="string" calcext:value-type="string">
            <text:p>V81L</text:p>
          </table:table-cell>
          <table:table-cell office:value-type="float" office:value="-434.342059326" calcext:value-type="float">
            <text:p>-434.342059326</text:p>
          </table:table-cell>
        </table:table-row>
        <table:table-row table:style-name="ro1">
          <table:table-cell office:value-type="string" calcext:value-type="string">
            <text:p>Y204H</text:p>
          </table:table-cell>
          <table:table-cell office:value-type="float" office:value="-434.344433594" calcext:value-type="float">
            <text:p>-434.344433594</text:p>
          </table:table-cell>
        </table:table-row>
        <table:table-row table:style-name="ro1">
          <table:table-cell office:value-type="string" calcext:value-type="string">
            <text:p>M231V</text:p>
          </table:table-cell>
          <table:table-cell office:value-type="float" office:value="-434.345397949" calcext:value-type="float">
            <text:p>-434.345397949</text:p>
          </table:table-cell>
        </table:table-row>
        <table:table-row table:style-name="ro1">
          <table:table-cell office:value-type="string" calcext:value-type="string">
            <text:p>Y379D</text:p>
          </table:table-cell>
          <table:table-cell office:value-type="float" office:value="-434.347045898" calcext:value-type="float">
            <text:p>-434.347045898</text:p>
          </table:table-cell>
        </table:table-row>
        <table:table-row table:style-name="ro1">
          <table:table-cell office:value-type="string" calcext:value-type="string">
            <text:p>G344T</text:p>
          </table:table-cell>
          <table:table-cell office:value-type="float" office:value="-434.350228882" calcext:value-type="float">
            <text:p>-434.350228882</text:p>
          </table:table-cell>
        </table:table-row>
        <table:table-row table:style-name="ro1">
          <table:table-cell office:value-type="string" calcext:value-type="string">
            <text:p>A365D</text:p>
          </table:table-cell>
          <table:table-cell office:value-type="float" office:value="-434.352655029" calcext:value-type="float">
            <text:p>-434.352655029</text:p>
          </table:table-cell>
        </table:table-row>
        <table:table-row table:style-name="ro1">
          <table:table-cell office:value-type="string" calcext:value-type="string">
            <text:p>G193N</text:p>
          </table:table-cell>
          <table:table-cell office:value-type="float" office:value="-434.353890991" calcext:value-type="float">
            <text:p>-434.353890991</text:p>
          </table:table-cell>
        </table:table-row>
        <table:table-row table:style-name="ro1">
          <table:table-cell office:value-type="string" calcext:value-type="string">
            <text:p>Y322C</text:p>
          </table:table-cell>
          <table:table-cell office:value-type="float" office:value="-434.354852295" calcext:value-type="float">
            <text:p>-434.354852295</text:p>
          </table:table-cell>
        </table:table-row>
        <table:table-row table:style-name="ro1">
          <table:table-cell office:value-type="string" calcext:value-type="string">
            <text:p>A387W</text:p>
          </table:table-cell>
          <table:table-cell office:value-type="float" office:value="-434.35486145" calcext:value-type="float">
            <text:p>-434.35486145</text:p>
          </table:table-cell>
        </table:table-row>
        <table:table-row table:style-name="ro1">
          <table:table-cell office:value-type="string" calcext:value-type="string">
            <text:p>L53T</text:p>
          </table:table-cell>
          <table:table-cell office:value-type="float" office:value="-434.355325317" calcext:value-type="float">
            <text:p>-434.355325317</text:p>
          </table:table-cell>
        </table:table-row>
        <table:table-row table:style-name="ro1">
          <table:table-cell office:value-type="string" calcext:value-type="string">
            <text:p>M326W</text:p>
          </table:table-cell>
          <table:table-cell office:value-type="float" office:value="-434.358627319" calcext:value-type="float">
            <text:p>-434.358627319</text:p>
          </table:table-cell>
        </table:table-row>
        <table:table-row table:style-name="ro1">
          <table:table-cell office:value-type="string" calcext:value-type="string">
            <text:p>R157A</text:p>
          </table:table-cell>
          <table:table-cell office:value-type="float" office:value="-434.359469604" calcext:value-type="float">
            <text:p>-434.359469604</text:p>
          </table:table-cell>
        </table:table-row>
        <table:table-row table:style-name="ro1">
          <table:table-cell office:value-type="string" calcext:value-type="string">
            <text:p>V291M</text:p>
          </table:table-cell>
          <table:table-cell office:value-type="float" office:value="-434.361236572" calcext:value-type="float">
            <text:p>-434.361236572</text:p>
          </table:table-cell>
        </table:table-row>
        <table:table-row table:style-name="ro1">
          <table:table-cell office:value-type="string" calcext:value-type="string">
            <text:p>I45M</text:p>
          </table:table-cell>
          <table:table-cell office:value-type="float" office:value="-434.364770508" calcext:value-type="float">
            <text:p>-434.364770508</text:p>
          </table:table-cell>
        </table:table-row>
        <table:table-row table:style-name="ro1">
          <table:table-cell office:value-type="string" calcext:value-type="string">
            <text:p>A241L</text:p>
          </table:table-cell>
          <table:table-cell office:value-type="float" office:value="-434.365020752" calcext:value-type="float">
            <text:p>-434.365020752</text:p>
          </table:table-cell>
        </table:table-row>
        <table:table-row table:style-name="ro1">
          <table:table-cell office:value-type="string" calcext:value-type="string">
            <text:p>G51P</text:p>
          </table:table-cell>
          <table:table-cell office:value-type="float" office:value="-434.365740967" calcext:value-type="float">
            <text:p>-434.365740967</text:p>
          </table:table-cell>
        </table:table-row>
        <table:table-row table:style-name="ro1">
          <table:table-cell office:value-type="string" calcext:value-type="string">
            <text:p>S427Q</text:p>
          </table:table-cell>
          <table:table-cell office:value-type="float" office:value="-434.366143799" calcext:value-type="float">
            <text:p>-434.366143799</text:p>
          </table:table-cell>
        </table:table-row>
        <table:table-row table:style-name="ro1">
          <table:table-cell office:value-type="string" calcext:value-type="string">
            <text:p>R175K</text:p>
          </table:table-cell>
          <table:table-cell office:value-type="float" office:value="-434.366156006" calcext:value-type="float">
            <text:p>-434.366156006</text:p>
          </table:table-cell>
        </table:table-row>
        <table:table-row table:style-name="ro1">
          <table:table-cell office:value-type="string" calcext:value-type="string">
            <text:p>M340K</text:p>
          </table:table-cell>
          <table:table-cell office:value-type="float" office:value="-434.370526123" calcext:value-type="float">
            <text:p>-434.370526123</text:p>
          </table:table-cell>
        </table:table-row>
        <table:table-row table:style-name="ro1">
          <table:table-cell office:value-type="string" calcext:value-type="string">
            <text:p>D89R</text:p>
          </table:table-cell>
          <table:table-cell office:value-type="float" office:value="-434.377429199" calcext:value-type="float">
            <text:p>-434.377429199</text:p>
          </table:table-cell>
        </table:table-row>
        <table:table-row table:style-name="ro1">
          <table:table-cell office:value-type="string" calcext:value-type="string">
            <text:p>G51H</text:p>
          </table:table-cell>
          <table:table-cell office:value-type="float" office:value="-434.385498047" calcext:value-type="float">
            <text:p>-434.385498047</text:p>
          </table:table-cell>
        </table:table-row>
        <table:table-row table:style-name="ro1">
          <table:table-cell office:value-type="string" calcext:value-type="string">
            <text:p>K201M</text:p>
          </table:table-cell>
          <table:table-cell office:value-type="float" office:value="-434.388864136" calcext:value-type="float">
            <text:p>-434.388864136</text:p>
          </table:table-cell>
        </table:table-row>
        <table:table-row table:style-name="ro1">
          <table:table-cell office:value-type="string" calcext:value-type="string">
            <text:p>A429S</text:p>
          </table:table-cell>
          <table:table-cell office:value-type="float" office:value="-434.389743042" calcext:value-type="float">
            <text:p>-434.389743042</text:p>
          </table:table-cell>
        </table:table-row>
        <table:table-row table:style-name="ro1">
          <table:table-cell office:value-type="string" calcext:value-type="string">
            <text:p>M345F</text:p>
          </table:table-cell>
          <table:table-cell office:value-type="float" office:value="-434.390823364" calcext:value-type="float">
            <text:p>-434.390823364</text:p>
          </table:table-cell>
        </table:table-row>
        <table:table-row table:style-name="ro1">
          <table:table-cell office:value-type="string" calcext:value-type="string">
            <text:p>L53A</text:p>
          </table:table-cell>
          <table:table-cell office:value-type="float" office:value="-434.39670105" calcext:value-type="float">
            <text:p>-434.39670105</text:p>
          </table:table-cell>
        </table:table-row>
        <table:table-row table:style-name="ro1">
          <table:table-cell office:value-type="string" calcext:value-type="string">
            <text:p>D239C</text:p>
          </table:table-cell>
          <table:table-cell office:value-type="float" office:value="-434.398181152" calcext:value-type="float">
            <text:p>-434.398181152</text:p>
          </table:table-cell>
        </table:table-row>
        <table:table-row table:style-name="ro1">
          <table:table-cell office:value-type="string" calcext:value-type="string">
            <text:p>D76S</text:p>
          </table:table-cell>
          <table:table-cell office:value-type="float" office:value="-434.399887085" calcext:value-type="float">
            <text:p>-434.399887085</text:p>
          </table:table-cell>
        </table:table-row>
        <table:table-row table:style-name="ro1">
          <table:table-cell office:value-type="string" calcext:value-type="string">
            <text:p>G51E</text:p>
          </table:table-cell>
          <table:table-cell office:value-type="float" office:value="-434.400234985" calcext:value-type="float">
            <text:p>-434.400234985</text:p>
          </table:table-cell>
        </table:table-row>
        <table:table-row table:style-name="ro1">
          <table:table-cell office:value-type="string" calcext:value-type="string">
            <text:p>A202V</text:p>
          </table:table-cell>
          <table:table-cell office:value-type="float" office:value="-434.404107666" calcext:value-type="float">
            <text:p>-434.404107666</text:p>
          </table:table-cell>
        </table:table-row>
        <table:table-row table:style-name="ro1">
          <table:table-cell office:value-type="string" calcext:value-type="string">
            <text:p>S72V</text:p>
          </table:table-cell>
          <table:table-cell office:value-type="float" office:value="-434.405102539" calcext:value-type="float">
            <text:p>-434.405102539</text:p>
          </table:table-cell>
        </table:table-row>
        <table:table-row table:style-name="ro1">
          <table:table-cell office:value-type="string" calcext:value-type="string">
            <text:p>M231C</text:p>
          </table:table-cell>
          <table:table-cell office:value-type="float" office:value="-434.405731201" calcext:value-type="float">
            <text:p>-434.405731201</text:p>
          </table:table-cell>
        </table:table-row>
        <table:table-row table:style-name="ro1">
          <table:table-cell office:value-type="string" calcext:value-type="string">
            <text:p>V110P</text:p>
          </table:table-cell>
          <table:table-cell office:value-type="float" office:value="-434.406359863" calcext:value-type="float">
            <text:p>-434.406359863</text:p>
          </table:table-cell>
        </table:table-row>
        <table:table-row table:style-name="ro1">
          <table:table-cell office:value-type="string" calcext:value-type="string">
            <text:p>T416Q</text:p>
          </table:table-cell>
          <table:table-cell office:value-type="float" office:value="-434.411709595" calcext:value-type="float">
            <text:p>-434.411709595</text:p>
          </table:table-cell>
        </table:table-row>
        <table:table-row table:style-name="ro1">
          <table:table-cell office:value-type="string" calcext:value-type="string">
            <text:p>D82N</text:p>
          </table:table-cell>
          <table:table-cell office:value-type="float" office:value="-434.413757324" calcext:value-type="float">
            <text:p>-434.413757324</text:p>
          </table:table-cell>
        </table:table-row>
        <table:table-row table:style-name="ro1">
          <table:table-cell office:value-type="string" calcext:value-type="string">
            <text:p>D239V</text:p>
          </table:table-cell>
          <table:table-cell office:value-type="float" office:value="-434.415686035" calcext:value-type="float">
            <text:p>-434.415686035</text:p>
          </table:table-cell>
        </table:table-row>
        <table:table-row table:style-name="ro1">
          <table:table-cell office:value-type="string" calcext:value-type="string">
            <text:p>Q243L</text:p>
          </table:table-cell>
          <table:table-cell office:value-type="float" office:value="-434.425335693" calcext:value-type="float">
            <text:p>-434.425335693</text:p>
          </table:table-cell>
        </table:table-row>
        <table:table-row table:style-name="ro1">
          <table:table-cell office:value-type="string" calcext:value-type="string">
            <text:p>V229F</text:p>
          </table:table-cell>
          <table:table-cell office:value-type="float" office:value="-434.430712891" calcext:value-type="float">
            <text:p>-434.430712891</text:p>
          </table:table-cell>
        </table:table-row>
        <table:table-row table:style-name="ro1">
          <table:table-cell office:value-type="string" calcext:value-type="string">
            <text:p>T292D</text:p>
          </table:table-cell>
          <table:table-cell office:value-type="float" office:value="-434.430950928" calcext:value-type="float">
            <text:p>-434.430950928</text:p>
          </table:table-cell>
        </table:table-row>
        <table:table-row table:style-name="ro1">
          <table:table-cell office:value-type="string" calcext:value-type="string">
            <text:p>T389M</text:p>
          </table:table-cell>
          <table:table-cell office:value-type="float" office:value="-434.433071899" calcext:value-type="float">
            <text:p>-434.433071899</text:p>
          </table:table-cell>
        </table:table-row>
        <table:table-row table:style-name="ro1">
          <table:table-cell office:value-type="string" calcext:value-type="string">
            <text:p>L103H</text:p>
          </table:table-cell>
          <table:table-cell office:value-type="float" office:value="-434.433572388" calcext:value-type="float">
            <text:p>-434.433572388</text:p>
          </table:table-cell>
        </table:table-row>
        <table:table-row table:style-name="ro1">
          <table:table-cell office:value-type="string" calcext:value-type="string">
            <text:p>S427G</text:p>
          </table:table-cell>
          <table:table-cell office:value-type="float" office:value="-434.434689331" calcext:value-type="float">
            <text:p>-434.434689331</text:p>
          </table:table-cell>
        </table:table-row>
        <table:table-row table:style-name="ro1">
          <table:table-cell office:value-type="string" calcext:value-type="string">
            <text:p>E90F</text:p>
          </table:table-cell>
          <table:table-cell office:value-type="float" office:value="-434.443637085" calcext:value-type="float">
            <text:p>-434.443637085</text:p>
          </table:table-cell>
        </table:table-row>
        <table:table-row table:style-name="ro1">
          <table:table-cell office:value-type="string" calcext:value-type="string">
            <text:p>A275P</text:p>
          </table:table-cell>
          <table:table-cell office:value-type="float" office:value="-434.44576416" calcext:value-type="float">
            <text:p>-434.44576416</text:p>
          </table:table-cell>
        </table:table-row>
        <table:table-row table:style-name="ro1">
          <table:table-cell office:value-type="string" calcext:value-type="string">
            <text:p>A387V</text:p>
          </table:table-cell>
          <table:table-cell office:value-type="float" office:value="-434.448306274" calcext:value-type="float">
            <text:p>-434.448306274</text:p>
          </table:table-cell>
        </table:table-row>
        <table:table-row table:style-name="ro1">
          <table:table-cell office:value-type="string" calcext:value-type="string">
            <text:p>Q222L</text:p>
          </table:table-cell>
          <table:table-cell office:value-type="float" office:value="-434.448434448" calcext:value-type="float">
            <text:p>-434.448434448</text:p>
          </table:table-cell>
        </table:table-row>
        <table:table-row table:style-name="ro1">
          <table:table-cell office:value-type="string" calcext:value-type="string">
            <text:p>V172A</text:p>
          </table:table-cell>
          <table:table-cell office:value-type="float" office:value="-434.45090332" calcext:value-type="float">
            <text:p>-434.45090332</text:p>
          </table:table-cell>
        </table:table-row>
        <table:table-row table:style-name="ro1">
          <table:table-cell office:value-type="string" calcext:value-type="string">
            <text:p>A202S</text:p>
          </table:table-cell>
          <table:table-cell office:value-type="float" office:value="-434.453396606" calcext:value-type="float">
            <text:p>-434.453396606</text:p>
          </table:table-cell>
        </table:table-row>
        <table:table-row table:style-name="ro1">
          <table:table-cell office:value-type="string" calcext:value-type="string">
            <text:p>W128Q</text:p>
          </table:table-cell>
          <table:table-cell office:value-type="float" office:value="-434.453430176" calcext:value-type="float">
            <text:p>-434.453430176</text:p>
          </table:table-cell>
        </table:table-row>
        <table:table-row table:style-name="ro1">
          <table:table-cell office:value-type="string" calcext:value-type="string">
            <text:p>K233E</text:p>
          </table:table-cell>
          <table:table-cell office:value-type="float" office:value="-434.462112427" calcext:value-type="float">
            <text:p>-434.462112427</text:p>
          </table:table-cell>
        </table:table-row>
        <table:table-row table:style-name="ro1">
          <table:table-cell office:value-type="string" calcext:value-type="string">
            <text:p>V151A</text:p>
          </table:table-cell>
          <table:table-cell office:value-type="float" office:value="-434.466345215" calcext:value-type="float">
            <text:p>-434.466345215</text:p>
          </table:table-cell>
        </table:table-row>
        <table:table-row table:style-name="ro1">
          <table:table-cell office:value-type="string" calcext:value-type="string">
            <text:p>G100R</text:p>
          </table:table-cell>
          <table:table-cell office:value-type="float" office:value="-434.466516113" calcext:value-type="float">
            <text:p>-434.466516113</text:p>
          </table:table-cell>
        </table:table-row>
        <table:table-row table:style-name="ro1">
          <table:table-cell office:value-type="string" calcext:value-type="string">
            <text:p>T273V</text:p>
          </table:table-cell>
          <table:table-cell office:value-type="float" office:value="-434.47322998" calcext:value-type="float">
            <text:p>-434.47322998</text:p>
          </table:table-cell>
        </table:table-row>
        <table:table-row table:style-name="ro1">
          <table:table-cell office:value-type="string" calcext:value-type="string">
            <text:p>I264L</text:p>
          </table:table-cell>
          <table:table-cell office:value-type="float" office:value="-434.475524902" calcext:value-type="float">
            <text:p>-434.475524902</text:p>
          </table:table-cell>
        </table:table-row>
        <table:table-row table:style-name="ro1">
          <table:table-cell office:value-type="string" calcext:value-type="string">
            <text:p>F104G</text:p>
          </table:table-cell>
          <table:table-cell office:value-type="float" office:value="-434.480215454" calcext:value-type="float">
            <text:p>-434.480215454</text:p>
          </table:table-cell>
        </table:table-row>
        <table:table-row table:style-name="ro1">
          <table:table-cell office:value-type="string" calcext:value-type="string">
            <text:p>V55L</text:p>
          </table:table-cell>
          <table:table-cell office:value-type="float" office:value="-434.482995605" calcext:value-type="float">
            <text:p>-434.482995605</text:p>
          </table:table-cell>
        </table:table-row>
        <table:table-row table:style-name="ro1">
          <table:table-cell office:value-type="string" calcext:value-type="string">
            <text:p>Y439N</text:p>
          </table:table-cell>
          <table:table-cell office:value-type="float" office:value="-434.497631836" calcext:value-type="float">
            <text:p>-434.497631836</text:p>
          </table:table-cell>
        </table:table-row>
        <table:table-row table:style-name="ro1">
          <table:table-cell office:value-type="string" calcext:value-type="string">
            <text:p>T273S</text:p>
          </table:table-cell>
          <table:table-cell office:value-type="float" office:value="-434.4993927" calcext:value-type="float">
            <text:p>-434.4993927</text:p>
          </table:table-cell>
        </table:table-row>
        <table:table-row table:style-name="ro1">
          <table:table-cell office:value-type="string" calcext:value-type="string">
            <text:p>V81I</text:p>
          </table:table-cell>
          <table:table-cell office:value-type="float" office:value="-434.501693726" calcext:value-type="float">
            <text:p>-434.501693726</text:p>
          </table:table-cell>
        </table:table-row>
        <table:table-row table:style-name="ro1">
          <table:table-cell office:value-type="string" calcext:value-type="string">
            <text:p>A284I</text:p>
          </table:table-cell>
          <table:table-cell office:value-type="float" office:value="-434.501986694" calcext:value-type="float">
            <text:p>-434.501986694</text:p>
          </table:table-cell>
        </table:table-row>
        <table:table-row table:style-name="ro1">
          <table:table-cell office:value-type="string" calcext:value-type="string">
            <text:p>L309V</text:p>
          </table:table-cell>
          <table:table-cell office:value-type="float" office:value="-434.502618408" calcext:value-type="float">
            <text:p>-434.502618408</text:p>
          </table:table-cell>
        </table:table-row>
        <table:table-row table:style-name="ro1">
          <table:table-cell office:value-type="string" calcext:value-type="string">
            <text:p>Q406V</text:p>
          </table:table-cell>
          <table:table-cell office:value-type="float" office:value="-434.506442261" calcext:value-type="float">
            <text:p>-434.506442261</text:p>
          </table:table-cell>
        </table:table-row>
        <table:table-row table:style-name="ro1">
          <table:table-cell office:value-type="string" calcext:value-type="string">
            <text:p>N407H</text:p>
          </table:table-cell>
          <table:table-cell office:value-type="float" office:value="-434.507775879" calcext:value-type="float">
            <text:p>-434.507775879</text:p>
          </table:table-cell>
        </table:table-row>
        <table:table-row table:style-name="ro1">
          <table:table-cell office:value-type="string" calcext:value-type="string">
            <text:p>T307I</text:p>
          </table:table-cell>
          <table:table-cell office:value-type="float" office:value="-434.510855103" calcext:value-type="float">
            <text:p>-434.510855103</text:p>
          </table:table-cell>
        </table:table-row>
        <table:table-row table:style-name="ro1">
          <table:table-cell office:value-type="string" calcext:value-type="string">
            <text:p>K381Q</text:p>
          </table:table-cell>
          <table:table-cell office:value-type="float" office:value="-434.511413574" calcext:value-type="float">
            <text:p>-434.511413574</text:p>
          </table:table-cell>
        </table:table-row>
        <table:table-row table:style-name="ro1">
          <table:table-cell office:value-type="string" calcext:value-type="string">
            <text:p>G359L</text:p>
          </table:table-cell>
          <table:table-cell office:value-type="float" office:value="-434.514550781" calcext:value-type="float">
            <text:p>-434.514550781</text:p>
          </table:table-cell>
        </table:table-row>
        <table:table-row table:style-name="ro1">
          <table:table-cell office:value-type="string" calcext:value-type="string">
            <text:p>V106T</text:p>
          </table:table-cell>
          <table:table-cell office:value-type="float" office:value="-434.515222168" calcext:value-type="float">
            <text:p>-434.515222168</text:p>
          </table:table-cell>
        </table:table-row>
        <table:table-row table:style-name="ro1">
          <table:table-cell office:value-type="string" calcext:value-type="string">
            <text:p>R175V</text:p>
          </table:table-cell>
          <table:table-cell office:value-type="float" office:value="-434.520828247" calcext:value-type="float">
            <text:p>-434.520828247</text:p>
          </table:table-cell>
        </table:table-row>
        <table:table-row table:style-name="ro1">
          <table:table-cell office:value-type="string" calcext:value-type="string">
            <text:p>H141M</text:p>
          </table:table-cell>
          <table:table-cell office:value-type="float" office:value="-434.522515869" calcext:value-type="float">
            <text:p>-434.522515869</text:p>
          </table:table-cell>
        </table:table-row>
        <table:table-row table:style-name="ro1">
          <table:table-cell office:value-type="string" calcext:value-type="string">
            <text:p>L339M</text:p>
          </table:table-cell>
          <table:table-cell office:value-type="float" office:value="-434.52322998" calcext:value-type="float">
            <text:p>-434.52322998</text:p>
          </table:table-cell>
        </table:table-row>
        <table:table-row table:style-name="ro1">
          <table:table-cell office:value-type="string" calcext:value-type="string">
            <text:p>L169S</text:p>
          </table:table-cell>
          <table:table-cell office:value-type="float" office:value="-434.526794434" calcext:value-type="float">
            <text:p>-434.526794434</text:p>
          </table:table-cell>
        </table:table-row>
        <table:table-row table:style-name="ro1">
          <table:table-cell office:value-type="string" calcext:value-type="string">
            <text:p>M326G</text:p>
          </table:table-cell>
          <table:table-cell office:value-type="float" office:value="-434.527728271" calcext:value-type="float">
            <text:p>-434.527728271</text:p>
          </table:table-cell>
        </table:table-row>
        <table:table-row table:style-name="ro1">
          <table:table-cell office:value-type="string" calcext:value-type="string">
            <text:p>G49D</text:p>
          </table:table-cell>
          <table:table-cell office:value-type="float" office:value="-434.535644531" calcext:value-type="float">
            <text:p>-434.535644531</text:p>
          </table:table-cell>
        </table:table-row>
        <table:table-row table:style-name="ro1">
          <table:table-cell office:value-type="string" calcext:value-type="string">
            <text:p>F290Y</text:p>
          </table:table-cell>
          <table:table-cell office:value-type="float" office:value="-434.537539673" calcext:value-type="float">
            <text:p>-434.537539673</text:p>
          </table:table-cell>
        </table:table-row>
        <table:table-row table:style-name="ro1">
          <table:table-cell office:value-type="string" calcext:value-type="string">
            <text:p>D268T</text:p>
          </table:table-cell>
          <table:table-cell office:value-type="float" office:value="-434.540625" calcext:value-type="float">
            <text:p>-434.540625</text:p>
          </table:table-cell>
        </table:table-row>
        <table:table-row table:style-name="ro1">
          <table:table-cell office:value-type="string" calcext:value-type="string">
            <text:p>L401F</text:p>
          </table:table-cell>
          <table:table-cell office:value-type="float" office:value="-434.540887451" calcext:value-type="float">
            <text:p>-434.540887451</text:p>
          </table:table-cell>
        </table:table-row>
        <table:table-row table:style-name="ro1">
          <table:table-cell office:value-type="string" calcext:value-type="string">
            <text:p>K158M</text:p>
          </table:table-cell>
          <table:table-cell office:value-type="float" office:value="-434.542016602" calcext:value-type="float">
            <text:p>-434.542016602</text:p>
          </table:table-cell>
        </table:table-row>
        <table:table-row table:style-name="ro1">
          <table:table-cell office:value-type="string" calcext:value-type="string">
            <text:p>G445E</text:p>
          </table:table-cell>
          <table:table-cell office:value-type="float" office:value="-434.544387817" calcext:value-type="float">
            <text:p>-434.544387817</text:p>
          </table:table-cell>
        </table:table-row>
        <table:table-row table:style-name="ro1">
          <table:table-cell office:value-type="string" calcext:value-type="string">
            <text:p>E262T</text:p>
          </table:table-cell>
          <table:table-cell office:value-type="float" office:value="-434.545648193" calcext:value-type="float">
            <text:p>-434.545648193</text:p>
          </table:table-cell>
        </table:table-row>
        <table:table-row table:style-name="ro1">
          <table:table-cell office:value-type="string" calcext:value-type="string">
            <text:p>D239E</text:p>
          </table:table-cell>
          <table:table-cell office:value-type="float" office:value="-434.546749878" calcext:value-type="float">
            <text:p>-434.546749878</text:p>
          </table:table-cell>
        </table:table-row>
        <table:table-row table:style-name="ro1">
          <table:table-cell office:value-type="string" calcext:value-type="string">
            <text:p>Y182T</text:p>
          </table:table-cell>
          <table:table-cell office:value-type="float" office:value="-434.555422974" calcext:value-type="float">
            <text:p>-434.555422974</text:p>
          </table:table-cell>
        </table:table-row>
        <table:table-row table:style-name="ro1">
          <table:table-cell office:value-type="string" calcext:value-type="string">
            <text:p>Q242W</text:p>
          </table:table-cell>
          <table:table-cell office:value-type="float" office:value="-434.556845093" calcext:value-type="float">
            <text:p>-434.556845093</text:p>
          </table:table-cell>
        </table:table-row>
        <table:table-row table:style-name="ro1">
          <table:table-cell office:value-type="string" calcext:value-type="string">
            <text:p>F285Y</text:p>
          </table:table-cell>
          <table:table-cell office:value-type="float" office:value="-434.5599823" calcext:value-type="float">
            <text:p>-434.5599823</text:p>
          </table:table-cell>
        </table:table-row>
        <table:table-row table:style-name="ro1">
          <table:table-cell office:value-type="string" calcext:value-type="string">
            <text:p>L401C</text:p>
          </table:table-cell>
          <table:table-cell office:value-type="float" office:value="-434.560003662" calcext:value-type="float">
            <text:p>-434.560003662</text:p>
          </table:table-cell>
        </table:table-row>
        <table:table-row table:style-name="ro1">
          <table:table-cell office:value-type="string" calcext:value-type="string">
            <text:p>I425V</text:p>
          </table:table-cell>
          <table:table-cell office:value-type="float" office:value="-434.561752319" calcext:value-type="float">
            <text:p>-434.561752319</text:p>
          </table:table-cell>
        </table:table-row>
        <table:table-row table:style-name="ro1">
          <table:table-cell office:value-type="string" calcext:value-type="string">
            <text:p>K43A</text:p>
          </table:table-cell>
          <table:table-cell office:value-type="float" office:value="-434.563952637" calcext:value-type="float">
            <text:p>-434.563952637</text:p>
          </table:table-cell>
        </table:table-row>
        <table:table-row table:style-name="ro1">
          <table:table-cell office:value-type="string" calcext:value-type="string">
            <text:p>L331P</text:p>
          </table:table-cell>
          <table:table-cell office:value-type="float" office:value="-434.567141724" calcext:value-type="float">
            <text:p>-434.567141724</text:p>
          </table:table-cell>
        </table:table-row>
        <table:table-row table:style-name="ro1">
          <table:table-cell office:value-type="string" calcext:value-type="string">
            <text:p>V229Y</text:p>
          </table:table-cell>
          <table:table-cell office:value-type="float" office:value="-434.567993164" calcext:value-type="float">
            <text:p>-434.567993164</text:p>
          </table:table-cell>
        </table:table-row>
        <table:table-row table:style-name="ro1">
          <table:table-cell office:value-type="string" calcext:value-type="string">
            <text:p>M155I</text:p>
          </table:table-cell>
          <table:table-cell office:value-type="float" office:value="-434.569229126" calcext:value-type="float">
            <text:p>-434.569229126</text:p>
          </table:table-cell>
        </table:table-row>
        <table:table-row table:style-name="ro1">
          <table:table-cell office:value-type="string" calcext:value-type="string">
            <text:p>E303G</text:p>
          </table:table-cell>
          <table:table-cell office:value-type="float" office:value="-434.573345947" calcext:value-type="float">
            <text:p>-434.573345947</text:p>
          </table:table-cell>
        </table:table-row>
        <table:table-row table:style-name="ro1">
          <table:table-cell office:value-type="string" calcext:value-type="string">
            <text:p>M328E</text:p>
          </table:table-cell>
          <table:table-cell office:value-type="float" office:value="-434.574124146" calcext:value-type="float">
            <text:p>-434.574124146</text:p>
          </table:table-cell>
        </table:table-row>
        <table:table-row table:style-name="ro1">
          <table:table-cell office:value-type="string" calcext:value-type="string">
            <text:p>T273Y</text:p>
          </table:table-cell>
          <table:table-cell office:value-type="float" office:value="-434.578961182" calcext:value-type="float">
            <text:p>-434.578961182</text:p>
          </table:table-cell>
        </table:table-row>
        <table:table-row table:style-name="ro1">
          <table:table-cell office:value-type="string" calcext:value-type="string">
            <text:p>K443T</text:p>
          </table:table-cell>
          <table:table-cell office:value-type="float" office:value="-434.580728149" calcext:value-type="float">
            <text:p>-434.580728149</text:p>
          </table:table-cell>
        </table:table-row>
        <table:table-row table:style-name="ro1">
          <table:table-cell office:value-type="string" calcext:value-type="string">
            <text:p>M231I</text:p>
          </table:table-cell>
          <table:table-cell office:value-type="float" office:value="-434.581390381" calcext:value-type="float">
            <text:p>-434.581390381</text:p>
          </table:table-cell>
        </table:table-row>
        <table:table-row table:style-name="ro1">
          <table:table-cell office:value-type="string" calcext:value-type="string">
            <text:p>E70H</text:p>
          </table:table-cell>
          <table:table-cell office:value-type="float" office:value="-434.582183838" calcext:value-type="float">
            <text:p>-434.582183838</text:p>
          </table:table-cell>
        </table:table-row>
        <table:table-row table:style-name="ro1">
          <table:table-cell office:value-type="string" calcext:value-type="string">
            <text:p>L173T</text:p>
          </table:table-cell>
          <table:table-cell office:value-type="float" office:value="-434.583114624" calcext:value-type="float">
            <text:p>-434.583114624</text:p>
          </table:table-cell>
        </table:table-row>
        <table:table-row table:style-name="ro1">
          <table:table-cell office:value-type="string" calcext:value-type="string">
            <text:p>V110W</text:p>
          </table:table-cell>
          <table:table-cell office:value-type="float" office:value="-434.588082886" calcext:value-type="float">
            <text:p>-434.588082886</text:p>
          </table:table-cell>
        </table:table-row>
        <table:table-row table:style-name="ro1">
          <table:table-cell office:value-type="string" calcext:value-type="string">
            <text:p>T307S</text:p>
          </table:table-cell>
          <table:table-cell office:value-type="float" office:value="-434.588815308" calcext:value-type="float">
            <text:p>-434.588815308</text:p>
          </table:table-cell>
        </table:table-row>
        <table:table-row table:style-name="ro1">
          <table:table-cell office:value-type="string" calcext:value-type="string">
            <text:p>G174N</text:p>
          </table:table-cell>
          <table:table-cell office:value-type="float" office:value="-434.590228271" calcext:value-type="float">
            <text:p>-434.590228271</text:p>
          </table:table-cell>
        </table:table-row>
        <table:table-row table:style-name="ro1">
          <table:table-cell office:value-type="string" calcext:value-type="string">
            <text:p>V363L</text:p>
          </table:table-cell>
          <table:table-cell office:value-type="float" office:value="-434.594857788" calcext:value-type="float">
            <text:p>-434.594857788</text:p>
          </table:table-cell>
        </table:table-row>
        <table:table-row table:style-name="ro1">
          <table:table-cell office:value-type="string" calcext:value-type="string">
            <text:p>H141E</text:p>
          </table:table-cell>
          <table:table-cell office:value-type="float" office:value="-434.596542358" calcext:value-type="float">
            <text:p>-434.596542358</text:p>
          </table:table-cell>
        </table:table-row>
        <table:table-row table:style-name="ro1">
          <table:table-cell office:value-type="string" calcext:value-type="string">
            <text:p>V172G</text:p>
          </table:table-cell>
          <table:table-cell office:value-type="float" office:value="-434.598950195" calcext:value-type="float">
            <text:p>-434.598950195</text:p>
          </table:table-cell>
        </table:table-row>
        <table:table-row table:style-name="ro1">
          <table:table-cell office:value-type="string" calcext:value-type="string">
            <text:p>L364T</text:p>
          </table:table-cell>
          <table:table-cell office:value-type="float" office:value="-434.599310303" calcext:value-type="float">
            <text:p>-434.599310303</text:p>
          </table:table-cell>
        </table:table-row>
        <table:table-row table:style-name="ro1">
          <table:table-cell office:value-type="string" calcext:value-type="string">
            <text:p>M340V</text:p>
          </table:table-cell>
          <table:table-cell office:value-type="float" office:value="-434.605395508" calcext:value-type="float">
            <text:p>-434.605395508</text:p>
          </table:table-cell>
        </table:table-row>
        <table:table-row table:style-name="ro1">
          <table:table-cell office:value-type="string" calcext:value-type="string">
            <text:p>H50Q</text:p>
          </table:table-cell>
          <table:table-cell office:value-type="float" office:value="-434.60710144" calcext:value-type="float">
            <text:p>-434.60710144</text:p>
          </table:table-cell>
        </table:table-row>
        <table:table-row table:style-name="ro1">
          <table:table-cell office:value-type="string" calcext:value-type="string">
            <text:p>V297S</text:p>
          </table:table-cell>
          <table:table-cell office:value-type="float" office:value="-434.61307373" calcext:value-type="float">
            <text:p>-434.61307373</text:p>
          </table:table-cell>
        </table:table-row>
        <table:table-row table:style-name="ro1">
          <table:table-cell office:value-type="string" calcext:value-type="string">
            <text:p>D329H</text:p>
          </table:table-cell>
          <table:table-cell office:value-type="float" office:value="-434.61512146" calcext:value-type="float">
            <text:p>-434.61512146</text:p>
          </table:table-cell>
        </table:table-row>
        <table:table-row table:style-name="ro1">
          <table:table-cell office:value-type="string" calcext:value-type="string">
            <text:p>I255V</text:p>
          </table:table-cell>
          <table:table-cell office:value-type="float" office:value="-434.615231323" calcext:value-type="float">
            <text:p>-434.615231323</text:p>
          </table:table-cell>
        </table:table-row>
        <table:table-row table:style-name="ro1">
          <table:table-cell office:value-type="string" calcext:value-type="string">
            <text:p>G101Y</text:p>
          </table:table-cell>
          <table:table-cell office:value-type="float" office:value="-434.621209717" calcext:value-type="float">
            <text:p>-434.621209717</text:p>
          </table:table-cell>
        </table:table-row>
        <table:table-row table:style-name="ro1">
          <table:table-cell office:value-type="string" calcext:value-type="string">
            <text:p>Y322T</text:p>
          </table:table-cell>
          <table:table-cell office:value-type="float" office:value="-434.621917725" calcext:value-type="float">
            <text:p>-434.621917725</text:p>
          </table:table-cell>
        </table:table-row>
        <table:table-row table:style-name="ro1">
          <table:table-cell office:value-type="string" calcext:value-type="string">
            <text:p>T298V</text:p>
          </table:table-cell>
          <table:table-cell office:value-type="float" office:value="-434.622796631" calcext:value-type="float">
            <text:p>-434.622796631</text:p>
          </table:table-cell>
        </table:table-row>
        <table:table-row table:style-name="ro1">
          <table:table-cell office:value-type="string" calcext:value-type="string">
            <text:p>A365S</text:p>
          </table:table-cell>
          <table:table-cell office:value-type="float" office:value="-434.623223877" calcext:value-type="float">
            <text:p>-434.623223877</text:p>
          </table:table-cell>
        </table:table-row>
        <table:table-row table:style-name="ro1">
          <table:table-cell office:value-type="string" calcext:value-type="string">
            <text:p>A220H</text:p>
          </table:table-cell>
          <table:table-cell office:value-type="float" office:value="-434.625491333" calcext:value-type="float">
            <text:p>-434.625491333</text:p>
          </table:table-cell>
        </table:table-row>
        <table:table-row table:style-name="ro1">
          <table:table-cell office:value-type="string" calcext:value-type="string">
            <text:p>Y182C</text:p>
          </table:table-cell>
          <table:table-cell office:value-type="float" office:value="-434.625961304" calcext:value-type="float">
            <text:p>-434.625961304</text:p>
          </table:table-cell>
        </table:table-row>
        <table:table-row table:style-name="ro1">
          <table:table-cell office:value-type="string" calcext:value-type="string">
            <text:p>H141W</text:p>
          </table:table-cell>
          <table:table-cell office:value-type="float" office:value="-434.627813721" calcext:value-type="float">
            <text:p>-434.627813721</text:p>
          </table:table-cell>
        </table:table-row>
        <table:table-row table:style-name="ro1">
          <table:table-cell office:value-type="string" calcext:value-type="string">
            <text:p>Y42I</text:p>
          </table:table-cell>
          <table:table-cell office:value-type="float" office:value="-434.628009033" calcext:value-type="float">
            <text:p>-434.628009033</text:p>
          </table:table-cell>
        </table:table-row>
        <table:table-row table:style-name="ro1">
          <table:table-cell office:value-type="string" calcext:value-type="string">
            <text:p>K201W</text:p>
          </table:table-cell>
          <table:table-cell office:value-type="float" office:value="-434.636175537" calcext:value-type="float">
            <text:p>-434.636175537</text:p>
          </table:table-cell>
        </table:table-row>
        <table:table-row table:style-name="ro1">
          <table:table-cell office:value-type="string" calcext:value-type="string">
            <text:p>V230W</text:p>
          </table:table-cell>
          <table:table-cell office:value-type="float" office:value="-434.641049194" calcext:value-type="float">
            <text:p>-434.641049194</text:p>
          </table:table-cell>
        </table:table-row>
        <table:table-row table:style-name="ro1">
          <table:table-cell office:value-type="string" calcext:value-type="string">
            <text:p>L147I</text:p>
          </table:table-cell>
          <table:table-cell office:value-type="float" office:value="-434.644775391" calcext:value-type="float">
            <text:p>-434.644775391</text:p>
          </table:table-cell>
        </table:table-row>
        <table:table-row table:style-name="ro1">
          <table:table-cell office:value-type="string" calcext:value-type="string">
            <text:p>L130V</text:p>
          </table:table-cell>
          <table:table-cell office:value-type="float" office:value="-434.645446777" calcext:value-type="float">
            <text:p>-434.645446777</text:p>
          </table:table-cell>
        </table:table-row>
        <table:table-row table:style-name="ro1">
          <table:table-cell office:value-type="string" calcext:value-type="string">
            <text:p>S72D</text:p>
          </table:table-cell>
          <table:table-cell office:value-type="float" office:value="-434.645907593" calcext:value-type="float">
            <text:p>-434.645907593</text:p>
          </table:table-cell>
        </table:table-row>
        <table:table-row table:style-name="ro1">
          <table:table-cell office:value-type="string" calcext:value-type="string">
            <text:p>A57T</text:p>
          </table:table-cell>
          <table:table-cell office:value-type="float" office:value="-434.647439575" calcext:value-type="float">
            <text:p>-434.647439575</text:p>
          </table:table-cell>
        </table:table-row>
        <table:table-row table:style-name="ro1">
          <table:table-cell office:value-type="string" calcext:value-type="string">
            <text:p>H410S</text:p>
          </table:table-cell>
          <table:table-cell office:value-type="float" office:value="-434.647485352" calcext:value-type="float">
            <text:p>-434.647485352</text:p>
          </table:table-cell>
        </table:table-row>
        <table:table-row table:style-name="ro1">
          <table:table-cell office:value-type="string" calcext:value-type="string">
            <text:p>A237P</text:p>
          </table:table-cell>
          <table:table-cell office:value-type="float" office:value="-434.653060913" calcext:value-type="float">
            <text:p>-434.653060913</text:p>
          </table:table-cell>
        </table:table-row>
        <table:table-row table:style-name="ro1">
          <table:table-cell office:value-type="string" calcext:value-type="string">
            <text:p>S163L</text:p>
          </table:table-cell>
          <table:table-cell office:value-type="float" office:value="-434.655050659" calcext:value-type="float">
            <text:p>-434.655050659</text:p>
          </table:table-cell>
        </table:table-row>
        <table:table-row table:style-name="ro1">
          <table:table-cell office:value-type="string" calcext:value-type="string">
            <text:p>G80D</text:p>
          </table:table-cell>
          <table:table-cell office:value-type="float" office:value="-434.66020813" calcext:value-type="float">
            <text:p>-434.66020813</text:p>
          </table:table-cell>
        </table:table-row>
        <table:table-row table:style-name="ro1">
          <table:table-cell office:value-type="string" calcext:value-type="string">
            <text:p>Q243S</text:p>
          </table:table-cell>
          <table:table-cell office:value-type="float" office:value="-434.663372803" calcext:value-type="float">
            <text:p>-434.663372803</text:p>
          </table:table-cell>
        </table:table-row>
        <table:table-row table:style-name="ro1">
          <table:table-cell office:value-type="string" calcext:value-type="string">
            <text:p>I45E</text:p>
          </table:table-cell>
          <table:table-cell office:value-type="float" office:value="-434.666842651" calcext:value-type="float">
            <text:p>-434.666842651</text:p>
          </table:table-cell>
        </table:table-row>
        <table:table-row table:style-name="ro1">
          <table:table-cell office:value-type="string" calcext:value-type="string">
            <text:p>L173Y</text:p>
          </table:table-cell>
          <table:table-cell office:value-type="float" office:value="-434.666921997" calcext:value-type="float">
            <text:p>-434.666921997</text:p>
          </table:table-cell>
        </table:table-row>
        <table:table-row table:style-name="ro1">
          <table:table-cell office:value-type="string" calcext:value-type="string">
            <text:p>F378M</text:p>
          </table:table-cell>
          <table:table-cell office:value-type="float" office:value="-434.667648315" calcext:value-type="float">
            <text:p>-434.667648315</text:p>
          </table:table-cell>
        </table:table-row>
        <table:table-row table:style-name="ro1">
          <table:table-cell office:value-type="string" calcext:value-type="string">
            <text:p>Q247N</text:p>
          </table:table-cell>
          <table:table-cell office:value-type="float" office:value="-434.668768311" calcext:value-type="float">
            <text:p>-434.668768311</text:p>
          </table:table-cell>
        </table:table-row>
        <table:table-row table:style-name="ro1">
          <table:table-cell office:value-type="string" calcext:value-type="string">
            <text:p>P115A</text:p>
          </table:table-cell>
          <table:table-cell office:value-type="float" office:value="-434.670834351" calcext:value-type="float">
            <text:p>-434.670834351</text:p>
          </table:table-cell>
        </table:table-row>
        <table:table-row table:style-name="ro1">
          <table:table-cell office:value-type="string" calcext:value-type="string">
            <text:p>G139A</text:p>
          </table:table-cell>
          <table:table-cell office:value-type="float" office:value="-434.671411133" calcext:value-type="float">
            <text:p>-434.671411133</text:p>
          </table:table-cell>
        </table:table-row>
        <table:table-row table:style-name="ro1">
          <table:table-cell office:value-type="string" calcext:value-type="string">
            <text:p>A164R</text:p>
          </table:table-cell>
          <table:table-cell office:value-type="float" office:value="-434.671670532" calcext:value-type="float">
            <text:p>-434.671670532</text:p>
          </table:table-cell>
        </table:table-row>
        <table:table-row table:style-name="ro1">
          <table:table-cell office:value-type="string" calcext:value-type="string">
            <text:p>G51K</text:p>
          </table:table-cell>
          <table:table-cell office:value-type="float" office:value="-434.671939087" calcext:value-type="float">
            <text:p>-434.671939087</text:p>
          </table:table-cell>
        </table:table-row>
        <table:table-row table:style-name="ro1">
          <table:table-cell office:value-type="string" calcext:value-type="string">
            <text:p>S324E</text:p>
          </table:table-cell>
          <table:table-cell office:value-type="float" office:value="-434.672436523" calcext:value-type="float">
            <text:p>-434.672436523</text:p>
          </table:table-cell>
        </table:table-row>
        <table:table-row table:style-name="ro1">
          <table:table-cell office:value-type="string" calcext:value-type="string">
            <text:p>T91L</text:p>
          </table:table-cell>
          <table:table-cell office:value-type="float" office:value="-434.673632812" calcext:value-type="float">
            <text:p>-434.673632812</text:p>
          </table:table-cell>
        </table:table-row>
        <table:table-row table:style-name="ro1">
          <table:table-cell office:value-type="string" calcext:value-type="string">
            <text:p>N407D</text:p>
          </table:table-cell>
          <table:table-cell office:value-type="float" office:value="-434.673965454" calcext:value-type="float">
            <text:p>-434.673965454</text:p>
          </table:table-cell>
        </table:table-row>
        <table:table-row table:style-name="ro1">
          <table:table-cell office:value-type="string" calcext:value-type="string">
            <text:p>E356H</text:p>
          </table:table-cell>
          <table:table-cell office:value-type="float" office:value="-434.683358765" calcext:value-type="float">
            <text:p>-434.683358765</text:p>
          </table:table-cell>
        </table:table-row>
        <table:table-row table:style-name="ro1">
          <table:table-cell office:value-type="string" calcext:value-type="string">
            <text:p>M334I</text:p>
          </table:table-cell>
          <table:table-cell office:value-type="float" office:value="-434.685769653" calcext:value-type="float">
            <text:p>-434.685769653</text:p>
          </table:table-cell>
        </table:table-row>
        <table:table-row table:style-name="ro1">
          <table:table-cell office:value-type="string" calcext:value-type="string">
            <text:p>H50M</text:p>
          </table:table-cell>
          <table:table-cell office:value-type="float" office:value="-434.688806152" calcext:value-type="float">
            <text:p>-434.688806152</text:p>
          </table:table-cell>
        </table:table-row>
        <table:table-row table:style-name="ro1">
          <table:table-cell office:value-type="string" calcext:value-type="string">
            <text:p>K386G</text:p>
          </table:table-cell>
          <table:table-cell office:value-type="float" office:value="-434.692150879" calcext:value-type="float">
            <text:p>-434.692150879</text:p>
          </table:table-cell>
        </table:table-row>
        <table:table-row table:style-name="ro1">
          <table:table-cell office:value-type="string" calcext:value-type="string">
            <text:p>N415H</text:p>
          </table:table-cell>
          <table:table-cell office:value-type="float" office:value="-434.69395752" calcext:value-type="float">
            <text:p>-434.69395752</text:p>
          </table:table-cell>
        </table:table-row>
        <table:table-row table:style-name="ro1">
          <table:table-cell office:value-type="string" calcext:value-type="string">
            <text:p>S393G</text:p>
          </table:table-cell>
          <table:table-cell office:value-type="float" office:value="-434.694519043" calcext:value-type="float">
            <text:p>-434.694519043</text:p>
          </table:table-cell>
        </table:table-row>
        <table:table-row table:style-name="ro1">
          <table:table-cell office:value-type="string" calcext:value-type="string">
            <text:p>L150K</text:p>
          </table:table-cell>
          <table:table-cell office:value-type="float" office:value="-434.694683838" calcext:value-type="float">
            <text:p>-434.694683838</text:p>
          </table:table-cell>
        </table:table-row>
        <table:table-row table:style-name="ro1">
          <table:table-cell office:value-type="string" calcext:value-type="string">
            <text:p>G174V</text:p>
          </table:table-cell>
          <table:table-cell office:value-type="float" office:value="-434.694897461" calcext:value-type="float">
            <text:p>-434.694897461</text:p>
          </table:table-cell>
        </table:table-row>
        <table:table-row table:style-name="ro1">
          <table:table-cell office:value-type="string" calcext:value-type="string">
            <text:p>N165R</text:p>
          </table:table-cell>
          <table:table-cell office:value-type="float" office:value="-434.698242188" calcext:value-type="float">
            <text:p>-434.698242188</text:p>
          </table:table-cell>
        </table:table-row>
        <table:table-row table:style-name="ro1">
          <table:table-cell office:value-type="string" calcext:value-type="string">
            <text:p>H265N</text:p>
          </table:table-cell>
          <table:table-cell office:value-type="float" office:value="-434.700518799" calcext:value-type="float">
            <text:p>-434.700518799</text:p>
          </table:table-cell>
        </table:table-row>
        <table:table-row table:style-name="ro1">
          <table:table-cell office:value-type="string" calcext:value-type="string">
            <text:p>A220C</text:p>
          </table:table-cell>
          <table:table-cell office:value-type="float" office:value="-434.703414917" calcext:value-type="float">
            <text:p>-434.703414917</text:p>
          </table:table-cell>
        </table:table-row>
        <table:table-row table:style-name="ro1">
          <table:table-cell office:value-type="string" calcext:value-type="string">
            <text:p>F304W</text:p>
          </table:table-cell>
          <table:table-cell office:value-type="float" office:value="-434.707870483" calcext:value-type="float">
            <text:p>-434.707870483</text:p>
          </table:table-cell>
        </table:table-row>
        <table:table-row table:style-name="ro1">
          <table:table-cell office:value-type="string" calcext:value-type="string">
            <text:p>A275M</text:p>
          </table:table-cell>
          <table:table-cell office:value-type="float" office:value="-434.709072876" calcext:value-type="float">
            <text:p>-434.709072876</text:p>
          </table:table-cell>
        </table:table-row>
        <table:table-row table:style-name="ro1">
          <table:table-cell office:value-type="string" calcext:value-type="string">
            <text:p>D76R</text:p>
          </table:table-cell>
          <table:table-cell office:value-type="float" office:value="-434.709243774" calcext:value-type="float">
            <text:p>-434.709243774</text:p>
          </table:table-cell>
        </table:table-row>
        <table:table-row table:style-name="ro1">
          <table:table-cell office:value-type="string" calcext:value-type="string">
            <text:p>M127T</text:p>
          </table:table-cell>
          <table:table-cell office:value-type="float" office:value="-434.709585571" calcext:value-type="float">
            <text:p>-434.709585571</text:p>
          </table:table-cell>
        </table:table-row>
        <table:table-row table:style-name="ro1">
          <table:table-cell office:value-type="string" calcext:value-type="string">
            <text:p>P325M</text:p>
          </table:table-cell>
          <table:table-cell office:value-type="float" office:value="-434.712283325" calcext:value-type="float">
            <text:p>-434.712283325</text:p>
          </table:table-cell>
        </table:table-row>
        <table:table-row table:style-name="ro1">
          <table:table-cell office:value-type="string" calcext:value-type="string">
            <text:p>L208Q</text:p>
          </table:table-cell>
          <table:table-cell office:value-type="float" office:value="-434.714898682" calcext:value-type="float">
            <text:p>-434.714898682</text:p>
          </table:table-cell>
        </table:table-row>
        <table:table-row table:style-name="ro1">
          <table:table-cell office:value-type="string" calcext:value-type="string">
            <text:p>A295E</text:p>
          </table:table-cell>
          <table:table-cell office:value-type="float" office:value="-434.71625061" calcext:value-type="float">
            <text:p>-434.71625061</text:p>
          </table:table-cell>
        </table:table-row>
        <table:table-row table:style-name="ro1">
          <table:table-cell office:value-type="string" calcext:value-type="string">
            <text:p>D329L</text:p>
          </table:table-cell>
          <table:table-cell office:value-type="float" office:value="-434.718411255" calcext:value-type="float">
            <text:p>-434.718411255</text:p>
          </table:table-cell>
        </table:table-row>
        <table:table-row table:style-name="ro1">
          <table:table-cell office:value-type="string" calcext:value-type="string">
            <text:p>V98M</text:p>
          </table:table-cell>
          <table:table-cell office:value-type="float" office:value="-434.719711304" calcext:value-type="float">
            <text:p>-434.719711304</text:p>
          </table:table-cell>
        </table:table-row>
        <table:table-row table:style-name="ro1">
          <table:table-cell office:value-type="string" calcext:value-type="string">
            <text:p>N415T</text:p>
          </table:table-cell>
          <table:table-cell office:value-type="float" office:value="-434.719827271" calcext:value-type="float">
            <text:p>-434.719827271</text:p>
          </table:table-cell>
        </table:table-row>
        <table:table-row table:style-name="ro1">
          <table:table-cell office:value-type="string" calcext:value-type="string">
            <text:p>K158T</text:p>
          </table:table-cell>
          <table:table-cell office:value-type="float" office:value="-434.72008667" calcext:value-type="float">
            <text:p>-434.72008667</text:p>
          </table:table-cell>
        </table:table-row>
        <table:table-row table:style-name="ro1">
          <table:table-cell office:value-type="string" calcext:value-type="string">
            <text:p>D239A</text:p>
          </table:table-cell>
          <table:table-cell office:value-type="float" office:value="-434.721682739" calcext:value-type="float">
            <text:p>-434.721682739</text:p>
          </table:table-cell>
        </table:table-row>
        <table:table-row table:style-name="ro1">
          <table:table-cell office:value-type="string" calcext:value-type="string">
            <text:p>V151Y</text:p>
          </table:table-cell>
          <table:table-cell office:value-type="float" office:value="-434.723583984" calcext:value-type="float">
            <text:p>-434.723583984</text:p>
          </table:table-cell>
        </table:table-row>
        <table:table-row table:style-name="ro1">
          <table:table-cell office:value-type="string" calcext:value-type="string">
            <text:p>E228Y</text:p>
          </table:table-cell>
          <table:table-cell office:value-type="float" office:value="-434.724160767" calcext:value-type="float">
            <text:p>-434.724160767</text:p>
          </table:table-cell>
        </table:table-row>
        <table:table-row table:style-name="ro1">
          <table:table-cell office:value-type="string" calcext:value-type="string">
            <text:p>V85Q</text:p>
          </table:table-cell>
          <table:table-cell office:value-type="float" office:value="-434.725799561" calcext:value-type="float">
            <text:p>-434.725799561</text:p>
          </table:table-cell>
        </table:table-row>
        <table:table-row table:style-name="ro1">
          <table:table-cell office:value-type="string" calcext:value-type="string">
            <text:p>V363R</text:p>
          </table:table-cell>
          <table:table-cell office:value-type="float" office:value="-434.727770996" calcext:value-type="float">
            <text:p>-434.727770996</text:p>
          </table:table-cell>
        </table:table-row>
        <table:table-row table:style-name="ro1">
          <table:table-cell office:value-type="string" calcext:value-type="string">
            <text:p>P226A</text:p>
          </table:table-cell>
          <table:table-cell office:value-type="float" office:value="-434.72817688" calcext:value-type="float">
            <text:p>-434.72817688</text:p>
          </table:table-cell>
        </table:table-row>
        <table:table-row table:style-name="ro1">
          <table:table-cell office:value-type="string" calcext:value-type="string">
            <text:p>T78S</text:p>
          </table:table-cell>
          <table:table-cell office:value-type="float" office:value="-434.732235718" calcext:value-type="float">
            <text:p>-434.732235718</text:p>
          </table:table-cell>
        </table:table-row>
        <table:table-row table:style-name="ro1">
          <table:table-cell office:value-type="string" calcext:value-type="string">
            <text:p>L364A</text:p>
          </table:table-cell>
          <table:table-cell office:value-type="float" office:value="-434.73343811" calcext:value-type="float">
            <text:p>-434.73343811</text:p>
          </table:table-cell>
        </table:table-row>
        <table:table-row table:style-name="ro1">
          <table:table-cell office:value-type="string" calcext:value-type="string">
            <text:p>K443R</text:p>
          </table:table-cell>
          <table:table-cell office:value-type="float" office:value="-434.734890747" calcext:value-type="float">
            <text:p>-434.734890747</text:p>
          </table:table-cell>
        </table:table-row>
        <table:table-row table:style-name="ro1">
          <table:table-cell office:value-type="string" calcext:value-type="string">
            <text:p>M334C</text:p>
          </table:table-cell>
          <table:table-cell office:value-type="float" office:value="-434.740118408" calcext:value-type="float">
            <text:p>-434.740118408</text:p>
          </table:table-cell>
        </table:table-row>
        <table:table-row table:style-name="ro1">
          <table:table-cell office:value-type="string" calcext:value-type="string">
            <text:p>G411F</text:p>
          </table:table-cell>
          <table:table-cell office:value-type="float" office:value="-434.741537476" calcext:value-type="float">
            <text:p>-434.741537476</text:p>
          </table:table-cell>
        </table:table-row>
        <table:table-row table:style-name="ro1">
          <table:table-cell office:value-type="string" calcext:value-type="string">
            <text:p>M227I</text:p>
          </table:table-cell>
          <table:table-cell office:value-type="float" office:value="-434.742294312" calcext:value-type="float">
            <text:p>-434.742294312</text:p>
          </table:table-cell>
        </table:table-row>
        <table:table-row table:style-name="ro1">
          <table:table-cell office:value-type="string" calcext:value-type="string">
            <text:p>Y322W</text:p>
          </table:table-cell>
          <table:table-cell office:value-type="float" office:value="-434.742636108" calcext:value-type="float">
            <text:p>-434.742636108</text:p>
          </table:table-cell>
        </table:table-row>
        <table:table-row table:style-name="ro1">
          <table:table-cell office:value-type="string" calcext:value-type="string">
            <text:p>S167T</text:p>
          </table:table-cell>
          <table:table-cell office:value-type="float" office:value="-434.750363159" calcext:value-type="float">
            <text:p>-434.750363159</text:p>
          </table:table-cell>
        </table:table-row>
        <table:table-row table:style-name="ro1">
          <table:table-cell office:value-type="string" calcext:value-type="string">
            <text:p>M231L</text:p>
          </table:table-cell>
          <table:table-cell office:value-type="float" office:value="-434.750549316" calcext:value-type="float">
            <text:p>-434.750549316</text:p>
          </table:table-cell>
        </table:table-row>
        <table:table-row table:style-name="ro1">
          <table:table-cell office:value-type="string" calcext:value-type="string">
            <text:p>A200R</text:p>
          </table:table-cell>
          <table:table-cell office:value-type="float" office:value="-434.751409912" calcext:value-type="float">
            <text:p>-434.751409912</text:p>
          </table:table-cell>
        </table:table-row>
        <table:table-row table:style-name="ro1">
          <table:table-cell office:value-type="string" calcext:value-type="string">
            <text:p>A241H</text:p>
          </table:table-cell>
          <table:table-cell office:value-type="float" office:value="-434.753341675" calcext:value-type="float">
            <text:p>-434.753341675</text:p>
          </table:table-cell>
        </table:table-row>
        <table:table-row table:style-name="ro1">
          <table:table-cell office:value-type="string" calcext:value-type="string">
            <text:p>T299E</text:p>
          </table:table-cell>
          <table:table-cell office:value-type="float" office:value="-434.753366089" calcext:value-type="float">
            <text:p>-434.753366089</text:p>
          </table:table-cell>
        </table:table-row>
        <table:table-row table:style-name="ro1">
          <table:table-cell office:value-type="string" calcext:value-type="string">
            <text:p>E153F</text:p>
          </table:table-cell>
          <table:table-cell office:value-type="float" office:value="-434.754046631" calcext:value-type="float">
            <text:p>-434.754046631</text:p>
          </table:table-cell>
        </table:table-row>
        <table:table-row table:style-name="ro1">
          <table:table-cell office:value-type="string" calcext:value-type="string">
            <text:p>S163G</text:p>
          </table:table-cell>
          <table:table-cell office:value-type="float" office:value="-434.75607605" calcext:value-type="float">
            <text:p>-434.75607605</text:p>
          </table:table-cell>
        </table:table-row>
        <table:table-row table:style-name="ro1">
          <table:table-cell office:value-type="string" calcext:value-type="string">
            <text:p>A202M</text:p>
          </table:table-cell>
          <table:table-cell office:value-type="float" office:value="-434.758978271" calcext:value-type="float">
            <text:p>-434.758978271</text:p>
          </table:table-cell>
        </table:table-row>
        <table:table-row table:style-name="ro1">
          <table:table-cell office:value-type="string" calcext:value-type="string">
            <text:p>K171M</text:p>
          </table:table-cell>
          <table:table-cell office:value-type="float" office:value="-434.759353638" calcext:value-type="float">
            <text:p>-434.759353638</text:p>
          </table:table-cell>
        </table:table-row>
        <table:table-row table:style-name="ro1">
          <table:table-cell office:value-type="string" calcext:value-type="string">
            <text:p>E272R</text:p>
          </table:table-cell>
          <table:table-cell office:value-type="float" office:value="-434.761431885" calcext:value-type="float">
            <text:p>-434.761431885</text:p>
          </table:table-cell>
        </table:table-row>
        <table:table-row table:style-name="ro1">
          <table:table-cell office:value-type="string" calcext:value-type="string">
            <text:p>H316D</text:p>
          </table:table-cell>
          <table:table-cell office:value-type="float" office:value="-434.764715576" calcext:value-type="float">
            <text:p>-434.764715576</text:p>
          </table:table-cell>
        </table:table-row>
        <table:table-row table:style-name="ro1">
          <table:table-cell office:value-type="string" calcext:value-type="string">
            <text:p>A365C</text:p>
          </table:table-cell>
          <table:table-cell office:value-type="float" office:value="-434.766143799" calcext:value-type="float">
            <text:p>-434.766143799</text:p>
          </table:table-cell>
        </table:table-row>
        <table:table-row table:style-name="ro1">
          <table:table-cell office:value-type="string" calcext:value-type="string">
            <text:p>I433P</text:p>
          </table:table-cell>
          <table:table-cell office:value-type="float" office:value="-434.767227173" calcext:value-type="float">
            <text:p>-434.767227173</text:p>
          </table:table-cell>
        </table:table-row>
        <table:table-row table:style-name="ro1">
          <table:table-cell office:value-type="string" calcext:value-type="string">
            <text:p>T273Q</text:p>
          </table:table-cell>
          <table:table-cell office:value-type="float" office:value="-434.76762085" calcext:value-type="float">
            <text:p>-434.76762085</text:p>
          </table:table-cell>
        </table:table-row>
        <table:table-row table:style-name="ro1">
          <table:table-cell office:value-type="string" calcext:value-type="string">
            <text:p>K201E</text:p>
          </table:table-cell>
          <table:table-cell office:value-type="float" office:value="-434.77076416" calcext:value-type="float">
            <text:p>-434.77076416</text:p>
          </table:table-cell>
        </table:table-row>
        <table:table-row table:style-name="ro1">
          <table:table-cell office:value-type="string" calcext:value-type="string">
            <text:p>E54S</text:p>
          </table:table-cell>
          <table:table-cell office:value-type="float" office:value="-434.779977417" calcext:value-type="float">
            <text:p>-434.779977417</text:p>
          </table:table-cell>
        </table:table-row>
        <table:table-row table:style-name="ro1">
          <table:table-cell office:value-type="string" calcext:value-type="string">
            <text:p>V55C</text:p>
          </table:table-cell>
          <table:table-cell office:value-type="float" office:value="-434.780987549" calcext:value-type="float">
            <text:p>-434.780987549</text:p>
          </table:table-cell>
        </table:table-row>
        <table:table-row table:style-name="ro1">
          <table:table-cell office:value-type="string" calcext:value-type="string">
            <text:p>Y86L</text:p>
          </table:table-cell>
          <table:table-cell office:value-type="float" office:value="-434.781988525" calcext:value-type="float">
            <text:p>-434.781988525</text:p>
          </table:table-cell>
        </table:table-row>
        <table:table-row table:style-name="ro1">
          <table:table-cell office:value-type="string" calcext:value-type="string">
            <text:p>F149Y</text:p>
          </table:table-cell>
          <table:table-cell office:value-type="float" office:value="-434.791333008" calcext:value-type="float">
            <text:p>-434.791333008</text:p>
          </table:table-cell>
        </table:table-row>
        <table:table-row table:style-name="ro1">
          <table:table-cell office:value-type="string" calcext:value-type="string">
            <text:p>V229P</text:p>
          </table:table-cell>
          <table:table-cell office:value-type="float" office:value="-434.795639038" calcext:value-type="float">
            <text:p>-434.795639038</text:p>
          </table:table-cell>
        </table:table-row>
        <table:table-row table:style-name="ro1">
          <table:table-cell office:value-type="string" calcext:value-type="string">
            <text:p>D205H</text:p>
          </table:table-cell>
          <table:table-cell office:value-type="float" office:value="-434.797479248" calcext:value-type="float">
            <text:p>-434.797479248</text:p>
          </table:table-cell>
        </table:table-row>
        <table:table-row table:style-name="ro1">
          <table:table-cell office:value-type="string" calcext:value-type="string">
            <text:p>R157Q</text:p>
          </table:table-cell>
          <table:table-cell office:value-type="float" office:value="-434.797528076" calcext:value-type="float">
            <text:p>-434.797528076</text:p>
          </table:table-cell>
        </table:table-row>
        <table:table-row table:style-name="ro1">
          <table:table-cell office:value-type="string" calcext:value-type="string">
            <text:p>I433S</text:p>
          </table:table-cell>
          <table:table-cell office:value-type="float" office:value="-434.797937012" calcext:value-type="float">
            <text:p>-434.797937012</text:p>
          </table:table-cell>
        </table:table-row>
        <table:table-row table:style-name="ro1">
          <table:table-cell office:value-type="string" calcext:value-type="string">
            <text:p>Y182P</text:p>
          </table:table-cell>
          <table:table-cell office:value-type="float" office:value="-434.807269287" calcext:value-type="float">
            <text:p>-434.807269287</text:p>
          </table:table-cell>
        </table:table-row>
        <table:table-row table:style-name="ro1">
          <table:table-cell office:value-type="string" calcext:value-type="string">
            <text:p>Q136L</text:p>
          </table:table-cell>
          <table:table-cell office:value-type="float" office:value="-434.80871582" calcext:value-type="float">
            <text:p>-434.80871582</text:p>
          </table:table-cell>
        </table:table-row>
        <table:table-row table:style-name="ro1">
          <table:table-cell office:value-type="string" calcext:value-type="string">
            <text:p>P176F</text:p>
          </table:table-cell>
          <table:table-cell office:value-type="float" office:value="-434.815374756" calcext:value-type="float">
            <text:p>-434.815374756</text:p>
          </table:table-cell>
        </table:table-row>
        <table:table-row table:style-name="ro1">
          <table:table-cell office:value-type="string" calcext:value-type="string">
            <text:p>P428C</text:p>
          </table:table-cell>
          <table:table-cell office:value-type="float" office:value="-434.816101074" calcext:value-type="float">
            <text:p>-434.816101074</text:p>
          </table:table-cell>
        </table:table-row>
        <table:table-row table:style-name="ro1">
          <table:table-cell office:value-type="string" calcext:value-type="string">
            <text:p>Y333T</text:p>
          </table:table-cell>
          <table:table-cell office:value-type="float" office:value="-434.819662476" calcext:value-type="float">
            <text:p>-434.819662476</text:p>
          </table:table-cell>
        </table:table-row>
        <table:table-row table:style-name="ro1">
          <table:table-cell office:value-type="string" calcext:value-type="string">
            <text:p>Q406S</text:p>
          </table:table-cell>
          <table:table-cell office:value-type="float" office:value="-434.821340942" calcext:value-type="float">
            <text:p>-434.821340942</text:p>
          </table:table-cell>
        </table:table-row>
        <table:table-row table:style-name="ro1">
          <table:table-cell office:value-type="string" calcext:value-type="string">
            <text:p>S343D</text:p>
          </table:table-cell>
          <table:table-cell office:value-type="float" office:value="-434.822372437" calcext:value-type="float">
            <text:p>-434.822372437</text:p>
          </table:table-cell>
        </table:table-row>
        <table:table-row table:style-name="ro1">
          <table:table-cell office:value-type="string" calcext:value-type="string">
            <text:p>K360H</text:p>
          </table:table-cell>
          <table:table-cell office:value-type="float" office:value="-434.824038696" calcext:value-type="float">
            <text:p>-434.824038696</text:p>
          </table:table-cell>
        </table:table-row>
        <table:table-row table:style-name="ro1">
          <table:table-cell office:value-type="string" calcext:value-type="string">
            <text:p>Y333W</text:p>
          </table:table-cell>
          <table:table-cell office:value-type="float" office:value="-434.833026123" calcext:value-type="float">
            <text:p>-434.833026123</text:p>
          </table:table-cell>
        </table:table-row>
        <table:table-row table:style-name="ro1">
          <table:table-cell office:value-type="string" calcext:value-type="string">
            <text:p>A184S</text:p>
          </table:table-cell>
          <table:table-cell office:value-type="float" office:value="-434.83432312" calcext:value-type="float">
            <text:p>-434.83432312</text:p>
          </table:table-cell>
        </table:table-row>
        <table:table-row table:style-name="ro1">
          <table:table-cell office:value-type="string" calcext:value-type="string">
            <text:p>E70D</text:p>
          </table:table-cell>
          <table:table-cell office:value-type="float" office:value="-434.83711853" calcext:value-type="float">
            <text:p>-434.83711853</text:p>
          </table:table-cell>
        </table:table-row>
        <table:table-row table:style-name="ro1">
          <table:table-cell office:value-type="string" calcext:value-type="string">
            <text:p>F206M</text:p>
          </table:table-cell>
          <table:table-cell office:value-type="float" office:value="-434.837503052" calcext:value-type="float">
            <text:p>-434.837503052</text:p>
          </table:table-cell>
        </table:table-row>
        <table:table-row table:style-name="ro1">
          <table:table-cell office:value-type="string" calcext:value-type="string">
            <text:p>Y379K</text:p>
          </table:table-cell>
          <table:table-cell office:value-type="float" office:value="-434.838851929" calcext:value-type="float">
            <text:p>-434.838851929</text:p>
          </table:table-cell>
        </table:table-row>
        <table:table-row table:style-name="ro1">
          <table:table-cell office:value-type="string" calcext:value-type="string">
            <text:p>T273W</text:p>
          </table:table-cell>
          <table:table-cell office:value-type="float" office:value="-434.840249634" calcext:value-type="float">
            <text:p>-434.840249634</text:p>
          </table:table-cell>
        </table:table-row>
        <table:table-row table:style-name="ro1">
          <table:table-cell office:value-type="string" calcext:value-type="string">
            <text:p>K99N</text:p>
          </table:table-cell>
          <table:table-cell office:value-type="float" office:value="-434.840887451" calcext:value-type="float">
            <text:p>-434.840887451</text:p>
          </table:table-cell>
        </table:table-row>
        <table:table-row table:style-name="ro1">
          <table:table-cell office:value-type="string" calcext:value-type="string">
            <text:p>H265G</text:p>
          </table:table-cell>
          <table:table-cell office:value-type="float" office:value="-434.841000366" calcext:value-type="float">
            <text:p>-434.841000366</text:p>
          </table:table-cell>
        </table:table-row>
        <table:table-row table:style-name="ro1">
          <table:table-cell office:value-type="string" calcext:value-type="string">
            <text:p>I166V</text:p>
          </table:table-cell>
          <table:table-cell office:value-type="float" office:value="-434.845031738" calcext:value-type="float">
            <text:p>-434.845031738</text:p>
          </table:table-cell>
        </table:table-row>
        <table:table-row table:style-name="ro1">
          <table:table-cell office:value-type="string" calcext:value-type="string">
            <text:p>L169I</text:p>
          </table:table-cell>
          <table:table-cell office:value-type="float" office:value="-434.847503662" calcext:value-type="float">
            <text:p>-434.847503662</text:p>
          </table:table-cell>
        </table:table-row>
        <table:table-row table:style-name="ro1">
          <table:table-cell office:value-type="string" calcext:value-type="string">
            <text:p>Q406H</text:p>
          </table:table-cell>
          <table:table-cell office:value-type="float" office:value="-434.848654175" calcext:value-type="float">
            <text:p>-434.848654175</text:p>
          </table:table-cell>
        </table:table-row>
        <table:table-row table:style-name="ro1">
          <table:table-cell office:value-type="string" calcext:value-type="string">
            <text:p>Y379G</text:p>
          </table:table-cell>
          <table:table-cell office:value-type="float" office:value="-434.8540802" calcext:value-type="float">
            <text:p>-434.8540802</text:p>
          </table:table-cell>
        </table:table-row>
        <table:table-row table:style-name="ro1">
          <table:table-cell office:value-type="string" calcext:value-type="string">
            <text:p>Q406M</text:p>
          </table:table-cell>
          <table:table-cell office:value-type="float" office:value="-434.855776978" calcext:value-type="float">
            <text:p>-434.855776978</text:p>
          </table:table-cell>
        </table:table-row>
        <table:table-row table:style-name="ro1">
          <table:table-cell office:value-type="string" calcext:value-type="string">
            <text:p>T298R</text:p>
          </table:table-cell>
          <table:table-cell office:value-type="float" office:value="-434.85612793" calcext:value-type="float">
            <text:p>-434.85612793</text:p>
          </table:table-cell>
        </table:table-row>
        <table:table-row table:style-name="ro1">
          <table:table-cell office:value-type="string" calcext:value-type="string">
            <text:p>P115T</text:p>
          </table:table-cell>
          <table:table-cell office:value-type="float" office:value="-434.856567383" calcext:value-type="float">
            <text:p>-434.856567383</text:p>
          </table:table-cell>
        </table:table-row>
        <table:table-row table:style-name="ro1">
          <table:table-cell office:value-type="string" calcext:value-type="string">
            <text:p>G432I</text:p>
          </table:table-cell>
          <table:table-cell office:value-type="float" office:value="-434.860455322" calcext:value-type="float">
            <text:p>-434.860455322</text:p>
          </table:table-cell>
        </table:table-row>
        <table:table-row table:style-name="ro1">
          <table:table-cell office:value-type="string" calcext:value-type="string">
            <text:p>I425R</text:p>
          </table:table-cell>
          <table:table-cell office:value-type="float" office:value="-434.862652588" calcext:value-type="float">
            <text:p>-434.862652588</text:p>
          </table:table-cell>
        </table:table-row>
        <table:table-row table:style-name="ro1">
          <table:table-cell office:value-type="string" calcext:value-type="string">
            <text:p>Y259K</text:p>
          </table:table-cell>
          <table:table-cell office:value-type="float" office:value="-434.863238525" calcext:value-type="float">
            <text:p>-434.863238525</text:p>
          </table:table-cell>
        </table:table-row>
        <table:table-row table:style-name="ro1">
          <table:table-cell office:value-type="string" calcext:value-type="string">
            <text:p>D440Q</text:p>
          </table:table-cell>
          <table:table-cell office:value-type="float" office:value="-434.864123535" calcext:value-type="float">
            <text:p>-434.864123535</text:p>
          </table:table-cell>
        </table:table-row>
        <table:table-row table:style-name="ro1">
          <table:table-cell office:value-type="string" calcext:value-type="string">
            <text:p>Q380A</text:p>
          </table:table-cell>
          <table:table-cell office:value-type="float" office:value="-434.864456177" calcext:value-type="float">
            <text:p>-434.864456177</text:p>
          </table:table-cell>
        </table:table-row>
        <table:table-row table:style-name="ro1">
          <table:table-cell office:value-type="string" calcext:value-type="string">
            <text:p>A237C</text:p>
          </table:table-cell>
          <table:table-cell office:value-type="float" office:value="-434.864614868" calcext:value-type="float">
            <text:p>-434.864614868</text:p>
          </table:table-cell>
        </table:table-row>
        <table:table-row table:style-name="ro1">
          <table:table-cell office:value-type="string" calcext:value-type="string">
            <text:p>H50L</text:p>
          </table:table-cell>
          <table:table-cell office:value-type="float" office:value="-434.868743896" calcext:value-type="float">
            <text:p>-434.868743896</text:p>
          </table:table-cell>
        </table:table-row>
        <table:table-row table:style-name="ro1">
          <table:table-cell office:value-type="string" calcext:value-type="string">
            <text:p>E111R</text:p>
          </table:table-cell>
          <table:table-cell office:value-type="float" office:value="-434.870501709" calcext:value-type="float">
            <text:p>-434.870501709</text:p>
          </table:table-cell>
        </table:table-row>
        <table:table-row table:style-name="ro1">
          <table:table-cell office:value-type="string" calcext:value-type="string">
            <text:p>K36C</text:p>
          </table:table-cell>
          <table:table-cell office:value-type="float" office:value="-434.876025391" calcext:value-type="float">
            <text:p>-434.876025391</text:p>
          </table:table-cell>
        </table:table-row>
        <table:table-row table:style-name="ro1">
          <table:table-cell office:value-type="string" calcext:value-type="string">
            <text:p>H50W</text:p>
          </table:table-cell>
          <table:table-cell office:value-type="float" office:value="-434.876382446" calcext:value-type="float">
            <text:p>-434.876382446</text:p>
          </table:table-cell>
        </table:table-row>
        <table:table-row table:style-name="ro1">
          <table:table-cell office:value-type="string" calcext:value-type="string">
            <text:p>G102C</text:p>
          </table:table-cell>
          <table:table-cell office:value-type="float" office:value="-434.879486084" calcext:value-type="float">
            <text:p>-434.879486084</text:p>
          </table:table-cell>
        </table:table-row>
        <table:table-row table:style-name="ro1">
          <table:table-cell office:value-type="string" calcext:value-type="string">
            <text:p>M396L</text:p>
          </table:table-cell>
          <table:table-cell office:value-type="float" office:value="-434.881549072" calcext:value-type="float">
            <text:p>-434.881549072</text:p>
          </table:table-cell>
        </table:table-row>
        <table:table-row table:style-name="ro1">
          <table:table-cell office:value-type="string" calcext:value-type="string">
            <text:p>G375R</text:p>
          </table:table-cell>
          <table:table-cell office:value-type="float" office:value="-434.88782959" calcext:value-type="float">
            <text:p>-434.88782959</text:p>
          </table:table-cell>
        </table:table-row>
        <table:table-row table:style-name="ro1">
          <table:table-cell office:value-type="string" calcext:value-type="string">
            <text:p>S427L</text:p>
          </table:table-cell>
          <table:table-cell office:value-type="float" office:value="-434.888726807" calcext:value-type="float">
            <text:p>-434.888726807</text:p>
          </table:table-cell>
        </table:table-row>
        <table:table-row table:style-name="ro1">
          <table:table-cell office:value-type="string" calcext:value-type="string">
            <text:p>V110T</text:p>
          </table:table-cell>
          <table:table-cell office:value-type="float" office:value="-434.889553833" calcext:value-type="float">
            <text:p>-434.889553833</text:p>
          </table:table-cell>
        </table:table-row>
        <table:table-row table:style-name="ro1">
          <table:table-cell office:value-type="string" calcext:value-type="string">
            <text:p>Y383A</text:p>
          </table:table-cell>
          <table:table-cell office:value-type="float" office:value="-434.890328979" calcext:value-type="float">
            <text:p>-434.890328979</text:p>
          </table:table-cell>
        </table:table-row>
        <table:table-row table:style-name="ro1">
          <table:table-cell office:value-type="string" calcext:value-type="string">
            <text:p>M231S</text:p>
          </table:table-cell>
          <table:table-cell office:value-type="float" office:value="-434.89190979" calcext:value-type="float">
            <text:p>-434.89190979</text:p>
          </table:table-cell>
        </table:table-row>
        <table:table-row table:style-name="ro1">
          <table:table-cell office:value-type="string" calcext:value-type="string">
            <text:p>I414M</text:p>
          </table:table-cell>
          <table:table-cell office:value-type="float" office:value="-434.897949219" calcext:value-type="float">
            <text:p>-434.897949219</text:p>
          </table:table-cell>
        </table:table-row>
        <table:table-row table:style-name="ro1">
          <table:table-cell office:value-type="string" calcext:value-type="string">
            <text:p>A295P</text:p>
          </table:table-cell>
          <table:table-cell office:value-type="float" office:value="-434.905456543" calcext:value-type="float">
            <text:p>-434.905456543</text:p>
          </table:table-cell>
        </table:table-row>
        <table:table-row table:style-name="ro1">
          <table:table-cell office:value-type="string" calcext:value-type="string">
            <text:p>Q406W</text:p>
          </table:table-cell>
          <table:table-cell office:value-type="float" office:value="-434.906216431" calcext:value-type="float">
            <text:p>-434.906216431</text:p>
          </table:table-cell>
        </table:table-row>
        <table:table-row table:style-name="ro1">
          <table:table-cell office:value-type="string" calcext:value-type="string">
            <text:p>Y333K</text:p>
          </table:table-cell>
          <table:table-cell office:value-type="float" office:value="-434.909594727" calcext:value-type="float">
            <text:p>-434.909594727</text:p>
          </table:table-cell>
        </table:table-row>
        <table:table-row table:style-name="ro1">
          <table:table-cell office:value-type="string" calcext:value-type="string">
            <text:p>M326Y</text:p>
          </table:table-cell>
          <table:table-cell office:value-type="float" office:value="-434.913555908" calcext:value-type="float">
            <text:p>-434.913555908</text:p>
          </table:table-cell>
        </table:table-row>
        <table:table-row table:style-name="ro1">
          <table:table-cell office:value-type="string" calcext:value-type="string">
            <text:p>E87C</text:p>
          </table:table-cell>
          <table:table-cell office:value-type="float" office:value="-434.915576172" calcext:value-type="float">
            <text:p>-434.915576172</text:p>
          </table:table-cell>
        </table:table-row>
        <table:table-row table:style-name="ro1">
          <table:table-cell office:value-type="string" calcext:value-type="string">
            <text:p>D329C</text:p>
          </table:table-cell>
          <table:table-cell office:value-type="float" office:value="-434.916439819" calcext:value-type="float">
            <text:p>-434.916439819</text:p>
          </table:table-cell>
        </table:table-row>
        <table:table-row table:style-name="ro1">
          <table:table-cell office:value-type="string" calcext:value-type="string">
            <text:p>A184H</text:p>
          </table:table-cell>
          <table:table-cell office:value-type="float" office:value="-434.917276001" calcext:value-type="float">
            <text:p>-434.917276001</text:p>
          </table:table-cell>
        </table:table-row>
        <table:table-row table:style-name="ro1">
          <table:table-cell office:value-type="string" calcext:value-type="string">
            <text:p>N123P</text:p>
          </table:table-cell>
          <table:table-cell office:value-type="float" office:value="-434.923477173" calcext:value-type="float">
            <text:p>-434.923477173</text:p>
          </table:table-cell>
        </table:table-row>
        <table:table-row table:style-name="ro1">
          <table:table-cell office:value-type="string" calcext:value-type="string">
            <text:p>C417S</text:p>
          </table:table-cell>
          <table:table-cell office:value-type="float" office:value="-434.923883057" calcext:value-type="float">
            <text:p>-434.923883057</text:p>
          </table:table-cell>
        </table:table-row>
        <table:table-row table:style-name="ro1">
          <table:table-cell office:value-type="string" calcext:value-type="string">
            <text:p>K171L</text:p>
          </table:table-cell>
          <table:table-cell office:value-type="float" office:value="-434.925488281" calcext:value-type="float">
            <text:p>-434.925488281</text:p>
          </table:table-cell>
        </table:table-row>
        <table:table-row table:style-name="ro1">
          <table:table-cell office:value-type="string" calcext:value-type="string">
            <text:p>V156E</text:p>
          </table:table-cell>
          <table:table-cell office:value-type="float" office:value="-434.928460693" calcext:value-type="float">
            <text:p>-434.928460693</text:p>
          </table:table-cell>
        </table:table-row>
        <table:table-row table:style-name="ro1">
          <table:table-cell office:value-type="string" calcext:value-type="string">
            <text:p>G66R</text:p>
          </table:table-cell>
          <table:table-cell office:value-type="float" office:value="-434.931149292" calcext:value-type="float">
            <text:p>-434.931149292</text:p>
          </table:table-cell>
        </table:table-row>
        <table:table-row table:style-name="ro1">
          <table:table-cell office:value-type="string" calcext:value-type="string">
            <text:p>I414L</text:p>
          </table:table-cell>
          <table:table-cell office:value-type="float" office:value="-434.93392334" calcext:value-type="float">
            <text:p>-434.93392334</text:p>
          </table:table-cell>
        </table:table-row>
        <table:table-row table:style-name="ro1">
          <table:table-cell office:value-type="string" calcext:value-type="string">
            <text:p>N407I</text:p>
          </table:table-cell>
          <table:table-cell office:value-type="float" office:value="-434.935681152" calcext:value-type="float">
            <text:p>-434.935681152</text:p>
          </table:table-cell>
        </table:table-row>
        <table:table-row table:style-name="ro1">
          <table:table-cell office:value-type="string" calcext:value-type="string">
            <text:p>V230K</text:p>
          </table:table-cell>
          <table:table-cell office:value-type="float" office:value="-434.936999512" calcext:value-type="float">
            <text:p>-434.936999512</text:p>
          </table:table-cell>
        </table:table-row>
        <table:table-row table:style-name="ro1">
          <table:table-cell office:value-type="string" calcext:value-type="string">
            <text:p>P196A</text:p>
          </table:table-cell>
          <table:table-cell office:value-type="float" office:value="-434.93928833" calcext:value-type="float">
            <text:p>-434.93928833</text:p>
          </table:table-cell>
        </table:table-row>
        <table:table-row table:style-name="ro1">
          <table:table-cell office:value-type="string" calcext:value-type="string">
            <text:p>P294M</text:p>
          </table:table-cell>
          <table:table-cell office:value-type="float" office:value="-434.93977356" calcext:value-type="float">
            <text:p>-434.93977356</text:p>
          </table:table-cell>
        </table:table-row>
        <table:table-row table:style-name="ro1">
          <table:table-cell office:value-type="string" calcext:value-type="string">
            <text:p>N168H</text:p>
          </table:table-cell>
          <table:table-cell office:value-type="float" office:value="-434.942208862" calcext:value-type="float">
            <text:p>-434.942208862</text:p>
          </table:table-cell>
        </table:table-row>
        <table:table-row table:style-name="ro1">
          <table:table-cell office:value-type="string" calcext:value-type="string">
            <text:p>S324T</text:p>
          </table:table-cell>
          <table:table-cell office:value-type="float" office:value="-434.943951416" calcext:value-type="float">
            <text:p>-434.943951416</text:p>
          </table:table-cell>
        </table:table-row>
        <table:table-row table:style-name="ro1">
          <table:table-cell office:value-type="string" calcext:value-type="string">
            <text:p>L364R</text:p>
          </table:table-cell>
          <table:table-cell office:value-type="float" office:value="-434.946389771" calcext:value-type="float">
            <text:p>-434.946389771</text:p>
          </table:table-cell>
        </table:table-row>
        <table:table-row table:style-name="ro1">
          <table:table-cell office:value-type="string" calcext:value-type="string">
            <text:p>F212L</text:p>
          </table:table-cell>
          <table:table-cell office:value-type="float" office:value="-434.94708252" calcext:value-type="float">
            <text:p>-434.94708252</text:p>
          </table:table-cell>
        </table:table-row>
        <table:table-row table:style-name="ro1">
          <table:table-cell office:value-type="string" calcext:value-type="string">
            <text:p>N116S</text:p>
          </table:table-cell>
          <table:table-cell office:value-type="float" office:value="-434.948721313" calcext:value-type="float">
            <text:p>-434.948721313</text:p>
          </table:table-cell>
        </table:table-row>
        <table:table-row table:style-name="ro1">
          <table:table-cell office:value-type="string" calcext:value-type="string">
            <text:p>C332P</text:p>
          </table:table-cell>
          <table:table-cell office:value-type="float" office:value="-434.953475952" calcext:value-type="float">
            <text:p>-434.953475952</text:p>
          </table:table-cell>
        </table:table-row>
        <table:table-row table:style-name="ro1">
          <table:table-cell office:value-type="string" calcext:value-type="string">
            <text:p>E70K</text:p>
          </table:table-cell>
          <table:table-cell office:value-type="float" office:value="-434.958242798" calcext:value-type="float">
            <text:p>-434.958242798</text:p>
          </table:table-cell>
        </table:table-row>
        <table:table-row table:style-name="ro1">
          <table:table-cell office:value-type="string" calcext:value-type="string">
            <text:p>E153G</text:p>
          </table:table-cell>
          <table:table-cell office:value-type="float" office:value="-434.960348511" calcext:value-type="float">
            <text:p>-434.960348511</text:p>
          </table:table-cell>
        </table:table-row>
        <table:table-row table:style-name="ro1">
          <table:table-cell office:value-type="string" calcext:value-type="string">
            <text:p>F269T</text:p>
          </table:table-cell>
          <table:table-cell office:value-type="float" office:value="-434.975497437" calcext:value-type="float">
            <text:p>-434.975497437</text:p>
          </table:table-cell>
        </table:table-row>
        <table:table-row table:style-name="ro1">
          <table:table-cell office:value-type="string" calcext:value-type="string">
            <text:p>C225Q</text:p>
          </table:table-cell>
          <table:table-cell office:value-type="float" office:value="-434.978396606" calcext:value-type="float">
            <text:p>-434.978396606</text:p>
          </table:table-cell>
        </table:table-row>
        <table:table-row table:style-name="ro1">
          <table:table-cell office:value-type="string" calcext:value-type="string">
            <text:p>L84Y</text:p>
          </table:table-cell>
          <table:table-cell office:value-type="float" office:value="-434.979528809" calcext:value-type="float">
            <text:p>-434.979528809</text:p>
          </table:table-cell>
        </table:table-row>
        <table:table-row table:style-name="ro1">
          <table:table-cell office:value-type="string" calcext:value-type="string">
            <text:p>Y383Q</text:p>
          </table:table-cell>
          <table:table-cell office:value-type="float" office:value="-434.97986145" calcext:value-type="float">
            <text:p>-434.97986145</text:p>
          </table:table-cell>
        </table:table-row>
        <table:table-row table:style-name="ro1">
          <table:table-cell office:value-type="string" calcext:value-type="string">
            <text:p>K261I</text:p>
          </table:table-cell>
          <table:table-cell office:value-type="float" office:value="-434.982876587" calcext:value-type="float">
            <text:p>-434.982876587</text:p>
          </table:table-cell>
        </table:table-row>
        <table:table-row table:style-name="ro1">
          <table:table-cell office:value-type="string" calcext:value-type="string">
            <text:p>R79T</text:p>
          </table:table-cell>
          <table:table-cell office:value-type="float" office:value="-434.990136719" calcext:value-type="float">
            <text:p>-434.990136719</text:p>
          </table:table-cell>
        </table:table-row>
        <table:table-row table:style-name="ro1">
          <table:table-cell office:value-type="string" calcext:value-type="string">
            <text:p>A235K</text:p>
          </table:table-cell>
          <table:table-cell office:value-type="float" office:value="-434.992547607" calcext:value-type="float">
            <text:p>-434.992547607</text:p>
          </table:table-cell>
        </table:table-row>
        <table:table-row table:style-name="ro1">
          <table:table-cell office:value-type="string" calcext:value-type="string">
            <text:p>I166M</text:p>
          </table:table-cell>
          <table:table-cell office:value-type="float" office:value="-434.9956604" calcext:value-type="float">
            <text:p>-434.9956604</text:p>
          </table:table-cell>
        </table:table-row>
        <table:table-row table:style-name="ro1">
          <table:table-cell office:value-type="string" calcext:value-type="string">
            <text:p>A421V</text:p>
          </table:table-cell>
          <table:table-cell office:value-type="float" office:value="-434.999789429" calcext:value-type="float">
            <text:p>-434.999789429</text:p>
          </table:table-cell>
        </table:table-row>
        <table:table-row table:style-name="ro1">
          <table:table-cell office:value-type="string" calcext:value-type="string">
            <text:p>A241M</text:p>
          </table:table-cell>
          <table:table-cell office:value-type="float" office:value="-435.001135254" calcext:value-type="float">
            <text:p>-435.001135254</text:p>
          </table:table-cell>
        </table:table-row>
        <table:table-row table:style-name="ro1">
          <table:table-cell office:value-type="string" calcext:value-type="string">
            <text:p>D426W</text:p>
          </table:table-cell>
          <table:table-cell office:value-type="float" office:value="-435.002896118" calcext:value-type="float">
            <text:p>-435.002896118</text:p>
          </table:table-cell>
        </table:table-row>
        <table:table-row table:style-name="ro1">
          <table:table-cell office:value-type="string" calcext:value-type="string">
            <text:p>K360A</text:p>
          </table:table-cell>
          <table:table-cell office:value-type="float" office:value="-435.00607605" calcext:value-type="float">
            <text:p>-435.00607605</text:p>
          </table:table-cell>
        </table:table-row>
        <table:table-row table:style-name="ro1">
          <table:table-cell office:value-type="string" calcext:value-type="string">
            <text:p>I433M</text:p>
          </table:table-cell>
          <table:table-cell office:value-type="float" office:value="-435.008093262" calcext:value-type="float">
            <text:p>-435.008093262</text:p>
          </table:table-cell>
        </table:table-row>
        <table:table-row table:style-name="ro1">
          <table:table-cell office:value-type="string" calcext:value-type="string">
            <text:p>A83P</text:p>
          </table:table-cell>
          <table:table-cell office:value-type="float" office:value="-435.015356445" calcext:value-type="float">
            <text:p>-435.015356445</text:p>
          </table:table-cell>
        </table:table-row>
        <table:table-row table:style-name="ro1">
          <table:table-cell office:value-type="string" calcext:value-type="string">
            <text:p>K276Y</text:p>
          </table:table-cell>
          <table:table-cell office:value-type="float" office:value="-435.021316528" calcext:value-type="float">
            <text:p>-435.021316528</text:p>
          </table:table-cell>
        </table:table-row>
        <table:table-row table:style-name="ro1">
          <table:table-cell office:value-type="string" calcext:value-type="string">
            <text:p>P115W</text:p>
          </table:table-cell>
          <table:table-cell office:value-type="float" office:value="-435.022924805" calcext:value-type="float">
            <text:p>-435.022924805</text:p>
          </table:table-cell>
        </table:table-row>
        <table:table-row table:style-name="ro1">
          <table:table-cell office:value-type="string" calcext:value-type="string">
            <text:p>F149L</text:p>
          </table:table-cell>
          <table:table-cell office:value-type="float" office:value="-435.023834229" calcext:value-type="float">
            <text:p>-435.023834229</text:p>
          </table:table-cell>
        </table:table-row>
        <table:table-row table:style-name="ro1">
          <table:table-cell office:value-type="string" calcext:value-type="string">
            <text:p>L271Y</text:p>
          </table:table-cell>
          <table:table-cell office:value-type="float" office:value="-435.024798584" calcext:value-type="float">
            <text:p>-435.024798584</text:p>
          </table:table-cell>
        </table:table-row>
        <table:table-row table:style-name="ro1">
          <table:table-cell office:value-type="string" calcext:value-type="string">
            <text:p>V291I</text:p>
          </table:table-cell>
          <table:table-cell office:value-type="float" office:value="-435.026760864" calcext:value-type="float">
            <text:p>-435.026760864</text:p>
          </table:table-cell>
        </table:table-row>
        <table:table-row table:style-name="ro1">
          <table:table-cell office:value-type="string" calcext:value-type="string">
            <text:p>Q247V</text:p>
          </table:table-cell>
          <table:table-cell office:value-type="float" office:value="-435.0331604" calcext:value-type="float">
            <text:p>-435.0331604</text:p>
          </table:table-cell>
        </table:table-row>
        <table:table-row table:style-name="ro1">
          <table:table-cell office:value-type="string" calcext:value-type="string">
            <text:p>L271I</text:p>
          </table:table-cell>
          <table:table-cell office:value-type="float" office:value="-435.03336792" calcext:value-type="float">
            <text:p>-435.03336792</text:p>
          </table:table-cell>
        </table:table-row>
        <table:table-row table:style-name="ro1">
          <table:table-cell office:value-type="string" calcext:value-type="string">
            <text:p>L132T</text:p>
          </table:table-cell>
          <table:table-cell office:value-type="float" office:value="-435.036523438" calcext:value-type="float">
            <text:p>-435.036523438</text:p>
          </table:table-cell>
        </table:table-row>
        <table:table-row table:style-name="ro1">
          <table:table-cell office:value-type="string" calcext:value-type="string">
            <text:p>P376K</text:p>
          </table:table-cell>
          <table:table-cell office:value-type="float" office:value="-435.037637329" calcext:value-type="float">
            <text:p>-435.037637329</text:p>
          </table:table-cell>
        </table:table-row>
        <table:table-row table:style-name="ro1">
          <table:table-cell office:value-type="string" calcext:value-type="string">
            <text:p>T73S</text:p>
          </table:table-cell>
          <table:table-cell office:value-type="float" office:value="-435.038867187" calcext:value-type="float">
            <text:p>-435.038867187</text:p>
          </table:table-cell>
        </table:table-row>
        <table:table-row table:style-name="ro1">
          <table:table-cell office:value-type="string" calcext:value-type="string">
            <text:p>M334V</text:p>
          </table:table-cell>
          <table:table-cell office:value-type="float" office:value="-435.040933228" calcext:value-type="float">
            <text:p>-435.040933228</text:p>
          </table:table-cell>
        </table:table-row>
        <table:table-row table:style-name="ro1">
          <table:table-cell office:value-type="string" calcext:value-type="string">
            <text:p>E272D</text:p>
          </table:table-cell>
          <table:table-cell office:value-type="float" office:value="-435.04307251" calcext:value-type="float">
            <text:p>-435.04307251</text:p>
          </table:table-cell>
        </table:table-row>
        <table:table-row table:style-name="ro1">
          <table:table-cell office:value-type="string" calcext:value-type="string">
            <text:p>E153W</text:p>
          </table:table-cell>
          <table:table-cell office:value-type="float" office:value="-435.04354248" calcext:value-type="float">
            <text:p>-435.04354248</text:p>
          </table:table-cell>
        </table:table-row>
        <table:table-row table:style-name="ro1">
          <table:table-cell office:value-type="string" calcext:value-type="string">
            <text:p>Y108L</text:p>
          </table:table-cell>
          <table:table-cell office:value-type="float" office:value="-435.047967529" calcext:value-type="float">
            <text:p>-435.047967529</text:p>
          </table:table-cell>
        </table:table-row>
        <table:table-row table:style-name="ro1">
          <table:table-cell office:value-type="string" calcext:value-type="string">
            <text:p>T78I</text:p>
          </table:table-cell>
          <table:table-cell office:value-type="float" office:value="-435.050231934" calcext:value-type="float">
            <text:p>-435.050231934</text:p>
          </table:table-cell>
        </table:table-row>
        <table:table-row table:style-name="ro1">
          <table:table-cell office:value-type="string" calcext:value-type="string">
            <text:p>N165T</text:p>
          </table:table-cell>
          <table:table-cell office:value-type="float" office:value="-435.053140259" calcext:value-type="float">
            <text:p>-435.053140259</text:p>
          </table:table-cell>
        </table:table-row>
        <table:table-row table:style-name="ro1">
          <table:table-cell office:value-type="string" calcext:value-type="string">
            <text:p>L132G</text:p>
          </table:table-cell>
          <table:table-cell office:value-type="float" office:value="-435.054968262" calcext:value-type="float">
            <text:p>-435.054968262</text:p>
          </table:table-cell>
        </table:table-row>
        <table:table-row table:style-name="ro1">
          <table:table-cell office:value-type="string" calcext:value-type="string">
            <text:p>L53Y</text:p>
          </table:table-cell>
          <table:table-cell office:value-type="float" office:value="-435.057385254" calcext:value-type="float">
            <text:p>-435.057385254</text:p>
          </table:table-cell>
        </table:table-row>
        <table:table-row table:style-name="ro1">
          <table:table-cell office:value-type="string" calcext:value-type="string">
            <text:p>E87Q</text:p>
          </table:table-cell>
          <table:table-cell office:value-type="float" office:value="-435.058169556" calcext:value-type="float">
            <text:p>-435.058169556</text:p>
          </table:table-cell>
        </table:table-row>
        <table:table-row table:style-name="ro1">
          <table:table-cell office:value-type="string" calcext:value-type="string">
            <text:p>R436S</text:p>
          </table:table-cell>
          <table:table-cell office:value-type="float" office:value="-435.058502197" calcext:value-type="float">
            <text:p>-435.058502197</text:p>
          </table:table-cell>
        </table:table-row>
        <table:table-row table:style-name="ro1">
          <table:table-cell office:value-type="string" calcext:value-type="string">
            <text:p>V337W</text:p>
          </table:table-cell>
          <table:table-cell office:value-type="float" office:value="-435.066516113" calcext:value-type="float">
            <text:p>-435.066516113</text:p>
          </table:table-cell>
        </table:table-row>
        <table:table-row table:style-name="ro1">
          <table:table-cell office:value-type="string" calcext:value-type="string">
            <text:p>P305H</text:p>
          </table:table-cell>
          <table:table-cell office:value-type="float" office:value="-435.068612671" calcext:value-type="float">
            <text:p>-435.068612671</text:p>
          </table:table-cell>
        </table:table-row>
        <table:table-row table:style-name="ro1">
          <table:table-cell office:value-type="string" calcext:value-type="string">
            <text:p>L53F</text:p>
          </table:table-cell>
          <table:table-cell office:value-type="float" office:value="-435.069082642" calcext:value-type="float">
            <text:p>-435.069082642</text:p>
          </table:table-cell>
        </table:table-row>
        <table:table-row table:style-name="ro1">
          <table:table-cell office:value-type="string" calcext:value-type="string">
            <text:p>D329Q</text:p>
          </table:table-cell>
          <table:table-cell office:value-type="float" office:value="-435.069741821" calcext:value-type="float">
            <text:p>-435.069741821</text:p>
          </table:table-cell>
        </table:table-row>
        <table:table-row table:style-name="ro1">
          <table:table-cell office:value-type="string" calcext:value-type="string">
            <text:p>M340T</text:p>
          </table:table-cell>
          <table:table-cell office:value-type="float" office:value="-435.072644043" calcext:value-type="float">
            <text:p>-435.072644043</text:p>
          </table:table-cell>
        </table:table-row>
        <table:table-row table:style-name="ro1">
          <table:table-cell office:value-type="string" calcext:value-type="string">
            <text:p>M328F</text:p>
          </table:table-cell>
          <table:table-cell office:value-type="float" office:value="-435.074237061" calcext:value-type="float">
            <text:p>-435.074237061</text:p>
          </table:table-cell>
        </table:table-row>
        <table:table-row table:style-name="ro1">
          <table:table-cell office:value-type="string" calcext:value-type="string">
            <text:p>S444N</text:p>
          </table:table-cell>
          <table:table-cell office:value-type="float" office:value="-435.076583862" calcext:value-type="float">
            <text:p>-435.076583862</text:p>
          </table:table-cell>
        </table:table-row>
        <table:table-row table:style-name="ro1">
          <table:table-cell office:value-type="string" calcext:value-type="string">
            <text:p>S446P</text:p>
          </table:table-cell>
          <table:table-cell office:value-type="float" office:value="-435.079034424" calcext:value-type="float">
            <text:p>-435.079034424</text:p>
          </table:table-cell>
        </table:table-row>
        <table:table-row table:style-name="ro1">
          <table:table-cell office:value-type="string" calcext:value-type="string">
            <text:p>Q242I</text:p>
          </table:table-cell>
          <table:table-cell office:value-type="float" office:value="-435.079214478" calcext:value-type="float">
            <text:p>-435.079214478</text:p>
          </table:table-cell>
        </table:table-row>
        <table:table-row table:style-name="ro1">
          <table:table-cell office:value-type="string" calcext:value-type="string">
            <text:p>G174S</text:p>
          </table:table-cell>
          <table:table-cell office:value-type="float" office:value="-435.080328369" calcext:value-type="float">
            <text:p>-435.080328369</text:p>
          </table:table-cell>
        </table:table-row>
        <table:table-row table:style-name="ro1">
          <table:table-cell office:value-type="string" calcext:value-type="string">
            <text:p>Q142L</text:p>
          </table:table-cell>
          <table:table-cell office:value-type="float" office:value="-435.081716919" calcext:value-type="float">
            <text:p>-435.081716919</text:p>
          </table:table-cell>
        </table:table-row>
        <table:table-row table:style-name="ro1">
          <table:table-cell office:value-type="string" calcext:value-type="string">
            <text:p>V59W</text:p>
          </table:table-cell>
          <table:table-cell office:value-type="float" office:value="-435.083099365" calcext:value-type="float">
            <text:p>-435.083099365</text:p>
          </table:table-cell>
        </table:table-row>
        <table:table-row table:style-name="ro1">
          <table:table-cell office:value-type="string" calcext:value-type="string">
            <text:p>F104A</text:p>
          </table:table-cell>
          <table:table-cell office:value-type="float" office:value="-435.08331604" calcext:value-type="float">
            <text:p>-435.08331604</text:p>
          </table:table-cell>
        </table:table-row>
        <table:table-row table:style-name="ro1">
          <table:table-cell office:value-type="string" calcext:value-type="string">
            <text:p>R157L</text:p>
          </table:table-cell>
          <table:table-cell office:value-type="float" office:value="-435.083526611" calcext:value-type="float">
            <text:p>-435.083526611</text:p>
          </table:table-cell>
        </table:table-row>
        <table:table-row table:style-name="ro1">
          <table:table-cell office:value-type="string" calcext:value-type="string">
            <text:p>L150N</text:p>
          </table:table-cell>
          <table:table-cell office:value-type="float" office:value="-435.084042358" calcext:value-type="float">
            <text:p>-435.084042358</text:p>
          </table:table-cell>
        </table:table-row>
        <table:table-row table:style-name="ro1">
          <table:table-cell office:value-type="string" calcext:value-type="string">
            <text:p>L208S</text:p>
          </table:table-cell>
          <table:table-cell office:value-type="float" office:value="-435.084765625" calcext:value-type="float">
            <text:p>-435.084765625</text:p>
          </table:table-cell>
        </table:table-row>
        <table:table-row table:style-name="ro1">
          <table:table-cell office:value-type="string" calcext:value-type="string">
            <text:p>G174E</text:p>
          </table:table-cell>
          <table:table-cell office:value-type="float" office:value="-435.088815308" calcext:value-type="float">
            <text:p>-435.088815308</text:p>
          </table:table-cell>
        </table:table-row>
        <table:table-row table:style-name="ro1">
          <table:table-cell office:value-type="string" calcext:value-type="string">
            <text:p>G101E</text:p>
          </table:table-cell>
          <table:table-cell office:value-type="float" office:value="-435.091433716" calcext:value-type="float">
            <text:p>-435.091433716</text:p>
          </table:table-cell>
        </table:table-row>
        <table:table-row table:style-name="ro1">
          <table:table-cell office:value-type="string" calcext:value-type="string">
            <text:p>A318V</text:p>
          </table:table-cell>
          <table:table-cell office:value-type="float" office:value="-435.093331909" calcext:value-type="float">
            <text:p>-435.093331909</text:p>
          </table:table-cell>
        </table:table-row>
        <table:table-row table:style-name="ro1">
          <table:table-cell office:value-type="string" calcext:value-type="string">
            <text:p>A41D</text:p>
          </table:table-cell>
          <table:table-cell office:value-type="float" office:value="-435.095800781" calcext:value-type="float">
            <text:p>-435.095800781</text:p>
          </table:table-cell>
        </table:table-row>
        <table:table-row table:style-name="ro1">
          <table:table-cell office:value-type="string" calcext:value-type="string">
            <text:p>G445D</text:p>
          </table:table-cell>
          <table:table-cell office:value-type="float" office:value="-435.09647522" calcext:value-type="float">
            <text:p>-435.09647522</text:p>
          </table:table-cell>
        </table:table-row>
        <table:table-row table:style-name="ro1">
          <table:table-cell office:value-type="string" calcext:value-type="string">
            <text:p>H358T</text:p>
          </table:table-cell>
          <table:table-cell office:value-type="float" office:value="-435.10300293" calcext:value-type="float">
            <text:p>-435.10300293</text:p>
          </table:table-cell>
        </table:table-row>
        <table:table-row table:style-name="ro1">
          <table:table-cell office:value-type="string" calcext:value-type="string">
            <text:p>V229I</text:p>
          </table:table-cell>
          <table:table-cell office:value-type="float" office:value="-435.107418823" calcext:value-type="float">
            <text:p>-435.107418823</text:p>
          </table:table-cell>
        </table:table-row>
        <table:table-row table:style-name="ro1">
          <table:table-cell office:value-type="string" calcext:value-type="string">
            <text:p>K158A</text:p>
          </table:table-cell>
          <table:table-cell office:value-type="float" office:value="-435.107592773" calcext:value-type="float">
            <text:p>-435.107592773</text:p>
          </table:table-cell>
        </table:table-row>
        <table:table-row table:style-name="ro1">
          <table:table-cell office:value-type="string" calcext:value-type="string">
            <text:p>K381M</text:p>
          </table:table-cell>
          <table:table-cell office:value-type="float" office:value="-435.113720703" calcext:value-type="float">
            <text:p>-435.113720703</text:p>
          </table:table-cell>
        </table:table-row>
        <table:table-row table:style-name="ro1">
          <table:table-cell office:value-type="string" calcext:value-type="string">
            <text:p>G100K</text:p>
          </table:table-cell>
          <table:table-cell office:value-type="float" office:value="-435.117669678" calcext:value-type="float">
            <text:p>-435.117669678</text:p>
          </table:table-cell>
        </table:table-row>
        <table:table-row table:style-name="ro1">
          <table:table-cell office:value-type="string" calcext:value-type="string">
            <text:p>Y383V</text:p>
          </table:table-cell>
          <table:table-cell office:value-type="float" office:value="-435.120391846" calcext:value-type="float">
            <text:p>-435.120391846</text:p>
          </table:table-cell>
        </table:table-row>
        <table:table-row table:style-name="ro1">
          <table:table-cell office:value-type="string" calcext:value-type="string">
            <text:p>G143N</text:p>
          </table:table-cell>
          <table:table-cell office:value-type="float" office:value="-435.121081543" calcext:value-type="float">
            <text:p>-435.121081543</text:p>
          </table:table-cell>
        </table:table-row>
        <table:table-row table:style-name="ro1">
          <table:table-cell office:value-type="string" calcext:value-type="string">
            <text:p>P294G</text:p>
          </table:table-cell>
          <table:table-cell office:value-type="float" office:value="-435.123773193" calcext:value-type="float">
            <text:p>-435.123773193</text:p>
          </table:table-cell>
        </table:table-row>
        <table:table-row table:style-name="ro1">
          <table:table-cell office:value-type="string" calcext:value-type="string">
            <text:p>V85N</text:p>
          </table:table-cell>
          <table:table-cell office:value-type="float" office:value="-435.124423218" calcext:value-type="float">
            <text:p>-435.124423218</text:p>
          </table:table-cell>
        </table:table-row>
        <table:table-row table:style-name="ro1">
          <table:table-cell office:value-type="string" calcext:value-type="string">
            <text:p>Y108F</text:p>
          </table:table-cell>
          <table:table-cell office:value-type="float" office:value="-435.124691772" calcext:value-type="float">
            <text:p>-435.124691772</text:p>
          </table:table-cell>
        </table:table-row>
        <table:table-row table:style-name="ro1">
          <table:table-cell office:value-type="string" calcext:value-type="string">
            <text:p>A241V</text:p>
          </table:table-cell>
          <table:table-cell office:value-type="float" office:value="-435.126437378" calcext:value-type="float">
            <text:p>-435.126437378</text:p>
          </table:table-cell>
        </table:table-row>
        <table:table-row table:style-name="ro1">
          <table:table-cell office:value-type="string" calcext:value-type="string">
            <text:p>P376H</text:p>
          </table:table-cell>
          <table:table-cell office:value-type="float" office:value="-435.127740479" calcext:value-type="float">
            <text:p>-435.127740479</text:p>
          </table:table-cell>
        </table:table-row>
        <table:table-row table:style-name="ro1">
          <table:table-cell office:value-type="string" calcext:value-type="string">
            <text:p>D89T</text:p>
          </table:table-cell>
          <table:table-cell office:value-type="float" office:value="-435.128540039" calcext:value-type="float">
            <text:p>-435.128540039</text:p>
          </table:table-cell>
        </table:table-row>
        <table:table-row table:style-name="ro1">
          <table:table-cell office:value-type="string" calcext:value-type="string">
            <text:p>T299I</text:p>
          </table:table-cell>
          <table:table-cell office:value-type="float" office:value="-435.128814697" calcext:value-type="float">
            <text:p>-435.128814697</text:p>
          </table:table-cell>
        </table:table-row>
        <table:table-row table:style-name="ro1">
          <table:table-cell office:value-type="string" calcext:value-type="string">
            <text:p>F251C</text:p>
          </table:table-cell>
          <table:table-cell office:value-type="float" office:value="-435.133312988" calcext:value-type="float">
            <text:p>-435.133312988</text:p>
          </table:table-cell>
        </table:table-row>
        <table:table-row table:style-name="ro1">
          <table:table-cell office:value-type="string" calcext:value-type="string">
            <text:p>S167F</text:p>
          </table:table-cell>
          <table:table-cell office:value-type="float" office:value="-435.135021973" calcext:value-type="float">
            <text:p>-435.135021973</text:p>
          </table:table-cell>
        </table:table-row>
        <table:table-row table:style-name="ro1">
          <table:table-cell office:value-type="string" calcext:value-type="string">
            <text:p>Y352V</text:p>
          </table:table-cell>
          <table:table-cell office:value-type="float" office:value="-435.135830688" calcext:value-type="float">
            <text:p>-435.135830688</text:p>
          </table:table-cell>
        </table:table-row>
        <table:table-row table:style-name="ro1">
          <table:table-cell office:value-type="string" calcext:value-type="string">
            <text:p>A429L</text:p>
          </table:table-cell>
          <table:table-cell office:value-type="float" office:value="-435.137884521" calcext:value-type="float">
            <text:p>-435.137884521</text:p>
          </table:table-cell>
        </table:table-row>
        <table:table-row table:style-name="ro1">
          <table:table-cell office:value-type="string" calcext:value-type="string">
            <text:p>K99Q</text:p>
          </table:table-cell>
          <table:table-cell office:value-type="float" office:value="-435.140966797" calcext:value-type="float">
            <text:p>-435.140966797</text:p>
          </table:table-cell>
        </table:table-row>
        <table:table-row table:style-name="ro1">
          <table:table-cell office:value-type="string" calcext:value-type="string">
            <text:p>N165P</text:p>
          </table:table-cell>
          <table:table-cell office:value-type="float" office:value="-435.146212769" calcext:value-type="float">
            <text:p>-435.146212769</text:p>
          </table:table-cell>
        </table:table-row>
        <table:table-row table:style-name="ro1">
          <table:table-cell office:value-type="string" calcext:value-type="string">
            <text:p>K171I</text:p>
          </table:table-cell>
          <table:table-cell office:value-type="float" office:value="-435.147698975" calcext:value-type="float">
            <text:p>-435.147698975</text:p>
          </table:table-cell>
        </table:table-row>
        <table:table-row table:style-name="ro1">
          <table:table-cell office:value-type="string" calcext:value-type="string">
            <text:p>R79M</text:p>
          </table:table-cell>
          <table:table-cell office:value-type="float" office:value="-435.147943115" calcext:value-type="float">
            <text:p>-435.147943115</text:p>
          </table:table-cell>
        </table:table-row>
        <table:table-row table:style-name="ro1">
          <table:table-cell office:value-type="string" calcext:value-type="string">
            <text:p>T416A</text:p>
          </table:table-cell>
          <table:table-cell office:value-type="float" office:value="-435.149099731" calcext:value-type="float">
            <text:p>-435.149099731</text:p>
          </table:table-cell>
        </table:table-row>
        <table:table-row table:style-name="ro1">
          <table:table-cell office:value-type="string" calcext:value-type="string">
            <text:p>E90G</text:p>
          </table:table-cell>
          <table:table-cell office:value-type="float" office:value="-435.149584961" calcext:value-type="float">
            <text:p>-435.149584961</text:p>
          </table:table-cell>
        </table:table-row>
        <table:table-row table:style-name="ro1">
          <table:table-cell office:value-type="string" calcext:value-type="string">
            <text:p>L44I</text:p>
          </table:table-cell>
          <table:table-cell office:value-type="float" office:value="-435.15178833" calcext:value-type="float">
            <text:p>-435.15178833</text:p>
          </table:table-cell>
        </table:table-row>
        <table:table-row table:style-name="ro1">
          <table:table-cell office:value-type="string" calcext:value-type="string">
            <text:p>E197T</text:p>
          </table:table-cell>
          <table:table-cell office:value-type="float" office:value="-435.163290405" calcext:value-type="float">
            <text:p>-435.163290405</text:p>
          </table:table-cell>
        </table:table-row>
        <table:table-row table:style-name="ro1">
          <table:table-cell office:value-type="string" calcext:value-type="string">
            <text:p>L169A</text:p>
          </table:table-cell>
          <table:table-cell office:value-type="float" office:value="-435.163366699" calcext:value-type="float">
            <text:p>-435.163366699</text:p>
          </table:table-cell>
        </table:table-row>
        <table:table-row table:style-name="ro1">
          <table:table-cell office:value-type="string" calcext:value-type="string">
            <text:p>R302H</text:p>
          </table:table-cell>
          <table:table-cell office:value-type="float" office:value="-435.163916016" calcext:value-type="float">
            <text:p>-435.163916016</text:p>
          </table:table-cell>
        </table:table-row>
        <table:table-row table:style-name="ro1">
          <table:table-cell office:value-type="string" calcext:value-type="string">
            <text:p>V172F</text:p>
          </table:table-cell>
          <table:table-cell office:value-type="float" office:value="-435.164678955" calcext:value-type="float">
            <text:p>-435.164678955</text:p>
          </table:table-cell>
        </table:table-row>
        <table:table-row table:style-name="ro1">
          <table:table-cell office:value-type="string" calcext:value-type="string">
            <text:p>P176G</text:p>
          </table:table-cell>
          <table:table-cell office:value-type="float" office:value="-435.168728638" calcext:value-type="float">
            <text:p>-435.168728638</text:p>
          </table:table-cell>
        </table:table-row>
        <table:table-row table:style-name="ro1">
          <table:table-cell office:value-type="string" calcext:value-type="string">
            <text:p>M263V</text:p>
          </table:table-cell>
          <table:table-cell office:value-type="float" office:value="-435.171188354" calcext:value-type="float">
            <text:p>-435.171188354</text:p>
          </table:table-cell>
        </table:table-row>
        <table:table-row table:style-name="ro1">
          <table:table-cell office:value-type="string" calcext:value-type="string">
            <text:p>A387I</text:p>
          </table:table-cell>
          <table:table-cell office:value-type="float" office:value="-435.171331787" calcext:value-type="float">
            <text:p>-435.171331787</text:p>
          </table:table-cell>
        </table:table-row>
        <table:table-row table:style-name="ro1">
          <table:table-cell office:value-type="string" calcext:value-type="string">
            <text:p>A237S</text:p>
          </table:table-cell>
          <table:table-cell office:value-type="float" office:value="-435.173284912" calcext:value-type="float">
            <text:p>-435.173284912</text:p>
          </table:table-cell>
        </table:table-row>
        <table:table-row table:style-name="ro1">
          <table:table-cell office:value-type="string" calcext:value-type="string">
            <text:p>A248Q</text:p>
          </table:table-cell>
          <table:table-cell office:value-type="float" office:value="-435.173434448" calcext:value-type="float">
            <text:p>-435.173434448</text:p>
          </table:table-cell>
        </table:table-row>
        <table:table-row table:style-name="ro1">
          <table:table-cell office:value-type="string" calcext:value-type="string">
            <text:p>T307D</text:p>
          </table:table-cell>
          <table:table-cell office:value-type="float" office:value="-435.177606201" calcext:value-type="float">
            <text:p>-435.177606201</text:p>
          </table:table-cell>
        </table:table-row>
        <table:table-row table:style-name="ro1">
          <table:table-cell office:value-type="string" calcext:value-type="string">
            <text:p>T389L</text:p>
          </table:table-cell>
          <table:table-cell office:value-type="float" office:value="-435.181756592" calcext:value-type="float">
            <text:p>-435.181756592</text:p>
          </table:table-cell>
        </table:table-row>
        <table:table-row table:style-name="ro1">
          <table:table-cell office:value-type="string" calcext:value-type="string">
            <text:p>S163W</text:p>
          </table:table-cell>
          <table:table-cell office:value-type="float" office:value="-435.184732056" calcext:value-type="float">
            <text:p>-435.184732056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-435.185177612" calcext:value-type="float">
            <text:p>-435.185177612</text:p>
          </table:table-cell>
        </table:table-row>
        <table:table-row table:style-name="ro1">
          <table:table-cell office:value-type="string" calcext:value-type="string">
            <text:p>T298K</text:p>
          </table:table-cell>
          <table:table-cell office:value-type="float" office:value="-435.195471191" calcext:value-type="float">
            <text:p>-435.195471191</text:p>
          </table:table-cell>
        </table:table-row>
        <table:table-row table:style-name="ro1">
          <table:table-cell office:value-type="string" calcext:value-type="string">
            <text:p>T74D</text:p>
          </table:table-cell>
          <table:table-cell office:value-type="float" office:value="-435.198419189" calcext:value-type="float">
            <text:p>-435.198419189</text:p>
          </table:table-cell>
        </table:table-row>
        <table:table-row table:style-name="ro1">
          <table:table-cell office:value-type="string" calcext:value-type="string">
            <text:p>T73E</text:p>
          </table:table-cell>
          <table:table-cell office:value-type="float" office:value="-435.199279785" calcext:value-type="float">
            <text:p>-435.199279785</text:p>
          </table:table-cell>
        </table:table-row>
        <table:table-row table:style-name="ro1">
          <table:table-cell office:value-type="string" calcext:value-type="string">
            <text:p>A164Y</text:p>
          </table:table-cell>
          <table:table-cell office:value-type="float" office:value="-435.201077271" calcext:value-type="float">
            <text:p>-435.201077271</text:p>
          </table:table-cell>
        </table:table-row>
        <table:table-row table:style-name="ro1">
          <table:table-cell office:value-type="string" calcext:value-type="string">
            <text:p>V172N</text:p>
          </table:table-cell>
          <table:table-cell office:value-type="float" office:value="-435.206103516" calcext:value-type="float">
            <text:p>-435.206103516</text:p>
          </table:table-cell>
        </table:table-row>
        <table:table-row table:style-name="ro1">
          <table:table-cell office:value-type="string" calcext:value-type="string">
            <text:p>I391L</text:p>
          </table:table-cell>
          <table:table-cell office:value-type="float" office:value="-435.207052612" calcext:value-type="float">
            <text:p>-435.207052612</text:p>
          </table:table-cell>
        </table:table-row>
        <table:table-row table:style-name="ro1">
          <table:table-cell office:value-type="string" calcext:value-type="string">
            <text:p>R79D</text:p>
          </table:table-cell>
          <table:table-cell office:value-type="float" office:value="-435.20743103" calcext:value-type="float">
            <text:p>-435.20743103</text:p>
          </table:table-cell>
        </table:table-row>
        <table:table-row table:style-name="ro1">
          <table:table-cell office:value-type="string" calcext:value-type="string">
            <text:p>L147M</text:p>
          </table:table-cell>
          <table:table-cell office:value-type="float" office:value="-435.207650757" calcext:value-type="float">
            <text:p>-435.207650757</text:p>
          </table:table-cell>
        </table:table-row>
        <table:table-row table:style-name="ro1">
          <table:table-cell office:value-type="string" calcext:value-type="string">
            <text:p>F422V</text:p>
          </table:table-cell>
          <table:table-cell office:value-type="float" office:value="-435.208230591" calcext:value-type="float">
            <text:p>-435.208230591</text:p>
          </table:table-cell>
        </table:table-row>
        <table:table-row table:style-name="ro1">
          <table:table-cell office:value-type="string" calcext:value-type="string">
            <text:p>G209N</text:p>
          </table:table-cell>
          <table:table-cell office:value-type="float" office:value="-435.208810425" calcext:value-type="float">
            <text:p>-435.208810425</text:p>
          </table:table-cell>
        </table:table-row>
        <table:table-row table:style-name="ro1">
          <table:table-cell office:value-type="string" calcext:value-type="string">
            <text:p>E303V</text:p>
          </table:table-cell>
          <table:table-cell office:value-type="float" office:value="-435.214599609" calcext:value-type="float">
            <text:p>-435.214599609</text:p>
          </table:table-cell>
        </table:table-row>
        <table:table-row table:style-name="ro1">
          <table:table-cell office:value-type="string" calcext:value-type="string">
            <text:p>V337I</text:p>
          </table:table-cell>
          <table:table-cell office:value-type="float" office:value="-435.217138672" calcext:value-type="float">
            <text:p>-435.217138672</text:p>
          </table:table-cell>
        </table:table-row>
        <table:table-row table:style-name="ro1">
          <table:table-cell office:value-type="string" calcext:value-type="string">
            <text:p>K201T</text:p>
          </table:table-cell>
          <table:table-cell office:value-type="float" office:value="-435.223040771" calcext:value-type="float">
            <text:p>-435.223040771</text:p>
          </table:table-cell>
        </table:table-row>
        <table:table-row table:style-name="ro1">
          <table:table-cell office:value-type="string" calcext:value-type="string">
            <text:p>L250S</text:p>
          </table:table-cell>
          <table:table-cell office:value-type="float" office:value="-435.224557495" calcext:value-type="float">
            <text:p>-435.224557495</text:p>
          </table:table-cell>
        </table:table-row>
        <table:table-row table:style-name="ro1">
          <table:table-cell office:value-type="string" calcext:value-type="string">
            <text:p>H358I</text:p>
          </table:table-cell>
          <table:table-cell office:value-type="float" office:value="-435.23125" calcext:value-type="float">
            <text:p>-435.23125</text:p>
          </table:table-cell>
        </table:table-row>
        <table:table-row table:style-name="ro1">
          <table:table-cell office:value-type="string" calcext:value-type="string">
            <text:p>A92I</text:p>
          </table:table-cell>
          <table:table-cell office:value-type="float" office:value="-435.233825684" calcext:value-type="float">
            <text:p>-435.233825684</text:p>
          </table:table-cell>
        </table:table-row>
        <table:table-row table:style-name="ro1">
          <table:table-cell office:value-type="string" calcext:value-type="string">
            <text:p>G143D</text:p>
          </table:table-cell>
          <table:table-cell office:value-type="float" office:value="-435.233920288" calcext:value-type="float">
            <text:p>-435.233920288</text:p>
          </table:table-cell>
        </table:table-row>
        <table:table-row table:style-name="ro1">
          <table:table-cell office:value-type="string" calcext:value-type="string">
            <text:p>N165I</text:p>
          </table:table-cell>
          <table:table-cell office:value-type="float" office:value="-435.235739136" calcext:value-type="float">
            <text:p>-435.235739136</text:p>
          </table:table-cell>
        </table:table-row>
        <table:table-row table:style-name="ro1">
          <table:table-cell office:value-type="string" calcext:value-type="string">
            <text:p>P115D</text:p>
          </table:table-cell>
          <table:table-cell office:value-type="float" office:value="-435.23821106" calcext:value-type="float">
            <text:p>-435.23821106</text:p>
          </table:table-cell>
        </table:table-row>
        <table:table-row table:style-name="ro1">
          <table:table-cell office:value-type="string" calcext:value-type="string">
            <text:p>K158Y</text:p>
          </table:table-cell>
          <table:table-cell office:value-type="float" office:value="-435.241766357" calcext:value-type="float">
            <text:p>-435.241766357</text:p>
          </table:table-cell>
        </table:table-row>
        <table:table-row table:style-name="ro1">
          <table:table-cell office:value-type="string" calcext:value-type="string">
            <text:p>M326F</text:p>
          </table:table-cell>
          <table:table-cell office:value-type="float" office:value="-435.242004395" calcext:value-type="float">
            <text:p>-435.242004395</text:p>
          </table:table-cell>
        </table:table-row>
        <table:table-row table:style-name="ro1">
          <table:table-cell office:value-type="string" calcext:value-type="string">
            <text:p>S129N</text:p>
          </table:table-cell>
          <table:table-cell office:value-type="float" office:value="-435.252258301" calcext:value-type="float">
            <text:p>-435.252258301</text:p>
          </table:table-cell>
        </table:table-row>
        <table:table-row table:style-name="ro1">
          <table:table-cell office:value-type="string" calcext:value-type="string">
            <text:p>T91I</text:p>
          </table:table-cell>
          <table:table-cell office:value-type="float" office:value="-435.253125" calcext:value-type="float">
            <text:p>-435.253125</text:p>
          </table:table-cell>
        </table:table-row>
        <table:table-row table:style-name="ro1">
          <table:table-cell office:value-type="string" calcext:value-type="string">
            <text:p>D306W</text:p>
          </table:table-cell>
          <table:table-cell office:value-type="float" office:value="-435.255093384" calcext:value-type="float">
            <text:p>-435.255093384</text:p>
          </table:table-cell>
        </table:table-row>
        <table:table-row table:style-name="ro1">
          <table:table-cell office:value-type="string" calcext:value-type="string">
            <text:p>C441S</text:p>
          </table:table-cell>
          <table:table-cell office:value-type="float" office:value="-435.258139038" calcext:value-type="float">
            <text:p>-435.258139038</text:p>
          </table:table-cell>
        </table:table-row>
        <table:table-row table:style-name="ro1">
          <table:table-cell office:value-type="string" calcext:value-type="string">
            <text:p>K36I</text:p>
          </table:table-cell>
          <table:table-cell office:value-type="float" office:value="-435.263143921" calcext:value-type="float">
            <text:p>-435.263143921</text:p>
          </table:table-cell>
        </table:table-row>
        <table:table-row table:style-name="ro1">
          <table:table-cell office:value-type="string" calcext:value-type="string">
            <text:p>L331V</text:p>
          </table:table-cell>
          <table:table-cell office:value-type="float" office:value="-435.268289185" calcext:value-type="float">
            <text:p>-435.268289185</text:p>
          </table:table-cell>
        </table:table-row>
        <table:table-row table:style-name="ro1">
          <table:table-cell office:value-type="string" calcext:value-type="string">
            <text:p>W207A</text:p>
          </table:table-cell>
          <table:table-cell office:value-type="float" office:value="-435.268920898" calcext:value-type="float">
            <text:p>-435.268920898</text:p>
          </table:table-cell>
        </table:table-row>
        <table:table-row table:style-name="ro1">
          <table:table-cell office:value-type="string" calcext:value-type="string">
            <text:p>K360M</text:p>
          </table:table-cell>
          <table:table-cell office:value-type="float" office:value="-435.270147705" calcext:value-type="float">
            <text:p>-435.270147705</text:p>
          </table:table-cell>
        </table:table-row>
        <table:table-row table:style-name="ro1">
          <table:table-cell office:value-type="string" calcext:value-type="string">
            <text:p>L39I</text:p>
          </table:table-cell>
          <table:table-cell office:value-type="float" office:value="-435.271350098" calcext:value-type="float">
            <text:p>-435.271350098</text:p>
          </table:table-cell>
        </table:table-row>
        <table:table-row table:style-name="ro1">
          <table:table-cell office:value-type="string" calcext:value-type="string">
            <text:p>V81Y</text:p>
          </table:table-cell>
          <table:table-cell office:value-type="float" office:value="-435.272210693" calcext:value-type="float">
            <text:p>-435.272210693</text:p>
          </table:table-cell>
        </table:table-row>
        <table:table-row table:style-name="ro1">
          <table:table-cell office:value-type="string" calcext:value-type="string">
            <text:p>G357D</text:p>
          </table:table-cell>
          <table:table-cell office:value-type="float" office:value="-435.278533936" calcext:value-type="float">
            <text:p>-435.278533936</text:p>
          </table:table-cell>
        </table:table-row>
        <table:table-row table:style-name="ro1">
          <table:table-cell office:value-type="string" calcext:value-type="string">
            <text:p>N215D</text:p>
          </table:table-cell>
          <table:table-cell office:value-type="float" office:value="-435.289059448" calcext:value-type="float">
            <text:p>-435.289059448</text:p>
          </table:table-cell>
        </table:table-row>
        <table:table-row table:style-name="ro1">
          <table:table-cell office:value-type="string" calcext:value-type="string">
            <text:p>G375C</text:p>
          </table:table-cell>
          <table:table-cell office:value-type="float" office:value="-435.289450073" calcext:value-type="float">
            <text:p>-435.289450073</text:p>
          </table:table-cell>
        </table:table-row>
        <table:table-row table:style-name="ro1">
          <table:table-cell office:value-type="string" calcext:value-type="string">
            <text:p>F104H</text:p>
          </table:table-cell>
          <table:table-cell office:value-type="float" office:value="-435.294381714" calcext:value-type="float">
            <text:p>-435.294381714</text:p>
          </table:table-cell>
        </table:table-row>
        <table:table-row table:style-name="ro1">
          <table:table-cell office:value-type="string" calcext:value-type="string">
            <text:p>G139D</text:p>
          </table:table-cell>
          <table:table-cell office:value-type="float" office:value="-435.29473877" calcext:value-type="float">
            <text:p>-435.29473877</text:p>
          </table:table-cell>
        </table:table-row>
        <table:table-row table:style-name="ro1">
          <table:table-cell office:value-type="string" calcext:value-type="string">
            <text:p>E236A</text:p>
          </table:table-cell>
          <table:table-cell office:value-type="float" office:value="-435.295294189" calcext:value-type="float">
            <text:p>-435.295294189</text:p>
          </table:table-cell>
        </table:table-row>
        <table:table-row table:style-name="ro1">
          <table:table-cell office:value-type="string" calcext:value-type="string">
            <text:p>V85T</text:p>
          </table:table-cell>
          <table:table-cell office:value-type="float" office:value="-435.298977661" calcext:value-type="float">
            <text:p>-435.298977661</text:p>
          </table:table-cell>
        </table:table-row>
        <table:table-row table:style-name="ro1">
          <table:table-cell office:value-type="string" calcext:value-type="string">
            <text:p>Q243A</text:p>
          </table:table-cell>
          <table:table-cell office:value-type="float" office:value="-435.29994812" calcext:value-type="float">
            <text:p>-435.29994812</text:p>
          </table:table-cell>
        </table:table-row>
        <table:table-row table:style-name="ro1">
          <table:table-cell office:value-type="string" calcext:value-type="string">
            <text:p>P115Y</text:p>
          </table:table-cell>
          <table:table-cell office:value-type="float" office:value="-435.302035522" calcext:value-type="float">
            <text:p>-435.302035522</text:p>
          </table:table-cell>
        </table:table-row>
        <table:table-row table:style-name="ro1">
          <table:table-cell office:value-type="string" calcext:value-type="string">
            <text:p>F104C</text:p>
          </table:table-cell>
          <table:table-cell office:value-type="float" office:value="-435.306677246" calcext:value-type="float">
            <text:p>-435.306677246</text:p>
          </table:table-cell>
        </table:table-row>
        <table:table-row table:style-name="ro1">
          <table:table-cell office:value-type="string" calcext:value-type="string">
            <text:p>A284W</text:p>
          </table:table-cell>
          <table:table-cell office:value-type="float" office:value="-435.307192993" calcext:value-type="float">
            <text:p>-435.307192993</text:p>
          </table:table-cell>
        </table:table-row>
        <table:table-row table:style-name="ro1">
          <table:table-cell office:value-type="string" calcext:value-type="string">
            <text:p>A300L</text:p>
          </table:table-cell>
          <table:table-cell office:value-type="float" office:value="-435.315994263" calcext:value-type="float">
            <text:p>-435.315994263</text:p>
          </table:table-cell>
        </table:table-row>
        <table:table-row table:style-name="ro1">
          <table:table-cell office:value-type="string" calcext:value-type="string">
            <text:p>D268K</text:p>
          </table:table-cell>
          <table:table-cell office:value-type="float" office:value="-435.316577148" calcext:value-type="float">
            <text:p>-435.316577148</text:p>
          </table:table-cell>
        </table:table-row>
        <table:table-row table:style-name="ro1">
          <table:table-cell office:value-type="string" calcext:value-type="string">
            <text:p>A92R</text:p>
          </table:table-cell>
          <table:table-cell office:value-type="float" office:value="-435.316726685" calcext:value-type="float">
            <text:p>-435.316726685</text:p>
          </table:table-cell>
        </table:table-row>
        <table:table-row table:style-name="ro1">
          <table:table-cell office:value-type="string" calcext:value-type="string">
            <text:p>N165D</text:p>
          </table:table-cell>
          <table:table-cell office:value-type="float" office:value="-435.31703186" calcext:value-type="float">
            <text:p>-435.31703186</text:p>
          </table:table-cell>
        </table:table-row>
        <table:table-row table:style-name="ro1">
          <table:table-cell office:value-type="string" calcext:value-type="string">
            <text:p>S324K</text:p>
          </table:table-cell>
          <table:table-cell office:value-type="float" office:value="-435.318527222" calcext:value-type="float">
            <text:p>-435.318527222</text:p>
          </table:table-cell>
        </table:table-row>
        <table:table-row table:style-name="ro1">
          <table:table-cell office:value-type="string" calcext:value-type="string">
            <text:p>G375F</text:p>
          </table:table-cell>
          <table:table-cell office:value-type="float" office:value="-435.31867981" calcext:value-type="float">
            <text:p>-435.31867981</text:p>
          </table:table-cell>
        </table:table-row>
        <table:table-row table:style-name="ro1">
          <table:table-cell office:value-type="string" calcext:value-type="string">
            <text:p>K386R</text:p>
          </table:table-cell>
          <table:table-cell office:value-type="float" office:value="-435.319256592" calcext:value-type="float">
            <text:p>-435.319256592</text:p>
          </table:table-cell>
        </table:table-row>
        <table:table-row table:style-name="ro1">
          <table:table-cell office:value-type="string" calcext:value-type="string">
            <text:p>A56V</text:p>
          </table:table-cell>
          <table:table-cell office:value-type="float" office:value="-435.328762817" calcext:value-type="float">
            <text:p>-435.328762817</text:p>
          </table:table-cell>
        </table:table-row>
        <table:table-row table:style-name="ro1">
          <table:table-cell office:value-type="string" calcext:value-type="string">
            <text:p>A253V</text:p>
          </table:table-cell>
          <table:table-cell office:value-type="float" office:value="-435.328933716" calcext:value-type="float">
            <text:p>-435.328933716</text:p>
          </table:table-cell>
        </table:table-row>
        <table:table-row table:style-name="ro1">
          <table:table-cell office:value-type="string" calcext:value-type="string">
            <text:p>K99S</text:p>
          </table:table-cell>
          <table:table-cell office:value-type="float" office:value="-435.335040283" calcext:value-type="float">
            <text:p>-435.335040283</text:p>
          </table:table-cell>
        </table:table-row>
        <table:table-row table:style-name="ro1">
          <table:table-cell office:value-type="string" calcext:value-type="string">
            <text:p>S125G</text:p>
          </table:table-cell>
          <table:table-cell office:value-type="float" office:value="-435.335864258" calcext:value-type="float">
            <text:p>-435.335864258</text:p>
          </table:table-cell>
        </table:table-row>
        <table:table-row table:style-name="ro1">
          <table:table-cell office:value-type="string" calcext:value-type="string">
            <text:p>L364W</text:p>
          </table:table-cell>
          <table:table-cell office:value-type="float" office:value="-435.339147949" calcext:value-type="float">
            <text:p>-435.339147949</text:p>
          </table:table-cell>
        </table:table-row>
        <table:table-row table:style-name="ro1">
          <table:table-cell office:value-type="string" calcext:value-type="string">
            <text:p>G423A</text:p>
          </table:table-cell>
          <table:table-cell office:value-type="float" office:value="-435.339364624" calcext:value-type="float">
            <text:p>-435.339364624</text:p>
          </table:table-cell>
        </table:table-row>
        <table:table-row table:style-name="ro1">
          <table:table-cell office:value-type="string" calcext:value-type="string">
            <text:p>V85P</text:p>
          </table:table-cell>
          <table:table-cell office:value-type="float" office:value="-435.341680908" calcext:value-type="float">
            <text:p>-435.341680908</text:p>
          </table:table-cell>
        </table:table-row>
        <table:table-row table:style-name="ro1">
          <table:table-cell office:value-type="string" calcext:value-type="string">
            <text:p>P325Q</text:p>
          </table:table-cell>
          <table:table-cell office:value-type="float" office:value="-435.343621826" calcext:value-type="float">
            <text:p>-435.343621826</text:p>
          </table:table-cell>
        </table:table-row>
        <table:table-row table:style-name="ro1">
          <table:table-cell office:value-type="string" calcext:value-type="string">
            <text:p>F199I</text:p>
          </table:table-cell>
          <table:table-cell office:value-type="float" office:value="-435.347027588" calcext:value-type="float">
            <text:p>-435.347027588</text:p>
          </table:table-cell>
        </table:table-row>
        <table:table-row table:style-name="ro1">
          <table:table-cell office:value-type="string" calcext:value-type="string">
            <text:p>G102D</text:p>
          </table:table-cell>
          <table:table-cell office:value-type="float" office:value="-435.347583008" calcext:value-type="float">
            <text:p>-435.347583008</text:p>
          </table:table-cell>
        </table:table-row>
        <table:table-row table:style-name="ro1">
          <table:table-cell office:value-type="string" calcext:value-type="string">
            <text:p>E54Y</text:p>
          </table:table-cell>
          <table:table-cell office:value-type="float" office:value="-435.350714111" calcext:value-type="float">
            <text:p>-435.350714111</text:p>
          </table:table-cell>
        </table:table-row>
        <table:table-row table:style-name="ro1">
          <table:table-cell office:value-type="string" calcext:value-type="string">
            <text:p>T362S</text:p>
          </table:table-cell>
          <table:table-cell office:value-type="float" office:value="-435.351589966" calcext:value-type="float">
            <text:p>-435.351589966</text:p>
          </table:table-cell>
        </table:table-row>
        <table:table-row table:style-name="ro1">
          <table:table-cell office:value-type="string" calcext:value-type="string">
            <text:p>D268H</text:p>
          </table:table-cell>
          <table:table-cell office:value-type="float" office:value="-435.3519104" calcext:value-type="float">
            <text:p>-435.3519104</text:p>
          </table:table-cell>
        </table:table-row>
        <table:table-row table:style-name="ro1">
          <table:table-cell office:value-type="string" calcext:value-type="string">
            <text:p>F251S</text:p>
          </table:table-cell>
          <table:table-cell office:value-type="float" office:value="-435.352261353" calcext:value-type="float">
            <text:p>-435.352261353</text:p>
          </table:table-cell>
        </table:table-row>
        <table:table-row table:style-name="ro1">
          <table:table-cell office:value-type="string" calcext:value-type="string">
            <text:p>M138V</text:p>
          </table:table-cell>
          <table:table-cell office:value-type="float" office:value="-435.355535889" calcext:value-type="float">
            <text:p>-435.355535889</text:p>
          </table:table-cell>
        </table:table-row>
        <table:table-row table:style-name="ro1">
          <table:table-cell office:value-type="string" calcext:value-type="string">
            <text:p>Y379C</text:p>
          </table:table-cell>
          <table:table-cell office:value-type="float" office:value="-435.356124878" calcext:value-type="float">
            <text:p>-435.356124878</text:p>
          </table:table-cell>
        </table:table-row>
        <table:table-row table:style-name="ro1">
          <table:table-cell office:value-type="string" calcext:value-type="string">
            <text:p>H410N</text:p>
          </table:table-cell>
          <table:table-cell office:value-type="float" office:value="-435.357312012" calcext:value-type="float">
            <text:p>-435.357312012</text:p>
          </table:table-cell>
        </table:table-row>
        <table:table-row table:style-name="ro1">
          <table:table-cell office:value-type="string" calcext:value-type="string">
            <text:p>A318L</text:p>
          </table:table-cell>
          <table:table-cell office:value-type="float" office:value="-435.358300781" calcext:value-type="float">
            <text:p>-435.358300781</text:p>
          </table:table-cell>
        </table:table-row>
        <table:table-row table:style-name="ro1">
          <table:table-cell office:value-type="string" calcext:value-type="string">
            <text:p>R436G</text:p>
          </table:table-cell>
          <table:table-cell office:value-type="float" office:value="-435.361105347" calcext:value-type="float">
            <text:p>-435.361105347</text:p>
          </table:table-cell>
        </table:table-row>
        <table:table-row table:style-name="ro1">
          <table:table-cell office:value-type="string" calcext:value-type="string">
            <text:p>I425E</text:p>
          </table:table-cell>
          <table:table-cell office:value-type="float" office:value="-435.362084961" calcext:value-type="float">
            <text:p>-435.362084961</text:p>
          </table:table-cell>
        </table:table-row>
        <table:table-row table:style-name="ro1">
          <table:table-cell office:value-type="string" calcext:value-type="string">
            <text:p>P115C</text:p>
          </table:table-cell>
          <table:table-cell office:value-type="float" office:value="-435.371963501" calcext:value-type="float">
            <text:p>-435.371963501</text:p>
          </table:table-cell>
        </table:table-row>
        <table:table-row table:style-name="ro1">
          <table:table-cell office:value-type="string" calcext:value-type="string">
            <text:p>L192V</text:p>
          </table:table-cell>
          <table:table-cell office:value-type="float" office:value="-435.372305298" calcext:value-type="float">
            <text:p>-435.372305298</text:p>
          </table:table-cell>
        </table:table-row>
        <table:table-row table:style-name="ro1">
          <table:table-cell office:value-type="string" calcext:value-type="string">
            <text:p>K360F</text:p>
          </table:table-cell>
          <table:table-cell office:value-type="float" office:value="-435.374261475" calcext:value-type="float">
            <text:p>-435.374261475</text:p>
          </table:table-cell>
        </table:table-row>
        <table:table-row table:style-name="ro1">
          <table:table-cell office:value-type="string" calcext:value-type="string">
            <text:p>L173R</text:p>
          </table:table-cell>
          <table:table-cell office:value-type="float" office:value="-435.38432312" calcext:value-type="float">
            <text:p>-435.38432312</text:p>
          </table:table-cell>
        </table:table-row>
        <table:table-row table:style-name="ro1">
          <table:table-cell office:value-type="string" calcext:value-type="string">
            <text:p>I45Q</text:p>
          </table:table-cell>
          <table:table-cell office:value-type="float" office:value="-435.385272217" calcext:value-type="float">
            <text:p>-435.385272217</text:p>
          </table:table-cell>
        </table:table-row>
        <table:table-row table:style-name="ro1">
          <table:table-cell office:value-type="string" calcext:value-type="string">
            <text:p>V55H</text:p>
          </table:table-cell>
          <table:table-cell office:value-type="float" office:value="-435.385574341" calcext:value-type="float">
            <text:p>-435.385574341</text:p>
          </table:table-cell>
        </table:table-row>
        <table:table-row table:style-name="ro1">
          <table:table-cell office:value-type="string" calcext:value-type="string">
            <text:p>T362F</text:p>
          </table:table-cell>
          <table:table-cell office:value-type="float" office:value="-435.386062622" calcext:value-type="float">
            <text:p>-435.386062622</text:p>
          </table:table-cell>
        </table:table-row>
        <table:table-row table:style-name="ro1">
          <table:table-cell office:value-type="string" calcext:value-type="string">
            <text:p>M385F</text:p>
          </table:table-cell>
          <table:table-cell office:value-type="float" office:value="-435.392221069" calcext:value-type="float">
            <text:p>-435.392221069</text:p>
          </table:table-cell>
        </table:table-row>
        <table:table-row table:style-name="ro1">
          <table:table-cell office:value-type="string" calcext:value-type="string">
            <text:p>P376G</text:p>
          </table:table-cell>
          <table:table-cell office:value-type="float" office:value="-435.393612671" calcext:value-type="float">
            <text:p>-435.393612671</text:p>
          </table:table-cell>
        </table:table-row>
        <table:table-row table:style-name="ro1">
          <table:table-cell office:value-type="string" calcext:value-type="string">
            <text:p>L103S</text:p>
          </table:table-cell>
          <table:table-cell office:value-type="float" office:value="-435.39598999" calcext:value-type="float">
            <text:p>-435.39598999</text:p>
          </table:table-cell>
        </table:table-row>
        <table:table-row table:style-name="ro1">
          <table:table-cell office:value-type="string" calcext:value-type="string">
            <text:p>G359E</text:p>
          </table:table-cell>
          <table:table-cell office:value-type="float" office:value="-435.401239014" calcext:value-type="float">
            <text:p>-435.401239014</text:p>
          </table:table-cell>
        </table:table-row>
        <table:table-row table:style-name="ro1">
          <table:table-cell office:value-type="string" calcext:value-type="string">
            <text:p>C203R</text:p>
          </table:table-cell>
          <table:table-cell office:value-type="float" office:value="-435.404745483" calcext:value-type="float">
            <text:p>-435.404745483</text:p>
          </table:table-cell>
        </table:table-row>
        <table:table-row table:style-name="ro1">
          <table:table-cell office:value-type="string" calcext:value-type="string">
            <text:p>A237T</text:p>
          </table:table-cell>
          <table:table-cell office:value-type="float" office:value="-435.404986572" calcext:value-type="float">
            <text:p>-435.404986572</text:p>
          </table:table-cell>
        </table:table-row>
        <table:table-row table:style-name="ro1">
          <table:table-cell office:value-type="string" calcext:value-type="string">
            <text:p>N221G</text:p>
          </table:table-cell>
          <table:table-cell office:value-type="float" office:value="-435.407543945" calcext:value-type="float">
            <text:p>-435.407543945</text:p>
          </table:table-cell>
        </table:table-row>
        <table:table-row table:style-name="ro1">
          <table:table-cell office:value-type="string" calcext:value-type="string">
            <text:p>M146I</text:p>
          </table:table-cell>
          <table:table-cell office:value-type="float" office:value="-435.40921936" calcext:value-type="float">
            <text:p>-435.40921936</text:p>
          </table:table-cell>
        </table:table-row>
        <table:table-row table:style-name="ro1">
          <table:table-cell office:value-type="string" calcext:value-type="string">
            <text:p>D76G</text:p>
          </table:table-cell>
          <table:table-cell office:value-type="float" office:value="-435.410348511" calcext:value-type="float">
            <text:p>-435.410348511</text:p>
          </table:table-cell>
        </table:table-row>
        <table:table-row table:style-name="ro1">
          <table:table-cell office:value-type="string" calcext:value-type="string">
            <text:p>L132Y</text:p>
          </table:table-cell>
          <table:table-cell office:value-type="float" office:value="-435.413943481" calcext:value-type="float">
            <text:p>-435.413943481</text:p>
          </table:table-cell>
        </table:table-row>
        <table:table-row table:style-name="ro1">
          <table:table-cell office:value-type="string" calcext:value-type="string">
            <text:p>K335R</text:p>
          </table:table-cell>
          <table:table-cell office:value-type="float" office:value="-435.415817261" calcext:value-type="float">
            <text:p>-435.415817261</text:p>
          </table:table-cell>
        </table:table-row>
        <table:table-row table:style-name="ro1">
          <table:table-cell office:value-type="string" calcext:value-type="string">
            <text:p>Y439D</text:p>
          </table:table-cell>
          <table:table-cell office:value-type="float" office:value="-435.416003418" calcext:value-type="float">
            <text:p>-435.416003418</text:p>
          </table:table-cell>
        </table:table-row>
        <table:table-row table:style-name="ro1">
          <table:table-cell office:value-type="string" calcext:value-type="string">
            <text:p>S167G</text:p>
          </table:table-cell>
          <table:table-cell office:value-type="float" office:value="-435.421914673" calcext:value-type="float">
            <text:p>-435.421914673</text:p>
          </table:table-cell>
        </table:table-row>
        <table:table-row table:style-name="ro1">
          <table:table-cell office:value-type="string" calcext:value-type="string">
            <text:p>L331T</text:p>
          </table:table-cell>
          <table:table-cell office:value-type="float" office:value="-435.429122925" calcext:value-type="float">
            <text:p>-435.429122925</text:p>
          </table:table-cell>
        </table:table-row>
        <table:table-row table:style-name="ro1">
          <table:table-cell office:value-type="string" calcext:value-type="string">
            <text:p>F206L</text:p>
          </table:table-cell>
          <table:table-cell office:value-type="float" office:value="-435.431451416" calcext:value-type="float">
            <text:p>-435.431451416</text:p>
          </table:table-cell>
        </table:table-row>
        <table:table-row table:style-name="ro1">
          <table:table-cell office:value-type="string" calcext:value-type="string">
            <text:p>G296P</text:p>
          </table:table-cell>
          <table:table-cell office:value-type="float" office:value="-435.433251953" calcext:value-type="float">
            <text:p>-435.433251953</text:p>
          </table:table-cell>
        </table:table-row>
        <table:table-row table:style-name="ro1">
          <table:table-cell office:value-type="string" calcext:value-type="string">
            <text:p>D440G</text:p>
          </table:table-cell>
          <table:table-cell office:value-type="float" office:value="-435.435888672" calcext:value-type="float">
            <text:p>-435.435888672</text:p>
          </table:table-cell>
        </table:table-row>
        <table:table-row table:style-name="ro1">
          <table:table-cell office:value-type="string" calcext:value-type="string">
            <text:p>G143S</text:p>
          </table:table-cell>
          <table:table-cell office:value-type="float" office:value="-435.436328125" calcext:value-type="float">
            <text:p>-435.436328125</text:p>
          </table:table-cell>
        </table:table-row>
        <table:table-row table:style-name="ro1">
          <table:table-cell office:value-type="string" calcext:value-type="string">
            <text:p>P325N</text:p>
          </table:table-cell>
          <table:table-cell office:value-type="float" office:value="-435.439111328" calcext:value-type="float">
            <text:p>-435.439111328</text:p>
          </table:table-cell>
        </table:table-row>
        <table:table-row table:style-name="ro1">
          <table:table-cell office:value-type="string" calcext:value-type="string">
            <text:p>S252A</text:p>
          </table:table-cell>
          <table:table-cell office:value-type="float" office:value="-435.439990234" calcext:value-type="float">
            <text:p>-435.439990234</text:p>
          </table:table-cell>
        </table:table-row>
        <table:table-row table:style-name="ro1">
          <table:table-cell office:value-type="string" calcext:value-type="string">
            <text:p>K233Y</text:p>
          </table:table-cell>
          <table:table-cell office:value-type="float" office:value="-435.449279785" calcext:value-type="float">
            <text:p>-435.449279785</text:p>
          </table:table-cell>
        </table:table-row>
        <table:table-row table:style-name="ro1">
          <table:table-cell office:value-type="string" calcext:value-type="string">
            <text:p>L38T</text:p>
          </table:table-cell>
          <table:table-cell office:value-type="float" office:value="-435.449636841" calcext:value-type="float">
            <text:p>-435.449636841</text:p>
          </table:table-cell>
        </table:table-row>
        <table:table-row table:style-name="ro1">
          <table:table-cell office:value-type="string" calcext:value-type="string">
            <text:p>A200M</text:p>
          </table:table-cell>
          <table:table-cell office:value-type="float" office:value="-435.450030518" calcext:value-type="float">
            <text:p>-435.450030518</text:p>
          </table:table-cell>
        </table:table-row>
        <table:table-row table:style-name="ro1">
          <table:table-cell office:value-type="string" calcext:value-type="string">
            <text:p>M326Q</text:p>
          </table:table-cell>
          <table:table-cell office:value-type="float" office:value="-435.451528931" calcext:value-type="float">
            <text:p>-435.451528931</text:p>
          </table:table-cell>
        </table:table-row>
        <table:table-row table:style-name="ro1">
          <table:table-cell office:value-type="string" calcext:value-type="string">
            <text:p>W128C</text:p>
          </table:table-cell>
          <table:table-cell office:value-type="float" office:value="-435.45395813" calcext:value-type="float">
            <text:p>-435.45395813</text:p>
          </table:table-cell>
        </table:table-row>
        <table:table-row table:style-name="ro1">
          <table:table-cell office:value-type="string" calcext:value-type="string">
            <text:p>T388A</text:p>
          </table:table-cell>
          <table:table-cell office:value-type="float" office:value="-435.455841064" calcext:value-type="float">
            <text:p>-435.455841064</text:p>
          </table:table-cell>
        </table:table-row>
        <table:table-row table:style-name="ro1">
          <table:table-cell office:value-type="string" calcext:value-type="string">
            <text:p>L336A</text:p>
          </table:table-cell>
          <table:table-cell office:value-type="float" office:value="-435.459246826" calcext:value-type="float">
            <text:p>-435.459246826</text:p>
          </table:table-cell>
        </table:table-row>
        <table:table-row table:style-name="ro1">
          <table:table-cell office:value-type="string" calcext:value-type="string">
            <text:p>D258N</text:p>
          </table:table-cell>
          <table:table-cell office:value-type="float" office:value="-435.459902954" calcext:value-type="float">
            <text:p>-435.459902954</text:p>
          </table:table-cell>
        </table:table-row>
        <table:table-row table:style-name="ro1">
          <table:table-cell office:value-type="string" calcext:value-type="string">
            <text:p>L399M</text:p>
          </table:table-cell>
          <table:table-cell office:value-type="float" office:value="-435.460089111" calcext:value-type="float">
            <text:p>-435.460089111</text:p>
          </table:table-cell>
        </table:table-row>
        <table:table-row table:style-name="ro1">
          <table:table-cell office:value-type="string" calcext:value-type="string">
            <text:p>F308L</text:p>
          </table:table-cell>
          <table:table-cell office:value-type="float" office:value="-435.462564087" calcext:value-type="float">
            <text:p>-435.462564087</text:p>
          </table:table-cell>
        </table:table-row>
        <table:table-row table:style-name="ro1">
          <table:table-cell office:value-type="string" calcext:value-type="string">
            <text:p>D239S</text:p>
          </table:table-cell>
          <table:table-cell office:value-type="float" office:value="-435.465048218" calcext:value-type="float">
            <text:p>-435.465048218</text:p>
          </table:table-cell>
        </table:table-row>
        <table:table-row table:style-name="ro1">
          <table:table-cell office:value-type="string" calcext:value-type="string">
            <text:p>R157H</text:p>
          </table:table-cell>
          <table:table-cell office:value-type="float" office:value="-435.468295288" calcext:value-type="float">
            <text:p>-435.468295288</text:p>
          </table:table-cell>
        </table:table-row>
        <table:table-row table:style-name="ro1">
          <table:table-cell office:value-type="string" calcext:value-type="string">
            <text:p>Y379R</text:p>
          </table:table-cell>
          <table:table-cell office:value-type="float" office:value="-435.475054932" calcext:value-type="float">
            <text:p>-435.475054932</text:p>
          </table:table-cell>
        </table:table-row>
        <table:table-row table:style-name="ro1">
          <table:table-cell office:value-type="string" calcext:value-type="string">
            <text:p>N68K</text:p>
          </table:table-cell>
          <table:table-cell office:value-type="float" office:value="-435.478759766" calcext:value-type="float">
            <text:p>-435.478759766</text:p>
          </table:table-cell>
        </table:table-row>
        <table:table-row table:style-name="ro1">
          <table:table-cell office:value-type="string" calcext:value-type="string">
            <text:p>F224Y</text:p>
          </table:table-cell>
          <table:table-cell office:value-type="float" office:value="-435.481414795" calcext:value-type="float">
            <text:p>-435.481414795</text:p>
          </table:table-cell>
        </table:table-row>
        <table:table-row table:style-name="ro1">
          <table:table-cell office:value-type="string" calcext:value-type="string">
            <text:p>G384M</text:p>
          </table:table-cell>
          <table:table-cell office:value-type="float" office:value="-435.484835815" calcext:value-type="float">
            <text:p>-435.484835815</text:p>
          </table:table-cell>
        </table:table-row>
        <table:table-row table:style-name="ro1">
          <table:table-cell office:value-type="string" calcext:value-type="string">
            <text:p>F269K</text:p>
          </table:table-cell>
          <table:table-cell office:value-type="float" office:value="-435.484890747" calcext:value-type="float">
            <text:p>-435.484890747</text:p>
          </table:table-cell>
        </table:table-row>
        <table:table-row table:style-name="ro1">
          <table:table-cell office:value-type="string" calcext:value-type="string">
            <text:p>C441G</text:p>
          </table:table-cell>
          <table:table-cell office:value-type="float" office:value="-435.484896851" calcext:value-type="float">
            <text:p>-435.484896851</text:p>
          </table:table-cell>
        </table:table-row>
        <table:table-row table:style-name="ro1">
          <table:table-cell office:value-type="string" calcext:value-type="string">
            <text:p>E303P</text:p>
          </table:table-cell>
          <table:table-cell office:value-type="float" office:value="-435.485705566" calcext:value-type="float">
            <text:p>-435.485705566</text:p>
          </table:table-cell>
        </table:table-row>
        <table:table-row table:style-name="ro1">
          <table:table-cell office:value-type="string" calcext:value-type="string">
            <text:p>D440A</text:p>
          </table:table-cell>
          <table:table-cell office:value-type="float" office:value="-435.489822388" calcext:value-type="float">
            <text:p>-435.489822388</text:p>
          </table:table-cell>
        </table:table-row>
        <table:table-row table:style-name="ro1">
          <table:table-cell office:value-type="string" calcext:value-type="string">
            <text:p>A164E</text:p>
          </table:table-cell>
          <table:table-cell office:value-type="float" office:value="-435.492184448" calcext:value-type="float">
            <text:p>-435.492184448</text:p>
          </table:table-cell>
        </table:table-row>
        <table:table-row table:style-name="ro1">
          <table:table-cell office:value-type="string" calcext:value-type="string">
            <text:p>E262V</text:p>
          </table:table-cell>
          <table:table-cell office:value-type="float" office:value="-435.49430542" calcext:value-type="float">
            <text:p>-435.49430542</text:p>
          </table:table-cell>
        </table:table-row>
        <table:table-row table:style-name="ro1">
          <table:table-cell office:value-type="string" calcext:value-type="string">
            <text:p>D211M</text:p>
          </table:table-cell>
          <table:table-cell office:value-type="float" office:value="-435.495709229" calcext:value-type="float">
            <text:p>-435.495709229</text:p>
          </table:table-cell>
        </table:table-row>
        <table:table-row table:style-name="ro1">
          <table:table-cell office:value-type="string" calcext:value-type="string">
            <text:p>K360V</text:p>
          </table:table-cell>
          <table:table-cell office:value-type="float" office:value="-435.495782471" calcext:value-type="float">
            <text:p>-435.495782471</text:p>
          </table:table-cell>
        </table:table-row>
        <table:table-row table:style-name="ro1">
          <table:table-cell office:value-type="string" calcext:value-type="string">
            <text:p>P115H</text:p>
          </table:table-cell>
          <table:table-cell office:value-type="float" office:value="-435.49680481" calcext:value-type="float">
            <text:p>-435.49680481</text:p>
          </table:table-cell>
        </table:table-row>
        <table:table-row table:style-name="ro1">
          <table:table-cell office:value-type="string" calcext:value-type="string">
            <text:p>V40L</text:p>
          </table:table-cell>
          <table:table-cell office:value-type="float" office:value="-435.497311401" calcext:value-type="float">
            <text:p>-435.497311401</text:p>
          </table:table-cell>
        </table:table-row>
        <table:table-row table:style-name="ro1">
          <table:table-cell office:value-type="string" calcext:value-type="string">
            <text:p>Q380G</text:p>
          </table:table-cell>
          <table:table-cell office:value-type="float" office:value="-435.497470093" calcext:value-type="float">
            <text:p>-435.497470093</text:p>
          </table:table-cell>
        </table:table-row>
        <table:table-row table:style-name="ro1">
          <table:table-cell office:value-type="string" calcext:value-type="string">
            <text:p>K158V</text:p>
          </table:table-cell>
          <table:table-cell office:value-type="float" office:value="-435.499645996" calcext:value-type="float">
            <text:p>-435.499645996</text:p>
          </table:table-cell>
        </table:table-row>
        <table:table-row table:style-name="ro1">
          <table:table-cell office:value-type="string" calcext:value-type="string">
            <text:p>V69L</text:p>
          </table:table-cell>
          <table:table-cell office:value-type="float" office:value="-435.502227783" calcext:value-type="float">
            <text:p>-435.502227783</text:p>
          </table:table-cell>
        </table:table-row>
        <table:table-row table:style-name="ro1">
          <table:table-cell office:value-type="string" calcext:value-type="string">
            <text:p>C203T</text:p>
          </table:table-cell>
          <table:table-cell office:value-type="float" office:value="-435.503692627" calcext:value-type="float">
            <text:p>-435.503692627</text:p>
          </table:table-cell>
        </table:table-row>
        <table:table-row table:style-name="ro1">
          <table:table-cell office:value-type="string" calcext:value-type="string">
            <text:p>P223C</text:p>
          </table:table-cell>
          <table:table-cell office:value-type="float" office:value="-435.510263062" calcext:value-type="float">
            <text:p>-435.510263062</text:p>
          </table:table-cell>
        </table:table-row>
        <table:table-row table:style-name="ro1">
          <table:table-cell office:value-type="string" calcext:value-type="string">
            <text:p>I213V</text:p>
          </table:table-cell>
          <table:table-cell office:value-type="float" office:value="-435.513760376" calcext:value-type="float">
            <text:p>-435.513760376</text:p>
          </table:table-cell>
        </table:table-row>
        <table:table-row table:style-name="ro1">
          <table:table-cell office:value-type="string" calcext:value-type="string">
            <text:p>P325L</text:p>
          </table:table-cell>
          <table:table-cell office:value-type="float" office:value="-435.515393066" calcext:value-type="float">
            <text:p>-435.515393066</text:p>
          </table:table-cell>
        </table:table-row>
        <table:table-row table:style-name="ro1">
          <table:table-cell office:value-type="string" calcext:value-type="string">
            <text:p>D258G</text:p>
          </table:table-cell>
          <table:table-cell office:value-type="float" office:value="-435.518301392" calcext:value-type="float">
            <text:p>-435.518301392</text:p>
          </table:table-cell>
        </table:table-row>
        <table:table-row table:style-name="ro1">
          <table:table-cell office:value-type="string" calcext:value-type="string">
            <text:p>K386L</text:p>
          </table:table-cell>
          <table:table-cell office:value-type="float" office:value="-435.518310547" calcext:value-type="float">
            <text:p>-435.518310547</text:p>
          </table:table-cell>
        </table:table-row>
        <table:table-row table:style-name="ro1">
          <table:table-cell office:value-type="string" calcext:value-type="string">
            <text:p>P402G</text:p>
          </table:table-cell>
          <table:table-cell office:value-type="float" office:value="-435.521047974" calcext:value-type="float">
            <text:p>-435.521047974</text:p>
          </table:table-cell>
        </table:table-row>
        <table:table-row table:style-name="ro1">
          <table:table-cell office:value-type="string" calcext:value-type="string">
            <text:p>L103T</text:p>
          </table:table-cell>
          <table:table-cell office:value-type="float" office:value="-435.522671509" calcext:value-type="float">
            <text:p>-435.522671509</text:p>
          </table:table-cell>
        </table:table-row>
        <table:table-row table:style-name="ro1">
          <table:table-cell office:value-type="string" calcext:value-type="string">
            <text:p>V319L</text:p>
          </table:table-cell>
          <table:table-cell office:value-type="float" office:value="-435.523669434" calcext:value-type="float">
            <text:p>-435.523669434</text:p>
          </table:table-cell>
        </table:table-row>
        <table:table-row table:style-name="ro1">
          <table:table-cell office:value-type="string" calcext:value-type="string">
            <text:p>G180E</text:p>
          </table:table-cell>
          <table:table-cell office:value-type="float" office:value="-435.525997925" calcext:value-type="float">
            <text:p>-435.525997925</text:p>
          </table:table-cell>
        </table:table-row>
        <table:table-row table:style-name="ro1">
          <table:table-cell office:value-type="string" calcext:value-type="string">
            <text:p>L435C</text:p>
          </table:table-cell>
          <table:table-cell office:value-type="float" office:value="-435.528112793" calcext:value-type="float">
            <text:p>-435.528112793</text:p>
          </table:table-cell>
        </table:table-row>
        <table:table-row table:style-name="ro1">
          <table:table-cell office:value-type="string" calcext:value-type="string">
            <text:p>V172P</text:p>
          </table:table-cell>
          <table:table-cell office:value-type="float" office:value="-435.538800049" calcext:value-type="float">
            <text:p>-435.538800049</text:p>
          </table:table-cell>
        </table:table-row>
        <table:table-row table:style-name="ro1">
          <table:table-cell office:value-type="string" calcext:value-type="string">
            <text:p>S446K</text:p>
          </table:table-cell>
          <table:table-cell office:value-type="float" office:value="-435.54239502" calcext:value-type="float">
            <text:p>-435.54239502</text:p>
          </table:table-cell>
        </table:table-row>
        <table:table-row table:style-name="ro1">
          <table:table-cell office:value-type="string" calcext:value-type="string">
            <text:p>K158G</text:p>
          </table:table-cell>
          <table:table-cell office:value-type="float" office:value="-435.542910767" calcext:value-type="float">
            <text:p>-435.542910767</text:p>
          </table:table-cell>
        </table:table-row>
        <table:table-row table:style-name="ro1">
          <table:table-cell office:value-type="string" calcext:value-type="string">
            <text:p>G101T</text:p>
          </table:table-cell>
          <table:table-cell office:value-type="float" office:value="-435.547018433" calcext:value-type="float">
            <text:p>-435.547018433</text:p>
          </table:table-cell>
        </table:table-row>
        <table:table-row table:style-name="ro1">
          <table:table-cell office:value-type="string" calcext:value-type="string">
            <text:p>A83S</text:p>
          </table:table-cell>
          <table:table-cell office:value-type="float" office:value="-435.547808838" calcext:value-type="float">
            <text:p>-435.547808838</text:p>
          </table:table-cell>
        </table:table-row>
        <table:table-row table:style-name="ro1">
          <table:table-cell office:value-type="string" calcext:value-type="string">
            <text:p>A248N</text:p>
          </table:table-cell>
          <table:table-cell office:value-type="float" office:value="-435.550164795" calcext:value-type="float">
            <text:p>-435.550164795</text:p>
          </table:table-cell>
        </table:table-row>
        <table:table-row table:style-name="ro1">
          <table:table-cell office:value-type="string" calcext:value-type="string">
            <text:p>T388I</text:p>
          </table:table-cell>
          <table:table-cell office:value-type="float" office:value="-435.551483154" calcext:value-type="float">
            <text:p>-435.551483154</text:p>
          </table:table-cell>
        </table:table-row>
        <table:table-row table:style-name="ro1">
          <table:table-cell office:value-type="string" calcext:value-type="string">
            <text:p>G66A</text:p>
          </table:table-cell>
          <table:table-cell office:value-type="float" office:value="-435.551638794" calcext:value-type="float">
            <text:p>-435.551638794</text:p>
          </table:table-cell>
        </table:table-row>
        <table:table-row table:style-name="ro1">
          <table:table-cell office:value-type="string" calcext:value-type="string">
            <text:p>G289S</text:p>
          </table:table-cell>
          <table:table-cell office:value-type="float" office:value="-435.552575684" calcext:value-type="float">
            <text:p>-435.552575684</text:p>
          </table:table-cell>
        </table:table-row>
        <table:table-row table:style-name="ro1">
          <table:table-cell office:value-type="string" calcext:value-type="string">
            <text:p>L339Y</text:p>
          </table:table-cell>
          <table:table-cell office:value-type="float" office:value="-435.554119873" calcext:value-type="float">
            <text:p>-435.554119873</text:p>
          </table:table-cell>
        </table:table-row>
        <table:table-row table:style-name="ro1">
          <table:table-cell office:value-type="string" calcext:value-type="string">
            <text:p>A184M</text:p>
          </table:table-cell>
          <table:table-cell office:value-type="float" office:value="-435.557794189" calcext:value-type="float">
            <text:p>-435.557794189</text:p>
          </table:table-cell>
        </table:table-row>
        <table:table-row table:style-name="ro1">
          <table:table-cell office:value-type="string" calcext:value-type="string">
            <text:p>I45P</text:p>
          </table:table-cell>
          <table:table-cell office:value-type="float" office:value="-435.562878418" calcext:value-type="float">
            <text:p>-435.562878418</text:p>
          </table:table-cell>
        </table:table-row>
        <table:table-row table:style-name="ro1">
          <table:table-cell office:value-type="string" calcext:value-type="string">
            <text:p>T91Y</text:p>
          </table:table-cell>
          <table:table-cell office:value-type="float" office:value="-435.566952515" calcext:value-type="float">
            <text:p>-435.566952515</text:p>
          </table:table-cell>
        </table:table-row>
        <table:table-row table:style-name="ro1">
          <table:table-cell office:value-type="string" calcext:value-type="string">
            <text:p>H126D</text:p>
          </table:table-cell>
          <table:table-cell office:value-type="float" office:value="-435.567410278" calcext:value-type="float">
            <text:p>-435.567410278</text:p>
          </table:table-cell>
        </table:table-row>
        <table:table-row table:style-name="ro1">
          <table:table-cell office:value-type="string" calcext:value-type="string">
            <text:p>G143K</text:p>
          </table:table-cell>
          <table:table-cell office:value-type="float" office:value="-435.567648315" calcext:value-type="float">
            <text:p>-435.567648315</text:p>
          </table:table-cell>
        </table:table-row>
        <table:table-row table:style-name="ro1">
          <table:table-cell office:value-type="string" calcext:value-type="string">
            <text:p>N415F</text:p>
          </table:table-cell>
          <table:table-cell office:value-type="float" office:value="-435.570236206" calcext:value-type="float">
            <text:p>-435.570236206</text:p>
          </table:table-cell>
        </table:table-row>
        <table:table-row table:style-name="ro1">
          <table:table-cell office:value-type="string" calcext:value-type="string">
            <text:p>T299G</text:p>
          </table:table-cell>
          <table:table-cell office:value-type="float" office:value="-435.570632935" calcext:value-type="float">
            <text:p>-435.570632935</text:p>
          </table:table-cell>
        </table:table-row>
        <table:table-row table:style-name="ro1">
          <table:table-cell office:value-type="string" calcext:value-type="string">
            <text:p>G210M</text:p>
          </table:table-cell>
          <table:table-cell office:value-type="float" office:value="-435.571697998" calcext:value-type="float">
            <text:p>-435.571697998</text:p>
          </table:table-cell>
        </table:table-row>
        <table:table-row table:style-name="ro1">
          <table:table-cell office:value-type="string" calcext:value-type="string">
            <text:p>G101I</text:p>
          </table:table-cell>
          <table:table-cell office:value-type="float" office:value="-435.574414063" calcext:value-type="float">
            <text:p>-435.574414063</text:p>
          </table:table-cell>
        </table:table-row>
        <table:table-row table:style-name="ro1">
          <table:table-cell office:value-type="string" calcext:value-type="string">
            <text:p>S72M</text:p>
          </table:table-cell>
          <table:table-cell office:value-type="float" office:value="-435.574603271" calcext:value-type="float">
            <text:p>-435.574603271</text:p>
          </table:table-cell>
        </table:table-row>
        <table:table-row table:style-name="ro1">
          <table:table-cell office:value-type="string" calcext:value-type="string">
            <text:p>A202L</text:p>
          </table:table-cell>
          <table:table-cell office:value-type="float" office:value="-435.576043701" calcext:value-type="float">
            <text:p>-435.576043701</text:p>
          </table:table-cell>
        </table:table-row>
        <table:table-row table:style-name="ro1">
          <table:table-cell office:value-type="string" calcext:value-type="string">
            <text:p>Y182A</text:p>
          </table:table-cell>
          <table:table-cell office:value-type="float" office:value="-435.57767334" calcext:value-type="float">
            <text:p>-435.57767334</text:p>
          </table:table-cell>
        </table:table-row>
        <table:table-row table:style-name="ro1">
          <table:table-cell office:value-type="string" calcext:value-type="string">
            <text:p>A253G</text:p>
          </table:table-cell>
          <table:table-cell office:value-type="float" office:value="-435.581390381" calcext:value-type="float">
            <text:p>-435.581390381</text:p>
          </table:table-cell>
        </table:table-row>
        <table:table-row table:style-name="ro1">
          <table:table-cell office:value-type="string" calcext:value-type="string">
            <text:p>L364M</text:p>
          </table:table-cell>
          <table:table-cell office:value-type="float" office:value="-435.58309021" calcext:value-type="float">
            <text:p>-435.58309021</text:p>
          </table:table-cell>
        </table:table-row>
        <table:table-row table:style-name="ro1">
          <table:table-cell office:value-type="string" calcext:value-type="string">
            <text:p>E197F</text:p>
          </table:table-cell>
          <table:table-cell office:value-type="float" office:value="-435.584265137" calcext:value-type="float">
            <text:p>-435.584265137</text:p>
          </table:table-cell>
        </table:table-row>
        <table:table-row table:style-name="ro1">
          <table:table-cell office:value-type="string" calcext:value-type="string">
            <text:p>I433Y</text:p>
          </table:table-cell>
          <table:table-cell office:value-type="float" office:value="-435.586166382" calcext:value-type="float">
            <text:p>-435.586166382</text:p>
          </table:table-cell>
        </table:table-row>
        <table:table-row table:style-name="ro1">
          <table:table-cell office:value-type="string" calcext:value-type="string">
            <text:p>F269H</text:p>
          </table:table-cell>
          <table:table-cell office:value-type="float" office:value="-435.586578369" calcext:value-type="float">
            <text:p>-435.586578369</text:p>
          </table:table-cell>
        </table:table-row>
        <table:table-row table:style-name="ro1">
          <table:table-cell office:value-type="string" calcext:value-type="string">
            <text:p>L331I</text:p>
          </table:table-cell>
          <table:table-cell office:value-type="float" office:value="-435.592715454" calcext:value-type="float">
            <text:p>-435.592715454</text:p>
          </table:table-cell>
        </table:table-row>
        <table:table-row table:style-name="ro1">
          <table:table-cell office:value-type="string" calcext:value-type="string">
            <text:p>V85I</text:p>
          </table:table-cell>
          <table:table-cell office:value-type="float" office:value="-435.595001221" calcext:value-type="float">
            <text:p>-435.595001221</text:p>
          </table:table-cell>
        </table:table-row>
        <table:table-row table:style-name="ro1">
          <table:table-cell office:value-type="string" calcext:value-type="string">
            <text:p>M385T</text:p>
          </table:table-cell>
          <table:table-cell office:value-type="float" office:value="-435.595339966" calcext:value-type="float">
            <text:p>-435.595339966</text:p>
          </table:table-cell>
        </table:table-row>
        <table:table-row table:style-name="ro1">
          <table:table-cell office:value-type="string" calcext:value-type="string">
            <text:p>A244N</text:p>
          </table:table-cell>
          <table:table-cell office:value-type="float" office:value="-435.598764038" calcext:value-type="float">
            <text:p>-435.598764038</text:p>
          </table:table-cell>
        </table:table-row>
        <table:table-row table:style-name="ro1">
          <table:table-cell office:value-type="string" calcext:value-type="string">
            <text:p>G384R</text:p>
          </table:table-cell>
          <table:table-cell office:value-type="float" office:value="-435.599740601" calcext:value-type="float">
            <text:p>-435.599740601</text:p>
          </table:table-cell>
        </table:table-row>
        <table:table-row table:style-name="ro1">
          <table:table-cell office:value-type="string" calcext:value-type="string">
            <text:p>K381C</text:p>
          </table:table-cell>
          <table:table-cell office:value-type="float" office:value="-435.600253296" calcext:value-type="float">
            <text:p>-435.600253296</text:p>
          </table:table-cell>
        </table:table-row>
        <table:table-row table:style-name="ro1">
          <table:table-cell office:value-type="string" calcext:value-type="string">
            <text:p>L339A</text:p>
          </table:table-cell>
          <table:table-cell office:value-type="float" office:value="-435.601986694" calcext:value-type="float">
            <text:p>-435.601986694</text:p>
          </table:table-cell>
        </table:table-row>
        <table:table-row table:style-name="ro1">
          <table:table-cell office:value-type="string" calcext:value-type="string">
            <text:p>G375T</text:p>
          </table:table-cell>
          <table:table-cell office:value-type="float" office:value="-435.603503418" calcext:value-type="float">
            <text:p>-435.603503418</text:p>
          </table:table-cell>
        </table:table-row>
        <table:table-row table:style-name="ro1">
          <table:table-cell office:value-type="string" calcext:value-type="string">
            <text:p>Y86F</text:p>
          </table:table-cell>
          <table:table-cell office:value-type="float" office:value="-435.609719849" calcext:value-type="float">
            <text:p>-435.609719849</text:p>
          </table:table-cell>
        </table:table-row>
        <table:table-row table:style-name="ro1">
          <table:table-cell office:value-type="string" calcext:value-type="string">
            <text:p>G395A</text:p>
          </table:table-cell>
          <table:table-cell office:value-type="float" office:value="-435.612783813" calcext:value-type="float">
            <text:p>-435.612783813</text:p>
          </table:table-cell>
        </table:table-row>
        <table:table-row table:style-name="ro1">
          <table:table-cell office:value-type="string" calcext:value-type="string">
            <text:p>Y379Q</text:p>
          </table:table-cell>
          <table:table-cell office:value-type="float" office:value="-435.613916016" calcext:value-type="float">
            <text:p>-435.613916016</text:p>
          </table:table-cell>
        </table:table-row>
        <table:table-row table:style-name="ro1">
          <table:table-cell office:value-type="string" calcext:value-type="string">
            <text:p>S72E</text:p>
          </table:table-cell>
          <table:table-cell office:value-type="float" office:value="-435.616409302" calcext:value-type="float">
            <text:p>-435.616409302</text:p>
          </table:table-cell>
        </table:table-row>
        <table:table-row table:style-name="ro1">
          <table:table-cell office:value-type="string" calcext:value-type="string">
            <text:p>E272Y</text:p>
          </table:table-cell>
          <table:table-cell office:value-type="float" office:value="-435.620669556" calcext:value-type="float">
            <text:p>-435.620669556</text:p>
          </table:table-cell>
        </table:table-row>
        <table:table-row table:style-name="ro1">
          <table:table-cell office:value-type="string" calcext:value-type="string">
            <text:p>E272G</text:p>
          </table:table-cell>
          <table:table-cell office:value-type="float" office:value="-435.622741699" calcext:value-type="float">
            <text:p>-435.622741699</text:p>
          </table:table-cell>
        </table:table-row>
        <table:table-row table:style-name="ro1">
          <table:table-cell office:value-type="string" calcext:value-type="string">
            <text:p>P428S</text:p>
          </table:table-cell>
          <table:table-cell office:value-type="float" office:value="-435.627526855" calcext:value-type="float">
            <text:p>-435.627526855</text:p>
          </table:table-cell>
        </table:table-row>
        <table:table-row table:style-name="ro1">
          <table:table-cell office:value-type="string" calcext:value-type="string">
            <text:p>A244L</text:p>
          </table:table-cell>
          <table:table-cell office:value-type="float" office:value="-435.6287323" calcext:value-type="float">
            <text:p>-435.6287323</text:p>
          </table:table-cell>
        </table:table-row>
        <table:table-row table:style-name="ro1">
          <table:table-cell office:value-type="string" calcext:value-type="string">
            <text:p>Y259F</text:p>
          </table:table-cell>
          <table:table-cell office:value-type="float" office:value="-435.630737305" calcext:value-type="float">
            <text:p>-435.630737305</text:p>
          </table:table-cell>
        </table:table-row>
        <table:table-row table:style-name="ro1">
          <table:table-cell office:value-type="string" calcext:value-type="string">
            <text:p>V319Y</text:p>
          </table:table-cell>
          <table:table-cell office:value-type="float" office:value="-435.631430054" calcext:value-type="float">
            <text:p>-435.631430054</text:p>
          </table:table-cell>
        </table:table-row>
        <table:table-row table:style-name="ro1">
          <table:table-cell office:value-type="string" calcext:value-type="string">
            <text:p>P226E</text:p>
          </table:table-cell>
          <table:table-cell office:value-type="float" office:value="-435.631869507" calcext:value-type="float">
            <text:p>-435.631869507</text:p>
          </table:table-cell>
        </table:table-row>
        <table:table-row table:style-name="ro1">
          <table:table-cell office:value-type="string" calcext:value-type="string">
            <text:p>S427V</text:p>
          </table:table-cell>
          <table:table-cell office:value-type="float" office:value="-435.634707642" calcext:value-type="float">
            <text:p>-435.634707642</text:p>
          </table:table-cell>
        </table:table-row>
        <table:table-row table:style-name="ro1">
          <table:table-cell office:value-type="string" calcext:value-type="string">
            <text:p>C203Q</text:p>
          </table:table-cell>
          <table:table-cell office:value-type="float" office:value="-435.6381073" calcext:value-type="float">
            <text:p>-435.6381073</text:p>
          </table:table-cell>
        </table:table-row>
        <table:table-row table:style-name="ro1">
          <table:table-cell office:value-type="string" calcext:value-type="string">
            <text:p>K381R</text:p>
          </table:table-cell>
          <table:table-cell office:value-type="float" office:value="-435.638406372" calcext:value-type="float">
            <text:p>-435.638406372</text:p>
          </table:table-cell>
        </table:table-row>
        <table:table-row table:style-name="ro1">
          <table:table-cell office:value-type="string" calcext:value-type="string">
            <text:p>V81M</text:p>
          </table:table-cell>
          <table:table-cell office:value-type="float" office:value="-435.642114258" calcext:value-type="float">
            <text:p>-435.642114258</text:p>
          </table:table-cell>
        </table:table-row>
        <table:table-row table:style-name="ro1">
          <table:table-cell office:value-type="string" calcext:value-type="string">
            <text:p>Y259V</text:p>
          </table:table-cell>
          <table:table-cell office:value-type="float" office:value="-435.644958496" calcext:value-type="float">
            <text:p>-435.644958496</text:p>
          </table:table-cell>
        </table:table-row>
        <table:table-row table:style-name="ro1">
          <table:table-cell office:value-type="string" calcext:value-type="string">
            <text:p>F404M</text:p>
          </table:table-cell>
          <table:table-cell office:value-type="float" office:value="-435.647036743" calcext:value-type="float">
            <text:p>-435.647036743</text:p>
          </table:table-cell>
        </table:table-row>
        <table:table-row table:style-name="ro1">
          <table:table-cell office:value-type="string" calcext:value-type="string">
            <text:p>G143P</text:p>
          </table:table-cell>
          <table:table-cell office:value-type="float" office:value="-435.647338867" calcext:value-type="float">
            <text:p>-435.647338867</text:p>
          </table:table-cell>
        </table:table-row>
        <table:table-row table:style-name="ro1">
          <table:table-cell office:value-type="string" calcext:value-type="string">
            <text:p>F269M</text:p>
          </table:table-cell>
          <table:table-cell office:value-type="float" office:value="-435.650064087" calcext:value-type="float">
            <text:p>-435.650064087</text:p>
          </table:table-cell>
        </table:table-row>
        <table:table-row table:style-name="ro1">
          <table:table-cell office:value-type="string" calcext:value-type="string">
            <text:p>L364D</text:p>
          </table:table-cell>
          <table:table-cell office:value-type="float" office:value="-435.656436157" calcext:value-type="float">
            <text:p>-435.656436157</text:p>
          </table:table-cell>
        </table:table-row>
        <table:table-row table:style-name="ro1">
          <table:table-cell office:value-type="string" calcext:value-type="string">
            <text:p>P232T</text:p>
          </table:table-cell>
          <table:table-cell office:value-type="float" office:value="-435.658230591" calcext:value-type="float">
            <text:p>-435.658230591</text:p>
          </table:table-cell>
        </table:table-row>
        <table:table-row table:style-name="ro1">
          <table:table-cell office:value-type="string" calcext:value-type="string">
            <text:p>V291H</text:p>
          </table:table-cell>
          <table:table-cell office:value-type="float" office:value="-435.659005737" calcext:value-type="float">
            <text:p>-435.659005737</text:p>
          </table:table-cell>
        </table:table-row>
        <table:table-row table:style-name="ro1">
          <table:table-cell office:value-type="string" calcext:value-type="string">
            <text:p>P176H</text:p>
          </table:table-cell>
          <table:table-cell office:value-type="float" office:value="-435.661129761" calcext:value-type="float">
            <text:p>-435.661129761</text:p>
          </table:table-cell>
        </table:table-row>
        <table:table-row table:style-name="ro1">
          <table:table-cell office:value-type="string" calcext:value-type="string">
            <text:p>S163A</text:p>
          </table:table-cell>
          <table:table-cell office:value-type="float" office:value="-435.664706421" calcext:value-type="float">
            <text:p>-435.664706421</text:p>
          </table:table-cell>
        </table:table-row>
        <table:table-row table:style-name="ro1">
          <table:table-cell office:value-type="string" calcext:value-type="string">
            <text:p>Y439S</text:p>
          </table:table-cell>
          <table:table-cell office:value-type="float" office:value="-435.665557861" calcext:value-type="float">
            <text:p>-435.665557861</text:p>
          </table:table-cell>
        </table:table-row>
        <table:table-row table:style-name="ro1">
          <table:table-cell office:value-type="string" calcext:value-type="string">
            <text:p>L38C</text:p>
          </table:table-cell>
          <table:table-cell office:value-type="float" office:value="-435.672537231" calcext:value-type="float">
            <text:p>-435.672537231</text:p>
          </table:table-cell>
        </table:table-row>
        <table:table-row table:style-name="ro1">
          <table:table-cell office:value-type="string" calcext:value-type="string">
            <text:p>A56M</text:p>
          </table:table-cell>
          <table:table-cell office:value-type="float" office:value="-435.67270813" calcext:value-type="float">
            <text:p>-435.67270813</text:p>
          </table:table-cell>
        </table:table-row>
        <table:table-row table:style-name="ro1">
          <table:table-cell office:value-type="string" calcext:value-type="string">
            <text:p>G357R</text:p>
          </table:table-cell>
          <table:table-cell office:value-type="float" office:value="-435.672805786" calcext:value-type="float">
            <text:p>-435.672805786</text:p>
          </table:table-cell>
        </table:table-row>
        <table:table-row table:style-name="ro1">
          <table:table-cell office:value-type="string" calcext:value-type="string">
            <text:p>K105S</text:p>
          </table:table-cell>
          <table:table-cell office:value-type="float" office:value="-435.672827148" calcext:value-type="float">
            <text:p>-435.672827148</text:p>
          </table:table-cell>
        </table:table-row>
        <table:table-row table:style-name="ro1">
          <table:table-cell office:value-type="string" calcext:value-type="string">
            <text:p>A248R</text:p>
          </table:table-cell>
          <table:table-cell office:value-type="float" office:value="-435.675671387" calcext:value-type="float">
            <text:p>-435.675671387</text:p>
          </table:table-cell>
        </table:table-row>
        <table:table-row table:style-name="ro1">
          <table:table-cell office:value-type="string" calcext:value-type="string">
            <text:p>A430T</text:p>
          </table:table-cell>
          <table:table-cell office:value-type="float" office:value="-435.689562988" calcext:value-type="float">
            <text:p>-435.689562988</text:p>
          </table:table-cell>
        </table:table-row>
        <table:table-row table:style-name="ro1">
          <table:table-cell office:value-type="string" calcext:value-type="string">
            <text:p>N415V</text:p>
          </table:table-cell>
          <table:table-cell office:value-type="float" office:value="-435.690997314" calcext:value-type="float">
            <text:p>-435.690997314</text:p>
          </table:table-cell>
        </table:table-row>
        <table:table-row table:style-name="ro1">
          <table:table-cell office:value-type="string" calcext:value-type="string">
            <text:p>N215C</text:p>
          </table:table-cell>
          <table:table-cell office:value-type="float" office:value="-435.692526245" calcext:value-type="float">
            <text:p>-435.692526245</text:p>
          </table:table-cell>
        </table:table-row>
        <table:table-row table:style-name="ro1">
          <table:table-cell office:value-type="string" calcext:value-type="string">
            <text:p>G445I</text:p>
          </table:table-cell>
          <table:table-cell office:value-type="float" office:value="-435.697711182" calcext:value-type="float">
            <text:p>-435.697711182</text:p>
          </table:table-cell>
        </table:table-row>
        <table:table-row table:style-name="ro1">
          <table:table-cell office:value-type="string" calcext:value-type="string">
            <text:p>G181K</text:p>
          </table:table-cell>
          <table:table-cell office:value-type="float" office:value="-435.700924683" calcext:value-type="float">
            <text:p>-435.700924683</text:p>
          </table:table-cell>
        </table:table-row>
        <table:table-row table:style-name="ro1">
          <table:table-cell office:value-type="string" calcext:value-type="string">
            <text:p>T349L</text:p>
          </table:table-cell>
          <table:table-cell office:value-type="float" office:value="-435.702578735" calcext:value-type="float">
            <text:p>-435.702578735</text:p>
          </table:table-cell>
        </table:table-row>
        <table:table-row table:style-name="ro1">
          <table:table-cell office:value-type="string" calcext:value-type="string">
            <text:p>H126A</text:p>
          </table:table-cell>
          <table:table-cell office:value-type="float" office:value="-435.70284729" calcext:value-type="float">
            <text:p>-435.70284729</text:p>
          </table:table-cell>
        </table:table-row>
        <table:table-row table:style-name="ro1">
          <table:table-cell office:value-type="string" calcext:value-type="string">
            <text:p>P196S</text:p>
          </table:table-cell>
          <table:table-cell office:value-type="float" office:value="-435.703460693" calcext:value-type="float">
            <text:p>-435.703460693</text:p>
          </table:table-cell>
        </table:table-row>
        <table:table-row table:style-name="ro1">
          <table:table-cell office:value-type="string" calcext:value-type="string">
            <text:p>Q136M</text:p>
          </table:table-cell>
          <table:table-cell office:value-type="float" office:value="-435.704299927" calcext:value-type="float">
            <text:p>-435.704299927</text:p>
          </table:table-cell>
        </table:table-row>
        <table:table-row table:style-name="ro1">
          <table:table-cell office:value-type="string" calcext:value-type="string">
            <text:p>G246R</text:p>
          </table:table-cell>
          <table:table-cell office:value-type="float" office:value="-435.705529785" calcext:value-type="float">
            <text:p>-435.705529785</text:p>
          </table:table-cell>
        </table:table-row>
        <table:table-row table:style-name="ro1">
          <table:table-cell office:value-type="string" calcext:value-type="string">
            <text:p>S163V</text:p>
          </table:table-cell>
          <table:table-cell office:value-type="float" office:value="-435.707769775" calcext:value-type="float">
            <text:p>-435.707769775</text:p>
          </table:table-cell>
        </table:table-row>
        <table:table-row table:style-name="ro1">
          <table:table-cell office:value-type="string" calcext:value-type="string">
            <text:p>K276T</text:p>
          </table:table-cell>
          <table:table-cell office:value-type="float" office:value="-435.713018799" calcext:value-type="float">
            <text:p>-435.713018799</text:p>
          </table:table-cell>
        </table:table-row>
        <table:table-row table:style-name="ro1">
          <table:table-cell office:value-type="string" calcext:value-type="string">
            <text:p>T362M</text:p>
          </table:table-cell>
          <table:table-cell office:value-type="float" office:value="-435.714312744" calcext:value-type="float">
            <text:p>-435.714312744</text:p>
          </table:table-cell>
        </table:table-row>
        <table:table-row table:style-name="ro1">
          <table:table-cell office:value-type="string" calcext:value-type="string">
            <text:p>A248D</text:p>
          </table:table-cell>
          <table:table-cell office:value-type="float" office:value="-435.719329834" calcext:value-type="float">
            <text:p>-435.719329834</text:p>
          </table:table-cell>
        </table:table-row>
        <table:table-row table:style-name="ro1">
          <table:table-cell office:value-type="string" calcext:value-type="string">
            <text:p>L84M</text:p>
          </table:table-cell>
          <table:table-cell office:value-type="float" office:value="-435.720953369" calcext:value-type="float">
            <text:p>-435.720953369</text:p>
          </table:table-cell>
        </table:table-row>
        <table:table-row table:style-name="ro1">
          <table:table-cell office:value-type="string" calcext:value-type="string">
            <text:p>V156F</text:p>
          </table:table-cell>
          <table:table-cell office:value-type="float" office:value="-435.72119751" calcext:value-type="float">
            <text:p>-435.72119751</text:p>
          </table:table-cell>
        </table:table-row>
        <table:table-row table:style-name="ro1">
          <table:table-cell office:value-type="string" calcext:value-type="string">
            <text:p>V98I</text:p>
          </table:table-cell>
          <table:table-cell office:value-type="float" office:value="-435.721633911" calcext:value-type="float">
            <text:p>-435.721633911</text:p>
          </table:table-cell>
        </table:table-row>
        <table:table-row table:style-name="ro1">
          <table:table-cell office:value-type="string" calcext:value-type="string">
            <text:p>Y352M</text:p>
          </table:table-cell>
          <table:table-cell office:value-type="float" office:value="-435.728881836" calcext:value-type="float">
            <text:p>-435.728881836</text:p>
          </table:table-cell>
        </table:table-row>
        <table:table-row table:style-name="ro1">
          <table:table-cell office:value-type="string" calcext:value-type="string">
            <text:p>Y182V</text:p>
          </table:table-cell>
          <table:table-cell office:value-type="float" office:value="-435.729995728" calcext:value-type="float">
            <text:p>-435.729995728</text:p>
          </table:table-cell>
        </table:table-row>
        <table:table-row table:style-name="ro1">
          <table:table-cell office:value-type="string" calcext:value-type="string">
            <text:p>G296N</text:p>
          </table:table-cell>
          <table:table-cell office:value-type="float" office:value="-435.73164978" calcext:value-type="float">
            <text:p>-435.73164978</text:p>
          </table:table-cell>
        </table:table-row>
        <table:table-row table:style-name="ro1">
          <table:table-cell office:value-type="string" calcext:value-type="string">
            <text:p>C225G</text:p>
          </table:table-cell>
          <table:table-cell office:value-type="float" office:value="-435.732510376" calcext:value-type="float">
            <text:p>-435.732510376</text:p>
          </table:table-cell>
        </table:table-row>
        <table:table-row table:style-name="ro1">
          <table:table-cell office:value-type="string" calcext:value-type="string">
            <text:p>K276N</text:p>
          </table:table-cell>
          <table:table-cell office:value-type="float" office:value="-435.732901001" calcext:value-type="float">
            <text:p>-435.732901001</text:p>
          </table:table-cell>
        </table:table-row>
        <table:table-row table:style-name="ro1">
          <table:table-cell office:value-type="string" calcext:value-type="string">
            <text:p>Y204W</text:p>
          </table:table-cell>
          <table:table-cell office:value-type="float" office:value="-435.733740234" calcext:value-type="float">
            <text:p>-435.733740234</text:p>
          </table:table-cell>
        </table:table-row>
        <table:table-row table:style-name="ro1">
          <table:table-cell office:value-type="string" calcext:value-type="string">
            <text:p>R157N</text:p>
          </table:table-cell>
          <table:table-cell office:value-type="float" office:value="-435.743078613" calcext:value-type="float">
            <text:p>-435.743078613</text:p>
          </table:table-cell>
        </table:table-row>
        <table:table-row table:style-name="ro1">
          <table:table-cell office:value-type="string" calcext:value-type="string">
            <text:p>Y322F</text:p>
          </table:table-cell>
          <table:table-cell office:value-type="float" office:value="-435.74329834" calcext:value-type="float">
            <text:p>-435.74329834</text:p>
          </table:table-cell>
        </table:table-row>
        <table:table-row table:style-name="ro1">
          <table:table-cell office:value-type="string" calcext:value-type="string">
            <text:p>Q247F</text:p>
          </table:table-cell>
          <table:table-cell office:value-type="float" office:value="-435.743334961" calcext:value-type="float">
            <text:p>-435.743334961</text:p>
          </table:table-cell>
        </table:table-row>
        <table:table-row table:style-name="ro1">
          <table:table-cell office:value-type="string" calcext:value-type="string">
            <text:p>D268F</text:p>
          </table:table-cell>
          <table:table-cell office:value-type="float" office:value="-435.745278931" calcext:value-type="float">
            <text:p>-435.745278931</text:p>
          </table:table-cell>
        </table:table-row>
        <table:table-row table:style-name="ro1">
          <table:table-cell office:value-type="string" calcext:value-type="string">
            <text:p>L150G</text:p>
          </table:table-cell>
          <table:table-cell office:value-type="float" office:value="-435.745471191" calcext:value-type="float">
            <text:p>-435.745471191</text:p>
          </table:table-cell>
        </table:table-row>
        <table:table-row table:style-name="ro1">
          <table:table-cell office:value-type="string" calcext:value-type="string">
            <text:p>D148G</text:p>
          </table:table-cell>
          <table:table-cell office:value-type="float" office:value="-435.745910645" calcext:value-type="float">
            <text:p>-435.745910645</text:p>
          </table:table-cell>
        </table:table-row>
        <table:table-row table:style-name="ro1">
          <table:table-cell office:value-type="string" calcext:value-type="string">
            <text:p>A92M</text:p>
          </table:table-cell>
          <table:table-cell office:value-type="float" office:value="-435.746826172" calcext:value-type="float">
            <text:p>-435.746826172</text:p>
          </table:table-cell>
        </table:table-row>
        <table:table-row table:style-name="ro1">
          <table:table-cell office:value-type="string" calcext:value-type="string">
            <text:p>L408V</text:p>
          </table:table-cell>
          <table:table-cell office:value-type="float" office:value="-435.748571777" calcext:value-type="float">
            <text:p>-435.748571777</text:p>
          </table:table-cell>
        </table:table-row>
        <table:table-row table:style-name="ro1">
          <table:table-cell office:value-type="string" calcext:value-type="string">
            <text:p>G403R</text:p>
          </table:table-cell>
          <table:table-cell office:value-type="float" office:value="-435.749136353" calcext:value-type="float">
            <text:p>-435.749136353</text:p>
          </table:table-cell>
        </table:table-row>
        <table:table-row table:style-name="ro1">
          <table:table-cell office:value-type="string" calcext:value-type="string">
            <text:p>G357N</text:p>
          </table:table-cell>
          <table:table-cell office:value-type="float" office:value="-435.750054932" calcext:value-type="float">
            <text:p>-435.750054932</text:p>
          </table:table-cell>
        </table:table-row>
        <table:table-row table:style-name="ro1">
          <table:table-cell office:value-type="string" calcext:value-type="string">
            <text:p>L194M</text:p>
          </table:table-cell>
          <table:table-cell office:value-type="float" office:value="-435.75173645" calcext:value-type="float">
            <text:p>-435.75173645</text:p>
          </table:table-cell>
        </table:table-row>
        <table:table-row table:style-name="ro1">
          <table:table-cell office:value-type="string" calcext:value-type="string">
            <text:p>V151H</text:p>
          </table:table-cell>
          <table:table-cell office:value-type="float" office:value="-435.752471924" calcext:value-type="float">
            <text:p>-435.752471924</text:p>
          </table:table-cell>
        </table:table-row>
        <table:table-row table:style-name="ro1">
          <table:table-cell office:value-type="string" calcext:value-type="string">
            <text:p>D329E</text:p>
          </table:table-cell>
          <table:table-cell office:value-type="float" office:value="-435.752587891" calcext:value-type="float">
            <text:p>-435.752587891</text:p>
          </table:table-cell>
        </table:table-row>
        <table:table-row table:style-name="ro1">
          <table:table-cell office:value-type="string" calcext:value-type="string">
            <text:p>S125P</text:p>
          </table:table-cell>
          <table:table-cell office:value-type="float" office:value="-435.762408447" calcext:value-type="float">
            <text:p>-435.762408447</text:p>
          </table:table-cell>
        </table:table-row>
        <table:table-row table:style-name="ro1">
          <table:table-cell office:value-type="string" calcext:value-type="string">
            <text:p>E303W</text:p>
          </table:table-cell>
          <table:table-cell office:value-type="float" office:value="-435.763308716" calcext:value-type="float">
            <text:p>-435.763308716</text:p>
          </table:table-cell>
        </table:table-row>
        <table:table-row table:style-name="ro1">
          <table:table-cell office:value-type="string" calcext:value-type="string">
            <text:p>Y259M</text:p>
          </table:table-cell>
          <table:table-cell office:value-type="float" office:value="-435.76831665" calcext:value-type="float">
            <text:p>-435.76831665</text:p>
          </table:table-cell>
        </table:table-row>
        <table:table-row table:style-name="ro1">
          <table:table-cell office:value-type="string" calcext:value-type="string">
            <text:p>E54L</text:p>
          </table:table-cell>
          <table:table-cell office:value-type="float" office:value="-435.770492554" calcext:value-type="float">
            <text:p>-435.770492554</text:p>
          </table:table-cell>
        </table:table-row>
        <table:table-row table:style-name="ro1">
          <table:table-cell office:value-type="string" calcext:value-type="string">
            <text:p>D239Y</text:p>
          </table:table-cell>
          <table:table-cell office:value-type="float" office:value="-435.770596313" calcext:value-type="float">
            <text:p>-435.770596313</text:p>
          </table:table-cell>
        </table:table-row>
        <table:table-row table:style-name="ro1">
          <table:table-cell office:value-type="string" calcext:value-type="string">
            <text:p>A342D</text:p>
          </table:table-cell>
          <table:table-cell office:value-type="float" office:value="-435.770681763" calcext:value-type="float">
            <text:p>-435.770681763</text:p>
          </table:table-cell>
        </table:table-row>
        <table:table-row table:style-name="ro1">
          <table:table-cell office:value-type="string" calcext:value-type="string">
            <text:p>V81N</text:p>
          </table:table-cell>
          <table:table-cell office:value-type="float" office:value="-435.771276855" calcext:value-type="float">
            <text:p>-435.771276855</text:p>
          </table:table-cell>
        </table:table-row>
        <table:table-row table:style-name="ro1">
          <table:table-cell office:value-type="string" calcext:value-type="string">
            <text:p>K386C</text:p>
          </table:table-cell>
          <table:table-cell office:value-type="float" office:value="-435.772415161" calcext:value-type="float">
            <text:p>-435.772415161</text:p>
          </table:table-cell>
        </table:table-row>
        <table:table-row table:style-name="ro1">
          <table:table-cell office:value-type="string" calcext:value-type="string">
            <text:p>D426M</text:p>
          </table:table-cell>
          <table:table-cell office:value-type="float" office:value="-435.778918457" calcext:value-type="float">
            <text:p>-435.778918457</text:p>
          </table:table-cell>
        </table:table-row>
        <table:table-row table:style-name="ro1">
          <table:table-cell office:value-type="string" calcext:value-type="string">
            <text:p>L132F</text:p>
          </table:table-cell>
          <table:table-cell office:value-type="float" office:value="-435.779827881" calcext:value-type="float">
            <text:p>-435.779827881</text:p>
          </table:table-cell>
        </table:table-row>
        <table:table-row table:style-name="ro1">
          <table:table-cell office:value-type="string" calcext:value-type="string">
            <text:p>P402T</text:p>
          </table:table-cell>
          <table:table-cell office:value-type="float" office:value="-435.782659912" calcext:value-type="float">
            <text:p>-435.782659912</text:p>
          </table:table-cell>
        </table:table-row>
        <table:table-row table:style-name="ro1">
          <table:table-cell office:value-type="string" calcext:value-type="string">
            <text:p>G384Y</text:p>
          </table:table-cell>
          <table:table-cell office:value-type="float" office:value="-435.784066772" calcext:value-type="float">
            <text:p>-435.784066772</text:p>
          </table:table-cell>
        </table:table-row>
        <table:table-row table:style-name="ro1">
          <table:table-cell office:value-type="string" calcext:value-type="string">
            <text:p>P325D</text:p>
          </table:table-cell>
          <table:table-cell office:value-type="float" office:value="-435.791116333" calcext:value-type="float">
            <text:p>-435.791116333</text:p>
          </table:table-cell>
        </table:table-row>
        <table:table-row table:style-name="ro1">
          <table:table-cell office:value-type="string" calcext:value-type="string">
            <text:p>Y333D</text:p>
          </table:table-cell>
          <table:table-cell office:value-type="float" office:value="-435.792303467" calcext:value-type="float">
            <text:p>-435.792303467</text:p>
          </table:table-cell>
        </table:table-row>
        <table:table-row table:style-name="ro1">
          <table:table-cell office:value-type="string" calcext:value-type="string">
            <text:p>D440C</text:p>
          </table:table-cell>
          <table:table-cell office:value-type="float" office:value="-435.792834473" calcext:value-type="float">
            <text:p>-435.792834473</text:p>
          </table:table-cell>
        </table:table-row>
        <table:table-row table:style-name="ro1">
          <table:table-cell office:value-type="string" calcext:value-type="string">
            <text:p>N68D</text:p>
          </table:table-cell>
          <table:table-cell office:value-type="float" office:value="-435.795233154" calcext:value-type="float">
            <text:p>-435.795233154</text:p>
          </table:table-cell>
        </table:table-row>
        <table:table-row table:style-name="ro1">
          <table:table-cell office:value-type="string" calcext:value-type="string">
            <text:p>T298A</text:p>
          </table:table-cell>
          <table:table-cell office:value-type="float" office:value="-435.80423584" calcext:value-type="float">
            <text:p>-435.80423584</text:p>
          </table:table-cell>
        </table:table-row>
        <table:table-row table:style-name="ro1">
          <table:table-cell office:value-type="string" calcext:value-type="string">
            <text:p>L39Y</text:p>
          </table:table-cell>
          <table:table-cell office:value-type="float" office:value="-435.804592896" calcext:value-type="float">
            <text:p>-435.804592896</text:p>
          </table:table-cell>
        </table:table-row>
        <table:table-row table:style-name="ro1">
          <table:table-cell office:value-type="string" calcext:value-type="string">
            <text:p>S444L</text:p>
          </table:table-cell>
          <table:table-cell office:value-type="float" office:value="-435.809011841" calcext:value-type="float">
            <text:p>-435.809011841</text:p>
          </table:table-cell>
        </table:table-row>
        <table:table-row table:style-name="ro1">
          <table:table-cell office:value-type="string" calcext:value-type="string">
            <text:p>M340C</text:p>
          </table:table-cell>
          <table:table-cell office:value-type="float" office:value="-435.80993042" calcext:value-type="float">
            <text:p>-435.80993042</text:p>
          </table:table-cell>
        </table:table-row>
        <table:table-row table:style-name="ro1">
          <table:table-cell office:value-type="string" calcext:value-type="string">
            <text:p>N397T</text:p>
          </table:table-cell>
          <table:table-cell office:value-type="float" office:value="-435.810577393" calcext:value-type="float">
            <text:p>-435.810577393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-435.814715576" calcext:value-type="float">
            <text:p>-435.814715576</text:p>
          </table:table-cell>
        </table:table-row>
        <table:table-row table:style-name="ro1">
          <table:table-cell office:value-type="string" calcext:value-type="string">
            <text:p>H141P</text:p>
          </table:table-cell>
          <table:table-cell office:value-type="float" office:value="-435.815063477" calcext:value-type="float">
            <text:p>-435.815063477</text:p>
          </table:table-cell>
        </table:table-row>
        <table:table-row table:style-name="ro1">
          <table:table-cell office:value-type="string" calcext:value-type="string">
            <text:p>S125C</text:p>
          </table:table-cell>
          <table:table-cell office:value-type="float" office:value="-435.817636108" calcext:value-type="float">
            <text:p>-435.817636108</text:p>
          </table:table-cell>
        </table:table-row>
        <table:table-row table:style-name="ro1">
          <table:table-cell office:value-type="string" calcext:value-type="string">
            <text:p>P176D</text:p>
          </table:table-cell>
          <table:table-cell office:value-type="float" office:value="-435.817642212" calcext:value-type="float">
            <text:p>-435.817642212</text:p>
          </table:table-cell>
        </table:table-row>
        <table:table-row table:style-name="ro1">
          <table:table-cell office:value-type="string" calcext:value-type="string">
            <text:p>H410I</text:p>
          </table:table-cell>
          <table:table-cell office:value-type="float" office:value="-435.818585205" calcext:value-type="float">
            <text:p>-435.818585205</text:p>
          </table:table-cell>
        </table:table-row>
        <table:table-row table:style-name="ro1">
          <table:table-cell office:value-type="string" calcext:value-type="string">
            <text:p>G359D</text:p>
          </table:table-cell>
          <table:table-cell office:value-type="float" office:value="-435.819503784" calcext:value-type="float">
            <text:p>-435.819503784</text:p>
          </table:table-cell>
        </table:table-row>
        <table:table-row table:style-name="ro1">
          <table:table-cell office:value-type="string" calcext:value-type="string">
            <text:p>G100H</text:p>
          </table:table-cell>
          <table:table-cell office:value-type="float" office:value="-435.820239258" calcext:value-type="float">
            <text:p>-435.820239258</text:p>
          </table:table-cell>
        </table:table-row>
        <table:table-row table:style-name="ro1">
          <table:table-cell office:value-type="string" calcext:value-type="string">
            <text:p>A200C</text:p>
          </table:table-cell>
          <table:table-cell office:value-type="float" office:value="-435.825323486" calcext:value-type="float">
            <text:p>-435.825323486</text:p>
          </table:table-cell>
        </table:table-row>
        <table:table-row table:style-name="ro1">
          <table:table-cell office:value-type="string" calcext:value-type="string">
            <text:p>N397H</text:p>
          </table:table-cell>
          <table:table-cell office:value-type="float" office:value="-435.82649231" calcext:value-type="float">
            <text:p>-435.82649231</text:p>
          </table:table-cell>
        </table:table-row>
        <table:table-row table:style-name="ro1">
          <table:table-cell office:value-type="string" calcext:value-type="string">
            <text:p>D211G</text:p>
          </table:table-cell>
          <table:table-cell office:value-type="float" office:value="-435.827511597" calcext:value-type="float">
            <text:p>-435.827511597</text:p>
          </table:table-cell>
        </table:table-row>
        <table:table-row table:style-name="ro1">
          <table:table-cell office:value-type="string" calcext:value-type="string">
            <text:p>A430P</text:p>
          </table:table-cell>
          <table:table-cell office:value-type="float" office:value="-435.829058838" calcext:value-type="float">
            <text:p>-435.829058838</text:p>
          </table:table-cell>
        </table:table-row>
        <table:table-row table:style-name="ro1">
          <table:table-cell office:value-type="string" calcext:value-type="string">
            <text:p>I131M</text:p>
          </table:table-cell>
          <table:table-cell office:value-type="float" office:value="-435.83359375" calcext:value-type="float">
            <text:p>-435.83359375</text:p>
          </table:table-cell>
        </table:table-row>
        <table:table-row table:style-name="ro1">
          <table:table-cell office:value-type="string" calcext:value-type="string">
            <text:p>D329I</text:p>
          </table:table-cell>
          <table:table-cell office:value-type="float" office:value="-435.835064697" calcext:value-type="float">
            <text:p>-435.835064697</text:p>
          </table:table-cell>
        </table:table-row>
        <table:table-row table:style-name="ro1">
          <table:table-cell office:value-type="string" calcext:value-type="string">
            <text:p>P376A</text:p>
          </table:table-cell>
          <table:table-cell office:value-type="float" office:value="-435.835992432" calcext:value-type="float">
            <text:p>-435.835992432</text:p>
          </table:table-cell>
        </table:table-row>
        <table:table-row table:style-name="ro1">
          <table:table-cell office:value-type="string" calcext:value-type="string">
            <text:p>C441I</text:p>
          </table:table-cell>
          <table:table-cell office:value-type="float" office:value="-435.836538696" calcext:value-type="float">
            <text:p>-435.836538696</text:p>
          </table:table-cell>
        </table:table-row>
        <table:table-row table:style-name="ro1">
          <table:table-cell office:value-type="string" calcext:value-type="string">
            <text:p>D258Q</text:p>
          </table:table-cell>
          <table:table-cell office:value-type="float" office:value="-435.837512207" calcext:value-type="float">
            <text:p>-435.837512207</text:p>
          </table:table-cell>
        </table:table-row>
        <table:table-row table:style-name="ro1">
          <table:table-cell office:value-type="string" calcext:value-type="string">
            <text:p>R157S</text:p>
          </table:table-cell>
          <table:table-cell office:value-type="float" office:value="-435.83821106" calcext:value-type="float">
            <text:p>-435.83821106</text:p>
          </table:table-cell>
        </table:table-row>
        <table:table-row table:style-name="ro1">
          <table:table-cell office:value-type="string" calcext:value-type="string">
            <text:p>I45G</text:p>
          </table:table-cell>
          <table:table-cell office:value-type="float" office:value="-435.839038086" calcext:value-type="float">
            <text:p>-435.839038086</text:p>
          </table:table-cell>
        </table:table-row>
        <table:table-row table:style-name="ro1">
          <table:table-cell office:value-type="string" calcext:value-type="string">
            <text:p>L132C</text:p>
          </table:table-cell>
          <table:table-cell office:value-type="float" office:value="-435.840426636" calcext:value-type="float">
            <text:p>-435.840426636</text:p>
          </table:table-cell>
        </table:table-row>
        <table:table-row table:style-name="ro1">
          <table:table-cell office:value-type="string" calcext:value-type="string">
            <text:p>M146V</text:p>
          </table:table-cell>
          <table:table-cell office:value-type="float" office:value="-435.842108154" calcext:value-type="float">
            <text:p>-435.842108154</text:p>
          </table:table-cell>
        </table:table-row>
        <table:table-row table:style-name="ro1">
          <table:table-cell office:value-type="string" calcext:value-type="string">
            <text:p>M328V</text:p>
          </table:table-cell>
          <table:table-cell office:value-type="float" office:value="-435.84241333" calcext:value-type="float">
            <text:p>-435.84241333</text:p>
          </table:table-cell>
        </table:table-row>
        <table:table-row table:style-name="ro1">
          <table:table-cell office:value-type="string" calcext:value-type="string">
            <text:p>A164G</text:p>
          </table:table-cell>
          <table:table-cell office:value-type="float" office:value="-435.843200684" calcext:value-type="float">
            <text:p>-435.843200684</text:p>
          </table:table-cell>
        </table:table-row>
        <table:table-row table:style-name="ro1">
          <table:table-cell office:value-type="string" calcext:value-type="string">
            <text:p>L208K</text:p>
          </table:table-cell>
          <table:table-cell office:value-type="float" office:value="-435.84536438" calcext:value-type="float">
            <text:p>-435.84536438</text:p>
          </table:table-cell>
        </table:table-row>
        <table:table-row table:style-name="ro1">
          <table:table-cell office:value-type="string" calcext:value-type="string">
            <text:p>C441H</text:p>
          </table:table-cell>
          <table:table-cell office:value-type="float" office:value="-435.845690918" calcext:value-type="float">
            <text:p>-435.845690918</text:p>
          </table:table-cell>
        </table:table-row>
        <table:table-row table:style-name="ro1">
          <table:table-cell office:value-type="string" calcext:value-type="string">
            <text:p>S125L</text:p>
          </table:table-cell>
          <table:table-cell office:value-type="float" office:value="-435.846963501" calcext:value-type="float">
            <text:p>-435.846963501</text:p>
          </table:table-cell>
        </table:table-row>
        <table:table-row table:style-name="ro1">
          <table:table-cell office:value-type="string" calcext:value-type="string">
            <text:p>A253C</text:p>
          </table:table-cell>
          <table:table-cell office:value-type="float" office:value="-435.849533081" calcext:value-type="float">
            <text:p>-435.849533081</text:p>
          </table:table-cell>
        </table:table-row>
        <table:table-row table:style-name="ro1">
          <table:table-cell office:value-type="string" calcext:value-type="string">
            <text:p>M155T</text:p>
          </table:table-cell>
          <table:table-cell office:value-type="float" office:value="-435.851022339" calcext:value-type="float">
            <text:p>-435.851022339</text:p>
          </table:table-cell>
        </table:table-row>
        <table:table-row table:style-name="ro1">
          <table:table-cell office:value-type="string" calcext:value-type="string">
            <text:p>P390N</text:p>
          </table:table-cell>
          <table:table-cell office:value-type="float" office:value="-435.857003784" calcext:value-type="float">
            <text:p>-435.857003784</text:p>
          </table:table-cell>
        </table:table-row>
        <table:table-row table:style-name="ro1">
          <table:table-cell office:value-type="string" calcext:value-type="string">
            <text:p>A430S</text:p>
          </table:table-cell>
          <table:table-cell office:value-type="float" office:value="-435.860290527" calcext:value-type="float">
            <text:p>-435.860290527</text:p>
          </table:table-cell>
        </table:table-row>
        <table:table-row table:style-name="ro1">
          <table:table-cell office:value-type="string" calcext:value-type="string">
            <text:p>P223I</text:p>
          </table:table-cell>
          <table:table-cell office:value-type="float" office:value="-435.861300659" calcext:value-type="float">
            <text:p>-435.861300659</text:p>
          </table:table-cell>
        </table:table-row>
        <table:table-row table:style-name="ro1">
          <table:table-cell office:value-type="string" calcext:value-type="string">
            <text:p>D239P</text:p>
          </table:table-cell>
          <table:table-cell office:value-type="float" office:value="-435.865106201" calcext:value-type="float">
            <text:p>-435.865106201</text:p>
          </table:table-cell>
        </table:table-row>
        <table:table-row table:style-name="ro1">
          <table:table-cell office:value-type="string" calcext:value-type="string">
            <text:p>R436F</text:p>
          </table:table-cell>
          <table:table-cell office:value-type="float" office:value="-435.86914978" calcext:value-type="float">
            <text:p>-435.86914978</text:p>
          </table:table-cell>
        </table:table-row>
        <table:table-row table:style-name="ro1">
          <table:table-cell office:value-type="string" calcext:value-type="string">
            <text:p>T73N</text:p>
          </table:table-cell>
          <table:table-cell office:value-type="float" office:value="-435.869754028" calcext:value-type="float">
            <text:p>-435.869754028</text:p>
          </table:table-cell>
        </table:table-row>
        <table:table-row table:style-name="ro1">
          <table:table-cell office:value-type="string" calcext:value-type="string">
            <text:p>K158D</text:p>
          </table:table-cell>
          <table:table-cell office:value-type="float" office:value="-435.871966553" calcext:value-type="float">
            <text:p>-435.871966553</text:p>
          </table:table-cell>
        </table:table-row>
        <table:table-row table:style-name="ro1">
          <table:table-cell office:value-type="string" calcext:value-type="string">
            <text:p>A421L</text:p>
          </table:table-cell>
          <table:table-cell office:value-type="float" office:value="-435.874478149" calcext:value-type="float">
            <text:p>-435.874478149</text:p>
          </table:table-cell>
        </table:table-row>
        <table:table-row table:style-name="ro1">
          <table:table-cell office:value-type="string" calcext:value-type="string">
            <text:p>V172Q</text:p>
          </table:table-cell>
          <table:table-cell office:value-type="float" office:value="-435.876553345" calcext:value-type="float">
            <text:p>-435.876553345</text:p>
          </table:table-cell>
        </table:table-row>
        <table:table-row table:style-name="ro1">
          <table:table-cell office:value-type="string" calcext:value-type="string">
            <text:p>Y333A</text:p>
          </table:table-cell>
          <table:table-cell office:value-type="float" office:value="-435.879101563" calcext:value-type="float">
            <text:p>-435.879101563</text:p>
          </table:table-cell>
        </table:table-row>
        <table:table-row table:style-name="ro1">
          <table:table-cell office:value-type="string" calcext:value-type="string">
            <text:p>D76T</text:p>
          </table:table-cell>
          <table:table-cell office:value-type="float" office:value="-435.880307007" calcext:value-type="float">
            <text:p>-435.880307007</text:p>
          </table:table-cell>
        </table:table-row>
        <table:table-row table:style-name="ro1">
          <table:table-cell office:value-type="string" calcext:value-type="string">
            <text:p>H141D</text:p>
          </table:table-cell>
          <table:table-cell office:value-type="float" office:value="-435.881463623" calcext:value-type="float">
            <text:p>-435.881463623</text:p>
          </table:table-cell>
        </table:table-row>
        <table:table-row table:style-name="ro1">
          <table:table-cell office:value-type="string" calcext:value-type="string">
            <text:p>A184T</text:p>
          </table:table-cell>
          <table:table-cell office:value-type="float" office:value="-435.88157959" calcext:value-type="float">
            <text:p>-435.88157959</text:p>
          </table:table-cell>
        </table:table-row>
        <table:table-row table:style-name="ro1">
          <table:table-cell office:value-type="string" calcext:value-type="string">
            <text:p>T362R</text:p>
          </table:table-cell>
          <table:table-cell office:value-type="float" office:value="-435.882556152" calcext:value-type="float">
            <text:p>-435.882556152</text:p>
          </table:table-cell>
        </table:table-row>
        <table:table-row table:style-name="ro1">
          <table:table-cell office:value-type="string" calcext:value-type="string">
            <text:p>K276A</text:p>
          </table:table-cell>
          <table:table-cell office:value-type="float" office:value="-435.882723999" calcext:value-type="float">
            <text:p>-435.882723999</text:p>
          </table:table-cell>
        </table:table-row>
        <table:table-row table:style-name="ro1">
          <table:table-cell office:value-type="string" calcext:value-type="string">
            <text:p>Q242M</text:p>
          </table:table-cell>
          <table:table-cell office:value-type="float" office:value="-435.885089111" calcext:value-type="float">
            <text:p>-435.885089111</text:p>
          </table:table-cell>
        </table:table-row>
        <table:table-row table:style-name="ro1">
          <table:table-cell office:value-type="string" calcext:value-type="string">
            <text:p>K43Q</text:p>
          </table:table-cell>
          <table:table-cell office:value-type="float" office:value="-435.887216187" calcext:value-type="float">
            <text:p>-435.887216187</text:p>
          </table:table-cell>
        </table:table-row>
        <table:table-row table:style-name="ro1">
          <table:table-cell office:value-type="string" calcext:value-type="string">
            <text:p>N221W</text:p>
          </table:table-cell>
          <table:table-cell office:value-type="float" office:value="-435.889941406" calcext:value-type="float">
            <text:p>-435.889941406</text:p>
          </table:table-cell>
        </table:table-row>
        <table:table-row table:style-name="ro1">
          <table:table-cell office:value-type="string" calcext:value-type="string">
            <text:p>L339C</text:p>
          </table:table-cell>
          <table:table-cell office:value-type="float" office:value="-435.892453003" calcext:value-type="float">
            <text:p>-435.892453003</text:p>
          </table:table-cell>
        </table:table-row>
        <table:table-row table:style-name="ro1">
          <table:table-cell office:value-type="string" calcext:value-type="string">
            <text:p>L173M</text:p>
          </table:table-cell>
          <table:table-cell office:value-type="float" office:value="-435.895507812" calcext:value-type="float">
            <text:p>-435.895507812</text:p>
          </table:table-cell>
        </table:table-row>
        <table:table-row table:style-name="ro1">
          <table:table-cell office:value-type="string" calcext:value-type="string">
            <text:p>N407Y</text:p>
          </table:table-cell>
          <table:table-cell office:value-type="float" office:value="-435.897006226" calcext:value-type="float">
            <text:p>-435.897006226</text:p>
          </table:table-cell>
        </table:table-row>
        <table:table-row table:style-name="ro1">
          <table:table-cell office:value-type="string" calcext:value-type="string">
            <text:p>F52I</text:p>
          </table:table-cell>
          <table:table-cell office:value-type="float" office:value="-435.90461731" calcext:value-type="float">
            <text:p>-435.90461731</text:p>
          </table:table-cell>
        </table:table-row>
        <table:table-row table:style-name="ro1">
          <table:table-cell office:value-type="string" calcext:value-type="string">
            <text:p>L364G</text:p>
          </table:table-cell>
          <table:table-cell office:value-type="float" office:value="-435.907376099" calcext:value-type="float">
            <text:p>-435.907376099</text:p>
          </table:table-cell>
        </table:table-row>
        <table:table-row table:style-name="ro1">
          <table:table-cell office:value-type="string" calcext:value-type="string">
            <text:p>C417G</text:p>
          </table:table-cell>
          <table:table-cell office:value-type="float" office:value="-435.91071167" calcext:value-type="float">
            <text:p>-435.91071167</text:p>
          </table:table-cell>
        </table:table-row>
        <table:table-row table:style-name="ro1">
          <table:table-cell office:value-type="string" calcext:value-type="string">
            <text:p>F104S</text:p>
          </table:table-cell>
          <table:table-cell office:value-type="float" office:value="-435.912854004" calcext:value-type="float">
            <text:p>-435.912854004</text:p>
          </table:table-cell>
        </table:table-row>
        <table:table-row table:style-name="ro1">
          <table:table-cell office:value-type="string" calcext:value-type="string">
            <text:p>L147D</text:p>
          </table:table-cell>
          <table:table-cell office:value-type="float" office:value="-435.912908936" calcext:value-type="float">
            <text:p>-435.912908936</text:p>
          </table:table-cell>
        </table:table-row>
        <table:table-row table:style-name="ro1">
          <table:table-cell office:value-type="string" calcext:value-type="string">
            <text:p>P223H</text:p>
          </table:table-cell>
          <table:table-cell office:value-type="float" office:value="-435.918600464" calcext:value-type="float">
            <text:p>-435.918600464</text:p>
          </table:table-cell>
        </table:table-row>
        <table:table-row table:style-name="ro1">
          <table:table-cell office:value-type="string" calcext:value-type="string">
            <text:p>K171P</text:p>
          </table:table-cell>
          <table:table-cell office:value-type="float" office:value="-435.919006348" calcext:value-type="float">
            <text:p>-435.919006348</text:p>
          </table:table-cell>
        </table:table-row>
        <table:table-row table:style-name="ro1">
          <table:table-cell office:value-type="string" calcext:value-type="string">
            <text:p>W170Y</text:p>
          </table:table-cell>
          <table:table-cell office:value-type="float" office:value="-435.919439697" calcext:value-type="float">
            <text:p>-435.919439697</text:p>
          </table:table-cell>
        </table:table-row>
        <table:table-row table:style-name="ro1">
          <table:table-cell office:value-type="string" calcext:value-type="string">
            <text:p>Y333S</text:p>
          </table:table-cell>
          <table:table-cell office:value-type="float" office:value="-435.919677734" calcext:value-type="float">
            <text:p>-435.919677734</text:p>
          </table:table-cell>
        </table:table-row>
        <table:table-row table:style-name="ro1">
          <table:table-cell office:value-type="string" calcext:value-type="string">
            <text:p>A248E</text:p>
          </table:table-cell>
          <table:table-cell office:value-type="float" office:value="-435.920056152" calcext:value-type="float">
            <text:p>-435.920056152</text:p>
          </table:table-cell>
        </table:table-row>
        <table:table-row table:style-name="ro1">
          <table:table-cell office:value-type="string" calcext:value-type="string">
            <text:p>R436I</text:p>
          </table:table-cell>
          <table:table-cell office:value-type="float" office:value="-435.920370483" calcext:value-type="float">
            <text:p>-435.920370483</text:p>
          </table:table-cell>
        </table:table-row>
        <table:table-row table:style-name="ro1">
          <table:table-cell office:value-type="string" calcext:value-type="string">
            <text:p>K99H</text:p>
          </table:table-cell>
          <table:table-cell office:value-type="float" office:value="-435.921243286" calcext:value-type="float">
            <text:p>-435.921243286</text:p>
          </table:table-cell>
        </table:table-row>
        <table:table-row table:style-name="ro1">
          <table:table-cell office:value-type="string" calcext:value-type="string">
            <text:p>E236R</text:p>
          </table:table-cell>
          <table:table-cell office:value-type="float" office:value="-435.922650146" calcext:value-type="float">
            <text:p>-435.922650146</text:p>
          </table:table-cell>
        </table:table-row>
        <table:table-row table:style-name="ro1">
          <table:table-cell office:value-type="string" calcext:value-type="string">
            <text:p>K158Q</text:p>
          </table:table-cell>
          <table:table-cell office:value-type="float" office:value="-435.924163818" calcext:value-type="float">
            <text:p>-435.924163818</text:p>
          </table:table-cell>
        </table:table-row>
        <table:table-row table:style-name="ro1">
          <table:table-cell office:value-type="string" calcext:value-type="string">
            <text:p>R145E</text:p>
          </table:table-cell>
          <table:table-cell office:value-type="float" office:value="-435.926077271" calcext:value-type="float">
            <text:p>-435.926077271</text:p>
          </table:table-cell>
        </table:table-row>
        <table:table-row table:style-name="ro1">
          <table:table-cell office:value-type="string" calcext:value-type="string">
            <text:p>P325I</text:p>
          </table:table-cell>
          <table:table-cell office:value-type="float" office:value="-435.92807312" calcext:value-type="float">
            <text:p>-435.92807312</text:p>
          </table:table-cell>
        </table:table-row>
        <table:table-row table:style-name="ro1">
          <table:table-cell office:value-type="string" calcext:value-type="string">
            <text:p>A60S</text:p>
          </table:table-cell>
          <table:table-cell office:value-type="float" office:value="-435.928353882" calcext:value-type="float">
            <text:p>-435.928353882</text:p>
          </table:table-cell>
        </table:table-row>
        <table:table-row table:style-name="ro1">
          <table:table-cell office:value-type="string" calcext:value-type="string">
            <text:p>Q142P</text:p>
          </table:table-cell>
          <table:table-cell office:value-type="float" office:value="-435.928512573" calcext:value-type="float">
            <text:p>-435.928512573</text:p>
          </table:table-cell>
        </table:table-row>
        <table:table-row table:style-name="ro1">
          <table:table-cell office:value-type="string" calcext:value-type="string">
            <text:p>T91P</text:p>
          </table:table-cell>
          <table:table-cell office:value-type="float" office:value="-435.930630493" calcext:value-type="float">
            <text:p>-435.930630493</text:p>
          </table:table-cell>
        </table:table-row>
        <table:table-row table:style-name="ro1">
          <table:table-cell office:value-type="string" calcext:value-type="string">
            <text:p>G101Q</text:p>
          </table:table-cell>
          <table:table-cell office:value-type="float" office:value="-435.936972046" calcext:value-type="float">
            <text:p>-435.936972046</text:p>
          </table:table-cell>
        </table:table-row>
        <table:table-row table:style-name="ro1">
          <table:table-cell office:value-type="string" calcext:value-type="string">
            <text:p>T91C</text:p>
          </table:table-cell>
          <table:table-cell office:value-type="float" office:value="-435.939468384" calcext:value-type="float">
            <text:p>-435.939468384</text:p>
          </table:table-cell>
        </table:table-row>
        <table:table-row table:style-name="ro1">
          <table:table-cell office:value-type="string" calcext:value-type="string">
            <text:p>A365R</text:p>
          </table:table-cell>
          <table:table-cell office:value-type="float" office:value="-435.939761353" calcext:value-type="float">
            <text:p>-435.939761353</text:p>
          </table:table-cell>
        </table:table-row>
        <table:table-row table:style-name="ro1">
          <table:table-cell office:value-type="string" calcext:value-type="string">
            <text:p>Q243T</text:p>
          </table:table-cell>
          <table:table-cell office:value-type="float" office:value="-435.941763306" calcext:value-type="float">
            <text:p>-435.941763306</text:p>
          </table:table-cell>
        </table:table-row>
        <table:table-row table:style-name="ro1">
          <table:table-cell office:value-type="string" calcext:value-type="string">
            <text:p>P294F</text:p>
          </table:table-cell>
          <table:table-cell office:value-type="float" office:value="-435.944482422" calcext:value-type="float">
            <text:p>-435.944482422</text:p>
          </table:table-cell>
        </table:table-row>
        <table:table-row table:style-name="ro1">
          <table:table-cell office:value-type="string" calcext:value-type="string">
            <text:p>K171H</text:p>
          </table:table-cell>
          <table:table-cell office:value-type="float" office:value="-435.945169067" calcext:value-type="float">
            <text:p>-435.945169067</text:p>
          </table:table-cell>
        </table:table-row>
        <table:table-row table:style-name="ro1">
          <table:table-cell office:value-type="string" calcext:value-type="string">
            <text:p>S427I</text:p>
          </table:table-cell>
          <table:table-cell office:value-type="float" office:value="-435.948812866" calcext:value-type="float">
            <text:p>-435.948812866</text:p>
          </table:table-cell>
        </table:table-row>
        <table:table-row table:style-name="ro1">
          <table:table-cell office:value-type="string" calcext:value-type="string">
            <text:p>A235N</text:p>
          </table:table-cell>
          <table:table-cell office:value-type="float" office:value="-435.950967407" calcext:value-type="float">
            <text:p>-435.950967407</text:p>
          </table:table-cell>
        </table:table-row>
        <table:table-row table:style-name="ro1">
          <table:table-cell office:value-type="string" calcext:value-type="string">
            <text:p>Y377H</text:p>
          </table:table-cell>
          <table:table-cell office:value-type="float" office:value="-435.951367188" calcext:value-type="float">
            <text:p>-435.951367188</text:p>
          </table:table-cell>
        </table:table-row>
        <table:table-row table:style-name="ro1">
          <table:table-cell office:value-type="string" calcext:value-type="string">
            <text:p>L103Y</text:p>
          </table:table-cell>
          <table:table-cell office:value-type="float" office:value="-435.951876831" calcext:value-type="float">
            <text:p>-435.951876831</text:p>
          </table:table-cell>
        </table:table-row>
        <table:table-row table:style-name="ro1">
          <table:table-cell office:value-type="string" calcext:value-type="string">
            <text:p>K36T</text:p>
          </table:table-cell>
          <table:table-cell office:value-type="float" office:value="-435.95199585" calcext:value-type="float">
            <text:p>-435.95199585</text:p>
          </table:table-cell>
        </table:table-row>
        <table:table-row table:style-name="ro1">
          <table:table-cell office:value-type="string" calcext:value-type="string">
            <text:p>L132M</text:p>
          </table:table-cell>
          <table:table-cell office:value-type="float" office:value="-435.952563477" calcext:value-type="float">
            <text:p>-435.952563477</text:p>
          </table:table-cell>
        </table:table-row>
        <table:table-row table:style-name="ro1">
          <table:table-cell office:value-type="string" calcext:value-type="string">
            <text:p>D160E</text:p>
          </table:table-cell>
          <table:table-cell office:value-type="float" office:value="-435.953546143" calcext:value-type="float">
            <text:p>-435.953546143</text:p>
          </table:table-cell>
        </table:table-row>
        <table:table-row table:style-name="ro1">
          <table:table-cell office:value-type="string" calcext:value-type="string">
            <text:p>A318S</text:p>
          </table:table-cell>
          <table:table-cell office:value-type="float" office:value="-435.95881958" calcext:value-type="float">
            <text:p>-435.95881958</text:p>
          </table:table-cell>
        </table:table-row>
        <table:table-row table:style-name="ro1">
          <table:table-cell office:value-type="string" calcext:value-type="string">
            <text:p>W207L</text:p>
          </table:table-cell>
          <table:table-cell office:value-type="float" office:value="-435.960202026" calcext:value-type="float">
            <text:p>-435.960202026</text:p>
          </table:table-cell>
        </table:table-row>
        <table:table-row table:style-name="ro1">
          <table:table-cell office:value-type="string" calcext:value-type="string">
            <text:p>S125M</text:p>
          </table:table-cell>
          <table:table-cell office:value-type="float" office:value="-435.961181641" calcext:value-type="float">
            <text:p>-435.961181641</text:p>
          </table:table-cell>
        </table:table-row>
        <table:table-row table:style-name="ro1">
          <table:table-cell office:value-type="string" calcext:value-type="string">
            <text:p>H50V</text:p>
          </table:table-cell>
          <table:table-cell office:value-type="float" office:value="-435.968875122" calcext:value-type="float">
            <text:p>-435.968875122</text:p>
          </table:table-cell>
        </table:table-row>
        <table:table-row table:style-name="ro1">
          <table:table-cell office:value-type="string" calcext:value-type="string">
            <text:p>V81C</text:p>
          </table:table-cell>
          <table:table-cell office:value-type="float" office:value="-435.970333862" calcext:value-type="float">
            <text:p>-435.970333862</text:p>
          </table:table-cell>
        </table:table-row>
        <table:table-row table:style-name="ro1">
          <table:table-cell office:value-type="string" calcext:value-type="string">
            <text:p>G296I</text:p>
          </table:table-cell>
          <table:table-cell office:value-type="float" office:value="-435.971917725" calcext:value-type="float">
            <text:p>-435.971917725</text:p>
          </table:table-cell>
        </table:table-row>
        <table:table-row table:style-name="ro1">
          <table:table-cell office:value-type="string" calcext:value-type="string">
            <text:p>R175H</text:p>
          </table:table-cell>
          <table:table-cell office:value-type="float" office:value="-435.975128174" calcext:value-type="float">
            <text:p>-435.975128174</text:p>
          </table:table-cell>
        </table:table-row>
        <table:table-row table:style-name="ro1">
          <table:table-cell office:value-type="string" calcext:value-type="string">
            <text:p>G296R</text:p>
          </table:table-cell>
          <table:table-cell office:value-type="float" office:value="-435.976779175" calcext:value-type="float">
            <text:p>-435.976779175</text:p>
          </table:table-cell>
        </table:table-row>
        <table:table-row table:style-name="ro1">
          <table:table-cell office:value-type="string" calcext:value-type="string">
            <text:p>A184C</text:p>
          </table:table-cell>
          <table:table-cell office:value-type="float" office:value="-435.976870728" calcext:value-type="float">
            <text:p>-435.976870728</text:p>
          </table:table-cell>
        </table:table-row>
        <table:table-row table:style-name="ro1">
          <table:table-cell office:value-type="string" calcext:value-type="string">
            <text:p>E356R</text:p>
          </table:table-cell>
          <table:table-cell office:value-type="float" office:value="-435.979159546" calcext:value-type="float">
            <text:p>-435.979159546</text:p>
          </table:table-cell>
        </table:table-row>
        <table:table-row table:style-name="ro1">
          <table:table-cell office:value-type="string" calcext:value-type="string">
            <text:p>L38E</text:p>
          </table:table-cell>
          <table:table-cell office:value-type="float" office:value="-435.980584717" calcext:value-type="float">
            <text:p>-435.980584717</text:p>
          </table:table-cell>
        </table:table-row>
        <table:table-row table:style-name="ro1">
          <table:table-cell office:value-type="string" calcext:value-type="string">
            <text:p>R266I</text:p>
          </table:table-cell>
          <table:table-cell office:value-type="float" office:value="-435.981500244" calcext:value-type="float">
            <text:p>-435.981500244</text:p>
          </table:table-cell>
        </table:table-row>
        <table:table-row table:style-name="ro1">
          <table:table-cell office:value-type="string" calcext:value-type="string">
            <text:p>D160L</text:p>
          </table:table-cell>
          <table:table-cell office:value-type="float" office:value="-435.981903076" calcext:value-type="float">
            <text:p>-435.981903076</text:p>
          </table:table-cell>
        </table:table-row>
        <table:table-row table:style-name="ro1">
          <table:table-cell office:value-type="string" calcext:value-type="string">
            <text:p>P330E</text:p>
          </table:table-cell>
          <table:table-cell office:value-type="float" office:value="-435.983276367" calcext:value-type="float">
            <text:p>-435.983276367</text:p>
          </table:table-cell>
        </table:table-row>
        <table:table-row table:style-name="ro1">
          <table:table-cell office:value-type="string" calcext:value-type="string">
            <text:p>M127W</text:p>
          </table:table-cell>
          <table:table-cell office:value-type="float" office:value="-435.985583496" calcext:value-type="float">
            <text:p>-435.985583496</text:p>
          </table:table-cell>
        </table:table-row>
        <table:table-row table:style-name="ro1">
          <table:table-cell office:value-type="string" calcext:value-type="string">
            <text:p>L147G</text:p>
          </table:table-cell>
          <table:table-cell office:value-type="float" office:value="-435.986547852" calcext:value-type="float">
            <text:p>-435.986547852</text:p>
          </table:table-cell>
        </table:table-row>
        <table:table-row table:style-name="ro1">
          <table:table-cell office:value-type="string" calcext:value-type="string">
            <text:p>L169H</text:p>
          </table:table-cell>
          <table:table-cell office:value-type="float" office:value="-435.991772461" calcext:value-type="float">
            <text:p>-435.991772461</text:p>
          </table:table-cell>
        </table:table-row>
        <table:table-row table:style-name="ro1">
          <table:table-cell office:value-type="string" calcext:value-type="string">
            <text:p>L208A</text:p>
          </table:table-cell>
          <table:table-cell office:value-type="float" office:value="-435.996008301" calcext:value-type="float">
            <text:p>-435.996008301</text:p>
          </table:table-cell>
        </table:table-row>
        <table:table-row table:style-name="ro1">
          <table:table-cell office:value-type="string" calcext:value-type="string">
            <text:p>H141T</text:p>
          </table:table-cell>
          <table:table-cell office:value-type="float" office:value="-436.001809692" calcext:value-type="float">
            <text:p>-436.001809692</text:p>
          </table:table-cell>
        </table:table-row>
        <table:table-row table:style-name="ro1">
          <table:table-cell office:value-type="string" calcext:value-type="string">
            <text:p>R266K</text:p>
          </table:table-cell>
          <table:table-cell office:value-type="float" office:value="-436.006036377" calcext:value-type="float">
            <text:p>-436.006036377</text:p>
          </table:table-cell>
        </table:table-row>
        <table:table-row table:style-name="ro1">
          <table:table-cell office:value-type="string" calcext:value-type="string">
            <text:p>F378K</text:p>
          </table:table-cell>
          <table:table-cell office:value-type="float" office:value="-436.009625244" calcext:value-type="float">
            <text:p>-436.009625244</text:p>
          </table:table-cell>
        </table:table-row>
        <table:table-row table:style-name="ro1">
          <table:table-cell office:value-type="string" calcext:value-type="string">
            <text:p>P196H</text:p>
          </table:table-cell>
          <table:table-cell office:value-type="float" office:value="-436.010897827" calcext:value-type="float">
            <text:p>-436.010897827</text:p>
          </table:table-cell>
        </table:table-row>
        <table:table-row table:style-name="ro1">
          <table:table-cell office:value-type="string" calcext:value-type="string">
            <text:p>E356P</text:p>
          </table:table-cell>
          <table:table-cell office:value-type="float" office:value="-436.014984131" calcext:value-type="float">
            <text:p>-436.014984131</text:p>
          </table:table-cell>
        </table:table-row>
        <table:table-row table:style-name="ro1">
          <table:table-cell office:value-type="string" calcext:value-type="string">
            <text:p>W128G</text:p>
          </table:table-cell>
          <table:table-cell office:value-type="float" office:value="-436.016390991" calcext:value-type="float">
            <text:p>-436.016390991</text:p>
          </table:table-cell>
        </table:table-row>
        <table:table-row table:style-name="ro1">
          <table:table-cell office:value-type="string" calcext:value-type="string">
            <text:p>K276H</text:p>
          </table:table-cell>
          <table:table-cell office:value-type="float" office:value="-436.016912842" calcext:value-type="float">
            <text:p>-436.016912842</text:p>
          </table:table-cell>
        </table:table-row>
        <table:table-row table:style-name="ro1">
          <table:table-cell office:value-type="string" calcext:value-type="string">
            <text:p>R79G</text:p>
          </table:table-cell>
          <table:table-cell office:value-type="float" office:value="-436.017596436" calcext:value-type="float">
            <text:p>-436.017596436</text:p>
          </table:table-cell>
        </table:table-row>
        <table:table-row table:style-name="ro1">
          <table:table-cell office:value-type="string" calcext:value-type="string">
            <text:p>A56T</text:p>
          </table:table-cell>
          <table:table-cell office:value-type="float" office:value="-436.019729614" calcext:value-type="float">
            <text:p>-436.019729614</text:p>
          </table:table-cell>
        </table:table-row>
        <table:table-row table:style-name="ro1">
          <table:table-cell office:value-type="string" calcext:value-type="string">
            <text:p>K443P</text:p>
          </table:table-cell>
          <table:table-cell office:value-type="float" office:value="-436.026257324" calcext:value-type="float">
            <text:p>-436.026257324</text:p>
          </table:table-cell>
        </table:table-row>
        <table:table-row table:style-name="ro1">
          <table:table-cell office:value-type="string" calcext:value-type="string">
            <text:p>G101P</text:p>
          </table:table-cell>
          <table:table-cell office:value-type="float" office:value="-436.028686523" calcext:value-type="float">
            <text:p>-436.028686523</text:p>
          </table:table-cell>
        </table:table-row>
        <table:table-row table:style-name="ro1">
          <table:table-cell office:value-type="string" calcext:value-type="string">
            <text:p>P390H</text:p>
          </table:table-cell>
          <table:table-cell office:value-type="float" office:value="-436.032330322" calcext:value-type="float">
            <text:p>-436.032330322</text:p>
          </table:table-cell>
        </table:table-row>
        <table:table-row table:style-name="ro1">
          <table:table-cell office:value-type="string" calcext:value-type="string">
            <text:p>E228Q</text:p>
          </table:table-cell>
          <table:table-cell office:value-type="float" office:value="-436.032641602" calcext:value-type="float">
            <text:p>-436.032641602</text:p>
          </table:table-cell>
        </table:table-row>
        <table:table-row table:style-name="ro1">
          <table:table-cell office:value-type="string" calcext:value-type="string">
            <text:p>K99Y</text:p>
          </table:table-cell>
          <table:table-cell office:value-type="float" office:value="-436.033486938" calcext:value-type="float">
            <text:p>-436.033486938</text:p>
          </table:table-cell>
        </table:table-row>
        <table:table-row table:style-name="ro1">
          <table:table-cell office:value-type="string" calcext:value-type="string">
            <text:p>N407T</text:p>
          </table:table-cell>
          <table:table-cell office:value-type="float" office:value="-436.035440063" calcext:value-type="float">
            <text:p>-436.035440063</text:p>
          </table:table-cell>
        </table:table-row>
        <table:table-row table:style-name="ro1">
          <table:table-cell office:value-type="string" calcext:value-type="string">
            <text:p>K105Q</text:p>
          </table:table-cell>
          <table:table-cell office:value-type="float" office:value="-436.035559082" calcext:value-type="float">
            <text:p>-436.035559082</text:p>
          </table:table-cell>
        </table:table-row>
        <table:table-row table:style-name="ro1">
          <table:table-cell office:value-type="string" calcext:value-type="string">
            <text:p>H50S</text:p>
          </table:table-cell>
          <table:table-cell office:value-type="float" office:value="-436.035684204" calcext:value-type="float">
            <text:p>-436.035684204</text:p>
          </table:table-cell>
        </table:table-row>
        <table:table-row table:style-name="ro1">
          <table:table-cell office:value-type="string" calcext:value-type="string">
            <text:p>Q242L</text:p>
          </table:table-cell>
          <table:table-cell office:value-type="float" office:value="-436.039630127" calcext:value-type="float">
            <text:p>-436.039630127</text:p>
          </table:table-cell>
        </table:table-row>
        <table:table-row table:style-name="ro1">
          <table:table-cell office:value-type="string" calcext:value-type="string">
            <text:p>A92Q</text:p>
          </table:table-cell>
          <table:table-cell office:value-type="float" office:value="-436.040490723" calcext:value-type="float">
            <text:p>-436.040490723</text:p>
          </table:table-cell>
        </table:table-row>
        <table:table-row table:style-name="ro1">
          <table:table-cell office:value-type="string" calcext:value-type="string">
            <text:p>A248S</text:p>
          </table:table-cell>
          <table:table-cell office:value-type="float" office:value="-436.041696167" calcext:value-type="float">
            <text:p>-436.041696167</text:p>
          </table:table-cell>
        </table:table-row>
        <table:table-row table:style-name="ro1">
          <table:table-cell office:value-type="string" calcext:value-type="string">
            <text:p>P325A</text:p>
          </table:table-cell>
          <table:table-cell office:value-type="float" office:value="-436.042727661" calcext:value-type="float">
            <text:p>-436.042727661</text:p>
          </table:table-cell>
        </table:table-row>
        <table:table-row table:style-name="ro1">
          <table:table-cell office:value-type="string" calcext:value-type="string">
            <text:p>A295V</text:p>
          </table:table-cell>
          <table:table-cell office:value-type="float" office:value="-436.043237305" calcext:value-type="float">
            <text:p>-436.043237305</text:p>
          </table:table-cell>
        </table:table-row>
        <table:table-row table:style-name="ro1">
          <table:table-cell office:value-type="string" calcext:value-type="string">
            <text:p>V55M</text:p>
          </table:table-cell>
          <table:table-cell office:value-type="float" office:value="-436.044015503" calcext:value-type="float">
            <text:p>-436.044015503</text:p>
          </table:table-cell>
        </table:table-row>
        <table:table-row table:style-name="ro1">
          <table:table-cell office:value-type="string" calcext:value-type="string">
            <text:p>H50N</text:p>
          </table:table-cell>
          <table:table-cell office:value-type="float" office:value="-436.046520996" calcext:value-type="float">
            <text:p>-436.046520996</text:p>
          </table:table-cell>
        </table:table-row>
        <table:table-row table:style-name="ro1">
          <table:table-cell office:value-type="string" calcext:value-type="string">
            <text:p>T74A</text:p>
          </table:table-cell>
          <table:table-cell office:value-type="float" office:value="-436.050228882" calcext:value-type="float">
            <text:p>-436.050228882</text:p>
          </table:table-cell>
        </table:table-row>
        <table:table-row table:style-name="ro1">
          <table:table-cell office:value-type="string" calcext:value-type="string">
            <text:p>L271K</text:p>
          </table:table-cell>
          <table:table-cell office:value-type="float" office:value="-436.052856445" calcext:value-type="float">
            <text:p>-436.052856445</text:p>
          </table:table-cell>
        </table:table-row>
        <table:table-row table:style-name="ro1">
          <table:table-cell office:value-type="string" calcext:value-type="string">
            <text:p>H37K</text:p>
          </table:table-cell>
          <table:table-cell office:value-type="float" office:value="-436.053961182" calcext:value-type="float">
            <text:p>-436.053961182</text:p>
          </table:table-cell>
        </table:table-row>
        <table:table-row table:style-name="ro1">
          <table:table-cell office:value-type="string" calcext:value-type="string">
            <text:p>N68W</text:p>
          </table:table-cell>
          <table:table-cell office:value-type="float" office:value="-436.054977417" calcext:value-type="float">
            <text:p>-436.054977417</text:p>
          </table:table-cell>
        </table:table-row>
        <table:table-row table:style-name="ro1">
          <table:table-cell office:value-type="string" calcext:value-type="string">
            <text:p>I433W</text:p>
          </table:table-cell>
          <table:table-cell office:value-type="float" office:value="-436.055502319" calcext:value-type="float">
            <text:p>-436.055502319</text:p>
          </table:table-cell>
        </table:table-row>
        <table:table-row table:style-name="ro1">
          <table:table-cell office:value-type="string" calcext:value-type="string">
            <text:p>A421T</text:p>
          </table:table-cell>
          <table:table-cell office:value-type="float" office:value="-436.056408691" calcext:value-type="float">
            <text:p>-436.056408691</text:p>
          </table:table-cell>
        </table:table-row>
        <table:table-row table:style-name="ro1">
          <table:table-cell office:value-type="string" calcext:value-type="string">
            <text:p>V40M</text:p>
          </table:table-cell>
          <table:table-cell office:value-type="float" office:value="-436.060873413" calcext:value-type="float">
            <text:p>-436.060873413</text:p>
          </table:table-cell>
        </table:table-row>
        <table:table-row table:style-name="ro1">
          <table:table-cell office:value-type="string" calcext:value-type="string">
            <text:p>Y204A</text:p>
          </table:table-cell>
          <table:table-cell office:value-type="float" office:value="-436.063980103" calcext:value-type="float">
            <text:p>-436.063980103</text:p>
          </table:table-cell>
        </table:table-row>
        <table:table-row table:style-name="ro1">
          <table:table-cell office:value-type="string" calcext:value-type="string">
            <text:p>Y377Q</text:p>
          </table:table-cell>
          <table:table-cell office:value-type="float" office:value="-436.065823364" calcext:value-type="float">
            <text:p>-436.065823364</text:p>
          </table:table-cell>
        </table:table-row>
        <table:table-row table:style-name="ro1">
          <table:table-cell office:value-type="string" calcext:value-type="string">
            <text:p>M146W</text:p>
          </table:table-cell>
          <table:table-cell office:value-type="float" office:value="-436.066125488" calcext:value-type="float">
            <text:p>-436.066125488</text:p>
          </table:table-cell>
        </table:table-row>
        <table:table-row table:style-name="ro1">
          <table:table-cell office:value-type="string" calcext:value-type="string">
            <text:p>G431A</text:p>
          </table:table-cell>
          <table:table-cell office:value-type="float" office:value="-436.067105103" calcext:value-type="float">
            <text:p>-436.067105103</text:p>
          </table:table-cell>
        </table:table-row>
        <table:table-row table:style-name="ro1">
          <table:table-cell office:value-type="string" calcext:value-type="string">
            <text:p>R79F</text:p>
          </table:table-cell>
          <table:table-cell office:value-type="float" office:value="-436.069259644" calcext:value-type="float">
            <text:p>-436.069259644</text:p>
          </table:table-cell>
        </table:table-row>
        <table:table-row table:style-name="ro1">
          <table:table-cell office:value-type="string" calcext:value-type="string">
            <text:p>N168W</text:p>
          </table:table-cell>
          <table:table-cell office:value-type="float" office:value="-436.076974487" calcext:value-type="float">
            <text:p>-436.076974487</text:p>
          </table:table-cell>
        </table:table-row>
        <table:table-row table:style-name="ro1">
          <table:table-cell office:value-type="string" calcext:value-type="string">
            <text:p>K443G</text:p>
          </table:table-cell>
          <table:table-cell office:value-type="float" office:value="-436.077337646" calcext:value-type="float">
            <text:p>-436.077337646</text:p>
          </table:table-cell>
        </table:table-row>
        <table:table-row table:style-name="ro1">
          <table:table-cell office:value-type="string" calcext:value-type="string">
            <text:p>R145V</text:p>
          </table:table-cell>
          <table:table-cell office:value-type="float" office:value="-436.082846069" calcext:value-type="float">
            <text:p>-436.082846069</text:p>
          </table:table-cell>
        </table:table-row>
        <table:table-row table:style-name="ro1">
          <table:table-cell office:value-type="string" calcext:value-type="string">
            <text:p>Q247C</text:p>
          </table:table-cell>
          <table:table-cell office:value-type="float" office:value="-436.088302612" calcext:value-type="float">
            <text:p>-436.088302612</text:p>
          </table:table-cell>
        </table:table-row>
        <table:table-row table:style-name="ro1">
          <table:table-cell office:value-type="string" calcext:value-type="string">
            <text:p>T65A</text:p>
          </table:table-cell>
          <table:table-cell office:value-type="float" office:value="-436.091110229" calcext:value-type="float">
            <text:p>-436.091110229</text:p>
          </table:table-cell>
        </table:table-row>
        <table:table-row table:style-name="ro1">
          <table:table-cell office:value-type="string" calcext:value-type="string">
            <text:p>F251M</text:p>
          </table:table-cell>
          <table:table-cell office:value-type="float" office:value="-436.092779541" calcext:value-type="float">
            <text:p>-436.092779541</text:p>
          </table:table-cell>
        </table:table-row>
        <table:table-row table:style-name="ro1">
          <table:table-cell office:value-type="string" calcext:value-type="string">
            <text:p>L112I</text:p>
          </table:table-cell>
          <table:table-cell office:value-type="float" office:value="-436.094961548" calcext:value-type="float">
            <text:p>-436.094961548</text:p>
          </table:table-cell>
        </table:table-row>
        <table:table-row table:style-name="ro1">
          <table:table-cell office:value-type="string" calcext:value-type="string">
            <text:p>V363P</text:p>
          </table:table-cell>
          <table:table-cell office:value-type="float" office:value="-436.105776978" calcext:value-type="float">
            <text:p>-436.105776978</text:p>
          </table:table-cell>
        </table:table-row>
        <table:table-row table:style-name="ro1">
          <table:table-cell office:value-type="string" calcext:value-type="string">
            <text:p>T245V</text:p>
          </table:table-cell>
          <table:table-cell office:value-type="float" office:value="-436.107461548" calcext:value-type="float">
            <text:p>-436.107461548</text:p>
          </table:table-cell>
        </table:table-row>
        <table:table-row table:style-name="ro1">
          <table:table-cell office:value-type="string" calcext:value-type="string">
            <text:p>K99M</text:p>
          </table:table-cell>
          <table:table-cell office:value-type="float" office:value="-436.115219116" calcext:value-type="float">
            <text:p>-436.115219116</text:p>
          </table:table-cell>
        </table:table-row>
        <table:table-row table:style-name="ro1">
          <table:table-cell office:value-type="string" calcext:value-type="string">
            <text:p>A429P</text:p>
          </table:table-cell>
          <table:table-cell office:value-type="float" office:value="-436.119256592" calcext:value-type="float">
            <text:p>-436.119256592</text:p>
          </table:table-cell>
        </table:table-row>
        <table:table-row table:style-name="ro1">
          <table:table-cell office:value-type="string" calcext:value-type="string">
            <text:p>G51R</text:p>
          </table:table-cell>
          <table:table-cell office:value-type="float" office:value="-436.119833374" calcext:value-type="float">
            <text:p>-436.119833374</text:p>
          </table:table-cell>
        </table:table-row>
        <table:table-row table:style-name="ro1">
          <table:table-cell office:value-type="string" calcext:value-type="string">
            <text:p>E262A</text:p>
          </table:table-cell>
          <table:table-cell office:value-type="float" office:value="-436.120617676" calcext:value-type="float">
            <text:p>-436.120617676</text:p>
          </table:table-cell>
        </table:table-row>
        <table:table-row table:style-name="ro1">
          <table:table-cell office:value-type="string" calcext:value-type="string">
            <text:p>G359M</text:p>
          </table:table-cell>
          <table:table-cell office:value-type="float" office:value="-436.121911621" calcext:value-type="float">
            <text:p>-436.121911621</text:p>
          </table:table-cell>
        </table:table-row>
        <table:table-row table:style-name="ro1">
          <table:table-cell office:value-type="string" calcext:value-type="string">
            <text:p>Q406I</text:p>
          </table:table-cell>
          <table:table-cell office:value-type="float" office:value="-436.122201538" calcext:value-type="float">
            <text:p>-436.122201538</text:p>
          </table:table-cell>
        </table:table-row>
        <table:table-row table:style-name="ro1">
          <table:table-cell office:value-type="string" calcext:value-type="string">
            <text:p>G317Q</text:p>
          </table:table-cell>
          <table:table-cell office:value-type="float" office:value="-436.123999023" calcext:value-type="float">
            <text:p>-436.123999023</text:p>
          </table:table-cell>
        </table:table-row>
        <table:table-row table:style-name="ro1">
          <table:table-cell office:value-type="string" calcext:value-type="string">
            <text:p>P218N</text:p>
          </table:table-cell>
          <table:table-cell office:value-type="float" office:value="-436.124810791" calcext:value-type="float">
            <text:p>-436.124810791</text:p>
          </table:table-cell>
        </table:table-row>
        <table:table-row table:style-name="ro1">
          <table:table-cell office:value-type="string" calcext:value-type="string">
            <text:p>M396V</text:p>
          </table:table-cell>
          <table:table-cell office:value-type="float" office:value="-436.125973511" calcext:value-type="float">
            <text:p>-436.125973511</text:p>
          </table:table-cell>
        </table:table-row>
        <table:table-row table:style-name="ro1">
          <table:table-cell office:value-type="string" calcext:value-type="string">
            <text:p>G137A</text:p>
          </table:table-cell>
          <table:table-cell office:value-type="float" office:value="-436.127307129" calcext:value-type="float">
            <text:p>-436.127307129</text:p>
          </table:table-cell>
        </table:table-row>
        <table:table-row table:style-name="ro1">
          <table:table-cell office:value-type="string" calcext:value-type="string">
            <text:p>I433Q</text:p>
          </table:table-cell>
          <table:table-cell office:value-type="float" office:value="-436.127966309" calcext:value-type="float">
            <text:p>-436.127966309</text:p>
          </table:table-cell>
        </table:table-row>
        <table:table-row table:style-name="ro1">
          <table:table-cell office:value-type="string" calcext:value-type="string">
            <text:p>Y379E</text:p>
          </table:table-cell>
          <table:table-cell office:value-type="float" office:value="-436.129696655" calcext:value-type="float">
            <text:p>-436.129696655</text:p>
          </table:table-cell>
        </table:table-row>
        <table:table-row table:style-name="ro1">
          <table:table-cell office:value-type="string" calcext:value-type="string">
            <text:p>E197G</text:p>
          </table:table-cell>
          <table:table-cell office:value-type="float" office:value="-436.130596924" calcext:value-type="float">
            <text:p>-436.130596924</text:p>
          </table:table-cell>
        </table:table-row>
        <table:table-row table:style-name="ro1">
          <table:table-cell office:value-type="string" calcext:value-type="string">
            <text:p>W442A</text:p>
          </table:table-cell>
          <table:table-cell office:value-type="float" office:value="-436.132003784" calcext:value-type="float">
            <text:p>-436.132003784</text:p>
          </table:table-cell>
        </table:table-row>
        <table:table-row table:style-name="ro1">
          <table:table-cell office:value-type="string" calcext:value-type="string">
            <text:p>S444R</text:p>
          </table:table-cell>
          <table:table-cell office:value-type="float" office:value="-436.132284546" calcext:value-type="float">
            <text:p>-436.132284546</text:p>
          </table:table-cell>
        </table:table-row>
        <table:table-row table:style-name="ro1">
          <table:table-cell office:value-type="string" calcext:value-type="string">
            <text:p>A235W</text:p>
          </table:table-cell>
          <table:table-cell office:value-type="float" office:value="-436.136651611" calcext:value-type="float">
            <text:p>-436.136651611</text:p>
          </table:table-cell>
        </table:table-row>
        <table:table-row table:style-name="ro1">
          <table:table-cell office:value-type="string" calcext:value-type="string">
            <text:p>D216E</text:p>
          </table:table-cell>
          <table:table-cell office:value-type="float" office:value="-436.138217163" calcext:value-type="float">
            <text:p>-436.138217163</text:p>
          </table:table-cell>
        </table:table-row>
        <table:table-row table:style-name="ro1">
          <table:table-cell office:value-type="string" calcext:value-type="string">
            <text:p>E197A</text:p>
          </table:table-cell>
          <table:table-cell office:value-type="float" office:value="-436.139224243" calcext:value-type="float">
            <text:p>-436.139224243</text:p>
          </table:table-cell>
        </table:table-row>
        <table:table-row table:style-name="ro1">
          <table:table-cell office:value-type="string" calcext:value-type="string">
            <text:p>A220S</text:p>
          </table:table-cell>
          <table:table-cell office:value-type="float" office:value="-436.139282227" calcext:value-type="float">
            <text:p>-436.139282227</text:p>
          </table:table-cell>
        </table:table-row>
        <table:table-row table:style-name="ro1">
          <table:table-cell office:value-type="string" calcext:value-type="string">
            <text:p>V270M</text:p>
          </table:table-cell>
          <table:table-cell office:value-type="float" office:value="-436.14319458" calcext:value-type="float">
            <text:p>-436.14319458</text:p>
          </table:table-cell>
        </table:table-row>
        <table:table-row table:style-name="ro1">
          <table:table-cell office:value-type="string" calcext:value-type="string">
            <text:p>G181H</text:p>
          </table:table-cell>
          <table:table-cell office:value-type="float" office:value="-436.143237305" calcext:value-type="float">
            <text:p>-436.143237305</text:p>
          </table:table-cell>
        </table:table-row>
        <table:table-row table:style-name="ro1">
          <table:table-cell office:value-type="string" calcext:value-type="string">
            <text:p>D89P</text:p>
          </table:table-cell>
          <table:table-cell office:value-type="float" office:value="-436.143939209" calcext:value-type="float">
            <text:p>-436.143939209</text:p>
          </table:table-cell>
        </table:table-row>
        <table:table-row table:style-name="ro1">
          <table:table-cell office:value-type="string" calcext:value-type="string">
            <text:p>S446N</text:p>
          </table:table-cell>
          <table:table-cell office:value-type="float" office:value="-436.151052856" calcext:value-type="float">
            <text:p>-436.151052856</text:p>
          </table:table-cell>
        </table:table-row>
        <table:table-row table:style-name="ro1">
          <table:table-cell office:value-type="string" calcext:value-type="string">
            <text:p>F149I</text:p>
          </table:table-cell>
          <table:table-cell office:value-type="float" office:value="-436.151916504" calcext:value-type="float">
            <text:p>-436.151916504</text:p>
          </table:table-cell>
        </table:table-row>
        <table:table-row table:style-name="ro1">
          <table:table-cell office:value-type="string" calcext:value-type="string">
            <text:p>K360P</text:p>
          </table:table-cell>
          <table:table-cell office:value-type="float" office:value="-436.152230835" calcext:value-type="float">
            <text:p>-436.152230835</text:p>
          </table:table-cell>
        </table:table-row>
        <table:table-row table:style-name="ro1">
          <table:table-cell office:value-type="string" calcext:value-type="string">
            <text:p>G80I</text:p>
          </table:table-cell>
          <table:table-cell office:value-type="float" office:value="-436.152563477" calcext:value-type="float">
            <text:p>-436.152563477</text:p>
          </table:table-cell>
        </table:table-row>
        <table:table-row table:style-name="ro1">
          <table:table-cell office:value-type="string" calcext:value-type="string">
            <text:p>Y204D</text:p>
          </table:table-cell>
          <table:table-cell office:value-type="float" office:value="-436.157321167" calcext:value-type="float">
            <text:p>-436.157321167</text:p>
          </table:table-cell>
        </table:table-row>
        <table:table-row table:style-name="ro1">
          <table:table-cell office:value-type="string" calcext:value-type="string">
            <text:p>Q247M</text:p>
          </table:table-cell>
          <table:table-cell office:value-type="float" office:value="-436.162109375" calcext:value-type="float">
            <text:p>-436.162109375</text:p>
          </table:table-cell>
        </table:table-row>
        <table:table-row table:style-name="ro1">
          <table:table-cell office:value-type="string" calcext:value-type="string">
            <text:p>T298Q</text:p>
          </table:table-cell>
          <table:table-cell office:value-type="float" office:value="-436.162149048" calcext:value-type="float">
            <text:p>-436.162149048</text:p>
          </table:table-cell>
        </table:table-row>
        <table:table-row table:style-name="ro1">
          <table:table-cell office:value-type="string" calcext:value-type="string">
            <text:p>F206Y</text:p>
          </table:table-cell>
          <table:table-cell office:value-type="float" office:value="-436.165698242" calcext:value-type="float">
            <text:p>-436.165698242</text:p>
          </table:table-cell>
        </table:table-row>
        <table:table-row table:style-name="ro1">
          <table:table-cell office:value-type="string" calcext:value-type="string">
            <text:p>Q142N</text:p>
          </table:table-cell>
          <table:table-cell office:value-type="float" office:value="-436.167214966" calcext:value-type="float">
            <text:p>-436.167214966</text:p>
          </table:table-cell>
        </table:table-row>
        <table:table-row table:style-name="ro1">
          <table:table-cell office:value-type="string" calcext:value-type="string">
            <text:p>M231H</text:p>
          </table:table-cell>
          <table:table-cell office:value-type="float" office:value="-436.167526245" calcext:value-type="float">
            <text:p>-436.167526245</text:p>
          </table:table-cell>
        </table:table-row>
        <table:table-row table:style-name="ro1">
          <table:table-cell office:value-type="string" calcext:value-type="string">
            <text:p>V363T</text:p>
          </table:table-cell>
          <table:table-cell office:value-type="float" office:value="-436.167825317" calcext:value-type="float">
            <text:p>-436.167825317</text:p>
          </table:table-cell>
        </table:table-row>
        <table:table-row table:style-name="ro1">
          <table:table-cell office:value-type="string" calcext:value-type="string">
            <text:p>V40H</text:p>
          </table:table-cell>
          <table:table-cell office:value-type="float" office:value="-436.169198608" calcext:value-type="float">
            <text:p>-436.169198608</text:p>
          </table:table-cell>
        </table:table-row>
        <table:table-row table:style-name="ro1">
          <table:table-cell office:value-type="string" calcext:value-type="string">
            <text:p>E272C</text:p>
          </table:table-cell>
          <table:table-cell office:value-type="float" office:value="-436.171520996" calcext:value-type="float">
            <text:p>-436.171520996</text:p>
          </table:table-cell>
        </table:table-row>
        <table:table-row table:style-name="ro1">
          <table:table-cell office:value-type="string" calcext:value-type="string">
            <text:p>S444M</text:p>
          </table:table-cell>
          <table:table-cell office:value-type="float" office:value="-436.172433472" calcext:value-type="float">
            <text:p>-436.172433472</text:p>
          </table:table-cell>
        </table:table-row>
        <table:table-row table:style-name="ro1">
          <table:table-cell office:value-type="string" calcext:value-type="string">
            <text:p>A200G</text:p>
          </table:table-cell>
          <table:table-cell office:value-type="float" office:value="-436.173214722" calcext:value-type="float">
            <text:p>-436.173214722</text:p>
          </table:table-cell>
        </table:table-row>
        <table:table-row table:style-name="ro1">
          <table:table-cell office:value-type="string" calcext:value-type="string">
            <text:p>Q136Y</text:p>
          </table:table-cell>
          <table:table-cell office:value-type="float" office:value="-436.17409668" calcext:value-type="float">
            <text:p>-436.17409668</text:p>
          </table:table-cell>
        </table:table-row>
        <table:table-row table:style-name="ro1">
          <table:table-cell office:value-type="string" calcext:value-type="string">
            <text:p>A387Q</text:p>
          </table:table-cell>
          <table:table-cell office:value-type="float" office:value="-436.174691772" calcext:value-type="float">
            <text:p>-436.174691772</text:p>
          </table:table-cell>
        </table:table-row>
        <table:table-row table:style-name="ro1">
          <table:table-cell office:value-type="string" calcext:value-type="string">
            <text:p>E54K</text:p>
          </table:table-cell>
          <table:table-cell office:value-type="float" office:value="-436.175463867" calcext:value-type="float">
            <text:p>-436.175463867</text:p>
          </table:table-cell>
        </table:table-row>
        <table:table-row table:style-name="ro1">
          <table:table-cell office:value-type="string" calcext:value-type="string">
            <text:p>A241S</text:p>
          </table:table-cell>
          <table:table-cell office:value-type="float" office:value="-436.179473877" calcext:value-type="float">
            <text:p>-436.179473877</text:p>
          </table:table-cell>
        </table:table-row>
        <table:table-row table:style-name="ro1">
          <table:table-cell office:value-type="string" calcext:value-type="string">
            <text:p>D89A</text:p>
          </table:table-cell>
          <table:table-cell office:value-type="float" office:value="-436.180557251" calcext:value-type="float">
            <text:p>-436.180557251</text:p>
          </table:table-cell>
        </table:table-row>
        <table:table-row table:style-name="ro1">
          <table:table-cell office:value-type="string" calcext:value-type="string">
            <text:p>W128D</text:p>
          </table:table-cell>
          <table:table-cell office:value-type="float" office:value="-436.181439209" calcext:value-type="float">
            <text:p>-436.181439209</text:p>
          </table:table-cell>
        </table:table-row>
        <table:table-row table:style-name="ro1">
          <table:table-cell office:value-type="string" calcext:value-type="string">
            <text:p>M227Y</text:p>
          </table:table-cell>
          <table:table-cell office:value-type="float" office:value="-436.183554077" calcext:value-type="float">
            <text:p>-436.183554077</text:p>
          </table:table-cell>
        </table:table-row>
        <table:table-row table:style-name="ro1">
          <table:table-cell office:value-type="string" calcext:value-type="string">
            <text:p>Q222C</text:p>
          </table:table-cell>
          <table:table-cell office:value-type="float" office:value="-436.189096069" calcext:value-type="float">
            <text:p>-436.189096069</text:p>
          </table:table-cell>
        </table:table-row>
        <table:table-row table:style-name="ro1">
          <table:table-cell office:value-type="string" calcext:value-type="string">
            <text:p>P428I</text:p>
          </table:table-cell>
          <table:table-cell office:value-type="float" office:value="-436.191763306" calcext:value-type="float">
            <text:p>-436.191763306</text:p>
          </table:table-cell>
        </table:table-row>
        <table:table-row table:style-name="ro1">
          <table:table-cell office:value-type="string" calcext:value-type="string">
            <text:p>G193M</text:p>
          </table:table-cell>
          <table:table-cell office:value-type="float" office:value="-436.191921997" calcext:value-type="float">
            <text:p>-436.191921997</text:p>
          </table:table-cell>
        </table:table-row>
        <table:table-row table:style-name="ro1">
          <table:table-cell office:value-type="string" calcext:value-type="string">
            <text:p>V81F</text:p>
          </table:table-cell>
          <table:table-cell office:value-type="float" office:value="-436.192617798" calcext:value-type="float">
            <text:p>-436.192617798</text:p>
          </table:table-cell>
        </table:table-row>
        <table:table-row table:style-name="ro1">
          <table:table-cell office:value-type="string" calcext:value-type="string">
            <text:p>F113T</text:p>
          </table:table-cell>
          <table:table-cell office:value-type="float" office:value="-436.195230103" calcext:value-type="float">
            <text:p>-436.195230103</text:p>
          </table:table-cell>
        </table:table-row>
        <table:table-row table:style-name="ro1">
          <table:table-cell office:value-type="string" calcext:value-type="string">
            <text:p>S167M</text:p>
          </table:table-cell>
          <table:table-cell office:value-type="float" office:value="-436.198693848" calcext:value-type="float">
            <text:p>-436.198693848</text:p>
          </table:table-cell>
        </table:table-row>
        <table:table-row table:style-name="ro1">
          <table:table-cell office:value-type="string" calcext:value-type="string">
            <text:p>S129V</text:p>
          </table:table-cell>
          <table:table-cell office:value-type="float" office:value="-436.199752808" calcext:value-type="float">
            <text:p>-436.199752808</text:p>
          </table:table-cell>
        </table:table-row>
        <table:table-row table:style-name="ro1">
          <table:table-cell office:value-type="string" calcext:value-type="string">
            <text:p>E70P</text:p>
          </table:table-cell>
          <table:table-cell office:value-type="float" office:value="-436.205767822" calcext:value-type="float">
            <text:p>-436.205767822</text:p>
          </table:table-cell>
        </table:table-row>
        <table:table-row table:style-name="ro1">
          <table:table-cell office:value-type="string" calcext:value-type="string">
            <text:p>E87H</text:p>
          </table:table-cell>
          <table:table-cell office:value-type="float" office:value="-436.210092163" calcext:value-type="float">
            <text:p>-436.210092163</text:p>
          </table:table-cell>
        </table:table-row>
        <table:table-row table:style-name="ro1">
          <table:table-cell office:value-type="string" calcext:value-type="string">
            <text:p>P325H</text:p>
          </table:table-cell>
          <table:table-cell office:value-type="float" office:value="-436.21020813" calcext:value-type="float">
            <text:p>-436.21020813</text:p>
          </table:table-cell>
        </table:table-row>
        <table:table-row table:style-name="ro1">
          <table:table-cell office:value-type="string" calcext:value-type="string">
            <text:p>Y259Q</text:p>
          </table:table-cell>
          <table:table-cell office:value-type="float" office:value="-436.211715698" calcext:value-type="float">
            <text:p>-436.211715698</text:p>
          </table:table-cell>
        </table:table-row>
        <table:table-row table:style-name="ro1">
          <table:table-cell office:value-type="string" calcext:value-type="string">
            <text:p>L364P</text:p>
          </table:table-cell>
          <table:table-cell office:value-type="float" office:value="-436.212020874" calcext:value-type="float">
            <text:p>-436.212020874</text:p>
          </table:table-cell>
        </table:table-row>
        <table:table-row table:style-name="ro1">
          <table:table-cell office:value-type="string" calcext:value-type="string">
            <text:p>A237L</text:p>
          </table:table-cell>
          <table:table-cell office:value-type="float" office:value="-436.21288147" calcext:value-type="float">
            <text:p>-436.21288147</text:p>
          </table:table-cell>
        </table:table-row>
        <table:table-row table:style-name="ro1">
          <table:table-cell office:value-type="string" calcext:value-type="string">
            <text:p>N116G</text:p>
          </table:table-cell>
          <table:table-cell office:value-type="float" office:value="-436.213375854" calcext:value-type="float">
            <text:p>-436.213375854</text:p>
          </table:table-cell>
        </table:table-row>
        <table:table-row table:style-name="ro1">
          <table:table-cell office:value-type="string" calcext:value-type="string">
            <text:p>P428H</text:p>
          </table:table-cell>
          <table:table-cell office:value-type="float" office:value="-436.218237305" calcext:value-type="float">
            <text:p>-436.218237305</text:p>
          </table:table-cell>
        </table:table-row>
        <table:table-row table:style-name="ro1">
          <table:table-cell office:value-type="string" calcext:value-type="string">
            <text:p>P294I</text:p>
          </table:table-cell>
          <table:table-cell office:value-type="float" office:value="-436.219345093" calcext:value-type="float">
            <text:p>-436.219345093</text:p>
          </table:table-cell>
        </table:table-row>
        <table:table-row table:style-name="ro1">
          <table:table-cell office:value-type="string" calcext:value-type="string">
            <text:p>A342L</text:p>
          </table:table-cell>
          <table:table-cell office:value-type="float" office:value="-436.221032715" calcext:value-type="float">
            <text:p>-436.221032715</text:p>
          </table:table-cell>
        </table:table-row>
        <table:table-row table:style-name="ro1">
          <table:table-cell office:value-type="string" calcext:value-type="string">
            <text:p>S324R</text:p>
          </table:table-cell>
          <table:table-cell office:value-type="float" office:value="-436.224386597" calcext:value-type="float">
            <text:p>-436.224386597</text:p>
          </table:table-cell>
        </table:table-row>
        <table:table-row table:style-name="ro1">
          <table:table-cell office:value-type="string" calcext:value-type="string">
            <text:p>M340E</text:p>
          </table:table-cell>
          <table:table-cell office:value-type="float" office:value="-436.226583862" calcext:value-type="float">
            <text:p>-436.226583862</text:p>
          </table:table-cell>
        </table:table-row>
        <table:table-row table:style-name="ro1">
          <table:table-cell office:value-type="string" calcext:value-type="string">
            <text:p>H424I</text:p>
          </table:table-cell>
          <table:table-cell office:value-type="float" office:value="-436.227905273" calcext:value-type="float">
            <text:p>-436.227905273</text:p>
          </table:table-cell>
        </table:table-row>
        <table:table-row table:style-name="ro1">
          <table:table-cell office:value-type="string" calcext:value-type="string">
            <text:p>E87L</text:p>
          </table:table-cell>
          <table:table-cell office:value-type="float" office:value="-436.229400635" calcext:value-type="float">
            <text:p>-436.229400635</text:p>
          </table:table-cell>
        </table:table-row>
        <table:table-row table:style-name="ro1">
          <table:table-cell office:value-type="string" calcext:value-type="string">
            <text:p>A430M</text:p>
          </table:table-cell>
          <table:table-cell office:value-type="float" office:value="-436.232037354" calcext:value-type="float">
            <text:p>-436.232037354</text:p>
          </table:table-cell>
        </table:table-row>
        <table:table-row table:style-name="ro1">
          <table:table-cell office:value-type="string" calcext:value-type="string">
            <text:p>Y182G</text:p>
          </table:table-cell>
          <table:table-cell office:value-type="float" office:value="-436.232467651" calcext:value-type="float">
            <text:p>-436.232467651</text:p>
          </table:table-cell>
        </table:table-row>
        <table:table-row table:style-name="ro1">
          <table:table-cell office:value-type="string" calcext:value-type="string">
            <text:p>A387N</text:p>
          </table:table-cell>
          <table:table-cell office:value-type="float" office:value="-436.233462524" calcext:value-type="float">
            <text:p>-436.233462524</text:p>
          </table:table-cell>
        </table:table-row>
        <table:table-row table:style-name="ro1">
          <table:table-cell office:value-type="string" calcext:value-type="string">
            <text:p>E87T</text:p>
          </table:table-cell>
          <table:table-cell office:value-type="float" office:value="-436.23633728" calcext:value-type="float">
            <text:p>-436.23633728</text:p>
          </table:table-cell>
        </table:table-row>
        <table:table-row table:style-name="ro1">
          <table:table-cell office:value-type="string" calcext:value-type="string">
            <text:p>G102N</text:p>
          </table:table-cell>
          <table:table-cell office:value-type="float" office:value="-436.23850708" calcext:value-type="float">
            <text:p>-436.23850708</text:p>
          </table:table-cell>
        </table:table-row>
        <table:table-row table:style-name="ro1">
          <table:table-cell office:value-type="string" calcext:value-type="string">
            <text:p>R266V</text:p>
          </table:table-cell>
          <table:table-cell office:value-type="float" office:value="-436.241049194" calcext:value-type="float">
            <text:p>-436.241049194</text:p>
          </table:table-cell>
        </table:table-row>
        <table:table-row table:style-name="ro1">
          <table:table-cell office:value-type="string" calcext:value-type="string">
            <text:p>T388G</text:p>
          </table:table-cell>
          <table:table-cell office:value-type="float" office:value="-436.241213989" calcext:value-type="float">
            <text:p>-436.241213989</text:p>
          </table:table-cell>
        </table:table-row>
        <table:table-row table:style-name="ro1">
          <table:table-cell office:value-type="string" calcext:value-type="string">
            <text:p>K36S</text:p>
          </table:table-cell>
          <table:table-cell office:value-type="float" office:value="-436.24147644" calcext:value-type="float">
            <text:p>-436.24147644</text:p>
          </table:table-cell>
        </table:table-row>
        <table:table-row table:style-name="ro1">
          <table:table-cell office:value-type="string" calcext:value-type="string">
            <text:p>A387M</text:p>
          </table:table-cell>
          <table:table-cell office:value-type="float" office:value="-436.242999268" calcext:value-type="float">
            <text:p>-436.242999268</text:p>
          </table:table-cell>
        </table:table-row>
        <table:table-row table:style-name="ro1">
          <table:table-cell office:value-type="string" calcext:value-type="string">
            <text:p>K261C</text:p>
          </table:table-cell>
          <table:table-cell office:value-type="float" office:value="-436.243167114" calcext:value-type="float">
            <text:p>-436.243167114</text:p>
          </table:table-cell>
        </table:table-row>
        <table:table-row table:style-name="ro1">
          <table:table-cell office:value-type="string" calcext:value-type="string">
            <text:p>A275T</text:p>
          </table:table-cell>
          <table:table-cell office:value-type="float" office:value="-436.243191528" calcext:value-type="float">
            <text:p>-436.243191528</text:p>
          </table:table-cell>
        </table:table-row>
        <table:table-row table:style-name="ro1">
          <table:table-cell office:value-type="string" calcext:value-type="string">
            <text:p>K233A</text:p>
          </table:table-cell>
          <table:table-cell office:value-type="float" office:value="-436.243405151" calcext:value-type="float">
            <text:p>-436.243405151</text:p>
          </table:table-cell>
        </table:table-row>
        <table:table-row table:style-name="ro1">
          <table:table-cell office:value-type="string" calcext:value-type="string">
            <text:p>N116A</text:p>
          </table:table-cell>
          <table:table-cell office:value-type="float" office:value="-436.244989014" calcext:value-type="float">
            <text:p>-436.244989014</text:p>
          </table:table-cell>
        </table:table-row>
        <table:table-row table:style-name="ro1">
          <table:table-cell office:value-type="string" calcext:value-type="string">
            <text:p>P402M</text:p>
          </table:table-cell>
          <table:table-cell office:value-type="float" office:value="-436.245587158" calcext:value-type="float">
            <text:p>-436.245587158</text:p>
          </table:table-cell>
        </table:table-row>
        <table:table-row table:style-name="ro1">
          <table:table-cell office:value-type="string" calcext:value-type="string">
            <text:p>W442G</text:p>
          </table:table-cell>
          <table:table-cell office:value-type="float" office:value="-436.252349854" calcext:value-type="float">
            <text:p>-436.252349854</text:p>
          </table:table-cell>
        </table:table-row>
        <table:table-row table:style-name="ro1">
          <table:table-cell office:value-type="string" calcext:value-type="string">
            <text:p>M227C</text:p>
          </table:table-cell>
          <table:table-cell office:value-type="float" office:value="-436.253030396" calcext:value-type="float">
            <text:p>-436.253030396</text:p>
          </table:table-cell>
        </table:table-row>
        <table:table-row table:style-name="ro1">
          <table:table-cell office:value-type="string" calcext:value-type="string">
            <text:p>G411V</text:p>
          </table:table-cell>
          <table:table-cell office:value-type="float" office:value="-436.254302979" calcext:value-type="float">
            <text:p>-436.254302979</text:p>
          </table:table-cell>
        </table:table-row>
        <table:table-row table:style-name="ro1">
          <table:table-cell office:value-type="string" calcext:value-type="string">
            <text:p>Y42H</text:p>
          </table:table-cell>
          <table:table-cell office:value-type="float" office:value="-436.258880615" calcext:value-type="float">
            <text:p>-436.258880615</text:p>
          </table:table-cell>
        </table:table-row>
        <table:table-row table:style-name="ro1">
          <table:table-cell office:value-type="string" calcext:value-type="string">
            <text:p>L271A</text:p>
          </table:table-cell>
          <table:table-cell office:value-type="float" office:value="-436.26027832" calcext:value-type="float">
            <text:p>-436.26027832</text:p>
          </table:table-cell>
        </table:table-row>
        <table:table-row table:style-name="ro1">
          <table:table-cell office:value-type="string" calcext:value-type="string">
            <text:p>M355L</text:p>
          </table:table-cell>
          <table:table-cell office:value-type="float" office:value="-436.260595703" calcext:value-type="float">
            <text:p>-436.260595703</text:p>
          </table:table-cell>
        </table:table-row>
        <table:table-row table:style-name="ro1">
          <table:table-cell office:value-type="string" calcext:value-type="string">
            <text:p>K381S</text:p>
          </table:table-cell>
          <table:table-cell office:value-type="float" office:value="-436.261715698" calcext:value-type="float">
            <text:p>-436.261715698</text:p>
          </table:table-cell>
        </table:table-row>
        <table:table-row table:style-name="ro1">
          <table:table-cell office:value-type="string" calcext:value-type="string">
            <text:p>F378C</text:p>
          </table:table-cell>
          <table:table-cell office:value-type="float" office:value="-436.262109375" calcext:value-type="float">
            <text:p>-436.262109375</text:p>
          </table:table-cell>
        </table:table-row>
        <table:table-row table:style-name="ro1">
          <table:table-cell office:value-type="string" calcext:value-type="string">
            <text:p>E90V</text:p>
          </table:table-cell>
          <table:table-cell office:value-type="float" office:value="-436.265335083" calcext:value-type="float">
            <text:p>-436.265335083</text:p>
          </table:table-cell>
        </table:table-row>
        <table:table-row table:style-name="ro1">
          <table:table-cell office:value-type="string" calcext:value-type="string">
            <text:p>P46A</text:p>
          </table:table-cell>
          <table:table-cell office:value-type="float" office:value="-436.270294189" calcext:value-type="float">
            <text:p>-436.270294189</text:p>
          </table:table-cell>
        </table:table-row>
        <table:table-row table:style-name="ro1">
          <table:table-cell office:value-type="string" calcext:value-type="string">
            <text:p>P196D</text:p>
          </table:table-cell>
          <table:table-cell office:value-type="float" office:value="-436.270715332" calcext:value-type="float">
            <text:p>-436.270715332</text:p>
          </table:table-cell>
        </table:table-row>
        <table:table-row table:style-name="ro1">
          <table:table-cell office:value-type="string" calcext:value-type="string">
            <text:p>S324Q</text:p>
          </table:table-cell>
          <table:table-cell office:value-type="float" office:value="-436.273059082" calcext:value-type="float">
            <text:p>-436.273059082</text:p>
          </table:table-cell>
        </table:table-row>
        <table:table-row table:style-name="ro1">
          <table:table-cell office:value-type="string" calcext:value-type="string">
            <text:p>N221D</text:p>
          </table:table-cell>
          <table:table-cell office:value-type="float" office:value="-436.274807739" calcext:value-type="float">
            <text:p>-436.274807739</text:p>
          </table:table-cell>
        </table:table-row>
        <table:table-row table:style-name="ro1">
          <table:table-cell office:value-type="string" calcext:value-type="string">
            <text:p>Y322L</text:p>
          </table:table-cell>
          <table:table-cell office:value-type="float" office:value="-436.278271484" calcext:value-type="float">
            <text:p>-436.278271484</text:p>
          </table:table-cell>
        </table:table-row>
        <table:table-row table:style-name="ro1">
          <table:table-cell office:value-type="string" calcext:value-type="string">
            <text:p>E356D</text:p>
          </table:table-cell>
          <table:table-cell office:value-type="float" office:value="-436.281500244" calcext:value-type="float">
            <text:p>-436.281500244</text:p>
          </table:table-cell>
        </table:table-row>
        <table:table-row table:style-name="ro1">
          <table:table-cell office:value-type="string" calcext:value-type="string">
            <text:p>A241T</text:p>
          </table:table-cell>
          <table:table-cell office:value-type="float" office:value="-436.28175354" calcext:value-type="float">
            <text:p>-436.28175354</text:p>
          </table:table-cell>
        </table:table-row>
        <table:table-row table:style-name="ro1">
          <table:table-cell office:value-type="string" calcext:value-type="string">
            <text:p>A248K</text:p>
          </table:table-cell>
          <table:table-cell office:value-type="float" office:value="-436.28354187" calcext:value-type="float">
            <text:p>-436.28354187</text:p>
          </table:table-cell>
        </table:table-row>
        <table:table-row table:style-name="ro1">
          <table:table-cell office:value-type="string" calcext:value-type="string">
            <text:p>I392L</text:p>
          </table:table-cell>
          <table:table-cell office:value-type="float" office:value="-436.283651733" calcext:value-type="float">
            <text:p>-436.283651733</text:p>
          </table:table-cell>
        </table:table-row>
        <table:table-row table:style-name="ro1">
          <table:table-cell office:value-type="string" calcext:value-type="string">
            <text:p>I425N</text:p>
          </table:table-cell>
          <table:table-cell office:value-type="float" office:value="-436.285650635" calcext:value-type="float">
            <text:p>-436.285650635</text:p>
          </table:table-cell>
        </table:table-row>
        <table:table-row table:style-name="ro1">
          <table:table-cell office:value-type="string" calcext:value-type="string">
            <text:p>G180T</text:p>
          </table:table-cell>
          <table:table-cell office:value-type="float" office:value="-436.285671997" calcext:value-type="float">
            <text:p>-436.285671997</text:p>
          </table:table-cell>
        </table:table-row>
        <table:table-row table:style-name="ro1">
          <table:table-cell office:value-type="string" calcext:value-type="string">
            <text:p>A295R</text:p>
          </table:table-cell>
          <table:table-cell office:value-type="float" office:value="-436.286239624" calcext:value-type="float">
            <text:p>-436.286239624</text:p>
          </table:table-cell>
        </table:table-row>
        <table:table-row table:style-name="ro1">
          <table:table-cell office:value-type="string" calcext:value-type="string">
            <text:p>L112C</text:p>
          </table:table-cell>
          <table:table-cell office:value-type="float" office:value="-436.289831543" calcext:value-type="float">
            <text:p>-436.289831543</text:p>
          </table:table-cell>
        </table:table-row>
        <table:table-row table:style-name="ro1">
          <table:table-cell office:value-type="string" calcext:value-type="string">
            <text:p>G210C</text:p>
          </table:table-cell>
          <table:table-cell office:value-type="float" office:value="-436.291009521" calcext:value-type="float">
            <text:p>-436.291009521</text:p>
          </table:table-cell>
        </table:table-row>
        <table:table-row table:style-name="ro1">
          <table:table-cell office:value-type="string" calcext:value-type="string">
            <text:p>L364S</text:p>
          </table:table-cell>
          <table:table-cell office:value-type="float" office:value="-436.292108154" calcext:value-type="float">
            <text:p>-436.292108154</text:p>
          </table:table-cell>
        </table:table-row>
        <table:table-row table:style-name="ro1">
          <table:table-cell office:value-type="string" calcext:value-type="string">
            <text:p>A429F</text:p>
          </table:table-cell>
          <table:table-cell office:value-type="float" office:value="-436.293515015" calcext:value-type="float">
            <text:p>-436.293515015</text:p>
          </table:table-cell>
        </table:table-row>
        <table:table-row table:style-name="ro1">
          <table:table-cell office:value-type="string" calcext:value-type="string">
            <text:p>P223N</text:p>
          </table:table-cell>
          <table:table-cell office:value-type="float" office:value="-436.295858765" calcext:value-type="float">
            <text:p>-436.295858765</text:p>
          </table:table-cell>
        </table:table-row>
        <table:table-row table:style-name="ro1">
          <table:table-cell office:value-type="string" calcext:value-type="string">
            <text:p>N123L</text:p>
          </table:table-cell>
          <table:table-cell office:value-type="float" office:value="-436.297521973" calcext:value-type="float">
            <text:p>-436.297521973</text:p>
          </table:table-cell>
        </table:table-row>
        <table:table-row table:style-name="ro1">
          <table:table-cell office:value-type="string" calcext:value-type="string">
            <text:p>K381V</text:p>
          </table:table-cell>
          <table:table-cell office:value-type="float" office:value="-436.298678589" calcext:value-type="float">
            <text:p>-436.298678589</text:p>
          </table:table-cell>
        </table:table-row>
        <table:table-row table:style-name="ro1">
          <table:table-cell office:value-type="string" calcext:value-type="string">
            <text:p>N123A</text:p>
          </table:table-cell>
          <table:table-cell office:value-type="float" office:value="-436.306222534" calcext:value-type="float">
            <text:p>-436.306222534</text:p>
          </table:table-cell>
        </table:table-row>
        <table:table-row table:style-name="ro1">
          <table:table-cell office:value-type="string" calcext:value-type="string">
            <text:p>T74N</text:p>
          </table:table-cell>
          <table:table-cell office:value-type="float" office:value="-436.308465576" calcext:value-type="float">
            <text:p>-436.308465576</text:p>
          </table:table-cell>
        </table:table-row>
        <table:table-row table:style-name="ro1">
          <table:table-cell office:value-type="string" calcext:value-type="string">
            <text:p>G432W</text:p>
          </table:table-cell>
          <table:table-cell office:value-type="float" office:value="-436.311251831" calcext:value-type="float">
            <text:p>-436.311251831</text:p>
          </table:table-cell>
        </table:table-row>
        <table:table-row table:style-name="ro1">
          <table:table-cell office:value-type="string" calcext:value-type="string">
            <text:p>S125Y</text:p>
          </table:table-cell>
          <table:table-cell office:value-type="float" office:value="-436.313998413" calcext:value-type="float">
            <text:p>-436.313998413</text:p>
          </table:table-cell>
        </table:table-row>
        <table:table-row table:style-name="ro1">
          <table:table-cell office:value-type="string" calcext:value-type="string">
            <text:p>H410E</text:p>
          </table:table-cell>
          <table:table-cell office:value-type="float" office:value="-436.316567993" calcext:value-type="float">
            <text:p>-436.316567993</text:p>
          </table:table-cell>
        </table:table-row>
        <table:table-row table:style-name="ro1">
          <table:table-cell office:value-type="string" calcext:value-type="string">
            <text:p>T273K</text:p>
          </table:table-cell>
          <table:table-cell office:value-type="float" office:value="-436.319433594" calcext:value-type="float">
            <text:p>-436.319433594</text:p>
          </table:table-cell>
        </table:table-row>
        <table:table-row table:style-name="ro1">
          <table:table-cell office:value-type="string" calcext:value-type="string">
            <text:p>L309I</text:p>
          </table:table-cell>
          <table:table-cell office:value-type="float" office:value="-436.322531128" calcext:value-type="float">
            <text:p>-436.322531128</text:p>
          </table:table-cell>
        </table:table-row>
        <table:table-row table:style-name="ro1">
          <table:table-cell office:value-type="string" calcext:value-type="string">
            <text:p>N415K</text:p>
          </table:table-cell>
          <table:table-cell office:value-type="float" office:value="-436.323751831" calcext:value-type="float">
            <text:p>-436.323751831</text:p>
          </table:table-cell>
        </table:table-row>
        <table:table-row table:style-name="ro1">
          <table:table-cell office:value-type="string" calcext:value-type="string">
            <text:p>G193R</text:p>
          </table:table-cell>
          <table:table-cell office:value-type="float" office:value="-436.325305176" calcext:value-type="float">
            <text:p>-436.325305176</text:p>
          </table:table-cell>
        </table:table-row>
        <table:table-row table:style-name="ro1">
          <table:table-cell office:value-type="string" calcext:value-type="string">
            <text:p>F104K</text:p>
          </table:table-cell>
          <table:table-cell office:value-type="float" office:value="-436.328378296" calcext:value-type="float">
            <text:p>-436.328378296</text:p>
          </table:table-cell>
        </table:table-row>
        <table:table-row table:style-name="ro1">
          <table:table-cell office:value-type="string" calcext:value-type="string">
            <text:p>P294R</text:p>
          </table:table-cell>
          <table:table-cell office:value-type="float" office:value="-436.329681396" calcext:value-type="float">
            <text:p>-436.329681396</text:p>
          </table:table-cell>
        </table:table-row>
        <table:table-row table:style-name="ro1">
          <table:table-cell office:value-type="string" calcext:value-type="string">
            <text:p>M227E</text:p>
          </table:table-cell>
          <table:table-cell office:value-type="float" office:value="-436.330740356" calcext:value-type="float">
            <text:p>-436.330740356</text:p>
          </table:table-cell>
        </table:table-row>
        <table:table-row table:style-name="ro1">
          <table:table-cell office:value-type="string" calcext:value-type="string">
            <text:p>V85G</text:p>
          </table:table-cell>
          <table:table-cell office:value-type="float" office:value="-436.331237793" calcext:value-type="float">
            <text:p>-436.331237793</text:p>
          </table:table-cell>
        </table:table-row>
        <table:table-row table:style-name="ro1">
          <table:table-cell office:value-type="string" calcext:value-type="string">
            <text:p>P305R</text:p>
          </table:table-cell>
          <table:table-cell office:value-type="float" office:value="-436.332540894" calcext:value-type="float">
            <text:p>-436.332540894</text:p>
          </table:table-cell>
        </table:table-row>
        <table:table-row table:style-name="ro1">
          <table:table-cell office:value-type="string" calcext:value-type="string">
            <text:p>K381F</text:p>
          </table:table-cell>
          <table:table-cell office:value-type="float" office:value="-436.338577271" calcext:value-type="float">
            <text:p>-436.338577271</text:p>
          </table:table-cell>
        </table:table-row>
        <table:table-row table:style-name="ro1">
          <table:table-cell office:value-type="string" calcext:value-type="string">
            <text:p>L103I</text:p>
          </table:table-cell>
          <table:table-cell office:value-type="float" office:value="-436.338769531" calcext:value-type="float">
            <text:p>-436.338769531</text:p>
          </table:table-cell>
        </table:table-row>
        <table:table-row table:style-name="ro1">
          <table:table-cell office:value-type="string" calcext:value-type="string">
            <text:p>H50R</text:p>
          </table:table-cell>
          <table:table-cell office:value-type="float" office:value="-436.339901733" calcext:value-type="float">
            <text:p>-436.339901733</text:p>
          </table:table-cell>
        </table:table-row>
        <table:table-row table:style-name="ro1">
          <table:table-cell office:value-type="string" calcext:value-type="string">
            <text:p>K36A</text:p>
          </table:table-cell>
          <table:table-cell office:value-type="float" office:value="-436.342987061" calcext:value-type="float">
            <text:p>-436.342987061</text:p>
          </table:table-cell>
        </table:table-row>
        <table:table-row table:style-name="ro1">
          <table:table-cell office:value-type="string" calcext:value-type="string">
            <text:p>K201I</text:p>
          </table:table-cell>
          <table:table-cell office:value-type="float" office:value="-436.347116089" calcext:value-type="float">
            <text:p>-436.347116089</text:p>
          </table:table-cell>
        </table:table-row>
        <table:table-row table:style-name="ro1">
          <table:table-cell office:value-type="string" calcext:value-type="string">
            <text:p>S125R</text:p>
          </table:table-cell>
          <table:table-cell office:value-type="float" office:value="-436.34730835" calcext:value-type="float">
            <text:p>-436.34730835</text:p>
          </table:table-cell>
        </table:table-row>
        <table:table-row table:style-name="ro1">
          <table:table-cell office:value-type="string" calcext:value-type="string">
            <text:p>A438V</text:p>
          </table:table-cell>
          <table:table-cell office:value-type="float" office:value="-436.35319519" calcext:value-type="float">
            <text:p>-436.35319519</text:p>
          </table:table-cell>
        </table:table-row>
        <table:table-row table:style-name="ro1">
          <table:table-cell office:value-type="string" calcext:value-type="string">
            <text:p>P115N</text:p>
          </table:table-cell>
          <table:table-cell office:value-type="float" office:value="-436.354077148" calcext:value-type="float">
            <text:p>-436.354077148</text:p>
          </table:table-cell>
        </table:table-row>
        <table:table-row table:style-name="ro1">
          <table:table-cell office:value-type="string" calcext:value-type="string">
            <text:p>C441R</text:p>
          </table:table-cell>
          <table:table-cell office:value-type="float" office:value="-436.357403564" calcext:value-type="float">
            <text:p>-436.357403564</text:p>
          </table:table-cell>
        </table:table-row>
        <table:table-row table:style-name="ro1">
          <table:table-cell office:value-type="string" calcext:value-type="string">
            <text:p>T298M</text:p>
          </table:table-cell>
          <table:table-cell office:value-type="float" office:value="-436.357925415" calcext:value-type="float">
            <text:p>-436.357925415</text:p>
          </table:table-cell>
        </table:table-row>
        <table:table-row table:style-name="ro1">
          <table:table-cell office:value-type="string" calcext:value-type="string">
            <text:p>A387H</text:p>
          </table:table-cell>
          <table:table-cell office:value-type="float" office:value="-436.35909729" calcext:value-type="float">
            <text:p>-436.35909729</text:p>
          </table:table-cell>
        </table:table-row>
        <table:table-row table:style-name="ro1">
          <table:table-cell office:value-type="string" calcext:value-type="string">
            <text:p>G384A</text:p>
          </table:table-cell>
          <table:table-cell office:value-type="float" office:value="-436.359463501" calcext:value-type="float">
            <text:p>-436.359463501</text:p>
          </table:table-cell>
        </table:table-row>
        <table:table-row table:style-name="ro1">
          <table:table-cell office:value-type="string" calcext:value-type="string">
            <text:p>G49R</text:p>
          </table:table-cell>
          <table:table-cell office:value-type="float" office:value="-436.360934448" calcext:value-type="float">
            <text:p>-436.360934448</text:p>
          </table:table-cell>
        </table:table-row>
        <table:table-row table:style-name="ro1">
          <table:table-cell office:value-type="string" calcext:value-type="string">
            <text:p>C332N</text:p>
          </table:table-cell>
          <table:table-cell office:value-type="float" office:value="-436.360986328" calcext:value-type="float">
            <text:p>-436.360986328</text:p>
          </table:table-cell>
        </table:table-row>
        <table:table-row table:style-name="ro1">
          <table:table-cell office:value-type="string" calcext:value-type="string">
            <text:p>L53V</text:p>
          </table:table-cell>
          <table:table-cell office:value-type="float" office:value="-436.36267395" calcext:value-type="float">
            <text:p>-436.36267395</text:p>
          </table:table-cell>
        </table:table-row>
        <table:table-row table:style-name="ro1">
          <table:table-cell office:value-type="string" calcext:value-type="string">
            <text:p>A235V</text:p>
          </table:table-cell>
          <table:table-cell office:value-type="float" office:value="-436.36335144" calcext:value-type="float">
            <text:p>-436.36335144</text:p>
          </table:table-cell>
        </table:table-row>
        <table:table-row table:style-name="ro1">
          <table:table-cell office:value-type="string" calcext:value-type="string">
            <text:p>G445K</text:p>
          </table:table-cell>
          <table:table-cell office:value-type="float" office:value="-436.363934326" calcext:value-type="float">
            <text:p>-436.363934326</text:p>
          </table:table-cell>
        </table:table-row>
        <table:table-row table:style-name="ro1">
          <table:table-cell office:value-type="string" calcext:value-type="string">
            <text:p>Y352I</text:p>
          </table:table-cell>
          <table:table-cell office:value-type="float" office:value="-436.364801025" calcext:value-type="float">
            <text:p>-436.364801025</text:p>
          </table:table-cell>
        </table:table-row>
        <table:table-row table:style-name="ro1">
          <table:table-cell office:value-type="string" calcext:value-type="string">
            <text:p>D148E</text:p>
          </table:table-cell>
          <table:table-cell office:value-type="float" office:value="-436.365444946" calcext:value-type="float">
            <text:p>-436.365444946</text:p>
          </table:table-cell>
        </table:table-row>
        <table:table-row table:style-name="ro1">
          <table:table-cell office:value-type="string" calcext:value-type="string">
            <text:p>L53M</text:p>
          </table:table-cell>
          <table:table-cell office:value-type="float" office:value="-436.365905762" calcext:value-type="float">
            <text:p>-436.365905762</text:p>
          </table:table-cell>
        </table:table-row>
        <table:table-row table:style-name="ro1">
          <table:table-cell office:value-type="string" calcext:value-type="string">
            <text:p>P402Y</text:p>
          </table:table-cell>
          <table:table-cell office:value-type="float" office:value="-436.366305542" calcext:value-type="float">
            <text:p>-436.366305542</text:p>
          </table:table-cell>
        </table:table-row>
        <table:table-row table:style-name="ro1">
          <table:table-cell office:value-type="string" calcext:value-type="string">
            <text:p>G180D</text:p>
          </table:table-cell>
          <table:table-cell office:value-type="float" office:value="-436.369125366" calcext:value-type="float">
            <text:p>-436.369125366</text:p>
          </table:table-cell>
        </table:table-row>
        <table:table-row table:style-name="ro1">
          <table:table-cell office:value-type="string" calcext:value-type="string">
            <text:p>R240E</text:p>
          </table:table-cell>
          <table:table-cell office:value-type="float" office:value="-436.372717285" calcext:value-type="float">
            <text:p>-436.372717285</text:p>
          </table:table-cell>
        </table:table-row>
        <table:table-row table:style-name="ro1">
          <table:table-cell office:value-type="string" calcext:value-type="string">
            <text:p>L331W</text:p>
          </table:table-cell>
          <table:table-cell office:value-type="float" office:value="-436.373855591" calcext:value-type="float">
            <text:p>-436.373855591</text:p>
          </table:table-cell>
        </table:table-row>
        <table:table-row table:style-name="ro1">
          <table:table-cell office:value-type="string" calcext:value-type="string">
            <text:p>A241N</text:p>
          </table:table-cell>
          <table:table-cell office:value-type="float" office:value="-436.377850342" calcext:value-type="float">
            <text:p>-436.377850342</text:p>
          </table:table-cell>
        </table:table-row>
        <table:table-row table:style-name="ro1">
          <table:table-cell office:value-type="string" calcext:value-type="string">
            <text:p>P428V</text:p>
          </table:table-cell>
          <table:table-cell office:value-type="float" office:value="-436.378213501" calcext:value-type="float">
            <text:p>-436.378213501</text:p>
          </table:table-cell>
        </table:table-row>
        <table:table-row table:style-name="ro1">
          <table:table-cell office:value-type="string" calcext:value-type="string">
            <text:p>N123W</text:p>
          </table:table-cell>
          <table:table-cell office:value-type="float" office:value="-436.38006897" calcext:value-type="float">
            <text:p>-436.38006897</text:p>
          </table:table-cell>
        </table:table-row>
        <table:table-row table:style-name="ro1">
          <table:table-cell office:value-type="string" calcext:value-type="string">
            <text:p>L38F</text:p>
          </table:table-cell>
          <table:table-cell office:value-type="float" office:value="-436.386206055" calcext:value-type="float">
            <text:p>-436.386206055</text:p>
          </table:table-cell>
        </table:table-row>
        <table:table-row table:style-name="ro1">
          <table:table-cell office:value-type="string" calcext:value-type="string">
            <text:p>Y333M</text:p>
          </table:table-cell>
          <table:table-cell office:value-type="float" office:value="-436.386593628" calcext:value-type="float">
            <text:p>-436.386593628</text:p>
          </table:table-cell>
        </table:table-row>
        <table:table-row table:style-name="ro1">
          <table:table-cell office:value-type="string" calcext:value-type="string">
            <text:p>E70S</text:p>
          </table:table-cell>
          <table:table-cell office:value-type="float" office:value="-436.387289429" calcext:value-type="float">
            <text:p>-436.387289429</text:p>
          </table:table-cell>
        </table:table-row>
        <table:table-row table:style-name="ro1">
          <table:table-cell office:value-type="string" calcext:value-type="string">
            <text:p>P218T</text:p>
          </table:table-cell>
          <table:table-cell office:value-type="float" office:value="-436.389312744" calcext:value-type="float">
            <text:p>-436.389312744</text:p>
          </table:table-cell>
        </table:table-row>
        <table:table-row table:style-name="ro1">
          <table:table-cell office:value-type="string" calcext:value-type="string">
            <text:p>L147N</text:p>
          </table:table-cell>
          <table:table-cell office:value-type="float" office:value="-436.39083252" calcext:value-type="float">
            <text:p>-436.39083252</text:p>
          </table:table-cell>
        </table:table-row>
        <table:table-row table:style-name="ro1">
          <table:table-cell office:value-type="string" calcext:value-type="string">
            <text:p>T307W</text:p>
          </table:table-cell>
          <table:table-cell office:value-type="float" office:value="-436.391833496" calcext:value-type="float">
            <text:p>-436.391833496</text:p>
          </table:table-cell>
        </table:table-row>
        <table:table-row table:style-name="ro1">
          <table:table-cell office:value-type="string" calcext:value-type="string">
            <text:p>A429G</text:p>
          </table:table-cell>
          <table:table-cell office:value-type="float" office:value="-436.393991089" calcext:value-type="float">
            <text:p>-436.393991089</text:p>
          </table:table-cell>
        </table:table-row>
        <table:table-row table:style-name="ro1">
          <table:table-cell office:value-type="string" calcext:value-type="string">
            <text:p>Y42L</text:p>
          </table:table-cell>
          <table:table-cell office:value-type="float" office:value="-436.396270752" calcext:value-type="float">
            <text:p>-436.396270752</text:p>
          </table:table-cell>
        </table:table-row>
        <table:table-row table:style-name="ro1">
          <table:table-cell office:value-type="string" calcext:value-type="string">
            <text:p>K360R</text:p>
          </table:table-cell>
          <table:table-cell office:value-type="float" office:value="-436.396905518" calcext:value-type="float">
            <text:p>-436.396905518</text:p>
          </table:table-cell>
        </table:table-row>
        <table:table-row table:style-name="ro1">
          <table:table-cell office:value-type="string" calcext:value-type="string">
            <text:p>N415S</text:p>
          </table:table-cell>
          <table:table-cell office:value-type="float" office:value="-436.397784424" calcext:value-type="float">
            <text:p>-436.397784424</text:p>
          </table:table-cell>
        </table:table-row>
        <table:table-row table:style-name="ro1">
          <table:table-cell office:value-type="string" calcext:value-type="string">
            <text:p>N215E</text:p>
          </table:table-cell>
          <table:table-cell office:value-type="float" office:value="-436.398944092" calcext:value-type="float">
            <text:p>-436.398944092</text:p>
          </table:table-cell>
        </table:table-row>
        <table:table-row table:style-name="ro1">
          <table:table-cell office:value-type="string" calcext:value-type="string">
            <text:p>G143Y</text:p>
          </table:table-cell>
          <table:table-cell office:value-type="float" office:value="-436.399508667" calcext:value-type="float">
            <text:p>-436.399508667</text:p>
          </table:table-cell>
        </table:table-row>
        <table:table-row table:style-name="ro1">
          <table:table-cell office:value-type="string" calcext:value-type="string">
            <text:p>V71T</text:p>
          </table:table-cell>
          <table:table-cell office:value-type="float" office:value="-436.403033447" calcext:value-type="float">
            <text:p>-436.403033447</text:p>
          </table:table-cell>
        </table:table-row>
        <table:table-row table:style-name="ro1">
          <table:table-cell office:value-type="string" calcext:value-type="string">
            <text:p>M231R</text:p>
          </table:table-cell>
          <table:table-cell office:value-type="float" office:value="-436.403430176" calcext:value-type="float">
            <text:p>-436.403430176</text:p>
          </table:table-cell>
        </table:table-row>
        <table:table-row table:style-name="ro1">
          <table:table-cell office:value-type="string" calcext:value-type="string">
            <text:p>G180H</text:p>
          </table:table-cell>
          <table:table-cell office:value-type="float" office:value="-436.40501709" calcext:value-type="float">
            <text:p>-436.40501709</text:p>
          </table:table-cell>
        </table:table-row>
        <table:table-row table:style-name="ro1">
          <table:table-cell office:value-type="string" calcext:value-type="string">
            <text:p>V151P</text:p>
          </table:table-cell>
          <table:table-cell office:value-type="float" office:value="-436.407397461" calcext:value-type="float">
            <text:p>-436.407397461</text:p>
          </table:table-cell>
        </table:table-row>
        <table:table-row table:style-name="ro1">
          <table:table-cell office:value-type="string" calcext:value-type="string">
            <text:p>T256S</text:p>
          </table:table-cell>
          <table:table-cell office:value-type="float" office:value="-436.412579346" calcext:value-type="float">
            <text:p>-436.412579346</text:p>
          </table:table-cell>
        </table:table-row>
        <table:table-row table:style-name="ro1">
          <table:table-cell office:value-type="string" calcext:value-type="string">
            <text:p>Y439C</text:p>
          </table:table-cell>
          <table:table-cell office:value-type="float" office:value="-436.415222168" calcext:value-type="float">
            <text:p>-436.415222168</text:p>
          </table:table-cell>
        </table:table-row>
        <table:table-row table:style-name="ro1">
          <table:table-cell office:value-type="string" calcext:value-type="string">
            <text:p>L250G</text:p>
          </table:table-cell>
          <table:table-cell office:value-type="float" office:value="-436.418249512" calcext:value-type="float">
            <text:p>-436.418249512</text:p>
          </table:table-cell>
        </table:table-row>
        <table:table-row table:style-name="ro1">
          <table:table-cell office:value-type="string" calcext:value-type="string">
            <text:p>E87V</text:p>
          </table:table-cell>
          <table:table-cell office:value-type="float" office:value="-436.420581055" calcext:value-type="float">
            <text:p>-436.420581055</text:p>
          </table:table-cell>
        </table:table-row>
        <table:table-row table:style-name="ro1">
          <table:table-cell office:value-type="string" calcext:value-type="string">
            <text:p>H410G</text:p>
          </table:table-cell>
          <table:table-cell office:value-type="float" office:value="-436.426858521" calcext:value-type="float">
            <text:p>-436.426858521</text:p>
          </table:table-cell>
        </table:table-row>
        <table:table-row table:style-name="ro1">
          <table:table-cell office:value-type="string" calcext:value-type="string">
            <text:p>Q437N</text:p>
          </table:table-cell>
          <table:table-cell office:value-type="float" office:value="-436.429440308" calcext:value-type="float">
            <text:p>-436.429440308</text:p>
          </table:table-cell>
        </table:table-row>
        <table:table-row table:style-name="ro1">
          <table:table-cell office:value-type="string" calcext:value-type="string">
            <text:p>K233H</text:p>
          </table:table-cell>
          <table:table-cell office:value-type="float" office:value="-436.430004883" calcext:value-type="float">
            <text:p>-436.430004883</text:p>
          </table:table-cell>
        </table:table-row>
        <table:table-row table:style-name="ro1">
          <table:table-cell office:value-type="string" calcext:value-type="string">
            <text:p>A244T</text:p>
          </table:table-cell>
          <table:table-cell office:value-type="float" office:value="-436.432446289" calcext:value-type="float">
            <text:p>-436.432446289</text:p>
          </table:table-cell>
        </table:table-row>
        <table:table-row table:style-name="ro1">
          <table:table-cell office:value-type="string" calcext:value-type="string">
            <text:p>E111S</text:p>
          </table:table-cell>
          <table:table-cell office:value-type="float" office:value="-436.434506226" calcext:value-type="float">
            <text:p>-436.434506226</text:p>
          </table:table-cell>
        </table:table-row>
        <table:table-row table:style-name="ro1">
          <table:table-cell office:value-type="string" calcext:value-type="string">
            <text:p>D89G</text:p>
          </table:table-cell>
          <table:table-cell office:value-type="float" office:value="-436.434649658" calcext:value-type="float">
            <text:p>-436.434649658</text:p>
          </table:table-cell>
        </table:table-row>
        <table:table-row table:style-name="ro1">
          <table:table-cell office:value-type="string" calcext:value-type="string">
            <text:p>P305N</text:p>
          </table:table-cell>
          <table:table-cell office:value-type="float" office:value="-436.437393188" calcext:value-type="float">
            <text:p>-436.437393188</text:p>
          </table:table-cell>
        </table:table-row>
        <table:table-row table:style-name="ro1">
          <table:table-cell office:value-type="string" calcext:value-type="string">
            <text:p>A57I</text:p>
          </table:table-cell>
          <table:table-cell office:value-type="float" office:value="-436.439523315" calcext:value-type="float">
            <text:p>-436.439523315</text:p>
          </table:table-cell>
        </table:table-row>
        <table:table-row table:style-name="ro1">
          <table:table-cell office:value-type="string" calcext:value-type="string">
            <text:p>A92K</text:p>
          </table:table-cell>
          <table:table-cell office:value-type="float" office:value="-436.439785767" calcext:value-type="float">
            <text:p>-436.439785767</text:p>
          </table:table-cell>
        </table:table-row>
        <table:table-row table:style-name="ro1">
          <table:table-cell office:value-type="string" calcext:value-type="string">
            <text:p>V230N</text:p>
          </table:table-cell>
          <table:table-cell office:value-type="float" office:value="-436.440136719" calcext:value-type="float">
            <text:p>-436.440136719</text:p>
          </table:table-cell>
        </table:table-row>
        <table:table-row table:style-name="ro1">
          <table:table-cell office:value-type="string" calcext:value-type="string">
            <text:p>T298N</text:p>
          </table:table-cell>
          <table:table-cell office:value-type="float" office:value="-436.443438721" calcext:value-type="float">
            <text:p>-436.443438721</text:p>
          </table:table-cell>
        </table:table-row>
        <table:table-row table:style-name="ro1">
          <table:table-cell office:value-type="string" calcext:value-type="string">
            <text:p>G431S</text:p>
          </table:table-cell>
          <table:table-cell office:value-type="float" office:value="-436.447393799" calcext:value-type="float">
            <text:p>-436.447393799</text:p>
          </table:table-cell>
        </table:table-row>
        <table:table-row table:style-name="ro1">
          <table:table-cell office:value-type="string" calcext:value-type="string">
            <text:p>G139Q</text:p>
          </table:table-cell>
          <table:table-cell office:value-type="float" office:value="-436.449407959" calcext:value-type="float">
            <text:p>-436.449407959</text:p>
          </table:table-cell>
        </table:table-row>
        <table:table-row table:style-name="ro1">
          <table:table-cell office:value-type="string" calcext:value-type="string">
            <text:p>L144S</text:p>
          </table:table-cell>
          <table:table-cell office:value-type="float" office:value="-436.449615479" calcext:value-type="float">
            <text:p>-436.449615479</text:p>
          </table:table-cell>
        </table:table-row>
        <table:table-row table:style-name="ro1">
          <table:table-cell office:value-type="string" calcext:value-type="string">
            <text:p>S163E</text:p>
          </table:table-cell>
          <table:table-cell office:value-type="float" office:value="-436.452972412" calcext:value-type="float">
            <text:p>-436.452972412</text:p>
          </table:table-cell>
        </table:table-row>
        <table:table-row table:style-name="ro1">
          <table:table-cell office:value-type="string" calcext:value-type="string">
            <text:p>D89E</text:p>
          </table:table-cell>
          <table:table-cell office:value-type="float" office:value="-436.453094482" calcext:value-type="float">
            <text:p>-436.453094482</text:p>
          </table:table-cell>
        </table:table-row>
        <table:table-row table:style-name="ro1">
          <table:table-cell office:value-type="string" calcext:value-type="string">
            <text:p>K276R</text:p>
          </table:table-cell>
          <table:table-cell office:value-type="float" office:value="-436.455026245" calcext:value-type="float">
            <text:p>-436.455026245</text:p>
          </table:table-cell>
        </table:table-row>
        <table:table-row table:style-name="ro1">
          <table:table-cell office:value-type="string" calcext:value-type="string">
            <text:p>N135V</text:p>
          </table:table-cell>
          <table:table-cell office:value-type="float" office:value="-436.460473633" calcext:value-type="float">
            <text:p>-436.460473633</text:p>
          </table:table-cell>
        </table:table-row>
        <table:table-row table:style-name="ro1">
          <table:table-cell office:value-type="string" calcext:value-type="string">
            <text:p>L331A</text:p>
          </table:table-cell>
          <table:table-cell office:value-type="float" office:value="-436.460778809" calcext:value-type="float">
            <text:p>-436.460778809</text:p>
          </table:table-cell>
        </table:table-row>
        <table:table-row table:style-name="ro1">
          <table:table-cell office:value-type="string" calcext:value-type="string">
            <text:p>A61V</text:p>
          </table:table-cell>
          <table:table-cell office:value-type="float" office:value="-436.463308716" calcext:value-type="float">
            <text:p>-436.463308716</text:p>
          </table:table-cell>
        </table:table-row>
        <table:table-row table:style-name="ro1">
          <table:table-cell office:value-type="string" calcext:value-type="string">
            <text:p>P115I</text:p>
          </table:table-cell>
          <table:table-cell office:value-type="float" office:value="-436.463739014" calcext:value-type="float">
            <text:p>-436.463739014</text:p>
          </table:table-cell>
        </table:table-row>
        <table:table-row table:style-name="ro1">
          <table:table-cell office:value-type="string" calcext:value-type="string">
            <text:p>H141K</text:p>
          </table:table-cell>
          <table:table-cell office:value-type="float" office:value="-436.464205933" calcext:value-type="float">
            <text:p>-436.464205933</text:p>
          </table:table-cell>
        </table:table-row>
        <table:table-row table:style-name="ro1">
          <table:table-cell office:value-type="string" calcext:value-type="string">
            <text:p>G174T</text:p>
          </table:table-cell>
          <table:table-cell office:value-type="float" office:value="-436.465673828" calcext:value-type="float">
            <text:p>-436.465673828</text:p>
          </table:table-cell>
        </table:table-row>
        <table:table-row table:style-name="ro1">
          <table:table-cell office:value-type="string" calcext:value-type="string">
            <text:p>V69M</text:p>
          </table:table-cell>
          <table:table-cell office:value-type="float" office:value="-436.467404175" calcext:value-type="float">
            <text:p>-436.467404175</text:p>
          </table:table-cell>
        </table:table-row>
        <table:table-row table:style-name="ro1">
          <table:table-cell office:value-type="string" calcext:value-type="string">
            <text:p>F308C</text:p>
          </table:table-cell>
          <table:table-cell office:value-type="float" office:value="-436.467453003" calcext:value-type="float">
            <text:p>-436.467453003</text:p>
          </table:table-cell>
        </table:table-row>
        <table:table-row table:style-name="ro1">
          <table:table-cell office:value-type="string" calcext:value-type="string">
            <text:p>V234M</text:p>
          </table:table-cell>
          <table:table-cell office:value-type="float" office:value="-436.467987061" calcext:value-type="float">
            <text:p>-436.467987061</text:p>
          </table:table-cell>
        </table:table-row>
        <table:table-row table:style-name="ro1">
          <table:table-cell office:value-type="string" calcext:value-type="string">
            <text:p>L38A</text:p>
          </table:table-cell>
          <table:table-cell office:value-type="float" office:value="-436.472518921" calcext:value-type="float">
            <text:p>-436.472518921</text:p>
          </table:table-cell>
        </table:table-row>
        <table:table-row table:style-name="ro1">
          <table:table-cell office:value-type="string" calcext:value-type="string">
            <text:p>E90P</text:p>
          </table:table-cell>
          <table:table-cell office:value-type="float" office:value="-436.474655151" calcext:value-type="float">
            <text:p>-436.474655151</text:p>
          </table:table-cell>
        </table:table-row>
        <table:table-row table:style-name="ro1">
          <table:table-cell office:value-type="string" calcext:value-type="string">
            <text:p>K386E</text:p>
          </table:table-cell>
          <table:table-cell office:value-type="float" office:value="-436.475888062" calcext:value-type="float">
            <text:p>-436.475888062</text:p>
          </table:table-cell>
        </table:table-row>
        <table:table-row table:style-name="ro1">
          <table:table-cell office:value-type="string" calcext:value-type="string">
            <text:p>W442I</text:p>
          </table:table-cell>
          <table:table-cell office:value-type="float" office:value="-436.480734253" calcext:value-type="float">
            <text:p>-436.480734253</text:p>
          </table:table-cell>
        </table:table-row>
        <table:table-row table:style-name="ro1">
          <table:table-cell office:value-type="string" calcext:value-type="string">
            <text:p>K233N</text:p>
          </table:table-cell>
          <table:table-cell office:value-type="float" office:value="-436.485015869" calcext:value-type="float">
            <text:p>-436.485015869</text:p>
          </table:table-cell>
        </table:table-row>
        <table:table-row table:style-name="ro1">
          <table:table-cell office:value-type="string" calcext:value-type="string">
            <text:p>I131P</text:p>
          </table:table-cell>
          <table:table-cell office:value-type="float" office:value="-436.488168335" calcext:value-type="float">
            <text:p>-436.488168335</text:p>
          </table:table-cell>
        </table:table-row>
        <table:table-row table:style-name="ro1">
          <table:table-cell office:value-type="string" calcext:value-type="string">
            <text:p>M155L</text:p>
          </table:table-cell>
          <table:table-cell office:value-type="float" office:value="-436.489801025" calcext:value-type="float">
            <text:p>-436.489801025</text:p>
          </table:table-cell>
        </table:table-row>
        <table:table-row table:style-name="ro1">
          <table:table-cell office:value-type="string" calcext:value-type="string">
            <text:p>G209C</text:p>
          </table:table-cell>
          <table:table-cell office:value-type="float" office:value="-436.489993286" calcext:value-type="float">
            <text:p>-436.489993286</text:p>
          </table:table-cell>
        </table:table-row>
        <table:table-row table:style-name="ro1">
          <table:table-cell office:value-type="string" calcext:value-type="string">
            <text:p>K201D</text:p>
          </table:table-cell>
          <table:table-cell office:value-type="float" office:value="-436.498635864" calcext:value-type="float">
            <text:p>-436.498635864</text:p>
          </table:table-cell>
        </table:table-row>
        <table:table-row table:style-name="ro1">
          <table:table-cell office:value-type="string" calcext:value-type="string">
            <text:p>L250I</text:p>
          </table:table-cell>
          <table:table-cell office:value-type="float" office:value="-436.501077271" calcext:value-type="float">
            <text:p>-436.501077271</text:p>
          </table:table-cell>
        </table:table-row>
        <table:table-row table:style-name="ro1">
          <table:table-cell office:value-type="string" calcext:value-type="string">
            <text:p>Q406L</text:p>
          </table:table-cell>
          <table:table-cell office:value-type="float" office:value="-436.503656006" calcext:value-type="float">
            <text:p>-436.503656006</text:p>
          </table:table-cell>
        </table:table-row>
        <table:table-row table:style-name="ro1">
          <table:table-cell office:value-type="string" calcext:value-type="string">
            <text:p>G289A</text:p>
          </table:table-cell>
          <table:table-cell office:value-type="float" office:value="-436.503689575" calcext:value-type="float">
            <text:p>-436.503689575</text:p>
          </table:table-cell>
        </table:table-row>
        <table:table-row table:style-name="ro1">
          <table:table-cell office:value-type="string" calcext:value-type="string">
            <text:p>V151G</text:p>
          </table:table-cell>
          <table:table-cell office:value-type="float" office:value="-436.503753662" calcext:value-type="float">
            <text:p>-436.503753662</text:p>
          </table:table-cell>
        </table:table-row>
        <table:table-row table:style-name="ro1">
          <table:table-cell office:value-type="string" calcext:value-type="string">
            <text:p>D239M</text:p>
          </table:table-cell>
          <table:table-cell office:value-type="float" office:value="-436.504974365" calcext:value-type="float">
            <text:p>-436.504974365</text:p>
          </table:table-cell>
        </table:table-row>
        <table:table-row table:style-name="ro1">
          <table:table-cell office:value-type="string" calcext:value-type="string">
            <text:p>G419T</text:p>
          </table:table-cell>
          <table:table-cell office:value-type="float" office:value="-436.505047607" calcext:value-type="float">
            <text:p>-436.505047607</text:p>
          </table:table-cell>
        </table:table-row>
        <table:table-row table:style-name="ro1">
          <table:table-cell office:value-type="string" calcext:value-type="string">
            <text:p>D82E</text:p>
          </table:table-cell>
          <table:table-cell office:value-type="float" office:value="-436.505432129" calcext:value-type="float">
            <text:p>-436.505432129</text:p>
          </table:table-cell>
        </table:table-row>
        <table:table-row table:style-name="ro1">
          <table:table-cell office:value-type="string" calcext:value-type="string">
            <text:p>L132S</text:p>
          </table:table-cell>
          <table:table-cell office:value-type="float" office:value="-436.505581665" calcext:value-type="float">
            <text:p>-436.505581665</text:p>
          </table:table-cell>
        </table:table-row>
        <table:table-row table:style-name="ro1">
          <table:table-cell office:value-type="string" calcext:value-type="string">
            <text:p>A200E</text:p>
          </table:table-cell>
          <table:table-cell office:value-type="float" office:value="-436.508468628" calcext:value-type="float">
            <text:p>-436.508468628</text:p>
          </table:table-cell>
        </table:table-row>
        <table:table-row table:style-name="ro1">
          <table:table-cell office:value-type="string" calcext:value-type="string">
            <text:p>N215A</text:p>
          </table:table-cell>
          <table:table-cell office:value-type="float" office:value="-436.508892822" calcext:value-type="float">
            <text:p>-436.508892822</text:p>
          </table:table-cell>
        </table:table-row>
        <table:table-row table:style-name="ro1">
          <table:table-cell office:value-type="string" calcext:value-type="string">
            <text:p>A275H</text:p>
          </table:table-cell>
          <table:table-cell office:value-type="float" office:value="-436.509951782" calcext:value-type="float">
            <text:p>-436.509951782</text:p>
          </table:table-cell>
        </table:table-row>
        <table:table-row table:style-name="ro1">
          <table:table-cell office:value-type="string" calcext:value-type="string">
            <text:p>A244K</text:p>
          </table:table-cell>
          <table:table-cell office:value-type="float" office:value="-436.510848999" calcext:value-type="float">
            <text:p>-436.510848999</text:p>
          </table:table-cell>
        </table:table-row>
        <table:table-row table:style-name="ro1">
          <table:table-cell office:value-type="string" calcext:value-type="string">
            <text:p>T298E</text:p>
          </table:table-cell>
          <table:table-cell office:value-type="float" office:value="-436.516522217" calcext:value-type="float">
            <text:p>-436.516522217</text:p>
          </table:table-cell>
        </table:table-row>
        <table:table-row table:style-name="ro1">
          <table:table-cell office:value-type="string" calcext:value-type="string">
            <text:p>K276F</text:p>
          </table:table-cell>
          <table:table-cell office:value-type="float" office:value="-436.516629028" calcext:value-type="float">
            <text:p>-436.516629028</text:p>
          </table:table-cell>
        </table:table-row>
        <table:table-row table:style-name="ro1">
          <table:table-cell office:value-type="string" calcext:value-type="string">
            <text:p>N168L</text:p>
          </table:table-cell>
          <table:table-cell office:value-type="float" office:value="-436.519299316" calcext:value-type="float">
            <text:p>-436.519299316</text:p>
          </table:table-cell>
        </table:table-row>
        <table:table-row table:style-name="ro1">
          <table:table-cell office:value-type="string" calcext:value-type="string">
            <text:p>E70R</text:p>
          </table:table-cell>
          <table:table-cell office:value-type="float" office:value="-436.520062256" calcext:value-type="float">
            <text:p>-436.520062256</text:p>
          </table:table-cell>
        </table:table-row>
        <table:table-row table:style-name="ro1">
          <table:table-cell office:value-type="string" calcext:value-type="string">
            <text:p>G193D</text:p>
          </table:table-cell>
          <table:table-cell office:value-type="float" office:value="-436.522088623" calcext:value-type="float">
            <text:p>-436.522088623</text:p>
          </table:table-cell>
        </table:table-row>
        <table:table-row table:style-name="ro1">
          <table:table-cell office:value-type="string" calcext:value-type="string">
            <text:p>N168C</text:p>
          </table:table-cell>
          <table:table-cell office:value-type="float" office:value="-436.523861694" calcext:value-type="float">
            <text:p>-436.523861694</text:p>
          </table:table-cell>
        </table:table-row>
        <table:table-row table:style-name="ro1">
          <table:table-cell office:value-type="string" calcext:value-type="string">
            <text:p>P402K</text:p>
          </table:table-cell>
          <table:table-cell office:value-type="float" office:value="-436.524395752" calcext:value-type="float">
            <text:p>-436.524395752</text:p>
          </table:table-cell>
        </table:table-row>
        <table:table-row table:style-name="ro1">
          <table:table-cell office:value-type="string" calcext:value-type="string">
            <text:p>R157Y</text:p>
          </table:table-cell>
          <table:table-cell office:value-type="float" office:value="-436.525323486" calcext:value-type="float">
            <text:p>-436.525323486</text:p>
          </table:table-cell>
        </table:table-row>
        <table:table-row table:style-name="ro1">
          <table:table-cell office:value-type="string" calcext:value-type="string">
            <text:p>E197P</text:p>
          </table:table-cell>
          <table:table-cell office:value-type="float" office:value="-436.528430176" calcext:value-type="float">
            <text:p>-436.528430176</text:p>
          </table:table-cell>
        </table:table-row>
        <table:table-row table:style-name="ro1">
          <table:table-cell office:value-type="string" calcext:value-type="string">
            <text:p>P226D</text:p>
          </table:table-cell>
          <table:table-cell office:value-type="float" office:value="-436.52845459" calcext:value-type="float">
            <text:p>-436.52845459</text:p>
          </table:table-cell>
        </table:table-row>
        <table:table-row table:style-name="ro1">
          <table:table-cell office:value-type="string" calcext:value-type="string">
            <text:p>E236D</text:p>
          </table:table-cell>
          <table:table-cell office:value-type="float" office:value="-436.529724121" calcext:value-type="float">
            <text:p>-436.529724121</text:p>
          </table:table-cell>
        </table:table-row>
        <table:table-row table:style-name="ro1">
          <table:table-cell office:value-type="string" calcext:value-type="string">
            <text:p>S427A</text:p>
          </table:table-cell>
          <table:table-cell office:value-type="float" office:value="-436.530093384" calcext:value-type="float">
            <text:p>-436.530093384</text:p>
          </table:table-cell>
        </table:table-row>
        <table:table-row table:style-name="ro1">
          <table:table-cell office:value-type="string" calcext:value-type="string">
            <text:p>V291A</text:p>
          </table:table-cell>
          <table:table-cell office:value-type="float" office:value="-436.530545044" calcext:value-type="float">
            <text:p>-436.530545044</text:p>
          </table:table-cell>
        </table:table-row>
        <table:table-row table:style-name="ro1">
          <table:table-cell office:value-type="string" calcext:value-type="string">
            <text:p>M350W</text:p>
          </table:table-cell>
          <table:table-cell office:value-type="float" office:value="-436.530926514" calcext:value-type="float">
            <text:p>-436.530926514</text:p>
          </table:table-cell>
        </table:table-row>
        <table:table-row table:style-name="ro1">
          <table:table-cell office:value-type="string" calcext:value-type="string">
            <text:p>A220Q</text:p>
          </table:table-cell>
          <table:table-cell office:value-type="float" office:value="-436.534628296" calcext:value-type="float">
            <text:p>-436.534628296</text:p>
          </table:table-cell>
        </table:table-row>
        <table:table-row table:style-name="ro1">
          <table:table-cell office:value-type="string" calcext:value-type="string">
            <text:p>A365F</text:p>
          </table:table-cell>
          <table:table-cell office:value-type="float" office:value="-436.535293579" calcext:value-type="float">
            <text:p>-436.535293579</text:p>
          </table:table-cell>
        </table:table-row>
        <table:table-row table:style-name="ro1">
          <table:table-cell office:value-type="string" calcext:value-type="string">
            <text:p>F269W</text:p>
          </table:table-cell>
          <table:table-cell office:value-type="float" office:value="-436.53553772" calcext:value-type="float">
            <text:p>-436.53553772</text:p>
          </table:table-cell>
        </table:table-row>
        <table:table-row table:style-name="ro1">
          <table:table-cell office:value-type="string" calcext:value-type="string">
            <text:p>A60T</text:p>
          </table:table-cell>
          <table:table-cell office:value-type="float" office:value="-436.535644531" calcext:value-type="float">
            <text:p>-436.535644531</text:p>
          </table:table-cell>
        </table:table-row>
        <table:table-row table:style-name="ro1">
          <table:table-cell office:value-type="string" calcext:value-type="string">
            <text:p>F274G</text:p>
          </table:table-cell>
          <table:table-cell office:value-type="float" office:value="-436.536029053" calcext:value-type="float">
            <text:p>-436.536029053</text:p>
          </table:table-cell>
        </table:table-row>
        <table:table-row table:style-name="ro1">
          <table:table-cell office:value-type="string" calcext:value-type="string">
            <text:p>G174K</text:p>
          </table:table-cell>
          <table:table-cell office:value-type="float" office:value="-436.539556885" calcext:value-type="float">
            <text:p>-436.539556885</text:p>
          </table:table-cell>
        </table:table-row>
        <table:table-row table:style-name="ro1">
          <table:table-cell office:value-type="string" calcext:value-type="string">
            <text:p>M328C</text:p>
          </table:table-cell>
          <table:table-cell office:value-type="float" office:value="-436.539828491" calcext:value-type="float">
            <text:p>-436.539828491</text:p>
          </table:table-cell>
        </table:table-row>
        <table:table-row table:style-name="ro1">
          <table:table-cell office:value-type="string" calcext:value-type="string">
            <text:p>N407M</text:p>
          </table:table-cell>
          <table:table-cell office:value-type="float" office:value="-436.542022705" calcext:value-type="float">
            <text:p>-436.542022705</text:p>
          </table:table-cell>
        </table:table-row>
        <table:table-row table:style-name="ro1">
          <table:table-cell office:value-type="string" calcext:value-type="string">
            <text:p>D239G</text:p>
          </table:table-cell>
          <table:table-cell office:value-type="float" office:value="-436.543710327" calcext:value-type="float">
            <text:p>-436.543710327</text:p>
          </table:table-cell>
        </table:table-row>
        <table:table-row table:style-name="ro1">
          <table:table-cell office:value-type="string" calcext:value-type="string">
            <text:p>F290V</text:p>
          </table:table-cell>
          <table:table-cell office:value-type="float" office:value="-436.54465332" calcext:value-type="float">
            <text:p>-436.54465332</text:p>
          </table:table-cell>
        </table:table-row>
        <table:table-row table:style-name="ro1">
          <table:table-cell office:value-type="string" calcext:value-type="string">
            <text:p>I213S</text:p>
          </table:table-cell>
          <table:table-cell office:value-type="float" office:value="-436.54677124" calcext:value-type="float">
            <text:p>-436.54677124</text:p>
          </table:table-cell>
        </table:table-row>
        <table:table-row table:style-name="ro1">
          <table:table-cell office:value-type="string" calcext:value-type="string">
            <text:p>F290L</text:p>
          </table:table-cell>
          <table:table-cell office:value-type="float" office:value="-436.548086548" calcext:value-type="float">
            <text:p>-436.548086548</text:p>
          </table:table-cell>
        </table:table-row>
        <table:table-row table:style-name="ro1">
          <table:table-cell office:value-type="string" calcext:value-type="string">
            <text:p>T91S</text:p>
          </table:table-cell>
          <table:table-cell office:value-type="float" office:value="-436.5480896" calcext:value-type="float">
            <text:p>-436.5480896</text:p>
          </table:table-cell>
        </table:table-row>
        <table:table-row table:style-name="ro1">
          <table:table-cell office:value-type="string" calcext:value-type="string">
            <text:p>G445S</text:p>
          </table:table-cell>
          <table:table-cell office:value-type="float" office:value="-436.548199463" calcext:value-type="float">
            <text:p>-436.548199463</text:p>
          </table:table-cell>
        </table:table-row>
        <table:table-row table:style-name="ro1">
          <table:table-cell office:value-type="string" calcext:value-type="string">
            <text:p>I131D</text:p>
          </table:table-cell>
          <table:table-cell office:value-type="float" office:value="-436.553973389" calcext:value-type="float">
            <text:p>-436.553973389</text:p>
          </table:table-cell>
        </table:table-row>
        <table:table-row table:style-name="ro1">
          <table:table-cell office:value-type="string" calcext:value-type="string">
            <text:p>L132P</text:p>
          </table:table-cell>
          <table:table-cell office:value-type="float" office:value="-436.554202271" calcext:value-type="float">
            <text:p>-436.554202271</text:p>
          </table:table-cell>
        </table:table-row>
        <table:table-row table:style-name="ro1">
          <table:table-cell office:value-type="string" calcext:value-type="string">
            <text:p>K171S</text:p>
          </table:table-cell>
          <table:table-cell office:value-type="float" office:value="-436.55486145" calcext:value-type="float">
            <text:p>-436.55486145</text:p>
          </table:table-cell>
        </table:table-row>
        <table:table-row table:style-name="ro1">
          <table:table-cell office:value-type="string" calcext:value-type="string">
            <text:p>L331G</text:p>
          </table:table-cell>
          <table:table-cell office:value-type="float" office:value="-436.554919434" calcext:value-type="float">
            <text:p>-436.554919434</text:p>
          </table:table-cell>
        </table:table-row>
        <table:table-row table:style-name="ro1">
          <table:table-cell office:value-type="string" calcext:value-type="string">
            <text:p>S324D</text:p>
          </table:table-cell>
          <table:table-cell office:value-type="float" office:value="-436.55519104" calcext:value-type="float">
            <text:p>-436.55519104</text:p>
          </table:table-cell>
        </table:table-row>
        <table:table-row table:style-name="ro1">
          <table:table-cell office:value-type="string" calcext:value-type="string">
            <text:p>E303Q</text:p>
          </table:table-cell>
          <table:table-cell office:value-type="float" office:value="-436.556997681" calcext:value-type="float">
            <text:p>-436.556997681</text:p>
          </table:table-cell>
        </table:table-row>
        <table:table-row table:style-name="ro1">
          <table:table-cell office:value-type="string" calcext:value-type="string">
            <text:p>Q247Y</text:p>
          </table:table-cell>
          <table:table-cell office:value-type="float" office:value="-436.557226562" calcext:value-type="float">
            <text:p>-436.557226562</text:p>
          </table:table-cell>
        </table:table-row>
        <table:table-row table:style-name="ro1">
          <table:table-cell office:value-type="string" calcext:value-type="string">
            <text:p>V151T</text:p>
          </table:table-cell>
          <table:table-cell office:value-type="float" office:value="-436.564361572" calcext:value-type="float">
            <text:p>-436.564361572</text:p>
          </table:table-cell>
        </table:table-row>
        <table:table-row table:style-name="ro1">
          <table:table-cell office:value-type="string" calcext:value-type="string">
            <text:p>E236M</text:p>
          </table:table-cell>
          <table:table-cell office:value-type="float" office:value="-436.56572876" calcext:value-type="float">
            <text:p>-436.56572876</text:p>
          </table:table-cell>
        </table:table-row>
        <table:table-row table:style-name="ro1">
          <table:table-cell office:value-type="string" calcext:value-type="string">
            <text:p>V55S</text:p>
          </table:table-cell>
          <table:table-cell office:value-type="float" office:value="-436.565927124" calcext:value-type="float">
            <text:p>-436.565927124</text:p>
          </table:table-cell>
        </table:table-row>
        <table:table-row table:style-name="ro1">
          <table:table-cell office:value-type="string" calcext:value-type="string">
            <text:p>A300C</text:p>
          </table:table-cell>
          <table:table-cell office:value-type="float" office:value="-436.56925354" calcext:value-type="float">
            <text:p>-436.56925354</text:p>
          </table:table-cell>
        </table:table-row>
        <table:table-row table:style-name="ro1">
          <table:table-cell office:value-type="string" calcext:value-type="string">
            <text:p>Y204T</text:p>
          </table:table-cell>
          <table:table-cell office:value-type="float" office:value="-436.5693573" calcext:value-type="float">
            <text:p>-436.5693573</text:p>
          </table:table-cell>
        </table:table-row>
        <table:table-row table:style-name="ro1">
          <table:table-cell office:value-type="string" calcext:value-type="string">
            <text:p>N116F</text:p>
          </table:table-cell>
          <table:table-cell office:value-type="float" office:value="-436.573382568" calcext:value-type="float">
            <text:p>-436.573382568</text:p>
          </table:table-cell>
        </table:table-row>
        <table:table-row table:style-name="ro1">
          <table:table-cell office:value-type="string" calcext:value-type="string">
            <text:p>M146F</text:p>
          </table:table-cell>
          <table:table-cell office:value-type="float" office:value="-436.573989868" calcext:value-type="float">
            <text:p>-436.573989868</text:p>
          </table:table-cell>
        </table:table-row>
        <table:table-row table:style-name="ro1">
          <table:table-cell office:value-type="string" calcext:value-type="string">
            <text:p>D440W</text:p>
          </table:table-cell>
          <table:table-cell office:value-type="float" office:value="-436.575323486" calcext:value-type="float">
            <text:p>-436.575323486</text:p>
          </table:table-cell>
        </table:table-row>
        <table:table-row table:style-name="ro1">
          <table:table-cell office:value-type="string" calcext:value-type="string">
            <text:p>P294V</text:p>
          </table:table-cell>
          <table:table-cell office:value-type="float" office:value="-436.579037476" calcext:value-type="float">
            <text:p>-436.579037476</text:p>
          </table:table-cell>
        </table:table-row>
        <table:table-row table:style-name="ro1">
          <table:table-cell office:value-type="string" calcext:value-type="string">
            <text:p>P232M</text:p>
          </table:table-cell>
          <table:table-cell office:value-type="float" office:value="-436.582711792" calcext:value-type="float">
            <text:p>-436.582711792</text:p>
          </table:table-cell>
        </table:table-row>
        <table:table-row table:style-name="ro1">
          <table:table-cell office:value-type="string" calcext:value-type="string">
            <text:p>L336Q</text:p>
          </table:table-cell>
          <table:table-cell office:value-type="float" office:value="-436.583935547" calcext:value-type="float">
            <text:p>-436.583935547</text:p>
          </table:table-cell>
        </table:table-row>
        <table:table-row table:style-name="ro1">
          <table:table-cell office:value-type="string" calcext:value-type="string">
            <text:p>V337L</text:p>
          </table:table-cell>
          <table:table-cell office:value-type="float" office:value="-436.584210205" calcext:value-type="float">
            <text:p>-436.584210205</text:p>
          </table:table-cell>
        </table:table-row>
        <table:table-row table:style-name="ro1">
          <table:table-cell office:value-type="string" calcext:value-type="string">
            <text:p>P376T</text:p>
          </table:table-cell>
          <table:table-cell office:value-type="float" office:value="-436.590408325" calcext:value-type="float">
            <text:p>-436.590408325</text:p>
          </table:table-cell>
        </table:table-row>
        <table:table-row table:style-name="ro1">
          <table:table-cell office:value-type="string" calcext:value-type="string">
            <text:p>D76L</text:p>
          </table:table-cell>
          <table:table-cell office:value-type="float" office:value="-436.590942383" calcext:value-type="float">
            <text:p>-436.590942383</text:p>
          </table:table-cell>
        </table:table-row>
        <table:table-row table:style-name="ro1">
          <table:table-cell office:value-type="string" calcext:value-type="string">
            <text:p>I45L</text:p>
          </table:table-cell>
          <table:table-cell office:value-type="float" office:value="-436.593206787" calcext:value-type="float">
            <text:p>-436.593206787</text:p>
          </table:table-cell>
        </table:table-row>
        <table:table-row table:style-name="ro1">
          <table:table-cell office:value-type="string" calcext:value-type="string">
            <text:p>M385L</text:p>
          </table:table-cell>
          <table:table-cell office:value-type="float" office:value="-436.594400024" calcext:value-type="float">
            <text:p>-436.594400024</text:p>
          </table:table-cell>
        </table:table-row>
        <table:table-row table:style-name="ro1">
          <table:table-cell office:value-type="string" calcext:value-type="string">
            <text:p>Q406N</text:p>
          </table:table-cell>
          <table:table-cell office:value-type="float" office:value="-436.600244141" calcext:value-type="float">
            <text:p>-436.600244141</text:p>
          </table:table-cell>
        </table:table-row>
        <table:table-row table:style-name="ro1">
          <table:table-cell office:value-type="string" calcext:value-type="string">
            <text:p>P232I</text:p>
          </table:table-cell>
          <table:table-cell office:value-type="float" office:value="-436.603091431" calcext:value-type="float">
            <text:p>-436.603091431</text:p>
          </table:table-cell>
        </table:table-row>
        <table:table-row table:style-name="ro1">
          <table:table-cell office:value-type="string" calcext:value-type="string">
            <text:p>T307K</text:p>
          </table:table-cell>
          <table:table-cell office:value-type="float" office:value="-436.607388306" calcext:value-type="float">
            <text:p>-436.607388306</text:p>
          </table:table-cell>
        </table:table-row>
        <table:table-row table:style-name="ro1">
          <table:table-cell office:value-type="string" calcext:value-type="string">
            <text:p>V156K</text:p>
          </table:table-cell>
          <table:table-cell office:value-type="float" office:value="-436.609298706" calcext:value-type="float">
            <text:p>-436.609298706</text:p>
          </table:table-cell>
        </table:table-row>
        <table:table-row table:style-name="ro1">
          <table:table-cell office:value-type="string" calcext:value-type="string">
            <text:p>I264D</text:p>
          </table:table-cell>
          <table:table-cell office:value-type="float" office:value="-436.609683228" calcext:value-type="float">
            <text:p>-436.609683228</text:p>
          </table:table-cell>
        </table:table-row>
        <table:table-row table:style-name="ro1">
          <table:table-cell office:value-type="string" calcext:value-type="string">
            <text:p>L401V</text:p>
          </table:table-cell>
          <table:table-cell office:value-type="float" office:value="-436.61010437" calcext:value-type="float">
            <text:p>-436.61010437</text:p>
          </table:table-cell>
        </table:table-row>
        <table:table-row table:style-name="ro1">
          <table:table-cell office:value-type="string" calcext:value-type="string">
            <text:p>A318R</text:p>
          </table:table-cell>
          <table:table-cell office:value-type="float" office:value="-436.610189819" calcext:value-type="float">
            <text:p>-436.610189819</text:p>
          </table:table-cell>
        </table:table-row>
        <table:table-row table:style-name="ro1">
          <table:table-cell office:value-type="string" calcext:value-type="string">
            <text:p>C332I</text:p>
          </table:table-cell>
          <table:table-cell office:value-type="float" office:value="-436.610488892" calcext:value-type="float">
            <text:p>-436.610488892</text:p>
          </table:table-cell>
        </table:table-row>
        <table:table-row table:style-name="ro1">
          <table:table-cell office:value-type="string" calcext:value-type="string">
            <text:p>A398G</text:p>
          </table:table-cell>
          <table:table-cell office:value-type="float" office:value="-436.610684204" calcext:value-type="float">
            <text:p>-436.610684204</text:p>
          </table:table-cell>
        </table:table-row>
        <table:table-row table:style-name="ro1">
          <table:table-cell office:value-type="string" calcext:value-type="string">
            <text:p>A275S</text:p>
          </table:table-cell>
          <table:table-cell office:value-type="float" office:value="-436.611206055" calcext:value-type="float">
            <text:p>-436.611206055</text:p>
          </table:table-cell>
        </table:table-row>
        <table:table-row table:style-name="ro1">
          <table:table-cell office:value-type="string" calcext:value-type="string">
            <text:p>P232K</text:p>
          </table:table-cell>
          <table:table-cell office:value-type="float" office:value="-436.611633301" calcext:value-type="float">
            <text:p>-436.611633301</text:p>
          </table:table-cell>
        </table:table-row>
        <table:table-row table:style-name="ro1">
          <table:table-cell office:value-type="string" calcext:value-type="string">
            <text:p>Y204S</text:p>
          </table:table-cell>
          <table:table-cell office:value-type="float" office:value="-436.612466431" calcext:value-type="float">
            <text:p>-436.612466431</text:p>
          </table:table-cell>
        </table:table-row>
        <table:table-row table:style-name="ro1">
          <table:table-cell office:value-type="string" calcext:value-type="string">
            <text:p>I264C</text:p>
          </table:table-cell>
          <table:table-cell office:value-type="float" office:value="-436.614108276" calcext:value-type="float">
            <text:p>-436.614108276</text:p>
          </table:table-cell>
        </table:table-row>
        <table:table-row table:style-name="ro1">
          <table:table-cell office:value-type="string" calcext:value-type="string">
            <text:p>D76P</text:p>
          </table:table-cell>
          <table:table-cell office:value-type="float" office:value="-436.616372681" calcext:value-type="float">
            <text:p>-436.616372681</text:p>
          </table:table-cell>
        </table:table-row>
        <table:table-row table:style-name="ro1">
          <table:table-cell office:value-type="string" calcext:value-type="string">
            <text:p>Y204E</text:p>
          </table:table-cell>
          <table:table-cell office:value-type="float" office:value="-436.617175293" calcext:value-type="float">
            <text:p>-436.617175293</text:p>
          </table:table-cell>
        </table:table-row>
        <table:table-row table:style-name="ro1">
          <table:table-cell office:value-type="string" calcext:value-type="string">
            <text:p>G445W</text:p>
          </table:table-cell>
          <table:table-cell office:value-type="float" office:value="-436.618817139" calcext:value-type="float">
            <text:p>-436.618817139</text:p>
          </table:table-cell>
        </table:table-row>
        <table:table-row table:style-name="ro1">
          <table:table-cell office:value-type="string" calcext:value-type="string">
            <text:p>G403Y</text:p>
          </table:table-cell>
          <table:table-cell office:value-type="float" office:value="-436.621850586" calcext:value-type="float">
            <text:p>-436.621850586</text:p>
          </table:table-cell>
        </table:table-row>
        <table:table-row table:style-name="ro1">
          <table:table-cell office:value-type="string" calcext:value-type="string">
            <text:p>K276C</text:p>
          </table:table-cell>
          <table:table-cell office:value-type="float" office:value="-436.622402954" calcext:value-type="float">
            <text:p>-436.622402954</text:p>
          </table:table-cell>
        </table:table-row>
        <table:table-row table:style-name="ro1">
          <table:table-cell office:value-type="string" calcext:value-type="string">
            <text:p>M238L</text:p>
          </table:table-cell>
          <table:table-cell office:value-type="float" office:value="-436.627127075" calcext:value-type="float">
            <text:p>-436.627127075</text:p>
          </table:table-cell>
        </table:table-row>
        <table:table-row table:style-name="ro1">
          <table:table-cell office:value-type="string" calcext:value-type="string">
            <text:p>A60L</text:p>
          </table:table-cell>
          <table:table-cell office:value-type="float" office:value="-436.629934692" calcext:value-type="float">
            <text:p>-436.629934692</text:p>
          </table:table-cell>
        </table:table-row>
        <table:table-row table:style-name="ro1">
          <table:table-cell office:value-type="string" calcext:value-type="string">
            <text:p>P196M</text:p>
          </table:table-cell>
          <table:table-cell office:value-type="float" office:value="-436.631848145" calcext:value-type="float">
            <text:p>-436.631848145</text:p>
          </table:table-cell>
        </table:table-row>
        <table:table-row table:style-name="ro1">
          <table:table-cell office:value-type="string" calcext:value-type="string">
            <text:p>L103R</text:p>
          </table:table-cell>
          <table:table-cell office:value-type="float" office:value="-436.635626221" calcext:value-type="float">
            <text:p>-436.635626221</text:p>
          </table:table-cell>
        </table:table-row>
        <table:table-row table:style-name="ro1">
          <table:table-cell office:value-type="string" calcext:value-type="string">
            <text:p>L271V</text:p>
          </table:table-cell>
          <table:table-cell office:value-type="float" office:value="-436.637072754" calcext:value-type="float">
            <text:p>-436.637072754</text:p>
          </table:table-cell>
        </table:table-row>
        <table:table-row table:style-name="ro1">
          <table:table-cell office:value-type="string" calcext:value-type="string">
            <text:p>G353A</text:p>
          </table:table-cell>
          <table:table-cell office:value-type="float" office:value="-436.637634277" calcext:value-type="float">
            <text:p>-436.637634277</text:p>
          </table:table-cell>
        </table:table-row>
        <table:table-row table:style-name="ro1">
          <table:table-cell office:value-type="string" calcext:value-type="string">
            <text:p>C417K</text:p>
          </table:table-cell>
          <table:table-cell office:value-type="float" office:value="-436.638647461" calcext:value-type="float">
            <text:p>-436.638647461</text:p>
          </table:table-cell>
        </table:table-row>
        <table:table-row table:style-name="ro1">
          <table:table-cell office:value-type="string" calcext:value-type="string">
            <text:p>D76E</text:p>
          </table:table-cell>
          <table:table-cell office:value-type="float" office:value="-436.638858032" calcext:value-type="float">
            <text:p>-436.638858032</text:p>
          </table:table-cell>
        </table:table-row>
        <table:table-row table:style-name="ro1">
          <table:table-cell office:value-type="string" calcext:value-type="string">
            <text:p>L399T</text:p>
          </table:table-cell>
          <table:table-cell office:value-type="float" office:value="-436.642202759" calcext:value-type="float">
            <text:p>-436.642202759</text:p>
          </table:table-cell>
        </table:table-row>
        <table:table-row table:style-name="ro1">
          <table:table-cell office:value-type="string" calcext:value-type="string">
            <text:p>A429M</text:p>
          </table:table-cell>
          <table:table-cell office:value-type="float" office:value="-436.642764282" calcext:value-type="float">
            <text:p>-436.642764282</text:p>
          </table:table-cell>
        </table:table-row>
        <table:table-row table:style-name="ro1">
          <table:table-cell office:value-type="string" calcext:value-type="string">
            <text:p>V413Y</text:p>
          </table:table-cell>
          <table:table-cell office:value-type="float" office:value="-436.643060303" calcext:value-type="float">
            <text:p>-436.643060303</text:p>
          </table:table-cell>
        </table:table-row>
        <table:table-row table:style-name="ro1">
          <table:table-cell office:value-type="string" calcext:value-type="string">
            <text:p>T349G</text:p>
          </table:table-cell>
          <table:table-cell office:value-type="float" office:value="-436.646170044" calcext:value-type="float">
            <text:p>-436.646170044</text:p>
          </table:table-cell>
        </table:table-row>
        <table:table-row table:style-name="ro1">
          <table:table-cell office:value-type="string" calcext:value-type="string">
            <text:p>N168V</text:p>
          </table:table-cell>
          <table:table-cell office:value-type="float" office:value="-436.647467041" calcext:value-type="float">
            <text:p>-436.647467041</text:p>
          </table:table-cell>
        </table:table-row>
        <table:table-row table:style-name="ro1">
          <table:table-cell office:value-type="string" calcext:value-type="string">
            <text:p>V151S</text:p>
          </table:table-cell>
          <table:table-cell office:value-type="float" office:value="-436.648834229" calcext:value-type="float">
            <text:p>-436.648834229</text:p>
          </table:table-cell>
        </table:table-row>
        <table:table-row table:style-name="ro1">
          <table:table-cell office:value-type="string" calcext:value-type="string">
            <text:p>G102Y</text:p>
          </table:table-cell>
          <table:table-cell office:value-type="float" office:value="-436.650396729" calcext:value-type="float">
            <text:p>-436.650396729</text:p>
          </table:table-cell>
        </table:table-row>
        <table:table-row table:style-name="ro1">
          <table:table-cell office:value-type="string" calcext:value-type="string">
            <text:p>H126K</text:p>
          </table:table-cell>
          <table:table-cell office:value-type="float" office:value="-436.654553223" calcext:value-type="float">
            <text:p>-436.654553223</text:p>
          </table:table-cell>
        </table:table-row>
        <table:table-row table:style-name="ro1">
          <table:table-cell office:value-type="string" calcext:value-type="string">
            <text:p>E262L</text:p>
          </table:table-cell>
          <table:table-cell office:value-type="float" office:value="-436.655169678" calcext:value-type="float">
            <text:p>-436.655169678</text:p>
          </table:table-cell>
        </table:table-row>
        <table:table-row table:style-name="ro1">
          <table:table-cell office:value-type="string" calcext:value-type="string">
            <text:p>P390L</text:p>
          </table:table-cell>
          <table:table-cell office:value-type="float" office:value="-436.655215454" calcext:value-type="float">
            <text:p>-436.655215454</text:p>
          </table:table-cell>
        </table:table-row>
        <table:table-row table:style-name="ro1">
          <table:table-cell office:value-type="string" calcext:value-type="string">
            <text:p>Q242E</text:p>
          </table:table-cell>
          <table:table-cell office:value-type="float" office:value="-436.655352783" calcext:value-type="float">
            <text:p>-436.655352783</text:p>
          </table:table-cell>
        </table:table-row>
        <table:table-row table:style-name="ro1">
          <table:table-cell office:value-type="string" calcext:value-type="string">
            <text:p>Q242A</text:p>
          </table:table-cell>
          <table:table-cell office:value-type="float" office:value="-436.655957031" calcext:value-type="float">
            <text:p>-436.655957031</text:p>
          </table:table-cell>
        </table:table-row>
        <table:table-row table:style-name="ro1">
          <table:table-cell office:value-type="string" calcext:value-type="string">
            <text:p>A220M</text:p>
          </table:table-cell>
          <table:table-cell office:value-type="float" office:value="-436.656643677" calcext:value-type="float">
            <text:p>-436.656643677</text:p>
          </table:table-cell>
        </table:table-row>
        <table:table-row table:style-name="ro1">
          <table:table-cell office:value-type="string" calcext:value-type="string">
            <text:p>M155K</text:p>
          </table:table-cell>
          <table:table-cell office:value-type="float" office:value="-436.657519531" calcext:value-type="float">
            <text:p>-436.657519531</text:p>
          </table:table-cell>
        </table:table-row>
        <table:table-row table:style-name="ro1">
          <table:table-cell office:value-type="string" calcext:value-type="string">
            <text:p>A57E</text:p>
          </table:table-cell>
          <table:table-cell office:value-type="float" office:value="-436.65871582" calcext:value-type="float">
            <text:p>-436.65871582</text:p>
          </table:table-cell>
        </table:table-row>
        <table:table-row table:style-name="ro1">
          <table:table-cell office:value-type="string" calcext:value-type="string">
            <text:p>G411H</text:p>
          </table:table-cell>
          <table:table-cell office:value-type="float" office:value="-436.658920288" calcext:value-type="float">
            <text:p>-436.658920288</text:p>
          </table:table-cell>
        </table:table-row>
        <table:table-row table:style-name="ro1">
          <table:table-cell office:value-type="string" calcext:value-type="string">
            <text:p>Y379I</text:p>
          </table:table-cell>
          <table:table-cell office:value-type="float" office:value="-436.660195923" calcext:value-type="float">
            <text:p>-436.660195923</text:p>
          </table:table-cell>
        </table:table-row>
        <table:table-row table:style-name="ro1">
          <table:table-cell office:value-type="string" calcext:value-type="string">
            <text:p>P218S</text:p>
          </table:table-cell>
          <table:table-cell office:value-type="float" office:value="-436.661355591" calcext:value-type="float">
            <text:p>-436.661355591</text:p>
          </table:table-cell>
        </table:table-row>
        <table:table-row table:style-name="ro1">
          <table:table-cell office:value-type="string" calcext:value-type="string">
            <text:p>K249Y</text:p>
          </table:table-cell>
          <table:table-cell office:value-type="float" office:value="-436.663110352" calcext:value-type="float">
            <text:p>-436.663110352</text:p>
          </table:table-cell>
        </table:table-row>
        <table:table-row table:style-name="ro1">
          <table:table-cell office:value-type="string" calcext:value-type="string">
            <text:p>V85R</text:p>
          </table:table-cell>
          <table:table-cell office:value-type="float" office:value="-436.663796997" calcext:value-type="float">
            <text:p>-436.663796997</text:p>
          </table:table-cell>
        </table:table-row>
        <table:table-row table:style-name="ro1">
          <table:table-cell office:value-type="string" calcext:value-type="string">
            <text:p>F404V</text:p>
          </table:table-cell>
          <table:table-cell office:value-type="float" office:value="-436.664324951" calcext:value-type="float">
            <text:p>-436.664324951</text:p>
          </table:table-cell>
        </table:table-row>
        <table:table-row table:style-name="ro1">
          <table:table-cell office:value-type="string" calcext:value-type="string">
            <text:p>S72K</text:p>
          </table:table-cell>
          <table:table-cell office:value-type="float" office:value="-436.665014648" calcext:value-type="float">
            <text:p>-436.665014648</text:p>
          </table:table-cell>
        </table:table-row>
        <table:table-row table:style-name="ro1">
          <table:table-cell office:value-type="string" calcext:value-type="string">
            <text:p>G344Q</text:p>
          </table:table-cell>
          <table:table-cell office:value-type="float" office:value="-436.665930176" calcext:value-type="float">
            <text:p>-436.665930176</text:p>
          </table:table-cell>
        </table:table-row>
        <table:table-row table:style-name="ro1">
          <table:table-cell office:value-type="string" calcext:value-type="string">
            <text:p>V55Q</text:p>
          </table:table-cell>
          <table:table-cell office:value-type="float" office:value="-436.668695068" calcext:value-type="float">
            <text:p>-436.668695068</text:p>
          </table:table-cell>
        </table:table-row>
        <table:table-row table:style-name="ro1">
          <table:table-cell office:value-type="string" calcext:value-type="string">
            <text:p>G49S</text:p>
          </table:table-cell>
          <table:table-cell office:value-type="float" office:value="-436.670977783" calcext:value-type="float">
            <text:p>-436.670977783</text:p>
          </table:table-cell>
        </table:table-row>
        <table:table-row table:style-name="ro1">
          <table:table-cell office:value-type="string" calcext:value-type="string">
            <text:p>K201G</text:p>
          </table:table-cell>
          <table:table-cell office:value-type="float" office:value="-436.671932983" calcext:value-type="float">
            <text:p>-436.671932983</text:p>
          </table:table-cell>
        </table:table-row>
        <table:table-row table:style-name="ro1">
          <table:table-cell office:value-type="string" calcext:value-type="string">
            <text:p>Y42A</text:p>
          </table:table-cell>
          <table:table-cell office:value-type="float" office:value="-436.675363159" calcext:value-type="float">
            <text:p>-436.675363159</text:p>
          </table:table-cell>
        </table:table-row>
        <table:table-row table:style-name="ro1">
          <table:table-cell office:value-type="string" calcext:value-type="string">
            <text:p>E197I</text:p>
          </table:table-cell>
          <table:table-cell office:value-type="float" office:value="-436.68117981" calcext:value-type="float">
            <text:p>-436.68117981</text:p>
          </table:table-cell>
        </table:table-row>
        <table:table-row table:style-name="ro1">
          <table:table-cell office:value-type="string" calcext:value-type="string">
            <text:p>H316L</text:p>
          </table:table-cell>
          <table:table-cell office:value-type="float" office:value="-436.681256104" calcext:value-type="float">
            <text:p>-436.681256104</text:p>
          </table:table-cell>
        </table:table-row>
        <table:table-row table:style-name="ro1">
          <table:table-cell office:value-type="string" calcext:value-type="string">
            <text:p>L44A</text:p>
          </table:table-cell>
          <table:table-cell office:value-type="float" office:value="-436.681964111" calcext:value-type="float">
            <text:p>-436.681964111</text:p>
          </table:table-cell>
        </table:table-row>
        <table:table-row table:style-name="ro1">
          <table:table-cell office:value-type="string" calcext:value-type="string">
            <text:p>G403Q</text:p>
          </table:table-cell>
          <table:table-cell office:value-type="float" office:value="-436.682904053" calcext:value-type="float">
            <text:p>-436.682904053</text:p>
          </table:table-cell>
        </table:table-row>
        <table:table-row table:style-name="ro1">
          <table:table-cell office:value-type="string" calcext:value-type="string">
            <text:p>H58D</text:p>
          </table:table-cell>
          <table:table-cell office:value-type="float" office:value="-436.686456299" calcext:value-type="float">
            <text:p>-436.686456299</text:p>
          </table:table-cell>
        </table:table-row>
        <table:table-row table:style-name="ro1">
          <table:table-cell office:value-type="string" calcext:value-type="string">
            <text:p>N215S</text:p>
          </table:table-cell>
          <table:table-cell office:value-type="float" office:value="-436.692456055" calcext:value-type="float">
            <text:p>-436.692456055</text:p>
          </table:table-cell>
        </table:table-row>
        <table:table-row table:style-name="ro1">
          <table:table-cell office:value-type="string" calcext:value-type="string">
            <text:p>T388C</text:p>
          </table:table-cell>
          <table:table-cell office:value-type="float" office:value="-436.699230957" calcext:value-type="float">
            <text:p>-436.699230957</text:p>
          </table:table-cell>
        </table:table-row>
        <table:table-row table:style-name="ro1">
          <table:table-cell office:value-type="string" calcext:value-type="string">
            <text:p>L53Q</text:p>
          </table:table-cell>
          <table:table-cell office:value-type="float" office:value="-436.702246094" calcext:value-type="float">
            <text:p>-436.702246094</text:p>
          </table:table-cell>
        </table:table-row>
        <table:table-row table:style-name="ro1">
          <table:table-cell office:value-type="string" calcext:value-type="string">
            <text:p>F378E</text:p>
          </table:table-cell>
          <table:table-cell office:value-type="float" office:value="-436.702758789" calcext:value-type="float">
            <text:p>-436.702758789</text:p>
          </table:table-cell>
        </table:table-row>
        <table:table-row table:style-name="ro1">
          <table:table-cell office:value-type="string" calcext:value-type="string">
            <text:p>R266L</text:p>
          </table:table-cell>
          <table:table-cell office:value-type="float" office:value="-436.703375244" calcext:value-type="float">
            <text:p>-436.703375244</text:p>
          </table:table-cell>
        </table:table-row>
        <table:table-row table:style-name="ro1">
          <table:table-cell office:value-type="string" calcext:value-type="string">
            <text:p>T362A</text:p>
          </table:table-cell>
          <table:table-cell office:value-type="float" office:value="-436.708261108" calcext:value-type="float">
            <text:p>-436.708261108</text:p>
          </table:table-cell>
        </table:table-row>
        <table:table-row table:style-name="ro1">
          <table:table-cell office:value-type="string" calcext:value-type="string">
            <text:p>D205L</text:p>
          </table:table-cell>
          <table:table-cell office:value-type="float" office:value="-436.71098938" calcext:value-type="float">
            <text:p>-436.71098938</text:p>
          </table:table-cell>
        </table:table-row>
        <table:table-row table:style-name="ro1">
          <table:table-cell office:value-type="string" calcext:value-type="string">
            <text:p>V230F</text:p>
          </table:table-cell>
          <table:table-cell office:value-type="float" office:value="-436.711987305" calcext:value-type="float">
            <text:p>-436.711987305</text:p>
          </table:table-cell>
        </table:table-row>
        <table:table-row table:style-name="ro1">
          <table:table-cell office:value-type="string" calcext:value-type="string">
            <text:p>M127Q</text:p>
          </table:table-cell>
          <table:table-cell office:value-type="float" office:value="-436.714089966" calcext:value-type="float">
            <text:p>-436.714089966</text:p>
          </table:table-cell>
        </table:table-row>
        <table:table-row table:style-name="ro1">
          <table:table-cell office:value-type="string" calcext:value-type="string">
            <text:p>K386W</text:p>
          </table:table-cell>
          <table:table-cell office:value-type="float" office:value="-436.715884399" calcext:value-type="float">
            <text:p>-436.715884399</text:p>
          </table:table-cell>
        </table:table-row>
        <table:table-row table:style-name="ro1">
          <table:table-cell office:value-type="string" calcext:value-type="string">
            <text:p>A398N</text:p>
          </table:table-cell>
          <table:table-cell office:value-type="float" office:value="-436.719500732" calcext:value-type="float">
            <text:p>-436.719500732</text:p>
          </table:table-cell>
        </table:table-row>
        <table:table-row table:style-name="ro1">
          <table:table-cell office:value-type="string" calcext:value-type="string">
            <text:p>M231K</text:p>
          </table:table-cell>
          <table:table-cell office:value-type="float" office:value="-436.72270813" calcext:value-type="float">
            <text:p>-436.72270813</text:p>
          </table:table-cell>
        </table:table-row>
        <table:table-row table:style-name="ro1">
          <table:table-cell office:value-type="string" calcext:value-type="string">
            <text:p>L112H</text:p>
          </table:table-cell>
          <table:table-cell office:value-type="float" office:value="-436.724765015" calcext:value-type="float">
            <text:p>-436.724765015</text:p>
          </table:table-cell>
        </table:table-row>
        <table:table-row table:style-name="ro1">
          <table:table-cell office:value-type="string" calcext:value-type="string">
            <text:p>M146Y</text:p>
          </table:table-cell>
          <table:table-cell office:value-type="float" office:value="-436.725466919" calcext:value-type="float">
            <text:p>-436.725466919</text:p>
          </table:table-cell>
        </table:table-row>
        <table:table-row table:style-name="ro1">
          <table:table-cell office:value-type="string" calcext:value-type="string">
            <text:p>G341S</text:p>
          </table:table-cell>
          <table:table-cell office:value-type="float" office:value="-436.725860596" calcext:value-type="float">
            <text:p>-436.725860596</text:p>
          </table:table-cell>
        </table:table-row>
        <table:table-row table:style-name="ro1">
          <table:table-cell office:value-type="string" calcext:value-type="string">
            <text:p>T292H</text:p>
          </table:table-cell>
          <table:table-cell office:value-type="float" office:value="-436.730941772" calcext:value-type="float">
            <text:p>-436.730941772</text:p>
          </table:table-cell>
        </table:table-row>
        <table:table-row table:style-name="ro1">
          <table:table-cell office:value-type="string" calcext:value-type="string">
            <text:p>F52V</text:p>
          </table:table-cell>
          <table:table-cell office:value-type="float" office:value="-436.731799316" calcext:value-type="float">
            <text:p>-436.731799316</text:p>
          </table:table-cell>
        </table:table-row>
        <table:table-row table:style-name="ro1">
          <table:table-cell office:value-type="string" calcext:value-type="string">
            <text:p>E90T</text:p>
          </table:table-cell>
          <table:table-cell office:value-type="float" office:value="-436.732183838" calcext:value-type="float">
            <text:p>-436.732183838</text:p>
          </table:table-cell>
        </table:table-row>
        <table:table-row table:style-name="ro1">
          <table:table-cell office:value-type="string" calcext:value-type="string">
            <text:p>P152V</text:p>
          </table:table-cell>
          <table:table-cell office:value-type="float" office:value="-436.73270874" calcext:value-type="float">
            <text:p>-436.73270874</text:p>
          </table:table-cell>
        </table:table-row>
        <table:table-row table:style-name="ro1">
          <table:table-cell office:value-type="string" calcext:value-type="string">
            <text:p>L208V</text:p>
          </table:table-cell>
          <table:table-cell office:value-type="float" office:value="-436.734152222" calcext:value-type="float">
            <text:p>-436.734152222</text:p>
          </table:table-cell>
        </table:table-row>
        <table:table-row table:style-name="ro1">
          <table:table-cell office:value-type="string" calcext:value-type="string">
            <text:p>V156M</text:p>
          </table:table-cell>
          <table:table-cell office:value-type="float" office:value="-436.734591675" calcext:value-type="float">
            <text:p>-436.734591675</text:p>
          </table:table-cell>
        </table:table-row>
        <table:table-row table:style-name="ro1">
          <table:table-cell office:value-type="string" calcext:value-type="string">
            <text:p>Y439F</text:p>
          </table:table-cell>
          <table:table-cell office:value-type="float" office:value="-436.741320801" calcext:value-type="float">
            <text:p>-436.741320801</text:p>
          </table:table-cell>
        </table:table-row>
        <table:table-row table:style-name="ro1">
          <table:table-cell office:value-type="string" calcext:value-type="string">
            <text:p>F404Y</text:p>
          </table:table-cell>
          <table:table-cell office:value-type="float" office:value="-436.742376709" calcext:value-type="float">
            <text:p>-436.742376709</text:p>
          </table:table-cell>
        </table:table-row>
        <table:table-row table:style-name="ro1">
          <table:table-cell office:value-type="string" calcext:value-type="string">
            <text:p>E228P</text:p>
          </table:table-cell>
          <table:table-cell office:value-type="float" office:value="-436.743249512" calcext:value-type="float">
            <text:p>-436.743249512</text:p>
          </table:table-cell>
        </table:table-row>
        <table:table-row table:style-name="ro1">
          <table:table-cell office:value-type="string" calcext:value-type="string">
            <text:p>I425Q</text:p>
          </table:table-cell>
          <table:table-cell office:value-type="float" office:value="-436.74725647" calcext:value-type="float">
            <text:p>-436.74725647</text:p>
          </table:table-cell>
        </table:table-row>
        <table:table-row table:style-name="ro1">
          <table:table-cell office:value-type="string" calcext:value-type="string">
            <text:p>A235T</text:p>
          </table:table-cell>
          <table:table-cell office:value-type="float" office:value="-436.748696899" calcext:value-type="float">
            <text:p>-436.748696899</text:p>
          </table:table-cell>
        </table:table-row>
        <table:table-row table:style-name="ro1">
          <table:table-cell office:value-type="string" calcext:value-type="string">
            <text:p>Q380M</text:p>
          </table:table-cell>
          <table:table-cell office:value-type="float" office:value="-436.750973511" calcext:value-type="float">
            <text:p>-436.750973511</text:p>
          </table:table-cell>
        </table:table-row>
        <table:table-row table:style-name="ro1">
          <table:table-cell office:value-type="string" calcext:value-type="string">
            <text:p>D329R</text:p>
          </table:table-cell>
          <table:table-cell office:value-type="float" office:value="-436.75239563" calcext:value-type="float">
            <text:p>-436.75239563</text:p>
          </table:table-cell>
        </table:table-row>
        <table:table-row table:style-name="ro1">
          <table:table-cell office:value-type="string" calcext:value-type="string">
            <text:p>T65K</text:p>
          </table:table-cell>
          <table:table-cell office:value-type="float" office:value="-436.760845947" calcext:value-type="float">
            <text:p>-436.760845947</text:p>
          </table:table-cell>
        </table:table-row>
        <table:table-row table:style-name="ro1">
          <table:table-cell office:value-type="string" calcext:value-type="string">
            <text:p>S163Q</text:p>
          </table:table-cell>
          <table:table-cell office:value-type="float" office:value="-436.761984253" calcext:value-type="float">
            <text:p>-436.761984253</text:p>
          </table:table-cell>
        </table:table-row>
        <table:table-row table:style-name="ro1">
          <table:table-cell office:value-type="string" calcext:value-type="string">
            <text:p>C225E</text:p>
          </table:table-cell>
          <table:table-cell office:value-type="float" office:value="-436.762521362" calcext:value-type="float">
            <text:p>-436.762521362</text:p>
          </table:table-cell>
        </table:table-row>
        <table:table-row table:style-name="ro1">
          <table:table-cell office:value-type="string" calcext:value-type="string">
            <text:p>A244W</text:p>
          </table:table-cell>
          <table:table-cell office:value-type="float" office:value="-436.76262207" calcext:value-type="float">
            <text:p>-436.76262207</text:p>
          </table:table-cell>
        </table:table-row>
        <table:table-row table:style-name="ro1">
          <table:table-cell office:value-type="string" calcext:value-type="string">
            <text:p>G210H</text:p>
          </table:table-cell>
          <table:table-cell office:value-type="float" office:value="-436.763861084" calcext:value-type="float">
            <text:p>-436.763861084</text:p>
          </table:table-cell>
        </table:table-row>
        <table:table-row table:style-name="ro1">
          <table:table-cell office:value-type="string" calcext:value-type="string">
            <text:p>A41L</text:p>
          </table:table-cell>
          <table:table-cell office:value-type="float" office:value="-436.763900757" calcext:value-type="float">
            <text:p>-436.763900757</text:p>
          </table:table-cell>
        </table:table-row>
        <table:table-row table:style-name="ro1">
          <table:table-cell office:value-type="string" calcext:value-type="string">
            <text:p>Q243R</text:p>
          </table:table-cell>
          <table:table-cell office:value-type="float" office:value="-436.765118408" calcext:value-type="float">
            <text:p>-436.765118408</text:p>
          </table:table-cell>
        </table:table-row>
        <table:table-row table:style-name="ro1">
          <table:table-cell office:value-type="string" calcext:value-type="string">
            <text:p>M385I</text:p>
          </table:table-cell>
          <table:table-cell office:value-type="float" office:value="-436.765631104" calcext:value-type="float">
            <text:p>-436.765631104</text:p>
          </table:table-cell>
        </table:table-row>
        <table:table-row table:style-name="ro1">
          <table:table-cell office:value-type="string" calcext:value-type="string">
            <text:p>D306F</text:p>
          </table:table-cell>
          <table:table-cell office:value-type="float" office:value="-436.766452026" calcext:value-type="float">
            <text:p>-436.766452026</text:p>
          </table:table-cell>
        </table:table-row>
        <table:table-row table:style-name="ro1">
          <table:table-cell office:value-type="string" calcext:value-type="string">
            <text:p>T74P</text:p>
          </table:table-cell>
          <table:table-cell office:value-type="float" office:value="-436.767105103" calcext:value-type="float">
            <text:p>-436.767105103</text:p>
          </table:table-cell>
        </table:table-row>
        <table:table-row table:style-name="ro1">
          <table:table-cell office:value-type="string" calcext:value-type="string">
            <text:p>L147F</text:p>
          </table:table-cell>
          <table:table-cell office:value-type="float" office:value="-436.767459106" calcext:value-type="float">
            <text:p>-436.767459106</text:p>
          </table:table-cell>
        </table:table-row>
        <table:table-row table:style-name="ro1">
          <table:table-cell office:value-type="string" calcext:value-type="string">
            <text:p>D140A</text:p>
          </table:table-cell>
          <table:table-cell office:value-type="float" office:value="-436.768408203" calcext:value-type="float">
            <text:p>-436.768408203</text:p>
          </table:table-cell>
        </table:table-row>
        <table:table-row table:style-name="ro1">
          <table:table-cell office:value-type="string" calcext:value-type="string">
            <text:p>C225F</text:p>
          </table:table-cell>
          <table:table-cell office:value-type="float" office:value="-436.770040894" calcext:value-type="float">
            <text:p>-436.770040894</text:p>
          </table:table-cell>
        </table:table-row>
        <table:table-row table:style-name="ro1">
          <table:table-cell office:value-type="string" calcext:value-type="string">
            <text:p>S343T</text:p>
          </table:table-cell>
          <table:table-cell office:value-type="float" office:value="-436.771563721" calcext:value-type="float">
            <text:p>-436.771563721</text:p>
          </table:table-cell>
        </table:table-row>
        <table:table-row table:style-name="ro1">
          <table:table-cell office:value-type="string" calcext:value-type="string">
            <text:p>M328Q</text:p>
          </table:table-cell>
          <table:table-cell office:value-type="float" office:value="-436.773492432" calcext:value-type="float">
            <text:p>-436.773492432</text:p>
          </table:table-cell>
        </table:table-row>
        <table:table-row table:style-name="ro1">
          <table:table-cell office:value-type="string" calcext:value-type="string">
            <text:p>F206G</text:p>
          </table:table-cell>
          <table:table-cell office:value-type="float" office:value="-436.77354126" calcext:value-type="float">
            <text:p>-436.77354126</text:p>
          </table:table-cell>
        </table:table-row>
        <table:table-row table:style-name="ro1">
          <table:table-cell office:value-type="string" calcext:value-type="string">
            <text:p>C203F</text:p>
          </table:table-cell>
          <table:table-cell office:value-type="float" office:value="-436.775588989" calcext:value-type="float">
            <text:p>-436.775588989</text:p>
          </table:table-cell>
        </table:table-row>
        <table:table-row table:style-name="ro1">
          <table:table-cell office:value-type="string" calcext:value-type="string">
            <text:p>V59T</text:p>
          </table:table-cell>
          <table:table-cell office:value-type="float" office:value="-436.776895142" calcext:value-type="float">
            <text:p>-436.776895142</text:p>
          </table:table-cell>
        </table:table-row>
        <table:table-row table:style-name="ro1">
          <table:table-cell office:value-type="string" calcext:value-type="string">
            <text:p>T73Y</text:p>
          </table:table-cell>
          <table:table-cell office:value-type="float" office:value="-436.779598999" calcext:value-type="float">
            <text:p>-436.779598999</text:p>
          </table:table-cell>
        </table:table-row>
        <table:table-row table:style-name="ro1">
          <table:table-cell office:value-type="string" calcext:value-type="string">
            <text:p>Q222P</text:p>
          </table:table-cell>
          <table:table-cell office:value-type="float" office:value="-436.779837036" calcext:value-type="float">
            <text:p>-436.779837036</text:p>
          </table:table-cell>
        </table:table-row>
        <table:table-row table:style-name="ro1">
          <table:table-cell office:value-type="string" calcext:value-type="string">
            <text:p>G403C</text:p>
          </table:table-cell>
          <table:table-cell office:value-type="float" office:value="-436.784375" calcext:value-type="float">
            <text:p>-436.784375</text:p>
          </table:table-cell>
        </table:table-row>
        <table:table-row table:style-name="ro1">
          <table:table-cell office:value-type="string" calcext:value-type="string">
            <text:p>A284V</text:p>
          </table:table-cell>
          <table:table-cell office:value-type="float" office:value="-436.786187744" calcext:value-type="float">
            <text:p>-436.786187744</text:p>
          </table:table-cell>
        </table:table-row>
        <table:table-row table:style-name="ro1">
          <table:table-cell office:value-type="string" calcext:value-type="string">
            <text:p>M328K</text:p>
          </table:table-cell>
          <table:table-cell office:value-type="float" office:value="-436.787948608" calcext:value-type="float">
            <text:p>-436.787948608</text:p>
          </table:table-cell>
        </table:table-row>
        <table:table-row table:style-name="ro1">
          <table:table-cell office:value-type="string" calcext:value-type="string">
            <text:p>T78F</text:p>
          </table:table-cell>
          <table:table-cell office:value-type="float" office:value="-436.788769531" calcext:value-type="float">
            <text:p>-436.788769531</text:p>
          </table:table-cell>
        </table:table-row>
        <table:table-row table:style-name="ro1">
          <table:table-cell office:value-type="string" calcext:value-type="string">
            <text:p>G101R</text:p>
          </table:table-cell>
          <table:table-cell office:value-type="float" office:value="-436.788842773" calcext:value-type="float">
            <text:p>-436.788842773</text:p>
          </table:table-cell>
        </table:table-row>
        <table:table-row table:style-name="ro1">
          <table:table-cell office:value-type="string" calcext:value-type="string">
            <text:p>F159L</text:p>
          </table:table-cell>
          <table:table-cell office:value-type="float" office:value="-436.789355469" calcext:value-type="float">
            <text:p>-436.789355469</text:p>
          </table:table-cell>
        </table:table-row>
        <table:table-row table:style-name="ro1">
          <table:table-cell office:value-type="string" calcext:value-type="string">
            <text:p>I166L</text:p>
          </table:table-cell>
          <table:table-cell office:value-type="float" office:value="-436.792306519" calcext:value-type="float">
            <text:p>-436.792306519</text:p>
          </table:table-cell>
        </table:table-row>
        <table:table-row table:style-name="ro1">
          <table:table-cell office:value-type="string" calcext:value-type="string">
            <text:p>D306I</text:p>
          </table:table-cell>
          <table:table-cell office:value-type="float" office:value="-436.79234314" calcext:value-type="float">
            <text:p>-436.79234314</text:p>
          </table:table-cell>
        </table:table-row>
        <table:table-row table:style-name="ro1">
          <table:table-cell office:value-type="string" calcext:value-type="string">
            <text:p>I425W</text:p>
          </table:table-cell>
          <table:table-cell office:value-type="float" office:value="-436.793496704" calcext:value-type="float">
            <text:p>-436.793496704</text:p>
          </table:table-cell>
        </table:table-row>
        <table:table-row table:style-name="ro1">
          <table:table-cell office:value-type="string" calcext:value-type="string">
            <text:p>A430L</text:p>
          </table:table-cell>
          <table:table-cell office:value-type="float" office:value="-436.794122314" calcext:value-type="float">
            <text:p>-436.794122314</text:p>
          </table:table-cell>
        </table:table-row>
        <table:table-row table:style-name="ro1">
          <table:table-cell office:value-type="string" calcext:value-type="string">
            <text:p>M155G</text:p>
          </table:table-cell>
          <table:table-cell office:value-type="float" office:value="-436.798809814" calcext:value-type="float">
            <text:p>-436.798809814</text:p>
          </table:table-cell>
        </table:table-row>
        <table:table-row table:style-name="ro1">
          <table:table-cell office:value-type="string" calcext:value-type="string">
            <text:p>I88M</text:p>
          </table:table-cell>
          <table:table-cell office:value-type="float" office:value="-436.802798462" calcext:value-type="float">
            <text:p>-436.802798462</text:p>
          </table:table-cell>
        </table:table-row>
        <table:table-row table:style-name="ro1">
          <table:table-cell office:value-type="string" calcext:value-type="string">
            <text:p>V337M</text:p>
          </table:table-cell>
          <table:table-cell office:value-type="float" office:value="-436.806808472" calcext:value-type="float">
            <text:p>-436.806808472</text:p>
          </table:table-cell>
        </table:table-row>
        <table:table-row table:style-name="ro1">
          <table:table-cell office:value-type="string" calcext:value-type="string">
            <text:p>E262G</text:p>
          </table:table-cell>
          <table:table-cell office:value-type="float" office:value="-436.81237793" calcext:value-type="float">
            <text:p>-436.81237793</text:p>
          </table:table-cell>
        </table:table-row>
        <table:table-row table:style-name="ro1">
          <table:table-cell office:value-type="string" calcext:value-type="string">
            <text:p>M350Q</text:p>
          </table:table-cell>
          <table:table-cell office:value-type="float" office:value="-436.813116455" calcext:value-type="float">
            <text:p>-436.813116455</text:p>
          </table:table-cell>
        </table:table-row>
        <table:table-row table:style-name="ro1">
          <table:table-cell office:value-type="string" calcext:value-type="string">
            <text:p>N123H</text:p>
          </table:table-cell>
          <table:table-cell office:value-type="float" office:value="-436.815478516" calcext:value-type="float">
            <text:p>-436.815478516</text:p>
          </table:table-cell>
        </table:table-row>
        <table:table-row table:style-name="ro1">
          <table:table-cell office:value-type="string" calcext:value-type="string">
            <text:p>T362Y</text:p>
          </table:table-cell>
          <table:table-cell office:value-type="float" office:value="-436.81729126" calcext:value-type="float">
            <text:p>-436.81729126</text:p>
          </table:table-cell>
        </table:table-row>
        <table:table-row table:style-name="ro1">
          <table:table-cell office:value-type="string" calcext:value-type="string">
            <text:p>G181S</text:p>
          </table:table-cell>
          <table:table-cell office:value-type="float" office:value="-436.81751709" calcext:value-type="float">
            <text:p>-436.81751709</text:p>
          </table:table-cell>
        </table:table-row>
        <table:table-row table:style-name="ro1">
          <table:table-cell office:value-type="string" calcext:value-type="string">
            <text:p>K158C</text:p>
          </table:table-cell>
          <table:table-cell office:value-type="float" office:value="-436.818386841" calcext:value-type="float">
            <text:p>-436.818386841</text:p>
          </table:table-cell>
        </table:table-row>
        <table:table-row table:style-name="ro1">
          <table:table-cell office:value-type="string" calcext:value-type="string">
            <text:p>E54W</text:p>
          </table:table-cell>
          <table:table-cell office:value-type="float" office:value="-436.820065308" calcext:value-type="float">
            <text:p>-436.820065308</text:p>
          </table:table-cell>
        </table:table-row>
        <table:table-row table:style-name="ro1">
          <table:table-cell office:value-type="string" calcext:value-type="string">
            <text:p>I213L</text:p>
          </table:table-cell>
          <table:table-cell office:value-type="float" office:value="-436.821917725" calcext:value-type="float">
            <text:p>-436.821917725</text:p>
          </table:table-cell>
        </table:table-row>
        <table:table-row table:style-name="ro1">
          <table:table-cell office:value-type="string" calcext:value-type="string">
            <text:p>L250R</text:p>
          </table:table-cell>
          <table:table-cell office:value-type="float" office:value="-436.822235107" calcext:value-type="float">
            <text:p>-436.822235107</text:p>
          </table:table-cell>
        </table:table-row>
        <table:table-row table:style-name="ro1">
          <table:table-cell office:value-type="string" calcext:value-type="string">
            <text:p>N68L</text:p>
          </table:table-cell>
          <table:table-cell office:value-type="float" office:value="-436.828369141" calcext:value-type="float">
            <text:p>-436.828369141</text:p>
          </table:table-cell>
        </table:table-row>
        <table:table-row table:style-name="ro1">
          <table:table-cell office:value-type="string" calcext:value-type="string">
            <text:p>F405G</text:p>
          </table:table-cell>
          <table:table-cell office:value-type="float" office:value="-436.828753662" calcext:value-type="float">
            <text:p>-436.828753662</text:p>
          </table:table-cell>
        </table:table-row>
        <table:table-row table:style-name="ro1">
          <table:table-cell office:value-type="string" calcext:value-type="string">
            <text:p>S343R</text:p>
          </table:table-cell>
          <table:table-cell office:value-type="float" office:value="-436.831362915" calcext:value-type="float">
            <text:p>-436.831362915</text:p>
          </table:table-cell>
        </table:table-row>
        <table:table-row table:style-name="ro1">
          <table:table-cell office:value-type="string" calcext:value-type="string">
            <text:p>V230G</text:p>
          </table:table-cell>
          <table:table-cell office:value-type="float" office:value="-436.833703613" calcext:value-type="float">
            <text:p>-436.833703613</text:p>
          </table:table-cell>
        </table:table-row>
        <table:table-row table:style-name="ro1">
          <table:table-cell office:value-type="string" calcext:value-type="string">
            <text:p>G432L</text:p>
          </table:table-cell>
          <table:table-cell office:value-type="float" office:value="-436.835125732" calcext:value-type="float">
            <text:p>-436.835125732</text:p>
          </table:table-cell>
        </table:table-row>
        <table:table-row table:style-name="ro1">
          <table:table-cell office:value-type="string" calcext:value-type="string">
            <text:p>A184G</text:p>
          </table:table-cell>
          <table:table-cell office:value-type="float" office:value="-436.837866211" calcext:value-type="float">
            <text:p>-436.837866211</text:p>
          </table:table-cell>
        </table:table-row>
        <table:table-row table:style-name="ro1">
          <table:table-cell office:value-type="string" calcext:value-type="string">
            <text:p>T299S</text:p>
          </table:table-cell>
          <table:table-cell office:value-type="float" office:value="-436.838095093" calcext:value-type="float">
            <text:p>-436.838095093</text:p>
          </table:table-cell>
        </table:table-row>
        <table:table-row table:style-name="ro1">
          <table:table-cell office:value-type="string" calcext:value-type="string">
            <text:p>Y383M</text:p>
          </table:table-cell>
          <table:table-cell office:value-type="float" office:value="-436.839553833" calcext:value-type="float">
            <text:p>-436.839553833</text:p>
          </table:table-cell>
        </table:table-row>
        <table:table-row table:style-name="ro1">
          <table:table-cell office:value-type="string" calcext:value-type="string">
            <text:p>K43P</text:p>
          </table:table-cell>
          <table:table-cell office:value-type="float" office:value="-436.839639282" calcext:value-type="float">
            <text:p>-436.839639282</text:p>
          </table:table-cell>
        </table:table-row>
        <table:table-row table:style-name="ro1">
          <table:table-cell office:value-type="string" calcext:value-type="string">
            <text:p>L286V</text:p>
          </table:table-cell>
          <table:table-cell office:value-type="float" office:value="-436.841781616" calcext:value-type="float">
            <text:p>-436.841781616</text:p>
          </table:table-cell>
        </table:table-row>
        <table:table-row table:style-name="ro1">
          <table:table-cell office:value-type="string" calcext:value-type="string">
            <text:p>V40F</text:p>
          </table:table-cell>
          <table:table-cell office:value-type="float" office:value="-436.847390747" calcext:value-type="float">
            <text:p>-436.847390747</text:p>
          </table:table-cell>
        </table:table-row>
        <table:table-row table:style-name="ro1">
          <table:table-cell office:value-type="string" calcext:value-type="string">
            <text:p>R400L</text:p>
          </table:table-cell>
          <table:table-cell office:value-type="float" office:value="-436.848416138" calcext:value-type="float">
            <text:p>-436.848416138</text:p>
          </table:table-cell>
        </table:table-row>
        <table:table-row table:style-name="ro1">
          <table:table-cell office:value-type="string" calcext:value-type="string">
            <text:p>P294T</text:p>
          </table:table-cell>
          <table:table-cell office:value-type="float" office:value="-436.849169922" calcext:value-type="float">
            <text:p>-436.849169922</text:p>
          </table:table-cell>
        </table:table-row>
        <table:table-row table:style-name="ro1">
          <table:table-cell office:value-type="string" calcext:value-type="string">
            <text:p>F104P</text:p>
          </table:table-cell>
          <table:table-cell office:value-type="float" office:value="-436.851400757" calcext:value-type="float">
            <text:p>-436.851400757</text:p>
          </table:table-cell>
        </table:table-row>
        <table:table-row table:style-name="ro1">
          <table:table-cell office:value-type="string" calcext:value-type="string">
            <text:p>E361L</text:p>
          </table:table-cell>
          <table:table-cell office:value-type="float" office:value="-436.856799316" calcext:value-type="float">
            <text:p>-436.856799316</text:p>
          </table:table-cell>
        </table:table-row>
        <table:table-row table:style-name="ro1">
          <table:table-cell office:value-type="string" calcext:value-type="string">
            <text:p>V110K</text:p>
          </table:table-cell>
          <table:table-cell office:value-type="float" office:value="-436.858337402" calcext:value-type="float">
            <text:p>-436.858337402</text:p>
          </table:table-cell>
        </table:table-row>
        <table:table-row table:style-name="ro1">
          <table:table-cell office:value-type="string" calcext:value-type="string">
            <text:p>D239L</text:p>
          </table:table-cell>
          <table:table-cell office:value-type="float" office:value="-436.860839844" calcext:value-type="float">
            <text:p>-436.860839844</text:p>
          </table:table-cell>
        </table:table-row>
        <table:table-row table:style-name="ro1">
          <table:table-cell office:value-type="string" calcext:value-type="string">
            <text:p>D205A</text:p>
          </table:table-cell>
          <table:table-cell office:value-type="float" office:value="-436.861331177" calcext:value-type="float">
            <text:p>-436.861331177</text:p>
          </table:table-cell>
        </table:table-row>
        <table:table-row table:style-name="ro1">
          <table:table-cell office:value-type="string" calcext:value-type="string">
            <text:p>E87N</text:p>
          </table:table-cell>
          <table:table-cell office:value-type="float" office:value="-436.861407471" calcext:value-type="float">
            <text:p>-436.861407471</text:p>
          </table:table-cell>
        </table:table-row>
        <table:table-row table:style-name="ro1">
          <table:table-cell office:value-type="string" calcext:value-type="string">
            <text:p>V81S</text:p>
          </table:table-cell>
          <table:table-cell office:value-type="float" office:value="-436.861737061" calcext:value-type="float">
            <text:p>-436.861737061</text:p>
          </table:table-cell>
        </table:table-row>
        <table:table-row table:style-name="ro1">
          <table:table-cell office:value-type="string" calcext:value-type="string">
            <text:p>E90I</text:p>
          </table:table-cell>
          <table:table-cell office:value-type="float" office:value="-436.867919922" calcext:value-type="float">
            <text:p>-436.867919922</text:p>
          </table:table-cell>
        </table:table-row>
        <table:table-row table:style-name="ro1">
          <table:table-cell office:value-type="string" calcext:value-type="string">
            <text:p>K360Y</text:p>
          </table:table-cell>
          <table:table-cell office:value-type="float" office:value="-436.868630981" calcext:value-type="float">
            <text:p>-436.868630981</text:p>
          </table:table-cell>
        </table:table-row>
        <table:table-row table:style-name="ro1">
          <table:table-cell office:value-type="string" calcext:value-type="string">
            <text:p>Q222R</text:p>
          </table:table-cell>
          <table:table-cell office:value-type="float" office:value="-436.869299316" calcext:value-type="float">
            <text:p>-436.869299316</text:p>
          </table:table-cell>
        </table:table-row>
        <table:table-row table:style-name="ro1">
          <table:table-cell office:value-type="string" calcext:value-type="string">
            <text:p>F274N</text:p>
          </table:table-cell>
          <table:table-cell office:value-type="float" office:value="-436.870645142" calcext:value-type="float">
            <text:p>-436.870645142</text:p>
          </table:table-cell>
        </table:table-row>
        <table:table-row table:style-name="ro1">
          <table:table-cell office:value-type="string" calcext:value-type="string">
            <text:p>I45D</text:p>
          </table:table-cell>
          <table:table-cell office:value-type="float" office:value="-436.8715271" calcext:value-type="float">
            <text:p>-436.8715271</text:p>
          </table:table-cell>
        </table:table-row>
        <table:table-row table:style-name="ro1">
          <table:table-cell office:value-type="string" calcext:value-type="string">
            <text:p>G411W</text:p>
          </table:table-cell>
          <table:table-cell office:value-type="float" office:value="-436.871740723" calcext:value-type="float">
            <text:p>-436.871740723</text:p>
          </table:table-cell>
        </table:table-row>
        <table:table-row table:style-name="ro1">
          <table:table-cell office:value-type="string" calcext:value-type="string">
            <text:p>G209S</text:p>
          </table:table-cell>
          <table:table-cell office:value-type="float" office:value="-436.87406311" calcext:value-type="float">
            <text:p>-436.87406311</text:p>
          </table:table-cell>
        </table:table-row>
        <table:table-row table:style-name="ro1">
          <table:table-cell office:value-type="string" calcext:value-type="string">
            <text:p>N415C</text:p>
          </table:table-cell>
          <table:table-cell office:value-type="float" office:value="-436.87572937" calcext:value-type="float">
            <text:p>-436.87572937</text:p>
          </table:table-cell>
        </table:table-row>
        <table:table-row table:style-name="ro1">
          <table:table-cell office:value-type="string" calcext:value-type="string">
            <text:p>R157V</text:p>
          </table:table-cell>
          <table:table-cell office:value-type="float" office:value="-436.876745605" calcext:value-type="float">
            <text:p>-436.876745605</text:p>
          </table:table-cell>
        </table:table-row>
        <table:table-row table:style-name="ro1">
          <table:table-cell office:value-type="string" calcext:value-type="string">
            <text:p>I183L</text:p>
          </table:table-cell>
          <table:table-cell office:value-type="float" office:value="-436.877801514" calcext:value-type="float">
            <text:p>-436.877801514</text:p>
          </table:table-cell>
        </table:table-row>
        <table:table-row table:style-name="ro1">
          <table:table-cell office:value-type="string" calcext:value-type="string">
            <text:p>D205V</text:p>
          </table:table-cell>
          <table:table-cell office:value-type="float" office:value="-436.880743408" calcext:value-type="float">
            <text:p>-436.880743408</text:p>
          </table:table-cell>
        </table:table-row>
        <table:table-row table:style-name="ro1">
          <table:table-cell office:value-type="string" calcext:value-type="string">
            <text:p>N407A</text:p>
          </table:table-cell>
          <table:table-cell office:value-type="float" office:value="-436.881332397" calcext:value-type="float">
            <text:p>-436.881332397</text:p>
          </table:table-cell>
        </table:table-row>
        <table:table-row table:style-name="ro1">
          <table:table-cell office:value-type="string" calcext:value-type="string">
            <text:p>V71M</text:p>
          </table:table-cell>
          <table:table-cell office:value-type="float" office:value="-436.881488037" calcext:value-type="float">
            <text:p>-436.881488037</text:p>
          </table:table-cell>
        </table:table-row>
        <table:table-row table:style-name="ro1">
          <table:table-cell office:value-type="string" calcext:value-type="string">
            <text:p>R79N</text:p>
          </table:table-cell>
          <table:table-cell office:value-type="float" office:value="-436.882037354" calcext:value-type="float">
            <text:p>-436.882037354</text:p>
          </table:table-cell>
        </table:table-row>
        <table:table-row table:style-name="ro1">
          <table:table-cell office:value-type="string" calcext:value-type="string">
            <text:p>G375V</text:p>
          </table:table-cell>
          <table:table-cell office:value-type="float" office:value="-436.891079712" calcext:value-type="float">
            <text:p>-436.891079712</text:p>
          </table:table-cell>
        </table:table-row>
        <table:table-row table:style-name="ro1">
          <table:table-cell office:value-type="string" calcext:value-type="string">
            <text:p>E153I</text:p>
          </table:table-cell>
          <table:table-cell office:value-type="float" office:value="-436.891390991" calcext:value-type="float">
            <text:p>-436.891390991</text:p>
          </table:table-cell>
        </table:table-row>
        <table:table-row table:style-name="ro1">
          <table:table-cell office:value-type="string" calcext:value-type="string">
            <text:p>T273E</text:p>
          </table:table-cell>
          <table:table-cell office:value-type="float" office:value="-436.892471313" calcext:value-type="float">
            <text:p>-436.892471313</text:p>
          </table:table-cell>
        </table:table-row>
        <table:table-row table:style-name="ro1">
          <table:table-cell office:value-type="string" calcext:value-type="string">
            <text:p>E87M</text:p>
          </table:table-cell>
          <table:table-cell office:value-type="float" office:value="-436.894140625" calcext:value-type="float">
            <text:p>-436.894140625</text:p>
          </table:table-cell>
        </table:table-row>
        <table:table-row table:style-name="ro1">
          <table:table-cell office:value-type="string" calcext:value-type="string">
            <text:p>T307F</text:p>
          </table:table-cell>
          <table:table-cell office:value-type="float" office:value="-436.894213867" calcext:value-type="float">
            <text:p>-436.894213867</text:p>
          </table:table-cell>
        </table:table-row>
        <table:table-row table:style-name="ro1">
          <table:table-cell office:value-type="string" calcext:value-type="string">
            <text:p>G210D</text:p>
          </table:table-cell>
          <table:table-cell office:value-type="float" office:value="-436.896331787" calcext:value-type="float">
            <text:p>-436.896331787</text:p>
          </table:table-cell>
        </table:table-row>
        <table:table-row table:style-name="ro1">
          <table:table-cell office:value-type="string" calcext:value-type="string">
            <text:p>A244G</text:p>
          </table:table-cell>
          <table:table-cell office:value-type="float" office:value="-436.898010254" calcext:value-type="float">
            <text:p>-436.898010254</text:p>
          </table:table-cell>
        </table:table-row>
        <table:table-row table:style-name="ro1">
          <table:table-cell office:value-type="string" calcext:value-type="string">
            <text:p>Q380L</text:p>
          </table:table-cell>
          <table:table-cell office:value-type="float" office:value="-436.898297119" calcext:value-type="float">
            <text:p>-436.898297119</text:p>
          </table:table-cell>
        </table:table-row>
        <table:table-row table:style-name="ro1">
          <table:table-cell office:value-type="string" calcext:value-type="string">
            <text:p>S72N</text:p>
          </table:table-cell>
          <table:table-cell office:value-type="float" office:value="-436.898327637" calcext:value-type="float">
            <text:p>-436.898327637</text:p>
          </table:table-cell>
        </table:table-row>
        <table:table-row table:style-name="ro1">
          <table:table-cell office:value-type="string" calcext:value-type="string">
            <text:p>H50D</text:p>
          </table:table-cell>
          <table:table-cell office:value-type="float" office:value="-436.898468018" calcext:value-type="float">
            <text:p>-436.898468018</text:p>
          </table:table-cell>
        </table:table-row>
        <table:table-row table:style-name="ro1">
          <table:table-cell office:value-type="string" calcext:value-type="string">
            <text:p>V413W</text:p>
          </table:table-cell>
          <table:table-cell office:value-type="float" office:value="-436.899963379" calcext:value-type="float">
            <text:p>-436.899963379</text:p>
          </table:table-cell>
        </table:table-row>
        <table:table-row table:style-name="ro1">
          <table:table-cell office:value-type="string" calcext:value-type="string">
            <text:p>V172D</text:p>
          </table:table-cell>
          <table:table-cell office:value-type="float" office:value="-436.902410889" calcext:value-type="float">
            <text:p>-436.902410889</text:p>
          </table:table-cell>
        </table:table-row>
        <table:table-row table:style-name="ro1">
          <table:table-cell office:value-type="string" calcext:value-type="string">
            <text:p>Y383C</text:p>
          </table:table-cell>
          <table:table-cell office:value-type="float" office:value="-436.908013916" calcext:value-type="float">
            <text:p>-436.908013916</text:p>
          </table:table-cell>
        </table:table-row>
        <table:table-row table:style-name="ro1">
          <table:table-cell office:value-type="string" calcext:value-type="string">
            <text:p>K99W</text:p>
          </table:table-cell>
          <table:table-cell office:value-type="float" office:value="-436.910192871" calcext:value-type="float">
            <text:p>-436.910192871</text:p>
          </table:table-cell>
        </table:table-row>
        <table:table-row table:style-name="ro1">
          <table:table-cell office:value-type="string" calcext:value-type="string">
            <text:p>G384V</text:p>
          </table:table-cell>
          <table:table-cell office:value-type="float" office:value="-436.910974121" calcext:value-type="float">
            <text:p>-436.910974121</text:p>
          </table:table-cell>
        </table:table-row>
        <table:table-row table:style-name="ro1">
          <table:table-cell office:value-type="string" calcext:value-type="string">
            <text:p>L169T</text:p>
          </table:table-cell>
          <table:table-cell office:value-type="float" office:value="-436.911279297" calcext:value-type="float">
            <text:p>-436.911279297</text:p>
          </table:table-cell>
        </table:table-row>
        <table:table-row table:style-name="ro1">
          <table:table-cell office:value-type="string" calcext:value-type="string">
            <text:p>E153D</text:p>
          </table:table-cell>
          <table:table-cell office:value-type="float" office:value="-436.911727905" calcext:value-type="float">
            <text:p>-436.911727905</text:p>
          </table:table-cell>
        </table:table-row>
        <table:table-row table:style-name="ro1">
          <table:table-cell office:value-type="string" calcext:value-type="string">
            <text:p>P402S</text:p>
          </table:table-cell>
          <table:table-cell office:value-type="float" office:value="-436.913180542" calcext:value-type="float">
            <text:p>-436.913180542</text:p>
          </table:table-cell>
        </table:table-row>
        <table:table-row table:style-name="ro1">
          <table:table-cell office:value-type="string" calcext:value-type="string">
            <text:p>L132N</text:p>
          </table:table-cell>
          <table:table-cell office:value-type="float" office:value="-436.91378479" calcext:value-type="float">
            <text:p>-436.91378479</text:p>
          </table:table-cell>
        </table:table-row>
        <table:table-row table:style-name="ro1">
          <table:table-cell office:value-type="string" calcext:value-type="string">
            <text:p>L435M</text:p>
          </table:table-cell>
          <table:table-cell office:value-type="float" office:value="-436.913818359" calcext:value-type="float">
            <text:p>-436.913818359</text:p>
          </table:table-cell>
        </table:table-row>
        <table:table-row table:style-name="ro1">
          <table:table-cell office:value-type="string" calcext:value-type="string">
            <text:p>K233C</text:p>
          </table:table-cell>
          <table:table-cell office:value-type="float" office:value="-436.915484619" calcext:value-type="float">
            <text:p>-436.915484619</text:p>
          </table:table-cell>
        </table:table-row>
        <table:table-row table:style-name="ro1">
          <table:table-cell office:value-type="string" calcext:value-type="string">
            <text:p>G296A</text:p>
          </table:table-cell>
          <table:table-cell office:value-type="float" office:value="-436.916055298" calcext:value-type="float">
            <text:p>-436.916055298</text:p>
          </table:table-cell>
        </table:table-row>
        <table:table-row table:style-name="ro1">
          <table:table-cell office:value-type="string" calcext:value-type="string">
            <text:p>T292V</text:p>
          </table:table-cell>
          <table:table-cell office:value-type="float" office:value="-436.917236328" calcext:value-type="float">
            <text:p>-436.917236328</text:p>
          </table:table-cell>
        </table:table-row>
        <table:table-row table:style-name="ro1">
          <table:table-cell office:value-type="string" calcext:value-type="string">
            <text:p>K171V</text:p>
          </table:table-cell>
          <table:table-cell office:value-type="float" office:value="-436.917483521" calcext:value-type="float">
            <text:p>-436.917483521</text:p>
          </table:table-cell>
        </table:table-row>
        <table:table-row table:style-name="ro1">
          <table:table-cell office:value-type="string" calcext:value-type="string">
            <text:p>E62D</text:p>
          </table:table-cell>
          <table:table-cell office:value-type="float" office:value="-436.918859863" calcext:value-type="float">
            <text:p>-436.918859863</text:p>
          </table:table-cell>
        </table:table-row>
        <table:table-row table:style-name="ro1">
          <table:table-cell office:value-type="string" calcext:value-type="string">
            <text:p>P376M</text:p>
          </table:table-cell>
          <table:table-cell office:value-type="float" office:value="-436.922659302" calcext:value-type="float">
            <text:p>-436.922659302</text:p>
          </table:table-cell>
        </table:table-row>
        <table:table-row table:style-name="ro1">
          <table:table-cell office:value-type="string" calcext:value-type="string">
            <text:p>I391M</text:p>
          </table:table-cell>
          <table:table-cell office:value-type="float" office:value="-436.925430298" calcext:value-type="float">
            <text:p>-436.925430298</text:p>
          </table:table-cell>
        </table:table-row>
        <table:table-row table:style-name="ro1">
          <table:table-cell office:value-type="string" calcext:value-type="string">
            <text:p>A342Y</text:p>
          </table:table-cell>
          <table:table-cell office:value-type="float" office:value="-436.927041626" calcext:value-type="float">
            <text:p>-436.927041626</text:p>
          </table:table-cell>
        </table:table-row>
        <table:table-row table:style-name="ro1">
          <table:table-cell office:value-type="string" calcext:value-type="string">
            <text:p>I391H</text:p>
          </table:table-cell>
          <table:table-cell office:value-type="float" office:value="-436.931533813" calcext:value-type="float">
            <text:p>-436.931533813</text:p>
          </table:table-cell>
        </table:table-row>
        <table:table-row table:style-name="ro1">
          <table:table-cell office:value-type="string" calcext:value-type="string">
            <text:p>V297F</text:p>
          </table:table-cell>
          <table:table-cell office:value-type="float" office:value="-436.932824707" calcext:value-type="float">
            <text:p>-436.932824707</text:p>
          </table:table-cell>
        </table:table-row>
        <table:table-row table:style-name="ro1">
          <table:table-cell office:value-type="string" calcext:value-type="string">
            <text:p>A430V</text:p>
          </table:table-cell>
          <table:table-cell office:value-type="float" office:value="-436.933496094" calcext:value-type="float">
            <text:p>-436.933496094</text:p>
          </table:table-cell>
        </table:table-row>
        <table:table-row table:style-name="ro1">
          <table:table-cell office:value-type="string" calcext:value-type="string">
            <text:p>V337E</text:p>
          </table:table-cell>
          <table:table-cell office:value-type="float" office:value="-436.935797119" calcext:value-type="float">
            <text:p>-436.935797119</text:p>
          </table:table-cell>
        </table:table-row>
        <table:table-row table:style-name="ro1">
          <table:table-cell office:value-type="string" calcext:value-type="string">
            <text:p>K233G</text:p>
          </table:table-cell>
          <table:table-cell office:value-type="float" office:value="-436.936682129" calcext:value-type="float">
            <text:p>-436.936682129</text:p>
          </table:table-cell>
        </table:table-row>
        <table:table-row table:style-name="ro1">
          <table:table-cell office:value-type="string" calcext:value-type="string">
            <text:p>G143H</text:p>
          </table:table-cell>
          <table:table-cell office:value-type="float" office:value="-436.937594604" calcext:value-type="float">
            <text:p>-436.937594604</text:p>
          </table:table-cell>
        </table:table-row>
        <table:table-row table:style-name="ro1">
          <table:table-cell office:value-type="string" calcext:value-type="string">
            <text:p>S163R</text:p>
          </table:table-cell>
          <table:table-cell office:value-type="float" office:value="-436.93822937" calcext:value-type="float">
            <text:p>-436.93822937</text:p>
          </table:table-cell>
        </table:table-row>
        <table:table-row table:style-name="ro1">
          <table:table-cell office:value-type="string" calcext:value-type="string">
            <text:p>K43E</text:p>
          </table:table-cell>
          <table:table-cell office:value-type="float" office:value="-436.938369751" calcext:value-type="float">
            <text:p>-436.938369751</text:p>
          </table:table-cell>
        </table:table-row>
        <table:table-row table:style-name="ro1">
          <table:table-cell office:value-type="string" calcext:value-type="string">
            <text:p>G411P</text:p>
          </table:table-cell>
          <table:table-cell office:value-type="float" office:value="-436.938525391" calcext:value-type="float">
            <text:p>-436.938525391</text:p>
          </table:table-cell>
        </table:table-row>
        <table:table-row table:style-name="ro1">
          <table:table-cell office:value-type="string" calcext:value-type="string">
            <text:p>P402W</text:p>
          </table:table-cell>
          <table:table-cell office:value-type="float" office:value="-436.941918945" calcext:value-type="float">
            <text:p>-436.941918945</text:p>
          </table:table-cell>
        </table:table-row>
        <table:table-row table:style-name="ro1">
          <table:table-cell office:value-type="string" calcext:value-type="string">
            <text:p>E111V</text:p>
          </table:table-cell>
          <table:table-cell office:value-type="float" office:value="-436.944833374" calcext:value-type="float">
            <text:p>-436.944833374</text:p>
          </table:table-cell>
        </table:table-row>
        <table:table-row table:style-name="ro1">
          <table:table-cell office:value-type="string" calcext:value-type="string">
            <text:p>V110Y</text:p>
          </table:table-cell>
          <table:table-cell office:value-type="float" office:value="-436.945578003" calcext:value-type="float">
            <text:p>-436.945578003</text:p>
          </table:table-cell>
        </table:table-row>
        <table:table-row table:style-name="ro1">
          <table:table-cell office:value-type="string" calcext:value-type="string">
            <text:p>A83G</text:p>
          </table:table-cell>
          <table:table-cell office:value-type="float" office:value="-436.949523926" calcext:value-type="float">
            <text:p>-436.949523926</text:p>
          </table:table-cell>
        </table:table-row>
        <table:table-row table:style-name="ro1">
          <table:table-cell office:value-type="string" calcext:value-type="string">
            <text:p>A342K</text:p>
          </table:table-cell>
          <table:table-cell office:value-type="float" office:value="-436.953253174" calcext:value-type="float">
            <text:p>-436.953253174</text:p>
          </table:table-cell>
        </table:table-row>
        <table:table-row table:style-name="ro1">
          <table:table-cell office:value-type="string" calcext:value-type="string">
            <text:p>F378L</text:p>
          </table:table-cell>
          <table:table-cell office:value-type="float" office:value="-436.954937744" calcext:value-type="float">
            <text:p>-436.954937744</text:p>
          </table:table-cell>
        </table:table-row>
        <table:table-row table:style-name="ro1">
          <table:table-cell office:value-type="string" calcext:value-type="string">
            <text:p>R175Q</text:p>
          </table:table-cell>
          <table:table-cell office:value-type="float" office:value="-436.954971313" calcext:value-type="float">
            <text:p>-436.954971313</text:p>
          </table:table-cell>
        </table:table-row>
        <table:table-row table:style-name="ro1">
          <table:table-cell office:value-type="string" calcext:value-type="string">
            <text:p>A248G</text:p>
          </table:table-cell>
          <table:table-cell office:value-type="float" office:value="-436.955413818" calcext:value-type="float">
            <text:p>-436.955413818</text:p>
          </table:table-cell>
        </table:table-row>
        <table:table-row table:style-name="ro1">
          <table:table-cell office:value-type="string" calcext:value-type="string">
            <text:p>F405H</text:p>
          </table:table-cell>
          <table:table-cell office:value-type="float" office:value="-436.956817627" calcext:value-type="float">
            <text:p>-436.956817627</text:p>
          </table:table-cell>
        </table:table-row>
        <table:table-row table:style-name="ro1">
          <table:table-cell office:value-type="string" calcext:value-type="string">
            <text:p>V337H</text:p>
          </table:table-cell>
          <table:table-cell office:value-type="float" office:value="-436.960183716" calcext:value-type="float">
            <text:p>-436.960183716</text:p>
          </table:table-cell>
        </table:table-row>
        <table:table-row table:style-name="ro1">
          <table:table-cell office:value-type="string" calcext:value-type="string">
            <text:p>I188T</text:p>
          </table:table-cell>
          <table:table-cell office:value-type="float" office:value="-436.960510254" calcext:value-type="float">
            <text:p>-436.960510254</text:p>
          </table:table-cell>
        </table:table-row>
        <table:table-row table:style-name="ro1">
          <table:table-cell office:value-type="string" calcext:value-type="string">
            <text:p>D82L</text:p>
          </table:table-cell>
          <table:table-cell office:value-type="float" office:value="-436.960797119" calcext:value-type="float">
            <text:p>-436.960797119</text:p>
          </table:table-cell>
        </table:table-row>
        <table:table-row table:style-name="ro1">
          <table:table-cell office:value-type="string" calcext:value-type="string">
            <text:p>F251Q</text:p>
          </table:table-cell>
          <table:table-cell office:value-type="float" office:value="-436.962240601" calcext:value-type="float">
            <text:p>-436.962240601</text:p>
          </table:table-cell>
        </table:table-row>
        <table:table-row table:style-name="ro1">
          <table:table-cell office:value-type="string" calcext:value-type="string">
            <text:p>D306T</text:p>
          </table:table-cell>
          <table:table-cell office:value-type="float" office:value="-436.964447021" calcext:value-type="float">
            <text:p>-436.964447021</text:p>
          </table:table-cell>
        </table:table-row>
        <table:table-row table:style-name="ro1">
          <table:table-cell office:value-type="string" calcext:value-type="string">
            <text:p>K443I</text:p>
          </table:table-cell>
          <table:table-cell office:value-type="float" office:value="-436.964892578" calcext:value-type="float">
            <text:p>-436.964892578</text:p>
          </table:table-cell>
        </table:table-row>
        <table:table-row table:style-name="ro1">
          <table:table-cell office:value-type="string" calcext:value-type="string">
            <text:p>V81K</text:p>
          </table:table-cell>
          <table:table-cell office:value-type="float" office:value="-436.965579224" calcext:value-type="float">
            <text:p>-436.965579224</text:p>
          </table:table-cell>
        </table:table-row>
        <table:table-row table:style-name="ro1">
          <table:table-cell office:value-type="string" calcext:value-type="string">
            <text:p>A220P</text:p>
          </table:table-cell>
          <table:table-cell office:value-type="float" office:value="-436.965603638" calcext:value-type="float">
            <text:p>-436.965603638</text:p>
          </table:table-cell>
        </table:table-row>
        <table:table-row table:style-name="ro1">
          <table:table-cell office:value-type="string" calcext:value-type="string">
            <text:p>R157G</text:p>
          </table:table-cell>
          <table:table-cell office:value-type="float" office:value="-436.967681885" calcext:value-type="float">
            <text:p>-436.967681885</text:p>
          </table:table-cell>
        </table:table-row>
        <table:table-row table:style-name="ro1">
          <table:table-cell office:value-type="string" calcext:value-type="string">
            <text:p>D160P</text:p>
          </table:table-cell>
          <table:table-cell office:value-type="float" office:value="-436.968920898" calcext:value-type="float">
            <text:p>-436.968920898</text:p>
          </table:table-cell>
        </table:table-row>
        <table:table-row table:style-name="ro1">
          <table:table-cell office:value-type="string" calcext:value-type="string">
            <text:p>Q142H</text:p>
          </table:table-cell>
          <table:table-cell office:value-type="float" office:value="-436.971881104" calcext:value-type="float">
            <text:p>-436.971881104</text:p>
          </table:table-cell>
        </table:table-row>
        <table:table-row table:style-name="ro1">
          <table:table-cell office:value-type="string" calcext:value-type="string">
            <text:p>T186V</text:p>
          </table:table-cell>
          <table:table-cell office:value-type="float" office:value="-436.972894287" calcext:value-type="float">
            <text:p>-436.972894287</text:p>
          </table:table-cell>
        </table:table-row>
        <table:table-row table:style-name="ro1">
          <table:table-cell office:value-type="string" calcext:value-type="string">
            <text:p>V287A</text:p>
          </table:table-cell>
          <table:table-cell office:value-type="float" office:value="-436.974728394" calcext:value-type="float">
            <text:p>-436.974728394</text:p>
          </table:table-cell>
        </table:table-row>
        <table:table-row table:style-name="ro1">
          <table:table-cell office:value-type="string" calcext:value-type="string">
            <text:p>A430D</text:p>
          </table:table-cell>
          <table:table-cell office:value-type="float" office:value="-436.980596924" calcext:value-type="float">
            <text:p>-436.980596924</text:p>
          </table:table-cell>
        </table:table-row>
        <table:table-row table:style-name="ro1">
          <table:table-cell office:value-type="string" calcext:value-type="string">
            <text:p>G246E</text:p>
          </table:table-cell>
          <table:table-cell office:value-type="float" office:value="-436.985351562" calcext:value-type="float">
            <text:p>-436.985351562</text:p>
          </table:table-cell>
        </table:table-row>
        <table:table-row table:style-name="ro1">
          <table:table-cell office:value-type="string" calcext:value-type="string">
            <text:p>A56Y</text:p>
          </table:table-cell>
          <table:table-cell office:value-type="float" office:value="-436.986349487" calcext:value-type="float">
            <text:p>-436.986349487</text:p>
          </table:table-cell>
        </table:table-row>
        <table:table-row table:style-name="ro1">
          <table:table-cell office:value-type="string" calcext:value-type="string">
            <text:p>K158N</text:p>
          </table:table-cell>
          <table:table-cell office:value-type="float" office:value="-436.991766357" calcext:value-type="float">
            <text:p>-436.991766357</text:p>
          </table:table-cell>
        </table:table-row>
        <table:table-row table:style-name="ro1">
          <table:table-cell office:value-type="string" calcext:value-type="string">
            <text:p>T362G</text:p>
          </table:table-cell>
          <table:table-cell office:value-type="float" office:value="-436.993112183" calcext:value-type="float">
            <text:p>-436.993112183</text:p>
          </table:table-cell>
        </table:table-row>
        <table:table-row table:style-name="ro1">
          <table:table-cell office:value-type="string" calcext:value-type="string">
            <text:p>M385G</text:p>
          </table:table-cell>
          <table:table-cell office:value-type="float" office:value="-436.993612671" calcext:value-type="float">
            <text:p>-436.993612671</text:p>
          </table:table-cell>
        </table:table-row>
        <table:table-row table:style-name="ro1">
          <table:table-cell office:value-type="string" calcext:value-type="string">
            <text:p>K36P</text:p>
          </table:table-cell>
          <table:table-cell office:value-type="float" office:value="-436.99604187" calcext:value-type="float">
            <text:p>-436.99604187</text:p>
          </table:table-cell>
        </table:table-row>
        <table:table-row table:style-name="ro1">
          <table:table-cell office:value-type="string" calcext:value-type="string">
            <text:p>L208Y</text:p>
          </table:table-cell>
          <table:table-cell office:value-type="float" office:value="-436.998950195" calcext:value-type="float">
            <text:p>-436.998950195</text:p>
          </table:table-cell>
        </table:table-row>
        <table:table-row table:style-name="ro1">
          <table:table-cell office:value-type="string" calcext:value-type="string">
            <text:p>W170K</text:p>
          </table:table-cell>
          <table:table-cell office:value-type="float" office:value="-437.000283813" calcext:value-type="float">
            <text:p>-437.000283813</text:p>
          </table:table-cell>
        </table:table-row>
        <table:table-row table:style-name="ro1">
          <table:table-cell office:value-type="string" calcext:value-type="string">
            <text:p>S321R</text:p>
          </table:table-cell>
          <table:table-cell office:value-type="float" office:value="-437.000765991" calcext:value-type="float">
            <text:p>-437.000765991</text:p>
          </table:table-cell>
        </table:table-row>
        <table:table-row table:style-name="ro1">
          <table:table-cell office:value-type="string" calcext:value-type="string">
            <text:p>E54I</text:p>
          </table:table-cell>
          <table:table-cell office:value-type="float" office:value="-437.000891113" calcext:value-type="float">
            <text:p>-437.000891113</text:p>
          </table:table-cell>
        </table:table-row>
        <table:table-row table:style-name="ro1">
          <table:table-cell office:value-type="string" calcext:value-type="string">
            <text:p>G101D</text:p>
          </table:table-cell>
          <table:table-cell office:value-type="float" office:value="-437.002761841" calcext:value-type="float">
            <text:p>-437.002761841</text:p>
          </table:table-cell>
        </table:table-row>
        <table:table-row table:style-name="ro1">
          <table:table-cell office:value-type="string" calcext:value-type="string">
            <text:p>A237E</text:p>
          </table:table-cell>
          <table:table-cell office:value-type="float" office:value="-437.003833008" calcext:value-type="float">
            <text:p>-437.003833008</text:p>
          </table:table-cell>
        </table:table-row>
        <table:table-row table:style-name="ro1">
          <table:table-cell office:value-type="string" calcext:value-type="string">
            <text:p>S252L</text:p>
          </table:table-cell>
          <table:table-cell office:value-type="float" office:value="-437.003924561" calcext:value-type="float">
            <text:p>-437.003924561</text:p>
          </table:table-cell>
        </table:table-row>
        <table:table-row table:style-name="ro1">
          <table:table-cell office:value-type="string" calcext:value-type="string">
            <text:p>K36W</text:p>
          </table:table-cell>
          <table:table-cell office:value-type="float" office:value="-437.004150391" calcext:value-type="float">
            <text:p>-437.004150391</text:p>
          </table:table-cell>
        </table:table-row>
        <table:table-row table:style-name="ro1">
          <table:table-cell office:value-type="string" calcext:value-type="string">
            <text:p>L364Q</text:p>
          </table:table-cell>
          <table:table-cell office:value-type="float" office:value="-437.005435181" calcext:value-type="float">
            <text:p>-437.005435181</text:p>
          </table:table-cell>
        </table:table-row>
        <table:table-row table:style-name="ro1">
          <table:table-cell office:value-type="string" calcext:value-type="string">
            <text:p>R195L</text:p>
          </table:table-cell>
          <table:table-cell office:value-type="float" office:value="-437.013244629" calcext:value-type="float">
            <text:p>-437.013244629</text:p>
          </table:table-cell>
        </table:table-row>
        <table:table-row table:style-name="ro1">
          <table:table-cell office:value-type="string" calcext:value-type="string">
            <text:p>N168S</text:p>
          </table:table-cell>
          <table:table-cell office:value-type="float" office:value="-437.013677979" calcext:value-type="float">
            <text:p>-437.013677979</text:p>
          </table:table-cell>
        </table:table-row>
        <table:table-row table:style-name="ro1">
          <table:table-cell office:value-type="string" calcext:value-type="string">
            <text:p>M231F</text:p>
          </table:table-cell>
          <table:table-cell office:value-type="float" office:value="-437.016333008" calcext:value-type="float">
            <text:p>-437.016333008</text:p>
          </table:table-cell>
        </table:table-row>
        <table:table-row table:style-name="ro1">
          <table:table-cell office:value-type="string" calcext:value-type="string">
            <text:p>G180A</text:p>
          </table:table-cell>
          <table:table-cell office:value-type="float" office:value="-437.017922974" calcext:value-type="float">
            <text:p>-437.017922974</text:p>
          </table:table-cell>
        </table:table-row>
        <table:table-row table:style-name="ro1">
          <table:table-cell office:value-type="string" calcext:value-type="string">
            <text:p>L173A</text:p>
          </table:table-cell>
          <table:table-cell office:value-type="float" office:value="-437.018725586" calcext:value-type="float">
            <text:p>-437.018725586</text:p>
          </table:table-cell>
        </table:table-row>
        <table:table-row table:style-name="ro1">
          <table:table-cell office:value-type="string" calcext:value-type="string">
            <text:p>E153N</text:p>
          </table:table-cell>
          <table:table-cell office:value-type="float" office:value="-437.019448853" calcext:value-type="float">
            <text:p>-437.019448853</text:p>
          </table:table-cell>
        </table:table-row>
        <table:table-row table:style-name="ro1">
          <table:table-cell office:value-type="string" calcext:value-type="string">
            <text:p>S163P</text:p>
          </table:table-cell>
          <table:table-cell office:value-type="float" office:value="-437.020220947" calcext:value-type="float">
            <text:p>-437.020220947</text:p>
          </table:table-cell>
        </table:table-row>
        <table:table-row table:style-name="ro1">
          <table:table-cell office:value-type="string" calcext:value-type="string">
            <text:p>V230A</text:p>
          </table:table-cell>
          <table:table-cell office:value-type="float" office:value="-437.020788574" calcext:value-type="float">
            <text:p>-437.020788574</text:p>
          </table:table-cell>
        </table:table-row>
        <table:table-row table:style-name="ro1">
          <table:table-cell office:value-type="string" calcext:value-type="string">
            <text:p>R79E</text:p>
          </table:table-cell>
          <table:table-cell office:value-type="float" office:value="-437.02171936" calcext:value-type="float">
            <text:p>-437.02171936</text:p>
          </table:table-cell>
        </table:table-row>
        <table:table-row table:style-name="ro1">
          <table:table-cell office:value-type="string" calcext:value-type="string">
            <text:p>Q142C</text:p>
          </table:table-cell>
          <table:table-cell office:value-type="float" office:value="-437.022424316" calcext:value-type="float">
            <text:p>-437.022424316</text:p>
          </table:table-cell>
        </table:table-row>
        <table:table-row table:style-name="ro1">
          <table:table-cell office:value-type="string" calcext:value-type="string">
            <text:p>T320S</text:p>
          </table:table-cell>
          <table:table-cell office:value-type="float" office:value="-437.034692383" calcext:value-type="float">
            <text:p>-437.034692383</text:p>
          </table:table-cell>
        </table:table-row>
        <table:table-row table:style-name="ro1">
          <table:table-cell office:value-type="string" calcext:value-type="string">
            <text:p>P176Y</text:p>
          </table:table-cell>
          <table:table-cell office:value-type="float" office:value="-437.035089111" calcext:value-type="float">
            <text:p>-437.035089111</text:p>
          </table:table-cell>
        </table:table-row>
        <table:table-row table:style-name="ro1">
          <table:table-cell office:value-type="string" calcext:value-type="string">
            <text:p>T78K</text:p>
          </table:table-cell>
          <table:table-cell office:value-type="float" office:value="-437.0371521" calcext:value-type="float">
            <text:p>-437.0371521</text:p>
          </table:table-cell>
        </table:table-row>
        <table:table-row table:style-name="ro1">
          <table:table-cell office:value-type="string" calcext:value-type="string">
            <text:p>V40I</text:p>
          </table:table-cell>
          <table:table-cell office:value-type="float" office:value="-437.038006592" calcext:value-type="float">
            <text:p>-437.038006592</text:p>
          </table:table-cell>
        </table:table-row>
        <table:table-row table:style-name="ro1">
          <table:table-cell office:value-type="string" calcext:value-type="string">
            <text:p>G49H</text:p>
          </table:table-cell>
          <table:table-cell office:value-type="float" office:value="-437.039065552" calcext:value-type="float">
            <text:p>-437.039065552</text:p>
          </table:table-cell>
        </table:table-row>
        <table:table-row table:style-name="ro1">
          <table:table-cell office:value-type="string" calcext:value-type="string">
            <text:p>F52M</text:p>
          </table:table-cell>
          <table:table-cell office:value-type="float" office:value="-437.040658569" calcext:value-type="float">
            <text:p>-437.040658569</text:p>
          </table:table-cell>
        </table:table-row>
        <table:table-row table:style-name="ro1">
          <table:table-cell office:value-type="string" calcext:value-type="string">
            <text:p>L336H</text:p>
          </table:table-cell>
          <table:table-cell office:value-type="float" office:value="-437.042611694" calcext:value-type="float">
            <text:p>-437.042611694</text:p>
          </table:table-cell>
        </table:table-row>
        <table:table-row table:style-name="ro1">
          <table:table-cell office:value-type="string" calcext:value-type="string">
            <text:p>V270C</text:p>
          </table:table-cell>
          <table:table-cell office:value-type="float" office:value="-437.045352173" calcext:value-type="float">
            <text:p>-437.045352173</text:p>
          </table:table-cell>
        </table:table-row>
        <table:table-row table:style-name="ro1">
          <table:table-cell office:value-type="string" calcext:value-type="string">
            <text:p>P162A</text:p>
          </table:table-cell>
          <table:table-cell office:value-type="float" office:value="-437.0462677" calcext:value-type="float">
            <text:p>-437.0462677</text:p>
          </table:table-cell>
        </table:table-row>
        <table:table-row table:style-name="ro1">
          <table:table-cell office:value-type="string" calcext:value-type="string">
            <text:p>P390T</text:p>
          </table:table-cell>
          <table:table-cell office:value-type="float" office:value="-437.049227905" calcext:value-type="float">
            <text:p>-437.049227905</text:p>
          </table:table-cell>
        </table:table-row>
        <table:table-row table:style-name="ro1">
          <table:table-cell office:value-type="string" calcext:value-type="string">
            <text:p>E356S</text:p>
          </table:table-cell>
          <table:table-cell office:value-type="float" office:value="-437.050778198" calcext:value-type="float">
            <text:p>-437.050778198</text:p>
          </table:table-cell>
        </table:table-row>
        <table:table-row table:style-name="ro1">
          <table:table-cell office:value-type="string" calcext:value-type="string">
            <text:p>L336W</text:p>
          </table:table-cell>
          <table:table-cell office:value-type="float" office:value="-437.051678467" calcext:value-type="float">
            <text:p>-437.051678467</text:p>
          </table:table-cell>
        </table:table-row>
        <table:table-row table:style-name="ro1">
          <table:table-cell office:value-type="string" calcext:value-type="string">
            <text:p>N123V</text:p>
          </table:table-cell>
          <table:table-cell office:value-type="float" office:value="-437.051956177" calcext:value-type="float">
            <text:p>-437.051956177</text:p>
          </table:table-cell>
        </table:table-row>
        <table:table-row table:style-name="ro1">
          <table:table-cell office:value-type="string" calcext:value-type="string">
            <text:p>F199E</text:p>
          </table:table-cell>
          <table:table-cell office:value-type="float" office:value="-437.052658081" calcext:value-type="float">
            <text:p>-437.052658081</text:p>
          </table:table-cell>
        </table:table-row>
        <table:table-row table:style-name="ro1">
          <table:table-cell office:value-type="string" calcext:value-type="string">
            <text:p>P325G</text:p>
          </table:table-cell>
          <table:table-cell office:value-type="float" office:value="-437.055456543" calcext:value-type="float">
            <text:p>-437.055456543</text:p>
          </table:table-cell>
        </table:table-row>
        <table:table-row table:style-name="ro1">
          <table:table-cell office:value-type="string" calcext:value-type="string">
            <text:p>G409A</text:p>
          </table:table-cell>
          <table:table-cell office:value-type="float" office:value="-437.056829834" calcext:value-type="float">
            <text:p>-437.056829834</text:p>
          </table:table-cell>
        </table:table-row>
        <table:table-row table:style-name="ro1">
          <table:table-cell office:value-type="string" calcext:value-type="string">
            <text:p>A253H</text:p>
          </table:table-cell>
          <table:table-cell office:value-type="float" office:value="-437.057568359" calcext:value-type="float">
            <text:p>-437.057568359</text:p>
          </table:table-cell>
        </table:table-row>
        <table:table-row table:style-name="ro1">
          <table:table-cell office:value-type="string" calcext:value-type="string">
            <text:p>L150A</text:p>
          </table:table-cell>
          <table:table-cell office:value-type="float" office:value="-437.060946655" calcext:value-type="float">
            <text:p>-437.060946655</text:p>
          </table:table-cell>
        </table:table-row>
        <table:table-row table:style-name="ro1">
          <table:table-cell office:value-type="string" calcext:value-type="string">
            <text:p>E197M</text:p>
          </table:table-cell>
          <table:table-cell office:value-type="float" office:value="-437.061404419" calcext:value-type="float">
            <text:p>-437.061404419</text:p>
          </table:table-cell>
        </table:table-row>
        <table:table-row table:style-name="ro1">
          <table:table-cell office:value-type="string" calcext:value-type="string">
            <text:p>F159C</text:p>
          </table:table-cell>
          <table:table-cell office:value-type="float" office:value="-437.065496826" calcext:value-type="float">
            <text:p>-437.065496826</text:p>
          </table:table-cell>
        </table:table-row>
        <table:table-row table:style-name="ro1">
          <table:table-cell office:value-type="string" calcext:value-type="string">
            <text:p>A387T</text:p>
          </table:table-cell>
          <table:table-cell office:value-type="float" office:value="-437.066357422" calcext:value-type="float">
            <text:p>-437.066357422</text:p>
          </table:table-cell>
        </table:table-row>
        <table:table-row table:style-name="ro1">
          <table:table-cell office:value-type="string" calcext:value-type="string">
            <text:p>G445Q</text:p>
          </table:table-cell>
          <table:table-cell office:value-type="float" office:value="-437.071606445" calcext:value-type="float">
            <text:p>-437.071606445</text:p>
          </table:table-cell>
        </table:table-row>
        <table:table-row table:style-name="ro1">
          <table:table-cell office:value-type="string" calcext:value-type="string">
            <text:p>V234I</text:p>
          </table:table-cell>
          <table:table-cell office:value-type="float" office:value="-437.072131348" calcext:value-type="float">
            <text:p>-437.072131348</text:p>
          </table:table-cell>
        </table:table-row>
        <table:table-row table:style-name="ro1">
          <table:table-cell office:value-type="string" calcext:value-type="string">
            <text:p>G80W</text:p>
          </table:table-cell>
          <table:table-cell office:value-type="float" office:value="-437.072531128" calcext:value-type="float">
            <text:p>-437.072531128</text:p>
          </table:table-cell>
        </table:table-row>
        <table:table-row table:style-name="ro1">
          <table:table-cell office:value-type="string" calcext:value-type="string">
            <text:p>C417T</text:p>
          </table:table-cell>
          <table:table-cell office:value-type="float" office:value="-437.074224854" calcext:value-type="float">
            <text:p>-437.074224854</text:p>
          </table:table-cell>
        </table:table-row>
        <table:table-row table:style-name="ro1">
          <table:table-cell office:value-type="string" calcext:value-type="string">
            <text:p>I124T</text:p>
          </table:table-cell>
          <table:table-cell office:value-type="float" office:value="-437.075653076" calcext:value-type="float">
            <text:p>-437.075653076</text:p>
          </table:table-cell>
        </table:table-row>
        <table:table-row table:style-name="ro1">
          <table:table-cell office:value-type="string" calcext:value-type="string">
            <text:p>Q242V</text:p>
          </table:table-cell>
          <table:table-cell office:value-type="float" office:value="-437.077285767" calcext:value-type="float">
            <text:p>-437.077285767</text:p>
          </table:table-cell>
        </table:table-row>
        <table:table-row table:style-name="ro1">
          <table:table-cell office:value-type="string" calcext:value-type="string">
            <text:p>I213T</text:p>
          </table:table-cell>
          <table:table-cell office:value-type="float" office:value="-437.077526855" calcext:value-type="float">
            <text:p>-437.077526855</text:p>
          </table:table-cell>
        </table:table-row>
        <table:table-row table:style-name="ro1">
          <table:table-cell office:value-type="string" calcext:value-type="string">
            <text:p>C417L</text:p>
          </table:table-cell>
          <table:table-cell office:value-type="float" office:value="-437.079486084" calcext:value-type="float">
            <text:p>-437.079486084</text:p>
          </table:table-cell>
        </table:table-row>
        <table:table-row table:style-name="ro1">
          <table:table-cell office:value-type="string" calcext:value-type="string">
            <text:p>F378S</text:p>
          </table:table-cell>
          <table:table-cell office:value-type="float" office:value="-437.08026123" calcext:value-type="float">
            <text:p>-437.08026123</text:p>
          </table:table-cell>
        </table:table-row>
        <table:table-row table:style-name="ro1">
          <table:table-cell office:value-type="string" calcext:value-type="string">
            <text:p>K443D</text:p>
          </table:table-cell>
          <table:table-cell office:value-type="float" office:value="-437.081799316" calcext:value-type="float">
            <text:p>-437.081799316</text:p>
          </table:table-cell>
        </table:table-row>
        <table:table-row table:style-name="ro1">
          <table:table-cell office:value-type="string" calcext:value-type="string">
            <text:p>R240K</text:p>
          </table:table-cell>
          <table:table-cell office:value-type="float" office:value="-437.081838989" calcext:value-type="float">
            <text:p>-437.081838989</text:p>
          </table:table-cell>
        </table:table-row>
        <table:table-row table:style-name="ro1">
          <table:table-cell office:value-type="string" calcext:value-type="string">
            <text:p>G137D</text:p>
          </table:table-cell>
          <table:table-cell office:value-type="float" office:value="-437.083129883" calcext:value-type="float">
            <text:p>-437.083129883</text:p>
          </table:table-cell>
        </table:table-row>
        <table:table-row table:style-name="ro1">
          <table:table-cell office:value-type="string" calcext:value-type="string">
            <text:p>F52N</text:p>
          </table:table-cell>
          <table:table-cell office:value-type="float" office:value="-437.084359741" calcext:value-type="float">
            <text:p>-437.084359741</text:p>
          </table:table-cell>
        </table:table-row>
        <table:table-row table:style-name="ro1">
          <table:table-cell office:value-type="string" calcext:value-type="string">
            <text:p>D258V</text:p>
          </table:table-cell>
          <table:table-cell office:value-type="float" office:value="-437.0847229" calcext:value-type="float">
            <text:p>-437.0847229</text:p>
          </table:table-cell>
        </table:table-row>
        <table:table-row table:style-name="ro1">
          <table:table-cell office:value-type="string" calcext:value-type="string">
            <text:p>L399K</text:p>
          </table:table-cell>
          <table:table-cell office:value-type="float" office:value="-437.087832642" calcext:value-type="float">
            <text:p>-437.087832642</text:p>
          </table:table-cell>
        </table:table-row>
        <table:table-row table:style-name="ro1">
          <table:table-cell office:value-type="string" calcext:value-type="string">
            <text:p>T362L</text:p>
          </table:table-cell>
          <table:table-cell office:value-type="float" office:value="-437.090118408" calcext:value-type="float">
            <text:p>-437.090118408</text:p>
          </table:table-cell>
        </table:table-row>
        <table:table-row table:style-name="ro1">
          <table:table-cell office:value-type="string" calcext:value-type="string">
            <text:p>A253L</text:p>
          </table:table-cell>
          <table:table-cell office:value-type="float" office:value="-437.091290283" calcext:value-type="float">
            <text:p>-437.091290283</text:p>
          </table:table-cell>
        </table:table-row>
        <table:table-row table:style-name="ro1">
          <table:table-cell office:value-type="string" calcext:value-type="string">
            <text:p>G359Y</text:p>
          </table:table-cell>
          <table:table-cell office:value-type="float" office:value="-437.092935181" calcext:value-type="float">
            <text:p>-437.092935181</text:p>
          </table:table-cell>
        </table:table-row>
        <table:table-row table:style-name="ro1">
          <table:table-cell office:value-type="string" calcext:value-type="string">
            <text:p>C203I</text:p>
          </table:table-cell>
          <table:table-cell office:value-type="float" office:value="-437.09602356" calcext:value-type="float">
            <text:p>-437.09602356</text:p>
          </table:table-cell>
        </table:table-row>
        <table:table-row table:style-name="ro1">
          <table:table-cell office:value-type="string" calcext:value-type="string">
            <text:p>L103F</text:p>
          </table:table-cell>
          <table:table-cell office:value-type="float" office:value="-437.099563599" calcext:value-type="float">
            <text:p>-437.099563599</text:p>
          </table:table-cell>
        </table:table-row>
        <table:table-row table:style-name="ro1">
          <table:table-cell office:value-type="string" calcext:value-type="string">
            <text:p>E153L</text:p>
          </table:table-cell>
          <table:table-cell office:value-type="float" office:value="-437.10166626" calcext:value-type="float">
            <text:p>-437.10166626</text:p>
          </table:table-cell>
        </table:table-row>
        <table:table-row table:style-name="ro1">
          <table:table-cell office:value-type="string" calcext:value-type="string">
            <text:p>P198M</text:p>
          </table:table-cell>
          <table:table-cell office:value-type="float" office:value="-437.111087036" calcext:value-type="float">
            <text:p>-437.111087036</text:p>
          </table:table-cell>
        </table:table-row>
        <table:table-row table:style-name="ro1">
          <table:table-cell office:value-type="string" calcext:value-type="string">
            <text:p>E111C</text:p>
          </table:table-cell>
          <table:table-cell office:value-type="float" office:value="-437.113653564" calcext:value-type="float">
            <text:p>-437.113653564</text:p>
          </table:table-cell>
        </table:table-row>
        <table:table-row table:style-name="ro1">
          <table:table-cell office:value-type="string" calcext:value-type="string">
            <text:p>G193C</text:p>
          </table:table-cell>
          <table:table-cell office:value-type="float" office:value="-437.11574707" calcext:value-type="float">
            <text:p>-437.11574707</text:p>
          </table:table-cell>
        </table:table-row>
        <table:table-row table:style-name="ro1">
          <table:table-cell office:value-type="string" calcext:value-type="string">
            <text:p>K201L</text:p>
          </table:table-cell>
          <table:table-cell office:value-type="float" office:value="-437.116418457" calcext:value-type="float">
            <text:p>-437.116418457</text:p>
          </table:table-cell>
        </table:table-row>
        <table:table-row table:style-name="ro1">
          <table:table-cell office:value-type="string" calcext:value-type="string">
            <text:p>S321L</text:p>
          </table:table-cell>
          <table:table-cell office:value-type="float" office:value="-437.118405151" calcext:value-type="float">
            <text:p>-437.118405151</text:p>
          </table:table-cell>
        </table:table-row>
        <table:table-row table:style-name="ro1">
          <table:table-cell office:value-type="string" calcext:value-type="string">
            <text:p>H126E</text:p>
          </table:table-cell>
          <table:table-cell office:value-type="float" office:value="-437.119271851" calcext:value-type="float">
            <text:p>-437.119271851</text:p>
          </table:table-cell>
        </table:table-row>
        <table:table-row table:style-name="ro1">
          <table:table-cell office:value-type="string" calcext:value-type="string">
            <text:p>T65H</text:p>
          </table:table-cell>
          <table:table-cell office:value-type="float" office:value="-437.123260498" calcext:value-type="float">
            <text:p>-437.123260498</text:p>
          </table:table-cell>
        </table:table-row>
        <table:table-row table:style-name="ro1">
          <table:table-cell office:value-type="string" calcext:value-type="string">
            <text:p>D440M</text:p>
          </table:table-cell>
          <table:table-cell office:value-type="float" office:value="-437.125872803" calcext:value-type="float">
            <text:p>-437.125872803</text:p>
          </table:table-cell>
        </table:table-row>
        <table:table-row table:style-name="ro1">
          <table:table-cell office:value-type="string" calcext:value-type="string">
            <text:p>L144R</text:p>
          </table:table-cell>
          <table:table-cell office:value-type="float" office:value="-437.126925659" calcext:value-type="float">
            <text:p>-437.126925659</text:p>
          </table:table-cell>
        </table:table-row>
        <table:table-row table:style-name="ro1">
          <table:table-cell office:value-type="string" calcext:value-type="string">
            <text:p>W382V</text:p>
          </table:table-cell>
          <table:table-cell office:value-type="float" office:value="-437.127728271" calcext:value-type="float">
            <text:p>-437.127728271</text:p>
          </table:table-cell>
        </table:table-row>
        <table:table-row table:style-name="ro1">
          <table:table-cell office:value-type="string" calcext:value-type="string">
            <text:p>A365T</text:p>
          </table:table-cell>
          <table:table-cell office:value-type="float" office:value="-437.12890625" calcext:value-type="float">
            <text:p>-437.12890625</text:p>
          </table:table-cell>
        </table:table-row>
        <table:table-row table:style-name="ro1">
          <table:table-cell office:value-type="string" calcext:value-type="string">
            <text:p>E361G</text:p>
          </table:table-cell>
          <table:table-cell office:value-type="float" office:value="-437.12897644" calcext:value-type="float">
            <text:p>-437.12897644</text:p>
          </table:table-cell>
        </table:table-row>
        <table:table-row table:style-name="ro1">
          <table:table-cell office:value-type="string" calcext:value-type="string">
            <text:p>L103Q</text:p>
          </table:table-cell>
          <table:table-cell office:value-type="float" office:value="-437.12951355" calcext:value-type="float">
            <text:p>-437.12951355</text:p>
          </table:table-cell>
        </table:table-row>
        <table:table-row table:style-name="ro1">
          <table:table-cell office:value-type="string" calcext:value-type="string">
            <text:p>K381Y</text:p>
          </table:table-cell>
          <table:table-cell office:value-type="float" office:value="-437.129968262" calcext:value-type="float">
            <text:p>-437.129968262</text:p>
          </table:table-cell>
        </table:table-row>
        <table:table-row table:style-name="ro1">
          <table:table-cell office:value-type="string" calcext:value-type="string">
            <text:p>M263I</text:p>
          </table:table-cell>
          <table:table-cell office:value-type="float" office:value="-437.13031311" calcext:value-type="float">
            <text:p>-437.13031311</text:p>
          </table:table-cell>
        </table:table-row>
        <table:table-row table:style-name="ro1">
          <table:table-cell office:value-type="string" calcext:value-type="string">
            <text:p>Y42F</text:p>
          </table:table-cell>
          <table:table-cell office:value-type="float" office:value="-437.130770874" calcext:value-type="float">
            <text:p>-437.130770874</text:p>
          </table:table-cell>
        </table:table-row>
        <table:table-row table:style-name="ro1">
          <table:table-cell office:value-type="string" calcext:value-type="string">
            <text:p>D75E</text:p>
          </table:table-cell>
          <table:table-cell office:value-type="float" office:value="-437.131799316" calcext:value-type="float">
            <text:p>-437.131799316</text:p>
          </table:table-cell>
        </table:table-row>
        <table:table-row table:style-name="ro1">
          <table:table-cell office:value-type="string" calcext:value-type="string">
            <text:p>R266H</text:p>
          </table:table-cell>
          <table:table-cell office:value-type="float" office:value="-437.132507324" calcext:value-type="float">
            <text:p>-437.132507324</text:p>
          </table:table-cell>
        </table:table-row>
        <table:table-row table:style-name="ro1">
          <table:table-cell office:value-type="string" calcext:value-type="string">
            <text:p>C332E</text:p>
          </table:table-cell>
          <table:table-cell office:value-type="float" office:value="-437.133621216" calcext:value-type="float">
            <text:p>-437.133621216</text:p>
          </table:table-cell>
        </table:table-row>
        <table:table-row table:style-name="ro1">
          <table:table-cell office:value-type="string" calcext:value-type="string">
            <text:p>F285L</text:p>
          </table:table-cell>
          <table:table-cell office:value-type="float" office:value="-437.13510437" calcext:value-type="float">
            <text:p>-437.13510437</text:p>
          </table:table-cell>
        </table:table-row>
        <table:table-row table:style-name="ro1">
          <table:table-cell office:value-type="string" calcext:value-type="string">
            <text:p>I166H</text:p>
          </table:table-cell>
          <table:table-cell office:value-type="float" office:value="-437.135437012" calcext:value-type="float">
            <text:p>-437.135437012</text:p>
          </table:table-cell>
        </table:table-row>
        <table:table-row table:style-name="ro1">
          <table:table-cell office:value-type="string" calcext:value-type="string">
            <text:p>V363S</text:p>
          </table:table-cell>
          <table:table-cell office:value-type="float" office:value="-437.135604858" calcext:value-type="float">
            <text:p>-437.135604858</text:p>
          </table:table-cell>
        </table:table-row>
        <table:table-row table:style-name="ro1">
          <table:table-cell office:value-type="string" calcext:value-type="string">
            <text:p>M231Y</text:p>
          </table:table-cell>
          <table:table-cell office:value-type="float" office:value="-437.136749268" calcext:value-type="float">
            <text:p>-437.136749268</text:p>
          </table:table-cell>
        </table:table-row>
        <table:table-row table:style-name="ro1">
          <table:table-cell office:value-type="string" calcext:value-type="string">
            <text:p>R79P</text:p>
          </table:table-cell>
          <table:table-cell office:value-type="float" office:value="-437.138302612" calcext:value-type="float">
            <text:p>-437.138302612</text:p>
          </table:table-cell>
        </table:table-row>
        <table:table-row table:style-name="ro1">
          <table:table-cell office:value-type="string" calcext:value-type="string">
            <text:p>V59Y</text:p>
          </table:table-cell>
          <table:table-cell office:value-type="float" office:value="-437.141439819" calcext:value-type="float">
            <text:p>-437.141439819</text:p>
          </table:table-cell>
        </table:table-row>
        <table:table-row table:style-name="ro1">
          <table:table-cell office:value-type="string" calcext:value-type="string">
            <text:p>F77Y</text:p>
          </table:table-cell>
          <table:table-cell office:value-type="float" office:value="-437.143258667" calcext:value-type="float">
            <text:p>-437.143258667</text:p>
          </table:table-cell>
        </table:table-row>
        <table:table-row table:style-name="ro1">
          <table:table-cell office:value-type="string" calcext:value-type="string">
            <text:p>A56Q</text:p>
          </table:table-cell>
          <table:table-cell office:value-type="float" office:value="-437.144976807" calcext:value-type="float">
            <text:p>-437.144976807</text:p>
          </table:table-cell>
        </table:table-row>
        <table:table-row table:style-name="ro1">
          <table:table-cell office:value-type="string" calcext:value-type="string">
            <text:p>S444K</text:p>
          </table:table-cell>
          <table:table-cell office:value-type="float" office:value="-437.146136475" calcext:value-type="float">
            <text:p>-437.146136475</text:p>
          </table:table-cell>
        </table:table-row>
        <table:table-row table:style-name="ro1">
          <table:table-cell office:value-type="string" calcext:value-type="string">
            <text:p>L331C</text:p>
          </table:table-cell>
          <table:table-cell office:value-type="float" office:value="-437.148568726" calcext:value-type="float">
            <text:p>-437.148568726</text:p>
          </table:table-cell>
        </table:table-row>
        <table:table-row table:style-name="ro1">
          <table:table-cell office:value-type="string" calcext:value-type="string">
            <text:p>I124A</text:p>
          </table:table-cell>
          <table:table-cell office:value-type="float" office:value="-437.150717163" calcext:value-type="float">
            <text:p>-437.150717163</text:p>
          </table:table-cell>
        </table:table-row>
        <table:table-row table:style-name="ro1">
          <table:table-cell office:value-type="string" calcext:value-type="string">
            <text:p>S63T</text:p>
          </table:table-cell>
          <table:table-cell office:value-type="float" office:value="-437.152893066" calcext:value-type="float">
            <text:p>-437.152893066</text:p>
          </table:table-cell>
        </table:table-row>
        <table:table-row table:style-name="ro1">
          <table:table-cell office:value-type="string" calcext:value-type="string">
            <text:p>S427R</text:p>
          </table:table-cell>
          <table:table-cell office:value-type="float" office:value="-437.154772949" calcext:value-type="float">
            <text:p>-437.154772949</text:p>
          </table:table-cell>
        </table:table-row>
        <table:table-row table:style-name="ro1">
          <table:table-cell office:value-type="string" calcext:value-type="string">
            <text:p>N123Y</text:p>
          </table:table-cell>
          <table:table-cell office:value-type="float" office:value="-437.155786133" calcext:value-type="float">
            <text:p>-437.155786133</text:p>
          </table:table-cell>
        </table:table-row>
        <table:table-row table:style-name="ro1">
          <table:table-cell office:value-type="string" calcext:value-type="string">
            <text:p>C441F</text:p>
          </table:table-cell>
          <table:table-cell office:value-type="float" office:value="-437.157244873" calcext:value-type="float">
            <text:p>-437.157244873</text:p>
          </table:table-cell>
        </table:table-row>
        <table:table-row table:style-name="ro1">
          <table:table-cell office:value-type="string" calcext:value-type="string">
            <text:p>F308H</text:p>
          </table:table-cell>
          <table:table-cell office:value-type="float" office:value="-437.157946777" calcext:value-type="float">
            <text:p>-437.157946777</text:p>
          </table:table-cell>
        </table:table-row>
        <table:table-row table:style-name="ro1">
          <table:table-cell office:value-type="string" calcext:value-type="string">
            <text:p>K443M</text:p>
          </table:table-cell>
          <table:table-cell office:value-type="float" office:value="-437.160870361" calcext:value-type="float">
            <text:p>-437.160870361</text:p>
          </table:table-cell>
        </table:table-row>
        <table:table-row table:style-name="ro1">
          <table:table-cell office:value-type="string" calcext:value-type="string">
            <text:p>T362N</text:p>
          </table:table-cell>
          <table:table-cell office:value-type="float" office:value="-437.16105957" calcext:value-type="float">
            <text:p>-437.16105957</text:p>
          </table:table-cell>
        </table:table-row>
        <table:table-row table:style-name="ro1">
          <table:table-cell office:value-type="string" calcext:value-type="string">
            <text:p>K105G</text:p>
          </table:table-cell>
          <table:table-cell office:value-type="float" office:value="-437.165753174" calcext:value-type="float">
            <text:p>-437.165753174</text:p>
          </table:table-cell>
        </table:table-row>
        <table:table-row table:style-name="ro1">
          <table:table-cell office:value-type="string" calcext:value-type="string">
            <text:p>R175F</text:p>
          </table:table-cell>
          <table:table-cell office:value-type="float" office:value="-437.165911865" calcext:value-type="float">
            <text:p>-437.165911865</text:p>
          </table:table-cell>
        </table:table-row>
        <table:table-row table:style-name="ro1">
          <table:table-cell office:value-type="string" calcext:value-type="string">
            <text:p>E90D</text:p>
          </table:table-cell>
          <table:table-cell office:value-type="float" office:value="-437.169006348" calcext:value-type="float">
            <text:p>-437.169006348</text:p>
          </table:table-cell>
        </table:table-row>
        <table:table-row table:style-name="ro1">
          <table:table-cell office:value-type="string" calcext:value-type="string">
            <text:p>E70Q</text:p>
          </table:table-cell>
          <table:table-cell office:value-type="float" office:value="-437.1728302" calcext:value-type="float">
            <text:p>-437.1728302</text:p>
          </table:table-cell>
        </table:table-row>
        <table:table-row table:style-name="ro1">
          <table:table-cell office:value-type="string" calcext:value-type="string">
            <text:p>P428M</text:p>
          </table:table-cell>
          <table:table-cell office:value-type="float" office:value="-437.173635864" calcext:value-type="float">
            <text:p>-437.173635864</text:p>
          </table:table-cell>
        </table:table-row>
        <table:table-row table:style-name="ro1">
          <table:table-cell office:value-type="string" calcext:value-type="string">
            <text:p>M345S</text:p>
          </table:table-cell>
          <table:table-cell office:value-type="float" office:value="-437.173965454" calcext:value-type="float">
            <text:p>-437.173965454</text:p>
          </table:table-cell>
        </table:table-row>
        <table:table-row table:style-name="ro1">
          <table:table-cell office:value-type="string" calcext:value-type="string">
            <text:p>G180S</text:p>
          </table:table-cell>
          <table:table-cell office:value-type="float" office:value="-437.175610352" calcext:value-type="float">
            <text:p>-437.175610352</text:p>
          </table:table-cell>
        </table:table-row>
        <table:table-row table:style-name="ro1">
          <table:table-cell office:value-type="string" calcext:value-type="string">
            <text:p>T347I</text:p>
          </table:table-cell>
          <table:table-cell office:value-type="float" office:value="-437.176016235" calcext:value-type="float">
            <text:p>-437.176016235</text:p>
          </table:table-cell>
        </table:table-row>
        <table:table-row table:style-name="ro1">
          <table:table-cell office:value-type="string" calcext:value-type="string">
            <text:p>N168R</text:p>
          </table:table-cell>
          <table:table-cell office:value-type="float" office:value="-437.18470459" calcext:value-type="float">
            <text:p>-437.18470459</text:p>
          </table:table-cell>
        </table:table-row>
        <table:table-row table:style-name="ro1">
          <table:table-cell office:value-type="string" calcext:value-type="string">
            <text:p>S446L</text:p>
          </table:table-cell>
          <table:table-cell office:value-type="float" office:value="-437.186877441" calcext:value-type="float">
            <text:p>-437.186877441</text:p>
          </table:table-cell>
        </table:table-row>
        <table:table-row table:style-name="ro1">
          <table:table-cell office:value-type="string" calcext:value-type="string">
            <text:p>V234L</text:p>
          </table:table-cell>
          <table:table-cell office:value-type="float" office:value="-437.187136841" calcext:value-type="float">
            <text:p>-437.187136841</text:p>
          </table:table-cell>
        </table:table-row>
        <table:table-row table:style-name="ro1">
          <table:table-cell office:value-type="string" calcext:value-type="string">
            <text:p>V230D</text:p>
          </table:table-cell>
          <table:table-cell office:value-type="float" office:value="-437.190209961" calcext:value-type="float">
            <text:p>-437.190209961</text:p>
          </table:table-cell>
        </table:table-row>
        <table:table-row table:style-name="ro1">
          <table:table-cell office:value-type="string" calcext:value-type="string">
            <text:p>R195E</text:p>
          </table:table-cell>
          <table:table-cell office:value-type="float" office:value="-437.191995239" calcext:value-type="float">
            <text:p>-437.191995239</text:p>
          </table:table-cell>
        </table:table-row>
        <table:table-row table:style-name="ro1">
          <table:table-cell office:value-type="string" calcext:value-type="string">
            <text:p>R195Q</text:p>
          </table:table-cell>
          <table:table-cell office:value-type="float" office:value="-437.192636108" calcext:value-type="float">
            <text:p>-437.192636108</text:p>
          </table:table-cell>
        </table:table-row>
        <table:table-row table:style-name="ro1">
          <table:table-cell office:value-type="string" calcext:value-type="string">
            <text:p>V363H</text:p>
          </table:table-cell>
          <table:table-cell office:value-type="float" office:value="-437.195440674" calcext:value-type="float">
            <text:p>-437.195440674</text:p>
          </table:table-cell>
        </table:table-row>
        <table:table-row table:style-name="ro1">
          <table:table-cell office:value-type="string" calcext:value-type="string">
            <text:p>A342F</text:p>
          </table:table-cell>
          <table:table-cell office:value-type="float" office:value="-437.198931885" calcext:value-type="float">
            <text:p>-437.198931885</text:p>
          </table:table-cell>
        </table:table-row>
        <table:table-row table:style-name="ro1">
          <table:table-cell office:value-type="string" calcext:value-type="string">
            <text:p>Y182Q</text:p>
          </table:table-cell>
          <table:table-cell office:value-type="float" office:value="-437.20010376" calcext:value-type="float">
            <text:p>-437.20010376</text:p>
          </table:table-cell>
        </table:table-row>
        <table:table-row table:style-name="ro1">
          <table:table-cell office:value-type="string" calcext:value-type="string">
            <text:p>P305Y</text:p>
          </table:table-cell>
          <table:table-cell office:value-type="float" office:value="-437.200357056" calcext:value-type="float">
            <text:p>-437.200357056</text:p>
          </table:table-cell>
        </table:table-row>
        <table:table-row table:style-name="ro1">
          <table:table-cell office:value-type="string" calcext:value-type="string">
            <text:p>W128S</text:p>
          </table:table-cell>
          <table:table-cell office:value-type="float" office:value="-437.202090454" calcext:value-type="float">
            <text:p>-437.202090454</text:p>
          </table:table-cell>
        </table:table-row>
        <table:table-row table:style-name="ro1">
          <table:table-cell office:value-type="string" calcext:value-type="string">
            <text:p>D76A</text:p>
          </table:table-cell>
          <table:table-cell office:value-type="float" office:value="-437.203573608" calcext:value-type="float">
            <text:p>-437.203573608</text:p>
          </table:table-cell>
        </table:table-row>
        <table:table-row table:style-name="ro1">
          <table:table-cell office:value-type="string" calcext:value-type="string">
            <text:p>W442R</text:p>
          </table:table-cell>
          <table:table-cell office:value-type="float" office:value="-437.206939697" calcext:value-type="float">
            <text:p>-437.206939697</text:p>
          </table:table-cell>
        </table:table-row>
        <table:table-row table:style-name="ro1">
          <table:table-cell office:value-type="string" calcext:value-type="string">
            <text:p>V98W</text:p>
          </table:table-cell>
          <table:table-cell office:value-type="float" office:value="-437.207446289" calcext:value-type="float">
            <text:p>-437.207446289</text:p>
          </table:table-cell>
        </table:table-row>
        <table:table-row table:style-name="ro1">
          <table:table-cell office:value-type="string" calcext:value-type="string">
            <text:p>G180M</text:p>
          </table:table-cell>
          <table:table-cell office:value-type="float" office:value="-437.211914062" calcext:value-type="float">
            <text:p>-437.211914062</text:p>
          </table:table-cell>
        </table:table-row>
        <table:table-row table:style-name="ro1">
          <table:table-cell office:value-type="string" calcext:value-type="string">
            <text:p>Y108S</text:p>
          </table:table-cell>
          <table:table-cell office:value-type="float" office:value="-437.211962891" calcext:value-type="float">
            <text:p>-437.211962891</text:p>
          </table:table-cell>
        </table:table-row>
        <table:table-row table:style-name="ro1">
          <table:table-cell office:value-type="string" calcext:value-type="string">
            <text:p>G431M</text:p>
          </table:table-cell>
          <table:table-cell office:value-type="float" office:value="-437.213400269" calcext:value-type="float">
            <text:p>-437.213400269</text:p>
          </table:table-cell>
        </table:table-row>
        <table:table-row table:style-name="ro1">
          <table:table-cell office:value-type="string" calcext:value-type="string">
            <text:p>F149M</text:p>
          </table:table-cell>
          <table:table-cell office:value-type="float" office:value="-437.215948486" calcext:value-type="float">
            <text:p>-437.215948486</text:p>
          </table:table-cell>
        </table:table-row>
        <table:table-row table:style-name="ro1">
          <table:table-cell office:value-type="string" calcext:value-type="string">
            <text:p>W170R</text:p>
          </table:table-cell>
          <table:table-cell office:value-type="float" office:value="-437.216531372" calcext:value-type="float">
            <text:p>-437.216531372</text:p>
          </table:table-cell>
        </table:table-row>
        <table:table-row table:style-name="ro1">
          <table:table-cell office:value-type="string" calcext:value-type="string">
            <text:p>S444V</text:p>
          </table:table-cell>
          <table:table-cell office:value-type="float" office:value="-437.220602417" calcext:value-type="float">
            <text:p>-437.220602417</text:p>
          </table:table-cell>
        </table:table-row>
        <table:table-row table:style-name="ro1">
          <table:table-cell office:value-type="string" calcext:value-type="string">
            <text:p>L147Q</text:p>
          </table:table-cell>
          <table:table-cell office:value-type="float" office:value="-437.223498535" calcext:value-type="float">
            <text:p>-437.223498535</text:p>
          </table:table-cell>
        </table:table-row>
        <table:table-row table:style-name="ro1">
          <table:table-cell office:value-type="string" calcext:value-type="string">
            <text:p>C417P</text:p>
          </table:table-cell>
          <table:table-cell office:value-type="float" office:value="-437.224215698" calcext:value-type="float">
            <text:p>-437.224215698</text:p>
          </table:table-cell>
        </table:table-row>
        <table:table-row table:style-name="ro1">
          <table:table-cell office:value-type="string" calcext:value-type="string">
            <text:p>L336V</text:p>
          </table:table-cell>
          <table:table-cell office:value-type="float" office:value="-437.228140259" calcext:value-type="float">
            <text:p>-437.228140259</text:p>
          </table:table-cell>
        </table:table-row>
        <table:table-row table:style-name="ro1">
          <table:table-cell office:value-type="string" calcext:value-type="string">
            <text:p>S163D</text:p>
          </table:table-cell>
          <table:table-cell office:value-type="float" office:value="-437.232070923" calcext:value-type="float">
            <text:p>-437.232070923</text:p>
          </table:table-cell>
        </table:table-row>
        <table:table-row table:style-name="ro1">
          <table:table-cell office:value-type="string" calcext:value-type="string">
            <text:p>T292Q</text:p>
          </table:table-cell>
          <table:table-cell office:value-type="float" office:value="-437.232281494" calcext:value-type="float">
            <text:p>-437.232281494</text:p>
          </table:table-cell>
        </table:table-row>
        <table:table-row table:style-name="ro1">
          <table:table-cell office:value-type="string" calcext:value-type="string">
            <text:p>Y204Q</text:p>
          </table:table-cell>
          <table:table-cell office:value-type="float" office:value="-437.232611084" calcext:value-type="float">
            <text:p>-437.232611084</text:p>
          </table:table-cell>
        </table:table-row>
        <table:table-row table:style-name="ro1">
          <table:table-cell office:value-type="string" calcext:value-type="string">
            <text:p>A430E</text:p>
          </table:table-cell>
          <table:table-cell office:value-type="float" office:value="-437.233255005" calcext:value-type="float">
            <text:p>-437.233255005</text:p>
          </table:table-cell>
        </table:table-row>
        <table:table-row table:style-name="ro1">
          <table:table-cell office:value-type="string" calcext:value-type="string">
            <text:p>G432E</text:p>
          </table:table-cell>
          <table:table-cell office:value-type="float" office:value="-437.236895752" calcext:value-type="float">
            <text:p>-437.236895752</text:p>
          </table:table-cell>
        </table:table-row>
        <table:table-row table:style-name="ro1">
          <table:table-cell office:value-type="string" calcext:value-type="string">
            <text:p>L173D</text:p>
          </table:table-cell>
          <table:table-cell office:value-type="float" office:value="-437.240039062" calcext:value-type="float">
            <text:p>-437.240039062</text:p>
          </table:table-cell>
        </table:table-row>
        <table:table-row table:style-name="ro1">
          <table:table-cell office:value-type="string" calcext:value-type="string">
            <text:p>D205P</text:p>
          </table:table-cell>
          <table:table-cell office:value-type="float" office:value="-437.248364258" calcext:value-type="float">
            <text:p>-437.248364258</text:p>
          </table:table-cell>
        </table:table-row>
        <table:table-row table:style-name="ro1">
          <table:table-cell office:value-type="string" calcext:value-type="string">
            <text:p>M238W</text:p>
          </table:table-cell>
          <table:table-cell office:value-type="float" office:value="-437.249475098" calcext:value-type="float">
            <text:p>-437.249475098</text:p>
          </table:table-cell>
        </table:table-row>
        <table:table-row table:style-name="ro1">
          <table:table-cell office:value-type="string" calcext:value-type="string">
            <text:p>E228N</text:p>
          </table:table-cell>
          <table:table-cell office:value-type="float" office:value="-437.249838257" calcext:value-type="float">
            <text:p>-437.249838257</text:p>
          </table:table-cell>
        </table:table-row>
        <table:table-row table:style-name="ro1">
          <table:table-cell office:value-type="string" calcext:value-type="string">
            <text:p>T78G</text:p>
          </table:table-cell>
          <table:table-cell office:value-type="float" office:value="-437.25793457" calcext:value-type="float">
            <text:p>-437.25793457</text:p>
          </table:table-cell>
        </table:table-row>
        <table:table-row table:style-name="ro1">
          <table:table-cell office:value-type="string" calcext:value-type="string">
            <text:p>L250D</text:p>
          </table:table-cell>
          <table:table-cell office:value-type="float" office:value="-437.258926392" calcext:value-type="float">
            <text:p>-437.258926392</text:p>
          </table:table-cell>
        </table:table-row>
        <table:table-row table:style-name="ro1">
          <table:table-cell office:value-type="string" calcext:value-type="string">
            <text:p>G209I</text:p>
          </table:table-cell>
          <table:table-cell office:value-type="float" office:value="-437.259283447" calcext:value-type="float">
            <text:p>-437.259283447</text:p>
          </table:table-cell>
        </table:table-row>
        <table:table-row table:style-name="ro1">
          <table:table-cell office:value-type="string" calcext:value-type="string">
            <text:p>P390V</text:p>
          </table:table-cell>
          <table:table-cell office:value-type="float" office:value="-437.263989258" calcext:value-type="float">
            <text:p>-437.263989258</text:p>
          </table:table-cell>
        </table:table-row>
        <table:table-row table:style-name="ro1">
          <table:table-cell office:value-type="string" calcext:value-type="string">
            <text:p>Y383K</text:p>
          </table:table-cell>
          <table:table-cell office:value-type="float" office:value="-437.26579895" calcext:value-type="float">
            <text:p>-437.26579895</text:p>
          </table:table-cell>
        </table:table-row>
        <table:table-row table:style-name="ro1">
          <table:table-cell office:value-type="string" calcext:value-type="string">
            <text:p>W207Y</text:p>
          </table:table-cell>
          <table:table-cell office:value-type="float" office:value="-437.267706299" calcext:value-type="float">
            <text:p>-437.267706299</text:p>
          </table:table-cell>
        </table:table-row>
        <table:table-row table:style-name="ro1">
          <table:table-cell office:value-type="string" calcext:value-type="string">
            <text:p>M227A</text:p>
          </table:table-cell>
          <table:table-cell office:value-type="float" office:value="-437.268490601" calcext:value-type="float">
            <text:p>-437.268490601</text:p>
          </table:table-cell>
        </table:table-row>
        <table:table-row table:style-name="ro1">
          <table:table-cell office:value-type="string" calcext:value-type="string">
            <text:p>L309H</text:p>
          </table:table-cell>
          <table:table-cell office:value-type="float" office:value="-437.277874756" calcext:value-type="float">
            <text:p>-437.277874756</text:p>
          </table:table-cell>
        </table:table-row>
        <table:table-row table:style-name="ro1">
          <table:table-cell office:value-type="string" calcext:value-type="string">
            <text:p>Q247T</text:p>
          </table:table-cell>
          <table:table-cell office:value-type="float" office:value="-437.27951355" calcext:value-type="float">
            <text:p>-437.27951355</text:p>
          </table:table-cell>
        </table:table-row>
        <table:table-row table:style-name="ro1">
          <table:table-cell office:value-type="string" calcext:value-type="string">
            <text:p>S252N</text:p>
          </table:table-cell>
          <table:table-cell office:value-type="float" office:value="-437.279592896" calcext:value-type="float">
            <text:p>-437.279592896</text:p>
          </table:table-cell>
        </table:table-row>
        <table:table-row table:style-name="ro1">
          <table:table-cell office:value-type="string" calcext:value-type="string">
            <text:p>H410D</text:p>
          </table:table-cell>
          <table:table-cell office:value-type="float" office:value="-437.279873657" calcext:value-type="float">
            <text:p>-437.279873657</text:p>
          </table:table-cell>
        </table:table-row>
        <table:table-row table:style-name="ro1">
          <table:table-cell office:value-type="string" calcext:value-type="string">
            <text:p>R400E</text:p>
          </table:table-cell>
          <table:table-cell office:value-type="float" office:value="-437.281454468" calcext:value-type="float">
            <text:p>-437.281454468</text:p>
          </table:table-cell>
        </table:table-row>
        <table:table-row table:style-name="ro1">
          <table:table-cell office:value-type="string" calcext:value-type="string">
            <text:p>G246N</text:p>
          </table:table-cell>
          <table:table-cell office:value-type="float" office:value="-437.282781982" calcext:value-type="float">
            <text:p>-437.282781982</text:p>
          </table:table-cell>
        </table:table-row>
        <table:table-row table:style-name="ro1">
          <table:table-cell office:value-type="string" calcext:value-type="string">
            <text:p>K249M</text:p>
          </table:table-cell>
          <table:table-cell office:value-type="float" office:value="-437.283380127" calcext:value-type="float">
            <text:p>-437.283380127</text:p>
          </table:table-cell>
        </table:table-row>
        <table:table-row table:style-name="ro1">
          <table:table-cell office:value-type="string" calcext:value-type="string">
            <text:p>F308I</text:p>
          </table:table-cell>
          <table:table-cell office:value-type="float" office:value="-437.283529663" calcext:value-type="float">
            <text:p>-437.283529663</text:p>
          </table:table-cell>
        </table:table-row>
        <table:table-row table:style-name="ro1">
          <table:table-cell office:value-type="string" calcext:value-type="string">
            <text:p>E111G</text:p>
          </table:table-cell>
          <table:table-cell office:value-type="float" office:value="-437.283938599" calcext:value-type="float">
            <text:p>-437.283938599</text:p>
          </table:table-cell>
        </table:table-row>
        <table:table-row table:style-name="ro1">
          <table:table-cell office:value-type="string" calcext:value-type="string">
            <text:p>A430G</text:p>
          </table:table-cell>
          <table:table-cell office:value-type="float" office:value="-437.284527588" calcext:value-type="float">
            <text:p>-437.284527588</text:p>
          </table:table-cell>
        </table:table-row>
        <table:table-row table:style-name="ro1">
          <table:table-cell office:value-type="string" calcext:value-type="string">
            <text:p>M263S</text:p>
          </table:table-cell>
          <table:table-cell office:value-type="float" office:value="-437.285906982" calcext:value-type="float">
            <text:p>-437.285906982</text:p>
          </table:table-cell>
        </table:table-row>
        <table:table-row table:style-name="ro1">
          <table:table-cell office:value-type="string" calcext:value-type="string">
            <text:p>D268S</text:p>
          </table:table-cell>
          <table:table-cell office:value-type="float" office:value="-437.290692139" calcext:value-type="float">
            <text:p>-437.290692139</text:p>
          </table:table-cell>
        </table:table-row>
        <table:table-row table:style-name="ro1">
          <table:table-cell office:value-type="string" calcext:value-type="string">
            <text:p>D239I</text:p>
          </table:table-cell>
          <table:table-cell office:value-type="float" office:value="-437.291400146" calcext:value-type="float">
            <text:p>-437.291400146</text:p>
          </table:table-cell>
        </table:table-row>
        <table:table-row table:style-name="ro1">
          <table:table-cell office:value-type="string" calcext:value-type="string">
            <text:p>Q142W</text:p>
          </table:table-cell>
          <table:table-cell office:value-type="float" office:value="-437.29730835" calcext:value-type="float">
            <text:p>-437.29730835</text:p>
          </table:table-cell>
        </table:table-row>
        <table:table-row table:style-name="ro1">
          <table:table-cell office:value-type="string" calcext:value-type="string">
            <text:p>S321Q</text:p>
          </table:table-cell>
          <table:table-cell office:value-type="float" office:value="-437.297454834" calcext:value-type="float">
            <text:p>-437.297454834</text:p>
          </table:table-cell>
        </table:table-row>
        <table:table-row table:style-name="ro1">
          <table:table-cell office:value-type="string" calcext:value-type="string">
            <text:p>H410Y</text:p>
          </table:table-cell>
          <table:table-cell office:value-type="float" office:value="-437.297894287" calcext:value-type="float">
            <text:p>-437.297894287</text:p>
          </table:table-cell>
        </table:table-row>
        <table:table-row table:style-name="ro1">
          <table:table-cell office:value-type="string" calcext:value-type="string">
            <text:p>R338H</text:p>
          </table:table-cell>
          <table:table-cell office:value-type="float" office:value="-437.297918701" calcext:value-type="float">
            <text:p>-437.297918701</text:p>
          </table:table-cell>
        </table:table-row>
        <table:table-row table:style-name="ro1">
          <table:table-cell office:value-type="string" calcext:value-type="string">
            <text:p>E87A</text:p>
          </table:table-cell>
          <table:table-cell office:value-type="float" office:value="-437.299047852" calcext:value-type="float">
            <text:p>-437.299047852</text:p>
          </table:table-cell>
        </table:table-row>
        <table:table-row table:style-name="ro1">
          <table:table-cell office:value-type="string" calcext:value-type="string">
            <text:p>D258T</text:p>
          </table:table-cell>
          <table:table-cell office:value-type="float" office:value="-437.300152588" calcext:value-type="float">
            <text:p>-437.300152588</text:p>
          </table:table-cell>
        </table:table-row>
        <table:table-row table:style-name="ro1">
          <table:table-cell office:value-type="string" calcext:value-type="string">
            <text:p>Q242H</text:p>
          </table:table-cell>
          <table:table-cell office:value-type="float" office:value="-437.30345459" calcext:value-type="float">
            <text:p>-437.30345459</text:p>
          </table:table-cell>
        </table:table-row>
        <table:table-row table:style-name="ro1">
          <table:table-cell office:value-type="string" calcext:value-type="string">
            <text:p>D306V</text:p>
          </table:table-cell>
          <table:table-cell office:value-type="float" office:value="-437.303509521" calcext:value-type="float">
            <text:p>-437.303509521</text:p>
          </table:table-cell>
        </table:table-row>
        <table:table-row table:style-name="ro1">
          <table:table-cell office:value-type="string" calcext:value-type="string">
            <text:p>D426C</text:p>
          </table:table-cell>
          <table:table-cell office:value-type="float" office:value="-437.303540039" calcext:value-type="float">
            <text:p>-437.303540039</text:p>
          </table:table-cell>
        </table:table-row>
        <table:table-row table:style-name="ro1">
          <table:table-cell office:value-type="string" calcext:value-type="string">
            <text:p>H410V</text:p>
          </table:table-cell>
          <table:table-cell office:value-type="float" office:value="-437.305426025" calcext:value-type="float">
            <text:p>-437.305426025</text:p>
          </table:table-cell>
        </table:table-row>
        <table:table-row table:style-name="ro1">
          <table:table-cell office:value-type="string" calcext:value-type="string">
            <text:p>L408A</text:p>
          </table:table-cell>
          <table:table-cell office:value-type="float" office:value="-437.307156372" calcext:value-type="float">
            <text:p>-437.307156372</text:p>
          </table:table-cell>
        </table:table-row>
        <table:table-row table:style-name="ro1">
          <table:table-cell office:value-type="string" calcext:value-type="string">
            <text:p>S434L</text:p>
          </table:table-cell>
          <table:table-cell office:value-type="float" office:value="-437.310440063" calcext:value-type="float">
            <text:p>-437.310440063</text:p>
          </table:table-cell>
        </table:table-row>
        <table:table-row table:style-name="ro1">
          <table:table-cell office:value-type="string" calcext:value-type="string">
            <text:p>A235M</text:p>
          </table:table-cell>
          <table:table-cell office:value-type="float" office:value="-437.310714722" calcext:value-type="float">
            <text:p>-437.310714722</text:p>
          </table:table-cell>
        </table:table-row>
        <table:table-row table:style-name="ro1">
          <table:table-cell office:value-type="string" calcext:value-type="string">
            <text:p>I45Y</text:p>
          </table:table-cell>
          <table:table-cell office:value-type="float" office:value="-437.312271118" calcext:value-type="float">
            <text:p>-437.312271118</text:p>
          </table:table-cell>
        </table:table-row>
        <table:table-row table:style-name="ro1">
          <table:table-cell office:value-type="string" calcext:value-type="string">
            <text:p>G445H</text:p>
          </table:table-cell>
          <table:table-cell office:value-type="float" office:value="-437.313482666" calcext:value-type="float">
            <text:p>-437.313482666</text:p>
          </table:table-cell>
        </table:table-row>
        <table:table-row table:style-name="ro1">
          <table:table-cell office:value-type="string" calcext:value-type="string">
            <text:p>A318C</text:p>
          </table:table-cell>
          <table:table-cell office:value-type="float" office:value="-437.313919067" calcext:value-type="float">
            <text:p>-437.313919067</text:p>
          </table:table-cell>
        </table:table-row>
        <table:table-row table:style-name="ro1">
          <table:table-cell office:value-type="string" calcext:value-type="string">
            <text:p>L208T</text:p>
          </table:table-cell>
          <table:table-cell office:value-type="float" office:value="-437.316769409" calcext:value-type="float">
            <text:p>-437.316769409</text:p>
          </table:table-cell>
        </table:table-row>
        <table:table-row table:style-name="ro1">
          <table:table-cell office:value-type="string" calcext:value-type="string">
            <text:p>R338C</text:p>
          </table:table-cell>
          <table:table-cell office:value-type="float" office:value="-437.317315674" calcext:value-type="float">
            <text:p>-437.317315674</text:p>
          </table:table-cell>
        </table:table-row>
        <table:table-row table:style-name="ro1">
          <table:table-cell office:value-type="string" calcext:value-type="string">
            <text:p>L150P</text:p>
          </table:table-cell>
          <table:table-cell office:value-type="float" office:value="-437.317330933" calcext:value-type="float">
            <text:p>-437.317330933</text:p>
          </table:table-cell>
        </table:table-row>
        <table:table-row table:style-name="ro1">
          <table:table-cell office:value-type="string" calcext:value-type="string">
            <text:p>P390I</text:p>
          </table:table-cell>
          <table:table-cell office:value-type="float" office:value="-437.318380737" calcext:value-type="float">
            <text:p>-437.318380737</text:p>
          </table:table-cell>
        </table:table-row>
        <table:table-row table:style-name="ro1">
          <table:table-cell office:value-type="string" calcext:value-type="string">
            <text:p>A202D</text:p>
          </table:table-cell>
          <table:table-cell office:value-type="float" office:value="-437.318695068" calcext:value-type="float">
            <text:p>-437.318695068</text:p>
          </table:table-cell>
        </table:table-row>
        <table:table-row table:style-name="ro1">
          <table:table-cell office:value-type="string" calcext:value-type="string">
            <text:p>T65V</text:p>
          </table:table-cell>
          <table:table-cell office:value-type="float" office:value="-437.321655273" calcext:value-type="float">
            <text:p>-437.321655273</text:p>
          </table:table-cell>
        </table:table-row>
        <table:table-row table:style-name="ro1">
          <table:table-cell office:value-type="string" calcext:value-type="string">
            <text:p>P376D</text:p>
          </table:table-cell>
          <table:table-cell office:value-type="float" office:value="-437.322796631" calcext:value-type="float">
            <text:p>-437.322796631</text:p>
          </table:table-cell>
        </table:table-row>
        <table:table-row table:style-name="ro1">
          <table:table-cell office:value-type="string" calcext:value-type="string">
            <text:p>Q437E</text:p>
          </table:table-cell>
          <table:table-cell office:value-type="float" office:value="-437.325415039" calcext:value-type="float">
            <text:p>-437.325415039</text:p>
          </table:table-cell>
        </table:table-row>
        <table:table-row table:style-name="ro1">
          <table:table-cell office:value-type="string" calcext:value-type="string">
            <text:p>F405A</text:p>
          </table:table-cell>
          <table:table-cell office:value-type="float" office:value="-437.326809692" calcext:value-type="float">
            <text:p>-437.326809692</text:p>
          </table:table-cell>
        </table:table-row>
        <table:table-row table:style-name="ro1">
          <table:table-cell office:value-type="string" calcext:value-type="string">
            <text:p>F274H</text:p>
          </table:table-cell>
          <table:table-cell office:value-type="float" office:value="-437.329919434" calcext:value-type="float">
            <text:p>-437.329919434</text:p>
          </table:table-cell>
        </table:table-row>
        <table:table-row table:style-name="ro1">
          <table:table-cell office:value-type="string" calcext:value-type="string">
            <text:p>G344A</text:p>
          </table:table-cell>
          <table:table-cell office:value-type="float" office:value="-437.333422852" calcext:value-type="float">
            <text:p>-437.333422852</text:p>
          </table:table-cell>
        </table:table-row>
        <table:table-row table:style-name="ro1">
          <table:table-cell office:value-type="string" calcext:value-type="string">
            <text:p>F149Q</text:p>
          </table:table-cell>
          <table:table-cell office:value-type="float" office:value="-437.334594727" calcext:value-type="float">
            <text:p>-437.334594727</text:p>
          </table:table-cell>
        </table:table-row>
        <table:table-row table:style-name="ro1">
          <table:table-cell office:value-type="string" calcext:value-type="string">
            <text:p>K360L</text:p>
          </table:table-cell>
          <table:table-cell office:value-type="float" office:value="-437.338327026" calcext:value-type="float">
            <text:p>-437.338327026</text:p>
          </table:table-cell>
        </table:table-row>
        <table:table-row table:style-name="ro1">
          <table:table-cell office:value-type="string" calcext:value-type="string">
            <text:p>V229C</text:p>
          </table:table-cell>
          <table:table-cell office:value-type="float" office:value="-437.341708374" calcext:value-type="float">
            <text:p>-437.341708374</text:p>
          </table:table-cell>
        </table:table-row>
        <table:table-row table:style-name="ro1">
          <table:table-cell office:value-type="string" calcext:value-type="string">
            <text:p>N254A</text:p>
          </table:table-cell>
          <table:table-cell office:value-type="float" office:value="-437.344570923" calcext:value-type="float">
            <text:p>-437.344570923</text:p>
          </table:table-cell>
        </table:table-row>
        <table:table-row table:style-name="ro1">
          <table:table-cell office:value-type="string" calcext:value-type="string">
            <text:p>A342E</text:p>
          </table:table-cell>
          <table:table-cell office:value-type="float" office:value="-437.347052002" calcext:value-type="float">
            <text:p>-437.347052002</text:p>
          </table:table-cell>
        </table:table-row>
        <table:table-row table:style-name="ro1">
          <table:table-cell office:value-type="string" calcext:value-type="string">
            <text:p>C417V</text:p>
          </table:table-cell>
          <table:table-cell office:value-type="float" office:value="-437.349108887" calcext:value-type="float">
            <text:p>-437.349108887</text:p>
          </table:table-cell>
        </table:table-row>
        <table:table-row table:style-name="ro1">
          <table:table-cell office:value-type="string" calcext:value-type="string">
            <text:p>F311V</text:p>
          </table:table-cell>
          <table:table-cell office:value-type="float" office:value="-437.350183105" calcext:value-type="float">
            <text:p>-437.350183105</text:p>
          </table:table-cell>
        </table:table-row>
        <table:table-row table:style-name="ro1">
          <table:table-cell office:value-type="string" calcext:value-type="string">
            <text:p>M326D</text:p>
          </table:table-cell>
          <table:table-cell office:value-type="float" office:value="-437.350750732" calcext:value-type="float">
            <text:p>-437.350750732</text:p>
          </table:table-cell>
        </table:table-row>
        <table:table-row table:style-name="ro1">
          <table:table-cell office:value-type="string" calcext:value-type="string">
            <text:p>Q142M</text:p>
          </table:table-cell>
          <table:table-cell office:value-type="float" office:value="-437.351287842" calcext:value-type="float">
            <text:p>-437.351287842</text:p>
          </table:table-cell>
        </table:table-row>
        <table:table-row table:style-name="ro1">
          <table:table-cell office:value-type="string" calcext:value-type="string">
            <text:p>Y259I</text:p>
          </table:table-cell>
          <table:table-cell office:value-type="float" office:value="-437.355636597" calcext:value-type="float">
            <text:p>-437.355636597</text:p>
          </table:table-cell>
        </table:table-row>
        <table:table-row table:style-name="ro1">
          <table:table-cell office:value-type="string" calcext:value-type="string">
            <text:p>V81R</text:p>
          </table:table-cell>
          <table:table-cell office:value-type="float" office:value="-437.357376099" calcext:value-type="float">
            <text:p>-437.357376099</text:p>
          </table:table-cell>
        </table:table-row>
        <table:table-row table:style-name="ro1">
          <table:table-cell office:value-type="string" calcext:value-type="string">
            <text:p>Q136G</text:p>
          </table:table-cell>
          <table:table-cell office:value-type="float" office:value="-437.358300781" calcext:value-type="float">
            <text:p>-437.358300781</text:p>
          </table:table-cell>
        </table:table-row>
        <table:table-row table:style-name="ro1">
          <table:table-cell office:value-type="string" calcext:value-type="string">
            <text:p>K443S</text:p>
          </table:table-cell>
          <table:table-cell office:value-type="float" office:value="-437.361184692" calcext:value-type="float">
            <text:p>-437.361184692</text:p>
          </table:table-cell>
        </table:table-row>
        <table:table-row table:style-name="ro1">
          <table:table-cell office:value-type="string" calcext:value-type="string">
            <text:p>Y333P</text:p>
          </table:table-cell>
          <table:table-cell office:value-type="float" office:value="-437.368237305" calcext:value-type="float">
            <text:p>-437.368237305</text:p>
          </table:table-cell>
        </table:table-row>
        <table:table-row table:style-name="ro1">
          <table:table-cell office:value-type="string" calcext:value-type="string">
            <text:p>N165S</text:p>
          </table:table-cell>
          <table:table-cell office:value-type="float" office:value="-437.369900513" calcext:value-type="float">
            <text:p>-437.369900513</text:p>
          </table:table-cell>
        </table:table-row>
        <table:table-row table:style-name="ro1">
          <table:table-cell office:value-type="string" calcext:value-type="string">
            <text:p>Y182K</text:p>
          </table:table-cell>
          <table:table-cell office:value-type="float" office:value="-437.370718384" calcext:value-type="float">
            <text:p>-437.370718384</text:p>
          </table:table-cell>
        </table:table-row>
        <table:table-row table:style-name="ro1">
          <table:table-cell office:value-type="string" calcext:value-type="string">
            <text:p>H58A</text:p>
          </table:table-cell>
          <table:table-cell office:value-type="float" office:value="-437.372286987" calcext:value-type="float">
            <text:p>-437.372286987</text:p>
          </table:table-cell>
        </table:table-row>
        <table:table-row table:style-name="ro1">
          <table:table-cell office:value-type="string" calcext:value-type="string">
            <text:p>Y42E</text:p>
          </table:table-cell>
          <table:table-cell office:value-type="float" office:value="-437.372790527" calcext:value-type="float">
            <text:p>-437.372790527</text:p>
          </table:table-cell>
        </table:table-row>
        <table:table-row table:style-name="ro1">
          <table:table-cell office:value-type="string" calcext:value-type="string">
            <text:p>K36H</text:p>
          </table:table-cell>
          <table:table-cell office:value-type="float" office:value="-437.372866821" calcext:value-type="float">
            <text:p>-437.372866821</text:p>
          </table:table-cell>
        </table:table-row>
        <table:table-row table:style-name="ro1">
          <table:table-cell office:value-type="string" calcext:value-type="string">
            <text:p>H141G</text:p>
          </table:table-cell>
          <table:table-cell office:value-type="float" office:value="-437.373132324" calcext:value-type="float">
            <text:p>-437.373132324</text:p>
          </table:table-cell>
        </table:table-row>
        <table:table-row table:style-name="ro1">
          <table:table-cell office:value-type="string" calcext:value-type="string">
            <text:p>L84K</text:p>
          </table:table-cell>
          <table:table-cell office:value-type="float" office:value="-437.37746582" calcext:value-type="float">
            <text:p>-437.37746582</text:p>
          </table:table-cell>
        </table:table-row>
        <table:table-row table:style-name="ro1">
          <table:table-cell office:value-type="string" calcext:value-type="string">
            <text:p>G344S</text:p>
          </table:table-cell>
          <table:table-cell office:value-type="float" office:value="-437.381155396" calcext:value-type="float">
            <text:p>-437.381155396</text:p>
          </table:table-cell>
        </table:table-row>
        <table:table-row table:style-name="ro1">
          <table:table-cell office:value-type="string" calcext:value-type="string">
            <text:p>H410P</text:p>
          </table:table-cell>
          <table:table-cell office:value-type="float" office:value="-437.381845093" calcext:value-type="float">
            <text:p>-437.381845093</text:p>
          </table:table-cell>
        </table:table-row>
        <table:table-row table:style-name="ro1">
          <table:table-cell office:value-type="string" calcext:value-type="string">
            <text:p>T349V</text:p>
          </table:table-cell>
          <table:table-cell office:value-type="float" office:value="-437.383251953" calcext:value-type="float">
            <text:p>-437.383251953</text:p>
          </table:table-cell>
        </table:table-row>
        <table:table-row table:style-name="ro1">
          <table:table-cell office:value-type="string" calcext:value-type="string">
            <text:p>F149V</text:p>
          </table:table-cell>
          <table:table-cell office:value-type="float" office:value="-437.383380127" calcext:value-type="float">
            <text:p>-437.383380127</text:p>
          </table:table-cell>
        </table:table-row>
        <table:table-row table:style-name="ro1">
          <table:table-cell office:value-type="string" calcext:value-type="string">
            <text:p>G359C</text:p>
          </table:table-cell>
          <table:table-cell office:value-type="float" office:value="-437.386053467" calcext:value-type="float">
            <text:p>-437.386053467</text:p>
          </table:table-cell>
        </table:table-row>
        <table:table-row table:style-name="ro1">
          <table:table-cell office:value-type="string" calcext:value-type="string">
            <text:p>V106F</text:p>
          </table:table-cell>
          <table:table-cell office:value-type="float" office:value="-437.386724854" calcext:value-type="float">
            <text:p>-437.386724854</text:p>
          </table:table-cell>
        </table:table-row>
        <table:table-row table:style-name="ro1">
          <table:table-cell office:value-type="string" calcext:value-type="string">
            <text:p>G409E</text:p>
          </table:table-cell>
          <table:table-cell office:value-type="float" office:value="-437.386743164" calcext:value-type="float">
            <text:p>-437.386743164</text:p>
          </table:table-cell>
        </table:table-row>
        <table:table-row table:style-name="ro1">
          <table:table-cell office:value-type="string" calcext:value-type="string">
            <text:p>G409T</text:p>
          </table:table-cell>
          <table:table-cell office:value-type="float" office:value="-437.394476318" calcext:value-type="float">
            <text:p>-437.394476318</text:p>
          </table:table-cell>
        </table:table-row>
        <table:table-row table:style-name="ro1">
          <table:table-cell office:value-type="string" calcext:value-type="string">
            <text:p>V151N</text:p>
          </table:table-cell>
          <table:table-cell office:value-type="float" office:value="-437.394570923" calcext:value-type="float">
            <text:p>-437.394570923</text:p>
          </table:table-cell>
        </table:table-row>
        <table:table-row table:style-name="ro1">
          <table:table-cell office:value-type="string" calcext:value-type="string">
            <text:p>L339F</text:p>
          </table:table-cell>
          <table:table-cell office:value-type="float" office:value="-437.394775391" calcext:value-type="float">
            <text:p>-437.394775391</text:p>
          </table:table-cell>
        </table:table-row>
        <table:table-row table:style-name="ro1">
          <table:table-cell office:value-type="string" calcext:value-type="string">
            <text:p>M155F</text:p>
          </table:table-cell>
          <table:table-cell office:value-type="float" office:value="-437.39536438" calcext:value-type="float">
            <text:p>-437.39536438</text:p>
          </table:table-cell>
        </table:table-row>
        <table:table-row table:style-name="ro1">
          <table:table-cell office:value-type="string" calcext:value-type="string">
            <text:p>V55Y</text:p>
          </table:table-cell>
          <table:table-cell office:value-type="float" office:value="-437.397531128" calcext:value-type="float">
            <text:p>-437.397531128</text:p>
          </table:table-cell>
        </table:table-row>
        <table:table-row table:style-name="ro1">
          <table:table-cell office:value-type="string" calcext:value-type="string">
            <text:p>V229M</text:p>
          </table:table-cell>
          <table:table-cell office:value-type="float" office:value="-437.398336792" calcext:value-type="float">
            <text:p>-437.398336792</text:p>
          </table:table-cell>
        </table:table-row>
        <table:table-row table:style-name="ro1">
          <table:table-cell office:value-type="string" calcext:value-type="string">
            <text:p>Y333Q</text:p>
          </table:table-cell>
          <table:table-cell office:value-type="float" office:value="-437.39888916" calcext:value-type="float">
            <text:p>-437.39888916</text:p>
          </table:table-cell>
        </table:table-row>
        <table:table-row table:style-name="ro1">
          <table:table-cell office:value-type="string" calcext:value-type="string">
            <text:p>Y352T</text:p>
          </table:table-cell>
          <table:table-cell office:value-type="float" office:value="-437.400393677" calcext:value-type="float">
            <text:p>-437.400393677</text:p>
          </table:table-cell>
        </table:table-row>
        <table:table-row table:style-name="ro1">
          <table:table-cell office:value-type="string" calcext:value-type="string">
            <text:p>T273N</text:p>
          </table:table-cell>
          <table:table-cell office:value-type="float" office:value="-437.40144043" calcext:value-type="float">
            <text:p>-437.40144043</text:p>
          </table:table-cell>
        </table:table-row>
        <table:table-row table:style-name="ro1">
          <table:table-cell office:value-type="string" calcext:value-type="string">
            <text:p>L364I</text:p>
          </table:table-cell>
          <table:table-cell office:value-type="float" office:value="-437.404937744" calcext:value-type="float">
            <text:p>-437.404937744</text:p>
          </table:table-cell>
        </table:table-row>
        <table:table-row table:style-name="ro1">
          <table:table-cell office:value-type="string" calcext:value-type="string">
            <text:p>R400H</text:p>
          </table:table-cell>
          <table:table-cell office:value-type="float" office:value="-437.405075073" calcext:value-type="float">
            <text:p>-437.405075073</text:p>
          </table:table-cell>
        </table:table-row>
        <table:table-row table:style-name="ro1">
          <table:table-cell office:value-type="string" calcext:value-type="string">
            <text:p>L208N</text:p>
          </table:table-cell>
          <table:table-cell office:value-type="float" office:value="-437.40524292" calcext:value-type="float">
            <text:p>-437.40524292</text:p>
          </table:table-cell>
        </table:table-row>
        <table:table-row table:style-name="ro1">
          <table:table-cell office:value-type="string" calcext:value-type="string">
            <text:p>V413C</text:p>
          </table:table-cell>
          <table:table-cell office:value-type="float" office:value="-437.41078186" calcext:value-type="float">
            <text:p>-437.41078186</text:p>
          </table:table-cell>
        </table:table-row>
        <table:table-row table:style-name="ro1">
          <table:table-cell office:value-type="string" calcext:value-type="string">
            <text:p>G80E</text:p>
          </table:table-cell>
          <table:table-cell office:value-type="float" office:value="-437.41232605" calcext:value-type="float">
            <text:p>-437.41232605</text:p>
          </table:table-cell>
        </table:table-row>
        <table:table-row table:style-name="ro1">
          <table:table-cell office:value-type="string" calcext:value-type="string">
            <text:p>R301T</text:p>
          </table:table-cell>
          <table:table-cell office:value-type="float" office:value="-437.413046265" calcext:value-type="float">
            <text:p>-437.413046265</text:p>
          </table:table-cell>
        </table:table-row>
        <table:table-row table:style-name="ro1">
          <table:table-cell office:value-type="string" calcext:value-type="string">
            <text:p>I433V</text:p>
          </table:table-cell>
          <table:table-cell office:value-type="float" office:value="-437.414450073" calcext:value-type="float">
            <text:p>-437.414450073</text:p>
          </table:table-cell>
        </table:table-row>
        <table:table-row table:style-name="ro1">
          <table:table-cell office:value-type="string" calcext:value-type="string">
            <text:p>F311A</text:p>
          </table:table-cell>
          <table:table-cell office:value-type="float" office:value="-437.415142822" calcext:value-type="float">
            <text:p>-437.415142822</text:p>
          </table:table-cell>
        </table:table-row>
        <table:table-row table:style-name="ro1">
          <table:table-cell office:value-type="string" calcext:value-type="string">
            <text:p>I391S</text:p>
          </table:table-cell>
          <table:table-cell office:value-type="float" office:value="-437.416680908" calcext:value-type="float">
            <text:p>-437.416680908</text:p>
          </table:table-cell>
        </table:table-row>
        <table:table-row table:style-name="ro1">
          <table:table-cell office:value-type="string" calcext:value-type="string">
            <text:p>C203Y</text:p>
          </table:table-cell>
          <table:table-cell office:value-type="float" office:value="-437.417242432" calcext:value-type="float">
            <text:p>-437.417242432</text:p>
          </table:table-cell>
        </table:table-row>
        <table:table-row table:style-name="ro1">
          <table:table-cell office:value-type="string" calcext:value-type="string">
            <text:p>R240N</text:p>
          </table:table-cell>
          <table:table-cell office:value-type="float" office:value="-437.41789856" calcext:value-type="float">
            <text:p>-437.41789856</text:p>
          </table:table-cell>
        </table:table-row>
        <table:table-row table:style-name="ro1">
          <table:table-cell office:value-type="string" calcext:value-type="string">
            <text:p>R79V</text:p>
          </table:table-cell>
          <table:table-cell office:value-type="float" office:value="-437.422387695" calcext:value-type="float">
            <text:p>-437.422387695</text:p>
          </table:table-cell>
        </table:table-row>
        <table:table-row table:style-name="ro1">
          <table:table-cell office:value-type="string" calcext:value-type="string">
            <text:p>A237D</text:p>
          </table:table-cell>
          <table:table-cell office:value-type="float" office:value="-437.430557251" calcext:value-type="float">
            <text:p>-437.430557251</text:p>
          </table:table-cell>
        </table:table-row>
        <table:table-row table:style-name="ro1">
          <table:table-cell office:value-type="string" calcext:value-type="string">
            <text:p>V85L</text:p>
          </table:table-cell>
          <table:table-cell office:value-type="float" office:value="-437.436108398" calcext:value-type="float">
            <text:p>-437.436108398</text:p>
          </table:table-cell>
        </table:table-row>
        <table:table-row table:style-name="ro1">
          <table:table-cell office:value-type="string" calcext:value-type="string">
            <text:p>S324L</text:p>
          </table:table-cell>
          <table:table-cell office:value-type="float" office:value="-437.437628174" calcext:value-type="float">
            <text:p>-437.437628174</text:p>
          </table:table-cell>
        </table:table-row>
        <table:table-row table:style-name="ro1">
          <table:table-cell office:value-type="string" calcext:value-type="string">
            <text:p>L53D</text:p>
          </table:table-cell>
          <table:table-cell office:value-type="float" office:value="-437.438037109" calcext:value-type="float">
            <text:p>-437.438037109</text:p>
          </table:table-cell>
        </table:table-row>
        <table:table-row table:style-name="ro1">
          <table:table-cell office:value-type="string" calcext:value-type="string">
            <text:p>A241E</text:p>
          </table:table-cell>
          <table:table-cell office:value-type="float" office:value="-437.440530396" calcext:value-type="float">
            <text:p>-437.440530396</text:p>
          </table:table-cell>
        </table:table-row>
        <table:table-row table:style-name="ro1">
          <table:table-cell office:value-type="string" calcext:value-type="string">
            <text:p>L271E</text:p>
          </table:table-cell>
          <table:table-cell office:value-type="float" office:value="-437.443255615" calcext:value-type="float">
            <text:p>-437.443255615</text:p>
          </table:table-cell>
        </table:table-row>
        <table:table-row table:style-name="ro1">
          <table:table-cell office:value-type="string" calcext:value-type="string">
            <text:p>G181Y</text:p>
          </table:table-cell>
          <table:table-cell office:value-type="float" office:value="-437.443313599" calcext:value-type="float">
            <text:p>-437.443313599</text:p>
          </table:table-cell>
        </table:table-row>
        <table:table-row table:style-name="ro1">
          <table:table-cell office:value-type="string" calcext:value-type="string">
            <text:p>P196V</text:p>
          </table:table-cell>
          <table:table-cell office:value-type="float" office:value="-437.444897461" calcext:value-type="float">
            <text:p>-437.444897461</text:p>
          </table:table-cell>
        </table:table-row>
        <table:table-row table:style-name="ro1">
          <table:table-cell office:value-type="string" calcext:value-type="string">
            <text:p>G181Q</text:p>
          </table:table-cell>
          <table:table-cell office:value-type="float" office:value="-437.445895386" calcext:value-type="float">
            <text:p>-437.445895386</text:p>
          </table:table-cell>
        </table:table-row>
        <table:table-row table:style-name="ro1">
          <table:table-cell office:value-type="string" calcext:value-type="string">
            <text:p>Y352E</text:p>
          </table:table-cell>
          <table:table-cell office:value-type="float" office:value="-437.446224976" calcext:value-type="float">
            <text:p>-437.446224976</text:p>
          </table:table-cell>
        </table:table-row>
        <table:table-row table:style-name="ro1">
          <table:table-cell office:value-type="string" calcext:value-type="string">
            <text:p>G431V</text:p>
          </table:table-cell>
          <table:table-cell office:value-type="float" office:value="-437.446624756" calcext:value-type="float">
            <text:p>-437.446624756</text:p>
          </table:table-cell>
        </table:table-row>
        <table:table-row table:style-name="ro1">
          <table:table-cell office:value-type="string" calcext:value-type="string">
            <text:p>K201Y</text:p>
          </table:table-cell>
          <table:table-cell office:value-type="float" office:value="-437.447875977" calcext:value-type="float">
            <text:p>-437.447875977</text:p>
          </table:table-cell>
        </table:table-row>
        <table:table-row table:style-name="ro1">
          <table:table-cell office:value-type="string" calcext:value-type="string">
            <text:p>T245G</text:p>
          </table:table-cell>
          <table:table-cell office:value-type="float" office:value="-437.450595093" calcext:value-type="float">
            <text:p>-437.450595093</text:p>
          </table:table-cell>
        </table:table-row>
        <table:table-row table:style-name="ro1">
          <table:table-cell office:value-type="string" calcext:value-type="string">
            <text:p>V287L</text:p>
          </table:table-cell>
          <table:table-cell office:value-type="float" office:value="-437.450927734" calcext:value-type="float">
            <text:p>-437.450927734</text:p>
          </table:table-cell>
        </table:table-row>
        <table:table-row table:style-name="ro1">
          <table:table-cell office:value-type="string" calcext:value-type="string">
            <text:p>G143I</text:p>
          </table:table-cell>
          <table:table-cell office:value-type="float" office:value="-437.452496338" calcext:value-type="float">
            <text:p>-437.452496338</text:p>
          </table:table-cell>
        </table:table-row>
        <table:table-row table:style-name="ro1">
          <table:table-cell office:value-type="string" calcext:value-type="string">
            <text:p>I88E</text:p>
          </table:table-cell>
          <table:table-cell office:value-type="float" office:value="-437.453231812" calcext:value-type="float">
            <text:p>-437.453231812</text:p>
          </table:table-cell>
        </table:table-row>
        <table:table-row table:style-name="ro1">
          <table:table-cell office:value-type="string" calcext:value-type="string">
            <text:p>E228M</text:p>
          </table:table-cell>
          <table:table-cell office:value-type="float" office:value="-437.45329895" calcext:value-type="float">
            <text:p>-437.45329895</text:p>
          </table:table-cell>
        </table:table-row>
        <table:table-row table:style-name="ro1">
          <table:table-cell office:value-type="string" calcext:value-type="string">
            <text:p>Q136E</text:p>
          </table:table-cell>
          <table:table-cell office:value-type="float" office:value="-437.454949951" calcext:value-type="float">
            <text:p>-437.454949951</text:p>
          </table:table-cell>
        </table:table-row>
        <table:table-row table:style-name="ro1">
          <table:table-cell office:value-type="string" calcext:value-type="string">
            <text:p>P196T</text:p>
          </table:table-cell>
          <table:table-cell office:value-type="float" office:value="-437.456472778" calcext:value-type="float">
            <text:p>-437.456472778</text:p>
          </table:table-cell>
        </table:table-row>
        <table:table-row table:style-name="ro1">
          <table:table-cell office:value-type="string" calcext:value-type="string">
            <text:p>A300T</text:p>
          </table:table-cell>
          <table:table-cell office:value-type="float" office:value="-437.459686279" calcext:value-type="float">
            <text:p>-437.459686279</text:p>
          </table:table-cell>
        </table:table-row>
        <table:table-row table:style-name="ro1">
          <table:table-cell office:value-type="string" calcext:value-type="string">
            <text:p>A342S</text:p>
          </table:table-cell>
          <table:table-cell office:value-type="float" office:value="-437.460858154" calcext:value-type="float">
            <text:p>-437.460858154</text:p>
          </table:table-cell>
        </table:table-row>
        <table:table-row table:style-name="ro1">
          <table:table-cell office:value-type="string" calcext:value-type="string">
            <text:p>P232H</text:p>
          </table:table-cell>
          <table:table-cell office:value-type="float" office:value="-437.466125488" calcext:value-type="float">
            <text:p>-437.466125488</text:p>
          </table:table-cell>
        </table:table-row>
        <table:table-row table:style-name="ro1">
          <table:table-cell office:value-type="string" calcext:value-type="string">
            <text:p>V110R</text:p>
          </table:table-cell>
          <table:table-cell office:value-type="float" office:value="-437.467001343" calcext:value-type="float">
            <text:p>-437.467001343</text:p>
          </table:table-cell>
        </table:table-row>
        <table:table-row table:style-name="ro1">
          <table:table-cell office:value-type="string" calcext:value-type="string">
            <text:p>Y42N</text:p>
          </table:table-cell>
          <table:table-cell office:value-type="float" office:value="-437.470574951" calcext:value-type="float">
            <text:p>-437.470574951</text:p>
          </table:table-cell>
        </table:table-row>
        <table:table-row table:style-name="ro1">
          <table:table-cell office:value-type="string" calcext:value-type="string">
            <text:p>Q243Y</text:p>
          </table:table-cell>
          <table:table-cell office:value-type="float" office:value="-437.473580933" calcext:value-type="float">
            <text:p>-437.473580933</text:p>
          </table:table-cell>
        </table:table-row>
        <table:table-row table:style-name="ro1">
          <table:table-cell office:value-type="string" calcext:value-type="string">
            <text:p>P330N</text:p>
          </table:table-cell>
          <table:table-cell office:value-type="float" office:value="-437.473583984" calcext:value-type="float">
            <text:p>-437.473583984</text:p>
          </table:table-cell>
        </table:table-row>
        <table:table-row table:style-name="ro1">
          <table:table-cell office:value-type="string" calcext:value-type="string">
            <text:p>A275N</text:p>
          </table:table-cell>
          <table:table-cell office:value-type="float" office:value="-437.474707031" calcext:value-type="float">
            <text:p>-437.474707031</text:p>
          </table:table-cell>
        </table:table-row>
        <table:table-row table:style-name="ro1">
          <table:table-cell office:value-type="string" calcext:value-type="string">
            <text:p>V85K</text:p>
          </table:table-cell>
          <table:table-cell office:value-type="float" office:value="-437.474957275" calcext:value-type="float">
            <text:p>-437.474957275</text:p>
          </table:table-cell>
        </table:table-row>
        <table:table-row table:style-name="ro1">
          <table:table-cell office:value-type="string" calcext:value-type="string">
            <text:p>A56W</text:p>
          </table:table-cell>
          <table:table-cell office:value-type="float" office:value="-437.475302124" calcext:value-type="float">
            <text:p>-437.475302124</text:p>
          </table:table-cell>
        </table:table-row>
        <table:table-row table:style-name="ro1">
          <table:table-cell office:value-type="string" calcext:value-type="string">
            <text:p>A387L</text:p>
          </table:table-cell>
          <table:table-cell office:value-type="float" office:value="-437.475830078" calcext:value-type="float">
            <text:p>-437.475830078</text:p>
          </table:table-cell>
        </table:table-row>
        <table:table-row table:style-name="ro1">
          <table:table-cell office:value-type="string" calcext:value-type="string">
            <text:p>H126Y</text:p>
          </table:table-cell>
          <table:table-cell office:value-type="float" office:value="-437.475933838" calcext:value-type="float">
            <text:p>-437.475933838</text:p>
          </table:table-cell>
        </table:table-row>
        <table:table-row table:style-name="ro1">
          <table:table-cell office:value-type="string" calcext:value-type="string">
            <text:p>C332Q</text:p>
          </table:table-cell>
          <table:table-cell office:value-type="float" office:value="-437.481225586" calcext:value-type="float">
            <text:p>-437.481225586</text:p>
          </table:table-cell>
        </table:table-row>
        <table:table-row table:style-name="ro1">
          <table:table-cell office:value-type="string" calcext:value-type="string">
            <text:p>D306A</text:p>
          </table:table-cell>
          <table:table-cell office:value-type="float" office:value="-437.481286621" calcext:value-type="float">
            <text:p>-437.481286621</text:p>
          </table:table-cell>
        </table:table-row>
        <table:table-row table:style-name="ro1">
          <table:table-cell office:value-type="string" calcext:value-type="string">
            <text:p>I392A</text:p>
          </table:table-cell>
          <table:table-cell office:value-type="float" office:value="-437.481942749" calcext:value-type="float">
            <text:p>-437.481942749</text:p>
          </table:table-cell>
        </table:table-row>
        <table:table-row table:style-name="ro1">
          <table:table-cell office:value-type="string" calcext:value-type="string">
            <text:p>M385K</text:p>
          </table:table-cell>
          <table:table-cell office:value-type="float" office:value="-437.482281494" calcext:value-type="float">
            <text:p>-437.482281494</text:p>
          </table:table-cell>
        </table:table-row>
        <table:table-row table:style-name="ro1">
          <table:table-cell office:value-type="string" calcext:value-type="string">
            <text:p>A200Q</text:p>
          </table:table-cell>
          <table:table-cell office:value-type="float" office:value="-437.483685303" calcext:value-type="float">
            <text:p>-437.483685303</text:p>
          </table:table-cell>
        </table:table-row>
        <table:table-row table:style-name="ro1">
          <table:table-cell office:value-type="string" calcext:value-type="string">
            <text:p>G403D</text:p>
          </table:table-cell>
          <table:table-cell office:value-type="float" office:value="-437.483834839" calcext:value-type="float">
            <text:p>-437.483834839</text:p>
          </table:table-cell>
        </table:table-row>
        <table:table-row table:style-name="ro1">
          <table:table-cell office:value-type="string" calcext:value-type="string">
            <text:p>D440Y</text:p>
          </table:table-cell>
          <table:table-cell office:value-type="float" office:value="-437.485498047" calcext:value-type="float">
            <text:p>-437.485498047</text:p>
          </table:table-cell>
        </table:table-row>
        <table:table-row table:style-name="ro1">
          <table:table-cell office:value-type="string" calcext:value-type="string">
            <text:p>M227S</text:p>
          </table:table-cell>
          <table:table-cell office:value-type="float" office:value="-437.485754395" calcext:value-type="float">
            <text:p>-437.485754395</text:p>
          </table:table-cell>
        </table:table-row>
        <table:table-row table:style-name="ro1">
          <table:table-cell office:value-type="string" calcext:value-type="string">
            <text:p>H58M</text:p>
          </table:table-cell>
          <table:table-cell office:value-type="float" office:value="-437.485906982" calcext:value-type="float">
            <text:p>-437.485906982</text:p>
          </table:table-cell>
        </table:table-row>
        <table:table-row table:style-name="ro1">
          <table:table-cell office:value-type="string" calcext:value-type="string">
            <text:p>S64T</text:p>
          </table:table-cell>
          <table:table-cell office:value-type="float" office:value="-437.486553955" calcext:value-type="float">
            <text:p>-437.486553955</text:p>
          </table:table-cell>
        </table:table-row>
        <table:table-row table:style-name="ro1">
          <table:table-cell office:value-type="string" calcext:value-type="string">
            <text:p>G139T</text:p>
          </table:table-cell>
          <table:table-cell office:value-type="float" office:value="-437.492803955" calcext:value-type="float">
            <text:p>-437.492803955</text:p>
          </table:table-cell>
        </table:table-row>
        <table:table-row table:style-name="ro1">
          <table:table-cell office:value-type="string" calcext:value-type="string">
            <text:p>M238C</text:p>
          </table:table-cell>
          <table:table-cell office:value-type="float" office:value="-437.49493103" calcext:value-type="float">
            <text:p>-437.49493103</text:p>
          </table:table-cell>
        </table:table-row>
        <table:table-row table:style-name="ro1">
          <table:table-cell office:value-type="string" calcext:value-type="string">
            <text:p>C441D</text:p>
          </table:table-cell>
          <table:table-cell office:value-type="float" office:value="-437.501147461" calcext:value-type="float">
            <text:p>-437.501147461</text:p>
          </table:table-cell>
        </table:table-row>
        <table:table-row table:style-name="ro1">
          <table:table-cell office:value-type="string" calcext:value-type="string">
            <text:p>G100C</text:p>
          </table:table-cell>
          <table:table-cell office:value-type="float" office:value="-437.50473938" calcext:value-type="float">
            <text:p>-437.50473938</text:p>
          </table:table-cell>
        </table:table-row>
        <table:table-row table:style-name="ro1">
          <table:table-cell office:value-type="string" calcext:value-type="string">
            <text:p>Y259W</text:p>
          </table:table-cell>
          <table:table-cell office:value-type="float" office:value="-437.507519531" calcext:value-type="float">
            <text:p>-437.507519531</text:p>
          </table:table-cell>
        </table:table-row>
        <table:table-row table:style-name="ro1">
          <table:table-cell office:value-type="string" calcext:value-type="string">
            <text:p>G411R</text:p>
          </table:table-cell>
          <table:table-cell office:value-type="float" office:value="-437.508700562" calcext:value-type="float">
            <text:p>-437.508700562</text:p>
          </table:table-cell>
        </table:table-row>
        <table:table-row table:style-name="ro1">
          <table:table-cell office:value-type="string" calcext:value-type="string">
            <text:p>D239W</text:p>
          </table:table-cell>
          <table:table-cell office:value-type="float" office:value="-437.509692383" calcext:value-type="float">
            <text:p>-437.509692383</text:p>
          </table:table-cell>
        </table:table-row>
        <table:table-row table:style-name="ro1">
          <table:table-cell office:value-type="string" calcext:value-type="string">
            <text:p>H358L</text:p>
          </table:table-cell>
          <table:table-cell office:value-type="float" office:value="-437.510870361" calcext:value-type="float">
            <text:p>-437.510870361</text:p>
          </table:table-cell>
        </table:table-row>
        <table:table-row table:style-name="ro1">
          <table:table-cell office:value-type="string" calcext:value-type="string">
            <text:p>L331S</text:p>
          </table:table-cell>
          <table:table-cell office:value-type="float" office:value="-437.512634277" calcext:value-type="float">
            <text:p>-437.512634277</text:p>
          </table:table-cell>
        </table:table-row>
        <table:table-row table:style-name="ro1">
          <table:table-cell office:value-type="string" calcext:value-type="string">
            <text:p>K443E</text:p>
          </table:table-cell>
          <table:table-cell office:value-type="float" office:value="-437.512823486" calcext:value-type="float">
            <text:p>-437.512823486</text:p>
          </table:table-cell>
        </table:table-row>
        <table:table-row table:style-name="ro1">
          <table:table-cell office:value-type="string" calcext:value-type="string">
            <text:p>Y377N</text:p>
          </table:table-cell>
          <table:table-cell office:value-type="float" office:value="-437.514736938" calcext:value-type="float">
            <text:p>-437.514736938</text:p>
          </table:table-cell>
        </table:table-row>
        <table:table-row table:style-name="ro1">
          <table:table-cell office:value-type="string" calcext:value-type="string">
            <text:p>R240V</text:p>
          </table:table-cell>
          <table:table-cell office:value-type="float" office:value="-437.516818237" calcext:value-type="float">
            <text:p>-437.516818237</text:p>
          </table:table-cell>
        </table:table-row>
        <table:table-row table:style-name="ro1">
          <table:table-cell office:value-type="string" calcext:value-type="string">
            <text:p>F274W</text:p>
          </table:table-cell>
          <table:table-cell office:value-type="float" office:value="-437.517160034" calcext:value-type="float">
            <text:p>-437.517160034</text:p>
          </table:table-cell>
        </table:table-row>
        <table:table-row table:style-name="ro1">
          <table:table-cell office:value-type="string" calcext:value-type="string">
            <text:p>H358W</text:p>
          </table:table-cell>
          <table:table-cell office:value-type="float" office:value="-437.518261719" calcext:value-type="float">
            <text:p>-437.518261719</text:p>
          </table:table-cell>
        </table:table-row>
        <table:table-row table:style-name="ro1">
          <table:table-cell office:value-type="string" calcext:value-type="string">
            <text:p>S72R</text:p>
          </table:table-cell>
          <table:table-cell office:value-type="float" office:value="-437.520697021" calcext:value-type="float">
            <text:p>-437.520697021</text:p>
          </table:table-cell>
        </table:table-row>
        <table:table-row table:style-name="ro1">
          <table:table-cell office:value-type="string" calcext:value-type="string">
            <text:p>S343C</text:p>
          </table:table-cell>
          <table:table-cell office:value-type="float" office:value="-437.523059082" calcext:value-type="float">
            <text:p>-437.523059082</text:p>
          </table:table-cell>
        </table:table-row>
        <table:table-row table:style-name="ro1">
          <table:table-cell office:value-type="string" calcext:value-type="string">
            <text:p>G174L</text:p>
          </table:table-cell>
          <table:table-cell office:value-type="float" office:value="-437.523760986" calcext:value-type="float">
            <text:p>-437.523760986</text:p>
          </table:table-cell>
        </table:table-row>
        <table:table-row table:style-name="ro1">
          <table:table-cell office:value-type="string" calcext:value-type="string">
            <text:p>M396Q</text:p>
          </table:table-cell>
          <table:table-cell office:value-type="float" office:value="-437.529632568" calcext:value-type="float">
            <text:p>-437.529632568</text:p>
          </table:table-cell>
        </table:table-row>
        <table:table-row table:style-name="ro1">
          <table:table-cell office:value-type="string" calcext:value-type="string">
            <text:p>V81H</text:p>
          </table:table-cell>
          <table:table-cell office:value-type="float" office:value="-437.531472778" calcext:value-type="float">
            <text:p>-437.531472778</text:p>
          </table:table-cell>
        </table:table-row>
        <table:table-row table:style-name="ro1">
          <table:table-cell office:value-type="string" calcext:value-type="string">
            <text:p>L192P</text:p>
          </table:table-cell>
          <table:table-cell office:value-type="float" office:value="-437.534460449" calcext:value-type="float">
            <text:p>-437.534460449</text:p>
          </table:table-cell>
        </table:table-row>
        <table:table-row table:style-name="ro1">
          <table:table-cell office:value-type="string" calcext:value-type="string">
            <text:p>N415Y</text:p>
          </table:table-cell>
          <table:table-cell office:value-type="float" office:value="-437.535476685" calcext:value-type="float">
            <text:p>-437.535476685</text:p>
          </table:table-cell>
        </table:table-row>
        <table:table-row table:style-name="ro1">
          <table:table-cell office:value-type="string" calcext:value-type="string">
            <text:p>A284T</text:p>
          </table:table-cell>
          <table:table-cell office:value-type="float" office:value="-437.53812561" calcext:value-type="float">
            <text:p>-437.53812561</text:p>
          </table:table-cell>
        </table:table-row>
        <table:table-row table:style-name="ro1">
          <table:table-cell office:value-type="string" calcext:value-type="string">
            <text:p>F405W</text:p>
          </table:table-cell>
          <table:table-cell office:value-type="float" office:value="-437.539706421" calcext:value-type="float">
            <text:p>-437.539706421</text:p>
          </table:table-cell>
        </table:table-row>
        <table:table-row table:style-name="ro1">
          <table:table-cell office:value-type="string" calcext:value-type="string">
            <text:p>T65L</text:p>
          </table:table-cell>
          <table:table-cell office:value-type="float" office:value="-437.542947388" calcext:value-type="float">
            <text:p>-437.542947388</text:p>
          </table:table-cell>
        </table:table-row>
        <table:table-row table:style-name="ro1">
          <table:table-cell office:value-type="string" calcext:value-type="string">
            <text:p>V69T</text:p>
          </table:table-cell>
          <table:table-cell office:value-type="float" office:value="-437.544418335" calcext:value-type="float">
            <text:p>-437.544418335</text:p>
          </table:table-cell>
        </table:table-row>
        <table:table-row table:style-name="ro1">
          <table:table-cell office:value-type="string" calcext:value-type="string">
            <text:p>G296H</text:p>
          </table:table-cell>
          <table:table-cell office:value-type="float" office:value="-437.54447937" calcext:value-type="float">
            <text:p>-437.54447937</text:p>
          </table:table-cell>
        </table:table-row>
        <table:table-row table:style-name="ro1">
          <table:table-cell office:value-type="string" calcext:value-type="string">
            <text:p>K36L</text:p>
          </table:table-cell>
          <table:table-cell office:value-type="float" office:value="-437.54637146" calcext:value-type="float">
            <text:p>-437.54637146</text:p>
          </table:table-cell>
        </table:table-row>
        <table:table-row table:style-name="ro1">
          <table:table-cell office:value-type="string" calcext:value-type="string">
            <text:p>A41G</text:p>
          </table:table-cell>
          <table:table-cell office:value-type="float" office:value="-437.546658325" calcext:value-type="float">
            <text:p>-437.546658325</text:p>
          </table:table-cell>
        </table:table-row>
        <table:table-row table:style-name="ro1">
          <table:table-cell office:value-type="string" calcext:value-type="string">
            <text:p>E90M</text:p>
          </table:table-cell>
          <table:table-cell office:value-type="float" office:value="-437.55067749" calcext:value-type="float">
            <text:p>-437.55067749</text:p>
          </table:table-cell>
        </table:table-row>
        <table:table-row table:style-name="ro1">
          <table:table-cell office:value-type="string" calcext:value-type="string">
            <text:p>D329G</text:p>
          </table:table-cell>
          <table:table-cell office:value-type="float" office:value="-437.551586914" calcext:value-type="float">
            <text:p>-437.551586914</text:p>
          </table:table-cell>
        </table:table-row>
        <table:table-row table:style-name="ro1">
          <table:table-cell office:value-type="string" calcext:value-type="string">
            <text:p>S324G</text:p>
          </table:table-cell>
          <table:table-cell office:value-type="float" office:value="-437.554528809" calcext:value-type="float">
            <text:p>-437.554528809</text:p>
          </table:table-cell>
        </table:table-row>
        <table:table-row table:style-name="ro1">
          <table:table-cell office:value-type="string" calcext:value-type="string">
            <text:p>F378I</text:p>
          </table:table-cell>
          <table:table-cell office:value-type="float" office:value="-437.55642395" calcext:value-type="float">
            <text:p>-437.55642395</text:p>
          </table:table-cell>
        </table:table-row>
        <table:table-row table:style-name="ro1">
          <table:table-cell office:value-type="string" calcext:value-type="string">
            <text:p>D89Q</text:p>
          </table:table-cell>
          <table:table-cell office:value-type="float" office:value="-437.561682129" calcext:value-type="float">
            <text:p>-437.561682129</text:p>
          </table:table-cell>
        </table:table-row>
        <table:table-row table:style-name="ro1">
          <table:table-cell office:value-type="string" calcext:value-type="string">
            <text:p>C417D</text:p>
          </table:table-cell>
          <table:table-cell office:value-type="float" office:value="-437.564016724" calcext:value-type="float">
            <text:p>-437.564016724</text:p>
          </table:table-cell>
        </table:table-row>
        <table:table-row table:style-name="ro1">
          <table:table-cell office:value-type="string" calcext:value-type="string">
            <text:p>W382T</text:p>
          </table:table-cell>
          <table:table-cell office:value-type="float" office:value="-437.56506958" calcext:value-type="float">
            <text:p>-437.56506958</text:p>
          </table:table-cell>
        </table:table-row>
        <table:table-row table:style-name="ro1">
          <table:table-cell office:value-type="string" calcext:value-type="string">
            <text:p>A235L</text:p>
          </table:table-cell>
          <table:table-cell office:value-type="float" office:value="-437.565267944" calcext:value-type="float">
            <text:p>-437.565267944</text:p>
          </table:table-cell>
        </table:table-row>
        <table:table-row table:style-name="ro1">
          <table:table-cell office:value-type="string" calcext:value-type="string">
            <text:p>G193Y</text:p>
          </table:table-cell>
          <table:table-cell office:value-type="float" office:value="-437.565667725" calcext:value-type="float">
            <text:p>-437.565667725</text:p>
          </table:table-cell>
        </table:table-row>
        <table:table-row table:style-name="ro1">
          <table:table-cell office:value-type="string" calcext:value-type="string">
            <text:p>Q247W</text:p>
          </table:table-cell>
          <table:table-cell office:value-type="float" office:value="-437.565899658" calcext:value-type="float">
            <text:p>-437.565899658</text:p>
          </table:table-cell>
        </table:table-row>
        <table:table-row table:style-name="ro1">
          <table:table-cell office:value-type="string" calcext:value-type="string">
            <text:p>T388M</text:p>
          </table:table-cell>
          <table:table-cell office:value-type="float" office:value="-437.569894409" calcext:value-type="float">
            <text:p>-437.569894409</text:p>
          </table:table-cell>
        </table:table-row>
        <table:table-row table:style-name="ro1">
          <table:table-cell office:value-type="string" calcext:value-type="string">
            <text:p>P390E</text:p>
          </table:table-cell>
          <table:table-cell office:value-type="float" office:value="-437.570477295" calcext:value-type="float">
            <text:p>-437.570477295</text:p>
          </table:table-cell>
        </table:table-row>
        <table:table-row table:style-name="ro1">
          <table:table-cell office:value-type="string" calcext:value-type="string">
            <text:p>S446Y</text:p>
          </table:table-cell>
          <table:table-cell office:value-type="float" office:value="-437.577044678" calcext:value-type="float">
            <text:p>-437.577044678</text:p>
          </table:table-cell>
        </table:table-row>
        <table:table-row table:style-name="ro1">
          <table:table-cell office:value-type="string" calcext:value-type="string">
            <text:p>S163F</text:p>
          </table:table-cell>
          <table:table-cell office:value-type="float" office:value="-437.578881836" calcext:value-type="float">
            <text:p>-437.578881836</text:p>
          </table:table-cell>
        </table:table-row>
        <table:table-row table:style-name="ro1">
          <table:table-cell office:value-type="string" calcext:value-type="string">
            <text:p>T320D</text:p>
          </table:table-cell>
          <table:table-cell office:value-type="float" office:value="-437.578970337" calcext:value-type="float">
            <text:p>-437.578970337</text:p>
          </table:table-cell>
        </table:table-row>
        <table:table-row table:style-name="ro1">
          <table:table-cell office:value-type="string" calcext:value-type="string">
            <text:p>P232Q</text:p>
          </table:table-cell>
          <table:table-cell office:value-type="float" office:value="-437.579498291" calcext:value-type="float">
            <text:p>-437.579498291</text:p>
          </table:table-cell>
        </table:table-row>
        <table:table-row table:style-name="ro1">
          <table:table-cell office:value-type="string" calcext:value-type="string">
            <text:p>G161S</text:p>
          </table:table-cell>
          <table:table-cell office:value-type="float" office:value="-437.5800354" calcext:value-type="float">
            <text:p>-437.5800354</text:p>
          </table:table-cell>
        </table:table-row>
        <table:table-row table:style-name="ro1">
          <table:table-cell office:value-type="string" calcext:value-type="string">
            <text:p>E356V</text:p>
          </table:table-cell>
          <table:table-cell office:value-type="float" office:value="-437.580157471" calcext:value-type="float">
            <text:p>-437.580157471</text:p>
          </table:table-cell>
        </table:table-row>
        <table:table-row table:style-name="ro1">
          <table:table-cell office:value-type="string" calcext:value-type="string">
            <text:p>E272M</text:p>
          </table:table-cell>
          <table:table-cell office:value-type="float" office:value="-437.580541992" calcext:value-type="float">
            <text:p>-437.580541992</text:p>
          </table:table-cell>
        </table:table-row>
        <table:table-row table:style-name="ro1">
          <table:table-cell office:value-type="string" calcext:value-type="string">
            <text:p>E111Q</text:p>
          </table:table-cell>
          <table:table-cell office:value-type="float" office:value="-437.581799316" calcext:value-type="float">
            <text:p>-437.581799316</text:p>
          </table:table-cell>
        </table:table-row>
        <table:table-row table:style-name="ro1">
          <table:table-cell office:value-type="string" calcext:value-type="string">
            <text:p>T299L</text:p>
          </table:table-cell>
          <table:table-cell office:value-type="float" office:value="-437.585275269" calcext:value-type="float">
            <text:p>-437.585275269</text:p>
          </table:table-cell>
        </table:table-row>
        <table:table-row table:style-name="ro1">
          <table:table-cell office:value-type="string" calcext:value-type="string">
            <text:p>T245E</text:p>
          </table:table-cell>
          <table:table-cell office:value-type="float" office:value="-437.585467529" calcext:value-type="float">
            <text:p>-437.585467529</text:p>
          </table:table-cell>
        </table:table-row>
        <table:table-row table:style-name="ro1">
          <table:table-cell office:value-type="string" calcext:value-type="string">
            <text:p>F52Q</text:p>
          </table:table-cell>
          <table:table-cell office:value-type="float" office:value="-437.58609314" calcext:value-type="float">
            <text:p>-437.58609314</text:p>
          </table:table-cell>
        </table:table-row>
        <table:table-row table:style-name="ro1">
          <table:table-cell office:value-type="string" calcext:value-type="string">
            <text:p>F52D</text:p>
          </table:table-cell>
          <table:table-cell office:value-type="float" office:value="-437.58805542" calcext:value-type="float">
            <text:p>-437.58805542</text:p>
          </table:table-cell>
        </table:table-row>
        <table:table-row table:style-name="ro1">
          <table:table-cell office:value-type="string" calcext:value-type="string">
            <text:p>A248V</text:p>
          </table:table-cell>
          <table:table-cell office:value-type="float" office:value="-437.590252686" calcext:value-type="float">
            <text:p>-437.590252686</text:p>
          </table:table-cell>
        </table:table-row>
        <table:table-row table:style-name="ro1">
          <table:table-cell office:value-type="string" calcext:value-type="string">
            <text:p>Y204L</text:p>
          </table:table-cell>
          <table:table-cell office:value-type="float" office:value="-437.59357605" calcext:value-type="float">
            <text:p>-437.59357605</text:p>
          </table:table-cell>
        </table:table-row>
        <table:table-row table:style-name="ro1">
          <table:table-cell office:value-type="string" calcext:value-type="string">
            <text:p>Q242F</text:p>
          </table:table-cell>
          <table:table-cell office:value-type="float" office:value="-437.595196533" calcext:value-type="float">
            <text:p>-437.595196533</text:p>
          </table:table-cell>
        </table:table-row>
        <table:table-row table:style-name="ro1">
          <table:table-cell office:value-type="string" calcext:value-type="string">
            <text:p>G359F</text:p>
          </table:table-cell>
          <table:table-cell office:value-type="float" office:value="-437.600738525" calcext:value-type="float">
            <text:p>-437.600738525</text:p>
          </table:table-cell>
        </table:table-row>
        <table:table-row table:style-name="ro1">
          <table:table-cell office:value-type="string" calcext:value-type="string">
            <text:p>I264H</text:p>
          </table:table-cell>
          <table:table-cell office:value-type="float" office:value="-437.601834106" calcext:value-type="float">
            <text:p>-437.601834106</text:p>
          </table:table-cell>
        </table:table-row>
        <table:table-row table:style-name="ro1">
          <table:table-cell office:value-type="string" calcext:value-type="string">
            <text:p>P402N</text:p>
          </table:table-cell>
          <table:table-cell office:value-type="float" office:value="-437.605142212" calcext:value-type="float">
            <text:p>-437.605142212</text:p>
          </table:table-cell>
        </table:table-row>
        <table:table-row table:style-name="ro1">
          <table:table-cell office:value-type="string" calcext:value-type="string">
            <text:p>R175W</text:p>
          </table:table-cell>
          <table:table-cell office:value-type="float" office:value="-437.605404663" calcext:value-type="float">
            <text:p>-437.605404663</text:p>
          </table:table-cell>
        </table:table-row>
        <table:table-row table:style-name="ro1">
          <table:table-cell office:value-type="string" calcext:value-type="string">
            <text:p>G100Y</text:p>
          </table:table-cell>
          <table:table-cell office:value-type="float" office:value="-437.606973267" calcext:value-type="float">
            <text:p>-437.606973267</text:p>
          </table:table-cell>
        </table:table-row>
        <table:table-row table:style-name="ro1">
          <table:table-cell office:value-type="string" calcext:value-type="string">
            <text:p>F269C</text:p>
          </table:table-cell>
          <table:table-cell office:value-type="float" office:value="-437.608053589" calcext:value-type="float">
            <text:p>-437.608053589</text:p>
          </table:table-cell>
        </table:table-row>
        <table:table-row table:style-name="ro1">
          <table:table-cell office:value-type="string" calcext:value-type="string">
            <text:p>D114N</text:p>
          </table:table-cell>
          <table:table-cell office:value-type="float" office:value="-437.610287476" calcext:value-type="float">
            <text:p>-437.610287476</text:p>
          </table:table-cell>
        </table:table-row>
        <table:table-row table:style-name="ro1">
          <table:table-cell office:value-type="string" calcext:value-type="string">
            <text:p>F404L</text:p>
          </table:table-cell>
          <table:table-cell office:value-type="float" office:value="-437.610620117" calcext:value-type="float">
            <text:p>-437.610620117</text:p>
          </table:table-cell>
        </table:table-row>
        <table:table-row table:style-name="ro1">
          <table:table-cell office:value-type="string" calcext:value-type="string">
            <text:p>S129H</text:p>
          </table:table-cell>
          <table:table-cell office:value-type="float" office:value="-437.611264038" calcext:value-type="float">
            <text:p>-437.611264038</text:p>
          </table:table-cell>
        </table:table-row>
        <table:table-row table:style-name="ro1">
          <table:table-cell office:value-type="string" calcext:value-type="string">
            <text:p>R157F</text:p>
          </table:table-cell>
          <table:table-cell office:value-type="float" office:value="-437.61177063" calcext:value-type="float">
            <text:p>-437.61177063</text:p>
          </table:table-cell>
        </table:table-row>
        <table:table-row table:style-name="ro1">
          <table:table-cell office:value-type="string" calcext:value-type="string">
            <text:p>V85F</text:p>
          </table:table-cell>
          <table:table-cell office:value-type="float" office:value="-437.613052368" calcext:value-type="float">
            <text:p>-437.613052368</text:p>
          </table:table-cell>
        </table:table-row>
        <table:table-row table:style-name="ro1">
          <table:table-cell office:value-type="string" calcext:value-type="string">
            <text:p>L147A</text:p>
          </table:table-cell>
          <table:table-cell office:value-type="float" office:value="-437.615856934" calcext:value-type="float">
            <text:p>-437.615856934</text:p>
          </table:table-cell>
        </table:table-row>
        <table:table-row table:style-name="ro1">
          <table:table-cell office:value-type="string" calcext:value-type="string">
            <text:p>K276Q</text:p>
          </table:table-cell>
          <table:table-cell office:value-type="float" office:value="-437.615899658" calcext:value-type="float">
            <text:p>-437.615899658</text:p>
          </table:table-cell>
        </table:table-row>
        <table:table-row table:style-name="ro1">
          <table:table-cell office:value-type="string" calcext:value-type="string">
            <text:p>Y352N</text:p>
          </table:table-cell>
          <table:table-cell office:value-type="float" office:value="-437.616036987" calcext:value-type="float">
            <text:p>-437.616036987</text:p>
          </table:table-cell>
        </table:table-row>
        <table:table-row table:style-name="ro1">
          <table:table-cell office:value-type="string" calcext:value-type="string">
            <text:p>A365V</text:p>
          </table:table-cell>
          <table:table-cell office:value-type="float" office:value="-437.616152954" calcext:value-type="float">
            <text:p>-437.616152954</text:p>
          </table:table-cell>
        </table:table-row>
        <table:table-row table:style-name="ro1">
          <table:table-cell office:value-type="string" calcext:value-type="string">
            <text:p>R436L</text:p>
          </table:table-cell>
          <table:table-cell office:value-type="float" office:value="-437.61809082" calcext:value-type="float">
            <text:p>-437.61809082</text:p>
          </table:table-cell>
        </table:table-row>
        <table:table-row table:style-name="ro1">
          <table:table-cell office:value-type="string" calcext:value-type="string">
            <text:p>W442F</text:p>
          </table:table-cell>
          <table:table-cell office:value-type="float" office:value="-437.618139648" calcext:value-type="float">
            <text:p>-437.618139648</text:p>
          </table:table-cell>
        </table:table-row>
        <table:table-row table:style-name="ro1">
          <table:table-cell office:value-type="string" calcext:value-type="string">
            <text:p>S324Y</text:p>
          </table:table-cell>
          <table:table-cell office:value-type="float" office:value="-437.618231201" calcext:value-type="float">
            <text:p>-437.618231201</text:p>
          </table:table-cell>
        </table:table-row>
        <table:table-row table:style-name="ro1">
          <table:table-cell office:value-type="string" calcext:value-type="string">
            <text:p>L399A</text:p>
          </table:table-cell>
          <table:table-cell office:value-type="float" office:value="-437.619384766" calcext:value-type="float">
            <text:p>-437.619384766</text:p>
          </table:table-cell>
        </table:table-row>
        <table:table-row table:style-name="ro1">
          <table:table-cell office:value-type="string" calcext:value-type="string">
            <text:p>A41Q</text:p>
          </table:table-cell>
          <table:table-cell office:value-type="float" office:value="-437.624179077" calcext:value-type="float">
            <text:p>-437.624179077</text:p>
          </table:table-cell>
        </table:table-row>
        <table:table-row table:style-name="ro1">
          <table:table-cell office:value-type="string" calcext:value-type="string">
            <text:p>V230P</text:p>
          </table:table-cell>
          <table:table-cell office:value-type="float" office:value="-437.626318359" calcext:value-type="float">
            <text:p>-437.626318359</text:p>
          </table:table-cell>
        </table:table-row>
        <table:table-row table:style-name="ro1">
          <table:table-cell office:value-type="string" calcext:value-type="string">
            <text:p>D426K</text:p>
          </table:table-cell>
          <table:table-cell office:value-type="float" office:value="-437.626446533" calcext:value-type="float">
            <text:p>-437.626446533</text:p>
          </table:table-cell>
        </table:table-row>
        <table:table-row table:style-name="ro1">
          <table:table-cell office:value-type="string" calcext:value-type="string">
            <text:p>Q219L</text:p>
          </table:table-cell>
          <table:table-cell office:value-type="float" office:value="-437.626751709" calcext:value-type="float">
            <text:p>-437.626751709</text:p>
          </table:table-cell>
        </table:table-row>
        <table:table-row table:style-name="ro1">
          <table:table-cell office:value-type="string" calcext:value-type="string">
            <text:p>L336M</text:p>
          </table:table-cell>
          <table:table-cell office:value-type="float" office:value="-437.626898193" calcext:value-type="float">
            <text:p>-437.626898193</text:p>
          </table:table-cell>
        </table:table-row>
        <table:table-row table:style-name="ro1">
          <table:table-cell office:value-type="string" calcext:value-type="string">
            <text:p>H50T</text:p>
          </table:table-cell>
          <table:table-cell office:value-type="float" office:value="-437.627368164" calcext:value-type="float">
            <text:p>-437.627368164</text:p>
          </table:table-cell>
        </table:table-row>
        <table:table-row table:style-name="ro1">
          <table:table-cell office:value-type="string" calcext:value-type="string">
            <text:p>F422T</text:p>
          </table:table-cell>
          <table:table-cell office:value-type="float" office:value="-437.633404541" calcext:value-type="float">
            <text:p>-437.633404541</text:p>
          </table:table-cell>
        </table:table-row>
        <table:table-row table:style-name="ro1">
          <table:table-cell office:value-type="string" calcext:value-type="string">
            <text:p>A365L</text:p>
          </table:table-cell>
          <table:table-cell office:value-type="float" office:value="-437.634136963" calcext:value-type="float">
            <text:p>-437.634136963</text:p>
          </table:table-cell>
        </table:table-row>
        <table:table-row table:style-name="ro1">
          <table:table-cell office:value-type="string" calcext:value-type="string">
            <text:p>V363C</text:p>
          </table:table-cell>
          <table:table-cell office:value-type="float" office:value="-437.637176514" calcext:value-type="float">
            <text:p>-437.637176514</text:p>
          </table:table-cell>
        </table:table-row>
        <table:table-row table:style-name="ro1">
          <table:table-cell office:value-type="string" calcext:value-type="string">
            <text:p>G359W</text:p>
          </table:table-cell>
          <table:table-cell office:value-type="float" office:value="-437.637216187" calcext:value-type="float">
            <text:p>-437.637216187</text:p>
          </table:table-cell>
        </table:table-row>
        <table:table-row table:style-name="ro1">
          <table:table-cell office:value-type="string" calcext:value-type="string">
            <text:p>L271N</text:p>
          </table:table-cell>
          <table:table-cell office:value-type="float" office:value="-437.639074707" calcext:value-type="float">
            <text:p>-437.639074707</text:p>
          </table:table-cell>
        </table:table-row>
        <table:table-row table:style-name="ro1">
          <table:table-cell office:value-type="string" calcext:value-type="string">
            <text:p>E90L</text:p>
          </table:table-cell>
          <table:table-cell office:value-type="float" office:value="-437.645162964" calcext:value-type="float">
            <text:p>-437.645162964</text:p>
          </table:table-cell>
        </table:table-row>
        <table:table-row table:style-name="ro1">
          <table:table-cell office:value-type="string" calcext:value-type="string">
            <text:p>E262S</text:p>
          </table:table-cell>
          <table:table-cell office:value-type="float" office:value="-437.646466064" calcext:value-type="float">
            <text:p>-437.646466064</text:p>
          </table:table-cell>
        </table:table-row>
        <table:table-row table:style-name="ro1">
          <table:table-cell office:value-type="string" calcext:value-type="string">
            <text:p>Y352S</text:p>
          </table:table-cell>
          <table:table-cell office:value-type="float" office:value="-437.648251343" calcext:value-type="float">
            <text:p>-437.648251343</text:p>
          </table:table-cell>
        </table:table-row>
        <table:table-row table:style-name="ro1">
          <table:table-cell office:value-type="string" calcext:value-type="string">
            <text:p>A300M</text:p>
          </table:table-cell>
          <table:table-cell office:value-type="float" office:value="-437.648721313" calcext:value-type="float">
            <text:p>-437.648721313</text:p>
          </table:table-cell>
        </table:table-row>
        <table:table-row table:style-name="ro1">
          <table:table-cell office:value-type="string" calcext:value-type="string">
            <text:p>A184P</text:p>
          </table:table-cell>
          <table:table-cell office:value-type="float" office:value="-437.648886108" calcext:value-type="float">
            <text:p>-437.648886108</text:p>
          </table:table-cell>
        </table:table-row>
        <table:table-row table:style-name="ro1">
          <table:table-cell office:value-type="string" calcext:value-type="string">
            <text:p>L144N</text:p>
          </table:table-cell>
          <table:table-cell office:value-type="float" office:value="-437.649938965" calcext:value-type="float">
            <text:p>-437.649938965</text:p>
          </table:table-cell>
        </table:table-row>
        <table:table-row table:style-name="ro1">
          <table:table-cell office:value-type="string" calcext:value-type="string">
            <text:p>E236T</text:p>
          </table:table-cell>
          <table:table-cell office:value-type="float" office:value="-437.649966431" calcext:value-type="float">
            <text:p>-437.649966431</text:p>
          </table:table-cell>
        </table:table-row>
        <table:table-row table:style-name="ro1">
          <table:table-cell office:value-type="string" calcext:value-type="string">
            <text:p>E90S</text:p>
          </table:table-cell>
          <table:table-cell office:value-type="float" office:value="-437.650604248" calcext:value-type="float">
            <text:p>-437.650604248</text:p>
          </table:table-cell>
        </table:table-row>
        <table:table-row table:style-name="ro1">
          <table:table-cell office:value-type="string" calcext:value-type="string">
            <text:p>T292F</text:p>
          </table:table-cell>
          <table:table-cell office:value-type="float" office:value="-437.654400635" calcext:value-type="float">
            <text:p>-437.654400635</text:p>
          </table:table-cell>
        </table:table-row>
        <table:table-row table:style-name="ro1">
          <table:table-cell office:value-type="string" calcext:value-type="string">
            <text:p>S321G</text:p>
          </table:table-cell>
          <table:table-cell office:value-type="float" office:value="-437.657827759" calcext:value-type="float">
            <text:p>-437.657827759</text:p>
          </table:table-cell>
        </table:table-row>
        <table:table-row table:style-name="ro1">
          <table:table-cell office:value-type="string" calcext:value-type="string">
            <text:p>Y204M</text:p>
          </table:table-cell>
          <table:table-cell office:value-type="float" office:value="-437.659628296" calcext:value-type="float">
            <text:p>-437.659628296</text:p>
          </table:table-cell>
        </table:table-row>
        <table:table-row table:style-name="ro1">
          <table:table-cell office:value-type="string" calcext:value-type="string">
            <text:p>A365N</text:p>
          </table:table-cell>
          <table:table-cell office:value-type="float" office:value="-437.665930176" calcext:value-type="float">
            <text:p>-437.665930176</text:p>
          </table:table-cell>
        </table:table-row>
        <table:table-row table:style-name="ro1">
          <table:table-cell office:value-type="string" calcext:value-type="string">
            <text:p>Q380N</text:p>
          </table:table-cell>
          <table:table-cell office:value-type="float" office:value="-437.668328857" calcext:value-type="float">
            <text:p>-437.668328857</text:p>
          </table:table-cell>
        </table:table-row>
        <table:table-row table:style-name="ro1">
          <table:table-cell office:value-type="string" calcext:value-type="string">
            <text:p>I183Q</text:p>
          </table:table-cell>
          <table:table-cell office:value-type="float" office:value="-437.669354248" calcext:value-type="float">
            <text:p>-437.669354248</text:p>
          </table:table-cell>
        </table:table-row>
        <table:table-row table:style-name="ro1">
          <table:table-cell office:value-type="string" calcext:value-type="string">
            <text:p>A184Q</text:p>
          </table:table-cell>
          <table:table-cell office:value-type="float" office:value="-437.671871948" calcext:value-type="float">
            <text:p>-437.671871948</text:p>
          </table:table-cell>
        </table:table-row>
        <table:table-row table:style-name="ro1">
          <table:table-cell office:value-type="string" calcext:value-type="string">
            <text:p>E228L</text:p>
          </table:table-cell>
          <table:table-cell office:value-type="float" office:value="-437.672589111" calcext:value-type="float">
            <text:p>-437.672589111</text:p>
          </table:table-cell>
        </table:table-row>
        <table:table-row table:style-name="ro1">
          <table:table-cell office:value-type="string" calcext:value-type="string">
            <text:p>Q243M</text:p>
          </table:table-cell>
          <table:table-cell office:value-type="float" office:value="-437.672732544" calcext:value-type="float">
            <text:p>-437.672732544</text:p>
          </table:table-cell>
        </table:table-row>
        <table:table-row table:style-name="ro1">
          <table:table-cell office:value-type="string" calcext:value-type="string">
            <text:p>Y439M</text:p>
          </table:table-cell>
          <table:table-cell office:value-type="float" office:value="-437.673123169" calcext:value-type="float">
            <text:p>-437.673123169</text:p>
          </table:table-cell>
        </table:table-row>
        <table:table-row table:style-name="ro1">
          <table:table-cell office:value-type="string" calcext:value-type="string">
            <text:p>K36G</text:p>
          </table:table-cell>
          <table:table-cell office:value-type="float" office:value="-437.673779297" calcext:value-type="float">
            <text:p>-437.673779297</text:p>
          </table:table-cell>
        </table:table-row>
        <table:table-row table:style-name="ro1">
          <table:table-cell office:value-type="string" calcext:value-type="string">
            <text:p>P330D</text:p>
          </table:table-cell>
          <table:table-cell office:value-type="float" office:value="-437.674407959" calcext:value-type="float">
            <text:p>-437.674407959</text:p>
          </table:table-cell>
        </table:table-row>
        <table:table-row table:style-name="ro1">
          <table:table-cell office:value-type="string" calcext:value-type="string">
            <text:p>S446H</text:p>
          </table:table-cell>
          <table:table-cell office:value-type="float" office:value="-437.674609375" calcext:value-type="float">
            <text:p>-437.674609375</text:p>
          </table:table-cell>
        </table:table-row>
        <table:table-row table:style-name="ro1">
          <table:table-cell office:value-type="string" calcext:value-type="string">
            <text:p>A235Q</text:p>
          </table:table-cell>
          <table:table-cell office:value-type="float" office:value="-437.676333618" calcext:value-type="float">
            <text:p>-437.676333618</text:p>
          </table:table-cell>
        </table:table-row>
        <table:table-row table:style-name="ro1">
          <table:table-cell office:value-type="string" calcext:value-type="string">
            <text:p>A365Y</text:p>
          </table:table-cell>
          <table:table-cell office:value-type="float" office:value="-437.677371216" calcext:value-type="float">
            <text:p>-437.677371216</text:p>
          </table:table-cell>
        </table:table-row>
        <table:table-row table:style-name="ro1">
          <table:table-cell office:value-type="string" calcext:value-type="string">
            <text:p>Y204R</text:p>
          </table:table-cell>
          <table:table-cell office:value-type="float" office:value="-437.678283691" calcext:value-type="float">
            <text:p>-437.678283691</text:p>
          </table:table-cell>
        </table:table-row>
        <table:table-row table:style-name="ro1">
          <table:table-cell office:value-type="string" calcext:value-type="string">
            <text:p>P196R</text:p>
          </table:table-cell>
          <table:table-cell office:value-type="float" office:value="-437.681103516" calcext:value-type="float">
            <text:p>-437.681103516</text:p>
          </table:table-cell>
        </table:table-row>
        <table:table-row table:style-name="ro1">
          <table:table-cell office:value-type="string" calcext:value-type="string">
            <text:p>R400S</text:p>
          </table:table-cell>
          <table:table-cell office:value-type="float" office:value="-437.685882568" calcext:value-type="float">
            <text:p>-437.685882568</text:p>
          </table:table-cell>
        </table:table-row>
        <table:table-row table:style-name="ro1">
          <table:table-cell office:value-type="string" calcext:value-type="string">
            <text:p>P305G</text:p>
          </table:table-cell>
          <table:table-cell office:value-type="float" office:value="-437.686053467" calcext:value-type="float">
            <text:p>-437.686053467</text:p>
          </table:table-cell>
        </table:table-row>
        <table:table-row table:style-name="ro1">
          <table:table-cell office:value-type="string" calcext:value-type="string">
            <text:p>K276M</text:p>
          </table:table-cell>
          <table:table-cell office:value-type="float" office:value="-437.687701416" calcext:value-type="float">
            <text:p>-437.687701416</text:p>
          </table:table-cell>
        </table:table-row>
        <table:table-row table:style-name="ro1">
          <table:table-cell office:value-type="string" calcext:value-type="string">
            <text:p>A284R</text:p>
          </table:table-cell>
          <table:table-cell office:value-type="float" office:value="-437.68949585" calcext:value-type="float">
            <text:p>-437.68949585</text:p>
          </table:table-cell>
        </table:table-row>
        <table:table-row table:style-name="ro1">
          <table:table-cell office:value-type="string" calcext:value-type="string">
            <text:p>H37V</text:p>
          </table:table-cell>
          <table:table-cell office:value-type="float" office:value="-437.689498901" calcext:value-type="float">
            <text:p>-437.689498901</text:p>
          </table:table-cell>
        </table:table-row>
        <table:table-row table:style-name="ro1">
          <table:table-cell office:value-type="string" calcext:value-type="string">
            <text:p>I88S</text:p>
          </table:table-cell>
          <table:table-cell office:value-type="float" office:value="-437.691293335" calcext:value-type="float">
            <text:p>-437.691293335</text:p>
          </table:table-cell>
        </table:table-row>
        <table:table-row table:style-name="ro1">
          <table:table-cell office:value-type="string" calcext:value-type="string">
            <text:p>Q222S</text:p>
          </table:table-cell>
          <table:table-cell office:value-type="float" office:value="-437.692419434" calcext:value-type="float">
            <text:p>-437.692419434</text:p>
          </table:table-cell>
        </table:table-row>
        <table:table-row table:style-name="ro1">
          <table:table-cell office:value-type="string" calcext:value-type="string">
            <text:p>M345P</text:p>
          </table:table-cell>
          <table:table-cell office:value-type="float" office:value="-437.693484497" calcext:value-type="float">
            <text:p>-437.693484497</text:p>
          </table:table-cell>
        </table:table-row>
        <table:table-row table:style-name="ro1">
          <table:table-cell office:value-type="string" calcext:value-type="string">
            <text:p>A92W</text:p>
          </table:table-cell>
          <table:table-cell office:value-type="float" office:value="-437.694677734" calcext:value-type="float">
            <text:p>-437.694677734</text:p>
          </table:table-cell>
        </table:table-row>
        <table:table-row table:style-name="ro1">
          <table:table-cell office:value-type="string" calcext:value-type="string">
            <text:p>V55F</text:p>
          </table:table-cell>
          <table:table-cell office:value-type="float" office:value="-437.694830322" calcext:value-type="float">
            <text:p>-437.694830322</text:p>
          </table:table-cell>
        </table:table-row>
        <table:table-row table:style-name="ro1">
          <table:table-cell office:value-type="string" calcext:value-type="string">
            <text:p>R301L</text:p>
          </table:table-cell>
          <table:table-cell office:value-type="float" office:value="-437.694967651" calcext:value-type="float">
            <text:p>-437.694967651</text:p>
          </table:table-cell>
        </table:table-row>
        <table:table-row table:style-name="ro1">
          <table:table-cell office:value-type="string" calcext:value-type="string">
            <text:p>A295D</text:p>
          </table:table-cell>
          <table:table-cell office:value-type="float" office:value="-437.698126221" calcext:value-type="float">
            <text:p>-437.698126221</text:p>
          </table:table-cell>
        </table:table-row>
        <table:table-row table:style-name="ro1">
          <table:table-cell office:value-type="string" calcext:value-type="string">
            <text:p>N116E</text:p>
          </table:table-cell>
          <table:table-cell office:value-type="float" office:value="-437.699121094" calcext:value-type="float">
            <text:p>-437.699121094</text:p>
          </table:table-cell>
        </table:table-row>
        <table:table-row table:style-name="ro1">
          <table:table-cell office:value-type="string" calcext:value-type="string">
            <text:p>D440R</text:p>
          </table:table-cell>
          <table:table-cell office:value-type="float" office:value="-437.702182007" calcext:value-type="float">
            <text:p>-437.702182007</text:p>
          </table:table-cell>
        </table:table-row>
        <table:table-row table:style-name="ro1">
          <table:table-cell office:value-type="string" calcext:value-type="string">
            <text:p>V156Q</text:p>
          </table:table-cell>
          <table:table-cell office:value-type="float" office:value="-437.70541687" calcext:value-type="float">
            <text:p>-437.70541687</text:p>
          </table:table-cell>
        </table:table-row>
        <table:table-row table:style-name="ro1">
          <table:table-cell office:value-type="string" calcext:value-type="string">
            <text:p>A438T</text:p>
          </table:table-cell>
          <table:table-cell office:value-type="float" office:value="-437.706259155" calcext:value-type="float">
            <text:p>-437.706259155</text:p>
          </table:table-cell>
        </table:table-row>
        <table:table-row table:style-name="ro1">
          <table:table-cell office:value-type="string" calcext:value-type="string">
            <text:p>F311W</text:p>
          </table:table-cell>
          <table:table-cell office:value-type="float" office:value="-437.707159424" calcext:value-type="float">
            <text:p>-437.707159424</text:p>
          </table:table-cell>
        </table:table-row>
        <table:table-row table:style-name="ro1">
          <table:table-cell office:value-type="string" calcext:value-type="string">
            <text:p>L309G</text:p>
          </table:table-cell>
          <table:table-cell office:value-type="float" office:value="-437.708526611" calcext:value-type="float">
            <text:p>-437.708526611</text:p>
          </table:table-cell>
        </table:table-row>
        <table:table-row table:style-name="ro1">
          <table:table-cell office:value-type="string" calcext:value-type="string">
            <text:p>K99I</text:p>
          </table:table-cell>
          <table:table-cell office:value-type="float" office:value="-437.709945679" calcext:value-type="float">
            <text:p>-437.709945679</text:p>
          </table:table-cell>
        </table:table-row>
        <table:table-row table:style-name="ro1">
          <table:table-cell office:value-type="string" calcext:value-type="string">
            <text:p>P198F</text:p>
          </table:table-cell>
          <table:table-cell office:value-type="float" office:value="-437.711502075" calcext:value-type="float">
            <text:p>-437.711502075</text:p>
          </table:table-cell>
        </table:table-row>
        <table:table-row table:style-name="ro1">
          <table:table-cell office:value-type="string" calcext:value-type="string">
            <text:p>F269Q</text:p>
          </table:table-cell>
          <table:table-cell office:value-type="float" office:value="-437.715802002" calcext:value-type="float">
            <text:p>-437.715802002</text:p>
          </table:table-cell>
        </table:table-row>
        <table:table-row table:style-name="ro1">
          <table:table-cell office:value-type="string" calcext:value-type="string">
            <text:p>R79L</text:p>
          </table:table-cell>
          <table:table-cell office:value-type="float" office:value="-437.716445923" calcext:value-type="float">
            <text:p>-437.716445923</text:p>
          </table:table-cell>
        </table:table-row>
        <table:table-row table:style-name="ro1">
          <table:table-cell office:value-type="string" calcext:value-type="string">
            <text:p>L250F</text:p>
          </table:table-cell>
          <table:table-cell office:value-type="float" office:value="-437.7168396" calcext:value-type="float">
            <text:p>-437.7168396</text:p>
          </table:table-cell>
        </table:table-row>
        <table:table-row table:style-name="ro1">
          <table:table-cell office:value-type="string" calcext:value-type="string">
            <text:p>A365K</text:p>
          </table:table-cell>
          <table:table-cell office:value-type="float" office:value="-437.718740845" calcext:value-type="float">
            <text:p>-437.718740845</text:p>
          </table:table-cell>
        </table:table-row>
        <table:table-row table:style-name="ro1">
          <table:table-cell office:value-type="string" calcext:value-type="string">
            <text:p>P294Q</text:p>
          </table:table-cell>
          <table:table-cell office:value-type="float" office:value="-437.719952393" calcext:value-type="float">
            <text:p>-437.719952393</text:p>
          </table:table-cell>
        </table:table-row>
        <table:table-row table:style-name="ro1">
          <table:table-cell office:value-type="string" calcext:value-type="string">
            <text:p>P402I</text:p>
          </table:table-cell>
          <table:table-cell office:value-type="float" office:value="-437.721405029" calcext:value-type="float">
            <text:p>-437.721405029</text:p>
          </table:table-cell>
        </table:table-row>
        <table:table-row table:style-name="ro1">
          <table:table-cell office:value-type="string" calcext:value-type="string">
            <text:p>I255Y</text:p>
          </table:table-cell>
          <table:table-cell office:value-type="float" office:value="-437.721411133" calcext:value-type="float">
            <text:p>-437.721411133</text:p>
          </table:table-cell>
        </table:table-row>
        <table:table-row table:style-name="ro1">
          <table:table-cell office:value-type="string" calcext:value-type="string">
            <text:p>E361P</text:p>
          </table:table-cell>
          <table:table-cell office:value-type="float" office:value="-437.728186035" calcext:value-type="float">
            <text:p>-437.728186035</text:p>
          </table:table-cell>
        </table:table-row>
        <table:table-row table:style-name="ro1">
          <table:table-cell office:value-type="string" calcext:value-type="string">
            <text:p>F52W</text:p>
          </table:table-cell>
          <table:table-cell office:value-type="float" office:value="-437.72940979" calcext:value-type="float">
            <text:p>-437.72940979</text:p>
          </table:table-cell>
        </table:table-row>
        <table:table-row table:style-name="ro1">
          <table:table-cell office:value-type="string" calcext:value-type="string">
            <text:p>N221K</text:p>
          </table:table-cell>
          <table:table-cell office:value-type="float" office:value="-437.734957886" calcext:value-type="float">
            <text:p>-437.734957886</text:p>
          </table:table-cell>
        </table:table-row>
        <table:table-row table:style-name="ro1">
          <table:table-cell office:value-type="string" calcext:value-type="string">
            <text:p>Q142I</text:p>
          </table:table-cell>
          <table:table-cell office:value-type="float" office:value="-437.737054443" calcext:value-type="float">
            <text:p>-437.737054443</text:p>
          </table:table-cell>
        </table:table-row>
        <table:table-row table:style-name="ro1">
          <table:table-cell office:value-type="string" calcext:value-type="string">
            <text:p>V106P</text:p>
          </table:table-cell>
          <table:table-cell office:value-type="float" office:value="-437.738586426" calcext:value-type="float">
            <text:p>-437.738586426</text:p>
          </table:table-cell>
        </table:table-row>
        <table:table-row table:style-name="ro1">
          <table:table-cell office:value-type="string" calcext:value-type="string">
            <text:p>F206S</text:p>
          </table:table-cell>
          <table:table-cell office:value-type="float" office:value="-437.745318604" calcext:value-type="float">
            <text:p>-437.745318604</text:p>
          </table:table-cell>
        </table:table-row>
        <table:table-row table:style-name="ro1">
          <table:table-cell office:value-type="string" calcext:value-type="string">
            <text:p>M385V</text:p>
          </table:table-cell>
          <table:table-cell office:value-type="float" office:value="-437.745489502" calcext:value-type="float">
            <text:p>-437.745489502</text:p>
          </table:table-cell>
        </table:table-row>
        <table:table-row table:style-name="ro1">
          <table:table-cell office:value-type="string" calcext:value-type="string">
            <text:p>F251T</text:p>
          </table:table-cell>
          <table:table-cell office:value-type="float" office:value="-437.749224854" calcext:value-type="float">
            <text:p>-437.749224854</text:p>
          </table:table-cell>
        </table:table-row>
        <table:table-row table:style-name="ro1">
          <table:table-cell office:value-type="string" calcext:value-type="string">
            <text:p>T78A</text:p>
          </table:table-cell>
          <table:table-cell office:value-type="float" office:value="-437.751248169" calcext:value-type="float">
            <text:p>-437.751248169</text:p>
          </table:table-cell>
        </table:table-row>
        <table:table-row table:style-name="ro1">
          <table:table-cell office:value-type="string" calcext:value-type="string">
            <text:p>G51Q</text:p>
          </table:table-cell>
          <table:table-cell office:value-type="float" office:value="-437.753103638" calcext:value-type="float">
            <text:p>-437.753103638</text:p>
          </table:table-cell>
        </table:table-row>
        <table:table-row table:style-name="ro1">
          <table:table-cell office:value-type="string" calcext:value-type="string">
            <text:p>V59A</text:p>
          </table:table-cell>
          <table:table-cell office:value-type="float" office:value="-437.761151123" calcext:value-type="float">
            <text:p>-437.761151123</text:p>
          </table:table-cell>
        </table:table-row>
        <table:table-row table:style-name="ro1">
          <table:table-cell office:value-type="string" calcext:value-type="string">
            <text:p>A92T</text:p>
          </table:table-cell>
          <table:table-cell office:value-type="float" office:value="-437.761422729" calcext:value-type="float">
            <text:p>-437.761422729</text:p>
          </table:table-cell>
        </table:table-row>
        <table:table-row table:style-name="ro1">
          <table:table-cell office:value-type="string" calcext:value-type="string">
            <text:p>S427H</text:p>
          </table:table-cell>
          <table:table-cell office:value-type="float" office:value="-437.761581421" calcext:value-type="float">
            <text:p>-437.761581421</text:p>
          </table:table-cell>
        </table:table-row>
        <table:table-row table:style-name="ro1">
          <table:table-cell office:value-type="string" calcext:value-type="string">
            <text:p>N68F</text:p>
          </table:table-cell>
          <table:table-cell office:value-type="float" office:value="-437.761627197" calcext:value-type="float">
            <text:p>-437.761627197</text:p>
          </table:table-cell>
        </table:table-row>
        <table:table-row table:style-name="ro1">
          <table:table-cell office:value-type="string" calcext:value-type="string">
            <text:p>M328N</text:p>
          </table:table-cell>
          <table:table-cell office:value-type="float" office:value="-437.762634277" calcext:value-type="float">
            <text:p>-437.762634277</text:p>
          </table:table-cell>
        </table:table-row>
        <table:table-row table:style-name="ro1">
          <table:table-cell office:value-type="string" calcext:value-type="string">
            <text:p>M127A</text:p>
          </table:table-cell>
          <table:table-cell office:value-type="float" office:value="-437.764593506" calcext:value-type="float">
            <text:p>-437.764593506</text:p>
          </table:table-cell>
        </table:table-row>
        <table:table-row table:style-name="ro1">
          <table:table-cell office:value-type="string" calcext:value-type="string">
            <text:p>T299V</text:p>
          </table:table-cell>
          <table:table-cell office:value-type="float" office:value="-437.764837646" calcext:value-type="float">
            <text:p>-437.764837646</text:p>
          </table:table-cell>
        </table:table-row>
        <table:table-row table:style-name="ro1">
          <table:table-cell office:value-type="string" calcext:value-type="string">
            <text:p>R79C</text:p>
          </table:table-cell>
          <table:table-cell office:value-type="float" office:value="-437.765875244" calcext:value-type="float">
            <text:p>-437.765875244</text:p>
          </table:table-cell>
        </table:table-row>
        <table:table-row table:style-name="ro1">
          <table:table-cell office:value-type="string" calcext:value-type="string">
            <text:p>I264P</text:p>
          </table:table-cell>
          <table:table-cell office:value-type="float" office:value="-437.766387939" calcext:value-type="float">
            <text:p>-437.766387939</text:p>
          </table:table-cell>
        </table:table-row>
        <table:table-row table:style-name="ro1">
          <table:table-cell office:value-type="string" calcext:value-type="string">
            <text:p>V69G</text:p>
          </table:table-cell>
          <table:table-cell office:value-type="float" office:value="-437.766934204" calcext:value-type="float">
            <text:p>-437.766934204</text:p>
          </table:table-cell>
        </table:table-row>
        <table:table-row table:style-name="ro1">
          <table:table-cell office:value-type="string" calcext:value-type="string">
            <text:p>L39M</text:p>
          </table:table-cell>
          <table:table-cell office:value-type="float" office:value="-437.76706543" calcext:value-type="float">
            <text:p>-437.76706543</text:p>
          </table:table-cell>
        </table:table-row>
        <table:table-row table:style-name="ro1">
          <table:table-cell office:value-type="string" calcext:value-type="string">
            <text:p>S427T</text:p>
          </table:table-cell>
          <table:table-cell office:value-type="float" office:value="-437.767181396" calcext:value-type="float">
            <text:p>-437.767181396</text:p>
          </table:table-cell>
        </table:table-row>
        <table:table-row table:style-name="ro1">
          <table:table-cell office:value-type="string" calcext:value-type="string">
            <text:p>E361I</text:p>
          </table:table-cell>
          <table:table-cell office:value-type="float" office:value="-437.768551636" calcext:value-type="float">
            <text:p>-437.768551636</text:p>
          </table:table-cell>
        </table:table-row>
        <table:table-row table:style-name="ro1">
          <table:table-cell office:value-type="string" calcext:value-type="string">
            <text:p>A92E</text:p>
          </table:table-cell>
          <table:table-cell office:value-type="float" office:value="-437.771411133" calcext:value-type="float">
            <text:p>-437.771411133</text:p>
          </table:table-cell>
        </table:table-row>
        <table:table-row table:style-name="ro1">
          <table:table-cell office:value-type="string" calcext:value-type="string">
            <text:p>Q243P</text:p>
          </table:table-cell>
          <table:table-cell office:value-type="float" office:value="-437.771459961" calcext:value-type="float">
            <text:p>-437.771459961</text:p>
          </table:table-cell>
        </table:table-row>
        <table:table-row table:style-name="ro1">
          <table:table-cell office:value-type="string" calcext:value-type="string">
            <text:p>Y439Q</text:p>
          </table:table-cell>
          <table:table-cell office:value-type="float" office:value="-437.773861694" calcext:value-type="float">
            <text:p>-437.773861694</text:p>
          </table:table-cell>
        </table:table-row>
        <table:table-row table:style-name="ro1">
          <table:table-cell office:value-type="string" calcext:value-type="string">
            <text:p>M385S</text:p>
          </table:table-cell>
          <table:table-cell office:value-type="float" office:value="-437.77562561" calcext:value-type="float">
            <text:p>-437.77562561</text:p>
          </table:table-cell>
        </table:table-row>
        <table:table-row table:style-name="ro1">
          <table:table-cell office:value-type="string" calcext:value-type="string">
            <text:p>G344H</text:p>
          </table:table-cell>
          <table:table-cell office:value-type="float" office:value="-437.775881958" calcext:value-type="float">
            <text:p>-437.775881958</text:p>
          </table:table-cell>
        </table:table-row>
        <table:table-row table:style-name="ro1">
          <table:table-cell office:value-type="string" calcext:value-type="string">
            <text:p>T307C</text:p>
          </table:table-cell>
          <table:table-cell office:value-type="float" office:value="-437.776593018" calcext:value-type="float">
            <text:p>-437.776593018</text:p>
          </table:table-cell>
        </table:table-row>
        <table:table-row table:style-name="ro1">
          <table:table-cell office:value-type="string" calcext:value-type="string">
            <text:p>I187M</text:p>
          </table:table-cell>
          <table:table-cell office:value-type="float" office:value="-437.777386475" calcext:value-type="float">
            <text:p>-437.777386475</text:p>
          </table:table-cell>
        </table:table-row>
        <table:table-row table:style-name="ro1">
          <table:table-cell office:value-type="string" calcext:value-type="string">
            <text:p>D76Q</text:p>
          </table:table-cell>
          <table:table-cell office:value-type="float" office:value="-437.778222656" calcext:value-type="float">
            <text:p>-437.778222656</text:p>
          </table:table-cell>
        </table:table-row>
        <table:table-row table:style-name="ro1">
          <table:table-cell office:value-type="string" calcext:value-type="string">
            <text:p>A365I</text:p>
          </table:table-cell>
          <table:table-cell office:value-type="float" office:value="-437.778607178" calcext:value-type="float">
            <text:p>-437.778607178</text:p>
          </table:table-cell>
        </table:table-row>
        <table:table-row table:style-name="ro1">
          <table:table-cell office:value-type="string" calcext:value-type="string">
            <text:p>R195S</text:p>
          </table:table-cell>
          <table:table-cell office:value-type="float" office:value="-437.784616089" calcext:value-type="float">
            <text:p>-437.784616089</text:p>
          </table:table-cell>
        </table:table-row>
        <table:table-row table:style-name="ro1">
          <table:table-cell office:value-type="string" calcext:value-type="string">
            <text:p>N135Y</text:p>
          </table:table-cell>
          <table:table-cell office:value-type="float" office:value="-437.785055542" calcext:value-type="float">
            <text:p>-437.785055542</text:p>
          </table:table-cell>
        </table:table-row>
        <table:table-row table:style-name="ro1">
          <table:table-cell office:value-type="string" calcext:value-type="string">
            <text:p>M334E</text:p>
          </table:table-cell>
          <table:table-cell office:value-type="float" office:value="-437.788192749" calcext:value-type="float">
            <text:p>-437.788192749</text:p>
          </table:table-cell>
        </table:table-row>
        <table:table-row table:style-name="ro1">
          <table:table-cell office:value-type="string" calcext:value-type="string">
            <text:p>L364Y</text:p>
          </table:table-cell>
          <table:table-cell office:value-type="float" office:value="-437.789367676" calcext:value-type="float">
            <text:p>-437.789367676</text:p>
          </table:table-cell>
        </table:table-row>
        <table:table-row table:style-name="ro1">
          <table:table-cell office:value-type="string" calcext:value-type="string">
            <text:p>V413N</text:p>
          </table:table-cell>
          <table:table-cell office:value-type="float" office:value="-437.795233154" calcext:value-type="float">
            <text:p>-437.795233154</text:p>
          </table:table-cell>
        </table:table-row>
        <table:table-row table:style-name="ro1">
          <table:table-cell office:value-type="string" calcext:value-type="string">
            <text:p>E87P</text:p>
          </table:table-cell>
          <table:table-cell office:value-type="float" office:value="-437.800894165" calcext:value-type="float">
            <text:p>-437.800894165</text:p>
          </table:table-cell>
        </table:table-row>
        <table:table-row table:style-name="ro1">
          <table:table-cell office:value-type="string" calcext:value-type="string">
            <text:p>G174F</text:p>
          </table:table-cell>
          <table:table-cell office:value-type="float" office:value="-437.801043701" calcext:value-type="float">
            <text:p>-437.801043701</text:p>
          </table:table-cell>
        </table:table-row>
        <table:table-row table:style-name="ro1">
          <table:table-cell office:value-type="string" calcext:value-type="string">
            <text:p>V319S</text:p>
          </table:table-cell>
          <table:table-cell office:value-type="float" office:value="-437.802459717" calcext:value-type="float">
            <text:p>-437.802459717</text:p>
          </table:table-cell>
        </table:table-row>
        <table:table-row table:style-name="ro1">
          <table:table-cell office:value-type="string" calcext:value-type="string">
            <text:p>L130C</text:p>
          </table:table-cell>
          <table:table-cell office:value-type="float" office:value="-437.802679443" calcext:value-type="float">
            <text:p>-437.802679443</text:p>
          </table:table-cell>
        </table:table-row>
        <table:table-row table:style-name="ro1">
          <table:table-cell office:value-type="string" calcext:value-type="string">
            <text:p>E111F</text:p>
          </table:table-cell>
          <table:table-cell office:value-type="float" office:value="-437.807476807" calcext:value-type="float">
            <text:p>-437.807476807</text:p>
          </table:table-cell>
        </table:table-row>
        <table:table-row table:style-name="ro1">
          <table:table-cell office:value-type="string" calcext:value-type="string">
            <text:p>S444Y</text:p>
          </table:table-cell>
          <table:table-cell office:value-type="float" office:value="-437.807748413" calcext:value-type="float">
            <text:p>-437.807748413</text:p>
          </table:table-cell>
        </table:table-row>
        <table:table-row table:style-name="ro1">
          <table:table-cell office:value-type="string" calcext:value-type="string">
            <text:p>A365G</text:p>
          </table:table-cell>
          <table:table-cell office:value-type="float" office:value="-437.809439087" calcext:value-type="float">
            <text:p>-437.809439087</text:p>
          </table:table-cell>
        </table:table-row>
        <table:table-row table:style-name="ro1">
          <table:table-cell office:value-type="string" calcext:value-type="string">
            <text:p>S427P</text:p>
          </table:table-cell>
          <table:table-cell office:value-type="float" office:value="-437.810620117" calcext:value-type="float">
            <text:p>-437.810620117</text:p>
          </table:table-cell>
        </table:table-row>
        <table:table-row table:style-name="ro1">
          <table:table-cell office:value-type="string" calcext:value-type="string">
            <text:p>A184W</text:p>
          </table:table-cell>
          <table:table-cell office:value-type="float" office:value="-437.810968018" calcext:value-type="float">
            <text:p>-437.810968018</text:p>
          </table:table-cell>
        </table:table-row>
        <table:table-row table:style-name="ro1">
          <table:table-cell office:value-type="string" calcext:value-type="string">
            <text:p>N123G</text:p>
          </table:table-cell>
          <table:table-cell office:value-type="float" office:value="-437.813632202" calcext:value-type="float">
            <text:p>-437.813632202</text:p>
          </table:table-cell>
        </table:table-row>
        <table:table-row table:style-name="ro1">
          <table:table-cell office:value-type="string" calcext:value-type="string">
            <text:p>P325R</text:p>
          </table:table-cell>
          <table:table-cell office:value-type="float" office:value="-437.8159729" calcext:value-type="float">
            <text:p>-437.8159729</text:p>
          </table:table-cell>
        </table:table-row>
        <table:table-row table:style-name="ro1">
          <table:table-cell office:value-type="string" calcext:value-type="string">
            <text:p>Y182S</text:p>
          </table:table-cell>
          <table:table-cell office:value-type="float" office:value="-437.816064453" calcext:value-type="float">
            <text:p>-437.816064453</text:p>
          </table:table-cell>
        </table:table-row>
        <table:table-row table:style-name="ro1">
          <table:table-cell office:value-type="string" calcext:value-type="string">
            <text:p>H410F</text:p>
          </table:table-cell>
          <table:table-cell office:value-type="float" office:value="-437.816497803" calcext:value-type="float">
            <text:p>-437.816497803</text:p>
          </table:table-cell>
        </table:table-row>
        <table:table-row table:style-name="ro1">
          <table:table-cell office:value-type="string" calcext:value-type="string">
            <text:p>A421S</text:p>
          </table:table-cell>
          <table:table-cell office:value-type="float" office:value="-437.818453979" calcext:value-type="float">
            <text:p>-437.818453979</text:p>
          </table:table-cell>
        </table:table-row>
        <table:table-row table:style-name="ro1">
          <table:table-cell office:value-type="string" calcext:value-type="string">
            <text:p>G341Q</text:p>
          </table:table-cell>
          <table:table-cell office:value-type="float" office:value="-437.820092773" calcext:value-type="float">
            <text:p>-437.820092773</text:p>
          </table:table-cell>
        </table:table-row>
        <table:table-row table:style-name="ro1">
          <table:table-cell office:value-type="string" calcext:value-type="string">
            <text:p>N165H</text:p>
          </table:table-cell>
          <table:table-cell office:value-type="float" office:value="-437.821133423" calcext:value-type="float">
            <text:p>-437.821133423</text:p>
          </table:table-cell>
        </table:table-row>
        <table:table-row table:style-name="ro1">
          <table:table-cell office:value-type="string" calcext:value-type="string">
            <text:p>L144W</text:p>
          </table:table-cell>
          <table:table-cell office:value-type="float" office:value="-437.83260498" calcext:value-type="float">
            <text:p>-437.83260498</text:p>
          </table:table-cell>
        </table:table-row>
        <table:table-row table:style-name="ro1">
          <table:table-cell office:value-type="string" calcext:value-type="string">
            <text:p>C225L</text:p>
          </table:table-cell>
          <table:table-cell office:value-type="float" office:value="-437.833441162" calcext:value-type="float">
            <text:p>-437.833441162</text:p>
          </table:table-cell>
        </table:table-row>
        <table:table-row table:style-name="ro1">
          <table:table-cell office:value-type="string" calcext:value-type="string">
            <text:p>V363E</text:p>
          </table:table-cell>
          <table:table-cell office:value-type="float" office:value="-437.840109253" calcext:value-type="float">
            <text:p>-437.840109253</text:p>
          </table:table-cell>
        </table:table-row>
        <table:table-row table:style-name="ro1">
          <table:table-cell office:value-type="string" calcext:value-type="string">
            <text:p>G210R</text:p>
          </table:table-cell>
          <table:table-cell office:value-type="float" office:value="-437.840667725" calcext:value-type="float">
            <text:p>-437.840667725</text:p>
          </table:table-cell>
        </table:table-row>
        <table:table-row table:style-name="ro1">
          <table:table-cell office:value-type="string" calcext:value-type="string">
            <text:p>Q406K</text:p>
          </table:table-cell>
          <table:table-cell office:value-type="float" office:value="-437.848336792" calcext:value-type="float">
            <text:p>-437.848336792</text:p>
          </table:table-cell>
        </table:table-row>
        <table:table-row table:style-name="ro1">
          <table:table-cell office:value-type="string" calcext:value-type="string">
            <text:p>A275C</text:p>
          </table:table-cell>
          <table:table-cell office:value-type="float" office:value="-437.857571411" calcext:value-type="float">
            <text:p>-437.857571411</text:p>
          </table:table-cell>
        </table:table-row>
        <table:table-row table:style-name="ro1">
          <table:table-cell office:value-type="string" calcext:value-type="string">
            <text:p>A342V</text:p>
          </table:table-cell>
          <table:table-cell office:value-type="float" office:value="-437.859768677" calcext:value-type="float">
            <text:p>-437.859768677</text:p>
          </table:table-cell>
        </table:table-row>
        <table:table-row table:style-name="ro1">
          <table:table-cell office:value-type="string" calcext:value-type="string">
            <text:p>A237G</text:p>
          </table:table-cell>
          <table:table-cell office:value-type="float" office:value="-437.861514282" calcext:value-type="float">
            <text:p>-437.861514282</text:p>
          </table:table-cell>
        </table:table-row>
        <table:table-row table:style-name="ro1">
          <table:table-cell office:value-type="string" calcext:value-type="string">
            <text:p>A83T</text:p>
          </table:table-cell>
          <table:table-cell office:value-type="float" office:value="-437.862567139" calcext:value-type="float">
            <text:p>-437.862567139</text:p>
          </table:table-cell>
        </table:table-row>
        <table:table-row table:style-name="ro1">
          <table:table-cell office:value-type="string" calcext:value-type="string">
            <text:p>I183G</text:p>
          </table:table-cell>
          <table:table-cell office:value-type="float" office:value="-437.866165161" calcext:value-type="float">
            <text:p>-437.866165161</text:p>
          </table:table-cell>
        </table:table-row>
        <table:table-row table:style-name="ro1">
          <table:table-cell office:value-type="string" calcext:value-type="string">
            <text:p>H37E</text:p>
          </table:table-cell>
          <table:table-cell office:value-type="float" office:value="-437.868621826" calcext:value-type="float">
            <text:p>-437.868621826</text:p>
          </table:table-cell>
        </table:table-row>
        <table:table-row table:style-name="ro1">
          <table:table-cell office:value-type="string" calcext:value-type="string">
            <text:p>Q222H</text:p>
          </table:table-cell>
          <table:table-cell office:value-type="float" office:value="-437.868682861" calcext:value-type="float">
            <text:p>-437.868682861</text:p>
          </table:table-cell>
        </table:table-row>
        <table:table-row table:style-name="ro1">
          <table:table-cell office:value-type="string" calcext:value-type="string">
            <text:p>A318H</text:p>
          </table:table-cell>
          <table:table-cell office:value-type="float" office:value="-437.868984985" calcext:value-type="float">
            <text:p>-437.868984985</text:p>
          </table:table-cell>
        </table:table-row>
        <table:table-row table:style-name="ro1">
          <table:table-cell office:value-type="string" calcext:value-type="string">
            <text:p>R436M</text:p>
          </table:table-cell>
          <table:table-cell office:value-type="float" office:value="-437.869036865" calcext:value-type="float">
            <text:p>-437.869036865</text:p>
          </table:table-cell>
        </table:table-row>
        <table:table-row table:style-name="ro1">
          <table:table-cell office:value-type="string" calcext:value-type="string">
            <text:p>P46K</text:p>
          </table:table-cell>
          <table:table-cell office:value-type="float" office:value="-437.869143677" calcext:value-type="float">
            <text:p>-437.869143677</text:p>
          </table:table-cell>
        </table:table-row>
        <table:table-row table:style-name="ro1">
          <table:table-cell office:value-type="string" calcext:value-type="string">
            <text:p>V81A</text:p>
          </table:table-cell>
          <table:table-cell office:value-type="float" office:value="-437.869439697" calcext:value-type="float">
            <text:p>-437.869439697</text:p>
          </table:table-cell>
        </table:table-row>
        <table:table-row table:style-name="ro1">
          <table:table-cell office:value-type="string" calcext:value-type="string">
            <text:p>G210E</text:p>
          </table:table-cell>
          <table:table-cell office:value-type="float" office:value="-437.870080566" calcext:value-type="float">
            <text:p>-437.870080566</text:p>
          </table:table-cell>
        </table:table-row>
        <table:table-row table:style-name="ro1">
          <table:table-cell office:value-type="string" calcext:value-type="string">
            <text:p>T256N</text:p>
          </table:table-cell>
          <table:table-cell office:value-type="float" office:value="-437.871173096" calcext:value-type="float">
            <text:p>-437.871173096</text:p>
          </table:table-cell>
        </table:table-row>
        <table:table-row table:style-name="ro1">
          <table:table-cell office:value-type="string" calcext:value-type="string">
            <text:p>G431F</text:p>
          </table:table-cell>
          <table:table-cell office:value-type="float" office:value="-437.871636963" calcext:value-type="float">
            <text:p>-437.871636963</text:p>
          </table:table-cell>
        </table:table-row>
        <table:table-row table:style-name="ro1">
          <table:table-cell office:value-type="string" calcext:value-type="string">
            <text:p>G296D</text:p>
          </table:table-cell>
          <table:table-cell office:value-type="float" office:value="-437.872320557" calcext:value-type="float">
            <text:p>-437.872320557</text:p>
          </table:table-cell>
        </table:table-row>
        <table:table-row table:style-name="ro1">
          <table:table-cell office:value-type="string" calcext:value-type="string">
            <text:p>P162T</text:p>
          </table:table-cell>
          <table:table-cell office:value-type="float" office:value="-437.876296997" calcext:value-type="float">
            <text:p>-437.876296997</text:p>
          </table:table-cell>
        </table:table-row>
        <table:table-row table:style-name="ro1">
          <table:table-cell office:value-type="string" calcext:value-type="string">
            <text:p>L364H</text:p>
          </table:table-cell>
          <table:table-cell office:value-type="float" office:value="-437.878616333" calcext:value-type="float">
            <text:p>-437.878616333</text:p>
          </table:table-cell>
        </table:table-row>
        <table:table-row table:style-name="ro1">
          <table:table-cell office:value-type="string" calcext:value-type="string">
            <text:p>G431E</text:p>
          </table:table-cell>
          <table:table-cell office:value-type="float" office:value="-437.879537964" calcext:value-type="float">
            <text:p>-437.879537964</text:p>
          </table:table-cell>
        </table:table-row>
        <table:table-row table:style-name="ro1">
          <table:table-cell office:value-type="string" calcext:value-type="string">
            <text:p>G384D</text:p>
          </table:table-cell>
          <table:table-cell office:value-type="float" office:value="-437.880258179" calcext:value-type="float">
            <text:p>-437.880258179</text:p>
          </table:table-cell>
        </table:table-row>
        <table:table-row table:style-name="ro1">
          <table:table-cell office:value-type="string" calcext:value-type="string">
            <text:p>L408M</text:p>
          </table:table-cell>
          <table:table-cell office:value-type="float" office:value="-437.881655884" calcext:value-type="float">
            <text:p>-437.881655884</text:p>
          </table:table-cell>
        </table:table-row>
        <table:table-row table:style-name="ro1">
          <table:table-cell office:value-type="string" calcext:value-type="string">
            <text:p>W442H</text:p>
          </table:table-cell>
          <table:table-cell office:value-type="float" office:value="-437.886004639" calcext:value-type="float">
            <text:p>-437.886004639</text:p>
          </table:table-cell>
        </table:table-row>
        <table:table-row table:style-name="ro1">
          <table:table-cell office:value-type="string" calcext:value-type="string">
            <text:p>P294C</text:p>
          </table:table-cell>
          <table:table-cell office:value-type="float" office:value="-437.88661499" calcext:value-type="float">
            <text:p>-437.88661499</text:p>
          </table:table-cell>
        </table:table-row>
        <table:table-row table:style-name="ro1">
          <table:table-cell office:value-type="string" calcext:value-type="string">
            <text:p>P305D</text:p>
          </table:table-cell>
          <table:table-cell office:value-type="float" office:value="-437.888980103" calcext:value-type="float">
            <text:p>-437.888980103</text:p>
          </table:table-cell>
        </table:table-row>
        <table:table-row table:style-name="ro1">
          <table:table-cell office:value-type="string" calcext:value-type="string">
            <text:p>P390M</text:p>
          </table:table-cell>
          <table:table-cell office:value-type="float" office:value="-437.890701294" calcext:value-type="float">
            <text:p>-437.890701294</text:p>
          </table:table-cell>
        </table:table-row>
        <table:table-row table:style-name="ro1">
          <table:table-cell office:value-type="string" calcext:value-type="string">
            <text:p>V81E</text:p>
          </table:table-cell>
          <table:table-cell office:value-type="float" office:value="-437.890753174" calcext:value-type="float">
            <text:p>-437.890753174</text:p>
          </table:table-cell>
        </table:table-row>
        <table:table-row table:style-name="ro1">
          <table:table-cell office:value-type="string" calcext:value-type="string">
            <text:p>R266S</text:p>
          </table:table-cell>
          <table:table-cell office:value-type="float" office:value="-437.892388916" calcext:value-type="float">
            <text:p>-437.892388916</text:p>
          </table:table-cell>
        </table:table-row>
        <table:table-row table:style-name="ro1">
          <table:table-cell office:value-type="string" calcext:value-type="string">
            <text:p>S72Y</text:p>
          </table:table-cell>
          <table:table-cell office:value-type="float" office:value="-437.893499756" calcext:value-type="float">
            <text:p>-437.893499756</text:p>
          </table:table-cell>
        </table:table-row>
        <table:table-row table:style-name="ro1">
          <table:table-cell office:value-type="string" calcext:value-type="string">
            <text:p>L336R</text:p>
          </table:table-cell>
          <table:table-cell office:value-type="float" office:value="-437.896032715" calcext:value-type="float">
            <text:p>-437.896032715</text:p>
          </table:table-cell>
        </table:table-row>
        <table:table-row table:style-name="ro1">
          <table:table-cell office:value-type="string" calcext:value-type="string">
            <text:p>H410C</text:p>
          </table:table-cell>
          <table:table-cell office:value-type="float" office:value="-437.897799683" calcext:value-type="float">
            <text:p>-437.897799683</text:p>
          </table:table-cell>
        </table:table-row>
        <table:table-row table:style-name="ro1">
          <table:table-cell office:value-type="string" calcext:value-type="string">
            <text:p>H50A</text:p>
          </table:table-cell>
          <table:table-cell office:value-type="float" office:value="-437.898660278" calcext:value-type="float">
            <text:p>-437.898660278</text:p>
          </table:table-cell>
        </table:table-row>
        <table:table-row table:style-name="ro1">
          <table:table-cell office:value-type="string" calcext:value-type="string">
            <text:p>M227T</text:p>
          </table:table-cell>
          <table:table-cell office:value-type="float" office:value="-437.902011108" calcext:value-type="float">
            <text:p>-437.902011108</text:p>
          </table:table-cell>
        </table:table-row>
        <table:table-row table:style-name="ro1">
          <table:table-cell office:value-type="string" calcext:value-type="string">
            <text:p>A342N</text:p>
          </table:table-cell>
          <table:table-cell office:value-type="float" office:value="-437.903662109" calcext:value-type="float">
            <text:p>-437.903662109</text:p>
          </table:table-cell>
        </table:table-row>
        <table:table-row table:style-name="ro1">
          <table:table-cell office:value-type="string" calcext:value-type="string">
            <text:p>V319P</text:p>
          </table:table-cell>
          <table:table-cell office:value-type="float" office:value="-437.906152344" calcext:value-type="float">
            <text:p>-437.906152344</text:p>
          </table:table-cell>
        </table:table-row>
        <table:table-row table:style-name="ro1">
          <table:table-cell office:value-type="string" calcext:value-type="string">
            <text:p>R195P</text:p>
          </table:table-cell>
          <table:table-cell office:value-type="float" office:value="-437.911807251" calcext:value-type="float">
            <text:p>-437.911807251</text:p>
          </table:table-cell>
        </table:table-row>
        <table:table-row table:style-name="ro1">
          <table:table-cell office:value-type="string" calcext:value-type="string">
            <text:p>D440H</text:p>
          </table:table-cell>
          <table:table-cell office:value-type="float" office:value="-437.913751221" calcext:value-type="float">
            <text:p>-437.913751221</text:p>
          </table:table-cell>
        </table:table-row>
        <table:table-row table:style-name="ro1">
          <table:table-cell office:value-type="string" calcext:value-type="string">
            <text:p>F212T</text:p>
          </table:table-cell>
          <table:table-cell office:value-type="float" office:value="-437.915042114" calcext:value-type="float">
            <text:p>-437.915042114</text:p>
          </table:table-cell>
        </table:table-row>
        <table:table-row table:style-name="ro1">
          <table:table-cell office:value-type="string" calcext:value-type="string">
            <text:p>P390G</text:p>
          </table:table-cell>
          <table:table-cell office:value-type="float" office:value="-437.917446899" calcext:value-type="float">
            <text:p>-437.917446899</text:p>
          </table:table-cell>
        </table:table-row>
        <table:table-row table:style-name="ro1">
          <table:table-cell office:value-type="string" calcext:value-type="string">
            <text:p>L103K</text:p>
          </table:table-cell>
          <table:table-cell office:value-type="float" office:value="-437.917547607" calcext:value-type="float">
            <text:p>-437.917547607</text:p>
          </table:table-cell>
        </table:table-row>
        <table:table-row table:style-name="ro1">
          <table:table-cell office:value-type="string" calcext:value-type="string">
            <text:p>Q247G</text:p>
          </table:table-cell>
          <table:table-cell office:value-type="float" office:value="-437.920010376" calcext:value-type="float">
            <text:p>-437.920010376</text:p>
          </table:table-cell>
        </table:table-row>
        <table:table-row table:style-name="ro1">
          <table:table-cell office:value-type="string" calcext:value-type="string">
            <text:p>A241P</text:p>
          </table:table-cell>
          <table:table-cell office:value-type="float" office:value="-437.923513794" calcext:value-type="float">
            <text:p>-437.923513794</text:p>
          </table:table-cell>
        </table:table-row>
        <table:table-row table:style-name="ro1">
          <table:table-cell office:value-type="string" calcext:value-type="string">
            <text:p>F285I</text:p>
          </table:table-cell>
          <table:table-cell office:value-type="float" office:value="-437.927264404" calcext:value-type="float">
            <text:p>-437.927264404</text:p>
          </table:table-cell>
        </table:table-row>
        <table:table-row table:style-name="ro1">
          <table:table-cell office:value-type="string" calcext:value-type="string">
            <text:p>N68E</text:p>
          </table:table-cell>
          <table:table-cell office:value-type="float" office:value="-437.928994751" calcext:value-type="float">
            <text:p>-437.928994751</text:p>
          </table:table-cell>
        </table:table-row>
        <table:table-row table:style-name="ro1">
          <table:table-cell office:value-type="string" calcext:value-type="string">
            <text:p>D258R</text:p>
          </table:table-cell>
          <table:table-cell office:value-type="float" office:value="-437.929504395" calcext:value-type="float">
            <text:p>-437.929504395</text:p>
          </table:table-cell>
        </table:table-row>
        <table:table-row table:style-name="ro1">
          <table:table-cell office:value-type="string" calcext:value-type="string">
            <text:p>P376E</text:p>
          </table:table-cell>
          <table:table-cell office:value-type="float" office:value="-437.932208252" calcext:value-type="float">
            <text:p>-437.932208252</text:p>
          </table:table-cell>
        </table:table-row>
        <table:table-row table:style-name="ro1">
          <table:table-cell office:value-type="string" calcext:value-type="string">
            <text:p>G357S</text:p>
          </table:table-cell>
          <table:table-cell office:value-type="float" office:value="-437.935116577" calcext:value-type="float">
            <text:p>-437.935116577</text:p>
          </table:table-cell>
        </table:table-row>
        <table:table-row table:style-name="ro1">
          <table:table-cell office:value-type="string" calcext:value-type="string">
            <text:p>M155P</text:p>
          </table:table-cell>
          <table:table-cell office:value-type="float" office:value="-437.935955811" calcext:value-type="float">
            <text:p>-437.935955811</text:p>
          </table:table-cell>
        </table:table-row>
        <table:table-row table:style-name="ro1">
          <table:table-cell office:value-type="string" calcext:value-type="string">
            <text:p>P402V</text:p>
          </table:table-cell>
          <table:table-cell office:value-type="float" office:value="-437.936343384" calcext:value-type="float">
            <text:p>-437.936343384</text:p>
          </table:table-cell>
        </table:table-row>
        <table:table-row table:style-name="ro1">
          <table:table-cell office:value-type="string" calcext:value-type="string">
            <text:p>P376R</text:p>
          </table:table-cell>
          <table:table-cell office:value-type="float" office:value="-437.938537598" calcext:value-type="float">
            <text:p>-437.938537598</text:p>
          </table:table-cell>
        </table:table-row>
        <table:table-row table:style-name="ro1">
          <table:table-cell office:value-type="string" calcext:value-type="string">
            <text:p>A244H</text:p>
          </table:table-cell>
          <table:table-cell office:value-type="float" office:value="-437.939202881" calcext:value-type="float">
            <text:p>-437.939202881</text:p>
          </table:table-cell>
        </table:table-row>
        <table:table-row table:style-name="ro1">
          <table:table-cell office:value-type="string" calcext:value-type="string">
            <text:p>M326L</text:p>
          </table:table-cell>
          <table:table-cell office:value-type="float" office:value="-437.940591431" calcext:value-type="float">
            <text:p>-437.940591431</text:p>
          </table:table-cell>
        </table:table-row>
        <table:table-row table:style-name="ro1">
          <table:table-cell office:value-type="string" calcext:value-type="string">
            <text:p>L150C</text:p>
          </table:table-cell>
          <table:table-cell office:value-type="float" office:value="-437.94203186" calcext:value-type="float">
            <text:p>-437.94203186</text:p>
          </table:table-cell>
        </table:table-row>
        <table:table-row table:style-name="ro1">
          <table:table-cell office:value-type="string" calcext:value-type="string">
            <text:p>G384P</text:p>
          </table:table-cell>
          <table:table-cell office:value-type="float" office:value="-437.942248535" calcext:value-type="float">
            <text:p>-437.942248535</text:p>
          </table:table-cell>
        </table:table-row>
        <table:table-row table:style-name="ro1">
          <table:table-cell office:value-type="string" calcext:value-type="string">
            <text:p>G51V</text:p>
          </table:table-cell>
          <table:table-cell office:value-type="float" office:value="-437.942877197" calcext:value-type="float">
            <text:p>-437.942877197</text:p>
          </table:table-cell>
        </table:table-row>
        <table:table-row table:style-name="ro1">
          <table:table-cell office:value-type="string" calcext:value-type="string">
            <text:p>D114E</text:p>
          </table:table-cell>
          <table:table-cell office:value-type="float" office:value="-437.943579102" calcext:value-type="float">
            <text:p>-437.943579102</text:p>
          </table:table-cell>
        </table:table-row>
        <table:table-row table:style-name="ro1">
          <table:table-cell office:value-type="string" calcext:value-type="string">
            <text:p>D426E</text:p>
          </table:table-cell>
          <table:table-cell office:value-type="float" office:value="-437.947619629" calcext:value-type="float">
            <text:p>-437.947619629</text:p>
          </table:table-cell>
        </table:table-row>
        <table:table-row table:style-name="ro1">
          <table:table-cell office:value-type="string" calcext:value-type="string">
            <text:p>G193A</text:p>
          </table:table-cell>
          <table:table-cell office:value-type="float" office:value="-437.950970459" calcext:value-type="float">
            <text:p>-437.950970459</text:p>
          </table:table-cell>
        </table:table-row>
        <table:table-row table:style-name="ro1">
          <table:table-cell office:value-type="string" calcext:value-type="string">
            <text:p>S321C</text:p>
          </table:table-cell>
          <table:table-cell office:value-type="float" office:value="-437.952334595" calcext:value-type="float">
            <text:p>-437.952334595</text:p>
          </table:table-cell>
        </table:table-row>
        <table:table-row table:style-name="ro1">
          <table:table-cell office:value-type="string" calcext:value-type="string">
            <text:p>K105T</text:p>
          </table:table-cell>
          <table:table-cell office:value-type="float" office:value="-437.952548218" calcext:value-type="float">
            <text:p>-437.952548218</text:p>
          </table:table-cell>
        </table:table-row>
        <table:table-row table:style-name="ro1">
          <table:table-cell office:value-type="string" calcext:value-type="string">
            <text:p>K381I</text:p>
          </table:table-cell>
          <table:table-cell office:value-type="float" office:value="-437.953295898" calcext:value-type="float">
            <text:p>-437.953295898</text:p>
          </table:table-cell>
        </table:table-row>
        <table:table-row table:style-name="ro1">
          <table:table-cell office:value-type="string" calcext:value-type="string">
            <text:p>E356Q</text:p>
          </table:table-cell>
          <table:table-cell office:value-type="float" office:value="-437.954476929" calcext:value-type="float">
            <text:p>-437.954476929</text:p>
          </table:table-cell>
        </table:table-row>
        <table:table-row table:style-name="ro1">
          <table:table-cell office:value-type="string" calcext:value-type="string">
            <text:p>G403T</text:p>
          </table:table-cell>
          <table:table-cell office:value-type="float" office:value="-437.955392456" calcext:value-type="float">
            <text:p>-437.955392456</text:p>
          </table:table-cell>
        </table:table-row>
        <table:table-row table:style-name="ro1">
          <table:table-cell office:value-type="string" calcext:value-type="string">
            <text:p>T292E</text:p>
          </table:table-cell>
          <table:table-cell office:value-type="float" office:value="-437.955657959" calcext:value-type="float">
            <text:p>-437.955657959</text:p>
          </table:table-cell>
        </table:table-row>
        <table:table-row table:style-name="ro1">
          <table:table-cell office:value-type="string" calcext:value-type="string">
            <text:p>R302E</text:p>
          </table:table-cell>
          <table:table-cell office:value-type="float" office:value="-437.956097412" calcext:value-type="float">
            <text:p>-437.956097412</text:p>
          </table:table-cell>
        </table:table-row>
        <table:table-row table:style-name="ro1">
          <table:table-cell office:value-type="string" calcext:value-type="string">
            <text:p>P176W</text:p>
          </table:table-cell>
          <table:table-cell office:value-type="float" office:value="-437.956137085" calcext:value-type="float">
            <text:p>-437.956137085</text:p>
          </table:table-cell>
        </table:table-row>
        <table:table-row table:style-name="ro1">
          <table:table-cell office:value-type="string" calcext:value-type="string">
            <text:p>Y439A</text:p>
          </table:table-cell>
          <table:table-cell office:value-type="float" office:value="-437.956420898" calcext:value-type="float">
            <text:p>-437.956420898</text:p>
          </table:table-cell>
        </table:table-row>
        <table:table-row table:style-name="ro1">
          <table:table-cell office:value-type="string" calcext:value-type="string">
            <text:p>F199M</text:p>
          </table:table-cell>
          <table:table-cell office:value-type="float" office:value="-437.957208252" calcext:value-type="float">
            <text:p>-437.957208252</text:p>
          </table:table-cell>
        </table:table-row>
        <table:table-row table:style-name="ro1">
          <table:table-cell office:value-type="string" calcext:value-type="string">
            <text:p>H358C</text:p>
          </table:table-cell>
          <table:table-cell office:value-type="float" office:value="-437.957617187" calcext:value-type="float">
            <text:p>-437.957617187</text:p>
          </table:table-cell>
        </table:table-row>
        <table:table-row table:style-name="ro1">
          <table:table-cell office:value-type="string" calcext:value-type="string">
            <text:p>P152L</text:p>
          </table:table-cell>
          <table:table-cell office:value-type="float" office:value="-437.958032227" calcext:value-type="float">
            <text:p>-437.958032227</text:p>
          </table:table-cell>
        </table:table-row>
        <table:table-row table:style-name="ro1">
          <table:table-cell office:value-type="string" calcext:value-type="string">
            <text:p>L84W</text:p>
          </table:table-cell>
          <table:table-cell office:value-type="float" office:value="-437.958544922" calcext:value-type="float">
            <text:p>-437.958544922</text:p>
          </table:table-cell>
        </table:table-row>
        <table:table-row table:style-name="ro1">
          <table:table-cell office:value-type="string" calcext:value-type="string">
            <text:p>V230Y</text:p>
          </table:table-cell>
          <table:table-cell office:value-type="float" office:value="-437.959976196" calcext:value-type="float">
            <text:p>-437.959976196</text:p>
          </table:table-cell>
        </table:table-row>
        <table:table-row table:style-name="ro1">
          <table:table-cell office:value-type="string" calcext:value-type="string">
            <text:p>I392T</text:p>
          </table:table-cell>
          <table:table-cell office:value-type="float" office:value="-437.960116577" calcext:value-type="float">
            <text:p>-437.960116577</text:p>
          </table:table-cell>
        </table:table-row>
        <table:table-row table:style-name="ro1">
          <table:table-cell office:value-type="string" calcext:value-type="string">
            <text:p>Q242P</text:p>
          </table:table-cell>
          <table:table-cell office:value-type="float" office:value="-437.960488892" calcext:value-type="float">
            <text:p>-437.960488892</text:p>
          </table:table-cell>
        </table:table-row>
        <table:table-row table:style-name="ro1">
          <table:table-cell office:value-type="string" calcext:value-type="string">
            <text:p>Q247P</text:p>
          </table:table-cell>
          <table:table-cell office:value-type="float" office:value="-437.963076782" calcext:value-type="float">
            <text:p>-437.963076782</text:p>
          </table:table-cell>
        </table:table-row>
        <table:table-row table:style-name="ro1">
          <table:table-cell office:value-type="string" calcext:value-type="string">
            <text:p>A421N</text:p>
          </table:table-cell>
          <table:table-cell office:value-type="float" office:value="-437.964562988" calcext:value-type="float">
            <text:p>-437.964562988</text:p>
          </table:table-cell>
        </table:table-row>
        <table:table-row table:style-name="ro1">
          <table:table-cell office:value-type="string" calcext:value-type="string">
            <text:p>N397V</text:p>
          </table:table-cell>
          <table:table-cell office:value-type="float" office:value="-437.967001343" calcext:value-type="float">
            <text:p>-437.967001343</text:p>
          </table:table-cell>
        </table:table-row>
        <table:table-row table:style-name="ro1">
          <table:table-cell office:value-type="string" calcext:value-type="string">
            <text:p>L173I</text:p>
          </table:table-cell>
          <table:table-cell office:value-type="float" office:value="-437.970428467" calcext:value-type="float">
            <text:p>-437.970428467</text:p>
          </table:table-cell>
        </table:table-row>
        <table:table-row table:style-name="ro1">
          <table:table-cell office:value-type="string" calcext:value-type="string">
            <text:p>D306C</text:p>
          </table:table-cell>
          <table:table-cell office:value-type="float" office:value="-437.971798706" calcext:value-type="float">
            <text:p>-437.971798706</text:p>
          </table:table-cell>
        </table:table-row>
        <table:table-row table:style-name="ro1">
          <table:table-cell office:value-type="string" calcext:value-type="string">
            <text:p>P223Q</text:p>
          </table:table-cell>
          <table:table-cell office:value-type="float" office:value="-437.972381592" calcext:value-type="float">
            <text:p>-437.972381592</text:p>
          </table:table-cell>
        </table:table-row>
        <table:table-row table:style-name="ro1">
          <table:table-cell office:value-type="string" calcext:value-type="string">
            <text:p>E54P</text:p>
          </table:table-cell>
          <table:table-cell office:value-type="float" office:value="-437.974761963" calcext:value-type="float">
            <text:p>-437.974761963</text:p>
          </table:table-cell>
        </table:table-row>
        <table:table-row table:style-name="ro1">
          <table:table-cell office:value-type="string" calcext:value-type="string">
            <text:p>T349S</text:p>
          </table:table-cell>
          <table:table-cell office:value-type="float" office:value="-437.97975769" calcext:value-type="float">
            <text:p>-437.97975769</text:p>
          </table:table-cell>
        </table:table-row>
        <table:table-row table:style-name="ro1">
          <table:table-cell office:value-type="string" calcext:value-type="string">
            <text:p>A235S</text:p>
          </table:table-cell>
          <table:table-cell office:value-type="float" office:value="-437.983587646" calcext:value-type="float">
            <text:p>-437.983587646</text:p>
          </table:table-cell>
        </table:table-row>
        <table:table-row table:style-name="ro1">
          <table:table-cell office:value-type="string" calcext:value-type="string">
            <text:p>A61T</text:p>
          </table:table-cell>
          <table:table-cell office:value-type="float" office:value="-437.983963013" calcext:value-type="float">
            <text:p>-437.983963013</text:p>
          </table:table-cell>
        </table:table-row>
        <table:table-row table:style-name="ro1">
          <table:table-cell office:value-type="string" calcext:value-type="string">
            <text:p>Y204N</text:p>
          </table:table-cell>
          <table:table-cell office:value-type="float" office:value="-437.985064697" calcext:value-type="float">
            <text:p>-437.985064697</text:p>
          </table:table-cell>
        </table:table-row>
        <table:table-row table:style-name="ro1">
          <table:table-cell office:value-type="string" calcext:value-type="string">
            <text:p>F113L</text:p>
          </table:table-cell>
          <table:table-cell office:value-type="float" office:value="-437.990197754" calcext:value-type="float">
            <text:p>-437.990197754</text:p>
          </table:table-cell>
        </table:table-row>
        <table:table-row table:style-name="ro1">
          <table:table-cell office:value-type="string" calcext:value-type="string">
            <text:p>A200Y</text:p>
          </table:table-cell>
          <table:table-cell office:value-type="float" office:value="-437.99178772" calcext:value-type="float">
            <text:p>-437.99178772</text:p>
          </table:table-cell>
        </table:table-row>
        <table:table-row table:style-name="ro1">
          <table:table-cell office:value-type="string" calcext:value-type="string">
            <text:p>A253S</text:p>
          </table:table-cell>
          <table:table-cell office:value-type="float" office:value="-437.994537354" calcext:value-type="float">
            <text:p>-437.994537354</text:p>
          </table:table-cell>
        </table:table-row>
        <table:table-row table:style-name="ro1">
          <table:table-cell office:value-type="string" calcext:value-type="string">
            <text:p>I414C</text:p>
          </table:table-cell>
          <table:table-cell office:value-type="float" office:value="-437.996194458" calcext:value-type="float">
            <text:p>-437.996194458</text:p>
          </table:table-cell>
        </table:table-row>
        <table:table-row table:style-name="ro1">
          <table:table-cell office:value-type="string" calcext:value-type="string">
            <text:p>S163I</text:p>
          </table:table-cell>
          <table:table-cell office:value-type="float" office:value="-437.998684692" calcext:value-type="float">
            <text:p>-437.998684692</text:p>
          </table:table-cell>
        </table:table-row>
        <table:table-row table:style-name="ro1">
          <table:table-cell office:value-type="string" calcext:value-type="string">
            <text:p>Y379W</text:p>
          </table:table-cell>
          <table:table-cell office:value-type="float" office:value="-437.998931885" calcext:value-type="float">
            <text:p>-437.998931885</text:p>
          </table:table-cell>
        </table:table-row>
        <table:table-row table:style-name="ro1">
          <table:table-cell office:value-type="string" calcext:value-type="string">
            <text:p>P402A</text:p>
          </table:table-cell>
          <table:table-cell office:value-type="float" office:value="-437.998962402" calcext:value-type="float">
            <text:p>-437.998962402</text:p>
          </table:table-cell>
        </table:table-row>
        <table:table-row table:style-name="ro1">
          <table:table-cell office:value-type="string" calcext:value-type="string">
            <text:p>V230M</text:p>
          </table:table-cell>
          <table:table-cell office:value-type="float" office:value="-438.003134155" calcext:value-type="float">
            <text:p>-438.003134155</text:p>
          </table:table-cell>
        </table:table-row>
        <table:table-row table:style-name="ro1">
          <table:table-cell office:value-type="string" calcext:value-type="string">
            <text:p>M146C</text:p>
          </table:table-cell>
          <table:table-cell office:value-type="float" office:value="-438.004541016" calcext:value-type="float">
            <text:p>-438.004541016</text:p>
          </table:table-cell>
        </table:table-row>
        <table:table-row table:style-name="ro1">
          <table:table-cell office:value-type="string" calcext:value-type="string">
            <text:p>Q437T</text:p>
          </table:table-cell>
          <table:table-cell office:value-type="float" office:value="-438.004898071" calcext:value-type="float">
            <text:p>-438.004898071</text:p>
          </table:table-cell>
        </table:table-row>
        <table:table-row table:style-name="ro1">
          <table:table-cell office:value-type="string" calcext:value-type="string">
            <text:p>G403S</text:p>
          </table:table-cell>
          <table:table-cell office:value-type="float" office:value="-438.005792236" calcext:value-type="float">
            <text:p>-438.005792236</text:p>
          </table:table-cell>
        </table:table-row>
        <table:table-row table:style-name="ro1">
          <table:table-cell office:value-type="string" calcext:value-type="string">
            <text:p>E90K</text:p>
          </table:table-cell>
          <table:table-cell office:value-type="float" office:value="-438.007397461" calcext:value-type="float">
            <text:p>-438.007397461</text:p>
          </table:table-cell>
        </table:table-row>
        <table:table-row table:style-name="ro1">
          <table:table-cell office:value-type="string" calcext:value-type="string">
            <text:p>C332H</text:p>
          </table:table-cell>
          <table:table-cell office:value-type="float" office:value="-438.009106445" calcext:value-type="float">
            <text:p>-438.009106445</text:p>
          </table:table-cell>
        </table:table-row>
        <table:table-row table:style-name="ro1">
          <table:table-cell office:value-type="string" calcext:value-type="string">
            <text:p>P330T</text:p>
          </table:table-cell>
          <table:table-cell office:value-type="float" office:value="-438.010205078" calcext:value-type="float">
            <text:p>-438.010205078</text:p>
          </table:table-cell>
        </table:table-row>
        <table:table-row table:style-name="ro1">
          <table:table-cell office:value-type="string" calcext:value-type="string">
            <text:p>G445P</text:p>
          </table:table-cell>
          <table:table-cell office:value-type="float" office:value="-438.010498047" calcext:value-type="float">
            <text:p>-438.010498047</text:p>
          </table:table-cell>
        </table:table-row>
        <table:table-row table:style-name="ro1">
          <table:table-cell office:value-type="string" calcext:value-type="string">
            <text:p>P428E</text:p>
          </table:table-cell>
          <table:table-cell office:value-type="float" office:value="-438.01199646" calcext:value-type="float">
            <text:p>-438.01199646</text:p>
          </table:table-cell>
        </table:table-row>
        <table:table-row table:style-name="ro1">
          <table:table-cell office:value-type="string" calcext:value-type="string">
            <text:p>E197L</text:p>
          </table:table-cell>
          <table:table-cell office:value-type="float" office:value="-438.012142944" calcext:value-type="float">
            <text:p>-438.012142944</text:p>
          </table:table-cell>
        </table:table-row>
        <table:table-row table:style-name="ro1">
          <table:table-cell office:value-type="string" calcext:value-type="string">
            <text:p>D440F</text:p>
          </table:table-cell>
          <table:table-cell office:value-type="float" office:value="-438.012753296" calcext:value-type="float">
            <text:p>-438.012753296</text:p>
          </table:table-cell>
        </table:table-row>
        <table:table-row table:style-name="ro1">
          <table:table-cell office:value-type="string" calcext:value-type="string">
            <text:p>T73R</text:p>
          </table:table-cell>
          <table:table-cell office:value-type="float" office:value="-438.015444946" calcext:value-type="float">
            <text:p>-438.015444946</text:p>
          </table:table-cell>
        </table:table-row>
        <table:table-row table:style-name="ro1">
          <table:table-cell office:value-type="string" calcext:value-type="string">
            <text:p>L250Q</text:p>
          </table:table-cell>
          <table:table-cell office:value-type="float" office:value="-438.019000244" calcext:value-type="float">
            <text:p>-438.019000244</text:p>
          </table:table-cell>
        </table:table-row>
        <table:table-row table:style-name="ro1">
          <table:table-cell office:value-type="string" calcext:value-type="string">
            <text:p>A237Y</text:p>
          </table:table-cell>
          <table:table-cell office:value-type="float" office:value="-438.019009399" calcext:value-type="float">
            <text:p>-438.019009399</text:p>
          </table:table-cell>
        </table:table-row>
        <table:table-row table:style-name="ro1">
          <table:table-cell office:value-type="string" calcext:value-type="string">
            <text:p>D306Q</text:p>
          </table:table-cell>
          <table:table-cell office:value-type="float" office:value="-438.019137573" calcext:value-type="float">
            <text:p>-438.019137573</text:p>
          </table:table-cell>
        </table:table-row>
        <table:table-row table:style-name="ro1">
          <table:table-cell office:value-type="string" calcext:value-type="string">
            <text:p>A41F</text:p>
          </table:table-cell>
          <table:table-cell office:value-type="float" office:value="-438.020761108" calcext:value-type="float">
            <text:p>-438.020761108</text:p>
          </table:table-cell>
        </table:table-row>
        <table:table-row table:style-name="ro1">
          <table:table-cell office:value-type="string" calcext:value-type="string">
            <text:p>F149C</text:p>
          </table:table-cell>
          <table:table-cell office:value-type="float" office:value="-438.023306274" calcext:value-type="float">
            <text:p>-438.023306274</text:p>
          </table:table-cell>
        </table:table-row>
        <table:table-row table:style-name="ro1">
          <table:table-cell office:value-type="string" calcext:value-type="string">
            <text:p>R145I</text:p>
          </table:table-cell>
          <table:table-cell office:value-type="float" office:value="-438.025140381" calcext:value-type="float">
            <text:p>-438.025140381</text:p>
          </table:table-cell>
        </table:table-row>
        <table:table-row table:style-name="ro1">
          <table:table-cell office:value-type="string" calcext:value-type="string">
            <text:p>D268W</text:p>
          </table:table-cell>
          <table:table-cell office:value-type="float" office:value="-438.026092529" calcext:value-type="float">
            <text:p>-438.026092529</text:p>
          </table:table-cell>
        </table:table-row>
        <table:table-row table:style-name="ro1">
          <table:table-cell office:value-type="string" calcext:value-type="string">
            <text:p>D440V</text:p>
          </table:table-cell>
          <table:table-cell office:value-type="float" office:value="-438.030160522" calcext:value-type="float">
            <text:p>-438.030160522</text:p>
          </table:table-cell>
        </table:table-row>
        <table:table-row table:style-name="ro1">
          <table:table-cell office:value-type="string" calcext:value-type="string">
            <text:p>G80F</text:p>
          </table:table-cell>
          <table:table-cell office:value-type="float" office:value="-438.030453491" calcext:value-type="float">
            <text:p>-438.030453491</text:p>
          </table:table-cell>
        </table:table-row>
        <table:table-row table:style-name="ro1">
          <table:table-cell office:value-type="string" calcext:value-type="string">
            <text:p>T74V</text:p>
          </table:table-cell>
          <table:table-cell office:value-type="float" office:value="-438.034420776" calcext:value-type="float">
            <text:p>-438.034420776</text:p>
          </table:table-cell>
        </table:table-row>
        <table:table-row table:style-name="ro1">
          <table:table-cell office:value-type="string" calcext:value-type="string">
            <text:p>L336C</text:p>
          </table:table-cell>
          <table:table-cell office:value-type="float" office:value="-438.035913086" calcext:value-type="float">
            <text:p>-438.035913086</text:p>
          </table:table-cell>
        </table:table-row>
        <table:table-row table:style-name="ro1">
          <table:table-cell office:value-type="string" calcext:value-type="string">
            <text:p>G181L</text:p>
          </table:table-cell>
          <table:table-cell office:value-type="float" office:value="-438.038555908" calcext:value-type="float">
            <text:p>-438.038555908</text:p>
          </table:table-cell>
        </table:table-row>
        <table:table-row table:style-name="ro1">
          <table:table-cell office:value-type="string" calcext:value-type="string">
            <text:p>C332W</text:p>
          </table:table-cell>
          <table:table-cell office:value-type="float" office:value="-438.04083252" calcext:value-type="float">
            <text:p>-438.04083252</text:p>
          </table:table-cell>
        </table:table-row>
        <table:table-row table:style-name="ro1">
          <table:table-cell office:value-type="string" calcext:value-type="string">
            <text:p>D148W</text:p>
          </table:table-cell>
          <table:table-cell office:value-type="float" office:value="-438.041061401" calcext:value-type="float">
            <text:p>-438.041061401</text:p>
          </table:table-cell>
        </table:table-row>
        <table:table-row table:style-name="ro1">
          <table:table-cell office:value-type="string" calcext:value-type="string">
            <text:p>H126R</text:p>
          </table:table-cell>
          <table:table-cell office:value-type="float" office:value="-438.047851562" calcext:value-type="float">
            <text:p>-438.047851562</text:p>
          </table:table-cell>
        </table:table-row>
        <table:table-row table:style-name="ro1">
          <table:table-cell office:value-type="string" calcext:value-type="string">
            <text:p>G431R</text:p>
          </table:table-cell>
          <table:table-cell office:value-type="float" office:value="-438.048403931" calcext:value-type="float">
            <text:p>-438.048403931</text:p>
          </table:table-cell>
        </table:table-row>
        <table:table-row table:style-name="ro1">
          <table:table-cell office:value-type="string" calcext:value-type="string">
            <text:p>W382C</text:p>
          </table:table-cell>
          <table:table-cell office:value-type="float" office:value="-438.051083374" calcext:value-type="float">
            <text:p>-438.051083374</text:p>
          </table:table-cell>
        </table:table-row>
        <table:table-row table:style-name="ro1">
          <table:table-cell office:value-type="string" calcext:value-type="string">
            <text:p>G246I</text:p>
          </table:table-cell>
          <table:table-cell office:value-type="float" office:value="-438.053103638" calcext:value-type="float">
            <text:p>-438.053103638</text:p>
          </table:table-cell>
        </table:table-row>
        <table:table-row table:style-name="ro1">
          <table:table-cell office:value-type="string" calcext:value-type="string">
            <text:p>N68R</text:p>
          </table:table-cell>
          <table:table-cell office:value-type="float" office:value="-438.053744507" calcext:value-type="float">
            <text:p>-438.053744507</text:p>
          </table:table-cell>
        </table:table-row>
        <table:table-row table:style-name="ro1">
          <table:table-cell office:value-type="string" calcext:value-type="string">
            <text:p>I183T</text:p>
          </table:table-cell>
          <table:table-cell office:value-type="float" office:value="-438.054165649" calcext:value-type="float">
            <text:p>-438.054165649</text:p>
          </table:table-cell>
        </table:table-row>
        <table:table-row table:style-name="ro1">
          <table:table-cell office:value-type="string" calcext:value-type="string">
            <text:p>D75P</text:p>
          </table:table-cell>
          <table:table-cell office:value-type="float" office:value="-438.055163574" calcext:value-type="float">
            <text:p>-438.055163574</text:p>
          </table:table-cell>
        </table:table-row>
        <table:table-row table:style-name="ro1">
          <table:table-cell office:value-type="string" calcext:value-type="string">
            <text:p>K99V</text:p>
          </table:table-cell>
          <table:table-cell office:value-type="float" office:value="-438.055197144" calcext:value-type="float">
            <text:p>-438.055197144</text:p>
          </table:table-cell>
        </table:table-row>
        <table:table-row table:style-name="ro1">
          <table:table-cell office:value-type="string" calcext:value-type="string">
            <text:p>V291C</text:p>
          </table:table-cell>
          <table:table-cell office:value-type="float" office:value="-438.055810547" calcext:value-type="float">
            <text:p>-438.055810547</text:p>
          </table:table-cell>
        </table:table-row>
        <table:table-row table:style-name="ro1">
          <table:table-cell office:value-type="string" calcext:value-type="string">
            <text:p>V156R</text:p>
          </table:table-cell>
          <table:table-cell office:value-type="float" office:value="-438.056237793" calcext:value-type="float">
            <text:p>-438.056237793</text:p>
          </table:table-cell>
        </table:table-row>
        <table:table-row table:style-name="ro1">
          <table:table-cell office:value-type="string" calcext:value-type="string">
            <text:p>V71N</text:p>
          </table:table-cell>
          <table:table-cell office:value-type="float" office:value="-438.056478882" calcext:value-type="float">
            <text:p>-438.056478882</text:p>
          </table:table-cell>
        </table:table-row>
        <table:table-row table:style-name="ro1">
          <table:table-cell office:value-type="string" calcext:value-type="string">
            <text:p>F405C</text:p>
          </table:table-cell>
          <table:table-cell office:value-type="float" office:value="-438.063296509" calcext:value-type="float">
            <text:p>-438.063296509</text:p>
          </table:table-cell>
        </table:table-row>
        <table:table-row table:style-name="ro1">
          <table:table-cell office:value-type="string" calcext:value-type="string">
            <text:p>A41M</text:p>
          </table:table-cell>
          <table:table-cell office:value-type="float" office:value="-438.065045166" calcext:value-type="float">
            <text:p>-438.065045166</text:p>
          </table:table-cell>
        </table:table-row>
        <table:table-row table:style-name="ro1">
          <table:table-cell office:value-type="string" calcext:value-type="string">
            <text:p>K381W</text:p>
          </table:table-cell>
          <table:table-cell office:value-type="float" office:value="-438.06857605" calcext:value-type="float">
            <text:p>-438.06857605</text:p>
          </table:table-cell>
        </table:table-row>
        <table:table-row table:style-name="ro1">
          <table:table-cell office:value-type="string" calcext:value-type="string">
            <text:p>T389K</text:p>
          </table:table-cell>
          <table:table-cell office:value-type="float" office:value="-438.068624878" calcext:value-type="float">
            <text:p>-438.068624878</text:p>
          </table:table-cell>
        </table:table-row>
        <table:table-row table:style-name="ro1">
          <table:table-cell office:value-type="string" calcext:value-type="string">
            <text:p>P196I</text:p>
          </table:table-cell>
          <table:table-cell office:value-type="float" office:value="-438.070639038" calcext:value-type="float">
            <text:p>-438.070639038</text:p>
          </table:table-cell>
        </table:table-row>
        <table:table-row table:style-name="ro1">
          <table:table-cell office:value-type="string" calcext:value-type="string">
            <text:p>G100M</text:p>
          </table:table-cell>
          <table:table-cell office:value-type="float" office:value="-438.070840454" calcext:value-type="float">
            <text:p>-438.070840454</text:p>
          </table:table-cell>
        </table:table-row>
        <table:table-row table:style-name="ro1">
          <table:table-cell office:value-type="string" calcext:value-type="string">
            <text:p>D426S</text:p>
          </table:table-cell>
          <table:table-cell office:value-type="float" office:value="-438.071603394" calcext:value-type="float">
            <text:p>-438.071603394</text:p>
          </table:table-cell>
        </table:table-row>
        <table:table-row table:style-name="ro1">
          <table:table-cell office:value-type="string" calcext:value-type="string">
            <text:p>V230S</text:p>
          </table:table-cell>
          <table:table-cell office:value-type="float" office:value="-438.073013306" calcext:value-type="float">
            <text:p>-438.073013306</text:p>
          </table:table-cell>
        </table:table-row>
        <table:table-row table:style-name="ro1">
          <table:table-cell office:value-type="string" calcext:value-type="string">
            <text:p>N168M</text:p>
          </table:table-cell>
          <table:table-cell office:value-type="float" office:value="-438.07366333" calcext:value-type="float">
            <text:p>-438.07366333</text:p>
          </table:table-cell>
        </table:table-row>
        <table:table-row table:style-name="ro1">
          <table:table-cell office:value-type="string" calcext:value-type="string">
            <text:p>V172E</text:p>
          </table:table-cell>
          <table:table-cell office:value-type="float" office:value="-438.073840332" calcext:value-type="float">
            <text:p>-438.073840332</text:p>
          </table:table-cell>
        </table:table-row>
        <table:table-row table:style-name="ro1">
          <table:table-cell office:value-type="string" calcext:value-type="string">
            <text:p>A295H</text:p>
          </table:table-cell>
          <table:table-cell office:value-type="float" office:value="-438.075234985" calcext:value-type="float">
            <text:p>-438.075234985</text:p>
          </table:table-cell>
        </table:table-row>
        <table:table-row table:style-name="ro1">
          <table:table-cell office:value-type="string" calcext:value-type="string">
            <text:p>I213Q</text:p>
          </table:table-cell>
          <table:table-cell office:value-type="float" office:value="-438.077679443" calcext:value-type="float">
            <text:p>-438.077679443</text:p>
          </table:table-cell>
        </table:table-row>
        <table:table-row table:style-name="ro1">
          <table:table-cell office:value-type="string" calcext:value-type="string">
            <text:p>S343M</text:p>
          </table:table-cell>
          <table:table-cell office:value-type="float" office:value="-438.081762695" calcext:value-type="float">
            <text:p>-438.081762695</text:p>
          </table:table-cell>
        </table:table-row>
        <table:table-row table:style-name="ro1">
          <table:table-cell office:value-type="string" calcext:value-type="string">
            <text:p>L112F</text:p>
          </table:table-cell>
          <table:table-cell office:value-type="float" office:value="-438.082192993" calcext:value-type="float">
            <text:p>-438.082192993</text:p>
          </table:table-cell>
        </table:table-row>
        <table:table-row table:style-name="ro1">
          <table:table-cell office:value-type="string" calcext:value-type="string">
            <text:p>F274E</text:p>
          </table:table-cell>
          <table:table-cell office:value-type="float" office:value="-438.089169312" calcext:value-type="float">
            <text:p>-438.089169312</text:p>
          </table:table-cell>
        </table:table-row>
        <table:table-row table:style-name="ro1">
          <table:table-cell office:value-type="string" calcext:value-type="string">
            <text:p>V106N</text:p>
          </table:table-cell>
          <table:table-cell office:value-type="float" office:value="-438.091906738" calcext:value-type="float">
            <text:p>-438.091906738</text:p>
          </table:table-cell>
        </table:table-row>
        <table:table-row table:style-name="ro1">
          <table:table-cell office:value-type="string" calcext:value-type="string">
            <text:p>I131Y</text:p>
          </table:table-cell>
          <table:table-cell office:value-type="float" office:value="-438.094064331" calcext:value-type="float">
            <text:p>-438.094064331</text:p>
          </table:table-cell>
        </table:table-row>
        <table:table-row table:style-name="ro1">
          <table:table-cell office:value-type="string" calcext:value-type="string">
            <text:p>R302I</text:p>
          </table:table-cell>
          <table:table-cell office:value-type="float" office:value="-438.094485474" calcext:value-type="float">
            <text:p>-438.094485474</text:p>
          </table:table-cell>
        </table:table-row>
        <table:table-row table:style-name="ro1">
          <table:table-cell office:value-type="string" calcext:value-type="string">
            <text:p>Q380K</text:p>
          </table:table-cell>
          <table:table-cell office:value-type="float" office:value="-438.096841431" calcext:value-type="float">
            <text:p>-438.096841431</text:p>
          </table:table-cell>
        </table:table-row>
        <table:table-row table:style-name="ro1">
          <table:table-cell office:value-type="string" calcext:value-type="string">
            <text:p>F304K</text:p>
          </table:table-cell>
          <table:table-cell office:value-type="float" office:value="-438.097805786" calcext:value-type="float">
            <text:p>-438.097805786</text:p>
          </table:table-cell>
        </table:table-row>
        <table:table-row table:style-name="ro1">
          <table:table-cell office:value-type="string" calcext:value-type="string">
            <text:p>V40N</text:p>
          </table:table-cell>
          <table:table-cell office:value-type="float" office:value="-438.097964478" calcext:value-type="float">
            <text:p>-438.097964478</text:p>
          </table:table-cell>
        </table:table-row>
        <table:table-row table:style-name="ro1">
          <table:table-cell office:value-type="string" calcext:value-type="string">
            <text:p>S163N</text:p>
          </table:table-cell>
          <table:table-cell office:value-type="float" office:value="-438.09944458" calcext:value-type="float">
            <text:p>-438.09944458</text:p>
          </table:table-cell>
        </table:table-row>
        <table:table-row table:style-name="ro1">
          <table:table-cell office:value-type="string" calcext:value-type="string">
            <text:p>D205M</text:p>
          </table:table-cell>
          <table:table-cell office:value-type="float" office:value="-438.100057983" calcext:value-type="float">
            <text:p>-438.100057983</text:p>
          </table:table-cell>
        </table:table-row>
        <table:table-row table:style-name="ro1">
          <table:table-cell office:value-type="string" calcext:value-type="string">
            <text:p>D239F</text:p>
          </table:table-cell>
          <table:table-cell office:value-type="float" office:value="-438.100222778" calcext:value-type="float">
            <text:p>-438.100222778</text:p>
          </table:table-cell>
        </table:table-row>
        <table:table-row table:style-name="ro1">
          <table:table-cell office:value-type="string" calcext:value-type="string">
            <text:p>T74G</text:p>
          </table:table-cell>
          <table:table-cell office:value-type="float" office:value="-438.100756836" calcext:value-type="float">
            <text:p>-438.100756836</text:p>
          </table:table-cell>
        </table:table-row>
        <table:table-row table:style-name="ro1">
          <table:table-cell office:value-type="string" calcext:value-type="string">
            <text:p>P232Y</text:p>
          </table:table-cell>
          <table:table-cell office:value-type="float" office:value="-438.109036255" calcext:value-type="float">
            <text:p>-438.109036255</text:p>
          </table:table-cell>
        </table:table-row>
        <table:table-row table:style-name="ro1">
          <table:table-cell office:value-type="string" calcext:value-type="string">
            <text:p>T299N</text:p>
          </table:table-cell>
          <table:table-cell office:value-type="float" office:value="-438.114776611" calcext:value-type="float">
            <text:p>-438.114776611</text:p>
          </table:table-cell>
        </table:table-row>
        <table:table-row table:style-name="ro1">
          <table:table-cell office:value-type="string" calcext:value-type="string">
            <text:p>F113Y</text:p>
          </table:table-cell>
          <table:table-cell office:value-type="float" office:value="-438.115222168" calcext:value-type="float">
            <text:p>-438.115222168</text:p>
          </table:table-cell>
        </table:table-row>
        <table:table-row table:style-name="ro1">
          <table:table-cell office:value-type="string" calcext:value-type="string">
            <text:p>D440L</text:p>
          </table:table-cell>
          <table:table-cell office:value-type="float" office:value="-438.115560913" calcext:value-type="float">
            <text:p>-438.115560913</text:p>
          </table:table-cell>
        </table:table-row>
        <table:table-row table:style-name="ro1">
          <table:table-cell office:value-type="string" calcext:value-type="string">
            <text:p>P402C</text:p>
          </table:table-cell>
          <table:table-cell office:value-type="float" office:value="-438.115979004" calcext:value-type="float">
            <text:p>-438.115979004</text:p>
          </table:table-cell>
        </table:table-row>
        <table:table-row table:style-name="ro1">
          <table:table-cell office:value-type="string" calcext:value-type="string">
            <text:p>L408N</text:p>
          </table:table-cell>
          <table:table-cell office:value-type="float" office:value="-438.117608643" calcext:value-type="float">
            <text:p>-438.117608643</text:p>
          </table:table-cell>
        </table:table-row>
        <table:table-row table:style-name="ro1">
          <table:table-cell office:value-type="string" calcext:value-type="string">
            <text:p>D140G</text:p>
          </table:table-cell>
          <table:table-cell office:value-type="float" office:value="-438.120019531" calcext:value-type="float">
            <text:p>-438.120019531</text:p>
          </table:table-cell>
        </table:table-row>
        <table:table-row table:style-name="ro1">
          <table:table-cell office:value-type="string" calcext:value-type="string">
            <text:p>T78L</text:p>
          </table:table-cell>
          <table:table-cell office:value-type="float" office:value="-438.120608521" calcext:value-type="float">
            <text:p>-438.120608521</text:p>
          </table:table-cell>
        </table:table-row>
        <table:table-row table:style-name="ro1">
          <table:table-cell office:value-type="string" calcext:value-type="string">
            <text:p>G403E</text:p>
          </table:table-cell>
          <table:table-cell office:value-type="float" office:value="-438.122711182" calcext:value-type="float">
            <text:p>-438.122711182</text:p>
          </table:table-cell>
        </table:table-row>
        <table:table-row table:style-name="ro1">
          <table:table-cell office:value-type="string" calcext:value-type="string">
            <text:p>L331Q</text:p>
          </table:table-cell>
          <table:table-cell office:value-type="float" office:value="-438.124057007" calcext:value-type="float">
            <text:p>-438.124057007</text:p>
          </table:table-cell>
        </table:table-row>
        <table:table-row table:style-name="ro1">
          <table:table-cell office:value-type="string" calcext:value-type="string">
            <text:p>C441Q</text:p>
          </table:table-cell>
          <table:table-cell office:value-type="float" office:value="-438.124761963" calcext:value-type="float">
            <text:p>-438.124761963</text:p>
          </table:table-cell>
        </table:table-row>
        <table:table-row table:style-name="ro1">
          <table:table-cell office:value-type="string" calcext:value-type="string">
            <text:p>L130G</text:p>
          </table:table-cell>
          <table:table-cell office:value-type="float" office:value="-438.125482178" calcext:value-type="float">
            <text:p>-438.125482178</text:p>
          </table:table-cell>
        </table:table-row>
        <table:table-row table:style-name="ro1">
          <table:table-cell office:value-type="string" calcext:value-type="string">
            <text:p>G375A</text:p>
          </table:table-cell>
          <table:table-cell office:value-type="float" office:value="-438.126370239" calcext:value-type="float">
            <text:p>-438.126370239</text:p>
          </table:table-cell>
        </table:table-row>
        <table:table-row table:style-name="ro1">
          <table:table-cell office:value-type="string" calcext:value-type="string">
            <text:p>V156P</text:p>
          </table:table-cell>
          <table:table-cell office:value-type="float" office:value="-438.127236938" calcext:value-type="float">
            <text:p>-438.127236938</text:p>
          </table:table-cell>
        </table:table-row>
        <table:table-row table:style-name="ro1">
          <table:table-cell office:value-type="string" calcext:value-type="string">
            <text:p>G357Q</text:p>
          </table:table-cell>
          <table:table-cell office:value-type="float" office:value="-438.127545166" calcext:value-type="float">
            <text:p>-438.127545166</text:p>
          </table:table-cell>
        </table:table-row>
        <table:table-row table:style-name="ro1">
          <table:table-cell office:value-type="string" calcext:value-type="string">
            <text:p>P152Y</text:p>
          </table:table-cell>
          <table:table-cell office:value-type="float" office:value="-438.128250122" calcext:value-type="float">
            <text:p>-438.128250122</text:p>
          </table:table-cell>
        </table:table-row>
        <table:table-row table:style-name="ro1">
          <table:table-cell office:value-type="string" calcext:value-type="string">
            <text:p>W170H</text:p>
          </table:table-cell>
          <table:table-cell office:value-type="float" office:value="-438.129614258" calcext:value-type="float">
            <text:p>-438.129614258</text:p>
          </table:table-cell>
        </table:table-row>
        <table:table-row table:style-name="ro1">
          <table:table-cell office:value-type="string" calcext:value-type="string">
            <text:p>K276I</text:p>
          </table:table-cell>
          <table:table-cell office:value-type="float" office:value="-438.134576416" calcext:value-type="float">
            <text:p>-438.134576416</text:p>
          </table:table-cell>
        </table:table-row>
        <table:table-row table:style-name="ro1">
          <table:table-cell office:value-type="string" calcext:value-type="string">
            <text:p>V413K</text:p>
          </table:table-cell>
          <table:table-cell office:value-type="float" office:value="-438.135110474" calcext:value-type="float">
            <text:p>-438.135110474</text:p>
          </table:table-cell>
        </table:table-row>
        <table:table-row table:style-name="ro1">
          <table:table-cell office:value-type="string" calcext:value-type="string">
            <text:p>L336T</text:p>
          </table:table-cell>
          <table:table-cell office:value-type="float" office:value="-438.135186768" calcext:value-type="float">
            <text:p>-438.135186768</text:p>
          </table:table-cell>
        </table:table-row>
        <table:table-row table:style-name="ro1">
          <table:table-cell office:value-type="string" calcext:value-type="string">
            <text:p>Q222E</text:p>
          </table:table-cell>
          <table:table-cell office:value-type="float" office:value="-438.137182617" calcext:value-type="float">
            <text:p>-438.137182617</text:p>
          </table:table-cell>
        </table:table-row>
        <table:table-row table:style-name="ro1">
          <table:table-cell office:value-type="string" calcext:value-type="string">
            <text:p>G51C</text:p>
          </table:table-cell>
          <table:table-cell office:value-type="float" office:value="-438.137973022" calcext:value-type="float">
            <text:p>-438.137973022</text:p>
          </table:table-cell>
        </table:table-row>
        <table:table-row table:style-name="ro1">
          <table:table-cell office:value-type="string" calcext:value-type="string">
            <text:p>P196C</text:p>
          </table:table-cell>
          <table:table-cell office:value-type="float" office:value="-438.1384552" calcext:value-type="float">
            <text:p>-438.1384552</text:p>
          </table:table-cell>
        </table:table-row>
        <table:table-row table:style-name="ro1">
          <table:table-cell office:value-type="string" calcext:value-type="string">
            <text:p>P198Q</text:p>
          </table:table-cell>
          <table:table-cell office:value-type="float" office:value="-438.139962769" calcext:value-type="float">
            <text:p>-438.139962769</text:p>
          </table:table-cell>
        </table:table-row>
        <table:table-row table:style-name="ro1">
          <table:table-cell office:value-type="string" calcext:value-type="string">
            <text:p>Y377R</text:p>
          </table:table-cell>
          <table:table-cell office:value-type="float" office:value="-438.140222168" calcext:value-type="float">
            <text:p>-438.140222168</text:p>
          </table:table-cell>
        </table:table-row>
        <table:table-row table:style-name="ro1">
          <table:table-cell office:value-type="string" calcext:value-type="string">
            <text:p>W442K</text:p>
          </table:table-cell>
          <table:table-cell office:value-type="float" office:value="-438.140533447" calcext:value-type="float">
            <text:p>-438.140533447</text:p>
          </table:table-cell>
        </table:table-row>
        <table:table-row table:style-name="ro1">
          <table:table-cell office:value-type="string" calcext:value-type="string">
            <text:p>I213C</text:p>
          </table:table-cell>
          <table:table-cell office:value-type="float" office:value="-438.142431641" calcext:value-type="float">
            <text:p>-438.142431641</text:p>
          </table:table-cell>
        </table:table-row>
        <table:table-row table:style-name="ro1">
          <table:table-cell office:value-type="string" calcext:value-type="string">
            <text:p>F77V</text:p>
          </table:table-cell>
          <table:table-cell office:value-type="float" office:value="-438.143551636" calcext:value-type="float">
            <text:p>-438.143551636</text:p>
          </table:table-cell>
        </table:table-row>
        <table:table-row table:style-name="ro1">
          <table:table-cell office:value-type="string" calcext:value-type="string">
            <text:p>F52P</text:p>
          </table:table-cell>
          <table:table-cell office:value-type="float" office:value="-438.147741699" calcext:value-type="float">
            <text:p>-438.147741699</text:p>
          </table:table-cell>
        </table:table-row>
        <table:table-row table:style-name="ro1">
          <table:table-cell office:value-type="string" calcext:value-type="string">
            <text:p>G375H</text:p>
          </table:table-cell>
          <table:table-cell office:value-type="float" office:value="-438.150335693" calcext:value-type="float">
            <text:p>-438.150335693</text:p>
          </table:table-cell>
        </table:table-row>
        <table:table-row table:style-name="ro1">
          <table:table-cell office:value-type="string" calcext:value-type="string">
            <text:p>G174H</text:p>
          </table:table-cell>
          <table:table-cell office:value-type="float" office:value="-438.151312256" calcext:value-type="float">
            <text:p>-438.151312256</text:p>
          </table:table-cell>
        </table:table-row>
        <table:table-row table:style-name="ro1">
          <table:table-cell office:value-type="string" calcext:value-type="string">
            <text:p>D76I</text:p>
          </table:table-cell>
          <table:table-cell office:value-type="float" office:value="-438.152029419" calcext:value-type="float">
            <text:p>-438.152029419</text:p>
          </table:table-cell>
        </table:table-row>
        <table:table-row table:style-name="ro1">
          <table:table-cell office:value-type="string" calcext:value-type="string">
            <text:p>E236H</text:p>
          </table:table-cell>
          <table:table-cell office:value-type="float" office:value="-438.155133057" calcext:value-type="float">
            <text:p>-438.155133057</text:p>
          </table:table-cell>
        </table:table-row>
        <table:table-row table:style-name="ro1">
          <table:table-cell office:value-type="string" calcext:value-type="string">
            <text:p>G100F</text:p>
          </table:table-cell>
          <table:table-cell office:value-type="float" office:value="-438.15831604" calcext:value-type="float">
            <text:p>-438.15831604</text:p>
          </table:table-cell>
        </table:table-row>
        <table:table-row table:style-name="ro1">
          <table:table-cell office:value-type="string" calcext:value-type="string">
            <text:p>F304Y</text:p>
          </table:table-cell>
          <table:table-cell office:value-type="float" office:value="-438.1587677" calcext:value-type="float">
            <text:p>-438.1587677</text:p>
          </table:table-cell>
        </table:table-row>
        <table:table-row table:style-name="ro1">
          <table:table-cell office:value-type="string" calcext:value-type="string">
            <text:p>W442Q</text:p>
          </table:table-cell>
          <table:table-cell office:value-type="float" office:value="-438.160681152" calcext:value-type="float">
            <text:p>-438.160681152</text:p>
          </table:table-cell>
        </table:table-row>
        <table:table-row table:style-name="ro1">
          <table:table-cell office:value-type="string" calcext:value-type="string">
            <text:p>E356A</text:p>
          </table:table-cell>
          <table:table-cell office:value-type="float" office:value="-438.16277771" calcext:value-type="float">
            <text:p>-438.16277771</text:p>
          </table:table-cell>
        </table:table-row>
        <table:table-row table:style-name="ro1">
          <table:table-cell office:value-type="string" calcext:value-type="string">
            <text:p>Q136H</text:p>
          </table:table-cell>
          <table:table-cell office:value-type="float" office:value="-438.166275024" calcext:value-type="float">
            <text:p>-438.166275024</text:p>
          </table:table-cell>
        </table:table-row>
        <table:table-row table:style-name="ro1">
          <table:table-cell office:value-type="string" calcext:value-type="string">
            <text:p>G210T</text:p>
          </table:table-cell>
          <table:table-cell office:value-type="float" office:value="-438.16914978" calcext:value-type="float">
            <text:p>-438.16914978</text:p>
          </table:table-cell>
        </table:table-row>
        <table:table-row table:style-name="ro1">
          <table:table-cell office:value-type="string" calcext:value-type="string">
            <text:p>G384E</text:p>
          </table:table-cell>
          <table:table-cell office:value-type="float" office:value="-438.171386719" calcext:value-type="float">
            <text:p>-438.171386719</text:p>
          </table:table-cell>
        </table:table-row>
        <table:table-row table:style-name="ro1">
          <table:table-cell office:value-type="string" calcext:value-type="string">
            <text:p>G403N</text:p>
          </table:table-cell>
          <table:table-cell office:value-type="float" office:value="-438.173382568" calcext:value-type="float">
            <text:p>-438.173382568</text:p>
          </table:table-cell>
        </table:table-row>
        <table:table-row table:style-name="ro1">
          <table:table-cell office:value-type="string" calcext:value-type="string">
            <text:p>P223Y</text:p>
          </table:table-cell>
          <table:table-cell office:value-type="float" office:value="-438.179022217" calcext:value-type="float">
            <text:p>-438.179022217</text:p>
          </table:table-cell>
        </table:table-row>
        <table:table-row table:style-name="ro1">
          <table:table-cell office:value-type="string" calcext:value-type="string">
            <text:p>E272W</text:p>
          </table:table-cell>
          <table:table-cell office:value-type="float" office:value="-438.180749512" calcext:value-type="float">
            <text:p>-438.180749512</text:p>
          </table:table-cell>
        </table:table-row>
        <table:table-row table:style-name="ro1">
          <table:table-cell office:value-type="string" calcext:value-type="string">
            <text:p>G384C</text:p>
          </table:table-cell>
          <table:table-cell office:value-type="float" office:value="-438.180889893" calcext:value-type="float">
            <text:p>-438.180889893</text:p>
          </table:table-cell>
        </table:table-row>
        <table:table-row table:style-name="ro1">
          <table:table-cell office:value-type="string" calcext:value-type="string">
            <text:p>R302T</text:p>
          </table:table-cell>
          <table:table-cell office:value-type="float" office:value="-438.181689453" calcext:value-type="float">
            <text:p>-438.181689453</text:p>
          </table:table-cell>
        </table:table-row>
        <table:table-row table:style-name="ro1">
          <table:table-cell office:value-type="string" calcext:value-type="string">
            <text:p>M334Q</text:p>
          </table:table-cell>
          <table:table-cell office:value-type="float" office:value="-438.182699585" calcext:value-type="float">
            <text:p>-438.182699585</text:p>
          </table:table-cell>
        </table:table-row>
        <table:table-row table:style-name="ro1">
          <table:table-cell office:value-type="string" calcext:value-type="string">
            <text:p>G384T</text:p>
          </table:table-cell>
          <table:table-cell office:value-type="float" office:value="-438.182904053" calcext:value-type="float">
            <text:p>-438.182904053</text:p>
          </table:table-cell>
        </table:table-row>
        <table:table-row table:style-name="ro1">
          <table:table-cell office:value-type="string" calcext:value-type="string">
            <text:p>S72Q</text:p>
          </table:table-cell>
          <table:table-cell office:value-type="float" office:value="-438.183670044" calcext:value-type="float">
            <text:p>-438.183670044</text:p>
          </table:table-cell>
        </table:table-row>
        <table:table-row table:style-name="ro1">
          <table:table-cell office:value-type="string" calcext:value-type="string">
            <text:p>T73P</text:p>
          </table:table-cell>
          <table:table-cell office:value-type="float" office:value="-438.184326172" calcext:value-type="float">
            <text:p>-438.184326172</text:p>
          </table:table-cell>
        </table:table-row>
        <table:table-row table:style-name="ro1">
          <table:table-cell office:value-type="string" calcext:value-type="string">
            <text:p>E228I</text:p>
          </table:table-cell>
          <table:table-cell office:value-type="float" office:value="-438.18659668" calcext:value-type="float">
            <text:p>-438.18659668</text:p>
          </table:table-cell>
        </table:table-row>
        <table:table-row table:style-name="ro1">
          <table:table-cell office:value-type="string" calcext:value-type="string">
            <text:p>E303I</text:p>
          </table:table-cell>
          <table:table-cell office:value-type="float" office:value="-438.186999512" calcext:value-type="float">
            <text:p>-438.186999512</text:p>
          </table:table-cell>
        </table:table-row>
        <table:table-row table:style-name="ro1">
          <table:table-cell office:value-type="string" calcext:value-type="string">
            <text:p>L144V</text:p>
          </table:table-cell>
          <table:table-cell office:value-type="float" office:value="-438.187567139" calcext:value-type="float">
            <text:p>-438.187567139</text:p>
          </table:table-cell>
        </table:table-row>
        <table:table-row table:style-name="ro1">
          <table:table-cell office:value-type="string" calcext:value-type="string">
            <text:p>G210I</text:p>
          </table:table-cell>
          <table:table-cell office:value-type="float" office:value="-438.190261841" calcext:value-type="float">
            <text:p>-438.190261841</text:p>
          </table:table-cell>
        </table:table-row>
        <table:table-row table:style-name="ro1">
          <table:table-cell office:value-type="string" calcext:value-type="string">
            <text:p>L271T</text:p>
          </table:table-cell>
          <table:table-cell office:value-type="float" office:value="-438.190509033" calcext:value-type="float">
            <text:p>-438.190509033</text:p>
          </table:table-cell>
        </table:table-row>
        <table:table-row table:style-name="ro1">
          <table:table-cell office:value-type="string" calcext:value-type="string">
            <text:p>Y333C</text:p>
          </table:table-cell>
          <table:table-cell office:value-type="float" office:value="-438.19128418" calcext:value-type="float">
            <text:p>-438.19128418</text:p>
          </table:table-cell>
        </table:table-row>
        <table:table-row table:style-name="ro1">
          <table:table-cell office:value-type="string" calcext:value-type="string">
            <text:p>L53N</text:p>
          </table:table-cell>
          <table:table-cell office:value-type="float" office:value="-438.191690063" calcext:value-type="float">
            <text:p>-438.191690063</text:p>
          </table:table-cell>
        </table:table-row>
        <table:table-row table:style-name="ro1">
          <table:table-cell office:value-type="string" calcext:value-type="string">
            <text:p>K335T</text:p>
          </table:table-cell>
          <table:table-cell office:value-type="float" office:value="-438.193939209" calcext:value-type="float">
            <text:p>-438.193939209</text:p>
          </table:table-cell>
        </table:table-row>
        <table:table-row table:style-name="ro1">
          <table:table-cell office:value-type="string" calcext:value-type="string">
            <text:p>V234T</text:p>
          </table:table-cell>
          <table:table-cell office:value-type="float" office:value="-438.196743774" calcext:value-type="float">
            <text:p>-438.196743774</text:p>
          </table:table-cell>
        </table:table-row>
        <table:table-row table:style-name="ro1">
          <table:table-cell office:value-type="string" calcext:value-type="string">
            <text:p>A237R</text:p>
          </table:table-cell>
          <table:table-cell office:value-type="float" office:value="-438.196759033" calcext:value-type="float">
            <text:p>-438.196759033</text:p>
          </table:table-cell>
        </table:table-row>
        <table:table-row table:style-name="ro1">
          <table:table-cell office:value-type="string" calcext:value-type="string">
            <text:p>K171N</text:p>
          </table:table-cell>
          <table:table-cell office:value-type="float" office:value="-438.198156738" calcext:value-type="float">
            <text:p>-438.198156738</text:p>
          </table:table-cell>
        </table:table-row>
        <table:table-row table:style-name="ro1">
          <table:table-cell office:value-type="string" calcext:value-type="string">
            <text:p>Y377S</text:p>
          </table:table-cell>
          <table:table-cell office:value-type="float" office:value="-438.198828125" calcext:value-type="float">
            <text:p>-438.198828125</text:p>
          </table:table-cell>
        </table:table-row>
        <table:table-row table:style-name="ro1">
          <table:table-cell office:value-type="string" calcext:value-type="string">
            <text:p>T388R</text:p>
          </table:table-cell>
          <table:table-cell office:value-type="float" office:value="-438.20357666" calcext:value-type="float">
            <text:p>-438.20357666</text:p>
          </table:table-cell>
        </table:table-row>
        <table:table-row table:style-name="ro1">
          <table:table-cell office:value-type="string" calcext:value-type="string">
            <text:p>T73G</text:p>
          </table:table-cell>
          <table:table-cell office:value-type="float" office:value="-438.207583618" calcext:value-type="float">
            <text:p>-438.207583618</text:p>
          </table:table-cell>
        </table:table-row>
        <table:table-row table:style-name="ro1">
          <table:table-cell office:value-type="string" calcext:value-type="string">
            <text:p>A107V</text:p>
          </table:table-cell>
          <table:table-cell office:value-type="float" office:value="-438.211682129" calcext:value-type="float">
            <text:p>-438.211682129</text:p>
          </table:table-cell>
        </table:table-row>
        <table:table-row table:style-name="ro1">
          <table:table-cell office:value-type="string" calcext:value-type="string">
            <text:p>E361T</text:p>
          </table:table-cell>
          <table:table-cell office:value-type="float" office:value="-438.211804199" calcext:value-type="float">
            <text:p>-438.211804199</text:p>
          </table:table-cell>
        </table:table-row>
        <table:table-row table:style-name="ro1">
          <table:table-cell office:value-type="string" calcext:value-type="string">
            <text:p>G102P</text:p>
          </table:table-cell>
          <table:table-cell office:value-type="float" office:value="-438.21227417" calcext:value-type="float">
            <text:p>-438.21227417</text:p>
          </table:table-cell>
        </table:table-row>
        <table:table-row table:style-name="ro1">
          <table:table-cell office:value-type="string" calcext:value-type="string">
            <text:p>V319E</text:p>
          </table:table-cell>
          <table:table-cell office:value-type="float" office:value="-438.212600708" calcext:value-type="float">
            <text:p>-438.212600708</text:p>
          </table:table-cell>
        </table:table-row>
        <table:table-row table:style-name="ro1">
          <table:table-cell office:value-type="string" calcext:value-type="string">
            <text:p>Y322K</text:p>
          </table:table-cell>
          <table:table-cell office:value-type="float" office:value="-438.212710571" calcext:value-type="float">
            <text:p>-438.212710571</text:p>
          </table:table-cell>
        </table:table-row>
        <table:table-row table:style-name="ro1">
          <table:table-cell office:value-type="string" calcext:value-type="string">
            <text:p>G293T</text:p>
          </table:table-cell>
          <table:table-cell office:value-type="float" office:value="-438.21572876" calcext:value-type="float">
            <text:p>-438.21572876</text:p>
          </table:table-cell>
        </table:table-row>
        <table:table-row table:style-name="ro1">
          <table:table-cell office:value-type="string" calcext:value-type="string">
            <text:p>Y352A</text:p>
          </table:table-cell>
          <table:table-cell office:value-type="float" office:value="-438.218600464" calcext:value-type="float">
            <text:p>-438.218600464</text:p>
          </table:table-cell>
        </table:table-row>
        <table:table-row table:style-name="ro1">
          <table:table-cell office:value-type="string" calcext:value-type="string">
            <text:p>P330C</text:p>
          </table:table-cell>
          <table:table-cell office:value-type="float" office:value="-438.220132446" calcext:value-type="float">
            <text:p>-438.220132446</text:p>
          </table:table-cell>
        </table:table-row>
        <table:table-row table:style-name="ro1">
          <table:table-cell office:value-type="string" calcext:value-type="string">
            <text:p>L132H</text:p>
          </table:table-cell>
          <table:table-cell office:value-type="float" office:value="-438.220245361" calcext:value-type="float">
            <text:p>-438.220245361</text:p>
          </table:table-cell>
        </table:table-row>
        <table:table-row table:style-name="ro1">
          <table:table-cell office:value-type="string" calcext:value-type="string">
            <text:p>R175A</text:p>
          </table:table-cell>
          <table:table-cell office:value-type="float" office:value="-438.222210693" calcext:value-type="float">
            <text:p>-438.222210693</text:p>
          </table:table-cell>
        </table:table-row>
        <table:table-row table:style-name="ro1">
          <table:table-cell office:value-type="string" calcext:value-type="string">
            <text:p>Q242N</text:p>
          </table:table-cell>
          <table:table-cell office:value-type="float" office:value="-438.222885132" calcext:value-type="float">
            <text:p>-438.222885132</text:p>
          </table:table-cell>
        </table:table-row>
        <table:table-row table:style-name="ro1">
          <table:table-cell office:value-type="string" calcext:value-type="string">
            <text:p>G445F</text:p>
          </table:table-cell>
          <table:table-cell office:value-type="float" office:value="-438.224035645" calcext:value-type="float">
            <text:p>-438.224035645</text:p>
          </table:table-cell>
        </table:table-row>
        <table:table-row table:style-name="ro1">
          <table:table-cell office:value-type="string" calcext:value-type="string">
            <text:p>A248C</text:p>
          </table:table-cell>
          <table:table-cell office:value-type="float" office:value="-438.227294922" calcext:value-type="float">
            <text:p>-438.227294922</text:p>
          </table:table-cell>
        </table:table-row>
        <table:table-row table:style-name="ro1">
          <table:table-cell office:value-type="string" calcext:value-type="string">
            <text:p>R157W</text:p>
          </table:table-cell>
          <table:table-cell office:value-type="float" office:value="-438.228536987" calcext:value-type="float">
            <text:p>-438.228536987</text:p>
          </table:table-cell>
        </table:table-row>
        <table:table-row table:style-name="ro1">
          <table:table-cell office:value-type="string" calcext:value-type="string">
            <text:p>P223W</text:p>
          </table:table-cell>
          <table:table-cell office:value-type="float" office:value="-438.229470825" calcext:value-type="float">
            <text:p>-438.229470825</text:p>
          </table:table-cell>
        </table:table-row>
        <table:table-row table:style-name="ro1">
          <table:table-cell office:value-type="string" calcext:value-type="string">
            <text:p>G102F</text:p>
          </table:table-cell>
          <table:table-cell office:value-type="float" office:value="-438.233786011" calcext:value-type="float">
            <text:p>-438.233786011</text:p>
          </table:table-cell>
        </table:table-row>
        <table:table-row table:style-name="ro1">
          <table:table-cell office:value-type="string" calcext:value-type="string">
            <text:p>T298C</text:p>
          </table:table-cell>
          <table:table-cell office:value-type="float" office:value="-438.235012817" calcext:value-type="float">
            <text:p>-438.235012817</text:p>
          </table:table-cell>
        </table:table-row>
        <table:table-row table:style-name="ro1">
          <table:table-cell office:value-type="string" calcext:value-type="string">
            <text:p>V55E</text:p>
          </table:table-cell>
          <table:table-cell office:value-type="float" office:value="-438.237268066" calcext:value-type="float">
            <text:p>-438.237268066</text:p>
          </table:table-cell>
        </table:table-row>
        <table:table-row table:style-name="ro1">
          <table:table-cell office:value-type="string" calcext:value-type="string">
            <text:p>G180Q</text:p>
          </table:table-cell>
          <table:table-cell office:value-type="float" office:value="-438.242730713" calcext:value-type="float">
            <text:p>-438.242730713</text:p>
          </table:table-cell>
        </table:table-row>
        <table:table-row table:style-name="ro1">
          <table:table-cell office:value-type="string" calcext:value-type="string">
            <text:p>F274A</text:p>
          </table:table-cell>
          <table:table-cell office:value-type="float" office:value="-438.24329834" calcext:value-type="float">
            <text:p>-438.24329834</text:p>
          </table:table-cell>
        </table:table-row>
        <table:table-row table:style-name="ro1">
          <table:table-cell office:value-type="string" calcext:value-type="string">
            <text:p>Q380E</text:p>
          </table:table-cell>
          <table:table-cell office:value-type="float" office:value="-438.244030762" calcext:value-type="float">
            <text:p>-438.244030762</text:p>
          </table:table-cell>
        </table:table-row>
        <table:table-row table:style-name="ro1">
          <table:table-cell office:value-type="string" calcext:value-type="string">
            <text:p>G419H</text:p>
          </table:table-cell>
          <table:table-cell office:value-type="float" office:value="-438.245117188" calcext:value-type="float">
            <text:p>-438.245117188</text:p>
          </table:table-cell>
        </table:table-row>
        <table:table-row table:style-name="ro1">
          <table:table-cell office:value-type="string" calcext:value-type="string">
            <text:p>E356K</text:p>
          </table:table-cell>
          <table:table-cell office:value-type="float" office:value="-438.245297241" calcext:value-type="float">
            <text:p>-438.245297241</text:p>
          </table:table-cell>
        </table:table-row>
        <table:table-row table:style-name="ro1">
          <table:table-cell office:value-type="string" calcext:value-type="string">
            <text:p>M263W</text:p>
          </table:table-cell>
          <table:table-cell office:value-type="float" office:value="-438.249157715" calcext:value-type="float">
            <text:p>-438.249157715</text:p>
          </table:table-cell>
        </table:table-row>
        <table:table-row table:style-name="ro1">
          <table:table-cell office:value-type="string" calcext:value-type="string">
            <text:p>D306S</text:p>
          </table:table-cell>
          <table:table-cell office:value-type="float" office:value="-438.251705933" calcext:value-type="float">
            <text:p>-438.251705933</text:p>
          </table:table-cell>
        </table:table-row>
        <table:table-row table:style-name="ro1">
          <table:table-cell office:value-type="string" calcext:value-type="string">
            <text:p>T245H</text:p>
          </table:table-cell>
          <table:table-cell office:value-type="float" office:value="-438.252407837" calcext:value-type="float">
            <text:p>-438.252407837</text:p>
          </table:table-cell>
        </table:table-row>
        <table:table-row table:style-name="ro1">
          <table:table-cell office:value-type="string" calcext:value-type="string">
            <text:p>L169W</text:p>
          </table:table-cell>
          <table:table-cell office:value-type="float" office:value="-438.252835083" calcext:value-type="float">
            <text:p>-438.252835083</text:p>
          </table:table-cell>
        </table:table-row>
        <table:table-row table:style-name="ro1">
          <table:table-cell office:value-type="string" calcext:value-type="string">
            <text:p>D205N</text:p>
          </table:table-cell>
          <table:table-cell office:value-type="float" office:value="-438.253274536" calcext:value-type="float">
            <text:p>-438.253274536</text:p>
          </table:table-cell>
        </table:table-row>
        <table:table-row table:style-name="ro1">
          <table:table-cell office:value-type="string" calcext:value-type="string">
            <text:p>F311I</text:p>
          </table:table-cell>
          <table:table-cell office:value-type="float" office:value="-438.26293335" calcext:value-type="float">
            <text:p>-438.26293335</text:p>
          </table:table-cell>
        </table:table-row>
        <table:table-row table:style-name="ro1">
          <table:table-cell office:value-type="string" calcext:value-type="string">
            <text:p>P330A</text:p>
          </table:table-cell>
          <table:table-cell office:value-type="float" office:value="-438.264382935" calcext:value-type="float">
            <text:p>-438.264382935</text:p>
          </table:table-cell>
        </table:table-row>
        <table:table-row table:style-name="ro1">
          <table:table-cell office:value-type="string" calcext:value-type="string">
            <text:p>V69H</text:p>
          </table:table-cell>
          <table:table-cell office:value-type="float" office:value="-438.265490723" calcext:value-type="float">
            <text:p>-438.265490723</text:p>
          </table:table-cell>
        </table:table-row>
        <table:table-row table:style-name="ro1">
          <table:table-cell office:value-type="string" calcext:value-type="string">
            <text:p>G423W</text:p>
          </table:table-cell>
          <table:table-cell office:value-type="float" office:value="-438.266357422" calcext:value-type="float">
            <text:p>-438.266357422</text:p>
          </table:table-cell>
        </table:table-row>
        <table:table-row table:style-name="ro1">
          <table:table-cell office:value-type="string" calcext:value-type="string">
            <text:p>P115V</text:p>
          </table:table-cell>
          <table:table-cell office:value-type="float" office:value="-438.268688965" calcext:value-type="float">
            <text:p>-438.268688965</text:p>
          </table:table-cell>
        </table:table-row>
        <table:table-row table:style-name="ro1">
          <table:table-cell office:value-type="string" calcext:value-type="string">
            <text:p>T388E</text:p>
          </table:table-cell>
          <table:table-cell office:value-type="float" office:value="-438.269091797" calcext:value-type="float">
            <text:p>-438.269091797</text:p>
          </table:table-cell>
        </table:table-row>
        <table:table-row table:style-name="ro1">
          <table:table-cell office:value-type="string" calcext:value-type="string">
            <text:p>G411K</text:p>
          </table:table-cell>
          <table:table-cell office:value-type="float" office:value="-438.270141602" calcext:value-type="float">
            <text:p>-438.270141602</text:p>
          </table:table-cell>
        </table:table-row>
        <table:table-row table:style-name="ro1">
          <table:table-cell office:value-type="string" calcext:value-type="string">
            <text:p>M155W</text:p>
          </table:table-cell>
          <table:table-cell office:value-type="float" office:value="-438.270715332" calcext:value-type="float">
            <text:p>-438.270715332</text:p>
          </table:table-cell>
        </table:table-row>
        <table:table-row table:style-name="ro1">
          <table:table-cell office:value-type="string" calcext:value-type="string">
            <text:p>Q406P</text:p>
          </table:table-cell>
          <table:table-cell office:value-type="float" office:value="-438.270715332" calcext:value-type="float">
            <text:p>-438.270715332</text:p>
          </table:table-cell>
        </table:table-row>
        <table:table-row table:style-name="ro1">
          <table:table-cell office:value-type="string" calcext:value-type="string">
            <text:p>S434T</text:p>
          </table:table-cell>
          <table:table-cell office:value-type="float" office:value="-438.271102905" calcext:value-type="float">
            <text:p>-438.271102905</text:p>
          </table:table-cell>
        </table:table-row>
        <table:table-row table:style-name="ro1">
          <table:table-cell office:value-type="string" calcext:value-type="string">
            <text:p>N116T</text:p>
          </table:table-cell>
          <table:table-cell office:value-type="float" office:value="-438.271789551" calcext:value-type="float">
            <text:p>-438.271789551</text:p>
          </table:table-cell>
        </table:table-row>
        <table:table-row table:style-name="ro1">
          <table:table-cell office:value-type="string" calcext:value-type="string">
            <text:p>K171C</text:p>
          </table:table-cell>
          <table:table-cell office:value-type="float" office:value="-438.273904419" calcext:value-type="float">
            <text:p>-438.273904419</text:p>
          </table:table-cell>
        </table:table-row>
        <table:table-row table:style-name="ro1">
          <table:table-cell office:value-type="string" calcext:value-type="string">
            <text:p>V229G</text:p>
          </table:table-cell>
          <table:table-cell office:value-type="float" office:value="-438.274206543" calcext:value-type="float">
            <text:p>-438.274206543</text:p>
          </table:table-cell>
        </table:table-row>
        <table:table-row table:style-name="ro1">
          <table:table-cell office:value-type="string" calcext:value-type="string">
            <text:p>V234A</text:p>
          </table:table-cell>
          <table:table-cell office:value-type="float" office:value="-438.277032471" calcext:value-type="float">
            <text:p>-438.277032471</text:p>
          </table:table-cell>
        </table:table-row>
        <table:table-row table:style-name="ro1">
          <table:table-cell office:value-type="string" calcext:value-type="string">
            <text:p>I88C</text:p>
          </table:table-cell>
          <table:table-cell office:value-type="float" office:value="-438.279638672" calcext:value-type="float">
            <text:p>-438.279638672</text:p>
          </table:table-cell>
        </table:table-row>
        <table:table-row table:style-name="ro1">
          <table:table-cell office:value-type="string" calcext:value-type="string">
            <text:p>I166W</text:p>
          </table:table-cell>
          <table:table-cell office:value-type="float" office:value="-438.28237915" calcext:value-type="float">
            <text:p>-438.28237915</text:p>
          </table:table-cell>
        </table:table-row>
        <table:table-row table:style-name="ro1">
          <table:table-cell office:value-type="string" calcext:value-type="string">
            <text:p>T299M</text:p>
          </table:table-cell>
          <table:table-cell office:value-type="float" office:value="-438.282687378" calcext:value-type="float">
            <text:p>-438.282687378</text:p>
          </table:table-cell>
        </table:table-row>
        <table:table-row table:style-name="ro1">
          <table:table-cell office:value-type="string" calcext:value-type="string">
            <text:p>V172T</text:p>
          </table:table-cell>
          <table:table-cell office:value-type="float" office:value="-438.284411621" calcext:value-type="float">
            <text:p>-438.284411621</text:p>
          </table:table-cell>
        </table:table-row>
        <table:table-row table:style-name="ro1">
          <table:table-cell office:value-type="string" calcext:value-type="string">
            <text:p>E90Y</text:p>
          </table:table-cell>
          <table:table-cell office:value-type="float" office:value="-438.284643555" calcext:value-type="float">
            <text:p>-438.284643555</text:p>
          </table:table-cell>
        </table:table-row>
        <table:table-row table:style-name="ro1">
          <table:table-cell office:value-type="string" calcext:value-type="string">
            <text:p>C417I</text:p>
          </table:table-cell>
          <table:table-cell office:value-type="float" office:value="-438.289141846" calcext:value-type="float">
            <text:p>-438.289141846</text:p>
          </table:table-cell>
        </table:table-row>
        <table:table-row table:style-name="ro1">
          <table:table-cell office:value-type="string" calcext:value-type="string">
            <text:p>E54D</text:p>
          </table:table-cell>
          <table:table-cell office:value-type="float" office:value="-438.290545654" calcext:value-type="float">
            <text:p>-438.290545654</text:p>
          </table:table-cell>
        </table:table-row>
        <table:table-row table:style-name="ro1">
          <table:table-cell office:value-type="string" calcext:value-type="string">
            <text:p>N397S</text:p>
          </table:table-cell>
          <table:table-cell office:value-type="float" office:value="-438.292175293" calcext:value-type="float">
            <text:p>-438.292175293</text:p>
          </table:table-cell>
        </table:table-row>
        <table:table-row table:style-name="ro1">
          <table:table-cell office:value-type="string" calcext:value-type="string">
            <text:p>D140T</text:p>
          </table:table-cell>
          <table:table-cell office:value-type="float" office:value="-438.296463013" calcext:value-type="float">
            <text:p>-438.296463013</text:p>
          </table:table-cell>
        </table:table-row>
        <table:table-row table:style-name="ro1">
          <table:table-cell office:value-type="string" calcext:value-type="string">
            <text:p>D440P</text:p>
          </table:table-cell>
          <table:table-cell office:value-type="float" office:value="-438.296710205" calcext:value-type="float">
            <text:p>-438.296710205</text:p>
          </table:table-cell>
        </table:table-row>
        <table:table-row table:style-name="ro1">
          <table:table-cell office:value-type="string" calcext:value-type="string">
            <text:p>D140I</text:p>
          </table:table-cell>
          <table:table-cell office:value-type="float" office:value="-438.298468018" calcext:value-type="float">
            <text:p>-438.298468018</text:p>
          </table:table-cell>
        </table:table-row>
        <table:table-row table:style-name="ro1">
          <table:table-cell office:value-type="string" calcext:value-type="string">
            <text:p>F199V</text:p>
          </table:table-cell>
          <table:table-cell office:value-type="float" office:value="-438.300015259" calcext:value-type="float">
            <text:p>-438.300015259</text:p>
          </table:table-cell>
        </table:table-row>
        <table:table-row table:style-name="ro1">
          <table:table-cell office:value-type="string" calcext:value-type="string">
            <text:p>H410L</text:p>
          </table:table-cell>
          <table:table-cell office:value-type="float" office:value="-438.30027771" calcext:value-type="float">
            <text:p>-438.30027771</text:p>
          </table:table-cell>
        </table:table-row>
        <table:table-row table:style-name="ro1">
          <table:table-cell office:value-type="string" calcext:value-type="string">
            <text:p>L339T</text:p>
          </table:table-cell>
          <table:table-cell office:value-type="float" office:value="-438.301052856" calcext:value-type="float">
            <text:p>-438.301052856</text:p>
          </table:table-cell>
        </table:table-row>
        <table:table-row table:style-name="ro1">
          <table:table-cell office:value-type="string" calcext:value-type="string">
            <text:p>F422H</text:p>
          </table:table-cell>
          <table:table-cell office:value-type="float" office:value="-438.304528809" calcext:value-type="float">
            <text:p>-438.304528809</text:p>
          </table:table-cell>
        </table:table-row>
        <table:table-row table:style-name="ro1">
          <table:table-cell office:value-type="string" calcext:value-type="string">
            <text:p>P46Q</text:p>
          </table:table-cell>
          <table:table-cell office:value-type="float" office:value="-438.308853149" calcext:value-type="float">
            <text:p>-438.308853149</text:p>
          </table:table-cell>
        </table:table-row>
        <table:table-row table:style-name="ro1">
          <table:table-cell office:value-type="string" calcext:value-type="string">
            <text:p>N215R</text:p>
          </table:table-cell>
          <table:table-cell office:value-type="float" office:value="-438.310147095" calcext:value-type="float">
            <text:p>-438.310147095</text:p>
          </table:table-cell>
        </table:table-row>
        <table:table-row table:style-name="ro1">
          <table:table-cell office:value-type="string" calcext:value-type="string">
            <text:p>E236V</text:p>
          </table:table-cell>
          <table:table-cell office:value-type="float" office:value="-438.313317871" calcext:value-type="float">
            <text:p>-438.313317871</text:p>
          </table:table-cell>
        </table:table-row>
        <table:table-row table:style-name="ro1">
          <table:table-cell office:value-type="string" calcext:value-type="string">
            <text:p>S444W</text:p>
          </table:table-cell>
          <table:table-cell office:value-type="float" office:value="-438.313717651" calcext:value-type="float">
            <text:p>-438.313717651</text:p>
          </table:table-cell>
        </table:table-row>
        <table:table-row table:style-name="ro1">
          <table:table-cell office:value-type="string" calcext:value-type="string">
            <text:p>A300S</text:p>
          </table:table-cell>
          <table:table-cell office:value-type="float" office:value="-438.315118408" calcext:value-type="float">
            <text:p>-438.315118408</text:p>
          </table:table-cell>
        </table:table-row>
        <table:table-row table:style-name="ro1">
          <table:table-cell office:value-type="string" calcext:value-type="string">
            <text:p>A365Q</text:p>
          </table:table-cell>
          <table:table-cell office:value-type="float" office:value="-438.316009521" calcext:value-type="float">
            <text:p>-438.316009521</text:p>
          </table:table-cell>
        </table:table-row>
        <table:table-row table:style-name="ro1">
          <table:table-cell office:value-type="string" calcext:value-type="string">
            <text:p>G139N</text:p>
          </table:table-cell>
          <table:table-cell office:value-type="float" office:value="-438.316860962" calcext:value-type="float">
            <text:p>-438.316860962</text:p>
          </table:table-cell>
        </table:table-row>
        <table:table-row table:style-name="ro1">
          <table:table-cell office:value-type="string" calcext:value-type="string">
            <text:p>E303C</text:p>
          </table:table-cell>
          <table:table-cell office:value-type="float" office:value="-438.317520142" calcext:value-type="float">
            <text:p>-438.317520142</text:p>
          </table:table-cell>
        </table:table-row>
        <table:table-row table:style-name="ro1">
          <table:table-cell office:value-type="string" calcext:value-type="string">
            <text:p>E272L</text:p>
          </table:table-cell>
          <table:table-cell office:value-type="float" office:value="-438.317630005" calcext:value-type="float">
            <text:p>-438.317630005</text:p>
          </table:table-cell>
        </table:table-row>
        <table:table-row table:style-name="ro1">
          <table:table-cell office:value-type="string" calcext:value-type="string">
            <text:p>G49P</text:p>
          </table:table-cell>
          <table:table-cell office:value-type="float" office:value="-438.318011475" calcext:value-type="float">
            <text:p>-438.318011475</text:p>
          </table:table-cell>
        </table:table-row>
        <table:table-row table:style-name="ro1">
          <table:table-cell office:value-type="string" calcext:value-type="string">
            <text:p>S163C</text:p>
          </table:table-cell>
          <table:table-cell office:value-type="float" office:value="-438.319784546" calcext:value-type="float">
            <text:p>-438.319784546</text:p>
          </table:table-cell>
        </table:table-row>
        <table:table-row table:style-name="ro1">
          <table:table-cell office:value-type="string" calcext:value-type="string">
            <text:p>F274Y</text:p>
          </table:table-cell>
          <table:table-cell office:value-type="float" office:value="-438.322561646" calcext:value-type="float">
            <text:p>-438.322561646</text:p>
          </table:table-cell>
        </table:table-row>
        <table:table-row table:style-name="ro1">
          <table:table-cell office:value-type="string" calcext:value-type="string">
            <text:p>A275D</text:p>
          </table:table-cell>
          <table:table-cell office:value-type="float" office:value="-438.324383545" calcext:value-type="float">
            <text:p>-438.324383545</text:p>
          </table:table-cell>
        </table:table-row>
        <table:table-row table:style-name="ro1">
          <table:table-cell office:value-type="string" calcext:value-type="string">
            <text:p>C417W</text:p>
          </table:table-cell>
          <table:table-cell office:value-type="float" office:value="-438.325793457" calcext:value-type="float">
            <text:p>-438.325793457</text:p>
          </table:table-cell>
        </table:table-row>
        <table:table-row table:style-name="ro1">
          <table:table-cell office:value-type="string" calcext:value-type="string">
            <text:p>M231Q</text:p>
          </table:table-cell>
          <table:table-cell office:value-type="float" office:value="-438.325997925" calcext:value-type="float">
            <text:p>-438.325997925</text:p>
          </table:table-cell>
        </table:table-row>
        <table:table-row table:style-name="ro1">
          <table:table-cell office:value-type="string" calcext:value-type="string">
            <text:p>F378Q</text:p>
          </table:table-cell>
          <table:table-cell office:value-type="float" office:value="-438.326351929" calcext:value-type="float">
            <text:p>-438.326351929</text:p>
          </table:table-cell>
        </table:table-row>
        <table:table-row table:style-name="ro1">
          <table:table-cell office:value-type="string" calcext:value-type="string">
            <text:p>V55R</text:p>
          </table:table-cell>
          <table:table-cell office:value-type="float" office:value="-438.326705933" calcext:value-type="float">
            <text:p>-438.326705933</text:p>
          </table:table-cell>
        </table:table-row>
        <table:table-row table:style-name="ro1">
          <table:table-cell office:value-type="string" calcext:value-type="string">
            <text:p>L147S</text:p>
          </table:table-cell>
          <table:table-cell office:value-type="float" office:value="-438.326855469" calcext:value-type="float">
            <text:p>-438.326855469</text:p>
          </table:table-cell>
        </table:table-row>
        <table:table-row table:style-name="ro1">
          <table:table-cell office:value-type="string" calcext:value-type="string">
            <text:p>Q243I</text:p>
          </table:table-cell>
          <table:table-cell office:value-type="float" office:value="-438.327108765" calcext:value-type="float">
            <text:p>-438.327108765</text:p>
          </table:table-cell>
        </table:table-row>
        <table:table-row table:style-name="ro1">
          <table:table-cell office:value-type="string" calcext:value-type="string">
            <text:p>V106G</text:p>
          </table:table-cell>
          <table:table-cell office:value-type="float" office:value="-438.328509521" calcext:value-type="float">
            <text:p>-438.328509521</text:p>
          </table:table-cell>
        </table:table-row>
        <table:table-row table:style-name="ro1">
          <table:table-cell office:value-type="string" calcext:value-type="string">
            <text:p>C203S</text:p>
          </table:table-cell>
          <table:table-cell office:value-type="float" office:value="-438.329327393" calcext:value-type="float">
            <text:p>-438.329327393</text:p>
          </table:table-cell>
        </table:table-row>
        <table:table-row table:style-name="ro1">
          <table:table-cell office:value-type="string" calcext:value-type="string">
            <text:p>L130H</text:p>
          </table:table-cell>
          <table:table-cell office:value-type="float" office:value="-438.330300903" calcext:value-type="float">
            <text:p>-438.330300903</text:p>
          </table:table-cell>
        </table:table-row>
        <table:table-row table:style-name="ro1">
          <table:table-cell office:value-type="string" calcext:value-type="string">
            <text:p>A284H</text:p>
          </table:table-cell>
          <table:table-cell office:value-type="float" office:value="-438.330569458" calcext:value-type="float">
            <text:p>-438.330569458</text:p>
          </table:table-cell>
        </table:table-row>
        <table:table-row table:style-name="ro1">
          <table:table-cell office:value-type="string" calcext:value-type="string">
            <text:p>W382F</text:p>
          </table:table-cell>
          <table:table-cell office:value-type="float" office:value="-438.331884766" calcext:value-type="float">
            <text:p>-438.331884766</text:p>
          </table:table-cell>
        </table:table-row>
        <table:table-row table:style-name="ro1">
          <table:table-cell office:value-type="string" calcext:value-type="string">
            <text:p>F199W</text:p>
          </table:table-cell>
          <table:table-cell office:value-type="float" office:value="-438.33319397" calcext:value-type="float">
            <text:p>-438.33319397</text:p>
          </table:table-cell>
        </table:table-row>
        <table:table-row table:style-name="ro1">
          <table:table-cell office:value-type="string" calcext:value-type="string">
            <text:p>T299H</text:p>
          </table:table-cell>
          <table:table-cell office:value-type="float" office:value="-438.333422852" calcext:value-type="float">
            <text:p>-438.333422852</text:p>
          </table:table-cell>
        </table:table-row>
        <table:table-row table:style-name="ro1">
          <table:table-cell office:value-type="string" calcext:value-type="string">
            <text:p>A237I</text:p>
          </table:table-cell>
          <table:table-cell office:value-type="float" office:value="-438.333508301" calcext:value-type="float">
            <text:p>-438.333508301</text:p>
          </table:table-cell>
        </table:table-row>
        <table:table-row table:style-name="ro1">
          <table:table-cell office:value-type="string" calcext:value-type="string">
            <text:p>E262Q</text:p>
          </table:table-cell>
          <table:table-cell office:value-type="float" office:value="-438.333660889" calcext:value-type="float">
            <text:p>-438.333660889</text:p>
          </table:table-cell>
        </table:table-row>
        <table:table-row table:style-name="ro1">
          <table:table-cell office:value-type="string" calcext:value-type="string">
            <text:p>A421M</text:p>
          </table:table-cell>
          <table:table-cell office:value-type="float" office:value="-438.334680176" calcext:value-type="float">
            <text:p>-438.334680176</text:p>
          </table:table-cell>
        </table:table-row>
        <table:table-row table:style-name="ro1">
          <table:table-cell office:value-type="string" calcext:value-type="string">
            <text:p>S72A</text:p>
          </table:table-cell>
          <table:table-cell office:value-type="float" office:value="-438.335391235" calcext:value-type="float">
            <text:p>-438.335391235</text:p>
          </table:table-cell>
        </table:table-row>
        <table:table-row table:style-name="ro1">
          <table:table-cell office:value-type="string" calcext:value-type="string">
            <text:p>G246L</text:p>
          </table:table-cell>
          <table:table-cell office:value-type="float" office:value="-438.336047363" calcext:value-type="float">
            <text:p>-438.336047363</text:p>
          </table:table-cell>
        </table:table-row>
        <table:table-row table:style-name="ro1">
          <table:table-cell office:value-type="string" calcext:value-type="string">
            <text:p>G102Q</text:p>
          </table:table-cell>
          <table:table-cell office:value-type="float" office:value="-438.338772583" calcext:value-type="float">
            <text:p>-438.338772583</text:p>
          </table:table-cell>
        </table:table-row>
        <table:table-row table:style-name="ro1">
          <table:table-cell office:value-type="string" calcext:value-type="string">
            <text:p>R79W</text:p>
          </table:table-cell>
          <table:table-cell office:value-type="float" office:value="-438.338952637" calcext:value-type="float">
            <text:p>-438.338952637</text:p>
          </table:table-cell>
        </table:table-row>
        <table:table-row table:style-name="ro1">
          <table:table-cell office:value-type="string" calcext:value-type="string">
            <text:p>L173C</text:p>
          </table:table-cell>
          <table:table-cell office:value-type="float" office:value="-438.339941406" calcext:value-type="float">
            <text:p>-438.339941406</text:p>
          </table:table-cell>
        </table:table-row>
        <table:table-row table:style-name="ro1">
          <table:table-cell office:value-type="string" calcext:value-type="string">
            <text:p>A300I</text:p>
          </table:table-cell>
          <table:table-cell office:value-type="float" office:value="-438.34256897" calcext:value-type="float">
            <text:p>-438.34256897</text:p>
          </table:table-cell>
        </table:table-row>
        <table:table-row table:style-name="ro1">
          <table:table-cell office:value-type="string" calcext:value-type="string">
            <text:p>T362H</text:p>
          </table:table-cell>
          <table:table-cell office:value-type="float" office:value="-438.344107056" calcext:value-type="float">
            <text:p>-438.344107056</text:p>
          </table:table-cell>
        </table:table-row>
        <table:table-row table:style-name="ro1">
          <table:table-cell office:value-type="string" calcext:value-type="string">
            <text:p>G432Y</text:p>
          </table:table-cell>
          <table:table-cell office:value-type="float" office:value="-438.344155884" calcext:value-type="float">
            <text:p>-438.344155884</text:p>
          </table:table-cell>
        </table:table-row>
        <table:table-row table:style-name="ro1">
          <table:table-cell office:value-type="string" calcext:value-type="string">
            <text:p>T73A</text:p>
          </table:table-cell>
          <table:table-cell office:value-type="float" office:value="-438.354299927" calcext:value-type="float">
            <text:p>-438.354299927</text:p>
          </table:table-cell>
        </table:table-row>
        <table:table-row table:style-name="ro1">
          <table:table-cell office:value-type="string" calcext:value-type="string">
            <text:p>G139L</text:p>
          </table:table-cell>
          <table:table-cell office:value-type="float" office:value="-438.362591553" calcext:value-type="float">
            <text:p>-438.362591553</text:p>
          </table:table-cell>
        </table:table-row>
        <table:table-row table:style-name="ro1">
          <table:table-cell office:value-type="string" calcext:value-type="string">
            <text:p>N407F</text:p>
          </table:table-cell>
          <table:table-cell office:value-type="float" office:value="-438.364526367" calcext:value-type="float">
            <text:p>-438.364526367</text:p>
          </table:table-cell>
        </table:table-row>
        <table:table-row table:style-name="ro1">
          <table:table-cell office:value-type="string" calcext:value-type="string">
            <text:p>T91M</text:p>
          </table:table-cell>
          <table:table-cell office:value-type="float" office:value="-438.365805054" calcext:value-type="float">
            <text:p>-438.365805054</text:p>
          </table:table-cell>
        </table:table-row>
        <table:table-row table:style-name="ro1">
          <table:table-cell office:value-type="string" calcext:value-type="string">
            <text:p>E228F</text:p>
          </table:table-cell>
          <table:table-cell office:value-type="float" office:value="-438.3684021" calcext:value-type="float">
            <text:p>-438.3684021</text:p>
          </table:table-cell>
        </table:table-row>
        <table:table-row table:style-name="ro1">
          <table:table-cell office:value-type="string" calcext:value-type="string">
            <text:p>D205T</text:p>
          </table:table-cell>
          <table:table-cell office:value-type="float" office:value="-438.369418335" calcext:value-type="float">
            <text:p>-438.369418335</text:p>
          </table:table-cell>
        </table:table-row>
        <table:table-row table:style-name="ro1">
          <table:table-cell office:value-type="string" calcext:value-type="string">
            <text:p>Y42T</text:p>
          </table:table-cell>
          <table:table-cell office:value-type="float" office:value="-438.369436646" calcext:value-type="float">
            <text:p>-438.369436646</text:p>
          </table:table-cell>
        </table:table-row>
        <table:table-row table:style-name="ro1">
          <table:table-cell office:value-type="string" calcext:value-type="string">
            <text:p>D258L</text:p>
          </table:table-cell>
          <table:table-cell office:value-type="float" office:value="-438.378125" calcext:value-type="float">
            <text:p>-438.378125</text:p>
          </table:table-cell>
        </table:table-row>
        <table:table-row table:style-name="ro1">
          <table:table-cell office:value-type="string" calcext:value-type="string">
            <text:p>Y439P</text:p>
          </table:table-cell>
          <table:table-cell office:value-type="float" office:value="-438.380273438" calcext:value-type="float">
            <text:p>-438.380273438</text:p>
          </table:table-cell>
        </table:table-row>
        <table:table-row table:style-name="ro1">
          <table:table-cell office:value-type="string" calcext:value-type="string">
            <text:p>W128P</text:p>
          </table:table-cell>
          <table:table-cell office:value-type="float" office:value="-438.380395508" calcext:value-type="float">
            <text:p>-438.380395508</text:p>
          </table:table-cell>
        </table:table-row>
        <table:table-row table:style-name="ro1">
          <table:table-cell office:value-type="string" calcext:value-type="string">
            <text:p>I425S</text:p>
          </table:table-cell>
          <table:table-cell office:value-type="float" office:value="-438.383062744" calcext:value-type="float">
            <text:p>-438.383062744</text:p>
          </table:table-cell>
        </table:table-row>
        <table:table-row table:style-name="ro1">
          <table:table-cell office:value-type="string" calcext:value-type="string">
            <text:p>Q136R</text:p>
          </table:table-cell>
          <table:table-cell office:value-type="float" office:value="-438.386355591" calcext:value-type="float">
            <text:p>-438.386355591</text:p>
          </table:table-cell>
        </table:table-row>
        <table:table-row table:style-name="ro1">
          <table:table-cell office:value-type="string" calcext:value-type="string">
            <text:p>Q243N</text:p>
          </table:table-cell>
          <table:table-cell office:value-type="float" office:value="-438.386962891" calcext:value-type="float">
            <text:p>-438.386962891</text:p>
          </table:table-cell>
        </table:table-row>
        <table:table-row table:style-name="ro1">
          <table:table-cell office:value-type="string" calcext:value-type="string">
            <text:p>L39H</text:p>
          </table:table-cell>
          <table:table-cell office:value-type="float" office:value="-438.387536621" calcext:value-type="float">
            <text:p>-438.387536621</text:p>
          </table:table-cell>
        </table:table-row>
        <table:table-row table:style-name="ro1">
          <table:table-cell office:value-type="string" calcext:value-type="string">
            <text:p>E262Y</text:p>
          </table:table-cell>
          <table:table-cell office:value-type="float" office:value="-438.388143921" calcext:value-type="float">
            <text:p>-438.388143921</text:p>
          </table:table-cell>
        </table:table-row>
        <table:table-row table:style-name="ro1">
          <table:table-cell office:value-type="string" calcext:value-type="string">
            <text:p>Q437C</text:p>
          </table:table-cell>
          <table:table-cell office:value-type="float" office:value="-438.388201904" calcext:value-type="float">
            <text:p>-438.388201904</text:p>
          </table:table-cell>
        </table:table-row>
        <table:table-row table:style-name="ro1">
          <table:table-cell office:value-type="string" calcext:value-type="string">
            <text:p>G210Q</text:p>
          </table:table-cell>
          <table:table-cell office:value-type="float" office:value="-438.388464355" calcext:value-type="float">
            <text:p>-438.388464355</text:p>
          </table:table-cell>
        </table:table-row>
        <table:table-row table:style-name="ro1">
          <table:table-cell office:value-type="string" calcext:value-type="string">
            <text:p>A429H</text:p>
          </table:table-cell>
          <table:table-cell office:value-type="float" office:value="-438.391726685" calcext:value-type="float">
            <text:p>-438.391726685</text:p>
          </table:table-cell>
        </table:table-row>
        <table:table-row table:style-name="ro1">
          <table:table-cell office:value-type="string" calcext:value-type="string">
            <text:p>L309N</text:p>
          </table:table-cell>
          <table:table-cell office:value-type="float" office:value="-438.392544556" calcext:value-type="float">
            <text:p>-438.392544556</text:p>
          </table:table-cell>
        </table:table-row>
        <table:table-row table:style-name="ro1">
          <table:table-cell office:value-type="string" calcext:value-type="string">
            <text:p>K386Q</text:p>
          </table:table-cell>
          <table:table-cell office:value-type="float" office:value="-438.395608521" calcext:value-type="float">
            <text:p>-438.395608521</text:p>
          </table:table-cell>
        </table:table-row>
        <table:table-row table:style-name="ro1">
          <table:table-cell office:value-type="string" calcext:value-type="string">
            <text:p>N135Q</text:p>
          </table:table-cell>
          <table:table-cell office:value-type="float" office:value="-438.39616394" calcext:value-type="float">
            <text:p>-438.39616394</text:p>
          </table:table-cell>
        </table:table-row>
        <table:table-row table:style-name="ro1">
          <table:table-cell office:value-type="string" calcext:value-type="string">
            <text:p>M385A</text:p>
          </table:table-cell>
          <table:table-cell office:value-type="float" office:value="-438.408908081" calcext:value-type="float">
            <text:p>-438.408908081</text:p>
          </table:table-cell>
        </table:table-row>
        <table:table-row table:style-name="ro1">
          <table:table-cell office:value-type="string" calcext:value-type="string">
            <text:p>L103V</text:p>
          </table:table-cell>
          <table:table-cell office:value-type="float" office:value="-438.412844849" calcext:value-type="float">
            <text:p>-438.412844849</text:p>
          </table:table-cell>
        </table:table-row>
        <table:table-row table:style-name="ro1">
          <table:table-cell office:value-type="string" calcext:value-type="string">
            <text:p>V71I</text:p>
          </table:table-cell>
          <table:table-cell office:value-type="float" office:value="-438.413143921" calcext:value-type="float">
            <text:p>-438.413143921</text:p>
          </table:table-cell>
        </table:table-row>
        <table:table-row table:style-name="ro1">
          <table:table-cell office:value-type="string" calcext:value-type="string">
            <text:p>A60I</text:p>
          </table:table-cell>
          <table:table-cell office:value-type="float" office:value="-438.414523315" calcext:value-type="float">
            <text:p>-438.414523315</text:p>
          </table:table-cell>
        </table:table-row>
        <table:table-row table:style-name="ro1">
          <table:table-cell office:value-type="string" calcext:value-type="string">
            <text:p>R301N</text:p>
          </table:table-cell>
          <table:table-cell office:value-type="float" office:value="-438.415496826" calcext:value-type="float">
            <text:p>-438.415496826</text:p>
          </table:table-cell>
        </table:table-row>
        <table:table-row table:style-name="ro1">
          <table:table-cell office:value-type="string" calcext:value-type="string">
            <text:p>T73K</text:p>
          </table:table-cell>
          <table:table-cell office:value-type="float" office:value="-438.416912842" calcext:value-type="float">
            <text:p>-438.416912842</text:p>
          </table:table-cell>
        </table:table-row>
        <table:table-row table:style-name="ro1">
          <table:table-cell office:value-type="string" calcext:value-type="string">
            <text:p>Q222N</text:p>
          </table:table-cell>
          <table:table-cell office:value-type="float" office:value="-438.418200684" calcext:value-type="float">
            <text:p>-438.418200684</text:p>
          </table:table-cell>
        </table:table-row>
        <table:table-row table:style-name="ro1">
          <table:table-cell office:value-type="string" calcext:value-type="string">
            <text:p>P152A</text:p>
          </table:table-cell>
          <table:table-cell office:value-type="float" office:value="-438.420385742" calcext:value-type="float">
            <text:p>-438.420385742</text:p>
          </table:table-cell>
        </table:table-row>
        <table:table-row table:style-name="ro1">
          <table:table-cell office:value-type="string" calcext:value-type="string">
            <text:p>G375Y</text:p>
          </table:table-cell>
          <table:table-cell office:value-type="float" office:value="-438.421157837" calcext:value-type="float">
            <text:p>-438.421157837</text:p>
          </table:table-cell>
        </table:table-row>
        <table:table-row table:style-name="ro1">
          <table:table-cell office:value-type="string" calcext:value-type="string">
            <text:p>T273F</text:p>
          </table:table-cell>
          <table:table-cell office:value-type="float" office:value="-438.423171997" calcext:value-type="float">
            <text:p>-438.423171997</text:p>
          </table:table-cell>
        </table:table-row>
        <table:table-row table:style-name="ro1">
          <table:table-cell office:value-type="string" calcext:value-type="string">
            <text:p>S163Y</text:p>
          </table:table-cell>
          <table:table-cell office:value-type="float" office:value="-438.428030396" calcext:value-type="float">
            <text:p>-438.428030396</text:p>
          </table:table-cell>
        </table:table-row>
        <table:table-row table:style-name="ro1">
          <table:table-cell office:value-type="string" calcext:value-type="string">
            <text:p>V106A</text:p>
          </table:table-cell>
          <table:table-cell office:value-type="float" office:value="-438.42845459" calcext:value-type="float">
            <text:p>-438.42845459</text:p>
          </table:table-cell>
        </table:table-row>
        <table:table-row table:style-name="ro1">
          <table:table-cell office:value-type="string" calcext:value-type="string">
            <text:p>H58G</text:p>
          </table:table-cell>
          <table:table-cell office:value-type="float" office:value="-438.428469849" calcext:value-type="float">
            <text:p>-438.428469849</text:p>
          </table:table-cell>
        </table:table-row>
        <table:table-row table:style-name="ro1">
          <table:table-cell office:value-type="string" calcext:value-type="string">
            <text:p>N135S</text:p>
          </table:table-cell>
          <table:table-cell office:value-type="float" office:value="-438.428839111" calcext:value-type="float">
            <text:p>-438.428839111</text:p>
          </table:table-cell>
        </table:table-row>
        <table:table-row table:style-name="ro1">
          <table:table-cell office:value-type="string" calcext:value-type="string">
            <text:p>V110D</text:p>
          </table:table-cell>
          <table:table-cell office:value-type="float" office:value="-438.434414673" calcext:value-type="float">
            <text:p>-438.434414673</text:p>
          </table:table-cell>
        </table:table-row>
        <table:table-row table:style-name="ro1">
          <table:table-cell office:value-type="string" calcext:value-type="string">
            <text:p>L401H</text:p>
          </table:table-cell>
          <table:table-cell office:value-type="float" office:value="-438.437432861" calcext:value-type="float">
            <text:p>-438.437432861</text:p>
          </table:table-cell>
        </table:table-row>
        <table:table-row table:style-name="ro1">
          <table:table-cell office:value-type="string" calcext:value-type="string">
            <text:p>G139R</text:p>
          </table:table-cell>
          <table:table-cell office:value-type="float" office:value="-438.438363647" calcext:value-type="float">
            <text:p>-438.438363647</text:p>
          </table:table-cell>
        </table:table-row>
        <table:table-row table:style-name="ro1">
          <table:table-cell office:value-type="string" calcext:value-type="string">
            <text:p>I391A</text:p>
          </table:table-cell>
          <table:table-cell office:value-type="float" office:value="-438.438430786" calcext:value-type="float">
            <text:p>-438.438430786</text:p>
          </table:table-cell>
        </table:table-row>
        <table:table-row table:style-name="ro1">
          <table:table-cell office:value-type="string" calcext:value-type="string">
            <text:p>V287C</text:p>
          </table:table-cell>
          <table:table-cell office:value-type="float" office:value="-438.441485596" calcext:value-type="float">
            <text:p>-438.441485596</text:p>
          </table:table-cell>
        </table:table-row>
        <table:table-row table:style-name="ro1">
          <table:table-cell office:value-type="string" calcext:value-type="string">
            <text:p>A342R</text:p>
          </table:table-cell>
          <table:table-cell office:value-type="float" office:value="-438.441540527" calcext:value-type="float">
            <text:p>-438.441540527</text:p>
          </table:table-cell>
        </table:table-row>
        <table:table-row table:style-name="ro1">
          <table:table-cell office:value-type="string" calcext:value-type="string">
            <text:p>P305C</text:p>
          </table:table-cell>
          <table:table-cell office:value-type="float" office:value="-438.442184448" calcext:value-type="float">
            <text:p>-438.442184448</text:p>
          </table:table-cell>
        </table:table-row>
        <table:table-row table:style-name="ro1">
          <table:table-cell office:value-type="string" calcext:value-type="string">
            <text:p>A184Y</text:p>
          </table:table-cell>
          <table:table-cell office:value-type="float" office:value="-438.44395752" calcext:value-type="float">
            <text:p>-438.44395752</text:p>
          </table:table-cell>
        </table:table-row>
        <table:table-row table:style-name="ro1">
          <table:table-cell office:value-type="string" calcext:value-type="string">
            <text:p>L44K</text:p>
          </table:table-cell>
          <table:table-cell office:value-type="float" office:value="-438.444891357" calcext:value-type="float">
            <text:p>-438.444891357</text:p>
          </table:table-cell>
        </table:table-row>
        <table:table-row table:style-name="ro1">
          <table:table-cell office:value-type="string" calcext:value-type="string">
            <text:p>T245M</text:p>
          </table:table-cell>
          <table:table-cell office:value-type="float" office:value="-438.444973755" calcext:value-type="float">
            <text:p>-438.444973755</text:p>
          </table:table-cell>
        </table:table-row>
        <table:table-row table:style-name="ro1">
          <table:table-cell office:value-type="string" calcext:value-type="string">
            <text:p>L399I</text:p>
          </table:table-cell>
          <table:table-cell office:value-type="float" office:value="-438.445874023" calcext:value-type="float">
            <text:p>-438.445874023</text:p>
          </table:table-cell>
        </table:table-row>
        <table:table-row table:style-name="ro1">
          <table:table-cell office:value-type="string" calcext:value-type="string">
            <text:p>L192M</text:p>
          </table:table-cell>
          <table:table-cell office:value-type="float" office:value="-438.44621582" calcext:value-type="float">
            <text:p>-438.44621582</text:p>
          </table:table-cell>
        </table:table-row>
        <table:table-row table:style-name="ro1">
          <table:table-cell office:value-type="string" calcext:value-type="string">
            <text:p>Q222M</text:p>
          </table:table-cell>
          <table:table-cell office:value-type="float" office:value="-438.44744873" calcext:value-type="float">
            <text:p>-438.44744873</text:p>
          </table:table-cell>
        </table:table-row>
        <table:table-row table:style-name="ro1">
          <table:table-cell office:value-type="string" calcext:value-type="string">
            <text:p>V81Q</text:p>
          </table:table-cell>
          <table:table-cell office:value-type="float" office:value="-438.449343872" calcext:value-type="float">
            <text:p>-438.449343872</text:p>
          </table:table-cell>
        </table:table-row>
        <table:table-row table:style-name="ro1">
          <table:table-cell office:value-type="string" calcext:value-type="string">
            <text:p>V69I</text:p>
          </table:table-cell>
          <table:table-cell office:value-type="float" office:value="-438.449398804" calcext:value-type="float">
            <text:p>-438.449398804</text:p>
          </table:table-cell>
        </table:table-row>
        <table:table-row table:style-name="ro1">
          <table:table-cell office:value-type="string" calcext:value-type="string">
            <text:p>G445C</text:p>
          </table:table-cell>
          <table:table-cell office:value-type="float" office:value="-438.450234985" calcext:value-type="float">
            <text:p>-438.450234985</text:p>
          </table:table-cell>
        </table:table-row>
        <table:table-row table:style-name="ro1">
          <table:table-cell office:value-type="string" calcext:value-type="string">
            <text:p>E272Q</text:p>
          </table:table-cell>
          <table:table-cell office:value-type="float" office:value="-438.451202393" calcext:value-type="float">
            <text:p>-438.451202393</text:p>
          </table:table-cell>
        </table:table-row>
        <table:table-row table:style-name="ro1">
          <table:table-cell office:value-type="string" calcext:value-type="string">
            <text:p>H410K</text:p>
          </table:table-cell>
          <table:table-cell office:value-type="float" office:value="-438.454763794" calcext:value-type="float">
            <text:p>-438.454763794</text:p>
          </table:table-cell>
        </table:table-row>
        <table:table-row table:style-name="ro1">
          <table:table-cell office:value-type="string" calcext:value-type="string">
            <text:p>K386V</text:p>
          </table:table-cell>
          <table:table-cell office:value-type="float" office:value="-438.455526733" calcext:value-type="float">
            <text:p>-438.455526733</text:p>
          </table:table-cell>
        </table:table-row>
        <table:table-row table:style-name="ro1">
          <table:table-cell office:value-type="string" calcext:value-type="string">
            <text:p>G409N</text:p>
          </table:table-cell>
          <table:table-cell office:value-type="float" office:value="-438.46000061" calcext:value-type="float">
            <text:p>-438.46000061</text:p>
          </table:table-cell>
        </table:table-row>
        <table:table-row table:style-name="ro1">
          <table:table-cell office:value-type="string" calcext:value-type="string">
            <text:p>T78R</text:p>
          </table:table-cell>
          <table:table-cell office:value-type="float" office:value="-438.460232544" calcext:value-type="float">
            <text:p>-438.460232544</text:p>
          </table:table-cell>
        </table:table-row>
        <table:table-row table:style-name="ro1">
          <table:table-cell office:value-type="string" calcext:value-type="string">
            <text:p>Q136C</text:p>
          </table:table-cell>
          <table:table-cell office:value-type="float" office:value="-438.460360718" calcext:value-type="float">
            <text:p>-438.460360718</text:p>
          </table:table-cell>
        </table:table-row>
        <table:table-row table:style-name="ro1">
          <table:table-cell office:value-type="string" calcext:value-type="string">
            <text:p>A257S</text:p>
          </table:table-cell>
          <table:table-cell office:value-type="float" office:value="-438.460565186" calcext:value-type="float">
            <text:p>-438.460565186</text:p>
          </table:table-cell>
        </table:table-row>
        <table:table-row table:style-name="ro1">
          <table:table-cell office:value-type="string" calcext:value-type="string">
            <text:p>I213D</text:p>
          </table:table-cell>
          <table:table-cell office:value-type="float" office:value="-438.460742187" calcext:value-type="float">
            <text:p>-438.460742187</text:p>
          </table:table-cell>
        </table:table-row>
        <table:table-row table:style-name="ro1">
          <table:table-cell office:value-type="string" calcext:value-type="string">
            <text:p>D89K</text:p>
          </table:table-cell>
          <table:table-cell office:value-type="float" office:value="-438.460971069" calcext:value-type="float">
            <text:p>-438.460971069</text:p>
          </table:table-cell>
        </table:table-row>
        <table:table-row table:style-name="ro1">
          <table:table-cell office:value-type="string" calcext:value-type="string">
            <text:p>M350F</text:p>
          </table:table-cell>
          <table:table-cell office:value-type="float" office:value="-438.462652588" calcext:value-type="float">
            <text:p>-438.462652588</text:p>
          </table:table-cell>
        </table:table-row>
        <table:table-row table:style-name="ro1">
          <table:table-cell office:value-type="string" calcext:value-type="string">
            <text:p>G180C</text:p>
          </table:table-cell>
          <table:table-cell office:value-type="float" office:value="-438.465753174" calcext:value-type="float">
            <text:p>-438.465753174</text:p>
          </table:table-cell>
        </table:table-row>
        <table:table-row table:style-name="ro1">
          <table:table-cell office:value-type="string" calcext:value-type="string">
            <text:p>E361A</text:p>
          </table:table-cell>
          <table:table-cell office:value-type="float" office:value="-438.467410278" calcext:value-type="float">
            <text:p>-438.467410278</text:p>
          </table:table-cell>
        </table:table-row>
        <table:table-row table:style-name="ro1">
          <table:table-cell office:value-type="string" calcext:value-type="string">
            <text:p>F104N</text:p>
          </table:table-cell>
          <table:table-cell office:value-type="float" office:value="-438.46864624" calcext:value-type="float">
            <text:p>-438.46864624</text:p>
          </table:table-cell>
        </table:table-row>
        <table:table-row table:style-name="ro1">
          <table:table-cell office:value-type="string" calcext:value-type="string">
            <text:p>Y352K</text:p>
          </table:table-cell>
          <table:table-cell office:value-type="float" office:value="-438.46869812" calcext:value-type="float">
            <text:p>-438.46869812</text:p>
          </table:table-cell>
        </table:table-row>
        <table:table-row table:style-name="ro1">
          <table:table-cell office:value-type="string" calcext:value-type="string">
            <text:p>F159V</text:p>
          </table:table-cell>
          <table:table-cell office:value-type="float" office:value="-438.469033813" calcext:value-type="float">
            <text:p>-438.469033813</text:p>
          </table:table-cell>
        </table:table-row>
        <table:table-row table:style-name="ro1">
          <table:table-cell office:value-type="string" calcext:value-type="string">
            <text:p>R436N</text:p>
          </table:table-cell>
          <table:table-cell office:value-type="float" office:value="-438.469943237" calcext:value-type="float">
            <text:p>-438.469943237</text:p>
          </table:table-cell>
        </table:table-row>
        <table:table-row table:style-name="ro1">
          <table:table-cell office:value-type="string" calcext:value-type="string">
            <text:p>L53E</text:p>
          </table:table-cell>
          <table:table-cell office:value-type="float" office:value="-438.470736694" calcext:value-type="float">
            <text:p>-438.470736694</text:p>
          </table:table-cell>
        </table:table-row>
        <table:table-row table:style-name="ro1">
          <table:table-cell office:value-type="string" calcext:value-type="string">
            <text:p>R175D</text:p>
          </table:table-cell>
          <table:table-cell office:value-type="float" office:value="-438.471603394" calcext:value-type="float">
            <text:p>-438.471603394</text:p>
          </table:table-cell>
        </table:table-row>
        <table:table-row table:style-name="ro1">
          <table:table-cell office:value-type="string" calcext:value-type="string">
            <text:p>K105D</text:p>
          </table:table-cell>
          <table:table-cell office:value-type="float" office:value="-438.473788452" calcext:value-type="float">
            <text:p>-438.473788452</text:p>
          </table:table-cell>
        </table:table-row>
        <table:table-row table:style-name="ro1">
          <table:table-cell office:value-type="string" calcext:value-type="string">
            <text:p>E111H</text:p>
          </table:table-cell>
          <table:table-cell office:value-type="float" office:value="-438.475216675" calcext:value-type="float">
            <text:p>-438.475216675</text:p>
          </table:table-cell>
        </table:table-row>
        <table:table-row table:style-name="ro1">
          <table:table-cell office:value-type="string" calcext:value-type="string">
            <text:p>D211T</text:p>
          </table:table-cell>
          <table:table-cell office:value-type="float" office:value="-438.475982666" calcext:value-type="float">
            <text:p>-438.475982666</text:p>
          </table:table-cell>
        </table:table-row>
        <table:table-row table:style-name="ro1">
          <table:table-cell office:value-type="string" calcext:value-type="string">
            <text:p>L208C</text:p>
          </table:table-cell>
          <table:table-cell office:value-type="float" office:value="-438.481530762" calcext:value-type="float">
            <text:p>-438.481530762</text:p>
          </table:table-cell>
        </table:table-row>
        <table:table-row table:style-name="ro1">
          <table:table-cell office:value-type="string" calcext:value-type="string">
            <text:p>D426R</text:p>
          </table:table-cell>
          <table:table-cell office:value-type="float" office:value="-438.483673096" calcext:value-type="float">
            <text:p>-438.483673096</text:p>
          </table:table-cell>
        </table:table-row>
        <table:table-row table:style-name="ro1">
          <table:table-cell office:value-type="string" calcext:value-type="string">
            <text:p>I188L</text:p>
          </table:table-cell>
          <table:table-cell office:value-type="float" office:value="-438.489678955" calcext:value-type="float">
            <text:p>-438.489678955</text:p>
          </table:table-cell>
        </table:table-row>
        <table:table-row table:style-name="ro1">
          <table:table-cell office:value-type="string" calcext:value-type="string">
            <text:p>T273R</text:p>
          </table:table-cell>
          <table:table-cell office:value-type="float" office:value="-438.491983032" calcext:value-type="float">
            <text:p>-438.491983032</text:p>
          </table:table-cell>
        </table:table-row>
        <table:table-row table:style-name="ro1">
          <table:table-cell office:value-type="string" calcext:value-type="string">
            <text:p>F52Y</text:p>
          </table:table-cell>
          <table:table-cell office:value-type="float" office:value="-438.49211731" calcext:value-type="float">
            <text:p>-438.49211731</text:p>
          </table:table-cell>
        </table:table-row>
        <table:table-row table:style-name="ro1">
          <table:table-cell office:value-type="string" calcext:value-type="string">
            <text:p>L173S</text:p>
          </table:table-cell>
          <table:table-cell office:value-type="float" office:value="-438.493960571" calcext:value-type="float">
            <text:p>-438.493960571</text:p>
          </table:table-cell>
        </table:table-row>
        <table:table-row table:style-name="ro1">
          <table:table-cell office:value-type="string" calcext:value-type="string">
            <text:p>G409C</text:p>
          </table:table-cell>
          <table:table-cell office:value-type="float" office:value="-438.494927979" calcext:value-type="float">
            <text:p>-438.494927979</text:p>
          </table:table-cell>
        </table:table-row>
        <table:table-row table:style-name="ro1">
          <table:table-cell office:value-type="string" calcext:value-type="string">
            <text:p>M385R</text:p>
          </table:table-cell>
          <table:table-cell office:value-type="float" office:value="-438.49515686" calcext:value-type="float">
            <text:p>-438.49515686</text:p>
          </table:table-cell>
        </table:table-row>
        <table:table-row table:style-name="ro1">
          <table:table-cell office:value-type="string" calcext:value-type="string">
            <text:p>T298W</text:p>
          </table:table-cell>
          <table:table-cell office:value-type="float" office:value="-438.495623779" calcext:value-type="float">
            <text:p>-438.495623779</text:p>
          </table:table-cell>
        </table:table-row>
        <table:table-row table:style-name="ro1">
          <table:table-cell office:value-type="string" calcext:value-type="string">
            <text:p>Q242G</text:p>
          </table:table-cell>
          <table:table-cell office:value-type="float" office:value="-438.496173096" calcext:value-type="float">
            <text:p>-438.496173096</text:p>
          </table:table-cell>
        </table:table-row>
        <table:table-row table:style-name="ro1">
          <table:table-cell office:value-type="string" calcext:value-type="string">
            <text:p>S63G</text:p>
          </table:table-cell>
          <table:table-cell office:value-type="float" office:value="-438.503216553" calcext:value-type="float">
            <text:p>-438.503216553</text:p>
          </table:table-cell>
        </table:table-row>
        <table:table-row table:style-name="ro1">
          <table:table-cell office:value-type="string" calcext:value-type="string">
            <text:p>V110G</text:p>
          </table:table-cell>
          <table:table-cell office:value-type="float" office:value="-438.503991699" calcext:value-type="float">
            <text:p>-438.503991699</text:p>
          </table:table-cell>
        </table:table-row>
        <table:table-row table:style-name="ro1">
          <table:table-cell office:value-type="string" calcext:value-type="string">
            <text:p>D211H</text:p>
          </table:table-cell>
          <table:table-cell office:value-type="float" office:value="-438.506201172" calcext:value-type="float">
            <text:p>-438.506201172</text:p>
          </table:table-cell>
        </table:table-row>
        <table:table-row table:style-name="ro1">
          <table:table-cell office:value-type="string" calcext:value-type="string">
            <text:p>P428T</text:p>
          </table:table-cell>
          <table:table-cell office:value-type="float" office:value="-438.508206177" calcext:value-type="float">
            <text:p>-438.508206177</text:p>
          </table:table-cell>
        </table:table-row>
        <table:table-row table:style-name="ro1">
          <table:table-cell office:value-type="string" calcext:value-type="string">
            <text:p>F290M</text:p>
          </table:table-cell>
          <table:table-cell office:value-type="float" office:value="-438.508230591" calcext:value-type="float">
            <text:p>-438.508230591</text:p>
          </table:table-cell>
        </table:table-row>
        <table:table-row table:style-name="ro1">
          <table:table-cell office:value-type="string" calcext:value-type="string">
            <text:p>I264R</text:p>
          </table:table-cell>
          <table:table-cell office:value-type="float" office:value="-438.510128784" calcext:value-type="float">
            <text:p>-438.510128784</text:p>
          </table:table-cell>
        </table:table-row>
        <table:table-row table:style-name="ro1">
          <table:table-cell office:value-type="string" calcext:value-type="string">
            <text:p>R157C</text:p>
          </table:table-cell>
          <table:table-cell office:value-type="float" office:value="-438.511102295" calcext:value-type="float">
            <text:p>-438.511102295</text:p>
          </table:table-cell>
        </table:table-row>
        <table:table-row table:style-name="ro1">
          <table:table-cell office:value-type="string" calcext:value-type="string">
            <text:p>N415R</text:p>
          </table:table-cell>
          <table:table-cell office:value-type="float" office:value="-438.51144104" calcext:value-type="float">
            <text:p>-438.51144104</text:p>
          </table:table-cell>
        </table:table-row>
        <table:table-row table:style-name="ro1">
          <table:table-cell office:value-type="string" calcext:value-type="string">
            <text:p>G375M</text:p>
          </table:table-cell>
          <table:table-cell office:value-type="float" office:value="-438.515380859" calcext:value-type="float">
            <text:p>-438.515380859</text:p>
          </table:table-cell>
        </table:table-row>
        <table:table-row table:style-name="ro1">
          <table:table-cell office:value-type="string" calcext:value-type="string">
            <text:p>L132Q</text:p>
          </table:table-cell>
          <table:table-cell office:value-type="float" office:value="-438.51539917" calcext:value-type="float">
            <text:p>-438.51539917</text:p>
          </table:table-cell>
        </table:table-row>
        <table:table-row table:style-name="ro1">
          <table:table-cell office:value-type="string" calcext:value-type="string">
            <text:p>K233P</text:p>
          </table:table-cell>
          <table:table-cell office:value-type="float" office:value="-438.516384888" calcext:value-type="float">
            <text:p>-438.516384888</text:p>
          </table:table-cell>
        </table:table-row>
        <table:table-row table:style-name="ro1">
          <table:table-cell office:value-type="string" calcext:value-type="string">
            <text:p>T362Q</text:p>
          </table:table-cell>
          <table:table-cell office:value-type="float" office:value="-438.520999146" calcext:value-type="float">
            <text:p>-438.520999146</text:p>
          </table:table-cell>
        </table:table-row>
        <table:table-row table:style-name="ro1">
          <table:table-cell office:value-type="string" calcext:value-type="string">
            <text:p>D205C</text:p>
          </table:table-cell>
          <table:table-cell office:value-type="float" office:value="-438.521368408" calcext:value-type="float">
            <text:p>-438.521368408</text:p>
          </table:table-cell>
        </table:table-row>
        <table:table-row table:style-name="ro1">
          <table:table-cell office:value-type="string" calcext:value-type="string">
            <text:p>G411L</text:p>
          </table:table-cell>
          <table:table-cell office:value-type="float" office:value="-438.521603394" calcext:value-type="float">
            <text:p>-438.521603394</text:p>
          </table:table-cell>
        </table:table-row>
        <table:table-row table:style-name="ro1">
          <table:table-cell office:value-type="string" calcext:value-type="string">
            <text:p>E356F</text:p>
          </table:table-cell>
          <table:table-cell office:value-type="float" office:value="-438.522521973" calcext:value-type="float">
            <text:p>-438.522521973</text:p>
          </table:table-cell>
        </table:table-row>
        <table:table-row table:style-name="ro1">
          <table:table-cell office:value-type="string" calcext:value-type="string">
            <text:p>G137N</text:p>
          </table:table-cell>
          <table:table-cell office:value-type="float" office:value="-438.522619629" calcext:value-type="float">
            <text:p>-438.522619629</text:p>
          </table:table-cell>
        </table:table-row>
        <table:table-row table:style-name="ro1">
          <table:table-cell office:value-type="string" calcext:value-type="string">
            <text:p>Q242C</text:p>
          </table:table-cell>
          <table:table-cell office:value-type="float" office:value="-438.524087524" calcext:value-type="float">
            <text:p>-438.524087524</text:p>
          </table:table-cell>
        </table:table-row>
        <table:table-row table:style-name="ro1">
          <table:table-cell office:value-type="string" calcext:value-type="string">
            <text:p>Y42V</text:p>
          </table:table-cell>
          <table:table-cell office:value-type="float" office:value="-438.524871826" calcext:value-type="float">
            <text:p>-438.524871826</text:p>
          </table:table-cell>
        </table:table-row>
        <table:table-row table:style-name="ro1">
          <table:table-cell office:value-type="string" calcext:value-type="string">
            <text:p>H50P</text:p>
          </table:table-cell>
          <table:table-cell office:value-type="float" office:value="-438.528564453" calcext:value-type="float">
            <text:p>-438.528564453</text:p>
          </table:table-cell>
        </table:table-row>
        <table:table-row table:style-name="ro1">
          <table:table-cell office:value-type="string" calcext:value-type="string">
            <text:p>G246S</text:p>
          </table:table-cell>
          <table:table-cell office:value-type="float" office:value="-438.528570557" calcext:value-type="float">
            <text:p>-438.528570557</text:p>
          </table:table-cell>
        </table:table-row>
        <table:table-row table:style-name="ro1">
          <table:table-cell office:value-type="string" calcext:value-type="string">
            <text:p>G101A</text:p>
          </table:table-cell>
          <table:table-cell office:value-type="float" office:value="-438.529443359" calcext:value-type="float">
            <text:p>-438.529443359</text:p>
          </table:table-cell>
        </table:table-row>
        <table:table-row table:style-name="ro1">
          <table:table-cell office:value-type="string" calcext:value-type="string">
            <text:p>V291L</text:p>
          </table:table-cell>
          <table:table-cell office:value-type="float" office:value="-438.529870605" calcext:value-type="float">
            <text:p>-438.529870605</text:p>
          </table:table-cell>
        </table:table-row>
        <table:table-row table:style-name="ro1">
          <table:table-cell office:value-type="string" calcext:value-type="string">
            <text:p>P232S</text:p>
          </table:table-cell>
          <table:table-cell office:value-type="float" office:value="-438.531033325" calcext:value-type="float">
            <text:p>-438.531033325</text:p>
          </table:table-cell>
        </table:table-row>
        <table:table-row table:style-name="ro1">
          <table:table-cell office:value-type="string" calcext:value-type="string">
            <text:p>P390C</text:p>
          </table:table-cell>
          <table:table-cell office:value-type="float" office:value="-438.533233643" calcext:value-type="float">
            <text:p>-438.533233643</text:p>
          </table:table-cell>
        </table:table-row>
        <table:table-row table:style-name="ro1">
          <table:table-cell office:value-type="string" calcext:value-type="string">
            <text:p>L401W</text:p>
          </table:table-cell>
          <table:table-cell office:value-type="float" office:value="-438.534274292" calcext:value-type="float">
            <text:p>-438.534274292</text:p>
          </table:table-cell>
        </table:table-row>
        <table:table-row table:style-name="ro1">
          <table:table-cell office:value-type="string" calcext:value-type="string">
            <text:p>L84Q</text:p>
          </table:table-cell>
          <table:table-cell office:value-type="float" office:value="-438.537612915" calcext:value-type="float">
            <text:p>-438.537612915</text:p>
          </table:table-cell>
        </table:table-row>
        <table:table-row table:style-name="ro1">
          <table:table-cell office:value-type="string" calcext:value-type="string">
            <text:p>F378N</text:p>
          </table:table-cell>
          <table:table-cell office:value-type="float" office:value="-438.53807373" calcext:value-type="float">
            <text:p>-438.53807373</text:p>
          </table:table-cell>
        </table:table-row>
        <table:table-row table:style-name="ro1">
          <table:table-cell office:value-type="string" calcext:value-type="string">
            <text:p>T299A</text:p>
          </table:table-cell>
          <table:table-cell office:value-type="float" office:value="-438.53913269" calcext:value-type="float">
            <text:p>-438.53913269</text:p>
          </table:table-cell>
        </table:table-row>
        <table:table-row table:style-name="ro1">
          <table:table-cell office:value-type="string" calcext:value-type="string">
            <text:p>N135P</text:p>
          </table:table-cell>
          <table:table-cell office:value-type="float" office:value="-438.53927002" calcext:value-type="float">
            <text:p>-438.53927002</text:p>
          </table:table-cell>
        </table:table-row>
        <table:table-row table:style-name="ro1">
          <table:table-cell office:value-type="string" calcext:value-type="string">
            <text:p>D148T</text:p>
          </table:table-cell>
          <table:table-cell office:value-type="float" office:value="-438.542303467" calcext:value-type="float">
            <text:p>-438.542303467</text:p>
          </table:table-cell>
        </table:table-row>
        <table:table-row table:style-name="ro1">
          <table:table-cell office:value-type="string" calcext:value-type="string">
            <text:p>A300H</text:p>
          </table:table-cell>
          <table:table-cell office:value-type="float" office:value="-438.543753052" calcext:value-type="float">
            <text:p>-438.543753052</text:p>
          </table:table-cell>
        </table:table-row>
        <table:table-row table:style-name="ro1">
          <table:table-cell office:value-type="string" calcext:value-type="string">
            <text:p>H37P</text:p>
          </table:table-cell>
          <table:table-cell office:value-type="float" office:value="-438.545220947" calcext:value-type="float">
            <text:p>-438.545220947</text:p>
          </table:table-cell>
        </table:table-row>
        <table:table-row table:style-name="ro1">
          <table:table-cell office:value-type="string" calcext:value-type="string">
            <text:p>Y42R</text:p>
          </table:table-cell>
          <table:table-cell office:value-type="float" office:value="-438.545379639" calcext:value-type="float">
            <text:p>-438.545379639</text:p>
          </table:table-cell>
        </table:table-row>
        <table:table-row table:style-name="ro1">
          <table:table-cell office:value-type="string" calcext:value-type="string">
            <text:p>T74Y</text:p>
          </table:table-cell>
          <table:table-cell office:value-type="float" office:value="-438.546615601" calcext:value-type="float">
            <text:p>-438.546615601</text:p>
          </table:table-cell>
        </table:table-row>
        <table:table-row table:style-name="ro1">
          <table:table-cell office:value-type="string" calcext:value-type="string">
            <text:p>F274D</text:p>
          </table:table-cell>
          <table:table-cell office:value-type="float" office:value="-438.54666748" calcext:value-type="float">
            <text:p>-438.54666748</text:p>
          </table:table-cell>
        </table:table-row>
        <table:table-row table:style-name="ro1">
          <table:table-cell office:value-type="string" calcext:value-type="string">
            <text:p>K36F</text:p>
          </table:table-cell>
          <table:table-cell office:value-type="float" office:value="-438.54854126" calcext:value-type="float">
            <text:p>-438.54854126</text:p>
          </table:table-cell>
        </table:table-row>
        <table:table-row table:style-name="ro1">
          <table:table-cell office:value-type="string" calcext:value-type="string">
            <text:p>R240A</text:p>
          </table:table-cell>
          <table:table-cell office:value-type="float" office:value="-438.549160767" calcext:value-type="float">
            <text:p>-438.549160767</text:p>
          </table:table-cell>
        </table:table-row>
        <table:table-row table:style-name="ro1">
          <table:table-cell office:value-type="string" calcext:value-type="string">
            <text:p>K105R</text:p>
          </table:table-cell>
          <table:table-cell office:value-type="float" office:value="-438.54944458" calcext:value-type="float">
            <text:p>-438.54944458</text:p>
          </table:table-cell>
        </table:table-row>
        <table:table-row table:style-name="ro1">
          <table:table-cell office:value-type="string" calcext:value-type="string">
            <text:p>A314T</text:p>
          </table:table-cell>
          <table:table-cell office:value-type="float" office:value="-438.551260376" calcext:value-type="float">
            <text:p>-438.551260376</text:p>
          </table:table-cell>
        </table:table-row>
        <table:table-row table:style-name="ro1">
          <table:table-cell office:value-type="string" calcext:value-type="string">
            <text:p>P226N</text:p>
          </table:table-cell>
          <table:table-cell office:value-type="float" office:value="-438.552981567" calcext:value-type="float">
            <text:p>-438.552981567</text:p>
          </table:table-cell>
        </table:table-row>
        <table:table-row table:style-name="ro1">
          <table:table-cell office:value-type="string" calcext:value-type="string">
            <text:p>C417Y</text:p>
          </table:table-cell>
          <table:table-cell office:value-type="float" office:value="-438.553259277" calcext:value-type="float">
            <text:p>-438.553259277</text:p>
          </table:table-cell>
        </table:table-row>
        <table:table-row table:style-name="ro1">
          <table:table-cell office:value-type="string" calcext:value-type="string">
            <text:p>L364K</text:p>
          </table:table-cell>
          <table:table-cell office:value-type="float" office:value="-438.555181885" calcext:value-type="float">
            <text:p>-438.555181885</text:p>
          </table:table-cell>
        </table:table-row>
        <table:table-row table:style-name="ro1">
          <table:table-cell office:value-type="string" calcext:value-type="string">
            <text:p>D82K</text:p>
          </table:table-cell>
          <table:table-cell office:value-type="float" office:value="-438.55612793" calcext:value-type="float">
            <text:p>-438.55612793</text:p>
          </table:table-cell>
        </table:table-row>
        <table:table-row table:style-name="ro1">
          <table:table-cell office:value-type="string" calcext:value-type="string">
            <text:p>G246M</text:p>
          </table:table-cell>
          <table:table-cell office:value-type="float" office:value="-438.557897949" calcext:value-type="float">
            <text:p>-438.557897949</text:p>
          </table:table-cell>
        </table:table-row>
        <table:table-row table:style-name="ro1">
          <table:table-cell office:value-type="string" calcext:value-type="string">
            <text:p>R145F</text:p>
          </table:table-cell>
          <table:table-cell office:value-type="float" office:value="-438.561645508" calcext:value-type="float">
            <text:p>-438.561645508</text:p>
          </table:table-cell>
        </table:table-row>
        <table:table-row table:style-name="ro1">
          <table:table-cell office:value-type="string" calcext:value-type="string">
            <text:p>W170P</text:p>
          </table:table-cell>
          <table:table-cell office:value-type="float" office:value="-438.562786865" calcext:value-type="float">
            <text:p>-438.562786865</text:p>
          </table:table-cell>
        </table:table-row>
        <table:table-row table:style-name="ro1">
          <table:table-cell office:value-type="string" calcext:value-type="string">
            <text:p>F311T</text:p>
          </table:table-cell>
          <table:table-cell office:value-type="float" office:value="-438.566702271" calcext:value-type="float">
            <text:p>-438.566702271</text:p>
          </table:table-cell>
        </table:table-row>
        <table:table-row table:style-name="ro1">
          <table:table-cell office:value-type="string" calcext:value-type="string">
            <text:p>G341V</text:p>
          </table:table-cell>
          <table:table-cell office:value-type="float" office:value="-438.569281006" calcext:value-type="float">
            <text:p>-438.569281006</text:p>
          </table:table-cell>
        </table:table-row>
        <table:table-row table:style-name="ro1">
          <table:table-cell office:value-type="string" calcext:value-type="string">
            <text:p>K99R</text:p>
          </table:table-cell>
          <table:table-cell office:value-type="float" office:value="-438.569979858" calcext:value-type="float">
            <text:p>-438.569979858</text:p>
          </table:table-cell>
        </table:table-row>
        <table:table-row table:style-name="ro1">
          <table:table-cell office:value-type="string" calcext:value-type="string">
            <text:p>M127N</text:p>
          </table:table-cell>
          <table:table-cell office:value-type="float" office:value="-438.571002197" calcext:value-type="float">
            <text:p>-438.571002197</text:p>
          </table:table-cell>
        </table:table-row>
        <table:table-row table:style-name="ro1">
          <table:table-cell office:value-type="string" calcext:value-type="string">
            <text:p>L336I</text:p>
          </table:table-cell>
          <table:table-cell office:value-type="float" office:value="-438.575476074" calcext:value-type="float">
            <text:p>-438.575476074</text:p>
          </table:table-cell>
        </table:table-row>
        <table:table-row table:style-name="ro1">
          <table:table-cell office:value-type="string" calcext:value-type="string">
            <text:p>I433N</text:p>
          </table:table-cell>
          <table:table-cell office:value-type="float" office:value="-438.580862427" calcext:value-type="float">
            <text:p>-438.580862427</text:p>
          </table:table-cell>
        </table:table-row>
        <table:table-row table:style-name="ro1">
          <table:table-cell office:value-type="string" calcext:value-type="string">
            <text:p>K105E</text:p>
          </table:table-cell>
          <table:table-cell office:value-type="float" office:value="-438.581231689" calcext:value-type="float">
            <text:p>-438.581231689</text:p>
          </table:table-cell>
        </table:table-row>
        <table:table-row table:style-name="ro1">
          <table:table-cell office:value-type="string" calcext:value-type="string">
            <text:p>R157E</text:p>
          </table:table-cell>
          <table:table-cell office:value-type="float" office:value="-438.583013916" calcext:value-type="float">
            <text:p>-438.583013916</text:p>
          </table:table-cell>
        </table:table-row>
        <table:table-row table:style-name="ro1">
          <table:table-cell office:value-type="string" calcext:value-type="string">
            <text:p>L169Y</text:p>
          </table:table-cell>
          <table:table-cell office:value-type="float" office:value="-438.584280396" calcext:value-type="float">
            <text:p>-438.584280396</text:p>
          </table:table-cell>
        </table:table-row>
        <table:table-row table:style-name="ro1">
          <table:table-cell office:value-type="string" calcext:value-type="string">
            <text:p>N135C</text:p>
          </table:table-cell>
          <table:table-cell office:value-type="float" office:value="-438.59145813" calcext:value-type="float">
            <text:p>-438.59145813</text:p>
          </table:table-cell>
        </table:table-row>
        <table:table-row table:style-name="ro1">
          <table:table-cell office:value-type="string" calcext:value-type="string">
            <text:p>P402D</text:p>
          </table:table-cell>
          <table:table-cell office:value-type="float" office:value="-438.591482544" calcext:value-type="float">
            <text:p>-438.591482544</text:p>
          </table:table-cell>
        </table:table-row>
        <table:table-row table:style-name="ro1">
          <table:table-cell office:value-type="string" calcext:value-type="string">
            <text:p>A318W</text:p>
          </table:table-cell>
          <table:table-cell office:value-type="float" office:value="-438.592752075" calcext:value-type="float">
            <text:p>-438.592752075</text:p>
          </table:table-cell>
        </table:table-row>
        <table:table-row table:style-name="ro1">
          <table:table-cell office:value-type="string" calcext:value-type="string">
            <text:p>E153C</text:p>
          </table:table-cell>
          <table:table-cell office:value-type="float" office:value="-438.595010376" calcext:value-type="float">
            <text:p>-438.595010376</text:p>
          </table:table-cell>
        </table:table-row>
        <table:table-row table:style-name="ro1">
          <table:table-cell office:value-type="string" calcext:value-type="string">
            <text:p>W207F</text:p>
          </table:table-cell>
          <table:table-cell office:value-type="float" office:value="-438.595370483" calcext:value-type="float">
            <text:p>-438.595370483</text:p>
          </table:table-cell>
        </table:table-row>
        <table:table-row table:style-name="ro1">
          <table:table-cell office:value-type="string" calcext:value-type="string">
            <text:p>V297Y</text:p>
          </table:table-cell>
          <table:table-cell office:value-type="float" office:value="-438.596307373" calcext:value-type="float">
            <text:p>-438.596307373</text:p>
          </table:table-cell>
        </table:table-row>
        <table:table-row table:style-name="ro1">
          <table:table-cell office:value-type="string" calcext:value-type="string">
            <text:p>L331M</text:p>
          </table:table-cell>
          <table:table-cell office:value-type="float" office:value="-438.597164917" calcext:value-type="float">
            <text:p>-438.597164917</text:p>
          </table:table-cell>
        </table:table-row>
        <table:table-row table:style-name="ro1">
          <table:table-cell office:value-type="string" calcext:value-type="string">
            <text:p>L144Q</text:p>
          </table:table-cell>
          <table:table-cell office:value-type="float" office:value="-438.602243042" calcext:value-type="float">
            <text:p>-438.602243042</text:p>
          </table:table-cell>
        </table:table-row>
        <table:table-row table:style-name="ro1">
          <table:table-cell office:value-type="string" calcext:value-type="string">
            <text:p>D440I</text:p>
          </table:table-cell>
          <table:table-cell office:value-type="float" office:value="-438.604754639" calcext:value-type="float">
            <text:p>-438.604754639</text:p>
          </table:table-cell>
        </table:table-row>
        <table:table-row table:style-name="ro1">
          <table:table-cell office:value-type="string" calcext:value-type="string">
            <text:p>N221A</text:p>
          </table:table-cell>
          <table:table-cell office:value-type="float" office:value="-438.611422729" calcext:value-type="float">
            <text:p>-438.611422729</text:p>
          </table:table-cell>
        </table:table-row>
        <table:table-row table:style-name="ro1">
          <table:table-cell office:value-type="string" calcext:value-type="string">
            <text:p>W442V</text:p>
          </table:table-cell>
          <table:table-cell office:value-type="float" office:value="-438.612081909" calcext:value-type="float">
            <text:p>-438.612081909</text:p>
          </table:table-cell>
        </table:table-row>
        <table:table-row table:style-name="ro1">
          <table:table-cell office:value-type="string" calcext:value-type="string">
            <text:p>D76C</text:p>
          </table:table-cell>
          <table:table-cell office:value-type="float" office:value="-438.61222229" calcext:value-type="float">
            <text:p>-438.61222229</text:p>
          </table:table-cell>
        </table:table-row>
        <table:table-row table:style-name="ro1">
          <table:table-cell office:value-type="string" calcext:value-type="string">
            <text:p>N68S</text:p>
          </table:table-cell>
          <table:table-cell office:value-type="float" office:value="-438.613748169" calcext:value-type="float">
            <text:p>-438.613748169</text:p>
          </table:table-cell>
        </table:table-row>
        <table:table-row table:style-name="ro1">
          <table:table-cell office:value-type="string" calcext:value-type="string">
            <text:p>A421Y</text:p>
          </table:table-cell>
          <table:table-cell office:value-type="float" office:value="-438.614248657" calcext:value-type="float">
            <text:p>-438.614248657</text:p>
          </table:table-cell>
        </table:table-row>
        <table:table-row table:style-name="ro1">
          <table:table-cell office:value-type="string" calcext:value-type="string">
            <text:p>E70I</text:p>
          </table:table-cell>
          <table:table-cell office:value-type="float" office:value="-438.615319824" calcext:value-type="float">
            <text:p>-438.615319824</text:p>
          </table:table-cell>
        </table:table-row>
        <table:table-row table:style-name="ro1">
          <table:table-cell office:value-type="string" calcext:value-type="string">
            <text:p>V81G</text:p>
          </table:table-cell>
          <table:table-cell office:value-type="float" office:value="-438.616296387" calcext:value-type="float">
            <text:p>-438.616296387</text:p>
          </table:table-cell>
        </table:table-row>
        <table:table-row table:style-name="ro1">
          <table:table-cell office:value-type="string" calcext:value-type="string">
            <text:p>K158S</text:p>
          </table:table-cell>
          <table:table-cell office:value-type="float" office:value="-438.616421509" calcext:value-type="float">
            <text:p>-438.616421509</text:p>
          </table:table-cell>
        </table:table-row>
        <table:table-row table:style-name="ro1">
          <table:table-cell office:value-type="string" calcext:value-type="string">
            <text:p>G209A</text:p>
          </table:table-cell>
          <table:table-cell office:value-type="float" office:value="-438.619036865" calcext:value-type="float">
            <text:p>-438.619036865</text:p>
          </table:table-cell>
        </table:table-row>
        <table:table-row table:style-name="ro1">
          <table:table-cell office:value-type="string" calcext:value-type="string">
            <text:p>L147H</text:p>
          </table:table-cell>
          <table:table-cell office:value-type="float" office:value="-438.621411133" calcext:value-type="float">
            <text:p>-438.621411133</text:p>
          </table:table-cell>
        </table:table-row>
        <table:table-row table:style-name="ro1">
          <table:table-cell office:value-type="string" calcext:value-type="string">
            <text:p>P294E</text:p>
          </table:table-cell>
          <table:table-cell office:value-type="float" office:value="-438.621801758" calcext:value-type="float">
            <text:p>-438.621801758</text:p>
          </table:table-cell>
        </table:table-row>
        <table:table-row table:style-name="ro1">
          <table:table-cell office:value-type="string" calcext:value-type="string">
            <text:p>L173H</text:p>
          </table:table-cell>
          <table:table-cell office:value-type="float" office:value="-438.622885132" calcext:value-type="float">
            <text:p>-438.622885132</text:p>
          </table:table-cell>
        </table:table-row>
        <table:table-row table:style-name="ro1">
          <table:table-cell office:value-type="string" calcext:value-type="string">
            <text:p>V319W</text:p>
          </table:table-cell>
          <table:table-cell office:value-type="float" office:value="-438.624093628" calcext:value-type="float">
            <text:p>-438.624093628</text:p>
          </table:table-cell>
        </table:table-row>
        <table:table-row table:style-name="ro1">
          <table:table-cell office:value-type="string" calcext:value-type="string">
            <text:p>V110C</text:p>
          </table:table-cell>
          <table:table-cell office:value-type="float" office:value="-438.624127197" calcext:value-type="float">
            <text:p>-438.624127197</text:p>
          </table:table-cell>
        </table:table-row>
        <table:table-row table:style-name="ro1">
          <table:table-cell office:value-type="string" calcext:value-type="string">
            <text:p>T298G</text:p>
          </table:table-cell>
          <table:table-cell office:value-type="float" office:value="-438.624179077" calcext:value-type="float">
            <text:p>-438.624179077</text:p>
          </table:table-cell>
        </table:table-row>
        <table:table-row table:style-name="ro1">
          <table:table-cell office:value-type="string" calcext:value-type="string">
            <text:p>N165A</text:p>
          </table:table-cell>
          <table:table-cell office:value-type="float" office:value="-438.629476929" calcext:value-type="float">
            <text:p>-438.629476929</text:p>
          </table:table-cell>
        </table:table-row>
        <table:table-row table:style-name="ro1">
          <table:table-cell office:value-type="string" calcext:value-type="string">
            <text:p>D268M</text:p>
          </table:table-cell>
          <table:table-cell office:value-type="float" office:value="-438.632177734" calcext:value-type="float">
            <text:p>-438.632177734</text:p>
          </table:table-cell>
        </table:table-row>
        <table:table-row table:style-name="ro1">
          <table:table-cell office:value-type="string" calcext:value-type="string">
            <text:p>A107L</text:p>
          </table:table-cell>
          <table:table-cell office:value-type="float" office:value="-438.633312988" calcext:value-type="float">
            <text:p>-438.633312988</text:p>
          </table:table-cell>
        </table:table-row>
        <table:table-row table:style-name="ro1">
          <table:table-cell office:value-type="string" calcext:value-type="string">
            <text:p>P294S</text:p>
          </table:table-cell>
          <table:table-cell office:value-type="float" office:value="-438.634439087" calcext:value-type="float">
            <text:p>-438.634439087</text:p>
          </table:table-cell>
        </table:table-row>
        <table:table-row table:style-name="ro1">
          <table:table-cell office:value-type="string" calcext:value-type="string">
            <text:p>T416C</text:p>
          </table:table-cell>
          <table:table-cell office:value-type="float" office:value="-438.635638428" calcext:value-type="float">
            <text:p>-438.635638428</text:p>
          </table:table-cell>
        </table:table-row>
        <table:table-row table:style-name="ro1">
          <table:table-cell office:value-type="string" calcext:value-type="string">
            <text:p>G161Q</text:p>
          </table:table-cell>
          <table:table-cell office:value-type="float" office:value="-438.635968018" calcext:value-type="float">
            <text:p>-438.635968018</text:p>
          </table:table-cell>
        </table:table-row>
        <table:table-row table:style-name="ro1">
          <table:table-cell office:value-type="string" calcext:value-type="string">
            <text:p>A295L</text:p>
          </table:table-cell>
          <table:table-cell office:value-type="float" office:value="-438.636526489" calcext:value-type="float">
            <text:p>-438.636526489</text:p>
          </table:table-cell>
        </table:table-row>
        <table:table-row table:style-name="ro1">
          <table:table-cell office:value-type="string" calcext:value-type="string">
            <text:p>N397Q</text:p>
          </table:table-cell>
          <table:table-cell office:value-type="float" office:value="-438.636541748" calcext:value-type="float">
            <text:p>-438.636541748</text:p>
          </table:table-cell>
        </table:table-row>
        <table:table-row table:style-name="ro1">
          <table:table-cell office:value-type="string" calcext:value-type="string">
            <text:p>V337F</text:p>
          </table:table-cell>
          <table:table-cell office:value-type="float" office:value="-438.636901855" calcext:value-type="float">
            <text:p>-438.636901855</text:p>
          </table:table-cell>
        </table:table-row>
        <table:table-row table:style-name="ro1">
          <table:table-cell office:value-type="string" calcext:value-type="string">
            <text:p>L173E</text:p>
          </table:table-cell>
          <table:table-cell office:value-type="float" office:value="-438.637631226" calcext:value-type="float">
            <text:p>-438.637631226</text:p>
          </table:table-cell>
        </table:table-row>
        <table:table-row table:style-name="ro1">
          <table:table-cell office:value-type="string" calcext:value-type="string">
            <text:p>F269P</text:p>
          </table:table-cell>
          <table:table-cell office:value-type="float" office:value="-438.638052368" calcext:value-type="float">
            <text:p>-438.638052368</text:p>
          </table:table-cell>
        </table:table-row>
        <table:table-row table:style-name="ro1">
          <table:table-cell office:value-type="string" calcext:value-type="string">
            <text:p>F378T</text:p>
          </table:table-cell>
          <table:table-cell office:value-type="float" office:value="-438.639813232" calcext:value-type="float">
            <text:p>-438.639813232</text:p>
          </table:table-cell>
        </table:table-row>
        <table:table-row table:style-name="ro1">
          <table:table-cell office:value-type="string" calcext:value-type="string">
            <text:p>N221T</text:p>
          </table:table-cell>
          <table:table-cell office:value-type="float" office:value="-438.639993286" calcext:value-type="float">
            <text:p>-438.639993286</text:p>
          </table:table-cell>
        </table:table-row>
        <table:table-row table:style-name="ro1">
          <table:table-cell office:value-type="string" calcext:value-type="string">
            <text:p>K233W</text:p>
          </table:table-cell>
          <table:table-cell office:value-type="float" office:value="-438.640164185" calcext:value-type="float">
            <text:p>-438.640164185</text:p>
          </table:table-cell>
        </table:table-row>
        <table:table-row table:style-name="ro1">
          <table:table-cell office:value-type="string" calcext:value-type="string">
            <text:p>G49Q</text:p>
          </table:table-cell>
          <table:table-cell office:value-type="float" office:value="-438.644564819" calcext:value-type="float">
            <text:p>-438.644564819</text:p>
          </table:table-cell>
        </table:table-row>
        <table:table-row table:style-name="ro1">
          <table:table-cell office:value-type="string" calcext:value-type="string">
            <text:p>E262R</text:p>
          </table:table-cell>
          <table:table-cell office:value-type="float" office:value="-438.645031738" calcext:value-type="float">
            <text:p>-438.645031738</text:p>
          </table:table-cell>
        </table:table-row>
        <table:table-row table:style-name="ro1">
          <table:table-cell office:value-type="string" calcext:value-type="string">
            <text:p>D211N</text:p>
          </table:table-cell>
          <table:table-cell office:value-type="float" office:value="-438.64526062" calcext:value-type="float">
            <text:p>-438.64526062</text:p>
          </table:table-cell>
        </table:table-row>
        <table:table-row table:style-name="ro1">
          <table:table-cell office:value-type="string" calcext:value-type="string">
            <text:p>I131F</text:p>
          </table:table-cell>
          <table:table-cell office:value-type="float" office:value="-438.646337891" calcext:value-type="float">
            <text:p>-438.646337891</text:p>
          </table:table-cell>
        </table:table-row>
        <table:table-row table:style-name="ro1">
          <table:table-cell office:value-type="string" calcext:value-type="string">
            <text:p>N407Q</text:p>
          </table:table-cell>
          <table:table-cell office:value-type="float" office:value="-438.646636963" calcext:value-type="float">
            <text:p>-438.646636963</text:p>
          </table:table-cell>
        </table:table-row>
        <table:table-row table:style-name="ro1">
          <table:table-cell office:value-type="string" calcext:value-type="string">
            <text:p>V151Q</text:p>
          </table:table-cell>
          <table:table-cell office:value-type="float" office:value="-438.646759033" calcext:value-type="float">
            <text:p>-438.646759033</text:p>
          </table:table-cell>
        </table:table-row>
        <table:table-row table:style-name="ro1">
          <table:table-cell office:value-type="string" calcext:value-type="string">
            <text:p>L336D</text:p>
          </table:table-cell>
          <table:table-cell office:value-type="float" office:value="-438.651855469" calcext:value-type="float">
            <text:p>-438.651855469</text:p>
          </table:table-cell>
        </table:table-row>
        <table:table-row table:style-name="ro1">
          <table:table-cell office:value-type="string" calcext:value-type="string">
            <text:p>R240P</text:p>
          </table:table-cell>
          <table:table-cell office:value-type="float" office:value="-438.651858521" calcext:value-type="float">
            <text:p>-438.651858521</text:p>
          </table:table-cell>
        </table:table-row>
        <table:table-row table:style-name="ro1">
          <table:table-cell office:value-type="string" calcext:value-type="string">
            <text:p>P226C</text:p>
          </table:table-cell>
          <table:table-cell office:value-type="float" office:value="-438.651867676" calcext:value-type="float">
            <text:p>-438.651867676</text:p>
          </table:table-cell>
        </table:table-row>
        <table:table-row table:style-name="ro1">
          <table:table-cell office:value-type="string" calcext:value-type="string">
            <text:p>V69Y</text:p>
          </table:table-cell>
          <table:table-cell office:value-type="float" office:value="-438.65291748" calcext:value-type="float">
            <text:p>-438.65291748</text:p>
          </table:table-cell>
        </table:table-row>
        <table:table-row table:style-name="ro1">
          <table:table-cell office:value-type="string" calcext:value-type="string">
            <text:p>M350P</text:p>
          </table:table-cell>
          <table:table-cell office:value-type="float" office:value="-438.653860474" calcext:value-type="float">
            <text:p>-438.653860474</text:p>
          </table:table-cell>
        </table:table-row>
        <table:table-row table:style-name="ro1">
          <table:table-cell office:value-type="string" calcext:value-type="string">
            <text:p>Y108V</text:p>
          </table:table-cell>
          <table:table-cell office:value-type="float" office:value="-438.657058716" calcext:value-type="float">
            <text:p>-438.657058716</text:p>
          </table:table-cell>
        </table:table-row>
        <table:table-row table:style-name="ro1">
          <table:table-cell office:value-type="string" calcext:value-type="string">
            <text:p>S434C</text:p>
          </table:table-cell>
          <table:table-cell office:value-type="float" office:value="-438.657168579" calcext:value-type="float">
            <text:p>-438.657168579</text:p>
          </table:table-cell>
        </table:table-row>
        <table:table-row table:style-name="ro1">
          <table:table-cell office:value-type="string" calcext:value-type="string">
            <text:p>N116C</text:p>
          </table:table-cell>
          <table:table-cell office:value-type="float" office:value="-438.657791138" calcext:value-type="float">
            <text:p>-438.657791138</text:p>
          </table:table-cell>
        </table:table-row>
        <table:table-row table:style-name="ro1">
          <table:table-cell office:value-type="string" calcext:value-type="string">
            <text:p>N116R</text:p>
          </table:table-cell>
          <table:table-cell office:value-type="float" office:value="-438.658331299" calcext:value-type="float">
            <text:p>-438.658331299</text:p>
          </table:table-cell>
        </table:table-row>
        <table:table-row table:style-name="ro1">
          <table:table-cell office:value-type="string" calcext:value-type="string">
            <text:p>D329K</text:p>
          </table:table-cell>
          <table:table-cell office:value-type="float" office:value="-438.658633423" calcext:value-type="float">
            <text:p>-438.658633423</text:p>
          </table:table-cell>
        </table:table-row>
        <table:table-row table:style-name="ro1">
          <table:table-cell office:value-type="string" calcext:value-type="string">
            <text:p>R302G</text:p>
          </table:table-cell>
          <table:table-cell office:value-type="float" office:value="-438.664916992" calcext:value-type="float">
            <text:p>-438.664916992</text:p>
          </table:table-cell>
        </table:table-row>
        <table:table-row table:style-name="ro1">
          <table:table-cell office:value-type="string" calcext:value-type="string">
            <text:p>D76F</text:p>
          </table:table-cell>
          <table:table-cell office:value-type="float" office:value="-438.669128418" calcext:value-type="float">
            <text:p>-438.669128418</text:p>
          </table:table-cell>
        </table:table-row>
        <table:table-row table:style-name="ro1">
          <table:table-cell office:value-type="string" calcext:value-type="string">
            <text:p>F77I</text:p>
          </table:table-cell>
          <table:table-cell office:value-type="float" office:value="-438.670672607" calcext:value-type="float">
            <text:p>-438.670672607</text:p>
          </table:table-cell>
        </table:table-row>
        <table:table-row table:style-name="ro1">
          <table:table-cell office:value-type="string" calcext:value-type="string">
            <text:p>Q222Y</text:p>
          </table:table-cell>
          <table:table-cell office:value-type="float" office:value="-438.671859741" calcext:value-type="float">
            <text:p>-438.671859741</text:p>
          </table:table-cell>
        </table:table-row>
        <table:table-row table:style-name="ro1">
          <table:table-cell office:value-type="string" calcext:value-type="string">
            <text:p>N221L</text:p>
          </table:table-cell>
          <table:table-cell office:value-type="float" office:value="-438.672866821" calcext:value-type="float">
            <text:p>-438.672866821</text:p>
          </table:table-cell>
        </table:table-row>
        <table:table-row table:style-name="ro1">
          <table:table-cell office:value-type="string" calcext:value-type="string">
            <text:p>L401P</text:p>
          </table:table-cell>
          <table:table-cell office:value-type="float" office:value="-438.67421875" calcext:value-type="float">
            <text:p>-438.67421875</text:p>
          </table:table-cell>
        </table:table-row>
        <table:table-row table:style-name="ro1">
          <table:table-cell office:value-type="string" calcext:value-type="string">
            <text:p>P232C</text:p>
          </table:table-cell>
          <table:table-cell office:value-type="float" office:value="-438.675387573" calcext:value-type="float">
            <text:p>-438.675387573</text:p>
          </table:table-cell>
        </table:table-row>
        <table:table-row table:style-name="ro1">
          <table:table-cell office:value-type="string" calcext:value-type="string">
            <text:p>P46T</text:p>
          </table:table-cell>
          <table:table-cell office:value-type="float" office:value="-438.676422119" calcext:value-type="float">
            <text:p>-438.676422119</text:p>
          </table:table-cell>
        </table:table-row>
        <table:table-row table:style-name="ro1">
          <table:table-cell office:value-type="string" calcext:value-type="string">
            <text:p>G409K</text:p>
          </table:table-cell>
          <table:table-cell office:value-type="float" office:value="-438.690444946" calcext:value-type="float">
            <text:p>-438.690444946</text:p>
          </table:table-cell>
        </table:table-row>
        <table:table-row table:style-name="ro1">
          <table:table-cell office:value-type="string" calcext:value-type="string">
            <text:p>Q242S</text:p>
          </table:table-cell>
          <table:table-cell office:value-type="float" office:value="-438.69133606" calcext:value-type="float">
            <text:p>-438.69133606</text:p>
          </table:table-cell>
        </table:table-row>
        <table:table-row table:style-name="ro1">
          <table:table-cell office:value-type="string" calcext:value-type="string">
            <text:p>M350L</text:p>
          </table:table-cell>
          <table:table-cell office:value-type="float" office:value="-438.692782593" calcext:value-type="float">
            <text:p>-438.692782593</text:p>
          </table:table-cell>
        </table:table-row>
        <table:table-row table:style-name="ro1">
          <table:table-cell office:value-type="string" calcext:value-type="string">
            <text:p>P223M</text:p>
          </table:table-cell>
          <table:table-cell office:value-type="float" office:value="-438.6953125" calcext:value-type="float">
            <text:p>-438.6953125</text:p>
          </table:table-cell>
        </table:table-row>
        <table:table-row table:style-name="ro1">
          <table:table-cell office:value-type="string" calcext:value-type="string">
            <text:p>L331K</text:p>
          </table:table-cell>
          <table:table-cell office:value-type="float" office:value="-438.69631958" calcext:value-type="float">
            <text:p>-438.69631958</text:p>
          </table:table-cell>
        </table:table-row>
        <table:table-row table:style-name="ro1">
          <table:table-cell office:value-type="string" calcext:value-type="string">
            <text:p>Y42M</text:p>
          </table:table-cell>
          <table:table-cell office:value-type="float" office:value="-438.699807739" calcext:value-type="float">
            <text:p>-438.699807739</text:p>
          </table:table-cell>
        </table:table-row>
        <table:table-row table:style-name="ro1">
          <table:table-cell office:value-type="string" calcext:value-type="string">
            <text:p>R436V</text:p>
          </table:table-cell>
          <table:table-cell office:value-type="float" office:value="-438.700039673" calcext:value-type="float">
            <text:p>-438.700039673</text:p>
          </table:table-cell>
        </table:table-row>
        <table:table-row table:style-name="ro1">
          <table:table-cell office:value-type="string" calcext:value-type="string">
            <text:p>S321T</text:p>
          </table:table-cell>
          <table:table-cell office:value-type="float" office:value="-438.700344849" calcext:value-type="float">
            <text:p>-438.700344849</text:p>
          </table:table-cell>
        </table:table-row>
        <table:table-row table:style-name="ro1">
          <table:table-cell office:value-type="string" calcext:value-type="string">
            <text:p>K43F</text:p>
          </table:table-cell>
          <table:table-cell office:value-type="float" office:value="-438.70166626" calcext:value-type="float">
            <text:p>-438.70166626</text:p>
          </table:table-cell>
        </table:table-row>
        <table:table-row table:style-name="ro1">
          <table:table-cell office:value-type="string" calcext:value-type="string">
            <text:p>G174I</text:p>
          </table:table-cell>
          <table:table-cell office:value-type="float" office:value="-438.702627563" calcext:value-type="float">
            <text:p>-438.702627563</text:p>
          </table:table-cell>
        </table:table-row>
        <table:table-row table:style-name="ro1">
          <table:table-cell office:value-type="string" calcext:value-type="string">
            <text:p>A107Y</text:p>
          </table:table-cell>
          <table:table-cell office:value-type="float" office:value="-438.705480957" calcext:value-type="float">
            <text:p>-438.705480957</text:p>
          </table:table-cell>
        </table:table-row>
        <table:table-row table:style-name="ro1">
          <table:table-cell office:value-type="string" calcext:value-type="string">
            <text:p>T256A</text:p>
          </table:table-cell>
          <table:table-cell office:value-type="float" office:value="-438.707904053" calcext:value-type="float">
            <text:p>-438.707904053</text:p>
          </table:table-cell>
        </table:table-row>
        <table:table-row table:style-name="ro1">
          <table:table-cell office:value-type="string" calcext:value-type="string">
            <text:p>G296E</text:p>
          </table:table-cell>
          <table:table-cell office:value-type="float" office:value="-438.711572266" calcext:value-type="float">
            <text:p>-438.711572266</text:p>
          </table:table-cell>
        </table:table-row>
        <table:table-row table:style-name="ro1">
          <table:table-cell office:value-type="string" calcext:value-type="string">
            <text:p>E111P</text:p>
          </table:table-cell>
          <table:table-cell office:value-type="float" office:value="-438.711920166" calcext:value-type="float">
            <text:p>-438.711920166</text:p>
          </table:table-cell>
        </table:table-row>
        <table:table-row table:style-name="ro1">
          <table:table-cell office:value-type="string" calcext:value-type="string">
            <text:p>N68A</text:p>
          </table:table-cell>
          <table:table-cell office:value-type="float" office:value="-438.712957764" calcext:value-type="float">
            <text:p>-438.712957764</text:p>
          </table:table-cell>
        </table:table-row>
        <table:table-row table:style-name="ro1">
          <table:table-cell office:value-type="string" calcext:value-type="string">
            <text:p>G66D</text:p>
          </table:table-cell>
          <table:table-cell office:value-type="float" office:value="-438.719195557" calcext:value-type="float">
            <text:p>-438.719195557</text:p>
          </table:table-cell>
        </table:table-row>
        <table:table-row table:style-name="ro1">
          <table:table-cell office:value-type="string" calcext:value-type="string">
            <text:p>V81T</text:p>
          </table:table-cell>
          <table:table-cell office:value-type="float" office:value="-438.719223022" calcext:value-type="float">
            <text:p>-438.719223022</text:p>
          </table:table-cell>
        </table:table-row>
        <table:table-row table:style-name="ro1">
          <table:table-cell office:value-type="string" calcext:value-type="string">
            <text:p>T347S</text:p>
          </table:table-cell>
          <table:table-cell office:value-type="float" office:value="-438.721401978" calcext:value-type="float">
            <text:p>-438.721401978</text:p>
          </table:table-cell>
        </table:table-row>
        <table:table-row table:style-name="ro1">
          <table:table-cell office:value-type="string" calcext:value-type="string">
            <text:p>A60C</text:p>
          </table:table-cell>
          <table:table-cell office:value-type="float" office:value="-438.721765137" calcext:value-type="float">
            <text:p>-438.721765137</text:p>
          </table:table-cell>
        </table:table-row>
        <table:table-row table:style-name="ro1">
          <table:table-cell office:value-type="string" calcext:value-type="string">
            <text:p>P226V</text:p>
          </table:table-cell>
          <table:table-cell office:value-type="float" office:value="-438.727474976" calcext:value-type="float">
            <text:p>-438.727474976</text:p>
          </table:table-cell>
        </table:table-row>
        <table:table-row table:style-name="ro1">
          <table:table-cell office:value-type="string" calcext:value-type="string">
            <text:p>L44Y</text:p>
          </table:table-cell>
          <table:table-cell office:value-type="float" office:value="-438.73638916" calcext:value-type="float">
            <text:p>-438.73638916</text:p>
          </table:table-cell>
        </table:table-row>
        <table:table-row table:style-name="ro1">
          <table:table-cell office:value-type="string" calcext:value-type="string">
            <text:p>A318P</text:p>
          </table:table-cell>
          <table:table-cell office:value-type="float" office:value="-438.740774536" calcext:value-type="float">
            <text:p>-438.740774536</text:p>
          </table:table-cell>
        </table:table-row>
        <table:table-row table:style-name="ro1">
          <table:table-cell office:value-type="string" calcext:value-type="string">
            <text:p>F405K</text:p>
          </table:table-cell>
          <table:table-cell office:value-type="float" office:value="-438.745858765" calcext:value-type="float">
            <text:p>-438.745858765</text:p>
          </table:table-cell>
        </table:table-row>
        <table:table-row table:style-name="ro1">
          <table:table-cell office:value-type="string" calcext:value-type="string">
            <text:p>D160K</text:p>
          </table:table-cell>
          <table:table-cell office:value-type="float" office:value="-438.753652954" calcext:value-type="float">
            <text:p>-438.753652954</text:p>
          </table:table-cell>
        </table:table-row>
        <table:table-row table:style-name="ro1">
          <table:table-cell office:value-type="string" calcext:value-type="string">
            <text:p>L53G</text:p>
          </table:table-cell>
          <table:table-cell office:value-type="float" office:value="-438.754690552" calcext:value-type="float">
            <text:p>-438.754690552</text:p>
          </table:table-cell>
        </table:table-row>
        <table:table-row table:style-name="ro1">
          <table:table-cell office:value-type="string" calcext:value-type="string">
            <text:p>R301Y</text:p>
          </table:table-cell>
          <table:table-cell office:value-type="float" office:value="-438.754949951" calcext:value-type="float">
            <text:p>-438.754949951</text:p>
          </table:table-cell>
        </table:table-row>
        <table:table-row table:style-name="ro1">
          <table:table-cell office:value-type="string" calcext:value-type="string">
            <text:p>K386Y</text:p>
          </table:table-cell>
          <table:table-cell office:value-type="float" office:value="-438.75788269" calcext:value-type="float">
            <text:p>-438.75788269</text:p>
          </table:table-cell>
        </table:table-row>
        <table:table-row table:style-name="ro1">
          <table:table-cell office:value-type="string" calcext:value-type="string">
            <text:p>I425F</text:p>
          </table:table-cell>
          <table:table-cell office:value-type="float" office:value="-438.757904053" calcext:value-type="float">
            <text:p>-438.757904053</text:p>
          </table:table-cell>
        </table:table-row>
        <table:table-row table:style-name="ro1">
          <table:table-cell office:value-type="string" calcext:value-type="string">
            <text:p>G431L</text:p>
          </table:table-cell>
          <table:table-cell office:value-type="float" office:value="-438.758361816" calcext:value-type="float">
            <text:p>-438.758361816</text:p>
          </table:table-cell>
        </table:table-row>
        <table:table-row table:style-name="ro1">
          <table:table-cell office:value-type="string" calcext:value-type="string">
            <text:p>F149R</text:p>
          </table:table-cell>
          <table:table-cell office:value-type="float" office:value="-438.75897522" calcext:value-type="float">
            <text:p>-438.75897522</text:p>
          </table:table-cell>
        </table:table-row>
        <table:table-row table:style-name="ro1">
          <table:table-cell office:value-type="string" calcext:value-type="string">
            <text:p>L208P</text:p>
          </table:table-cell>
          <table:table-cell office:value-type="float" office:value="-438.759188843" calcext:value-type="float">
            <text:p>-438.759188843</text:p>
          </table:table-cell>
        </table:table-row>
        <table:table-row table:style-name="ro1">
          <table:table-cell office:value-type="string" calcext:value-type="string">
            <text:p>H58R</text:p>
          </table:table-cell>
          <table:table-cell office:value-type="float" office:value="-438.761315918" calcext:value-type="float">
            <text:p>-438.761315918</text:p>
          </table:table-cell>
        </table:table-row>
        <table:table-row table:style-name="ro1">
          <table:table-cell office:value-type="string" calcext:value-type="string">
            <text:p>G246P</text:p>
          </table:table-cell>
          <table:table-cell office:value-type="float" office:value="-438.761517334" calcext:value-type="float">
            <text:p>-438.761517334</text:p>
          </table:table-cell>
        </table:table-row>
        <table:table-row table:style-name="ro1">
          <table:table-cell office:value-type="string" calcext:value-type="string">
            <text:p>L408Y</text:p>
          </table:table-cell>
          <table:table-cell office:value-type="float" office:value="-438.762640381" calcext:value-type="float">
            <text:p>-438.762640381</text:p>
          </table:table-cell>
        </table:table-row>
        <table:table-row table:style-name="ro1">
          <table:table-cell office:value-type="string" calcext:value-type="string">
            <text:p>I264W</text:p>
          </table:table-cell>
          <table:table-cell office:value-type="float" office:value="-438.764395142" calcext:value-type="float">
            <text:p>-438.764395142</text:p>
          </table:table-cell>
        </table:table-row>
        <table:table-row table:style-name="ro1">
          <table:table-cell office:value-type="string" calcext:value-type="string">
            <text:p>H58E</text:p>
          </table:table-cell>
          <table:table-cell office:value-type="float" office:value="-438.766159058" calcext:value-type="float">
            <text:p>-438.766159058</text:p>
          </table:table-cell>
        </table:table-row>
        <table:table-row table:style-name="ro1">
          <table:table-cell office:value-type="string" calcext:value-type="string">
            <text:p>E228G</text:p>
          </table:table-cell>
          <table:table-cell office:value-type="float" office:value="-438.767755127" calcext:value-type="float">
            <text:p>-438.767755127</text:p>
          </table:table-cell>
        </table:table-row>
        <table:table-row table:style-name="ro1">
          <table:table-cell office:value-type="string" calcext:value-type="string">
            <text:p>I264K</text:p>
          </table:table-cell>
          <table:table-cell office:value-type="float" office:value="-438.770858765" calcext:value-type="float">
            <text:p>-438.770858765</text:p>
          </table:table-cell>
        </table:table-row>
        <table:table-row table:style-name="ro1">
          <table:table-cell office:value-type="string" calcext:value-type="string">
            <text:p>A318E</text:p>
          </table:table-cell>
          <table:table-cell office:value-type="float" office:value="-438.771090698" calcext:value-type="float">
            <text:p>-438.771090698</text:p>
          </table:table-cell>
        </table:table-row>
        <table:table-row table:style-name="ro1">
          <table:table-cell office:value-type="string" calcext:value-type="string">
            <text:p>H37S</text:p>
          </table:table-cell>
          <table:table-cell office:value-type="float" office:value="-438.772201538" calcext:value-type="float">
            <text:p>-438.772201538</text:p>
          </table:table-cell>
        </table:table-row>
        <table:table-row table:style-name="ro1">
          <table:table-cell office:value-type="string" calcext:value-type="string">
            <text:p>I88Y</text:p>
          </table:table-cell>
          <table:table-cell office:value-type="float" office:value="-438.773391724" calcext:value-type="float">
            <text:p>-438.773391724</text:p>
          </table:table-cell>
        </table:table-row>
        <table:table-row table:style-name="ro1">
          <table:table-cell office:value-type="string" calcext:value-type="string">
            <text:p>R195N</text:p>
          </table:table-cell>
          <table:table-cell office:value-type="float" office:value="-438.773468018" calcext:value-type="float">
            <text:p>-438.773468018</text:p>
          </table:table-cell>
        </table:table-row>
        <table:table-row table:style-name="ro1">
          <table:table-cell office:value-type="string" calcext:value-type="string">
            <text:p>G101H</text:p>
          </table:table-cell>
          <table:table-cell office:value-type="float" office:value="-438.774093628" calcext:value-type="float">
            <text:p>-438.774093628</text:p>
          </table:table-cell>
        </table:table-row>
        <table:table-row table:style-name="ro1">
          <table:table-cell office:value-type="string" calcext:value-type="string">
            <text:p>V413R</text:p>
          </table:table-cell>
          <table:table-cell office:value-type="float" office:value="-438.775799561" calcext:value-type="float">
            <text:p>-438.775799561</text:p>
          </table:table-cell>
        </table:table-row>
        <table:table-row table:style-name="ro1">
          <table:table-cell office:value-type="string" calcext:value-type="string">
            <text:p>A56G</text:p>
          </table:table-cell>
          <table:table-cell office:value-type="float" office:value="-438.778134155" calcext:value-type="float">
            <text:p>-438.778134155</text:p>
          </table:table-cell>
        </table:table-row>
        <table:table-row table:style-name="ro1">
          <table:table-cell office:value-type="string" calcext:value-type="string">
            <text:p>A202I</text:p>
          </table:table-cell>
          <table:table-cell office:value-type="float" office:value="-438.778311157" calcext:value-type="float">
            <text:p>-438.778311157</text:p>
          </table:table-cell>
        </table:table-row>
        <table:table-row table:style-name="ro1">
          <table:table-cell office:value-type="string" calcext:value-type="string">
            <text:p>W170M</text:p>
          </table:table-cell>
          <table:table-cell office:value-type="float" office:value="-438.779864502" calcext:value-type="float">
            <text:p>-438.779864502</text:p>
          </table:table-cell>
        </table:table-row>
        <table:table-row table:style-name="ro1">
          <table:table-cell office:value-type="string" calcext:value-type="string">
            <text:p>G411M</text:p>
          </table:table-cell>
          <table:table-cell office:value-type="float" office:value="-438.782192993" calcext:value-type="float">
            <text:p>-438.782192993</text:p>
          </table:table-cell>
        </table:table-row>
        <table:table-row table:style-name="ro1">
          <table:table-cell office:value-type="string" calcext:value-type="string">
            <text:p>G193F</text:p>
          </table:table-cell>
          <table:table-cell office:value-type="float" office:value="-438.787194824" calcext:value-type="float">
            <text:p>-438.787194824</text:p>
          </table:table-cell>
        </table:table-row>
        <table:table-row table:style-name="ro1">
          <table:table-cell office:value-type="string" calcext:value-type="string">
            <text:p>G161T</text:p>
          </table:table-cell>
          <table:table-cell office:value-type="float" office:value="-438.78729248" calcext:value-type="float">
            <text:p>-438.78729248</text:p>
          </table:table-cell>
        </table:table-row>
        <table:table-row table:style-name="ro1">
          <table:table-cell office:value-type="string" calcext:value-type="string">
            <text:p>G49C</text:p>
          </table:table-cell>
          <table:table-cell office:value-type="float" office:value="-438.794564819" calcext:value-type="float">
            <text:p>-438.794564819</text:p>
          </table:table-cell>
        </table:table-row>
        <table:table-row table:style-name="ro1">
          <table:table-cell office:value-type="string" calcext:value-type="string">
            <text:p>L150V</text:p>
          </table:table-cell>
          <table:table-cell office:value-type="float" office:value="-438.795513916" calcext:value-type="float">
            <text:p>-438.795513916</text:p>
          </table:table-cell>
        </table:table-row>
        <table:table-row table:style-name="ro1">
          <table:table-cell office:value-type="string" calcext:value-type="string">
            <text:p>A248Y</text:p>
          </table:table-cell>
          <table:table-cell office:value-type="float" office:value="-438.795532227" calcext:value-type="float">
            <text:p>-438.795532227</text:p>
          </table:table-cell>
        </table:table-row>
        <table:table-row table:style-name="ro1">
          <table:table-cell office:value-type="string" calcext:value-type="string">
            <text:p>R436C</text:p>
          </table:table-cell>
          <table:table-cell office:value-type="float" office:value="-438.797634888" calcext:value-type="float">
            <text:p>-438.797634888</text:p>
          </table:table-cell>
        </table:table-row>
        <table:table-row table:style-name="ro1">
          <table:table-cell office:value-type="string" calcext:value-type="string">
            <text:p>D160N</text:p>
          </table:table-cell>
          <table:table-cell office:value-type="float" office:value="-438.798321533" calcext:value-type="float">
            <text:p>-438.798321533</text:p>
          </table:table-cell>
        </table:table-row>
        <table:table-row table:style-name="ro1">
          <table:table-cell office:value-type="string" calcext:value-type="string">
            <text:p>F285V</text:p>
          </table:table-cell>
          <table:table-cell office:value-type="float" office:value="-438.799584961" calcext:value-type="float">
            <text:p>-438.799584961</text:p>
          </table:table-cell>
        </table:table-row>
        <table:table-row table:style-name="ro1">
          <table:table-cell office:value-type="string" calcext:value-type="string">
            <text:p>L130D</text:p>
          </table:table-cell>
          <table:table-cell office:value-type="float" office:value="-438.805249023" calcext:value-type="float">
            <text:p>-438.805249023</text:p>
          </table:table-cell>
        </table:table-row>
        <table:table-row table:style-name="ro1">
          <table:table-cell office:value-type="string" calcext:value-type="string">
            <text:p>F308R</text:p>
          </table:table-cell>
          <table:table-cell office:value-type="float" office:value="-438.805282593" calcext:value-type="float">
            <text:p>-438.805282593</text:p>
          </table:table-cell>
        </table:table-row>
        <table:table-row table:style-name="ro1">
          <table:table-cell office:value-type="string" calcext:value-type="string">
            <text:p>F212A</text:p>
          </table:table-cell>
          <table:table-cell office:value-type="float" office:value="-438.806503296" calcext:value-type="float">
            <text:p>-438.806503296</text:p>
          </table:table-cell>
        </table:table-row>
        <table:table-row table:style-name="ro1">
          <table:table-cell office:value-type="string" calcext:value-type="string">
            <text:p>A295I</text:p>
          </table:table-cell>
          <table:table-cell office:value-type="float" office:value="-438.806533813" calcext:value-type="float">
            <text:p>-438.806533813</text:p>
          </table:table-cell>
        </table:table-row>
        <table:table-row table:style-name="ro1">
          <table:table-cell office:value-type="string" calcext:value-type="string">
            <text:p>G409M</text:p>
          </table:table-cell>
          <table:table-cell office:value-type="float" office:value="-438.806723022" calcext:value-type="float">
            <text:p>-438.806723022</text:p>
          </table:table-cell>
        </table:table-row>
        <table:table-row table:style-name="ro1">
          <table:table-cell office:value-type="string" calcext:value-type="string">
            <text:p>N415G</text:p>
          </table:table-cell>
          <table:table-cell office:value-type="float" office:value="-438.814477539" calcext:value-type="float">
            <text:p>-438.814477539</text:p>
          </table:table-cell>
        </table:table-row>
        <table:table-row table:style-name="ro1">
          <table:table-cell office:value-type="string" calcext:value-type="string">
            <text:p>S167W</text:p>
          </table:table-cell>
          <table:table-cell office:value-type="float" office:value="-438.814602661" calcext:value-type="float">
            <text:p>-438.814602661</text:p>
          </table:table-cell>
        </table:table-row>
        <table:table-row table:style-name="ro1">
          <table:table-cell office:value-type="string" calcext:value-type="string">
            <text:p>I433G</text:p>
          </table:table-cell>
          <table:table-cell office:value-type="float" office:value="-438.815460205" calcext:value-type="float">
            <text:p>-438.815460205</text:p>
          </table:table-cell>
        </table:table-row>
        <table:table-row table:style-name="ro1">
          <table:table-cell office:value-type="string" calcext:value-type="string">
            <text:p>M231N</text:p>
          </table:table-cell>
          <table:table-cell office:value-type="float" office:value="-438.81789856" calcext:value-type="float">
            <text:p>-438.81789856</text:p>
          </table:table-cell>
        </table:table-row>
        <table:table-row table:style-name="ro1">
          <table:table-cell office:value-type="string" calcext:value-type="string">
            <text:p>Y333G</text:p>
          </table:table-cell>
          <table:table-cell office:value-type="float" office:value="-438.818063354" calcext:value-type="float">
            <text:p>-438.818063354</text:p>
          </table:table-cell>
        </table:table-row>
        <table:table-row table:style-name="ro1">
          <table:table-cell office:value-type="string" calcext:value-type="string">
            <text:p>N135R</text:p>
          </table:table-cell>
          <table:table-cell office:value-type="float" office:value="-438.819049072" calcext:value-type="float">
            <text:p>-438.819049072</text:p>
          </table:table-cell>
        </table:table-row>
        <table:table-row table:style-name="ro1">
          <table:table-cell office:value-type="string" calcext:value-type="string">
            <text:p>C332M</text:p>
          </table:table-cell>
          <table:table-cell office:value-type="float" office:value="-438.819415283" calcext:value-type="float">
            <text:p>-438.819415283</text:p>
          </table:table-cell>
        </table:table-row>
        <table:table-row table:style-name="ro1">
          <table:table-cell office:value-type="string" calcext:value-type="string">
            <text:p>H410Q</text:p>
          </table:table-cell>
          <table:table-cell office:value-type="float" office:value="-438.822601318" calcext:value-type="float">
            <text:p>-438.822601318</text:p>
          </table:table-cell>
        </table:table-row>
        <table:table-row table:style-name="ro1">
          <table:table-cell office:value-type="string" calcext:value-type="string">
            <text:p>F199A</text:p>
          </table:table-cell>
          <table:table-cell office:value-type="float" office:value="-438.822814941" calcext:value-type="float">
            <text:p>-438.822814941</text:p>
          </table:table-cell>
        </table:table-row>
        <table:table-row table:style-name="ro1">
          <table:table-cell office:value-type="string" calcext:value-type="string">
            <text:p>E54V</text:p>
          </table:table-cell>
          <table:table-cell office:value-type="float" office:value="-438.832977295" calcext:value-type="float">
            <text:p>-438.832977295</text:p>
          </table:table-cell>
        </table:table-row>
        <table:table-row table:style-name="ro1">
          <table:table-cell office:value-type="string" calcext:value-type="string">
            <text:p>G80Y</text:p>
          </table:table-cell>
          <table:table-cell office:value-type="float" office:value="-438.833255005" calcext:value-type="float">
            <text:p>-438.833255005</text:p>
          </table:table-cell>
        </table:table-row>
        <table:table-row table:style-name="ro1">
          <table:table-cell office:value-type="string" calcext:value-type="string">
            <text:p>M238R</text:p>
          </table:table-cell>
          <table:table-cell office:value-type="float" office:value="-438.835317993" calcext:value-type="float">
            <text:p>-438.835317993</text:p>
          </table:table-cell>
        </table:table-row>
        <table:table-row table:style-name="ro1">
          <table:table-cell office:value-type="string" calcext:value-type="string">
            <text:p>V156C</text:p>
          </table:table-cell>
          <table:table-cell office:value-type="float" office:value="-438.836395264" calcext:value-type="float">
            <text:p>-438.836395264</text:p>
          </table:table-cell>
        </table:table-row>
        <table:table-row table:style-name="ro1">
          <table:table-cell office:value-type="string" calcext:value-type="string">
            <text:p>W442T</text:p>
          </table:table-cell>
          <table:table-cell office:value-type="float" office:value="-438.83795166" calcext:value-type="float">
            <text:p>-438.83795166</text:p>
          </table:table-cell>
        </table:table-row>
        <table:table-row table:style-name="ro1">
          <table:table-cell office:value-type="string" calcext:value-type="string">
            <text:p>D306L</text:p>
          </table:table-cell>
          <table:table-cell office:value-type="float" office:value="-438.84052124" calcext:value-type="float">
            <text:p>-438.84052124</text:p>
          </table:table-cell>
        </table:table-row>
        <table:table-row table:style-name="ro1">
          <table:table-cell office:value-type="string" calcext:value-type="string">
            <text:p>P232A</text:p>
          </table:table-cell>
          <table:table-cell office:value-type="float" office:value="-438.843658447" calcext:value-type="float">
            <text:p>-438.843658447</text:p>
          </table:table-cell>
        </table:table-row>
        <table:table-row table:style-name="ro1">
          <table:table-cell office:value-type="string" calcext:value-type="string">
            <text:p>G174Q</text:p>
          </table:table-cell>
          <table:table-cell office:value-type="float" office:value="-438.844824219" calcext:value-type="float">
            <text:p>-438.844824219</text:p>
          </table:table-cell>
        </table:table-row>
        <table:table-row table:style-name="ro1">
          <table:table-cell office:value-type="string" calcext:value-type="string">
            <text:p>V230L</text:p>
          </table:table-cell>
          <table:table-cell office:value-type="float" office:value="-438.845059204" calcext:value-type="float">
            <text:p>-438.845059204</text:p>
          </table:table-cell>
        </table:table-row>
        <table:table-row table:style-name="ro1">
          <table:table-cell office:value-type="string" calcext:value-type="string">
            <text:p>I183H</text:p>
          </table:table-cell>
          <table:table-cell office:value-type="float" office:value="-438.845605469" calcext:value-type="float">
            <text:p>-438.845605469</text:p>
          </table:table-cell>
        </table:table-row>
        <table:table-row table:style-name="ro1">
          <table:table-cell office:value-type="string" calcext:value-type="string">
            <text:p>I425A</text:p>
          </table:table-cell>
          <table:table-cell office:value-type="float" office:value="-438.847467041" calcext:value-type="float">
            <text:p>-438.847467041</text:p>
          </table:table-cell>
        </table:table-row>
        <table:table-row table:style-name="ro1">
          <table:table-cell office:value-type="string" calcext:value-type="string">
            <text:p>L112Q</text:p>
          </table:table-cell>
          <table:table-cell office:value-type="float" office:value="-438.848522949" calcext:value-type="float">
            <text:p>-438.848522949</text:p>
          </table:table-cell>
        </table:table-row>
        <table:table-row table:style-name="ro1">
          <table:table-cell office:value-type="string" calcext:value-type="string">
            <text:p>A318G</text:p>
          </table:table-cell>
          <table:table-cell office:value-type="float" office:value="-438.853121948" calcext:value-type="float">
            <text:p>-438.853121948</text:p>
          </table:table-cell>
        </table:table-row>
        <table:table-row table:style-name="ro1">
          <table:table-cell office:value-type="string" calcext:value-type="string">
            <text:p>K201S</text:p>
          </table:table-cell>
          <table:table-cell office:value-type="float" office:value="-438.854083252" calcext:value-type="float">
            <text:p>-438.854083252</text:p>
          </table:table-cell>
        </table:table-row>
        <table:table-row table:style-name="ro1">
          <table:table-cell office:value-type="string" calcext:value-type="string">
            <text:p>E111Y</text:p>
          </table:table-cell>
          <table:table-cell office:value-type="float" office:value="-438.860473633" calcext:value-type="float">
            <text:p>-438.860473633</text:p>
          </table:table-cell>
        </table:table-row>
        <table:table-row table:style-name="ro1">
          <table:table-cell office:value-type="string" calcext:value-type="string">
            <text:p>G101L</text:p>
          </table:table-cell>
          <table:table-cell office:value-type="float" office:value="-438.863427734" calcext:value-type="float">
            <text:p>-438.863427734</text:p>
          </table:table-cell>
        </table:table-row>
        <table:table-row table:style-name="ro1">
          <table:table-cell office:value-type="string" calcext:value-type="string">
            <text:p>S343H</text:p>
          </table:table-cell>
          <table:table-cell office:value-type="float" office:value="-438.864083862" calcext:value-type="float">
            <text:p>-438.864083862</text:p>
          </table:table-cell>
        </table:table-row>
        <table:table-row table:style-name="ro1">
          <table:table-cell office:value-type="string" calcext:value-type="string">
            <text:p>V413I</text:p>
          </table:table-cell>
          <table:table-cell office:value-type="float" office:value="-438.865084839" calcext:value-type="float">
            <text:p>-438.865084839</text:p>
          </table:table-cell>
        </table:table-row>
        <table:table-row table:style-name="ro1">
          <table:table-cell office:value-type="string" calcext:value-type="string">
            <text:p>F149T</text:p>
          </table:table-cell>
          <table:table-cell office:value-type="float" office:value="-438.865777588" calcext:value-type="float">
            <text:p>-438.865777588</text:p>
          </table:table-cell>
        </table:table-row>
        <table:table-row table:style-name="ro1">
          <table:table-cell office:value-type="string" calcext:value-type="string">
            <text:p>A438G</text:p>
          </table:table-cell>
          <table:table-cell office:value-type="float" office:value="-438.868600464" calcext:value-type="float">
            <text:p>-438.868600464</text:p>
          </table:table-cell>
        </table:table-row>
        <table:table-row table:style-name="ro1">
          <table:table-cell office:value-type="string" calcext:value-type="string">
            <text:p>K249R</text:p>
          </table:table-cell>
          <table:table-cell office:value-type="float" office:value="-438.87119751" calcext:value-type="float">
            <text:p>-438.87119751</text:p>
          </table:table-cell>
        </table:table-row>
        <table:table-row table:style-name="ro1">
          <table:table-cell office:value-type="string" calcext:value-type="string">
            <text:p>I255D</text:p>
          </table:table-cell>
          <table:table-cell office:value-type="float" office:value="-438.871255493" calcext:value-type="float">
            <text:p>-438.871255493</text:p>
          </table:table-cell>
        </table:table-row>
        <table:table-row table:style-name="ro1">
          <table:table-cell office:value-type="string" calcext:value-type="string">
            <text:p>E197Y</text:p>
          </table:table-cell>
          <table:table-cell office:value-type="float" office:value="-438.872229004" calcext:value-type="float">
            <text:p>-438.872229004</text:p>
          </table:table-cell>
        </table:table-row>
        <table:table-row table:style-name="ro1">
          <table:table-cell office:value-type="string" calcext:value-type="string">
            <text:p>G181E</text:p>
          </table:table-cell>
          <table:table-cell office:value-type="float" office:value="-438.872924805" calcext:value-type="float">
            <text:p>-438.872924805</text:p>
          </table:table-cell>
        </table:table-row>
        <table:table-row table:style-name="ro1">
          <table:table-cell office:value-type="string" calcext:value-type="string">
            <text:p>M127D</text:p>
          </table:table-cell>
          <table:table-cell office:value-type="float" office:value="-438.874740601" calcext:value-type="float">
            <text:p>-438.874740601</text:p>
          </table:table-cell>
        </table:table-row>
        <table:table-row table:style-name="ro1">
          <table:table-cell office:value-type="string" calcext:value-type="string">
            <text:p>I414Y</text:p>
          </table:table-cell>
          <table:table-cell office:value-type="float" office:value="-438.876300049" calcext:value-type="float">
            <text:p>-438.876300049</text:p>
          </table:table-cell>
        </table:table-row>
        <table:table-row table:style-name="ro1">
          <table:table-cell office:value-type="string" calcext:value-type="string">
            <text:p>C332G</text:p>
          </table:table-cell>
          <table:table-cell office:value-type="float" office:value="-438.87769165" calcext:value-type="float">
            <text:p>-438.87769165</text:p>
          </table:table-cell>
        </table:table-row>
        <table:table-row table:style-name="ro1">
          <table:table-cell office:value-type="string" calcext:value-type="string">
            <text:p>S163M</text:p>
          </table:table-cell>
          <table:table-cell office:value-type="float" office:value="-438.878396606" calcext:value-type="float">
            <text:p>-438.878396606</text:p>
          </table:table-cell>
        </table:table-row>
        <table:table-row table:style-name="ro1">
          <table:table-cell office:value-type="string" calcext:value-type="string">
            <text:p>V287F</text:p>
          </table:table-cell>
          <table:table-cell office:value-type="float" office:value="-438.880535889" calcext:value-type="float">
            <text:p>-438.880535889</text:p>
          </table:table-cell>
        </table:table-row>
        <table:table-row table:style-name="ro1">
          <table:table-cell office:value-type="string" calcext:value-type="string">
            <text:p>S125E</text:p>
          </table:table-cell>
          <table:table-cell office:value-type="float" office:value="-438.883740234" calcext:value-type="float">
            <text:p>-438.883740234</text:p>
          </table:table-cell>
        </table:table-row>
        <table:table-row table:style-name="ro1">
          <table:table-cell office:value-type="string" calcext:value-type="string">
            <text:p>D76K</text:p>
          </table:table-cell>
          <table:table-cell office:value-type="float" office:value="-438.88631897" calcext:value-type="float">
            <text:p>-438.88631897</text:p>
          </table:table-cell>
        </table:table-row>
        <table:table-row table:style-name="ro1">
          <table:table-cell office:value-type="string" calcext:value-type="string">
            <text:p>P46L</text:p>
          </table:table-cell>
          <table:table-cell office:value-type="float" office:value="-438.892010498" calcext:value-type="float">
            <text:p>-438.892010498</text:p>
          </table:table-cell>
        </table:table-row>
        <table:table-row table:style-name="ro1">
          <table:table-cell office:value-type="string" calcext:value-type="string">
            <text:p>G327R</text:p>
          </table:table-cell>
          <table:table-cell office:value-type="float" office:value="-438.893505859" calcext:value-type="float">
            <text:p>-438.893505859</text:p>
          </table:table-cell>
        </table:table-row>
        <table:table-row table:style-name="ro1">
          <table:table-cell office:value-type="string" calcext:value-type="string">
            <text:p>Y383I</text:p>
          </table:table-cell>
          <table:table-cell office:value-type="float" office:value="-438.89553833" calcext:value-type="float">
            <text:p>-438.89553833</text:p>
          </table:table-cell>
        </table:table-row>
        <table:table-row table:style-name="ro1">
          <table:table-cell office:value-type="string" calcext:value-type="string">
            <text:p>M231D</text:p>
          </table:table-cell>
          <table:table-cell office:value-type="float" office:value="-438.897463989" calcext:value-type="float">
            <text:p>-438.897463989</text:p>
          </table:table-cell>
        </table:table-row>
        <table:table-row table:style-name="ro1">
          <table:table-cell office:value-type="string" calcext:value-type="string">
            <text:p>C203G</text:p>
          </table:table-cell>
          <table:table-cell office:value-type="float" office:value="-438.897576904" calcext:value-type="float">
            <text:p>-438.897576904</text:p>
          </table:table-cell>
        </table:table-row>
        <table:table-row table:style-name="ro1">
          <table:table-cell office:value-type="string" calcext:value-type="string">
            <text:p>R266Q</text:p>
          </table:table-cell>
          <table:table-cell office:value-type="float" office:value="-438.899346924" calcext:value-type="float">
            <text:p>-438.899346924</text:p>
          </table:table-cell>
        </table:table-row>
        <table:table-row table:style-name="ro1">
          <table:table-cell office:value-type="string" calcext:value-type="string">
            <text:p>I392S</text:p>
          </table:table-cell>
          <table:table-cell office:value-type="float" office:value="-438.903253174" calcext:value-type="float">
            <text:p>-438.903253174</text:p>
          </table:table-cell>
        </table:table-row>
        <table:table-row table:style-name="ro1">
          <table:table-cell office:value-type="string" calcext:value-type="string">
            <text:p>W170F</text:p>
          </table:table-cell>
          <table:table-cell office:value-type="float" office:value="-438.910250854" calcext:value-type="float">
            <text:p>-438.910250854</text:p>
          </table:table-cell>
        </table:table-row>
        <table:table-row table:style-name="ro1">
          <table:table-cell office:value-type="string" calcext:value-type="string">
            <text:p>T349A</text:p>
          </table:table-cell>
          <table:table-cell office:value-type="float" office:value="-438.910284424" calcext:value-type="float">
            <text:p>-438.910284424</text:p>
          </table:table-cell>
        </table:table-row>
        <table:table-row table:style-name="ro1">
          <table:table-cell office:value-type="string" calcext:value-type="string">
            <text:p>E111W</text:p>
          </table:table-cell>
          <table:table-cell office:value-type="float" office:value="-438.910470581" calcext:value-type="float">
            <text:p>-438.910470581</text:p>
          </table:table-cell>
        </table:table-row>
        <table:table-row table:style-name="ro1">
          <table:table-cell office:value-type="string" calcext:value-type="string">
            <text:p>G431I</text:p>
          </table:table-cell>
          <table:table-cell office:value-type="float" office:value="-438.911343384" calcext:value-type="float">
            <text:p>-438.911343384</text:p>
          </table:table-cell>
        </table:table-row>
        <table:table-row table:style-name="ro1">
          <table:table-cell office:value-type="string" calcext:value-type="string">
            <text:p>G246H</text:p>
          </table:table-cell>
          <table:table-cell office:value-type="float" office:value="-438.91491394" calcext:value-type="float">
            <text:p>-438.91491394</text:p>
          </table:table-cell>
        </table:table-row>
        <table:table-row table:style-name="ro1">
          <table:table-cell office:value-type="string" calcext:value-type="string">
            <text:p>L271S</text:p>
          </table:table-cell>
          <table:table-cell office:value-type="float" office:value="-438.91519165" calcext:value-type="float">
            <text:p>-438.91519165</text:p>
          </table:table-cell>
        </table:table-row>
        <table:table-row table:style-name="ro1">
          <table:table-cell office:value-type="string" calcext:value-type="string">
            <text:p>T362C</text:p>
          </table:table-cell>
          <table:table-cell office:value-type="float" office:value="-438.915689087" calcext:value-type="float">
            <text:p>-438.915689087</text:p>
          </table:table-cell>
        </table:table-row>
        <table:table-row table:style-name="ro1">
          <table:table-cell office:value-type="string" calcext:value-type="string">
            <text:p>R195W</text:p>
          </table:table-cell>
          <table:table-cell office:value-type="float" office:value="-438.918222046" calcext:value-type="float">
            <text:p>-438.918222046</text:p>
          </table:table-cell>
        </table:table-row>
        <table:table-row table:style-name="ro1">
          <table:table-cell office:value-type="string" calcext:value-type="string">
            <text:p>K43W</text:p>
          </table:table-cell>
          <table:table-cell office:value-type="float" office:value="-438.918515015" calcext:value-type="float">
            <text:p>-438.918515015</text:p>
          </table:table-cell>
        </table:table-row>
        <table:table-row table:style-name="ro1">
          <table:table-cell office:value-type="string" calcext:value-type="string">
            <text:p>N407E</text:p>
          </table:table-cell>
          <table:table-cell office:value-type="float" office:value="-438.926602173" calcext:value-type="float">
            <text:p>-438.926602173</text:p>
          </table:table-cell>
        </table:table-row>
        <table:table-row table:style-name="ro1">
          <table:table-cell office:value-type="string" calcext:value-type="string">
            <text:p>I88Q</text:p>
          </table:table-cell>
          <table:table-cell office:value-type="float" office:value="-438.926977539" calcext:value-type="float">
            <text:p>-438.926977539</text:p>
          </table:table-cell>
        </table:table-row>
        <table:table-row table:style-name="ro1">
          <table:table-cell office:value-type="string" calcext:value-type="string">
            <text:p>A107H</text:p>
          </table:table-cell>
          <table:table-cell office:value-type="float" office:value="-438.928887939" calcext:value-type="float">
            <text:p>-438.928887939</text:p>
          </table:table-cell>
        </table:table-row>
        <table:table-row table:style-name="ro1">
          <table:table-cell office:value-type="string" calcext:value-type="string">
            <text:p>Y182D</text:p>
          </table:table-cell>
          <table:table-cell office:value-type="float" office:value="-438.930426025" calcext:value-type="float">
            <text:p>-438.930426025</text:p>
          </table:table-cell>
        </table:table-row>
        <table:table-row table:style-name="ro1">
          <table:table-cell office:value-type="string" calcext:value-type="string">
            <text:p>G341Y</text:p>
          </table:table-cell>
          <table:table-cell office:value-type="float" office:value="-438.930718994" calcext:value-type="float">
            <text:p>-438.930718994</text:p>
          </table:table-cell>
        </table:table-row>
        <table:table-row table:style-name="ro1">
          <table:table-cell office:value-type="string" calcext:value-type="string">
            <text:p>A284E</text:p>
          </table:table-cell>
          <table:table-cell office:value-type="float" office:value="-438.934197998" calcext:value-type="float">
            <text:p>-438.934197998</text:p>
          </table:table-cell>
        </table:table-row>
        <table:table-row table:style-name="ro1">
          <table:table-cell office:value-type="string" calcext:value-type="string">
            <text:p>A421D</text:p>
          </table:table-cell>
          <table:table-cell office:value-type="float" office:value="-438.935235596" calcext:value-type="float">
            <text:p>-438.935235596</text:p>
          </table:table-cell>
        </table:table-row>
        <table:table-row table:style-name="ro1">
          <table:table-cell office:value-type="string" calcext:value-type="string">
            <text:p>M155N</text:p>
          </table:table-cell>
          <table:table-cell office:value-type="float" office:value="-438.935580444" calcext:value-type="float">
            <text:p>-438.935580444</text:p>
          </table:table-cell>
        </table:table-row>
        <table:table-row table:style-name="ro1">
          <table:table-cell office:value-type="string" calcext:value-type="string">
            <text:p>M263F</text:p>
          </table:table-cell>
          <table:table-cell office:value-type="float" office:value="-438.937927246" calcext:value-type="float">
            <text:p>-438.937927246</text:p>
          </table:table-cell>
        </table:table-row>
        <table:table-row table:style-name="ro1">
          <table:table-cell office:value-type="string" calcext:value-type="string">
            <text:p>T73L</text:p>
          </table:table-cell>
          <table:table-cell office:value-type="float" office:value="-438.93999939" calcext:value-type="float">
            <text:p>-438.93999939</text:p>
          </table:table-cell>
        </table:table-row>
        <table:table-row table:style-name="ro1">
          <table:table-cell office:value-type="string" calcext:value-type="string">
            <text:p>L336S</text:p>
          </table:table-cell>
          <table:table-cell office:value-type="float" office:value="-438.941824341" calcext:value-type="float">
            <text:p>-438.941824341</text:p>
          </table:table-cell>
        </table:table-row>
        <table:table-row table:style-name="ro1">
          <table:table-cell office:value-type="string" calcext:value-type="string">
            <text:p>F104W</text:p>
          </table:table-cell>
          <table:table-cell office:value-type="float" office:value="-438.943164062" calcext:value-type="float">
            <text:p>-438.943164062</text:p>
          </table:table-cell>
        </table:table-row>
        <table:table-row table:style-name="ro1">
          <table:table-cell office:value-type="string" calcext:value-type="string">
            <text:p>I264Q</text:p>
          </table:table-cell>
          <table:table-cell office:value-type="float" office:value="-438.943292236" calcext:value-type="float">
            <text:p>-438.943292236</text:p>
          </table:table-cell>
        </table:table-row>
        <table:table-row table:style-name="ro1">
          <table:table-cell office:value-type="string" calcext:value-type="string">
            <text:p>C417E</text:p>
          </table:table-cell>
          <table:table-cell office:value-type="float" office:value="-438.943954468" calcext:value-type="float">
            <text:p>-438.943954468</text:p>
          </table:table-cell>
        </table:table-row>
        <table:table-row table:style-name="ro1">
          <table:table-cell office:value-type="string" calcext:value-type="string">
            <text:p>D258S</text:p>
          </table:table-cell>
          <table:table-cell office:value-type="float" office:value="-438.944708252" calcext:value-type="float">
            <text:p>-438.944708252</text:p>
          </table:table-cell>
        </table:table-row>
        <table:table-row table:style-name="ro1">
          <table:table-cell office:value-type="string" calcext:value-type="string">
            <text:p>L103N</text:p>
          </table:table-cell>
          <table:table-cell office:value-type="float" office:value="-438.947644043" calcext:value-type="float">
            <text:p>-438.947644043</text:p>
          </table:table-cell>
        </table:table-row>
        <table:table-row table:style-name="ro1">
          <table:table-cell office:value-type="string" calcext:value-type="string">
            <text:p>E62N</text:p>
          </table:table-cell>
          <table:table-cell office:value-type="float" office:value="-438.947921753" calcext:value-type="float">
            <text:p>-438.947921753</text:p>
          </table:table-cell>
        </table:table-row>
        <table:table-row table:style-name="ro1">
          <table:table-cell office:value-type="string" calcext:value-type="string">
            <text:p>I264A</text:p>
          </table:table-cell>
          <table:table-cell office:value-type="float" office:value="-438.949407959" calcext:value-type="float">
            <text:p>-438.949407959</text:p>
          </table:table-cell>
        </table:table-row>
        <table:table-row table:style-name="ro1">
          <table:table-cell office:value-type="string" calcext:value-type="string">
            <text:p>A83D</text:p>
          </table:table-cell>
          <table:table-cell office:value-type="float" office:value="-438.951876831" calcext:value-type="float">
            <text:p>-438.951876831</text:p>
          </table:table-cell>
        </table:table-row>
        <table:table-row table:style-name="ro1">
          <table:table-cell office:value-type="string" calcext:value-type="string">
            <text:p>R400C</text:p>
          </table:table-cell>
          <table:table-cell office:value-type="float" office:value="-438.954501343" calcext:value-type="float">
            <text:p>-438.954501343</text:p>
          </table:table-cell>
        </table:table-row>
        <table:table-row table:style-name="ro1">
          <table:table-cell office:value-type="string" calcext:value-type="string">
            <text:p>L173G</text:p>
          </table:table-cell>
          <table:table-cell office:value-type="float" office:value="-438.957254028" calcext:value-type="float">
            <text:p>-438.957254028</text:p>
          </table:table-cell>
        </table:table-row>
        <table:table-row table:style-name="ro1">
          <table:table-cell office:value-type="string" calcext:value-type="string">
            <text:p>I255G</text:p>
          </table:table-cell>
          <table:table-cell office:value-type="float" office:value="-438.95866394" calcext:value-type="float">
            <text:p>-438.95866394</text:p>
          </table:table-cell>
        </table:table-row>
        <table:table-row table:style-name="ro1">
          <table:table-cell office:value-type="string" calcext:value-type="string">
            <text:p>E356Y</text:p>
          </table:table-cell>
          <table:table-cell office:value-type="float" office:value="-438.959255981" calcext:value-type="float">
            <text:p>-438.959255981</text:p>
          </table:table-cell>
        </table:table-row>
        <table:table-row table:style-name="ro1">
          <table:table-cell office:value-type="string" calcext:value-type="string">
            <text:p>L169E</text:p>
          </table:table-cell>
          <table:table-cell office:value-type="float" office:value="-438.959597778" calcext:value-type="float">
            <text:p>-438.959597778</text:p>
          </table:table-cell>
        </table:table-row>
        <table:table-row table:style-name="ro1">
          <table:table-cell office:value-type="string" calcext:value-type="string">
            <text:p>A365E</text:p>
          </table:table-cell>
          <table:table-cell office:value-type="float" office:value="-438.960137939" calcext:value-type="float">
            <text:p>-438.960137939</text:p>
          </table:table-cell>
        </table:table-row>
        <table:table-row table:style-name="ro1">
          <table:table-cell office:value-type="string" calcext:value-type="string">
            <text:p>P428N</text:p>
          </table:table-cell>
          <table:table-cell office:value-type="float" office:value="-438.960281372" calcext:value-type="float">
            <text:p>-438.960281372</text:p>
          </table:table-cell>
        </table:table-row>
        <table:table-row table:style-name="ro1">
          <table:table-cell office:value-type="string" calcext:value-type="string">
            <text:p>F159H</text:p>
          </table:table-cell>
          <table:table-cell office:value-type="float" office:value="-438.962557983" calcext:value-type="float">
            <text:p>-438.962557983</text:p>
          </table:table-cell>
        </table:table-row>
        <table:table-row table:style-name="ro1">
          <table:table-cell office:value-type="string" calcext:value-type="string">
            <text:p>D426F</text:p>
          </table:table-cell>
          <table:table-cell office:value-type="float" office:value="-438.962573242" calcext:value-type="float">
            <text:p>-438.962573242</text:p>
          </table:table-cell>
        </table:table-row>
        <table:table-row table:style-name="ro1">
          <table:table-cell office:value-type="string" calcext:value-type="string">
            <text:p>T245F</text:p>
          </table:table-cell>
          <table:table-cell office:value-type="float" office:value="-438.962619019" calcext:value-type="float">
            <text:p>-438.962619019</text:p>
          </table:table-cell>
        </table:table-row>
        <table:table-row table:style-name="ro1">
          <table:table-cell office:value-type="string" calcext:value-type="string">
            <text:p>V69C</text:p>
          </table:table-cell>
          <table:table-cell office:value-type="float" office:value="-438.965716553" calcext:value-type="float">
            <text:p>-438.965716553</text:p>
          </table:table-cell>
        </table:table-row>
        <table:table-row table:style-name="ro1">
          <table:table-cell office:value-type="string" calcext:value-type="string">
            <text:p>T320I</text:p>
          </table:table-cell>
          <table:table-cell office:value-type="float" office:value="-438.965933228" calcext:value-type="float">
            <text:p>-438.965933228</text:p>
          </table:table-cell>
        </table:table-row>
        <table:table-row table:style-name="ro1">
          <table:table-cell office:value-type="string" calcext:value-type="string">
            <text:p>T78N</text:p>
          </table:table-cell>
          <table:table-cell office:value-type="float" office:value="-438.967868042" calcext:value-type="float">
            <text:p>-438.967868042</text:p>
          </table:table-cell>
        </table:table-row>
        <table:table-row table:style-name="ro1">
          <table:table-cell office:value-type="string" calcext:value-type="string">
            <text:p>G384F</text:p>
          </table:table-cell>
          <table:table-cell office:value-type="float" office:value="-438.969726562" calcext:value-type="float">
            <text:p>-438.969726562</text:p>
          </table:table-cell>
        </table:table-row>
        <table:table-row table:style-name="ro1">
          <table:table-cell office:value-type="string" calcext:value-type="string">
            <text:p>Y377K</text:p>
          </table:table-cell>
          <table:table-cell office:value-type="float" office:value="-438.970343018" calcext:value-type="float">
            <text:p>-438.970343018</text:p>
          </table:table-cell>
        </table:table-row>
        <table:table-row table:style-name="ro1">
          <table:table-cell office:value-type="string" calcext:value-type="string">
            <text:p>I183M</text:p>
          </table:table-cell>
          <table:table-cell office:value-type="float" office:value="-438.972436523" calcext:value-type="float">
            <text:p>-438.972436523</text:p>
          </table:table-cell>
        </table:table-row>
        <table:table-row table:style-name="ro1">
          <table:table-cell office:value-type="string" calcext:value-type="string">
            <text:p>T78C</text:p>
          </table:table-cell>
          <table:table-cell office:value-type="float" office:value="-438.978265381" calcext:value-type="float">
            <text:p>-438.978265381</text:p>
          </table:table-cell>
        </table:table-row>
        <table:table-row table:style-name="ro1">
          <table:table-cell office:value-type="string" calcext:value-type="string">
            <text:p>N68P</text:p>
          </table:table-cell>
          <table:table-cell office:value-type="float" office:value="-438.980496216" calcext:value-type="float">
            <text:p>-438.980496216</text:p>
          </table:table-cell>
        </table:table-row>
        <table:table-row table:style-name="ro1">
          <table:table-cell office:value-type="string" calcext:value-type="string">
            <text:p>V172C</text:p>
          </table:table-cell>
          <table:table-cell office:value-type="float" office:value="-438.98097229" calcext:value-type="float">
            <text:p>-438.98097229</text:p>
          </table:table-cell>
        </table:table-row>
        <table:table-row table:style-name="ro1">
          <table:table-cell office:value-type="string" calcext:value-type="string">
            <text:p>L192T</text:p>
          </table:table-cell>
          <table:table-cell office:value-type="float" office:value="-438.988226318" calcext:value-type="float">
            <text:p>-438.988226318</text:p>
          </table:table-cell>
        </table:table-row>
        <table:table-row table:style-name="ro1">
          <table:table-cell office:value-type="string" calcext:value-type="string">
            <text:p>E272I</text:p>
          </table:table-cell>
          <table:table-cell office:value-type="float" office:value="-438.99039917" calcext:value-type="float">
            <text:p>-438.99039917</text:p>
          </table:table-cell>
        </table:table-row>
        <table:table-row table:style-name="ro1">
          <table:table-cell office:value-type="string" calcext:value-type="string">
            <text:p>F274M</text:p>
          </table:table-cell>
          <table:table-cell office:value-type="float" office:value="-438.99105835" calcext:value-type="float">
            <text:p>-438.99105835</text:p>
          </table:table-cell>
        </table:table-row>
        <table:table-row table:style-name="ro1">
          <table:table-cell office:value-type="string" calcext:value-type="string">
            <text:p>F52S</text:p>
          </table:table-cell>
          <table:table-cell office:value-type="float" office:value="-438.992791748" calcext:value-type="float">
            <text:p>-438.992791748</text:p>
          </table:table-cell>
        </table:table-row>
        <table:table-row table:style-name="ro1">
          <table:table-cell office:value-type="string" calcext:value-type="string">
            <text:p>L130M</text:p>
          </table:table-cell>
          <table:table-cell office:value-type="float" office:value="-438.995535278" calcext:value-type="float">
            <text:p>-438.995535278</text:p>
          </table:table-cell>
        </table:table-row>
        <table:table-row table:style-name="ro1">
          <table:table-cell office:value-type="string" calcext:value-type="string">
            <text:p>A300Q</text:p>
          </table:table-cell>
          <table:table-cell office:value-type="float" office:value="-438.998968506" calcext:value-type="float">
            <text:p>-438.998968506</text:p>
          </table:table-cell>
        </table:table-row>
        <table:table-row table:style-name="ro1">
          <table:table-cell office:value-type="string" calcext:value-type="string">
            <text:p>A430Q</text:p>
          </table:table-cell>
          <table:table-cell office:value-type="float" office:value="-439.016900635" calcext:value-type="float">
            <text:p>-439.016900635</text:p>
          </table:table-cell>
        </table:table-row>
        <table:table-row table:style-name="ro1">
          <table:table-cell office:value-type="string" calcext:value-type="string">
            <text:p>V151C</text:p>
          </table:table-cell>
          <table:table-cell office:value-type="float" office:value="-439.017492676" calcext:value-type="float">
            <text:p>-439.017492676</text:p>
          </table:table-cell>
        </table:table-row>
        <table:table-row table:style-name="ro1">
          <table:table-cell office:value-type="string" calcext:value-type="string">
            <text:p>M334F</text:p>
          </table:table-cell>
          <table:table-cell office:value-type="float" office:value="-439.019509888" calcext:value-type="float">
            <text:p>-439.019509888</text:p>
          </table:table-cell>
        </table:table-row>
        <table:table-row table:style-name="ro1">
          <table:table-cell office:value-type="string" calcext:value-type="string">
            <text:p>Q142F</text:p>
          </table:table-cell>
          <table:table-cell office:value-type="float" office:value="-439.019589233" calcext:value-type="float">
            <text:p>-439.019589233</text:p>
          </table:table-cell>
        </table:table-row>
        <table:table-row table:style-name="ro1">
          <table:table-cell office:value-type="string" calcext:value-type="string">
            <text:p>L399G</text:p>
          </table:table-cell>
          <table:table-cell office:value-type="float" office:value="-439.019888306" calcext:value-type="float">
            <text:p>-439.019888306</text:p>
          </table:table-cell>
        </table:table-row>
        <table:table-row table:style-name="ro1">
          <table:table-cell office:value-type="string" calcext:value-type="string">
            <text:p>F311L</text:p>
          </table:table-cell>
          <table:table-cell office:value-type="float" office:value="-439.020220947" calcext:value-type="float">
            <text:p>-439.020220947</text:p>
          </table:table-cell>
        </table:table-row>
        <table:table-row table:style-name="ro1">
          <table:table-cell office:value-type="string" calcext:value-type="string">
            <text:p>V85M</text:p>
          </table:table-cell>
          <table:table-cell office:value-type="float" office:value="-439.026019287" calcext:value-type="float">
            <text:p>-439.026019287</text:p>
          </table:table-cell>
        </table:table-row>
        <table:table-row table:style-name="ro1">
          <table:table-cell office:value-type="string" calcext:value-type="string">
            <text:p>G102H</text:p>
          </table:table-cell>
          <table:table-cell office:value-type="float" office:value="-439.026119995" calcext:value-type="float">
            <text:p>-439.026119995</text:p>
          </table:table-cell>
        </table:table-row>
        <table:table-row table:style-name="ro1">
          <table:table-cell office:value-type="string" calcext:value-type="string">
            <text:p>I255T</text:p>
          </table:table-cell>
          <table:table-cell office:value-type="float" office:value="-439.028182983" calcext:value-type="float">
            <text:p>-439.028182983</text:p>
          </table:table-cell>
        </table:table-row>
        <table:table-row table:style-name="ro1">
          <table:table-cell office:value-type="string" calcext:value-type="string">
            <text:p>K386M</text:p>
          </table:table-cell>
          <table:table-cell office:value-type="float" office:value="-439.028808594" calcext:value-type="float">
            <text:p>-439.028808594</text:p>
          </table:table-cell>
        </table:table-row>
        <table:table-row table:style-name="ro1">
          <table:table-cell office:value-type="string" calcext:value-type="string">
            <text:p>P176K</text:p>
          </table:table-cell>
          <table:table-cell office:value-type="float" office:value="-439.028915405" calcext:value-type="float">
            <text:p>-439.028915405</text:p>
          </table:table-cell>
        </table:table-row>
        <table:table-row table:style-name="ro1">
          <table:table-cell office:value-type="string" calcext:value-type="string">
            <text:p>N397K</text:p>
          </table:table-cell>
          <table:table-cell office:value-type="float" office:value="-439.030477905" calcext:value-type="float">
            <text:p>-439.030477905</text:p>
          </table:table-cell>
        </table:table-row>
        <table:table-row table:style-name="ro1">
          <table:table-cell office:value-type="string" calcext:value-type="string">
            <text:p>G51T</text:p>
          </table:table-cell>
          <table:table-cell office:value-type="float" office:value="-439.030502319" calcext:value-type="float">
            <text:p>-439.030502319</text:p>
          </table:table-cell>
        </table:table-row>
        <table:table-row table:style-name="ro1">
          <table:table-cell office:value-type="string" calcext:value-type="string">
            <text:p>A220I</text:p>
          </table:table-cell>
          <table:table-cell office:value-type="float" office:value="-439.031185913" calcext:value-type="float">
            <text:p>-439.031185913</text:p>
          </table:table-cell>
        </table:table-row>
        <table:table-row table:style-name="ro1">
          <table:table-cell office:value-type="string" calcext:value-type="string">
            <text:p>Y86V</text:p>
          </table:table-cell>
          <table:table-cell office:value-type="float" office:value="-439.032104492" calcext:value-type="float">
            <text:p>-439.032104492</text:p>
          </table:table-cell>
        </table:table-row>
        <table:table-row table:style-name="ro1">
          <table:table-cell office:value-type="string" calcext:value-type="string">
            <text:p>I88G</text:p>
          </table:table-cell>
          <table:table-cell office:value-type="float" office:value="-439.036105347" calcext:value-type="float">
            <text:p>-439.036105347</text:p>
          </table:table-cell>
        </table:table-row>
        <table:table-row table:style-name="ro1">
          <table:table-cell office:value-type="string" calcext:value-type="string">
            <text:p>G102T</text:p>
          </table:table-cell>
          <table:table-cell office:value-type="float" office:value="-439.041107178" calcext:value-type="float">
            <text:p>-439.041107178</text:p>
          </table:table-cell>
        </table:table-row>
        <table:table-row table:style-name="ro1">
          <table:table-cell office:value-type="string" calcext:value-type="string">
            <text:p>I183S</text:p>
          </table:table-cell>
          <table:table-cell office:value-type="float" office:value="-439.041394043" calcext:value-type="float">
            <text:p>-439.041394043</text:p>
          </table:table-cell>
        </table:table-row>
        <table:table-row table:style-name="ro1">
          <table:table-cell office:value-type="string" calcext:value-type="string">
            <text:p>F77L</text:p>
          </table:table-cell>
          <table:table-cell office:value-type="float" office:value="-439.041879272" calcext:value-type="float">
            <text:p>-439.041879272</text:p>
          </table:table-cell>
        </table:table-row>
        <table:table-row table:style-name="ro1">
          <table:table-cell office:value-type="string" calcext:value-type="string">
            <text:p>G210P</text:p>
          </table:table-cell>
          <table:table-cell office:value-type="float" office:value="-439.042245483" calcext:value-type="float">
            <text:p>-439.042245483</text:p>
          </table:table-cell>
        </table:table-row>
        <table:table-row table:style-name="ro1">
          <table:table-cell office:value-type="string" calcext:value-type="string">
            <text:p>T416L</text:p>
          </table:table-cell>
          <table:table-cell office:value-type="float" office:value="-439.042672729" calcext:value-type="float">
            <text:p>-439.042672729</text:p>
          </table:table-cell>
        </table:table-row>
        <table:table-row table:style-name="ro1">
          <table:table-cell office:value-type="string" calcext:value-type="string">
            <text:p>M138I</text:p>
          </table:table-cell>
          <table:table-cell office:value-type="float" office:value="-439.042825317" calcext:value-type="float">
            <text:p>-439.042825317</text:p>
          </table:table-cell>
        </table:table-row>
        <table:table-row table:style-name="ro1">
          <table:table-cell office:value-type="string" calcext:value-type="string">
            <text:p>P162M</text:p>
          </table:table-cell>
          <table:table-cell office:value-type="float" office:value="-439.047946167" calcext:value-type="float">
            <text:p>-439.047946167</text:p>
          </table:table-cell>
        </table:table-row>
        <table:table-row table:style-name="ro1">
          <table:table-cell office:value-type="string" calcext:value-type="string">
            <text:p>P152W</text:p>
          </table:table-cell>
          <table:table-cell office:value-type="float" office:value="-439.049487305" calcext:value-type="float">
            <text:p>-439.049487305</text:p>
          </table:table-cell>
        </table:table-row>
        <table:table-row table:style-name="ro1">
          <table:table-cell office:value-type="string" calcext:value-type="string">
            <text:p>R240S</text:p>
          </table:table-cell>
          <table:table-cell office:value-type="float" office:value="-439.050900269" calcext:value-type="float">
            <text:p>-439.050900269</text:p>
          </table:table-cell>
        </table:table-row>
        <table:table-row table:style-name="ro1">
          <table:table-cell office:value-type="string" calcext:value-type="string">
            <text:p>A438P</text:p>
          </table:table-cell>
          <table:table-cell office:value-type="float" office:value="-439.052423096" calcext:value-type="float">
            <text:p>-439.052423096</text:p>
          </table:table-cell>
        </table:table-row>
        <table:table-row table:style-name="ro1">
          <table:table-cell office:value-type="string" calcext:value-type="string">
            <text:p>I392F</text:p>
          </table:table-cell>
          <table:table-cell office:value-type="float" office:value="-439.052432251" calcext:value-type="float">
            <text:p>-439.052432251</text:p>
          </table:table-cell>
        </table:table-row>
        <table:table-row table:style-name="ro1">
          <table:table-cell office:value-type="string" calcext:value-type="string">
            <text:p>P176T</text:p>
          </table:table-cell>
          <table:table-cell office:value-type="float" office:value="-439.053112793" calcext:value-type="float">
            <text:p>-439.053112793</text:p>
          </table:table-cell>
        </table:table-row>
        <table:table-row table:style-name="ro1">
          <table:table-cell office:value-type="string" calcext:value-type="string">
            <text:p>N116L</text:p>
          </table:table-cell>
          <table:table-cell office:value-type="float" office:value="-439.054742432" calcext:value-type="float">
            <text:p>-439.054742432</text:p>
          </table:table-cell>
        </table:table-row>
        <table:table-row table:style-name="ro1">
          <table:table-cell office:value-type="string" calcext:value-type="string">
            <text:p>G419S</text:p>
          </table:table-cell>
          <table:table-cell office:value-type="float" office:value="-439.055511475" calcext:value-type="float">
            <text:p>-439.055511475</text:p>
          </table:table-cell>
        </table:table-row>
        <table:table-row table:style-name="ro1">
          <table:table-cell office:value-type="string" calcext:value-type="string">
            <text:p>L173N</text:p>
          </table:table-cell>
          <table:table-cell office:value-type="float" office:value="-439.059500122" calcext:value-type="float">
            <text:p>-439.059500122</text:p>
          </table:table-cell>
        </table:table-row>
        <table:table-row table:style-name="ro1">
          <table:table-cell office:value-type="string" calcext:value-type="string">
            <text:p>A184N</text:p>
          </table:table-cell>
          <table:table-cell office:value-type="float" office:value="-439.062188721" calcext:value-type="float">
            <text:p>-439.062188721</text:p>
          </table:table-cell>
        </table:table-row>
        <table:table-row table:style-name="ro1">
          <table:table-cell office:value-type="string" calcext:value-type="string">
            <text:p>G403L</text:p>
          </table:table-cell>
          <table:table-cell office:value-type="float" office:value="-439.06305542" calcext:value-type="float">
            <text:p>-439.06305542</text:p>
          </table:table-cell>
        </table:table-row>
        <table:table-row table:style-name="ro1">
          <table:table-cell office:value-type="string" calcext:value-type="string">
            <text:p>V106K</text:p>
          </table:table-cell>
          <table:table-cell office:value-type="float" office:value="-439.063919067" calcext:value-type="float">
            <text:p>-439.063919067</text:p>
          </table:table-cell>
        </table:table-row>
        <table:table-row table:style-name="ro1">
          <table:table-cell office:value-type="string" calcext:value-type="string">
            <text:p>M385P</text:p>
          </table:table-cell>
          <table:table-cell office:value-type="float" office:value="-439.064233398" calcext:value-type="float">
            <text:p>-439.064233398</text:p>
          </table:table-cell>
        </table:table-row>
        <table:table-row table:style-name="ro1">
          <table:table-cell office:value-type="string" calcext:value-type="string">
            <text:p>N407G</text:p>
          </table:table-cell>
          <table:table-cell office:value-type="float" office:value="-439.064318848" calcext:value-type="float">
            <text:p>-439.064318848</text:p>
          </table:table-cell>
        </table:table-row>
        <table:table-row table:style-name="ro1">
          <table:table-cell office:value-type="string" calcext:value-type="string">
            <text:p>E90R</text:p>
          </table:table-cell>
          <table:table-cell office:value-type="float" office:value="-439.064556885" calcext:value-type="float">
            <text:p>-439.064556885</text:p>
          </table:table-cell>
        </table:table-row>
        <table:table-row table:style-name="ro1">
          <table:table-cell office:value-type="string" calcext:value-type="string">
            <text:p>G423M</text:p>
          </table:table-cell>
          <table:table-cell office:value-type="float" office:value="-439.065020752" calcext:value-type="float">
            <text:p>-439.065020752</text:p>
          </table:table-cell>
        </table:table-row>
        <table:table-row table:style-name="ro1">
          <table:table-cell office:value-type="string" calcext:value-type="string">
            <text:p>P162Y</text:p>
          </table:table-cell>
          <table:table-cell office:value-type="float" office:value="-439.066375732" calcext:value-type="float">
            <text:p>-439.066375732</text:p>
          </table:table-cell>
        </table:table-row>
        <table:table-row table:style-name="ro1">
          <table:table-cell office:value-type="string" calcext:value-type="string">
            <text:p>G395S</text:p>
          </table:table-cell>
          <table:table-cell office:value-type="float" office:value="-439.075891113" calcext:value-type="float">
            <text:p>-439.075891113</text:p>
          </table:table-cell>
        </table:table-row>
        <table:table-row table:style-name="ro1">
          <table:table-cell office:value-type="string" calcext:value-type="string">
            <text:p>A253K</text:p>
          </table:table-cell>
          <table:table-cell office:value-type="float" office:value="-439.07746582" calcext:value-type="float">
            <text:p>-439.07746582</text:p>
          </table:table-cell>
        </table:table-row>
        <table:table-row table:style-name="ro1">
          <table:table-cell office:value-type="string" calcext:value-type="string">
            <text:p>D82C</text:p>
          </table:table-cell>
          <table:table-cell office:value-type="float" office:value="-439.079925537" calcext:value-type="float">
            <text:p>-439.079925537</text:p>
          </table:table-cell>
        </table:table-row>
        <table:table-row table:style-name="ro1">
          <table:table-cell office:value-type="string" calcext:value-type="string">
            <text:p>H316Y</text:p>
          </table:table-cell>
          <table:table-cell office:value-type="float" office:value="-439.081530762" calcext:value-type="float">
            <text:p>-439.081530762</text:p>
          </table:table-cell>
        </table:table-row>
        <table:table-row table:style-name="ro1">
          <table:table-cell office:value-type="string" calcext:value-type="string">
            <text:p>N123E</text:p>
          </table:table-cell>
          <table:table-cell office:value-type="float" office:value="-439.082675171" calcext:value-type="float">
            <text:p>-439.082675171</text:p>
          </table:table-cell>
        </table:table-row>
        <table:table-row table:style-name="ro1">
          <table:table-cell office:value-type="string" calcext:value-type="string">
            <text:p>K105V</text:p>
          </table:table-cell>
          <table:table-cell office:value-type="float" office:value="-439.083950806" calcext:value-type="float">
            <text:p>-439.083950806</text:p>
          </table:table-cell>
        </table:table-row>
        <table:table-row table:style-name="ro1">
          <table:table-cell office:value-type="string" calcext:value-type="string">
            <text:p>N168Y</text:p>
          </table:table-cell>
          <table:table-cell office:value-type="float" office:value="-439.085360718" calcext:value-type="float">
            <text:p>-439.085360718</text:p>
          </table:table-cell>
        </table:table-row>
        <table:table-row table:style-name="ro1">
          <table:table-cell office:value-type="string" calcext:value-type="string">
            <text:p>T74W</text:p>
          </table:table-cell>
          <table:table-cell office:value-type="float" office:value="-439.086123657" calcext:value-type="float">
            <text:p>-439.086123657</text:p>
          </table:table-cell>
        </table:table-row>
        <table:table-row table:style-name="ro1">
          <table:table-cell office:value-type="string" calcext:value-type="string">
            <text:p>T273M</text:p>
          </table:table-cell>
          <table:table-cell office:value-type="float" office:value="-439.08616333" calcext:value-type="float">
            <text:p>-439.08616333</text:p>
          </table:table-cell>
        </table:table-row>
        <table:table-row table:style-name="ro1">
          <table:table-cell office:value-type="string" calcext:value-type="string">
            <text:p>A200P</text:p>
          </table:table-cell>
          <table:table-cell office:value-type="float" office:value="-439.089068604" calcext:value-type="float">
            <text:p>-439.089068604</text:p>
          </table:table-cell>
        </table:table-row>
        <table:table-row table:style-name="ro1">
          <table:table-cell office:value-type="string" calcext:value-type="string">
            <text:p>M155C</text:p>
          </table:table-cell>
          <table:table-cell office:value-type="float" office:value="-439.089306641" calcext:value-type="float">
            <text:p>-439.089306641</text:p>
          </table:table-cell>
        </table:table-row>
        <table:table-row table:style-name="ro1">
          <table:table-cell office:value-type="string" calcext:value-type="string">
            <text:p>E272F</text:p>
          </table:table-cell>
          <table:table-cell office:value-type="float" office:value="-439.089489746" calcext:value-type="float">
            <text:p>-439.089489746</text:p>
          </table:table-cell>
        </table:table-row>
        <table:table-row table:style-name="ro1">
          <table:table-cell office:value-type="string" calcext:value-type="string">
            <text:p>I183R</text:p>
          </table:table-cell>
          <table:table-cell office:value-type="float" office:value="-439.089749146" calcext:value-type="float">
            <text:p>-439.089749146</text:p>
          </table:table-cell>
        </table:table-row>
        <table:table-row table:style-name="ro1">
          <table:table-cell office:value-type="string" calcext:value-type="string">
            <text:p>R266T</text:p>
          </table:table-cell>
          <table:table-cell office:value-type="float" office:value="-439.090893555" calcext:value-type="float">
            <text:p>-439.090893555</text:p>
          </table:table-cell>
        </table:table-row>
        <table:table-row table:style-name="ro1">
          <table:table-cell office:value-type="string" calcext:value-type="string">
            <text:p>F52G</text:p>
          </table:table-cell>
          <table:table-cell office:value-type="float" office:value="-439.091650391" calcext:value-type="float">
            <text:p>-439.091650391</text:p>
          </table:table-cell>
        </table:table-row>
        <table:table-row table:style-name="ro1">
          <table:table-cell office:value-type="string" calcext:value-type="string">
            <text:p>L331E</text:p>
          </table:table-cell>
          <table:table-cell office:value-type="float" office:value="-439.09269104" calcext:value-type="float">
            <text:p>-439.09269104</text:p>
          </table:table-cell>
        </table:table-row>
        <table:table-row table:style-name="ro1">
          <table:table-cell office:value-type="string" calcext:value-type="string">
            <text:p>A184E</text:p>
          </table:table-cell>
          <table:table-cell office:value-type="float" office:value="-439.097570801" calcext:value-type="float">
            <text:p>-439.097570801</text:p>
          </table:table-cell>
        </table:table-row>
        <table:table-row table:style-name="ro1">
          <table:table-cell office:value-type="string" calcext:value-type="string">
            <text:p>G432Q</text:p>
          </table:table-cell>
          <table:table-cell office:value-type="float" office:value="-439.098458862" calcext:value-type="float">
            <text:p>-439.098458862</text:p>
          </table:table-cell>
        </table:table-row>
        <table:table-row table:style-name="ro1">
          <table:table-cell office:value-type="string" calcext:value-type="string">
            <text:p>R266F</text:p>
          </table:table-cell>
          <table:table-cell office:value-type="float" office:value="-439.100479126" calcext:value-type="float">
            <text:p>-439.100479126</text:p>
          </table:table-cell>
        </table:table-row>
        <table:table-row table:style-name="ro1">
          <table:table-cell office:value-type="string" calcext:value-type="string">
            <text:p>N116Y</text:p>
          </table:table-cell>
          <table:table-cell office:value-type="float" office:value="-439.102731323" calcext:value-type="float">
            <text:p>-439.102731323</text:p>
          </table:table-cell>
        </table:table-row>
        <table:table-row table:style-name="ro1">
          <table:table-cell office:value-type="string" calcext:value-type="string">
            <text:p>T347N</text:p>
          </table:table-cell>
          <table:table-cell office:value-type="float" office:value="-439.103146362" calcext:value-type="float">
            <text:p>-439.103146362</text:p>
          </table:table-cell>
        </table:table-row>
        <table:table-row table:style-name="ro1">
          <table:table-cell office:value-type="string" calcext:value-type="string">
            <text:p>A300Y</text:p>
          </table:table-cell>
          <table:table-cell office:value-type="float" office:value="-439.103649902" calcext:value-type="float">
            <text:p>-439.103649902</text:p>
          </table:table-cell>
        </table:table-row>
        <table:table-row table:style-name="ro1">
          <table:table-cell office:value-type="string" calcext:value-type="string">
            <text:p>Q406Y</text:p>
          </table:table-cell>
          <table:table-cell office:value-type="float" office:value="-439.110437012" calcext:value-type="float">
            <text:p>-439.110437012</text:p>
          </table:table-cell>
        </table:table-row>
        <table:table-row table:style-name="ro1">
          <table:table-cell office:value-type="string" calcext:value-type="string">
            <text:p>W442C</text:p>
          </table:table-cell>
          <table:table-cell office:value-type="float" office:value="-439.117129517" calcext:value-type="float">
            <text:p>-439.117129517</text:p>
          </table:table-cell>
        </table:table-row>
        <table:table-row table:style-name="ro1">
          <table:table-cell office:value-type="string" calcext:value-type="string">
            <text:p>A107R</text:p>
          </table:table-cell>
          <table:table-cell office:value-type="float" office:value="-439.121972656" calcext:value-type="float">
            <text:p>-439.121972656</text:p>
          </table:table-cell>
        </table:table-row>
        <table:table-row table:style-name="ro1">
          <table:table-cell office:value-type="string" calcext:value-type="string">
            <text:p>G181A</text:p>
          </table:table-cell>
          <table:table-cell office:value-type="float" office:value="-439.124102783" calcext:value-type="float">
            <text:p>-439.124102783</text:p>
          </table:table-cell>
        </table:table-row>
        <table:table-row table:style-name="ro1">
          <table:table-cell office:value-type="string" calcext:value-type="string">
            <text:p>A253I</text:p>
          </table:table-cell>
          <table:table-cell office:value-type="float" office:value="-439.12661438" calcext:value-type="float">
            <text:p>-439.12661438</text:p>
          </table:table-cell>
        </table:table-row>
        <table:table-row table:style-name="ro1">
          <table:table-cell office:value-type="string" calcext:value-type="string">
            <text:p>Q243W</text:p>
          </table:table-cell>
          <table:table-cell office:value-type="float" office:value="-439.131784058" calcext:value-type="float">
            <text:p>-439.131784058</text:p>
          </table:table-cell>
        </table:table-row>
        <table:table-row table:style-name="ro1">
          <table:table-cell office:value-type="string" calcext:value-type="string">
            <text:p>Y383S</text:p>
          </table:table-cell>
          <table:table-cell office:value-type="float" office:value="-439.131942749" calcext:value-type="float">
            <text:p>-439.131942749</text:p>
          </table:table-cell>
        </table:table-row>
        <table:table-row table:style-name="ro1">
          <table:table-cell office:value-type="string" calcext:value-type="string">
            <text:p>F159W</text:p>
          </table:table-cell>
          <table:table-cell office:value-type="float" office:value="-439.135671997" calcext:value-type="float">
            <text:p>-439.135671997</text:p>
          </table:table-cell>
        </table:table-row>
        <table:table-row table:style-name="ro1">
          <table:table-cell office:value-type="string" calcext:value-type="string">
            <text:p>S72F</text:p>
          </table:table-cell>
          <table:table-cell office:value-type="float" office:value="-439.135913086" calcext:value-type="float">
            <text:p>-439.135913086</text:p>
          </table:table-cell>
        </table:table-row>
        <table:table-row table:style-name="ro1">
          <table:table-cell office:value-type="string" calcext:value-type="string">
            <text:p>R240I</text:p>
          </table:table-cell>
          <table:table-cell office:value-type="float" office:value="-439.136096191" calcext:value-type="float">
            <text:p>-439.136096191</text:p>
          </table:table-cell>
        </table:table-row>
        <table:table-row table:style-name="ro1">
          <table:table-cell office:value-type="string" calcext:value-type="string">
            <text:p>P232F</text:p>
          </table:table-cell>
          <table:table-cell office:value-type="float" office:value="-439.136184692" calcext:value-type="float">
            <text:p>-439.136184692</text:p>
          </table:table-cell>
        </table:table-row>
        <table:table-row table:style-name="ro1">
          <table:table-cell office:value-type="string" calcext:value-type="string">
            <text:p>L435E</text:p>
          </table:table-cell>
          <table:table-cell office:value-type="float" office:value="-439.136706543" calcext:value-type="float">
            <text:p>-439.136706543</text:p>
          </table:table-cell>
        </table:table-row>
        <table:table-row table:style-name="ro1">
          <table:table-cell office:value-type="string" calcext:value-type="string">
            <text:p>T273P</text:p>
          </table:table-cell>
          <table:table-cell office:value-type="float" office:value="-439.14473877" calcext:value-type="float">
            <text:p>-439.14473877</text:p>
          </table:table-cell>
        </table:table-row>
        <table:table-row table:style-name="ro1">
          <table:table-cell office:value-type="string" calcext:value-type="string">
            <text:p>H265Y</text:p>
          </table:table-cell>
          <table:table-cell office:value-type="float" office:value="-439.151345825" calcext:value-type="float">
            <text:p>-439.151345825</text:p>
          </table:table-cell>
        </table:table-row>
        <table:table-row table:style-name="ro1">
          <table:table-cell office:value-type="string" calcext:value-type="string">
            <text:p>K43G</text:p>
          </table:table-cell>
          <table:table-cell office:value-type="float" office:value="-439.153518677" calcext:value-type="float">
            <text:p>-439.153518677</text:p>
          </table:table-cell>
        </table:table-row>
        <table:table-row table:style-name="ro1">
          <table:table-cell office:value-type="string" calcext:value-type="string">
            <text:p>N123C</text:p>
          </table:table-cell>
          <table:table-cell office:value-type="float" office:value="-439.154302979" calcext:value-type="float">
            <text:p>-439.154302979</text:p>
          </table:table-cell>
        </table:table-row>
        <table:table-row table:style-name="ro1">
          <table:table-cell office:value-type="string" calcext:value-type="string">
            <text:p>D75G</text:p>
          </table:table-cell>
          <table:table-cell office:value-type="float" office:value="-439.155648804" calcext:value-type="float">
            <text:p>-439.155648804</text:p>
          </table:table-cell>
        </table:table-row>
        <table:table-row table:style-name="ro1">
          <table:table-cell office:value-type="string" calcext:value-type="string">
            <text:p>A438S</text:p>
          </table:table-cell>
          <table:table-cell office:value-type="float" office:value="-439.157888794" calcext:value-type="float">
            <text:p>-439.157888794</text:p>
          </table:table-cell>
        </table:table-row>
        <table:table-row table:style-name="ro1">
          <table:table-cell office:value-type="string" calcext:value-type="string">
            <text:p>L112V</text:p>
          </table:table-cell>
          <table:table-cell office:value-type="float" office:value="-439.158135986" calcext:value-type="float">
            <text:p>-439.158135986</text:p>
          </table:table-cell>
        </table:table-row>
        <table:table-row table:style-name="ro1">
          <table:table-cell office:value-type="string" calcext:value-type="string">
            <text:p>M227R</text:p>
          </table:table-cell>
          <table:table-cell office:value-type="float" office:value="-439.158413696" calcext:value-type="float">
            <text:p>-439.158413696</text:p>
          </table:table-cell>
        </table:table-row>
        <table:table-row table:style-name="ro1">
          <table:table-cell office:value-type="string" calcext:value-type="string">
            <text:p>Y182N</text:p>
          </table:table-cell>
          <table:table-cell office:value-type="float" office:value="-439.158428955" calcext:value-type="float">
            <text:p>-439.158428955</text:p>
          </table:table-cell>
        </table:table-row>
        <table:table-row table:style-name="ro1">
          <table:table-cell office:value-type="string" calcext:value-type="string">
            <text:p>V156A</text:p>
          </table:table-cell>
          <table:table-cell office:value-type="float" office:value="-439.161727905" calcext:value-type="float">
            <text:p>-439.161727905</text:p>
          </table:table-cell>
        </table:table-row>
        <table:table-row table:style-name="ro1">
          <table:table-cell office:value-type="string" calcext:value-type="string">
            <text:p>L103E</text:p>
          </table:table-cell>
          <table:table-cell office:value-type="float" office:value="-439.168518066" calcext:value-type="float">
            <text:p>-439.168518066</text:p>
          </table:table-cell>
        </table:table-row>
        <table:table-row table:style-name="ro1">
          <table:table-cell office:value-type="string" calcext:value-type="string">
            <text:p>W170D</text:p>
          </table:table-cell>
          <table:table-cell office:value-type="float" office:value="-439.172821045" calcext:value-type="float">
            <text:p>-439.172821045</text:p>
          </table:table-cell>
        </table:table-row>
        <table:table-row table:style-name="ro1">
          <table:table-cell office:value-type="string" calcext:value-type="string">
            <text:p>M345R</text:p>
          </table:table-cell>
          <table:table-cell office:value-type="float" office:value="-439.173901367" calcext:value-type="float">
            <text:p>-439.173901367</text:p>
          </table:table-cell>
        </table:table-row>
        <table:table-row table:style-name="ro1">
          <table:table-cell office:value-type="string" calcext:value-type="string">
            <text:p>Q142G</text:p>
          </table:table-cell>
          <table:table-cell office:value-type="float" office:value="-439.1753479" calcext:value-type="float">
            <text:p>-439.1753479</text:p>
          </table:table-cell>
        </table:table-row>
        <table:table-row table:style-name="ro1">
          <table:table-cell office:value-type="string" calcext:value-type="string">
            <text:p>A57N</text:p>
          </table:table-cell>
          <table:table-cell office:value-type="float" office:value="-439.176580811" calcext:value-type="float">
            <text:p>-439.176580811</text:p>
          </table:table-cell>
        </table:table-row>
        <table:table-row table:style-name="ro1">
          <table:table-cell office:value-type="string" calcext:value-type="string">
            <text:p>Q222K</text:p>
          </table:table-cell>
          <table:table-cell office:value-type="float" office:value="-439.177319336" calcext:value-type="float">
            <text:p>-439.177319336</text:p>
          </table:table-cell>
        </table:table-row>
        <table:table-row table:style-name="ro1">
          <table:table-cell office:value-type="string" calcext:value-type="string">
            <text:p>D160V</text:p>
          </table:table-cell>
          <table:table-cell office:value-type="float" office:value="-439.178060913" calcext:value-type="float">
            <text:p>-439.178060913</text:p>
          </table:table-cell>
        </table:table-row>
        <table:table-row table:style-name="ro1">
          <table:table-cell office:value-type="string" calcext:value-type="string">
            <text:p>F251V</text:p>
          </table:table-cell>
          <table:table-cell office:value-type="float" office:value="-439.17828064" calcext:value-type="float">
            <text:p>-439.17828064</text:p>
          </table:table-cell>
        </table:table-row>
        <table:table-row table:style-name="ro1">
          <table:table-cell office:value-type="string" calcext:value-type="string">
            <text:p>E361R</text:p>
          </table:table-cell>
          <table:table-cell office:value-type="float" office:value="-439.181820679" calcext:value-type="float">
            <text:p>-439.181820679</text:p>
          </table:table-cell>
        </table:table-row>
        <table:table-row table:style-name="ro1">
          <table:table-cell office:value-type="string" calcext:value-type="string">
            <text:p>V40P</text:p>
          </table:table-cell>
          <table:table-cell office:value-type="float" office:value="-439.18182373" calcext:value-type="float">
            <text:p>-439.18182373</text:p>
          </table:table-cell>
        </table:table-row>
        <table:table-row table:style-name="ro1">
          <table:table-cell office:value-type="string" calcext:value-type="string">
            <text:p>A83C</text:p>
          </table:table-cell>
          <table:table-cell office:value-type="float" office:value="-439.187667847" calcext:value-type="float">
            <text:p>-439.187667847</text:p>
          </table:table-cell>
        </table:table-row>
        <table:table-row table:style-name="ro1">
          <table:table-cell office:value-type="string" calcext:value-type="string">
            <text:p>I187K</text:p>
          </table:table-cell>
          <table:table-cell office:value-type="float" office:value="-439.18817749" calcext:value-type="float">
            <text:p>-439.18817749</text:p>
          </table:table-cell>
        </table:table-row>
        <table:table-row table:style-name="ro1">
          <table:table-cell office:value-type="string" calcext:value-type="string">
            <text:p>G139I</text:p>
          </table:table-cell>
          <table:table-cell office:value-type="float" office:value="-439.189285278" calcext:value-type="float">
            <text:p>-439.189285278</text:p>
          </table:table-cell>
        </table:table-row>
        <table:table-row table:style-name="ro1">
          <table:table-cell office:value-type="string" calcext:value-type="string">
            <text:p>T298I</text:p>
          </table:table-cell>
          <table:table-cell office:value-type="float" office:value="-439.19039917" calcext:value-type="float">
            <text:p>-439.19039917</text:p>
          </table:table-cell>
        </table:table-row>
        <table:table-row table:style-name="ro1">
          <table:table-cell office:value-type="string" calcext:value-type="string">
            <text:p>A107C</text:p>
          </table:table-cell>
          <table:table-cell office:value-type="float" office:value="-439.19125061" calcext:value-type="float">
            <text:p>-439.19125061</text:p>
          </table:table-cell>
        </table:table-row>
        <table:table-row table:style-name="ro1">
          <table:table-cell office:value-type="string" calcext:value-type="string">
            <text:p>T307M</text:p>
          </table:table-cell>
          <table:table-cell office:value-type="float" office:value="-439.192266846" calcext:value-type="float">
            <text:p>-439.192266846</text:p>
          </table:table-cell>
        </table:table-row>
        <table:table-row table:style-name="ro1">
          <table:table-cell office:value-type="string" calcext:value-type="string">
            <text:p>A60G</text:p>
          </table:table-cell>
          <table:table-cell office:value-type="float" office:value="-439.194528198" calcext:value-type="float">
            <text:p>-439.194528198</text:p>
          </table:table-cell>
        </table:table-row>
        <table:table-row table:style-name="ro1">
          <table:table-cell office:value-type="string" calcext:value-type="string">
            <text:p>C441E</text:p>
          </table:table-cell>
          <table:table-cell office:value-type="float" office:value="-439.198202515" calcext:value-type="float">
            <text:p>-439.198202515</text:p>
          </table:table-cell>
        </table:table-row>
        <table:table-row table:style-name="ro1">
          <table:table-cell office:value-type="string" calcext:value-type="string">
            <text:p>A275R</text:p>
          </table:table-cell>
          <table:table-cell office:value-type="float" office:value="-439.198406982" calcext:value-type="float">
            <text:p>-439.198406982</text:p>
          </table:table-cell>
        </table:table-row>
        <table:table-row table:style-name="ro1">
          <table:table-cell office:value-type="string" calcext:value-type="string">
            <text:p>F378P</text:p>
          </table:table-cell>
          <table:table-cell office:value-type="float" office:value="-439.19914856" calcext:value-type="float">
            <text:p>-439.19914856</text:p>
          </table:table-cell>
        </table:table-row>
        <table:table-row table:style-name="ro1">
          <table:table-cell office:value-type="string" calcext:value-type="string">
            <text:p>N168P</text:p>
          </table:table-cell>
          <table:table-cell office:value-type="float" office:value="-439.200848389" calcext:value-type="float">
            <text:p>-439.200848389</text:p>
          </table:table-cell>
        </table:table-row>
        <table:table-row table:style-name="ro1">
          <table:table-cell office:value-type="string" calcext:value-type="string">
            <text:p>V234C</text:p>
          </table:table-cell>
          <table:table-cell office:value-type="float" office:value="-439.203283691" calcext:value-type="float">
            <text:p>-439.203283691</text:p>
          </table:table-cell>
        </table:table-row>
        <table:table-row table:style-name="ro1">
          <table:table-cell office:value-type="string" calcext:value-type="string">
            <text:p>H316Q</text:p>
          </table:table-cell>
          <table:table-cell office:value-type="float" office:value="-439.206307983" calcext:value-type="float">
            <text:p>-439.206307983</text:p>
          </table:table-cell>
        </table:table-row>
        <table:table-row table:style-name="ro1">
          <table:table-cell office:value-type="string" calcext:value-type="string">
            <text:p>M231W</text:p>
          </table:table-cell>
          <table:table-cell office:value-type="float" office:value="-439.207568359" calcext:value-type="float">
            <text:p>-439.207568359</text:p>
          </table:table-cell>
        </table:table-row>
        <table:table-row table:style-name="ro1">
          <table:table-cell office:value-type="string" calcext:value-type="string">
            <text:p>T307N</text:p>
          </table:table-cell>
          <table:table-cell office:value-type="float" office:value="-439.20848999" calcext:value-type="float">
            <text:p>-439.20848999</text:p>
          </table:table-cell>
        </table:table-row>
        <table:table-row table:style-name="ro1">
          <table:table-cell office:value-type="string" calcext:value-type="string">
            <text:p>W170N</text:p>
          </table:table-cell>
          <table:table-cell office:value-type="float" office:value="-439.210195923" calcext:value-type="float">
            <text:p>-439.210195923</text:p>
          </table:table-cell>
        </table:table-row>
        <table:table-row table:style-name="ro1">
          <table:table-cell office:value-type="string" calcext:value-type="string">
            <text:p>P325E</text:p>
          </table:table-cell>
          <table:table-cell office:value-type="float" office:value="-439.212310791" calcext:value-type="float">
            <text:p>-439.212310791</text:p>
          </table:table-cell>
        </table:table-row>
        <table:table-row table:style-name="ro1">
          <table:table-cell office:value-type="string" calcext:value-type="string">
            <text:p>R266A</text:p>
          </table:table-cell>
          <table:table-cell office:value-type="float" office:value="-439.213937378" calcext:value-type="float">
            <text:p>-439.213937378</text:p>
          </table:table-cell>
        </table:table-row>
        <table:table-row table:style-name="ro1">
          <table:table-cell office:value-type="string" calcext:value-type="string">
            <text:p>G246F</text:p>
          </table:table-cell>
          <table:table-cell office:value-type="float" office:value="-439.217443848" calcext:value-type="float">
            <text:p>-439.217443848</text:p>
          </table:table-cell>
        </table:table-row>
        <table:table-row table:style-name="ro1">
          <table:table-cell office:value-type="string" calcext:value-type="string">
            <text:p>P218C</text:p>
          </table:table-cell>
          <table:table-cell office:value-type="float" office:value="-439.218637085" calcext:value-type="float">
            <text:p>-439.218637085</text:p>
          </table:table-cell>
        </table:table-row>
        <table:table-row table:style-name="ro1">
          <table:table-cell office:value-type="string" calcext:value-type="string">
            <text:p>A235P</text:p>
          </table:table-cell>
          <table:table-cell office:value-type="float" office:value="-439.218804932" calcext:value-type="float">
            <text:p>-439.218804932</text:p>
          </table:table-cell>
        </table:table-row>
        <table:table-row table:style-name="ro1">
          <table:table-cell office:value-type="string" calcext:value-type="string">
            <text:p>D160R</text:p>
          </table:table-cell>
          <table:table-cell office:value-type="float" office:value="-439.223852539" calcext:value-type="float">
            <text:p>-439.223852539</text:p>
          </table:table-cell>
        </table:table-row>
        <table:table-row table:style-name="ro1">
          <table:table-cell office:value-type="string" calcext:value-type="string">
            <text:p>S125W</text:p>
          </table:table-cell>
          <table:table-cell office:value-type="float" office:value="-439.225039673" calcext:value-type="float">
            <text:p>-439.225039673</text:p>
          </table:table-cell>
        </table:table-row>
        <table:table-row table:style-name="ro1">
          <table:table-cell office:value-type="string" calcext:value-type="string">
            <text:p>R400T</text:p>
          </table:table-cell>
          <table:table-cell office:value-type="float" office:value="-439.228115845" calcext:value-type="float">
            <text:p>-439.228115845</text:p>
          </table:table-cell>
        </table:table-row>
        <table:table-row table:style-name="ro1">
          <table:table-cell office:value-type="string" calcext:value-type="string">
            <text:p>S343G</text:p>
          </table:table-cell>
          <table:table-cell office:value-type="float" office:value="-439.228475952" calcext:value-type="float">
            <text:p>-439.228475952</text:p>
          </table:table-cell>
        </table:table-row>
        <table:table-row table:style-name="ro1">
          <table:table-cell office:value-type="string" calcext:value-type="string">
            <text:p>E361K</text:p>
          </table:table-cell>
          <table:table-cell office:value-type="float" office:value="-439.229989624" calcext:value-type="float">
            <text:p>-439.229989624</text:p>
          </table:table-cell>
        </table:table-row>
        <table:table-row table:style-name="ro1">
          <table:table-cell office:value-type="string" calcext:value-type="string">
            <text:p>F77P</text:p>
          </table:table-cell>
          <table:table-cell office:value-type="float" office:value="-439.232839966" calcext:value-type="float">
            <text:p>-439.232839966</text:p>
          </table:table-cell>
        </table:table-row>
        <table:table-row table:style-name="ro1">
          <table:table-cell office:value-type="string" calcext:value-type="string">
            <text:p>A318D</text:p>
          </table:table-cell>
          <table:table-cell office:value-type="float" office:value="-439.236691284" calcext:value-type="float">
            <text:p>-439.236691284</text:p>
          </table:table-cell>
        </table:table-row>
        <table:table-row table:style-name="ro1">
          <table:table-cell office:value-type="string" calcext:value-type="string">
            <text:p>G375S</text:p>
          </table:table-cell>
          <table:table-cell office:value-type="float" office:value="-439.23913269" calcext:value-type="float">
            <text:p>-439.23913269</text:p>
          </table:table-cell>
        </table:table-row>
        <table:table-row table:style-name="ro1">
          <table:table-cell office:value-type="string" calcext:value-type="string">
            <text:p>A257T</text:p>
          </table:table-cell>
          <table:table-cell office:value-type="float" office:value="-439.240896606" calcext:value-type="float">
            <text:p>-439.240896606</text:p>
          </table:table-cell>
        </table:table-row>
        <table:table-row table:style-name="ro1">
          <table:table-cell office:value-type="string" calcext:value-type="string">
            <text:p>E236P</text:p>
          </table:table-cell>
          <table:table-cell office:value-type="float" office:value="-439.242010498" calcext:value-type="float">
            <text:p>-439.242010498</text:p>
          </table:table-cell>
        </table:table-row>
        <table:table-row table:style-name="ro1">
          <table:table-cell office:value-type="string" calcext:value-type="string">
            <text:p>K354R</text:p>
          </table:table-cell>
          <table:table-cell office:value-type="float" office:value="-439.242977905" calcext:value-type="float">
            <text:p>-439.242977905</text:p>
          </table:table-cell>
        </table:table-row>
        <table:table-row table:style-name="ro1">
          <table:table-cell office:value-type="string" calcext:value-type="string">
            <text:p>A253N</text:p>
          </table:table-cell>
          <table:table-cell office:value-type="float" office:value="-439.243151855" calcext:value-type="float">
            <text:p>-439.243151855</text:p>
          </table:table-cell>
        </table:table-row>
        <table:table-row table:style-name="ro1">
          <table:table-cell office:value-type="string" calcext:value-type="string">
            <text:p>P198Y</text:p>
          </table:table-cell>
          <table:table-cell office:value-type="float" office:value="-439.243295288" calcext:value-type="float">
            <text:p>-439.243295288</text:p>
          </table:table-cell>
        </table:table-row>
        <table:table-row table:style-name="ro1">
          <table:table-cell office:value-type="string" calcext:value-type="string">
            <text:p>Q222A</text:p>
          </table:table-cell>
          <table:table-cell office:value-type="float" office:value="-439.24402771" calcext:value-type="float">
            <text:p>-439.24402771</text:p>
          </table:table-cell>
        </table:table-row>
        <table:table-row table:style-name="ro1">
          <table:table-cell office:value-type="string" calcext:value-type="string">
            <text:p>N135G</text:p>
          </table:table-cell>
          <table:table-cell office:value-type="float" office:value="-439.246176147" calcext:value-type="float">
            <text:p>-439.246176147</text:p>
          </table:table-cell>
        </table:table-row>
        <table:table-row table:style-name="ro1">
          <table:table-cell office:value-type="string" calcext:value-type="string">
            <text:p>W170Q</text:p>
          </table:table-cell>
          <table:table-cell office:value-type="float" office:value="-439.247180176" calcext:value-type="float">
            <text:p>-439.247180176</text:p>
          </table:table-cell>
        </table:table-row>
        <table:table-row table:style-name="ro1">
          <table:table-cell office:value-type="string" calcext:value-type="string">
            <text:p>G267S</text:p>
          </table:table-cell>
          <table:table-cell office:value-type="float" office:value="-439.247802734" calcext:value-type="float">
            <text:p>-439.247802734</text:p>
          </table:table-cell>
        </table:table-row>
        <table:table-row table:style-name="ro1">
          <table:table-cell office:value-type="string" calcext:value-type="string">
            <text:p>G357P</text:p>
          </table:table-cell>
          <table:table-cell office:value-type="float" office:value="-439.250991821" calcext:value-type="float">
            <text:p>-439.250991821</text:p>
          </table:table-cell>
        </table:table-row>
        <table:table-row table:style-name="ro1">
          <table:table-cell office:value-type="string" calcext:value-type="string">
            <text:p>G101C</text:p>
          </table:table-cell>
          <table:table-cell office:value-type="float" office:value="-439.254385376" calcext:value-type="float">
            <text:p>-439.254385376</text:p>
          </table:table-cell>
        </table:table-row>
        <table:table-row table:style-name="ro1">
          <table:table-cell office:value-type="string" calcext:value-type="string">
            <text:p>G411Y</text:p>
          </table:table-cell>
          <table:table-cell office:value-type="float" office:value="-439.255413818" calcext:value-type="float">
            <text:p>-439.255413818</text:p>
          </table:table-cell>
        </table:table-row>
        <table:table-row table:style-name="ro1">
          <table:table-cell office:value-type="string" calcext:value-type="string">
            <text:p>N215Q</text:p>
          </table:table-cell>
          <table:table-cell office:value-type="float" office:value="-439.255786133" calcext:value-type="float">
            <text:p>-439.255786133</text:p>
          </table:table-cell>
        </table:table-row>
        <table:table-row table:style-name="ro1">
          <table:table-cell office:value-type="string" calcext:value-type="string">
            <text:p>T74I</text:p>
          </table:table-cell>
          <table:table-cell office:value-type="float" office:value="-439.256219482" calcext:value-type="float">
            <text:p>-439.256219482</text:p>
          </table:table-cell>
        </table:table-row>
        <table:table-row table:style-name="ro1">
          <table:table-cell office:value-type="string" calcext:value-type="string">
            <text:p>E62S</text:p>
          </table:table-cell>
          <table:table-cell office:value-type="float" office:value="-439.257128906" calcext:value-type="float">
            <text:p>-439.257128906</text:p>
          </table:table-cell>
        </table:table-row>
        <table:table-row table:style-name="ro1">
          <table:table-cell office:value-type="string" calcext:value-type="string">
            <text:p>G445M</text:p>
          </table:table-cell>
          <table:table-cell office:value-type="float" office:value="-439.258285522" calcext:value-type="float">
            <text:p>-439.258285522</text:p>
          </table:table-cell>
        </table:table-row>
        <table:table-row table:style-name="ro1">
          <table:table-cell office:value-type="string" calcext:value-type="string">
            <text:p>G80V</text:p>
          </table:table-cell>
          <table:table-cell office:value-type="float" office:value="-439.262194824" calcext:value-type="float">
            <text:p>-439.262194824</text:p>
          </table:table-cell>
        </table:table-row>
        <table:table-row table:style-name="ro1">
          <table:table-cell office:value-type="string" calcext:value-type="string">
            <text:p>F113W</text:p>
          </table:table-cell>
          <table:table-cell office:value-type="float" office:value="-439.262744141" calcext:value-type="float">
            <text:p>-439.262744141</text:p>
          </table:table-cell>
        </table:table-row>
        <table:table-row table:style-name="ro1">
          <table:table-cell office:value-type="string" calcext:value-type="string">
            <text:p>G403V</text:p>
          </table:table-cell>
          <table:table-cell office:value-type="float" office:value="-439.263830566" calcext:value-type="float">
            <text:p>-439.263830566</text:p>
          </table:table-cell>
        </table:table-row>
        <table:table-row table:style-name="ro1">
          <table:table-cell office:value-type="string" calcext:value-type="string">
            <text:p>I414S</text:p>
          </table:table-cell>
          <table:table-cell office:value-type="float" office:value="-439.264953613" calcext:value-type="float">
            <text:p>-439.264953613</text:p>
          </table:table-cell>
        </table:table-row>
        <table:table-row table:style-name="ro1">
          <table:table-cell office:value-type="string" calcext:value-type="string">
            <text:p>P196N</text:p>
          </table:table-cell>
          <table:table-cell office:value-type="float" office:value="-439.266320801" calcext:value-type="float">
            <text:p>-439.266320801</text:p>
          </table:table-cell>
        </table:table-row>
        <table:table-row table:style-name="ro1">
          <table:table-cell office:value-type="string" calcext:value-type="string">
            <text:p>E361V</text:p>
          </table:table-cell>
          <table:table-cell office:value-type="float" office:value="-439.267474365" calcext:value-type="float">
            <text:p>-439.267474365</text:p>
          </table:table-cell>
        </table:table-row>
        <table:table-row table:style-name="ro1">
          <table:table-cell office:value-type="string" calcext:value-type="string">
            <text:p>G66L</text:p>
          </table:table-cell>
          <table:table-cell office:value-type="float" office:value="-439.267480469" calcext:value-type="float">
            <text:p>-439.267480469</text:p>
          </table:table-cell>
        </table:table-row>
        <table:table-row table:style-name="ro1">
          <table:table-cell office:value-type="string" calcext:value-type="string">
            <text:p>N165L</text:p>
          </table:table-cell>
          <table:table-cell office:value-type="float" office:value="-439.268139648" calcext:value-type="float">
            <text:p>-439.268139648</text:p>
          </table:table-cell>
        </table:table-row>
        <table:table-row table:style-name="ro1">
          <table:table-cell office:value-type="string" calcext:value-type="string">
            <text:p>R302S</text:p>
          </table:table-cell>
          <table:table-cell office:value-type="float" office:value="-439.268884277" calcext:value-type="float">
            <text:p>-439.268884277</text:p>
          </table:table-cell>
        </table:table-row>
        <table:table-row table:style-name="ro1">
          <table:table-cell office:value-type="string" calcext:value-type="string">
            <text:p>L401A</text:p>
          </table:table-cell>
          <table:table-cell office:value-type="float" office:value="-439.270437622" calcext:value-type="float">
            <text:p>-439.270437622</text:p>
          </table:table-cell>
        </table:table-row>
        <table:table-row table:style-name="ro1">
          <table:table-cell office:value-type="string" calcext:value-type="string">
            <text:p>Q222T</text:p>
          </table:table-cell>
          <table:table-cell office:value-type="float" office:value="-439.273248291" calcext:value-type="float">
            <text:p>-439.273248291</text:p>
          </table:table-cell>
        </table:table-row>
        <table:table-row table:style-name="ro1">
          <table:table-cell office:value-type="string" calcext:value-type="string">
            <text:p>C225T</text:p>
          </table:table-cell>
          <table:table-cell office:value-type="float" office:value="-439.274230957" calcext:value-type="float">
            <text:p>-439.274230957</text:p>
          </table:table-cell>
        </table:table-row>
        <table:table-row table:style-name="ro1">
          <table:table-cell office:value-type="string" calcext:value-type="string">
            <text:p>G80C</text:p>
          </table:table-cell>
          <table:table-cell office:value-type="float" office:value="-439.27479248" calcext:value-type="float">
            <text:p>-439.27479248</text:p>
          </table:table-cell>
        </table:table-row>
        <table:table-row table:style-name="ro1">
          <table:table-cell office:value-type="string" calcext:value-type="string">
            <text:p>G418A</text:p>
          </table:table-cell>
          <table:table-cell office:value-type="float" office:value="-439.27593689" calcext:value-type="float">
            <text:p>-439.27593689</text:p>
          </table:table-cell>
        </table:table-row>
        <table:table-row table:style-name="ro1">
          <table:table-cell office:value-type="string" calcext:value-type="string">
            <text:p>T67A</text:p>
          </table:table-cell>
          <table:table-cell office:value-type="float" office:value="-439.276251221" calcext:value-type="float">
            <text:p>-439.276251221</text:p>
          </table:table-cell>
        </table:table-row>
        <table:table-row table:style-name="ro1">
          <table:table-cell office:value-type="string" calcext:value-type="string">
            <text:p>T74M</text:p>
          </table:table-cell>
          <table:table-cell office:value-type="float" office:value="-439.278271484" calcext:value-type="float">
            <text:p>-439.278271484</text:p>
          </table:table-cell>
        </table:table-row>
        <table:table-row table:style-name="ro1">
          <table:table-cell office:value-type="string" calcext:value-type="string">
            <text:p>Y204F</text:p>
          </table:table-cell>
          <table:table-cell office:value-type="float" office:value="-439.278839111" calcext:value-type="float">
            <text:p>-439.278839111</text:p>
          </table:table-cell>
        </table:table-row>
        <table:table-row table:style-name="ro1">
          <table:table-cell office:value-type="string" calcext:value-type="string">
            <text:p>G80L</text:p>
          </table:table-cell>
          <table:table-cell office:value-type="float" office:value="-439.28067627" calcext:value-type="float">
            <text:p>-439.28067627</text:p>
          </table:table-cell>
        </table:table-row>
        <table:table-row table:style-name="ro1">
          <table:table-cell office:value-type="string" calcext:value-type="string">
            <text:p>R145W</text:p>
          </table:table-cell>
          <table:table-cell office:value-type="float" office:value="-439.285681152" calcext:value-type="float">
            <text:p>-439.285681152</text:p>
          </table:table-cell>
        </table:table-row>
        <table:table-row table:style-name="ro1">
          <table:table-cell office:value-type="string" calcext:value-type="string">
            <text:p>G139C</text:p>
          </table:table-cell>
          <table:table-cell office:value-type="float" office:value="-439.287689209" calcext:value-type="float">
            <text:p>-439.287689209</text:p>
          </table:table-cell>
        </table:table-row>
        <table:table-row table:style-name="ro1">
          <table:table-cell office:value-type="string" calcext:value-type="string">
            <text:p>A241Y</text:p>
          </table:table-cell>
          <table:table-cell office:value-type="float" office:value="-439.289254761" calcext:value-type="float">
            <text:p>-439.289254761</text:p>
          </table:table-cell>
        </table:table-row>
        <table:table-row table:style-name="ro1">
          <table:table-cell office:value-type="string" calcext:value-type="string">
            <text:p>T388N</text:p>
          </table:table-cell>
          <table:table-cell office:value-type="float" office:value="-439.289892578" calcext:value-type="float">
            <text:p>-439.289892578</text:p>
          </table:table-cell>
        </table:table-row>
        <table:table-row table:style-name="ro1">
          <table:table-cell office:value-type="string" calcext:value-type="string">
            <text:p>P198D</text:p>
          </table:table-cell>
          <table:table-cell office:value-type="float" office:value="-439.291064453" calcext:value-type="float">
            <text:p>-439.291064453</text:p>
          </table:table-cell>
        </table:table-row>
        <table:table-row table:style-name="ro1">
          <table:table-cell office:value-type="string" calcext:value-type="string">
            <text:p>N221H</text:p>
          </table:table-cell>
          <table:table-cell office:value-type="float" office:value="-439.294549561" calcext:value-type="float">
            <text:p>-439.294549561</text:p>
          </table:table-cell>
        </table:table-row>
        <table:table-row table:style-name="ro1">
          <table:table-cell office:value-type="string" calcext:value-type="string">
            <text:p>Q380Y</text:p>
          </table:table-cell>
          <table:table-cell office:value-type="float" office:value="-439.296807861" calcext:value-type="float">
            <text:p>-439.296807861</text:p>
          </table:table-cell>
        </table:table-row>
        <table:table-row table:style-name="ro1">
          <table:table-cell office:value-type="string" calcext:value-type="string">
            <text:p>A365M</text:p>
          </table:table-cell>
          <table:table-cell office:value-type="float" office:value="-439.298858643" calcext:value-type="float">
            <text:p>-439.298858643</text:p>
          </table:table-cell>
        </table:table-row>
        <table:table-row table:style-name="ro1">
          <table:table-cell office:value-type="string" calcext:value-type="string">
            <text:p>A398P</text:p>
          </table:table-cell>
          <table:table-cell office:value-type="float" office:value="-439.299563599" calcext:value-type="float">
            <text:p>-439.299563599</text:p>
          </table:table-cell>
        </table:table-row>
        <table:table-row table:style-name="ro1">
          <table:table-cell office:value-type="string" calcext:value-type="string">
            <text:p>K171W</text:p>
          </table:table-cell>
          <table:table-cell office:value-type="float" office:value="-439.302279663" calcext:value-type="float">
            <text:p>-439.302279663</text:p>
          </table:table-cell>
        </table:table-row>
        <table:table-row table:style-name="ro1">
          <table:table-cell office:value-type="string" calcext:value-type="string">
            <text:p>G327S</text:p>
          </table:table-cell>
          <table:table-cell office:value-type="float" office:value="-439.305615234" calcext:value-type="float">
            <text:p>-439.305615234</text:p>
          </table:table-cell>
        </table:table-row>
        <table:table-row table:style-name="ro1">
          <table:table-cell office:value-type="string" calcext:value-type="string">
            <text:p>P330G</text:p>
          </table:table-cell>
          <table:table-cell office:value-type="float" office:value="-439.312979126" calcext:value-type="float">
            <text:p>-439.312979126</text:p>
          </table:table-cell>
        </table:table-row>
        <table:table-row table:style-name="ro1">
          <table:table-cell office:value-type="string" calcext:value-type="string">
            <text:p>W382D</text:p>
          </table:table-cell>
          <table:table-cell office:value-type="float" office:value="-439.31383667" calcext:value-type="float">
            <text:p>-439.31383667</text:p>
          </table:table-cell>
        </table:table-row>
        <table:table-row table:style-name="ro1">
          <table:table-cell office:value-type="string" calcext:value-type="string">
            <text:p>E236L</text:p>
          </table:table-cell>
          <table:table-cell office:value-type="float" office:value="-439.316067505" calcext:value-type="float">
            <text:p>-439.316067505</text:p>
          </table:table-cell>
        </table:table-row>
        <table:table-row table:style-name="ro1">
          <table:table-cell office:value-type="string" calcext:value-type="string">
            <text:p>T299F</text:p>
          </table:table-cell>
          <table:table-cell office:value-type="float" office:value="-439.317404175" calcext:value-type="float">
            <text:p>-439.317404175</text:p>
          </table:table-cell>
        </table:table-row>
        <table:table-row table:style-name="ro1">
          <table:table-cell office:value-type="string" calcext:value-type="string">
            <text:p>M350S</text:p>
          </table:table-cell>
          <table:table-cell office:value-type="float" office:value="-439.31791687" calcext:value-type="float">
            <text:p>-439.31791687</text:p>
          </table:table-cell>
        </table:table-row>
        <table:table-row table:style-name="ro1">
          <table:table-cell office:value-type="string" calcext:value-type="string">
            <text:p>S343E</text:p>
          </table:table-cell>
          <table:table-cell office:value-type="float" office:value="-439.318585205" calcext:value-type="float">
            <text:p>-439.318585205</text:p>
          </table:table-cell>
        </table:table-row>
        <table:table-row table:style-name="ro1">
          <table:table-cell office:value-type="string" calcext:value-type="string">
            <text:p>A241F</text:p>
          </table:table-cell>
          <table:table-cell office:value-type="float" office:value="-439.318786621" calcext:value-type="float">
            <text:p>-439.318786621</text:p>
          </table:table-cell>
        </table:table-row>
        <table:table-row table:style-name="ro1">
          <table:table-cell office:value-type="string" calcext:value-type="string">
            <text:p>G289V</text:p>
          </table:table-cell>
          <table:table-cell office:value-type="float" office:value="-439.326431274" calcext:value-type="float">
            <text:p>-439.326431274</text:p>
          </table:table-cell>
        </table:table-row>
        <table:table-row table:style-name="ro1">
          <table:table-cell office:value-type="string" calcext:value-type="string">
            <text:p>L84T</text:p>
          </table:table-cell>
          <table:table-cell office:value-type="float" office:value="-439.329187012" calcext:value-type="float">
            <text:p>-439.329187012</text:p>
          </table:table-cell>
        </table:table-row>
        <table:table-row table:style-name="ro1">
          <table:table-cell office:value-type="string" calcext:value-type="string">
            <text:p>R400M</text:p>
          </table:table-cell>
          <table:table-cell office:value-type="float" office:value="-439.331427002" calcext:value-type="float">
            <text:p>-439.331427002</text:p>
          </table:table-cell>
        </table:table-row>
        <table:table-row table:style-name="ro1">
          <table:table-cell office:value-type="string" calcext:value-type="string">
            <text:p>G296F</text:p>
          </table:table-cell>
          <table:table-cell office:value-type="float" office:value="-439.331759644" calcext:value-type="float">
            <text:p>-439.331759644</text:p>
          </table:table-cell>
        </table:table-row>
        <table:table-row table:style-name="ro1">
          <table:table-cell office:value-type="string" calcext:value-type="string">
            <text:p>C441P</text:p>
          </table:table-cell>
          <table:table-cell office:value-type="float" office:value="-439.332003784" calcext:value-type="float">
            <text:p>-439.332003784</text:p>
          </table:table-cell>
        </table:table-row>
        <table:table-row table:style-name="ro1">
          <table:table-cell office:value-type="string" calcext:value-type="string">
            <text:p>G101M</text:p>
          </table:table-cell>
          <table:table-cell office:value-type="float" office:value="-439.333560181" calcext:value-type="float">
            <text:p>-439.333560181</text:p>
          </table:table-cell>
        </table:table-row>
        <table:table-row table:style-name="ro1">
          <table:table-cell office:value-type="string" calcext:value-type="string">
            <text:p>L331N</text:p>
          </table:table-cell>
          <table:table-cell office:value-type="float" office:value="-439.333892822" calcext:value-type="float">
            <text:p>-439.333892822</text:p>
          </table:table-cell>
        </table:table-row>
        <table:table-row table:style-name="ro1">
          <table:table-cell office:value-type="string" calcext:value-type="string">
            <text:p>T67I</text:p>
          </table:table-cell>
          <table:table-cell office:value-type="float" office:value="-439.334313965" calcext:value-type="float">
            <text:p>-439.334313965</text:p>
          </table:table-cell>
        </table:table-row>
        <table:table-row table:style-name="ro1">
          <table:table-cell office:value-type="string" calcext:value-type="string">
            <text:p>E90H</text:p>
          </table:table-cell>
          <table:table-cell office:value-type="float" office:value="-439.336422729" calcext:value-type="float">
            <text:p>-439.336422729</text:p>
          </table:table-cell>
        </table:table-row>
        <table:table-row table:style-name="ro1">
          <table:table-cell office:value-type="string" calcext:value-type="string">
            <text:p>W442L</text:p>
          </table:table-cell>
          <table:table-cell office:value-type="float" office:value="-439.338287354" calcext:value-type="float">
            <text:p>-439.338287354</text:p>
          </table:table-cell>
        </table:table-row>
        <table:table-row table:style-name="ro1">
          <table:table-cell office:value-type="string" calcext:value-type="string">
            <text:p>P325F</text:p>
          </table:table-cell>
          <table:table-cell office:value-type="float" office:value="-439.343304443" calcext:value-type="float">
            <text:p>-439.343304443</text:p>
          </table:table-cell>
        </table:table-row>
        <table:table-row table:style-name="ro1">
          <table:table-cell office:value-type="string" calcext:value-type="string">
            <text:p>M146T</text:p>
          </table:table-cell>
          <table:table-cell office:value-type="float" office:value="-439.344522095" calcext:value-type="float">
            <text:p>-439.344522095</text:p>
          </table:table-cell>
        </table:table-row>
        <table:table-row table:style-name="ro1">
          <table:table-cell office:value-type="string" calcext:value-type="string">
            <text:p>E70G</text:p>
          </table:table-cell>
          <table:table-cell office:value-type="float" office:value="-439.346875" calcext:value-type="float">
            <text:p>-439.346875</text:p>
          </table:table-cell>
        </table:table-row>
        <table:table-row table:style-name="ro1">
          <table:table-cell office:value-type="string" calcext:value-type="string">
            <text:p>L336G</text:p>
          </table:table-cell>
          <table:table-cell office:value-type="float" office:value="-439.348382568" calcext:value-type="float">
            <text:p>-439.348382568</text:p>
          </table:table-cell>
        </table:table-row>
        <table:table-row table:style-name="ro1">
          <table:table-cell office:value-type="string" calcext:value-type="string">
            <text:p>I45C</text:p>
          </table:table-cell>
          <table:table-cell office:value-type="float" office:value="-439.34916687" calcext:value-type="float">
            <text:p>-439.34916687</text:p>
          </table:table-cell>
        </table:table-row>
        <table:table-row table:style-name="ro1">
          <table:table-cell office:value-type="string" calcext:value-type="string">
            <text:p>R302D</text:p>
          </table:table-cell>
          <table:table-cell office:value-type="float" office:value="-439.350720215" calcext:value-type="float">
            <text:p>-439.350720215</text:p>
          </table:table-cell>
        </table:table-row>
        <table:table-row table:style-name="ro1">
          <table:table-cell office:value-type="string" calcext:value-type="string">
            <text:p>T74F</text:p>
          </table:table-cell>
          <table:table-cell office:value-type="float" office:value="-439.351080322" calcext:value-type="float">
            <text:p>-439.351080322</text:p>
          </table:table-cell>
        </table:table-row>
        <table:table-row table:style-name="ro1">
          <table:table-cell office:value-type="string" calcext:value-type="string">
            <text:p>P232V</text:p>
          </table:table-cell>
          <table:table-cell office:value-type="float" office:value="-439.351895142" calcext:value-type="float">
            <text:p>-439.351895142</text:p>
          </table:table-cell>
        </table:table-row>
        <table:table-row table:style-name="ro1">
          <table:table-cell office:value-type="string" calcext:value-type="string">
            <text:p>F269E</text:p>
          </table:table-cell>
          <table:table-cell office:value-type="float" office:value="-439.35289917" calcext:value-type="float">
            <text:p>-439.35289917</text:p>
          </table:table-cell>
        </table:table-row>
        <table:table-row table:style-name="ro1">
          <table:table-cell office:value-type="string" calcext:value-type="string">
            <text:p>M127K</text:p>
          </table:table-cell>
          <table:table-cell office:value-type="float" office:value="-439.359283447" calcext:value-type="float">
            <text:p>-439.359283447</text:p>
          </table:table-cell>
        </table:table-row>
        <table:table-row table:style-name="ro1">
          <table:table-cell office:value-type="string" calcext:value-type="string">
            <text:p>S63E</text:p>
          </table:table-cell>
          <table:table-cell office:value-type="float" office:value="-439.361169434" calcext:value-type="float">
            <text:p>-439.361169434</text:p>
          </table:table-cell>
        </table:table-row>
        <table:table-row table:style-name="ro1">
          <table:table-cell office:value-type="string" calcext:value-type="string">
            <text:p>A202R</text:p>
          </table:table-cell>
          <table:table-cell office:value-type="float" office:value="-439.362695313" calcext:value-type="float">
            <text:p>-439.362695313</text:p>
          </table:table-cell>
        </table:table-row>
        <table:table-row table:style-name="ro1">
          <table:table-cell office:value-type="string" calcext:value-type="string">
            <text:p>L401T</text:p>
          </table:table-cell>
          <table:table-cell office:value-type="float" office:value="-439.36300354" calcext:value-type="float">
            <text:p>-439.36300354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-439.364959717" calcext:value-type="float">
            <text:p>-439.364959717</text:p>
          </table:table-cell>
        </table:table-row>
        <table:table-row table:style-name="ro1">
          <table:table-cell office:value-type="string" calcext:value-type="string">
            <text:p>L130Q</text:p>
          </table:table-cell>
          <table:table-cell office:value-type="float" office:value="-439.365176392" calcext:value-type="float">
            <text:p>-439.365176392</text:p>
          </table:table-cell>
        </table:table-row>
        <table:table-row table:style-name="ro1">
          <table:table-cell office:value-type="string" calcext:value-type="string">
            <text:p>A438W</text:p>
          </table:table-cell>
          <table:table-cell office:value-type="float" office:value="-439.36529541" calcext:value-type="float">
            <text:p>-439.36529541</text:p>
          </table:table-cell>
        </table:table-row>
        <table:table-row table:style-name="ro1">
          <table:table-cell office:value-type="string" calcext:value-type="string">
            <text:p>L169K</text:p>
          </table:table-cell>
          <table:table-cell office:value-type="float" office:value="-439.366229248" calcext:value-type="float">
            <text:p>-439.366229248</text:p>
          </table:table-cell>
        </table:table-row>
        <table:table-row table:style-name="ro1">
          <table:table-cell office:value-type="string" calcext:value-type="string">
            <text:p>L399C</text:p>
          </table:table-cell>
          <table:table-cell office:value-type="float" office:value="-439.367163086" calcext:value-type="float">
            <text:p>-439.367163086</text:p>
          </table:table-cell>
        </table:table-row>
        <table:table-row table:style-name="ro1">
          <table:table-cell office:value-type="string" calcext:value-type="string">
            <text:p>G161F</text:p>
          </table:table-cell>
          <table:table-cell office:value-type="float" office:value="-439.369747925" calcext:value-type="float">
            <text:p>-439.369747925</text:p>
          </table:table-cell>
        </table:table-row>
        <table:table-row table:style-name="ro1">
          <table:table-cell office:value-type="string" calcext:value-type="string">
            <text:p>L169C</text:p>
          </table:table-cell>
          <table:table-cell office:value-type="float" office:value="-439.369927979" calcext:value-type="float">
            <text:p>-439.369927979</text:p>
          </table:table-cell>
        </table:table-row>
        <table:table-row table:style-name="ro1">
          <table:table-cell office:value-type="string" calcext:value-type="string">
            <text:p>F274L</text:p>
          </table:table-cell>
          <table:table-cell office:value-type="float" office:value="-439.371173096" calcext:value-type="float">
            <text:p>-439.371173096</text:p>
          </table:table-cell>
        </table:table-row>
        <table:table-row table:style-name="ro1">
          <table:table-cell office:value-type="string" calcext:value-type="string">
            <text:p>G161L</text:p>
          </table:table-cell>
          <table:table-cell office:value-type="float" office:value="-439.374584961" calcext:value-type="float">
            <text:p>-439.374584961</text:p>
          </table:table-cell>
        </table:table-row>
        <table:table-row table:style-name="ro1">
          <table:table-cell office:value-type="string" calcext:value-type="string">
            <text:p>E356M</text:p>
          </table:table-cell>
          <table:table-cell office:value-type="float" office:value="-439.376004028" calcext:value-type="float">
            <text:p>-439.376004028</text:p>
          </table:table-cell>
        </table:table-row>
        <table:table-row table:style-name="ro1">
          <table:table-cell office:value-type="string" calcext:value-type="string">
            <text:p>T349I</text:p>
          </table:table-cell>
          <table:table-cell office:value-type="float" office:value="-439.376138306" calcext:value-type="float">
            <text:p>-439.376138306</text:p>
          </table:table-cell>
        </table:table-row>
        <table:table-row table:style-name="ro1">
          <table:table-cell office:value-type="string" calcext:value-type="string">
            <text:p>R175I</text:p>
          </table:table-cell>
          <table:table-cell office:value-type="float" office:value="-439.378018188" calcext:value-type="float">
            <text:p>-439.378018188</text:p>
          </table:table-cell>
        </table:table-row>
        <table:table-row table:style-name="ro1">
          <table:table-cell office:value-type="string" calcext:value-type="string">
            <text:p>L84A</text:p>
          </table:table-cell>
          <table:table-cell office:value-type="float" office:value="-439.380255127" calcext:value-type="float">
            <text:p>-439.380255127</text:p>
          </table:table-cell>
        </table:table-row>
        <table:table-row table:style-name="ro1">
          <table:table-cell office:value-type="string" calcext:value-type="string">
            <text:p>F269N</text:p>
          </table:table-cell>
          <table:table-cell office:value-type="float" office:value="-439.383291626" calcext:value-type="float">
            <text:p>-439.383291626</text:p>
          </table:table-cell>
        </table:table-row>
        <table:table-row table:style-name="ro1">
          <table:table-cell office:value-type="string" calcext:value-type="string">
            <text:p>D211A</text:p>
          </table:table-cell>
          <table:table-cell office:value-type="float" office:value="-439.386569214" calcext:value-type="float">
            <text:p>-439.386569214</text:p>
          </table:table-cell>
        </table:table-row>
        <table:table-row table:style-name="ro1">
          <table:table-cell office:value-type="string" calcext:value-type="string">
            <text:p>T67K</text:p>
          </table:table-cell>
          <table:table-cell office:value-type="float" office:value="-439.386584473" calcext:value-type="float">
            <text:p>-439.386584473</text:p>
          </table:table-cell>
        </table:table-row>
        <table:table-row table:style-name="ro1">
          <table:table-cell office:value-type="string" calcext:value-type="string">
            <text:p>D148R</text:p>
          </table:table-cell>
          <table:table-cell office:value-type="float" office:value="-439.389172363" calcext:value-type="float">
            <text:p>-439.389172363</text:p>
          </table:table-cell>
        </table:table-row>
        <table:table-row table:style-name="ro1">
          <table:table-cell office:value-type="string" calcext:value-type="string">
            <text:p>H424M</text:p>
          </table:table-cell>
          <table:table-cell office:value-type="float" office:value="-439.389968872" calcext:value-type="float">
            <text:p>-439.389968872</text:p>
          </table:table-cell>
        </table:table-row>
        <table:table-row table:style-name="ro1">
          <table:table-cell office:value-type="string" calcext:value-type="string">
            <text:p>T67Q</text:p>
          </table:table-cell>
          <table:table-cell office:value-type="float" office:value="-439.390136719" calcext:value-type="float">
            <text:p>-439.390136719</text:p>
          </table:table-cell>
        </table:table-row>
        <table:table-row table:style-name="ro1">
          <table:table-cell office:value-type="string" calcext:value-type="string">
            <text:p>A107S</text:p>
          </table:table-cell>
          <table:table-cell office:value-type="float" office:value="-439.390435791" calcext:value-type="float">
            <text:p>-439.390435791</text:p>
          </table:table-cell>
        </table:table-row>
        <table:table-row table:style-name="ro1">
          <table:table-cell office:value-type="string" calcext:value-type="string">
            <text:p>I213A</text:p>
          </table:table-cell>
          <table:table-cell office:value-type="float" office:value="-439.392205811" calcext:value-type="float">
            <text:p>-439.392205811</text:p>
          </table:table-cell>
        </table:table-row>
        <table:table-row table:style-name="ro1">
          <table:table-cell office:value-type="string" calcext:value-type="string">
            <text:p>G315M</text:p>
          </table:table-cell>
          <table:table-cell office:value-type="float" office:value="-439.394909668" calcext:value-type="float">
            <text:p>-439.394909668</text:p>
          </table:table-cell>
        </table:table-row>
        <table:table-row table:style-name="ro1">
          <table:table-cell office:value-type="string" calcext:value-type="string">
            <text:p>P198G</text:p>
          </table:table-cell>
          <table:table-cell office:value-type="float" office:value="-439.395748901" calcext:value-type="float">
            <text:p>-439.395748901</text:p>
          </table:table-cell>
        </table:table-row>
        <table:table-row table:style-name="ro1">
          <table:table-cell office:value-type="string" calcext:value-type="string">
            <text:p>L331D</text:p>
          </table:table-cell>
          <table:table-cell office:value-type="float" office:value="-439.396130371" calcext:value-type="float">
            <text:p>-439.396130371</text:p>
          </table:table-cell>
        </table:table-row>
        <table:table-row table:style-name="ro1">
          <table:table-cell office:value-type="string" calcext:value-type="string">
            <text:p>L147E</text:p>
          </table:table-cell>
          <table:table-cell office:value-type="float" office:value="-439.396234131" calcext:value-type="float">
            <text:p>-439.396234131</text:p>
          </table:table-cell>
        </table:table-row>
        <table:table-row table:style-name="ro1">
          <table:table-cell office:value-type="string" calcext:value-type="string">
            <text:p>G180K</text:p>
          </table:table-cell>
          <table:table-cell office:value-type="float" office:value="-439.396810913" calcext:value-type="float">
            <text:p>-439.396810913</text:p>
          </table:table-cell>
        </table:table-row>
        <table:table-row table:style-name="ro1">
          <table:table-cell office:value-type="string" calcext:value-type="string">
            <text:p>A184R</text:p>
          </table:table-cell>
          <table:table-cell office:value-type="float" office:value="-439.397180176" calcext:value-type="float">
            <text:p>-439.397180176</text:p>
          </table:table-cell>
        </table:table-row>
        <table:table-row table:style-name="ro1">
          <table:table-cell office:value-type="string" calcext:value-type="string">
            <text:p>M146G</text:p>
          </table:table-cell>
          <table:table-cell office:value-type="float" office:value="-439.399002075" calcext:value-type="float">
            <text:p>-439.399002075</text:p>
          </table:table-cell>
        </table:table-row>
        <table:table-row table:style-name="ro1">
          <table:table-cell office:value-type="string" calcext:value-type="string">
            <text:p>V319C</text:p>
          </table:table-cell>
          <table:table-cell office:value-type="float" office:value="-439.401217651" calcext:value-type="float">
            <text:p>-439.401217651</text:p>
          </table:table-cell>
        </table:table-row>
        <table:table-row table:style-name="ro1">
          <table:table-cell office:value-type="string" calcext:value-type="string">
            <text:p>G49T</text:p>
          </table:table-cell>
          <table:table-cell office:value-type="float" office:value="-439.403179932" calcext:value-type="float">
            <text:p>-439.403179932</text:p>
          </table:table-cell>
        </table:table-row>
        <table:table-row table:style-name="ro1">
          <table:table-cell office:value-type="string" calcext:value-type="string">
            <text:p>K443V</text:p>
          </table:table-cell>
          <table:table-cell office:value-type="float" office:value="-439.404434204" calcext:value-type="float">
            <text:p>-439.404434204</text:p>
          </table:table-cell>
        </table:table-row>
        <table:table-row table:style-name="ro1">
          <table:table-cell office:value-type="string" calcext:value-type="string">
            <text:p>R145T</text:p>
          </table:table-cell>
          <table:table-cell office:value-type="float" office:value="-439.405163574" calcext:value-type="float">
            <text:p>-439.405163574</text:p>
          </table:table-cell>
        </table:table-row>
        <table:table-row table:style-name="ro1">
          <table:table-cell office:value-type="string" calcext:value-type="string">
            <text:p>M350G</text:p>
          </table:table-cell>
          <table:table-cell office:value-type="float" office:value="-439.406411743" calcext:value-type="float">
            <text:p>-439.406411743</text:p>
          </table:table-cell>
        </table:table-row>
        <table:table-row table:style-name="ro1">
          <table:table-cell office:value-type="string" calcext:value-type="string">
            <text:p>I187L</text:p>
          </table:table-cell>
          <table:table-cell office:value-type="float" office:value="-439.408218384" calcext:value-type="float">
            <text:p>-439.408218384</text:p>
          </table:table-cell>
        </table:table-row>
        <table:table-row table:style-name="ro1">
          <table:table-cell office:value-type="string" calcext:value-type="string">
            <text:p>I391K</text:p>
          </table:table-cell>
          <table:table-cell office:value-type="float" office:value="-439.408728027" calcext:value-type="float">
            <text:p>-439.408728027</text:p>
          </table:table-cell>
        </table:table-row>
        <table:table-row table:style-name="ro1">
          <table:table-cell office:value-type="string" calcext:value-type="string">
            <text:p>V319T</text:p>
          </table:table-cell>
          <table:table-cell office:value-type="float" office:value="-439.409762573" calcext:value-type="float">
            <text:p>-439.409762573</text:p>
          </table:table-cell>
        </table:table-row>
        <table:table-row table:style-name="ro1">
          <table:table-cell office:value-type="string" calcext:value-type="string">
            <text:p>C203V</text:p>
          </table:table-cell>
          <table:table-cell office:value-type="float" office:value="-439.409918213" calcext:value-type="float">
            <text:p>-439.409918213</text:p>
          </table:table-cell>
        </table:table-row>
        <table:table-row table:style-name="ro1">
          <table:table-cell office:value-type="string" calcext:value-type="string">
            <text:p>A41N</text:p>
          </table:table-cell>
          <table:table-cell office:value-type="float" office:value="-439.411193848" calcext:value-type="float">
            <text:p>-439.411193848</text:p>
          </table:table-cell>
        </table:table-row>
        <table:table-row table:style-name="ro1">
          <table:table-cell office:value-type="string" calcext:value-type="string">
            <text:p>T292I</text:p>
          </table:table-cell>
          <table:table-cell office:value-type="float" office:value="-439.411334229" calcext:value-type="float">
            <text:p>-439.411334229</text:p>
          </table:table-cell>
        </table:table-row>
        <table:table-row table:style-name="ro1">
          <table:table-cell office:value-type="string" calcext:value-type="string">
            <text:p>I187V</text:p>
          </table:table-cell>
          <table:table-cell office:value-type="float" office:value="-439.41333313" calcext:value-type="float">
            <text:p>-439.41333313</text:p>
          </table:table-cell>
        </table:table-row>
        <table:table-row table:style-name="ro1">
          <table:table-cell office:value-type="string" calcext:value-type="string">
            <text:p>G409R</text:p>
          </table:table-cell>
          <table:table-cell office:value-type="float" office:value="-439.413745117" calcext:value-type="float">
            <text:p>-439.413745117</text:p>
          </table:table-cell>
        </table:table-row>
        <table:table-row table:style-name="ro1">
          <table:table-cell office:value-type="string" calcext:value-type="string">
            <text:p>R436P</text:p>
          </table:table-cell>
          <table:table-cell office:value-type="float" office:value="-439.414627075" calcext:value-type="float">
            <text:p>-439.414627075</text:p>
          </table:table-cell>
        </table:table-row>
        <table:table-row table:style-name="ro1">
          <table:table-cell office:value-type="string" calcext:value-type="string">
            <text:p>V40T</text:p>
          </table:table-cell>
          <table:table-cell office:value-type="float" office:value="-439.415853882" calcext:value-type="float">
            <text:p>-439.415853882</text:p>
          </table:table-cell>
        </table:table-row>
        <table:table-row table:style-name="ro1">
          <table:table-cell office:value-type="string" calcext:value-type="string">
            <text:p>T347G</text:p>
          </table:table-cell>
          <table:table-cell office:value-type="float" office:value="-439.422528076" calcext:value-type="float">
            <text:p>-439.422528076</text:p>
          </table:table-cell>
        </table:table-row>
        <table:table-row table:style-name="ro1">
          <table:table-cell office:value-type="string" calcext:value-type="string">
            <text:p>Q136P</text:p>
          </table:table-cell>
          <table:table-cell office:value-type="float" office:value="-439.422869873" calcext:value-type="float">
            <text:p>-439.422869873</text:p>
          </table:table-cell>
        </table:table-row>
        <table:table-row table:style-name="ro1">
          <table:table-cell office:value-type="string" calcext:value-type="string">
            <text:p>A253P</text:p>
          </table:table-cell>
          <table:table-cell office:value-type="float" office:value="-439.423764038" calcext:value-type="float">
            <text:p>-439.423764038</text:p>
          </table:table-cell>
        </table:table-row>
        <table:table-row table:style-name="ro1">
          <table:table-cell office:value-type="string" calcext:value-type="string">
            <text:p>G432V</text:p>
          </table:table-cell>
          <table:table-cell office:value-type="float" office:value="-439.428106689" calcext:value-type="float">
            <text:p>-439.428106689</text:p>
          </table:table-cell>
        </table:table-row>
        <table:table-row table:style-name="ro1">
          <table:table-cell office:value-type="string" calcext:value-type="string">
            <text:p>L147K</text:p>
          </table:table-cell>
          <table:table-cell office:value-type="float" office:value="-439.428839111" calcext:value-type="float">
            <text:p>-439.428839111</text:p>
          </table:table-cell>
        </table:table-row>
        <table:table-row table:style-name="ro1">
          <table:table-cell office:value-type="string" calcext:value-type="string">
            <text:p>P376V</text:p>
          </table:table-cell>
          <table:table-cell office:value-type="float" office:value="-439.429708862" calcext:value-type="float">
            <text:p>-439.429708862</text:p>
          </table:table-cell>
        </table:table-row>
        <table:table-row table:style-name="ro1">
          <table:table-cell office:value-type="string" calcext:value-type="string">
            <text:p>G431D</text:p>
          </table:table-cell>
          <table:table-cell office:value-type="float" office:value="-439.433026123" calcext:value-type="float">
            <text:p>-439.433026123</text:p>
          </table:table-cell>
        </table:table-row>
        <table:table-row table:style-name="ro1">
          <table:table-cell office:value-type="string" calcext:value-type="string">
            <text:p>R436D</text:p>
          </table:table-cell>
          <table:table-cell office:value-type="float" office:value="-439.43420105" calcext:value-type="float">
            <text:p>-439.43420105</text:p>
          </table:table-cell>
        </table:table-row>
        <table:table-row table:style-name="ro1">
          <table:table-cell office:value-type="string" calcext:value-type="string">
            <text:p>P294H</text:p>
          </table:table-cell>
          <table:table-cell office:value-type="float" office:value="-439.436608887" calcext:value-type="float">
            <text:p>-439.436608887</text:p>
          </table:table-cell>
        </table:table-row>
        <table:table-row table:style-name="ro1">
          <table:table-cell office:value-type="string" calcext:value-type="string">
            <text:p>I131K</text:p>
          </table:table-cell>
          <table:table-cell office:value-type="float" office:value="-439.443475342" calcext:value-type="float">
            <text:p>-439.443475342</text:p>
          </table:table-cell>
        </table:table-row>
        <table:table-row table:style-name="ro1">
          <table:table-cell office:value-type="string" calcext:value-type="string">
            <text:p>F290S</text:p>
          </table:table-cell>
          <table:table-cell office:value-type="float" office:value="-439.444146729" calcext:value-type="float">
            <text:p>-439.444146729</text:p>
          </table:table-cell>
        </table:table-row>
        <table:table-row table:style-name="ro1">
          <table:table-cell office:value-type="string" calcext:value-type="string">
            <text:p>F104D</text:p>
          </table:table-cell>
          <table:table-cell office:value-type="float" office:value="-439.447079468" calcext:value-type="float">
            <text:p>-439.447079468</text:p>
          </table:table-cell>
        </table:table-row>
        <table:table-row table:style-name="ro1">
          <table:table-cell office:value-type="string" calcext:value-type="string">
            <text:p>H316F</text:p>
          </table:table-cell>
          <table:table-cell office:value-type="float" office:value="-439.452523804" calcext:value-type="float">
            <text:p>-439.452523804</text:p>
          </table:table-cell>
        </table:table-row>
        <table:table-row table:style-name="ro1">
          <table:table-cell office:value-type="string" calcext:value-type="string">
            <text:p>A41I</text:p>
          </table:table-cell>
          <table:table-cell office:value-type="float" office:value="-439.454507446" calcext:value-type="float">
            <text:p>-439.454507446</text:p>
          </table:table-cell>
        </table:table-row>
        <table:table-row table:style-name="ro1">
          <table:table-cell office:value-type="string" calcext:value-type="string">
            <text:p>G137S</text:p>
          </table:table-cell>
          <table:table-cell office:value-type="float" office:value="-439.45546875" calcext:value-type="float">
            <text:p>-439.45546875</text:p>
          </table:table-cell>
        </table:table-row>
        <table:table-row table:style-name="ro1">
          <table:table-cell office:value-type="string" calcext:value-type="string">
            <text:p>L132D</text:p>
          </table:table-cell>
          <table:table-cell office:value-type="float" office:value="-439.457006836" calcext:value-type="float">
            <text:p>-439.457006836</text:p>
          </table:table-cell>
        </table:table-row>
        <table:table-row table:style-name="ro1">
          <table:table-cell office:value-type="string" calcext:value-type="string">
            <text:p>D268I</text:p>
          </table:table-cell>
          <table:table-cell office:value-type="float" office:value="-439.45819397" calcext:value-type="float">
            <text:p>-439.45819397</text:p>
          </table:table-cell>
        </table:table-row>
        <table:table-row table:style-name="ro1">
          <table:table-cell office:value-type="string" calcext:value-type="string">
            <text:p>L339S</text:p>
          </table:table-cell>
          <table:table-cell office:value-type="float" office:value="-439.459301758" calcext:value-type="float">
            <text:p>-439.459301758</text:p>
          </table:table-cell>
        </table:table-row>
        <table:table-row table:style-name="ro1">
          <table:table-cell office:value-type="string" calcext:value-type="string">
            <text:p>P46V</text:p>
          </table:table-cell>
          <table:table-cell office:value-type="float" office:value="-439.460131836" calcext:value-type="float">
            <text:p>-439.460131836</text:p>
          </table:table-cell>
        </table:table-row>
        <table:table-row table:style-name="ro1">
          <table:table-cell office:value-type="string" calcext:value-type="string">
            <text:p>G293W</text:p>
          </table:table-cell>
          <table:table-cell office:value-type="float" office:value="-439.460565186" calcext:value-type="float">
            <text:p>-439.460565186</text:p>
          </table:table-cell>
        </table:table-row>
        <table:table-row table:style-name="ro1">
          <table:table-cell office:value-type="string" calcext:value-type="string">
            <text:p>V291F</text:p>
          </table:table-cell>
          <table:table-cell office:value-type="float" office:value="-439.461529541" calcext:value-type="float">
            <text:p>-439.461529541</text:p>
          </table:table-cell>
        </table:table-row>
        <table:table-row table:style-name="ro1">
          <table:table-cell office:value-type="string" calcext:value-type="string">
            <text:p>G423P</text:p>
          </table:table-cell>
          <table:table-cell office:value-type="float" office:value="-439.463201904" calcext:value-type="float">
            <text:p>-439.463201904</text:p>
          </table:table-cell>
        </table:table-row>
        <table:table-row table:style-name="ro1">
          <table:table-cell office:value-type="string" calcext:value-type="string">
            <text:p>I45N</text:p>
          </table:table-cell>
          <table:table-cell office:value-type="float" office:value="-439.463635254" calcext:value-type="float">
            <text:p>-439.463635254</text:p>
          </table:table-cell>
        </table:table-row>
        <table:table-row table:style-name="ro1">
          <table:table-cell office:value-type="string" calcext:value-type="string">
            <text:p>M155Q</text:p>
          </table:table-cell>
          <table:table-cell office:value-type="float" office:value="-439.463674927" calcext:value-type="float">
            <text:p>-439.463674927</text:p>
          </table:table-cell>
        </table:table-row>
        <table:table-row table:style-name="ro1">
          <table:table-cell office:value-type="string" calcext:value-type="string">
            <text:p>N123R</text:p>
          </table:table-cell>
          <table:table-cell office:value-type="float" office:value="-439.467681885" calcext:value-type="float">
            <text:p>-439.467681885</text:p>
          </table:table-cell>
        </table:table-row>
        <table:table-row table:style-name="ro1">
          <table:table-cell office:value-type="string" calcext:value-type="string">
            <text:p>G210S</text:p>
          </table:table-cell>
          <table:table-cell office:value-type="float" office:value="-439.469885254" calcext:value-type="float">
            <text:p>-439.469885254</text:p>
          </table:table-cell>
        </table:table-row>
        <table:table-row table:style-name="ro1">
          <table:table-cell office:value-type="string" calcext:value-type="string">
            <text:p>N165E</text:p>
          </table:table-cell>
          <table:table-cell office:value-type="float" office:value="-439.470022583" calcext:value-type="float">
            <text:p>-439.470022583</text:p>
          </table:table-cell>
        </table:table-row>
        <table:table-row table:style-name="ro1">
          <table:table-cell office:value-type="string" calcext:value-type="string">
            <text:p>L331R</text:p>
          </table:table-cell>
          <table:table-cell office:value-type="float" office:value="-439.470300293" calcext:value-type="float">
            <text:p>-439.470300293</text:p>
          </table:table-cell>
        </table:table-row>
        <table:table-row table:style-name="ro1">
          <table:table-cell office:value-type="string" calcext:value-type="string">
            <text:p>W382M</text:p>
          </table:table-cell>
          <table:table-cell office:value-type="float" office:value="-439.471911621" calcext:value-type="float">
            <text:p>-439.471911621</text:p>
          </table:table-cell>
        </table:table-row>
        <table:table-row table:style-name="ro1">
          <table:table-cell office:value-type="string" calcext:value-type="string">
            <text:p>A237W</text:p>
          </table:table-cell>
          <table:table-cell office:value-type="float" office:value="-439.47539978" calcext:value-type="float">
            <text:p>-439.47539978</text:p>
          </table:table-cell>
        </table:table-row>
        <table:table-row table:style-name="ro1">
          <table:table-cell office:value-type="string" calcext:value-type="string">
            <text:p>M328A</text:p>
          </table:table-cell>
          <table:table-cell office:value-type="float" office:value="-439.47612915" calcext:value-type="float">
            <text:p>-439.47612915</text:p>
          </table:table-cell>
        </table:table-row>
        <table:table-row table:style-name="ro1">
          <table:table-cell office:value-type="string" calcext:value-type="string">
            <text:p>D258C</text:p>
          </table:table-cell>
          <table:table-cell office:value-type="float" office:value="-439.476443481" calcext:value-type="float">
            <text:p>-439.476443481</text:p>
          </table:table-cell>
        </table:table-row>
        <table:table-row table:style-name="ro1">
          <table:table-cell office:value-type="string" calcext:value-type="string">
            <text:p>V55N</text:p>
          </table:table-cell>
          <table:table-cell office:value-type="float" office:value="-439.476525879" calcext:value-type="float">
            <text:p>-439.476525879</text:p>
          </table:table-cell>
        </table:table-row>
        <table:table-row table:style-name="ro1">
          <table:table-cell office:value-type="string" calcext:value-type="string">
            <text:p>V319R</text:p>
          </table:table-cell>
          <table:table-cell office:value-type="float" office:value="-439.477377319" calcext:value-type="float">
            <text:p>-439.477377319</text:p>
          </table:table-cell>
        </table:table-row>
        <table:table-row table:style-name="ro1">
          <table:table-cell office:value-type="string" calcext:value-type="string">
            <text:p>T65C</text:p>
          </table:table-cell>
          <table:table-cell office:value-type="float" office:value="-439.477911377" calcext:value-type="float">
            <text:p>-439.477911377</text:p>
          </table:table-cell>
        </table:table-row>
        <table:table-row table:style-name="ro1">
          <table:table-cell office:value-type="string" calcext:value-type="string">
            <text:p>D148N</text:p>
          </table:table-cell>
          <table:table-cell office:value-type="float" office:value="-439.48057251" calcext:value-type="float">
            <text:p>-439.48057251</text:p>
          </table:table-cell>
        </table:table-row>
        <table:table-row table:style-name="ro1">
          <table:table-cell office:value-type="string" calcext:value-type="string">
            <text:p>G293D</text:p>
          </table:table-cell>
          <table:table-cell office:value-type="float" office:value="-439.484143066" calcext:value-type="float">
            <text:p>-439.484143066</text:p>
          </table:table-cell>
        </table:table-row>
        <table:table-row table:style-name="ro1">
          <table:table-cell office:value-type="string" calcext:value-type="string">
            <text:p>F304H</text:p>
          </table:table-cell>
          <table:table-cell office:value-type="float" office:value="-439.48795166" calcext:value-type="float">
            <text:p>-439.48795166</text:p>
          </table:table-cell>
        </table:table-row>
        <table:table-row table:style-name="ro1">
          <table:table-cell office:value-type="string" calcext:value-type="string">
            <text:p>L132R</text:p>
          </table:table-cell>
          <table:table-cell office:value-type="float" office:value="-439.489035034" calcext:value-type="float">
            <text:p>-439.489035034</text:p>
          </table:table-cell>
        </table:table-row>
        <table:table-row table:style-name="ro1">
          <table:table-cell office:value-type="string" calcext:value-type="string">
            <text:p>A429C</text:p>
          </table:table-cell>
          <table:table-cell office:value-type="float" office:value="-439.489227295" calcext:value-type="float">
            <text:p>-439.489227295</text:p>
          </table:table-cell>
        </table:table-row>
        <table:table-row table:style-name="ro1">
          <table:table-cell office:value-type="string" calcext:value-type="string">
            <text:p>G174Y</text:p>
          </table:table-cell>
          <table:table-cell office:value-type="float" office:value="-439.489379883" calcext:value-type="float">
            <text:p>-439.489379883</text:p>
          </table:table-cell>
        </table:table-row>
        <table:table-row table:style-name="ro1">
          <table:table-cell office:value-type="string" calcext:value-type="string">
            <text:p>G431H</text:p>
          </table:table-cell>
          <table:table-cell office:value-type="float" office:value="-439.489587402" calcext:value-type="float">
            <text:p>-439.489587402</text:p>
          </table:table-cell>
        </table:table-row>
        <table:table-row table:style-name="ro1">
          <table:table-cell office:value-type="string" calcext:value-type="string">
            <text:p>H316W</text:p>
          </table:table-cell>
          <table:table-cell office:value-type="float" office:value="-439.490328979" calcext:value-type="float">
            <text:p>-439.490328979</text:p>
          </table:table-cell>
        </table:table-row>
        <table:table-row table:style-name="ro1">
          <table:table-cell office:value-type="string" calcext:value-type="string">
            <text:p>M146A</text:p>
          </table:table-cell>
          <table:table-cell office:value-type="float" office:value="-439.49156189" calcext:value-type="float">
            <text:p>-439.49156189</text:p>
          </table:table-cell>
        </table:table-row>
        <table:table-row table:style-name="ro1">
          <table:table-cell office:value-type="string" calcext:value-type="string">
            <text:p>G102S</text:p>
          </table:table-cell>
          <table:table-cell office:value-type="float" office:value="-439.496655273" calcext:value-type="float">
            <text:p>-439.496655273</text:p>
          </table:table-cell>
        </table:table-row>
        <table:table-row table:style-name="ro1">
          <table:table-cell office:value-type="string" calcext:value-type="string">
            <text:p>F274Q</text:p>
          </table:table-cell>
          <table:table-cell office:value-type="float" office:value="-439.497250366" calcext:value-type="float">
            <text:p>-439.497250366</text:p>
          </table:table-cell>
        </table:table-row>
        <table:table-row table:style-name="ro1">
          <table:table-cell office:value-type="string" calcext:value-type="string">
            <text:p>F308G</text:p>
          </table:table-cell>
          <table:table-cell office:value-type="float" office:value="-439.497735596" calcext:value-type="float">
            <text:p>-439.497735596</text:p>
          </table:table-cell>
        </table:table-row>
        <table:table-row table:style-name="ro1">
          <table:table-cell office:value-type="string" calcext:value-type="string">
            <text:p>G246A</text:p>
          </table:table-cell>
          <table:table-cell office:value-type="float" office:value="-439.500216675" calcext:value-type="float">
            <text:p>-439.500216675</text:p>
          </table:table-cell>
        </table:table-row>
        <table:table-row table:style-name="ro1">
          <table:table-cell office:value-type="string" calcext:value-type="string">
            <text:p>G161Y</text:p>
          </table:table-cell>
          <table:table-cell office:value-type="float" office:value="-439.506884766" calcext:value-type="float">
            <text:p>-439.506884766</text:p>
          </table:table-cell>
        </table:table-row>
        <table:table-row table:style-name="ro1">
          <table:table-cell office:value-type="string" calcext:value-type="string">
            <text:p>S434E</text:p>
          </table:table-cell>
          <table:table-cell office:value-type="float" office:value="-439.513360596" calcext:value-type="float">
            <text:p>-439.513360596</text:p>
          </table:table-cell>
        </table:table-row>
        <table:table-row table:style-name="ro1">
          <table:table-cell office:value-type="string" calcext:value-type="string">
            <text:p>L192R</text:p>
          </table:table-cell>
          <table:table-cell office:value-type="float" office:value="-439.513766479" calcext:value-type="float">
            <text:p>-439.513766479</text:p>
          </table:table-cell>
        </table:table-row>
        <table:table-row table:style-name="ro1">
          <table:table-cell office:value-type="string" calcext:value-type="string">
            <text:p>D258H</text:p>
          </table:table-cell>
          <table:table-cell office:value-type="float" office:value="-439.51473999" calcext:value-type="float">
            <text:p>-439.51473999</text:p>
          </table:table-cell>
        </table:table-row>
        <table:table-row table:style-name="ro1">
          <table:table-cell office:value-type="string" calcext:value-type="string">
            <text:p>Y383P</text:p>
          </table:table-cell>
          <table:table-cell office:value-type="float" office:value="-439.51529541" calcext:value-type="float">
            <text:p>-439.51529541</text:p>
          </table:table-cell>
        </table:table-row>
        <table:table-row table:style-name="ro1">
          <table:table-cell office:value-type="string" calcext:value-type="string">
            <text:p>V413T</text:p>
          </table:table-cell>
          <table:table-cell office:value-type="float" office:value="-439.516711426" calcext:value-type="float">
            <text:p>-439.516711426</text:p>
          </table:table-cell>
        </table:table-row>
        <table:table-row table:style-name="ro1">
          <table:table-cell office:value-type="string" calcext:value-type="string">
            <text:p>E70T</text:p>
          </table:table-cell>
          <table:table-cell office:value-type="float" office:value="-439.517495728" calcext:value-type="float">
            <text:p>-439.517495728</text:p>
          </table:table-cell>
        </table:table-row>
        <table:table-row table:style-name="ro1">
          <table:table-cell office:value-type="string" calcext:value-type="string">
            <text:p>N134E</text:p>
          </table:table-cell>
          <table:table-cell office:value-type="float" office:value="-439.517605591" calcext:value-type="float">
            <text:p>-439.517605591</text:p>
          </table:table-cell>
        </table:table-row>
        <table:table-row table:style-name="ro1">
          <table:table-cell office:value-type="string" calcext:value-type="string">
            <text:p>F308A</text:p>
          </table:table-cell>
          <table:table-cell office:value-type="float" office:value="-439.517797852" calcext:value-type="float">
            <text:p>-439.517797852</text:p>
          </table:table-cell>
        </table:table-row>
        <table:table-row table:style-name="ro1">
          <table:table-cell office:value-type="string" calcext:value-type="string">
            <text:p>T416M</text:p>
          </table:table-cell>
          <table:table-cell office:value-type="float" office:value="-439.522857666" calcext:value-type="float">
            <text:p>-439.522857666</text:p>
          </table:table-cell>
        </table:table-row>
        <table:table-row table:style-name="ro1">
          <table:table-cell office:value-type="string" calcext:value-type="string">
            <text:p>A253W</text:p>
          </table:table-cell>
          <table:table-cell office:value-type="float" office:value="-439.523233032" calcext:value-type="float">
            <text:p>-439.523233032</text:p>
          </table:table-cell>
        </table:table-row>
        <table:table-row table:style-name="ro1">
          <table:table-cell office:value-type="string" calcext:value-type="string">
            <text:p>Q380D</text:p>
          </table:table-cell>
          <table:table-cell office:value-type="float" office:value="-439.523355103" calcext:value-type="float">
            <text:p>-439.523355103</text:p>
          </table:table-cell>
        </table:table-row>
        <table:table-row table:style-name="ro1">
          <table:table-cell office:value-type="string" calcext:value-type="string">
            <text:p>P196K</text:p>
          </table:table-cell>
          <table:table-cell office:value-type="float" office:value="-439.523617554" calcext:value-type="float">
            <text:p>-439.523617554</text:p>
          </table:table-cell>
        </table:table-row>
        <table:table-row table:style-name="ro1">
          <table:table-cell office:value-type="string" calcext:value-type="string">
            <text:p>S324C</text:p>
          </table:table-cell>
          <table:table-cell office:value-type="float" office:value="-439.524511719" calcext:value-type="float">
            <text:p>-439.524511719</text:p>
          </table:table-cell>
        </table:table-row>
        <table:table-row table:style-name="ro1">
          <table:table-cell office:value-type="string" calcext:value-type="string">
            <text:p>M334P</text:p>
          </table:table-cell>
          <table:table-cell office:value-type="float" office:value="-439.525039673" calcext:value-type="float">
            <text:p>-439.525039673</text:p>
          </table:table-cell>
        </table:table-row>
        <table:table-row table:style-name="ro1">
          <table:table-cell office:value-type="string" calcext:value-type="string">
            <text:p>K105L</text:p>
          </table:table-cell>
          <table:table-cell office:value-type="float" office:value="-439.527172852" calcext:value-type="float">
            <text:p>-439.527172852</text:p>
          </table:table-cell>
        </table:table-row>
        <table:table-row table:style-name="ro1">
          <table:table-cell office:value-type="string" calcext:value-type="string">
            <text:p>M263Y</text:p>
          </table:table-cell>
          <table:table-cell office:value-type="float" office:value="-439.531488037" calcext:value-type="float">
            <text:p>-439.531488037</text:p>
          </table:table-cell>
        </table:table-row>
        <table:table-row table:style-name="ro1">
          <table:table-cell office:value-type="string" calcext:value-type="string">
            <text:p>A429D</text:p>
          </table:table-cell>
          <table:table-cell office:value-type="float" office:value="-439.531915283" calcext:value-type="float">
            <text:p>-439.531915283</text:p>
          </table:table-cell>
        </table:table-row>
        <table:table-row table:style-name="ro1">
          <table:table-cell office:value-type="string" calcext:value-type="string">
            <text:p>T298D</text:p>
          </table:table-cell>
          <table:table-cell office:value-type="float" office:value="-439.532394409" calcext:value-type="float">
            <text:p>-439.532394409</text:p>
          </table:table-cell>
        </table:table-row>
        <table:table-row table:style-name="ro1">
          <table:table-cell office:value-type="string" calcext:value-type="string">
            <text:p>V106W</text:p>
          </table:table-cell>
          <table:table-cell office:value-type="float" office:value="-439.532733154" calcext:value-type="float">
            <text:p>-439.532733154</text:p>
          </table:table-cell>
        </table:table-row>
        <table:table-row table:style-name="ro1">
          <table:table-cell office:value-type="string" calcext:value-type="string">
            <text:p>M355T</text:p>
          </table:table-cell>
          <table:table-cell office:value-type="float" office:value="-439.533267212" calcext:value-type="float">
            <text:p>-439.533267212</text:p>
          </table:table-cell>
        </table:table-row>
        <table:table-row table:style-name="ro1">
          <table:table-cell office:value-type="string" calcext:value-type="string">
            <text:p>L286M</text:p>
          </table:table-cell>
          <table:table-cell office:value-type="float" office:value="-439.53366394" calcext:value-type="float">
            <text:p>-439.53366394</text:p>
          </table:table-cell>
        </table:table-row>
        <table:table-row table:style-name="ro1">
          <table:table-cell office:value-type="string" calcext:value-type="string">
            <text:p>G293M</text:p>
          </table:table-cell>
          <table:table-cell office:value-type="float" office:value="-439.534381104" calcext:value-type="float">
            <text:p>-439.534381104</text:p>
          </table:table-cell>
        </table:table-row>
        <table:table-row table:style-name="ro1">
          <table:table-cell office:value-type="string" calcext:value-type="string">
            <text:p>Y42C</text:p>
          </table:table-cell>
          <table:table-cell office:value-type="float" office:value="-439.535949707" calcext:value-type="float">
            <text:p>-439.535949707</text:p>
          </table:table-cell>
        </table:table-row>
        <table:table-row table:style-name="ro1">
          <table:table-cell office:value-type="string" calcext:value-type="string">
            <text:p>P152T</text:p>
          </table:table-cell>
          <table:table-cell office:value-type="float" office:value="-439.537045288" calcext:value-type="float">
            <text:p>-439.537045288</text:p>
          </table:table-cell>
        </table:table-row>
        <table:table-row table:style-name="ro1">
          <table:table-cell office:value-type="string" calcext:value-type="string">
            <text:p>I131E</text:p>
          </table:table-cell>
          <table:table-cell office:value-type="float" office:value="-439.538397217" calcext:value-type="float">
            <text:p>-439.538397217</text:p>
          </table:table-cell>
        </table:table-row>
        <table:table-row table:style-name="ro1">
          <table:table-cell office:value-type="string" calcext:value-type="string">
            <text:p>G357K</text:p>
          </table:table-cell>
          <table:table-cell office:value-type="float" office:value="-439.538983154" calcext:value-type="float">
            <text:p>-439.538983154</text:p>
          </table:table-cell>
        </table:table-row>
        <table:table-row table:style-name="ro1">
          <table:table-cell office:value-type="string" calcext:value-type="string">
            <text:p>P232G</text:p>
          </table:table-cell>
          <table:table-cell office:value-type="float" office:value="-439.539105225" calcext:value-type="float">
            <text:p>-439.539105225</text:p>
          </table:table-cell>
        </table:table-row>
        <table:table-row table:style-name="ro1">
          <table:table-cell office:value-type="string" calcext:value-type="string">
            <text:p>F311C</text:p>
          </table:table-cell>
          <table:table-cell office:value-type="float" office:value="-439.539419556" calcext:value-type="float">
            <text:p>-439.539419556</text:p>
          </table:table-cell>
        </table:table-row>
        <table:table-row table:style-name="ro1">
          <table:table-cell office:value-type="string" calcext:value-type="string">
            <text:p>K158W</text:p>
          </table:table-cell>
          <table:table-cell office:value-type="float" office:value="-439.548468018" calcext:value-type="float">
            <text:p>-439.548468018</text:p>
          </table:table-cell>
        </table:table-row>
        <table:table-row table:style-name="ro1">
          <table:table-cell office:value-type="string" calcext:value-type="string">
            <text:p>F290I</text:p>
          </table:table-cell>
          <table:table-cell office:value-type="float" office:value="-439.550772095" calcext:value-type="float">
            <text:p>-439.550772095</text:p>
          </table:table-cell>
        </table:table-row>
        <table:table-row table:style-name="ro1">
          <table:table-cell office:value-type="string" calcext:value-type="string">
            <text:p>Q380C</text:p>
          </table:table-cell>
          <table:table-cell office:value-type="float" office:value="-439.551065063" calcext:value-type="float">
            <text:p>-439.551065063</text:p>
          </table:table-cell>
        </table:table-row>
        <table:table-row table:style-name="ro1">
          <table:table-cell office:value-type="string" calcext:value-type="string">
            <text:p>I183E</text:p>
          </table:table-cell>
          <table:table-cell office:value-type="float" office:value="-439.553585815" calcext:value-type="float">
            <text:p>-439.553585815</text:p>
          </table:table-cell>
        </table:table-row>
        <table:table-row table:style-name="ro1">
          <table:table-cell office:value-type="string" calcext:value-type="string">
            <text:p>A107I</text:p>
          </table:table-cell>
          <table:table-cell office:value-type="float" office:value="-439.554879761" calcext:value-type="float">
            <text:p>-439.554879761</text:p>
          </table:table-cell>
        </table:table-row>
        <table:table-row table:style-name="ro1">
          <table:table-cell office:value-type="string" calcext:value-type="string">
            <text:p>G267V</text:p>
          </table:table-cell>
          <table:table-cell office:value-type="float" office:value="-439.554962158" calcext:value-type="float">
            <text:p>-439.554962158</text:p>
          </table:table-cell>
        </table:table-row>
        <table:table-row table:style-name="ro1">
          <table:table-cell office:value-type="string" calcext:value-type="string">
            <text:p>T388Y</text:p>
          </table:table-cell>
          <table:table-cell office:value-type="float" office:value="-439.55753479" calcext:value-type="float">
            <text:p>-439.55753479</text:p>
          </table:table-cell>
        </table:table-row>
        <table:table-row table:style-name="ro1">
          <table:table-cell office:value-type="string" calcext:value-type="string">
            <text:p>N407S</text:p>
          </table:table-cell>
          <table:table-cell office:value-type="float" office:value="-439.559335327" calcext:value-type="float">
            <text:p>-439.559335327</text:p>
          </table:table-cell>
        </table:table-row>
        <table:table-row table:style-name="ro1">
          <table:table-cell office:value-type="string" calcext:value-type="string">
            <text:p>E62Q</text:p>
          </table:table-cell>
          <table:table-cell office:value-type="float" office:value="-439.560702515" calcext:value-type="float">
            <text:p>-439.560702515</text:p>
          </table:table-cell>
        </table:table-row>
        <table:table-row table:style-name="ro1">
          <table:table-cell office:value-type="string" calcext:value-type="string">
            <text:p>G432N</text:p>
          </table:table-cell>
          <table:table-cell office:value-type="float" office:value="-439.561016846" calcext:value-type="float">
            <text:p>-439.561016846</text:p>
          </table:table-cell>
        </table:table-row>
        <table:table-row table:style-name="ro1">
          <table:table-cell office:value-type="string" calcext:value-type="string">
            <text:p>G296K</text:p>
          </table:table-cell>
          <table:table-cell office:value-type="float" office:value="-439.563925171" calcext:value-type="float">
            <text:p>-439.563925171</text:p>
          </table:table-cell>
        </table:table-row>
        <table:table-row table:style-name="ro1">
          <table:table-cell office:value-type="string" calcext:value-type="string">
            <text:p>G432H</text:p>
          </table:table-cell>
          <table:table-cell office:value-type="float" office:value="-439.564437866" calcext:value-type="float">
            <text:p>-439.564437866</text:p>
          </table:table-cell>
        </table:table-row>
        <table:table-row table:style-name="ro1">
          <table:table-cell office:value-type="string" calcext:value-type="string">
            <text:p>E70V</text:p>
          </table:table-cell>
          <table:table-cell office:value-type="float" office:value="-439.566339111" calcext:value-type="float">
            <text:p>-439.566339111</text:p>
          </table:table-cell>
        </table:table-row>
        <table:table-row table:style-name="ro1">
          <table:table-cell office:value-type="string" calcext:value-type="string">
            <text:p>G432M</text:p>
          </table:table-cell>
          <table:table-cell office:value-type="float" office:value="-439.571029663" calcext:value-type="float">
            <text:p>-439.571029663</text:p>
          </table:table-cell>
        </table:table-row>
        <table:table-row table:style-name="ro1">
          <table:table-cell office:value-type="string" calcext:value-type="string">
            <text:p>K335S</text:p>
          </table:table-cell>
          <table:table-cell office:value-type="float" office:value="-439.572244263" calcext:value-type="float">
            <text:p>-439.572244263</text:p>
          </table:table-cell>
        </table:table-row>
        <table:table-row table:style-name="ro1">
          <table:table-cell office:value-type="string" calcext:value-type="string">
            <text:p>V363W</text:p>
          </table:table-cell>
          <table:table-cell office:value-type="float" office:value="-439.573995972" calcext:value-type="float">
            <text:p>-439.573995972</text:p>
          </table:table-cell>
        </table:table-row>
        <table:table-row table:style-name="ro1">
          <table:table-cell office:value-type="string" calcext:value-type="string">
            <text:p>S393C</text:p>
          </table:table-cell>
          <table:table-cell office:value-type="float" office:value="-439.580032349" calcext:value-type="float">
            <text:p>-439.580032349</text:p>
          </table:table-cell>
        </table:table-row>
        <table:table-row table:style-name="ro1">
          <table:table-cell office:value-type="string" calcext:value-type="string">
            <text:p>A61S</text:p>
          </table:table-cell>
          <table:table-cell office:value-type="float" office:value="-439.582131958" calcext:value-type="float">
            <text:p>-439.582131958</text:p>
          </table:table-cell>
        </table:table-row>
        <table:table-row table:style-name="ro1">
          <table:table-cell office:value-type="string" calcext:value-type="string">
            <text:p>F378V</text:p>
          </table:table-cell>
          <table:table-cell office:value-type="float" office:value="-439.582189941" calcext:value-type="float">
            <text:p>-439.582189941</text:p>
          </table:table-cell>
        </table:table-row>
        <table:table-row table:style-name="ro1">
          <table:table-cell office:value-type="string" calcext:value-type="string">
            <text:p>N68Q</text:p>
          </table:table-cell>
          <table:table-cell office:value-type="float" office:value="-439.583255005" calcext:value-type="float">
            <text:p>-439.583255005</text:p>
          </table:table-cell>
        </table:table-row>
        <table:table-row table:style-name="ro1">
          <table:table-cell office:value-type="string" calcext:value-type="string">
            <text:p>I414T</text:p>
          </table:table-cell>
          <table:table-cell office:value-type="float" office:value="-439.583837891" calcext:value-type="float">
            <text:p>-439.583837891</text:p>
          </table:table-cell>
        </table:table-row>
        <table:table-row table:style-name="ro1">
          <table:table-cell office:value-type="string" calcext:value-type="string">
            <text:p>T245K</text:p>
          </table:table-cell>
          <table:table-cell office:value-type="float" office:value="-439.583843994" calcext:value-type="float">
            <text:p>-439.583843994</text:p>
          </table:table-cell>
        </table:table-row>
        <table:table-row table:style-name="ro1">
          <table:table-cell office:value-type="string" calcext:value-type="string">
            <text:p>D426N</text:p>
          </table:table-cell>
          <table:table-cell office:value-type="float" office:value="-439.586080933" calcext:value-type="float">
            <text:p>-439.586080933</text:p>
          </table:table-cell>
        </table:table-row>
        <table:table-row table:style-name="ro1">
          <table:table-cell office:value-type="string" calcext:value-type="string">
            <text:p>T347C</text:p>
          </table:table-cell>
          <table:table-cell office:value-type="float" office:value="-439.587588501" calcext:value-type="float">
            <text:p>-439.587588501</text:p>
          </table:table-cell>
        </table:table-row>
        <table:table-row table:style-name="ro1">
          <table:table-cell office:value-type="string" calcext:value-type="string">
            <text:p>G139K</text:p>
          </table:table-cell>
          <table:table-cell office:value-type="float" office:value="-439.589138794" calcext:value-type="float">
            <text:p>-439.589138794</text:p>
          </table:table-cell>
        </table:table-row>
        <table:table-row table:style-name="ro1">
          <table:table-cell office:value-type="string" calcext:value-type="string">
            <text:p>G193T</text:p>
          </table:table-cell>
          <table:table-cell office:value-type="float" office:value="-439.589770508" calcext:value-type="float">
            <text:p>-439.589770508</text:p>
          </table:table-cell>
        </table:table-row>
        <table:table-row table:style-name="ro1">
          <table:table-cell office:value-type="string" calcext:value-type="string">
            <text:p>I88N</text:p>
          </table:table-cell>
          <table:table-cell office:value-type="float" office:value="-439.59163208" calcext:value-type="float">
            <text:p>-439.59163208</text:p>
          </table:table-cell>
        </table:table-row>
        <table:table-row table:style-name="ro1">
          <table:table-cell office:value-type="string" calcext:value-type="string">
            <text:p>M155S</text:p>
          </table:table-cell>
          <table:table-cell office:value-type="float" office:value="-439.594284058" calcext:value-type="float">
            <text:p>-439.594284058</text:p>
          </table:table-cell>
        </table:table-row>
        <table:table-row table:style-name="ro1">
          <table:table-cell office:value-type="string" calcext:value-type="string">
            <text:p>L331H</text:p>
          </table:table-cell>
          <table:table-cell office:value-type="float" office:value="-439.594818115" calcext:value-type="float">
            <text:p>-439.594818115</text:p>
          </table:table-cell>
        </table:table-row>
        <table:table-row table:style-name="ro1">
          <table:table-cell office:value-type="string" calcext:value-type="string">
            <text:p>L147T</text:p>
          </table:table-cell>
          <table:table-cell office:value-type="float" office:value="-439.594842529" calcext:value-type="float">
            <text:p>-439.594842529</text:p>
          </table:table-cell>
        </table:table-row>
        <table:table-row table:style-name="ro1">
          <table:table-cell office:value-type="string" calcext:value-type="string">
            <text:p>W170A</text:p>
          </table:table-cell>
          <table:table-cell office:value-type="float" office:value="-439.595285034" calcext:value-type="float">
            <text:p>-439.595285034</text:p>
          </table:table-cell>
        </table:table-row>
        <table:table-row table:style-name="ro1">
          <table:table-cell office:value-type="string" calcext:value-type="string">
            <text:p>Q136K</text:p>
          </table:table-cell>
          <table:table-cell office:value-type="float" office:value="-439.595797729" calcext:value-type="float">
            <text:p>-439.595797729</text:p>
          </table:table-cell>
        </table:table-row>
        <table:table-row table:style-name="ro1">
          <table:table-cell office:value-type="string" calcext:value-type="string">
            <text:p>R145D</text:p>
          </table:table-cell>
          <table:table-cell office:value-type="float" office:value="-439.596191406" calcext:value-type="float">
            <text:p>-439.596191406</text:p>
          </table:table-cell>
        </table:table-row>
        <table:table-row table:style-name="ro1">
          <table:table-cell office:value-type="string" calcext:value-type="string">
            <text:p>P376C</text:p>
          </table:table-cell>
          <table:table-cell office:value-type="float" office:value="-439.596438599" calcext:value-type="float">
            <text:p>-439.596438599</text:p>
          </table:table-cell>
        </table:table-row>
        <table:table-row table:style-name="ro1">
          <table:table-cell office:value-type="string" calcext:value-type="string">
            <text:p>L150D</text:p>
          </table:table-cell>
          <table:table-cell office:value-type="float" office:value="-439.597433472" calcext:value-type="float">
            <text:p>-439.597433472</text:p>
          </table:table-cell>
        </table:table-row>
        <table:table-row table:style-name="ro1">
          <table:table-cell office:value-type="string" calcext:value-type="string">
            <text:p>A220E</text:p>
          </table:table-cell>
          <table:table-cell office:value-type="float" office:value="-439.597546387" calcext:value-type="float">
            <text:p>-439.597546387</text:p>
          </table:table-cell>
        </table:table-row>
        <table:table-row table:style-name="ro1">
          <table:table-cell office:value-type="string" calcext:value-type="string">
            <text:p>L39K</text:p>
          </table:table-cell>
          <table:table-cell office:value-type="float" office:value="-439.598156738" calcext:value-type="float">
            <text:p>-439.598156738</text:p>
          </table:table-cell>
        </table:table-row>
        <table:table-row table:style-name="ro1">
          <table:table-cell office:value-type="string" calcext:value-type="string">
            <text:p>E356I</text:p>
          </table:table-cell>
          <table:table-cell office:value-type="float" office:value="-439.598666382" calcext:value-type="float">
            <text:p>-439.598666382</text:p>
          </table:table-cell>
        </table:table-row>
        <table:table-row table:style-name="ro1">
          <table:table-cell office:value-type="string" calcext:value-type="string">
            <text:p>W170T</text:p>
          </table:table-cell>
          <table:table-cell office:value-type="float" office:value="-439.600222778" calcext:value-type="float">
            <text:p>-439.600222778</text:p>
          </table:table-cell>
        </table:table-row>
        <table:table-row table:style-name="ro1">
          <table:table-cell office:value-type="string" calcext:value-type="string">
            <text:p>M227P</text:p>
          </table:table-cell>
          <table:table-cell office:value-type="float" office:value="-439.601165771" calcext:value-type="float">
            <text:p>-439.601165771</text:p>
          </table:table-cell>
        </table:table-row>
        <table:table-row table:style-name="ro1">
          <table:table-cell office:value-type="string" calcext:value-type="string">
            <text:p>A430H</text:p>
          </table:table-cell>
          <table:table-cell office:value-type="float" office:value="-439.602459717" calcext:value-type="float">
            <text:p>-439.602459717</text:p>
          </table:table-cell>
        </table:table-row>
        <table:table-row table:style-name="ro1">
          <table:table-cell office:value-type="string" calcext:value-type="string">
            <text:p>L401Q</text:p>
          </table:table-cell>
          <table:table-cell office:value-type="float" office:value="-439.606311035" calcext:value-type="float">
            <text:p>-439.606311035</text:p>
          </table:table-cell>
        </table:table-row>
        <table:table-row table:style-name="ro1">
          <table:table-cell office:value-type="string" calcext:value-type="string">
            <text:p>Q243C</text:p>
          </table:table-cell>
          <table:table-cell office:value-type="float" office:value="-439.607321167" calcext:value-type="float">
            <text:p>-439.607321167</text:p>
          </table:table-cell>
        </table:table-row>
        <table:table-row table:style-name="ro1">
          <table:table-cell office:value-type="string" calcext:value-type="string">
            <text:p>A421H</text:p>
          </table:table-cell>
          <table:table-cell office:value-type="float" office:value="-439.607397461" calcext:value-type="float">
            <text:p>-439.607397461</text:p>
          </table:table-cell>
        </table:table-row>
        <table:table-row table:style-name="ro1">
          <table:table-cell office:value-type="string" calcext:value-type="string">
            <text:p>Y86C</text:p>
          </table:table-cell>
          <table:table-cell office:value-type="float" office:value="-439.608920288" calcext:value-type="float">
            <text:p>-439.608920288</text:p>
          </table:table-cell>
        </table:table-row>
        <table:table-row table:style-name="ro1">
          <table:table-cell office:value-type="string" calcext:value-type="string">
            <text:p>M334Y</text:p>
          </table:table-cell>
          <table:table-cell office:value-type="float" office:value="-439.611126709" calcext:value-type="float">
            <text:p>-439.611126709</text:p>
          </table:table-cell>
        </table:table-row>
        <table:table-row table:style-name="ro1">
          <table:table-cell office:value-type="string" calcext:value-type="string">
            <text:p>K105F</text:p>
          </table:table-cell>
          <table:table-cell office:value-type="float" office:value="-439.613778687" calcext:value-type="float">
            <text:p>-439.613778687</text:p>
          </table:table-cell>
        </table:table-row>
        <table:table-row table:style-name="ro1">
          <table:table-cell office:value-type="string" calcext:value-type="string">
            <text:p>A300R</text:p>
          </table:table-cell>
          <table:table-cell office:value-type="float" office:value="-439.616552734" calcext:value-type="float">
            <text:p>-439.616552734</text:p>
          </table:table-cell>
        </table:table-row>
        <table:table-row table:style-name="ro1">
          <table:table-cell office:value-type="string" calcext:value-type="string">
            <text:p>V55W</text:p>
          </table:table-cell>
          <table:table-cell office:value-type="float" office:value="-439.616738892" calcext:value-type="float">
            <text:p>-439.616738892</text:p>
          </table:table-cell>
        </table:table-row>
        <table:table-row table:style-name="ro1">
          <table:table-cell office:value-type="string" calcext:value-type="string">
            <text:p>H58Y</text:p>
          </table:table-cell>
          <table:table-cell office:value-type="float" office:value="-439.618130493" calcext:value-type="float">
            <text:p>-439.618130493</text:p>
          </table:table-cell>
        </table:table-row>
        <table:table-row table:style-name="ro1">
          <table:table-cell office:value-type="string" calcext:value-type="string">
            <text:p>K276L</text:p>
          </table:table-cell>
          <table:table-cell office:value-type="float" office:value="-439.620904541" calcext:value-type="float">
            <text:p>-439.620904541</text:p>
          </table:table-cell>
        </table:table-row>
        <table:table-row table:style-name="ro1">
          <table:table-cell office:value-type="string" calcext:value-type="string">
            <text:p>L250E</text:p>
          </table:table-cell>
          <table:table-cell office:value-type="float" office:value="-439.621008301" calcext:value-type="float">
            <text:p>-439.621008301</text:p>
          </table:table-cell>
        </table:table-row>
        <table:table-row table:style-name="ro1">
          <table:table-cell office:value-type="string" calcext:value-type="string">
            <text:p>R266P</text:p>
          </table:table-cell>
          <table:table-cell office:value-type="float" office:value="-439.623092651" calcext:value-type="float">
            <text:p>-439.623092651</text:p>
          </table:table-cell>
        </table:table-row>
        <table:table-row table:style-name="ro1">
          <table:table-cell office:value-type="string" calcext:value-type="string">
            <text:p>K105A</text:p>
          </table:table-cell>
          <table:table-cell office:value-type="float" office:value="-439.623233032" calcext:value-type="float">
            <text:p>-439.623233032</text:p>
          </table:table-cell>
        </table:table-row>
        <table:table-row table:style-name="ro1">
          <table:table-cell office:value-type="string" calcext:value-type="string">
            <text:p>S72W</text:p>
          </table:table-cell>
          <table:table-cell office:value-type="float" office:value="-439.625979614" calcext:value-type="float">
            <text:p>-439.625979614</text:p>
          </table:table-cell>
        </table:table-row>
        <table:table-row table:style-name="ro1">
          <table:table-cell office:value-type="string" calcext:value-type="string">
            <text:p>I183P</text:p>
          </table:table-cell>
          <table:table-cell office:value-type="float" office:value="-439.628707886" calcext:value-type="float">
            <text:p>-439.628707886</text:p>
          </table:table-cell>
        </table:table-row>
        <table:table-row table:style-name="ro1">
          <table:table-cell office:value-type="string" calcext:value-type="string">
            <text:p>G180I</text:p>
          </table:table-cell>
          <table:table-cell office:value-type="float" office:value="-439.630078125" calcext:value-type="float">
            <text:p>-439.630078125</text:p>
          </table:table-cell>
        </table:table-row>
        <table:table-row table:style-name="ro1">
          <table:table-cell office:value-type="string" calcext:value-type="string">
            <text:p>M350I</text:p>
          </table:table-cell>
          <table:table-cell office:value-type="float" office:value="-439.630856323" calcext:value-type="float">
            <text:p>-439.630856323</text:p>
          </table:table-cell>
        </table:table-row>
        <table:table-row table:style-name="ro1">
          <table:table-cell office:value-type="string" calcext:value-type="string">
            <text:p>L364F</text:p>
          </table:table-cell>
          <table:table-cell office:value-type="float" office:value="-439.631576538" calcext:value-type="float">
            <text:p>-439.631576538</text:p>
          </table:table-cell>
        </table:table-row>
        <table:table-row table:style-name="ro1">
          <table:table-cell office:value-type="string" calcext:value-type="string">
            <text:p>V287M</text:p>
          </table:table-cell>
          <table:table-cell office:value-type="float" office:value="-439.632070923" calcext:value-type="float">
            <text:p>-439.632070923</text:p>
          </table:table-cell>
        </table:table-row>
        <table:table-row table:style-name="ro1">
          <table:table-cell office:value-type="string" calcext:value-type="string">
            <text:p>L38W</text:p>
          </table:table-cell>
          <table:table-cell office:value-type="float" office:value="-439.632391357" calcext:value-type="float">
            <text:p>-439.632391357</text:p>
          </table:table-cell>
        </table:table-row>
        <table:table-row table:style-name="ro1">
          <table:table-cell office:value-type="string" calcext:value-type="string">
            <text:p>G403F</text:p>
          </table:table-cell>
          <table:table-cell office:value-type="float" office:value="-439.632510376" calcext:value-type="float">
            <text:p>-439.632510376</text:p>
          </table:table-cell>
        </table:table-row>
        <table:table-row table:style-name="ro1">
          <table:table-cell office:value-type="string" calcext:value-type="string">
            <text:p>D211E</text:p>
          </table:table-cell>
          <table:table-cell office:value-type="float" office:value="-439.632601929" calcext:value-type="float">
            <text:p>-439.632601929</text:p>
          </table:table-cell>
        </table:table-row>
        <table:table-row table:style-name="ro1">
          <table:table-cell office:value-type="string" calcext:value-type="string">
            <text:p>F378R</text:p>
          </table:table-cell>
          <table:table-cell office:value-type="float" office:value="-439.632635498" calcext:value-type="float">
            <text:p>-439.632635498</text:p>
          </table:table-cell>
        </table:table-row>
        <table:table-row table:style-name="ro1">
          <table:table-cell office:value-type="string" calcext:value-type="string">
            <text:p>D211F</text:p>
          </table:table-cell>
          <table:table-cell office:value-type="float" office:value="-439.633746338" calcext:value-type="float">
            <text:p>-439.633746338</text:p>
          </table:table-cell>
        </table:table-row>
        <table:table-row table:style-name="ro1">
          <table:table-cell office:value-type="string" calcext:value-type="string">
            <text:p>R400K</text:p>
          </table:table-cell>
          <table:table-cell office:value-type="float" office:value="-439.633911133" calcext:value-type="float">
            <text:p>-439.633911133</text:p>
          </table:table-cell>
        </table:table-row>
        <table:table-row table:style-name="ro1">
          <table:table-cell office:value-type="string" calcext:value-type="string">
            <text:p>N215V</text:p>
          </table:table-cell>
          <table:table-cell office:value-type="float" office:value="-439.633935547" calcext:value-type="float">
            <text:p>-439.633935547</text:p>
          </table:table-cell>
        </table:table-row>
        <table:table-row table:style-name="ro1">
          <table:table-cell office:value-type="string" calcext:value-type="string">
            <text:p>G66N</text:p>
          </table:table-cell>
          <table:table-cell office:value-type="float" office:value="-439.634671021" calcext:value-type="float">
            <text:p>-439.634671021</text:p>
          </table:table-cell>
        </table:table-row>
        <table:table-row table:style-name="ro1">
          <table:table-cell office:value-type="string" calcext:value-type="string">
            <text:p>T78V</text:p>
          </table:table-cell>
          <table:table-cell office:value-type="float" office:value="-439.636795044" calcext:value-type="float">
            <text:p>-439.636795044</text:p>
          </table:table-cell>
        </table:table-row>
        <table:table-row table:style-name="ro1">
          <table:table-cell office:value-type="string" calcext:value-type="string">
            <text:p>S434D</text:p>
          </table:table-cell>
          <table:table-cell office:value-type="float" office:value="-439.637945557" calcext:value-type="float">
            <text:p>-439.637945557</text:p>
          </table:table-cell>
        </table:table-row>
        <table:table-row table:style-name="ro1">
          <table:table-cell office:value-type="string" calcext:value-type="string">
            <text:p>V59N</text:p>
          </table:table-cell>
          <table:table-cell office:value-type="float" office:value="-439.638485718" calcext:value-type="float">
            <text:p>-439.638485718</text:p>
          </table:table-cell>
        </table:table-row>
        <table:table-row table:style-name="ro1">
          <table:table-cell office:value-type="string" calcext:value-type="string">
            <text:p>H58S</text:p>
          </table:table-cell>
          <table:table-cell office:value-type="float" office:value="-439.639422607" calcext:value-type="float">
            <text:p>-439.639422607</text:p>
          </table:table-cell>
        </table:table-row>
        <table:table-row table:style-name="ro1">
          <table:table-cell office:value-type="string" calcext:value-type="string">
            <text:p>T78W</text:p>
          </table:table-cell>
          <table:table-cell office:value-type="float" office:value="-439.640307617" calcext:value-type="float">
            <text:p>-439.640307617</text:p>
          </table:table-cell>
        </table:table-row>
        <table:table-row table:style-name="ro1">
          <table:table-cell office:value-type="string" calcext:value-type="string">
            <text:p>Y379F</text:p>
          </table:table-cell>
          <table:table-cell office:value-type="float" office:value="-439.641268921" calcext:value-type="float">
            <text:p>-439.641268921</text:p>
          </table:table-cell>
        </table:table-row>
        <table:table-row table:style-name="ro1">
          <table:table-cell office:value-type="string" calcext:value-type="string">
            <text:p>S72L</text:p>
          </table:table-cell>
          <table:table-cell office:value-type="float" office:value="-439.643475342" calcext:value-type="float">
            <text:p>-439.643475342</text:p>
          </table:table-cell>
        </table:table-row>
        <table:table-row table:style-name="ro1">
          <table:table-cell office:value-type="string" calcext:value-type="string">
            <text:p>W170S</text:p>
          </table:table-cell>
          <table:table-cell office:value-type="float" office:value="-439.646273804" calcext:value-type="float">
            <text:p>-439.646273804</text:p>
          </table:table-cell>
        </table:table-row>
        <table:table-row table:style-name="ro1">
          <table:table-cell office:value-type="string" calcext:value-type="string">
            <text:p>A342P</text:p>
          </table:table-cell>
          <table:table-cell office:value-type="float" office:value="-439.647854614" calcext:value-type="float">
            <text:p>-439.647854614</text:p>
          </table:table-cell>
        </table:table-row>
        <table:table-row table:style-name="ro1">
          <table:table-cell office:value-type="string" calcext:value-type="string">
            <text:p>T347R</text:p>
          </table:table-cell>
          <table:table-cell office:value-type="float" office:value="-439.649484253" calcext:value-type="float">
            <text:p>-439.649484253</text:p>
          </table:table-cell>
        </table:table-row>
        <table:table-row table:style-name="ro1">
          <table:table-cell office:value-type="string" calcext:value-type="string">
            <text:p>A314N</text:p>
          </table:table-cell>
          <table:table-cell office:value-type="float" office:value="-439.650186157" calcext:value-type="float">
            <text:p>-439.650186157</text:p>
          </table:table-cell>
        </table:table-row>
        <table:table-row table:style-name="ro1">
          <table:table-cell office:value-type="string" calcext:value-type="string">
            <text:p>D258E</text:p>
          </table:table-cell>
          <table:table-cell office:value-type="float" office:value="-439.652462769" calcext:value-type="float">
            <text:p>-439.652462769</text:p>
          </table:table-cell>
        </table:table-row>
        <table:table-row table:style-name="ro1">
          <table:table-cell office:value-type="string" calcext:value-type="string">
            <text:p>F404I</text:p>
          </table:table-cell>
          <table:table-cell office:value-type="float" office:value="-439.653363037" calcext:value-type="float">
            <text:p>-439.653363037</text:p>
          </table:table-cell>
        </table:table-row>
        <table:table-row table:style-name="ro1">
          <table:table-cell office:value-type="string" calcext:value-type="string">
            <text:p>F269G</text:p>
          </table:table-cell>
          <table:table-cell office:value-type="float" office:value="-439.65612793" calcext:value-type="float">
            <text:p>-439.65612793</text:p>
          </table:table-cell>
        </table:table-row>
        <table:table-row table:style-name="ro1">
          <table:table-cell office:value-type="string" calcext:value-type="string">
            <text:p>W442M</text:p>
          </table:table-cell>
          <table:table-cell office:value-type="float" office:value="-439.656668091" calcext:value-type="float">
            <text:p>-439.656668091</text:p>
          </table:table-cell>
        </table:table-row>
        <table:table-row table:style-name="ro1">
          <table:table-cell office:value-type="string" calcext:value-type="string">
            <text:p>A398W</text:p>
          </table:table-cell>
          <table:table-cell office:value-type="float" office:value="-439.65866394" calcext:value-type="float">
            <text:p>-439.65866394</text:p>
          </table:table-cell>
        </table:table-row>
        <table:table-row table:style-name="ro1">
          <table:table-cell office:value-type="string" calcext:value-type="string">
            <text:p>A83F</text:p>
          </table:table-cell>
          <table:table-cell office:value-type="float" office:value="-439.663900757" calcext:value-type="float">
            <text:p>-439.663900757</text:p>
          </table:table-cell>
        </table:table-row>
        <table:table-row table:style-name="ro1">
          <table:table-cell office:value-type="string" calcext:value-type="string">
            <text:p>N397R</text:p>
          </table:table-cell>
          <table:table-cell office:value-type="float" office:value="-439.664151001" calcext:value-type="float">
            <text:p>-439.664151001</text:p>
          </table:table-cell>
        </table:table-row>
        <table:table-row table:style-name="ro1">
          <table:table-cell office:value-type="string" calcext:value-type="string">
            <text:p>Y86M</text:p>
          </table:table-cell>
          <table:table-cell office:value-type="float" office:value="-439.665490723" calcext:value-type="float">
            <text:p>-439.665490723</text:p>
          </table:table-cell>
        </table:table-row>
        <table:table-row table:style-name="ro1">
          <table:table-cell office:value-type="string" calcext:value-type="string">
            <text:p>A241C</text:p>
          </table:table-cell>
          <table:table-cell office:value-type="float" office:value="-439.667001343" calcext:value-type="float">
            <text:p>-439.667001343</text:p>
          </table:table-cell>
        </table:table-row>
        <table:table-row table:style-name="ro1">
          <table:table-cell office:value-type="string" calcext:value-type="string">
            <text:p>I391C</text:p>
          </table:table-cell>
          <table:table-cell office:value-type="float" office:value="-439.671237183" calcext:value-type="float">
            <text:p>-439.671237183</text:p>
          </table:table-cell>
        </table:table-row>
        <table:table-row table:style-name="ro1">
          <table:table-cell office:value-type="string" calcext:value-type="string">
            <text:p>T245D</text:p>
          </table:table-cell>
          <table:table-cell office:value-type="float" office:value="-439.672952271" calcext:value-type="float">
            <text:p>-439.672952271</text:p>
          </table:table-cell>
        </table:table-row>
        <table:table-row table:style-name="ro1">
          <table:table-cell office:value-type="string" calcext:value-type="string">
            <text:p>D268Y</text:p>
          </table:table-cell>
          <table:table-cell office:value-type="float" office:value="-439.673001099" calcext:value-type="float">
            <text:p>-439.673001099</text:p>
          </table:table-cell>
        </table:table-row>
        <table:table-row table:style-name="ro1">
          <table:table-cell office:value-type="string" calcext:value-type="string">
            <text:p>L130I</text:p>
          </table:table-cell>
          <table:table-cell office:value-type="float" office:value="-439.673773193" calcext:value-type="float">
            <text:p>-439.673773193</text:p>
          </table:table-cell>
        </table:table-row>
        <table:table-row table:style-name="ro1">
          <table:table-cell office:value-type="string" calcext:value-type="string">
            <text:p>K171G</text:p>
          </table:table-cell>
          <table:table-cell office:value-type="float" office:value="-439.674957275" calcext:value-type="float">
            <text:p>-439.674957275</text:p>
          </table:table-cell>
        </table:table-row>
        <table:table-row table:style-name="ro1">
          <table:table-cell office:value-type="string" calcext:value-type="string">
            <text:p>W128K</text:p>
          </table:table-cell>
          <table:table-cell office:value-type="float" office:value="-439.677084351" calcext:value-type="float">
            <text:p>-439.677084351</text:p>
          </table:table-cell>
        </table:table-row>
        <table:table-row table:style-name="ro1">
          <table:table-cell office:value-type="string" calcext:value-type="string">
            <text:p>P218A</text:p>
          </table:table-cell>
          <table:table-cell office:value-type="float" office:value="-439.681155396" calcext:value-type="float">
            <text:p>-439.681155396</text:p>
          </table:table-cell>
        </table:table-row>
        <table:table-row table:style-name="ro1">
          <table:table-cell office:value-type="string" calcext:value-type="string">
            <text:p>P305L</text:p>
          </table:table-cell>
          <table:table-cell office:value-type="float" office:value="-439.681768799" calcext:value-type="float">
            <text:p>-439.681768799</text:p>
          </table:table-cell>
        </table:table-row>
        <table:table-row table:style-name="ro1">
          <table:table-cell office:value-type="string" calcext:value-type="string">
            <text:p>A237F</text:p>
          </table:table-cell>
          <table:table-cell office:value-type="float" office:value="-439.685162354" calcext:value-type="float">
            <text:p>-439.685162354</text:p>
          </table:table-cell>
        </table:table-row>
        <table:table-row table:style-name="ro1">
          <table:table-cell office:value-type="string" calcext:value-type="string">
            <text:p>L173Q</text:p>
          </table:table-cell>
          <table:table-cell office:value-type="float" office:value="-439.688406372" calcext:value-type="float">
            <text:p>-439.688406372</text:p>
          </table:table-cell>
        </table:table-row>
        <table:table-row table:style-name="ro1">
          <table:table-cell office:value-type="string" calcext:value-type="string">
            <text:p>E356T</text:p>
          </table:table-cell>
          <table:table-cell office:value-type="float" office:value="-439.695098877" calcext:value-type="float">
            <text:p>-439.695098877</text:p>
          </table:table-cell>
        </table:table-row>
        <table:table-row table:style-name="ro1">
          <table:table-cell office:value-type="string" calcext:value-type="string">
            <text:p>Y352W</text:p>
          </table:table-cell>
          <table:table-cell office:value-type="float" office:value="-439.69588623" calcext:value-type="float">
            <text:p>-439.69588623</text:p>
          </table:table-cell>
        </table:table-row>
        <table:table-row table:style-name="ro1">
          <table:table-cell office:value-type="string" calcext:value-type="string">
            <text:p>A295N</text:p>
          </table:table-cell>
          <table:table-cell office:value-type="float" office:value="-439.695904541" calcext:value-type="float">
            <text:p>-439.695904541</text:p>
          </table:table-cell>
        </table:table-row>
        <table:table-row table:style-name="ro1">
          <table:table-cell office:value-type="string" calcext:value-type="string">
            <text:p>S72H</text:p>
          </table:table-cell>
          <table:table-cell office:value-type="float" office:value="-439.697131348" calcext:value-type="float">
            <text:p>-439.697131348</text:p>
          </table:table-cell>
        </table:table-row>
        <table:table-row table:style-name="ro1">
          <table:table-cell office:value-type="string" calcext:value-type="string">
            <text:p>K189R</text:p>
          </table:table-cell>
          <table:table-cell office:value-type="float" office:value="-439.69765625" calcext:value-type="float">
            <text:p>-439.69765625</text:p>
          </table:table-cell>
        </table:table-row>
        <table:table-row table:style-name="ro1">
          <table:table-cell office:value-type="string" calcext:value-type="string">
            <text:p>L336K</text:p>
          </table:table-cell>
          <table:table-cell office:value-type="float" office:value="-439.698806763" calcext:value-type="float">
            <text:p>-439.698806763</text:p>
          </table:table-cell>
        </table:table-row>
        <table:table-row table:style-name="ro1">
          <table:table-cell office:value-type="string" calcext:value-type="string">
            <text:p>G210V</text:p>
          </table:table-cell>
          <table:table-cell office:value-type="float" office:value="-439.701858521" calcext:value-type="float">
            <text:p>-439.701858521</text:p>
          </table:table-cell>
        </table:table-row>
        <table:table-row table:style-name="ro1">
          <table:table-cell office:value-type="string" calcext:value-type="string">
            <text:p>F285C</text:p>
          </table:table-cell>
          <table:table-cell office:value-type="float" office:value="-439.704055786" calcext:value-type="float">
            <text:p>-439.704055786</text:p>
          </table:table-cell>
        </table:table-row>
        <table:table-row table:style-name="ro1">
          <table:table-cell office:value-type="string" calcext:value-type="string">
            <text:p>D82Q</text:p>
          </table:table-cell>
          <table:table-cell office:value-type="float" office:value="-439.707223511" calcext:value-type="float">
            <text:p>-439.707223511</text:p>
          </table:table-cell>
        </table:table-row>
        <table:table-row table:style-name="ro1">
          <table:table-cell office:value-type="string" calcext:value-type="string">
            <text:p>M127G</text:p>
          </table:table-cell>
          <table:table-cell office:value-type="float" office:value="-439.70866394" calcext:value-type="float">
            <text:p>-439.70866394</text:p>
          </table:table-cell>
        </table:table-row>
        <table:table-row table:style-name="ro1">
          <table:table-cell office:value-type="string" calcext:value-type="string">
            <text:p>N215H</text:p>
          </table:table-cell>
          <table:table-cell office:value-type="float" office:value="-439.711239624" calcext:value-type="float">
            <text:p>-439.711239624</text:p>
          </table:table-cell>
        </table:table-row>
        <table:table-row table:style-name="ro1">
          <table:table-cell office:value-type="string" calcext:value-type="string">
            <text:p>R157I</text:p>
          </table:table-cell>
          <table:table-cell office:value-type="float" office:value="-439.711431885" calcext:value-type="float">
            <text:p>-439.711431885</text:p>
          </table:table-cell>
        </table:table-row>
        <table:table-row table:style-name="ro1">
          <table:table-cell office:value-type="string" calcext:value-type="string">
            <text:p>Q242D</text:p>
          </table:table-cell>
          <table:table-cell office:value-type="float" office:value="-439.711517334" calcext:value-type="float">
            <text:p>-439.711517334</text:p>
          </table:table-cell>
        </table:table-row>
        <table:table-row table:style-name="ro1">
          <table:table-cell office:value-type="string" calcext:value-type="string">
            <text:p>L399V</text:p>
          </table:table-cell>
          <table:table-cell office:value-type="float" office:value="-439.712606812" calcext:value-type="float">
            <text:p>-439.712606812</text:p>
          </table:table-cell>
        </table:table-row>
        <table:table-row table:style-name="ro1">
          <table:table-cell office:value-type="string" calcext:value-type="string">
            <text:p>G51L</text:p>
          </table:table-cell>
          <table:table-cell office:value-type="float" office:value="-439.716400146" calcext:value-type="float">
            <text:p>-439.716400146</text:p>
          </table:table-cell>
        </table:table-row>
        <table:table-row table:style-name="ro1">
          <table:table-cell office:value-type="string" calcext:value-type="string">
            <text:p>C417R</text:p>
          </table:table-cell>
          <table:table-cell office:value-type="float" office:value="-439.717947388" calcext:value-type="float">
            <text:p>-439.717947388</text:p>
          </table:table-cell>
        </table:table-row>
        <table:table-row table:style-name="ro1">
          <table:table-cell office:value-type="string" calcext:value-type="string">
            <text:p>F149W</text:p>
          </table:table-cell>
          <table:table-cell office:value-type="float" office:value="-439.723297119" calcext:value-type="float">
            <text:p>-439.723297119</text:p>
          </table:table-cell>
        </table:table-row>
        <table:table-row table:style-name="ro1">
          <table:table-cell office:value-type="string" calcext:value-type="string">
            <text:p>V69R</text:p>
          </table:table-cell>
          <table:table-cell office:value-type="float" office:value="-439.725305176" calcext:value-type="float">
            <text:p>-439.725305176</text:p>
          </table:table-cell>
        </table:table-row>
        <table:table-row table:style-name="ro1">
          <table:table-cell office:value-type="string" calcext:value-type="string">
            <text:p>G432F</text:p>
          </table:table-cell>
          <table:table-cell office:value-type="float" office:value="-439.72883606" calcext:value-type="float">
            <text:p>-439.72883606</text:p>
          </table:table-cell>
        </table:table-row>
        <table:table-row table:style-name="ro1">
          <table:table-cell office:value-type="string" calcext:value-type="string">
            <text:p>A164D</text:p>
          </table:table-cell>
          <table:table-cell office:value-type="float" office:value="-439.729025269" calcext:value-type="float">
            <text:p>-439.729025269</text:p>
          </table:table-cell>
        </table:table-row>
        <table:table-row table:style-name="ro1">
          <table:table-cell office:value-type="string" calcext:value-type="string">
            <text:p>F159I</text:p>
          </table:table-cell>
          <table:table-cell office:value-type="float" office:value="-439.730108643" calcext:value-type="float">
            <text:p>-439.730108643</text:p>
          </table:table-cell>
        </table:table-row>
        <table:table-row table:style-name="ro1">
          <table:table-cell office:value-type="string" calcext:value-type="string">
            <text:p>Y204I</text:p>
          </table:table-cell>
          <table:table-cell office:value-type="float" office:value="-439.731359863" calcext:value-type="float">
            <text:p>-439.731359863</text:p>
          </table:table-cell>
        </table:table-row>
        <table:table-row table:style-name="ro1">
          <table:table-cell office:value-type="string" calcext:value-type="string">
            <text:p>R301G</text:p>
          </table:table-cell>
          <table:table-cell office:value-type="float" office:value="-439.732781982" calcext:value-type="float">
            <text:p>-439.732781982</text:p>
          </table:table-cell>
        </table:table-row>
        <table:table-row table:style-name="ro1">
          <table:table-cell office:value-type="string" calcext:value-type="string">
            <text:p>V69N</text:p>
          </table:table-cell>
          <table:table-cell office:value-type="float" office:value="-439.733364868" calcext:value-type="float">
            <text:p>-439.733364868</text:p>
          </table:table-cell>
        </table:table-row>
        <table:table-row table:style-name="ro1">
          <table:table-cell office:value-type="string" calcext:value-type="string">
            <text:p>G353T</text:p>
          </table:table-cell>
          <table:table-cell office:value-type="float" office:value="-439.738043213" calcext:value-type="float">
            <text:p>-439.738043213</text:p>
          </table:table-cell>
        </table:table-row>
        <table:table-row table:style-name="ro1">
          <table:table-cell office:value-type="string" calcext:value-type="string">
            <text:p>F274T</text:p>
          </table:table-cell>
          <table:table-cell office:value-type="float" office:value="-439.738842773" calcext:value-type="float">
            <text:p>-439.738842773</text:p>
          </table:table-cell>
        </table:table-row>
        <table:table-row table:style-name="ro1">
          <table:table-cell office:value-type="string" calcext:value-type="string">
            <text:p>E356L</text:p>
          </table:table-cell>
          <table:table-cell office:value-type="float" office:value="-439.739627075" calcext:value-type="float">
            <text:p>-439.739627075</text:p>
          </table:table-cell>
        </table:table-row>
        <table:table-row table:style-name="ro1">
          <table:table-cell office:value-type="string" calcext:value-type="string">
            <text:p>A429W</text:p>
          </table:table-cell>
          <table:table-cell office:value-type="float" office:value="-439.741027832" calcext:value-type="float">
            <text:p>-439.741027832</text:p>
          </table:table-cell>
        </table:table-row>
        <table:table-row table:style-name="ro1">
          <table:table-cell office:value-type="string" calcext:value-type="string">
            <text:p>D140C</text:p>
          </table:table-cell>
          <table:table-cell office:value-type="float" office:value="-439.746087646" calcext:value-type="float">
            <text:p>-439.746087646</text:p>
          </table:table-cell>
        </table:table-row>
        <table:table-row table:style-name="ro1">
          <table:table-cell office:value-type="string" calcext:value-type="string">
            <text:p>P376W</text:p>
          </table:table-cell>
          <table:table-cell office:value-type="float" office:value="-439.746292114" calcext:value-type="float">
            <text:p>-439.746292114</text:p>
          </table:table-cell>
        </table:table-row>
        <table:table-row table:style-name="ro1">
          <table:table-cell office:value-type="string" calcext:value-type="string">
            <text:p>R145C</text:p>
          </table:table-cell>
          <table:table-cell office:value-type="float" office:value="-439.748855591" calcext:value-type="float">
            <text:p>-439.748855591</text:p>
          </table:table-cell>
        </table:table-row>
        <table:table-row table:style-name="ro1">
          <table:table-cell office:value-type="string" calcext:value-type="string">
            <text:p>D114S</text:p>
          </table:table-cell>
          <table:table-cell office:value-type="float" office:value="-439.74906311" calcext:value-type="float">
            <text:p>-439.74906311</text:p>
          </table:table-cell>
        </table:table-row>
        <table:table-row table:style-name="ro1">
          <table:table-cell office:value-type="string" calcext:value-type="string">
            <text:p>N135A</text:p>
          </table:table-cell>
          <table:table-cell office:value-type="float" office:value="-439.749841309" calcext:value-type="float">
            <text:p>-439.749841309</text:p>
          </table:table-cell>
        </table:table-row>
        <table:table-row table:style-name="ro1">
          <table:table-cell office:value-type="string" calcext:value-type="string">
            <text:p>M227Q</text:p>
          </table:table-cell>
          <table:table-cell office:value-type="float" office:value="-439.750537109" calcext:value-type="float">
            <text:p>-439.750537109</text:p>
          </table:table-cell>
        </table:table-row>
        <table:table-row table:style-name="ro1">
          <table:table-cell office:value-type="string" calcext:value-type="string">
            <text:p>P162S</text:p>
          </table:table-cell>
          <table:table-cell office:value-type="float" office:value="-439.756835938" calcext:value-type="float">
            <text:p>-439.756835938</text:p>
          </table:table-cell>
        </table:table-row>
        <table:table-row table:style-name="ro1">
          <table:table-cell office:value-type="string" calcext:value-type="string">
            <text:p>N165K</text:p>
          </table:table-cell>
          <table:table-cell office:value-type="float" office:value="-439.758300781" calcext:value-type="float">
            <text:p>-439.758300781</text:p>
          </table:table-cell>
        </table:table-row>
        <table:table-row table:style-name="ro1">
          <table:table-cell office:value-type="string" calcext:value-type="string">
            <text:p>W442S</text:p>
          </table:table-cell>
          <table:table-cell office:value-type="float" office:value="-439.759176636" calcext:value-type="float">
            <text:p>-439.759176636</text:p>
          </table:table-cell>
        </table:table-row>
        <table:table-row table:style-name="ro1">
          <table:table-cell office:value-type="string" calcext:value-type="string">
            <text:p>A202K</text:p>
          </table:table-cell>
          <table:table-cell office:value-type="float" office:value="-439.76003418" calcext:value-type="float">
            <text:p>-439.76003418</text:p>
          </table:table-cell>
        </table:table-row>
        <table:table-row table:style-name="ro1">
          <table:table-cell office:value-type="string" calcext:value-type="string">
            <text:p>R145N</text:p>
          </table:table-cell>
          <table:table-cell office:value-type="float" office:value="-439.760321045" calcext:value-type="float">
            <text:p>-439.760321045</text:p>
          </table:table-cell>
        </table:table-row>
        <table:table-row table:style-name="ro1">
          <table:table-cell office:value-type="string" calcext:value-type="string">
            <text:p>F52A</text:p>
          </table:table-cell>
          <table:table-cell office:value-type="float" office:value="-439.764486694" calcext:value-type="float">
            <text:p>-439.764486694</text:p>
          </table:table-cell>
        </table:table-row>
        <table:table-row table:style-name="ro1">
          <table:table-cell office:value-type="string" calcext:value-type="string">
            <text:p>P390Y</text:p>
          </table:table-cell>
          <table:table-cell office:value-type="float" office:value="-439.772814941" calcext:value-type="float">
            <text:p>-439.772814941</text:p>
          </table:table-cell>
        </table:table-row>
        <table:table-row table:style-name="ro1">
          <table:table-cell office:value-type="string" calcext:value-type="string">
            <text:p>F77D</text:p>
          </table:table-cell>
          <table:table-cell office:value-type="float" office:value="-439.773104858" calcext:value-type="float">
            <text:p>-439.773104858</text:p>
          </table:table-cell>
        </table:table-row>
        <table:table-row table:style-name="ro1">
          <table:table-cell office:value-type="string" calcext:value-type="string">
            <text:p>Y352H</text:p>
          </table:table-cell>
          <table:table-cell office:value-type="float" office:value="-439.773202515" calcext:value-type="float">
            <text:p>-439.773202515</text:p>
          </table:table-cell>
        </table:table-row>
        <table:table-row table:style-name="ro1">
          <table:table-cell office:value-type="string" calcext:value-type="string">
            <text:p>E272H</text:p>
          </table:table-cell>
          <table:table-cell office:value-type="float" office:value="-439.77510376" calcext:value-type="float">
            <text:p>-439.77510376</text:p>
          </table:table-cell>
        </table:table-row>
        <table:table-row table:style-name="ro1">
          <table:table-cell office:value-type="string" calcext:value-type="string">
            <text:p>K381L</text:p>
          </table:table-cell>
          <table:table-cell office:value-type="float" office:value="-439.775482178" calcext:value-type="float">
            <text:p>-439.775482178</text:p>
          </table:table-cell>
        </table:table-row>
        <table:table-row table:style-name="ro1">
          <table:table-cell office:value-type="string" calcext:value-type="string">
            <text:p>A83H</text:p>
          </table:table-cell>
          <table:table-cell office:value-type="float" office:value="-439.777661133" calcext:value-type="float">
            <text:p>-439.777661133</text:p>
          </table:table-cell>
        </table:table-row>
        <table:table-row table:style-name="ro1">
          <table:table-cell office:value-type="string" calcext:value-type="string">
            <text:p>D160F</text:p>
          </table:table-cell>
          <table:table-cell office:value-type="float" office:value="-439.77989502" calcext:value-type="float">
            <text:p>-439.77989502</text:p>
          </table:table-cell>
        </table:table-row>
        <table:table-row table:style-name="ro1">
          <table:table-cell office:value-type="string" calcext:value-type="string">
            <text:p>L408H</text:p>
          </table:table-cell>
          <table:table-cell office:value-type="float" office:value="-439.781283569" calcext:value-type="float">
            <text:p>-439.781283569</text:p>
          </table:table-cell>
        </table:table-row>
        <table:table-row table:style-name="ro1">
          <table:table-cell office:value-type="string" calcext:value-type="string">
            <text:p>G359N</text:p>
          </table:table-cell>
          <table:table-cell office:value-type="float" office:value="-439.786428833" calcext:value-type="float">
            <text:p>-439.786428833</text:p>
          </table:table-cell>
        </table:table-row>
        <table:table-row table:style-name="ro1">
          <table:table-cell office:value-type="string" calcext:value-type="string">
            <text:p>P428Y</text:p>
          </table:table-cell>
          <table:table-cell office:value-type="float" office:value="-439.788095093" calcext:value-type="float">
            <text:p>-439.788095093</text:p>
          </table:table-cell>
        </table:table-row>
        <table:table-row table:style-name="ro1">
          <table:table-cell office:value-type="string" calcext:value-type="string">
            <text:p>Q380T</text:p>
          </table:table-cell>
          <table:table-cell office:value-type="float" office:value="-439.788363647" calcext:value-type="float">
            <text:p>-439.788363647</text:p>
          </table:table-cell>
        </table:table-row>
        <table:table-row table:style-name="ro1">
          <table:table-cell office:value-type="string" calcext:value-type="string">
            <text:p>G315V</text:p>
          </table:table-cell>
          <table:table-cell office:value-type="float" office:value="-439.789599609" calcext:value-type="float">
            <text:p>-439.789599609</text:p>
          </table:table-cell>
        </table:table-row>
        <table:table-row table:style-name="ro1">
          <table:table-cell office:value-type="string" calcext:value-type="string">
            <text:p>G139V</text:p>
          </table:table-cell>
          <table:table-cell office:value-type="float" office:value="-439.79039917" calcext:value-type="float">
            <text:p>-439.79039917</text:p>
          </table:table-cell>
        </table:table-row>
        <table:table-row table:style-name="ro1">
          <table:table-cell office:value-type="string" calcext:value-type="string">
            <text:p>W207M</text:p>
          </table:table-cell>
          <table:table-cell office:value-type="float" office:value="-439.790426636" calcext:value-type="float">
            <text:p>-439.790426636</text:p>
          </table:table-cell>
        </table:table-row>
        <table:table-row table:style-name="ro1">
          <table:table-cell office:value-type="string" calcext:value-type="string">
            <text:p>R436W</text:p>
          </table:table-cell>
          <table:table-cell office:value-type="float" office:value="-439.792492676" calcext:value-type="float">
            <text:p>-439.792492676</text:p>
          </table:table-cell>
        </table:table-row>
        <table:table-row table:style-name="ro1">
          <table:table-cell office:value-type="string" calcext:value-type="string">
            <text:p>A421E</text:p>
          </table:table-cell>
          <table:table-cell office:value-type="float" office:value="-439.799313354" calcext:value-type="float">
            <text:p>-439.799313354</text:p>
          </table:table-cell>
        </table:table-row>
        <table:table-row table:style-name="ro1">
          <table:table-cell office:value-type="string" calcext:value-type="string">
            <text:p>C225V</text:p>
          </table:table-cell>
          <table:table-cell office:value-type="float" office:value="-439.799786377" calcext:value-type="float">
            <text:p>-439.799786377</text:p>
          </table:table-cell>
        </table:table-row>
        <table:table-row table:style-name="ro1">
          <table:table-cell office:value-type="string" calcext:value-type="string">
            <text:p>C332D</text:p>
          </table:table-cell>
          <table:table-cell office:value-type="float" office:value="-439.800286865" calcext:value-type="float">
            <text:p>-439.800286865</text:p>
          </table:table-cell>
        </table:table-row>
        <table:table-row table:style-name="ro1">
          <table:table-cell office:value-type="string" calcext:value-type="string">
            <text:p>L208E</text:p>
          </table:table-cell>
          <table:table-cell office:value-type="float" office:value="-439.803036499" calcext:value-type="float">
            <text:p>-439.803036499</text:p>
          </table:table-cell>
        </table:table-row>
        <table:table-row table:style-name="ro1">
          <table:table-cell office:value-type="string" calcext:value-type="string">
            <text:p>D148S</text:p>
          </table:table-cell>
          <table:table-cell office:value-type="float" office:value="-439.804367065" calcext:value-type="float">
            <text:p>-439.804367065</text:p>
          </table:table-cell>
        </table:table-row>
        <table:table-row table:style-name="ro1">
          <table:table-cell office:value-type="string" calcext:value-type="string">
            <text:p>D426A</text:p>
          </table:table-cell>
          <table:table-cell office:value-type="float" office:value="-439.805603027" calcext:value-type="float">
            <text:p>-439.805603027</text:p>
          </table:table-cell>
        </table:table-row>
        <table:table-row table:style-name="ro1">
          <table:table-cell office:value-type="string" calcext:value-type="string">
            <text:p>E361N</text:p>
          </table:table-cell>
          <table:table-cell office:value-type="float" office:value="-439.805664062" calcext:value-type="float">
            <text:p>-439.805664062</text:p>
          </table:table-cell>
        </table:table-row>
        <table:table-row table:style-name="ro1">
          <table:table-cell office:value-type="string" calcext:value-type="string">
            <text:p>P196L</text:p>
          </table:table-cell>
          <table:table-cell office:value-type="float" office:value="-439.805825806" calcext:value-type="float">
            <text:p>-439.805825806</text:p>
          </table:table-cell>
        </table:table-row>
        <table:table-row table:style-name="ro1">
          <table:table-cell office:value-type="string" calcext:value-type="string">
            <text:p>C225R</text:p>
          </table:table-cell>
          <table:table-cell office:value-type="float" office:value="-439.808032227" calcext:value-type="float">
            <text:p>-439.808032227</text:p>
          </table:table-cell>
        </table:table-row>
        <table:table-row table:style-name="ro1">
          <table:table-cell office:value-type="string" calcext:value-type="string">
            <text:p>S321P</text:p>
          </table:table-cell>
          <table:table-cell office:value-type="float" office:value="-439.810571289" calcext:value-type="float">
            <text:p>-439.810571289</text:p>
          </table:table-cell>
        </table:table-row>
        <table:table-row table:style-name="ro1">
          <table:table-cell office:value-type="string" calcext:value-type="string">
            <text:p>V85D</text:p>
          </table:table-cell>
          <table:table-cell office:value-type="float" office:value="-439.812420654" calcext:value-type="float">
            <text:p>-439.812420654</text:p>
          </table:table-cell>
        </table:table-row>
        <table:table-row table:style-name="ro1">
          <table:table-cell office:value-type="string" calcext:value-type="string">
            <text:p>N407C</text:p>
          </table:table-cell>
          <table:table-cell office:value-type="float" office:value="-439.818551636" calcext:value-type="float">
            <text:p>-439.818551636</text:p>
          </table:table-cell>
        </table:table-row>
        <table:table-row table:style-name="ro1">
          <table:table-cell office:value-type="string" calcext:value-type="string">
            <text:p>C203N</text:p>
          </table:table-cell>
          <table:table-cell office:value-type="float" office:value="-439.819369507" calcext:value-type="float">
            <text:p>-439.819369507</text:p>
          </table:table-cell>
        </table:table-row>
        <table:table-row table:style-name="ro1">
          <table:table-cell office:value-type="string" calcext:value-type="string">
            <text:p>L103G</text:p>
          </table:table-cell>
          <table:table-cell office:value-type="float" office:value="-439.825631714" calcext:value-type="float">
            <text:p>-439.825631714</text:p>
          </table:table-cell>
        </table:table-row>
        <table:table-row table:style-name="ro1">
          <table:table-cell office:value-type="string" calcext:value-type="string">
            <text:p>S446W</text:p>
          </table:table-cell>
          <table:table-cell office:value-type="float" office:value="-439.826507568" calcext:value-type="float">
            <text:p>-439.826507568</text:p>
          </table:table-cell>
        </table:table-row>
        <table:table-row table:style-name="ro1">
          <table:table-cell office:value-type="string" calcext:value-type="string">
            <text:p>A300K</text:p>
          </table:table-cell>
          <table:table-cell office:value-type="float" office:value="-439.828222656" calcext:value-type="float">
            <text:p>-439.828222656</text:p>
          </table:table-cell>
        </table:table-row>
        <table:table-row table:style-name="ro1">
          <table:table-cell office:value-type="string" calcext:value-type="string">
            <text:p>M345Q</text:p>
          </table:table-cell>
          <table:table-cell office:value-type="float" office:value="-439.833261108" calcext:value-type="float">
            <text:p>-439.833261108</text:p>
          </table:table-cell>
        </table:table-row>
        <table:table-row table:style-name="ro1">
          <table:table-cell office:value-type="string" calcext:value-type="string">
            <text:p>G181T</text:p>
          </table:table-cell>
          <table:table-cell office:value-type="float" office:value="-439.836431885" calcext:value-type="float">
            <text:p>-439.836431885</text:p>
          </table:table-cell>
        </table:table-row>
        <table:table-row table:style-name="ro1">
          <table:table-cell office:value-type="string" calcext:value-type="string">
            <text:p>A41H</text:p>
          </table:table-cell>
          <table:table-cell office:value-type="float" office:value="-439.838763428" calcext:value-type="float">
            <text:p>-439.838763428</text:p>
          </table:table-cell>
        </table:table-row>
        <table:table-row table:style-name="ro1">
          <table:table-cell office:value-type="string" calcext:value-type="string">
            <text:p>L130F</text:p>
          </table:table-cell>
          <table:table-cell office:value-type="float" office:value="-439.840847778" calcext:value-type="float">
            <text:p>-439.840847778</text:p>
          </table:table-cell>
        </table:table-row>
        <table:table-row table:style-name="ro1">
          <table:table-cell office:value-type="string" calcext:value-type="string">
            <text:p>M138T</text:p>
          </table:table-cell>
          <table:table-cell office:value-type="float" office:value="-439.841748047" calcext:value-type="float">
            <text:p>-439.841748047</text:p>
          </table:table-cell>
        </table:table-row>
        <table:table-row table:style-name="ro1">
          <table:table-cell office:value-type="string" calcext:value-type="string">
            <text:p>S129I</text:p>
          </table:table-cell>
          <table:table-cell office:value-type="float" office:value="-439.844012451" calcext:value-type="float">
            <text:p>-439.844012451</text:p>
          </table:table-cell>
        </table:table-row>
        <table:table-row table:style-name="ro1">
          <table:table-cell office:value-type="string" calcext:value-type="string">
            <text:p>P46D</text:p>
          </table:table-cell>
          <table:table-cell office:value-type="float" office:value="-439.844287109" calcext:value-type="float">
            <text:p>-439.844287109</text:p>
          </table:table-cell>
        </table:table-row>
        <table:table-row table:style-name="ro1">
          <table:table-cell office:value-type="string" calcext:value-type="string">
            <text:p>W207S</text:p>
          </table:table-cell>
          <table:table-cell office:value-type="float" office:value="-439.845523071" calcext:value-type="float">
            <text:p>-439.845523071</text:p>
          </table:table-cell>
        </table:table-row>
        <table:table-row table:style-name="ro1">
          <table:table-cell office:value-type="string" calcext:value-type="string">
            <text:p>F422M</text:p>
          </table:table-cell>
          <table:table-cell office:value-type="float" office:value="-439.846286011" calcext:value-type="float">
            <text:p>-439.846286011</text:p>
          </table:table-cell>
        </table:table-row>
        <table:table-row table:style-name="ro1">
          <table:table-cell office:value-type="string" calcext:value-type="string">
            <text:p>A300W</text:p>
          </table:table-cell>
          <table:table-cell office:value-type="float" office:value="-439.848937988" calcext:value-type="float">
            <text:p>-439.848937988</text:p>
          </table:table-cell>
        </table:table-row>
        <table:table-row table:style-name="ro1">
          <table:table-cell office:value-type="string" calcext:value-type="string">
            <text:p>N221S</text:p>
          </table:table-cell>
          <table:table-cell office:value-type="float" office:value="-439.850830078" calcext:value-type="float">
            <text:p>-439.850830078</text:p>
          </table:table-cell>
        </table:table-row>
        <table:table-row table:style-name="ro1">
          <table:table-cell office:value-type="string" calcext:value-type="string">
            <text:p>L39F</text:p>
          </table:table-cell>
          <table:table-cell office:value-type="float" office:value="-439.852178955" calcext:value-type="float">
            <text:p>-439.852178955</text:p>
          </table:table-cell>
        </table:table-row>
        <table:table-row table:style-name="ro1">
          <table:table-cell office:value-type="string" calcext:value-type="string">
            <text:p>I45V</text:p>
          </table:table-cell>
          <table:table-cell office:value-type="float" office:value="-439.864367676" calcext:value-type="float">
            <text:p>-439.864367676</text:p>
          </table:table-cell>
        </table:table-row>
        <table:table-row table:style-name="ro1">
          <table:table-cell office:value-type="string" calcext:value-type="string">
            <text:p>D268A</text:p>
          </table:table-cell>
          <table:table-cell office:value-type="float" office:value="-439.864480591" calcext:value-type="float">
            <text:p>-439.864480591</text:p>
          </table:table-cell>
        </table:table-row>
        <table:table-row table:style-name="ro1">
          <table:table-cell office:value-type="string" calcext:value-type="string">
            <text:p>L173P</text:p>
          </table:table-cell>
          <table:table-cell office:value-type="float" office:value="-439.865054321" calcext:value-type="float">
            <text:p>-439.865054321</text:p>
          </table:table-cell>
        </table:table-row>
        <table:table-row table:style-name="ro1">
          <table:table-cell office:value-type="string" calcext:value-type="string">
            <text:p>I264T</text:p>
          </table:table-cell>
          <table:table-cell office:value-type="float" office:value="-439.865707397" calcext:value-type="float">
            <text:p>-439.865707397</text:p>
          </table:table-cell>
        </table:table-row>
        <table:table-row table:style-name="ro1">
          <table:table-cell office:value-type="string" calcext:value-type="string">
            <text:p>F199Q</text:p>
          </table:table-cell>
          <table:table-cell office:value-type="float" office:value="-439.867248535" calcext:value-type="float">
            <text:p>-439.867248535</text:p>
          </table:table-cell>
        </table:table-row>
        <table:table-row table:style-name="ro1">
          <table:table-cell office:value-type="string" calcext:value-type="string">
            <text:p>D114A</text:p>
          </table:table-cell>
          <table:table-cell office:value-type="float" office:value="-439.868588257" calcext:value-type="float">
            <text:p>-439.868588257</text:p>
          </table:table-cell>
        </table:table-row>
        <table:table-row table:style-name="ro1">
          <table:table-cell office:value-type="string" calcext:value-type="string">
            <text:p>V55D</text:p>
          </table:table-cell>
          <table:table-cell office:value-type="float" office:value="-439.869024658" calcext:value-type="float">
            <text:p>-439.869024658</text:p>
          </table:table-cell>
        </table:table-row>
        <table:table-row table:style-name="ro1">
          <table:table-cell office:value-type="string" calcext:value-type="string">
            <text:p>F52K</text:p>
          </table:table-cell>
          <table:table-cell office:value-type="float" office:value="-439.872360229" calcext:value-type="float">
            <text:p>-439.872360229</text:p>
          </table:table-cell>
        </table:table-row>
        <table:table-row table:style-name="ro1">
          <table:table-cell office:value-type="string" calcext:value-type="string">
            <text:p>A398D</text:p>
          </table:table-cell>
          <table:table-cell office:value-type="float" office:value="-439.873336792" calcext:value-type="float">
            <text:p>-439.873336792</text:p>
          </table:table-cell>
        </table:table-row>
        <table:table-row table:style-name="ro1">
          <table:table-cell office:value-type="string" calcext:value-type="string">
            <text:p>P226T</text:p>
          </table:table-cell>
          <table:table-cell office:value-type="float" office:value="-439.878601074" calcext:value-type="float">
            <text:p>-439.878601074</text:p>
          </table:table-cell>
        </table:table-row>
        <table:table-row table:style-name="ro1">
          <table:table-cell office:value-type="string" calcext:value-type="string">
            <text:p>A421G</text:p>
          </table:table-cell>
          <table:table-cell office:value-type="float" office:value="-439.878833008" calcext:value-type="float">
            <text:p>-439.878833008</text:p>
          </table:table-cell>
        </table:table-row>
        <table:table-row table:style-name="ro1">
          <table:table-cell office:value-type="string" calcext:value-type="string">
            <text:p>V270L</text:p>
          </table:table-cell>
          <table:table-cell office:value-type="float" office:value="-439.885873413" calcext:value-type="float">
            <text:p>-439.885873413</text:p>
          </table:table-cell>
        </table:table-row>
        <table:table-row table:style-name="ro1">
          <table:table-cell office:value-type="string" calcext:value-type="string">
            <text:p>A244Y</text:p>
          </table:table-cell>
          <table:table-cell office:value-type="float" office:value="-439.895623779" calcext:value-type="float">
            <text:p>-439.895623779</text:p>
          </table:table-cell>
        </table:table-row>
        <table:table-row table:style-name="ro1">
          <table:table-cell office:value-type="string" calcext:value-type="string">
            <text:p>L39W</text:p>
          </table:table-cell>
          <table:table-cell office:value-type="float" office:value="-439.896609497" calcext:value-type="float">
            <text:p>-439.896609497</text:p>
          </table:table-cell>
        </table:table-row>
        <table:table-row table:style-name="ro1">
          <table:table-cell office:value-type="string" calcext:value-type="string">
            <text:p>A275E</text:p>
          </table:table-cell>
          <table:table-cell office:value-type="float" office:value="-439.900167847" calcext:value-type="float">
            <text:p>-439.900167847</text:p>
          </table:table-cell>
        </table:table-row>
        <table:table-row table:style-name="ro1">
          <table:table-cell office:value-type="string" calcext:value-type="string">
            <text:p>G315A</text:p>
          </table:table-cell>
          <table:table-cell office:value-type="float" office:value="-439.900289917" calcext:value-type="float">
            <text:p>-439.900289917</text:p>
          </table:table-cell>
        </table:table-row>
        <table:table-row table:style-name="ro1">
          <table:table-cell office:value-type="string" calcext:value-type="string">
            <text:p>S252F</text:p>
          </table:table-cell>
          <table:table-cell office:value-type="float" office:value="-439.900946045" calcext:value-type="float">
            <text:p>-439.900946045</text:p>
          </table:table-cell>
        </table:table-row>
        <table:table-row table:style-name="ro1">
          <table:table-cell office:value-type="string" calcext:value-type="string">
            <text:p>V85S</text:p>
          </table:table-cell>
          <table:table-cell office:value-type="float" office:value="-439.902606201" calcext:value-type="float">
            <text:p>-439.902606201</text:p>
          </table:table-cell>
        </table:table-row>
        <table:table-row table:style-name="ro1">
          <table:table-cell office:value-type="string" calcext:value-type="string">
            <text:p>C441W</text:p>
          </table:table-cell>
          <table:table-cell office:value-type="float" office:value="-439.903796387" calcext:value-type="float">
            <text:p>-439.903796387</text:p>
          </table:table-cell>
        </table:table-row>
        <table:table-row table:style-name="ro1">
          <table:table-cell office:value-type="string" calcext:value-type="string">
            <text:p>A244C</text:p>
          </table:table-cell>
          <table:table-cell office:value-type="float" office:value="-439.906564331" calcext:value-type="float">
            <text:p>-439.906564331</text:p>
          </table:table-cell>
        </table:table-row>
        <table:table-row table:style-name="ro1">
          <table:table-cell office:value-type="string" calcext:value-type="string">
            <text:p>A41S</text:p>
          </table:table-cell>
          <table:table-cell office:value-type="float" office:value="-439.909512329" calcext:value-type="float">
            <text:p>-439.909512329</text:p>
          </table:table-cell>
        </table:table-row>
        <table:table-row table:style-name="ro1">
          <table:table-cell office:value-type="string" calcext:value-type="string">
            <text:p>V297C</text:p>
          </table:table-cell>
          <table:table-cell office:value-type="float" office:value="-439.909786987" calcext:value-type="float">
            <text:p>-439.909786987</text:p>
          </table:table-cell>
        </table:table-row>
        <table:table-row table:style-name="ro1">
          <table:table-cell office:value-type="string" calcext:value-type="string">
            <text:p>V291E</text:p>
          </table:table-cell>
          <table:table-cell office:value-type="float" office:value="-439.913589478" calcext:value-type="float">
            <text:p>-439.913589478</text:p>
          </table:table-cell>
        </table:table-row>
        <table:table-row table:style-name="ro1">
          <table:table-cell office:value-type="string" calcext:value-type="string">
            <text:p>Y86Q</text:p>
          </table:table-cell>
          <table:table-cell office:value-type="float" office:value="-439.913912964" calcext:value-type="float">
            <text:p>-439.913912964</text:p>
          </table:table-cell>
        </table:table-row>
        <table:table-row table:style-name="ro1">
          <table:table-cell office:value-type="string" calcext:value-type="string">
            <text:p>F290W</text:p>
          </table:table-cell>
          <table:table-cell office:value-type="float" office:value="-439.914434814" calcext:value-type="float">
            <text:p>-439.914434814</text:p>
          </table:table-cell>
        </table:table-row>
        <table:table-row table:style-name="ro1">
          <table:table-cell office:value-type="string" calcext:value-type="string">
            <text:p>S129L</text:p>
          </table:table-cell>
          <table:table-cell office:value-type="float" office:value="-439.914724731" calcext:value-type="float">
            <text:p>-439.914724731</text:p>
          </table:table-cell>
        </table:table-row>
        <table:table-row table:style-name="ro1">
          <table:table-cell office:value-type="string" calcext:value-type="string">
            <text:p>L408I</text:p>
          </table:table-cell>
          <table:table-cell office:value-type="float" office:value="-439.91645813" calcext:value-type="float">
            <text:p>-439.91645813</text:p>
          </table:table-cell>
        </table:table-row>
        <table:table-row table:style-name="ro1">
          <table:table-cell office:value-type="string" calcext:value-type="string">
            <text:p>F251A</text:p>
          </table:table-cell>
          <table:table-cell office:value-type="float" office:value="-439.91685791" calcext:value-type="float">
            <text:p>-439.91685791</text:p>
          </table:table-cell>
        </table:table-row>
        <table:table-row table:style-name="ro1">
          <table:table-cell office:value-type="string" calcext:value-type="string">
            <text:p>P198H</text:p>
          </table:table-cell>
          <table:table-cell office:value-type="float" office:value="-439.917880249" calcext:value-type="float">
            <text:p>-439.917880249</text:p>
          </table:table-cell>
        </table:table-row>
        <table:table-row table:style-name="ro1">
          <table:table-cell office:value-type="string" calcext:value-type="string">
            <text:p>A57G</text:p>
          </table:table-cell>
          <table:table-cell office:value-type="float" office:value="-439.918203735" calcext:value-type="float">
            <text:p>-439.918203735</text:p>
          </table:table-cell>
        </table:table-row>
        <table:table-row table:style-name="ro1">
          <table:table-cell office:value-type="string" calcext:value-type="string">
            <text:p>R301K</text:p>
          </table:table-cell>
          <table:table-cell office:value-type="float" office:value="-439.918286133" calcext:value-type="float">
            <text:p>-439.918286133</text:p>
          </table:table-cell>
        </table:table-row>
        <table:table-row table:style-name="ro1">
          <table:table-cell office:value-type="string" calcext:value-type="string">
            <text:p>D306Y</text:p>
          </table:table-cell>
          <table:table-cell office:value-type="float" office:value="-439.922412109" calcext:value-type="float">
            <text:p>-439.922412109</text:p>
          </table:table-cell>
        </table:table-row>
        <table:table-row table:style-name="ro1">
          <table:table-cell office:value-type="string" calcext:value-type="string">
            <text:p>T245A</text:p>
          </table:table-cell>
          <table:table-cell office:value-type="float" office:value="-439.925350952" calcext:value-type="float">
            <text:p>-439.925350952</text:p>
          </table:table-cell>
        </table:table-row>
        <table:table-row table:style-name="ro1">
          <table:table-cell office:value-type="string" calcext:value-type="string">
            <text:p>G161H</text:p>
          </table:table-cell>
          <table:table-cell office:value-type="float" office:value="-439.927597046" calcext:value-type="float">
            <text:p>-439.927597046</text:p>
          </table:table-cell>
        </table:table-row>
        <table:table-row table:style-name="ro1">
          <table:table-cell office:value-type="string" calcext:value-type="string">
            <text:p>N407V</text:p>
          </table:table-cell>
          <table:table-cell office:value-type="float" office:value="-439.929312134" calcext:value-type="float">
            <text:p>-439.929312134</text:p>
          </table:table-cell>
        </table:table-row>
        <table:table-row table:style-name="ro1">
          <table:table-cell office:value-type="string" calcext:value-type="string">
            <text:p>K249T</text:p>
          </table:table-cell>
          <table:table-cell office:value-type="float" office:value="-439.931634521" calcext:value-type="float">
            <text:p>-439.931634521</text:p>
          </table:table-cell>
        </table:table-row>
        <table:table-row table:style-name="ro1">
          <table:table-cell office:value-type="string" calcext:value-type="string">
            <text:p>T362W</text:p>
          </table:table-cell>
          <table:table-cell office:value-type="float" office:value="-439.937460327" calcext:value-type="float">
            <text:p>-439.937460327</text:p>
          </table:table-cell>
        </table:table-row>
        <table:table-row table:style-name="ro1">
          <table:table-cell office:value-type="string" calcext:value-type="string">
            <text:p>P176L</text:p>
          </table:table-cell>
          <table:table-cell office:value-type="float" office:value="-439.939242554" calcext:value-type="float">
            <text:p>-439.939242554</text:p>
          </table:table-cell>
        </table:table-row>
        <table:table-row table:style-name="ro1">
          <table:table-cell office:value-type="string" calcext:value-type="string">
            <text:p>F405R</text:p>
          </table:table-cell>
          <table:table-cell office:value-type="float" office:value="-439.939633179" calcext:value-type="float">
            <text:p>-439.939633179</text:p>
          </table:table-cell>
        </table:table-row>
        <table:table-row table:style-name="ro1">
          <table:table-cell office:value-type="string" calcext:value-type="string">
            <text:p>A318Q</text:p>
          </table:table-cell>
          <table:table-cell office:value-type="float" office:value="-439.941275024" calcext:value-type="float">
            <text:p>-439.941275024</text:p>
          </table:table-cell>
        </table:table-row>
        <table:table-row table:style-name="ro1">
          <table:table-cell office:value-type="string" calcext:value-type="string">
            <text:p>C417Q</text:p>
          </table:table-cell>
          <table:table-cell office:value-type="float" office:value="-439.942910767" calcext:value-type="float">
            <text:p>-439.942910767</text:p>
          </table:table-cell>
        </table:table-row>
        <table:table-row table:style-name="ro1">
          <table:table-cell office:value-type="string" calcext:value-type="string">
            <text:p>E54R</text:p>
          </table:table-cell>
          <table:table-cell office:value-type="float" office:value="-439.945800781" calcext:value-type="float">
            <text:p>-439.945800781</text:p>
          </table:table-cell>
        </table:table-row>
        <table:table-row table:style-name="ro1">
          <table:table-cell office:value-type="string" calcext:value-type="string">
            <text:p>H265L</text:p>
          </table:table-cell>
          <table:table-cell office:value-type="float" office:value="-439.948242188" calcext:value-type="float">
            <text:p>-439.948242188</text:p>
          </table:table-cell>
        </table:table-row>
        <table:table-row table:style-name="ro1">
          <table:table-cell office:value-type="string" calcext:value-type="string">
            <text:p>P190I</text:p>
          </table:table-cell>
          <table:table-cell office:value-type="float" office:value="-439.949450684" calcext:value-type="float">
            <text:p>-439.949450684</text:p>
          </table:table-cell>
        </table:table-row>
        <table:table-row table:style-name="ro1">
          <table:table-cell office:value-type="string" calcext:value-type="string">
            <text:p>C441N</text:p>
          </table:table-cell>
          <table:table-cell office:value-type="float" office:value="-439.949749756" calcext:value-type="float">
            <text:p>-439.949749756</text:p>
          </table:table-cell>
        </table:table-row>
        <table:table-row table:style-name="ro1">
          <table:table-cell office:value-type="string" calcext:value-type="string">
            <text:p>R301H</text:p>
          </table:table-cell>
          <table:table-cell office:value-type="float" office:value="-439.950073242" calcext:value-type="float">
            <text:p>-439.950073242</text:p>
          </table:table-cell>
        </table:table-row>
        <table:table-row table:style-name="ro1">
          <table:table-cell office:value-type="string" calcext:value-type="string">
            <text:p>K360C</text:p>
          </table:table-cell>
          <table:table-cell office:value-type="float" office:value="-439.950106812" calcext:value-type="float">
            <text:p>-439.950106812</text:p>
          </table:table-cell>
        </table:table-row>
        <table:table-row table:style-name="ro1">
          <table:table-cell office:value-type="string" calcext:value-type="string">
            <text:p>T186N</text:p>
          </table:table-cell>
          <table:table-cell office:value-type="float" office:value="-439.950924683" calcext:value-type="float">
            <text:p>-439.950924683</text:p>
          </table:table-cell>
        </table:table-row>
        <table:table-row table:style-name="ro1">
          <table:table-cell office:value-type="string" calcext:value-type="string">
            <text:p>T256F</text:p>
          </table:table-cell>
          <table:table-cell office:value-type="float" office:value="-439.952947998" calcext:value-type="float">
            <text:p>-439.952947998</text:p>
          </table:table-cell>
        </table:table-row>
        <table:table-row table:style-name="ro1">
          <table:table-cell office:value-type="string" calcext:value-type="string">
            <text:p>M340D</text:p>
          </table:table-cell>
          <table:table-cell office:value-type="float" office:value="-439.957351685" calcext:value-type="float">
            <text:p>-439.957351685</text:p>
          </table:table-cell>
        </table:table-row>
        <table:table-row table:style-name="ro1">
          <table:table-cell office:value-type="string" calcext:value-type="string">
            <text:p>G100A</text:p>
          </table:table-cell>
          <table:table-cell office:value-type="float" office:value="-439.958456421" calcext:value-type="float">
            <text:p>-439.958456421</text:p>
          </table:table-cell>
        </table:table-row>
        <table:table-row table:style-name="ro1">
          <table:table-cell office:value-type="string" calcext:value-type="string">
            <text:p>R266C</text:p>
          </table:table-cell>
          <table:table-cell office:value-type="float" office:value="-439.959069824" calcext:value-type="float">
            <text:p>-439.959069824</text:p>
          </table:table-cell>
        </table:table-row>
        <table:table-row table:style-name="ro1">
          <table:table-cell office:value-type="string" calcext:value-type="string">
            <text:p>D205F</text:p>
          </table:table-cell>
          <table:table-cell office:value-type="float" office:value="-439.959814453" calcext:value-type="float">
            <text:p>-439.959814453</text:p>
          </table:table-cell>
        </table:table-row>
        <table:table-row table:style-name="ro1">
          <table:table-cell office:value-type="string" calcext:value-type="string">
            <text:p>M146E</text:p>
          </table:table-cell>
          <table:table-cell office:value-type="float" office:value="-439.96114502" calcext:value-type="float">
            <text:p>-439.96114502</text:p>
          </table:table-cell>
        </table:table-row>
        <table:table-row table:style-name="ro1">
          <table:table-cell office:value-type="string" calcext:value-type="string">
            <text:p>M328R</text:p>
          </table:table-cell>
          <table:table-cell office:value-type="float" office:value="-439.964645386" calcext:value-type="float">
            <text:p>-439.964645386</text:p>
          </table:table-cell>
        </table:table-row>
        <table:table-row table:style-name="ro1">
          <table:table-cell office:value-type="string" calcext:value-type="string">
            <text:p>A202T</text:p>
          </table:table-cell>
          <table:table-cell office:value-type="float" office:value="-439.970285034" calcext:value-type="float">
            <text:p>-439.970285034</text:p>
          </table:table-cell>
        </table:table-row>
        <table:table-row table:style-name="ro1">
          <table:table-cell office:value-type="string" calcext:value-type="string">
            <text:p>G296Q</text:p>
          </table:table-cell>
          <table:table-cell office:value-type="float" office:value="-439.971603394" calcext:value-type="float">
            <text:p>-439.971603394</text:p>
          </table:table-cell>
        </table:table-row>
        <table:table-row table:style-name="ro1">
          <table:table-cell office:value-type="string" calcext:value-type="string">
            <text:p>I264E</text:p>
          </table:table-cell>
          <table:table-cell office:value-type="float" office:value="-439.974441528" calcext:value-type="float">
            <text:p>-439.974441528</text:p>
          </table:table-cell>
        </table:table-row>
        <table:table-row table:style-name="ro1">
          <table:table-cell office:value-type="string" calcext:value-type="string">
            <text:p>P325V</text:p>
          </table:table-cell>
          <table:table-cell office:value-type="float" office:value="-439.976312256" calcext:value-type="float">
            <text:p>-439.976312256</text:p>
          </table:table-cell>
        </table:table-row>
        <table:table-row table:style-name="ro1">
          <table:table-cell office:value-type="string" calcext:value-type="string">
            <text:p>K249I</text:p>
          </table:table-cell>
          <table:table-cell office:value-type="float" office:value="-439.978320312" calcext:value-type="float">
            <text:p>-439.978320312</text:p>
          </table:table-cell>
        </table:table-row>
        <table:table-row table:style-name="ro1">
          <table:table-cell office:value-type="string" calcext:value-type="string">
            <text:p>G419Y</text:p>
          </table:table-cell>
          <table:table-cell office:value-type="float" office:value="-439.9831604" calcext:value-type="float">
            <text:p>-439.9831604</text:p>
          </table:table-cell>
        </table:table-row>
        <table:table-row table:style-name="ro1">
          <table:table-cell office:value-type="string" calcext:value-type="string">
            <text:p>V319H</text:p>
          </table:table-cell>
          <table:table-cell office:value-type="float" office:value="-439.983981323" calcext:value-type="float">
            <text:p>-439.983981323</text:p>
          </table:table-cell>
        </table:table-row>
        <table:table-row table:style-name="ro1">
          <table:table-cell office:value-type="string" calcext:value-type="string">
            <text:p>V40R</text:p>
          </table:table-cell>
          <table:table-cell office:value-type="float" office:value="-439.984082031" calcext:value-type="float">
            <text:p>-439.984082031</text:p>
          </table:table-cell>
        </table:table-row>
        <table:table-row table:style-name="ro1">
          <table:table-cell office:value-type="string" calcext:value-type="string">
            <text:p>F378W</text:p>
          </table:table-cell>
          <table:table-cell office:value-type="float" office:value="-439.986276245" calcext:value-type="float">
            <text:p>-439.986276245</text:p>
          </table:table-cell>
        </table:table-row>
        <table:table-row table:style-name="ro1">
          <table:table-cell office:value-type="string" calcext:value-type="string">
            <text:p>H37Q</text:p>
          </table:table-cell>
          <table:table-cell office:value-type="float" office:value="-439.986904907" calcext:value-type="float">
            <text:p>-439.986904907</text:p>
          </table:table-cell>
        </table:table-row>
        <table:table-row table:style-name="ro1">
          <table:table-cell office:value-type="string" calcext:value-type="string">
            <text:p>L271G</text:p>
          </table:table-cell>
          <table:table-cell office:value-type="float" office:value="-439.987191772" calcext:value-type="float">
            <text:p>-439.987191772</text:p>
          </table:table-cell>
        </table:table-row>
        <table:table-row table:style-name="ro1">
          <table:table-cell office:value-type="string" calcext:value-type="string">
            <text:p>I213M</text:p>
          </table:table-cell>
          <table:table-cell office:value-type="float" office:value="-439.994909668" calcext:value-type="float">
            <text:p>-439.994909668</text:p>
          </table:table-cell>
        </table:table-row>
        <table:table-row table:style-name="ro1">
          <table:table-cell office:value-type="string" calcext:value-type="string">
            <text:p>C203P</text:p>
          </table:table-cell>
          <table:table-cell office:value-type="float" office:value="-439.995309448" calcext:value-type="float">
            <text:p>-439.995309448</text:p>
          </table:table-cell>
        </table:table-row>
        <table:table-row table:style-name="ro1">
          <table:table-cell office:value-type="string" calcext:value-type="string">
            <text:p>G161R</text:p>
          </table:table-cell>
          <table:table-cell office:value-type="float" office:value="-439.995870972" calcext:value-type="float">
            <text:p>-439.995870972</text:p>
          </table:table-cell>
        </table:table-row>
        <table:table-row table:style-name="ro1">
          <table:table-cell office:value-type="string" calcext:value-type="string">
            <text:p>R302A</text:p>
          </table:table-cell>
          <table:table-cell office:value-type="float" office:value="-439.998083496" calcext:value-type="float">
            <text:p>-439.998083496</text:p>
          </table:table-cell>
        </table:table-row>
        <table:table-row table:style-name="ro1">
          <table:table-cell office:value-type="string" calcext:value-type="string">
            <text:p>S125F</text:p>
          </table:table-cell>
          <table:table-cell office:value-type="float" office:value="-440.00375061" calcext:value-type="float">
            <text:p>-440.00375061</text:p>
          </table:table-cell>
        </table:table-row>
        <table:table-row table:style-name="ro1">
          <table:table-cell office:value-type="string" calcext:value-type="string">
            <text:p>V69F</text:p>
          </table:table-cell>
          <table:table-cell office:value-type="float" office:value="-440.005130005" calcext:value-type="float">
            <text:p>-440.005130005</text:p>
          </table:table-cell>
        </table:table-row>
        <table:table-row table:style-name="ro1">
          <table:table-cell office:value-type="string" calcext:value-type="string">
            <text:p>F304V</text:p>
          </table:table-cell>
          <table:table-cell office:value-type="float" office:value="-440.005508423" calcext:value-type="float">
            <text:p>-440.005508423</text:p>
          </table:table-cell>
        </table:table-row>
        <table:table-row table:style-name="ro1">
          <table:table-cell office:value-type="string" calcext:value-type="string">
            <text:p>L271R</text:p>
          </table:table-cell>
          <table:table-cell office:value-type="float" office:value="-440.005957031" calcext:value-type="float">
            <text:p>-440.005957031</text:p>
          </table:table-cell>
        </table:table-row>
        <table:table-row table:style-name="ro1">
          <table:table-cell office:value-type="string" calcext:value-type="string">
            <text:p>M340H</text:p>
          </table:table-cell>
          <table:table-cell office:value-type="float" office:value="-440.008691406" calcext:value-type="float">
            <text:p>-440.008691406</text:p>
          </table:table-cell>
        </table:table-row>
        <table:table-row table:style-name="ro1">
          <table:table-cell office:value-type="string" calcext:value-type="string">
            <text:p>A220D</text:p>
          </table:table-cell>
          <table:table-cell office:value-type="float" office:value="-440.009469604" calcext:value-type="float">
            <text:p>-440.009469604</text:p>
          </table:table-cell>
        </table:table-row>
        <table:table-row table:style-name="ro1">
          <table:table-cell office:value-type="string" calcext:value-type="string">
            <text:p>G102K</text:p>
          </table:table-cell>
          <table:table-cell office:value-type="float" office:value="-440.011068726" calcext:value-type="float">
            <text:p>-440.011068726</text:p>
          </table:table-cell>
        </table:table-row>
        <table:table-row table:style-name="ro1">
          <table:table-cell office:value-type="string" calcext:value-type="string">
            <text:p>P196W</text:p>
          </table:table-cell>
          <table:table-cell office:value-type="float" office:value="-440.011203003" calcext:value-type="float">
            <text:p>-440.011203003</text:p>
          </table:table-cell>
        </table:table-row>
        <table:table-row table:style-name="ro1">
          <table:table-cell office:value-type="string" calcext:value-type="string">
            <text:p>A107M</text:p>
          </table:table-cell>
          <table:table-cell office:value-type="float" office:value="-440.012753296" calcext:value-type="float">
            <text:p>-440.012753296</text:p>
          </table:table-cell>
        </table:table-row>
        <table:table-row table:style-name="ro1">
          <table:table-cell office:value-type="string" calcext:value-type="string">
            <text:p>M385Q</text:p>
          </table:table-cell>
          <table:table-cell office:value-type="float" office:value="-440.013134766" calcext:value-type="float">
            <text:p>-440.013134766</text:p>
          </table:table-cell>
        </table:table-row>
        <table:table-row table:style-name="ro1">
          <table:table-cell office:value-type="string" calcext:value-type="string">
            <text:p>G161A</text:p>
          </table:table-cell>
          <table:table-cell office:value-type="float" office:value="-440.014898682" calcext:value-type="float">
            <text:p>-440.014898682</text:p>
          </table:table-cell>
        </table:table-row>
        <table:table-row table:style-name="ro1">
          <table:table-cell office:value-type="string" calcext:value-type="string">
            <text:p>M238F</text:p>
          </table:table-cell>
          <table:table-cell office:value-type="float" office:value="-440.016125488" calcext:value-type="float">
            <text:p>-440.016125488</text:p>
          </table:table-cell>
        </table:table-row>
        <table:table-row table:style-name="ro1">
          <table:table-cell office:value-type="string" calcext:value-type="string">
            <text:p>K43N</text:p>
          </table:table-cell>
          <table:table-cell office:value-type="float" office:value="-440.016351318" calcext:value-type="float">
            <text:p>-440.016351318</text:p>
          </table:table-cell>
        </table:table-row>
        <table:table-row table:style-name="ro1">
          <table:table-cell office:value-type="string" calcext:value-type="string">
            <text:p>F378A</text:p>
          </table:table-cell>
          <table:table-cell office:value-type="float" office:value="-440.018377686" calcext:value-type="float">
            <text:p>-440.018377686</text:p>
          </table:table-cell>
        </table:table-row>
        <table:table-row table:style-name="ro1">
          <table:table-cell office:value-type="string" calcext:value-type="string">
            <text:p>G174W</text:p>
          </table:table-cell>
          <table:table-cell office:value-type="float" office:value="-440.019250488" calcext:value-type="float">
            <text:p>-440.019250488</text:p>
          </table:table-cell>
        </table:table-row>
        <table:table-row table:style-name="ro1">
          <table:table-cell office:value-type="string" calcext:value-type="string">
            <text:p>F304T</text:p>
          </table:table-cell>
          <table:table-cell office:value-type="float" office:value="-440.019854736" calcext:value-type="float">
            <text:p>-440.019854736</text:p>
          </table:table-cell>
        </table:table-row>
        <table:table-row table:style-name="ro1">
          <table:table-cell office:value-type="string" calcext:value-type="string">
            <text:p>A430W</text:p>
          </table:table-cell>
          <table:table-cell office:value-type="float" office:value="-440.020675659" calcext:value-type="float">
            <text:p>-440.020675659</text:p>
          </table:table-cell>
        </table:table-row>
        <table:table-row table:style-name="ro1">
          <table:table-cell office:value-type="string" calcext:value-type="string">
            <text:p>F159P</text:p>
          </table:table-cell>
          <table:table-cell office:value-type="float" office:value="-440.022439575" calcext:value-type="float">
            <text:p>-440.022439575</text:p>
          </table:table-cell>
        </table:table-row>
        <table:table-row table:style-name="ro1">
          <table:table-cell office:value-type="string" calcext:value-type="string">
            <text:p>M328T</text:p>
          </table:table-cell>
          <table:table-cell office:value-type="float" office:value="-440.022906494" calcext:value-type="float">
            <text:p>-440.022906494</text:p>
          </table:table-cell>
        </table:table-row>
        <table:table-row table:style-name="ro1">
          <table:table-cell office:value-type="string" calcext:value-type="string">
            <text:p>I414A</text:p>
          </table:table-cell>
          <table:table-cell office:value-type="float" office:value="-440.027243042" calcext:value-type="float">
            <text:p>-440.027243042</text:p>
          </table:table-cell>
        </table:table-row>
        <table:table-row table:style-name="ro1">
          <table:table-cell office:value-type="string" calcext:value-type="string">
            <text:p>L309K</text:p>
          </table:table-cell>
          <table:table-cell office:value-type="float" office:value="-440.027960205" calcext:value-type="float">
            <text:p>-440.027960205</text:p>
          </table:table-cell>
        </table:table-row>
        <table:table-row table:style-name="ro1">
          <table:table-cell office:value-type="string" calcext:value-type="string">
            <text:p>N116I</text:p>
          </table:table-cell>
          <table:table-cell office:value-type="float" office:value="-440.030969238" calcext:value-type="float">
            <text:p>-440.030969238</text:p>
          </table:table-cell>
        </table:table-row>
        <table:table-row table:style-name="ro1">
          <table:table-cell office:value-type="string" calcext:value-type="string">
            <text:p>V229W</text:p>
          </table:table-cell>
          <table:table-cell office:value-type="float" office:value="-440.035501099" calcext:value-type="float">
            <text:p>-440.035501099</text:p>
          </table:table-cell>
        </table:table-row>
        <table:table-row table:style-name="ro1">
          <table:table-cell office:value-type="string" calcext:value-type="string">
            <text:p>Q219H</text:p>
          </table:table-cell>
          <table:table-cell office:value-type="float" office:value="-440.036431885" calcext:value-type="float">
            <text:p>-440.036431885</text:p>
          </table:table-cell>
        </table:table-row>
        <table:table-row table:style-name="ro1">
          <table:table-cell office:value-type="string" calcext:value-type="string">
            <text:p>A235I</text:p>
          </table:table-cell>
          <table:table-cell office:value-type="float" office:value="-440.037054443" calcext:value-type="float">
            <text:p>-440.037054443</text:p>
          </table:table-cell>
        </table:table-row>
        <table:table-row table:style-name="ro1">
          <table:table-cell office:value-type="string" calcext:value-type="string">
            <text:p>T73I</text:p>
          </table:table-cell>
          <table:table-cell office:value-type="float" office:value="-440.038381958" calcext:value-type="float">
            <text:p>-440.038381958</text:p>
          </table:table-cell>
        </table:table-row>
        <table:table-row table:style-name="ro1">
          <table:table-cell office:value-type="string" calcext:value-type="string">
            <text:p>C203H</text:p>
          </table:table-cell>
          <table:table-cell office:value-type="float" office:value="-440.043405151" calcext:value-type="float">
            <text:p>-440.043405151</text:p>
          </table:table-cell>
        </table:table-row>
        <table:table-row table:style-name="ro1">
          <table:table-cell office:value-type="string" calcext:value-type="string">
            <text:p>G423F</text:p>
          </table:table-cell>
          <table:table-cell office:value-type="float" office:value="-440.045376587" calcext:value-type="float">
            <text:p>-440.045376587</text:p>
          </table:table-cell>
        </table:table-row>
        <table:table-row table:style-name="ro1">
          <table:table-cell office:value-type="string" calcext:value-type="string">
            <text:p>Q406F</text:p>
          </table:table-cell>
          <table:table-cell office:value-type="float" office:value="-440.046340942" calcext:value-type="float">
            <text:p>-440.046340942</text:p>
          </table:table-cell>
        </table:table-row>
        <table:table-row table:style-name="ro1">
          <table:table-cell office:value-type="string" calcext:value-type="string">
            <text:p>C441M</text:p>
          </table:table-cell>
          <table:table-cell office:value-type="float" office:value="-440.054528809" calcext:value-type="float">
            <text:p>-440.054528809</text:p>
          </table:table-cell>
        </table:table-row>
        <table:table-row table:style-name="ro1">
          <table:table-cell office:value-type="string" calcext:value-type="string">
            <text:p>G139P</text:p>
          </table:table-cell>
          <table:table-cell office:value-type="float" office:value="-440.059716797" calcext:value-type="float">
            <text:p>-440.059716797</text:p>
          </table:table-cell>
        </table:table-row>
        <table:table-row table:style-name="ro1">
          <table:table-cell office:value-type="string" calcext:value-type="string">
            <text:p>A342T</text:p>
          </table:table-cell>
          <table:table-cell office:value-type="float" office:value="-440.061453247" calcext:value-type="float">
            <text:p>-440.061453247</text:p>
          </table:table-cell>
        </table:table-row>
        <table:table-row table:style-name="ro1">
          <table:table-cell office:value-type="string" calcext:value-type="string">
            <text:p>G432C</text:p>
          </table:table-cell>
          <table:table-cell office:value-type="float" office:value="-440.066015625" calcext:value-type="float">
            <text:p>-440.066015625</text:p>
          </table:table-cell>
        </table:table-row>
        <table:table-row table:style-name="ro1">
          <table:table-cell office:value-type="string" calcext:value-type="string">
            <text:p>Y108T</text:p>
          </table:table-cell>
          <table:table-cell office:value-type="float" office:value="-440.067474365" calcext:value-type="float">
            <text:p>-440.067474365</text:p>
          </table:table-cell>
        </table:table-row>
        <table:table-row table:style-name="ro1">
          <table:table-cell office:value-type="string" calcext:value-type="string">
            <text:p>R195V</text:p>
          </table:table-cell>
          <table:table-cell office:value-type="float" office:value="-440.068197632" calcext:value-type="float">
            <text:p>-440.068197632</text:p>
          </table:table-cell>
        </table:table-row>
        <table:table-row table:style-name="ro1">
          <table:table-cell office:value-type="string" calcext:value-type="string">
            <text:p>L271Q</text:p>
          </table:table-cell>
          <table:table-cell office:value-type="float" office:value="-440.069354248" calcext:value-type="float">
            <text:p>-440.069354248</text:p>
          </table:table-cell>
        </table:table-row>
        <table:table-row table:style-name="ro1">
          <table:table-cell office:value-type="string" calcext:value-type="string">
            <text:p>L38K</text:p>
          </table:table-cell>
          <table:table-cell office:value-type="float" office:value="-440.071710205" calcext:value-type="float">
            <text:p>-440.071710205</text:p>
          </table:table-cell>
        </table:table-row>
        <table:table-row table:style-name="ro1">
          <table:table-cell office:value-type="string" calcext:value-type="string">
            <text:p>L408G</text:p>
          </table:table-cell>
          <table:table-cell office:value-type="float" office:value="-440.072787476" calcext:value-type="float">
            <text:p>-440.072787476</text:p>
          </table:table-cell>
        </table:table-row>
        <table:table-row table:style-name="ro1">
          <table:table-cell office:value-type="string" calcext:value-type="string">
            <text:p>D211R</text:p>
          </table:table-cell>
          <table:table-cell office:value-type="float" office:value="-440.076245117" calcext:value-type="float">
            <text:p>-440.076245117</text:p>
          </table:table-cell>
        </table:table-row>
        <table:table-row table:style-name="ro1">
          <table:table-cell office:value-type="string" calcext:value-type="string">
            <text:p>V106H</text:p>
          </table:table-cell>
          <table:table-cell office:value-type="float" office:value="-440.081045532" calcext:value-type="float">
            <text:p>-440.081045532</text:p>
          </table:table-cell>
        </table:table-row>
        <table:table-row table:style-name="ro1">
          <table:table-cell office:value-type="string" calcext:value-type="string">
            <text:p>H58Q</text:p>
          </table:table-cell>
          <table:table-cell office:value-type="float" office:value="-440.08117981" calcext:value-type="float">
            <text:p>-440.08117981</text:p>
          </table:table-cell>
        </table:table-row>
        <table:table-row table:style-name="ro1">
          <table:table-cell office:value-type="string" calcext:value-type="string">
            <text:p>R175N</text:p>
          </table:table-cell>
          <table:table-cell office:value-type="float" office:value="-440.081768799" calcext:value-type="float">
            <text:p>-440.081768799</text:p>
          </table:table-cell>
        </table:table-row>
        <table:table-row table:style-name="ro1">
          <table:table-cell office:value-type="string" calcext:value-type="string">
            <text:p>M231P</text:p>
          </table:table-cell>
          <table:table-cell office:value-type="float" office:value="-440.085186768" calcext:value-type="float">
            <text:p>-440.085186768</text:p>
          </table:table-cell>
        </table:table-row>
        <table:table-row table:style-name="ro1">
          <table:table-cell office:value-type="string" calcext:value-type="string">
            <text:p>L339H</text:p>
          </table:table-cell>
          <table:table-cell office:value-type="float" office:value="-440.088180542" calcext:value-type="float">
            <text:p>-440.088180542</text:p>
          </table:table-cell>
        </table:table-row>
        <table:table-row table:style-name="ro1">
          <table:table-cell office:value-type="string" calcext:value-type="string">
            <text:p>S343Q</text:p>
          </table:table-cell>
          <table:table-cell office:value-type="float" office:value="-440.090988159" calcext:value-type="float">
            <text:p>-440.090988159</text:p>
          </table:table-cell>
        </table:table-row>
        <table:table-row table:style-name="ro1">
          <table:table-cell office:value-type="string" calcext:value-type="string">
            <text:p>P330V</text:p>
          </table:table-cell>
          <table:table-cell office:value-type="float" office:value="-440.092562866" calcext:value-type="float">
            <text:p>-440.092562866</text:p>
          </table:table-cell>
        </table:table-row>
        <table:table-row table:style-name="ro1">
          <table:table-cell office:value-type="string" calcext:value-type="string">
            <text:p>S324P</text:p>
          </table:table-cell>
          <table:table-cell office:value-type="float" office:value="-440.094223022" calcext:value-type="float">
            <text:p>-440.094223022</text:p>
          </table:table-cell>
        </table:table-row>
        <table:table-row table:style-name="ro1">
          <table:table-cell office:value-type="string" calcext:value-type="string">
            <text:p>V270W</text:p>
          </table:table-cell>
          <table:table-cell office:value-type="float" office:value="-440.094702148" calcext:value-type="float">
            <text:p>-440.094702148</text:p>
          </table:table-cell>
        </table:table-row>
        <table:table-row table:style-name="ro1">
          <table:table-cell office:value-type="string" calcext:value-type="string">
            <text:p>S125N</text:p>
          </table:table-cell>
          <table:table-cell office:value-type="float" office:value="-440.095452881" calcext:value-type="float">
            <text:p>-440.095452881</text:p>
          </table:table-cell>
        </table:table-row>
        <table:table-row table:style-name="ro1">
          <table:table-cell office:value-type="string" calcext:value-type="string">
            <text:p>F304N</text:p>
          </table:table-cell>
          <table:table-cell office:value-type="float" office:value="-440.098995972" calcext:value-type="float">
            <text:p>-440.098995972</text:p>
          </table:table-cell>
        </table:table-row>
        <table:table-row table:style-name="ro1">
          <table:table-cell office:value-type="string" calcext:value-type="string">
            <text:p>V297N</text:p>
          </table:table-cell>
          <table:table-cell office:value-type="float" office:value="-440.099557495" calcext:value-type="float">
            <text:p>-440.099557495</text:p>
          </table:table-cell>
        </table:table-row>
        <table:table-row table:style-name="ro1">
          <table:table-cell office:value-type="string" calcext:value-type="string">
            <text:p>L44P</text:p>
          </table:table-cell>
          <table:table-cell office:value-type="float" office:value="-440.103625488" calcext:value-type="float">
            <text:p>-440.103625488</text:p>
          </table:table-cell>
        </table:table-row>
        <table:table-row table:style-name="ro1">
          <table:table-cell office:value-type="string" calcext:value-type="string">
            <text:p>G80Q</text:p>
          </table:table-cell>
          <table:table-cell office:value-type="float" office:value="-440.105761719" calcext:value-type="float">
            <text:p>-440.105761719</text:p>
          </table:table-cell>
        </table:table-row>
        <table:table-row table:style-name="ro1">
          <table:table-cell office:value-type="string" calcext:value-type="string">
            <text:p>Q437D</text:p>
          </table:table-cell>
          <table:table-cell office:value-type="float" office:value="-440.107012939" calcext:value-type="float">
            <text:p>-440.107012939</text:p>
          </table:table-cell>
        </table:table-row>
        <table:table-row table:style-name="ro1">
          <table:table-cell office:value-type="string" calcext:value-type="string">
            <text:p>A284N</text:p>
          </table:table-cell>
          <table:table-cell office:value-type="float" office:value="-440.107125854" calcext:value-type="float">
            <text:p>-440.107125854</text:p>
          </table:table-cell>
        </table:table-row>
        <table:table-row table:style-name="ro1">
          <table:table-cell office:value-type="string" calcext:value-type="string">
            <text:p>R175E</text:p>
          </table:table-cell>
          <table:table-cell office:value-type="float" office:value="-440.107751465" calcext:value-type="float">
            <text:p>-440.107751465</text:p>
          </table:table-cell>
        </table:table-row>
        <table:table-row table:style-name="ro1">
          <table:table-cell office:value-type="string" calcext:value-type="string">
            <text:p>T298H</text:p>
          </table:table-cell>
          <table:table-cell office:value-type="float" office:value="-440.108789063" calcext:value-type="float">
            <text:p>-440.108789063</text:p>
          </table:table-cell>
        </table:table-row>
        <table:table-row table:style-name="ro1">
          <table:table-cell office:value-type="string" calcext:value-type="string">
            <text:p>M231E</text:p>
          </table:table-cell>
          <table:table-cell office:value-type="float" office:value="-440.11027832" calcext:value-type="float">
            <text:p>-440.11027832</text:p>
          </table:table-cell>
        </table:table-row>
        <table:table-row table:style-name="ro1">
          <table:table-cell office:value-type="string" calcext:value-type="string">
            <text:p>L309W</text:p>
          </table:table-cell>
          <table:table-cell office:value-type="float" office:value="-440.110772705" calcext:value-type="float">
            <text:p>-440.110772705</text:p>
          </table:table-cell>
        </table:table-row>
        <table:table-row table:style-name="ro1">
          <table:table-cell office:value-type="string" calcext:value-type="string">
            <text:p>S343A</text:p>
          </table:table-cell>
          <table:table-cell office:value-type="float" office:value="-440.110986328" calcext:value-type="float">
            <text:p>-440.110986328</text:p>
          </table:table-cell>
        </table:table-row>
        <table:table-row table:style-name="ro1">
          <table:table-cell office:value-type="string" calcext:value-type="string">
            <text:p>H126P</text:p>
          </table:table-cell>
          <table:table-cell office:value-type="float" office:value="-440.111065674" calcext:value-type="float">
            <text:p>-440.111065674</text:p>
          </table:table-cell>
        </table:table-row>
        <table:table-row table:style-name="ro1">
          <table:table-cell office:value-type="string" calcext:value-type="string">
            <text:p>C332R</text:p>
          </table:table-cell>
          <table:table-cell office:value-type="float" office:value="-440.112371826" calcext:value-type="float">
            <text:p>-440.112371826</text:p>
          </table:table-cell>
        </table:table-row>
        <table:table-row table:style-name="ro1">
          <table:table-cell office:value-type="string" calcext:value-type="string">
            <text:p>G51N</text:p>
          </table:table-cell>
          <table:table-cell office:value-type="float" office:value="-440.11295166" calcext:value-type="float">
            <text:p>-440.11295166</text:p>
          </table:table-cell>
        </table:table-row>
        <table:table-row table:style-name="ro1">
          <table:table-cell office:value-type="string" calcext:value-type="string">
            <text:p>M340N</text:p>
          </table:table-cell>
          <table:table-cell office:value-type="float" office:value="-440.11517334" calcext:value-type="float">
            <text:p>-440.11517334</text:p>
          </table:table-cell>
        </table:table-row>
        <table:table-row table:style-name="ro1">
          <table:table-cell office:value-type="string" calcext:value-type="string">
            <text:p>F269S</text:p>
          </table:table-cell>
          <table:table-cell office:value-type="float" office:value="-440.116287231" calcext:value-type="float">
            <text:p>-440.116287231</text:p>
          </table:table-cell>
        </table:table-row>
        <table:table-row table:style-name="ro1">
          <table:table-cell office:value-type="string" calcext:value-type="string">
            <text:p>T67N</text:p>
          </table:table-cell>
          <table:table-cell office:value-type="float" office:value="-440.116668701" calcext:value-type="float">
            <text:p>-440.116668701</text:p>
          </table:table-cell>
        </table:table-row>
        <table:table-row table:style-name="ro1">
          <table:table-cell office:value-type="string" calcext:value-type="string">
            <text:p>E356C</text:p>
          </table:table-cell>
          <table:table-cell office:value-type="float" office:value="-440.118597412" calcext:value-type="float">
            <text:p>-440.118597412</text:p>
          </table:table-cell>
        </table:table-row>
        <table:table-row table:style-name="ro1">
          <table:table-cell office:value-type="string" calcext:value-type="string">
            <text:p>A61E</text:p>
          </table:table-cell>
          <table:table-cell office:value-type="float" office:value="-440.11864624" calcext:value-type="float">
            <text:p>-440.11864624</text:p>
          </table:table-cell>
        </table:table-row>
        <table:table-row table:style-name="ro1">
          <table:table-cell office:value-type="string" calcext:value-type="string">
            <text:p>E197W</text:p>
          </table:table-cell>
          <table:table-cell office:value-type="float" office:value="-440.119775391" calcext:value-type="float">
            <text:p>-440.119775391</text:p>
          </table:table-cell>
        </table:table-row>
        <table:table-row table:style-name="ro1">
          <table:table-cell office:value-type="string" calcext:value-type="string">
            <text:p>T292P</text:p>
          </table:table-cell>
          <table:table-cell office:value-type="float" office:value="-440.120300293" calcext:value-type="float">
            <text:p>-440.120300293</text:p>
          </table:table-cell>
        </table:table-row>
        <table:table-row table:style-name="ro1">
          <table:table-cell office:value-type="string" calcext:value-type="string">
            <text:p>T292W</text:p>
          </table:table-cell>
          <table:table-cell office:value-type="float" office:value="-440.125476074" calcext:value-type="float">
            <text:p>-440.125476074</text:p>
          </table:table-cell>
        </table:table-row>
        <table:table-row table:style-name="ro1">
          <table:table-cell office:value-type="string" calcext:value-type="string">
            <text:p>V230E</text:p>
          </table:table-cell>
          <table:table-cell office:value-type="float" office:value="-440.125561523" calcext:value-type="float">
            <text:p>-440.125561523</text:p>
          </table:table-cell>
        </table:table-row>
        <table:table-row table:style-name="ro1">
          <table:table-cell office:value-type="string" calcext:value-type="string">
            <text:p>M238S</text:p>
          </table:table-cell>
          <table:table-cell office:value-type="float" office:value="-440.126351929" calcext:value-type="float">
            <text:p>-440.126351929</text:p>
          </table:table-cell>
        </table:table-row>
        <table:table-row table:style-name="ro1">
          <table:table-cell office:value-type="string" calcext:value-type="string">
            <text:p>H37I</text:p>
          </table:table-cell>
          <table:table-cell office:value-type="float" office:value="-440.12883606" calcext:value-type="float">
            <text:p>-440.12883606</text:p>
          </table:table-cell>
        </table:table-row>
        <table:table-row table:style-name="ro1">
          <table:table-cell office:value-type="string" calcext:value-type="string">
            <text:p>T362P</text:p>
          </table:table-cell>
          <table:table-cell office:value-type="float" office:value="-440.130187988" calcext:value-type="float">
            <text:p>-440.130187988</text:p>
          </table:table-cell>
        </table:table-row>
        <table:table-row table:style-name="ro1">
          <table:table-cell office:value-type="string" calcext:value-type="string">
            <text:p>K386S</text:p>
          </table:table-cell>
          <table:table-cell office:value-type="float" office:value="-440.131869507" calcext:value-type="float">
            <text:p>-440.131869507</text:p>
          </table:table-cell>
        </table:table-row>
        <table:table-row table:style-name="ro1">
          <table:table-cell office:value-type="string" calcext:value-type="string">
            <text:p>A92H</text:p>
          </table:table-cell>
          <table:table-cell office:value-type="float" office:value="-440.134793091" calcext:value-type="float">
            <text:p>-440.134793091</text:p>
          </table:table-cell>
        </table:table-row>
        <table:table-row table:style-name="ro1">
          <table:table-cell office:value-type="string" calcext:value-type="string">
            <text:p>G344W</text:p>
          </table:table-cell>
          <table:table-cell office:value-type="float" office:value="-440.135275269" calcext:value-type="float">
            <text:p>-440.135275269</text:p>
          </table:table-cell>
        </table:table-row>
        <table:table-row table:style-name="ro1">
          <table:table-cell office:value-type="string" calcext:value-type="string">
            <text:p>F199Y</text:p>
          </table:table-cell>
          <table:table-cell office:value-type="float" office:value="-440.135665894" calcext:value-type="float">
            <text:p>-440.135665894</text:p>
          </table:table-cell>
        </table:table-row>
        <table:table-row table:style-name="ro1">
          <table:table-cell office:value-type="string" calcext:value-type="string">
            <text:p>P325C</text:p>
          </table:table-cell>
          <table:table-cell office:value-type="float" office:value="-440.138534546" calcext:value-type="float">
            <text:p>-440.138534546</text:p>
          </table:table-cell>
        </table:table-row>
        <table:table-row table:style-name="ro1">
          <table:table-cell office:value-type="string" calcext:value-type="string">
            <text:p>V413M</text:p>
          </table:table-cell>
          <table:table-cell office:value-type="float" office:value="-440.140008545" calcext:value-type="float">
            <text:p>-440.140008545</text:p>
          </table:table-cell>
        </table:table-row>
        <table:table-row table:style-name="ro1">
          <table:table-cell office:value-type="string" calcext:value-type="string">
            <text:p>L339P</text:p>
          </table:table-cell>
          <table:table-cell office:value-type="float" office:value="-440.140783691" calcext:value-type="float">
            <text:p>-440.140783691</text:p>
          </table:table-cell>
        </table:table-row>
        <table:table-row table:style-name="ro1">
          <table:table-cell office:value-type="string" calcext:value-type="string">
            <text:p>Q437A</text:p>
          </table:table-cell>
          <table:table-cell office:value-type="float" office:value="-440.144412231" calcext:value-type="float">
            <text:p>-440.144412231</text:p>
          </table:table-cell>
        </table:table-row>
        <table:table-row table:style-name="ro1">
          <table:table-cell office:value-type="string" calcext:value-type="string">
            <text:p>R400D</text:p>
          </table:table-cell>
          <table:table-cell office:value-type="float" office:value="-440.148101807" calcext:value-type="float">
            <text:p>-440.148101807</text:p>
          </table:table-cell>
        </table:table-row>
        <table:table-row table:style-name="ro1">
          <table:table-cell office:value-type="string" calcext:value-type="string">
            <text:p>A253Y</text:p>
          </table:table-cell>
          <table:table-cell office:value-type="float" office:value="-440.148733521" calcext:value-type="float">
            <text:p>-440.148733521</text:p>
          </table:table-cell>
        </table:table-row>
        <table:table-row table:style-name="ro1">
          <table:table-cell office:value-type="string" calcext:value-type="string">
            <text:p>N254E</text:p>
          </table:table-cell>
          <table:table-cell office:value-type="float" office:value="-440.151913452" calcext:value-type="float">
            <text:p>-440.151913452</text:p>
          </table:table-cell>
        </table:table-row>
        <table:table-row table:style-name="ro1">
          <table:table-cell office:value-type="string" calcext:value-type="string">
            <text:p>P198V</text:p>
          </table:table-cell>
          <table:table-cell office:value-type="float" office:value="-440.154589844" calcext:value-type="float">
            <text:p>-440.154589844</text:p>
          </table:table-cell>
        </table:table-row>
        <table:table-row table:style-name="ro1">
          <table:table-cell office:value-type="string" calcext:value-type="string">
            <text:p>V270G</text:p>
          </table:table-cell>
          <table:table-cell office:value-type="float" office:value="-440.158486938" calcext:value-type="float">
            <text:p>-440.158486938</text:p>
          </table:table-cell>
        </table:table-row>
        <table:table-row table:style-name="ro1">
          <table:table-cell office:value-type="string" calcext:value-type="string">
            <text:p>L84F</text:p>
          </table:table-cell>
          <table:table-cell office:value-type="float" office:value="-440.159408569" calcext:value-type="float">
            <text:p>-440.159408569</text:p>
          </table:table-cell>
        </table:table-row>
        <table:table-row table:style-name="ro1">
          <table:table-cell office:value-type="string" calcext:value-type="string">
            <text:p>A83V</text:p>
          </table:table-cell>
          <table:table-cell office:value-type="float" office:value="-440.159454346" calcext:value-type="float">
            <text:p>-440.159454346</text:p>
          </table:table-cell>
        </table:table-row>
        <table:table-row table:style-name="ro1">
          <table:table-cell office:value-type="string" calcext:value-type="string">
            <text:p>L173W</text:p>
          </table:table-cell>
          <table:table-cell office:value-type="float" office:value="-440.161657715" calcext:value-type="float">
            <text:p>-440.161657715</text:p>
          </table:table-cell>
        </table:table-row>
        <table:table-row table:style-name="ro1">
          <table:table-cell office:value-type="string" calcext:value-type="string">
            <text:p>L339D</text:p>
          </table:table-cell>
          <table:table-cell office:value-type="float" office:value="-440.162384033" calcext:value-type="float">
            <text:p>-440.162384033</text:p>
          </table:table-cell>
        </table:table-row>
        <table:table-row table:style-name="ro1">
          <table:table-cell office:value-type="string" calcext:value-type="string">
            <text:p>P330H</text:p>
          </table:table-cell>
          <table:table-cell office:value-type="float" office:value="-440.164468384" calcext:value-type="float">
            <text:p>-440.164468384</text:p>
          </table:table-cell>
        </table:table-row>
        <table:table-row table:style-name="ro1">
          <table:table-cell office:value-type="string" calcext:value-type="string">
            <text:p>N68T</text:p>
          </table:table-cell>
          <table:table-cell office:value-type="float" office:value="-440.165234375" calcext:value-type="float">
            <text:p>-440.165234375</text:p>
          </table:table-cell>
        </table:table-row>
        <table:table-row table:style-name="ro1">
          <table:table-cell office:value-type="string" calcext:value-type="string">
            <text:p>T416N</text:p>
          </table:table-cell>
          <table:table-cell office:value-type="float" office:value="-440.165930176" calcext:value-type="float">
            <text:p>-440.165930176</text:p>
          </table:table-cell>
        </table:table-row>
        <table:table-row table:style-name="ro1">
          <table:table-cell office:value-type="string" calcext:value-type="string">
            <text:p>I124E</text:p>
          </table:table-cell>
          <table:table-cell office:value-type="float" office:value="-440.167553711" calcext:value-type="float">
            <text:p>-440.167553711</text:p>
          </table:table-cell>
        </table:table-row>
        <table:table-row table:style-name="ro1">
          <table:table-cell office:value-type="string" calcext:value-type="string">
            <text:p>M340P</text:p>
          </table:table-cell>
          <table:table-cell office:value-type="float" office:value="-440.168276978" calcext:value-type="float">
            <text:p>-440.168276978</text:p>
          </table:table-cell>
        </table:table-row>
        <table:table-row table:style-name="ro1">
          <table:table-cell office:value-type="string" calcext:value-type="string">
            <text:p>N221F</text:p>
          </table:table-cell>
          <table:table-cell office:value-type="float" office:value="-440.169699097" calcext:value-type="float">
            <text:p>-440.169699097</text:p>
          </table:table-cell>
        </table:table-row>
        <table:table-row table:style-name="ro1">
          <table:table-cell office:value-type="string" calcext:value-type="string">
            <text:p>L194V</text:p>
          </table:table-cell>
          <table:table-cell office:value-type="float" office:value="-440.170410156" calcext:value-type="float">
            <text:p>-440.170410156</text:p>
          </table:table-cell>
        </table:table-row>
        <table:table-row table:style-name="ro1">
          <table:table-cell office:value-type="string" calcext:value-type="string">
            <text:p>F308M</text:p>
          </table:table-cell>
          <table:table-cell office:value-type="float" office:value="-440.171298218" calcext:value-type="float">
            <text:p>-440.171298218</text:p>
          </table:table-cell>
        </table:table-row>
        <table:table-row table:style-name="ro1">
          <table:table-cell office:value-type="string" calcext:value-type="string">
            <text:p>K386D</text:p>
          </table:table-cell>
          <table:table-cell office:value-type="float" office:value="-440.172381592" calcext:value-type="float">
            <text:p>-440.172381592</text:p>
          </table:table-cell>
        </table:table-row>
        <table:table-row table:style-name="ro1">
          <table:table-cell office:value-type="string" calcext:value-type="string">
            <text:p>L192I</text:p>
          </table:table-cell>
          <table:table-cell office:value-type="float" office:value="-440.17253418" calcext:value-type="float">
            <text:p>-440.17253418</text:p>
          </table:table-cell>
        </table:table-row>
        <table:table-row table:style-name="ro1">
          <table:table-cell office:value-type="string" calcext:value-type="string">
            <text:p>G80M</text:p>
          </table:table-cell>
          <table:table-cell office:value-type="float" office:value="-440.176589966" calcext:value-type="float">
            <text:p>-440.176589966</text:p>
          </table:table-cell>
        </table:table-row>
        <table:table-row table:style-name="ro1">
          <table:table-cell office:value-type="string" calcext:value-type="string">
            <text:p>A365P</text:p>
          </table:table-cell>
          <table:table-cell office:value-type="float" office:value="-440.179489136" calcext:value-type="float">
            <text:p>-440.179489136</text:p>
          </table:table-cell>
        </table:table-row>
        <table:table-row table:style-name="ro1">
          <table:table-cell office:value-type="string" calcext:value-type="string">
            <text:p>K105M</text:p>
          </table:table-cell>
          <table:table-cell office:value-type="float" office:value="-440.185238647" calcext:value-type="float">
            <text:p>-440.185238647</text:p>
          </table:table-cell>
        </table:table-row>
        <table:table-row table:style-name="ro1">
          <table:table-cell office:value-type="string" calcext:value-type="string">
            <text:p>L399S</text:p>
          </table:table-cell>
          <table:table-cell office:value-type="float" office:value="-440.187039185" calcext:value-type="float">
            <text:p>-440.187039185</text:p>
          </table:table-cell>
        </table:table-row>
        <table:table-row table:style-name="ro1">
          <table:table-cell office:value-type="string" calcext:value-type="string">
            <text:p>T67V</text:p>
          </table:table-cell>
          <table:table-cell office:value-type="float" office:value="-440.189953613" calcext:value-type="float">
            <text:p>-440.189953613</text:p>
          </table:table-cell>
        </table:table-row>
        <table:table-row table:style-name="ro1">
          <table:table-cell office:value-type="string" calcext:value-type="string">
            <text:p>Q219A</text:p>
          </table:table-cell>
          <table:table-cell office:value-type="float" office:value="-440.190817261" calcext:value-type="float">
            <text:p>-440.190817261</text:p>
          </table:table-cell>
        </table:table-row>
        <table:table-row table:style-name="ro1">
          <table:table-cell office:value-type="string" calcext:value-type="string">
            <text:p>L130T</text:p>
          </table:table-cell>
          <table:table-cell office:value-type="float" office:value="-440.192779541" calcext:value-type="float">
            <text:p>-440.192779541</text:p>
          </table:table-cell>
        </table:table-row>
        <table:table-row table:style-name="ro1">
          <table:table-cell office:value-type="string" calcext:value-type="string">
            <text:p>A107T</text:p>
          </table:table-cell>
          <table:table-cell office:value-type="float" office:value="-440.195050049" calcext:value-type="float">
            <text:p>-440.195050049</text:p>
          </table:table-cell>
        </table:table-row>
        <table:table-row table:style-name="ro1">
          <table:table-cell office:value-type="string" calcext:value-type="string">
            <text:p>A107K</text:p>
          </table:table-cell>
          <table:table-cell office:value-type="float" office:value="-440.203567505" calcext:value-type="float">
            <text:p>-440.203567505</text:p>
          </table:table-cell>
        </table:table-row>
        <table:table-row table:style-name="ro1">
          <table:table-cell office:value-type="string" calcext:value-type="string">
            <text:p>A284S</text:p>
          </table:table-cell>
          <table:table-cell office:value-type="float" office:value="-440.207913208" calcext:value-type="float">
            <text:p>-440.207913208</text:p>
          </table:table-cell>
        </table:table-row>
        <table:table-row table:style-name="ro1">
          <table:table-cell office:value-type="string" calcext:value-type="string">
            <text:p>G357T</text:p>
          </table:table-cell>
          <table:table-cell office:value-type="float" office:value="-440.208673096" calcext:value-type="float">
            <text:p>-440.208673096</text:p>
          </table:table-cell>
        </table:table-row>
        <table:table-row table:style-name="ro1">
          <table:table-cell office:value-type="string" calcext:value-type="string">
            <text:p>L103A</text:p>
          </table:table-cell>
          <table:table-cell office:value-type="float" office:value="-440.211065674" calcext:value-type="float">
            <text:p>-440.211065674</text:p>
          </table:table-cell>
        </table:table-row>
        <table:table-row table:style-name="ro1">
          <table:table-cell office:value-type="string" calcext:value-type="string">
            <text:p>P226K</text:p>
          </table:table-cell>
          <table:table-cell office:value-type="float" office:value="-440.213644409" calcext:value-type="float">
            <text:p>-440.213644409</text:p>
          </table:table-cell>
        </table:table-row>
        <table:table-row table:style-name="ro1">
          <table:table-cell office:value-type="string" calcext:value-type="string">
            <text:p>V156S</text:p>
          </table:table-cell>
          <table:table-cell office:value-type="float" office:value="-440.218255615" calcext:value-type="float">
            <text:p>-440.218255615</text:p>
          </table:table-cell>
        </table:table-row>
        <table:table-row table:style-name="ro1">
          <table:table-cell office:value-type="string" calcext:value-type="string">
            <text:p>M155D</text:p>
          </table:table-cell>
          <table:table-cell office:value-type="float" office:value="-440.225198364" calcext:value-type="float">
            <text:p>-440.225198364</text:p>
          </table:table-cell>
        </table:table-row>
        <table:table-row table:style-name="ro1">
          <table:table-cell office:value-type="string" calcext:value-type="string">
            <text:p>I264N</text:p>
          </table:table-cell>
          <table:table-cell office:value-type="float" office:value="-440.228463745" calcext:value-type="float">
            <text:p>-440.228463745</text:p>
          </table:table-cell>
        </table:table-row>
        <table:table-row table:style-name="ro1">
          <table:table-cell office:value-type="string" calcext:value-type="string">
            <text:p>Y86E</text:p>
          </table:table-cell>
          <table:table-cell office:value-type="float" office:value="-440.228649902" calcext:value-type="float">
            <text:p>-440.228649902</text:p>
          </table:table-cell>
        </table:table-row>
        <table:table-row table:style-name="ro1">
          <table:table-cell office:value-type="string" calcext:value-type="string">
            <text:p>S324W</text:p>
          </table:table-cell>
          <table:table-cell office:value-type="float" office:value="-440.228887939" calcext:value-type="float">
            <text:p>-440.228887939</text:p>
          </table:table-cell>
        </table:table-row>
        <table:table-row table:style-name="ro1">
          <table:table-cell office:value-type="string" calcext:value-type="string">
            <text:p>L408D</text:p>
          </table:table-cell>
          <table:table-cell office:value-type="float" office:value="-440.229318237" calcext:value-type="float">
            <text:p>-440.229318237</text:p>
          </table:table-cell>
        </table:table-row>
        <table:table-row table:style-name="ro1">
          <table:table-cell office:value-type="string" calcext:value-type="string">
            <text:p>F212N</text:p>
          </table:table-cell>
          <table:table-cell office:value-type="float" office:value="-440.229467773" calcext:value-type="float">
            <text:p>-440.229467773</text:p>
          </table:table-cell>
        </table:table-row>
        <table:table-row table:style-name="ro1">
          <table:table-cell office:value-type="string" calcext:value-type="string">
            <text:p>G193P</text:p>
          </table:table-cell>
          <table:table-cell office:value-type="float" office:value="-440.230435181" calcext:value-type="float">
            <text:p>-440.230435181</text:p>
          </table:table-cell>
        </table:table-row>
        <table:table-row table:style-name="ro1">
          <table:table-cell office:value-type="string" calcext:value-type="string">
            <text:p>M385H</text:p>
          </table:table-cell>
          <table:table-cell office:value-type="float" office:value="-440.232800293" calcext:value-type="float">
            <text:p>-440.232800293</text:p>
          </table:table-cell>
        </table:table-row>
        <table:table-row table:style-name="ro1">
          <table:table-cell office:value-type="string" calcext:value-type="string">
            <text:p>R266W</text:p>
          </table:table-cell>
          <table:table-cell office:value-type="float" office:value="-440.234405518" calcext:value-type="float">
            <text:p>-440.234405518</text:p>
          </table:table-cell>
        </table:table-row>
        <table:table-row table:style-name="ro1">
          <table:table-cell office:value-type="string" calcext:value-type="string">
            <text:p>W207R</text:p>
          </table:table-cell>
          <table:table-cell office:value-type="float" office:value="-440.240884399" calcext:value-type="float">
            <text:p>-440.240884399</text:p>
          </table:table-cell>
        </table:table-row>
        <table:table-row table:style-name="ro1">
          <table:table-cell office:value-type="string" calcext:value-type="string">
            <text:p>T347E</text:p>
          </table:table-cell>
          <table:table-cell office:value-type="float" office:value="-440.241159058" calcext:value-type="float">
            <text:p>-440.241159058</text:p>
          </table:table-cell>
        </table:table-row>
        <table:table-row table:style-name="ro1">
          <table:table-cell office:value-type="string" calcext:value-type="string">
            <text:p>I88F</text:p>
          </table:table-cell>
          <table:table-cell office:value-type="float" office:value="-440.241760254" calcext:value-type="float">
            <text:p>-440.241760254</text:p>
          </table:table-cell>
        </table:table-row>
        <table:table-row table:style-name="ro1">
          <table:table-cell office:value-type="string" calcext:value-type="string">
            <text:p>E236C</text:p>
          </table:table-cell>
          <table:table-cell office:value-type="float" office:value="-440.241836548" calcext:value-type="float">
            <text:p>-440.241836548</text:p>
          </table:table-cell>
        </table:table-row>
        <table:table-row table:style-name="ro1">
          <table:table-cell office:value-type="string" calcext:value-type="string">
            <text:p>M263A</text:p>
          </table:table-cell>
          <table:table-cell office:value-type="float" office:value="-440.242550659" calcext:value-type="float">
            <text:p>-440.242550659</text:p>
          </table:table-cell>
        </table:table-row>
        <table:table-row table:style-name="ro1">
          <table:table-cell office:value-type="string" calcext:value-type="string">
            <text:p>F77W</text:p>
          </table:table-cell>
          <table:table-cell office:value-type="float" office:value="-440.246905518" calcext:value-type="float">
            <text:p>-440.246905518</text:p>
          </table:table-cell>
        </table:table-row>
        <table:table-row table:style-name="ro1">
          <table:table-cell office:value-type="string" calcext:value-type="string">
            <text:p>V59M</text:p>
          </table:table-cell>
          <table:table-cell office:value-type="float" office:value="-440.247628784" calcext:value-type="float">
            <text:p>-440.247628784</text:p>
          </table:table-cell>
        </table:table-row>
        <table:table-row table:style-name="ro1">
          <table:table-cell office:value-type="string" calcext:value-type="string">
            <text:p>T256D</text:p>
          </table:table-cell>
          <table:table-cell office:value-type="float" office:value="-440.252578735" calcext:value-type="float">
            <text:p>-440.252578735</text:p>
          </table:table-cell>
        </table:table-row>
        <table:table-row table:style-name="ro1">
          <table:table-cell office:value-type="string" calcext:value-type="string">
            <text:p>Q242T</text:p>
          </table:table-cell>
          <table:table-cell office:value-type="float" office:value="-440.253076172" calcext:value-type="float">
            <text:p>-440.253076172</text:p>
          </table:table-cell>
        </table:table-row>
        <table:table-row table:style-name="ro1">
          <table:table-cell office:value-type="string" calcext:value-type="string">
            <text:p>F149G</text:p>
          </table:table-cell>
          <table:table-cell office:value-type="float" office:value="-440.257962036" calcext:value-type="float">
            <text:p>-440.257962036</text:p>
          </table:table-cell>
        </table:table-row>
        <table:table-row table:style-name="ro1">
          <table:table-cell office:value-type="string" calcext:value-type="string">
            <text:p>N221R</text:p>
          </table:table-cell>
          <table:table-cell office:value-type="float" office:value="-440.258047485" calcext:value-type="float">
            <text:p>-440.258047485</text:p>
          </table:table-cell>
        </table:table-row>
        <table:table-row table:style-name="ro1">
          <table:table-cell office:value-type="string" calcext:value-type="string">
            <text:p>Y383T</text:p>
          </table:table-cell>
          <table:table-cell office:value-type="float" office:value="-440.259573364" calcext:value-type="float">
            <text:p>-440.259573364</text:p>
          </table:table-cell>
        </table:table-row>
        <table:table-row table:style-name="ro1">
          <table:table-cell office:value-type="string" calcext:value-type="string">
            <text:p>T292C</text:p>
          </table:table-cell>
          <table:table-cell office:value-type="float" office:value="-440.262719727" calcext:value-type="float">
            <text:p>-440.262719727</text:p>
          </table:table-cell>
        </table:table-row>
        <table:table-row table:style-name="ro1">
          <table:table-cell office:value-type="string" calcext:value-type="string">
            <text:p>A387K</text:p>
          </table:table-cell>
          <table:table-cell office:value-type="float" office:value="-440.263967896" calcext:value-type="float">
            <text:p>-440.263967896</text:p>
          </table:table-cell>
        </table:table-row>
        <table:table-row table:style-name="ro1">
          <table:table-cell office:value-type="string" calcext:value-type="string">
            <text:p>G384I</text:p>
          </table:table-cell>
          <table:table-cell office:value-type="float" office:value="-440.264038086" calcext:value-type="float">
            <text:p>-440.264038086</text:p>
          </table:table-cell>
        </table:table-row>
        <table:table-row table:style-name="ro1">
          <table:table-cell office:value-type="string" calcext:value-type="string">
            <text:p>L399E</text:p>
          </table:table-cell>
          <table:table-cell office:value-type="float" office:value="-440.26411438" calcext:value-type="float">
            <text:p>-440.26411438</text:p>
          </table:table-cell>
        </table:table-row>
        <table:table-row table:style-name="ro1">
          <table:table-cell office:value-type="string" calcext:value-type="string">
            <text:p>R302Y</text:p>
          </table:table-cell>
          <table:table-cell office:value-type="float" office:value="-440.265237427" calcext:value-type="float">
            <text:p>-440.265237427</text:p>
          </table:table-cell>
        </table:table-row>
        <table:table-row table:style-name="ro1">
          <table:table-cell office:value-type="string" calcext:value-type="string">
            <text:p>V55P</text:p>
          </table:table-cell>
          <table:table-cell office:value-type="float" office:value="-440.267800903" calcext:value-type="float">
            <text:p>-440.267800903</text:p>
          </table:table-cell>
        </table:table-row>
        <table:table-row table:style-name="ro1">
          <table:table-cell office:value-type="string" calcext:value-type="string">
            <text:p>G315S</text:p>
          </table:table-cell>
          <table:table-cell office:value-type="float" office:value="-440.269580078" calcext:value-type="float">
            <text:p>-440.269580078</text:p>
          </table:table-cell>
        </table:table-row>
        <table:table-row table:style-name="ro1">
          <table:table-cell office:value-type="string" calcext:value-type="string">
            <text:p>T73H</text:p>
          </table:table-cell>
          <table:table-cell office:value-type="float" office:value="-440.270083618" calcext:value-type="float">
            <text:p>-440.270083618</text:p>
          </table:table-cell>
        </table:table-row>
        <table:table-row table:style-name="ro1">
          <table:table-cell office:value-type="string" calcext:value-type="string">
            <text:p>G102I</text:p>
          </table:table-cell>
          <table:table-cell office:value-type="float" office:value="-440.273110962" calcext:value-type="float">
            <text:p>-440.273110962</text:p>
          </table:table-cell>
        </table:table-row>
        <table:table-row table:style-name="ro1">
          <table:table-cell office:value-type="string" calcext:value-type="string">
            <text:p>P198N</text:p>
          </table:table-cell>
          <table:table-cell office:value-type="float" office:value="-440.276394653" calcext:value-type="float">
            <text:p>-440.276394653</text:p>
          </table:table-cell>
        </table:table-row>
        <table:table-row table:style-name="ro1">
          <table:table-cell office:value-type="string" calcext:value-type="string">
            <text:p>L399W</text:p>
          </table:table-cell>
          <table:table-cell office:value-type="float" office:value="-440.276599121" calcext:value-type="float">
            <text:p>-440.276599121</text:p>
          </table:table-cell>
        </table:table-row>
        <table:table-row table:style-name="ro1">
          <table:table-cell office:value-type="string" calcext:value-type="string">
            <text:p>F285E</text:p>
          </table:table-cell>
          <table:table-cell office:value-type="float" office:value="-440.283651733" calcext:value-type="float">
            <text:p>-440.283651733</text:p>
          </table:table-cell>
        </table:table-row>
        <table:table-row table:style-name="ro1">
          <table:table-cell office:value-type="string" calcext:value-type="string">
            <text:p>I88D</text:p>
          </table:table-cell>
          <table:table-cell office:value-type="float" office:value="-440.283721924" calcext:value-type="float">
            <text:p>-440.283721924</text:p>
          </table:table-cell>
        </table:table-row>
        <table:table-row table:style-name="ro1">
          <table:table-cell office:value-type="string" calcext:value-type="string">
            <text:p>T78M</text:p>
          </table:table-cell>
          <table:table-cell office:value-type="float" office:value="-440.284436035" calcext:value-type="float">
            <text:p>-440.284436035</text:p>
          </table:table-cell>
        </table:table-row>
        <table:table-row table:style-name="ro1">
          <table:table-cell office:value-type="string" calcext:value-type="string">
            <text:p>S427M</text:p>
          </table:table-cell>
          <table:table-cell office:value-type="float" office:value="-440.284875488" calcext:value-type="float">
            <text:p>-440.284875488</text:p>
          </table:table-cell>
        </table:table-row>
        <table:table-row table:style-name="ro1">
          <table:table-cell office:value-type="string" calcext:value-type="string">
            <text:p>H58T</text:p>
          </table:table-cell>
          <table:table-cell office:value-type="float" office:value="-440.286682129" calcext:value-type="float">
            <text:p>-440.286682129</text:p>
          </table:table-cell>
        </table:table-row>
        <table:table-row table:style-name="ro1">
          <table:table-cell office:value-type="string" calcext:value-type="string">
            <text:p>T186L</text:p>
          </table:table-cell>
          <table:table-cell office:value-type="float" office:value="-440.287216187" calcext:value-type="float">
            <text:p>-440.287216187</text:p>
          </table:table-cell>
        </table:table-row>
        <table:table-row table:style-name="ro1">
          <table:table-cell office:value-type="string" calcext:value-type="string">
            <text:p>I425M</text:p>
          </table:table-cell>
          <table:table-cell office:value-type="float" office:value="-440.290234375" calcext:value-type="float">
            <text:p>-440.290234375</text:p>
          </table:table-cell>
        </table:table-row>
        <table:table-row table:style-name="ro1">
          <table:table-cell office:value-type="string" calcext:value-type="string">
            <text:p>V156N</text:p>
          </table:table-cell>
          <table:table-cell office:value-type="float" office:value="-440.293484497" calcext:value-type="float">
            <text:p>-440.293484497</text:p>
          </table:table-cell>
        </table:table-row>
        <table:table-row table:style-name="ro1">
          <table:table-cell office:value-type="string" calcext:value-type="string">
            <text:p>T389S</text:p>
          </table:table-cell>
          <table:table-cell office:value-type="float" office:value="-440.294625854" calcext:value-type="float">
            <text:p>-440.294625854</text:p>
          </table:table-cell>
        </table:table-row>
        <table:table-row table:style-name="ro1">
          <table:table-cell office:value-type="string" calcext:value-type="string">
            <text:p>G49F</text:p>
          </table:table-cell>
          <table:table-cell office:value-type="float" office:value="-440.295599365" calcext:value-type="float">
            <text:p>-440.295599365</text:p>
          </table:table-cell>
        </table:table-row>
        <table:table-row table:style-name="ro1">
          <table:table-cell office:value-type="string" calcext:value-type="string">
            <text:p>G181R</text:p>
          </table:table-cell>
          <table:table-cell office:value-type="float" office:value="-440.297616577" calcext:value-type="float">
            <text:p>-440.297616577</text:p>
          </table:table-cell>
        </table:table-row>
        <table:table-row table:style-name="ro1">
          <table:table-cell office:value-type="string" calcext:value-type="string">
            <text:p>Y42Q</text:p>
          </table:table-cell>
          <table:table-cell office:value-type="float" office:value="-440.301672363" calcext:value-type="float">
            <text:p>-440.301672363</text:p>
          </table:table-cell>
        </table:table-row>
        <table:table-row table:style-name="ro1">
          <table:table-cell office:value-type="string" calcext:value-type="string">
            <text:p>D89V</text:p>
          </table:table-cell>
          <table:table-cell office:value-type="float" office:value="-440.302667236" calcext:value-type="float">
            <text:p>-440.302667236</text:p>
          </table:table-cell>
        </table:table-row>
        <table:table-row table:style-name="ro1">
          <table:table-cell office:value-type="string" calcext:value-type="string">
            <text:p>D329F</text:p>
          </table:table-cell>
          <table:table-cell office:value-type="float" office:value="-440.302886963" calcext:value-type="float">
            <text:p>-440.302886963</text:p>
          </table:table-cell>
        </table:table-row>
        <table:table-row table:style-name="ro1">
          <table:table-cell office:value-type="string" calcext:value-type="string">
            <text:p>D82R</text:p>
          </table:table-cell>
          <table:table-cell office:value-type="float" office:value="-440.303582764" calcext:value-type="float">
            <text:p>-440.303582764</text:p>
          </table:table-cell>
        </table:table-row>
        <table:table-row table:style-name="ro1">
          <table:table-cell office:value-type="string" calcext:value-type="string">
            <text:p>A237V</text:p>
          </table:table-cell>
          <table:table-cell office:value-type="float" office:value="-440.304928589" calcext:value-type="float">
            <text:p>-440.304928589</text:p>
          </table:table-cell>
        </table:table-row>
        <table:table-row table:style-name="ro1">
          <table:table-cell office:value-type="string" calcext:value-type="string">
            <text:p>L173V</text:p>
          </table:table-cell>
          <table:table-cell office:value-type="float" office:value="-440.30635376" calcext:value-type="float">
            <text:p>-440.30635376</text:p>
          </table:table-cell>
        </table:table-row>
        <table:table-row table:style-name="ro1">
          <table:table-cell office:value-type="string" calcext:value-type="string">
            <text:p>M350N</text:p>
          </table:table-cell>
          <table:table-cell office:value-type="float" office:value="-440.307421875" calcext:value-type="float">
            <text:p>-440.307421875</text:p>
          </table:table-cell>
        </table:table-row>
        <table:table-row table:style-name="ro1">
          <table:table-cell office:value-type="string" calcext:value-type="string">
            <text:p>A295W</text:p>
          </table:table-cell>
          <table:table-cell office:value-type="float" office:value="-440.308578491" calcext:value-type="float">
            <text:p>-440.308578491</text:p>
          </table:table-cell>
        </table:table-row>
        <table:table-row table:style-name="ro1">
          <table:table-cell office:value-type="string" calcext:value-type="string">
            <text:p>Y182W</text:p>
          </table:table-cell>
          <table:table-cell office:value-type="float" office:value="-440.308602905" calcext:value-type="float">
            <text:p>-440.308602905</text:p>
          </table:table-cell>
        </table:table-row>
        <table:table-row table:style-name="ro1">
          <table:table-cell office:value-type="string" calcext:value-type="string">
            <text:p>N123F</text:p>
          </table:table-cell>
          <table:table-cell office:value-type="float" office:value="-440.308673096" calcext:value-type="float">
            <text:p>-440.308673096</text:p>
          </table:table-cell>
        </table:table-row>
        <table:table-row table:style-name="ro1">
          <table:table-cell office:value-type="string" calcext:value-type="string">
            <text:p>A253M</text:p>
          </table:table-cell>
          <table:table-cell office:value-type="float" office:value="-440.308950806" calcext:value-type="float">
            <text:p>-440.308950806</text:p>
          </table:table-cell>
        </table:table-row>
        <table:table-row table:style-name="ro1">
          <table:table-cell office:value-type="string" calcext:value-type="string">
            <text:p>G246C</text:p>
          </table:table-cell>
          <table:table-cell office:value-type="float" office:value="-440.309561157" calcext:value-type="float">
            <text:p>-440.309561157</text:p>
          </table:table-cell>
        </table:table-row>
        <table:table-row table:style-name="ro1">
          <table:table-cell office:value-type="string" calcext:value-type="string">
            <text:p>A107P</text:p>
          </table:table-cell>
          <table:table-cell office:value-type="float" office:value="-440.309967041" calcext:value-type="float">
            <text:p>-440.309967041</text:p>
          </table:table-cell>
        </table:table-row>
        <table:table-row table:style-name="ro1">
          <table:table-cell office:value-type="string" calcext:value-type="string">
            <text:p>I131H</text:p>
          </table:table-cell>
          <table:table-cell office:value-type="float" office:value="-440.31255188" calcext:value-type="float">
            <text:p>-440.31255188</text:p>
          </table:table-cell>
        </table:table-row>
        <table:table-row table:style-name="ro1">
          <table:table-cell office:value-type="string" calcext:value-type="string">
            <text:p>A57R</text:p>
          </table:table-cell>
          <table:table-cell office:value-type="float" office:value="-440.313195801" calcext:value-type="float">
            <text:p>-440.313195801</text:p>
          </table:table-cell>
        </table:table-row>
        <table:table-row table:style-name="ro1">
          <table:table-cell office:value-type="string" calcext:value-type="string">
            <text:p>G384H</text:p>
          </table:table-cell>
          <table:table-cell office:value-type="float" office:value="-440.313998413" calcext:value-type="float">
            <text:p>-440.313998413</text:p>
          </table:table-cell>
        </table:table-row>
        <table:table-row table:style-name="ro1">
          <table:table-cell office:value-type="string" calcext:value-type="string">
            <text:p>K201F</text:p>
          </table:table-cell>
          <table:table-cell office:value-type="float" office:value="-440.31618042" calcext:value-type="float">
            <text:p>-440.31618042</text:p>
          </table:table-cell>
        </table:table-row>
        <table:table-row table:style-name="ro1">
          <table:table-cell office:value-type="string" calcext:value-type="string">
            <text:p>S434G</text:p>
          </table:table-cell>
          <table:table-cell office:value-type="float" office:value="-440.316925049" calcext:value-type="float">
            <text:p>-440.316925049</text:p>
          </table:table-cell>
        </table:table-row>
        <table:table-row table:style-name="ro1">
          <table:table-cell office:value-type="string" calcext:value-type="string">
            <text:p>M146P</text:p>
          </table:table-cell>
          <table:table-cell office:value-type="float" office:value="-440.318624878" calcext:value-type="float">
            <text:p>-440.318624878</text:p>
          </table:table-cell>
        </table:table-row>
        <table:table-row table:style-name="ro1">
          <table:table-cell office:value-type="string" calcext:value-type="string">
            <text:p>V413H</text:p>
          </table:table-cell>
          <table:table-cell office:value-type="float" office:value="-440.322360229" calcext:value-type="float">
            <text:p>-440.322360229</text:p>
          </table:table-cell>
        </table:table-row>
        <table:table-row table:style-name="ro1">
          <table:table-cell office:value-type="string" calcext:value-type="string">
            <text:p>G419E</text:p>
          </table:table-cell>
          <table:table-cell office:value-type="float" office:value="-440.323815918" calcext:value-type="float">
            <text:p>-440.323815918</text:p>
          </table:table-cell>
        </table:table-row>
        <table:table-row table:style-name="ro1">
          <table:table-cell office:value-type="string" calcext:value-type="string">
            <text:p>R175P</text:p>
          </table:table-cell>
          <table:table-cell office:value-type="float" office:value="-440.327175903" calcext:value-type="float">
            <text:p>-440.327175903</text:p>
          </table:table-cell>
        </table:table-row>
        <table:table-row table:style-name="ro1">
          <table:table-cell office:value-type="string" calcext:value-type="string">
            <text:p>F304Q</text:p>
          </table:table-cell>
          <table:table-cell office:value-type="float" office:value="-440.328219604" calcext:value-type="float">
            <text:p>-440.328219604</text:p>
          </table:table-cell>
        </table:table-row>
        <table:table-row table:style-name="ro1">
          <table:table-cell office:value-type="string" calcext:value-type="string">
            <text:p>S434M</text:p>
          </table:table-cell>
          <table:table-cell office:value-type="float" office:value="-440.328237915" calcext:value-type="float">
            <text:p>-440.328237915</text:p>
          </table:table-cell>
        </table:table-row>
        <table:table-row table:style-name="ro1">
          <table:table-cell office:value-type="string" calcext:value-type="string">
            <text:p>T186A</text:p>
          </table:table-cell>
          <table:table-cell office:value-type="float" office:value="-440.328973389" calcext:value-type="float">
            <text:p>-440.328973389</text:p>
          </table:table-cell>
        </table:table-row>
        <table:table-row table:style-name="ro1">
          <table:table-cell office:value-type="string" calcext:value-type="string">
            <text:p>Y377E</text:p>
          </table:table-cell>
          <table:table-cell office:value-type="float" office:value="-440.331259155" calcext:value-type="float">
            <text:p>-440.331259155</text:p>
          </table:table-cell>
        </table:table-row>
        <table:table-row table:style-name="ro1">
          <table:table-cell office:value-type="string" calcext:value-type="string">
            <text:p>G409D</text:p>
          </table:table-cell>
          <table:table-cell office:value-type="float" office:value="-440.332589722" calcext:value-type="float">
            <text:p>-440.332589722</text:p>
          </table:table-cell>
        </table:table-row>
        <table:table-row table:style-name="ro1">
          <table:table-cell office:value-type="string" calcext:value-type="string">
            <text:p>M328G</text:p>
          </table:table-cell>
          <table:table-cell office:value-type="float" office:value="-440.338381958" calcext:value-type="float">
            <text:p>-440.338381958</text:p>
          </table:table-cell>
        </table:table-row>
        <table:table-row table:style-name="ro1">
          <table:table-cell office:value-type="string" calcext:value-type="string">
            <text:p>D76H</text:p>
          </table:table-cell>
          <table:table-cell office:value-type="float" office:value="-440.338952637" calcext:value-type="float">
            <text:p>-440.338952637</text:p>
          </table:table-cell>
        </table:table-row>
        <table:table-row table:style-name="ro1">
          <table:table-cell office:value-type="string" calcext:value-type="string">
            <text:p>H58N</text:p>
          </table:table-cell>
          <table:table-cell office:value-type="float" office:value="-440.342965698" calcext:value-type="float">
            <text:p>-440.342965698</text:p>
          </table:table-cell>
        </table:table-row>
        <table:table-row table:style-name="ro1">
          <table:table-cell office:value-type="string" calcext:value-type="string">
            <text:p>S343N</text:p>
          </table:table-cell>
          <table:table-cell office:value-type="float" office:value="-440.344192505" calcext:value-type="float">
            <text:p>-440.344192505</text:p>
          </table:table-cell>
        </table:table-row>
        <table:table-row table:style-name="ro1">
          <table:table-cell office:value-type="string" calcext:value-type="string">
            <text:p>L192S</text:p>
          </table:table-cell>
          <table:table-cell office:value-type="float" office:value="-440.344903564" calcext:value-type="float">
            <text:p>-440.344903564</text:p>
          </table:table-cell>
        </table:table-row>
        <table:table-row table:style-name="ro1">
          <table:table-cell office:value-type="string" calcext:value-type="string">
            <text:p>L271F</text:p>
          </table:table-cell>
          <table:table-cell office:value-type="float" office:value="-440.349655151" calcext:value-type="float">
            <text:p>-440.349655151</text:p>
          </table:table-cell>
        </table:table-row>
        <table:table-row table:style-name="ro1">
          <table:table-cell office:value-type="string" calcext:value-type="string">
            <text:p>Q219T</text:p>
          </table:table-cell>
          <table:table-cell office:value-type="float" office:value="-440.350378418" calcext:value-type="float">
            <text:p>-440.350378418</text:p>
          </table:table-cell>
        </table:table-row>
        <table:table-row table:style-name="ro1">
          <table:table-cell office:value-type="string" calcext:value-type="string">
            <text:p>V337D</text:p>
          </table:table-cell>
          <table:table-cell office:value-type="float" office:value="-440.354214478" calcext:value-type="float">
            <text:p>-440.354214478</text:p>
          </table:table-cell>
        </table:table-row>
        <table:table-row table:style-name="ro1">
          <table:table-cell office:value-type="string" calcext:value-type="string">
            <text:p>L309R</text:p>
          </table:table-cell>
          <table:table-cell office:value-type="float" office:value="-440.354998779" calcext:value-type="float">
            <text:p>-440.354998779</text:p>
          </table:table-cell>
        </table:table-row>
        <table:table-row table:style-name="ro1">
          <table:table-cell office:value-type="string" calcext:value-type="string">
            <text:p>G317R</text:p>
          </table:table-cell>
          <table:table-cell office:value-type="float" office:value="-440.357519531" calcext:value-type="float">
            <text:p>-440.357519531</text:p>
          </table:table-cell>
        </table:table-row>
        <table:table-row table:style-name="ro1">
          <table:table-cell office:value-type="string" calcext:value-type="string">
            <text:p>P198T</text:p>
          </table:table-cell>
          <table:table-cell office:value-type="float" office:value="-440.358355713" calcext:value-type="float">
            <text:p>-440.358355713</text:p>
          </table:table-cell>
        </table:table-row>
        <table:table-row table:style-name="ro1">
          <table:table-cell office:value-type="string" calcext:value-type="string">
            <text:p>N221Q</text:p>
          </table:table-cell>
          <table:table-cell office:value-type="float" office:value="-440.359310913" calcext:value-type="float">
            <text:p>-440.359310913</text:p>
          </table:table-cell>
        </table:table-row>
        <table:table-row table:style-name="ro1">
          <table:table-cell office:value-type="string" calcext:value-type="string">
            <text:p>T347D</text:p>
          </table:table-cell>
          <table:table-cell office:value-type="float" office:value="-440.362356567" calcext:value-type="float">
            <text:p>-440.362356567</text:p>
          </table:table-cell>
        </table:table-row>
        <table:table-row table:style-name="ro1">
          <table:table-cell office:value-type="string" calcext:value-type="string">
            <text:p>G100V</text:p>
          </table:table-cell>
          <table:table-cell office:value-type="float" office:value="-440.362521362" calcext:value-type="float">
            <text:p>-440.362521362</text:p>
          </table:table-cell>
        </table:table-row>
        <table:table-row table:style-name="ro1">
          <table:table-cell office:value-type="string" calcext:value-type="string">
            <text:p>A300N</text:p>
          </table:table-cell>
          <table:table-cell office:value-type="float" office:value="-440.367700195" calcext:value-type="float">
            <text:p>-440.367700195</text:p>
          </table:table-cell>
        </table:table-row>
        <table:table-row table:style-name="ro1">
          <table:table-cell office:value-type="string" calcext:value-type="string">
            <text:p>T320A</text:p>
          </table:table-cell>
          <table:table-cell office:value-type="float" office:value="-440.368817139" calcext:value-type="float">
            <text:p>-440.368817139</text:p>
          </table:table-cell>
        </table:table-row>
        <table:table-row table:style-name="ro1">
          <table:table-cell office:value-type="string" calcext:value-type="string">
            <text:p>V319Q</text:p>
          </table:table-cell>
          <table:table-cell office:value-type="float" office:value="-440.370269775" calcext:value-type="float">
            <text:p>-440.370269775</text:p>
          </table:table-cell>
        </table:table-row>
        <table:table-row table:style-name="ro1">
          <table:table-cell office:value-type="string" calcext:value-type="string">
            <text:p>R175T</text:p>
          </table:table-cell>
          <table:table-cell office:value-type="float" office:value="-440.371514893" calcext:value-type="float">
            <text:p>-440.371514893</text:p>
          </table:table-cell>
        </table:table-row>
        <table:table-row table:style-name="ro1">
          <table:table-cell office:value-type="string" calcext:value-type="string">
            <text:p>D82A</text:p>
          </table:table-cell>
          <table:table-cell office:value-type="float" office:value="-440.374456787" calcext:value-type="float">
            <text:p>-440.374456787</text:p>
          </table:table-cell>
        </table:table-row>
        <table:table-row table:style-name="ro1">
          <table:table-cell office:value-type="string" calcext:value-type="string">
            <text:p>P376N</text:p>
          </table:table-cell>
          <table:table-cell office:value-type="float" office:value="-440.376248169" calcext:value-type="float">
            <text:p>-440.376248169</text:p>
          </table:table-cell>
        </table:table-row>
        <table:table-row table:style-name="ro1">
          <table:table-cell office:value-type="string" calcext:value-type="string">
            <text:p>M350V</text:p>
          </table:table-cell>
          <table:table-cell office:value-type="float" office:value="-440.380899048" calcext:value-type="float">
            <text:p>-440.380899048</text:p>
          </table:table-cell>
        </table:table-row>
        <table:table-row table:style-name="ro1">
          <table:table-cell office:value-type="string" calcext:value-type="string">
            <text:p>V69A</text:p>
          </table:table-cell>
          <table:table-cell office:value-type="float" office:value="-440.382232666" calcext:value-type="float">
            <text:p>-440.382232666</text:p>
          </table:table-cell>
        </table:table-row>
        <table:table-row table:style-name="ro1">
          <table:table-cell office:value-type="string" calcext:value-type="string">
            <text:p>A430F</text:p>
          </table:table-cell>
          <table:table-cell office:value-type="float" office:value="-440.382400513" calcext:value-type="float">
            <text:p>-440.382400513</text:p>
          </table:table-cell>
        </table:table-row>
        <table:table-row table:style-name="ro1">
          <table:table-cell office:value-type="string" calcext:value-type="string">
            <text:p>Y86T</text:p>
          </table:table-cell>
          <table:table-cell office:value-type="float" office:value="-440.382925415" calcext:value-type="float">
            <text:p>-440.382925415</text:p>
          </table:table-cell>
        </table:table-row>
        <table:table-row table:style-name="ro1">
          <table:table-cell office:value-type="string" calcext:value-type="string">
            <text:p>R145L</text:p>
          </table:table-cell>
          <table:table-cell office:value-type="float" office:value="-440.387930298" calcext:value-type="float">
            <text:p>-440.387930298</text:p>
          </table:table-cell>
        </table:table-row>
        <table:table-row table:style-name="ro1">
          <table:table-cell office:value-type="string" calcext:value-type="string">
            <text:p>T74H</text:p>
          </table:table-cell>
          <table:table-cell office:value-type="float" office:value="-440.390628052" calcext:value-type="float">
            <text:p>-440.390628052</text:p>
          </table:table-cell>
        </table:table-row>
        <table:table-row table:style-name="ro1">
          <table:table-cell office:value-type="string" calcext:value-type="string">
            <text:p>K386I</text:p>
          </table:table-cell>
          <table:table-cell office:value-type="float" office:value="-440.393572998" calcext:value-type="float">
            <text:p>-440.393572998</text:p>
          </table:table-cell>
        </table:table-row>
        <table:table-row table:style-name="ro1">
          <table:table-cell office:value-type="string" calcext:value-type="string">
            <text:p>S434N</text:p>
          </table:table-cell>
          <table:table-cell office:value-type="float" office:value="-440.398873901" calcext:value-type="float">
            <text:p>-440.398873901</text:p>
          </table:table-cell>
        </table:table-row>
        <table:table-row table:style-name="ro1">
          <table:table-cell office:value-type="string" calcext:value-type="string">
            <text:p>A92F</text:p>
          </table:table-cell>
          <table:table-cell office:value-type="float" office:value="-440.399615479" calcext:value-type="float">
            <text:p>-440.399615479</text:p>
          </table:table-cell>
        </table:table-row>
        <table:table-row table:style-name="ro1">
          <table:table-cell office:value-type="string" calcext:value-type="string">
            <text:p>L84R</text:p>
          </table:table-cell>
          <table:table-cell office:value-type="float" office:value="-440.403546143" calcext:value-type="float">
            <text:p>-440.403546143</text:p>
          </table:table-cell>
        </table:table-row>
        <table:table-row table:style-name="ro1">
          <table:table-cell office:value-type="string" calcext:value-type="string">
            <text:p>D205K</text:p>
          </table:table-cell>
          <table:table-cell office:value-type="float" office:value="-440.404336548" calcext:value-type="float">
            <text:p>-440.404336548</text:p>
          </table:table-cell>
        </table:table-row>
        <table:table-row table:style-name="ro1">
          <table:table-cell office:value-type="string" calcext:value-type="string">
            <text:p>T388L</text:p>
          </table:table-cell>
          <table:table-cell office:value-type="float" office:value="-440.405389404" calcext:value-type="float">
            <text:p>-440.405389404</text:p>
          </table:table-cell>
        </table:table-row>
        <table:table-row table:style-name="ro1">
          <table:table-cell office:value-type="string" calcext:value-type="string">
            <text:p>Y204G</text:p>
          </table:table-cell>
          <table:table-cell office:value-type="float" office:value="-440.407778931" calcext:value-type="float">
            <text:p>-440.407778931</text:p>
          </table:table-cell>
        </table:table-row>
        <table:table-row table:style-name="ro1">
          <table:table-cell office:value-type="string" calcext:value-type="string">
            <text:p>I131Q</text:p>
          </table:table-cell>
          <table:table-cell office:value-type="float" office:value="-440.408361816" calcext:value-type="float">
            <text:p>-440.408361816</text:p>
          </table:table-cell>
        </table:table-row>
        <table:table-row table:style-name="ro1">
          <table:table-cell office:value-type="string" calcext:value-type="string">
            <text:p>L399F</text:p>
          </table:table-cell>
          <table:table-cell office:value-type="float" office:value="-440.412316895" calcext:value-type="float">
            <text:p>-440.412316895</text:p>
          </table:table-cell>
        </table:table-row>
        <table:table-row table:style-name="ro1">
          <table:table-cell office:value-type="string" calcext:value-type="string">
            <text:p>A241I</text:p>
          </table:table-cell>
          <table:table-cell office:value-type="float" office:value="-440.415435791" calcext:value-type="float">
            <text:p>-440.415435791</text:p>
          </table:table-cell>
        </table:table-row>
        <table:table-row table:style-name="ro1">
          <table:table-cell office:value-type="string" calcext:value-type="string">
            <text:p>D160S</text:p>
          </table:table-cell>
          <table:table-cell office:value-type="float" office:value="-440.415820312" calcext:value-type="float">
            <text:p>-440.415820312</text:p>
          </table:table-cell>
        </table:table-row>
        <table:table-row table:style-name="ro1">
          <table:table-cell office:value-type="string" calcext:value-type="string">
            <text:p>T388H</text:p>
          </table:table-cell>
          <table:table-cell office:value-type="float" office:value="-440.417025757" calcext:value-type="float">
            <text:p>-440.417025757</text:p>
          </table:table-cell>
        </table:table-row>
        <table:table-row table:style-name="ro1">
          <table:table-cell office:value-type="string" calcext:value-type="string">
            <text:p>Q437V</text:p>
          </table:table-cell>
          <table:table-cell office:value-type="float" office:value="-440.41882019" calcext:value-type="float">
            <text:p>-440.41882019</text:p>
          </table:table-cell>
        </table:table-row>
        <table:table-row table:style-name="ro1">
          <table:table-cell office:value-type="string" calcext:value-type="string">
            <text:p>P152C</text:p>
          </table:table-cell>
          <table:table-cell office:value-type="float" office:value="-440.419857788" calcext:value-type="float">
            <text:p>-440.419857788</text:p>
          </table:table-cell>
        </table:table-row>
        <table:table-row table:style-name="ro1">
          <table:table-cell office:value-type="string" calcext:value-type="string">
            <text:p>P232N</text:p>
          </table:table-cell>
          <table:table-cell office:value-type="float" office:value="-440.421420288" calcext:value-type="float">
            <text:p>-440.421420288</text:p>
          </table:table-cell>
        </table:table-row>
        <table:table-row table:style-name="ro1">
          <table:table-cell office:value-type="string" calcext:value-type="string">
            <text:p>C203D</text:p>
          </table:table-cell>
          <table:table-cell office:value-type="float" office:value="-440.42401123" calcext:value-type="float">
            <text:p>-440.42401123</text:p>
          </table:table-cell>
        </table:table-row>
        <table:table-row table:style-name="ro1">
          <table:table-cell office:value-type="string" calcext:value-type="string">
            <text:p>P390K</text:p>
          </table:table-cell>
          <table:table-cell office:value-type="float" office:value="-440.42482605" calcext:value-type="float">
            <text:p>-440.42482605</text:p>
          </table:table-cell>
        </table:table-row>
        <table:table-row table:style-name="ro1">
          <table:table-cell office:value-type="string" calcext:value-type="string">
            <text:p>P294D</text:p>
          </table:table-cell>
          <table:table-cell office:value-type="float" office:value="-440.426931763" calcext:value-type="float">
            <text:p>-440.426931763</text:p>
          </table:table-cell>
        </table:table-row>
        <table:table-row table:style-name="ro1">
          <table:table-cell office:value-type="string" calcext:value-type="string">
            <text:p>H316I</text:p>
          </table:table-cell>
          <table:table-cell office:value-type="float" office:value="-440.430496216" calcext:value-type="float">
            <text:p>-440.430496216</text:p>
          </table:table-cell>
        </table:table-row>
        <table:table-row table:style-name="ro1">
          <table:table-cell office:value-type="string" calcext:value-type="string">
            <text:p>F224V</text:p>
          </table:table-cell>
          <table:table-cell office:value-type="float" office:value="-440.43079834" calcext:value-type="float">
            <text:p>-440.43079834</text:p>
          </table:table-cell>
        </table:table-row>
        <table:table-row table:style-name="ro1">
          <table:table-cell office:value-type="string" calcext:value-type="string">
            <text:p>R195M</text:p>
          </table:table-cell>
          <table:table-cell office:value-type="float" office:value="-440.433306885" calcext:value-type="float">
            <text:p>-440.433306885</text:p>
          </table:table-cell>
        </table:table-row>
        <table:table-row table:style-name="ro1">
          <table:table-cell office:value-type="string" calcext:value-type="string">
            <text:p>A60Q</text:p>
          </table:table-cell>
          <table:table-cell office:value-type="float" office:value="-440.438113403" calcext:value-type="float">
            <text:p>-440.438113403</text:p>
          </table:table-cell>
        </table:table-row>
        <table:table-row table:style-name="ro1">
          <table:table-cell office:value-type="string" calcext:value-type="string">
            <text:p>Q136N</text:p>
          </table:table-cell>
          <table:table-cell office:value-type="float" office:value="-440.438967896" calcext:value-type="float">
            <text:p>-440.438967896</text:p>
          </table:table-cell>
        </table:table-row>
        <table:table-row table:style-name="ro1">
          <table:table-cell office:value-type="string" calcext:value-type="string">
            <text:p>Q136T</text:p>
          </table:table-cell>
          <table:table-cell office:value-type="float" office:value="-440.43961792" calcext:value-type="float">
            <text:p>-440.43961792</text:p>
          </table:table-cell>
        </table:table-row>
        <table:table-row table:style-name="ro1">
          <table:table-cell office:value-type="string" calcext:value-type="string">
            <text:p>P305E</text:p>
          </table:table-cell>
          <table:table-cell office:value-type="float" office:value="-440.440924072" calcext:value-type="float">
            <text:p>-440.440924072</text:p>
          </table:table-cell>
        </table:table-row>
        <table:table-row table:style-name="ro1">
          <table:table-cell office:value-type="string" calcext:value-type="string">
            <text:p>T388Q</text:p>
          </table:table-cell>
          <table:table-cell office:value-type="float" office:value="-440.444540405" calcext:value-type="float">
            <text:p>-440.444540405</text:p>
          </table:table-cell>
        </table:table-row>
        <table:table-row table:style-name="ro1">
          <table:table-cell office:value-type="string" calcext:value-type="string">
            <text:p>G420A</text:p>
          </table:table-cell>
          <table:table-cell office:value-type="float" office:value="-440.446902466" calcext:value-type="float">
            <text:p>-440.446902466</text:p>
          </table:table-cell>
        </table:table-row>
        <table:table-row table:style-name="ro1">
          <table:table-cell office:value-type="string" calcext:value-type="string">
            <text:p>Q242R</text:p>
          </table:table-cell>
          <table:table-cell office:value-type="float" office:value="-440.447052002" calcext:value-type="float">
            <text:p>-440.447052002</text:p>
          </table:table-cell>
        </table:table-row>
        <table:table-row table:style-name="ro1">
          <table:table-cell office:value-type="string" calcext:value-type="string">
            <text:p>A237N</text:p>
          </table:table-cell>
          <table:table-cell office:value-type="float" office:value="-440.452218628" calcext:value-type="float">
            <text:p>-440.452218628</text:p>
          </table:table-cell>
        </table:table-row>
        <table:table-row table:style-name="ro1">
          <table:table-cell office:value-type="string" calcext:value-type="string">
            <text:p>Q222F</text:p>
          </table:table-cell>
          <table:table-cell office:value-type="float" office:value="-440.455279541" calcext:value-type="float">
            <text:p>-440.455279541</text:p>
          </table:table-cell>
        </table:table-row>
        <table:table-row table:style-name="ro1">
          <table:table-cell office:value-type="string" calcext:value-type="string">
            <text:p>I166Q</text:p>
          </table:table-cell>
          <table:table-cell office:value-type="float" office:value="-440.459555054" calcext:value-type="float">
            <text:p>-440.459555054</text:p>
          </table:table-cell>
        </table:table-row>
        <table:table-row table:style-name="ro1">
          <table:table-cell office:value-type="string" calcext:value-type="string">
            <text:p>V156D</text:p>
          </table:table-cell>
          <table:table-cell office:value-type="float" office:value="-440.460272217" calcext:value-type="float">
            <text:p>-440.460272217</text:p>
          </table:table-cell>
        </table:table-row>
        <table:table-row table:style-name="ro1">
          <table:table-cell office:value-type="string" calcext:value-type="string">
            <text:p>I183W</text:p>
          </table:table-cell>
          <table:table-cell office:value-type="float" office:value="-440.46072998" calcext:value-type="float">
            <text:p>-440.46072998</text:p>
          </table:table-cell>
        </table:table-row>
        <table:table-row table:style-name="ro1">
          <table:table-cell office:value-type="string" calcext:value-type="string">
            <text:p>T320L</text:p>
          </table:table-cell>
          <table:table-cell office:value-type="float" office:value="-440.461154175" calcext:value-type="float">
            <text:p>-440.461154175</text:p>
          </table:table-cell>
        </table:table-row>
        <table:table-row table:style-name="ro1">
          <table:table-cell office:value-type="string" calcext:value-type="string">
            <text:p>L435S</text:p>
          </table:table-cell>
          <table:table-cell office:value-type="float" office:value="-440.46116333" calcext:value-type="float">
            <text:p>-440.46116333</text:p>
          </table:table-cell>
        </table:table-row>
        <table:table-row table:style-name="ro1">
          <table:table-cell office:value-type="string" calcext:value-type="string">
            <text:p>V297A</text:p>
          </table:table-cell>
          <table:table-cell office:value-type="float" office:value="-440.465255737" calcext:value-type="float">
            <text:p>-440.465255737</text:p>
          </table:table-cell>
        </table:table-row>
        <table:table-row table:style-name="ro1">
          <table:table-cell office:value-type="string" calcext:value-type="string">
            <text:p>K335V</text:p>
          </table:table-cell>
          <table:table-cell office:value-type="float" office:value="-440.466860962" calcext:value-type="float">
            <text:p>-440.466860962</text:p>
          </table:table-cell>
        </table:table-row>
        <table:table-row table:style-name="ro1">
          <table:table-cell office:value-type="string" calcext:value-type="string">
            <text:p>A235C</text:p>
          </table:table-cell>
          <table:table-cell office:value-type="float" office:value="-440.476266479" calcext:value-type="float">
            <text:p>-440.476266479</text:p>
          </table:table-cell>
        </table:table-row>
        <table:table-row table:style-name="ro1">
          <table:table-cell office:value-type="string" calcext:value-type="string">
            <text:p>V71F</text:p>
          </table:table-cell>
          <table:table-cell office:value-type="float" office:value="-440.476382446" calcext:value-type="float">
            <text:p>-440.476382446</text:p>
          </table:table-cell>
        </table:table-row>
        <table:table-row table:style-name="ro1">
          <table:table-cell office:value-type="string" calcext:value-type="string">
            <text:p>Y42P</text:p>
          </table:table-cell>
          <table:table-cell office:value-type="float" office:value="-440.477093506" calcext:value-type="float">
            <text:p>-440.477093506</text:p>
          </table:table-cell>
        </table:table-row>
        <table:table-row table:style-name="ro1">
          <table:table-cell office:value-type="string" calcext:value-type="string">
            <text:p>R175L</text:p>
          </table:table-cell>
          <table:table-cell office:value-type="float" office:value="-440.477618408" calcext:value-type="float">
            <text:p>-440.477618408</text:p>
          </table:table-cell>
        </table:table-row>
        <table:table-row table:style-name="ro1">
          <table:table-cell office:value-type="string" calcext:value-type="string">
            <text:p>G246Y</text:p>
          </table:table-cell>
          <table:table-cell office:value-type="float" office:value="-440.47828064" calcext:value-type="float">
            <text:p>-440.47828064</text:p>
          </table:table-cell>
        </table:table-row>
        <table:table-row table:style-name="ro1">
          <table:table-cell office:value-type="string" calcext:value-type="string">
            <text:p>G102V</text:p>
          </table:table-cell>
          <table:table-cell office:value-type="float" office:value="-440.481494141" calcext:value-type="float">
            <text:p>-440.481494141</text:p>
          </table:table-cell>
        </table:table-row>
        <table:table-row table:style-name="ro1">
          <table:table-cell office:value-type="string" calcext:value-type="string">
            <text:p>A57L</text:p>
          </table:table-cell>
          <table:table-cell office:value-type="float" office:value="-440.481652832" calcext:value-type="float">
            <text:p>-440.481652832</text:p>
          </table:table-cell>
        </table:table-row>
        <table:table-row table:style-name="ro1">
          <table:table-cell office:value-type="string" calcext:value-type="string">
            <text:p>I255Q</text:p>
          </table:table-cell>
          <table:table-cell office:value-type="float" office:value="-440.481762695" calcext:value-type="float">
            <text:p>-440.481762695</text:p>
          </table:table-cell>
        </table:table-row>
        <table:table-row table:style-name="ro1">
          <table:table-cell office:value-type="string" calcext:value-type="string">
            <text:p>A235Y</text:p>
          </table:table-cell>
          <table:table-cell office:value-type="float" office:value="-440.482241821" calcext:value-type="float">
            <text:p>-440.482241821</text:p>
          </table:table-cell>
        </table:table-row>
        <table:table-row table:style-name="ro1">
          <table:table-cell office:value-type="string" calcext:value-type="string">
            <text:p>A61I</text:p>
          </table:table-cell>
          <table:table-cell office:value-type="float" office:value="-440.483145142" calcext:value-type="float">
            <text:p>-440.483145142</text:p>
          </table:table-cell>
        </table:table-row>
        <table:table-row table:style-name="ro1">
          <table:table-cell office:value-type="string" calcext:value-type="string">
            <text:p>G161E</text:p>
          </table:table-cell>
          <table:table-cell office:value-type="float" office:value="-440.487564087" calcext:value-type="float">
            <text:p>-440.487564087</text:p>
          </table:table-cell>
        </table:table-row>
        <table:table-row table:style-name="ro1">
          <table:table-cell office:value-type="string" calcext:value-type="string">
            <text:p>D205G</text:p>
          </table:table-cell>
          <table:table-cell office:value-type="float" office:value="-440.48788147" calcext:value-type="float">
            <text:p>-440.48788147</text:p>
          </table:table-cell>
        </table:table-row>
        <table:table-row table:style-name="ro1">
          <table:table-cell office:value-type="string" calcext:value-type="string">
            <text:p>G344N</text:p>
          </table:table-cell>
          <table:table-cell office:value-type="float" office:value="-440.490536499" calcext:value-type="float">
            <text:p>-440.490536499</text:p>
          </table:table-cell>
        </table:table-row>
        <table:table-row table:style-name="ro1">
          <table:table-cell office:value-type="string" calcext:value-type="string">
            <text:p>D329Y</text:p>
          </table:table-cell>
          <table:table-cell office:value-type="float" office:value="-440.492224121" calcext:value-type="float">
            <text:p>-440.492224121</text:p>
          </table:table-cell>
        </table:table-row>
        <table:table-row table:style-name="ro1">
          <table:table-cell office:value-type="string" calcext:value-type="string">
            <text:p>M355I</text:p>
          </table:table-cell>
          <table:table-cell office:value-type="float" office:value="-440.493209839" calcext:value-type="float">
            <text:p>-440.493209839</text:p>
          </table:table-cell>
        </table:table-row>
        <table:table-row table:style-name="ro1">
          <table:table-cell office:value-type="string" calcext:value-type="string">
            <text:p>R240T</text:p>
          </table:table-cell>
          <table:table-cell office:value-type="float" office:value="-440.497177124" calcext:value-type="float">
            <text:p>-440.497177124</text:p>
          </table:table-cell>
        </table:table-row>
        <table:table-row table:style-name="ro1">
          <table:table-cell office:value-type="string" calcext:value-type="string">
            <text:p>N116M</text:p>
          </table:table-cell>
          <table:table-cell office:value-type="float" office:value="-440.497189331" calcext:value-type="float">
            <text:p>-440.497189331</text:p>
          </table:table-cell>
        </table:table-row>
        <table:table-row table:style-name="ro1">
          <table:table-cell office:value-type="string" calcext:value-type="string">
            <text:p>Q437I</text:p>
          </table:table-cell>
          <table:table-cell office:value-type="float" office:value="-440.4987854" calcext:value-type="float">
            <text:p>-440.4987854</text:p>
          </table:table-cell>
        </table:table-row>
        <table:table-row table:style-name="ro1">
          <table:table-cell office:value-type="string" calcext:value-type="string">
            <text:p>L103W</text:p>
          </table:table-cell>
          <table:table-cell office:value-type="float" office:value="-440.499108887" calcext:value-type="float">
            <text:p>-440.499108887</text:p>
          </table:table-cell>
        </table:table-row>
        <table:table-row table:style-name="ro1">
          <table:table-cell office:value-type="string" calcext:value-type="string">
            <text:p>V291G</text:p>
          </table:table-cell>
          <table:table-cell office:value-type="float" office:value="-440.499813843" calcext:value-type="float">
            <text:p>-440.499813843</text:p>
          </table:table-cell>
        </table:table-row>
        <table:table-row table:style-name="ro1">
          <table:table-cell office:value-type="string" calcext:value-type="string">
            <text:p>P325Y</text:p>
          </table:table-cell>
          <table:table-cell office:value-type="float" office:value="-440.501144409" calcext:value-type="float">
            <text:p>-440.501144409</text:p>
          </table:table-cell>
        </table:table-row>
        <table:table-row table:style-name="ro1">
          <table:table-cell office:value-type="string" calcext:value-type="string">
            <text:p>N116W</text:p>
          </table:table-cell>
          <table:table-cell office:value-type="float" office:value="-440.501452637" calcext:value-type="float">
            <text:p>-440.501452637</text:p>
          </table:table-cell>
        </table:table-row>
        <table:table-row table:style-name="ro1">
          <table:table-cell office:value-type="string" calcext:value-type="string">
            <text:p>R301A</text:p>
          </table:table-cell>
          <table:table-cell office:value-type="float" office:value="-440.504077148" calcext:value-type="float">
            <text:p>-440.504077148</text:p>
          </table:table-cell>
        </table:table-row>
        <table:table-row table:style-name="ro1">
          <table:table-cell office:value-type="string" calcext:value-type="string">
            <text:p>F52C</text:p>
          </table:table-cell>
          <table:table-cell office:value-type="float" office:value="-440.504483032" calcext:value-type="float">
            <text:p>-440.504483032</text:p>
          </table:table-cell>
        </table:table-row>
        <table:table-row table:style-name="ro1">
          <table:table-cell office:value-type="string" calcext:value-type="string">
            <text:p>M227G</text:p>
          </table:table-cell>
          <table:table-cell office:value-type="float" office:value="-440.50480957" calcext:value-type="float">
            <text:p>-440.50480957</text:p>
          </table:table-cell>
        </table:table-row>
        <table:table-row table:style-name="ro1">
          <table:table-cell office:value-type="string" calcext:value-type="string">
            <text:p>T299K</text:p>
          </table:table-cell>
          <table:table-cell office:value-type="float" office:value="-440.506896973" calcext:value-type="float">
            <text:p>-440.506896973</text:p>
          </table:table-cell>
        </table:table-row>
        <table:table-row table:style-name="ro1">
          <table:table-cell office:value-type="string" calcext:value-type="string">
            <text:p>G353N</text:p>
          </table:table-cell>
          <table:table-cell office:value-type="float" office:value="-440.508395386" calcext:value-type="float">
            <text:p>-440.508395386</text:p>
          </table:table-cell>
        </table:table-row>
        <table:table-row table:style-name="ro1">
          <table:table-cell office:value-type="string" calcext:value-type="string">
            <text:p>Y108W</text:p>
          </table:table-cell>
          <table:table-cell office:value-type="float" office:value="-440.508731079" calcext:value-type="float">
            <text:p>-440.508731079</text:p>
          </table:table-cell>
        </table:table-row>
        <table:table-row table:style-name="ro1">
          <table:table-cell office:value-type="string" calcext:value-type="string">
            <text:p>P109D</text:p>
          </table:table-cell>
          <table:table-cell office:value-type="float" office:value="-440.508792114" calcext:value-type="float">
            <text:p>-440.508792114</text:p>
          </table:table-cell>
        </table:table-row>
        <table:table-row table:style-name="ro1">
          <table:table-cell office:value-type="string" calcext:value-type="string">
            <text:p>I255N</text:p>
          </table:table-cell>
          <table:table-cell office:value-type="float" office:value="-440.510671997" calcext:value-type="float">
            <text:p>-440.510671997</text:p>
          </table:table-cell>
        </table:table-row>
        <table:table-row table:style-name="ro1">
          <table:table-cell office:value-type="string" calcext:value-type="string">
            <text:p>L271W</text:p>
          </table:table-cell>
          <table:table-cell office:value-type="float" office:value="-440.513641357" calcext:value-type="float">
            <text:p>-440.513641357</text:p>
          </table:table-cell>
        </table:table-row>
        <table:table-row table:style-name="ro1">
          <table:table-cell office:value-type="string" calcext:value-type="string">
            <text:p>R240W</text:p>
          </table:table-cell>
          <table:table-cell office:value-type="float" office:value="-440.514129639" calcext:value-type="float">
            <text:p>-440.514129639</text:p>
          </table:table-cell>
        </table:table-row>
        <table:table-row table:style-name="ro1">
          <table:table-cell office:value-type="string" calcext:value-type="string">
            <text:p>G246V</text:p>
          </table:table-cell>
          <table:table-cell office:value-type="float" office:value="-440.51434021" calcext:value-type="float">
            <text:p>-440.51434021</text:p>
          </table:table-cell>
        </table:table-row>
        <table:table-row table:style-name="ro1">
          <table:table-cell office:value-type="string" calcext:value-type="string">
            <text:p>G423K</text:p>
          </table:table-cell>
          <table:table-cell office:value-type="float" office:value="-440.514584351" calcext:value-type="float">
            <text:p>-440.514584351</text:p>
          </table:table-cell>
        </table:table-row>
        <table:table-row table:style-name="ro1">
          <table:table-cell office:value-type="string" calcext:value-type="string">
            <text:p>F113I</text:p>
          </table:table-cell>
          <table:table-cell office:value-type="float" office:value="-440.517556763" calcext:value-type="float">
            <text:p>-440.517556763</text:p>
          </table:table-cell>
        </table:table-row>
        <table:table-row table:style-name="ro1">
          <table:table-cell office:value-type="string" calcext:value-type="string">
            <text:p>T416V</text:p>
          </table:table-cell>
          <table:table-cell office:value-type="float" office:value="-440.521652222" calcext:value-type="float">
            <text:p>-440.521652222</text:p>
          </table:table-cell>
        </table:table-row>
        <table:table-row table:style-name="ro1">
          <table:table-cell office:value-type="string" calcext:value-type="string">
            <text:p>A257G</text:p>
          </table:table-cell>
          <table:table-cell office:value-type="float" office:value="-440.523443604" calcext:value-type="float">
            <text:p>-440.523443604</text:p>
          </table:table-cell>
        </table:table-row>
        <table:table-row table:style-name="ro1">
          <table:table-cell office:value-type="string" calcext:value-type="string">
            <text:p>T67C</text:p>
          </table:table-cell>
          <table:table-cell office:value-type="float" office:value="-440.5259552" calcext:value-type="float">
            <text:p>-440.5259552</text:p>
          </table:table-cell>
        </table:table-row>
        <table:table-row table:style-name="ro1">
          <table:table-cell office:value-type="string" calcext:value-type="string">
            <text:p>T245C</text:p>
          </table:table-cell>
          <table:table-cell office:value-type="float" office:value="-440.526010132" calcext:value-type="float">
            <text:p>-440.526010132</text:p>
          </table:table-cell>
        </table:table-row>
        <table:table-row table:style-name="ro1">
          <table:table-cell office:value-type="string" calcext:value-type="string">
            <text:p>P198C</text:p>
          </table:table-cell>
          <table:table-cell office:value-type="float" office:value="-440.526031494" calcext:value-type="float">
            <text:p>-440.526031494</text:p>
          </table:table-cell>
        </table:table-row>
        <table:table-row table:style-name="ro1">
          <table:table-cell office:value-type="string" calcext:value-type="string">
            <text:p>M263C</text:p>
          </table:table-cell>
          <table:table-cell office:value-type="float" office:value="-440.526272583" calcext:value-type="float">
            <text:p>-440.526272583</text:p>
          </table:table-cell>
        </table:table-row>
        <table:table-row table:style-name="ro1">
          <table:table-cell office:value-type="string" calcext:value-type="string">
            <text:p>G180Y</text:p>
          </table:table-cell>
          <table:table-cell office:value-type="float" office:value="-440.528057861" calcext:value-type="float">
            <text:p>-440.528057861</text:p>
          </table:table-cell>
        </table:table-row>
        <table:table-row table:style-name="ro1">
          <table:table-cell office:value-type="string" calcext:value-type="string">
            <text:p>L39T</text:p>
          </table:table-cell>
          <table:table-cell office:value-type="float" office:value="-440.528656006" calcext:value-type="float">
            <text:p>-440.528656006</text:p>
          </table:table-cell>
        </table:table-row>
        <table:table-row table:style-name="ro1">
          <table:table-cell office:value-type="string" calcext:value-type="string">
            <text:p>L194I</text:p>
          </table:table-cell>
          <table:table-cell office:value-type="float" office:value="-440.536520386" calcext:value-type="float">
            <text:p>-440.536520386</text:p>
          </table:table-cell>
        </table:table-row>
        <table:table-row table:style-name="ro1">
          <table:table-cell office:value-type="string" calcext:value-type="string">
            <text:p>F304D</text:p>
          </table:table-cell>
          <table:table-cell office:value-type="float" office:value="-440.538848877" calcext:value-type="float">
            <text:p>-440.538848877</text:p>
          </table:table-cell>
        </table:table-row>
        <table:table-row table:style-name="ro1">
          <table:table-cell office:value-type="string" calcext:value-type="string">
            <text:p>A57F</text:p>
          </table:table-cell>
          <table:table-cell office:value-type="float" office:value="-440.539334106" calcext:value-type="float">
            <text:p>-440.539334106</text:p>
          </table:table-cell>
        </table:table-row>
        <table:table-row table:style-name="ro1">
          <table:table-cell office:value-type="string" calcext:value-type="string">
            <text:p>F285W</text:p>
          </table:table-cell>
          <table:table-cell office:value-type="float" office:value="-440.543771362" calcext:value-type="float">
            <text:p>-440.543771362</text:p>
          </table:table-cell>
        </table:table-row>
        <table:table-row table:style-name="ro1">
          <table:table-cell office:value-type="string" calcext:value-type="string">
            <text:p>L339N</text:p>
          </table:table-cell>
          <table:table-cell office:value-type="float" office:value="-440.545715332" calcext:value-type="float">
            <text:p>-440.545715332</text:p>
          </table:table-cell>
        </table:table-row>
        <table:table-row table:style-name="ro1">
          <table:table-cell office:value-type="string" calcext:value-type="string">
            <text:p>W382Y</text:p>
          </table:table-cell>
          <table:table-cell office:value-type="float" office:value="-440.546588135" calcext:value-type="float">
            <text:p>-440.546588135</text:p>
          </table:table-cell>
        </table:table-row>
        <table:table-row table:style-name="ro1">
          <table:table-cell office:value-type="string" calcext:value-type="string">
            <text:p>I88H</text:p>
          </table:table-cell>
          <table:table-cell office:value-type="float" office:value="-440.549575806" calcext:value-type="float">
            <text:p>-440.549575806</text:p>
          </table:table-cell>
        </table:table-row>
        <table:table-row table:style-name="ro1">
          <table:table-cell office:value-type="string" calcext:value-type="string">
            <text:p>N123K</text:p>
          </table:table-cell>
          <table:table-cell office:value-type="float" office:value="-440.55269165" calcext:value-type="float">
            <text:p>-440.55269165</text:p>
          </table:table-cell>
        </table:table-row>
        <table:table-row table:style-name="ro1">
          <table:table-cell office:value-type="string" calcext:value-type="string">
            <text:p>G423Y</text:p>
          </table:table-cell>
          <table:table-cell office:value-type="float" office:value="-440.556121826" calcext:value-type="float">
            <text:p>-440.556121826</text:p>
          </table:table-cell>
        </table:table-row>
        <table:table-row table:style-name="ro1">
          <table:table-cell office:value-type="string" calcext:value-type="string">
            <text:p>F308Q</text:p>
          </table:table-cell>
          <table:table-cell office:value-type="float" office:value="-440.55682373" calcext:value-type="float">
            <text:p>-440.55682373</text:p>
          </table:table-cell>
        </table:table-row>
        <table:table-row table:style-name="ro1">
          <table:table-cell office:value-type="string" calcext:value-type="string">
            <text:p>G193H</text:p>
          </table:table-cell>
          <table:table-cell office:value-type="float" office:value="-440.563146973" calcext:value-type="float">
            <text:p>-440.563146973</text:p>
          </table:table-cell>
        </table:table-row>
        <table:table-row table:style-name="ro1">
          <table:table-cell office:value-type="string" calcext:value-type="string">
            <text:p>R301S</text:p>
          </table:table-cell>
          <table:table-cell office:value-type="float" office:value="-440.56456604" calcext:value-type="float">
            <text:p>-440.56456604</text:p>
          </table:table-cell>
        </table:table-row>
        <table:table-row table:style-name="ro1">
          <table:table-cell office:value-type="string" calcext:value-type="string">
            <text:p>V297T</text:p>
          </table:table-cell>
          <table:table-cell office:value-type="float" office:value="-440.568850708" calcext:value-type="float">
            <text:p>-440.568850708</text:p>
          </table:table-cell>
        </table:table-row>
        <table:table-row table:style-name="ro1">
          <table:table-cell office:value-type="string" calcext:value-type="string">
            <text:p>C203W</text:p>
          </table:table-cell>
          <table:table-cell office:value-type="float" office:value="-440.571127319" calcext:value-type="float">
            <text:p>-440.571127319</text:p>
          </table:table-cell>
        </table:table-row>
        <table:table-row table:style-name="ro1">
          <table:table-cell office:value-type="string" calcext:value-type="string">
            <text:p>A342M</text:p>
          </table:table-cell>
          <table:table-cell office:value-type="float" office:value="-440.572470093" calcext:value-type="float">
            <text:p>-440.572470093</text:p>
          </table:table-cell>
        </table:table-row>
        <table:table-row table:style-name="ro1">
          <table:table-cell office:value-type="string" calcext:value-type="string">
            <text:p>P46G</text:p>
          </table:table-cell>
          <table:table-cell office:value-type="float" office:value="-440.575888062" calcext:value-type="float">
            <text:p>-440.575888062</text:p>
          </table:table-cell>
        </table:table-row>
        <table:table-row table:style-name="ro1">
          <table:table-cell office:value-type="string" calcext:value-type="string">
            <text:p>A57W</text:p>
          </table:table-cell>
          <table:table-cell office:value-type="float" office:value="-440.576242065" calcext:value-type="float">
            <text:p>-440.576242065</text:p>
          </table:table-cell>
        </table:table-row>
        <table:table-row table:style-name="ro1">
          <table:table-cell office:value-type="string" calcext:value-type="string">
            <text:p>Y86S</text:p>
          </table:table-cell>
          <table:table-cell office:value-type="float" office:value="-440.578384399" calcext:value-type="float">
            <text:p>-440.578384399</text:p>
          </table:table-cell>
        </table:table-row>
        <table:table-row table:style-name="ro1">
          <table:table-cell office:value-type="string" calcext:value-type="string">
            <text:p>V110Q</text:p>
          </table:table-cell>
          <table:table-cell office:value-type="float" office:value="-440.581155396" calcext:value-type="float">
            <text:p>-440.581155396</text:p>
          </table:table-cell>
        </table:table-row>
        <table:table-row table:style-name="ro1">
          <table:table-cell office:value-type="string" calcext:value-type="string">
            <text:p>L39G</text:p>
          </table:table-cell>
          <table:table-cell office:value-type="float" office:value="-440.584658813" calcext:value-type="float">
            <text:p>-440.584658813</text:p>
          </table:table-cell>
        </table:table-row>
        <table:table-row table:style-name="ro1">
          <table:table-cell office:value-type="string" calcext:value-type="string">
            <text:p>K36M</text:p>
          </table:table-cell>
          <table:table-cell office:value-type="float" office:value="-440.585217285" calcext:value-type="float">
            <text:p>-440.585217285</text:p>
          </table:table-cell>
        </table:table-row>
        <table:table-row table:style-name="ro1">
          <table:table-cell office:value-type="string" calcext:value-type="string">
            <text:p>I213P</text:p>
          </table:table-cell>
          <table:table-cell office:value-type="float" office:value="-440.58588562" calcext:value-type="float">
            <text:p>-440.58588562</text:p>
          </table:table-cell>
        </table:table-row>
        <table:table-row table:style-name="ro1">
          <table:table-cell office:value-type="string" calcext:value-type="string">
            <text:p>P46C</text:p>
          </table:table-cell>
          <table:table-cell office:value-type="float" office:value="-440.589758301" calcext:value-type="float">
            <text:p>-440.589758301</text:p>
          </table:table-cell>
        </table:table-row>
        <table:table-row table:style-name="ro1">
          <table:table-cell office:value-type="string" calcext:value-type="string">
            <text:p>Q136S</text:p>
          </table:table-cell>
          <table:table-cell office:value-type="float" office:value="-440.592483521" calcext:value-type="float">
            <text:p>-440.592483521</text:p>
          </table:table-cell>
        </table:table-row>
        <table:table-row table:style-name="ro1">
          <table:table-cell office:value-type="string" calcext:value-type="string">
            <text:p>A275Q</text:p>
          </table:table-cell>
          <table:table-cell office:value-type="float" office:value="-440.594396973" calcext:value-type="float">
            <text:p>-440.594396973</text:p>
          </table:table-cell>
        </table:table-row>
        <table:table-row table:style-name="ro1">
          <table:table-cell office:value-type="string" calcext:value-type="string">
            <text:p>W207I</text:p>
          </table:table-cell>
          <table:table-cell office:value-type="float" office:value="-440.594512939" calcext:value-type="float">
            <text:p>-440.594512939</text:p>
          </table:table-cell>
        </table:table-row>
        <table:table-row table:style-name="ro1">
          <table:table-cell office:value-type="string" calcext:value-type="string">
            <text:p>T256W</text:p>
          </table:table-cell>
          <table:table-cell office:value-type="float" office:value="-440.602957153" calcext:value-type="float">
            <text:p>-440.602957153</text:p>
          </table:table-cell>
        </table:table-row>
        <table:table-row table:style-name="ro1">
          <table:table-cell office:value-type="string" calcext:value-type="string">
            <text:p>L208F</text:p>
          </table:table-cell>
          <table:table-cell office:value-type="float" office:value="-440.603137207" calcext:value-type="float">
            <text:p>-440.603137207</text:p>
          </table:table-cell>
        </table:table-row>
        <table:table-row table:style-name="ro1">
          <table:table-cell office:value-type="string" calcext:value-type="string">
            <text:p>P330K</text:p>
          </table:table-cell>
          <table:table-cell office:value-type="float" office:value="-440.607543945" calcext:value-type="float">
            <text:p>-440.607543945</text:p>
          </table:table-cell>
        </table:table-row>
        <table:table-row table:style-name="ro1">
          <table:table-cell office:value-type="string" calcext:value-type="string">
            <text:p>F422I</text:p>
          </table:table-cell>
          <table:table-cell office:value-type="float" office:value="-440.611239624" calcext:value-type="float">
            <text:p>-440.611239624</text:p>
          </table:table-cell>
        </table:table-row>
        <table:table-row table:style-name="ro1">
          <table:table-cell office:value-type="string" calcext:value-type="string">
            <text:p>A318I</text:p>
          </table:table-cell>
          <table:table-cell office:value-type="float" office:value="-440.612869263" calcext:value-type="float">
            <text:p>-440.612869263</text:p>
          </table:table-cell>
        </table:table-row>
        <table:table-row table:style-name="ro1">
          <table:table-cell office:value-type="string" calcext:value-type="string">
            <text:p>A248I</text:p>
          </table:table-cell>
          <table:table-cell office:value-type="float" office:value="-440.616217041" calcext:value-type="float">
            <text:p>-440.616217041</text:p>
          </table:table-cell>
        </table:table-row>
        <table:table-row table:style-name="ro1">
          <table:table-cell office:value-type="string" calcext:value-type="string">
            <text:p>L271P</text:p>
          </table:table-cell>
          <table:table-cell office:value-type="float" office:value="-440.619927979" calcext:value-type="float">
            <text:p>-440.619927979</text:p>
          </table:table-cell>
        </table:table-row>
        <table:table-row table:style-name="ro1">
          <table:table-cell office:value-type="string" calcext:value-type="string">
            <text:p>R240D</text:p>
          </table:table-cell>
          <table:table-cell office:value-type="float" office:value="-440.620822144" calcext:value-type="float">
            <text:p>-440.620822144</text:p>
          </table:table-cell>
        </table:table-row>
        <table:table-row table:style-name="ro1">
          <table:table-cell office:value-type="string" calcext:value-type="string">
            <text:p>G289F</text:p>
          </table:table-cell>
          <table:table-cell office:value-type="float" office:value="-440.623474121" calcext:value-type="float">
            <text:p>-440.623474121</text:p>
          </table:table-cell>
        </table:table-row>
        <table:table-row table:style-name="ro1">
          <table:table-cell office:value-type="string" calcext:value-type="string">
            <text:p>K443H</text:p>
          </table:table-cell>
          <table:table-cell office:value-type="float" office:value="-440.624002075" calcext:value-type="float">
            <text:p>-440.624002075</text:p>
          </table:table-cell>
        </table:table-row>
        <table:table-row table:style-name="ro1">
          <table:table-cell office:value-type="string" calcext:value-type="string">
            <text:p>G133S</text:p>
          </table:table-cell>
          <table:table-cell office:value-type="float" office:value="-440.631170654" calcext:value-type="float">
            <text:p>-440.631170654</text:p>
          </table:table-cell>
        </table:table-row>
        <table:table-row table:style-name="ro1">
          <table:table-cell office:value-type="string" calcext:value-type="string">
            <text:p>A438R</text:p>
          </table:table-cell>
          <table:table-cell office:value-type="float" office:value="-440.632516479" calcext:value-type="float">
            <text:p>-440.632516479</text:p>
          </table:table-cell>
        </table:table-row>
        <table:table-row table:style-name="ro1">
          <table:table-cell office:value-type="string" calcext:value-type="string">
            <text:p>M238A</text:p>
          </table:table-cell>
          <table:table-cell office:value-type="float" office:value="-440.635064697" calcext:value-type="float">
            <text:p>-440.635064697</text:p>
          </table:table-cell>
        </table:table-row>
        <table:table-row table:style-name="ro1">
          <table:table-cell office:value-type="string" calcext:value-type="string">
            <text:p>D76N</text:p>
          </table:table-cell>
          <table:table-cell office:value-type="float" office:value="-440.635803223" calcext:value-type="float">
            <text:p>-440.635803223</text:p>
          </table:table-cell>
        </table:table-row>
        <table:table-row table:style-name="ro1">
          <table:table-cell office:value-type="string" calcext:value-type="string">
            <text:p>W382I</text:p>
          </table:table-cell>
          <table:table-cell office:value-type="float" office:value="-440.638604736" calcext:value-type="float">
            <text:p>-440.638604736</text:p>
          </table:table-cell>
        </table:table-row>
        <table:table-row table:style-name="ro1">
          <table:table-cell office:value-type="string" calcext:value-type="string">
            <text:p>D426I</text:p>
          </table:table-cell>
          <table:table-cell office:value-type="float" office:value="-440.641534424" calcext:value-type="float">
            <text:p>-440.641534424</text:p>
          </table:table-cell>
        </table:table-row>
        <table:table-row table:style-name="ro1">
          <table:table-cell office:value-type="string" calcext:value-type="string">
            <text:p>D82G</text:p>
          </table:table-cell>
          <table:table-cell office:value-type="float" office:value="-440.642590332" calcext:value-type="float">
            <text:p>-440.642590332</text:p>
          </table:table-cell>
        </table:table-row>
        <table:table-row table:style-name="ro1">
          <table:table-cell office:value-type="string" calcext:value-type="string">
            <text:p>E236G</text:p>
          </table:table-cell>
          <table:table-cell office:value-type="float" office:value="-440.643685913" calcext:value-type="float">
            <text:p>-440.643685913</text:p>
          </table:table-cell>
        </table:table-row>
        <table:table-row table:style-name="ro1">
          <table:table-cell office:value-type="string" calcext:value-type="string">
            <text:p>A56H</text:p>
          </table:table-cell>
          <table:table-cell office:value-type="float" office:value="-440.644760132" calcext:value-type="float">
            <text:p>-440.644760132</text:p>
          </table:table-cell>
        </table:table-row>
        <table:table-row table:style-name="ro1">
          <table:table-cell office:value-type="string" calcext:value-type="string">
            <text:p>N254D</text:p>
          </table:table-cell>
          <table:table-cell office:value-type="float" office:value="-440.645498657" calcext:value-type="float">
            <text:p>-440.645498657</text:p>
          </table:table-cell>
        </table:table-row>
        <table:table-row table:style-name="ro1">
          <table:table-cell office:value-type="string" calcext:value-type="string">
            <text:p>M334H</text:p>
          </table:table-cell>
          <table:table-cell office:value-type="float" office:value="-440.647299194" calcext:value-type="float">
            <text:p>-440.647299194</text:p>
          </table:table-cell>
        </table:table-row>
        <table:table-row table:style-name="ro1">
          <table:table-cell office:value-type="string" calcext:value-type="string">
            <text:p>F308V</text:p>
          </table:table-cell>
          <table:table-cell office:value-type="float" office:value="-440.649038696" calcext:value-type="float">
            <text:p>-440.649038696</text:p>
          </table:table-cell>
        </table:table-row>
        <table:table-row table:style-name="ro1">
          <table:table-cell office:value-type="string" calcext:value-type="string">
            <text:p>V151E</text:p>
          </table:table-cell>
          <table:table-cell office:value-type="float" office:value="-440.650286865" calcext:value-type="float">
            <text:p>-440.650286865</text:p>
          </table:table-cell>
        </table:table-row>
        <table:table-row table:style-name="ro1">
          <table:table-cell office:value-type="string" calcext:value-type="string">
            <text:p>A220Y</text:p>
          </table:table-cell>
          <table:table-cell office:value-type="float" office:value="-440.657199097" calcext:value-type="float">
            <text:p>-440.657199097</text:p>
          </table:table-cell>
        </table:table-row>
        <table:table-row table:style-name="ro1">
          <table:table-cell office:value-type="string" calcext:value-type="string">
            <text:p>P294A</text:p>
          </table:table-cell>
          <table:table-cell office:value-type="float" office:value="-440.657608032" calcext:value-type="float">
            <text:p>-440.657608032</text:p>
          </table:table-cell>
        </table:table-row>
        <table:table-row table:style-name="ro1">
          <table:table-cell office:value-type="string" calcext:value-type="string">
            <text:p>G193Q</text:p>
          </table:table-cell>
          <table:table-cell office:value-type="float" office:value="-440.662512207" calcext:value-type="float">
            <text:p>-440.662512207</text:p>
          </table:table-cell>
        </table:table-row>
        <table:table-row table:style-name="ro1">
          <table:table-cell office:value-type="string" calcext:value-type="string">
            <text:p>M345C</text:p>
          </table:table-cell>
          <table:table-cell office:value-type="float" office:value="-440.664767456" calcext:value-type="float">
            <text:p>-440.664767456</text:p>
          </table:table-cell>
        </table:table-row>
        <table:table-row table:style-name="ro1">
          <table:table-cell office:value-type="string" calcext:value-type="string">
            <text:p>G180P</text:p>
          </table:table-cell>
          <table:table-cell office:value-type="float" office:value="-440.670300293" calcext:value-type="float">
            <text:p>-440.670300293</text:p>
          </table:table-cell>
        </table:table-row>
        <table:table-row table:style-name="ro1">
          <table:table-cell office:value-type="string" calcext:value-type="string">
            <text:p>K335L</text:p>
          </table:table-cell>
          <table:table-cell office:value-type="float" office:value="-440.670770264" calcext:value-type="float">
            <text:p>-440.670770264</text:p>
          </table:table-cell>
        </table:table-row>
        <table:table-row table:style-name="ro1">
          <table:table-cell office:value-type="string" calcext:value-type="string">
            <text:p>L53H</text:p>
          </table:table-cell>
          <table:table-cell office:value-type="float" office:value="-440.672250366" calcext:value-type="float">
            <text:p>-440.672250366</text:p>
          </table:table-cell>
        </table:table-row>
        <table:table-row table:style-name="ro1">
          <table:table-cell office:value-type="string" calcext:value-type="string">
            <text:p>G341R</text:p>
          </table:table-cell>
          <table:table-cell office:value-type="float" office:value="-440.673730469" calcext:value-type="float">
            <text:p>-440.673730469</text:p>
          </table:table-cell>
        </table:table-row>
        <table:table-row table:style-name="ro1">
          <table:table-cell office:value-type="string" calcext:value-type="string">
            <text:p>W207E</text:p>
          </table:table-cell>
          <table:table-cell office:value-type="float" office:value="-440.674456787" calcext:value-type="float">
            <text:p>-440.674456787</text:p>
          </table:table-cell>
        </table:table-row>
        <table:table-row table:style-name="ro1">
          <table:table-cell office:value-type="string" calcext:value-type="string">
            <text:p>E90C</text:p>
          </table:table-cell>
          <table:table-cell office:value-type="float" office:value="-440.679675293" calcext:value-type="float">
            <text:p>-440.679675293</text:p>
          </table:table-cell>
        </table:table-row>
        <table:table-row table:style-name="ro1">
          <table:table-cell office:value-type="string" calcext:value-type="string">
            <text:p>D89F</text:p>
          </table:table-cell>
          <table:table-cell office:value-type="float" office:value="-440.681802368" calcext:value-type="float">
            <text:p>-440.681802368</text:p>
          </table:table-cell>
        </table:table-row>
        <table:table-row table:style-name="ro1">
          <table:table-cell office:value-type="string" calcext:value-type="string">
            <text:p>S343I</text:p>
          </table:table-cell>
          <table:table-cell office:value-type="float" office:value="-440.684960938" calcext:value-type="float">
            <text:p>-440.684960938</text:p>
          </table:table-cell>
        </table:table-row>
        <table:table-row table:style-name="ro1">
          <table:table-cell office:value-type="string" calcext:value-type="string">
            <text:p>R301V</text:p>
          </table:table-cell>
          <table:table-cell office:value-type="float" office:value="-440.686499023" calcext:value-type="float">
            <text:p>-440.686499023</text:p>
          </table:table-cell>
        </table:table-row>
        <table:table-row table:style-name="ro1">
          <table:table-cell office:value-type="string" calcext:value-type="string">
            <text:p>L39E</text:p>
          </table:table-cell>
          <table:table-cell office:value-type="float" office:value="-440.690280151" calcext:value-type="float">
            <text:p>-440.690280151</text:p>
          </table:table-cell>
        </table:table-row>
        <table:table-row table:style-name="ro1">
          <table:table-cell office:value-type="string" calcext:value-type="string">
            <text:p>H37R</text:p>
          </table:table-cell>
          <table:table-cell office:value-type="float" office:value="-440.695974731" calcext:value-type="float">
            <text:p>-440.695974731</text:p>
          </table:table-cell>
        </table:table-row>
        <table:table-row table:style-name="ro1">
          <table:table-cell office:value-type="string" calcext:value-type="string">
            <text:p>Q219R</text:p>
          </table:table-cell>
          <table:table-cell office:value-type="float" office:value="-440.698727417" calcext:value-type="float">
            <text:p>-440.698727417</text:p>
          </table:table-cell>
        </table:table-row>
        <table:table-row table:style-name="ro1">
          <table:table-cell office:value-type="string" calcext:value-type="string">
            <text:p>H316V</text:p>
          </table:table-cell>
          <table:table-cell office:value-type="float" office:value="-440.69906311" calcext:value-type="float">
            <text:p>-440.69906311</text:p>
          </table:table-cell>
        </table:table-row>
        <table:table-row table:style-name="ro1">
          <table:table-cell office:value-type="string" calcext:value-type="string">
            <text:p>T292Y</text:p>
          </table:table-cell>
          <table:table-cell office:value-type="float" office:value="-440.699664307" calcext:value-type="float">
            <text:p>-440.699664307</text:p>
          </table:table-cell>
        </table:table-row>
        <table:table-row table:style-name="ro1">
          <table:table-cell office:value-type="string" calcext:value-type="string">
            <text:p>A430I</text:p>
          </table:table-cell>
          <table:table-cell office:value-type="float" office:value="-440.703079224" calcext:value-type="float">
            <text:p>-440.703079224</text:p>
          </table:table-cell>
        </table:table-row>
        <table:table-row table:style-name="ro1">
          <table:table-cell office:value-type="string" calcext:value-type="string">
            <text:p>T245N</text:p>
          </table:table-cell>
          <table:table-cell office:value-type="float" office:value="-440.70401001" calcext:value-type="float">
            <text:p>-440.70401001</text:p>
          </table:table-cell>
        </table:table-row>
        <table:table-row table:style-name="ro1">
          <table:table-cell office:value-type="string" calcext:value-type="string">
            <text:p>N397Y</text:p>
          </table:table-cell>
          <table:table-cell office:value-type="float" office:value="-440.704348755" calcext:value-type="float">
            <text:p>-440.704348755</text:p>
          </table:table-cell>
        </table:table-row>
        <table:table-row table:style-name="ro1">
          <table:table-cell office:value-type="string" calcext:value-type="string">
            <text:p>M334G</text:p>
          </table:table-cell>
          <table:table-cell office:value-type="float" office:value="-440.704620361" calcext:value-type="float">
            <text:p>-440.704620361</text:p>
          </table:table-cell>
        </table:table-row>
        <table:table-row table:style-name="ro1">
          <table:table-cell office:value-type="string" calcext:value-type="string">
            <text:p>S343W</text:p>
          </table:table-cell>
          <table:table-cell office:value-type="float" office:value="-440.706991577" calcext:value-type="float">
            <text:p>-440.706991577</text:p>
          </table:table-cell>
        </table:table-row>
        <table:table-row table:style-name="ro1">
          <table:table-cell office:value-type="string" calcext:value-type="string">
            <text:p>M227K</text:p>
          </table:table-cell>
          <table:table-cell office:value-type="float" office:value="-440.707128906" calcext:value-type="float">
            <text:p>-440.707128906</text:p>
          </table:table-cell>
        </table:table-row>
        <table:table-row table:style-name="ro1">
          <table:table-cell office:value-type="string" calcext:value-type="string">
            <text:p>W382K</text:p>
          </table:table-cell>
          <table:table-cell office:value-type="float" office:value="-440.708895874" calcext:value-type="float">
            <text:p>-440.708895874</text:p>
          </table:table-cell>
        </table:table-row>
        <table:table-row table:style-name="ro1">
          <table:table-cell office:value-type="string" calcext:value-type="string">
            <text:p>H265F</text:p>
          </table:table-cell>
          <table:table-cell office:value-type="float" office:value="-440.710864258" calcext:value-type="float">
            <text:p>-440.710864258</text:p>
          </table:table-cell>
        </table:table-row>
        <table:table-row table:style-name="ro1">
          <table:table-cell office:value-type="string" calcext:value-type="string">
            <text:p>T299R</text:p>
          </table:table-cell>
          <table:table-cell office:value-type="float" office:value="-440.710955811" calcext:value-type="float">
            <text:p>-440.710955811</text:p>
          </table:table-cell>
        </table:table-row>
        <table:table-row table:style-name="ro1">
          <table:table-cell office:value-type="string" calcext:value-type="string">
            <text:p>A56F</text:p>
          </table:table-cell>
          <table:table-cell office:value-type="float" office:value="-440.712130737" calcext:value-type="float">
            <text:p>-440.712130737</text:p>
          </table:table-cell>
        </table:table-row>
        <table:table-row table:style-name="ro1">
          <table:table-cell office:value-type="string" calcext:value-type="string">
            <text:p>G174C</text:p>
          </table:table-cell>
          <table:table-cell office:value-type="float" office:value="-440.712759399" calcext:value-type="float">
            <text:p>-440.712759399</text:p>
          </table:table-cell>
        </table:table-row>
        <table:table-row table:style-name="ro1">
          <table:table-cell office:value-type="string" calcext:value-type="string">
            <text:p>R195Y</text:p>
          </table:table-cell>
          <table:table-cell office:value-type="float" office:value="-440.715518188" calcext:value-type="float">
            <text:p>-440.715518188</text:p>
          </table:table-cell>
        </table:table-row>
        <table:table-row table:style-name="ro1">
          <table:table-cell office:value-type="string" calcext:value-type="string">
            <text:p>T389Q</text:p>
          </table:table-cell>
          <table:table-cell office:value-type="float" office:value="-440.716497803" calcext:value-type="float">
            <text:p>-440.716497803</text:p>
          </table:table-cell>
        </table:table-row>
        <table:table-row table:style-name="ro1">
          <table:table-cell office:value-type="string" calcext:value-type="string">
            <text:p>G193S</text:p>
          </table:table-cell>
          <table:table-cell office:value-type="float" office:value="-440.717929077" calcext:value-type="float">
            <text:p>-440.717929077</text:p>
          </table:table-cell>
        </table:table-row>
        <table:table-row table:style-name="ro1">
          <table:table-cell office:value-type="string" calcext:value-type="string">
            <text:p>T292K</text:p>
          </table:table-cell>
          <table:table-cell office:value-type="float" office:value="-440.720080566" calcext:value-type="float">
            <text:p>-440.720080566</text:p>
          </table:table-cell>
        </table:table-row>
        <table:table-row table:style-name="ro1">
          <table:table-cell office:value-type="string" calcext:value-type="string">
            <text:p>G181N</text:p>
          </table:table-cell>
          <table:table-cell office:value-type="float" office:value="-440.721951294" calcext:value-type="float">
            <text:p>-440.721951294</text:p>
          </table:table-cell>
        </table:table-row>
        <table:table-row table:style-name="ro1">
          <table:table-cell office:value-type="string" calcext:value-type="string">
            <text:p>D76Y</text:p>
          </table:table-cell>
          <table:table-cell office:value-type="float" office:value="-440.726400757" calcext:value-type="float">
            <text:p>-440.726400757</text:p>
          </table:table-cell>
        </table:table-row>
        <table:table-row table:style-name="ro1">
          <table:table-cell office:value-type="string" calcext:value-type="string">
            <text:p>F285R</text:p>
          </table:table-cell>
          <table:table-cell office:value-type="float" office:value="-440.728179932" calcext:value-type="float">
            <text:p>-440.728179932</text:p>
          </table:table-cell>
        </table:table-row>
        <table:table-row table:style-name="ro1">
          <table:table-cell office:value-type="string" calcext:value-type="string">
            <text:p>M227N</text:p>
          </table:table-cell>
          <table:table-cell office:value-type="float" office:value="-440.729690552" calcext:value-type="float">
            <text:p>-440.729690552</text:p>
          </table:table-cell>
        </table:table-row>
        <table:table-row table:style-name="ro1">
          <table:table-cell office:value-type="string" calcext:value-type="string">
            <text:p>A241R</text:p>
          </table:table-cell>
          <table:table-cell office:value-type="float" office:value="-440.731121826" calcext:value-type="float">
            <text:p>-440.731121826</text:p>
          </table:table-cell>
        </table:table-row>
        <table:table-row table:style-name="ro1">
          <table:table-cell office:value-type="string" calcext:value-type="string">
            <text:p>V71S</text:p>
          </table:table-cell>
          <table:table-cell office:value-type="float" office:value="-440.734399414" calcext:value-type="float">
            <text:p>-440.734399414</text:p>
          </table:table-cell>
        </table:table-row>
        <table:table-row table:style-name="ro1">
          <table:table-cell office:value-type="string" calcext:value-type="string">
            <text:p>H424L</text:p>
          </table:table-cell>
          <table:table-cell office:value-type="float" office:value="-440.736367798" calcext:value-type="float">
            <text:p>-440.736367798</text:p>
          </table:table-cell>
        </table:table-row>
        <table:table-row table:style-name="ro1">
          <table:table-cell office:value-type="string" calcext:value-type="string">
            <text:p>F159S</text:p>
          </table:table-cell>
          <table:table-cell office:value-type="float" office:value="-440.737057495" calcext:value-type="float">
            <text:p>-440.737057495</text:p>
          </table:table-cell>
        </table:table-row>
        <table:table-row table:style-name="ro1">
          <table:table-cell office:value-type="string" calcext:value-type="string">
            <text:p>P226G</text:p>
          </table:table-cell>
          <table:table-cell office:value-type="float" office:value="-440.741534424" calcext:value-type="float">
            <text:p>-440.741534424</text:p>
          </table:table-cell>
        </table:table-row>
        <table:table-row table:style-name="ro1">
          <table:table-cell office:value-type="string" calcext:value-type="string">
            <text:p>A241Q</text:p>
          </table:table-cell>
          <table:table-cell office:value-type="float" office:value="-440.74263916" calcext:value-type="float">
            <text:p>-440.74263916</text:p>
          </table:table-cell>
        </table:table-row>
        <table:table-row table:style-name="ro1">
          <table:table-cell office:value-type="string" calcext:value-type="string">
            <text:p>V291S</text:p>
          </table:table-cell>
          <table:table-cell office:value-type="float" office:value="-440.742904663" calcext:value-type="float">
            <text:p>-440.742904663</text:p>
          </table:table-cell>
        </table:table-row>
        <table:table-row table:style-name="ro1">
          <table:table-cell office:value-type="string" calcext:value-type="string">
            <text:p>Q380I</text:p>
          </table:table-cell>
          <table:table-cell office:value-type="float" office:value="-440.74357605" calcext:value-type="float">
            <text:p>-440.74357605</text:p>
          </table:table-cell>
        </table:table-row>
        <table:table-row table:style-name="ro1">
          <table:table-cell office:value-type="string" calcext:value-type="string">
            <text:p>L271D</text:p>
          </table:table-cell>
          <table:table-cell office:value-type="float" office:value="-440.743920898" calcext:value-type="float">
            <text:p>-440.743920898</text:p>
          </table:table-cell>
        </table:table-row>
        <table:table-row table:style-name="ro1">
          <table:table-cell office:value-type="string" calcext:value-type="string">
            <text:p>P109A</text:p>
          </table:table-cell>
          <table:table-cell office:value-type="float" office:value="-440.747595215" calcext:value-type="float">
            <text:p>-440.747595215</text:p>
          </table:table-cell>
        </table:table-row>
        <table:table-row table:style-name="ro1">
          <table:table-cell office:value-type="string" calcext:value-type="string">
            <text:p>V270S</text:p>
          </table:table-cell>
          <table:table-cell office:value-type="float" office:value="-440.747689819" calcext:value-type="float">
            <text:p>-440.747689819</text:p>
          </table:table-cell>
        </table:table-row>
        <table:table-row table:style-name="ro1">
          <table:table-cell office:value-type="string" calcext:value-type="string">
            <text:p>M263Q</text:p>
          </table:table-cell>
          <table:table-cell office:value-type="float" office:value="-440.748153687" calcext:value-type="float">
            <text:p>-440.748153687</text:p>
          </table:table-cell>
        </table:table-row>
        <table:table-row table:style-name="ro1">
          <table:table-cell office:value-type="string" calcext:value-type="string">
            <text:p>A295F</text:p>
          </table:table-cell>
          <table:table-cell office:value-type="float" office:value="-440.748733521" calcext:value-type="float">
            <text:p>-440.748733521</text:p>
          </table:table-cell>
        </table:table-row>
        <table:table-row table:style-name="ro1">
          <table:table-cell office:value-type="string" calcext:value-type="string">
            <text:p>N168F</text:p>
          </table:table-cell>
          <table:table-cell office:value-type="float" office:value="-440.750003052" calcext:value-type="float">
            <text:p>-440.750003052</text:p>
          </table:table-cell>
        </table:table-row>
        <table:table-row table:style-name="ro1">
          <table:table-cell office:value-type="string" calcext:value-type="string">
            <text:p>L39S</text:p>
          </table:table-cell>
          <table:table-cell office:value-type="float" office:value="-440.755654907" calcext:value-type="float">
            <text:p>-440.755654907</text:p>
          </table:table-cell>
        </table:table-row>
        <table:table-row table:style-name="ro1">
          <table:table-cell office:value-type="string" calcext:value-type="string">
            <text:p>L399N</text:p>
          </table:table-cell>
          <table:table-cell office:value-type="float" office:value="-440.756100464" calcext:value-type="float">
            <text:p>-440.756100464</text:p>
          </table:table-cell>
        </table:table-row>
        <table:table-row table:style-name="ro1">
          <table:table-cell office:value-type="string" calcext:value-type="string">
            <text:p>M146R</text:p>
          </table:table-cell>
          <table:table-cell office:value-type="float" office:value="-440.758868408" calcext:value-type="float">
            <text:p>-440.758868408</text:p>
          </table:table-cell>
        </table:table-row>
        <table:table-row table:style-name="ro1">
          <table:table-cell office:value-type="string" calcext:value-type="string">
            <text:p>W207G</text:p>
          </table:table-cell>
          <table:table-cell office:value-type="float" office:value="-440.761444092" calcext:value-type="float">
            <text:p>-440.761444092</text:p>
          </table:table-cell>
        </table:table-row>
        <table:table-row table:style-name="ro1">
          <table:table-cell office:value-type="string" calcext:value-type="string">
            <text:p>I391N</text:p>
          </table:table-cell>
          <table:table-cell office:value-type="float" office:value="-440.76315918" calcext:value-type="float">
            <text:p>-440.76315918</text:p>
          </table:table-cell>
        </table:table-row>
        <table:table-row table:style-name="ro1">
          <table:table-cell office:value-type="string" calcext:value-type="string">
            <text:p>C225H</text:p>
          </table:table-cell>
          <table:table-cell office:value-type="float" office:value="-440.76758728" calcext:value-type="float">
            <text:p>-440.76758728</text:p>
          </table:table-cell>
        </table:table-row>
        <table:table-row table:style-name="ro1">
          <table:table-cell office:value-type="string" calcext:value-type="string">
            <text:p>G409P</text:p>
          </table:table-cell>
          <table:table-cell office:value-type="float" office:value="-440.767712402" calcext:value-type="float">
            <text:p>-440.767712402</text:p>
          </table:table-cell>
        </table:table-row>
        <table:table-row table:style-name="ro1">
          <table:table-cell office:value-type="string" calcext:value-type="string">
            <text:p>F206A</text:p>
          </table:table-cell>
          <table:table-cell office:value-type="float" office:value="-440.775024414" calcext:value-type="float">
            <text:p>-440.775024414</text:p>
          </table:table-cell>
        </table:table-row>
        <table:table-row table:style-name="ro1">
          <table:table-cell office:value-type="string" calcext:value-type="string">
            <text:p>M263H</text:p>
          </table:table-cell>
          <table:table-cell office:value-type="float" office:value="-440.778421021" calcext:value-type="float">
            <text:p>-440.778421021</text:p>
          </table:table-cell>
        </table:table-row>
        <table:table-row table:style-name="ro1">
          <table:table-cell office:value-type="string" calcext:value-type="string">
            <text:p>P402F</text:p>
          </table:table-cell>
          <table:table-cell office:value-type="float" office:value="-440.779315186" calcext:value-type="float">
            <text:p>-440.779315186</text:p>
          </table:table-cell>
        </table:table-row>
        <table:table-row table:style-name="ro1">
          <table:table-cell office:value-type="string" calcext:value-type="string">
            <text:p>A253E</text:p>
          </table:table-cell>
          <table:table-cell office:value-type="float" office:value="-440.779962158" calcext:value-type="float">
            <text:p>-440.779962158</text:p>
          </table:table-cell>
        </table:table-row>
        <table:table-row table:style-name="ro1">
          <table:table-cell office:value-type="string" calcext:value-type="string">
            <text:p>A60V</text:p>
          </table:table-cell>
          <table:table-cell office:value-type="float" office:value="-440.781976318" calcext:value-type="float">
            <text:p>-440.781976318</text:p>
          </table:table-cell>
        </table:table-row>
        <table:table-row table:style-name="ro1">
          <table:table-cell office:value-type="string" calcext:value-type="string">
            <text:p>M263N</text:p>
          </table:table-cell>
          <table:table-cell office:value-type="float" office:value="-440.783706665" calcext:value-type="float">
            <text:p>-440.783706665</text:p>
          </table:table-cell>
        </table:table-row>
        <table:table-row table:style-name="ro1">
          <table:table-cell office:value-type="string" calcext:value-type="string">
            <text:p>A365H</text:p>
          </table:table-cell>
          <table:table-cell office:value-type="float" office:value="-440.786032104" calcext:value-type="float">
            <text:p>-440.786032104</text:p>
          </table:table-cell>
        </table:table-row>
        <table:table-row table:style-name="ro1">
          <table:table-cell office:value-type="string" calcext:value-type="string">
            <text:p>E228W</text:p>
          </table:table-cell>
          <table:table-cell office:value-type="float" office:value="-440.788446045" calcext:value-type="float">
            <text:p>-440.788446045</text:p>
          </table:table-cell>
        </table:table-row>
        <table:table-row table:style-name="ro1">
          <table:table-cell office:value-type="string" calcext:value-type="string">
            <text:p>T245P</text:p>
          </table:table-cell>
          <table:table-cell office:value-type="float" office:value="-440.789736938" calcext:value-type="float">
            <text:p>-440.789736938</text:p>
          </table:table-cell>
        </table:table-row>
        <table:table-row table:style-name="ro1">
          <table:table-cell office:value-type="string" calcext:value-type="string">
            <text:p>V156Y</text:p>
          </table:table-cell>
          <table:table-cell office:value-type="float" office:value="-440.790979004" calcext:value-type="float">
            <text:p>-440.790979004</text:p>
          </table:table-cell>
        </table:table-row>
        <table:table-row table:style-name="ro1">
          <table:table-cell office:value-type="string" calcext:value-type="string">
            <text:p>G210A</text:p>
          </table:table-cell>
          <table:table-cell office:value-type="float" office:value="-440.791647339" calcext:value-type="float">
            <text:p>-440.791647339</text:p>
          </table:table-cell>
        </table:table-row>
        <table:table-row table:style-name="ro1">
          <table:table-cell office:value-type="string" calcext:value-type="string">
            <text:p>H37M</text:p>
          </table:table-cell>
          <table:table-cell office:value-type="float" office:value="-440.796569824" calcext:value-type="float">
            <text:p>-440.796569824</text:p>
          </table:table-cell>
        </table:table-row>
        <table:table-row table:style-name="ro1">
          <table:table-cell office:value-type="string" calcext:value-type="string">
            <text:p>F422W</text:p>
          </table:table-cell>
          <table:table-cell office:value-type="float" office:value="-440.798535156" calcext:value-type="float">
            <text:p>-440.798535156</text:p>
          </table:table-cell>
        </table:table-row>
        <table:table-row table:style-name="ro1">
          <table:table-cell office:value-type="string" calcext:value-type="string">
            <text:p>S125D</text:p>
          </table:table-cell>
          <table:table-cell office:value-type="float" office:value="-440.802597046" calcext:value-type="float">
            <text:p>-440.802597046</text:p>
          </table:table-cell>
        </table:table-row>
        <table:table-row table:style-name="ro1">
          <table:table-cell office:value-type="string" calcext:value-type="string">
            <text:p>T416E</text:p>
          </table:table-cell>
          <table:table-cell office:value-type="float" office:value="-440.803067017" calcext:value-type="float">
            <text:p>-440.803067017</text:p>
          </table:table-cell>
        </table:table-row>
        <table:table-row table:style-name="ro1">
          <table:table-cell office:value-type="string" calcext:value-type="string">
            <text:p>M227D</text:p>
          </table:table-cell>
          <table:table-cell office:value-type="float" office:value="-440.804275513" calcext:value-type="float">
            <text:p>-440.804275513</text:p>
          </table:table-cell>
        </table:table-row>
        <table:table-row table:style-name="ro1">
          <table:table-cell office:value-type="string" calcext:value-type="string">
            <text:p>P218D</text:p>
          </table:table-cell>
          <table:table-cell office:value-type="float" office:value="-440.810293579" calcext:value-type="float">
            <text:p>-440.810293579</text:p>
          </table:table-cell>
        </table:table-row>
        <table:table-row table:style-name="ro1">
          <table:table-cell office:value-type="string" calcext:value-type="string">
            <text:p>A184D</text:p>
          </table:table-cell>
          <table:table-cell office:value-type="float" office:value="-440.812167358" calcext:value-type="float">
            <text:p>-440.812167358</text:p>
          </table:table-cell>
        </table:table-row>
        <table:table-row table:style-name="ro1">
          <table:table-cell office:value-type="string" calcext:value-type="string">
            <text:p>H37G</text:p>
          </table:table-cell>
          <table:table-cell office:value-type="float" office:value="-440.816275024" calcext:value-type="float">
            <text:p>-440.816275024</text:p>
          </table:table-cell>
        </table:table-row>
        <table:table-row table:style-name="ro1">
          <table:table-cell office:value-type="string" calcext:value-type="string">
            <text:p>P152K</text:p>
          </table:table-cell>
          <table:table-cell office:value-type="float" office:value="-440.816293335" calcext:value-type="float">
            <text:p>-440.816293335</text:p>
          </table:table-cell>
        </table:table-row>
        <table:table-row table:style-name="ro1">
          <table:table-cell office:value-type="string" calcext:value-type="string">
            <text:p>H265W</text:p>
          </table:table-cell>
          <table:table-cell office:value-type="float" office:value="-440.816793823" calcext:value-type="float">
            <text:p>-440.816793823</text:p>
          </table:table-cell>
        </table:table-row>
        <table:table-row table:style-name="ro1">
          <table:table-cell office:value-type="string" calcext:value-type="string">
            <text:p>F77T</text:p>
          </table:table-cell>
          <table:table-cell office:value-type="float" office:value="-440.819418335" calcext:value-type="float">
            <text:p>-440.819418335</text:p>
          </table:table-cell>
        </table:table-row>
        <table:table-row table:style-name="ro1">
          <table:table-cell office:value-type="string" calcext:value-type="string">
            <text:p>N123D</text:p>
          </table:table-cell>
          <table:table-cell office:value-type="float" office:value="-440.819494629" calcext:value-type="float">
            <text:p>-440.819494629</text:p>
          </table:table-cell>
        </table:table-row>
        <table:table-row table:style-name="ro1">
          <table:table-cell office:value-type="string" calcext:value-type="string">
            <text:p>V106C</text:p>
          </table:table-cell>
          <table:table-cell office:value-type="float" office:value="-440.823599243" calcext:value-type="float">
            <text:p>-440.823599243</text:p>
          </table:table-cell>
        </table:table-row>
        <table:table-row table:style-name="ro1">
          <table:table-cell office:value-type="string" calcext:value-type="string">
            <text:p>Q136V</text:p>
          </table:table-cell>
          <table:table-cell office:value-type="float" office:value="-440.826342773" calcext:value-type="float">
            <text:p>-440.826342773</text:p>
          </table:table-cell>
        </table:table-row>
        <table:table-row table:style-name="ro1">
          <table:table-cell office:value-type="string" calcext:value-type="string">
            <text:p>N135K</text:p>
          </table:table-cell>
          <table:table-cell office:value-type="float" office:value="-440.82796936" calcext:value-type="float">
            <text:p>-440.82796936</text:p>
          </table:table-cell>
        </table:table-row>
        <table:table-row table:style-name="ro1">
          <table:table-cell office:value-type="string" calcext:value-type="string">
            <text:p>F285K</text:p>
          </table:table-cell>
          <table:table-cell office:value-type="float" office:value="-440.828198242" calcext:value-type="float">
            <text:p>-440.828198242</text:p>
          </table:table-cell>
        </table:table-row>
        <table:table-row table:style-name="ro1">
          <table:table-cell office:value-type="string" calcext:value-type="string">
            <text:p>R79H</text:p>
          </table:table-cell>
          <table:table-cell office:value-type="float" office:value="-440.828668213" calcext:value-type="float">
            <text:p>-440.828668213</text:p>
          </table:table-cell>
        </table:table-row>
        <table:table-row table:style-name="ro1">
          <table:table-cell office:value-type="string" calcext:value-type="string">
            <text:p>V85E</text:p>
          </table:table-cell>
          <table:table-cell office:value-type="float" office:value="-440.835217285" calcext:value-type="float">
            <text:p>-440.835217285</text:p>
          </table:table-cell>
        </table:table-row>
        <table:table-row table:style-name="ro1">
          <table:table-cell office:value-type="string" calcext:value-type="string">
            <text:p>G357V</text:p>
          </table:table-cell>
          <table:table-cell office:value-type="float" office:value="-440.835229492" calcext:value-type="float">
            <text:p>-440.835229492</text:p>
          </table:table-cell>
        </table:table-row>
        <table:table-row table:style-name="ro1">
          <table:table-cell office:value-type="string" calcext:value-type="string">
            <text:p>Y108D</text:p>
          </table:table-cell>
          <table:table-cell office:value-type="float" office:value="-440.836083984" calcext:value-type="float">
            <text:p>-440.836083984</text:p>
          </table:table-cell>
        </table:table-row>
        <table:table-row table:style-name="ro1">
          <table:table-cell office:value-type="string" calcext:value-type="string">
            <text:p>E262P</text:p>
          </table:table-cell>
          <table:table-cell office:value-type="float" office:value="-440.83979187" calcext:value-type="float">
            <text:p>-440.83979187</text:p>
          </table:table-cell>
        </table:table-row>
        <table:table-row table:style-name="ro1">
          <table:table-cell office:value-type="string" calcext:value-type="string">
            <text:p>D89L</text:p>
          </table:table-cell>
          <table:table-cell office:value-type="float" office:value="-440.840887451" calcext:value-type="float">
            <text:p>-440.840887451</text:p>
          </table:table-cell>
        </table:table-row>
        <table:table-row table:style-name="ro1">
          <table:table-cell office:value-type="string" calcext:value-type="string">
            <text:p>P46R</text:p>
          </table:table-cell>
          <table:table-cell office:value-type="float" office:value="-440.849853516" calcext:value-type="float">
            <text:p>-440.849853516</text:p>
          </table:table-cell>
        </table:table-row>
        <table:table-row table:style-name="ro1">
          <table:table-cell office:value-type="string" calcext:value-type="string">
            <text:p>E361C</text:p>
          </table:table-cell>
          <table:table-cell office:value-type="float" office:value="-440.850421143" calcext:value-type="float">
            <text:p>-440.850421143</text:p>
          </table:table-cell>
        </table:table-row>
        <table:table-row table:style-name="ro1">
          <table:table-cell office:value-type="string" calcext:value-type="string">
            <text:p>R338Q</text:p>
          </table:table-cell>
          <table:table-cell office:value-type="float" office:value="-440.852072144" calcext:value-type="float">
            <text:p>-440.852072144</text:p>
          </table:table-cell>
        </table:table-row>
        <table:table-row table:style-name="ro1">
          <table:table-cell office:value-type="string" calcext:value-type="string">
            <text:p>V337P</text:p>
          </table:table-cell>
          <table:table-cell office:value-type="float" office:value="-440.852435303" calcext:value-type="float">
            <text:p>-440.852435303</text:p>
          </table:table-cell>
        </table:table-row>
        <table:table-row table:style-name="ro1">
          <table:table-cell office:value-type="string" calcext:value-type="string">
            <text:p>C203M</text:p>
          </table:table-cell>
          <table:table-cell office:value-type="float" office:value="-440.854077148" calcext:value-type="float">
            <text:p>-440.854077148</text:p>
          </table:table-cell>
        </table:table-row>
        <table:table-row table:style-name="ro1">
          <table:table-cell office:value-type="string" calcext:value-type="string">
            <text:p>W382A</text:p>
          </table:table-cell>
          <table:table-cell office:value-type="float" office:value="-440.854309082" calcext:value-type="float">
            <text:p>-440.854309082</text:p>
          </table:table-cell>
        </table:table-row>
        <table:table-row table:style-name="ro1">
          <table:table-cell office:value-type="string" calcext:value-type="string">
            <text:p>K386H</text:p>
          </table:table-cell>
          <table:table-cell office:value-type="float" office:value="-440.855310059" calcext:value-type="float">
            <text:p>-440.855310059</text:p>
          </table:table-cell>
        </table:table-row>
        <table:table-row table:style-name="ro1">
          <table:table-cell office:value-type="string" calcext:value-type="string">
            <text:p>L364N</text:p>
          </table:table-cell>
          <table:table-cell office:value-type="float" office:value="-440.855325317" calcext:value-type="float">
            <text:p>-440.855325317</text:p>
          </table:table-cell>
        </table:table-row>
        <table:table-row table:style-name="ro1">
          <table:table-cell office:value-type="string" calcext:value-type="string">
            <text:p>W442E</text:p>
          </table:table-cell>
          <table:table-cell office:value-type="float" office:value="-440.855966187" calcext:value-type="float">
            <text:p>-440.855966187</text:p>
          </table:table-cell>
        </table:table-row>
        <table:table-row table:style-name="ro1">
          <table:table-cell office:value-type="string" calcext:value-type="string">
            <text:p>F199H</text:p>
          </table:table-cell>
          <table:table-cell office:value-type="float" office:value="-440.857144165" calcext:value-type="float">
            <text:p>-440.857144165</text:p>
          </table:table-cell>
        </table:table-row>
        <table:table-row table:style-name="ro1">
          <table:table-cell office:value-type="string" calcext:value-type="string">
            <text:p>Y439R</text:p>
          </table:table-cell>
          <table:table-cell office:value-type="float" office:value="-440.859368896" calcext:value-type="float">
            <text:p>-440.859368896</text:p>
          </table:table-cell>
        </table:table-row>
        <table:table-row table:style-name="ro1">
          <table:table-cell office:value-type="string" calcext:value-type="string">
            <text:p>G409S</text:p>
          </table:table-cell>
          <table:table-cell office:value-type="float" office:value="-440.859423828" calcext:value-type="float">
            <text:p>-440.859423828</text:p>
          </table:table-cell>
        </table:table-row>
        <table:table-row table:style-name="ro1">
          <table:table-cell office:value-type="string" calcext:value-type="string">
            <text:p>I166N</text:p>
          </table:table-cell>
          <table:table-cell office:value-type="float" office:value="-440.860379028" calcext:value-type="float">
            <text:p>-440.860379028</text:p>
          </table:table-cell>
        </table:table-row>
        <table:table-row table:style-name="ro1">
          <table:table-cell office:value-type="string" calcext:value-type="string">
            <text:p>L408T</text:p>
          </table:table-cell>
          <table:table-cell office:value-type="float" office:value="-440.860546875" calcext:value-type="float">
            <text:p>-440.860546875</text:p>
          </table:table-cell>
        </table:table-row>
        <table:table-row table:style-name="ro1">
          <table:table-cell office:value-type="string" calcext:value-type="string">
            <text:p>M350A</text:p>
          </table:table-cell>
          <table:table-cell office:value-type="float" office:value="-440.861254883" calcext:value-type="float">
            <text:p>-440.861254883</text:p>
          </table:table-cell>
        </table:table-row>
        <table:table-row table:style-name="ro1">
          <table:table-cell office:value-type="string" calcext:value-type="string">
            <text:p>T67S</text:p>
          </table:table-cell>
          <table:table-cell office:value-type="float" office:value="-440.863128662" calcext:value-type="float">
            <text:p>-440.863128662</text:p>
          </table:table-cell>
        </table:table-row>
        <table:table-row table:style-name="ro1">
          <table:table-cell office:value-type="string" calcext:value-type="string">
            <text:p>I187S</text:p>
          </table:table-cell>
          <table:table-cell office:value-type="float" office:value="-440.86390686" calcext:value-type="float">
            <text:p>-440.86390686</text:p>
          </table:table-cell>
        </table:table-row>
        <table:table-row table:style-name="ro1">
          <table:table-cell office:value-type="string" calcext:value-type="string">
            <text:p>P109E</text:p>
          </table:table-cell>
          <table:table-cell office:value-type="float" office:value="-440.86583252" calcext:value-type="float">
            <text:p>-440.86583252</text:p>
          </table:table-cell>
        </table:table-row>
        <table:table-row table:style-name="ro1">
          <table:table-cell office:value-type="string" calcext:value-type="string">
            <text:p>L144E</text:p>
          </table:table-cell>
          <table:table-cell office:value-type="float" office:value="-440.869372559" calcext:value-type="float">
            <text:p>-440.869372559</text:p>
          </table:table-cell>
        </table:table-row>
        <table:table-row table:style-name="ro1">
          <table:table-cell office:value-type="string" calcext:value-type="string">
            <text:p>G375E</text:p>
          </table:table-cell>
          <table:table-cell office:value-type="float" office:value="-440.870831299" calcext:value-type="float">
            <text:p>-440.870831299</text:p>
          </table:table-cell>
        </table:table-row>
        <table:table-row table:style-name="ro1">
          <table:table-cell office:value-type="string" calcext:value-type="string">
            <text:p>T256E</text:p>
          </table:table-cell>
          <table:table-cell office:value-type="float" office:value="-440.872079468" calcext:value-type="float">
            <text:p>-440.872079468</text:p>
          </table:table-cell>
        </table:table-row>
        <table:table-row table:style-name="ro1">
          <table:table-cell office:value-type="string" calcext:value-type="string">
            <text:p>R436E</text:p>
          </table:table-cell>
          <table:table-cell office:value-type="float" office:value="-440.873626709" calcext:value-type="float">
            <text:p>-440.873626709</text:p>
          </table:table-cell>
        </table:table-row>
        <table:table-row table:style-name="ro1">
          <table:table-cell office:value-type="string" calcext:value-type="string">
            <text:p>H346R</text:p>
          </table:table-cell>
          <table:table-cell office:value-type="float" office:value="-440.875695801" calcext:value-type="float">
            <text:p>-440.875695801</text:p>
          </table:table-cell>
        </table:table-row>
        <table:table-row table:style-name="ro1">
          <table:table-cell office:value-type="string" calcext:value-type="string">
            <text:p>V69K</text:p>
          </table:table-cell>
          <table:table-cell office:value-type="float" office:value="-440.875802612" calcext:value-type="float">
            <text:p>-440.875802612</text:p>
          </table:table-cell>
        </table:table-row>
        <table:table-row table:style-name="ro1">
          <table:table-cell office:value-type="string" calcext:value-type="string">
            <text:p>L401R</text:p>
          </table:table-cell>
          <table:table-cell office:value-type="float" office:value="-440.875860596" calcext:value-type="float">
            <text:p>-440.875860596</text:p>
          </table:table-cell>
        </table:table-row>
        <table:table-row table:style-name="ro1">
          <table:table-cell office:value-type="string" calcext:value-type="string">
            <text:p>G267N</text:p>
          </table:table-cell>
          <table:table-cell office:value-type="float" office:value="-440.876577759" calcext:value-type="float">
            <text:p>-440.876577759</text:p>
          </table:table-cell>
        </table:table-row>
        <table:table-row table:style-name="ro1">
          <table:table-cell office:value-type="string" calcext:value-type="string">
            <text:p>I264G</text:p>
          </table:table-cell>
          <table:table-cell office:value-type="float" office:value="-440.878466797" calcext:value-type="float">
            <text:p>-440.878466797</text:p>
          </table:table-cell>
        </table:table-row>
        <table:table-row table:style-name="ro1">
          <table:table-cell office:value-type="string" calcext:value-type="string">
            <text:p>E272P</text:p>
          </table:table-cell>
          <table:table-cell office:value-type="float" office:value="-440.881069946" calcext:value-type="float">
            <text:p>-440.881069946</text:p>
          </table:table-cell>
        </table:table-row>
        <table:table-row table:style-name="ro1">
          <table:table-cell office:value-type="string" calcext:value-type="string">
            <text:p>D75S</text:p>
          </table:table-cell>
          <table:table-cell office:value-type="float" office:value="-440.882995605" calcext:value-type="float">
            <text:p>-440.882995605</text:p>
          </table:table-cell>
        </table:table-row>
        <table:table-row table:style-name="ro1">
          <table:table-cell office:value-type="string" calcext:value-type="string">
            <text:p>I433D</text:p>
          </table:table-cell>
          <table:table-cell office:value-type="float" office:value="-440.884121704" calcext:value-type="float">
            <text:p>-440.884121704</text:p>
          </table:table-cell>
        </table:table-row>
        <table:table-row table:style-name="ro1">
          <table:table-cell office:value-type="string" calcext:value-type="string">
            <text:p>S63D</text:p>
          </table:table-cell>
          <table:table-cell office:value-type="float" office:value="-440.890719604" calcext:value-type="float">
            <text:p>-440.890719604</text:p>
          </table:table-cell>
        </table:table-row>
        <table:table-row table:style-name="ro1">
          <table:table-cell office:value-type="string" calcext:value-type="string">
            <text:p>G181P</text:p>
          </table:table-cell>
          <table:table-cell office:value-type="float" office:value="-440.891119385" calcext:value-type="float">
            <text:p>-440.891119385</text:p>
          </table:table-cell>
        </table:table-row>
        <table:table-row table:style-name="ro1">
          <table:table-cell office:value-type="string" calcext:value-type="string">
            <text:p>G375N</text:p>
          </table:table-cell>
          <table:table-cell office:value-type="float" office:value="-440.896942139" calcext:value-type="float">
            <text:p>-440.896942139</text:p>
          </table:table-cell>
        </table:table-row>
        <table:table-row table:style-name="ro1">
          <table:table-cell office:value-type="string" calcext:value-type="string">
            <text:p>G341M</text:p>
          </table:table-cell>
          <table:table-cell office:value-type="float" office:value="-440.897125244" calcext:value-type="float">
            <text:p>-440.897125244</text:p>
          </table:table-cell>
        </table:table-row>
        <table:table-row table:style-name="ro1">
          <table:table-cell office:value-type="string" calcext:value-type="string">
            <text:p>Y42W</text:p>
          </table:table-cell>
          <table:table-cell office:value-type="float" office:value="-440.89772644" calcext:value-type="float">
            <text:p>-440.89772644</text:p>
          </table:table-cell>
        </table:table-row>
        <table:table-row table:style-name="ro1">
          <table:table-cell office:value-type="string" calcext:value-type="string">
            <text:p>F308P</text:p>
          </table:table-cell>
          <table:table-cell office:value-type="float" office:value="-440.898266602" calcext:value-type="float">
            <text:p>-440.898266602</text:p>
          </table:table-cell>
        </table:table-row>
        <table:table-row table:style-name="ro1">
          <table:table-cell office:value-type="string" calcext:value-type="string">
            <text:p>P428K</text:p>
          </table:table-cell>
          <table:table-cell office:value-type="float" office:value="-440.90027771" calcext:value-type="float">
            <text:p>-440.90027771</text:p>
          </table:table-cell>
        </table:table-row>
        <table:table-row table:style-name="ro1">
          <table:table-cell office:value-type="string" calcext:value-type="string">
            <text:p>I255M</text:p>
          </table:table-cell>
          <table:table-cell office:value-type="float" office:value="-440.902340698" calcext:value-type="float">
            <text:p>-440.902340698</text:p>
          </table:table-cell>
        </table:table-row>
        <table:table-row table:style-name="ro1">
          <table:table-cell office:value-type="string" calcext:value-type="string">
            <text:p>A421F</text:p>
          </table:table-cell>
          <table:table-cell office:value-type="float" office:value="-440.909213257" calcext:value-type="float">
            <text:p>-440.909213257</text:p>
          </table:table-cell>
        </table:table-row>
        <table:table-row table:style-name="ro1">
          <table:table-cell office:value-type="string" calcext:value-type="string">
            <text:p>K335N</text:p>
          </table:table-cell>
          <table:table-cell office:value-type="float" office:value="-440.911477661" calcext:value-type="float">
            <text:p>-440.911477661</text:p>
          </table:table-cell>
        </table:table-row>
        <table:table-row table:style-name="ro1">
          <table:table-cell office:value-type="string" calcext:value-type="string">
            <text:p>L399P</text:p>
          </table:table-cell>
          <table:table-cell office:value-type="float" office:value="-440.913833618" calcext:value-type="float">
            <text:p>-440.913833618</text:p>
          </table:table-cell>
        </table:table-row>
        <table:table-row table:style-name="ro1">
          <table:table-cell office:value-type="string" calcext:value-type="string">
            <text:p>L401K</text:p>
          </table:table-cell>
          <table:table-cell office:value-type="float" office:value="-440.91685791" calcext:value-type="float">
            <text:p>-440.91685791</text:p>
          </table:table-cell>
        </table:table-row>
        <table:table-row table:style-name="ro1">
          <table:table-cell office:value-type="string" calcext:value-type="string">
            <text:p>G267L</text:p>
          </table:table-cell>
          <table:table-cell office:value-type="float" office:value="-440.919760132" calcext:value-type="float">
            <text:p>-440.919760132</text:p>
          </table:table-cell>
        </table:table-row>
        <table:table-row table:style-name="ro1">
          <table:table-cell office:value-type="string" calcext:value-type="string">
            <text:p>G49I</text:p>
          </table:table-cell>
          <table:table-cell office:value-type="float" office:value="-440.921432495" calcext:value-type="float">
            <text:p>-440.921432495</text:p>
          </table:table-cell>
        </table:table-row>
        <table:table-row table:style-name="ro1">
          <table:table-cell office:value-type="string" calcext:value-type="string">
            <text:p>P218K</text:p>
          </table:table-cell>
          <table:table-cell office:value-type="float" office:value="-440.922402954" calcext:value-type="float">
            <text:p>-440.922402954</text:p>
          </table:table-cell>
        </table:table-row>
        <table:table-row table:style-name="ro1">
          <table:table-cell office:value-type="string" calcext:value-type="string">
            <text:p>P196E</text:p>
          </table:table-cell>
          <table:table-cell office:value-type="float" office:value="-440.923031616" calcext:value-type="float">
            <text:p>-440.923031616</text:p>
          </table:table-cell>
        </table:table-row>
        <table:table-row table:style-name="ro1">
          <table:table-cell office:value-type="string" calcext:value-type="string">
            <text:p>A220N</text:p>
          </table:table-cell>
          <table:table-cell office:value-type="float" office:value="-440.924493408" calcext:value-type="float">
            <text:p>-440.924493408</text:p>
          </table:table-cell>
        </table:table-row>
        <table:table-row table:style-name="ro1">
          <table:table-cell office:value-type="string" calcext:value-type="string">
            <text:p>G384Q</text:p>
          </table:table-cell>
          <table:table-cell office:value-type="float" office:value="-440.924926758" calcext:value-type="float">
            <text:p>-440.924926758</text:p>
          </table:table-cell>
        </table:table-row>
        <table:table-row table:style-name="ro1">
          <table:table-cell office:value-type="string" calcext:value-type="string">
            <text:p>G384N</text:p>
          </table:table-cell>
          <table:table-cell office:value-type="float" office:value="-440.92510376" calcext:value-type="float">
            <text:p>-440.92510376</text:p>
          </table:table-cell>
        </table:table-row>
        <table:table-row table:style-name="ro1">
          <table:table-cell office:value-type="string" calcext:value-type="string">
            <text:p>D75N</text:p>
          </table:table-cell>
          <table:table-cell office:value-type="float" office:value="-440.927835083" calcext:value-type="float">
            <text:p>-440.927835083</text:p>
          </table:table-cell>
        </table:table-row>
        <table:table-row table:style-name="ro1">
          <table:table-cell office:value-type="string" calcext:value-type="string">
            <text:p>A235D</text:p>
          </table:table-cell>
          <table:table-cell office:value-type="float" office:value="-440.928359985" calcext:value-type="float">
            <text:p>-440.928359985</text:p>
          </table:table-cell>
        </table:table-row>
        <table:table-row table:style-name="ro1">
          <table:table-cell office:value-type="string" calcext:value-type="string">
            <text:p>D140S</text:p>
          </table:table-cell>
          <table:table-cell office:value-type="float" office:value="-440.930108643" calcext:value-type="float">
            <text:p>-440.930108643</text:p>
          </table:table-cell>
        </table:table-row>
        <table:table-row table:style-name="ro1">
          <table:table-cell office:value-type="string" calcext:value-type="string">
            <text:p>A60Y</text:p>
          </table:table-cell>
          <table:table-cell office:value-type="float" office:value="-440.934301758" calcext:value-type="float">
            <text:p>-440.934301758</text:p>
          </table:table-cell>
        </table:table-row>
        <table:table-row table:style-name="ro1">
          <table:table-cell office:value-type="string" calcext:value-type="string">
            <text:p>G409Y</text:p>
          </table:table-cell>
          <table:table-cell office:value-type="float" office:value="-440.936141968" calcext:value-type="float">
            <text:p>-440.936141968</text:p>
          </table:table-cell>
        </table:table-row>
        <table:table-row table:style-name="ro1">
          <table:table-cell office:value-type="string" calcext:value-type="string">
            <text:p>D205W</text:p>
          </table:table-cell>
          <table:table-cell office:value-type="float" office:value="-440.938104248" calcext:value-type="float">
            <text:p>-440.938104248</text:p>
          </table:table-cell>
        </table:table-row>
        <table:table-row table:style-name="ro1">
          <table:table-cell office:value-type="string" calcext:value-type="string">
            <text:p>H37A</text:p>
          </table:table-cell>
          <table:table-cell office:value-type="float" office:value="-440.941522217" calcext:value-type="float">
            <text:p>-440.941522217</text:p>
          </table:table-cell>
        </table:table-row>
        <table:table-row table:style-name="ro1">
          <table:table-cell office:value-type="string" calcext:value-type="string">
            <text:p>A318N</text:p>
          </table:table-cell>
          <table:table-cell office:value-type="float" office:value="-440.942834473" calcext:value-type="float">
            <text:p>-440.942834473</text:p>
          </table:table-cell>
        </table:table-row>
        <table:table-row table:style-name="ro1">
          <table:table-cell office:value-type="string" calcext:value-type="string">
            <text:p>P196F</text:p>
          </table:table-cell>
          <table:table-cell office:value-type="float" office:value="-440.94826355" calcext:value-type="float">
            <text:p>-440.94826355</text:p>
          </table:table-cell>
        </table:table-row>
        <table:table-row table:style-name="ro1">
          <table:table-cell office:value-type="string" calcext:value-type="string">
            <text:p>H424K</text:p>
          </table:table-cell>
          <table:table-cell office:value-type="float" office:value="-440.94833374" calcext:value-type="float">
            <text:p>-440.94833374</text:p>
          </table:table-cell>
        </table:table-row>
        <table:table-row table:style-name="ro1">
          <table:table-cell office:value-type="string" calcext:value-type="string">
            <text:p>I255R</text:p>
          </table:table-cell>
          <table:table-cell office:value-type="float" office:value="-440.948721313" calcext:value-type="float">
            <text:p>-440.948721313</text:p>
          </table:table-cell>
        </table:table-row>
        <table:table-row table:style-name="ro1">
          <table:table-cell office:value-type="string" calcext:value-type="string">
            <text:p>T65F</text:p>
          </table:table-cell>
          <table:table-cell office:value-type="float" office:value="-440.94876709" calcext:value-type="float">
            <text:p>-440.94876709</text:p>
          </table:table-cell>
        </table:table-row>
        <table:table-row table:style-name="ro1">
          <table:table-cell office:value-type="string" calcext:value-type="string">
            <text:p>L339E</text:p>
          </table:table-cell>
          <table:table-cell office:value-type="float" office:value="-440.949261475" calcext:value-type="float">
            <text:p>-440.949261475</text:p>
          </table:table-cell>
        </table:table-row>
        <table:table-row table:style-name="ro1">
          <table:table-cell office:value-type="string" calcext:value-type="string">
            <text:p>M385Y</text:p>
          </table:table-cell>
          <table:table-cell office:value-type="float" office:value="-440.950390625" calcext:value-type="float">
            <text:p>-440.950390625</text:p>
          </table:table-cell>
        </table:table-row>
        <table:table-row table:style-name="ro1">
          <table:table-cell office:value-type="string" calcext:value-type="string">
            <text:p>V230H</text:p>
          </table:table-cell>
          <table:table-cell office:value-type="float" office:value="-440.950775146" calcext:value-type="float">
            <text:p>-440.950775146</text:p>
          </table:table-cell>
        </table:table-row>
        <table:table-row table:style-name="ro1">
          <table:table-cell office:value-type="string" calcext:value-type="string">
            <text:p>V297G</text:p>
          </table:table-cell>
          <table:table-cell office:value-type="float" office:value="-440.95227356" calcext:value-type="float">
            <text:p>-440.95227356</text:p>
          </table:table-cell>
        </table:table-row>
        <table:table-row table:style-name="ro1">
          <table:table-cell office:value-type="string" calcext:value-type="string">
            <text:p>I187A</text:p>
          </table:table-cell>
          <table:table-cell office:value-type="float" office:value="-440.954718018" calcext:value-type="float">
            <text:p>-440.954718018</text:p>
          </table:table-cell>
        </table:table-row>
        <table:table-row table:style-name="ro1">
          <table:table-cell office:value-type="string" calcext:value-type="string">
            <text:p>W207V</text:p>
          </table:table-cell>
          <table:table-cell office:value-type="float" office:value="-440.955386353" calcext:value-type="float">
            <text:p>-440.955386353</text:p>
          </table:table-cell>
        </table:table-row>
        <table:table-row table:style-name="ro1">
          <table:table-cell office:value-type="string" calcext:value-type="string">
            <text:p>G357F</text:p>
          </table:table-cell>
          <table:table-cell office:value-type="float" office:value="-440.956362915" calcext:value-type="float">
            <text:p>-440.956362915</text:p>
          </table:table-cell>
        </table:table-row>
        <table:table-row table:style-name="ro1">
          <table:table-cell office:value-type="string" calcext:value-type="string">
            <text:p>A398C</text:p>
          </table:table-cell>
          <table:table-cell office:value-type="float" office:value="-440.957281494" calcext:value-type="float">
            <text:p>-440.957281494</text:p>
          </table:table-cell>
        </table:table-row>
        <table:table-row table:style-name="ro1">
          <table:table-cell office:value-type="string" calcext:value-type="string">
            <text:p>M385D</text:p>
          </table:table-cell>
          <table:table-cell office:value-type="float" office:value="-440.957763672" calcext:value-type="float">
            <text:p>-440.957763672</text:p>
          </table:table-cell>
        </table:table-row>
        <table:table-row table:style-name="ro1">
          <table:table-cell office:value-type="string" calcext:value-type="string">
            <text:p>T416D</text:p>
          </table:table-cell>
          <table:table-cell office:value-type="float" office:value="-440.958639526" calcext:value-type="float">
            <text:p>-440.958639526</text:p>
          </table:table-cell>
        </table:table-row>
        <table:table-row table:style-name="ro1">
          <table:table-cell office:value-type="string" calcext:value-type="string">
            <text:p>E90W</text:p>
          </table:table-cell>
          <table:table-cell office:value-type="float" office:value="-440.959048462" calcext:value-type="float">
            <text:p>-440.959048462</text:p>
          </table:table-cell>
        </table:table-row>
        <table:table-row table:style-name="ro1">
          <table:table-cell office:value-type="string" calcext:value-type="string">
            <text:p>A235F</text:p>
          </table:table-cell>
          <table:table-cell office:value-type="float" office:value="-440.960900879" calcext:value-type="float">
            <text:p>-440.960900879</text:p>
          </table:table-cell>
        </table:table-row>
        <table:table-row table:style-name="ro1">
          <table:table-cell office:value-type="string" calcext:value-type="string">
            <text:p>S434W</text:p>
          </table:table-cell>
          <table:table-cell office:value-type="float" office:value="-440.962872314" calcext:value-type="float">
            <text:p>-440.962872314</text:p>
          </table:table-cell>
        </table:table-row>
        <table:table-row table:style-name="ro1">
          <table:table-cell office:value-type="string" calcext:value-type="string">
            <text:p>H316M</text:p>
          </table:table-cell>
          <table:table-cell office:value-type="float" office:value="-440.971359253" calcext:value-type="float">
            <text:p>-440.971359253</text:p>
          </table:table-cell>
        </table:table-row>
        <table:table-row table:style-name="ro1">
          <table:table-cell office:value-type="string" calcext:value-type="string">
            <text:p>N165C</text:p>
          </table:table-cell>
          <table:table-cell office:value-type="float" office:value="-440.976025391" calcext:value-type="float">
            <text:p>-440.976025391</text:p>
          </table:table-cell>
        </table:table-row>
        <table:table-row table:style-name="ro1">
          <table:table-cell office:value-type="string" calcext:value-type="string">
            <text:p>V59S</text:p>
          </table:table-cell>
          <table:table-cell office:value-type="float" office:value="-440.977862549" calcext:value-type="float">
            <text:p>-440.977862549</text:p>
          </table:table-cell>
        </table:table-row>
        <table:table-row table:style-name="ro1">
          <table:table-cell office:value-type="string" calcext:value-type="string">
            <text:p>I124S</text:p>
          </table:table-cell>
          <table:table-cell office:value-type="float" office:value="-440.979446411" calcext:value-type="float">
            <text:p>-440.979446411</text:p>
          </table:table-cell>
        </table:table-row>
        <table:table-row table:style-name="ro1">
          <table:table-cell office:value-type="string" calcext:value-type="string">
            <text:p>G423H</text:p>
          </table:table-cell>
          <table:table-cell office:value-type="float" office:value="-440.980526733" calcext:value-type="float">
            <text:p>-440.980526733</text:p>
          </table:table-cell>
        </table:table-row>
        <table:table-row table:style-name="ro1">
          <table:table-cell office:value-type="string" calcext:value-type="string">
            <text:p>M231G</text:p>
          </table:table-cell>
          <table:table-cell office:value-type="float" office:value="-440.982037354" calcext:value-type="float">
            <text:p>-440.982037354</text:p>
          </table:table-cell>
        </table:table-row>
        <table:table-row table:style-name="ro1">
          <table:table-cell office:value-type="string" calcext:value-type="string">
            <text:p>S434K</text:p>
          </table:table-cell>
          <table:table-cell office:value-type="float" office:value="-440.982385254" calcext:value-type="float">
            <text:p>-440.982385254</text:p>
          </table:table-cell>
        </table:table-row>
        <table:table-row table:style-name="ro1">
          <table:table-cell office:value-type="string" calcext:value-type="string">
            <text:p>L84H</text:p>
          </table:table-cell>
          <table:table-cell office:value-type="float" office:value="-440.990875244" calcext:value-type="float">
            <text:p>-440.990875244</text:p>
          </table:table-cell>
        </table:table-row>
        <table:table-row table:style-name="ro1">
          <table:table-cell office:value-type="string" calcext:value-type="string">
            <text:p>G293F</text:p>
          </table:table-cell>
          <table:table-cell office:value-type="float" office:value="-440.992468262" calcext:value-type="float">
            <text:p>-440.992468262</text:p>
          </table:table-cell>
        </table:table-row>
        <table:table-row table:style-name="ro1">
          <table:table-cell office:value-type="string" calcext:value-type="string">
            <text:p>H58V</text:p>
          </table:table-cell>
          <table:table-cell office:value-type="float" office:value="-440.996313477" calcext:value-type="float">
            <text:p>-440.996313477</text:p>
          </table:table-cell>
        </table:table-row>
        <table:table-row table:style-name="ro1">
          <table:table-cell office:value-type="string" calcext:value-type="string">
            <text:p>P390D</text:p>
          </table:table-cell>
          <table:table-cell office:value-type="float" office:value="-440.997369385" calcext:value-type="float">
            <text:p>-440.997369385</text:p>
          </table:table-cell>
        </table:table-row>
        <table:table-row table:style-name="ro1">
          <table:table-cell office:value-type="string" calcext:value-type="string">
            <text:p>A398Q</text:p>
          </table:table-cell>
          <table:table-cell office:value-type="float" office:value="-440.997509766" calcext:value-type="float">
            <text:p>-440.997509766</text:p>
          </table:table-cell>
        </table:table-row>
        <table:table-row table:style-name="ro1">
          <table:table-cell office:value-type="string" calcext:value-type="string">
            <text:p>P198L</text:p>
          </table:table-cell>
          <table:table-cell office:value-type="float" office:value="-441.001049805" calcext:value-type="float">
            <text:p>-441.001049805</text:p>
          </table:table-cell>
        </table:table-row>
        <table:table-row table:style-name="ro1">
          <table:table-cell office:value-type="string" calcext:value-type="string">
            <text:p>E262I</text:p>
          </table:table-cell>
          <table:table-cell office:value-type="float" office:value="-441.002990723" calcext:value-type="float">
            <text:p>-441.002990723</text:p>
          </table:table-cell>
        </table:table-row>
        <table:table-row table:style-name="ro1">
          <table:table-cell office:value-type="string" calcext:value-type="string">
            <text:p>K105H</text:p>
          </table:table-cell>
          <table:table-cell office:value-type="float" office:value="-441.003106689" calcext:value-type="float">
            <text:p>-441.003106689</text:p>
          </table:table-cell>
        </table:table-row>
        <table:table-row table:style-name="ro1">
          <table:table-cell office:value-type="string" calcext:value-type="string">
            <text:p>L132K</text:p>
          </table:table-cell>
          <table:table-cell office:value-type="float" office:value="-441.007394409" calcext:value-type="float">
            <text:p>-441.007394409</text:p>
          </table:table-cell>
        </table:table-row>
        <table:table-row table:style-name="ro1">
          <table:table-cell office:value-type="string" calcext:value-type="string">
            <text:p>V230Q</text:p>
          </table:table-cell>
          <table:table-cell office:value-type="float" office:value="-441.009069824" calcext:value-type="float">
            <text:p>-441.009069824</text:p>
          </table:table-cell>
        </table:table-row>
        <table:table-row table:style-name="ro1">
          <table:table-cell office:value-type="string" calcext:value-type="string">
            <text:p>T73C</text:p>
          </table:table-cell>
          <table:table-cell office:value-type="float" office:value="-441.009454346" calcext:value-type="float">
            <text:p>-441.009454346</text:p>
          </table:table-cell>
        </table:table-row>
        <table:table-row table:style-name="ro1">
          <table:table-cell office:value-type="string" calcext:value-type="string">
            <text:p>N215W</text:p>
          </table:table-cell>
          <table:table-cell office:value-type="float" office:value="-441.010006714" calcext:value-type="float">
            <text:p>-441.010006714</text:p>
          </table:table-cell>
        </table:table-row>
        <table:table-row table:style-name="ro1">
          <table:table-cell office:value-type="string" calcext:value-type="string">
            <text:p>T416I</text:p>
          </table:table-cell>
          <table:table-cell office:value-type="float" office:value="-441.010354614" calcext:value-type="float">
            <text:p>-441.010354614</text:p>
          </table:table-cell>
        </table:table-row>
        <table:table-row table:style-name="ro1">
          <table:table-cell office:value-type="string" calcext:value-type="string">
            <text:p>G344E</text:p>
          </table:table-cell>
          <table:table-cell office:value-type="float" office:value="-441.019470215" calcext:value-type="float">
            <text:p>-441.019470215</text:p>
          </table:table-cell>
        </table:table-row>
        <table:table-row table:style-name="ro1">
          <table:table-cell office:value-type="string" calcext:value-type="string">
            <text:p>T388P</text:p>
          </table:table-cell>
          <table:table-cell office:value-type="float" office:value="-441.01973877" calcext:value-type="float">
            <text:p>-441.01973877</text:p>
          </table:table-cell>
        </table:table-row>
        <table:table-row table:style-name="ro1">
          <table:table-cell office:value-type="string" calcext:value-type="string">
            <text:p>F113S</text:p>
          </table:table-cell>
          <table:table-cell office:value-type="float" office:value="-441.02449646" calcext:value-type="float">
            <text:p>-441.02449646</text:p>
          </table:table-cell>
        </table:table-row>
        <table:table-row table:style-name="ro1">
          <table:table-cell office:value-type="string" calcext:value-type="string">
            <text:p>V230C</text:p>
          </table:table-cell>
          <table:table-cell office:value-type="float" office:value="-441.027984619" calcext:value-type="float">
            <text:p>-441.027984619</text:p>
          </table:table-cell>
        </table:table-row>
        <table:table-row table:style-name="ro1">
          <table:table-cell office:value-type="string" calcext:value-type="string">
            <text:p>P162L</text:p>
          </table:table-cell>
          <table:table-cell office:value-type="float" office:value="-441.028713989" calcext:value-type="float">
            <text:p>-441.028713989</text:p>
          </table:table-cell>
        </table:table-row>
        <table:table-row table:style-name="ro1">
          <table:table-cell office:value-type="string" calcext:value-type="string">
            <text:p>E262H</text:p>
          </table:table-cell>
          <table:table-cell office:value-type="float" office:value="-441.028988647" calcext:value-type="float">
            <text:p>-441.028988647</text:p>
          </table:table-cell>
        </table:table-row>
        <table:table-row table:style-name="ro1">
          <table:table-cell office:value-type="string" calcext:value-type="string">
            <text:p>K158F</text:p>
          </table:table-cell>
          <table:table-cell office:value-type="float" office:value="-441.029040527" calcext:value-type="float">
            <text:p>-441.029040527</text:p>
          </table:table-cell>
        </table:table-row>
        <table:table-row table:style-name="ro1">
          <table:table-cell office:value-type="string" calcext:value-type="string">
            <text:p>V59K</text:p>
          </table:table-cell>
          <table:table-cell office:value-type="float" office:value="-441.029101562" calcext:value-type="float">
            <text:p>-441.029101562</text:p>
          </table:table-cell>
        </table:table-row>
        <table:table-row table:style-name="ro1">
          <table:table-cell office:value-type="string" calcext:value-type="string">
            <text:p>R79Q</text:p>
          </table:table-cell>
          <table:table-cell office:value-type="float" office:value="-441.031411743" calcext:value-type="float">
            <text:p>-441.031411743</text:p>
          </table:table-cell>
        </table:table-row>
        <table:table-row table:style-name="ro1">
          <table:table-cell office:value-type="string" calcext:value-type="string">
            <text:p>A107F</text:p>
          </table:table-cell>
          <table:table-cell office:value-type="float" office:value="-441.035253906" calcext:value-type="float">
            <text:p>-441.035253906</text:p>
          </table:table-cell>
        </table:table-row>
        <table:table-row table:style-name="ro1">
          <table:table-cell office:value-type="string" calcext:value-type="string">
            <text:p>G174M</text:p>
          </table:table-cell>
          <table:table-cell office:value-type="float" office:value="-441.03538208" calcext:value-type="float">
            <text:p>-441.03538208</text:p>
          </table:table-cell>
        </table:table-row>
        <table:table-row table:style-name="ro1">
          <table:table-cell office:value-type="string" calcext:value-type="string">
            <text:p>P109S</text:p>
          </table:table-cell>
          <table:table-cell office:value-type="float" office:value="-441.039135742" calcext:value-type="float">
            <text:p>-441.039135742</text:p>
          </table:table-cell>
        </table:table-row>
        <table:table-row table:style-name="ro1">
          <table:table-cell office:value-type="string" calcext:value-type="string">
            <text:p>W170C</text:p>
          </table:table-cell>
          <table:table-cell office:value-type="float" office:value="-441.039758301" calcext:value-type="float">
            <text:p>-441.039758301</text:p>
          </table:table-cell>
        </table:table-row>
        <table:table-row table:style-name="ro1">
          <table:table-cell office:value-type="string" calcext:value-type="string">
            <text:p>I425Y</text:p>
          </table:table-cell>
          <table:table-cell office:value-type="float" office:value="-441.040304565" calcext:value-type="float">
            <text:p>-441.040304565</text:p>
          </table:table-cell>
        </table:table-row>
        <table:table-row table:style-name="ro1">
          <table:table-cell office:value-type="string" calcext:value-type="string">
            <text:p>L84D</text:p>
          </table:table-cell>
          <table:table-cell office:value-type="float" office:value="-441.045077515" calcext:value-type="float">
            <text:p>-441.045077515</text:p>
          </table:table-cell>
        </table:table-row>
        <table:table-row table:style-name="ro1">
          <table:table-cell office:value-type="string" calcext:value-type="string">
            <text:p>F269V</text:p>
          </table:table-cell>
          <table:table-cell office:value-type="float" office:value="-441.04609375" calcext:value-type="float">
            <text:p>-441.04609375</text:p>
          </table:table-cell>
        </table:table-row>
        <table:table-row table:style-name="ro1">
          <table:table-cell office:value-type="string" calcext:value-type="string">
            <text:p>T307Y</text:p>
          </table:table-cell>
          <table:table-cell office:value-type="float" office:value="-441.047732544" calcext:value-type="float">
            <text:p>-441.047732544</text:p>
          </table:table-cell>
        </table:table-row>
        <table:table-row table:style-name="ro1">
          <table:table-cell office:value-type="string" calcext:value-type="string">
            <text:p>G80P</text:p>
          </table:table-cell>
          <table:table-cell office:value-type="float" office:value="-441.053491211" calcext:value-type="float">
            <text:p>-441.053491211</text:p>
          </table:table-cell>
        </table:table-row>
        <table:table-row table:style-name="ro1">
          <table:table-cell office:value-type="string" calcext:value-type="string">
            <text:p>Q219G</text:p>
          </table:table-cell>
          <table:table-cell office:value-type="float" office:value="-441.055889893" calcext:value-type="float">
            <text:p>-441.055889893</text:p>
          </table:table-cell>
        </table:table-row>
        <table:table-row table:style-name="ro1">
          <table:table-cell office:value-type="string" calcext:value-type="string">
            <text:p>A241K</text:p>
          </table:table-cell>
          <table:table-cell office:value-type="float" office:value="-441.059301758" calcext:value-type="float">
            <text:p>-441.059301758</text:p>
          </table:table-cell>
        </table:table-row>
        <table:table-row table:style-name="ro1">
          <table:table-cell office:value-type="string" calcext:value-type="string">
            <text:p>M385N</text:p>
          </table:table-cell>
          <table:table-cell office:value-type="float" office:value="-441.059527588" calcext:value-type="float">
            <text:p>-441.059527588</text:p>
          </table:table-cell>
        </table:table-row>
        <table:table-row table:style-name="ro1">
          <table:table-cell office:value-type="string" calcext:value-type="string">
            <text:p>Q222D</text:p>
          </table:table-cell>
          <table:table-cell office:value-type="float" office:value="-441.06031189" calcext:value-type="float">
            <text:p>-441.06031189</text:p>
          </table:table-cell>
        </table:table-row>
        <table:table-row table:style-name="ro1">
          <table:table-cell office:value-type="string" calcext:value-type="string">
            <text:p>E361Q</text:p>
          </table:table-cell>
          <table:table-cell office:value-type="float" office:value="-441.061447144" calcext:value-type="float">
            <text:p>-441.061447144</text:p>
          </table:table-cell>
        </table:table-row>
        <table:table-row table:style-name="ro1">
          <table:table-cell office:value-type="string" calcext:value-type="string">
            <text:p>A248H</text:p>
          </table:table-cell>
          <table:table-cell office:value-type="float" office:value="-441.065429688" calcext:value-type="float">
            <text:p>-441.065429688</text:p>
          </table:table-cell>
        </table:table-row>
        <table:table-row table:style-name="ro1">
          <table:table-cell office:value-type="string" calcext:value-type="string">
            <text:p>F311M</text:p>
          </table:table-cell>
          <table:table-cell office:value-type="float" office:value="-441.072894287" calcext:value-type="float">
            <text:p>-441.072894287</text:p>
          </table:table-cell>
        </table:table-row>
        <table:table-row table:style-name="ro1">
          <table:table-cell office:value-type="string" calcext:value-type="string">
            <text:p>I88T</text:p>
          </table:table-cell>
          <table:table-cell office:value-type="float" office:value="-441.074530029" calcext:value-type="float">
            <text:p>-441.074530029</text:p>
          </table:table-cell>
        </table:table-row>
        <table:table-row table:style-name="ro1">
          <table:table-cell office:value-type="string" calcext:value-type="string">
            <text:p>K249Q</text:p>
          </table:table-cell>
          <table:table-cell office:value-type="float" office:value="-441.074636841" calcext:value-type="float">
            <text:p>-441.074636841</text:p>
          </table:table-cell>
        </table:table-row>
        <table:table-row table:style-name="ro1">
          <table:table-cell office:value-type="string" calcext:value-type="string">
            <text:p>G293Q</text:p>
          </table:table-cell>
          <table:table-cell office:value-type="float" office:value="-441.077624512" calcext:value-type="float">
            <text:p>-441.077624512</text:p>
          </table:table-cell>
        </table:table-row>
        <table:table-row table:style-name="ro1">
          <table:table-cell office:value-type="string" calcext:value-type="string">
            <text:p>T389V</text:p>
          </table:table-cell>
          <table:table-cell office:value-type="float" office:value="-441.079058838" calcext:value-type="float">
            <text:p>-441.079058838</text:p>
          </table:table-cell>
        </table:table-row>
        <table:table-row table:style-name="ro1">
          <table:table-cell office:value-type="string" calcext:value-type="string">
            <text:p>A107E</text:p>
          </table:table-cell>
          <table:table-cell office:value-type="float" office:value="-441.084069824" calcext:value-type="float">
            <text:p>-441.084069824</text:p>
          </table:table-cell>
        </table:table-row>
        <table:table-row table:style-name="ro1">
          <table:table-cell office:value-type="string" calcext:value-type="string">
            <text:p>L364C</text:p>
          </table:table-cell>
          <table:table-cell office:value-type="float" office:value="-441.08487854" calcext:value-type="float">
            <text:p>-441.08487854</text:p>
          </table:table-cell>
        </table:table-row>
        <table:table-row table:style-name="ro1">
          <table:table-cell office:value-type="string" calcext:value-type="string">
            <text:p>D268C</text:p>
          </table:table-cell>
          <table:table-cell office:value-type="float" office:value="-441.085739136" calcext:value-type="float">
            <text:p>-441.085739136</text:p>
          </table:table-cell>
        </table:table-row>
        <table:table-row table:style-name="ro1">
          <table:table-cell office:value-type="string" calcext:value-type="string">
            <text:p>K335H</text:p>
          </table:table-cell>
          <table:table-cell office:value-type="float" office:value="-441.086611938" calcext:value-type="float">
            <text:p>-441.086611938</text:p>
          </table:table-cell>
        </table:table-row>
        <table:table-row table:style-name="ro1">
          <table:table-cell office:value-type="string" calcext:value-type="string">
            <text:p>A107D</text:p>
          </table:table-cell>
          <table:table-cell office:value-type="float" office:value="-441.090390015" calcext:value-type="float">
            <text:p>-441.090390015</text:p>
          </table:table-cell>
        </table:table-row>
        <table:table-row table:style-name="ro1">
          <table:table-cell office:value-type="string" calcext:value-type="string">
            <text:p>R301F</text:p>
          </table:table-cell>
          <table:table-cell office:value-type="float" office:value="-441.091915894" calcext:value-type="float">
            <text:p>-441.091915894</text:p>
          </table:table-cell>
        </table:table-row>
        <table:table-row table:style-name="ro1">
          <table:table-cell office:value-type="string" calcext:value-type="string">
            <text:p>P46Y</text:p>
          </table:table-cell>
          <table:table-cell office:value-type="float" office:value="-441.092370605" calcext:value-type="float">
            <text:p>-441.092370605</text:p>
          </table:table-cell>
        </table:table-row>
        <table:table-row table:style-name="ro1">
          <table:table-cell office:value-type="string" calcext:value-type="string">
            <text:p>P226Q</text:p>
          </table:table-cell>
          <table:table-cell office:value-type="float" office:value="-441.096786499" calcext:value-type="float">
            <text:p>-441.096786499</text:p>
          </table:table-cell>
        </table:table-row>
        <table:table-row table:style-name="ro1">
          <table:table-cell office:value-type="string" calcext:value-type="string">
            <text:p>V297M</text:p>
          </table:table-cell>
          <table:table-cell office:value-type="float" office:value="-441.098937988" calcext:value-type="float">
            <text:p>-441.098937988</text:p>
          </table:table-cell>
        </table:table-row>
        <table:table-row table:style-name="ro1">
          <table:table-cell office:value-type="string" calcext:value-type="string">
            <text:p>S393H</text:p>
          </table:table-cell>
          <table:table-cell office:value-type="float" office:value="-441.099331665" calcext:value-type="float">
            <text:p>-441.099331665</text:p>
          </table:table-cell>
        </table:table-row>
        <table:table-row table:style-name="ro1">
          <table:table-cell office:value-type="string" calcext:value-type="string">
            <text:p>S343P</text:p>
          </table:table-cell>
          <table:table-cell office:value-type="float" office:value="-441.100634766" calcext:value-type="float">
            <text:p>-441.100634766</text:p>
          </table:table-cell>
        </table:table-row>
        <table:table-row table:style-name="ro1">
          <table:table-cell office:value-type="string" calcext:value-type="string">
            <text:p>F77K</text:p>
          </table:table-cell>
          <table:table-cell office:value-type="float" office:value="-441.106692505" calcext:value-type="float">
            <text:p>-441.106692505</text:p>
          </table:table-cell>
        </table:table-row>
        <table:table-row table:style-name="ro1">
          <table:table-cell office:value-type="string" calcext:value-type="string">
            <text:p>L401D</text:p>
          </table:table-cell>
          <table:table-cell office:value-type="float" office:value="-441.107455444" calcext:value-type="float">
            <text:p>-441.107455444</text:p>
          </table:table-cell>
        </table:table-row>
        <table:table-row table:style-name="ro1">
          <table:table-cell office:value-type="string" calcext:value-type="string">
            <text:p>E262M</text:p>
          </table:table-cell>
          <table:table-cell office:value-type="float" office:value="-441.107733154" calcext:value-type="float">
            <text:p>-441.107733154</text:p>
          </table:table-cell>
        </table:table-row>
        <table:table-row table:style-name="ro1">
          <table:table-cell office:value-type="string" calcext:value-type="string">
            <text:p>N215P</text:p>
          </table:table-cell>
          <table:table-cell office:value-type="float" office:value="-441.112646484" calcext:value-type="float">
            <text:p>-441.112646484</text:p>
          </table:table-cell>
        </table:table-row>
        <table:table-row table:style-name="ro1">
          <table:table-cell office:value-type="string" calcext:value-type="string">
            <text:p>S324F</text:p>
          </table:table-cell>
          <table:table-cell office:value-type="float" office:value="-441.116421509" calcext:value-type="float">
            <text:p>-441.116421509</text:p>
          </table:table-cell>
        </table:table-row>
        <table:table-row table:style-name="ro1">
          <table:table-cell office:value-type="string" calcext:value-type="string">
            <text:p>G180L</text:p>
          </table:table-cell>
          <table:table-cell office:value-type="float" office:value="-441.118057251" calcext:value-type="float">
            <text:p>-441.118057251</text:p>
          </table:table-cell>
        </table:table-row>
        <table:table-row table:style-name="ro1">
          <table:table-cell office:value-type="string" calcext:value-type="string">
            <text:p>Q437G</text:p>
          </table:table-cell>
          <table:table-cell office:value-type="float" office:value="-441.119384766" calcext:value-type="float">
            <text:p>-441.119384766</text:p>
          </table:table-cell>
        </table:table-row>
        <table:table-row table:style-name="ro1">
          <table:table-cell office:value-type="string" calcext:value-type="string">
            <text:p>M138L</text:p>
          </table:table-cell>
          <table:table-cell office:value-type="float" office:value="-441.12114563" calcext:value-type="float">
            <text:p>-441.12114563</text:p>
          </table:table-cell>
        </table:table-row>
        <table:table-row table:style-name="ro1">
          <table:table-cell office:value-type="string" calcext:value-type="string">
            <text:p>A61Q</text:p>
          </table:table-cell>
          <table:table-cell office:value-type="float" office:value="-441.122817993" calcext:value-type="float">
            <text:p>-441.122817993</text:p>
          </table:table-cell>
        </table:table-row>
        <table:table-row table:style-name="ro1">
          <table:table-cell office:value-type="string" calcext:value-type="string">
            <text:p>R301Q</text:p>
          </table:table-cell>
          <table:table-cell office:value-type="float" office:value="-441.124890137" calcext:value-type="float">
            <text:p>-441.124890137</text:p>
          </table:table-cell>
        </table:table-row>
        <table:table-row table:style-name="ro1">
          <table:table-cell office:value-type="string" calcext:value-type="string">
            <text:p>S252C</text:p>
          </table:table-cell>
          <table:table-cell office:value-type="float" office:value="-441.132662964" calcext:value-type="float">
            <text:p>-441.132662964</text:p>
          </table:table-cell>
        </table:table-row>
        <table:table-row table:style-name="ro1">
          <table:table-cell office:value-type="string" calcext:value-type="string">
            <text:p>L408C</text:p>
          </table:table-cell>
          <table:table-cell office:value-type="float" office:value="-441.133001709" calcext:value-type="float">
            <text:p>-441.133001709</text:p>
          </table:table-cell>
        </table:table-row>
        <table:table-row table:style-name="ro1">
          <table:table-cell office:value-type="string" calcext:value-type="string">
            <text:p>K249V</text:p>
          </table:table-cell>
          <table:table-cell office:value-type="float" office:value="-441.134295654" calcext:value-type="float">
            <text:p>-441.134295654</text:p>
          </table:table-cell>
        </table:table-row>
        <table:table-row table:style-name="ro1">
          <table:table-cell office:value-type="string" calcext:value-type="string">
            <text:p>R266M</text:p>
          </table:table-cell>
          <table:table-cell office:value-type="float" office:value="-441.135671997" calcext:value-type="float">
            <text:p>-441.135671997</text:p>
          </table:table-cell>
        </table:table-row>
        <table:table-row table:style-name="ro1">
          <table:table-cell office:value-type="string" calcext:value-type="string">
            <text:p>G317D</text:p>
          </table:table-cell>
          <table:table-cell office:value-type="float" office:value="-441.136880493" calcext:value-type="float">
            <text:p>-441.136880493</text:p>
          </table:table-cell>
        </table:table-row>
        <table:table-row table:style-name="ro1">
          <table:table-cell office:value-type="string" calcext:value-type="string">
            <text:p>Q222V</text:p>
          </table:table-cell>
          <table:table-cell office:value-type="float" office:value="-441.137042236" calcext:value-type="float">
            <text:p>-441.137042236</text:p>
          </table:table-cell>
        </table:table-row>
        <table:table-row table:style-name="ro1">
          <table:table-cell office:value-type="string" calcext:value-type="string">
            <text:p>D329W</text:p>
          </table:table-cell>
          <table:table-cell office:value-type="float" office:value="-441.138729858" calcext:value-type="float">
            <text:p>-441.138729858</text:p>
          </table:table-cell>
        </table:table-row>
        <table:table-row table:style-name="ro1">
          <table:table-cell office:value-type="string" calcext:value-type="string">
            <text:p>N68I</text:p>
          </table:table-cell>
          <table:table-cell office:value-type="float" office:value="-441.139202881" calcext:value-type="float">
            <text:p>-441.139202881</text:p>
          </table:table-cell>
        </table:table-row>
        <table:table-row table:style-name="ro1">
          <table:table-cell office:value-type="string" calcext:value-type="string">
            <text:p>H37C</text:p>
          </table:table-cell>
          <table:table-cell office:value-type="float" office:value="-441.139944458" calcext:value-type="float">
            <text:p>-441.139944458</text:p>
          </table:table-cell>
        </table:table-row>
        <table:table-row table:style-name="ro1">
          <table:table-cell office:value-type="string" calcext:value-type="string">
            <text:p>L208H</text:p>
          </table:table-cell>
          <table:table-cell office:value-type="float" office:value="-441.142282104" calcext:value-type="float">
            <text:p>-441.142282104</text:p>
          </table:table-cell>
        </table:table-row>
        <table:table-row table:style-name="ro1">
          <table:table-cell office:value-type="string" calcext:value-type="string">
            <text:p>A237Q</text:p>
          </table:table-cell>
          <table:table-cell office:value-type="float" office:value="-441.142349243" calcext:value-type="float">
            <text:p>-441.142349243</text:p>
          </table:table-cell>
        </table:table-row>
        <table:table-row table:style-name="ro1">
          <table:table-cell office:value-type="string" calcext:value-type="string">
            <text:p>P390R</text:p>
          </table:table-cell>
          <table:table-cell office:value-type="float" office:value="-441.143179321" calcext:value-type="float">
            <text:p>-441.143179321</text:p>
          </table:table-cell>
        </table:table-row>
        <table:table-row table:style-name="ro1">
          <table:table-cell office:value-type="string" calcext:value-type="string">
            <text:p>E111M</text:p>
          </table:table-cell>
          <table:table-cell office:value-type="float" office:value="-441.145578003" calcext:value-type="float">
            <text:p>-441.145578003</text:p>
          </table:table-cell>
        </table:table-row>
        <table:table-row table:style-name="ro1">
          <table:table-cell office:value-type="string" calcext:value-type="string">
            <text:p>D148Q</text:p>
          </table:table-cell>
          <table:table-cell office:value-type="float" office:value="-441.1487854" calcext:value-type="float">
            <text:p>-441.1487854</text:p>
          </table:table-cell>
        </table:table-row>
        <table:table-row table:style-name="ro1">
          <table:table-cell office:value-type="string" calcext:value-type="string">
            <text:p>I187W</text:p>
          </table:table-cell>
          <table:table-cell office:value-type="float" office:value="-441.149331665" calcext:value-type="float">
            <text:p>-441.149331665</text:p>
          </table:table-cell>
        </table:table-row>
        <table:table-row table:style-name="ro1">
          <table:table-cell office:value-type="string" calcext:value-type="string">
            <text:p>F113V</text:p>
          </table:table-cell>
          <table:table-cell office:value-type="float" office:value="-441.150189209" calcext:value-type="float">
            <text:p>-441.150189209</text:p>
          </table:table-cell>
        </table:table-row>
        <table:table-row table:style-name="ro1">
          <table:table-cell office:value-type="string" calcext:value-type="string">
            <text:p>P46M</text:p>
          </table:table-cell>
          <table:table-cell office:value-type="float" office:value="-441.151220703" calcext:value-type="float">
            <text:p>-441.151220703</text:p>
          </table:table-cell>
        </table:table-row>
        <table:table-row table:style-name="ro1">
          <table:table-cell office:value-type="string" calcext:value-type="string">
            <text:p>F308W</text:p>
          </table:table-cell>
          <table:table-cell office:value-type="float" office:value="-441.151785278" calcext:value-type="float">
            <text:p>-441.151785278</text:p>
          </table:table-cell>
        </table:table-row>
        <table:table-row table:style-name="ro1">
          <table:table-cell office:value-type="string" calcext:value-type="string">
            <text:p>G375P</text:p>
          </table:table-cell>
          <table:table-cell office:value-type="float" office:value="-441.152737427" calcext:value-type="float">
            <text:p>-441.152737427</text:p>
          </table:table-cell>
        </table:table-row>
        <table:table-row table:style-name="ro1">
          <table:table-cell office:value-type="string" calcext:value-type="string">
            <text:p>A387C</text:p>
          </table:table-cell>
          <table:table-cell office:value-type="float" office:value="-441.15411377" calcext:value-type="float">
            <text:p>-441.15411377</text:p>
          </table:table-cell>
        </table:table-row>
        <table:table-row table:style-name="ro1">
          <table:table-cell office:value-type="string" calcext:value-type="string">
            <text:p>G246T</text:p>
          </table:table-cell>
          <table:table-cell office:value-type="float" office:value="-441.159313965" calcext:value-type="float">
            <text:p>-441.159313965</text:p>
          </table:table-cell>
        </table:table-row>
        <table:table-row table:style-name="ro1">
          <table:table-cell office:value-type="string" calcext:value-type="string">
            <text:p>V337R</text:p>
          </table:table-cell>
          <table:table-cell office:value-type="float" office:value="-441.160766602" calcext:value-type="float">
            <text:p>-441.160766602</text:p>
          </table:table-cell>
        </table:table-row>
        <table:table-row table:style-name="ro1">
          <table:table-cell office:value-type="string" calcext:value-type="string">
            <text:p>R436T</text:p>
          </table:table-cell>
          <table:table-cell office:value-type="float" office:value="-441.160766602" calcext:value-type="float">
            <text:p>-441.160766602</text:p>
          </table:table-cell>
        </table:table-row>
        <table:table-row table:style-name="ro1">
          <table:table-cell office:value-type="string" calcext:value-type="string">
            <text:p>I183Y</text:p>
          </table:table-cell>
          <table:table-cell office:value-type="float" office:value="-441.161279297" calcext:value-type="float">
            <text:p>-441.161279297</text:p>
          </table:table-cell>
        </table:table-row>
        <table:table-row table:style-name="ro1">
          <table:table-cell office:value-type="string" calcext:value-type="string">
            <text:p>A200D</text:p>
          </table:table-cell>
          <table:table-cell office:value-type="float" office:value="-441.161407471" calcext:value-type="float">
            <text:p>-441.161407471</text:p>
          </table:table-cell>
        </table:table-row>
        <table:table-row table:style-name="ro1">
          <table:table-cell office:value-type="string" calcext:value-type="string">
            <text:p>R301I</text:p>
          </table:table-cell>
          <table:table-cell office:value-type="float" office:value="-441.162420654" calcext:value-type="float">
            <text:p>-441.162420654</text:p>
          </table:table-cell>
        </table:table-row>
        <table:table-row table:style-name="ro1">
          <table:table-cell office:value-type="string" calcext:value-type="string">
            <text:p>P226L</text:p>
          </table:table-cell>
          <table:table-cell office:value-type="float" office:value="-441.163061523" calcext:value-type="float">
            <text:p>-441.163061523</text:p>
          </table:table-cell>
        </table:table-row>
        <table:table-row table:style-name="ro1">
          <table:table-cell office:value-type="string" calcext:value-type="string">
            <text:p>P162K</text:p>
          </table:table-cell>
          <table:table-cell office:value-type="float" office:value="-441.164614868" calcext:value-type="float">
            <text:p>-441.164614868</text:p>
          </table:table-cell>
        </table:table-row>
        <table:table-row table:style-name="ro1">
          <table:table-cell office:value-type="string" calcext:value-type="string">
            <text:p>L84N</text:p>
          </table:table-cell>
          <table:table-cell office:value-type="float" office:value="-441.166085815" calcext:value-type="float">
            <text:p>-441.166085815</text:p>
          </table:table-cell>
        </table:table-row>
        <table:table-row table:style-name="ro1">
          <table:table-cell office:value-type="string" calcext:value-type="string">
            <text:p>W170E</text:p>
          </table:table-cell>
          <table:table-cell office:value-type="float" office:value="-441.167294312" calcext:value-type="float">
            <text:p>-441.167294312</text:p>
          </table:table-cell>
        </table:table-row>
        <table:table-row table:style-name="ro1">
          <table:table-cell office:value-type="string" calcext:value-type="string">
            <text:p>F206H</text:p>
          </table:table-cell>
          <table:table-cell office:value-type="float" office:value="-441.168511963" calcext:value-type="float">
            <text:p>-441.168511963</text:p>
          </table:table-cell>
        </table:table-row>
        <table:table-row table:style-name="ro1">
          <table:table-cell office:value-type="string" calcext:value-type="string">
            <text:p>P152H</text:p>
          </table:table-cell>
          <table:table-cell office:value-type="float" office:value="-441.170614624" calcext:value-type="float">
            <text:p>-441.170614624</text:p>
          </table:table-cell>
        </table:table-row>
        <table:table-row table:style-name="ro1">
          <table:table-cell office:value-type="string" calcext:value-type="string">
            <text:p>R266D</text:p>
          </table:table-cell>
          <table:table-cell office:value-type="float" office:value="-441.171563721" calcext:value-type="float">
            <text:p>-441.171563721</text:p>
          </table:table-cell>
        </table:table-row>
        <table:table-row table:style-name="ro1">
          <table:table-cell office:value-type="string" calcext:value-type="string">
            <text:p>I391G</text:p>
          </table:table-cell>
          <table:table-cell office:value-type="float" office:value="-441.172540283" calcext:value-type="float">
            <text:p>-441.172540283</text:p>
          </table:table-cell>
        </table:table-row>
        <table:table-row table:style-name="ro1">
          <table:table-cell office:value-type="string" calcext:value-type="string">
            <text:p>G432D</text:p>
          </table:table-cell>
          <table:table-cell office:value-type="float" office:value="-441.172869873" calcext:value-type="float">
            <text:p>-441.172869873</text:p>
          </table:table-cell>
        </table:table-row>
        <table:table-row table:style-name="ro1">
          <table:table-cell office:value-type="string" calcext:value-type="string">
            <text:p>V59C</text:p>
          </table:table-cell>
          <table:table-cell office:value-type="float" office:value="-441.173226929" calcext:value-type="float">
            <text:p>-441.173226929</text:p>
          </table:table-cell>
        </table:table-row>
        <table:table-row table:style-name="ro1">
          <table:table-cell office:value-type="string" calcext:value-type="string">
            <text:p>D140M</text:p>
          </table:table-cell>
          <table:table-cell office:value-type="float" office:value="-441.173446655" calcext:value-type="float">
            <text:p>-441.173446655</text:p>
          </table:table-cell>
        </table:table-row>
        <table:table-row table:style-name="ro1">
          <table:table-cell office:value-type="string" calcext:value-type="string">
            <text:p>L208W</text:p>
          </table:table-cell>
          <table:table-cell office:value-type="float" office:value="-441.174411011" calcext:value-type="float">
            <text:p>-441.174411011</text:p>
          </table:table-cell>
        </table:table-row>
        <table:table-row table:style-name="ro1">
          <table:table-cell office:value-type="string" calcext:value-type="string">
            <text:p>Q380P</text:p>
          </table:table-cell>
          <table:table-cell office:value-type="float" office:value="-441.174542236" calcext:value-type="float">
            <text:p>-441.174542236</text:p>
          </table:table-cell>
        </table:table-row>
        <table:table-row table:style-name="ro1">
          <table:table-cell office:value-type="string" calcext:value-type="string">
            <text:p>P428Q</text:p>
          </table:table-cell>
          <table:table-cell office:value-type="float" office:value="-441.174725342" calcext:value-type="float">
            <text:p>-441.174725342</text:p>
          </table:table-cell>
        </table:table-row>
        <table:table-row table:style-name="ro1">
          <table:table-cell office:value-type="string" calcext:value-type="string">
            <text:p>A41P</text:p>
          </table:table-cell>
          <table:table-cell office:value-type="float" office:value="-441.179876709" calcext:value-type="float">
            <text:p>-441.179876709</text:p>
          </table:table-cell>
        </table:table-row>
        <table:table-row table:style-name="ro1">
          <table:table-cell office:value-type="string" calcext:value-type="string">
            <text:p>K201P</text:p>
          </table:table-cell>
          <table:table-cell office:value-type="float" office:value="-441.180493164" calcext:value-type="float">
            <text:p>-441.180493164</text:p>
          </table:table-cell>
        </table:table-row>
        <table:table-row table:style-name="ro1">
          <table:table-cell office:value-type="string" calcext:value-type="string">
            <text:p>H310K</text:p>
          </table:table-cell>
          <table:table-cell office:value-type="float" office:value="-441.181900024" calcext:value-type="float">
            <text:p>-441.181900024</text:p>
          </table:table-cell>
        </table:table-row>
        <table:table-row table:style-name="ro1">
          <table:table-cell office:value-type="string" calcext:value-type="string">
            <text:p>Q142Y</text:p>
          </table:table-cell>
          <table:table-cell office:value-type="float" office:value="-441.183786011" calcext:value-type="float">
            <text:p>-441.183786011</text:p>
          </table:table-cell>
        </table:table-row>
        <table:table-row table:style-name="ro1">
          <table:table-cell office:value-type="string" calcext:value-type="string">
            <text:p>Q380V</text:p>
          </table:table-cell>
          <table:table-cell office:value-type="float" office:value="-441.186868286" calcext:value-type="float">
            <text:p>-441.186868286</text:p>
          </table:table-cell>
        </table:table-row>
        <table:table-row table:style-name="ro1">
          <table:table-cell office:value-type="string" calcext:value-type="string">
            <text:p>M238V</text:p>
          </table:table-cell>
          <table:table-cell office:value-type="float" office:value="-441.18742981" calcext:value-type="float">
            <text:p>-441.18742981</text:p>
          </table:table-cell>
        </table:table-row>
        <table:table-row table:style-name="ro1">
          <table:table-cell office:value-type="string" calcext:value-type="string">
            <text:p>A241W</text:p>
          </table:table-cell>
          <table:table-cell office:value-type="float" office:value="-441.188723755" calcext:value-type="float">
            <text:p>-441.188723755</text:p>
          </table:table-cell>
        </table:table-row>
        <table:table-row table:style-name="ro1">
          <table:table-cell office:value-type="string" calcext:value-type="string">
            <text:p>F251K</text:p>
          </table:table-cell>
          <table:table-cell office:value-type="float" office:value="-441.191049194" calcext:value-type="float">
            <text:p>-441.191049194</text:p>
          </table:table-cell>
        </table:table-row>
        <table:table-row table:style-name="ro1">
          <table:table-cell office:value-type="string" calcext:value-type="string">
            <text:p>L103P</text:p>
          </table:table-cell>
          <table:table-cell office:value-type="float" office:value="-441.191290283" calcext:value-type="float">
            <text:p>-441.191290283</text:p>
          </table:table-cell>
        </table:table-row>
        <table:table-row table:style-name="ro1">
          <table:table-cell office:value-type="string" calcext:value-type="string">
            <text:p>L53C</text:p>
          </table:table-cell>
          <table:table-cell office:value-type="float" office:value="-441.193066406" calcext:value-type="float">
            <text:p>-441.193066406</text:p>
          </table:table-cell>
        </table:table-row>
        <table:table-row table:style-name="ro1">
          <table:table-cell office:value-type="string" calcext:value-type="string">
            <text:p>L84E</text:p>
          </table:table-cell>
          <table:table-cell office:value-type="float" office:value="-441.194055176" calcext:value-type="float">
            <text:p>-441.194055176</text:p>
          </table:table-cell>
        </table:table-row>
        <table:table-row table:style-name="ro1">
          <table:table-cell office:value-type="string" calcext:value-type="string">
            <text:p>E272K</text:p>
          </table:table-cell>
          <table:table-cell office:value-type="float" office:value="-441.194277954" calcext:value-type="float">
            <text:p>-441.194277954</text:p>
          </table:table-cell>
        </table:table-row>
        <table:table-row table:style-name="ro1">
          <table:table-cell office:value-type="string" calcext:value-type="string">
            <text:p>I255C</text:p>
          </table:table-cell>
          <table:table-cell office:value-type="float" office:value="-441.197052002" calcext:value-type="float">
            <text:p>-441.197052002</text:p>
          </table:table-cell>
        </table:table-row>
        <table:table-row table:style-name="ro1">
          <table:table-cell office:value-type="string" calcext:value-type="string">
            <text:p>F311H</text:p>
          </table:table-cell>
          <table:table-cell office:value-type="float" office:value="-441.198910522" calcext:value-type="float">
            <text:p>-441.198910522</text:p>
          </table:table-cell>
        </table:table-row>
        <table:table-row table:style-name="ro1">
          <table:table-cell office:value-type="string" calcext:value-type="string">
            <text:p>R302N</text:p>
          </table:table-cell>
          <table:table-cell office:value-type="float" office:value="-441.198965454" calcext:value-type="float">
            <text:p>-441.198965454</text:p>
          </table:table-cell>
        </table:table-row>
        <table:table-row table:style-name="ro1">
          <table:table-cell office:value-type="string" calcext:value-type="string">
            <text:p>E70M</text:p>
          </table:table-cell>
          <table:table-cell office:value-type="float" office:value="-441.200524902" calcext:value-type="float">
            <text:p>-441.200524902</text:p>
          </table:table-cell>
        </table:table-row>
        <table:table-row table:style-name="ro1">
          <table:table-cell office:value-type="string" calcext:value-type="string">
            <text:p>H126W</text:p>
          </table:table-cell>
          <table:table-cell office:value-type="float" office:value="-441.202807617" calcext:value-type="float">
            <text:p>-441.202807617</text:p>
          </table:table-cell>
        </table:table-row>
        <table:table-row table:style-name="ro1">
          <table:table-cell office:value-type="string" calcext:value-type="string">
            <text:p>L112A</text:p>
          </table:table-cell>
          <table:table-cell office:value-type="float" office:value="-441.203756714" calcext:value-type="float">
            <text:p>-441.203756714</text:p>
          </table:table-cell>
        </table:table-row>
        <table:table-row table:style-name="ro1">
          <table:table-cell office:value-type="string" calcext:value-type="string">
            <text:p>F224I</text:p>
          </table:table-cell>
          <table:table-cell office:value-type="float" office:value="-441.204956055" calcext:value-type="float">
            <text:p>-441.204956055</text:p>
          </table:table-cell>
        </table:table-row>
        <table:table-row table:style-name="ro1">
          <table:table-cell office:value-type="string" calcext:value-type="string">
            <text:p>T389W</text:p>
          </table:table-cell>
          <table:table-cell office:value-type="float" office:value="-441.206454468" calcext:value-type="float">
            <text:p>-441.206454468</text:p>
          </table:table-cell>
        </table:table-row>
        <table:table-row table:style-name="ro1">
          <table:table-cell office:value-type="string" calcext:value-type="string">
            <text:p>A284P</text:p>
          </table:table-cell>
          <table:table-cell office:value-type="float" office:value="-441.210159302" calcext:value-type="float">
            <text:p>-441.210159302</text:p>
          </table:table-cell>
        </table:table-row>
        <table:table-row table:style-name="ro1">
          <table:table-cell office:value-type="string" calcext:value-type="string">
            <text:p>A257H</text:p>
          </table:table-cell>
          <table:table-cell office:value-type="float" office:value="-441.210513306" calcext:value-type="float">
            <text:p>-441.210513306</text:p>
          </table:table-cell>
        </table:table-row>
        <table:table-row table:style-name="ro1">
          <table:table-cell office:value-type="string" calcext:value-type="string">
            <text:p>T67G</text:p>
          </table:table-cell>
          <table:table-cell office:value-type="float" office:value="-441.211187744" calcext:value-type="float">
            <text:p>-441.211187744</text:p>
          </table:table-cell>
        </table:table-row>
        <table:table-row table:style-name="ro1">
          <table:table-cell office:value-type="string" calcext:value-type="string">
            <text:p>G341E</text:p>
          </table:table-cell>
          <table:table-cell office:value-type="float" office:value="-441.214520264" calcext:value-type="float">
            <text:p>-441.214520264</text:p>
          </table:table-cell>
        </table:table-row>
        <table:table-row table:style-name="ro1">
          <table:table-cell office:value-type="string" calcext:value-type="string">
            <text:p>K249P</text:p>
          </table:table-cell>
          <table:table-cell office:value-type="float" office:value="-441.217999268" calcext:value-type="float">
            <text:p>-441.217999268</text:p>
          </table:table-cell>
        </table:table-row>
        <table:table-row table:style-name="ro1">
          <table:table-cell office:value-type="string" calcext:value-type="string">
            <text:p>A235H</text:p>
          </table:table-cell>
          <table:table-cell office:value-type="float" office:value="-441.218023682" calcext:value-type="float">
            <text:p>-441.218023682</text:p>
          </table:table-cell>
        </table:table-row>
        <table:table-row table:style-name="ro1">
          <table:table-cell office:value-type="string" calcext:value-type="string">
            <text:p>S343L</text:p>
          </table:table-cell>
          <table:table-cell office:value-type="float" office:value="-441.220126343" calcext:value-type="float">
            <text:p>-441.220126343</text:p>
          </table:table-cell>
        </table:table-row>
        <table:table-row table:style-name="ro1">
          <table:table-cell office:value-type="string" calcext:value-type="string">
            <text:p>P162R</text:p>
          </table:table-cell>
          <table:table-cell office:value-type="float" office:value="-441.225387573" calcext:value-type="float">
            <text:p>-441.225387573</text:p>
          </table:table-cell>
        </table:table-row>
        <table:table-row table:style-name="ro1">
          <table:table-cell office:value-type="string" calcext:value-type="string">
            <text:p>T416P</text:p>
          </table:table-cell>
          <table:table-cell office:value-type="float" office:value="-441.230563354" calcext:value-type="float">
            <text:p>-441.230563354</text:p>
          </table:table-cell>
        </table:table-row>
        <table:table-row table:style-name="ro1">
          <table:table-cell office:value-type="string" calcext:value-type="string">
            <text:p>F274R</text:p>
          </table:table-cell>
          <table:table-cell office:value-type="float" office:value="-441.232659912" calcext:value-type="float">
            <text:p>-441.232659912</text:p>
          </table:table-cell>
        </table:table-row>
        <table:table-row table:style-name="ro1">
          <table:table-cell office:value-type="string" calcext:value-type="string">
            <text:p>T74E</text:p>
          </table:table-cell>
          <table:table-cell office:value-type="float" office:value="-441.233435059" calcext:value-type="float">
            <text:p>-441.233435059</text:p>
          </table:table-cell>
        </table:table-row>
        <table:table-row table:style-name="ro1">
          <table:table-cell office:value-type="string" calcext:value-type="string">
            <text:p>G432K</text:p>
          </table:table-cell>
          <table:table-cell office:value-type="float" office:value="-441.233712769" calcext:value-type="float">
            <text:p>-441.233712769</text:p>
          </table:table-cell>
        </table:table-row>
        <table:table-row table:style-name="ro1">
          <table:table-cell office:value-type="string" calcext:value-type="string">
            <text:p>F404C</text:p>
          </table:table-cell>
          <table:table-cell office:value-type="float" office:value="-441.23371582" calcext:value-type="float">
            <text:p>-441.23371582</text:p>
          </table:table-cell>
        </table:table-row>
        <table:table-row table:style-name="ro1">
          <table:table-cell office:value-type="string" calcext:value-type="string">
            <text:p>A248L</text:p>
          </table:table-cell>
          <table:table-cell office:value-type="float" office:value="-441.234744263" calcext:value-type="float">
            <text:p>-441.234744263</text:p>
          </table:table-cell>
        </table:table-row>
        <table:table-row table:style-name="ro1">
          <table:table-cell office:value-type="string" calcext:value-type="string">
            <text:p>T256H</text:p>
          </table:table-cell>
          <table:table-cell office:value-type="float" office:value="-441.234750366" calcext:value-type="float">
            <text:p>-441.234750366</text:p>
          </table:table-cell>
        </table:table-row>
        <table:table-row table:style-name="ro1">
          <table:table-cell office:value-type="string" calcext:value-type="string">
            <text:p>T388K</text:p>
          </table:table-cell>
          <table:table-cell office:value-type="float" office:value="-441.235314941" calcext:value-type="float">
            <text:p>-441.235314941</text:p>
          </table:table-cell>
        </table:table-row>
        <table:table-row table:style-name="ro1">
          <table:table-cell office:value-type="string" calcext:value-type="string">
            <text:p>P190R</text:p>
          </table:table-cell>
          <table:table-cell office:value-type="float" office:value="-441.23604126" calcext:value-type="float">
            <text:p>-441.23604126</text:p>
          </table:table-cell>
        </table:table-row>
        <table:table-row table:style-name="ro1">
          <table:table-cell office:value-type="string" calcext:value-type="string">
            <text:p>F77Q</text:p>
          </table:table-cell>
          <table:table-cell office:value-type="float" office:value="-441.237075806" calcext:value-type="float">
            <text:p>-441.237075806</text:p>
          </table:table-cell>
        </table:table-row>
        <table:table-row table:style-name="ro1">
          <table:table-cell office:value-type="string" calcext:value-type="string">
            <text:p>L44C</text:p>
          </table:table-cell>
          <table:table-cell office:value-type="float" office:value="-441.238412476" calcext:value-type="float">
            <text:p>-441.238412476</text:p>
          </table:table-cell>
        </table:table-row>
        <table:table-row table:style-name="ro1">
          <table:table-cell office:value-type="string" calcext:value-type="string">
            <text:p>A92C</text:p>
          </table:table-cell>
          <table:table-cell office:value-type="float" office:value="-441.241571045" calcext:value-type="float">
            <text:p>-441.241571045</text:p>
          </table:table-cell>
        </table:table-row>
        <table:table-row table:style-name="ro1">
          <table:table-cell office:value-type="string" calcext:value-type="string">
            <text:p>G100L</text:p>
          </table:table-cell>
          <table:table-cell office:value-type="float" office:value="-441.24375" calcext:value-type="float">
            <text:p>-441.24375</text:p>
          </table:table-cell>
        </table:table-row>
        <table:table-row table:style-name="ro1">
          <table:table-cell office:value-type="string" calcext:value-type="string">
            <text:p>G66K</text:p>
          </table:table-cell>
          <table:table-cell office:value-type="float" office:value="-441.248608398" calcext:value-type="float">
            <text:p>-441.248608398</text:p>
          </table:table-cell>
        </table:table-row>
        <table:table-row table:style-name="ro1">
          <table:table-cell office:value-type="string" calcext:value-type="string">
            <text:p>F224L</text:p>
          </table:table-cell>
          <table:table-cell office:value-type="float" office:value="-441.250460815" calcext:value-type="float">
            <text:p>-441.250460815</text:p>
          </table:table-cell>
        </table:table-row>
        <table:table-row table:style-name="ro1">
          <table:table-cell office:value-type="string" calcext:value-type="string">
            <text:p>G137H</text:p>
          </table:table-cell>
          <table:table-cell office:value-type="float" office:value="-441.250790405" calcext:value-type="float">
            <text:p>-441.250790405</text:p>
          </table:table-cell>
        </table:table-row>
        <table:table-row table:style-name="ro1">
          <table:table-cell office:value-type="string" calcext:value-type="string">
            <text:p>P376Y</text:p>
          </table:table-cell>
          <table:table-cell office:value-type="float" office:value="-441.250894165" calcext:value-type="float">
            <text:p>-441.250894165</text:p>
          </table:table-cell>
        </table:table-row>
        <table:table-row table:style-name="ro1">
          <table:table-cell office:value-type="string" calcext:value-type="string">
            <text:p>P152S</text:p>
          </table:table-cell>
          <table:table-cell office:value-type="float" office:value="-441.252832031" calcext:value-type="float">
            <text:p>-441.252832031</text:p>
          </table:table-cell>
        </table:table-row>
        <table:table-row table:style-name="ro1">
          <table:table-cell office:value-type="string" calcext:value-type="string">
            <text:p>R338G</text:p>
          </table:table-cell>
          <table:table-cell office:value-type="float" office:value="-441.25557251" calcext:value-type="float">
            <text:p>-441.25557251</text:p>
          </table:table-cell>
        </table:table-row>
        <table:table-row table:style-name="ro1">
          <table:table-cell office:value-type="string" calcext:value-type="string">
            <text:p>V151K</text:p>
          </table:table-cell>
          <table:table-cell office:value-type="float" office:value="-441.258694458" calcext:value-type="float">
            <text:p>-441.258694458</text:p>
          </table:table-cell>
        </table:table-row>
        <table:table-row table:style-name="ro1">
          <table:table-cell office:value-type="string" calcext:value-type="string">
            <text:p>S252V</text:p>
          </table:table-cell>
          <table:table-cell office:value-type="float" office:value="-441.259237671" calcext:value-type="float">
            <text:p>-441.259237671</text:p>
          </table:table-cell>
        </table:table-row>
        <table:table-row table:style-name="ro1">
          <table:table-cell office:value-type="string" calcext:value-type="string">
            <text:p>A342H</text:p>
          </table:table-cell>
          <table:table-cell office:value-type="float" office:value="-441.260467529" calcext:value-type="float">
            <text:p>-441.260467529</text:p>
          </table:table-cell>
        </table:table-row>
        <table:table-row table:style-name="ro1">
          <table:table-cell office:value-type="string" calcext:value-type="string">
            <text:p>F405S</text:p>
          </table:table-cell>
          <table:table-cell office:value-type="float" office:value="-441.261978149" calcext:value-type="float">
            <text:p>-441.261978149</text:p>
          </table:table-cell>
        </table:table-row>
        <table:table-row table:style-name="ro1">
          <table:table-cell office:value-type="string" calcext:value-type="string">
            <text:p>P152D</text:p>
          </table:table-cell>
          <table:table-cell office:value-type="float" office:value="-441.263265991" calcext:value-type="float">
            <text:p>-441.263265991</text:p>
          </table:table-cell>
        </table:table-row>
        <table:table-row table:style-name="ro1">
          <table:table-cell office:value-type="string" calcext:value-type="string">
            <text:p>D82M</text:p>
          </table:table-cell>
          <table:table-cell office:value-type="float" office:value="-441.263583374" calcext:value-type="float">
            <text:p>-441.263583374</text:p>
          </table:table-cell>
        </table:table-row>
        <table:table-row table:style-name="ro1">
          <table:table-cell office:value-type="string" calcext:value-type="string">
            <text:p>Y108H</text:p>
          </table:table-cell>
          <table:table-cell office:value-type="float" office:value="-441.264242554" calcext:value-type="float">
            <text:p>-441.264242554</text:p>
          </table:table-cell>
        </table:table-row>
        <table:table-row table:style-name="ro1">
          <table:table-cell office:value-type="string" calcext:value-type="string">
            <text:p>Y108K</text:p>
          </table:table-cell>
          <table:table-cell office:value-type="float" office:value="-441.264880371" calcext:value-type="float">
            <text:p>-441.264880371</text:p>
          </table:table-cell>
        </table:table-row>
        <table:table-row table:style-name="ro1">
          <table:table-cell office:value-type="string" calcext:value-type="string">
            <text:p>A202N</text:p>
          </table:table-cell>
          <table:table-cell office:value-type="float" office:value="-441.265765381" calcext:value-type="float">
            <text:p>-441.265765381</text:p>
          </table:table-cell>
        </table:table-row>
        <table:table-row table:style-name="ro1">
          <table:table-cell office:value-type="string" calcext:value-type="string">
            <text:p>K105W</text:p>
          </table:table-cell>
          <table:table-cell office:value-type="float" office:value="-441.269769287" calcext:value-type="float">
            <text:p>-441.269769287</text:p>
          </table:table-cell>
        </table:table-row>
        <table:table-row table:style-name="ro1">
          <table:table-cell office:value-type="string" calcext:value-type="string">
            <text:p>D148F</text:p>
          </table:table-cell>
          <table:table-cell office:value-type="float" office:value="-441.271166992" calcext:value-type="float">
            <text:p>-441.271166992</text:p>
          </table:table-cell>
        </table:table-row>
        <table:table-row table:style-name="ro1">
          <table:table-cell office:value-type="string" calcext:value-type="string">
            <text:p>R302L</text:p>
          </table:table-cell>
          <table:table-cell office:value-type="float" office:value="-441.271600342" calcext:value-type="float">
            <text:p>-441.271600342</text:p>
          </table:table-cell>
        </table:table-row>
        <table:table-row table:style-name="ro1">
          <table:table-cell office:value-type="string" calcext:value-type="string">
            <text:p>L309A</text:p>
          </table:table-cell>
          <table:table-cell office:value-type="float" office:value="-441.273907471" calcext:value-type="float">
            <text:p>-441.273907471</text:p>
          </table:table-cell>
        </table:table-row>
        <table:table-row table:style-name="ro1">
          <table:table-cell office:value-type="string" calcext:value-type="string">
            <text:p>L401S</text:p>
          </table:table-cell>
          <table:table-cell office:value-type="float" office:value="-441.27456665" calcext:value-type="float">
            <text:p>-441.27456665</text:p>
          </table:table-cell>
        </table:table-row>
        <table:table-row table:style-name="ro1">
          <table:table-cell office:value-type="string" calcext:value-type="string">
            <text:p>G49K</text:p>
          </table:table-cell>
          <table:table-cell office:value-type="float" office:value="-441.278918457" calcext:value-type="float">
            <text:p>-441.278918457</text:p>
          </table:table-cell>
        </table:table-row>
        <table:table-row table:style-name="ro1">
          <table:table-cell office:value-type="string" calcext:value-type="string">
            <text:p>D268L</text:p>
          </table:table-cell>
          <table:table-cell office:value-type="float" office:value="-441.279431152" calcext:value-type="float">
            <text:p>-441.279431152</text:p>
          </table:table-cell>
        </table:table-row>
        <table:table-row table:style-name="ro1">
          <table:table-cell office:value-type="string" calcext:value-type="string">
            <text:p>G432P</text:p>
          </table:table-cell>
          <table:table-cell office:value-type="float" office:value="-441.281109619" calcext:value-type="float">
            <text:p>-441.281109619</text:p>
          </table:table-cell>
        </table:table-row>
        <table:table-row table:style-name="ro1">
          <table:table-cell office:value-type="string" calcext:value-type="string">
            <text:p>W207C</text:p>
          </table:table-cell>
          <table:table-cell office:value-type="float" office:value="-441.286264038" calcext:value-type="float">
            <text:p>-441.286264038</text:p>
          </table:table-cell>
        </table:table-row>
        <table:table-row table:style-name="ro1">
          <table:table-cell office:value-type="string" calcext:value-type="string">
            <text:p>I255F</text:p>
          </table:table-cell>
          <table:table-cell office:value-type="float" office:value="-441.287237549" calcext:value-type="float">
            <text:p>-441.287237549</text:p>
          </table:table-cell>
        </table:table-row>
        <table:table-row table:style-name="ro1">
          <table:table-cell office:value-type="string" calcext:value-type="string">
            <text:p>D258I</text:p>
          </table:table-cell>
          <table:table-cell office:value-type="float" office:value="-441.287969971" calcext:value-type="float">
            <text:p>-441.287969971</text:p>
          </table:table-cell>
        </table:table-row>
        <table:table-row table:style-name="ro1">
          <table:table-cell office:value-type="string" calcext:value-type="string">
            <text:p>E262C</text:p>
          </table:table-cell>
          <table:table-cell office:value-type="float" office:value="-441.289572144" calcext:value-type="float">
            <text:p>-441.289572144</text:p>
          </table:table-cell>
        </table:table-row>
        <table:table-row table:style-name="ro1">
          <table:table-cell office:value-type="string" calcext:value-type="string">
            <text:p>G100W</text:p>
          </table:table-cell>
          <table:table-cell office:value-type="float" office:value="-441.289871216" calcext:value-type="float">
            <text:p>-441.289871216</text:p>
          </table:table-cell>
        </table:table-row>
        <table:table-row table:style-name="ro1">
          <table:table-cell office:value-type="string" calcext:value-type="string">
            <text:p>G409H</text:p>
          </table:table-cell>
          <table:table-cell office:value-type="float" office:value="-441.290115356" calcext:value-type="float">
            <text:p>-441.290115356</text:p>
          </table:table-cell>
        </table:table-row>
        <table:table-row table:style-name="ro1">
          <table:table-cell office:value-type="string" calcext:value-type="string">
            <text:p>G341A</text:p>
          </table:table-cell>
          <table:table-cell office:value-type="float" office:value="-441.291015625" calcext:value-type="float">
            <text:p>-441.291015625</text:p>
          </table:table-cell>
        </table:table-row>
        <table:table-row table:style-name="ro1">
          <table:table-cell office:value-type="string" calcext:value-type="string">
            <text:p>I188F</text:p>
          </table:table-cell>
          <table:table-cell office:value-type="float" office:value="-441.29107666" calcext:value-type="float">
            <text:p>-441.29107666</text:p>
          </table:table-cell>
        </table:table-row>
        <table:table-row table:style-name="ro1">
          <table:table-cell office:value-type="string" calcext:value-type="string">
            <text:p>Y86R</text:p>
          </table:table-cell>
          <table:table-cell office:value-type="float" office:value="-441.291287231" calcext:value-type="float">
            <text:p>-441.291287231</text:p>
          </table:table-cell>
        </table:table-row>
        <table:table-row table:style-name="ro1">
          <table:table-cell office:value-type="string" calcext:value-type="string">
            <text:p>L250K</text:p>
          </table:table-cell>
          <table:table-cell office:value-type="float" office:value="-441.291549683" calcext:value-type="float">
            <text:p>-441.291549683</text:p>
          </table:table-cell>
        </table:table-row>
        <table:table-row table:style-name="ro1">
          <table:table-cell office:value-type="string" calcext:value-type="string">
            <text:p>K386N</text:p>
          </table:table-cell>
          <table:table-cell office:value-type="float" office:value="-441.301461792" calcext:value-type="float">
            <text:p>-441.301461792</text:p>
          </table:table-cell>
        </table:table-row>
        <table:table-row table:style-name="ro1">
          <table:table-cell office:value-type="string" calcext:value-type="string">
            <text:p>P152R</text:p>
          </table:table-cell>
          <table:table-cell office:value-type="float" office:value="-441.30166626" calcext:value-type="float">
            <text:p>-441.30166626</text:p>
          </table:table-cell>
        </table:table-row>
        <table:table-row table:style-name="ro1">
          <table:table-cell office:value-type="string" calcext:value-type="string">
            <text:p>N135H</text:p>
          </table:table-cell>
          <table:table-cell office:value-type="float" office:value="-441.306274414" calcext:value-type="float">
            <text:p>-441.306274414</text:p>
          </table:table-cell>
        </table:table-row>
        <table:table-row table:style-name="ro1">
          <table:table-cell office:value-type="string" calcext:value-type="string">
            <text:p>R338Y</text:p>
          </table:table-cell>
          <table:table-cell office:value-type="float" office:value="-441.306985474" calcext:value-type="float">
            <text:p>-441.306985474</text:p>
          </table:table-cell>
        </table:table-row>
        <table:table-row table:style-name="ro1">
          <table:table-cell office:value-type="string" calcext:value-type="string">
            <text:p>G49A</text:p>
          </table:table-cell>
          <table:table-cell office:value-type="float" office:value="-441.309393311" calcext:value-type="float">
            <text:p>-441.309393311</text:p>
          </table:table-cell>
        </table:table-row>
        <table:table-row table:style-name="ro1">
          <table:table-cell office:value-type="string" calcext:value-type="string">
            <text:p>V287H</text:p>
          </table:table-cell>
          <table:table-cell office:value-type="float" office:value="-441.313269043" calcext:value-type="float">
            <text:p>-441.313269043</text:p>
          </table:table-cell>
        </table:table-row>
        <table:table-row table:style-name="ro1">
          <table:table-cell office:value-type="string" calcext:value-type="string">
            <text:p>W442N</text:p>
          </table:table-cell>
          <table:table-cell office:value-type="float" office:value="-441.321652222" calcext:value-type="float">
            <text:p>-441.321652222</text:p>
          </table:table-cell>
        </table:table-row>
        <table:table-row table:style-name="ro1">
          <table:table-cell office:value-type="string" calcext:value-type="string">
            <text:p>I131G</text:p>
          </table:table-cell>
          <table:table-cell office:value-type="float" office:value="-441.323010254" calcext:value-type="float">
            <text:p>-441.323010254</text:p>
          </table:table-cell>
        </table:table-row>
        <table:table-row table:style-name="ro1">
          <table:table-cell office:value-type="string" calcext:value-type="string">
            <text:p>P162D</text:p>
          </table:table-cell>
          <table:table-cell office:value-type="float" office:value="-441.325112915" calcext:value-type="float">
            <text:p>-441.325112915</text:p>
          </table:table-cell>
        </table:table-row>
        <table:table-row table:style-name="ro1">
          <table:table-cell office:value-type="string" calcext:value-type="string">
            <text:p>A200N</text:p>
          </table:table-cell>
          <table:table-cell office:value-type="float" office:value="-441.326177979" calcext:value-type="float">
            <text:p>-441.326177979</text:p>
          </table:table-cell>
        </table:table-row>
        <table:table-row table:style-name="ro1">
          <table:table-cell office:value-type="string" calcext:value-type="string">
            <text:p>N68H</text:p>
          </table:table-cell>
          <table:table-cell office:value-type="float" office:value="-441.329223633" calcext:value-type="float">
            <text:p>-441.329223633</text:p>
          </table:table-cell>
        </table:table-row>
        <table:table-row table:style-name="ro1">
          <table:table-cell office:value-type="string" calcext:value-type="string">
            <text:p>H126C</text:p>
          </table:table-cell>
          <table:table-cell office:value-type="float" office:value="-441.32928772" calcext:value-type="float">
            <text:p>-441.32928772</text:p>
          </table:table-cell>
        </table:table-row>
        <table:table-row table:style-name="ro1">
          <table:table-cell office:value-type="string" calcext:value-type="string">
            <text:p>A284K</text:p>
          </table:table-cell>
          <table:table-cell office:value-type="float" office:value="-441.332015991" calcext:value-type="float">
            <text:p>-441.332015991</text:p>
          </table:table-cell>
        </table:table-row>
        <table:table-row table:style-name="ro1">
          <table:table-cell office:value-type="string" calcext:value-type="string">
            <text:p>R79Y</text:p>
          </table:table-cell>
          <table:table-cell office:value-type="float" office:value="-441.332766724" calcext:value-type="float">
            <text:p>-441.332766724</text:p>
          </table:table-cell>
        </table:table-row>
        <table:table-row table:style-name="ro1">
          <table:table-cell office:value-type="string" calcext:value-type="string">
            <text:p>K105N</text:p>
          </table:table-cell>
          <table:table-cell office:value-type="float" office:value="-441.334194946" calcext:value-type="float">
            <text:p>-441.334194946</text:p>
          </table:table-cell>
        </table:table-row>
        <table:table-row table:style-name="ro1">
          <table:table-cell office:value-type="string" calcext:value-type="string">
            <text:p>L408K</text:p>
          </table:table-cell>
          <table:table-cell office:value-type="float" office:value="-441.342175293" calcext:value-type="float">
            <text:p>-441.342175293</text:p>
          </table:table-cell>
        </table:table-row>
        <table:table-row table:style-name="ro1">
          <table:table-cell office:value-type="string" calcext:value-type="string">
            <text:p>Y377P</text:p>
          </table:table-cell>
          <table:table-cell office:value-type="float" office:value="-441.342288208" calcext:value-type="float">
            <text:p>-441.342288208</text:p>
          </table:table-cell>
        </table:table-row>
        <table:table-row table:style-name="ro1">
          <table:table-cell office:value-type="string" calcext:value-type="string">
            <text:p>G419R</text:p>
          </table:table-cell>
          <table:table-cell office:value-type="float" office:value="-441.344589233" calcext:value-type="float">
            <text:p>-441.344589233</text:p>
          </table:table-cell>
        </table:table-row>
        <table:table-row table:style-name="ro1">
          <table:table-cell office:value-type="string" calcext:value-type="string">
            <text:p>Y352G</text:p>
          </table:table-cell>
          <table:table-cell office:value-type="float" office:value="-441.3474823" calcext:value-type="float">
            <text:p>-441.3474823</text:p>
          </table:table-cell>
        </table:table-row>
        <table:table-row table:style-name="ro1">
          <table:table-cell office:value-type="string" calcext:value-type="string">
            <text:p>F77M</text:p>
          </table:table-cell>
          <table:table-cell office:value-type="float" office:value="-441.348495483" calcext:value-type="float">
            <text:p>-441.348495483</text:p>
          </table:table-cell>
        </table:table-row>
        <table:table-row table:style-name="ro1">
          <table:table-cell office:value-type="string" calcext:value-type="string">
            <text:p>H310Y</text:p>
          </table:table-cell>
          <table:table-cell office:value-type="float" office:value="-441.348651123" calcext:value-type="float">
            <text:p>-441.348651123</text:p>
          </table:table-cell>
        </table:table-row>
        <table:table-row table:style-name="ro1">
          <table:table-cell office:value-type="string" calcext:value-type="string">
            <text:p>T91V</text:p>
          </table:table-cell>
          <table:table-cell office:value-type="float" office:value="-441.351202393" calcext:value-type="float">
            <text:p>-441.351202393</text:p>
          </table:table-cell>
        </table:table-row>
        <table:table-row table:style-name="ro1">
          <table:table-cell office:value-type="string" calcext:value-type="string">
            <text:p>I166G</text:p>
          </table:table-cell>
          <table:table-cell office:value-type="float" office:value="-441.351556396" calcext:value-type="float">
            <text:p>-441.351556396</text:p>
          </table:table-cell>
        </table:table-row>
        <table:table-row table:style-name="ro1">
          <table:table-cell office:value-type="string" calcext:value-type="string">
            <text:p>F159M</text:p>
          </table:table-cell>
          <table:table-cell office:value-type="float" office:value="-441.353137207" calcext:value-type="float">
            <text:p>-441.353137207</text:p>
          </table:table-cell>
        </table:table-row>
        <table:table-row table:style-name="ro1">
          <table:table-cell office:value-type="string" calcext:value-type="string">
            <text:p>R145G</text:p>
          </table:table-cell>
          <table:table-cell office:value-type="float" office:value="-441.353634644" calcext:value-type="float">
            <text:p>-441.353634644</text:p>
          </table:table-cell>
        </table:table-row>
        <table:table-row table:style-name="ro1">
          <table:table-cell office:value-type="string" calcext:value-type="string">
            <text:p>G289N</text:p>
          </table:table-cell>
          <table:table-cell office:value-type="float" office:value="-441.353948975" calcext:value-type="float">
            <text:p>-441.353948975</text:p>
          </table:table-cell>
        </table:table-row>
        <table:table-row table:style-name="ro1">
          <table:table-cell office:value-type="string" calcext:value-type="string">
            <text:p>K249L</text:p>
          </table:table-cell>
          <table:table-cell office:value-type="float" office:value="-441.354202271" calcext:value-type="float">
            <text:p>-441.354202271</text:p>
          </table:table-cell>
        </table:table-row>
        <table:table-row table:style-name="ro1">
          <table:table-cell office:value-type="string" calcext:value-type="string">
            <text:p>Y377G</text:p>
          </table:table-cell>
          <table:table-cell office:value-type="float" office:value="-441.356942749" calcext:value-type="float">
            <text:p>-441.356942749</text:p>
          </table:table-cell>
        </table:table-row>
        <table:table-row table:style-name="ro1">
          <table:table-cell office:value-type="string" calcext:value-type="string">
            <text:p>G66C</text:p>
          </table:table-cell>
          <table:table-cell office:value-type="float" office:value="-441.360922241" calcext:value-type="float">
            <text:p>-441.360922241</text:p>
          </table:table-cell>
        </table:table-row>
        <table:table-row table:style-name="ro1">
          <table:table-cell office:value-type="string" calcext:value-type="string">
            <text:p>I183N</text:p>
          </table:table-cell>
          <table:table-cell office:value-type="float" office:value="-441.364230347" calcext:value-type="float">
            <text:p>-441.364230347</text:p>
          </table:table-cell>
        </table:table-row>
        <table:table-row table:style-name="ro1">
          <table:table-cell office:value-type="string" calcext:value-type="string">
            <text:p>N165V</text:p>
          </table:table-cell>
          <table:table-cell office:value-type="float" office:value="-441.364520264" calcext:value-type="float">
            <text:p>-441.364520264</text:p>
          </table:table-cell>
        </table:table-row>
        <table:table-row table:style-name="ro1">
          <table:table-cell office:value-type="string" calcext:value-type="string">
            <text:p>A241G</text:p>
          </table:table-cell>
          <table:table-cell office:value-type="float" office:value="-441.366973877" calcext:value-type="float">
            <text:p>-441.366973877</text:p>
          </table:table-cell>
        </table:table-row>
        <table:table-row table:style-name="ro1">
          <table:table-cell office:value-type="string" calcext:value-type="string">
            <text:p>H316T</text:p>
          </table:table-cell>
          <table:table-cell office:value-type="float" office:value="-441.369848633" calcext:value-type="float">
            <text:p>-441.369848633</text:p>
          </table:table-cell>
        </table:table-row>
        <table:table-row table:style-name="ro1">
          <table:table-cell office:value-type="string" calcext:value-type="string">
            <text:p>V287Y</text:p>
          </table:table-cell>
          <table:table-cell office:value-type="float" office:value="-441.370565796" calcext:value-type="float">
            <text:p>-441.370565796</text:p>
          </table:table-cell>
        </table:table-row>
        <table:table-row table:style-name="ro1">
          <table:table-cell office:value-type="string" calcext:value-type="string">
            <text:p>T273G</text:p>
          </table:table-cell>
          <table:table-cell office:value-type="float" office:value="-441.375643921" calcext:value-type="float">
            <text:p>-441.375643921</text:p>
          </table:table-cell>
        </table:table-row>
        <table:table-row table:style-name="ro1">
          <table:table-cell office:value-type="string" calcext:value-type="string">
            <text:p>M238Y</text:p>
          </table:table-cell>
          <table:table-cell office:value-type="float" office:value="-441.376669312" calcext:value-type="float">
            <text:p>-441.376669312</text:p>
          </table:table-cell>
        </table:table-row>
        <table:table-row table:style-name="ro1">
          <table:table-cell office:value-type="string" calcext:value-type="string">
            <text:p>H58K</text:p>
          </table:table-cell>
          <table:table-cell office:value-type="float" office:value="-441.381344604" calcext:value-type="float">
            <text:p>-441.381344604</text:p>
          </table:table-cell>
        </table:table-row>
        <table:table-row table:style-name="ro1">
          <table:table-cell office:value-type="string" calcext:value-type="string">
            <text:p>I187T</text:p>
          </table:table-cell>
          <table:table-cell office:value-type="float" office:value="-441.38168335" calcext:value-type="float">
            <text:p>-441.38168335</text:p>
          </table:table-cell>
        </table:table-row>
        <table:table-row table:style-name="ro1">
          <table:table-cell office:value-type="string" calcext:value-type="string">
            <text:p>A318Y</text:p>
          </table:table-cell>
          <table:table-cell office:value-type="float" office:value="-441.382785034" calcext:value-type="float">
            <text:p>-441.382785034</text:p>
          </table:table-cell>
        </table:table-row>
        <table:table-row table:style-name="ro1">
          <table:table-cell office:value-type="string" calcext:value-type="string">
            <text:p>A83Q</text:p>
          </table:table-cell>
          <table:table-cell office:value-type="float" office:value="-441.385766602" calcext:value-type="float">
            <text:p>-441.385766602</text:p>
          </table:table-cell>
        </table:table-row>
        <table:table-row table:style-name="ro1">
          <table:table-cell office:value-type="string" calcext:value-type="string">
            <text:p>A107G</text:p>
          </table:table-cell>
          <table:table-cell office:value-type="float" office:value="-441.389968872" calcext:value-type="float">
            <text:p>-441.389968872</text:p>
          </table:table-cell>
        </table:table-row>
        <table:table-row table:style-name="ro1">
          <table:table-cell office:value-type="string" calcext:value-type="string">
            <text:p>L250N</text:p>
          </table:table-cell>
          <table:table-cell office:value-type="float" office:value="-441.39112854" calcext:value-type="float">
            <text:p>-441.39112854</text:p>
          </table:table-cell>
        </table:table-row>
        <table:table-row table:style-name="ro1">
          <table:table-cell office:value-type="string" calcext:value-type="string">
            <text:p>L336N</text:p>
          </table:table-cell>
          <table:table-cell office:value-type="float" office:value="-441.391796875" calcext:value-type="float">
            <text:p>-441.391796875</text:p>
          </table:table-cell>
        </table:table-row>
        <table:table-row table:style-name="ro1">
          <table:table-cell office:value-type="string" calcext:value-type="string">
            <text:p>H37L</text:p>
          </table:table-cell>
          <table:table-cell office:value-type="float" office:value="-441.392510986" calcext:value-type="float">
            <text:p>-441.392510986</text:p>
          </table:table-cell>
        </table:table-row>
        <table:table-row table:style-name="ro1">
          <table:table-cell office:value-type="string" calcext:value-type="string">
            <text:p>M345N</text:p>
          </table:table-cell>
          <table:table-cell office:value-type="float" office:value="-441.397692871" calcext:value-type="float">
            <text:p>-441.397692871</text:p>
          </table:table-cell>
        </table:table-row>
        <table:table-row table:style-name="ro1">
          <table:table-cell office:value-type="string" calcext:value-type="string">
            <text:p>N215G</text:p>
          </table:table-cell>
          <table:table-cell office:value-type="float" office:value="-441.398486328" calcext:value-type="float">
            <text:p>-441.398486328</text:p>
          </table:table-cell>
        </table:table-row>
        <table:table-row table:style-name="ro1">
          <table:table-cell office:value-type="string" calcext:value-type="string">
            <text:p>I124F</text:p>
          </table:table-cell>
          <table:table-cell office:value-type="float" office:value="-441.399591064" calcext:value-type="float">
            <text:p>-441.399591064</text:p>
          </table:table-cell>
        </table:table-row>
        <table:table-row table:style-name="ro1">
          <table:table-cell office:value-type="string" calcext:value-type="string">
            <text:p>L147Y</text:p>
          </table:table-cell>
          <table:table-cell office:value-type="float" office:value="-441.400686646" calcext:value-type="float">
            <text:p>-441.400686646</text:p>
          </table:table-cell>
        </table:table-row>
        <table:table-row table:style-name="ro1">
          <table:table-cell office:value-type="string" calcext:value-type="string">
            <text:p>L144D</text:p>
          </table:table-cell>
          <table:table-cell office:value-type="float" office:value="-441.400854492" calcext:value-type="float">
            <text:p>-441.400854492</text:p>
          </table:table-cell>
        </table:table-row>
        <table:table-row table:style-name="ro1">
          <table:table-cell office:value-type="string" calcext:value-type="string">
            <text:p>A220K</text:p>
          </table:table-cell>
          <table:table-cell office:value-type="float" office:value="-441.403652954" calcext:value-type="float">
            <text:p>-441.403652954</text:p>
          </table:table-cell>
        </table:table-row>
        <table:table-row table:style-name="ro1">
          <table:table-cell office:value-type="string" calcext:value-type="string">
            <text:p>F285S</text:p>
          </table:table-cell>
          <table:table-cell office:value-type="float" office:value="-441.404003906" calcext:value-type="float">
            <text:p>-441.404003906</text:p>
          </table:table-cell>
        </table:table-row>
        <table:table-row table:style-name="ro1">
          <table:table-cell office:value-type="string" calcext:value-type="string">
            <text:p>Y377M</text:p>
          </table:table-cell>
          <table:table-cell office:value-type="float" office:value="-441.407296753" calcext:value-type="float">
            <text:p>-441.407296753</text:p>
          </table:table-cell>
        </table:table-row>
        <table:table-row table:style-name="ro1">
          <table:table-cell office:value-type="string" calcext:value-type="string">
            <text:p>T320N</text:p>
          </table:table-cell>
          <table:table-cell office:value-type="float" office:value="-441.4118927" calcext:value-type="float">
            <text:p>-441.4118927</text:p>
          </table:table-cell>
        </table:table-row>
        <table:table-row table:style-name="ro1">
          <table:table-cell office:value-type="string" calcext:value-type="string">
            <text:p>H424S</text:p>
          </table:table-cell>
          <table:table-cell office:value-type="float" office:value="-441.413208008" calcext:value-type="float">
            <text:p>-441.413208008</text:p>
          </table:table-cell>
        </table:table-row>
        <table:table-row table:style-name="ro1">
          <table:table-cell office:value-type="string" calcext:value-type="string">
            <text:p>T65N</text:p>
          </table:table-cell>
          <table:table-cell office:value-type="float" office:value="-441.415338135" calcext:value-type="float">
            <text:p>-441.415338135</text:p>
          </table:table-cell>
        </table:table-row>
        <table:table-row table:style-name="ro1">
          <table:table-cell office:value-type="string" calcext:value-type="string">
            <text:p>V319N</text:p>
          </table:table-cell>
          <table:table-cell office:value-type="float" office:value="-441.417703247" calcext:value-type="float">
            <text:p>-441.417703247</text:p>
          </table:table-cell>
        </table:table-row>
        <table:table-row table:style-name="ro1">
          <table:table-cell office:value-type="string" calcext:value-type="string">
            <text:p>G357M</text:p>
          </table:table-cell>
          <table:table-cell office:value-type="float" office:value="-441.418014526" calcext:value-type="float">
            <text:p>-441.418014526</text:p>
          </table:table-cell>
        </table:table-row>
        <table:table-row table:style-name="ro1">
          <table:table-cell office:value-type="string" calcext:value-type="string">
            <text:p>L38P</text:p>
          </table:table-cell>
          <table:table-cell office:value-type="float" office:value="-441.418612671" calcext:value-type="float">
            <text:p>-441.418612671</text:p>
          </table:table-cell>
        </table:table-row>
        <table:table-row table:style-name="ro1">
          <table:table-cell office:value-type="string" calcext:value-type="string">
            <text:p>V71H</text:p>
          </table:table-cell>
          <table:table-cell office:value-type="float" office:value="-441.419290161" calcext:value-type="float">
            <text:p>-441.419290161</text:p>
          </table:table-cell>
        </table:table-row>
        <table:table-row table:style-name="ro1">
          <table:table-cell office:value-type="string" calcext:value-type="string">
            <text:p>V40G</text:p>
          </table:table-cell>
          <table:table-cell office:value-type="float" office:value="-441.420074463" calcext:value-type="float">
            <text:p>-441.420074463</text:p>
          </table:table-cell>
        </table:table-row>
        <table:table-row table:style-name="ro1">
          <table:table-cell office:value-type="string" calcext:value-type="string">
            <text:p>A41R</text:p>
          </table:table-cell>
          <table:table-cell office:value-type="float" office:value="-441.420288086" calcext:value-type="float">
            <text:p>-441.420288086</text:p>
          </table:table-cell>
        </table:table-row>
        <table:table-row table:style-name="ro1">
          <table:table-cell office:value-type="string" calcext:value-type="string">
            <text:p>I392C</text:p>
          </table:table-cell>
          <table:table-cell office:value-type="float" office:value="-441.420629883" calcext:value-type="float">
            <text:p>-441.420629883</text:p>
          </table:table-cell>
        </table:table-row>
        <table:table-row table:style-name="ro1">
          <table:table-cell office:value-type="string" calcext:value-type="string">
            <text:p>A398V</text:p>
          </table:table-cell>
          <table:table-cell office:value-type="float" office:value="-441.420864868" calcext:value-type="float">
            <text:p>-441.420864868</text:p>
          </table:table-cell>
        </table:table-row>
        <table:table-row table:style-name="ro1">
          <table:table-cell office:value-type="string" calcext:value-type="string">
            <text:p>H310A</text:p>
          </table:table-cell>
          <table:table-cell office:value-type="float" office:value="-441.421209717" calcext:value-type="float">
            <text:p>-441.421209717</text:p>
          </table:table-cell>
        </table:table-row>
        <table:table-row table:style-name="ro1">
          <table:table-cell office:value-type="string" calcext:value-type="string">
            <text:p>V156G</text:p>
          </table:table-cell>
          <table:table-cell office:value-type="float" office:value="-441.425036621" calcext:value-type="float">
            <text:p>-441.425036621</text:p>
          </table:table-cell>
        </table:table-row>
        <table:table-row table:style-name="ro1">
          <table:table-cell office:value-type="string" calcext:value-type="string">
            <text:p>P305Q</text:p>
          </table:table-cell>
          <table:table-cell office:value-type="float" office:value="-441.425189209" calcext:value-type="float">
            <text:p>-441.425189209</text:p>
          </table:table-cell>
        </table:table-row>
        <table:table-row table:style-name="ro1">
          <table:table-cell office:value-type="string" calcext:value-type="string">
            <text:p>L44D</text:p>
          </table:table-cell>
          <table:table-cell office:value-type="float" office:value="-441.427832031" calcext:value-type="float">
            <text:p>-441.427832031</text:p>
          </table:table-cell>
        </table:table-row>
        <table:table-row table:style-name="ro1">
          <table:table-cell office:value-type="string" calcext:value-type="string">
            <text:p>L169P</text:p>
          </table:table-cell>
          <table:table-cell office:value-type="float" office:value="-441.427941895" calcext:value-type="float">
            <text:p>-441.427941895</text:p>
          </table:table-cell>
        </table:table-row>
        <table:table-row table:style-name="ro1">
          <table:table-cell office:value-type="string" calcext:value-type="string">
            <text:p>A398H</text:p>
          </table:table-cell>
          <table:table-cell office:value-type="float" office:value="-441.429815674" calcext:value-type="float">
            <text:p>-441.429815674</text:p>
          </table:table-cell>
        </table:table-row>
        <table:table-row table:style-name="ro1">
          <table:table-cell office:value-type="string" calcext:value-type="string">
            <text:p>P226H</text:p>
          </table:table-cell>
          <table:table-cell office:value-type="float" office:value="-441.430737305" calcext:value-type="float">
            <text:p>-441.430737305</text:p>
          </table:table-cell>
        </table:table-row>
        <table:table-row table:style-name="ro1">
          <table:table-cell office:value-type="string" calcext:value-type="string">
            <text:p>G66M</text:p>
          </table:table-cell>
          <table:table-cell office:value-type="float" office:value="-441.430990601" calcext:value-type="float">
            <text:p>-441.430990601</text:p>
          </table:table-cell>
        </table:table-row>
        <table:table-row table:style-name="ro1">
          <table:table-cell office:value-type="string" calcext:value-type="string">
            <text:p>K36Y</text:p>
          </table:table-cell>
          <table:table-cell office:value-type="float" office:value="-441.43152771" calcext:value-type="float">
            <text:p>-441.43152771</text:p>
          </table:table-cell>
        </table:table-row>
        <table:table-row table:style-name="ro1">
          <table:table-cell office:value-type="string" calcext:value-type="string">
            <text:p>M238K</text:p>
          </table:table-cell>
          <table:table-cell office:value-type="float" office:value="-441.433493042" calcext:value-type="float">
            <text:p>-441.433493042</text:p>
          </table:table-cell>
        </table:table-row>
        <table:table-row table:style-name="ro1">
          <table:table-cell office:value-type="string" calcext:value-type="string">
            <text:p>T299P</text:p>
          </table:table-cell>
          <table:table-cell office:value-type="float" office:value="-441.433648682" calcext:value-type="float">
            <text:p>-441.433648682</text:p>
          </table:table-cell>
        </table:table-row>
        <table:table-row table:style-name="ro1">
          <table:table-cell office:value-type="string" calcext:value-type="string">
            <text:p>V71C</text:p>
          </table:table-cell>
          <table:table-cell office:value-type="float" office:value="-441.437554932" calcext:value-type="float">
            <text:p>-441.437554932</text:p>
          </table:table-cell>
        </table:table-row>
        <table:table-row table:style-name="ro1">
          <table:table-cell office:value-type="string" calcext:value-type="string">
            <text:p>A57C</text:p>
          </table:table-cell>
          <table:table-cell office:value-type="float" office:value="-441.440188599" calcext:value-type="float">
            <text:p>-441.440188599</text:p>
          </table:table-cell>
        </table:table-row>
        <table:table-row table:style-name="ro1">
          <table:table-cell office:value-type="string" calcext:value-type="string">
            <text:p>P330L</text:p>
          </table:table-cell>
          <table:table-cell office:value-type="float" office:value="-441.440209961" calcext:value-type="float">
            <text:p>-441.440209961</text:p>
          </table:table-cell>
        </table:table-row>
        <table:table-row table:style-name="ro1">
          <table:table-cell office:value-type="string" calcext:value-type="string">
            <text:p>T256I</text:p>
          </table:table-cell>
          <table:table-cell office:value-type="float" office:value="-441.441522217" calcext:value-type="float">
            <text:p>-441.441522217</text:p>
          </table:table-cell>
        </table:table-row>
        <table:table-row table:style-name="ro1">
          <table:table-cell office:value-type="string" calcext:value-type="string">
            <text:p>V413A</text:p>
          </table:table-cell>
          <table:table-cell office:value-type="float" office:value="-441.441674805" calcext:value-type="float">
            <text:p>-441.441674805</text:p>
          </table:table-cell>
        </table:table-row>
        <table:table-row table:style-name="ro1">
          <table:table-cell office:value-type="string" calcext:value-type="string">
            <text:p>T292R</text:p>
          </table:table-cell>
          <table:table-cell office:value-type="float" office:value="-441.44453125" calcext:value-type="float">
            <text:p>-441.44453125</text:p>
          </table:table-cell>
        </table:table-row>
        <table:table-row table:style-name="ro1">
          <table:table-cell office:value-type="string" calcext:value-type="string">
            <text:p>D426T</text:p>
          </table:table-cell>
          <table:table-cell office:value-type="float" office:value="-441.445568848" calcext:value-type="float">
            <text:p>-441.445568848</text:p>
          </table:table-cell>
        </table:table-row>
        <table:table-row table:style-name="ro1">
          <table:table-cell office:value-type="string" calcext:value-type="string">
            <text:p>A41Y</text:p>
          </table:table-cell>
          <table:table-cell office:value-type="float" office:value="-441.447879028" calcext:value-type="float">
            <text:p>-441.447879028</text:p>
          </table:table-cell>
        </table:table-row>
        <table:table-row table:style-name="ro1">
          <table:table-cell office:value-type="string" calcext:value-type="string">
            <text:p>M345H</text:p>
          </table:table-cell>
          <table:table-cell office:value-type="float" office:value="-441.44798584" calcext:value-type="float">
            <text:p>-441.44798584</text:p>
          </table:table-cell>
        </table:table-row>
        <table:table-row table:style-name="ro1">
          <table:table-cell office:value-type="string" calcext:value-type="string">
            <text:p>H58I</text:p>
          </table:table-cell>
          <table:table-cell office:value-type="float" office:value="-441.449765015" calcext:value-type="float">
            <text:p>-441.449765015</text:p>
          </table:table-cell>
        </table:table-row>
        <table:table-row table:style-name="ro1">
          <table:table-cell office:value-type="string" calcext:value-type="string">
            <text:p>D258P</text:p>
          </table:table-cell>
          <table:table-cell office:value-type="float" office:value="-441.449996948" calcext:value-type="float">
            <text:p>-441.449996948</text:p>
          </table:table-cell>
        </table:table-row>
        <table:table-row table:style-name="ro1">
          <table:table-cell office:value-type="string" calcext:value-type="string">
            <text:p>M340G</text:p>
          </table:table-cell>
          <table:table-cell office:value-type="float" office:value="-441.461477661" calcext:value-type="float">
            <text:p>-441.461477661</text:p>
          </table:table-cell>
        </table:table-row>
        <table:table-row table:style-name="ro1">
          <table:table-cell office:value-type="string" calcext:value-type="string">
            <text:p>Y108N</text:p>
          </table:table-cell>
          <table:table-cell office:value-type="float" office:value="-441.461715698" calcext:value-type="float">
            <text:p>-441.461715698</text:p>
          </table:table-cell>
        </table:table-row>
        <table:table-row table:style-name="ro1">
          <table:table-cell office:value-type="string" calcext:value-type="string">
            <text:p>T320G</text:p>
          </table:table-cell>
          <table:table-cell office:value-type="float" office:value="-441.464425659" calcext:value-type="float">
            <text:p>-441.464425659</text:p>
          </table:table-cell>
        </table:table-row>
        <table:table-row table:style-name="ro1">
          <table:table-cell office:value-type="string" calcext:value-type="string">
            <text:p>A430N</text:p>
          </table:table-cell>
          <table:table-cell office:value-type="float" office:value="-441.465646362" calcext:value-type="float">
            <text:p>-441.465646362</text:p>
          </table:table-cell>
        </table:table-row>
        <table:table-row table:style-name="ro1">
          <table:table-cell office:value-type="string" calcext:value-type="string">
            <text:p>R266N</text:p>
          </table:table-cell>
          <table:table-cell office:value-type="float" office:value="-441.466082764" calcext:value-type="float">
            <text:p>-441.466082764</text:p>
          </table:table-cell>
        </table:table-row>
        <table:table-row table:style-name="ro1">
          <table:table-cell office:value-type="string" calcext:value-type="string">
            <text:p>M396T</text:p>
          </table:table-cell>
          <table:table-cell office:value-type="float" office:value="-441.468942261" calcext:value-type="float">
            <text:p>-441.468942261</text:p>
          </table:table-cell>
        </table:table-row>
        <table:table-row table:style-name="ro1">
          <table:table-cell office:value-type="string" calcext:value-type="string">
            <text:p>W170G</text:p>
          </table:table-cell>
          <table:table-cell office:value-type="float" office:value="-441.475344849" calcext:value-type="float">
            <text:p>-441.475344849</text:p>
          </table:table-cell>
        </table:table-row>
        <table:table-row table:style-name="ro1">
          <table:table-cell office:value-type="string" calcext:value-type="string">
            <text:p>W207Q</text:p>
          </table:table-cell>
          <table:table-cell office:value-type="float" office:value="-441.477307129" calcext:value-type="float">
            <text:p>-441.477307129</text:p>
          </table:table-cell>
        </table:table-row>
        <table:table-row table:style-name="ro1">
          <table:table-cell office:value-type="string" calcext:value-type="string">
            <text:p>A56N</text:p>
          </table:table-cell>
          <table:table-cell office:value-type="float" office:value="-441.479055786" calcext:value-type="float">
            <text:p>-441.479055786</text:p>
          </table:table-cell>
        </table:table-row>
        <table:table-row table:style-name="ro1">
          <table:table-cell office:value-type="string" calcext:value-type="string">
            <text:p>G327E</text:p>
          </table:table-cell>
          <table:table-cell office:value-type="float" office:value="-441.479901123" calcext:value-type="float">
            <text:p>-441.479901123</text:p>
          </table:table-cell>
        </table:table-row>
        <table:table-row table:style-name="ro1">
          <table:table-cell office:value-type="string" calcext:value-type="string">
            <text:p>I188Q</text:p>
          </table:table-cell>
          <table:table-cell office:value-type="float" office:value="-441.482720947" calcext:value-type="float">
            <text:p>-441.482720947</text:p>
          </table:table-cell>
        </table:table-row>
        <table:table-row table:style-name="ro1">
          <table:table-cell office:value-type="string" calcext:value-type="string">
            <text:p>Y439K</text:p>
          </table:table-cell>
          <table:table-cell office:value-type="float" office:value="-441.48298645" calcext:value-type="float">
            <text:p>-441.48298645</text:p>
          </table:table-cell>
        </table:table-row>
        <table:table-row table:style-name="ro1">
          <table:table-cell office:value-type="string" calcext:value-type="string">
            <text:p>D268P</text:p>
          </table:table-cell>
          <table:table-cell office:value-type="float" office:value="-441.48538208" calcext:value-type="float">
            <text:p>-441.48538208</text:p>
          </table:table-cell>
        </table:table-row>
        <table:table-row table:style-name="ro1">
          <table:table-cell office:value-type="string" calcext:value-type="string">
            <text:p>R301E</text:p>
          </table:table-cell>
          <table:table-cell office:value-type="float" office:value="-441.487338257" calcext:value-type="float">
            <text:p>-441.487338257</text:p>
          </table:table-cell>
        </table:table-row>
        <table:table-row table:style-name="ro1">
          <table:table-cell office:value-type="string" calcext:value-type="string">
            <text:p>G395N</text:p>
          </table:table-cell>
          <table:table-cell office:value-type="float" office:value="-441.491073608" calcext:value-type="float">
            <text:p>-441.491073608</text:p>
          </table:table-cell>
        </table:table-row>
        <table:table-row table:style-name="ro1">
          <table:table-cell office:value-type="string" calcext:value-type="string">
            <text:p>Y352R</text:p>
          </table:table-cell>
          <table:table-cell office:value-type="float" office:value="-441.49133606" calcext:value-type="float">
            <text:p>-441.49133606</text:p>
          </table:table-cell>
        </table:table-row>
        <table:table-row table:style-name="ro1">
          <table:table-cell office:value-type="string" calcext:value-type="string">
            <text:p>Q219C</text:p>
          </table:table-cell>
          <table:table-cell office:value-type="float" office:value="-441.491848755" calcext:value-type="float">
            <text:p>-441.491848755</text:p>
          </table:table-cell>
        </table:table-row>
        <table:table-row table:style-name="ro1">
          <table:table-cell office:value-type="string" calcext:value-type="string">
            <text:p>A300G</text:p>
          </table:table-cell>
          <table:table-cell office:value-type="float" office:value="-441.492599487" calcext:value-type="float">
            <text:p>-441.492599487</text:p>
          </table:table-cell>
        </table:table-row>
        <table:table-row table:style-name="ro1">
          <table:table-cell office:value-type="string" calcext:value-type="string">
            <text:p>F149P</text:p>
          </table:table-cell>
          <table:table-cell office:value-type="float" office:value="-441.493673706" calcext:value-type="float">
            <text:p>-441.493673706</text:p>
          </table:table-cell>
        </table:table-row>
        <table:table-row table:style-name="ro1">
          <table:table-cell office:value-type="string" calcext:value-type="string">
            <text:p>A248F</text:p>
          </table:table-cell>
          <table:table-cell office:value-type="float" office:value="-441.497180176" calcext:value-type="float">
            <text:p>-441.497180176</text:p>
          </table:table-cell>
        </table:table-row>
        <table:table-row table:style-name="ro1">
          <table:table-cell office:value-type="string" calcext:value-type="string">
            <text:p>F104Q</text:p>
          </table:table-cell>
          <table:table-cell office:value-type="float" office:value="-441.505337524" calcext:value-type="float">
            <text:p>-441.505337524</text:p>
          </table:table-cell>
        </table:table-row>
        <table:table-row table:style-name="ro1">
          <table:table-cell office:value-type="string" calcext:value-type="string">
            <text:p>H358M</text:p>
          </table:table-cell>
          <table:table-cell office:value-type="float" office:value="-441.50539856" calcext:value-type="float">
            <text:p>-441.50539856</text:p>
          </table:table-cell>
        </table:table-row>
        <table:table-row table:style-name="ro1">
          <table:table-cell office:value-type="string" calcext:value-type="string">
            <text:p>D114Q</text:p>
          </table:table-cell>
          <table:table-cell office:value-type="float" office:value="-441.509802246" calcext:value-type="float">
            <text:p>-441.509802246</text:p>
          </table:table-cell>
        </table:table-row>
        <table:table-row table:style-name="ro1">
          <table:table-cell office:value-type="string" calcext:value-type="string">
            <text:p>Q136I</text:p>
          </table:table-cell>
          <table:table-cell office:value-type="float" office:value="-441.511074829" calcext:value-type="float">
            <text:p>-441.511074829</text:p>
          </table:table-cell>
        </table:table-row>
        <table:table-row table:style-name="ro1">
          <table:table-cell office:value-type="string" calcext:value-type="string">
            <text:p>A421Q</text:p>
          </table:table-cell>
          <table:table-cell office:value-type="float" office:value="-441.514181519" calcext:value-type="float">
            <text:p>-441.514181519</text:p>
          </table:table-cell>
        </table:table-row>
        <table:table-row table:style-name="ro1">
          <table:table-cell office:value-type="string" calcext:value-type="string">
            <text:p>D205Y</text:p>
          </table:table-cell>
          <table:table-cell office:value-type="float" office:value="-441.517269897" calcext:value-type="float">
            <text:p>-441.517269897</text:p>
          </table:table-cell>
        </table:table-row>
        <table:table-row table:style-name="ro1">
          <table:table-cell office:value-type="string" calcext:value-type="string">
            <text:p>A57Q</text:p>
          </table:table-cell>
          <table:table-cell office:value-type="float" office:value="-441.517684937" calcext:value-type="float">
            <text:p>-441.517684937</text:p>
          </table:table-cell>
        </table:table-row>
        <table:table-row table:style-name="ro1">
          <table:table-cell office:value-type="string" calcext:value-type="string">
            <text:p>V85H</text:p>
          </table:table-cell>
          <table:table-cell office:value-type="float" office:value="-441.518237305" calcext:value-type="float">
            <text:p>-441.518237305</text:p>
          </table:table-cell>
        </table:table-row>
        <table:table-row table:style-name="ro1">
          <table:table-cell office:value-type="string" calcext:value-type="string">
            <text:p>Q219E</text:p>
          </table:table-cell>
          <table:table-cell office:value-type="float" office:value="-441.519299316" calcext:value-type="float">
            <text:p>-441.519299316</text:p>
          </table:table-cell>
        </table:table-row>
        <table:table-row table:style-name="ro1">
          <table:table-cell office:value-type="string" calcext:value-type="string">
            <text:p>M340Y</text:p>
          </table:table-cell>
          <table:table-cell office:value-type="float" office:value="-441.52036438" calcext:value-type="float">
            <text:p>-441.52036438</text:p>
          </table:table-cell>
        </table:table-row>
        <table:table-row table:style-name="ro1">
          <table:table-cell office:value-type="string" calcext:value-type="string">
            <text:p>G348S</text:p>
          </table:table-cell>
          <table:table-cell office:value-type="float" office:value="-441.520849609" calcext:value-type="float">
            <text:p>-441.520849609</text:p>
          </table:table-cell>
        </table:table-row>
        <table:table-row table:style-name="ro1">
          <table:table-cell office:value-type="string" calcext:value-type="string">
            <text:p>L401G</text:p>
          </table:table-cell>
          <table:table-cell office:value-type="float" office:value="-441.524588013" calcext:value-type="float">
            <text:p>-441.524588013</text:p>
          </table:table-cell>
        </table:table-row>
        <table:table-row table:style-name="ro1">
          <table:table-cell office:value-type="string" calcext:value-type="string">
            <text:p>N221P</text:p>
          </table:table-cell>
          <table:table-cell office:value-type="float" office:value="-441.525421143" calcext:value-type="float">
            <text:p>-441.525421143</text:p>
          </table:table-cell>
        </table:table-row>
        <table:table-row table:style-name="ro1">
          <table:table-cell office:value-type="string" calcext:value-type="string">
            <text:p>V81D</text:p>
          </table:table-cell>
          <table:table-cell office:value-type="float" office:value="-441.526983643" calcext:value-type="float">
            <text:p>-441.526983643</text:p>
          </table:table-cell>
        </table:table-row>
        <table:table-row table:style-name="ro1">
          <table:table-cell office:value-type="string" calcext:value-type="string">
            <text:p>A60R</text:p>
          </table:table-cell>
          <table:table-cell office:value-type="float" office:value="-441.527566528" calcext:value-type="float">
            <text:p>-441.527566528</text:p>
          </table:table-cell>
        </table:table-row>
        <table:table-row table:style-name="ro1">
          <table:table-cell office:value-type="string" calcext:value-type="string">
            <text:p>F304G</text:p>
          </table:table-cell>
          <table:table-cell office:value-type="float" office:value="-441.53324585" calcext:value-type="float">
            <text:p>-441.53324585</text:p>
          </table:table-cell>
        </table:table-row>
        <table:table-row table:style-name="ro1">
          <table:table-cell office:value-type="string" calcext:value-type="string">
            <text:p>L39A</text:p>
          </table:table-cell>
          <table:table-cell office:value-type="float" office:value="-441.535223389" calcext:value-type="float">
            <text:p>-441.535223389</text:p>
          </table:table-cell>
        </table:table-row>
        <table:table-row table:style-name="ro1">
          <table:table-cell office:value-type="string" calcext:value-type="string">
            <text:p>P218V</text:p>
          </table:table-cell>
          <table:table-cell office:value-type="float" office:value="-441.537512207" calcext:value-type="float">
            <text:p>-441.537512207</text:p>
          </table:table-cell>
        </table:table-row>
        <table:table-row table:style-name="ro1">
          <table:table-cell office:value-type="string" calcext:value-type="string">
            <text:p>A342W</text:p>
          </table:table-cell>
          <table:table-cell office:value-type="float" office:value="-441.539117432" calcext:value-type="float">
            <text:p>-441.539117432</text:p>
          </table:table-cell>
        </table:table-row>
        <table:table-row table:style-name="ro1">
          <table:table-cell office:value-type="string" calcext:value-type="string">
            <text:p>F405E</text:p>
          </table:table-cell>
          <table:table-cell office:value-type="float" office:value="-441.5412323" calcext:value-type="float">
            <text:p>-441.5412323</text:p>
          </table:table-cell>
        </table:table-row>
        <table:table-row table:style-name="ro1">
          <table:table-cell office:value-type="string" calcext:value-type="string">
            <text:p>G181F</text:p>
          </table:table-cell>
          <table:table-cell office:value-type="float" office:value="-441.544332886" calcext:value-type="float">
            <text:p>-441.544332886</text:p>
          </table:table-cell>
        </table:table-row>
        <table:table-row table:style-name="ro1">
          <table:table-cell office:value-type="string" calcext:value-type="string">
            <text:p>Q437H</text:p>
          </table:table-cell>
          <table:table-cell office:value-type="float" office:value="-441.546090698" calcext:value-type="float">
            <text:p>-441.546090698</text:p>
          </table:table-cell>
        </table:table-row>
        <table:table-row table:style-name="ro1">
          <table:table-cell office:value-type="string" calcext:value-type="string">
            <text:p>M350T</text:p>
          </table:table-cell>
          <table:table-cell office:value-type="float" office:value="-441.54909668" calcext:value-type="float">
            <text:p>-441.54909668</text:p>
          </table:table-cell>
        </table:table-row>
        <table:table-row table:style-name="ro1">
          <table:table-cell office:value-type="string" calcext:value-type="string">
            <text:p>T389G</text:p>
          </table:table-cell>
          <table:table-cell office:value-type="float" office:value="-441.549932861" calcext:value-type="float">
            <text:p>-441.549932861</text:p>
          </table:table-cell>
        </table:table-row>
        <table:table-row table:style-name="ro1">
          <table:table-cell office:value-type="string" calcext:value-type="string">
            <text:p>G344R</text:p>
          </table:table-cell>
          <table:table-cell office:value-type="float" office:value="-441.553198242" calcext:value-type="float">
            <text:p>-441.553198242</text:p>
          </table:table-cell>
        </table:table-row>
        <table:table-row table:style-name="ro1">
          <table:table-cell office:value-type="string" calcext:value-type="string">
            <text:p>N135F</text:p>
          </table:table-cell>
          <table:table-cell office:value-type="float" office:value="-441.553308105" calcext:value-type="float">
            <text:p>-441.553308105</text:p>
          </table:table-cell>
        </table:table-row>
        <table:table-row table:style-name="ro1">
          <table:table-cell office:value-type="string" calcext:value-type="string">
            <text:p>R240G</text:p>
          </table:table-cell>
          <table:table-cell office:value-type="float" office:value="-441.553521729" calcext:value-type="float">
            <text:p>-441.553521729</text:p>
          </table:table-cell>
        </table:table-row>
        <table:table-row table:style-name="ro1">
          <table:table-cell office:value-type="string" calcext:value-type="string">
            <text:p>L38S</text:p>
          </table:table-cell>
          <table:table-cell office:value-type="float" office:value="-441.558648682" calcext:value-type="float">
            <text:p>-441.558648682</text:p>
          </table:table-cell>
        </table:table-row>
        <table:table-row table:style-name="ro1">
          <table:table-cell office:value-type="string" calcext:value-type="string">
            <text:p>W207P</text:p>
          </table:table-cell>
          <table:table-cell office:value-type="float" office:value="-441.559472656" calcext:value-type="float">
            <text:p>-441.559472656</text:p>
          </table:table-cell>
        </table:table-row>
        <table:table-row table:style-name="ro1">
          <table:table-cell office:value-type="string" calcext:value-type="string">
            <text:p>L401N</text:p>
          </table:table-cell>
          <table:table-cell office:value-type="float" office:value="-441.564465332" calcext:value-type="float">
            <text:p>-441.564465332</text:p>
          </table:table-cell>
        </table:table-row>
        <table:table-row table:style-name="ro1">
          <table:table-cell office:value-type="string" calcext:value-type="string">
            <text:p>W170L</text:p>
          </table:table-cell>
          <table:table-cell office:value-type="float" office:value="-441.564483643" calcext:value-type="float">
            <text:p>-441.564483643</text:p>
          </table:table-cell>
        </table:table-row>
        <table:table-row table:style-name="ro1">
          <table:table-cell office:value-type="string" calcext:value-type="string">
            <text:p>F404H</text:p>
          </table:table-cell>
          <table:table-cell office:value-type="float" office:value="-441.564984131" calcext:value-type="float">
            <text:p>-441.564984131</text:p>
          </table:table-cell>
        </table:table-row>
        <table:table-row table:style-name="ro1">
          <table:table-cell office:value-type="string" calcext:value-type="string">
            <text:p>L208G</text:p>
          </table:table-cell>
          <table:table-cell office:value-type="float" office:value="-441.569366455" calcext:value-type="float">
            <text:p>-441.569366455</text:p>
          </table:table-cell>
        </table:table-row>
        <table:table-row table:style-name="ro1">
          <table:table-cell office:value-type="string" calcext:value-type="string">
            <text:p>M238T</text:p>
          </table:table-cell>
          <table:table-cell office:value-type="float" office:value="-441.572802734" calcext:value-type="float">
            <text:p>-441.572802734</text:p>
          </table:table-cell>
        </table:table-row>
        <table:table-row table:style-name="ro1">
          <table:table-cell office:value-type="string" calcext:value-type="string">
            <text:p>V40E</text:p>
          </table:table-cell>
          <table:table-cell office:value-type="float" office:value="-441.577453613" calcext:value-type="float">
            <text:p>-441.577453613</text:p>
          </table:table-cell>
        </table:table-row>
        <table:table-row table:style-name="ro1">
          <table:table-cell office:value-type="string" calcext:value-type="string">
            <text:p>V106S</text:p>
          </table:table-cell>
          <table:table-cell office:value-type="float" office:value="-441.57840271" calcext:value-type="float">
            <text:p>-441.57840271</text:p>
          </table:table-cell>
        </table:table-row>
        <table:table-row table:style-name="ro1">
          <table:table-cell office:value-type="string" calcext:value-type="string">
            <text:p>R400A</text:p>
          </table:table-cell>
          <table:table-cell office:value-type="float" office:value="-441.579046631" calcext:value-type="float">
            <text:p>-441.579046631</text:p>
          </table:table-cell>
        </table:table-row>
        <table:table-row table:style-name="ro1">
          <table:table-cell office:value-type="string" calcext:value-type="string">
            <text:p>L408E</text:p>
          </table:table-cell>
          <table:table-cell office:value-type="float" office:value="-441.579373169" calcext:value-type="float">
            <text:p>-441.579373169</text:p>
          </table:table-cell>
        </table:table-row>
        <table:table-row table:style-name="ro1">
          <table:table-cell office:value-type="string" calcext:value-type="string">
            <text:p>R145Y</text:p>
          </table:table-cell>
          <table:table-cell office:value-type="float" office:value="-441.582824707" calcext:value-type="float">
            <text:p>-441.582824707</text:p>
          </table:table-cell>
        </table:table-row>
        <table:table-row table:style-name="ro1">
          <table:table-cell office:value-type="string" calcext:value-type="string">
            <text:p>L38G</text:p>
          </table:table-cell>
          <table:table-cell office:value-type="float" office:value="-441.584823608" calcext:value-type="float">
            <text:p>-441.584823608</text:p>
          </table:table-cell>
        </table:table-row>
        <table:table-row table:style-name="ro1">
          <table:table-cell office:value-type="string" calcext:value-type="string">
            <text:p>D216A</text:p>
          </table:table-cell>
          <table:table-cell office:value-type="float" office:value="-441.585192871" calcext:value-type="float">
            <text:p>-441.585192871</text:p>
          </table:table-cell>
        </table:table-row>
        <table:table-row table:style-name="ro1">
          <table:table-cell office:value-type="string" calcext:value-type="string">
            <text:p>M238G</text:p>
          </table:table-cell>
          <table:table-cell office:value-type="float" office:value="-441.592559814" calcext:value-type="float">
            <text:p>-441.592559814</text:p>
          </table:table-cell>
        </table:table-row>
        <table:table-row table:style-name="ro1">
          <table:table-cell office:value-type="string" calcext:value-type="string">
            <text:p>G181W</text:p>
          </table:table-cell>
          <table:table-cell office:value-type="float" office:value="-441.598788452" calcext:value-type="float">
            <text:p>-441.598788452</text:p>
          </table:table-cell>
        </table:table-row>
        <table:table-row table:style-name="ro1">
          <table:table-cell office:value-type="string" calcext:value-type="string">
            <text:p>L192A</text:p>
          </table:table-cell>
          <table:table-cell office:value-type="float" office:value="-441.609289551" calcext:value-type="float">
            <text:p>-441.609289551</text:p>
          </table:table-cell>
        </table:table-row>
        <table:table-row table:style-name="ro1">
          <table:table-cell office:value-type="string" calcext:value-type="string">
            <text:p>R301M</text:p>
          </table:table-cell>
          <table:table-cell office:value-type="float" office:value="-441.609973145" calcext:value-type="float">
            <text:p>-441.609973145</text:p>
          </table:table-cell>
        </table:table-row>
        <table:table-row table:style-name="ro1">
          <table:table-cell office:value-type="string" calcext:value-type="string">
            <text:p>R301C</text:p>
          </table:table-cell>
          <table:table-cell office:value-type="float" office:value="-441.612930298" calcext:value-type="float">
            <text:p>-441.612930298</text:p>
          </table:table-cell>
        </table:table-row>
        <table:table-row table:style-name="ro1">
          <table:table-cell office:value-type="string" calcext:value-type="string">
            <text:p>G66E</text:p>
          </table:table-cell>
          <table:table-cell office:value-type="float" office:value="-441.614782715" calcext:value-type="float">
            <text:p>-441.614782715</text:p>
          </table:table-cell>
        </table:table-row>
        <table:table-row table:style-name="ro1">
          <table:table-cell office:value-type="string" calcext:value-type="string">
            <text:p>V151W</text:p>
          </table:table-cell>
          <table:table-cell office:value-type="float" office:value="-441.617282104" calcext:value-type="float">
            <text:p>-441.617282104</text:p>
          </table:table-cell>
        </table:table-row>
        <table:table-row table:style-name="ro1">
          <table:table-cell office:value-type="string" calcext:value-type="string">
            <text:p>G246K</text:p>
          </table:table-cell>
          <table:table-cell office:value-type="float" office:value="-441.619039917" calcext:value-type="float">
            <text:p>-441.619039917</text:p>
          </table:table-cell>
        </table:table-row>
        <table:table-row table:style-name="ro1">
          <table:table-cell office:value-type="string" calcext:value-type="string">
            <text:p>R266Y</text:p>
          </table:table-cell>
          <table:table-cell office:value-type="float" office:value="-441.619174194" calcext:value-type="float">
            <text:p>-441.619174194</text:p>
          </table:table-cell>
        </table:table-row>
        <table:table-row table:style-name="ro1">
          <table:table-cell office:value-type="string" calcext:value-type="string">
            <text:p>P390W</text:p>
          </table:table-cell>
          <table:table-cell office:value-type="float" office:value="-441.619317627" calcext:value-type="float">
            <text:p>-441.619317627</text:p>
          </table:table-cell>
        </table:table-row>
        <table:table-row table:style-name="ro1">
          <table:table-cell office:value-type="string" calcext:value-type="string">
            <text:p>T388D</text:p>
          </table:table-cell>
          <table:table-cell office:value-type="float" office:value="-441.623080444" calcext:value-type="float">
            <text:p>-441.623080444</text:p>
          </table:table-cell>
        </table:table-row>
        <table:table-row table:style-name="ro1">
          <table:table-cell office:value-type="string" calcext:value-type="string">
            <text:p>L44Q</text:p>
          </table:table-cell>
          <table:table-cell office:value-type="float" office:value="-441.623474121" calcext:value-type="float">
            <text:p>-441.623474121</text:p>
          </table:table-cell>
        </table:table-row>
        <table:table-row table:style-name="ro1">
          <table:table-cell office:value-type="string" calcext:value-type="string">
            <text:p>P226W</text:p>
          </table:table-cell>
          <table:table-cell office:value-type="float" office:value="-441.624627686" calcext:value-type="float">
            <text:p>-441.624627686</text:p>
          </table:table-cell>
        </table:table-row>
        <table:table-row table:style-name="ro1">
          <table:table-cell office:value-type="string" calcext:value-type="string">
            <text:p>T67E</text:p>
          </table:table-cell>
          <table:table-cell office:value-type="float" office:value="-441.629257202" calcext:value-type="float">
            <text:p>-441.629257202</text:p>
          </table:table-cell>
        </table:table-row>
        <table:table-row table:style-name="ro1">
          <table:table-cell office:value-type="string" calcext:value-type="string">
            <text:p>P198E</text:p>
          </table:table-cell>
          <table:table-cell office:value-type="float" office:value="-441.629550171" calcext:value-type="float">
            <text:p>-441.629550171</text:p>
          </table:table-cell>
        </table:table-row>
        <table:table-row table:style-name="ro1">
          <table:table-cell office:value-type="string" calcext:value-type="string">
            <text:p>F422Q</text:p>
          </table:table-cell>
          <table:table-cell office:value-type="float" office:value="-441.639483643" calcext:value-type="float">
            <text:p>-441.639483643</text:p>
          </table:table-cell>
        </table:table-row>
        <table:table-row table:style-name="ro1">
          <table:table-cell office:value-type="string" calcext:value-type="string">
            <text:p>E54C</text:p>
          </table:table-cell>
          <table:table-cell office:value-type="float" office:value="-441.639682007" calcext:value-type="float">
            <text:p>-441.639682007</text:p>
          </table:table-cell>
        </table:table-row>
        <table:table-row table:style-name="ro1">
          <table:table-cell office:value-type="string" calcext:value-type="string">
            <text:p>F206W</text:p>
          </table:table-cell>
          <table:table-cell office:value-type="float" office:value="-441.642263794" calcext:value-type="float">
            <text:p>-441.642263794</text:p>
          </table:table-cell>
        </table:table-row>
        <table:table-row table:style-name="ro1">
          <table:table-cell office:value-type="string" calcext:value-type="string">
            <text:p>T186H</text:p>
          </table:table-cell>
          <table:table-cell office:value-type="float" office:value="-441.642404175" calcext:value-type="float">
            <text:p>-441.642404175</text:p>
          </table:table-cell>
        </table:table-row>
        <table:table-row table:style-name="ro1">
          <table:table-cell office:value-type="string" calcext:value-type="string">
            <text:p>D75R</text:p>
          </table:table-cell>
          <table:table-cell office:value-type="float" office:value="-441.648617554" calcext:value-type="float">
            <text:p>-441.648617554</text:p>
          </table:table-cell>
        </table:table-row>
        <table:table-row table:style-name="ro1">
          <table:table-cell office:value-type="string" calcext:value-type="string">
            <text:p>S324I</text:p>
          </table:table-cell>
          <table:table-cell office:value-type="float" office:value="-441.649880981" calcext:value-type="float">
            <text:p>-441.649880981</text:p>
          </table:table-cell>
        </table:table-row>
        <table:table-row table:style-name="ro1">
          <table:table-cell office:value-type="string" calcext:value-type="string">
            <text:p>V287K</text:p>
          </table:table-cell>
          <table:table-cell office:value-type="float" office:value="-441.651229858" calcext:value-type="float">
            <text:p>-441.651229858</text:p>
          </table:table-cell>
        </table:table-row>
        <table:table-row table:style-name="ro1">
          <table:table-cell office:value-type="string" calcext:value-type="string">
            <text:p>V151D</text:p>
          </table:table-cell>
          <table:table-cell office:value-type="float" office:value="-441.652023315" calcext:value-type="float">
            <text:p>-441.652023315</text:p>
          </table:table-cell>
        </table:table-row>
        <table:table-row table:style-name="ro1">
          <table:table-cell office:value-type="string" calcext:value-type="string">
            <text:p>V291Y</text:p>
          </table:table-cell>
          <table:table-cell office:value-type="float" office:value="-441.654678345" calcext:value-type="float">
            <text:p>-441.654678345</text:p>
          </table:table-cell>
        </table:table-row>
        <table:table-row table:style-name="ro1">
          <table:table-cell office:value-type="string" calcext:value-type="string">
            <text:p>G289L</text:p>
          </table:table-cell>
          <table:table-cell office:value-type="float" office:value="-441.657321167" calcext:value-type="float">
            <text:p>-441.657321167</text:p>
          </table:table-cell>
        </table:table-row>
        <table:table-row table:style-name="ro1">
          <table:table-cell office:value-type="string" calcext:value-type="string">
            <text:p>M385W</text:p>
          </table:table-cell>
          <table:table-cell office:value-type="float" office:value="-441.657388306" calcext:value-type="float">
            <text:p>-441.657388306</text:p>
          </table:table-cell>
        </table:table-row>
        <table:table-row table:style-name="ro1">
          <table:table-cell office:value-type="string" calcext:value-type="string">
            <text:p>C225M</text:p>
          </table:table-cell>
          <table:table-cell office:value-type="float" office:value="-441.658981323" calcext:value-type="float">
            <text:p>-441.658981323</text:p>
          </table:table-cell>
        </table:table-row>
        <table:table-row table:style-name="ro1">
          <table:table-cell office:value-type="string" calcext:value-type="string">
            <text:p>S63A</text:p>
          </table:table-cell>
          <table:table-cell office:value-type="float" office:value="-441.659020996" calcext:value-type="float">
            <text:p>-441.659020996</text:p>
          </table:table-cell>
        </table:table-row>
        <table:table-row table:style-name="ro1">
          <table:table-cell office:value-type="string" calcext:value-type="string">
            <text:p>W382N</text:p>
          </table:table-cell>
          <table:table-cell office:value-type="float" office:value="-441.663729858" calcext:value-type="float">
            <text:p>-441.663729858</text:p>
          </table:table-cell>
        </table:table-row>
        <table:table-row table:style-name="ro1">
          <table:table-cell office:value-type="string" calcext:value-type="string">
            <text:p>I414F</text:p>
          </table:table-cell>
          <table:table-cell office:value-type="float" office:value="-441.667578125" calcext:value-type="float">
            <text:p>-441.667578125</text:p>
          </table:table-cell>
        </table:table-row>
        <table:table-row table:style-name="ro1">
          <table:table-cell office:value-type="string" calcext:value-type="string">
            <text:p>P294K</text:p>
          </table:table-cell>
          <table:table-cell office:value-type="float" office:value="-441.673742676" calcext:value-type="float">
            <text:p>-441.673742676</text:p>
          </table:table-cell>
        </table:table-row>
        <table:table-row table:style-name="ro1">
          <table:table-cell office:value-type="string" calcext:value-type="string">
            <text:p>I255P</text:p>
          </table:table-cell>
          <table:table-cell office:value-type="float" office:value="-441.674786377" calcext:value-type="float">
            <text:p>-441.674786377</text:p>
          </table:table-cell>
        </table:table-row>
        <table:table-row table:style-name="ro1">
          <table:table-cell office:value-type="string" calcext:value-type="string">
            <text:p>W382R</text:p>
          </table:table-cell>
          <table:table-cell office:value-type="float" office:value="-441.675201416" calcext:value-type="float">
            <text:p>-441.675201416</text:p>
          </table:table-cell>
        </table:table-row>
        <table:table-row table:style-name="ro1">
          <table:table-cell office:value-type="string" calcext:value-type="string">
            <text:p>G133K</text:p>
          </table:table-cell>
          <table:table-cell office:value-type="float" office:value="-441.677328491" calcext:value-type="float">
            <text:p>-441.677328491</text:p>
          </table:table-cell>
        </table:table-row>
        <table:table-row table:style-name="ro1">
          <table:table-cell office:value-type="string" calcext:value-type="string">
            <text:p>A318F</text:p>
          </table:table-cell>
          <table:table-cell office:value-type="float" office:value="-441.680477905" calcext:value-type="float">
            <text:p>-441.680477905</text:p>
          </table:table-cell>
        </table:table-row>
        <table:table-row table:style-name="ro1">
          <table:table-cell office:value-type="string" calcext:value-type="string">
            <text:p>F251N</text:p>
          </table:table-cell>
          <table:table-cell office:value-type="float" office:value="-441.681668091" calcext:value-type="float">
            <text:p>-441.681668091</text:p>
          </table:table-cell>
        </table:table-row>
        <table:table-row table:style-name="ro1">
          <table:table-cell office:value-type="string" calcext:value-type="string">
            <text:p>I264F</text:p>
          </table:table-cell>
          <table:table-cell office:value-type="float" office:value="-441.68364563" calcext:value-type="float">
            <text:p>-441.68364563</text:p>
          </table:table-cell>
        </table:table-row>
        <table:table-row table:style-name="ro1">
          <table:table-cell office:value-type="string" calcext:value-type="string">
            <text:p>F274S</text:p>
          </table:table-cell>
          <table:table-cell office:value-type="float" office:value="-441.684011841" calcext:value-type="float">
            <text:p>-441.684011841</text:p>
          </table:table-cell>
        </table:table-row>
        <table:table-row table:style-name="ro1">
          <table:table-cell office:value-type="string" calcext:value-type="string">
            <text:p>D160Q</text:p>
          </table:table-cell>
          <table:table-cell office:value-type="float" office:value="-441.684133911" calcext:value-type="float">
            <text:p>-441.684133911</text:p>
          </table:table-cell>
        </table:table-row>
        <table:table-row table:style-name="ro1">
          <table:table-cell office:value-type="string" calcext:value-type="string">
            <text:p>P226S</text:p>
          </table:table-cell>
          <table:table-cell office:value-type="float" office:value="-441.685818481" calcext:value-type="float">
            <text:p>-441.685818481</text:p>
          </table:table-cell>
        </table:table-row>
        <table:table-row table:style-name="ro1">
          <table:table-cell office:value-type="string" calcext:value-type="string">
            <text:p>P390F</text:p>
          </table:table-cell>
          <table:table-cell office:value-type="float" office:value="-441.687127686" calcext:value-type="float">
            <text:p>-441.687127686</text:p>
          </table:table-cell>
        </table:table-row>
        <table:table-row table:style-name="ro1">
          <table:table-cell office:value-type="string" calcext:value-type="string">
            <text:p>T73M</text:p>
          </table:table-cell>
          <table:table-cell office:value-type="float" office:value="-441.687973022" calcext:value-type="float">
            <text:p>-441.687973022</text:p>
          </table:table-cell>
        </table:table-row>
        <table:table-row table:style-name="ro1">
          <table:table-cell office:value-type="string" calcext:value-type="string">
            <text:p>M345A</text:p>
          </table:table-cell>
          <table:table-cell office:value-type="float" office:value="-441.69078064" calcext:value-type="float">
            <text:p>-441.69078064</text:p>
          </table:table-cell>
        </table:table-row>
        <table:table-row table:style-name="ro1">
          <table:table-cell office:value-type="string" calcext:value-type="string">
            <text:p>G315L</text:p>
          </table:table-cell>
          <table:table-cell office:value-type="float" office:value="-441.693789673" calcext:value-type="float">
            <text:p>-441.693789673</text:p>
          </table:table-cell>
        </table:table-row>
        <table:table-row table:style-name="ro1">
          <table:table-cell office:value-type="string" calcext:value-type="string">
            <text:p>C417N</text:p>
          </table:table-cell>
          <table:table-cell office:value-type="float" office:value="-441.700039673" calcext:value-type="float">
            <text:p>-441.700039673</text:p>
          </table:table-cell>
        </table:table-row>
        <table:table-row table:style-name="ro1">
          <table:table-cell office:value-type="string" calcext:value-type="string">
            <text:p>A202E</text:p>
          </table:table-cell>
          <table:table-cell office:value-type="float" office:value="-441.700653076" calcext:value-type="float">
            <text:p>-441.700653076</text:p>
          </table:table-cell>
        </table:table-row>
        <table:table-row table:style-name="ro1">
          <table:table-cell office:value-type="string" calcext:value-type="string">
            <text:p>E236W</text:p>
          </table:table-cell>
          <table:table-cell office:value-type="float" office:value="-441.703451538" calcext:value-type="float">
            <text:p>-441.703451538</text:p>
          </table:table-cell>
        </table:table-row>
        <table:table-row table:style-name="ro1">
          <table:table-cell office:value-type="string" calcext:value-type="string">
            <text:p>D148H</text:p>
          </table:table-cell>
          <table:table-cell office:value-type="float" office:value="-441.709127808" calcext:value-type="float">
            <text:p>-441.709127808</text:p>
          </table:table-cell>
        </table:table-row>
        <table:table-row table:style-name="ro1">
          <table:table-cell office:value-type="string" calcext:value-type="string">
            <text:p>A314S</text:p>
          </table:table-cell>
          <table:table-cell office:value-type="float" office:value="-441.709796143" calcext:value-type="float">
            <text:p>-441.709796143</text:p>
          </table:table-cell>
        </table:table-row>
        <table:table-row table:style-name="ro1">
          <table:table-cell office:value-type="string" calcext:value-type="string">
            <text:p>F285P</text:p>
          </table:table-cell>
          <table:table-cell office:value-type="float" office:value="-441.711126709" calcext:value-type="float">
            <text:p>-441.711126709</text:p>
          </table:table-cell>
        </table:table-row>
        <table:table-row table:style-name="ro1">
          <table:table-cell office:value-type="string" calcext:value-type="string">
            <text:p>N135W</text:p>
          </table:table-cell>
          <table:table-cell office:value-type="float" office:value="-441.712252808" calcext:value-type="float">
            <text:p>-441.712252808</text:p>
          </table:table-cell>
        </table:table-row>
        <table:table-row table:style-name="ro1">
          <table:table-cell office:value-type="string" calcext:value-type="string">
            <text:p>L147C</text:p>
          </table:table-cell>
          <table:table-cell office:value-type="float" office:value="-441.720706177" calcext:value-type="float">
            <text:p>-441.720706177</text:p>
          </table:table-cell>
        </table:table-row>
        <table:table-row table:style-name="ro1">
          <table:table-cell office:value-type="string" calcext:value-type="string">
            <text:p>V270R</text:p>
          </table:table-cell>
          <table:table-cell office:value-type="float" office:value="-441.721755981" calcext:value-type="float">
            <text:p>-441.721755981</text:p>
          </table:table-cell>
        </table:table-row>
        <table:table-row table:style-name="ro1">
          <table:table-cell office:value-type="string" calcext:value-type="string">
            <text:p>P190S</text:p>
          </table:table-cell>
          <table:table-cell office:value-type="float" office:value="-441.725119019" calcext:value-type="float">
            <text:p>-441.725119019</text:p>
          </table:table-cell>
        </table:table-row>
        <table:table-row table:style-name="ro1">
          <table:table-cell office:value-type="string" calcext:value-type="string">
            <text:p>G419Q</text:p>
          </table:table-cell>
          <table:table-cell office:value-type="float" office:value="-441.726589966" calcext:value-type="float">
            <text:p>-441.726589966</text:p>
          </table:table-cell>
        </table:table-row>
        <table:table-row table:style-name="ro1">
          <table:table-cell office:value-type="string" calcext:value-type="string">
            <text:p>L39C</text:p>
          </table:table-cell>
          <table:table-cell office:value-type="float" office:value="-441.726702881" calcext:value-type="float">
            <text:p>-441.726702881</text:p>
          </table:table-cell>
        </table:table-row>
        <table:table-row table:style-name="ro1">
          <table:table-cell office:value-type="string" calcext:value-type="string">
            <text:p>T67L</text:p>
          </table:table-cell>
          <table:table-cell office:value-type="float" office:value="-441.728552246" calcext:value-type="float">
            <text:p>-441.728552246</text:p>
          </table:table-cell>
        </table:table-row>
        <table:table-row table:style-name="ro1">
          <table:table-cell office:value-type="string" calcext:value-type="string">
            <text:p>A56C</text:p>
          </table:table-cell>
          <table:table-cell office:value-type="float" office:value="-441.728829956" calcext:value-type="float">
            <text:p>-441.728829956</text:p>
          </table:table-cell>
        </table:table-row>
        <table:table-row table:style-name="ro1">
          <table:table-cell office:value-type="string" calcext:value-type="string">
            <text:p>D288E</text:p>
          </table:table-cell>
          <table:table-cell office:value-type="float" office:value="-441.731967163" calcext:value-type="float">
            <text:p>-441.731967163</text:p>
          </table:table-cell>
        </table:table-row>
        <table:table-row table:style-name="ro1">
          <table:table-cell office:value-type="string" calcext:value-type="string">
            <text:p>I183D</text:p>
          </table:table-cell>
          <table:table-cell office:value-type="float" office:value="-441.737054443" calcext:value-type="float">
            <text:p>-441.737054443</text:p>
          </table:table-cell>
        </table:table-row>
        <table:table-row table:style-name="ro1">
          <table:table-cell office:value-type="string" calcext:value-type="string">
            <text:p>Y108I</text:p>
          </table:table-cell>
          <table:table-cell office:value-type="float" office:value="-441.73873291" calcext:value-type="float">
            <text:p>-441.73873291</text:p>
          </table:table-cell>
        </table:table-row>
        <table:table-row table:style-name="ro1">
          <table:table-cell office:value-type="string" calcext:value-type="string">
            <text:p>L144H</text:p>
          </table:table-cell>
          <table:table-cell office:value-type="float" office:value="-441.739764404" calcext:value-type="float">
            <text:p>-441.739764404</text:p>
          </table:table-cell>
        </table:table-row>
        <table:table-row table:style-name="ro1">
          <table:table-cell office:value-type="string" calcext:value-type="string">
            <text:p>G180W</text:p>
          </table:table-cell>
          <table:table-cell office:value-type="float" office:value="-441.745135498" calcext:value-type="float">
            <text:p>-441.745135498</text:p>
          </table:table-cell>
        </table:table-row>
        <table:table-row table:style-name="ro1">
          <table:table-cell office:value-type="string" calcext:value-type="string">
            <text:p>G181C</text:p>
          </table:table-cell>
          <table:table-cell office:value-type="float" office:value="-441.747000122" calcext:value-type="float">
            <text:p>-441.747000122</text:p>
          </table:table-cell>
        </table:table-row>
        <table:table-row table:style-name="ro1">
          <table:table-cell office:value-type="string" calcext:value-type="string">
            <text:p>I213K</text:p>
          </table:table-cell>
          <table:table-cell office:value-type="float" office:value="-441.750140381" calcext:value-type="float">
            <text:p>-441.750140381</text:p>
          </table:table-cell>
        </table:table-row>
        <table:table-row table:style-name="ro1">
          <table:table-cell office:value-type="string" calcext:value-type="string">
            <text:p>N135D</text:p>
          </table:table-cell>
          <table:table-cell office:value-type="float" office:value="-441.752822876" calcext:value-type="float">
            <text:p>-441.752822876</text:p>
          </table:table-cell>
        </table:table-row>
        <table:table-row table:style-name="ro1">
          <table:table-cell office:value-type="string" calcext:value-type="string">
            <text:p>K443W</text:p>
          </table:table-cell>
          <table:table-cell office:value-type="float" office:value="-441.75319519" calcext:value-type="float">
            <text:p>-441.75319519</text:p>
          </table:table-cell>
        </table:table-row>
        <table:table-row table:style-name="ro1">
          <table:table-cell office:value-type="string" calcext:value-type="string">
            <text:p>D288G</text:p>
          </table:table-cell>
          <table:table-cell office:value-type="float" office:value="-441.757199097" calcext:value-type="float">
            <text:p>-441.757199097</text:p>
          </table:table-cell>
        </table:table-row>
        <table:table-row table:style-name="ro1">
          <table:table-cell office:value-type="string" calcext:value-type="string">
            <text:p>L435T</text:p>
          </table:table-cell>
          <table:table-cell office:value-type="float" office:value="-441.759310913" calcext:value-type="float">
            <text:p>-441.759310913</text:p>
          </table:table-cell>
        </table:table-row>
        <table:table-row table:style-name="ro1">
          <table:table-cell office:value-type="string" calcext:value-type="string">
            <text:p>Y86H</text:p>
          </table:table-cell>
          <table:table-cell office:value-type="float" office:value="-441.762387085" calcext:value-type="float">
            <text:p>-441.762387085</text:p>
          </table:table-cell>
        </table:table-row>
        <table:table-row table:style-name="ro1">
          <table:table-cell office:value-type="string" calcext:value-type="string">
            <text:p>F224N</text:p>
          </table:table-cell>
          <table:table-cell office:value-type="float" office:value="-441.76567688" calcext:value-type="float">
            <text:p>-441.76567688</text:p>
          </table:table-cell>
        </table:table-row>
        <table:table-row table:style-name="ro1">
          <table:table-cell office:value-type="string" calcext:value-type="string">
            <text:p>E236Y</text:p>
          </table:table-cell>
          <table:table-cell office:value-type="float" office:value="-441.768981934" calcext:value-type="float">
            <text:p>-441.768981934</text:p>
          </table:table-cell>
        </table:table-row>
        <table:table-row table:style-name="ro1">
          <table:table-cell office:value-type="string" calcext:value-type="string">
            <text:p>V156H</text:p>
          </table:table-cell>
          <table:table-cell office:value-type="float" office:value="-441.772131348" calcext:value-type="float">
            <text:p>-441.772131348</text:p>
          </table:table-cell>
        </table:table-row>
        <table:table-row table:style-name="ro1">
          <table:table-cell office:value-type="string" calcext:value-type="string">
            <text:p>D89Y</text:p>
          </table:table-cell>
          <table:table-cell office:value-type="float" office:value="-441.774368286" calcext:value-type="float">
            <text:p>-441.774368286</text:p>
          </table:table-cell>
        </table:table-row>
        <table:table-row table:style-name="ro1">
          <table:table-cell office:value-type="string" calcext:value-type="string">
            <text:p>G289Y</text:p>
          </table:table-cell>
          <table:table-cell office:value-type="float" office:value="-441.775592041" calcext:value-type="float">
            <text:p>-441.775592041</text:p>
          </table:table-cell>
        </table:table-row>
        <table:table-row table:style-name="ro1">
          <table:table-cell office:value-type="string" calcext:value-type="string">
            <text:p>A56I</text:p>
          </table:table-cell>
          <table:table-cell office:value-type="float" office:value="-441.7765625" calcext:value-type="float">
            <text:p>-441.7765625</text:p>
          </table:table-cell>
        </table:table-row>
        <table:table-row table:style-name="ro1">
          <table:table-cell office:value-type="string" calcext:value-type="string">
            <text:p>N215T</text:p>
          </table:table-cell>
          <table:table-cell office:value-type="float" office:value="-441.778219604" calcext:value-type="float">
            <text:p>-441.778219604</text:p>
          </table:table-cell>
        </table:table-row>
        <table:table-row table:style-name="ro1">
          <table:table-cell office:value-type="string" calcext:value-type="string">
            <text:p>T73Q</text:p>
          </table:table-cell>
          <table:table-cell office:value-type="float" office:value="-441.778866577" calcext:value-type="float">
            <text:p>-441.778866577</text:p>
          </table:table-cell>
        </table:table-row>
        <table:table-row table:style-name="ro1">
          <table:table-cell office:value-type="string" calcext:value-type="string">
            <text:p>R240Y</text:p>
          </table:table-cell>
          <table:table-cell office:value-type="float" office:value="-441.780862427" calcext:value-type="float">
            <text:p>-441.780862427</text:p>
          </table:table-cell>
        </table:table-row>
        <table:table-row table:style-name="ro1">
          <table:table-cell office:value-type="string" calcext:value-type="string">
            <text:p>V69D</text:p>
          </table:table-cell>
          <table:table-cell office:value-type="float" office:value="-441.781066895" calcext:value-type="float">
            <text:p>-441.781066895</text:p>
          </table:table-cell>
        </table:table-row>
        <table:table-row table:style-name="ro1">
          <table:table-cell office:value-type="string" calcext:value-type="string">
            <text:p>N215K</text:p>
          </table:table-cell>
          <table:table-cell office:value-type="float" office:value="-441.781732178" calcext:value-type="float">
            <text:p>-441.781732178</text:p>
          </table:table-cell>
        </table:table-row>
        <table:table-row table:style-name="ro1">
          <table:table-cell office:value-type="string" calcext:value-type="string">
            <text:p>G344K</text:p>
          </table:table-cell>
          <table:table-cell office:value-type="float" office:value="-441.78548584" calcext:value-type="float">
            <text:p>-441.78548584</text:p>
          </table:table-cell>
        </table:table-row>
        <table:table-row table:style-name="ro1">
          <table:table-cell office:value-type="string" calcext:value-type="string">
            <text:p>A275F</text:p>
          </table:table-cell>
          <table:table-cell office:value-type="float" office:value="-441.788885498" calcext:value-type="float">
            <text:p>-441.788885498</text:p>
          </table:table-cell>
        </table:table-row>
        <table:table-row table:style-name="ro1">
          <table:table-cell office:value-type="string" calcext:value-type="string">
            <text:p>N116H</text:p>
          </table:table-cell>
          <table:table-cell office:value-type="float" office:value="-441.791152954" calcext:value-type="float">
            <text:p>-441.791152954</text:p>
          </table:table-cell>
        </table:table-row>
        <table:table-row table:style-name="ro1">
          <table:table-cell office:value-type="string" calcext:value-type="string">
            <text:p>F405T</text:p>
          </table:table-cell>
          <table:table-cell office:value-type="float" office:value="-441.791937256" calcext:value-type="float">
            <text:p>-441.791937256</text:p>
          </table:table-cell>
        </table:table-row>
        <table:table-row table:style-name="ro1">
          <table:table-cell office:value-type="string" calcext:value-type="string">
            <text:p>A60P</text:p>
          </table:table-cell>
          <table:table-cell office:value-type="float" office:value="-441.793487549" calcext:value-type="float">
            <text:p>-441.793487549</text:p>
          </table:table-cell>
        </table:table-row>
        <table:table-row table:style-name="ro1">
          <table:table-cell office:value-type="string" calcext:value-type="string">
            <text:p>H58C</text:p>
          </table:table-cell>
          <table:table-cell office:value-type="float" office:value="-441.793585205" calcext:value-type="float">
            <text:p>-441.793585205</text:p>
          </table:table-cell>
        </table:table-row>
        <table:table-row table:style-name="ro1">
          <table:table-cell office:value-type="string" calcext:value-type="string">
            <text:p>H424P</text:p>
          </table:table-cell>
          <table:table-cell office:value-type="float" office:value="-441.794177246" calcext:value-type="float">
            <text:p>-441.794177246</text:p>
          </table:table-cell>
        </table:table-row>
        <table:table-row table:style-name="ro1">
          <table:table-cell office:value-type="string" calcext:value-type="string">
            <text:p>P176C</text:p>
          </table:table-cell>
          <table:table-cell office:value-type="float" office:value="-441.796255493" calcext:value-type="float">
            <text:p>-441.796255493</text:p>
          </table:table-cell>
        </table:table-row>
        <table:table-row table:style-name="ro1">
          <table:table-cell office:value-type="string" calcext:value-type="string">
            <text:p>T78Y</text:p>
          </table:table-cell>
          <table:table-cell office:value-type="float" office:value="-441.802322388" calcext:value-type="float">
            <text:p>-441.802322388</text:p>
          </table:table-cell>
        </table:table-row>
        <table:table-row table:style-name="ro1">
          <table:table-cell office:value-type="string" calcext:value-type="string">
            <text:p>N415P</text:p>
          </table:table-cell>
          <table:table-cell office:value-type="float" office:value="-441.802340698" calcext:value-type="float">
            <text:p>-441.802340698</text:p>
          </table:table-cell>
        </table:table-row>
        <table:table-row table:style-name="ro1">
          <table:table-cell office:value-type="string" calcext:value-type="string">
            <text:p>A257C</text:p>
          </table:table-cell>
          <table:table-cell office:value-type="float" office:value="-441.804879761" calcext:value-type="float">
            <text:p>-441.804879761</text:p>
          </table:table-cell>
        </table:table-row>
        <table:table-row table:style-name="ro1">
          <table:table-cell office:value-type="string" calcext:value-type="string">
            <text:p>A83L</text:p>
          </table:table-cell>
          <table:table-cell office:value-type="float" office:value="-441.805187988" calcext:value-type="float">
            <text:p>-441.805187988</text:p>
          </table:table-cell>
        </table:table-row>
        <table:table-row table:style-name="ro1">
          <table:table-cell office:value-type="string" calcext:value-type="string">
            <text:p>T389N</text:p>
          </table:table-cell>
          <table:table-cell office:value-type="float" office:value="-441.808230591" calcext:value-type="float">
            <text:p>-441.808230591</text:p>
          </table:table-cell>
        </table:table-row>
        <table:table-row table:style-name="ro1">
          <table:table-cell office:value-type="string" calcext:value-type="string">
            <text:p>A107W</text:p>
          </table:table-cell>
          <table:table-cell office:value-type="float" office:value="-441.809698486" calcext:value-type="float">
            <text:p>-441.809698486</text:p>
          </table:table-cell>
        </table:table-row>
        <table:table-row table:style-name="ro1">
          <table:table-cell office:value-type="string" calcext:value-type="string">
            <text:p>P109M</text:p>
          </table:table-cell>
          <table:table-cell office:value-type="float" office:value="-441.811865234" calcext:value-type="float">
            <text:p>-441.811865234</text:p>
          </table:table-cell>
        </table:table-row>
        <table:table-row table:style-name="ro1">
          <table:table-cell office:value-type="string" calcext:value-type="string">
            <text:p>V59P</text:p>
          </table:table-cell>
          <table:table-cell office:value-type="float" office:value="-441.813116455" calcext:value-type="float">
            <text:p>-441.813116455</text:p>
          </table:table-cell>
        </table:table-row>
        <table:table-row table:style-name="ro1">
          <table:table-cell office:value-type="string" calcext:value-type="string">
            <text:p>V55K</text:p>
          </table:table-cell>
          <table:table-cell office:value-type="float" office:value="-441.814733887" calcext:value-type="float">
            <text:p>-441.814733887</text:p>
          </table:table-cell>
        </table:table-row>
        <table:table-row table:style-name="ro1">
          <table:table-cell office:value-type="string" calcext:value-type="string">
            <text:p>T256Y</text:p>
          </table:table-cell>
          <table:table-cell office:value-type="float" office:value="-441.815371704" calcext:value-type="float">
            <text:p>-441.815371704</text:p>
          </table:table-cell>
        </table:table-row>
        <table:table-row table:style-name="ro1">
          <table:table-cell office:value-type="string" calcext:value-type="string">
            <text:p>I124C</text:p>
          </table:table-cell>
          <table:table-cell office:value-type="float" office:value="-441.817199707" calcext:value-type="float">
            <text:p>-441.817199707</text:p>
          </table:table-cell>
        </table:table-row>
        <table:table-row table:style-name="ro1">
          <table:table-cell office:value-type="string" calcext:value-type="string">
            <text:p>T245I</text:p>
          </table:table-cell>
          <table:table-cell office:value-type="float" office:value="-441.819036865" calcext:value-type="float">
            <text:p>-441.819036865</text:p>
          </table:table-cell>
        </table:table-row>
        <table:table-row table:style-name="ro1">
          <table:table-cell office:value-type="string" calcext:value-type="string">
            <text:p>G409L</text:p>
          </table:table-cell>
          <table:table-cell office:value-type="float" office:value="-441.821783447" calcext:value-type="float">
            <text:p>-441.821783447</text:p>
          </table:table-cell>
        </table:table-row>
        <table:table-row table:style-name="ro1">
          <table:table-cell office:value-type="string" calcext:value-type="string">
            <text:p>H424A</text:p>
          </table:table-cell>
          <table:table-cell office:value-type="float" office:value="-441.822866821" calcext:value-type="float">
            <text:p>-441.822866821</text:p>
          </table:table-cell>
        </table:table-row>
        <table:table-row table:style-name="ro1">
          <table:table-cell office:value-type="string" calcext:value-type="string">
            <text:p>I255A</text:p>
          </table:table-cell>
          <table:table-cell office:value-type="float" office:value="-441.823239136" calcext:value-type="float">
            <text:p>-441.823239136</text:p>
          </table:table-cell>
        </table:table-row>
        <table:table-row table:style-name="ro1">
          <table:table-cell office:value-type="string" calcext:value-type="string">
            <text:p>D76W</text:p>
          </table:table-cell>
          <table:table-cell office:value-type="float" office:value="-441.823309326" calcext:value-type="float">
            <text:p>-441.823309326</text:p>
          </table:table-cell>
        </table:table-row>
        <table:table-row table:style-name="ro1">
          <table:table-cell office:value-type="string" calcext:value-type="string">
            <text:p>E54F</text:p>
          </table:table-cell>
          <table:table-cell office:value-type="float" office:value="-441.823806763" calcext:value-type="float">
            <text:p>-441.823806763</text:p>
          </table:table-cell>
        </table:table-row>
        <table:table-row table:style-name="ro1">
          <table:table-cell office:value-type="string" calcext:value-type="string">
            <text:p>S252W</text:p>
          </table:table-cell>
          <table:table-cell office:value-type="float" office:value="-441.824588013" calcext:value-type="float">
            <text:p>-441.824588013</text:p>
          </table:table-cell>
        </table:table-row>
        <table:table-row table:style-name="ro1">
          <table:table-cell office:value-type="string" calcext:value-type="string">
            <text:p>L44T</text:p>
          </table:table-cell>
          <table:table-cell office:value-type="float" office:value="-441.826959229" calcext:value-type="float">
            <text:p>-441.826959229</text:p>
          </table:table-cell>
        </table:table-row>
        <table:table-row table:style-name="ro1">
          <table:table-cell office:value-type="string" calcext:value-type="string">
            <text:p>Y352C</text:p>
          </table:table-cell>
          <table:table-cell office:value-type="float" office:value="-441.827139282" calcext:value-type="float">
            <text:p>-441.827139282</text:p>
          </table:table-cell>
        </table:table-row>
        <table:table-row table:style-name="ro1">
          <table:table-cell office:value-type="string" calcext:value-type="string">
            <text:p>I255K</text:p>
          </table:table-cell>
          <table:table-cell office:value-type="float" office:value="-441.828231812" calcext:value-type="float">
            <text:p>-441.828231812</text:p>
          </table:table-cell>
        </table:table-row>
        <table:table-row table:style-name="ro1">
          <table:table-cell office:value-type="string" calcext:value-type="string">
            <text:p>E262K</text:p>
          </table:table-cell>
          <table:table-cell office:value-type="float" office:value="-441.828540039" calcext:value-type="float">
            <text:p>-441.828540039</text:p>
          </table:table-cell>
        </table:table-row>
        <table:table-row table:style-name="ro1">
          <table:table-cell office:value-type="string" calcext:value-type="string">
            <text:p>P190K</text:p>
          </table:table-cell>
          <table:table-cell office:value-type="float" office:value="-441.828561401" calcext:value-type="float">
            <text:p>-441.828561401</text:p>
          </table:table-cell>
        </table:table-row>
        <table:table-row table:style-name="ro1">
          <table:table-cell office:value-type="string" calcext:value-type="string">
            <text:p>C203L</text:p>
          </table:table-cell>
          <table:table-cell office:value-type="float" office:value="-441.83112793" calcext:value-type="float">
            <text:p>-441.83112793</text:p>
          </table:table-cell>
        </table:table-row>
        <table:table-row table:style-name="ro1">
          <table:table-cell office:value-type="string" calcext:value-type="string">
            <text:p>Y108E</text:p>
          </table:table-cell>
          <table:table-cell office:value-type="float" office:value="-441.839746094" calcext:value-type="float">
            <text:p>-441.839746094</text:p>
          </table:table-cell>
        </table:table-row>
        <table:table-row table:style-name="ro1">
          <table:table-cell office:value-type="string" calcext:value-type="string">
            <text:p>L144K</text:p>
          </table:table-cell>
          <table:table-cell office:value-type="float" office:value="-441.841870117" calcext:value-type="float">
            <text:p>-441.841870117</text:p>
          </table:table-cell>
        </table:table-row>
        <table:table-row table:style-name="ro1">
          <table:table-cell office:value-type="string" calcext:value-type="string">
            <text:p>G49N</text:p>
          </table:table-cell>
          <table:table-cell office:value-type="float" office:value="-441.84336853" calcext:value-type="float">
            <text:p>-441.84336853</text:p>
          </table:table-cell>
        </table:table-row>
        <table:table-row table:style-name="ro1">
          <table:table-cell office:value-type="string" calcext:value-type="string">
            <text:p>N165Q</text:p>
          </table:table-cell>
          <table:table-cell office:value-type="float" office:value="-441.844400024" calcext:value-type="float">
            <text:p>-441.844400024</text:p>
          </table:table-cell>
        </table:table-row>
        <table:table-row table:style-name="ro1">
          <table:table-cell office:value-type="string" calcext:value-type="string">
            <text:p>T349P</text:p>
          </table:table-cell>
          <table:table-cell office:value-type="float" office:value="-441.84619751" calcext:value-type="float">
            <text:p>-441.84619751</text:p>
          </table:table-cell>
        </table:table-row>
        <table:table-row table:style-name="ro1">
          <table:table-cell office:value-type="string" calcext:value-type="string">
            <text:p>V291N</text:p>
          </table:table-cell>
          <table:table-cell office:value-type="float" office:value="-441.849969482" calcext:value-type="float">
            <text:p>-441.849969482</text:p>
          </table:table-cell>
        </table:table-row>
        <table:table-row table:style-name="ro1">
          <table:table-cell office:value-type="string" calcext:value-type="string">
            <text:p>G445A</text:p>
          </table:table-cell>
          <table:table-cell office:value-type="float" office:value="-441.851022339" calcext:value-type="float">
            <text:p>-441.851022339</text:p>
          </table:table-cell>
        </table:table-row>
        <table:table-row table:style-name="ro1">
          <table:table-cell office:value-type="string" calcext:value-type="string">
            <text:p>M396A</text:p>
          </table:table-cell>
          <table:table-cell office:value-type="float" office:value="-441.851641846" calcext:value-type="float">
            <text:p>-441.851641846</text:p>
          </table:table-cell>
        </table:table-row>
        <table:table-row table:style-name="ro1">
          <table:table-cell office:value-type="string" calcext:value-type="string">
            <text:p>G161C</text:p>
          </table:table-cell>
          <table:table-cell office:value-type="float" office:value="-441.851739502" calcext:value-type="float">
            <text:p>-441.851739502</text:p>
          </table:table-cell>
        </table:table-row>
        <table:table-row table:style-name="ro1">
          <table:table-cell office:value-type="string" calcext:value-type="string">
            <text:p>V287T</text:p>
          </table:table-cell>
          <table:table-cell office:value-type="float" office:value="-441.852664185" calcext:value-type="float">
            <text:p>-441.852664185</text:p>
          </table:table-cell>
        </table:table-row>
        <table:table-row table:style-name="ro1">
          <table:table-cell office:value-type="string" calcext:value-type="string">
            <text:p>L408P</text:p>
          </table:table-cell>
          <table:table-cell office:value-type="float" office:value="-441.854223633" calcext:value-type="float">
            <text:p>-441.854223633</text:p>
          </table:table-cell>
        </table:table-row>
        <table:table-row table:style-name="ro1">
          <table:table-cell office:value-type="string" calcext:value-type="string">
            <text:p>G51A</text:p>
          </table:table-cell>
          <table:table-cell office:value-type="float" office:value="-441.857580566" calcext:value-type="float">
            <text:p>-441.857580566</text:p>
          </table:table-cell>
        </table:table-row>
        <table:table-row table:style-name="ro1">
          <table:table-cell office:value-type="string" calcext:value-type="string">
            <text:p>R338I</text:p>
          </table:table-cell>
          <table:table-cell office:value-type="float" office:value="-441.857919312" calcext:value-type="float">
            <text:p>-441.857919312</text:p>
          </table:table-cell>
        </table:table-row>
        <table:table-row table:style-name="ro1">
          <table:table-cell office:value-type="string" calcext:value-type="string">
            <text:p>A57P</text:p>
          </table:table-cell>
          <table:table-cell office:value-type="float" office:value="-441.860360718" calcext:value-type="float">
            <text:p>-441.860360718</text:p>
          </table:table-cell>
        </table:table-row>
        <table:table-row table:style-name="ro1">
          <table:table-cell office:value-type="string" calcext:value-type="string">
            <text:p>N407R</text:p>
          </table:table-cell>
          <table:table-cell office:value-type="float" office:value="-441.865737915" calcext:value-type="float">
            <text:p>-441.865737915</text:p>
          </table:table-cell>
        </table:table-row>
        <table:table-row table:style-name="ro1">
          <table:table-cell office:value-type="string" calcext:value-type="string">
            <text:p>F285D</text:p>
          </table:table-cell>
          <table:table-cell office:value-type="float" office:value="-441.86703186" calcext:value-type="float">
            <text:p>-441.86703186</text:p>
          </table:table-cell>
        </table:table-row>
        <table:table-row table:style-name="ro1">
          <table:table-cell office:value-type="string" calcext:value-type="string">
            <text:p>A202G</text:p>
          </table:table-cell>
          <table:table-cell office:value-type="float" office:value="-441.867681885" calcext:value-type="float">
            <text:p>-441.867681885</text:p>
          </table:table-cell>
        </table:table-row>
        <table:table-row table:style-name="ro1">
          <table:table-cell office:value-type="string" calcext:value-type="string">
            <text:p>K335E</text:p>
          </table:table-cell>
          <table:table-cell office:value-type="float" office:value="-441.867773437" calcext:value-type="float">
            <text:p>-441.867773437</text:p>
          </table:table-cell>
        </table:table-row>
        <table:table-row table:style-name="ro1">
          <table:table-cell office:value-type="string" calcext:value-type="string">
            <text:p>G209W</text:p>
          </table:table-cell>
          <table:table-cell office:value-type="float" office:value="-441.869891357" calcext:value-type="float">
            <text:p>-441.869891357</text:p>
          </table:table-cell>
        </table:table-row>
        <table:table-row table:style-name="ro1">
          <table:table-cell office:value-type="string" calcext:value-type="string">
            <text:p>G209V</text:p>
          </table:table-cell>
          <table:table-cell office:value-type="float" office:value="-441.872164917" calcext:value-type="float">
            <text:p>-441.872164917</text:p>
          </table:table-cell>
        </table:table-row>
        <table:table-row table:style-name="ro1">
          <table:table-cell office:value-type="string" calcext:value-type="string">
            <text:p>A342Q</text:p>
          </table:table-cell>
          <table:table-cell office:value-type="float" office:value="-441.876037598" calcext:value-type="float">
            <text:p>-441.876037598</text:p>
          </table:table-cell>
        </table:table-row>
        <table:table-row table:style-name="ro1">
          <table:table-cell office:value-type="string" calcext:value-type="string">
            <text:p>I183C</text:p>
          </table:table-cell>
          <table:table-cell office:value-type="float" office:value="-441.879348755" calcext:value-type="float">
            <text:p>-441.879348755</text:p>
          </table:table-cell>
        </table:table-row>
        <table:table-row table:style-name="ro1">
          <table:table-cell office:value-type="string" calcext:value-type="string">
            <text:p>Y204P</text:p>
          </table:table-cell>
          <table:table-cell office:value-type="float" office:value="-441.880551147" calcext:value-type="float">
            <text:p>-441.880551147</text:p>
          </table:table-cell>
        </table:table-row>
        <table:table-row table:style-name="ro1">
          <table:table-cell office:value-type="string" calcext:value-type="string">
            <text:p>G341D</text:p>
          </table:table-cell>
          <table:table-cell office:value-type="float" office:value="-441.88074646" calcext:value-type="float">
            <text:p>-441.88074646</text:p>
          </table:table-cell>
        </table:table-row>
        <table:table-row table:style-name="ro1">
          <table:table-cell office:value-type="string" calcext:value-type="string">
            <text:p>I166R</text:p>
          </table:table-cell>
          <table:table-cell office:value-type="float" office:value="-441.882342529" calcext:value-type="float">
            <text:p>-441.882342529</text:p>
          </table:table-cell>
        </table:table-row>
        <table:table-row table:style-name="ro1">
          <table:table-cell office:value-type="string" calcext:value-type="string">
            <text:p>R400G</text:p>
          </table:table-cell>
          <table:table-cell office:value-type="float" office:value="-441.882980347" calcext:value-type="float">
            <text:p>-441.882980347</text:p>
          </table:table-cell>
        </table:table-row>
        <table:table-row table:style-name="ro1">
          <table:table-cell office:value-type="string" calcext:value-type="string">
            <text:p>F251I</text:p>
          </table:table-cell>
          <table:table-cell office:value-type="float" office:value="-441.88336792" calcext:value-type="float">
            <text:p>-441.88336792</text:p>
          </table:table-cell>
        </table:table-row>
        <table:table-row table:style-name="ro1">
          <table:table-cell office:value-type="string" calcext:value-type="string">
            <text:p>L435Y</text:p>
          </table:table-cell>
          <table:table-cell office:value-type="float" office:value="-441.884274292" calcext:value-type="float">
            <text:p>-441.884274292</text:p>
          </table:table-cell>
        </table:table-row>
        <table:table-row table:style-name="ro1">
          <table:table-cell office:value-type="string" calcext:value-type="string">
            <text:p>V110E</text:p>
          </table:table-cell>
          <table:table-cell office:value-type="float" office:value="-441.888122559" calcext:value-type="float">
            <text:p>-441.888122559</text:p>
          </table:table-cell>
        </table:table-row>
        <table:table-row table:style-name="ro1">
          <table:table-cell office:value-type="string" calcext:value-type="string">
            <text:p>V319G</text:p>
          </table:table-cell>
          <table:table-cell office:value-type="float" office:value="-441.888308716" calcext:value-type="float">
            <text:p>-441.888308716</text:p>
          </table:table-cell>
        </table:table-row>
        <table:table-row table:style-name="ro1">
          <table:table-cell office:value-type="string" calcext:value-type="string">
            <text:p>F308D</text:p>
          </table:table-cell>
          <table:table-cell office:value-type="float" office:value="-441.888885498" calcext:value-type="float">
            <text:p>-441.888885498</text:p>
          </table:table-cell>
        </table:table-row>
        <table:table-row table:style-name="ro1">
          <table:table-cell office:value-type="string" calcext:value-type="string">
            <text:p>P305A</text:p>
          </table:table-cell>
          <table:table-cell office:value-type="float" office:value="-441.891046143" calcext:value-type="float">
            <text:p>-441.891046143</text:p>
          </table:table-cell>
        </table:table-row>
        <table:table-row table:style-name="ro1">
          <table:table-cell office:value-type="string" calcext:value-type="string">
            <text:p>F206K</text:p>
          </table:table-cell>
          <table:table-cell office:value-type="float" office:value="-441.893002319" calcext:value-type="float">
            <text:p>-441.893002319</text:p>
          </table:table-cell>
        </table:table-row>
        <table:table-row table:style-name="ro1">
          <table:table-cell office:value-type="string" calcext:value-type="string">
            <text:p>G341W</text:p>
          </table:table-cell>
          <table:table-cell office:value-type="float" office:value="-441.896203613" calcext:value-type="float">
            <text:p>-441.896203613</text:p>
          </table:table-cell>
        </table:table-row>
        <table:table-row table:style-name="ro1">
          <table:table-cell office:value-type="string" calcext:value-type="string">
            <text:p>V81P</text:p>
          </table:table-cell>
          <table:table-cell office:value-type="float" office:value="-441.896621704" calcext:value-type="float">
            <text:p>-441.896621704</text:p>
          </table:table-cell>
        </table:table-row>
        <table:table-row table:style-name="ro1">
          <table:table-cell office:value-type="string" calcext:value-type="string">
            <text:p>N407P</text:p>
          </table:table-cell>
          <table:table-cell office:value-type="float" office:value="-441.897866821" calcext:value-type="float">
            <text:p>-441.897866821</text:p>
          </table:table-cell>
        </table:table-row>
        <table:table-row table:style-name="ro1">
          <table:table-cell office:value-type="string" calcext:value-type="string">
            <text:p>C225I</text:p>
          </table:table-cell>
          <table:table-cell office:value-type="float" office:value="-441.898345947" calcext:value-type="float">
            <text:p>-441.898345947</text:p>
          </table:table-cell>
        </table:table-row>
        <table:table-row table:style-name="ro1">
          <table:table-cell office:value-type="string" calcext:value-type="string">
            <text:p>G66S</text:p>
          </table:table-cell>
          <table:table-cell office:value-type="float" office:value="-441.900442505" calcext:value-type="float">
            <text:p>-441.900442505</text:p>
          </table:table-cell>
        </table:table-row>
        <table:table-row table:style-name="ro1">
          <table:table-cell office:value-type="string" calcext:value-type="string">
            <text:p>L130A</text:p>
          </table:table-cell>
          <table:table-cell office:value-type="float" office:value="-441.901208496" calcext:value-type="float">
            <text:p>-441.901208496</text:p>
          </table:table-cell>
        </table:table-row>
        <table:table-row table:style-name="ro1">
          <table:table-cell office:value-type="string" calcext:value-type="string">
            <text:p>C332K</text:p>
          </table:table-cell>
          <table:table-cell office:value-type="float" office:value="-441.901376343" calcext:value-type="float">
            <text:p>-441.901376343</text:p>
          </table:table-cell>
        </table:table-row>
        <table:table-row table:style-name="ro1">
          <table:table-cell office:value-type="string" calcext:value-type="string">
            <text:p>V69P</text:p>
          </table:table-cell>
          <table:table-cell office:value-type="float" office:value="-441.902722168" calcext:value-type="float">
            <text:p>-441.902722168</text:p>
          </table:table-cell>
        </table:table-row>
        <table:table-row table:style-name="ro1">
          <table:table-cell office:value-type="string" calcext:value-type="string">
            <text:p>H310Q</text:p>
          </table:table-cell>
          <table:table-cell office:value-type="float" office:value="-441.904852295" calcext:value-type="float">
            <text:p>-441.904852295</text:p>
          </table:table-cell>
        </table:table-row>
        <table:table-row table:style-name="ro1">
          <table:table-cell office:value-type="string" calcext:value-type="string">
            <text:p>L112W</text:p>
          </table:table-cell>
          <table:table-cell office:value-type="float" office:value="-441.906393433" calcext:value-type="float">
            <text:p>-441.906393433</text:p>
          </table:table-cell>
        </table:table-row>
        <table:table-row table:style-name="ro1">
          <table:table-cell office:value-type="string" calcext:value-type="string">
            <text:p>P190N</text:p>
          </table:table-cell>
          <table:table-cell office:value-type="float" office:value="-441.906985474" calcext:value-type="float">
            <text:p>-441.906985474</text:p>
          </table:table-cell>
        </table:table-row>
        <table:table-row table:style-name="ro1">
          <table:table-cell office:value-type="string" calcext:value-type="string">
            <text:p>I213F</text:p>
          </table:table-cell>
          <table:table-cell office:value-type="float" office:value="-441.908203125" calcext:value-type="float">
            <text:p>-441.908203125</text:p>
          </table:table-cell>
        </table:table-row>
        <table:table-row table:style-name="ro1">
          <table:table-cell office:value-type="string" calcext:value-type="string">
            <text:p>G49W</text:p>
          </table:table-cell>
          <table:table-cell office:value-type="float" office:value="-441.909622192" calcext:value-type="float">
            <text:p>-441.909622192</text:p>
          </table:table-cell>
        </table:table-row>
        <table:table-row table:style-name="ro1">
          <table:table-cell office:value-type="string" calcext:value-type="string">
            <text:p>F159E</text:p>
          </table:table-cell>
          <table:table-cell office:value-type="float" office:value="-441.911447144" calcext:value-type="float">
            <text:p>-441.911447144</text:p>
          </table:table-cell>
        </table:table-row>
        <table:table-row table:style-name="ro1">
          <table:table-cell office:value-type="string" calcext:value-type="string">
            <text:p>L112T</text:p>
          </table:table-cell>
          <table:table-cell office:value-type="float" office:value="-441.912112427" calcext:value-type="float">
            <text:p>-441.912112427</text:p>
          </table:table-cell>
        </table:table-row>
        <table:table-row table:style-name="ro1">
          <table:table-cell office:value-type="string" calcext:value-type="string">
            <text:p>K36V</text:p>
          </table:table-cell>
          <table:table-cell office:value-type="float" office:value="-441.914251709" calcext:value-type="float">
            <text:p>-441.914251709</text:p>
          </table:table-cell>
        </table:table-row>
        <table:table-row table:style-name="ro1">
          <table:table-cell office:value-type="string" calcext:value-type="string">
            <text:p>R302F</text:p>
          </table:table-cell>
          <table:table-cell office:value-type="float" office:value="-441.914544678" calcext:value-type="float">
            <text:p>-441.914544678</text:p>
          </table:table-cell>
        </table:table-row>
        <table:table-row table:style-name="ro1">
          <table:table-cell office:value-type="string" calcext:value-type="string">
            <text:p>Q437R</text:p>
          </table:table-cell>
          <table:table-cell office:value-type="float" office:value="-441.916833496" calcext:value-type="float">
            <text:p>-441.916833496</text:p>
          </table:table-cell>
        </table:table-row>
        <table:table-row table:style-name="ro1">
          <table:table-cell office:value-type="string" calcext:value-type="string">
            <text:p>L112P</text:p>
          </table:table-cell>
          <table:table-cell office:value-type="float" office:value="-441.917456055" calcext:value-type="float">
            <text:p>-441.917456055</text:p>
          </table:table-cell>
        </table:table-row>
        <table:table-row table:style-name="ro1">
          <table:table-cell office:value-type="string" calcext:value-type="string">
            <text:p>L173K</text:p>
          </table:table-cell>
          <table:table-cell office:value-type="float" office:value="-441.91758728" calcext:value-type="float">
            <text:p>-441.91758728</text:p>
          </table:table-cell>
        </table:table-row>
        <table:table-row table:style-name="ro1">
          <table:table-cell office:value-type="string" calcext:value-type="string">
            <text:p>A83E</text:p>
          </table:table-cell>
          <table:table-cell office:value-type="float" office:value="-441.924945068" calcext:value-type="float">
            <text:p>-441.924945068</text:p>
          </table:table-cell>
        </table:table-row>
        <table:table-row table:style-name="ro1">
          <table:table-cell office:value-type="string" calcext:value-type="string">
            <text:p>L339W</text:p>
          </table:table-cell>
          <table:table-cell office:value-type="float" office:value="-441.92532959" calcext:value-type="float">
            <text:p>-441.92532959</text:p>
          </table:table-cell>
        </table:table-row>
        <table:table-row table:style-name="ro1">
          <table:table-cell office:value-type="string" calcext:value-type="string">
            <text:p>G431W</text:p>
          </table:table-cell>
          <table:table-cell office:value-type="float" office:value="-441.934796143" calcext:value-type="float">
            <text:p>-441.934796143</text:p>
          </table:table-cell>
        </table:table-row>
        <table:table-row table:style-name="ro1">
          <table:table-cell office:value-type="string" calcext:value-type="string">
            <text:p>L130N</text:p>
          </table:table-cell>
          <table:table-cell office:value-type="float" office:value="-441.938372803" calcext:value-type="float">
            <text:p>-441.938372803</text:p>
          </table:table-cell>
        </table:table-row>
        <table:table-row table:style-name="ro1">
          <table:table-cell office:value-type="string" calcext:value-type="string">
            <text:p>G180V</text:p>
          </table:table-cell>
          <table:table-cell office:value-type="float" office:value="-441.938372803" calcext:value-type="float">
            <text:p>-441.938372803</text:p>
          </table:table-cell>
        </table:table-row>
        <table:table-row table:style-name="ro1">
          <table:table-cell office:value-type="string" calcext:value-type="string">
            <text:p>K335M</text:p>
          </table:table-cell>
          <table:table-cell office:value-type="float" office:value="-441.938699341" calcext:value-type="float">
            <text:p>-441.938699341</text:p>
          </table:table-cell>
        </table:table-row>
        <table:table-row table:style-name="ro1">
          <table:table-cell office:value-type="string" calcext:value-type="string">
            <text:p>H410W</text:p>
          </table:table-cell>
          <table:table-cell office:value-type="float" office:value="-441.945172119" calcext:value-type="float">
            <text:p>-441.945172119</text:p>
          </table:table-cell>
        </table:table-row>
        <table:table-row table:style-name="ro1">
          <table:table-cell office:value-type="string" calcext:value-type="string">
            <text:p>A184K</text:p>
          </table:table-cell>
          <table:table-cell office:value-type="float" office:value="-441.948031616" calcext:value-type="float">
            <text:p>-441.948031616</text:p>
          </table:table-cell>
        </table:table-row>
        <table:table-row table:style-name="ro1">
          <table:table-cell office:value-type="string" calcext:value-type="string">
            <text:p>G357Y</text:p>
          </table:table-cell>
          <table:table-cell office:value-type="float" office:value="-441.948321533" calcext:value-type="float">
            <text:p>-441.948321533</text:p>
          </table:table-cell>
        </table:table-row>
        <table:table-row table:style-name="ro1">
          <table:table-cell office:value-type="string" calcext:value-type="string">
            <text:p>P376F</text:p>
          </table:table-cell>
          <table:table-cell office:value-type="float" office:value="-441.948809814" calcext:value-type="float">
            <text:p>-441.948809814</text:p>
          </table:table-cell>
        </table:table-row>
        <table:table-row table:style-name="ro1">
          <table:table-cell office:value-type="string" calcext:value-type="string">
            <text:p>D258K</text:p>
          </table:table-cell>
          <table:table-cell office:value-type="float" office:value="-441.953237915" calcext:value-type="float">
            <text:p>-441.953237915</text:p>
          </table:table-cell>
        </table:table-row>
        <table:table-row table:style-name="ro1">
          <table:table-cell office:value-type="string" calcext:value-type="string">
            <text:p>N215F</text:p>
          </table:table-cell>
          <table:table-cell office:value-type="float" office:value="-441.9543396" calcext:value-type="float">
            <text:p>-441.9543396</text:p>
          </table:table-cell>
        </table:table-row>
        <table:table-row table:style-name="ro1">
          <table:table-cell office:value-type="string" calcext:value-type="string">
            <text:p>F251E</text:p>
          </table:table-cell>
          <table:table-cell office:value-type="float" office:value="-441.954367065" calcext:value-type="float">
            <text:p>-441.954367065</text:p>
          </table:table-cell>
        </table:table-row>
        <table:table-row table:style-name="ro1">
          <table:table-cell office:value-type="string" calcext:value-type="string">
            <text:p>L309M</text:p>
          </table:table-cell>
          <table:table-cell office:value-type="float" office:value="-441.956726074" calcext:value-type="float">
            <text:p>-441.956726074</text:p>
          </table:table-cell>
        </table:table-row>
        <table:table-row table:style-name="ro1">
          <table:table-cell office:value-type="string" calcext:value-type="string">
            <text:p>G403H</text:p>
          </table:table-cell>
          <table:table-cell office:value-type="float" office:value="-441.963235474" calcext:value-type="float">
            <text:p>-441.963235474</text:p>
          </table:table-cell>
        </table:table-row>
        <table:table-row table:style-name="ro1">
          <table:table-cell office:value-type="string" calcext:value-type="string">
            <text:p>D216N</text:p>
          </table:table-cell>
          <table:table-cell office:value-type="float" office:value="-441.963818359" calcext:value-type="float">
            <text:p>-441.963818359</text:p>
          </table:table-cell>
        </table:table-row>
        <table:table-row table:style-name="ro1">
          <table:table-cell office:value-type="string" calcext:value-type="string">
            <text:p>F251D</text:p>
          </table:table-cell>
          <table:table-cell office:value-type="float" office:value="-441.964129639" calcext:value-type="float">
            <text:p>-441.964129639</text:p>
          </table:table-cell>
        </table:table-row>
        <table:table-row table:style-name="ro1">
          <table:table-cell office:value-type="string" calcext:value-type="string">
            <text:p>V270T</text:p>
          </table:table-cell>
          <table:table-cell office:value-type="float" office:value="-441.968533325" calcext:value-type="float">
            <text:p>-441.968533325</text:p>
          </table:table-cell>
        </table:table-row>
        <table:table-row table:style-name="ro1">
          <table:table-cell office:value-type="string" calcext:value-type="string">
            <text:p>F311E</text:p>
          </table:table-cell>
          <table:table-cell office:value-type="float" office:value="-441.973339844" calcext:value-type="float">
            <text:p>-441.973339844</text:p>
          </table:table-cell>
        </table:table-row>
        <table:table-row table:style-name="ro1">
          <table:table-cell office:value-type="string" calcext:value-type="string">
            <text:p>F113H</text:p>
          </table:table-cell>
          <table:table-cell office:value-type="float" office:value="-441.974621582" calcext:value-type="float">
            <text:p>-441.974621582</text:p>
          </table:table-cell>
        </table:table-row>
        <table:table-row table:style-name="ro1">
          <table:table-cell office:value-type="string" calcext:value-type="string">
            <text:p>M138C</text:p>
          </table:table-cell>
          <table:table-cell office:value-type="float" office:value="-441.980059814" calcext:value-type="float">
            <text:p>-441.980059814</text:p>
          </table:table-cell>
        </table:table-row>
        <table:table-row table:style-name="ro1">
          <table:table-cell office:value-type="string" calcext:value-type="string">
            <text:p>K335F</text:p>
          </table:table-cell>
          <table:table-cell office:value-type="float" office:value="-441.993112183" calcext:value-type="float">
            <text:p>-441.993112183</text:p>
          </table:table-cell>
        </table:table-row>
        <table:table-row table:style-name="ro1">
          <table:table-cell office:value-type="string" calcext:value-type="string">
            <text:p>V291R</text:p>
          </table:table-cell>
          <table:table-cell office:value-type="float" office:value="-441.993429565" calcext:value-type="float">
            <text:p>-441.993429565</text:p>
          </table:table-cell>
        </table:table-row>
        <table:table-row table:style-name="ro1">
          <table:table-cell office:value-type="string" calcext:value-type="string">
            <text:p>A275W</text:p>
          </table:table-cell>
          <table:table-cell office:value-type="float" office:value="-441.998275757" calcext:value-type="float">
            <text:p>-441.998275757</text:p>
          </table:table-cell>
        </table:table-row>
        <table:table-row table:style-name="ro1">
          <table:table-cell office:value-type="string" calcext:value-type="string">
            <text:p>F199D</text:p>
          </table:table-cell>
          <table:table-cell office:value-type="float" office:value="-441.998571777" calcext:value-type="float">
            <text:p>-441.998571777</text:p>
          </table:table-cell>
        </table:table-row>
        <table:table-row table:style-name="ro1">
          <table:table-cell office:value-type="string" calcext:value-type="string">
            <text:p>A60D</text:p>
          </table:table-cell>
          <table:table-cell office:value-type="float" office:value="-441.999084473" calcext:value-type="float">
            <text:p>-441.999084473</text:p>
          </table:table-cell>
        </table:table-row>
        <table:table-row table:style-name="ro1">
          <table:table-cell office:value-type="string" calcext:value-type="string">
            <text:p>G209K</text:p>
          </table:table-cell>
          <table:table-cell office:value-type="float" office:value="-442.001681519" calcext:value-type="float">
            <text:p>-442.001681519</text:p>
          </table:table-cell>
        </table:table-row>
        <table:table-row table:style-name="ro1">
          <table:table-cell office:value-type="string" calcext:value-type="string">
            <text:p>E62I</text:p>
          </table:table-cell>
          <table:table-cell office:value-type="float" office:value="-442.009655762" calcext:value-type="float">
            <text:p>-442.009655762</text:p>
          </table:table-cell>
        </table:table-row>
        <table:table-row table:style-name="ro1">
          <table:table-cell office:value-type="string" calcext:value-type="string">
            <text:p>P162W</text:p>
          </table:table-cell>
          <table:table-cell office:value-type="float" office:value="-442.01104126" calcext:value-type="float">
            <text:p>-442.01104126</text:p>
          </table:table-cell>
        </table:table-row>
        <table:table-row table:style-name="ro1">
          <table:table-cell office:value-type="string" calcext:value-type="string">
            <text:p>Q219N</text:p>
          </table:table-cell>
          <table:table-cell office:value-type="float" office:value="-442.011636353" calcext:value-type="float">
            <text:p>-442.011636353</text:p>
          </table:table-cell>
        </table:table-row>
        <table:table-row table:style-name="ro1">
          <table:table-cell office:value-type="string" calcext:value-type="string">
            <text:p>P109N</text:p>
          </table:table-cell>
          <table:table-cell office:value-type="float" office:value="-442.012405396" calcext:value-type="float">
            <text:p>-442.012405396</text:p>
          </table:table-cell>
        </table:table-row>
        <table:table-row table:style-name="ro1">
          <table:table-cell office:value-type="string" calcext:value-type="string">
            <text:p>G102W</text:p>
          </table:table-cell>
          <table:table-cell office:value-type="float" office:value="-442.015893555" calcext:value-type="float">
            <text:p>-442.015893555</text:p>
          </table:table-cell>
        </table:table-row>
        <table:table-row table:style-name="ro1">
          <table:table-cell office:value-type="string" calcext:value-type="string">
            <text:p>P152Q</text:p>
          </table:table-cell>
          <table:table-cell office:value-type="float" office:value="-442.017437744" calcext:value-type="float">
            <text:p>-442.017437744</text:p>
          </table:table-cell>
        </table:table-row>
        <table:table-row table:style-name="ro1">
          <table:table-cell office:value-type="string" calcext:value-type="string">
            <text:p>D75W</text:p>
          </table:table-cell>
          <table:table-cell office:value-type="float" office:value="-442.018035889" calcext:value-type="float">
            <text:p>-442.018035889</text:p>
          </table:table-cell>
        </table:table-row>
        <table:table-row table:style-name="ro1">
          <table:table-cell office:value-type="string" calcext:value-type="string">
            <text:p>F405N</text:p>
          </table:table-cell>
          <table:table-cell office:value-type="float" office:value="-442.022921753" calcext:value-type="float">
            <text:p>-442.022921753</text:p>
          </table:table-cell>
        </table:table-row>
        <table:table-row table:style-name="ro1">
          <table:table-cell office:value-type="string" calcext:value-type="string">
            <text:p>T67F</text:p>
          </table:table-cell>
          <table:table-cell office:value-type="float" office:value="-442.023233032" calcext:value-type="float">
            <text:p>-442.023233032</text:p>
          </table:table-cell>
        </table:table-row>
        <table:table-row table:style-name="ro1">
          <table:table-cell office:value-type="string" calcext:value-type="string">
            <text:p>F269R</text:p>
          </table:table-cell>
          <table:table-cell office:value-type="float" office:value="-442.023501587" calcext:value-type="float">
            <text:p>-442.023501587</text:p>
          </table:table-cell>
        </table:table-row>
        <table:table-row table:style-name="ro1">
          <table:table-cell office:value-type="string" calcext:value-type="string">
            <text:p>G431K</text:p>
          </table:table-cell>
          <table:table-cell office:value-type="float" office:value="-442.024169922" calcext:value-type="float">
            <text:p>-442.024169922</text:p>
          </table:table-cell>
        </table:table-row>
        <table:table-row table:style-name="ro1">
          <table:table-cell office:value-type="string" calcext:value-type="string">
            <text:p>G289D</text:p>
          </table:table-cell>
          <table:table-cell office:value-type="float" office:value="-442.026318359" calcext:value-type="float">
            <text:p>-442.026318359</text:p>
          </table:table-cell>
        </table:table-row>
        <table:table-row table:style-name="ro1">
          <table:table-cell office:value-type="string" calcext:value-type="string">
            <text:p>F159T</text:p>
          </table:table-cell>
          <table:table-cell office:value-type="float" office:value="-442.037573242" calcext:value-type="float">
            <text:p>-442.037573242</text:p>
          </table:table-cell>
        </table:table-row>
        <table:table-row table:style-name="ro1">
          <table:table-cell office:value-type="string" calcext:value-type="string">
            <text:p>T320C</text:p>
          </table:table-cell>
          <table:table-cell office:value-type="float" office:value="-442.039816284" calcext:value-type="float">
            <text:p>-442.039816284</text:p>
          </table:table-cell>
        </table:table-row>
        <table:table-row table:style-name="ro1">
          <table:table-cell office:value-type="string" calcext:value-type="string">
            <text:p>G419C</text:p>
          </table:table-cell>
          <table:table-cell office:value-type="float" office:value="-442.043322754" calcext:value-type="float">
            <text:p>-442.043322754</text:p>
          </table:table-cell>
        </table:table-row>
        <table:table-row table:style-name="ro1">
          <table:table-cell office:value-type="string" calcext:value-type="string">
            <text:p>P232W</text:p>
          </table:table-cell>
          <table:table-cell office:value-type="float" office:value="-442.043557739" calcext:value-type="float">
            <text:p>-442.043557739</text:p>
          </table:table-cell>
        </table:table-row>
        <table:table-row table:style-name="ro1">
          <table:table-cell office:value-type="string" calcext:value-type="string">
            <text:p>F304A</text:p>
          </table:table-cell>
          <table:table-cell office:value-type="float" office:value="-442.045495605" calcext:value-type="float">
            <text:p>-442.045495605</text:p>
          </table:table-cell>
        </table:table-row>
        <table:table-row table:style-name="ro1">
          <table:table-cell office:value-type="string" calcext:value-type="string">
            <text:p>L38R</text:p>
          </table:table-cell>
          <table:table-cell office:value-type="float" office:value="-442.045880127" calcext:value-type="float">
            <text:p>-442.045880127</text:p>
          </table:table-cell>
        </table:table-row>
        <table:table-row table:style-name="ro1">
          <table:table-cell office:value-type="string" calcext:value-type="string">
            <text:p>G102R</text:p>
          </table:table-cell>
          <table:table-cell office:value-type="float" office:value="-442.051983643" calcext:value-type="float">
            <text:p>-442.051983643</text:p>
          </table:table-cell>
        </table:table-row>
        <table:table-row table:style-name="ro1">
          <table:table-cell office:value-type="string" calcext:value-type="string">
            <text:p>A257R</text:p>
          </table:table-cell>
          <table:table-cell office:value-type="float" office:value="-442.057528687" calcext:value-type="float">
            <text:p>-442.057528687</text:p>
          </table:table-cell>
        </table:table-row>
        <table:table-row table:style-name="ro1">
          <table:table-cell office:value-type="string" calcext:value-type="string">
            <text:p>G344L</text:p>
          </table:table-cell>
          <table:table-cell office:value-type="float" office:value="-442.061474609" calcext:value-type="float">
            <text:p>-442.061474609</text:p>
          </table:table-cell>
        </table:table-row>
        <table:table-row table:style-name="ro1">
          <table:table-cell office:value-type="string" calcext:value-type="string">
            <text:p>S129G</text:p>
          </table:table-cell>
          <table:table-cell office:value-type="float" office:value="-442.063180542" calcext:value-type="float">
            <text:p>-442.063180542</text:p>
          </table:table-cell>
        </table:table-row>
        <table:table-row table:style-name="ro1">
          <table:table-cell office:value-type="string" calcext:value-type="string">
            <text:p>C225N</text:p>
          </table:table-cell>
          <table:table-cell office:value-type="float" office:value="-442.071386719" calcext:value-type="float">
            <text:p>-442.071386719</text:p>
          </table:table-cell>
        </table:table-row>
        <table:table-row table:style-name="ro1">
          <table:table-cell office:value-type="string" calcext:value-type="string">
            <text:p>D160T</text:p>
          </table:table-cell>
          <table:table-cell office:value-type="float" office:value="-442.074472046" calcext:value-type="float">
            <text:p>-442.074472046</text:p>
          </table:table-cell>
        </table:table-row>
        <table:table-row table:style-name="ro1">
          <table:table-cell office:value-type="string" calcext:value-type="string">
            <text:p>N254G</text:p>
          </table:table-cell>
          <table:table-cell office:value-type="float" office:value="-442.074505615" calcext:value-type="float">
            <text:p>-442.074505615</text:p>
          </table:table-cell>
        </table:table-row>
        <table:table-row table:style-name="ro1">
          <table:table-cell office:value-type="string" calcext:value-type="string">
            <text:p>T245R</text:p>
          </table:table-cell>
          <table:table-cell office:value-type="float" office:value="-442.077362061" calcext:value-type="float">
            <text:p>-442.077362061</text:p>
          </table:table-cell>
        </table:table-row>
        <table:table-row table:style-name="ro1">
          <table:table-cell office:value-type="string" calcext:value-type="string">
            <text:p>I188K</text:p>
          </table:table-cell>
          <table:table-cell office:value-type="float" office:value="-442.078759766" calcext:value-type="float">
            <text:p>-442.078759766</text:p>
          </table:table-cell>
        </table:table-row>
        <table:table-row table:style-name="ro1">
          <table:table-cell office:value-type="string" calcext:value-type="string">
            <text:p>K249D</text:p>
          </table:table-cell>
          <table:table-cell office:value-type="float" office:value="-442.079949951" calcext:value-type="float">
            <text:p>-442.079949951</text:p>
          </table:table-cell>
        </table:table-row>
        <table:table-row table:style-name="ro1">
          <table:table-cell office:value-type="string" calcext:value-type="string">
            <text:p>D211C</text:p>
          </table:table-cell>
          <table:table-cell office:value-type="float" office:value="-442.079971313" calcext:value-type="float">
            <text:p>-442.079971313</text:p>
          </table:table-cell>
        </table:table-row>
        <table:table-row table:style-name="ro1">
          <table:table-cell office:value-type="string" calcext:value-type="string">
            <text:p>F113N</text:p>
          </table:table-cell>
          <table:table-cell office:value-type="float" office:value="-442.080212402" calcext:value-type="float">
            <text:p>-442.080212402</text:p>
          </table:table-cell>
        </table:table-row>
        <table:table-row table:style-name="ro1">
          <table:table-cell office:value-type="string" calcext:value-type="string">
            <text:p>T78H</text:p>
          </table:table-cell>
          <table:table-cell office:value-type="float" office:value="-442.081201172" calcext:value-type="float">
            <text:p>-442.081201172</text:p>
          </table:table-cell>
        </table:table-row>
        <table:table-row table:style-name="ro1">
          <table:table-cell office:value-type="string" calcext:value-type="string">
            <text:p>D140Q</text:p>
          </table:table-cell>
          <table:table-cell office:value-type="float" office:value="-442.083752441" calcext:value-type="float">
            <text:p>-442.083752441</text:p>
          </table:table-cell>
        </table:table-row>
        <table:table-row table:style-name="ro1">
          <table:table-cell office:value-type="string" calcext:value-type="string">
            <text:p>T65M</text:p>
          </table:table-cell>
          <table:table-cell office:value-type="float" office:value="-442.08394165" calcext:value-type="float">
            <text:p>-442.08394165</text:p>
          </table:table-cell>
        </table:table-row>
        <table:table-row table:style-name="ro1">
          <table:table-cell office:value-type="string" calcext:value-type="string">
            <text:p>E153M</text:p>
          </table:table-cell>
          <table:table-cell office:value-type="float" office:value="-442.084777832" calcext:value-type="float">
            <text:p>-442.084777832</text:p>
          </table:table-cell>
        </table:table-row>
        <table:table-row table:style-name="ro1">
          <table:table-cell office:value-type="string" calcext:value-type="string">
            <text:p>A257P</text:p>
          </table:table-cell>
          <table:table-cell office:value-type="float" office:value="-442.085028076" calcext:value-type="float">
            <text:p>-442.085028076</text:p>
          </table:table-cell>
        </table:table-row>
        <table:table-row table:style-name="ro1">
          <table:table-cell office:value-type="string" calcext:value-type="string">
            <text:p>F159Q</text:p>
          </table:table-cell>
          <table:table-cell office:value-type="float" office:value="-442.092416382" calcext:value-type="float">
            <text:p>-442.092416382</text:p>
          </table:table-cell>
        </table:table-row>
        <table:table-row table:style-name="ro1">
          <table:table-cell office:value-type="string" calcext:value-type="string">
            <text:p>C225K</text:p>
          </table:table-cell>
          <table:table-cell office:value-type="float" office:value="-442.093154907" calcext:value-type="float">
            <text:p>-442.093154907</text:p>
          </table:table-cell>
        </table:table-row>
        <table:table-row table:style-name="ro1">
          <table:table-cell office:value-type="string" calcext:value-type="string">
            <text:p>K335Y</text:p>
          </table:table-cell>
          <table:table-cell office:value-type="float" office:value="-442.093585205" calcext:value-type="float">
            <text:p>-442.093585205</text:p>
          </table:table-cell>
        </table:table-row>
        <table:table-row table:style-name="ro1">
          <table:table-cell office:value-type="string" calcext:value-type="string">
            <text:p>V319K</text:p>
          </table:table-cell>
          <table:table-cell office:value-type="float" office:value="-442.09460144" calcext:value-type="float">
            <text:p>-442.09460144</text:p>
          </table:table-cell>
        </table:table-row>
        <table:table-row table:style-name="ro1">
          <table:table-cell office:value-type="string" calcext:value-type="string">
            <text:p>A421K</text:p>
          </table:table-cell>
          <table:table-cell office:value-type="float" office:value="-442.095855713" calcext:value-type="float">
            <text:p>-442.095855713</text:p>
          </table:table-cell>
        </table:table-row>
        <table:table-row table:style-name="ro1">
          <table:table-cell office:value-type="string" calcext:value-type="string">
            <text:p>R240L</text:p>
          </table:table-cell>
          <table:table-cell office:value-type="float" office:value="-442.106072998" calcext:value-type="float">
            <text:p>-442.106072998</text:p>
          </table:table-cell>
        </table:table-row>
        <table:table-row table:style-name="ro1">
          <table:table-cell office:value-type="string" calcext:value-type="string">
            <text:p>D75L</text:p>
          </table:table-cell>
          <table:table-cell office:value-type="float" office:value="-442.107794189" calcext:value-type="float">
            <text:p>-442.107794189</text:p>
          </table:table-cell>
        </table:table-row>
        <table:table-row table:style-name="ro1">
          <table:table-cell office:value-type="string" calcext:value-type="string">
            <text:p>L84C</text:p>
          </table:table-cell>
          <table:table-cell office:value-type="float" office:value="-442.110171509" calcext:value-type="float">
            <text:p>-442.110171509</text:p>
          </table:table-cell>
        </table:table-row>
        <table:table-row table:style-name="ro1">
          <table:table-cell office:value-type="string" calcext:value-type="string">
            <text:p>D211K</text:p>
          </table:table-cell>
          <table:table-cell office:value-type="float" office:value="-442.110317993" calcext:value-type="float">
            <text:p>-442.110317993</text:p>
          </table:table-cell>
        </table:table-row>
        <table:table-row table:style-name="ro1">
          <table:table-cell office:value-type="string" calcext:value-type="string">
            <text:p>R195I</text:p>
          </table:table-cell>
          <table:table-cell office:value-type="float" office:value="-442.117913818" calcext:value-type="float">
            <text:p>-442.117913818</text:p>
          </table:table-cell>
        </table:table-row>
        <table:table-row table:style-name="ro1">
          <table:table-cell office:value-type="string" calcext:value-type="string">
            <text:p>Y352Q</text:p>
          </table:table-cell>
          <table:table-cell office:value-type="float" office:value="-442.122875977" calcext:value-type="float">
            <text:p>-442.122875977</text:p>
          </table:table-cell>
        </table:table-row>
        <table:table-row table:style-name="ro1">
          <table:table-cell office:value-type="string" calcext:value-type="string">
            <text:p>Q380S</text:p>
          </table:table-cell>
          <table:table-cell office:value-type="float" office:value="-442.12494812" calcext:value-type="float">
            <text:p>-442.12494812</text:p>
          </table:table-cell>
        </table:table-row>
        <table:table-row table:style-name="ro1">
          <table:table-cell office:value-type="string" calcext:value-type="string">
            <text:p>A237H</text:p>
          </table:table-cell>
          <table:table-cell office:value-type="float" office:value="-442.127844238" calcext:value-type="float">
            <text:p>-442.127844238</text:p>
          </table:table-cell>
        </table:table-row>
        <table:table-row table:style-name="ro1">
          <table:table-cell office:value-type="string" calcext:value-type="string">
            <text:p>P196Q</text:p>
          </table:table-cell>
          <table:table-cell office:value-type="float" office:value="-442.131088257" calcext:value-type="float">
            <text:p>-442.131088257</text:p>
          </table:table-cell>
        </table:table-row>
        <table:table-row table:style-name="ro1">
          <table:table-cell office:value-type="string" calcext:value-type="string">
            <text:p>D258F</text:p>
          </table:table-cell>
          <table:table-cell office:value-type="float" office:value="-442.131268311" calcext:value-type="float">
            <text:p>-442.131268311</text:p>
          </table:table-cell>
        </table:table-row>
        <table:table-row table:style-name="ro1">
          <table:table-cell office:value-type="string" calcext:value-type="string">
            <text:p>Q437Y</text:p>
          </table:table-cell>
          <table:table-cell office:value-type="float" office:value="-442.131494141" calcext:value-type="float">
            <text:p>-442.131494141</text:p>
          </table:table-cell>
        </table:table-row>
        <table:table-row table:style-name="ro1">
          <table:table-cell office:value-type="string" calcext:value-type="string">
            <text:p>G445Y</text:p>
          </table:table-cell>
          <table:table-cell office:value-type="float" office:value="-442.133807373" calcext:value-type="float">
            <text:p>-442.133807373</text:p>
          </table:table-cell>
        </table:table-row>
        <table:table-row table:style-name="ro1">
          <table:table-cell office:value-type="string" calcext:value-type="string">
            <text:p>D89I</text:p>
          </table:table-cell>
          <table:table-cell office:value-type="float" office:value="-442.134225464" calcext:value-type="float">
            <text:p>-442.134225464</text:p>
          </table:table-cell>
        </table:table-row>
        <table:table-row table:style-name="ro1">
          <table:table-cell office:value-type="string" calcext:value-type="string">
            <text:p>L271C</text:p>
          </table:table-cell>
          <table:table-cell office:value-type="float" office:value="-442.136175537" calcext:value-type="float">
            <text:p>-442.136175537</text:p>
          </table:table-cell>
        </table:table-row>
        <table:table-row table:style-name="ro1">
          <table:table-cell office:value-type="string" calcext:value-type="string">
            <text:p>D160I</text:p>
          </table:table-cell>
          <table:table-cell office:value-type="float" office:value="-442.144949341" calcext:value-type="float">
            <text:p>-442.144949341</text:p>
          </table:table-cell>
        </table:table-row>
        <table:table-row table:style-name="ro1">
          <table:table-cell office:value-type="string" calcext:value-type="string">
            <text:p>K354S</text:p>
          </table:table-cell>
          <table:table-cell office:value-type="float" office:value="-442.147027588" calcext:value-type="float">
            <text:p>-442.147027588</text:p>
          </table:table-cell>
        </table:table-row>
        <table:table-row table:style-name="ro1">
          <table:table-cell office:value-type="string" calcext:value-type="string">
            <text:p>E236F</text:p>
          </table:table-cell>
          <table:table-cell office:value-type="float" office:value="-442.148022461" calcext:value-type="float">
            <text:p>-442.148022461</text:p>
          </table:table-cell>
        </table:table-row>
        <table:table-row table:style-name="ro1">
          <table:table-cell office:value-type="string" calcext:value-type="string">
            <text:p>E262W</text:p>
          </table:table-cell>
          <table:table-cell office:value-type="float" office:value="-442.149429321" calcext:value-type="float">
            <text:p>-442.149429321</text:p>
          </table:table-cell>
        </table:table-row>
        <table:table-row table:style-name="ro1">
          <table:table-cell office:value-type="string" calcext:value-type="string">
            <text:p>F77R</text:p>
          </table:table-cell>
          <table:table-cell office:value-type="float" office:value="-442.14977417" calcext:value-type="float">
            <text:p>-442.14977417</text:p>
          </table:table-cell>
        </table:table-row>
        <table:table-row table:style-name="ro1">
          <table:table-cell office:value-type="string" calcext:value-type="string">
            <text:p>G289Q</text:p>
          </table:table-cell>
          <table:table-cell office:value-type="float" office:value="-442.150018311" calcext:value-type="float">
            <text:p>-442.150018311</text:p>
          </table:table-cell>
        </table:table-row>
        <table:table-row table:style-name="ro1">
          <table:table-cell office:value-type="string" calcext:value-type="string">
            <text:p>G267D</text:p>
          </table:table-cell>
          <table:table-cell office:value-type="float" office:value="-442.151513672" calcext:value-type="float">
            <text:p>-442.151513672</text:p>
          </table:table-cell>
        </table:table-row>
        <table:table-row table:style-name="ro1">
          <table:table-cell office:value-type="string" calcext:value-type="string">
            <text:p>L399H</text:p>
          </table:table-cell>
          <table:table-cell office:value-type="float" office:value="-442.151678467" calcext:value-type="float">
            <text:p>-442.151678467</text:p>
          </table:table-cell>
        </table:table-row>
        <table:table-row table:style-name="ro1">
          <table:table-cell office:value-type="string" calcext:value-type="string">
            <text:p>L39D</text:p>
          </table:table-cell>
          <table:table-cell office:value-type="float" office:value="-442.162042236" calcext:value-type="float">
            <text:p>-442.162042236</text:p>
          </table:table-cell>
        </table:table-row>
        <table:table-row table:style-name="ro1">
          <table:table-cell office:value-type="string" calcext:value-type="string">
            <text:p>N221Y</text:p>
          </table:table-cell>
          <table:table-cell office:value-type="float" office:value="-442.163278198" calcext:value-type="float">
            <text:p>-442.163278198</text:p>
          </table:table-cell>
        </table:table-row>
        <table:table-row table:style-name="ro1">
          <table:table-cell office:value-type="string" calcext:value-type="string">
            <text:p>I264Y</text:p>
          </table:table-cell>
          <table:table-cell office:value-type="float" office:value="-442.164474487" calcext:value-type="float">
            <text:p>-442.164474487</text:p>
          </table:table-cell>
        </table:table-row>
        <table:table-row table:style-name="ro1">
          <table:table-cell office:value-type="string" calcext:value-type="string">
            <text:p>W207T</text:p>
          </table:table-cell>
          <table:table-cell office:value-type="float" office:value="-442.167053223" calcext:value-type="float">
            <text:p>-442.167053223</text:p>
          </table:table-cell>
        </table:table-row>
        <table:table-row table:style-name="ro1">
          <table:table-cell office:value-type="string" calcext:value-type="string">
            <text:p>D76M</text:p>
          </table:table-cell>
          <table:table-cell office:value-type="float" office:value="-442.167501831" calcext:value-type="float">
            <text:p>-442.167501831</text:p>
          </table:table-cell>
        </table:table-row>
        <table:table-row table:style-name="ro1">
          <table:table-cell office:value-type="string" calcext:value-type="string">
            <text:p>R240C</text:p>
          </table:table-cell>
          <table:table-cell office:value-type="float" office:value="-442.168078613" calcext:value-type="float">
            <text:p>-442.168078613</text:p>
          </table:table-cell>
        </table:table-row>
        <table:table-row table:style-name="ro1">
          <table:table-cell office:value-type="string" calcext:value-type="string">
            <text:p>G431N</text:p>
          </table:table-cell>
          <table:table-cell office:value-type="float" office:value="-442.180734253" calcext:value-type="float">
            <text:p>-442.180734253</text:p>
          </table:table-cell>
        </table:table-row>
        <table:table-row table:style-name="ro1">
          <table:table-cell office:value-type="string" calcext:value-type="string">
            <text:p>P305T</text:p>
          </table:table-cell>
          <table:table-cell office:value-type="float" office:value="-442.182336426" calcext:value-type="float">
            <text:p>-442.182336426</text:p>
          </table:table-cell>
        </table:table-row>
        <table:table-row table:style-name="ro1">
          <table:table-cell office:value-type="string" calcext:value-type="string">
            <text:p>F422D</text:p>
          </table:table-cell>
          <table:table-cell office:value-type="float" office:value="-442.183300781" calcext:value-type="float">
            <text:p>-442.183300781</text:p>
          </table:table-cell>
        </table:table-row>
        <table:table-row table:style-name="ro1">
          <table:table-cell office:value-type="string" calcext:value-type="string">
            <text:p>T320E</text:p>
          </table:table-cell>
          <table:table-cell office:value-type="float" office:value="-442.184088135" calcext:value-type="float">
            <text:p>-442.184088135</text:p>
          </table:table-cell>
        </table:table-row>
        <table:table-row table:style-name="ro1">
          <table:table-cell office:value-type="string" calcext:value-type="string">
            <text:p>Q219S</text:p>
          </table:table-cell>
          <table:table-cell office:value-type="float" office:value="-442.187744141" calcext:value-type="float">
            <text:p>-442.187744141</text:p>
          </table:table-cell>
        </table:table-row>
        <table:table-row table:style-name="ro1">
          <table:table-cell office:value-type="string" calcext:value-type="string">
            <text:p>D211Q</text:p>
          </table:table-cell>
          <table:table-cell office:value-type="float" office:value="-442.189071655" calcext:value-type="float">
            <text:p>-442.189071655</text:p>
          </table:table-cell>
        </table:table-row>
        <table:table-row table:style-name="ro1">
          <table:table-cell office:value-type="string" calcext:value-type="string">
            <text:p>P428F</text:p>
          </table:table-cell>
          <table:table-cell office:value-type="float" office:value="-442.189697266" calcext:value-type="float">
            <text:p>-442.189697266</text:p>
          </table:table-cell>
        </table:table-row>
        <table:table-row table:style-name="ro1">
          <table:table-cell office:value-type="string" calcext:value-type="string">
            <text:p>M127E</text:p>
          </table:table-cell>
          <table:table-cell office:value-type="float" office:value="-442.191119385" calcext:value-type="float">
            <text:p>-442.191119385</text:p>
          </table:table-cell>
        </table:table-row>
        <table:table-row table:style-name="ro1">
          <table:table-cell office:value-type="string" calcext:value-type="string">
            <text:p>S321K</text:p>
          </table:table-cell>
          <table:table-cell office:value-type="float" office:value="-442.194116211" calcext:value-type="float">
            <text:p>-442.194116211</text:p>
          </table:table-cell>
        </table:table-row>
        <table:table-row table:style-name="ro1">
          <table:table-cell office:value-type="string" calcext:value-type="string">
            <text:p>Q222I</text:p>
          </table:table-cell>
          <table:table-cell office:value-type="float" office:value="-442.197012329" calcext:value-type="float">
            <text:p>-442.197012329</text:p>
          </table:table-cell>
        </table:table-row>
        <table:table-row table:style-name="ro1">
          <table:table-cell office:value-type="string" calcext:value-type="string">
            <text:p>K171Y</text:p>
          </table:table-cell>
          <table:table-cell office:value-type="float" office:value="-442.197729492" calcext:value-type="float">
            <text:p>-442.197729492</text:p>
          </table:table-cell>
        </table:table-row>
        <table:table-row table:style-name="ro1">
          <table:table-cell office:value-type="string" calcext:value-type="string">
            <text:p>L53W</text:p>
          </table:table-cell>
          <table:table-cell office:value-type="float" office:value="-442.200128174" calcext:value-type="float">
            <text:p>-442.200128174</text:p>
          </table:table-cell>
        </table:table-row>
        <table:table-row table:style-name="ro1">
          <table:table-cell office:value-type="string" calcext:value-type="string">
            <text:p>A398T</text:p>
          </table:table-cell>
          <table:table-cell office:value-type="float" office:value="-442.202334595" calcext:value-type="float">
            <text:p>-442.202334595</text:p>
          </table:table-cell>
        </table:table-row>
        <table:table-row table:style-name="ro1">
          <table:table-cell office:value-type="string" calcext:value-type="string">
            <text:p>T349R</text:p>
          </table:table-cell>
          <table:table-cell office:value-type="float" office:value="-442.204632568" calcext:value-type="float">
            <text:p>-442.204632568</text:p>
          </table:table-cell>
        </table:table-row>
        <table:table-row table:style-name="ro1">
          <table:table-cell office:value-type="string" calcext:value-type="string">
            <text:p>A57K</text:p>
          </table:table-cell>
          <table:table-cell office:value-type="float" office:value="-442.206719971" calcext:value-type="float">
            <text:p>-442.206719971</text:p>
          </table:table-cell>
        </table:table-row>
        <table:table-row table:style-name="ro1">
          <table:table-cell office:value-type="string" calcext:value-type="string">
            <text:p>R195D</text:p>
          </table:table-cell>
          <table:table-cell office:value-type="float" office:value="-442.207647705" calcext:value-type="float">
            <text:p>-442.207647705</text:p>
          </table:table-cell>
        </table:table-row>
        <table:table-row table:style-name="ro1">
          <table:table-cell office:value-type="string" calcext:value-type="string">
            <text:p>M385E</text:p>
          </table:table-cell>
          <table:table-cell office:value-type="float" office:value="-442.209805298" calcext:value-type="float">
            <text:p>-442.209805298</text:p>
          </table:table-cell>
        </table:table-row>
        <table:table-row table:style-name="ro1">
          <table:table-cell office:value-type="string" calcext:value-type="string">
            <text:p>G423T</text:p>
          </table:table-cell>
          <table:table-cell office:value-type="float" office:value="-442.211752319" calcext:value-type="float">
            <text:p>-442.211752319</text:p>
          </table:table-cell>
        </table:table-row>
        <table:table-row table:style-name="ro1">
          <table:table-cell office:value-type="string" calcext:value-type="string">
            <text:p>R302V</text:p>
          </table:table-cell>
          <table:table-cell office:value-type="float" office:value="-442.214648437" calcext:value-type="float">
            <text:p>-442.214648437</text:p>
          </table:table-cell>
        </table:table-row>
        <table:table-row table:style-name="ro1">
          <table:table-cell office:value-type="string" calcext:value-type="string">
            <text:p>F405Y</text:p>
          </table:table-cell>
          <table:table-cell office:value-type="float" office:value="-442.215411377" calcext:value-type="float">
            <text:p>-442.215411377</text:p>
          </table:table-cell>
        </table:table-row>
        <table:table-row table:style-name="ro1">
          <table:table-cell office:value-type="string" calcext:value-type="string">
            <text:p>V287S</text:p>
          </table:table-cell>
          <table:table-cell office:value-type="float" office:value="-442.218768311" calcext:value-type="float">
            <text:p>-442.218768311</text:p>
          </table:table-cell>
        </table:table-row>
        <table:table-row table:style-name="ro1">
          <table:table-cell office:value-type="string" calcext:value-type="string">
            <text:p>I188P</text:p>
          </table:table-cell>
          <table:table-cell office:value-type="float" office:value="-442.219656372" calcext:value-type="float">
            <text:p>-442.219656372</text:p>
          </table:table-cell>
        </table:table-row>
        <table:table-row table:style-name="ro1">
          <table:table-cell office:value-type="string" calcext:value-type="string">
            <text:p>G409I</text:p>
          </table:table-cell>
          <table:table-cell office:value-type="float" office:value="-442.220126343" calcext:value-type="float">
            <text:p>-442.220126343</text:p>
          </table:table-cell>
        </table:table-row>
        <table:table-row table:style-name="ro1">
          <table:table-cell office:value-type="string" calcext:value-type="string">
            <text:p>A220F</text:p>
          </table:table-cell>
          <table:table-cell office:value-type="float" office:value="-442.231643677" calcext:value-type="float">
            <text:p>-442.231643677</text:p>
          </table:table-cell>
        </table:table-row>
        <table:table-row table:style-name="ro1">
          <table:table-cell office:value-type="string" calcext:value-type="string">
            <text:p>L208D</text:p>
          </table:table-cell>
          <table:table-cell office:value-type="float" office:value="-442.232595825" calcext:value-type="float">
            <text:p>-442.232595825</text:p>
          </table:table-cell>
        </table:table-row>
        <table:table-row table:style-name="ro1">
          <table:table-cell office:value-type="string" calcext:value-type="string">
            <text:p>V156W</text:p>
          </table:table-cell>
          <table:table-cell office:value-type="float" office:value="-442.233651733" calcext:value-type="float">
            <text:p>-442.233651733</text:p>
          </table:table-cell>
        </table:table-row>
        <table:table-row table:style-name="ro1">
          <table:table-cell office:value-type="string" calcext:value-type="string">
            <text:p>P305V</text:p>
          </table:table-cell>
          <table:table-cell office:value-type="float" office:value="-442.23505249" calcext:value-type="float">
            <text:p>-442.23505249</text:p>
          </table:table-cell>
        </table:table-row>
        <table:table-row table:style-name="ro1">
          <table:table-cell office:value-type="string" calcext:value-type="string">
            <text:p>R400Y</text:p>
          </table:table-cell>
          <table:table-cell office:value-type="float" office:value="-442.235394287" calcext:value-type="float">
            <text:p>-442.235394287</text:p>
          </table:table-cell>
        </table:table-row>
        <table:table-row table:style-name="ro1">
          <table:table-cell office:value-type="string" calcext:value-type="string">
            <text:p>N254T</text:p>
          </table:table-cell>
          <table:table-cell office:value-type="float" office:value="-442.240994263" calcext:value-type="float">
            <text:p>-442.240994263</text:p>
          </table:table-cell>
        </table:table-row>
        <table:table-row table:style-name="ro1">
          <table:table-cell office:value-type="string" calcext:value-type="string">
            <text:p>M345W</text:p>
          </table:table-cell>
          <table:table-cell office:value-type="float" office:value="-442.241943359" calcext:value-type="float">
            <text:p>-442.241943359</text:p>
          </table:table-cell>
        </table:table-row>
        <table:table-row table:style-name="ro1">
          <table:table-cell office:value-type="string" calcext:value-type="string">
            <text:p>H410R</text:p>
          </table:table-cell>
          <table:table-cell office:value-type="float" office:value="-442.243960571" calcext:value-type="float">
            <text:p>-442.243960571</text:p>
          </table:table-cell>
        </table:table-row>
        <table:table-row table:style-name="ro1">
          <table:table-cell office:value-type="string" calcext:value-type="string">
            <text:p>M146D</text:p>
          </table:table-cell>
          <table:table-cell office:value-type="float" office:value="-442.244451904" calcext:value-type="float">
            <text:p>-442.244451904</text:p>
          </table:table-cell>
        </table:table-row>
        <table:table-row table:style-name="ro1">
          <table:table-cell office:value-type="string" calcext:value-type="string">
            <text:p>L435F</text:p>
          </table:table-cell>
          <table:table-cell office:value-type="float" office:value="-442.247006226" calcext:value-type="float">
            <text:p>-442.247006226</text:p>
          </table:table-cell>
        </table:table-row>
        <table:table-row table:style-name="ro1">
          <table:table-cell office:value-type="string" calcext:value-type="string">
            <text:p>I391T</text:p>
          </table:table-cell>
          <table:table-cell office:value-type="float" office:value="-442.248513794" calcext:value-type="float">
            <text:p>-442.248513794</text:p>
          </table:table-cell>
        </table:table-row>
        <table:table-row table:style-name="ro1">
          <table:table-cell office:value-type="string" calcext:value-type="string">
            <text:p>F311Q</text:p>
          </table:table-cell>
          <table:table-cell office:value-type="float" office:value="-442.249047852" calcext:value-type="float">
            <text:p>-442.249047852</text:p>
          </table:table-cell>
        </table:table-row>
        <table:table-row table:style-name="ro1">
          <table:table-cell office:value-type="string" calcext:value-type="string">
            <text:p>E54M</text:p>
          </table:table-cell>
          <table:table-cell office:value-type="float" office:value="-442.251168823" calcext:value-type="float">
            <text:p>-442.251168823</text:p>
          </table:table-cell>
        </table:table-row>
        <table:table-row table:style-name="ro1">
          <table:table-cell office:value-type="string" calcext:value-type="string">
            <text:p>I414Q</text:p>
          </table:table-cell>
          <table:table-cell office:value-type="float" office:value="-442.253405762" calcext:value-type="float">
            <text:p>-442.253405762</text:p>
          </table:table-cell>
        </table:table-row>
        <table:table-row table:style-name="ro1">
          <table:table-cell office:value-type="string" calcext:value-type="string">
            <text:p>V291W</text:p>
          </table:table-cell>
          <table:table-cell office:value-type="float" office:value="-442.255630493" calcext:value-type="float">
            <text:p>-442.255630493</text:p>
          </table:table-cell>
        </table:table-row>
        <table:table-row table:style-name="ro1">
          <table:table-cell office:value-type="string" calcext:value-type="string">
            <text:p>L336E</text:p>
          </table:table-cell>
          <table:table-cell office:value-type="float" office:value="-442.256066895" calcext:value-type="float">
            <text:p>-442.256066895</text:p>
          </table:table-cell>
        </table:table-row>
        <table:table-row table:style-name="ro1">
          <table:table-cell office:value-type="string" calcext:value-type="string">
            <text:p>G384W</text:p>
          </table:table-cell>
          <table:table-cell office:value-type="float" office:value="-442.256591797" calcext:value-type="float">
            <text:p>-442.256591797</text:p>
          </table:table-cell>
        </table:table-row>
        <table:table-row table:style-name="ro1">
          <table:table-cell office:value-type="string" calcext:value-type="string">
            <text:p>V85A</text:p>
          </table:table-cell>
          <table:table-cell office:value-type="float" office:value="-442.261709595" calcext:value-type="float">
            <text:p>-442.261709595</text:p>
          </table:table-cell>
        </table:table-row>
        <table:table-row table:style-name="ro1">
          <table:table-cell office:value-type="string" calcext:value-type="string">
            <text:p>T320V</text:p>
          </table:table-cell>
          <table:table-cell office:value-type="float" office:value="-442.268121338" calcext:value-type="float">
            <text:p>-442.268121338</text:p>
          </table:table-cell>
        </table:table-row>
        <table:table-row table:style-name="ro1">
          <table:table-cell office:value-type="string" calcext:value-type="string">
            <text:p>N134K</text:p>
          </table:table-cell>
          <table:table-cell office:value-type="float" office:value="-442.271899414" calcext:value-type="float">
            <text:p>-442.271899414</text:p>
          </table:table-cell>
        </table:table-row>
        <table:table-row table:style-name="ro1">
          <table:table-cell office:value-type="string" calcext:value-type="string">
            <text:p>T74L</text:p>
          </table:table-cell>
          <table:table-cell office:value-type="float" office:value="-442.273526001" calcext:value-type="float">
            <text:p>-442.273526001</text:p>
          </table:table-cell>
        </table:table-row>
        <table:table-row table:style-name="ro1">
          <table:table-cell office:value-type="string" calcext:value-type="string">
            <text:p>L132W</text:p>
          </table:table-cell>
          <table:table-cell office:value-type="float" office:value="-442.275546265" calcext:value-type="float">
            <text:p>-442.275546265</text:p>
          </table:table-cell>
        </table:table-row>
        <table:table-row table:style-name="ro1">
          <table:table-cell office:value-type="string" calcext:value-type="string">
            <text:p>I213N</text:p>
          </table:table-cell>
          <table:table-cell office:value-type="float" office:value="-442.278863525" calcext:value-type="float">
            <text:p>-442.278863525</text:p>
          </table:table-cell>
        </table:table-row>
        <table:table-row table:style-name="ro1">
          <table:table-cell office:value-type="string" calcext:value-type="string">
            <text:p>V337K</text:p>
          </table:table-cell>
          <table:table-cell office:value-type="float" office:value="-442.284118652" calcext:value-type="float">
            <text:p>-442.284118652</text:p>
          </table:table-cell>
        </table:table-row>
        <table:table-row table:style-name="ro1">
          <table:table-cell office:value-type="string" calcext:value-type="string">
            <text:p>M138F</text:p>
          </table:table-cell>
          <table:table-cell office:value-type="float" office:value="-442.289181519" calcext:value-type="float">
            <text:p>-442.289181519</text:p>
          </table:table-cell>
        </table:table-row>
        <table:table-row table:style-name="ro1">
          <table:table-cell office:value-type="string" calcext:value-type="string">
            <text:p>T347L</text:p>
          </table:table-cell>
          <table:table-cell office:value-type="float" office:value="-442.290383911" calcext:value-type="float">
            <text:p>-442.290383911</text:p>
          </table:table-cell>
        </table:table-row>
        <table:table-row table:style-name="ro1">
          <table:table-cell office:value-type="string" calcext:value-type="string">
            <text:p>P198I</text:p>
          </table:table-cell>
          <table:table-cell office:value-type="float" office:value="-442.291928101" calcext:value-type="float">
            <text:p>-442.291928101</text:p>
          </table:table-cell>
        </table:table-row>
        <table:table-row table:style-name="ro1">
          <table:table-cell office:value-type="string" calcext:value-type="string">
            <text:p>G409Q</text:p>
          </table:table-cell>
          <table:table-cell office:value-type="float" office:value="-442.294732666" calcext:value-type="float">
            <text:p>-442.294732666</text:p>
          </table:table-cell>
        </table:table-row>
        <table:table-row table:style-name="ro1">
          <table:table-cell office:value-type="string" calcext:value-type="string">
            <text:p>F77E</text:p>
          </table:table-cell>
          <table:table-cell office:value-type="float" office:value="-442.297824097" calcext:value-type="float">
            <text:p>-442.297824097</text:p>
          </table:table-cell>
        </table:table-row>
        <table:table-row table:style-name="ro1">
          <table:table-cell office:value-type="string" calcext:value-type="string">
            <text:p>G327K</text:p>
          </table:table-cell>
          <table:table-cell office:value-type="float" office:value="-442.301824951" calcext:value-type="float">
            <text:p>-442.301824951</text:p>
          </table:table-cell>
        </table:table-row>
        <table:table-row table:style-name="ro1">
          <table:table-cell office:value-type="string" calcext:value-type="string">
            <text:p>L435Q</text:p>
          </table:table-cell>
          <table:table-cell office:value-type="float" office:value="-442.302224731" calcext:value-type="float">
            <text:p>-442.302224731</text:p>
          </table:table-cell>
        </table:table-row>
        <table:table-row table:style-name="ro1">
          <table:table-cell office:value-type="string" calcext:value-type="string">
            <text:p>G51I</text:p>
          </table:table-cell>
          <table:table-cell office:value-type="float" office:value="-442.303015137" calcext:value-type="float">
            <text:p>-442.303015137</text:p>
          </table:table-cell>
        </table:table-row>
        <table:table-row table:style-name="ro1">
          <table:table-cell office:value-type="string" calcext:value-type="string">
            <text:p>D82P</text:p>
          </table:table-cell>
          <table:table-cell office:value-type="float" office:value="-442.304754639" calcext:value-type="float">
            <text:p>-442.304754639</text:p>
          </table:table-cell>
        </table:table-row>
        <table:table-row table:style-name="ro1">
          <table:table-cell office:value-type="string" calcext:value-type="string">
            <text:p>I414G</text:p>
          </table:table-cell>
          <table:table-cell office:value-type="float" office:value="-442.307821655" calcext:value-type="float">
            <text:p>-442.307821655</text:p>
          </table:table-cell>
        </table:table-row>
        <table:table-row table:style-name="ro1">
          <table:table-cell office:value-type="string" calcext:value-type="string">
            <text:p>T347P</text:p>
          </table:table-cell>
          <table:table-cell office:value-type="float" office:value="-442.314022827" calcext:value-type="float">
            <text:p>-442.314022827</text:p>
          </table:table-cell>
        </table:table-row>
        <table:table-row table:style-name="ro1">
          <table:table-cell office:value-type="string" calcext:value-type="string">
            <text:p>L399Y</text:p>
          </table:table-cell>
          <table:table-cell office:value-type="float" office:value="-442.317205811" calcext:value-type="float">
            <text:p>-442.317205811</text:p>
          </table:table-cell>
        </table:table-row>
        <table:table-row table:style-name="ro1">
          <table:table-cell office:value-type="string" calcext:value-type="string">
            <text:p>N215L</text:p>
          </table:table-cell>
          <table:table-cell office:value-type="float" office:value="-442.318331909" calcext:value-type="float">
            <text:p>-442.318331909</text:p>
          </table:table-cell>
        </table:table-row>
        <table:table-row table:style-name="ro1">
          <table:table-cell office:value-type="string" calcext:value-type="string">
            <text:p>F378D</text:p>
          </table:table-cell>
          <table:table-cell office:value-type="float" office:value="-442.322564697" calcext:value-type="float">
            <text:p>-442.322564697</text:p>
          </table:table-cell>
        </table:table-row>
        <table:table-row table:style-name="ro1">
          <table:table-cell office:value-type="string" calcext:value-type="string">
            <text:p>T245Q</text:p>
          </table:table-cell>
          <table:table-cell office:value-type="float" office:value="-442.32364502" calcext:value-type="float">
            <text:p>-442.32364502</text:p>
          </table:table-cell>
        </table:table-row>
        <table:table-row table:style-name="ro1">
          <table:table-cell office:value-type="string" calcext:value-type="string">
            <text:p>A241D</text:p>
          </table:table-cell>
          <table:table-cell office:value-type="float" office:value="-442.325344849" calcext:value-type="float">
            <text:p>-442.325344849</text:p>
          </table:table-cell>
        </table:table-row>
        <table:table-row table:style-name="ro1">
          <table:table-cell office:value-type="string" calcext:value-type="string">
            <text:p>L250W</text:p>
          </table:table-cell>
          <table:table-cell office:value-type="float" office:value="-442.325415039" calcext:value-type="float">
            <text:p>-442.325415039</text:p>
          </table:table-cell>
        </table:table-row>
        <table:table-row table:style-name="ro1">
          <table:table-cell office:value-type="string" calcext:value-type="string">
            <text:p>F113M</text:p>
          </table:table-cell>
          <table:table-cell office:value-type="float" office:value="-442.325488281" calcext:value-type="float">
            <text:p>-442.325488281</text:p>
          </table:table-cell>
        </table:table-row>
        <table:table-row table:style-name="ro1">
          <table:table-cell office:value-type="string" calcext:value-type="string">
            <text:p>Q136D</text:p>
          </table:table-cell>
          <table:table-cell office:value-type="float" office:value="-442.327911377" calcext:value-type="float">
            <text:p>-442.327911377</text:p>
          </table:table-cell>
        </table:table-row>
        <table:table-row table:style-name="ro1">
          <table:table-cell office:value-type="string" calcext:value-type="string">
            <text:p>H424R</text:p>
          </table:table-cell>
          <table:table-cell office:value-type="float" office:value="-442.330435181" calcext:value-type="float">
            <text:p>-442.330435181</text:p>
          </table:table-cell>
        </table:table-row>
        <table:table-row table:style-name="ro1">
          <table:table-cell office:value-type="string" calcext:value-type="string">
            <text:p>L147R</text:p>
          </table:table-cell>
          <table:table-cell office:value-type="float" office:value="-442.330780029" calcext:value-type="float">
            <text:p>-442.330780029</text:p>
          </table:table-cell>
        </table:table-row>
        <table:table-row table:style-name="ro1">
          <table:table-cell office:value-type="string" calcext:value-type="string">
            <text:p>M328P</text:p>
          </table:table-cell>
          <table:table-cell office:value-type="float" office:value="-442.332144165" calcext:value-type="float">
            <text:p>-442.332144165</text:p>
          </table:table-cell>
        </table:table-row>
        <table:table-row table:style-name="ro1">
          <table:table-cell office:value-type="string" calcext:value-type="string">
            <text:p>I391D</text:p>
          </table:table-cell>
          <table:table-cell office:value-type="float" office:value="-442.335055542" calcext:value-type="float">
            <text:p>-442.335055542</text:p>
          </table:table-cell>
        </table:table-row>
        <table:table-row table:style-name="ro1">
          <table:table-cell office:value-type="string" calcext:value-type="string">
            <text:p>G357W</text:p>
          </table:table-cell>
          <table:table-cell office:value-type="float" office:value="-442.335217285" calcext:value-type="float">
            <text:p>-442.335217285</text:p>
          </table:table-cell>
        </table:table-row>
        <table:table-row table:style-name="ro1">
          <table:table-cell office:value-type="string" calcext:value-type="string">
            <text:p>G344F</text:p>
          </table:table-cell>
          <table:table-cell office:value-type="float" office:value="-442.337884521" calcext:value-type="float">
            <text:p>-442.337884521</text:p>
          </table:table-cell>
        </table:table-row>
        <table:table-row table:style-name="ro1">
          <table:table-cell office:value-type="string" calcext:value-type="string">
            <text:p>E228V</text:p>
          </table:table-cell>
          <table:table-cell office:value-type="float" office:value="-442.345098877" calcext:value-type="float">
            <text:p>-442.345098877</text:p>
          </table:table-cell>
        </table:table-row>
        <table:table-row table:style-name="ro1">
          <table:table-cell office:value-type="string" calcext:value-type="string">
            <text:p>I166Y</text:p>
          </table:table-cell>
          <table:table-cell office:value-type="float" office:value="-442.346710205" calcext:value-type="float">
            <text:p>-442.346710205</text:p>
          </table:table-cell>
        </table:table-row>
        <table:table-row table:style-name="ro1">
          <table:table-cell office:value-type="string" calcext:value-type="string">
            <text:p>V40K</text:p>
          </table:table-cell>
          <table:table-cell office:value-type="float" office:value="-442.347396851" calcext:value-type="float">
            <text:p>-442.347396851</text:p>
          </table:table-cell>
        </table:table-row>
        <table:table-row table:style-name="ro1">
          <table:table-cell office:value-type="string" calcext:value-type="string">
            <text:p>G139M</text:p>
          </table:table-cell>
          <table:table-cell office:value-type="float" office:value="-442.347491455" calcext:value-type="float">
            <text:p>-442.347491455</text:p>
          </table:table-cell>
        </table:table-row>
        <table:table-row table:style-name="ro1">
          <table:table-cell office:value-type="string" calcext:value-type="string">
            <text:p>Y204V</text:p>
          </table:table-cell>
          <table:table-cell office:value-type="float" office:value="-442.349151611" calcext:value-type="float">
            <text:p>-442.349151611</text:p>
          </table:table-cell>
        </table:table-row>
        <table:table-row table:style-name="ro1">
          <table:table-cell office:value-type="string" calcext:value-type="string">
            <text:p>L336P</text:p>
          </table:table-cell>
          <table:table-cell office:value-type="float" office:value="-442.352145386" calcext:value-type="float">
            <text:p>-442.352145386</text:p>
          </table:table-cell>
        </table:table-row>
        <table:table-row table:style-name="ro1">
          <table:table-cell office:value-type="string" calcext:value-type="string">
            <text:p>S64A</text:p>
          </table:table-cell>
          <table:table-cell office:value-type="float" office:value="-442.352224731" calcext:value-type="float">
            <text:p>-442.352224731</text:p>
          </table:table-cell>
        </table:table-row>
        <table:table-row table:style-name="ro1">
          <table:table-cell office:value-type="string" calcext:value-type="string">
            <text:p>Y42K</text:p>
          </table:table-cell>
          <table:table-cell office:value-type="float" office:value="-442.353115845" calcext:value-type="float">
            <text:p>-442.353115845</text:p>
          </table:table-cell>
        </table:table-row>
        <table:table-row table:style-name="ro1">
          <table:table-cell office:value-type="string" calcext:value-type="string">
            <text:p>A220R</text:p>
          </table:table-cell>
          <table:table-cell office:value-type="float" office:value="-442.35413208" calcext:value-type="float">
            <text:p>-442.35413208</text:p>
          </table:table-cell>
        </table:table-row>
        <table:table-row table:style-name="ro1">
          <table:table-cell office:value-type="string" calcext:value-type="string">
            <text:p>G317K</text:p>
          </table:table-cell>
          <table:table-cell office:value-type="float" office:value="-442.359347534" calcext:value-type="float">
            <text:p>-442.359347534</text:p>
          </table:table-cell>
        </table:table-row>
        <table:table-row table:style-name="ro1">
          <table:table-cell office:value-type="string" calcext:value-type="string">
            <text:p>T389I</text:p>
          </table:table-cell>
          <table:table-cell office:value-type="float" office:value="-442.360299683" calcext:value-type="float">
            <text:p>-442.360299683</text:p>
          </table:table-cell>
        </table:table-row>
        <table:table-row table:style-name="ro1">
          <table:table-cell office:value-type="string" calcext:value-type="string">
            <text:p>G375K</text:p>
          </table:table-cell>
          <table:table-cell office:value-type="float" office:value="-442.363519287" calcext:value-type="float">
            <text:p>-442.363519287</text:p>
          </table:table-cell>
        </table:table-row>
        <table:table-row table:style-name="ro1">
          <table:table-cell office:value-type="string" calcext:value-type="string">
            <text:p>F212C</text:p>
          </table:table-cell>
          <table:table-cell office:value-type="float" office:value="-442.372076416" calcext:value-type="float">
            <text:p>-442.372076416</text:p>
          </table:table-cell>
        </table:table-row>
        <table:table-row table:style-name="ro1">
          <table:table-cell office:value-type="string" calcext:value-type="string">
            <text:p>D140N</text:p>
          </table:table-cell>
          <table:table-cell office:value-type="float" office:value="-442.373876953" calcext:value-type="float">
            <text:p>-442.373876953</text:p>
          </table:table-cell>
        </table:table-row>
        <table:table-row table:style-name="ro1">
          <table:table-cell office:value-type="string" calcext:value-type="string">
            <text:p>F274C</text:p>
          </table:table-cell>
          <table:table-cell office:value-type="float" office:value="-442.380151367" calcext:value-type="float">
            <text:p>-442.380151367</text:p>
          </table:table-cell>
        </table:table-row>
        <table:table-row table:style-name="ro1">
          <table:table-cell office:value-type="string" calcext:value-type="string">
            <text:p>M238Q</text:p>
          </table:table-cell>
          <table:table-cell office:value-type="float" office:value="-442.38314209" calcext:value-type="float">
            <text:p>-442.38314209</text:p>
          </table:table-cell>
        </table:table-row>
        <table:table-row table:style-name="ro1">
          <table:table-cell office:value-type="string" calcext:value-type="string">
            <text:p>L435N</text:p>
          </table:table-cell>
          <table:table-cell office:value-type="float" office:value="-442.384213257" calcext:value-type="float">
            <text:p>-442.384213257</text:p>
          </table:table-cell>
        </table:table-row>
        <table:table-row table:style-name="ro1">
          <table:table-cell office:value-type="string" calcext:value-type="string">
            <text:p>L192H</text:p>
          </table:table-cell>
          <table:table-cell office:value-type="float" office:value="-442.38421936" calcext:value-type="float">
            <text:p>-442.38421936</text:p>
          </table:table-cell>
        </table:table-row>
        <table:table-row table:style-name="ro1">
          <table:table-cell office:value-type="string" calcext:value-type="string">
            <text:p>T186D</text:p>
          </table:table-cell>
          <table:table-cell office:value-type="float" office:value="-442.384744263" calcext:value-type="float">
            <text:p>-442.384744263</text:p>
          </table:table-cell>
        </table:table-row>
        <table:table-row table:style-name="ro1">
          <table:table-cell office:value-type="string" calcext:value-type="string">
            <text:p>G210W</text:p>
          </table:table-cell>
          <table:table-cell office:value-type="float" office:value="-442.385446167" calcext:value-type="float">
            <text:p>-442.385446167</text:p>
          </table:table-cell>
        </table:table-row>
        <table:table-row table:style-name="ro1">
          <table:table-cell office:value-type="string" calcext:value-type="string">
            <text:p>K386F</text:p>
          </table:table-cell>
          <table:table-cell office:value-type="float" office:value="-442.387643433" calcext:value-type="float">
            <text:p>-442.387643433</text:p>
          </table:table-cell>
        </table:table-row>
        <table:table-row table:style-name="ro1">
          <table:table-cell office:value-type="string" calcext:value-type="string">
            <text:p>M127H</text:p>
          </table:table-cell>
          <table:table-cell office:value-type="float" office:value="-442.388009644" calcext:value-type="float">
            <text:p>-442.388009644</text:p>
          </table:table-cell>
        </table:table-row>
        <table:table-row table:style-name="ro1">
          <table:table-cell office:value-type="string" calcext:value-type="string">
            <text:p>M146H</text:p>
          </table:table-cell>
          <table:table-cell office:value-type="float" office:value="-442.388754272" calcext:value-type="float">
            <text:p>-442.388754272</text:p>
          </table:table-cell>
        </table:table-row>
        <table:table-row table:style-name="ro1">
          <table:table-cell office:value-type="string" calcext:value-type="string">
            <text:p>G445L</text:p>
          </table:table-cell>
          <table:table-cell office:value-type="float" office:value="-442.389770508" calcext:value-type="float">
            <text:p>-442.389770508</text:p>
          </table:table-cell>
        </table:table-row>
        <table:table-row table:style-name="ro1">
          <table:table-cell office:value-type="string" calcext:value-type="string">
            <text:p>G419P</text:p>
          </table:table-cell>
          <table:table-cell office:value-type="float" office:value="-442.390835571" calcext:value-type="float">
            <text:p>-442.390835571</text:p>
          </table:table-cell>
        </table:table-row>
        <table:table-row table:style-name="ro1">
          <table:table-cell office:value-type="string" calcext:value-type="string">
            <text:p>G315E</text:p>
          </table:table-cell>
          <table:table-cell office:value-type="float" office:value="-442.390893555" calcext:value-type="float">
            <text:p>-442.390893555</text:p>
          </table:table-cell>
        </table:table-row>
        <table:table-row table:style-name="ro1">
          <table:table-cell office:value-type="string" calcext:value-type="string">
            <text:p>A275V</text:p>
          </table:table-cell>
          <table:table-cell office:value-type="float" office:value="-442.391326904" calcext:value-type="float">
            <text:p>-442.391326904</text:p>
          </table:table-cell>
        </table:table-row>
        <table:table-row table:style-name="ro1">
          <table:table-cell office:value-type="string" calcext:value-type="string">
            <text:p>V40Q</text:p>
          </table:table-cell>
          <table:table-cell office:value-type="float" office:value="-442.392712402" calcext:value-type="float">
            <text:p>-442.392712402</text:p>
          </table:table-cell>
        </table:table-row>
        <table:table-row table:style-name="ro1">
          <table:table-cell office:value-type="string" calcext:value-type="string">
            <text:p>A398S</text:p>
          </table:table-cell>
          <table:table-cell office:value-type="float" office:value="-442.397265625" calcext:value-type="float">
            <text:p>-442.397265625</text:p>
          </table:table-cell>
        </table:table-row>
        <table:table-row table:style-name="ro1">
          <table:table-cell office:value-type="string" calcext:value-type="string">
            <text:p>D160M</text:p>
          </table:table-cell>
          <table:table-cell office:value-type="float" office:value="-442.397363281" calcext:value-type="float">
            <text:p>-442.397363281</text:p>
          </table:table-cell>
        </table:table-row>
        <table:table-row table:style-name="ro1">
          <table:table-cell office:value-type="string" calcext:value-type="string">
            <text:p>G375Q</text:p>
          </table:table-cell>
          <table:table-cell office:value-type="float" office:value="-442.400784302" calcext:value-type="float">
            <text:p>-442.400784302</text:p>
          </table:table-cell>
        </table:table-row>
        <table:table-row table:style-name="ro1">
          <table:table-cell office:value-type="string" calcext:value-type="string">
            <text:p>T389H</text:p>
          </table:table-cell>
          <table:table-cell office:value-type="float" office:value="-442.401083374" calcext:value-type="float">
            <text:p>-442.401083374</text:p>
          </table:table-cell>
        </table:table-row>
        <table:table-row table:style-name="ro1">
          <table:table-cell office:value-type="string" calcext:value-type="string">
            <text:p>P176M</text:p>
          </table:table-cell>
          <table:table-cell office:value-type="float" office:value="-442.40267334" calcext:value-type="float">
            <text:p>-442.40267334</text:p>
          </table:table-cell>
        </table:table-row>
        <table:table-row table:style-name="ro1">
          <table:table-cell office:value-type="string" calcext:value-type="string">
            <text:p>L169Q</text:p>
          </table:table-cell>
          <table:table-cell office:value-type="float" office:value="-442.404162598" calcext:value-type="float">
            <text:p>-442.404162598</text:p>
          </table:table-cell>
        </table:table-row>
        <table:table-row table:style-name="ro1">
          <table:table-cell office:value-type="string" calcext:value-type="string">
            <text:p>V85W</text:p>
          </table:table-cell>
          <table:table-cell office:value-type="float" office:value="-442.405102539" calcext:value-type="float">
            <text:p>-442.405102539</text:p>
          </table:table-cell>
        </table:table-row>
        <table:table-row table:style-name="ro1">
          <table:table-cell office:value-type="string" calcext:value-type="string">
            <text:p>L399R</text:p>
          </table:table-cell>
          <table:table-cell office:value-type="float" office:value="-442.406411743" calcext:value-type="float">
            <text:p>-442.406411743</text:p>
          </table:table-cell>
        </table:table-row>
        <table:table-row table:style-name="ro1">
          <table:table-cell office:value-type="string" calcext:value-type="string">
            <text:p>L250T</text:p>
          </table:table-cell>
          <table:table-cell office:value-type="float" office:value="-442.409890747" calcext:value-type="float">
            <text:p>-442.409890747</text:p>
          </table:table-cell>
        </table:table-row>
        <table:table-row table:style-name="ro1">
          <table:table-cell office:value-type="string" calcext:value-type="string">
            <text:p>Q437L</text:p>
          </table:table-cell>
          <table:table-cell office:value-type="float" office:value="-442.415133667" calcext:value-type="float">
            <text:p>-442.415133667</text:p>
          </table:table-cell>
        </table:table-row>
        <table:table-row table:style-name="ro1">
          <table:table-cell office:value-type="string" calcext:value-type="string">
            <text:p>I166S</text:p>
          </table:table-cell>
          <table:table-cell office:value-type="float" office:value="-442.417507935" calcext:value-type="float">
            <text:p>-442.417507935</text:p>
          </table:table-cell>
        </table:table-row>
        <table:table-row table:style-name="ro1">
          <table:table-cell office:value-type="string" calcext:value-type="string">
            <text:p>D288N</text:p>
          </table:table-cell>
          <table:table-cell office:value-type="float" office:value="-442.418914795" calcext:value-type="float">
            <text:p>-442.418914795</text:p>
          </table:table-cell>
        </table:table-row>
        <table:table-row table:style-name="ro1">
          <table:table-cell office:value-type="string" calcext:value-type="string">
            <text:p>D89M</text:p>
          </table:table-cell>
          <table:table-cell office:value-type="float" office:value="-442.424169922" calcext:value-type="float">
            <text:p>-442.424169922</text:p>
          </table:table-cell>
        </table:table-row>
        <table:table-row table:style-name="ro1">
          <table:table-cell office:value-type="string" calcext:value-type="string">
            <text:p>P305M</text:p>
          </table:table-cell>
          <table:table-cell office:value-type="float" office:value="-442.425286865" calcext:value-type="float">
            <text:p>-442.425286865</text:p>
          </table:table-cell>
        </table:table-row>
        <table:table-row table:style-name="ro1">
          <table:table-cell office:value-type="string" calcext:value-type="string">
            <text:p>D89H</text:p>
          </table:table-cell>
          <table:table-cell office:value-type="float" office:value="-442.426672363" calcext:value-type="float">
            <text:p>-442.426672363</text:p>
          </table:table-cell>
        </table:table-row>
        <table:table-row table:style-name="ro1">
          <table:table-cell office:value-type="string" calcext:value-type="string">
            <text:p>T67P</text:p>
          </table:table-cell>
          <table:table-cell office:value-type="float" office:value="-442.426904297" calcext:value-type="float">
            <text:p>-442.426904297</text:p>
          </table:table-cell>
        </table:table-row>
        <table:table-row table:style-name="ro1">
          <table:table-cell office:value-type="string" calcext:value-type="string">
            <text:p>G403I</text:p>
          </table:table-cell>
          <table:table-cell office:value-type="float" office:value="-442.429421997" calcext:value-type="float">
            <text:p>-442.429421997</text:p>
          </table:table-cell>
        </table:table-row>
        <table:table-row table:style-name="ro1">
          <table:table-cell office:value-type="string" calcext:value-type="string">
            <text:p>G431Y</text:p>
          </table:table-cell>
          <table:table-cell office:value-type="float" office:value="-442.430319214" calcext:value-type="float">
            <text:p>-442.430319214</text:p>
          </table:table-cell>
        </table:table-row>
        <table:table-row table:style-name="ro1">
          <table:table-cell office:value-type="string" calcext:value-type="string">
            <text:p>D82V</text:p>
          </table:table-cell>
          <table:table-cell office:value-type="float" office:value="-442.432385254" calcext:value-type="float">
            <text:p>-442.432385254</text:p>
          </table:table-cell>
        </table:table-row>
        <table:table-row table:style-name="ro1">
          <table:table-cell office:value-type="string" calcext:value-type="string">
            <text:p>K43L</text:p>
          </table:table-cell>
          <table:table-cell office:value-type="float" office:value="-442.434164429" calcext:value-type="float">
            <text:p>-442.434164429</text:p>
          </table:table-cell>
        </table:table-row>
        <table:table-row table:style-name="ro1">
          <table:table-cell office:value-type="string" calcext:value-type="string">
            <text:p>C441K</text:p>
          </table:table-cell>
          <table:table-cell office:value-type="float" office:value="-442.435110474" calcext:value-type="float">
            <text:p>-442.435110474</text:p>
          </table:table-cell>
        </table:table-row>
        <table:table-row table:style-name="ro1">
          <table:table-cell office:value-type="string" calcext:value-type="string">
            <text:p>H126M</text:p>
          </table:table-cell>
          <table:table-cell office:value-type="float" office:value="-442.448147583" calcext:value-type="float">
            <text:p>-442.448147583</text:p>
          </table:table-cell>
        </table:table-row>
        <table:table-row table:style-name="ro1">
          <table:table-cell office:value-type="string" calcext:value-type="string">
            <text:p>F113C</text:p>
          </table:table-cell>
          <table:table-cell office:value-type="float" office:value="-442.449908447" calcext:value-type="float">
            <text:p>-442.449908447</text:p>
          </table:table-cell>
        </table:table-row>
        <table:table-row table:style-name="ro1">
          <table:table-cell office:value-type="string" calcext:value-type="string">
            <text:p>R240H</text:p>
          </table:table-cell>
          <table:table-cell office:value-type="float" office:value="-442.461715698" calcext:value-type="float">
            <text:p>-442.461715698</text:p>
          </table:table-cell>
        </table:table-row>
        <table:table-row table:style-name="ro1">
          <table:table-cell office:value-type="string" calcext:value-type="string">
            <text:p>K43C</text:p>
          </table:table-cell>
          <table:table-cell office:value-type="float" office:value="-442.463546753" calcext:value-type="float">
            <text:p>-442.463546753</text:p>
          </table:table-cell>
        </table:table-row>
        <table:table-row table:style-name="ro1">
          <table:table-cell office:value-type="string" calcext:value-type="string">
            <text:p>M334N</text:p>
          </table:table-cell>
          <table:table-cell office:value-type="float" office:value="-442.464605713" calcext:value-type="float">
            <text:p>-442.464605713</text:p>
          </table:table-cell>
        </table:table-row>
        <table:table-row table:style-name="ro1">
          <table:table-cell office:value-type="string" calcext:value-type="string">
            <text:p>N116V</text:p>
          </table:table-cell>
          <table:table-cell office:value-type="float" office:value="-442.467715454" calcext:value-type="float">
            <text:p>-442.467715454</text:p>
          </table:table-cell>
        </table:table-row>
        <table:table-row table:style-name="ro1">
          <table:table-cell office:value-type="string" calcext:value-type="string">
            <text:p>L44G</text:p>
          </table:table-cell>
          <table:table-cell office:value-type="float" office:value="-442.469363403" calcext:value-type="float">
            <text:p>-442.469363403</text:p>
          </table:table-cell>
        </table:table-row>
        <table:table-row table:style-name="ro1">
          <table:table-cell office:value-type="string" calcext:value-type="string">
            <text:p>R266G</text:p>
          </table:table-cell>
          <table:table-cell office:value-type="float" office:value="-442.473370361" calcext:value-type="float">
            <text:p>-442.473370361</text:p>
          </table:table-cell>
        </table:table-row>
        <table:table-row table:style-name="ro1">
          <table:table-cell office:value-type="string" calcext:value-type="string">
            <text:p>R338P</text:p>
          </table:table-cell>
          <table:table-cell office:value-type="float" office:value="-442.473745728" calcext:value-type="float">
            <text:p>-442.473745728</text:p>
          </table:table-cell>
        </table:table-row>
        <table:table-row table:style-name="ro1">
          <table:table-cell office:value-type="string" calcext:value-type="string">
            <text:p>Q242Y</text:p>
          </table:table-cell>
          <table:table-cell office:value-type="float" office:value="-442.479721069" calcext:value-type="float">
            <text:p>-442.479721069</text:p>
          </table:table-cell>
        </table:table-row>
        <table:table-row table:style-name="ro1">
          <table:table-cell office:value-type="string" calcext:value-type="string">
            <text:p>D258M</text:p>
          </table:table-cell>
          <table:table-cell office:value-type="float" office:value="-442.483761597" calcext:value-type="float">
            <text:p>-442.483761597</text:p>
          </table:table-cell>
        </table:table-row>
        <table:table-row table:style-name="ro1">
          <table:table-cell office:value-type="string" calcext:value-type="string">
            <text:p>D114H</text:p>
          </table:table-cell>
          <table:table-cell office:value-type="float" office:value="-442.484616089" calcext:value-type="float">
            <text:p>-442.484616089</text:p>
          </table:table-cell>
        </table:table-row>
        <table:table-row table:style-name="ro1">
          <table:table-cell office:value-type="string" calcext:value-type="string">
            <text:p>T78E</text:p>
          </table:table-cell>
          <table:table-cell office:value-type="float" office:value="-442.485913086" calcext:value-type="float">
            <text:p>-442.485913086</text:p>
          </table:table-cell>
        </table:table-row>
        <table:table-row table:style-name="ro1">
          <table:table-cell office:value-type="string" calcext:value-type="string">
            <text:p>C203E</text:p>
          </table:table-cell>
          <table:table-cell office:value-type="float" office:value="-442.489859009" calcext:value-type="float">
            <text:p>-442.489859009</text:p>
          </table:table-cell>
        </table:table-row>
        <table:table-row table:style-name="ro1">
          <table:table-cell office:value-type="string" calcext:value-type="string">
            <text:p>T416G</text:p>
          </table:table-cell>
          <table:table-cell office:value-type="float" office:value="-442.489974976" calcext:value-type="float">
            <text:p>-442.489974976</text:p>
          </table:table-cell>
        </table:table-row>
        <table:table-row table:style-name="ro1">
          <table:table-cell office:value-type="string" calcext:value-type="string">
            <text:p>M396H</text:p>
          </table:table-cell>
          <table:table-cell office:value-type="float" office:value="-442.490103149" calcext:value-type="float">
            <text:p>-442.490103149</text:p>
          </table:table-cell>
        </table:table-row>
        <table:table-row table:style-name="ro1">
          <table:table-cell office:value-type="string" calcext:value-type="string">
            <text:p>G317E</text:p>
          </table:table-cell>
          <table:table-cell office:value-type="float" office:value="-442.490682983" calcext:value-type="float">
            <text:p>-442.490682983</text:p>
          </table:table-cell>
        </table:table-row>
        <table:table-row table:style-name="ro1">
          <table:table-cell office:value-type="string" calcext:value-type="string">
            <text:p>F422R</text:p>
          </table:table-cell>
          <table:table-cell office:value-type="float" office:value="-442.494525146" calcext:value-type="float">
            <text:p>-442.494525146</text:p>
          </table:table-cell>
        </table:table-row>
        <table:table-row table:style-name="ro1">
          <table:table-cell office:value-type="string" calcext:value-type="string">
            <text:p>M263T</text:p>
          </table:table-cell>
          <table:table-cell office:value-type="float" office:value="-442.496893311" calcext:value-type="float">
            <text:p>-442.496893311</text:p>
          </table:table-cell>
        </table:table-row>
        <table:table-row table:style-name="ro1">
          <table:table-cell office:value-type="string" calcext:value-type="string">
            <text:p>G296W</text:p>
          </table:table-cell>
          <table:table-cell office:value-type="float" office:value="-442.497219849" calcext:value-type="float">
            <text:p>-442.497219849</text:p>
          </table:table-cell>
        </table:table-row>
        <table:table-row table:style-name="ro1">
          <table:table-cell office:value-type="string" calcext:value-type="string">
            <text:p>L132E</text:p>
          </table:table-cell>
          <table:table-cell office:value-type="float" office:value="-442.498394775" calcext:value-type="float">
            <text:p>-442.498394775</text:p>
          </table:table-cell>
        </table:table-row>
        <table:table-row table:style-name="ro1">
          <table:table-cell office:value-type="string" calcext:value-type="string">
            <text:p>P294N</text:p>
          </table:table-cell>
          <table:table-cell office:value-type="float" office:value="-442.503820801" calcext:value-type="float">
            <text:p>-442.503820801</text:p>
          </table:table-cell>
        </table:table-row>
        <table:table-row table:style-name="ro1">
          <table:table-cell office:value-type="string" calcext:value-type="string">
            <text:p>L309P</text:p>
          </table:table-cell>
          <table:table-cell office:value-type="float" office:value="-442.504406738" calcext:value-type="float">
            <text:p>-442.504406738</text:p>
          </table:table-cell>
        </table:table-row>
        <table:table-row table:style-name="ro1">
          <table:table-cell office:value-type="string" calcext:value-type="string">
            <text:p>G394S</text:p>
          </table:table-cell>
          <table:table-cell office:value-type="float" office:value="-442.505984497" calcext:value-type="float">
            <text:p>-442.505984497</text:p>
          </table:table-cell>
        </table:table-row>
        <table:table-row table:style-name="ro1">
          <table:table-cell office:value-type="string" calcext:value-type="string">
            <text:p>H424Q</text:p>
          </table:table-cell>
          <table:table-cell office:value-type="float" office:value="-442.506082153" calcext:value-type="float">
            <text:p>-442.506082153</text:p>
          </table:table-cell>
        </table:table-row>
        <table:table-row table:style-name="ro1">
          <table:table-cell office:value-type="string" calcext:value-type="string">
            <text:p>G420S</text:p>
          </table:table-cell>
          <table:table-cell office:value-type="float" office:value="-442.508615112" calcext:value-type="float">
            <text:p>-442.508615112</text:p>
          </table:table-cell>
        </table:table-row>
        <table:table-row table:style-name="ro1">
          <table:table-cell office:value-type="string" calcext:value-type="string">
            <text:p>T256C</text:p>
          </table:table-cell>
          <table:table-cell office:value-type="float" office:value="-442.509057617" calcext:value-type="float">
            <text:p>-442.509057617</text:p>
          </table:table-cell>
        </table:table-row>
        <table:table-row table:style-name="ro1">
          <table:table-cell office:value-type="string" calcext:value-type="string">
            <text:p>A253R</text:p>
          </table:table-cell>
          <table:table-cell office:value-type="float" office:value="-442.513415527" calcext:value-type="float">
            <text:p>-442.513415527</text:p>
          </table:table-cell>
        </table:table-row>
        <table:table-row table:style-name="ro1">
          <table:table-cell office:value-type="string" calcext:value-type="string">
            <text:p>L192F</text:p>
          </table:table-cell>
          <table:table-cell office:value-type="float" office:value="-442.513803101" calcext:value-type="float">
            <text:p>-442.513803101</text:p>
          </table:table-cell>
        </table:table-row>
        <table:table-row table:style-name="ro1">
          <table:table-cell office:value-type="string" calcext:value-type="string">
            <text:p>K171F</text:p>
          </table:table-cell>
          <table:table-cell office:value-type="float" office:value="-442.513943481" calcext:value-type="float">
            <text:p>-442.513943481</text:p>
          </table:table-cell>
        </table:table-row>
        <table:table-row table:style-name="ro1">
          <table:table-cell office:value-type="string" calcext:value-type="string">
            <text:p>S434Q</text:p>
          </table:table-cell>
          <table:table-cell office:value-type="float" office:value="-442.515075684" calcext:value-type="float">
            <text:p>-442.515075684</text:p>
          </table:table-cell>
        </table:table-row>
        <table:table-row table:style-name="ro1">
          <table:table-cell office:value-type="string" calcext:value-type="string">
            <text:p>V106R</text:p>
          </table:table-cell>
          <table:table-cell office:value-type="float" office:value="-442.518188477" calcext:value-type="float">
            <text:p>-442.518188477</text:p>
          </table:table-cell>
        </table:table-row>
        <table:table-row table:style-name="ro1">
          <table:table-cell office:value-type="string" calcext:value-type="string">
            <text:p>P198K</text:p>
          </table:table-cell>
          <table:table-cell office:value-type="float" office:value="-442.518490601" calcext:value-type="float">
            <text:p>-442.518490601</text:p>
          </table:table-cell>
        </table:table-row>
        <table:table-row table:style-name="ro1">
          <table:table-cell office:value-type="string" calcext:value-type="string">
            <text:p>L44W</text:p>
          </table:table-cell>
          <table:table-cell office:value-type="float" office:value="-442.52038269" calcext:value-type="float">
            <text:p>-442.52038269</text:p>
          </table:table-cell>
        </table:table-row>
        <table:table-row table:style-name="ro1">
          <table:table-cell office:value-type="string" calcext:value-type="string">
            <text:p>N68V</text:p>
          </table:table-cell>
          <table:table-cell office:value-type="float" office:value="-442.521316528" calcext:value-type="float">
            <text:p>-442.521316528</text:p>
          </table:table-cell>
        </table:table-row>
        <table:table-row table:style-name="ro1">
          <table:table-cell office:value-type="string" calcext:value-type="string">
            <text:p>H424D</text:p>
          </table:table-cell>
          <table:table-cell office:value-type="float" office:value="-442.524139404" calcext:value-type="float">
            <text:p>-442.524139404</text:p>
          </table:table-cell>
        </table:table-row>
        <table:table-row table:style-name="ro1">
          <table:table-cell office:value-type="string" calcext:value-type="string">
            <text:p>G423D</text:p>
          </table:table-cell>
          <table:table-cell office:value-type="float" office:value="-442.527563477" calcext:value-type="float">
            <text:p>-442.527563477</text:p>
          </table:table-cell>
        </table:table-row>
        <table:table-row table:style-name="ro1">
          <table:table-cell office:value-type="string" calcext:value-type="string">
            <text:p>F77S</text:p>
          </table:table-cell>
          <table:table-cell office:value-type="float" office:value="-442.527664185" calcext:value-type="float">
            <text:p>-442.527664185</text:p>
          </table:table-cell>
        </table:table-row>
        <table:table-row table:style-name="ro1">
          <table:table-cell office:value-type="string" calcext:value-type="string">
            <text:p>H424N</text:p>
          </table:table-cell>
          <table:table-cell office:value-type="float" office:value="-442.534350586" calcext:value-type="float">
            <text:p>-442.534350586</text:p>
          </table:table-cell>
        </table:table-row>
        <table:table-row table:style-name="ro1">
          <table:table-cell office:value-type="string" calcext:value-type="string">
            <text:p>F77G</text:p>
          </table:table-cell>
          <table:table-cell office:value-type="float" office:value="-442.535369873" calcext:value-type="float">
            <text:p>-442.535369873</text:p>
          </table:table-cell>
        </table:table-row>
        <table:table-row table:style-name="ro1">
          <table:table-cell office:value-type="string" calcext:value-type="string">
            <text:p>Q219M</text:p>
          </table:table-cell>
          <table:table-cell office:value-type="float" office:value="-442.545269775" calcext:value-type="float">
            <text:p>-442.545269775</text:p>
          </table:table-cell>
        </table:table-row>
        <table:table-row table:style-name="ro1">
          <table:table-cell office:value-type="string" calcext:value-type="string">
            <text:p>T349H</text:p>
          </table:table-cell>
          <table:table-cell office:value-type="float" office:value="-442.550497437" calcext:value-type="float">
            <text:p>-442.550497437</text:p>
          </table:table-cell>
        </table:table-row>
        <table:table-row table:style-name="ro1">
          <table:table-cell office:value-type="string" calcext:value-type="string">
            <text:p>P218L</text:p>
          </table:table-cell>
          <table:table-cell office:value-type="float" office:value="-442.555426025" calcext:value-type="float">
            <text:p>-442.555426025</text:p>
          </table:table-cell>
        </table:table-row>
        <table:table-row table:style-name="ro1">
          <table:table-cell office:value-type="string" calcext:value-type="string">
            <text:p>M355P</text:p>
          </table:table-cell>
          <table:table-cell office:value-type="float" office:value="-442.555673218" calcext:value-type="float">
            <text:p>-442.555673218</text:p>
          </table:table-cell>
        </table:table-row>
        <table:table-row table:style-name="ro1">
          <table:table-cell office:value-type="string" calcext:value-type="string">
            <text:p>H316R</text:p>
          </table:table-cell>
          <table:table-cell office:value-type="float" office:value="-442.560903931" calcext:value-type="float">
            <text:p>-442.560903931</text:p>
          </table:table-cell>
        </table:table-row>
        <table:table-row table:style-name="ro1">
          <table:table-cell office:value-type="string" calcext:value-type="string">
            <text:p>G246D</text:p>
          </table:table-cell>
          <table:table-cell office:value-type="float" office:value="-442.562960815" calcext:value-type="float">
            <text:p>-442.562960815</text:p>
          </table:table-cell>
        </table:table-row>
        <table:table-row table:style-name="ro1">
          <table:table-cell office:value-type="string" calcext:value-type="string">
            <text:p>M350Y</text:p>
          </table:table-cell>
          <table:table-cell office:value-type="float" office:value="-442.565649414" calcext:value-type="float">
            <text:p>-442.565649414</text:p>
          </table:table-cell>
        </table:table-row>
        <table:table-row table:style-name="ro1">
          <table:table-cell office:value-type="string" calcext:value-type="string">
            <text:p>F104R</text:p>
          </table:table-cell>
          <table:table-cell office:value-type="float" office:value="-442.566577148" calcext:value-type="float">
            <text:p>-442.566577148</text:p>
          </table:table-cell>
        </table:table-row>
        <table:table-row table:style-name="ro1">
          <table:table-cell office:value-type="string" calcext:value-type="string">
            <text:p>D211W</text:p>
          </table:table-cell>
          <table:table-cell office:value-type="float" office:value="-442.567468262" calcext:value-type="float">
            <text:p>-442.567468262</text:p>
          </table:table-cell>
        </table:table-row>
        <table:table-row table:style-name="ro1">
          <table:table-cell office:value-type="string" calcext:value-type="string">
            <text:p>A295Q</text:p>
          </table:table-cell>
          <table:table-cell office:value-type="float" office:value="-442.572213745" calcext:value-type="float">
            <text:p>-442.572213745</text:p>
          </table:table-cell>
        </table:table-row>
        <table:table-row table:style-name="ro1">
          <table:table-cell office:value-type="string" calcext:value-type="string">
            <text:p>I166F</text:p>
          </table:table-cell>
          <table:table-cell office:value-type="float" office:value="-442.574542236" calcext:value-type="float">
            <text:p>-442.574542236</text:p>
          </table:table-cell>
        </table:table-row>
        <table:table-row table:style-name="ro1">
          <table:table-cell office:value-type="string" calcext:value-type="string">
            <text:p>Y86D</text:p>
          </table:table-cell>
          <table:table-cell office:value-type="float" office:value="-442.575317383" calcext:value-type="float">
            <text:p>-442.575317383</text:p>
          </table:table-cell>
        </table:table-row>
        <table:table-row table:style-name="ro1">
          <table:table-cell office:value-type="string" calcext:value-type="string">
            <text:p>G409W</text:p>
          </table:table-cell>
          <table:table-cell office:value-type="float" office:value="-442.578530884" calcext:value-type="float">
            <text:p>-442.578530884</text:p>
          </table:table-cell>
        </table:table-row>
        <table:table-row table:style-name="ro1">
          <table:table-cell office:value-type="string" calcext:value-type="string">
            <text:p>M155R</text:p>
          </table:table-cell>
          <table:table-cell office:value-type="float" office:value="-442.582504272" calcext:value-type="float">
            <text:p>-442.582504272</text:p>
          </table:table-cell>
        </table:table-row>
        <table:table-row table:style-name="ro1">
          <table:table-cell office:value-type="string" calcext:value-type="string">
            <text:p>F251R</text:p>
          </table:table-cell>
          <table:table-cell office:value-type="float" office:value="-442.586148071" calcext:value-type="float">
            <text:p>-442.586148071</text:p>
          </table:table-cell>
        </table:table-row>
        <table:table-row table:style-name="ro1">
          <table:table-cell office:value-type="string" calcext:value-type="string">
            <text:p>D75Y</text:p>
          </table:table-cell>
          <table:table-cell office:value-type="float" office:value="-442.587738037" calcext:value-type="float">
            <text:p>-442.587738037</text:p>
          </table:table-cell>
        </table:table-row>
        <table:table-row table:style-name="ro1">
          <table:table-cell office:value-type="string" calcext:value-type="string">
            <text:p>V69E</text:p>
          </table:table-cell>
          <table:table-cell office:value-type="float" office:value="-442.588421631" calcext:value-type="float">
            <text:p>-442.588421631</text:p>
          </table:table-cell>
        </table:table-row>
        <table:table-row table:style-name="ro1">
          <table:table-cell office:value-type="string" calcext:value-type="string">
            <text:p>R175M</text:p>
          </table:table-cell>
          <table:table-cell office:value-type="float" office:value="-442.590811157" calcext:value-type="float">
            <text:p>-442.590811157</text:p>
          </table:table-cell>
        </table:table-row>
        <table:table-row table:style-name="ro1">
          <table:table-cell office:value-type="string" calcext:value-type="string">
            <text:p>E356N</text:p>
          </table:table-cell>
          <table:table-cell office:value-type="float" office:value="-442.591156006" calcext:value-type="float">
            <text:p>-442.591156006</text:p>
          </table:table-cell>
        </table:table-row>
        <table:table-row table:style-name="ro1">
          <table:table-cell office:value-type="string" calcext:value-type="string">
            <text:p>F422G</text:p>
          </table:table-cell>
          <table:table-cell office:value-type="float" office:value="-442.596798706" calcext:value-type="float">
            <text:p>-442.596798706</text:p>
          </table:table-cell>
        </table:table-row>
        <table:table-row table:style-name="ro1">
          <table:table-cell office:value-type="string" calcext:value-type="string">
            <text:p>Y352L</text:p>
          </table:table-cell>
          <table:table-cell office:value-type="float" office:value="-442.607385254" calcext:value-type="float">
            <text:p>-442.607385254</text:p>
          </table:table-cell>
        </table:table-row>
        <table:table-row table:style-name="ro1">
          <table:table-cell office:value-type="string" calcext:value-type="string">
            <text:p>A300P</text:p>
          </table:table-cell>
          <table:table-cell office:value-type="float" office:value="-442.609234619" calcext:value-type="float">
            <text:p>-442.609234619</text:p>
          </table:table-cell>
        </table:table-row>
        <table:table-row table:style-name="ro1">
          <table:table-cell office:value-type="string" calcext:value-type="string">
            <text:p>P305I</text:p>
          </table:table-cell>
          <table:table-cell office:value-type="float" office:value="-442.60960083" calcext:value-type="float">
            <text:p>-442.60960083</text:p>
          </table:table-cell>
        </table:table-row>
        <table:table-row table:style-name="ro1">
          <table:table-cell office:value-type="string" calcext:value-type="string">
            <text:p>H316E</text:p>
          </table:table-cell>
          <table:table-cell office:value-type="float" office:value="-442.609884644" calcext:value-type="float">
            <text:p>-442.609884644</text:p>
          </table:table-cell>
        </table:table-row>
        <table:table-row table:style-name="ro1">
          <table:table-cell office:value-type="string" calcext:value-type="string">
            <text:p>N134S</text:p>
          </table:table-cell>
          <table:table-cell office:value-type="float" office:value="-442.610321045" calcext:value-type="float">
            <text:p>-442.610321045</text:p>
          </table:table-cell>
        </table:table-row>
        <table:table-row table:style-name="ro1">
          <table:table-cell office:value-type="string" calcext:value-type="string">
            <text:p>G193L</text:p>
          </table:table-cell>
          <table:table-cell office:value-type="float" office:value="-442.610824585" calcext:value-type="float">
            <text:p>-442.610824585</text:p>
          </table:table-cell>
        </table:table-row>
        <table:table-row table:style-name="ro1">
          <table:table-cell office:value-type="string" calcext:value-type="string">
            <text:p>G210Y</text:p>
          </table:table-cell>
          <table:table-cell office:value-type="float" office:value="-442.612335205" calcext:value-type="float">
            <text:p>-442.612335205</text:p>
          </table:table-cell>
        </table:table-row>
        <table:table-row table:style-name="ro1">
          <table:table-cell office:value-type="string" calcext:value-type="string">
            <text:p>G209E</text:p>
          </table:table-cell>
          <table:table-cell office:value-type="float" office:value="-442.615130615" calcext:value-type="float">
            <text:p>-442.615130615</text:p>
          </table:table-cell>
        </table:table-row>
        <table:table-row table:style-name="ro1">
          <table:table-cell office:value-type="string" calcext:value-type="string">
            <text:p>K214R</text:p>
          </table:table-cell>
          <table:table-cell office:value-type="float" office:value="-442.623321533" calcext:value-type="float">
            <text:p>-442.623321533</text:p>
          </table:table-cell>
        </table:table-row>
        <table:table-row table:style-name="ro1">
          <table:table-cell office:value-type="string" calcext:value-type="string">
            <text:p>A430Y</text:p>
          </table:table-cell>
          <table:table-cell office:value-type="float" office:value="-442.623547363" calcext:value-type="float">
            <text:p>-442.623547363</text:p>
          </table:table-cell>
        </table:table-row>
        <table:table-row table:style-name="ro1">
          <table:table-cell office:value-type="string" calcext:value-type="string">
            <text:p>P46W</text:p>
          </table:table-cell>
          <table:table-cell office:value-type="float" office:value="-442.625570679" calcext:value-type="float">
            <text:p>-442.625570679</text:p>
          </table:table-cell>
        </table:table-row>
        <table:table-row table:style-name="ro1">
          <table:table-cell office:value-type="string" calcext:value-type="string">
            <text:p>G341L</text:p>
          </table:table-cell>
          <table:table-cell office:value-type="float" office:value="-442.629266357" calcext:value-type="float">
            <text:p>-442.629266357</text:p>
          </table:table-cell>
        </table:table-row>
        <table:table-row table:style-name="ro1">
          <table:table-cell office:value-type="string" calcext:value-type="string">
            <text:p>A57Y</text:p>
          </table:table-cell>
          <table:table-cell office:value-type="float" office:value="-442.631091309" calcext:value-type="float">
            <text:p>-442.631091309</text:p>
          </table:table-cell>
        </table:table-row>
        <table:table-row table:style-name="ro1">
          <table:table-cell office:value-type="string" calcext:value-type="string">
            <text:p>L309F</text:p>
          </table:table-cell>
          <table:table-cell office:value-type="float" office:value="-442.637512207" calcext:value-type="float">
            <text:p>-442.637512207</text:p>
          </table:table-cell>
        </table:table-row>
        <table:table-row table:style-name="ro1">
          <table:table-cell office:value-type="string" calcext:value-type="string">
            <text:p>S63M</text:p>
          </table:table-cell>
          <table:table-cell office:value-type="float" office:value="-442.64175415" calcext:value-type="float">
            <text:p>-442.64175415</text:p>
          </table:table-cell>
        </table:table-row>
        <table:table-row table:style-name="ro1">
          <table:table-cell office:value-type="string" calcext:value-type="string">
            <text:p>G353L</text:p>
          </table:table-cell>
          <table:table-cell office:value-type="float" office:value="-442.644927979" calcext:value-type="float">
            <text:p>-442.644927979</text:p>
          </table:table-cell>
        </table:table-row>
        <table:table-row table:style-name="ro1">
          <table:table-cell office:value-type="string" calcext:value-type="string">
            <text:p>Y352D</text:p>
          </table:table-cell>
          <table:table-cell office:value-type="float" office:value="-442.648989868" calcext:value-type="float">
            <text:p>-442.648989868</text:p>
          </table:table-cell>
        </table:table-row>
        <table:table-row table:style-name="ro1">
          <table:table-cell office:value-type="string" calcext:value-type="string">
            <text:p>M155H</text:p>
          </table:table-cell>
          <table:table-cell office:value-type="float" office:value="-442.649530029" calcext:value-type="float">
            <text:p>-442.649530029</text:p>
          </table:table-cell>
        </table:table-row>
        <table:table-row table:style-name="ro1">
          <table:table-cell office:value-type="string" calcext:value-type="string">
            <text:p>D114R</text:p>
          </table:table-cell>
          <table:table-cell office:value-type="float" office:value="-442.650408936" calcext:value-type="float">
            <text:p>-442.650408936</text:p>
          </table:table-cell>
        </table:table-row>
        <table:table-row table:style-name="ro1">
          <table:table-cell office:value-type="string" calcext:value-type="string">
            <text:p>A56L</text:p>
          </table:table-cell>
          <table:table-cell office:value-type="float" office:value="-442.651501465" calcext:value-type="float">
            <text:p>-442.651501465</text:p>
          </table:table-cell>
        </table:table-row>
        <table:table-row table:style-name="ro1">
          <table:table-cell office:value-type="string" calcext:value-type="string">
            <text:p>P218G</text:p>
          </table:table-cell>
          <table:table-cell office:value-type="float" office:value="-442.652212524" calcext:value-type="float">
            <text:p>-442.652212524</text:p>
          </table:table-cell>
        </table:table-row>
        <table:table-row table:style-name="ro1">
          <table:table-cell office:value-type="string" calcext:value-type="string">
            <text:p>M334W</text:p>
          </table:table-cell>
          <table:table-cell office:value-type="float" office:value="-442.656643677" calcext:value-type="float">
            <text:p>-442.656643677</text:p>
          </table:table-cell>
        </table:table-row>
        <table:table-row table:style-name="ro1">
          <table:table-cell office:value-type="string" calcext:value-type="string">
            <text:p>P152M</text:p>
          </table:table-cell>
          <table:table-cell office:value-type="float" office:value="-442.657107544" calcext:value-type="float">
            <text:p>-442.657107544</text:p>
          </table:table-cell>
        </table:table-row>
        <table:table-row table:style-name="ro1">
          <table:table-cell office:value-type="string" calcext:value-type="string">
            <text:p>Q437M</text:p>
          </table:table-cell>
          <table:table-cell office:value-type="float" office:value="-442.657516479" calcext:value-type="float">
            <text:p>-442.657516479</text:p>
          </table:table-cell>
        </table:table-row>
        <table:table-row table:style-name="ro1">
          <table:table-cell office:value-type="string" calcext:value-type="string">
            <text:p>L194C</text:p>
          </table:table-cell>
          <table:table-cell office:value-type="float" office:value="-442.658129883" calcext:value-type="float">
            <text:p>-442.658129883</text:p>
          </table:table-cell>
        </table:table-row>
        <table:table-row table:style-name="ro1">
          <table:table-cell office:value-type="string" calcext:value-type="string">
            <text:p>H424E</text:p>
          </table:table-cell>
          <table:table-cell office:value-type="float" office:value="-442.662133789" calcext:value-type="float">
            <text:p>-442.662133789</text:p>
          </table:table-cell>
        </table:table-row>
        <table:table-row table:style-name="ro1">
          <table:table-cell office:value-type="string" calcext:value-type="string">
            <text:p>N221C</text:p>
          </table:table-cell>
          <table:table-cell office:value-type="float" office:value="-442.664291382" calcext:value-type="float">
            <text:p>-442.664291382</text:p>
          </table:table-cell>
        </table:table-row>
        <table:table-row table:style-name="ro1">
          <table:table-cell office:value-type="string" calcext:value-type="string">
            <text:p>M355D</text:p>
          </table:table-cell>
          <table:table-cell office:value-type="float" office:value="-442.667062378" calcext:value-type="float">
            <text:p>-442.667062378</text:p>
          </table:table-cell>
        </table:table-row>
        <table:table-row table:style-name="ro1">
          <table:table-cell office:value-type="string" calcext:value-type="string">
            <text:p>Q142T</text:p>
          </table:table-cell>
          <table:table-cell office:value-type="float" office:value="-442.669134521" calcext:value-type="float">
            <text:p>-442.669134521</text:p>
          </table:table-cell>
        </table:table-row>
        <table:table-row table:style-name="ro1">
          <table:table-cell office:value-type="string" calcext:value-type="string">
            <text:p>H310N</text:p>
          </table:table-cell>
          <table:table-cell office:value-type="float" office:value="-442.669372559" calcext:value-type="float">
            <text:p>-442.669372559</text:p>
          </table:table-cell>
        </table:table-row>
        <table:table-row table:style-name="ro1">
          <table:table-cell office:value-type="string" calcext:value-type="string">
            <text:p>A421R</text:p>
          </table:table-cell>
          <table:table-cell office:value-type="float" office:value="-442.67088623" calcext:value-type="float">
            <text:p>-442.67088623</text:p>
          </table:table-cell>
        </table:table-row>
        <table:table-row table:style-name="ro1">
          <table:table-cell office:value-type="string" calcext:value-type="string">
            <text:p>L250Y</text:p>
          </table:table-cell>
          <table:table-cell office:value-type="float" office:value="-442.671453857" calcext:value-type="float">
            <text:p>-442.671453857</text:p>
          </table:table-cell>
        </table:table-row>
        <table:table-row table:style-name="ro1">
          <table:table-cell office:value-type="string" calcext:value-type="string">
            <text:p>K191T</text:p>
          </table:table-cell>
          <table:table-cell office:value-type="float" office:value="-442.671749878" calcext:value-type="float">
            <text:p>-442.671749878</text:p>
          </table:table-cell>
        </table:table-row>
        <table:table-row table:style-name="ro1">
          <table:table-cell office:value-type="string" calcext:value-type="string">
            <text:p>V413D</text:p>
          </table:table-cell>
          <table:table-cell office:value-type="float" office:value="-442.672244263" calcext:value-type="float">
            <text:p>-442.672244263</text:p>
          </table:table-cell>
        </table:table-row>
        <table:table-row table:style-name="ro1">
          <table:table-cell office:value-type="string" calcext:value-type="string">
            <text:p>D82W</text:p>
          </table:table-cell>
          <table:table-cell office:value-type="float" office:value="-442.674337769" calcext:value-type="float">
            <text:p>-442.674337769</text:p>
          </table:table-cell>
        </table:table-row>
        <table:table-row table:style-name="ro1">
          <table:table-cell office:value-type="string" calcext:value-type="string">
            <text:p>N116P</text:p>
          </table:table-cell>
          <table:table-cell office:value-type="float" office:value="-442.681671143" calcext:value-type="float">
            <text:p>-442.681671143</text:p>
          </table:table-cell>
        </table:table-row>
        <table:table-row table:style-name="ro1">
          <table:table-cell office:value-type="string" calcext:value-type="string">
            <text:p>T65D</text:p>
          </table:table-cell>
          <table:table-cell office:value-type="float" office:value="-442.6824646" calcext:value-type="float">
            <text:p>-442.6824646</text:p>
          </table:table-cell>
        </table:table-row>
        <table:table-row table:style-name="ro1">
          <table:table-cell office:value-type="string" calcext:value-type="string">
            <text:p>G353Q</text:p>
          </table:table-cell>
          <table:table-cell office:value-type="float" office:value="-442.682693481" calcext:value-type="float">
            <text:p>-442.682693481</text:p>
          </table:table-cell>
        </table:table-row>
        <table:table-row table:style-name="ro1">
          <table:table-cell office:value-type="string" calcext:value-type="string">
            <text:p>M238N</text:p>
          </table:table-cell>
          <table:table-cell office:value-type="float" office:value="-442.68671875" calcext:value-type="float">
            <text:p>-442.68671875</text:p>
          </table:table-cell>
        </table:table-row>
        <table:table-row table:style-name="ro1">
          <table:table-cell office:value-type="string" calcext:value-type="string">
            <text:p>S324M</text:p>
          </table:table-cell>
          <table:table-cell office:value-type="float" office:value="-442.692672729" calcext:value-type="float">
            <text:p>-442.692672729</text:p>
          </table:table-cell>
        </table:table-row>
        <table:table-row table:style-name="ro1">
          <table:table-cell office:value-type="string" calcext:value-type="string">
            <text:p>N134A</text:p>
          </table:table-cell>
          <table:table-cell office:value-type="float" office:value="-442.693777466" calcext:value-type="float">
            <text:p>-442.693777466</text:p>
          </table:table-cell>
        </table:table-row>
        <table:table-row table:style-name="ro1">
          <table:table-cell office:value-type="string" calcext:value-type="string">
            <text:p>E70L</text:p>
          </table:table-cell>
          <table:table-cell office:value-type="float" office:value="-442.697680664" calcext:value-type="float">
            <text:p>-442.697680664</text:p>
          </table:table-cell>
        </table:table-row>
        <table:table-row table:style-name="ro1">
          <table:table-cell office:value-type="string" calcext:value-type="string">
            <text:p>G418K</text:p>
          </table:table-cell>
          <table:table-cell office:value-type="float" office:value="-442.698773193" calcext:value-type="float">
            <text:p>-442.698773193</text:p>
          </table:table-cell>
        </table:table-row>
        <table:table-row table:style-name="ro1">
          <table:table-cell office:value-type="string" calcext:value-type="string">
            <text:p>P115M</text:p>
          </table:table-cell>
          <table:table-cell office:value-type="float" office:value="-442.699365234" calcext:value-type="float">
            <text:p>-442.699365234</text:p>
          </table:table-cell>
        </table:table-row>
        <table:table-row table:style-name="ro1">
          <table:table-cell office:value-type="string" calcext:value-type="string">
            <text:p>L435R</text:p>
          </table:table-cell>
          <table:table-cell office:value-type="float" office:value="-442.701904297" calcext:value-type="float">
            <text:p>-442.701904297</text:p>
          </table:table-cell>
        </table:table-row>
        <table:table-row table:style-name="ro1">
          <table:table-cell office:value-type="string" calcext:value-type="string">
            <text:p>G341C</text:p>
          </table:table-cell>
          <table:table-cell office:value-type="float" office:value="-442.711331177" calcext:value-type="float">
            <text:p>-442.711331177</text:p>
          </table:table-cell>
        </table:table-row>
        <table:table-row table:style-name="ro1">
          <table:table-cell office:value-type="string" calcext:value-type="string">
            <text:p>G139H</text:p>
          </table:table-cell>
          <table:table-cell office:value-type="float" office:value="-442.713497925" calcext:value-type="float">
            <text:p>-442.713497925</text:p>
          </table:table-cell>
        </table:table-row>
        <table:table-row table:style-name="ro1">
          <table:table-cell office:value-type="string" calcext:value-type="string">
            <text:p>I391F</text:p>
          </table:table-cell>
          <table:table-cell office:value-type="float" office:value="-442.717349243" calcext:value-type="float">
            <text:p>-442.717349243</text:p>
          </table:table-cell>
        </table:table-row>
        <table:table-row table:style-name="ro1">
          <table:table-cell office:value-type="string" calcext:value-type="string">
            <text:p>N397D</text:p>
          </table:table-cell>
          <table:table-cell office:value-type="float" office:value="-442.718914795" calcext:value-type="float">
            <text:p>-442.718914795</text:p>
          </table:table-cell>
        </table:table-row>
        <table:table-row table:style-name="ro1">
          <table:table-cell office:value-type="string" calcext:value-type="string">
            <text:p>G209P</text:p>
          </table:table-cell>
          <table:table-cell office:value-type="float" office:value="-442.724209595" calcext:value-type="float">
            <text:p>-442.724209595</text:p>
          </table:table-cell>
        </table:table-row>
        <table:table-row table:style-name="ro1">
          <table:table-cell office:value-type="string" calcext:value-type="string">
            <text:p>G66P</text:p>
          </table:table-cell>
          <table:table-cell office:value-type="float" office:value="-442.72829895" calcext:value-type="float">
            <text:p>-442.72829895</text:p>
          </table:table-cell>
        </table:table-row>
        <table:table-row table:style-name="ro1">
          <table:table-cell office:value-type="string" calcext:value-type="string">
            <text:p>N397L</text:p>
          </table:table-cell>
          <table:table-cell office:value-type="float" office:value="-442.729553223" calcext:value-type="float">
            <text:p>-442.729553223</text:p>
          </table:table-cell>
        </table:table-row>
        <table:table-row table:style-name="ro1">
          <table:table-cell office:value-type="string" calcext:value-type="string">
            <text:p>I213E</text:p>
          </table:table-cell>
          <table:table-cell office:value-type="float" office:value="-442.729663086" calcext:value-type="float">
            <text:p>-442.729663086</text:p>
          </table:table-cell>
        </table:table-row>
        <table:table-row table:style-name="ro1">
          <table:table-cell office:value-type="string" calcext:value-type="string">
            <text:p>S434R</text:p>
          </table:table-cell>
          <table:table-cell office:value-type="float" office:value="-442.729663086" calcext:value-type="float">
            <text:p>-442.729663086</text:p>
          </table:table-cell>
        </table:table-row>
        <table:table-row table:style-name="ro1">
          <table:table-cell office:value-type="string" calcext:value-type="string">
            <text:p>H316P</text:p>
          </table:table-cell>
          <table:table-cell office:value-type="float" office:value="-442.733172607" calcext:value-type="float">
            <text:p>-442.733172607</text:p>
          </table:table-cell>
        </table:table-row>
        <table:table-row table:style-name="ro1">
          <table:table-cell office:value-type="string" calcext:value-type="string">
            <text:p>D114Y</text:p>
          </table:table-cell>
          <table:table-cell office:value-type="float" office:value="-442.739093018" calcext:value-type="float">
            <text:p>-442.739093018</text:p>
          </table:table-cell>
        </table:table-row>
        <table:table-row table:style-name="ro1">
          <table:table-cell office:value-type="string" calcext:value-type="string">
            <text:p>G49Y</text:p>
          </table:table-cell>
          <table:table-cell office:value-type="float" office:value="-442.739849854" calcext:value-type="float">
            <text:p>-442.739849854</text:p>
          </table:table-cell>
        </table:table-row>
        <table:table-row table:style-name="ro1">
          <table:table-cell office:value-type="string" calcext:value-type="string">
            <text:p>V59R</text:p>
          </table:table-cell>
          <table:table-cell office:value-type="float" office:value="-442.742044067" calcext:value-type="float">
            <text:p>-442.742044067</text:p>
          </table:table-cell>
        </table:table-row>
        <table:table-row table:style-name="ro1">
          <table:table-cell office:value-type="string" calcext:value-type="string">
            <text:p>T67H</text:p>
          </table:table-cell>
          <table:table-cell office:value-type="float" office:value="-442.742279053" calcext:value-type="float">
            <text:p>-442.742279053</text:p>
          </table:table-cell>
        </table:table-row>
        <table:table-row table:style-name="ro1">
          <table:table-cell office:value-type="string" calcext:value-type="string">
            <text:p>F149D</text:p>
          </table:table-cell>
          <table:table-cell office:value-type="float" office:value="-442.743267822" calcext:value-type="float">
            <text:p>-442.743267822</text:p>
          </table:table-cell>
        </table:table-row>
        <table:table-row table:style-name="ro1">
          <table:table-cell office:value-type="string" calcext:value-type="string">
            <text:p>W170I</text:p>
          </table:table-cell>
          <table:table-cell office:value-type="float" office:value="-442.746640015" calcext:value-type="float">
            <text:p>-442.746640015</text:p>
          </table:table-cell>
        </table:table-row>
        <table:table-row table:style-name="ro1">
          <table:table-cell office:value-type="string" calcext:value-type="string">
            <text:p>A295K</text:p>
          </table:table-cell>
          <table:table-cell office:value-type="float" office:value="-442.761630249" calcext:value-type="float">
            <text:p>-442.761630249</text:p>
          </table:table-cell>
        </table:table-row>
        <table:table-row table:style-name="ro1">
          <table:table-cell office:value-type="string" calcext:value-type="string">
            <text:p>D426Y</text:p>
          </table:table-cell>
          <table:table-cell office:value-type="float" office:value="-442.762463379" calcext:value-type="float">
            <text:p>-442.762463379</text:p>
          </table:table-cell>
        </table:table-row>
        <table:table-row table:style-name="ro1">
          <table:table-cell office:value-type="string" calcext:value-type="string">
            <text:p>A60H</text:p>
          </table:table-cell>
          <table:table-cell office:value-type="float" office:value="-442.764019775" calcext:value-type="float">
            <text:p>-442.764019775</text:p>
          </table:table-cell>
        </table:table-row>
        <table:table-row table:style-name="ro1">
          <table:table-cell office:value-type="string" calcext:value-type="string">
            <text:p>G341T</text:p>
          </table:table-cell>
          <table:table-cell office:value-type="float" office:value="-442.764260864" calcext:value-type="float">
            <text:p>-442.764260864</text:p>
          </table:table-cell>
        </table:table-row>
        <table:table-row table:style-name="ro1">
          <table:table-cell office:value-type="string" calcext:value-type="string">
            <text:p>E70F</text:p>
          </table:table-cell>
          <table:table-cell office:value-type="float" office:value="-442.766333008" calcext:value-type="float">
            <text:p>-442.766333008</text:p>
          </table:table-cell>
        </table:table-row>
        <table:table-row table:style-name="ro1">
          <table:table-cell office:value-type="string" calcext:value-type="string">
            <text:p>T186M</text:p>
          </table:table-cell>
          <table:table-cell office:value-type="float" office:value="-442.767431641" calcext:value-type="float">
            <text:p>-442.767431641</text:p>
          </table:table-cell>
        </table:table-row>
        <table:table-row table:style-name="ro1">
          <table:table-cell office:value-type="string" calcext:value-type="string">
            <text:p>A248W</text:p>
          </table:table-cell>
          <table:table-cell office:value-type="float" office:value="-442.772384644" calcext:value-type="float">
            <text:p>-442.772384644</text:p>
          </table:table-cell>
        </table:table-row>
        <table:table-row table:style-name="ro1">
          <table:table-cell office:value-type="string" calcext:value-type="string">
            <text:p>L84G</text:p>
          </table:table-cell>
          <table:table-cell office:value-type="float" office:value="-442.776382446" calcext:value-type="float">
            <text:p>-442.776382446</text:p>
          </table:table-cell>
        </table:table-row>
        <table:table-row table:style-name="ro1">
          <table:table-cell office:value-type="string" calcext:value-type="string">
            <text:p>I392N</text:p>
          </table:table-cell>
          <table:table-cell office:value-type="float" office:value="-442.781436157" calcext:value-type="float">
            <text:p>-442.781436157</text:p>
          </table:table-cell>
        </table:table-row>
        <table:table-row table:style-name="ro1">
          <table:table-cell office:value-type="string" calcext:value-type="string">
            <text:p>A60M</text:p>
          </table:table-cell>
          <table:table-cell office:value-type="float" office:value="-442.786425781" calcext:value-type="float">
            <text:p>-442.786425781</text:p>
          </table:table-cell>
        </table:table-row>
        <table:table-row table:style-name="ro1">
          <table:table-cell office:value-type="string" calcext:value-type="string">
            <text:p>D140L</text:p>
          </table:table-cell>
          <table:table-cell office:value-type="float" office:value="-442.7875" calcext:value-type="float">
            <text:p>-442.7875</text:p>
          </table:table-cell>
        </table:table-row>
        <table:table-row table:style-name="ro1">
          <table:table-cell office:value-type="string" calcext:value-type="string">
            <text:p>E70C</text:p>
          </table:table-cell>
          <table:table-cell office:value-type="float" office:value="-442.788742065" calcext:value-type="float">
            <text:p>-442.788742065</text:p>
          </table:table-cell>
        </table:table-row>
        <table:table-row table:style-name="ro1">
          <table:table-cell office:value-type="string" calcext:value-type="string">
            <text:p>L339Q</text:p>
          </table:table-cell>
          <table:table-cell office:value-type="float" office:value="-442.789050293" calcext:value-type="float">
            <text:p>-442.789050293</text:p>
          </table:table-cell>
        </table:table-row>
        <table:table-row table:style-name="ro1">
          <table:table-cell office:value-type="string" calcext:value-type="string">
            <text:p>I188A</text:p>
          </table:table-cell>
          <table:table-cell office:value-type="float" office:value="-442.789819336" calcext:value-type="float">
            <text:p>-442.789819336</text:p>
          </table:table-cell>
        </table:table-row>
        <table:table-row table:style-name="ro1">
          <table:table-cell office:value-type="string" calcext:value-type="string">
            <text:p>R338W</text:p>
          </table:table-cell>
          <table:table-cell office:value-type="float" office:value="-442.792633057" calcext:value-type="float">
            <text:p>-442.792633057</text:p>
          </table:table-cell>
        </table:table-row>
        <table:table-row table:style-name="ro1">
          <table:table-cell office:value-type="string" calcext:value-type="string">
            <text:p>L53P</text:p>
          </table:table-cell>
          <table:table-cell office:value-type="float" office:value="-442.793890381" calcext:value-type="float">
            <text:p>-442.793890381</text:p>
          </table:table-cell>
        </table:table-row>
        <table:table-row table:style-name="ro1">
          <table:table-cell office:value-type="string" calcext:value-type="string">
            <text:p>F149E</text:p>
          </table:table-cell>
          <table:table-cell office:value-type="float" office:value="-442.799938965" calcext:value-type="float">
            <text:p>-442.799938965</text:p>
          </table:table-cell>
        </table:table-row>
        <table:table-row table:style-name="ro1">
          <table:table-cell office:value-type="string" calcext:value-type="string">
            <text:p>L130E</text:p>
          </table:table-cell>
          <table:table-cell office:value-type="float" office:value="-442.801620483" calcext:value-type="float">
            <text:p>-442.801620483</text:p>
          </table:table-cell>
        </table:table-row>
        <table:table-row table:style-name="ro1">
          <table:table-cell office:value-type="string" calcext:value-type="string">
            <text:p>I131N</text:p>
          </table:table-cell>
          <table:table-cell office:value-type="float" office:value="-442.804138184" calcext:value-type="float">
            <text:p>-442.804138184</text:p>
          </table:table-cell>
        </table:table-row>
        <table:table-row table:style-name="ro1">
          <table:table-cell office:value-type="string" calcext:value-type="string">
            <text:p>E62L</text:p>
          </table:table-cell>
          <table:table-cell office:value-type="float" office:value="-442.807769775" calcext:value-type="float">
            <text:p>-442.807769775</text:p>
          </table:table-cell>
        </table:table-row>
        <table:table-row table:style-name="ro1">
          <table:table-cell office:value-type="string" calcext:value-type="string">
            <text:p>F149A</text:p>
          </table:table-cell>
          <table:table-cell office:value-type="float" office:value="-442.81519165" calcext:value-type="float">
            <text:p>-442.81519165</text:p>
          </table:table-cell>
        </table:table-row>
        <table:table-row table:style-name="ro1">
          <table:table-cell office:value-type="string" calcext:value-type="string">
            <text:p>V287P</text:p>
          </table:table-cell>
          <table:table-cell office:value-type="float" office:value="-442.816235352" calcext:value-type="float">
            <text:p>-442.816235352</text:p>
          </table:table-cell>
        </table:table-row>
        <table:table-row table:style-name="ro1">
          <table:table-cell office:value-type="string" calcext:value-type="string">
            <text:p>T416R</text:p>
          </table:table-cell>
          <table:table-cell office:value-type="float" office:value="-442.819241333" calcext:value-type="float">
            <text:p>-442.819241333</text:p>
          </table:table-cell>
        </table:table-row>
        <table:table-row table:style-name="ro1">
          <table:table-cell office:value-type="string" calcext:value-type="string">
            <text:p>G418E</text:p>
          </table:table-cell>
          <table:table-cell office:value-type="float" office:value="-442.819824219" calcext:value-type="float">
            <text:p>-442.819824219</text:p>
          </table:table-cell>
        </table:table-row>
        <table:table-row table:style-name="ro1">
          <table:table-cell office:value-type="string" calcext:value-type="string">
            <text:p>E62R</text:p>
          </table:table-cell>
          <table:table-cell office:value-type="float" office:value="-442.81987915" calcext:value-type="float">
            <text:p>-442.81987915</text:p>
          </table:table-cell>
        </table:table-row>
        <table:table-row table:style-name="ro1">
          <table:table-cell office:value-type="string" calcext:value-type="string">
            <text:p>A438C</text:p>
          </table:table-cell>
          <table:table-cell office:value-type="float" office:value="-442.819989014" calcext:value-type="float">
            <text:p>-442.819989014</text:p>
          </table:table-cell>
        </table:table-row>
        <table:table-row table:style-name="ro1">
          <table:table-cell office:value-type="string" calcext:value-type="string">
            <text:p>R400P</text:p>
          </table:table-cell>
          <table:table-cell office:value-type="float" office:value="-442.821383667" calcext:value-type="float">
            <text:p>-442.821383667</text:p>
          </table:table-cell>
        </table:table-row>
        <table:table-row table:style-name="ro1">
          <table:table-cell office:value-type="string" calcext:value-type="string">
            <text:p>G66T</text:p>
          </table:table-cell>
          <table:table-cell office:value-type="float" office:value="-442.822607422" calcext:value-type="float">
            <text:p>-442.822607422</text:p>
          </table:table-cell>
        </table:table-row>
        <table:table-row table:style-name="ro1">
          <table:table-cell office:value-type="string" calcext:value-type="string">
            <text:p>V71A</text:p>
          </table:table-cell>
          <table:table-cell office:value-type="float" office:value="-442.823065186" calcext:value-type="float">
            <text:p>-442.823065186</text:p>
          </table:table-cell>
        </table:table-row>
        <table:table-row table:style-name="ro1">
          <table:table-cell office:value-type="string" calcext:value-type="string">
            <text:p>N221V</text:p>
          </table:table-cell>
          <table:table-cell office:value-type="float" office:value="-442.823175049" calcext:value-type="float">
            <text:p>-442.823175049</text:p>
          </table:table-cell>
        </table:table-row>
        <table:table-row table:style-name="ro1">
          <table:table-cell office:value-type="string" calcext:value-type="string">
            <text:p>S393D</text:p>
          </table:table-cell>
          <table:table-cell office:value-type="float" office:value="-442.826202393" calcext:value-type="float">
            <text:p>-442.826202393</text:p>
          </table:table-cell>
        </table:table-row>
        <table:table-row table:style-name="ro1">
          <table:table-cell office:value-type="string" calcext:value-type="string">
            <text:p>T389F</text:p>
          </table:table-cell>
          <table:table-cell office:value-type="float" office:value="-442.827172852" calcext:value-type="float">
            <text:p>-442.827172852</text:p>
          </table:table-cell>
        </table:table-row>
        <table:table-row table:style-name="ro1">
          <table:table-cell office:value-type="string" calcext:value-type="string">
            <text:p>Y108Q</text:p>
          </table:table-cell>
          <table:table-cell office:value-type="float" office:value="-442.827612305" calcext:value-type="float">
            <text:p>-442.827612305</text:p>
          </table:table-cell>
        </table:table-row>
        <table:table-row table:style-name="ro1">
          <table:table-cell office:value-type="string" calcext:value-type="string">
            <text:p>P218H</text:p>
          </table:table-cell>
          <table:table-cell office:value-type="float" office:value="-442.830233765" calcext:value-type="float">
            <text:p>-442.830233765</text:p>
          </table:table-cell>
        </table:table-row>
        <table:table-row table:style-name="ro1">
          <table:table-cell office:value-type="string" calcext:value-type="string">
            <text:p>M334R</text:p>
          </table:table-cell>
          <table:table-cell office:value-type="float" office:value="-442.832080078" calcext:value-type="float">
            <text:p>-442.832080078</text:p>
          </table:table-cell>
        </table:table-row>
        <table:table-row table:style-name="ro1">
          <table:table-cell office:value-type="string" calcext:value-type="string">
            <text:p>G395D</text:p>
          </table:table-cell>
          <table:table-cell office:value-type="float" office:value="-442.832437134" calcext:value-type="float">
            <text:p>-442.832437134</text:p>
          </table:table-cell>
        </table:table-row>
        <table:table-row table:style-name="ro1">
          <table:table-cell office:value-type="string" calcext:value-type="string">
            <text:p>C441Y</text:p>
          </table:table-cell>
          <table:table-cell office:value-type="float" office:value="-442.833465576" calcext:value-type="float">
            <text:p>-442.833465576</text:p>
          </table:table-cell>
        </table:table-row>
        <table:table-row table:style-name="ro1">
          <table:table-cell office:value-type="string" calcext:value-type="string">
            <text:p>T307E</text:p>
          </table:table-cell>
          <table:table-cell office:value-type="float" office:value="-442.835195923" calcext:value-type="float">
            <text:p>-442.835195923</text:p>
          </table:table-cell>
        </table:table-row>
        <table:table-row table:style-name="ro1">
          <table:table-cell office:value-type="string" calcext:value-type="string">
            <text:p>D329M</text:p>
          </table:table-cell>
          <table:table-cell office:value-type="float" office:value="-442.837438965" calcext:value-type="float">
            <text:p>-442.837438965</text:p>
          </table:table-cell>
        </table:table-row>
        <table:table-row table:style-name="ro1">
          <table:table-cell office:value-type="string" calcext:value-type="string">
            <text:p>M334K</text:p>
          </table:table-cell>
          <table:table-cell office:value-type="float" office:value="-442.839224243" calcext:value-type="float">
            <text:p>-442.839224243</text:p>
          </table:table-cell>
        </table:table-row>
        <table:table-row table:style-name="ro1">
          <table:table-cell office:value-type="string" calcext:value-type="string">
            <text:p>G296Y</text:p>
          </table:table-cell>
          <table:table-cell office:value-type="float" office:value="-442.839422607" calcext:value-type="float">
            <text:p>-442.839422607</text:p>
          </table:table-cell>
        </table:table-row>
        <table:table-row table:style-name="ro1">
          <table:table-cell office:value-type="string" calcext:value-type="string">
            <text:p>A57H</text:p>
          </table:table-cell>
          <table:table-cell office:value-type="float" office:value="-442.83989563" calcext:value-type="float">
            <text:p>-442.83989563</text:p>
          </table:table-cell>
        </table:table-row>
        <table:table-row table:style-name="ro1">
          <table:table-cell office:value-type="string" calcext:value-type="string">
            <text:p>G210L</text:p>
          </table:table-cell>
          <table:table-cell office:value-type="float" office:value="-442.843255615" calcext:value-type="float">
            <text:p>-442.843255615</text:p>
          </table:table-cell>
        </table:table-row>
        <table:table-row table:style-name="ro1">
          <table:table-cell office:value-type="string" calcext:value-type="string">
            <text:p>G293E</text:p>
          </table:table-cell>
          <table:table-cell office:value-type="float" office:value="-442.844433594" calcext:value-type="float">
            <text:p>-442.844433594</text:p>
          </table:table-cell>
        </table:table-row>
        <table:table-row table:style-name="ro1">
          <table:table-cell office:value-type="string" calcext:value-type="string">
            <text:p>F285T</text:p>
          </table:table-cell>
          <table:table-cell office:value-type="float" office:value="-442.846261597" calcext:value-type="float">
            <text:p>-442.846261597</text:p>
          </table:table-cell>
        </table:table-row>
        <table:table-row table:style-name="ro1">
          <table:table-cell office:value-type="string" calcext:value-type="string">
            <text:p>R302C</text:p>
          </table:table-cell>
          <table:table-cell office:value-type="float" office:value="-442.84670105" calcext:value-type="float">
            <text:p>-442.84670105</text:p>
          </table:table-cell>
        </table:table-row>
        <table:table-row table:style-name="ro1">
          <table:table-cell office:value-type="string" calcext:value-type="string">
            <text:p>G341K</text:p>
          </table:table-cell>
          <table:table-cell office:value-type="float" office:value="-442.849050903" calcext:value-type="float">
            <text:p>-442.849050903</text:p>
          </table:table-cell>
        </table:table-row>
        <table:table-row table:style-name="ro1">
          <table:table-cell office:value-type="string" calcext:value-type="string">
            <text:p>A430C</text:p>
          </table:table-cell>
          <table:table-cell office:value-type="float" office:value="-442.852038574" calcext:value-type="float">
            <text:p>-442.852038574</text:p>
          </table:table-cell>
        </table:table-row>
        <table:table-row table:style-name="ro1">
          <table:table-cell office:value-type="string" calcext:value-type="string">
            <text:p>G267M</text:p>
          </table:table-cell>
          <table:table-cell office:value-type="float" office:value="-442.852600098" calcext:value-type="float">
            <text:p>-442.852600098</text:p>
          </table:table-cell>
        </table:table-row>
        <table:table-row table:style-name="ro1">
          <table:table-cell office:value-type="string" calcext:value-type="string">
            <text:p>G445V</text:p>
          </table:table-cell>
          <table:table-cell office:value-type="float" office:value="-442.856619263" calcext:value-type="float">
            <text:p>-442.856619263</text:p>
          </table:table-cell>
        </table:table-row>
        <table:table-row table:style-name="ro1">
          <table:table-cell office:value-type="string" calcext:value-type="string">
            <text:p>G49V</text:p>
          </table:table-cell>
          <table:table-cell office:value-type="float" office:value="-442.857513428" calcext:value-type="float">
            <text:p>-442.857513428</text:p>
          </table:table-cell>
        </table:table-row>
        <table:table-row table:style-name="ro1">
          <table:table-cell office:value-type="string" calcext:value-type="string">
            <text:p>F224H</text:p>
          </table:table-cell>
          <table:table-cell office:value-type="float" office:value="-442.858831787" calcext:value-type="float">
            <text:p>-442.858831787</text:p>
          </table:table-cell>
        </table:table-row>
        <table:table-row table:style-name="ro1">
          <table:table-cell office:value-type="string" calcext:value-type="string">
            <text:p>G357I</text:p>
          </table:table-cell>
          <table:table-cell office:value-type="float" office:value="-442.858898926" calcext:value-type="float">
            <text:p>-442.858898926</text:p>
          </table:table-cell>
        </table:table-row>
        <table:table-row table:style-name="ro1">
          <table:table-cell office:value-type="string" calcext:value-type="string">
            <text:p>S434V</text:p>
          </table:table-cell>
          <table:table-cell office:value-type="float" office:value="-442.859078979" calcext:value-type="float">
            <text:p>-442.859078979</text:p>
          </table:table-cell>
        </table:table-row>
        <table:table-row table:style-name="ro1">
          <table:table-cell office:value-type="string" calcext:value-type="string">
            <text:p>T298P</text:p>
          </table:table-cell>
          <table:table-cell office:value-type="float" office:value="-442.861453247" calcext:value-type="float">
            <text:p>-442.861453247</text:p>
          </table:table-cell>
        </table:table-row>
        <table:table-row table:style-name="ro1">
          <table:table-cell office:value-type="string" calcext:value-type="string">
            <text:p>M263P</text:p>
          </table:table-cell>
          <table:table-cell office:value-type="float" office:value="-442.865402222" calcext:value-type="float">
            <text:p>-442.865402222</text:p>
          </table:table-cell>
        </table:table-row>
        <table:table-row table:style-name="ro1">
          <table:table-cell office:value-type="string" calcext:value-type="string">
            <text:p>D114T</text:p>
          </table:table-cell>
          <table:table-cell office:value-type="float" office:value="-442.869210815" calcext:value-type="float">
            <text:p>-442.869210815</text:p>
          </table:table-cell>
        </table:table-row>
        <table:table-row table:style-name="ro1">
          <table:table-cell office:value-type="string" calcext:value-type="string">
            <text:p>H424F</text:p>
          </table:table-cell>
          <table:table-cell office:value-type="float" office:value="-442.870849609" calcext:value-type="float">
            <text:p>-442.870849609</text:p>
          </table:table-cell>
        </table:table-row>
        <table:table-row table:style-name="ro1">
          <table:table-cell office:value-type="string" calcext:value-type="string">
            <text:p>N215M</text:p>
          </table:table-cell>
          <table:table-cell office:value-type="float" office:value="-442.871072388" calcext:value-type="float">
            <text:p>-442.871072388</text:p>
          </table:table-cell>
        </table:table-row>
        <table:table-row table:style-name="ro1">
          <table:table-cell office:value-type="string" calcext:value-type="string">
            <text:p>E70W</text:p>
          </table:table-cell>
          <table:table-cell office:value-type="float" office:value="-442.873773193" calcext:value-type="float">
            <text:p>-442.873773193</text:p>
          </table:table-cell>
        </table:table-row>
        <table:table-row table:style-name="ro1">
          <table:table-cell office:value-type="string" calcext:value-type="string">
            <text:p>L309C</text:p>
          </table:table-cell>
          <table:table-cell office:value-type="float" office:value="-442.873898315" calcext:value-type="float">
            <text:p>-442.873898315</text:p>
          </table:table-cell>
        </table:table-row>
        <table:table-row table:style-name="ro1">
          <table:table-cell office:value-type="string" calcext:value-type="string">
            <text:p>F311S</text:p>
          </table:table-cell>
          <table:table-cell office:value-type="float" office:value="-442.875384521" calcext:value-type="float">
            <text:p>-442.875384521</text:p>
          </table:table-cell>
        </table:table-row>
        <table:table-row table:style-name="ro1">
          <table:table-cell office:value-type="string" calcext:value-type="string">
            <text:p>P46S</text:p>
          </table:table-cell>
          <table:table-cell office:value-type="float" office:value="-442.876473999" calcext:value-type="float">
            <text:p>-442.876473999</text:p>
          </table:table-cell>
        </table:table-row>
        <table:table-row table:style-name="ro1">
          <table:table-cell office:value-type="string" calcext:value-type="string">
            <text:p>T347H</text:p>
          </table:table-cell>
          <table:table-cell office:value-type="float" office:value="-442.87701416" calcext:value-type="float">
            <text:p>-442.87701416</text:p>
          </table:table-cell>
        </table:table-row>
        <table:table-row table:style-name="ro1">
          <table:table-cell office:value-type="string" calcext:value-type="string">
            <text:p>L192C</text:p>
          </table:table-cell>
          <table:table-cell office:value-type="float" office:value="-442.878411865" calcext:value-type="float">
            <text:p>-442.878411865</text:p>
          </table:table-cell>
        </table:table-row>
        <table:table-row table:style-name="ro1">
          <table:table-cell office:value-type="string" calcext:value-type="string">
            <text:p>G357H</text:p>
          </table:table-cell>
          <table:table-cell office:value-type="float" office:value="-442.878656006" calcext:value-type="float">
            <text:p>-442.878656006</text:p>
          </table:table-cell>
        </table:table-row>
        <table:table-row table:style-name="ro1">
          <table:table-cell office:value-type="string" calcext:value-type="string">
            <text:p>Q437S</text:p>
          </table:table-cell>
          <table:table-cell office:value-type="float" office:value="-442.878805542" calcext:value-type="float">
            <text:p>-442.878805542</text:p>
          </table:table-cell>
        </table:table-row>
        <table:table-row table:style-name="ro1">
          <table:table-cell office:value-type="string" calcext:value-type="string">
            <text:p>H312D</text:p>
          </table:table-cell>
          <table:table-cell office:value-type="float" office:value="-442.87956543" calcext:value-type="float">
            <text:p>-442.87956543</text:p>
          </table:table-cell>
        </table:table-row>
        <table:table-row table:style-name="ro1">
          <table:table-cell office:value-type="string" calcext:value-type="string">
            <text:p>G181M</text:p>
          </table:table-cell>
          <table:table-cell office:value-type="float" office:value="-442.879782104" calcext:value-type="float">
            <text:p>-442.879782104</text:p>
          </table:table-cell>
        </table:table-row>
        <table:table-row table:style-name="ro1">
          <table:table-cell office:value-type="string" calcext:value-type="string">
            <text:p>F311N</text:p>
          </table:table-cell>
          <table:table-cell office:value-type="float" office:value="-442.882901001" calcext:value-type="float">
            <text:p>-442.882901001</text:p>
          </table:table-cell>
        </table:table-row>
        <table:table-row table:style-name="ro1">
          <table:table-cell office:value-type="string" calcext:value-type="string">
            <text:p>E62K</text:p>
          </table:table-cell>
          <table:table-cell office:value-type="float" office:value="-442.88777771" calcext:value-type="float">
            <text:p>-442.88777771</text:p>
          </table:table-cell>
        </table:table-row>
        <table:table-row table:style-name="ro1">
          <table:table-cell office:value-type="string" calcext:value-type="string">
            <text:p>F104E</text:p>
          </table:table-cell>
          <table:table-cell office:value-type="float" office:value="-442.888903809" calcext:value-type="float">
            <text:p>-442.888903809</text:p>
          </table:table-cell>
        </table:table-row>
        <table:table-row table:style-name="ro1">
          <table:table-cell office:value-type="string" calcext:value-type="string">
            <text:p>G246Q</text:p>
          </table:table-cell>
          <table:table-cell office:value-type="float" office:value="-442.896585083" calcext:value-type="float">
            <text:p>-442.896585083</text:p>
          </table:table-cell>
        </table:table-row>
        <table:table-row table:style-name="ro1">
          <table:table-cell office:value-type="string" calcext:value-type="string">
            <text:p>I188H</text:p>
          </table:table-cell>
          <table:table-cell office:value-type="float" office:value="-442.898666382" calcext:value-type="float">
            <text:p>-442.898666382</text:p>
          </table:table-cell>
        </table:table-row>
        <table:table-row table:style-name="ro1">
          <table:table-cell office:value-type="string" calcext:value-type="string">
            <text:p>I45W</text:p>
          </table:table-cell>
          <table:table-cell office:value-type="float" office:value="-442.899337769" calcext:value-type="float">
            <text:p>-442.899337769</text:p>
          </table:table-cell>
        </table:table-row>
        <table:table-row table:style-name="ro1">
          <table:table-cell office:value-type="string" calcext:value-type="string">
            <text:p>V270N</text:p>
          </table:table-cell>
          <table:table-cell office:value-type="float" office:value="-442.899588013" calcext:value-type="float">
            <text:p>-442.899588013</text:p>
          </table:table-cell>
        </table:table-row>
        <table:table-row table:style-name="ro1">
          <table:table-cell office:value-type="string" calcext:value-type="string">
            <text:p>Y86N</text:p>
          </table:table-cell>
          <table:table-cell office:value-type="float" office:value="-442.900631714" calcext:value-type="float">
            <text:p>-442.900631714</text:p>
          </table:table-cell>
        </table:table-row>
        <table:table-row table:style-name="ro1">
          <table:table-cell office:value-type="string" calcext:value-type="string">
            <text:p>G395R</text:p>
          </table:table-cell>
          <table:table-cell office:value-type="float" office:value="-442.902218628" calcext:value-type="float">
            <text:p>-442.902218628</text:p>
          </table:table-cell>
        </table:table-row>
        <table:table-row table:style-name="ro1">
          <table:table-cell office:value-type="string" calcext:value-type="string">
            <text:p>R145M</text:p>
          </table:table-cell>
          <table:table-cell office:value-type="float" office:value="-442.90586853" calcext:value-type="float">
            <text:p>-442.90586853</text:p>
          </table:table-cell>
        </table:table-row>
        <table:table-row table:style-name="ro1">
          <table:table-cell office:value-type="string" calcext:value-type="string">
            <text:p>S252P</text:p>
          </table:table-cell>
          <table:table-cell office:value-type="float" office:value="-442.907537842" calcext:value-type="float">
            <text:p>-442.907537842</text:p>
          </table:table-cell>
        </table:table-row>
        <table:table-row table:style-name="ro1">
          <table:table-cell office:value-type="string" calcext:value-type="string">
            <text:p>F251W</text:p>
          </table:table-cell>
          <table:table-cell office:value-type="float" office:value="-442.921801758" calcext:value-type="float">
            <text:p>-442.921801758</text:p>
          </table:table-cell>
        </table:table-row>
        <table:table-row table:style-name="ro1">
          <table:table-cell office:value-type="string" calcext:value-type="string">
            <text:p>G137C</text:p>
          </table:table-cell>
          <table:table-cell office:value-type="float" office:value="-442.923016357" calcext:value-type="float">
            <text:p>-442.923016357</text:p>
          </table:table-cell>
        </table:table-row>
        <table:table-row table:style-name="ro1">
          <table:table-cell office:value-type="string" calcext:value-type="string">
            <text:p>F405Q</text:p>
          </table:table-cell>
          <table:table-cell office:value-type="float" office:value="-442.923370361" calcext:value-type="float">
            <text:p>-442.923370361</text:p>
          </table:table-cell>
        </table:table-row>
        <table:table-row table:style-name="ro1">
          <table:table-cell office:value-type="string" calcext:value-type="string">
            <text:p>V297L</text:p>
          </table:table-cell>
          <table:table-cell office:value-type="float" office:value="-442.92756958" calcext:value-type="float">
            <text:p>-442.92756958</text:p>
          </table:table-cell>
        </table:table-row>
        <table:table-row table:style-name="ro1">
          <table:table-cell office:value-type="string" calcext:value-type="string">
            <text:p>N221M</text:p>
          </table:table-cell>
          <table:table-cell office:value-type="float" office:value="-442.930126953" calcext:value-type="float">
            <text:p>-442.930126953</text:p>
          </table:table-cell>
        </table:table-row>
        <table:table-row table:style-name="ro1">
          <table:table-cell office:value-type="string" calcext:value-type="string">
            <text:p>L194F</text:p>
          </table:table-cell>
          <table:table-cell office:value-type="float" office:value="-442.934109497" calcext:value-type="float">
            <text:p>-442.934109497</text:p>
          </table:table-cell>
        </table:table-row>
        <table:table-row table:style-name="ro1">
          <table:table-cell office:value-type="string" calcext:value-type="string">
            <text:p>F251P</text:p>
          </table:table-cell>
          <table:table-cell office:value-type="float" office:value="-442.937121582" calcext:value-type="float">
            <text:p>-442.937121582</text:p>
          </table:table-cell>
        </table:table-row>
        <table:table-row table:style-name="ro1">
          <table:table-cell office:value-type="string" calcext:value-type="string">
            <text:p>V319D</text:p>
          </table:table-cell>
          <table:table-cell office:value-type="float" office:value="-442.937536621" calcext:value-type="float">
            <text:p>-442.937536621</text:p>
          </table:table-cell>
        </table:table-row>
        <table:table-row table:style-name="ro1">
          <table:table-cell office:value-type="string" calcext:value-type="string">
            <text:p>L286H</text:p>
          </table:table-cell>
          <table:table-cell office:value-type="float" office:value="-442.938739014" calcext:value-type="float">
            <text:p>-442.938739014</text:p>
          </table:table-cell>
        </table:table-row>
        <table:table-row table:style-name="ro1">
          <table:table-cell office:value-type="string" calcext:value-type="string">
            <text:p>I187D</text:p>
          </table:table-cell>
          <table:table-cell office:value-type="float" office:value="-442.941503906" calcext:value-type="float">
            <text:p>-442.941503906</text:p>
          </table:table-cell>
        </table:table-row>
        <table:table-row table:style-name="ro1">
          <table:table-cell office:value-type="string" calcext:value-type="string">
            <text:p>I188S</text:p>
          </table:table-cell>
          <table:table-cell office:value-type="float" office:value="-442.948931885" calcext:value-type="float">
            <text:p>-442.948931885</text:p>
          </table:table-cell>
        </table:table-row>
        <table:table-row table:style-name="ro1">
          <table:table-cell office:value-type="string" calcext:value-type="string">
            <text:p>A421P</text:p>
          </table:table-cell>
          <table:table-cell office:value-type="float" office:value="-442.955145264" calcext:value-type="float">
            <text:p>-442.955145264</text:p>
          </table:table-cell>
        </table:table-row>
        <table:table-row table:style-name="ro1">
          <table:table-cell office:value-type="string" calcext:value-type="string">
            <text:p>Y86P</text:p>
          </table:table-cell>
          <table:table-cell office:value-type="float" office:value="-442.958905029" calcext:value-type="float">
            <text:p>-442.958905029</text:p>
          </table:table-cell>
        </table:table-row>
        <table:table-row table:style-name="ro1">
          <table:table-cell office:value-type="string" calcext:value-type="string">
            <text:p>F104T</text:p>
          </table:table-cell>
          <table:table-cell office:value-type="float" office:value="-442.958950806" calcext:value-type="float">
            <text:p>-442.958950806</text:p>
          </table:table-cell>
        </table:table-row>
        <table:table-row table:style-name="ro1">
          <table:table-cell office:value-type="string" calcext:value-type="string">
            <text:p>V287Q</text:p>
          </table:table-cell>
          <table:table-cell office:value-type="float" office:value="-442.961761475" calcext:value-type="float">
            <text:p>-442.961761475</text:p>
          </table:table-cell>
        </table:table-row>
        <table:table-row table:style-name="ro1">
          <table:table-cell office:value-type="string" calcext:value-type="string">
            <text:p>Q219F</text:p>
          </table:table-cell>
          <table:table-cell office:value-type="float" office:value="-442.962628174" calcext:value-type="float">
            <text:p>-442.962628174</text:p>
          </table:table-cell>
        </table:table-row>
        <table:table-row table:style-name="ro1">
          <table:table-cell office:value-type="string" calcext:value-type="string">
            <text:p>I45F</text:p>
          </table:table-cell>
          <table:table-cell office:value-type="float" office:value="-442.964804077" calcext:value-type="float">
            <text:p>-442.964804077</text:p>
          </table:table-cell>
        </table:table-row>
        <table:table-row table:style-name="ro1">
          <table:table-cell office:value-type="string" calcext:value-type="string">
            <text:p>L44N</text:p>
          </table:table-cell>
          <table:table-cell office:value-type="float" office:value="-442.973406982" calcext:value-type="float">
            <text:p>-442.973406982</text:p>
          </table:table-cell>
        </table:table-row>
        <table:table-row table:style-name="ro1">
          <table:table-cell office:value-type="string" calcext:value-type="string">
            <text:p>A248M</text:p>
          </table:table-cell>
          <table:table-cell office:value-type="float" office:value="-442.973480225" calcext:value-type="float">
            <text:p>-442.973480225</text:p>
          </table:table-cell>
        </table:table-row>
        <table:table-row table:style-name="ro1">
          <table:table-cell office:value-type="string" calcext:value-type="string">
            <text:p>Y42G</text:p>
          </table:table-cell>
          <table:table-cell office:value-type="float" office:value="-442.973995972" calcext:value-type="float">
            <text:p>-442.973995972</text:p>
          </table:table-cell>
        </table:table-row>
        <table:table-row table:style-name="ro1">
          <table:table-cell office:value-type="string" calcext:value-type="string">
            <text:p>G431C</text:p>
          </table:table-cell>
          <table:table-cell office:value-type="float" office:value="-442.976123047" calcext:value-type="float">
            <text:p>-442.976123047</text:p>
          </table:table-cell>
        </table:table-row>
        <table:table-row table:style-name="ro1">
          <table:table-cell office:value-type="string" calcext:value-type="string">
            <text:p>K335Q</text:p>
          </table:table-cell>
          <table:table-cell office:value-type="float" office:value="-442.976370239" calcext:value-type="float">
            <text:p>-442.976370239</text:p>
          </table:table-cell>
        </table:table-row>
        <table:table-row table:style-name="ro1">
          <table:table-cell office:value-type="string" calcext:value-type="string">
            <text:p>G139W</text:p>
          </table:table-cell>
          <table:table-cell office:value-type="float" office:value="-442.978155518" calcext:value-type="float">
            <text:p>-442.978155518</text:p>
          </table:table-cell>
        </table:table-row>
        <table:table-row table:style-name="ro1">
          <table:table-cell office:value-type="string" calcext:value-type="string">
            <text:p>M345Y</text:p>
          </table:table-cell>
          <table:table-cell office:value-type="float" office:value="-442.982562256" calcext:value-type="float">
            <text:p>-442.982562256</text:p>
          </table:table-cell>
        </table:table-row>
        <table:table-row table:style-name="ro1">
          <table:table-cell office:value-type="string" calcext:value-type="string">
            <text:p>M263R</text:p>
          </table:table-cell>
          <table:table-cell office:value-type="float" office:value="-442.98374939" calcext:value-type="float">
            <text:p>-442.98374939</text:p>
          </table:table-cell>
        </table:table-row>
        <table:table-row table:style-name="ro1">
          <table:table-cell office:value-type="string" calcext:value-type="string">
            <text:p>N135L</text:p>
          </table:table-cell>
          <table:table-cell office:value-type="float" office:value="-442.984262085" calcext:value-type="float">
            <text:p>-442.984262085</text:p>
          </table:table-cell>
        </table:table-row>
        <table:table-row table:style-name="ro1">
          <table:table-cell office:value-type="string" calcext:value-type="string">
            <text:p>N221I</text:p>
          </table:table-cell>
          <table:table-cell office:value-type="float" office:value="-442.986410522" calcext:value-type="float">
            <text:p>-442.986410522</text:p>
          </table:table-cell>
        </table:table-row>
        <table:table-row table:style-name="ro1">
          <table:table-cell office:value-type="string" calcext:value-type="string">
            <text:p>Q380H</text:p>
          </table:table-cell>
          <table:table-cell office:value-type="float" office:value="-442.986645508" calcext:value-type="float">
            <text:p>-442.986645508</text:p>
          </table:table-cell>
        </table:table-row>
        <table:table-row table:style-name="ro1">
          <table:table-cell office:value-type="string" calcext:value-type="string">
            <text:p>N68Y</text:p>
          </table:table-cell>
          <table:table-cell office:value-type="float" office:value="-442.987191772" calcext:value-type="float">
            <text:p>-442.987191772</text:p>
          </table:table-cell>
        </table:table-row>
        <table:table-row table:style-name="ro1">
          <table:table-cell office:value-type="string" calcext:value-type="string">
            <text:p>P46I</text:p>
          </table:table-cell>
          <table:table-cell office:value-type="float" office:value="-442.990808105" calcext:value-type="float">
            <text:p>-442.990808105</text:p>
          </table:table-cell>
        </table:table-row>
        <table:table-row table:style-name="ro1">
          <table:table-cell office:value-type="string" calcext:value-type="string">
            <text:p>H37T</text:p>
          </table:table-cell>
          <table:table-cell office:value-type="float" office:value="-442.993667603" calcext:value-type="float">
            <text:p>-442.993667603</text:p>
          </table:table-cell>
        </table:table-row>
        <table:table-row table:style-name="ro1">
          <table:table-cell office:value-type="string" calcext:value-type="string">
            <text:p>W382E</text:p>
          </table:table-cell>
          <table:table-cell office:value-type="float" office:value="-442.997186279" calcext:value-type="float">
            <text:p>-442.997186279</text:p>
          </table:table-cell>
        </table:table-row>
        <table:table-row table:style-name="ro1">
          <table:table-cell office:value-type="string" calcext:value-type="string">
            <text:p>M340F</text:p>
          </table:table-cell>
          <table:table-cell office:value-type="float" office:value="-442.998156738" calcext:value-type="float">
            <text:p>-442.998156738</text:p>
          </table:table-cell>
        </table:table-row>
        <table:table-row table:style-name="ro1">
          <table:table-cell office:value-type="string" calcext:value-type="string">
            <text:p>G317S</text:p>
          </table:table-cell>
          <table:table-cell office:value-type="float" office:value="-442.998260498" calcext:value-type="float">
            <text:p>-442.998260498</text:p>
          </table:table-cell>
        </table:table-row>
        <table:table-row table:style-name="ro1">
          <table:table-cell office:value-type="string" calcext:value-type="string">
            <text:p>P162C</text:p>
          </table:table-cell>
          <table:table-cell office:value-type="float" office:value="-442.998937988" calcext:value-type="float">
            <text:p>-442.998937988</text:p>
          </table:table-cell>
        </table:table-row>
        <table:table-row table:style-name="ro1">
          <table:table-cell office:value-type="string" calcext:value-type="string">
            <text:p>K335A</text:p>
          </table:table-cell>
          <table:table-cell office:value-type="float" office:value="-443.00869751" calcext:value-type="float">
            <text:p>-443.00869751</text:p>
          </table:table-cell>
        </table:table-row>
        <table:table-row table:style-name="ro1">
          <table:table-cell office:value-type="string" calcext:value-type="string">
            <text:p>L84S</text:p>
          </table:table-cell>
          <table:table-cell office:value-type="float" office:value="-443.012399292" calcext:value-type="float">
            <text:p>-443.012399292</text:p>
          </table:table-cell>
        </table:table-row>
        <table:table-row table:style-name="ro1">
          <table:table-cell office:value-type="string" calcext:value-type="string">
            <text:p>L144P</text:p>
          </table:table-cell>
          <table:table-cell office:value-type="float" office:value="-443.013342285" calcext:value-type="float">
            <text:p>-443.013342285</text:p>
          </table:table-cell>
        </table:table-row>
        <table:table-row table:style-name="ro1">
          <table:table-cell office:value-type="string" calcext:value-type="string">
            <text:p>S129P</text:p>
          </table:table-cell>
          <table:table-cell office:value-type="float" office:value="-443.01817627" calcext:value-type="float">
            <text:p>-443.01817627</text:p>
          </table:table-cell>
        </table:table-row>
        <table:table-row table:style-name="ro1">
          <table:table-cell office:value-type="string" calcext:value-type="string">
            <text:p>L286C</text:p>
          </table:table-cell>
          <table:table-cell office:value-type="float" office:value="-443.019195557" calcext:value-type="float">
            <text:p>-443.019195557</text:p>
          </table:table-cell>
        </table:table-row>
        <table:table-row table:style-name="ro1">
          <table:table-cell office:value-type="string" calcext:value-type="string">
            <text:p>V69S</text:p>
          </table:table-cell>
          <table:table-cell office:value-type="float" office:value="-443.026980591" calcext:value-type="float">
            <text:p>-443.026980591</text:p>
          </table:table-cell>
        </table:table-row>
        <table:table-row table:style-name="ro1">
          <table:table-cell office:value-type="string" calcext:value-type="string">
            <text:p>I392G</text:p>
          </table:table-cell>
          <table:table-cell office:value-type="float" office:value="-443.027072144" calcext:value-type="float">
            <text:p>-443.027072144</text:p>
          </table:table-cell>
        </table:table-row>
        <table:table-row table:style-name="ro1">
          <table:table-cell office:value-type="string" calcext:value-type="string">
            <text:p>E356W</text:p>
          </table:table-cell>
          <table:table-cell office:value-type="float" office:value="-443.029202271" calcext:value-type="float">
            <text:p>-443.029202271</text:p>
          </table:table-cell>
        </table:table-row>
        <table:table-row table:style-name="ro1">
          <table:table-cell office:value-type="string" calcext:value-type="string">
            <text:p>P190D</text:p>
          </table:table-cell>
          <table:table-cell office:value-type="float" office:value="-443.032983398" calcext:value-type="float">
            <text:p>-443.032983398</text:p>
          </table:table-cell>
        </table:table-row>
        <table:table-row table:style-name="ro1">
          <table:table-cell office:value-type="string" calcext:value-type="string">
            <text:p>S64N</text:p>
          </table:table-cell>
          <table:table-cell office:value-type="float" office:value="-443.04151001" calcext:value-type="float">
            <text:p>-443.04151001</text:p>
          </table:table-cell>
        </table:table-row>
        <table:table-row table:style-name="ro1">
          <table:table-cell office:value-type="string" calcext:value-type="string">
            <text:p>A57V</text:p>
          </table:table-cell>
          <table:table-cell office:value-type="float" office:value="-443.045248413" calcext:value-type="float">
            <text:p>-443.045248413</text:p>
          </table:table-cell>
        </table:table-row>
        <table:table-row table:style-name="ro1">
          <table:table-cell office:value-type="string" calcext:value-type="string">
            <text:p>G66H</text:p>
          </table:table-cell>
          <table:table-cell office:value-type="float" office:value="-443.049954224" calcext:value-type="float">
            <text:p>-443.049954224</text:p>
          </table:table-cell>
        </table:table-row>
        <table:table-row table:style-name="ro1">
          <table:table-cell office:value-type="string" calcext:value-type="string">
            <text:p>F212I</text:p>
          </table:table-cell>
          <table:table-cell office:value-type="float" office:value="-443.05138855" calcext:value-type="float">
            <text:p>-443.05138855</text:p>
          </table:table-cell>
        </table:table-row>
        <table:table-row table:style-name="ro1">
          <table:table-cell office:value-type="string" calcext:value-type="string">
            <text:p>P376S</text:p>
          </table:table-cell>
          <table:table-cell office:value-type="float" office:value="-443.056945801" calcext:value-type="float">
            <text:p>-443.056945801</text:p>
          </table:table-cell>
        </table:table-row>
        <table:table-row table:style-name="ro1">
          <table:table-cell office:value-type="string" calcext:value-type="string">
            <text:p>S321V</text:p>
          </table:table-cell>
          <table:table-cell office:value-type="float" office:value="-443.057406616" calcext:value-type="float">
            <text:p>-443.057406616</text:p>
          </table:table-cell>
        </table:table-row>
        <table:table-row table:style-name="ro1">
          <table:table-cell office:value-type="string" calcext:value-type="string">
            <text:p>V234S</text:p>
          </table:table-cell>
          <table:table-cell office:value-type="float" office:value="-443.064248657" calcext:value-type="float">
            <text:p>-443.064248657</text:p>
          </table:table-cell>
        </table:table-row>
        <table:table-row table:style-name="ro1">
          <table:table-cell office:value-type="string" calcext:value-type="string">
            <text:p>V71P</text:p>
          </table:table-cell>
          <table:table-cell office:value-type="float" office:value="-443.064535522" calcext:value-type="float">
            <text:p>-443.064535522</text:p>
          </table:table-cell>
        </table:table-row>
        <table:table-row table:style-name="ro1">
          <table:table-cell office:value-type="string" calcext:value-type="string">
            <text:p>G403W</text:p>
          </table:table-cell>
          <table:table-cell office:value-type="float" office:value="-443.067150879" calcext:value-type="float">
            <text:p>-443.067150879</text:p>
          </table:table-cell>
        </table:table-row>
        <table:table-row table:style-name="ro1">
          <table:table-cell office:value-type="string" calcext:value-type="string">
            <text:p>Y377A</text:p>
          </table:table-cell>
          <table:table-cell office:value-type="float" office:value="-443.06842041" calcext:value-type="float">
            <text:p>-443.06842041</text:p>
          </table:table-cell>
        </table:table-row>
        <table:table-row table:style-name="ro1">
          <table:table-cell office:value-type="string" calcext:value-type="string">
            <text:p>A61D</text:p>
          </table:table-cell>
          <table:table-cell office:value-type="float" office:value="-443.070904541" calcext:value-type="float">
            <text:p>-443.070904541</text:p>
          </table:table-cell>
        </table:table-row>
        <table:table-row table:style-name="ro1">
          <table:table-cell office:value-type="string" calcext:value-type="string">
            <text:p>V287E</text:p>
          </table:table-cell>
          <table:table-cell office:value-type="float" office:value="-443.075067139" calcext:value-type="float">
            <text:p>-443.075067139</text:p>
          </table:table-cell>
        </table:table-row>
        <table:table-row table:style-name="ro1">
          <table:table-cell office:value-type="string" calcext:value-type="string">
            <text:p>A387Y</text:p>
          </table:table-cell>
          <table:table-cell office:value-type="float" office:value="-443.075192261" calcext:value-type="float">
            <text:p>-443.075192261</text:p>
          </table:table-cell>
        </table:table-row>
        <table:table-row table:style-name="ro1">
          <table:table-cell office:value-type="string" calcext:value-type="string">
            <text:p>T78P</text:p>
          </table:table-cell>
          <table:table-cell office:value-type="float" office:value="-443.080789185" calcext:value-type="float">
            <text:p>-443.080789185</text:p>
          </table:table-cell>
        </table:table-row>
        <table:table-row table:style-name="ro1">
          <table:table-cell office:value-type="string" calcext:value-type="string">
            <text:p>L169N</text:p>
          </table:table-cell>
          <table:table-cell office:value-type="float" office:value="-443.083300781" calcext:value-type="float">
            <text:p>-443.083300781</text:p>
          </table:table-cell>
        </table:table-row>
        <table:table-row table:style-name="ro1">
          <table:table-cell office:value-type="string" calcext:value-type="string">
            <text:p>G193E</text:p>
          </table:table-cell>
          <table:table-cell office:value-type="float" office:value="-443.083605957" calcext:value-type="float">
            <text:p>-443.083605957</text:p>
          </table:table-cell>
        </table:table-row>
        <table:table-row table:style-name="ro1">
          <table:table-cell office:value-type="string" calcext:value-type="string">
            <text:p>I166A</text:p>
          </table:table-cell>
          <table:table-cell office:value-type="float" office:value="-443.08704834" calcext:value-type="float">
            <text:p>-443.08704834</text:p>
          </table:table-cell>
        </table:table-row>
        <table:table-row table:style-name="ro1">
          <table:table-cell office:value-type="string" calcext:value-type="string">
            <text:p>F304S</text:p>
          </table:table-cell>
          <table:table-cell office:value-type="float" office:value="-443.089572144" calcext:value-type="float">
            <text:p>-443.089572144</text:p>
          </table:table-cell>
        </table:table-row>
        <table:table-row table:style-name="ro1">
          <table:table-cell office:value-type="string" calcext:value-type="string">
            <text:p>D306M</text:p>
          </table:table-cell>
          <table:table-cell office:value-type="float" office:value="-443.089825439" calcext:value-type="float">
            <text:p>-443.089825439</text:p>
          </table:table-cell>
        </table:table-row>
        <table:table-row table:style-name="ro1">
          <table:table-cell office:value-type="string" calcext:value-type="string">
            <text:p>D426V</text:p>
          </table:table-cell>
          <table:table-cell office:value-type="float" office:value="-443.093478394" calcext:value-type="float">
            <text:p>-443.093478394</text:p>
          </table:table-cell>
        </table:table-row>
        <table:table-row table:style-name="ro1">
          <table:table-cell office:value-type="string" calcext:value-type="string">
            <text:p>M355V</text:p>
          </table:table-cell>
          <table:table-cell office:value-type="float" office:value="-443.093536377" calcext:value-type="float">
            <text:p>-443.093536377</text:p>
          </table:table-cell>
        </table:table-row>
        <table:table-row table:style-name="ro1">
          <table:table-cell office:value-type="string" calcext:value-type="string">
            <text:p>T65P</text:p>
          </table:table-cell>
          <table:table-cell office:value-type="float" office:value="-443.093939209" calcext:value-type="float">
            <text:p>-443.093939209</text:p>
          </table:table-cell>
        </table:table-row>
        <table:table-row table:style-name="ro1">
          <table:table-cell office:value-type="string" calcext:value-type="string">
            <text:p>A61G</text:p>
          </table:table-cell>
          <table:table-cell office:value-type="float" office:value="-443.099298096" calcext:value-type="float">
            <text:p>-443.099298096</text:p>
          </table:table-cell>
        </table:table-row>
        <table:table-row table:style-name="ro1">
          <table:table-cell office:value-type="string" calcext:value-type="string">
            <text:p>T65Q</text:p>
          </table:table-cell>
          <table:table-cell office:value-type="float" office:value="-443.106991577" calcext:value-type="float">
            <text:p>-443.106991577</text:p>
          </table:table-cell>
        </table:table-row>
        <table:table-row table:style-name="ro1">
          <table:table-cell office:value-type="string" calcext:value-type="string">
            <text:p>M238H</text:p>
          </table:table-cell>
          <table:table-cell office:value-type="float" office:value="-443.109848022" calcext:value-type="float">
            <text:p>-443.109848022</text:p>
          </table:table-cell>
        </table:table-row>
        <table:table-row table:style-name="ro1">
          <table:table-cell office:value-type="string" calcext:value-type="string">
            <text:p>I391W</text:p>
          </table:table-cell>
          <table:table-cell office:value-type="float" office:value="-443.112176514" calcext:value-type="float">
            <text:p>-443.112176514</text:p>
          </table:table-cell>
        </table:table-row>
        <table:table-row table:style-name="ro1">
          <table:table-cell office:value-type="string" calcext:value-type="string">
            <text:p>G423N</text:p>
          </table:table-cell>
          <table:table-cell office:value-type="float" office:value="-443.114526367" calcext:value-type="float">
            <text:p>-443.114526367</text:p>
          </table:table-cell>
        </table:table-row>
        <table:table-row table:style-name="ro1">
          <table:table-cell office:value-type="string" calcext:value-type="string">
            <text:p>A200V</text:p>
          </table:table-cell>
          <table:table-cell office:value-type="float" office:value="-443.115939331" calcext:value-type="float">
            <text:p>-443.115939331</text:p>
          </table:table-cell>
        </table:table-row>
        <table:table-row table:style-name="ro1">
          <table:table-cell office:value-type="string" calcext:value-type="string">
            <text:p>H410A</text:p>
          </table:table-cell>
          <table:table-cell office:value-type="float" office:value="-443.117260742" calcext:value-type="float">
            <text:p>-443.117260742</text:p>
          </table:table-cell>
        </table:table-row>
        <table:table-row table:style-name="ro1">
          <table:table-cell office:value-type="string" calcext:value-type="string">
            <text:p>S64C</text:p>
          </table:table-cell>
          <table:table-cell office:value-type="float" office:value="-443.11741333" calcext:value-type="float">
            <text:p>-443.11741333</text:p>
          </table:table-cell>
        </table:table-row>
        <table:table-row table:style-name="ro1">
          <table:table-cell office:value-type="string" calcext:value-type="string">
            <text:p>H310M</text:p>
          </table:table-cell>
          <table:table-cell office:value-type="float" office:value="-443.129562378" calcext:value-type="float">
            <text:p>-443.129562378</text:p>
          </table:table-cell>
        </table:table-row>
        <table:table-row table:style-name="ro1">
          <table:table-cell office:value-type="string" calcext:value-type="string">
            <text:p>N165M</text:p>
          </table:table-cell>
          <table:table-cell office:value-type="float" office:value="-443.1381073" calcext:value-type="float">
            <text:p>-443.1381073</text:p>
          </table:table-cell>
        </table:table-row>
        <table:table-row table:style-name="ro1">
          <table:table-cell office:value-type="string" calcext:value-type="string">
            <text:p>G209T</text:p>
          </table:table-cell>
          <table:table-cell office:value-type="float" office:value="-443.142520142" calcext:value-type="float">
            <text:p>-443.142520142</text:p>
          </table:table-cell>
        </table:table-row>
        <table:table-row table:style-name="ro1">
          <table:table-cell office:value-type="string" calcext:value-type="string">
            <text:p>P218M</text:p>
          </table:table-cell>
          <table:table-cell office:value-type="float" office:value="-443.143106079" calcext:value-type="float">
            <text:p>-443.143106079</text:p>
          </table:table-cell>
        </table:table-row>
        <table:table-row table:style-name="ro1">
          <table:table-cell office:value-type="string" calcext:value-type="string">
            <text:p>P226Y</text:p>
          </table:table-cell>
          <table:table-cell office:value-type="float" office:value="-443.143673706" calcext:value-type="float">
            <text:p>-443.143673706</text:p>
          </table:table-cell>
        </table:table-row>
        <table:table-row table:style-name="ro1">
          <table:table-cell office:value-type="string" calcext:value-type="string">
            <text:p>H310C</text:p>
          </table:table-cell>
          <table:table-cell office:value-type="float" office:value="-443.144717407" calcext:value-type="float">
            <text:p>-443.144717407</text:p>
          </table:table-cell>
        </table:table-row>
        <table:table-row table:style-name="ro1">
          <table:table-cell office:value-type="string" calcext:value-type="string">
            <text:p>F285H</text:p>
          </table:table-cell>
          <table:table-cell office:value-type="float" office:value="-443.145147705" calcext:value-type="float">
            <text:p>-443.145147705</text:p>
          </table:table-cell>
        </table:table-row>
        <table:table-row table:style-name="ro1">
          <table:table-cell office:value-type="string" calcext:value-type="string">
            <text:p>D216G</text:p>
          </table:table-cell>
          <table:table-cell office:value-type="float" office:value="-443.14750061" calcext:value-type="float">
            <text:p>-443.14750061</text:p>
          </table:table-cell>
        </table:table-row>
        <table:table-row table:style-name="ro1">
          <table:table-cell office:value-type="string" calcext:value-type="string">
            <text:p>A398E</text:p>
          </table:table-cell>
          <table:table-cell office:value-type="float" office:value="-443.148394775" calcext:value-type="float">
            <text:p>-443.148394775</text:p>
          </table:table-cell>
        </table:table-row>
        <table:table-row table:style-name="ro1">
          <table:table-cell office:value-type="string" calcext:value-type="string">
            <text:p>A257E</text:p>
          </table:table-cell>
          <table:table-cell office:value-type="float" office:value="-443.150003052" calcext:value-type="float">
            <text:p>-443.150003052</text:p>
          </table:table-cell>
        </table:table-row>
        <table:table-row table:style-name="ro1">
          <table:table-cell office:value-type="string" calcext:value-type="string">
            <text:p>S321M</text:p>
          </table:table-cell>
          <table:table-cell office:value-type="float" office:value="-443.155233765" calcext:value-type="float">
            <text:p>-443.155233765</text:p>
          </table:table-cell>
        </table:table-row>
        <table:table-row table:style-name="ro1">
          <table:table-cell office:value-type="string" calcext:value-type="string">
            <text:p>G348A</text:p>
          </table:table-cell>
          <table:table-cell office:value-type="float" office:value="-443.157272339" calcext:value-type="float">
            <text:p>-443.157272339</text:p>
          </table:table-cell>
        </table:table-row>
        <table:table-row table:style-name="ro1">
          <table:table-cell office:value-type="string" calcext:value-type="string">
            <text:p>K105Y</text:p>
          </table:table-cell>
          <table:table-cell office:value-type="float" office:value="-443.158105469" calcext:value-type="float">
            <text:p>-443.158105469</text:p>
          </table:table-cell>
        </table:table-row>
        <table:table-row table:style-name="ro1">
          <table:table-cell office:value-type="string" calcext:value-type="string">
            <text:p>L38N</text:p>
          </table:table-cell>
          <table:table-cell office:value-type="float" office:value="-443.15852356" calcext:value-type="float">
            <text:p>-443.15852356</text:p>
          </table:table-cell>
        </table:table-row>
        <table:table-row table:style-name="ro1">
          <table:table-cell office:value-type="string" calcext:value-type="string">
            <text:p>S252Y</text:p>
          </table:table-cell>
          <table:table-cell office:value-type="float" office:value="-443.160015869" calcext:value-type="float">
            <text:p>-443.160015869</text:p>
          </table:table-cell>
        </table:table-row>
        <table:table-row table:style-name="ro1">
          <table:table-cell office:value-type="string" calcext:value-type="string">
            <text:p>M396D</text:p>
          </table:table-cell>
          <table:table-cell office:value-type="float" office:value="-443.162451172" calcext:value-type="float">
            <text:p>-443.162451172</text:p>
          </table:table-cell>
        </table:table-row>
        <table:table-row table:style-name="ro1">
          <table:table-cell office:value-type="string" calcext:value-type="string">
            <text:p>G161V</text:p>
          </table:table-cell>
          <table:table-cell office:value-type="float" office:value="-443.168734741" calcext:value-type="float">
            <text:p>-443.168734741</text:p>
          </table:table-cell>
        </table:table-row>
        <table:table-row table:style-name="ro1">
          <table:table-cell office:value-type="string" calcext:value-type="string">
            <text:p>G193K</text:p>
          </table:table-cell>
          <table:table-cell office:value-type="float" office:value="-443.170983887" calcext:value-type="float">
            <text:p>-443.170983887</text:p>
          </table:table-cell>
        </table:table-row>
        <table:table-row table:style-name="ro1">
          <table:table-cell office:value-type="string" calcext:value-type="string">
            <text:p>L38D</text:p>
          </table:table-cell>
          <table:table-cell office:value-type="float" office:value="-443.186645508" calcext:value-type="float">
            <text:p>-443.186645508</text:p>
          </table:table-cell>
        </table:table-row>
        <table:table-row table:style-name="ro1">
          <table:table-cell office:value-type="string" calcext:value-type="string">
            <text:p>S343K</text:p>
          </table:table-cell>
          <table:table-cell office:value-type="float" office:value="-443.187905884" calcext:value-type="float">
            <text:p>-443.187905884</text:p>
          </table:table-cell>
        </table:table-row>
        <table:table-row table:style-name="ro1">
          <table:table-cell office:value-type="string" calcext:value-type="string">
            <text:p>T388W</text:p>
          </table:table-cell>
          <table:table-cell office:value-type="float" office:value="-443.190197754" calcext:value-type="float">
            <text:p>-443.190197754</text:p>
          </table:table-cell>
        </table:table-row>
        <table:table-row table:style-name="ro1">
          <table:table-cell office:value-type="string" calcext:value-type="string">
            <text:p>A202H</text:p>
          </table:table-cell>
          <table:table-cell office:value-type="float" office:value="-443.191549683" calcext:value-type="float">
            <text:p>-443.191549683</text:p>
          </table:table-cell>
        </table:table-row>
        <table:table-row table:style-name="ro1">
          <table:table-cell office:value-type="string" calcext:value-type="string">
            <text:p>G209Q</text:p>
          </table:table-cell>
          <table:table-cell office:value-type="float" office:value="-443.192657471" calcext:value-type="float">
            <text:p>-443.192657471</text:p>
          </table:table-cell>
        </table:table-row>
        <table:table-row table:style-name="ro1">
          <table:table-cell office:value-type="string" calcext:value-type="string">
            <text:p>A284D</text:p>
          </table:table-cell>
          <table:table-cell office:value-type="float" office:value="-443.194613647" calcext:value-type="float">
            <text:p>-443.194613647</text:p>
          </table:table-cell>
        </table:table-row>
        <table:table-row table:style-name="ro1">
          <table:table-cell office:value-type="string" calcext:value-type="string">
            <text:p>V106Q</text:p>
          </table:table-cell>
          <table:table-cell office:value-type="float" office:value="-443.199609375" calcext:value-type="float">
            <text:p>-443.199609375</text:p>
          </table:table-cell>
        </table:table-row>
        <table:table-row table:style-name="ro1">
          <table:table-cell office:value-type="string" calcext:value-type="string">
            <text:p>A398I</text:p>
          </table:table-cell>
          <table:table-cell office:value-type="float" office:value="-443.202633667" calcext:value-type="float">
            <text:p>-443.202633667</text:p>
          </table:table-cell>
        </table:table-row>
        <table:table-row table:style-name="ro1">
          <table:table-cell office:value-type="string" calcext:value-type="string">
            <text:p>G133A</text:p>
          </table:table-cell>
          <table:table-cell office:value-type="float" office:value="-443.203121948" calcext:value-type="float">
            <text:p>-443.203121948</text:p>
          </table:table-cell>
        </table:table-row>
        <table:table-row table:style-name="ro1">
          <table:table-cell office:value-type="string" calcext:value-type="string">
            <text:p>F308N</text:p>
          </table:table-cell>
          <table:table-cell office:value-type="float" office:value="-443.205737305" calcext:value-type="float">
            <text:p>-443.205737305</text:p>
          </table:table-cell>
        </table:table-row>
        <table:table-row table:style-name="ro1">
          <table:table-cell office:value-type="string" calcext:value-type="string">
            <text:p>D114I</text:p>
          </table:table-cell>
          <table:table-cell office:value-type="float" office:value="-443.208728027" calcext:value-type="float">
            <text:p>-443.208728027</text:p>
          </table:table-cell>
        </table:table-row>
        <table:table-row table:style-name="ro1">
          <table:table-cell office:value-type="string" calcext:value-type="string">
            <text:p>V106Y</text:p>
          </table:table-cell>
          <table:table-cell office:value-type="float" office:value="-443.210174561" calcext:value-type="float">
            <text:p>-443.210174561</text:p>
          </table:table-cell>
        </table:table-row>
        <table:table-row table:style-name="ro1">
          <table:table-cell office:value-type="string" calcext:value-type="string">
            <text:p>C225P</text:p>
          </table:table-cell>
          <table:table-cell office:value-type="float" office:value="-443.212652588" calcext:value-type="float">
            <text:p>-443.212652588</text:p>
          </table:table-cell>
        </table:table-row>
        <table:table-row table:style-name="ro1">
          <table:table-cell office:value-type="string" calcext:value-type="string">
            <text:p>G327L</text:p>
          </table:table-cell>
          <table:table-cell office:value-type="float" office:value="-443.214822388" calcext:value-type="float">
            <text:p>-443.214822388</text:p>
          </table:table-cell>
        </table:table-row>
        <table:table-row table:style-name="ro1">
          <table:table-cell office:value-type="string" calcext:value-type="string">
            <text:p>I213G</text:p>
          </table:table-cell>
          <table:table-cell office:value-type="float" office:value="-443.215988159" calcext:value-type="float">
            <text:p>-443.215988159</text:p>
          </table:table-cell>
        </table:table-row>
        <table:table-row table:style-name="ro1">
          <table:table-cell office:value-type="string" calcext:value-type="string">
            <text:p>V59D</text:p>
          </table:table-cell>
          <table:table-cell office:value-type="float" office:value="-443.217089844" calcext:value-type="float">
            <text:p>-443.217089844</text:p>
          </table:table-cell>
        </table:table-row>
        <table:table-row table:style-name="ro1">
          <table:table-cell office:value-type="string" calcext:value-type="string">
            <text:p>Q437K</text:p>
          </table:table-cell>
          <table:table-cell office:value-type="float" office:value="-443.224386597" calcext:value-type="float">
            <text:p>-443.224386597</text:p>
          </table:table-cell>
        </table:table-row>
        <table:table-row table:style-name="ro1">
          <table:table-cell office:value-type="string" calcext:value-type="string">
            <text:p>D211S</text:p>
          </table:table-cell>
          <table:table-cell office:value-type="float" office:value="-443.229815674" calcext:value-type="float">
            <text:p>-443.229815674</text:p>
          </table:table-cell>
        </table:table-row>
        <table:table-row table:style-name="ro1">
          <table:table-cell office:value-type="string" calcext:value-type="string">
            <text:p>L399Q</text:p>
          </table:table-cell>
          <table:table-cell office:value-type="float" office:value="-443.247467041" calcext:value-type="float">
            <text:p>-443.247467041</text:p>
          </table:table-cell>
        </table:table-row>
        <table:table-row table:style-name="ro1">
          <table:table-cell office:value-type="string" calcext:value-type="string">
            <text:p>H312R</text:p>
          </table:table-cell>
          <table:table-cell office:value-type="float" office:value="-443.249990845" calcext:value-type="float">
            <text:p>-443.249990845</text:p>
          </table:table-cell>
        </table:table-row>
        <table:table-row table:style-name="ro1">
          <table:table-cell office:value-type="string" calcext:value-type="string">
            <text:p>Y439T</text:p>
          </table:table-cell>
          <table:table-cell office:value-type="float" office:value="-443.253097534" calcext:value-type="float">
            <text:p>-443.253097534</text:p>
          </table:table-cell>
        </table:table-row>
        <table:table-row table:style-name="ro1">
          <table:table-cell office:value-type="string" calcext:value-type="string">
            <text:p>F274I</text:p>
          </table:table-cell>
          <table:table-cell office:value-type="float" office:value="-443.254766846" calcext:value-type="float">
            <text:p>-443.254766846</text:p>
          </table:table-cell>
        </table:table-row>
        <table:table-row table:style-name="ro1">
          <table:table-cell office:value-type="string" calcext:value-type="string">
            <text:p>M146S</text:p>
          </table:table-cell>
          <table:table-cell office:value-type="float" office:value="-443.255355835" calcext:value-type="float">
            <text:p>-443.255355835</text:p>
          </table:table-cell>
        </table:table-row>
        <table:table-row table:style-name="ro1">
          <table:table-cell office:value-type="string" calcext:value-type="string">
            <text:p>G293C</text:p>
          </table:table-cell>
          <table:table-cell office:value-type="float" office:value="-443.258074951" calcext:value-type="float">
            <text:p>-443.258074951</text:p>
          </table:table-cell>
        </table:table-row>
        <table:table-row table:style-name="ro1">
          <table:table-cell office:value-type="string" calcext:value-type="string">
            <text:p>V287R</text:p>
          </table:table-cell>
          <table:table-cell office:value-type="float" office:value="-443.259078979" calcext:value-type="float">
            <text:p>-443.259078979</text:p>
          </table:table-cell>
        </table:table-row>
        <table:table-row table:style-name="ro1">
          <table:table-cell office:value-type="string" calcext:value-type="string">
            <text:p>L408W</text:p>
          </table:table-cell>
          <table:table-cell office:value-type="float" office:value="-443.259585571" calcext:value-type="float">
            <text:p>-443.259585571</text:p>
          </table:table-cell>
        </table:table-row>
        <table:table-row table:style-name="ro1">
          <table:table-cell office:value-type="string" calcext:value-type="string">
            <text:p>G133C</text:p>
          </table:table-cell>
          <table:table-cell office:value-type="float" office:value="-443.271322632" calcext:value-type="float">
            <text:p>-443.271322632</text:p>
          </table:table-cell>
        </table:table-row>
        <table:table-row table:style-name="ro1">
          <table:table-cell office:value-type="string" calcext:value-type="string">
            <text:p>K335P</text:p>
          </table:table-cell>
          <table:table-cell office:value-type="float" office:value="-443.271487427" calcext:value-type="float">
            <text:p>-443.271487427</text:p>
          </table:table-cell>
        </table:table-row>
        <table:table-row table:style-name="ro1">
          <table:table-cell office:value-type="string" calcext:value-type="string">
            <text:p>N135M</text:p>
          </table:table-cell>
          <table:table-cell office:value-type="float" office:value="-443.272531128" calcext:value-type="float">
            <text:p>-443.272531128</text:p>
          </table:table-cell>
        </table:table-row>
        <table:table-row table:style-name="ro1">
          <table:table-cell office:value-type="string" calcext:value-type="string">
            <text:p>G66Q</text:p>
          </table:table-cell>
          <table:table-cell office:value-type="float" office:value="-443.273153687" calcext:value-type="float">
            <text:p>-443.273153687</text:p>
          </table:table-cell>
        </table:table-row>
        <table:table-row table:style-name="ro1">
          <table:table-cell office:value-type="string" calcext:value-type="string">
            <text:p>T349N</text:p>
          </table:table-cell>
          <table:table-cell office:value-type="float" office:value="-443.276919556" calcext:value-type="float">
            <text:p>-443.276919556</text:p>
          </table:table-cell>
        </table:table-row>
        <table:table-row table:style-name="ro1">
          <table:table-cell office:value-type="string" calcext:value-type="string">
            <text:p>Y108C</text:p>
          </table:table-cell>
          <table:table-cell office:value-type="float" office:value="-443.277548218" calcext:value-type="float">
            <text:p>-443.277548218</text:p>
          </table:table-cell>
        </table:table-row>
        <table:table-row table:style-name="ro1">
          <table:table-cell office:value-type="string" calcext:value-type="string">
            <text:p>V297Q</text:p>
          </table:table-cell>
          <table:table-cell office:value-type="float" office:value="-443.278723145" calcext:value-type="float">
            <text:p>-443.278723145</text:p>
          </table:table-cell>
        </table:table-row>
        <table:table-row table:style-name="ro1">
          <table:table-cell office:value-type="string" calcext:value-type="string">
            <text:p>D211I</text:p>
          </table:table-cell>
          <table:table-cell office:value-type="float" office:value="-443.279870605" calcext:value-type="float">
            <text:p>-443.279870605</text:p>
          </table:table-cell>
        </table:table-row>
        <table:table-row table:style-name="ro1">
          <table:table-cell office:value-type="string" calcext:value-type="string">
            <text:p>R145S</text:p>
          </table:table-cell>
          <table:table-cell office:value-type="float" office:value="-443.282369995" calcext:value-type="float">
            <text:p>-443.282369995</text:p>
          </table:table-cell>
        </table:table-row>
        <table:table-row table:style-name="ro1">
          <table:table-cell office:value-type="string" calcext:value-type="string">
            <text:p>E361W</text:p>
          </table:table-cell>
          <table:table-cell office:value-type="float" office:value="-443.282400513" calcext:value-type="float">
            <text:p>-443.282400513</text:p>
          </table:table-cell>
        </table:table-row>
        <table:table-row table:style-name="ro1">
          <table:table-cell office:value-type="string" calcext:value-type="string">
            <text:p>D148A</text:p>
          </table:table-cell>
          <table:table-cell office:value-type="float" office:value="-443.285205078" calcext:value-type="float">
            <text:p>-443.285205078</text:p>
          </table:table-cell>
        </table:table-row>
        <table:table-row table:style-name="ro1">
          <table:table-cell office:value-type="string" calcext:value-type="string">
            <text:p>S444F</text:p>
          </table:table-cell>
          <table:table-cell office:value-type="float" office:value="-443.289358521" calcext:value-type="float">
            <text:p>-443.289358521</text:p>
          </table:table-cell>
        </table:table-row>
        <table:table-row table:style-name="ro1">
          <table:table-cell office:value-type="string" calcext:value-type="string">
            <text:p>M263G</text:p>
          </table:table-cell>
          <table:table-cell office:value-type="float" office:value="-443.290908813" calcext:value-type="float">
            <text:p>-443.290908813</text:p>
          </table:table-cell>
        </table:table-row>
        <table:table-row table:style-name="ro1">
          <table:table-cell office:value-type="string" calcext:value-type="string">
            <text:p>E361Y</text:p>
          </table:table-cell>
          <table:table-cell office:value-type="float" office:value="-443.291717529" calcext:value-type="float">
            <text:p>-443.291717529</text:p>
          </table:table-cell>
        </table:table-row>
        <table:table-row table:style-name="ro1">
          <table:table-cell office:value-type="string" calcext:value-type="string">
            <text:p>R302M</text:p>
          </table:table-cell>
          <table:table-cell office:value-type="float" office:value="-443.292807007" calcext:value-type="float">
            <text:p>-443.292807007</text:p>
          </table:table-cell>
        </table:table-row>
        <table:table-row table:style-name="ro1">
          <table:table-cell office:value-type="string" calcext:value-type="string">
            <text:p>T320P</text:p>
          </table:table-cell>
          <table:table-cell office:value-type="float" office:value="-443.296343994" calcext:value-type="float">
            <text:p>-443.296343994</text:p>
          </table:table-cell>
        </table:table-row>
        <table:table-row table:style-name="ro1">
          <table:table-cell office:value-type="string" calcext:value-type="string">
            <text:p>R338K</text:p>
          </table:table-cell>
          <table:table-cell office:value-type="float" office:value="-443.298928833" calcext:value-type="float">
            <text:p>-443.298928833</text:p>
          </table:table-cell>
        </table:table-row>
        <table:table-row table:style-name="ro1">
          <table:table-cell office:value-type="string" calcext:value-type="string">
            <text:p>K335D</text:p>
          </table:table-cell>
          <table:table-cell office:value-type="float" office:value="-443.299325562" calcext:value-type="float">
            <text:p>-443.299325562</text:p>
          </table:table-cell>
        </table:table-row>
        <table:table-row table:style-name="ro1">
          <table:table-cell office:value-type="string" calcext:value-type="string">
            <text:p>I414H</text:p>
          </table:table-cell>
          <table:table-cell office:value-type="float" office:value="-443.300616455" calcext:value-type="float">
            <text:p>-443.300616455</text:p>
          </table:table-cell>
        </table:table-row>
        <table:table-row table:style-name="ro1">
          <table:table-cell office:value-type="string" calcext:value-type="string">
            <text:p>S63H</text:p>
          </table:table-cell>
          <table:table-cell office:value-type="float" office:value="-443.300720215" calcext:value-type="float">
            <text:p>-443.300720215</text:p>
          </table:table-cell>
        </table:table-row>
        <table:table-row table:style-name="ro1">
          <table:table-cell office:value-type="string" calcext:value-type="string">
            <text:p>R301W</text:p>
          </table:table-cell>
          <table:table-cell office:value-type="float" office:value="-443.3081604" calcext:value-type="float">
            <text:p>-443.3081604</text:p>
          </table:table-cell>
        </table:table-row>
        <table:table-row table:style-name="ro1">
          <table:table-cell office:value-type="string" calcext:value-type="string">
            <text:p>F212W</text:p>
          </table:table-cell>
          <table:table-cell office:value-type="float" office:value="-443.315200806" calcext:value-type="float">
            <text:p>-443.315200806</text:p>
          </table:table-cell>
        </table:table-row>
        <table:table-row table:style-name="ro1">
          <table:table-cell office:value-type="string" calcext:value-type="string">
            <text:p>P46H</text:p>
          </table:table-cell>
          <table:table-cell office:value-type="float" office:value="-443.316134644" calcext:value-type="float">
            <text:p>-443.316134644</text:p>
          </table:table-cell>
        </table:table-row>
        <table:table-row table:style-name="ro1">
          <table:table-cell office:value-type="string" calcext:value-type="string">
            <text:p>F159D</text:p>
          </table:table-cell>
          <table:table-cell office:value-type="float" office:value="-443.318264771" calcext:value-type="float">
            <text:p>-443.318264771</text:p>
          </table:table-cell>
        </table:table-row>
        <table:table-row table:style-name="ro1">
          <table:table-cell office:value-type="string" calcext:value-type="string">
            <text:p>K105I</text:p>
          </table:table-cell>
          <table:table-cell office:value-type="float" office:value="-443.324240112" calcext:value-type="float">
            <text:p>-443.324240112</text:p>
          </table:table-cell>
        </table:table-row>
        <table:table-row table:style-name="ro1">
          <table:table-cell office:value-type="string" calcext:value-type="string">
            <text:p>N165Y</text:p>
          </table:table-cell>
          <table:table-cell office:value-type="float" office:value="-443.324606323" calcext:value-type="float">
            <text:p>-443.324606323</text:p>
          </table:table-cell>
        </table:table-row>
        <table:table-row table:style-name="ro1">
          <table:table-cell office:value-type="string" calcext:value-type="string">
            <text:p>S427W</text:p>
          </table:table-cell>
          <table:table-cell office:value-type="float" office:value="-443.327285767" calcext:value-type="float">
            <text:p>-443.327285767</text:p>
          </table:table-cell>
        </table:table-row>
        <table:table-row table:style-name="ro1">
          <table:table-cell office:value-type="string" calcext:value-type="string">
            <text:p>A56S</text:p>
          </table:table-cell>
          <table:table-cell office:value-type="float" office:value="-443.331442261" calcext:value-type="float">
            <text:p>-443.331442261</text:p>
          </table:table-cell>
        </table:table-row>
        <table:table-row table:style-name="ro1">
          <table:table-cell office:value-type="string" calcext:value-type="string">
            <text:p>C203K</text:p>
          </table:table-cell>
          <table:table-cell office:value-type="float" office:value="-443.332778931" calcext:value-type="float">
            <text:p>-443.332778931</text:p>
          </table:table-cell>
        </table:table-row>
        <table:table-row table:style-name="ro1">
          <table:table-cell office:value-type="string" calcext:value-type="string">
            <text:p>G51M</text:p>
          </table:table-cell>
          <table:table-cell office:value-type="float" office:value="-443.3328125" calcext:value-type="float">
            <text:p>-443.3328125</text:p>
          </table:table-cell>
        </table:table-row>
        <table:table-row table:style-name="ro1">
          <table:table-cell office:value-type="string" calcext:value-type="string">
            <text:p>I255E</text:p>
          </table:table-cell>
          <table:table-cell office:value-type="float" office:value="-443.336849976" calcext:value-type="float">
            <text:p>-443.336849976</text:p>
          </table:table-cell>
        </table:table-row>
        <table:table-row table:style-name="ro1">
          <table:table-cell office:value-type="string" calcext:value-type="string">
            <text:p>G185A</text:p>
          </table:table-cell>
          <table:table-cell office:value-type="float" office:value="-443.336965942" calcext:value-type="float">
            <text:p>-443.336965942</text:p>
          </table:table-cell>
        </table:table-row>
        <table:table-row table:style-name="ro1">
          <table:table-cell office:value-type="string" calcext:value-type="string">
            <text:p>H424C</text:p>
          </table:table-cell>
          <table:table-cell office:value-type="float" office:value="-443.33762207" calcext:value-type="float">
            <text:p>-443.33762207</text:p>
          </table:table-cell>
        </table:table-row>
        <table:table-row table:style-name="ro1">
          <table:table-cell office:value-type="string" calcext:value-type="string">
            <text:p>S393P</text:p>
          </table:table-cell>
          <table:table-cell office:value-type="float" office:value="-443.345861816" calcext:value-type="float">
            <text:p>-443.345861816</text:p>
          </table:table-cell>
        </table:table-row>
        <table:table-row table:style-name="ro1">
          <table:table-cell office:value-type="string" calcext:value-type="string">
            <text:p>L309S</text:p>
          </table:table-cell>
          <table:table-cell office:value-type="float" office:value="-443.347393799" calcext:value-type="float">
            <text:p>-443.347393799</text:p>
          </table:table-cell>
        </table:table-row>
        <table:table-row table:style-name="ro1">
          <table:table-cell office:value-type="string" calcext:value-type="string">
            <text:p>D75K</text:p>
          </table:table-cell>
          <table:table-cell office:value-type="float" office:value="-443.349020386" calcext:value-type="float">
            <text:p>-443.349020386</text:p>
          </table:table-cell>
        </table:table-row>
        <table:table-row table:style-name="ro1">
          <table:table-cell office:value-type="string" calcext:value-type="string">
            <text:p>F159A</text:p>
          </table:table-cell>
          <table:table-cell office:value-type="float" office:value="-443.350457764" calcext:value-type="float">
            <text:p>-443.350457764</text:p>
          </table:table-cell>
        </table:table-row>
        <table:table-row table:style-name="ro1">
          <table:table-cell office:value-type="string" calcext:value-type="string">
            <text:p>R175G</text:p>
          </table:table-cell>
          <table:table-cell office:value-type="float" office:value="-443.353326416" calcext:value-type="float">
            <text:p>-443.353326416</text:p>
          </table:table-cell>
        </table:table-row>
        <table:table-row table:style-name="ro1">
          <table:table-cell office:value-type="string" calcext:value-type="string">
            <text:p>M345G</text:p>
          </table:table-cell>
          <table:table-cell office:value-type="float" office:value="-443.35418396" calcext:value-type="float">
            <text:p>-443.35418396</text:p>
          </table:table-cell>
        </table:table-row>
        <table:table-row table:style-name="ro1">
          <table:table-cell office:value-type="string" calcext:value-type="string">
            <text:p>T65G</text:p>
          </table:table-cell>
          <table:table-cell office:value-type="float" office:value="-443.354779053" calcext:value-type="float">
            <text:p>-443.354779053</text:p>
          </table:table-cell>
        </table:table-row>
        <table:table-row table:style-name="ro1">
          <table:table-cell office:value-type="string" calcext:value-type="string">
            <text:p>L147W</text:p>
          </table:table-cell>
          <table:table-cell office:value-type="float" office:value="-443.356164551" calcext:value-type="float">
            <text:p>-443.356164551</text:p>
          </table:table-cell>
        </table:table-row>
        <table:table-row table:style-name="ro1">
          <table:table-cell office:value-type="string" calcext:value-type="string">
            <text:p>D140P</text:p>
          </table:table-cell>
          <table:table-cell office:value-type="float" office:value="-443.367150879" calcext:value-type="float">
            <text:p>-443.367150879</text:p>
          </table:table-cell>
        </table:table-row>
        <table:table-row table:style-name="ro1">
          <table:table-cell office:value-type="string" calcext:value-type="string">
            <text:p>N135E</text:p>
          </table:table-cell>
          <table:table-cell office:value-type="float" office:value="-443.368093872" calcext:value-type="float">
            <text:p>-443.368093872</text:p>
          </table:table-cell>
        </table:table-row>
        <table:table-row table:style-name="ro1">
          <table:table-cell office:value-type="string" calcext:value-type="string">
            <text:p>F304I</text:p>
          </table:table-cell>
          <table:table-cell office:value-type="float" office:value="-443.373840332" calcext:value-type="float">
            <text:p>-443.373840332</text:p>
          </table:table-cell>
        </table:table-row>
        <table:table-row table:style-name="ro1">
          <table:table-cell office:value-type="string" calcext:value-type="string">
            <text:p>G267R</text:p>
          </table:table-cell>
          <table:table-cell office:value-type="float" office:value="-443.381192017" calcext:value-type="float">
            <text:p>-443.381192017</text:p>
          </table:table-cell>
        </table:table-row>
        <table:table-row table:style-name="ro1">
          <table:table-cell office:value-type="string" calcext:value-type="string">
            <text:p>R338D</text:p>
          </table:table-cell>
          <table:table-cell office:value-type="float" office:value="-443.383706665" calcext:value-type="float">
            <text:p>-443.383706665</text:p>
          </table:table-cell>
        </table:table-row>
        <table:table-row table:style-name="ro1">
          <table:table-cell office:value-type="string" calcext:value-type="string">
            <text:p>I391E</text:p>
          </table:table-cell>
          <table:table-cell office:value-type="float" office:value="-443.388085938" calcext:value-type="float">
            <text:p>-443.388085938</text:p>
          </table:table-cell>
        </table:table-row>
        <table:table-row table:style-name="ro1">
          <table:table-cell office:value-type="string" calcext:value-type="string">
            <text:p>L192E</text:p>
          </table:table-cell>
          <table:table-cell office:value-type="float" office:value="-443.38862915" calcext:value-type="float">
            <text:p>-443.38862915</text:p>
          </table:table-cell>
        </table:table-row>
        <table:table-row table:style-name="ro1">
          <table:table-cell office:value-type="string" calcext:value-type="string">
            <text:p>W207H</text:p>
          </table:table-cell>
          <table:table-cell office:value-type="float" office:value="-443.38973999" calcext:value-type="float">
            <text:p>-443.38973999</text:p>
          </table:table-cell>
        </table:table-row>
        <table:table-row table:style-name="ro1">
          <table:table-cell office:value-type="string" calcext:value-type="string">
            <text:p>F206E</text:p>
          </table:table-cell>
          <table:table-cell office:value-type="float" office:value="-443.390145874" calcext:value-type="float">
            <text:p>-443.390145874</text:p>
          </table:table-cell>
        </table:table-row>
        <table:table-row table:style-name="ro1">
          <table:table-cell office:value-type="string" calcext:value-type="string">
            <text:p>S252H</text:p>
          </table:table-cell>
          <table:table-cell office:value-type="float" office:value="-443.393466187" calcext:value-type="float">
            <text:p>-443.393466187</text:p>
          </table:table-cell>
        </table:table-row>
        <table:table-row table:style-name="ro1">
          <table:table-cell office:value-type="string" calcext:value-type="string">
            <text:p>A257V</text:p>
          </table:table-cell>
          <table:table-cell office:value-type="float" office:value="-443.396911621" calcext:value-type="float">
            <text:p>-443.396911621</text:p>
          </table:table-cell>
        </table:table-row>
        <table:table-row table:style-name="ro1">
          <table:table-cell office:value-type="string" calcext:value-type="string">
            <text:p>G403M</text:p>
          </table:table-cell>
          <table:table-cell office:value-type="float" office:value="-443.399252319" calcext:value-type="float">
            <text:p>-443.399252319</text:p>
          </table:table-cell>
        </table:table-row>
        <table:table-row table:style-name="ro1">
          <table:table-cell office:value-type="string" calcext:value-type="string">
            <text:p>T349W</text:p>
          </table:table-cell>
          <table:table-cell office:value-type="float" office:value="-443.406381226" calcext:value-type="float">
            <text:p>-443.406381226</text:p>
          </table:table-cell>
        </table:table-row>
        <table:table-row table:style-name="ro1">
          <table:table-cell office:value-type="string" calcext:value-type="string">
            <text:p>T347F</text:p>
          </table:table-cell>
          <table:table-cell office:value-type="float" office:value="-443.407354736" calcext:value-type="float">
            <text:p>-443.407354736</text:p>
          </table:table-cell>
        </table:table-row>
        <table:table-row table:style-name="ro1">
          <table:table-cell office:value-type="string" calcext:value-type="string">
            <text:p>G161P</text:p>
          </table:table-cell>
          <table:table-cell office:value-type="float" office:value="-443.408554077" calcext:value-type="float">
            <text:p>-443.408554077</text:p>
          </table:table-cell>
        </table:table-row>
        <table:table-row table:style-name="ro1">
          <table:table-cell office:value-type="string" calcext:value-type="string">
            <text:p>L112D</text:p>
          </table:table-cell>
          <table:table-cell office:value-type="float" office:value="-443.420651245" calcext:value-type="float">
            <text:p>-443.420651245</text:p>
          </table:table-cell>
        </table:table-row>
        <table:table-row table:style-name="ro1">
          <table:table-cell office:value-type="string" calcext:value-type="string">
            <text:p>F206Q</text:p>
          </table:table-cell>
          <table:table-cell office:value-type="float" office:value="-443.426907349" calcext:value-type="float">
            <text:p>-443.426907349</text:p>
          </table:table-cell>
        </table:table-row>
        <table:table-row table:style-name="ro1">
          <table:table-cell office:value-type="string" calcext:value-type="string">
            <text:p>G353W</text:p>
          </table:table-cell>
          <table:table-cell office:value-type="float" office:value="-443.427059937" calcext:value-type="float">
            <text:p>-443.427059937</text:p>
          </table:table-cell>
        </table:table-row>
        <table:table-row table:style-name="ro1">
          <table:table-cell office:value-type="string" calcext:value-type="string">
            <text:p>N221E</text:p>
          </table:table-cell>
          <table:table-cell office:value-type="float" office:value="-443.429373169" calcext:value-type="float">
            <text:p>-443.429373169</text:p>
          </table:table-cell>
        </table:table-row>
        <table:table-row table:style-name="ro1">
          <table:table-cell office:value-type="string" calcext:value-type="string">
            <text:p>Y439G</text:p>
          </table:table-cell>
          <table:table-cell office:value-type="float" office:value="-443.429571533" calcext:value-type="float">
            <text:p>-443.429571533</text:p>
          </table:table-cell>
        </table:table-row>
        <table:table-row table:style-name="ro1">
          <table:table-cell office:value-type="string" calcext:value-type="string">
            <text:p>P152E</text:p>
          </table:table-cell>
          <table:table-cell office:value-type="float" office:value="-443.429806519" calcext:value-type="float">
            <text:p>-443.429806519</text:p>
          </table:table-cell>
        </table:table-row>
        <table:table-row table:style-name="ro1">
          <table:table-cell office:value-type="string" calcext:value-type="string">
            <text:p>G210K</text:p>
          </table:table-cell>
          <table:table-cell office:value-type="float" office:value="-443.43369751" calcext:value-type="float">
            <text:p>-443.43369751</text:p>
          </table:table-cell>
        </table:table-row>
        <table:table-row table:style-name="ro1">
          <table:table-cell office:value-type="string" calcext:value-type="string">
            <text:p>K249E</text:p>
          </table:table-cell>
          <table:table-cell office:value-type="float" office:value="-443.433850098" calcext:value-type="float">
            <text:p>-443.433850098</text:p>
          </table:table-cell>
        </table:table-row>
        <table:table-row table:style-name="ro1">
          <table:table-cell office:value-type="string" calcext:value-type="string">
            <text:p>Y42D</text:p>
          </table:table-cell>
          <table:table-cell office:value-type="float" office:value="-443.437774658" calcext:value-type="float">
            <text:p>-443.437774658</text:p>
          </table:table-cell>
        </table:table-row>
        <table:table-row table:style-name="ro1">
          <table:table-cell office:value-type="string" calcext:value-type="string">
            <text:p>L194H</text:p>
          </table:table-cell>
          <table:table-cell office:value-type="float" office:value="-443.442156982" calcext:value-type="float">
            <text:p>-443.442156982</text:p>
          </table:table-cell>
        </table:table-row>
        <table:table-row table:style-name="ro1">
          <table:table-cell office:value-type="string" calcext:value-type="string">
            <text:p>F159G</text:p>
          </table:table-cell>
          <table:table-cell office:value-type="float" office:value="-443.442849731" calcext:value-type="float">
            <text:p>-443.442849731</text:p>
          </table:table-cell>
        </table:table-row>
        <table:table-row table:style-name="ro1">
          <table:table-cell office:value-type="string" calcext:value-type="string">
            <text:p>N397A</text:p>
          </table:table-cell>
          <table:table-cell office:value-type="float" office:value="-443.442877197" calcext:value-type="float">
            <text:p>-443.442877197</text:p>
          </table:table-cell>
        </table:table-row>
        <table:table-row table:style-name="ro1">
          <table:table-cell office:value-type="string" calcext:value-type="string">
            <text:p>G341F</text:p>
          </table:table-cell>
          <table:table-cell office:value-type="float" office:value="-443.443887329" calcext:value-type="float">
            <text:p>-443.443887329</text:p>
          </table:table-cell>
        </table:table-row>
        <table:table-row table:style-name="ro1">
          <table:table-cell office:value-type="string" calcext:value-type="string">
            <text:p>I264S</text:p>
          </table:table-cell>
          <table:table-cell office:value-type="float" office:value="-443.445922852" calcext:value-type="float">
            <text:p>-443.445922852</text:p>
          </table:table-cell>
        </table:table-row>
        <table:table-row table:style-name="ro1">
          <table:table-cell office:value-type="string" calcext:value-type="string">
            <text:p>G348D</text:p>
          </table:table-cell>
          <table:table-cell office:value-type="float" office:value="-443.446002197" calcext:value-type="float">
            <text:p>-443.446002197</text:p>
          </table:table-cell>
        </table:table-row>
        <table:table-row table:style-name="ro1">
          <table:table-cell office:value-type="string" calcext:value-type="string">
            <text:p>P305K</text:p>
          </table:table-cell>
          <table:table-cell office:value-type="float" office:value="-443.448684692" calcext:value-type="float">
            <text:p>-443.448684692</text:p>
          </table:table-cell>
        </table:table-row>
        <table:table-row table:style-name="ro1">
          <table:table-cell office:value-type="string" calcext:value-type="string">
            <text:p>G315Y</text:p>
          </table:table-cell>
          <table:table-cell office:value-type="float" office:value="-443.449078369" calcext:value-type="float">
            <text:p>-443.449078369</text:p>
          </table:table-cell>
        </table:table-row>
        <table:table-row table:style-name="ro1">
          <table:table-cell office:value-type="string" calcext:value-type="string">
            <text:p>K214E</text:p>
          </table:table-cell>
          <table:table-cell office:value-type="float" office:value="-443.458123779" calcext:value-type="float">
            <text:p>-443.458123779</text:p>
          </table:table-cell>
        </table:table-row>
        <table:table-row table:style-name="ro1">
          <table:table-cell office:value-type="string" calcext:value-type="string">
            <text:p>K201C</text:p>
          </table:table-cell>
          <table:table-cell office:value-type="float" office:value="-443.458734131" calcext:value-type="float">
            <text:p>-443.458734131</text:p>
          </table:table-cell>
        </table:table-row>
        <table:table-row table:style-name="ro1">
          <table:table-cell office:value-type="string" calcext:value-type="string">
            <text:p>Y182H</text:p>
          </table:table-cell>
          <table:table-cell office:value-type="float" office:value="-443.460949707" calcext:value-type="float">
            <text:p>-443.460949707</text:p>
          </table:table-cell>
        </table:table-row>
        <table:table-row table:style-name="ro1">
          <table:table-cell office:value-type="string" calcext:value-type="string">
            <text:p>M146Q</text:p>
          </table:table-cell>
          <table:table-cell office:value-type="float" office:value="-443.461239624" calcext:value-type="float">
            <text:p>-443.461239624</text:p>
          </table:table-cell>
        </table:table-row>
        <table:table-row table:style-name="ro1">
          <table:table-cell office:value-type="string" calcext:value-type="string">
            <text:p>G357A</text:p>
          </table:table-cell>
          <table:table-cell office:value-type="float" office:value="-443.463500977" calcext:value-type="float">
            <text:p>-443.463500977</text:p>
          </table:table-cell>
        </table:table-row>
        <table:table-row table:style-name="ro1">
          <table:table-cell office:value-type="string" calcext:value-type="string">
            <text:p>L44S</text:p>
          </table:table-cell>
          <table:table-cell office:value-type="float" office:value="-443.465231323" calcext:value-type="float">
            <text:p>-443.465231323</text:p>
          </table:table-cell>
        </table:table-row>
        <table:table-row table:style-name="ro1">
          <table:table-cell office:value-type="string" calcext:value-type="string">
            <text:p>G133T</text:p>
          </table:table-cell>
          <table:table-cell office:value-type="float" office:value="-443.478808594" calcext:value-type="float">
            <text:p>-443.478808594</text:p>
          </table:table-cell>
        </table:table-row>
        <table:table-row table:style-name="ro1">
          <table:table-cell office:value-type="string" calcext:value-type="string">
            <text:p>I187R</text:p>
          </table:table-cell>
          <table:table-cell office:value-type="float" office:value="-443.48006897" calcext:value-type="float">
            <text:p>-443.48006897</text:p>
          </table:table-cell>
        </table:table-row>
        <table:table-row table:style-name="ro1">
          <table:table-cell office:value-type="string" calcext:value-type="string">
            <text:p>T389E</text:p>
          </table:table-cell>
          <table:table-cell office:value-type="float" office:value="-443.4824646" calcext:value-type="float">
            <text:p>-443.4824646</text:p>
          </table:table-cell>
        </table:table-row>
        <table:table-row table:style-name="ro1">
          <table:table-cell office:value-type="string" calcext:value-type="string">
            <text:p>A83Y</text:p>
          </table:table-cell>
          <table:table-cell office:value-type="float" office:value="-443.483218384" calcext:value-type="float">
            <text:p>-443.483218384</text:p>
          </table:table-cell>
        </table:table-row>
        <table:table-row table:style-name="ro1">
          <table:table-cell office:value-type="string" calcext:value-type="string">
            <text:p>D160G</text:p>
          </table:table-cell>
          <table:table-cell office:value-type="float" office:value="-443.487078857" calcext:value-type="float">
            <text:p>-443.487078857</text:p>
          </table:table-cell>
        </table:table-row>
        <table:table-row table:style-name="ro1">
          <table:table-cell office:value-type="string" calcext:value-type="string">
            <text:p>L130Y</text:p>
          </table:table-cell>
          <table:table-cell office:value-type="float" office:value="-443.488842773" calcext:value-type="float">
            <text:p>-443.488842773</text:p>
          </table:table-cell>
        </table:table-row>
        <table:table-row table:style-name="ro1">
          <table:table-cell office:value-type="string" calcext:value-type="string">
            <text:p>P218W</text:p>
          </table:table-cell>
          <table:table-cell office:value-type="float" office:value="-443.489205933" calcext:value-type="float">
            <text:p>-443.489205933</text:p>
          </table:table-cell>
        </table:table-row>
        <table:table-row table:style-name="ro1">
          <table:table-cell office:value-type="string" calcext:value-type="string">
            <text:p>A429N</text:p>
          </table:table-cell>
          <table:table-cell office:value-type="float" office:value="-443.49055481" calcext:value-type="float">
            <text:p>-443.49055481</text:p>
          </table:table-cell>
        </table:table-row>
        <table:table-row table:style-name="ro1">
          <table:table-cell office:value-type="string" calcext:value-type="string">
            <text:p>N68C</text:p>
          </table:table-cell>
          <table:table-cell office:value-type="float" office:value="-443.491577148" calcext:value-type="float">
            <text:p>-443.491577148</text:p>
          </table:table-cell>
        </table:table-row>
        <table:table-row table:style-name="ro1">
          <table:table-cell office:value-type="string" calcext:value-type="string">
            <text:p>T273D</text:p>
          </table:table-cell>
          <table:table-cell office:value-type="float" office:value="-443.49571228" calcext:value-type="float">
            <text:p>-443.49571228</text:p>
          </table:table-cell>
        </table:table-row>
        <table:table-row table:style-name="ro1">
          <table:table-cell office:value-type="string" calcext:value-type="string">
            <text:p>P109L</text:p>
          </table:table-cell>
          <table:table-cell office:value-type="float" office:value="-443.501577759" calcext:value-type="float">
            <text:p>-443.501577759</text:p>
          </table:table-cell>
        </table:table-row>
        <table:table-row table:style-name="ro1">
          <table:table-cell office:value-type="string" calcext:value-type="string">
            <text:p>S63C</text:p>
          </table:table-cell>
          <table:table-cell office:value-type="float" office:value="-443.501882935" calcext:value-type="float">
            <text:p>-443.501882935</text:p>
          </table:table-cell>
        </table:table-row>
        <table:table-row table:style-name="ro1">
          <table:table-cell office:value-type="string" calcext:value-type="string">
            <text:p>L339R</text:p>
          </table:table-cell>
          <table:table-cell office:value-type="float" office:value="-443.507006836" calcext:value-type="float">
            <text:p>-443.507006836</text:p>
          </table:table-cell>
        </table:table-row>
        <table:table-row table:style-name="ro1">
          <table:table-cell office:value-type="string" calcext:value-type="string">
            <text:p>T186P</text:p>
          </table:table-cell>
          <table:table-cell office:value-type="float" office:value="-443.507376099" calcext:value-type="float">
            <text:p>-443.507376099</text:p>
          </table:table-cell>
        </table:table-row>
        <table:table-row table:style-name="ro1">
          <table:table-cell office:value-type="string" calcext:value-type="string">
            <text:p>A202P</text:p>
          </table:table-cell>
          <table:table-cell office:value-type="float" office:value="-443.512887573" calcext:value-type="float">
            <text:p>-443.512887573</text:p>
          </table:table-cell>
        </table:table-row>
        <table:table-row table:style-name="ro1">
          <table:table-cell office:value-type="string" calcext:value-type="string">
            <text:p>G315Q</text:p>
          </table:table-cell>
          <table:table-cell office:value-type="float" office:value="-443.518777466" calcext:value-type="float">
            <text:p>-443.518777466</text:p>
          </table:table-cell>
        </table:table-row>
        <table:table-row table:style-name="ro1">
          <table:table-cell office:value-type="string" calcext:value-type="string">
            <text:p>I124W</text:p>
          </table:table-cell>
          <table:table-cell office:value-type="float" office:value="-443.523751831" calcext:value-type="float">
            <text:p>-443.523751831</text:p>
          </table:table-cell>
        </table:table-row>
        <table:table-row table:style-name="ro1">
          <table:table-cell office:value-type="string" calcext:value-type="string">
            <text:p>G161D</text:p>
          </table:table-cell>
          <table:table-cell office:value-type="float" office:value="-443.526269531" calcext:value-type="float">
            <text:p>-443.526269531</text:p>
          </table:table-cell>
        </table:table-row>
        <table:table-row table:style-name="ro1">
          <table:table-cell office:value-type="string" calcext:value-type="string">
            <text:p>G327P</text:p>
          </table:table-cell>
          <table:table-cell office:value-type="float" office:value="-443.532388306" calcext:value-type="float">
            <text:p>-443.532388306</text:p>
          </table:table-cell>
        </table:table-row>
        <table:table-row table:style-name="ro1">
          <table:table-cell office:value-type="string" calcext:value-type="string">
            <text:p>L339G</text:p>
          </table:table-cell>
          <table:table-cell office:value-type="float" office:value="-443.532455444" calcext:value-type="float">
            <text:p>-443.532455444</text:p>
          </table:table-cell>
        </table:table-row>
        <table:table-row table:style-name="ro1">
          <table:table-cell office:value-type="string" calcext:value-type="string">
            <text:p>P376Q</text:p>
          </table:table-cell>
          <table:table-cell office:value-type="float" office:value="-443.541888428" calcext:value-type="float">
            <text:p>-443.541888428</text:p>
          </table:table-cell>
        </table:table-row>
        <table:table-row table:style-name="ro1">
          <table:table-cell office:value-type="string" calcext:value-type="string">
            <text:p>M350D</text:p>
          </table:table-cell>
          <table:table-cell office:value-type="float" office:value="-443.544036865" calcext:value-type="float">
            <text:p>-443.544036865</text:p>
          </table:table-cell>
        </table:table-row>
        <table:table-row table:style-name="ro1">
          <table:table-cell office:value-type="string" calcext:value-type="string">
            <text:p>V319A</text:p>
          </table:table-cell>
          <table:table-cell office:value-type="float" office:value="-443.544570923" calcext:value-type="float">
            <text:p>-443.544570923</text:p>
          </table:table-cell>
        </table:table-row>
        <table:table-row table:style-name="ro1">
          <table:table-cell office:value-type="string" calcext:value-type="string">
            <text:p>H310P</text:p>
          </table:table-cell>
          <table:table-cell office:value-type="float" office:value="-443.545294189" calcext:value-type="float">
            <text:p>-443.545294189</text:p>
          </table:table-cell>
        </table:table-row>
        <table:table-row table:style-name="ro1">
          <table:table-cell office:value-type="string" calcext:value-type="string">
            <text:p>G49M</text:p>
          </table:table-cell>
          <table:table-cell office:value-type="float" office:value="-443.54546814" calcext:value-type="float">
            <text:p>-443.54546814</text:p>
          </table:table-cell>
        </table:table-row>
        <table:table-row table:style-name="ro1">
          <table:table-cell office:value-type="string" calcext:value-type="string">
            <text:p>R338E</text:p>
          </table:table-cell>
          <table:table-cell office:value-type="float" office:value="-443.54821167" calcext:value-type="float">
            <text:p>-443.54821167</text:p>
          </table:table-cell>
        </table:table-row>
        <table:table-row table:style-name="ro1">
          <table:table-cell office:value-type="string" calcext:value-type="string">
            <text:p>T65E</text:p>
          </table:table-cell>
          <table:table-cell office:value-type="float" office:value="-443.548953247" calcext:value-type="float">
            <text:p>-443.548953247</text:p>
          </table:table-cell>
        </table:table-row>
        <table:table-row table:style-name="ro1">
          <table:table-cell office:value-type="string" calcext:value-type="string">
            <text:p>G293L</text:p>
          </table:table-cell>
          <table:table-cell office:value-type="float" office:value="-443.549432373" calcext:value-type="float">
            <text:p>-443.549432373</text:p>
          </table:table-cell>
        </table:table-row>
        <table:table-row table:style-name="ro1">
          <table:table-cell office:value-type="string" calcext:value-type="string">
            <text:p>G353R</text:p>
          </table:table-cell>
          <table:table-cell office:value-type="float" office:value="-443.554891968" calcext:value-type="float">
            <text:p>-443.554891968</text:p>
          </table:table-cell>
        </table:table-row>
        <table:table-row table:style-name="ro1">
          <table:table-cell office:value-type="string" calcext:value-type="string">
            <text:p>L339K</text:p>
          </table:table-cell>
          <table:table-cell office:value-type="float" office:value="-443.555386353" calcext:value-type="float">
            <text:p>-443.555386353</text:p>
          </table:table-cell>
        </table:table-row>
        <table:table-row table:style-name="ro1">
          <table:table-cell office:value-type="string" calcext:value-type="string">
            <text:p>H126V</text:p>
          </table:table-cell>
          <table:table-cell office:value-type="float" office:value="-443.557006836" calcext:value-type="float">
            <text:p>-443.557006836</text:p>
          </table:table-cell>
        </table:table-row>
        <table:table-row table:style-name="ro1">
          <table:table-cell office:value-type="string" calcext:value-type="string">
            <text:p>Q380R</text:p>
          </table:table-cell>
          <table:table-cell office:value-type="float" office:value="-443.55970459" calcext:value-type="float">
            <text:p>-443.55970459</text:p>
          </table:table-cell>
        </table:table-row>
        <table:table-row table:style-name="ro1">
          <table:table-cell office:value-type="string" calcext:value-type="string">
            <text:p>I166P</text:p>
          </table:table-cell>
          <table:table-cell office:value-type="float" office:value="-443.559844971" calcext:value-type="float">
            <text:p>-443.559844971</text:p>
          </table:table-cell>
        </table:table-row>
        <table:table-row table:style-name="ro1">
          <table:table-cell office:value-type="string" calcext:value-type="string">
            <text:p>A41W</text:p>
          </table:table-cell>
          <table:table-cell office:value-type="float" office:value="-443.561404419" calcext:value-type="float">
            <text:p>-443.561404419</text:p>
          </table:table-cell>
        </table:table-row>
        <table:table-row table:style-name="ro1">
          <table:table-cell office:value-type="string" calcext:value-type="string">
            <text:p>P190C</text:p>
          </table:table-cell>
          <table:table-cell office:value-type="float" office:value="-443.563757324" calcext:value-type="float">
            <text:p>-443.563757324</text:p>
          </table:table-cell>
        </table:table-row>
        <table:table-row table:style-name="ro1">
          <table:table-cell office:value-type="string" calcext:value-type="string">
            <text:p>P190Y</text:p>
          </table:table-cell>
          <table:table-cell office:value-type="float" office:value="-443.565423584" calcext:value-type="float">
            <text:p>-443.565423584</text:p>
          </table:table-cell>
        </table:table-row>
        <table:table-row table:style-name="ro1">
          <table:table-cell office:value-type="string" calcext:value-type="string">
            <text:p>M350E</text:p>
          </table:table-cell>
          <table:table-cell office:value-type="float" office:value="-443.572406006" calcext:value-type="float">
            <text:p>-443.572406006</text:p>
          </table:table-cell>
        </table:table-row>
        <table:table-row table:style-name="ro1">
          <table:table-cell office:value-type="string" calcext:value-type="string">
            <text:p>F113K</text:p>
          </table:table-cell>
          <table:table-cell office:value-type="float" office:value="-443.580810547" calcext:value-type="float">
            <text:p>-443.580810547</text:p>
          </table:table-cell>
        </table:table-row>
        <table:table-row table:style-name="ro1">
          <table:table-cell office:value-type="string" calcext:value-type="string">
            <text:p>M350C</text:p>
          </table:table-cell>
          <table:table-cell office:value-type="float" office:value="-443.584011841" calcext:value-type="float">
            <text:p>-443.584011841</text:p>
          </table:table-cell>
        </table:table-row>
        <table:table-row table:style-name="ro1">
          <table:table-cell office:value-type="string" calcext:value-type="string">
            <text:p>T186Y</text:p>
          </table:table-cell>
          <table:table-cell office:value-type="float" office:value="-443.588885498" calcext:value-type="float">
            <text:p>-443.588885498</text:p>
          </table:table-cell>
        </table:table-row>
        <table:table-row table:style-name="ro1">
          <table:table-cell office:value-type="string" calcext:value-type="string">
            <text:p>I414W</text:p>
          </table:table-cell>
          <table:table-cell office:value-type="float" office:value="-443.58946228" calcext:value-type="float">
            <text:p>-443.58946228</text:p>
          </table:table-cell>
        </table:table-row>
        <table:table-row table:style-name="ro1">
          <table:table-cell office:value-type="string" calcext:value-type="string">
            <text:p>I391Q</text:p>
          </table:table-cell>
          <table:table-cell office:value-type="float" office:value="-443.590213013" calcext:value-type="float">
            <text:p>-443.590213013</text:p>
          </table:table-cell>
        </table:table-row>
        <table:table-row table:style-name="ro1">
          <table:table-cell office:value-type="string" calcext:value-type="string">
            <text:p>H346Q</text:p>
          </table:table-cell>
          <table:table-cell office:value-type="float" office:value="-443.591769409" calcext:value-type="float">
            <text:p>-443.591769409</text:p>
          </table:table-cell>
        </table:table-row>
        <table:table-row table:style-name="ro1">
          <table:table-cell office:value-type="string" calcext:value-type="string">
            <text:p>Y108P</text:p>
          </table:table-cell>
          <table:table-cell office:value-type="float" office:value="-443.595471191" calcext:value-type="float">
            <text:p>-443.595471191</text:p>
          </table:table-cell>
        </table:table-row>
        <table:table-row table:style-name="ro1">
          <table:table-cell office:value-type="string" calcext:value-type="string">
            <text:p>G357L</text:p>
          </table:table-cell>
          <table:table-cell office:value-type="float" office:value="-443.595730591" calcext:value-type="float">
            <text:p>-443.595730591</text:p>
          </table:table-cell>
        </table:table-row>
        <table:table-row table:style-name="ro1">
          <table:table-cell office:value-type="string" calcext:value-type="string">
            <text:p>P218Q</text:p>
          </table:table-cell>
          <table:table-cell office:value-type="float" office:value="-443.596020508" calcext:value-type="float">
            <text:p>-443.596020508</text:p>
          </table:table-cell>
        </table:table-row>
        <table:table-row table:style-name="ro1">
          <table:table-cell office:value-type="string" calcext:value-type="string">
            <text:p>N254Q</text:p>
          </table:table-cell>
          <table:table-cell office:value-type="float" office:value="-443.596234131" calcext:value-type="float">
            <text:p>-443.596234131</text:p>
          </table:table-cell>
        </table:table-row>
        <table:table-row table:style-name="ro1">
          <table:table-cell office:value-type="string" calcext:value-type="string">
            <text:p>N397E</text:p>
          </table:table-cell>
          <table:table-cell office:value-type="float" office:value="-443.601989746" calcext:value-type="float">
            <text:p>-443.601989746</text:p>
          </table:table-cell>
        </table:table-row>
        <table:table-row table:style-name="ro1">
          <table:table-cell office:value-type="string" calcext:value-type="string">
            <text:p>N254M</text:p>
          </table:table-cell>
          <table:table-cell office:value-type="float" office:value="-443.603030396" calcext:value-type="float">
            <text:p>-443.603030396</text:p>
          </table:table-cell>
        </table:table-row>
        <table:table-row table:style-name="ro1">
          <table:table-cell office:value-type="string" calcext:value-type="string">
            <text:p>T349K</text:p>
          </table:table-cell>
          <table:table-cell office:value-type="float" office:value="-443.60987854" calcext:value-type="float">
            <text:p>-443.60987854</text:p>
          </table:table-cell>
        </table:table-row>
        <table:table-row table:style-name="ro1">
          <table:table-cell office:value-type="string" calcext:value-type="string">
            <text:p>T186G</text:p>
          </table:table-cell>
          <table:table-cell office:value-type="float" office:value="-443.616256714" calcext:value-type="float">
            <text:p>-443.616256714</text:p>
          </table:table-cell>
        </table:table-row>
        <table:table-row table:style-name="ro1">
          <table:table-cell office:value-type="string" calcext:value-type="string">
            <text:p>T389D</text:p>
          </table:table-cell>
          <table:table-cell office:value-type="float" office:value="-443.618203735" calcext:value-type="float">
            <text:p>-443.618203735</text:p>
          </table:table-cell>
        </table:table-row>
        <table:table-row table:style-name="ro1">
          <table:table-cell office:value-type="string" calcext:value-type="string">
            <text:p>Q222G</text:p>
          </table:table-cell>
          <table:table-cell office:value-type="float" office:value="-443.620361328" calcext:value-type="float">
            <text:p>-443.620361328</text:p>
          </table:table-cell>
        </table:table-row>
        <table:table-row table:style-name="ro1">
          <table:table-cell office:value-type="string" calcext:value-type="string">
            <text:p>N407L</text:p>
          </table:table-cell>
          <table:table-cell office:value-type="float" office:value="-443.621255493" calcext:value-type="float">
            <text:p>-443.621255493</text:p>
          </table:table-cell>
        </table:table-row>
        <table:table-row table:style-name="ro1">
          <table:table-cell office:value-type="string" calcext:value-type="string">
            <text:p>D82I</text:p>
          </table:table-cell>
          <table:table-cell office:value-type="float" office:value="-443.621282959" calcext:value-type="float">
            <text:p>-443.621282959</text:p>
          </table:table-cell>
        </table:table-row>
        <table:table-row table:style-name="ro1">
          <table:table-cell office:value-type="string" calcext:value-type="string">
            <text:p>T74C</text:p>
          </table:table-cell>
          <table:table-cell office:value-type="float" office:value="-443.621389771" calcext:value-type="float">
            <text:p>-443.621389771</text:p>
          </table:table-cell>
        </table:table-row>
        <table:table-row table:style-name="ro1">
          <table:table-cell office:value-type="string" calcext:value-type="string">
            <text:p>F199T</text:p>
          </table:table-cell>
          <table:table-cell office:value-type="float" office:value="-443.62338562" calcext:value-type="float">
            <text:p>-443.62338562</text:p>
          </table:table-cell>
        </table:table-row>
        <table:table-row table:style-name="ro1">
          <table:table-cell office:value-type="string" calcext:value-type="string">
            <text:p>R145A</text:p>
          </table:table-cell>
          <table:table-cell office:value-type="float" office:value="-443.62520752" calcext:value-type="float">
            <text:p>-443.62520752</text:p>
          </table:table-cell>
        </table:table-row>
        <table:table-row table:style-name="ro1">
          <table:table-cell office:value-type="string" calcext:value-type="string">
            <text:p>P190E</text:p>
          </table:table-cell>
          <table:table-cell office:value-type="float" office:value="-443.626696777" calcext:value-type="float">
            <text:p>-443.626696777</text:p>
          </table:table-cell>
        </table:table-row>
        <table:table-row table:style-name="ro1">
          <table:table-cell office:value-type="string" calcext:value-type="string">
            <text:p>G193W</text:p>
          </table:table-cell>
          <table:table-cell office:value-type="float" office:value="-443.638980103" calcext:value-type="float">
            <text:p>-443.638980103</text:p>
          </table:table-cell>
        </table:table-row>
        <table:table-row table:style-name="ro1">
          <table:table-cell office:value-type="string" calcext:value-type="string">
            <text:p>A220W</text:p>
          </table:table-cell>
          <table:table-cell office:value-type="float" office:value="-443.642550659" calcext:value-type="float">
            <text:p>-443.642550659</text:p>
          </table:table-cell>
        </table:table-row>
        <table:table-row table:style-name="ro1">
          <table:table-cell office:value-type="string" calcext:value-type="string">
            <text:p>F290C</text:p>
          </table:table-cell>
          <table:table-cell office:value-type="float" office:value="-443.649066162" calcext:value-type="float">
            <text:p>-443.649066162</text:p>
          </table:table-cell>
        </table:table-row>
        <table:table-row table:style-name="ro1">
          <table:table-cell office:value-type="string" calcext:value-type="string">
            <text:p>G139F</text:p>
          </table:table-cell>
          <table:table-cell office:value-type="float" office:value="-443.650872803" calcext:value-type="float">
            <text:p>-443.650872803</text:p>
          </table:table-cell>
        </table:table-row>
        <table:table-row table:style-name="ro1">
          <table:table-cell office:value-type="string" calcext:value-type="string">
            <text:p>G418S</text:p>
          </table:table-cell>
          <table:table-cell office:value-type="float" office:value="-443.652816772" calcext:value-type="float">
            <text:p>-443.652816772</text:p>
          </table:table-cell>
        </table:table-row>
        <table:table-row table:style-name="ro1">
          <table:table-cell office:value-type="string" calcext:value-type="string">
            <text:p>A438M</text:p>
          </table:table-cell>
          <table:table-cell office:value-type="float" office:value="-443.654675293" calcext:value-type="float">
            <text:p>-443.654675293</text:p>
          </table:table-cell>
        </table:table-row>
        <table:table-row table:style-name="ro1">
          <table:table-cell office:value-type="string" calcext:value-type="string">
            <text:p>G289E</text:p>
          </table:table-cell>
          <table:table-cell office:value-type="float" office:value="-443.656881714" calcext:value-type="float">
            <text:p>-443.656881714</text:p>
          </table:table-cell>
        </table:table-row>
        <table:table-row table:style-name="ro1">
          <table:table-cell office:value-type="string" calcext:value-type="string">
            <text:p>M340W</text:p>
          </table:table-cell>
          <table:table-cell office:value-type="float" office:value="-443.660614014" calcext:value-type="float">
            <text:p>-443.660614014</text:p>
          </table:table-cell>
        </table:table-row>
        <table:table-row table:style-name="ro1">
          <table:table-cell office:value-type="string" calcext:value-type="string">
            <text:p>A300F</text:p>
          </table:table-cell>
          <table:table-cell office:value-type="float" office:value="-443.665975952" calcext:value-type="float">
            <text:p>-443.665975952</text:p>
          </table:table-cell>
        </table:table-row>
        <table:table-row table:style-name="ro1">
          <table:table-cell office:value-type="string" calcext:value-type="string">
            <text:p>L309E</text:p>
          </table:table-cell>
          <table:table-cell office:value-type="float" office:value="-443.667105103" calcext:value-type="float">
            <text:p>-443.667105103</text:p>
          </table:table-cell>
        </table:table-row>
        <table:table-row table:style-name="ro1">
          <table:table-cell office:value-type="string" calcext:value-type="string">
            <text:p>P196G</text:p>
          </table:table-cell>
          <table:table-cell office:value-type="float" office:value="-443.669342041" calcext:value-type="float">
            <text:p>-443.669342041</text:p>
          </table:table-cell>
        </table:table-row>
        <table:table-row table:style-name="ro1">
          <table:table-cell office:value-type="string" calcext:value-type="string">
            <text:p>G409V</text:p>
          </table:table-cell>
          <table:table-cell office:value-type="float" office:value="-443.67253418" calcext:value-type="float">
            <text:p>-443.67253418</text:p>
          </table:table-cell>
        </table:table-row>
        <table:table-row table:style-name="ro1">
          <table:table-cell office:value-type="string" calcext:value-type="string">
            <text:p>V85Y</text:p>
          </table:table-cell>
          <table:table-cell office:value-type="float" office:value="-443.678289795" calcext:value-type="float">
            <text:p>-443.678289795</text:p>
          </table:table-cell>
        </table:table-row>
        <table:table-row table:style-name="ro1">
          <table:table-cell office:value-type="string" calcext:value-type="string">
            <text:p>G394A</text:p>
          </table:table-cell>
          <table:table-cell office:value-type="float" office:value="-443.678381348" calcext:value-type="float">
            <text:p>-443.678381348</text:p>
          </table:table-cell>
        </table:table-row>
        <table:table-row table:style-name="ro1">
          <table:table-cell office:value-type="string" calcext:value-type="string">
            <text:p>A421W</text:p>
          </table:table-cell>
          <table:table-cell office:value-type="float" office:value="-443.679721069" calcext:value-type="float">
            <text:p>-443.679721069</text:p>
          </table:table-cell>
        </table:table-row>
        <table:table-row table:style-name="ro1">
          <table:table-cell office:value-type="string" calcext:value-type="string">
            <text:p>G431P</text:p>
          </table:table-cell>
          <table:table-cell office:value-type="float" office:value="-443.683462524" calcext:value-type="float">
            <text:p>-443.683462524</text:p>
          </table:table-cell>
        </table:table-row>
        <table:table-row table:style-name="ro1">
          <table:table-cell office:value-type="string" calcext:value-type="string">
            <text:p>A83N</text:p>
          </table:table-cell>
          <table:table-cell office:value-type="float" office:value="-443.684436035" calcext:value-type="float">
            <text:p>-443.684436035</text:p>
          </table:table-cell>
        </table:table-row>
        <table:table-row table:style-name="ro1">
          <table:table-cell office:value-type="string" calcext:value-type="string">
            <text:p>R240M</text:p>
          </table:table-cell>
          <table:table-cell office:value-type="float" office:value="-443.685513306" calcext:value-type="float">
            <text:p>-443.685513306</text:p>
          </table:table-cell>
        </table:table-row>
        <table:table-row table:style-name="ro1">
          <table:table-cell office:value-type="string" calcext:value-type="string">
            <text:p>G209H</text:p>
          </table:table-cell>
          <table:table-cell office:value-type="float" office:value="-443.686322021" calcext:value-type="float">
            <text:p>-443.686322021</text:p>
          </table:table-cell>
        </table:table-row>
        <table:table-row table:style-name="ro1">
          <table:table-cell office:value-type="string" calcext:value-type="string">
            <text:p>F404N</text:p>
          </table:table-cell>
          <table:table-cell office:value-type="float" office:value="-443.686801147" calcext:value-type="float">
            <text:p>-443.686801147</text:p>
          </table:table-cell>
        </table:table-row>
        <table:table-row table:style-name="ro1">
          <table:table-cell office:value-type="string" calcext:value-type="string">
            <text:p>R240F</text:p>
          </table:table-cell>
          <table:table-cell office:value-type="float" office:value="-443.688787842" calcext:value-type="float">
            <text:p>-443.688787842</text:p>
          </table:table-cell>
        </table:table-row>
        <table:table-row table:style-name="ro1">
          <table:table-cell office:value-type="string" calcext:value-type="string">
            <text:p>G375L</text:p>
          </table:table-cell>
          <table:table-cell office:value-type="float" office:value="-443.690625" calcext:value-type="float">
            <text:p>-443.690625</text:p>
          </table:table-cell>
        </table:table-row>
        <table:table-row table:style-name="ro1">
          <table:table-cell office:value-type="string" calcext:value-type="string">
            <text:p>Y108M</text:p>
          </table:table-cell>
          <table:table-cell office:value-type="float" office:value="-443.694604492" calcext:value-type="float">
            <text:p>-443.694604492</text:p>
          </table:table-cell>
        </table:table-row>
        <table:table-row table:style-name="ro1">
          <table:table-cell office:value-type="string" calcext:value-type="string">
            <text:p>V297W</text:p>
          </table:table-cell>
          <table:table-cell office:value-type="float" office:value="-443.699505615" calcext:value-type="float">
            <text:p>-443.699505615</text:p>
          </table:table-cell>
        </table:table-row>
        <table:table-row table:style-name="ro1">
          <table:table-cell office:value-type="string" calcext:value-type="string">
            <text:p>G161M</text:p>
          </table:table-cell>
          <table:table-cell office:value-type="float" office:value="-443.701824951" calcext:value-type="float">
            <text:p>-443.701824951</text:p>
          </table:table-cell>
        </table:table-row>
        <table:table-row table:style-name="ro1">
          <table:table-cell office:value-type="string" calcext:value-type="string">
            <text:p>G137V</text:p>
          </table:table-cell>
          <table:table-cell office:value-type="float" office:value="-443.708978271" calcext:value-type="float">
            <text:p>-443.708978271</text:p>
          </table:table-cell>
        </table:table-row>
        <table:table-row table:style-name="ro1">
          <table:table-cell office:value-type="string" calcext:value-type="string">
            <text:p>H410M</text:p>
          </table:table-cell>
          <table:table-cell office:value-type="float" office:value="-443.717025757" calcext:value-type="float">
            <text:p>-443.717025757</text:p>
          </table:table-cell>
        </table:table-row>
        <table:table-row table:style-name="ro1">
          <table:table-cell office:value-type="string" calcext:value-type="string">
            <text:p>V71K</text:p>
          </table:table-cell>
          <table:table-cell office:value-type="float" office:value="-443.718383789" calcext:value-type="float">
            <text:p>-443.718383789</text:p>
          </table:table-cell>
        </table:table-row>
        <table:table-row table:style-name="ro1">
          <table:table-cell office:value-type="string" calcext:value-type="string">
            <text:p>L39Q</text:p>
          </table:table-cell>
          <table:table-cell office:value-type="float" office:value="-443.731143188" calcext:value-type="float">
            <text:p>-443.731143188</text:p>
          </table:table-cell>
        </table:table-row>
        <table:table-row table:style-name="ro1">
          <table:table-cell office:value-type="string" calcext:value-type="string">
            <text:p>S63R</text:p>
          </table:table-cell>
          <table:table-cell office:value-type="float" office:value="-443.732321167" calcext:value-type="float">
            <text:p>-443.732321167</text:p>
          </table:table-cell>
        </table:table-row>
        <table:table-row table:style-name="ro1">
          <table:table-cell office:value-type="string" calcext:value-type="string">
            <text:p>A257Y</text:p>
          </table:table-cell>
          <table:table-cell office:value-type="float" office:value="-443.73414917" calcext:value-type="float">
            <text:p>-443.73414917</text:p>
          </table:table-cell>
        </table:table-row>
        <table:table-row table:style-name="ro1">
          <table:table-cell office:value-type="string" calcext:value-type="string">
            <text:p>A257N</text:p>
          </table:table-cell>
          <table:table-cell office:value-type="float" office:value="-443.735147095" calcext:value-type="float">
            <text:p>-443.735147095</text:p>
          </table:table-cell>
        </table:table-row>
        <table:table-row table:style-name="ro1">
          <table:table-cell office:value-type="string" calcext:value-type="string">
            <text:p>T65W</text:p>
          </table:table-cell>
          <table:table-cell office:value-type="float" office:value="-443.752023315" calcext:value-type="float">
            <text:p>-443.752023315</text:p>
          </table:table-cell>
        </table:table-row>
        <table:table-row table:style-name="ro1">
          <table:table-cell office:value-type="string" calcext:value-type="string">
            <text:p>T298F</text:p>
          </table:table-cell>
          <table:table-cell office:value-type="float" office:value="-443.757183838" calcext:value-type="float">
            <text:p>-443.757183838</text:p>
          </table:table-cell>
        </table:table-row>
        <table:table-row table:style-name="ro1">
          <table:table-cell office:value-type="string" calcext:value-type="string">
            <text:p>G133H</text:p>
          </table:table-cell>
          <table:table-cell office:value-type="float" office:value="-443.759039307" calcext:value-type="float">
            <text:p>-443.759039307</text:p>
          </table:table-cell>
        </table:table-row>
        <table:table-row table:style-name="ro1">
          <table:table-cell office:value-type="string" calcext:value-type="string">
            <text:p>T73V</text:p>
          </table:table-cell>
          <table:table-cell office:value-type="float" office:value="-443.763909912" calcext:value-type="float">
            <text:p>-443.763909912</text:p>
          </table:table-cell>
        </table:table-row>
        <table:table-row table:style-name="ro1">
          <table:table-cell office:value-type="string" calcext:value-type="string">
            <text:p>A200F</text:p>
          </table:table-cell>
          <table:table-cell office:value-type="float" office:value="-443.764025879" calcext:value-type="float">
            <text:p>-443.764025879</text:p>
          </table:table-cell>
        </table:table-row>
        <table:table-row table:style-name="ro1">
          <table:table-cell office:value-type="string" calcext:value-type="string">
            <text:p>R195G</text:p>
          </table:table-cell>
          <table:table-cell office:value-type="float" office:value="-443.765454102" calcext:value-type="float">
            <text:p>-443.765454102</text:p>
          </table:table-cell>
        </table:table-row>
        <table:table-row table:style-name="ro1">
          <table:table-cell office:value-type="string" calcext:value-type="string">
            <text:p>A438I</text:p>
          </table:table-cell>
          <table:table-cell office:value-type="float" office:value="-443.766506958" calcext:value-type="float">
            <text:p>-443.766506958</text:p>
          </table:table-cell>
        </table:table-row>
        <table:table-row table:style-name="ro1">
          <table:table-cell office:value-type="string" calcext:value-type="string">
            <text:p>W442D</text:p>
          </table:table-cell>
          <table:table-cell office:value-type="float" office:value="-443.767739868" calcext:value-type="float">
            <text:p>-443.767739868</text:p>
          </table:table-cell>
        </table:table-row>
        <table:table-row table:style-name="ro1">
          <table:table-cell office:value-type="string" calcext:value-type="string">
            <text:p>F311P</text:p>
          </table:table-cell>
          <table:table-cell office:value-type="float" office:value="-443.768218994" calcext:value-type="float">
            <text:p>-443.768218994</text:p>
          </table:table-cell>
        </table:table-row>
        <table:table-row table:style-name="ro1">
          <table:table-cell office:value-type="string" calcext:value-type="string">
            <text:p>T320H</text:p>
          </table:table-cell>
          <table:table-cell office:value-type="float" office:value="-443.770315552" calcext:value-type="float">
            <text:p>-443.770315552</text:p>
          </table:table-cell>
        </table:table-row>
        <table:table-row table:style-name="ro1">
          <table:table-cell office:value-type="string" calcext:value-type="string">
            <text:p>Q380F</text:p>
          </table:table-cell>
          <table:table-cell office:value-type="float" office:value="-443.774606323" calcext:value-type="float">
            <text:p>-443.774606323</text:p>
          </table:table-cell>
        </table:table-row>
        <table:table-row table:style-name="ro1">
          <table:table-cell office:value-type="string" calcext:value-type="string">
            <text:p>I124G</text:p>
          </table:table-cell>
          <table:table-cell office:value-type="float" office:value="-443.774710083" calcext:value-type="float">
            <text:p>-443.774710083</text:p>
          </table:table-cell>
        </table:table-row>
        <table:table-row table:style-name="ro1">
          <table:table-cell office:value-type="string" calcext:value-type="string">
            <text:p>G423R</text:p>
          </table:table-cell>
          <table:table-cell office:value-type="float" office:value="-443.774798584" calcext:value-type="float">
            <text:p>-443.774798584</text:p>
          </table:table-cell>
        </table:table-row>
        <table:table-row table:style-name="ro1">
          <table:table-cell office:value-type="string" calcext:value-type="string">
            <text:p>G341H</text:p>
          </table:table-cell>
          <table:table-cell office:value-type="float" office:value="-443.777734375" calcext:value-type="float">
            <text:p>-443.777734375</text:p>
          </table:table-cell>
        </table:table-row>
        <table:table-row table:style-name="ro1">
          <table:table-cell office:value-type="string" calcext:value-type="string">
            <text:p>L250P</text:p>
          </table:table-cell>
          <table:table-cell office:value-type="float" office:value="-443.783416748" calcext:value-type="float">
            <text:p>-443.783416748</text:p>
          </table:table-cell>
        </table:table-row>
        <table:table-row table:style-name="ro1">
          <table:table-cell office:value-type="string" calcext:value-type="string">
            <text:p>D160Y</text:p>
          </table:table-cell>
          <table:table-cell office:value-type="float" office:value="-443.78526001" calcext:value-type="float">
            <text:p>-443.78526001</text:p>
          </table:table-cell>
        </table:table-row>
        <table:table-row table:style-name="ro1">
          <table:table-cell office:value-type="string" calcext:value-type="string">
            <text:p>V287D</text:p>
          </table:table-cell>
          <table:table-cell office:value-type="float" office:value="-443.787750244" calcext:value-type="float">
            <text:p>-443.787750244</text:p>
          </table:table-cell>
        </table:table-row>
        <table:table-row table:style-name="ro1">
          <table:table-cell office:value-type="string" calcext:value-type="string">
            <text:p>D140K</text:p>
          </table:table-cell>
          <table:table-cell office:value-type="float" office:value="-443.788308716" calcext:value-type="float">
            <text:p>-443.788308716</text:p>
          </table:table-cell>
        </table:table-row>
        <table:table-row table:style-name="ro1">
          <table:table-cell office:value-type="string" calcext:value-type="string">
            <text:p>E356G</text:p>
          </table:table-cell>
          <table:table-cell office:value-type="float" office:value="-443.788659668" calcext:value-type="float">
            <text:p>-443.788659668</text:p>
          </table:table-cell>
        </table:table-row>
        <table:table-row table:style-name="ro1">
          <table:table-cell office:value-type="string" calcext:value-type="string">
            <text:p>D75C</text:p>
          </table:table-cell>
          <table:table-cell office:value-type="float" office:value="-443.79364624" calcext:value-type="float">
            <text:p>-443.79364624</text:p>
          </table:table-cell>
        </table:table-row>
        <table:table-row table:style-name="ro1">
          <table:table-cell office:value-type="string" calcext:value-type="string">
            <text:p>F52R</text:p>
          </table:table-cell>
          <table:table-cell office:value-type="float" office:value="-443.802270508" calcext:value-type="float">
            <text:p>-443.802270508</text:p>
          </table:table-cell>
        </table:table-row>
        <table:table-row table:style-name="ro1">
          <table:table-cell office:value-type="string" calcext:value-type="string">
            <text:p>V413E</text:p>
          </table:table-cell>
          <table:table-cell office:value-type="float" office:value="-443.80440979" calcext:value-type="float">
            <text:p>-443.80440979</text:p>
          </table:table-cell>
        </table:table-row>
        <table:table-row table:style-name="ro1">
          <table:table-cell office:value-type="string" calcext:value-type="string">
            <text:p>V81W</text:p>
          </table:table-cell>
          <table:table-cell office:value-type="float" office:value="-443.812628174" calcext:value-type="float">
            <text:p>-443.812628174</text:p>
          </table:table-cell>
        </table:table-row>
        <table:table-row table:style-name="ro1">
          <table:table-cell office:value-type="string" calcext:value-type="string">
            <text:p>D148K</text:p>
          </table:table-cell>
          <table:table-cell office:value-type="float" office:value="-443.81305542" calcext:value-type="float">
            <text:p>-443.81305542</text:p>
          </table:table-cell>
        </table:table-row>
        <table:table-row table:style-name="ro1">
          <table:table-cell office:value-type="string" calcext:value-type="string">
            <text:p>F206C</text:p>
          </table:table-cell>
          <table:table-cell office:value-type="float" office:value="-443.816564941" calcext:value-type="float">
            <text:p>-443.816564941</text:p>
          </table:table-cell>
        </table:table-row>
        <table:table-row table:style-name="ro1">
          <table:table-cell office:value-type="string" calcext:value-type="string">
            <text:p>G327T</text:p>
          </table:table-cell>
          <table:table-cell office:value-type="float" office:value="-443.816903687" calcext:value-type="float">
            <text:p>-443.816903687</text:p>
          </table:table-cell>
        </table:table-row>
        <table:table-row table:style-name="ro1">
          <table:table-cell office:value-type="string" calcext:value-type="string">
            <text:p>N165W</text:p>
          </table:table-cell>
          <table:table-cell office:value-type="float" office:value="-443.818850708" calcext:value-type="float">
            <text:p>-443.818850708</text:p>
          </table:table-cell>
        </table:table-row>
        <table:table-row table:style-name="ro1">
          <table:table-cell office:value-type="string" calcext:value-type="string">
            <text:p>G246W</text:p>
          </table:table-cell>
          <table:table-cell office:value-type="float" office:value="-443.820013428" calcext:value-type="float">
            <text:p>-443.820013428</text:p>
          </table:table-cell>
        </table:table-row>
        <table:table-row table:style-name="ro1">
          <table:table-cell office:value-type="string" calcext:value-type="string">
            <text:p>I187Y</text:p>
          </table:table-cell>
          <table:table-cell office:value-type="float" office:value="-443.827316284" calcext:value-type="float">
            <text:p>-443.827316284</text:p>
          </table:table-cell>
        </table:table-row>
        <table:table-row table:style-name="ro1">
          <table:table-cell office:value-type="string" calcext:value-type="string">
            <text:p>F199S</text:p>
          </table:table-cell>
          <table:table-cell office:value-type="float" office:value="-443.827526855" calcext:value-type="float">
            <text:p>-443.827526855</text:p>
          </table:table-cell>
        </table:table-row>
        <table:table-row table:style-name="ro1">
          <table:table-cell office:value-type="string" calcext:value-type="string">
            <text:p>G180F</text:p>
          </table:table-cell>
          <table:table-cell office:value-type="float" office:value="-443.82822876" calcext:value-type="float">
            <text:p>-443.82822876</text:p>
          </table:table-cell>
        </table:table-row>
        <table:table-row table:style-name="ro1">
          <table:table-cell office:value-type="string" calcext:value-type="string">
            <text:p>K249G</text:p>
          </table:table-cell>
          <table:table-cell office:value-type="float" office:value="-443.835739136" calcext:value-type="float">
            <text:p>-443.835739136</text:p>
          </table:table-cell>
        </table:table-row>
        <table:table-row table:style-name="ro1">
          <table:table-cell office:value-type="string" calcext:value-type="string">
            <text:p>H316N</text:p>
          </table:table-cell>
          <table:table-cell office:value-type="float" office:value="-443.8425354" calcext:value-type="float">
            <text:p>-443.8425354</text:p>
          </table:table-cell>
        </table:table-row>
        <table:table-row table:style-name="ro1">
          <table:table-cell office:value-type="string" calcext:value-type="string">
            <text:p>S252T</text:p>
          </table:table-cell>
          <table:table-cell office:value-type="float" office:value="-443.844607544" calcext:value-type="float">
            <text:p>-443.844607544</text:p>
          </table:table-cell>
        </table:table-row>
        <table:table-row table:style-name="ro1">
          <table:table-cell office:value-type="string" calcext:value-type="string">
            <text:p>P198W</text:p>
          </table:table-cell>
          <table:table-cell office:value-type="float" office:value="-443.845028687" calcext:value-type="float">
            <text:p>-443.845028687</text:p>
          </table:table-cell>
        </table:table-row>
        <table:table-row table:style-name="ro1">
          <table:table-cell office:value-type="string" calcext:value-type="string">
            <text:p>L435W</text:p>
          </table:table-cell>
          <table:table-cell office:value-type="float" office:value="-443.849087524" calcext:value-type="float">
            <text:p>-443.849087524</text:p>
          </table:table-cell>
        </table:table-row>
        <table:table-row table:style-name="ro1">
          <table:table-cell office:value-type="string" calcext:value-type="string">
            <text:p>G267I</text:p>
          </table:table-cell>
          <table:table-cell office:value-type="float" office:value="-443.854110718" calcext:value-type="float">
            <text:p>-443.854110718</text:p>
          </table:table-cell>
        </table:table-row>
        <table:table-row table:style-name="ro1">
          <table:table-cell office:value-type="string" calcext:value-type="string">
            <text:p>G267Q</text:p>
          </table:table-cell>
          <table:table-cell office:value-type="float" office:value="-443.862252808" calcext:value-type="float">
            <text:p>-443.862252808</text:p>
          </table:table-cell>
        </table:table-row>
        <table:table-row table:style-name="ro1">
          <table:table-cell office:value-type="string" calcext:value-type="string">
            <text:p>F77H</text:p>
          </table:table-cell>
          <table:table-cell office:value-type="float" office:value="-443.864996338" calcext:value-type="float">
            <text:p>-443.864996338</text:p>
          </table:table-cell>
        </table:table-row>
        <table:table-row table:style-name="ro1">
          <table:table-cell office:value-type="string" calcext:value-type="string">
            <text:p>A60F</text:p>
          </table:table-cell>
          <table:table-cell office:value-type="float" office:value="-443.865545654" calcext:value-type="float">
            <text:p>-443.865545654</text:p>
          </table:table-cell>
        </table:table-row>
        <table:table-row table:style-name="ro1">
          <table:table-cell office:value-type="string" calcext:value-type="string">
            <text:p>I392R</text:p>
          </table:table-cell>
          <table:table-cell office:value-type="float" office:value="-443.867858887" calcext:value-type="float">
            <text:p>-443.867858887</text:p>
          </table:table-cell>
        </table:table-row>
        <table:table-row table:style-name="ro1">
          <table:table-cell office:value-type="string" calcext:value-type="string">
            <text:p>P390Q</text:p>
          </table:table-cell>
          <table:table-cell office:value-type="float" office:value="-443.874664307" calcext:value-type="float">
            <text:p>-443.874664307</text:p>
          </table:table-cell>
        </table:table-row>
        <table:table-row table:style-name="ro1">
          <table:table-cell office:value-type="string" calcext:value-type="string">
            <text:p>D75A</text:p>
          </table:table-cell>
          <table:table-cell office:value-type="float" office:value="-443.876974487" calcext:value-type="float">
            <text:p>-443.876974487</text:p>
          </table:table-cell>
        </table:table-row>
        <table:table-row table:style-name="ro1">
          <table:table-cell office:value-type="string" calcext:value-type="string">
            <text:p>G344C</text:p>
          </table:table-cell>
          <table:table-cell office:value-type="float" office:value="-443.879071045" calcext:value-type="float">
            <text:p>-443.879071045</text:p>
          </table:table-cell>
        </table:table-row>
        <table:table-row table:style-name="ro1">
          <table:table-cell office:value-type="string" calcext:value-type="string">
            <text:p>A41K</text:p>
          </table:table-cell>
          <table:table-cell office:value-type="float" office:value="-443.882235718" calcext:value-type="float">
            <text:p>-443.882235718</text:p>
          </table:table-cell>
        </table:table-row>
        <table:table-row table:style-name="ro1">
          <table:table-cell office:value-type="string" calcext:value-type="string">
            <text:p>M355A</text:p>
          </table:table-cell>
          <table:table-cell office:value-type="float" office:value="-443.883786011" calcext:value-type="float">
            <text:p>-443.883786011</text:p>
          </table:table-cell>
        </table:table-row>
        <table:table-row table:style-name="ro1">
          <table:table-cell office:value-type="string" calcext:value-type="string">
            <text:p>L144F</text:p>
          </table:table-cell>
          <table:table-cell office:value-type="float" office:value="-443.884951782" calcext:value-type="float">
            <text:p>-443.884951782</text:p>
          </table:table-cell>
        </table:table-row>
        <table:table-row table:style-name="ro1">
          <table:table-cell office:value-type="string" calcext:value-type="string">
            <text:p>G327A</text:p>
          </table:table-cell>
          <table:table-cell office:value-type="float" office:value="-443.886791992" calcext:value-type="float">
            <text:p>-443.886791992</text:p>
          </table:table-cell>
        </table:table-row>
        <table:table-row table:style-name="ro1">
          <table:table-cell office:value-type="string" calcext:value-type="string">
            <text:p>G161N</text:p>
          </table:table-cell>
          <table:table-cell office:value-type="float" office:value="-443.88757019" calcext:value-type="float">
            <text:p>-443.88757019</text:p>
          </table:table-cell>
        </table:table-row>
        <table:table-row table:style-name="ro1">
          <table:table-cell office:value-type="string" calcext:value-type="string">
            <text:p>V297R</text:p>
          </table:table-cell>
          <table:table-cell office:value-type="float" office:value="-443.894979858" calcext:value-type="float">
            <text:p>-443.894979858</text:p>
          </table:table-cell>
        </table:table-row>
        <table:table-row table:style-name="ro1">
          <table:table-cell office:value-type="string" calcext:value-type="string">
            <text:p>D114V</text:p>
          </table:table-cell>
          <table:table-cell office:value-type="float" office:value="-443.900570679" calcext:value-type="float">
            <text:p>-443.900570679</text:p>
          </table:table-cell>
        </table:table-row>
        <table:table-row table:style-name="ro1">
          <table:table-cell office:value-type="string" calcext:value-type="string">
            <text:p>N407W</text:p>
          </table:table-cell>
          <table:table-cell office:value-type="float" office:value="-443.904586792" calcext:value-type="float">
            <text:p>-443.904586792</text:p>
          </table:table-cell>
        </table:table-row>
        <table:table-row table:style-name="ro1">
          <table:table-cell office:value-type="string" calcext:value-type="string">
            <text:p>W207K</text:p>
          </table:table-cell>
          <table:table-cell office:value-type="float" office:value="-443.90541687" calcext:value-type="float">
            <text:p>-443.90541687</text:p>
          </table:table-cell>
        </table:table-row>
        <table:table-row table:style-name="ro1">
          <table:table-cell office:value-type="string" calcext:value-type="string">
            <text:p>T65R</text:p>
          </table:table-cell>
          <table:table-cell office:value-type="float" office:value="-443.907302856" calcext:value-type="float">
            <text:p>-443.907302856</text:p>
          </table:table-cell>
        </table:table-row>
        <table:table-row table:style-name="ro1">
          <table:table-cell office:value-type="string" calcext:value-type="string">
            <text:p>Q437F</text:p>
          </table:table-cell>
          <table:table-cell office:value-type="float" office:value="-443.908203125" calcext:value-type="float">
            <text:p>-443.908203125</text:p>
          </table:table-cell>
        </table:table-row>
        <table:table-row table:style-name="ro1">
          <table:table-cell office:value-type="string" calcext:value-type="string">
            <text:p>D82T</text:p>
          </table:table-cell>
          <table:table-cell office:value-type="float" office:value="-443.909783936" calcext:value-type="float">
            <text:p>-443.909783936</text:p>
          </table:table-cell>
        </table:table-row>
        <table:table-row table:style-name="ro1">
          <table:table-cell office:value-type="string" calcext:value-type="string">
            <text:p>F274V</text:p>
          </table:table-cell>
          <table:table-cell office:value-type="float" office:value="-443.914248657" calcext:value-type="float">
            <text:p>-443.914248657</text:p>
          </table:table-cell>
        </table:table-row>
        <table:table-row table:style-name="ro1">
          <table:table-cell office:value-type="string" calcext:value-type="string">
            <text:p>M334D</text:p>
          </table:table-cell>
          <table:table-cell office:value-type="float" office:value="-443.915750122" calcext:value-type="float">
            <text:p>-443.915750122</text:p>
          </table:table-cell>
        </table:table-row>
        <table:table-row table:style-name="ro1">
          <table:table-cell office:value-type="string" calcext:value-type="string">
            <text:p>G375I</text:p>
          </table:table-cell>
          <table:table-cell office:value-type="float" office:value="-443.920742798" calcext:value-type="float">
            <text:p>-443.920742798</text:p>
          </table:table-cell>
        </table:table-row>
        <table:table-row table:style-name="ro1">
          <table:table-cell office:value-type="string" calcext:value-type="string">
            <text:p>A200I</text:p>
          </table:table-cell>
          <table:table-cell office:value-type="float" office:value="-443.921533203" calcext:value-type="float">
            <text:p>-443.921533203</text:p>
          </table:table-cell>
        </table:table-row>
        <table:table-row table:style-name="ro1">
          <table:table-cell office:value-type="string" calcext:value-type="string">
            <text:p>T349M</text:p>
          </table:table-cell>
          <table:table-cell office:value-type="float" office:value="-443.922055054" calcext:value-type="float">
            <text:p>-443.922055054</text:p>
          </table:table-cell>
        </table:table-row>
        <table:table-row table:style-name="ro1">
          <table:table-cell office:value-type="string" calcext:value-type="string">
            <text:p>V234G</text:p>
          </table:table-cell>
          <table:table-cell office:value-type="float" office:value="-443.924291992" calcext:value-type="float">
            <text:p>-443.924291992</text:p>
          </table:table-cell>
        </table:table-row>
        <table:table-row table:style-name="ro1">
          <table:table-cell office:value-type="string" calcext:value-type="string">
            <text:p>F404P</text:p>
          </table:table-cell>
          <table:table-cell office:value-type="float" office:value="-443.92762146" calcext:value-type="float">
            <text:p>-443.92762146</text:p>
          </table:table-cell>
        </table:table-row>
        <table:table-row table:style-name="ro1">
          <table:table-cell office:value-type="string" calcext:value-type="string">
            <text:p>K249S</text:p>
          </table:table-cell>
          <table:table-cell office:value-type="float" office:value="-443.927780151" calcext:value-type="float">
            <text:p>-443.927780151</text:p>
          </table:table-cell>
        </table:table-row>
        <table:table-row table:style-name="ro1">
          <table:table-cell office:value-type="string" calcext:value-type="string">
            <text:p>W207D</text:p>
          </table:table-cell>
          <table:table-cell office:value-type="float" office:value="-443.927929688" calcext:value-type="float">
            <text:p>-443.927929688</text:p>
          </table:table-cell>
        </table:table-row>
        <table:table-row table:style-name="ro1">
          <table:table-cell office:value-type="string" calcext:value-type="string">
            <text:p>C417H</text:p>
          </table:table-cell>
          <table:table-cell office:value-type="float" office:value="-443.930413818" calcext:value-type="float">
            <text:p>-443.930413818</text:p>
          </table:table-cell>
        </table:table-row>
        <table:table-row table:style-name="ro1">
          <table:table-cell office:value-type="string" calcext:value-type="string">
            <text:p>H424W</text:p>
          </table:table-cell>
          <table:table-cell office:value-type="float" office:value="-443.941558838" calcext:value-type="float">
            <text:p>-443.941558838</text:p>
          </table:table-cell>
        </table:table-row>
        <table:table-row table:style-name="ro1">
          <table:table-cell office:value-type="string" calcext:value-type="string">
            <text:p>I124Y</text:p>
          </table:table-cell>
          <table:table-cell office:value-type="float" office:value="-443.944067383" calcext:value-type="float">
            <text:p>-443.944067383</text:p>
          </table:table-cell>
        </table:table-row>
        <table:table-row table:style-name="ro1">
          <table:table-cell office:value-type="string" calcext:value-type="string">
            <text:p>T67M</text:p>
          </table:table-cell>
          <table:table-cell office:value-type="float" office:value="-443.944403076" calcext:value-type="float">
            <text:p>-443.944403076</text:p>
          </table:table-cell>
        </table:table-row>
        <table:table-row table:style-name="ro1">
          <table:table-cell office:value-type="string" calcext:value-type="string">
            <text:p>H312Q</text:p>
          </table:table-cell>
          <table:table-cell office:value-type="float" office:value="-443.951068115" calcext:value-type="float">
            <text:p>-443.951068115</text:p>
          </table:table-cell>
        </table:table-row>
        <table:table-row table:style-name="ro1">
          <table:table-cell office:value-type="string" calcext:value-type="string">
            <text:p>V106D</text:p>
          </table:table-cell>
          <table:table-cell office:value-type="float" office:value="-443.951272583" calcext:value-type="float">
            <text:p>-443.951272583</text:p>
          </table:table-cell>
        </table:table-row>
        <table:table-row table:style-name="ro1">
          <table:table-cell office:value-type="string" calcext:value-type="string">
            <text:p>F224M</text:p>
          </table:table-cell>
          <table:table-cell office:value-type="float" office:value="-443.955499268" calcext:value-type="float">
            <text:p>-443.955499268</text:p>
          </table:table-cell>
        </table:table-row>
        <table:table-row table:style-name="ro1">
          <table:table-cell office:value-type="string" calcext:value-type="string">
            <text:p>L169R</text:p>
          </table:table-cell>
          <table:table-cell office:value-type="float" office:value="-443.955599976" calcext:value-type="float">
            <text:p>-443.955599976</text:p>
          </table:table-cell>
        </table:table-row>
        <table:table-row table:style-name="ro1">
          <table:table-cell office:value-type="string" calcext:value-type="string">
            <text:p>E361H</text:p>
          </table:table-cell>
          <table:table-cell office:value-type="float" office:value="-443.95569458" calcext:value-type="float">
            <text:p>-443.95569458</text:p>
          </table:table-cell>
        </table:table-row>
        <table:table-row table:style-name="ro1">
          <table:table-cell office:value-type="string" calcext:value-type="string">
            <text:p>P190Q</text:p>
          </table:table-cell>
          <table:table-cell office:value-type="float" office:value="-443.960198975" calcext:value-type="float">
            <text:p>-443.960198975</text:p>
          </table:table-cell>
        </table:table-row>
        <table:table-row table:style-name="ro1">
          <table:table-cell office:value-type="string" calcext:value-type="string">
            <text:p>M350K</text:p>
          </table:table-cell>
          <table:table-cell office:value-type="float" office:value="-443.968115234" calcext:value-type="float">
            <text:p>-443.968115234</text:p>
          </table:table-cell>
        </table:table-row>
        <table:table-row table:style-name="ro1">
          <table:table-cell office:value-type="string" calcext:value-type="string">
            <text:p>A83I</text:p>
          </table:table-cell>
          <table:table-cell office:value-type="float" office:value="-443.979721069" calcext:value-type="float">
            <text:p>-443.979721069</text:p>
          </table:table-cell>
        </table:table-row>
        <table:table-row table:style-name="ro1">
          <table:table-cell office:value-type="string" calcext:value-type="string">
            <text:p>F285Q</text:p>
          </table:table-cell>
          <table:table-cell office:value-type="float" office:value="-443.980450439" calcext:value-type="float">
            <text:p>-443.980450439</text:p>
          </table:table-cell>
        </table:table-row>
        <table:table-row table:style-name="ro1">
          <table:table-cell office:value-type="string" calcext:value-type="string">
            <text:p>K249W</text:p>
          </table:table-cell>
          <table:table-cell office:value-type="float" office:value="-443.982614136" calcext:value-type="float">
            <text:p>-443.982614136</text:p>
          </table:table-cell>
        </table:table-row>
        <table:table-row table:style-name="ro1">
          <table:table-cell office:value-type="string" calcext:value-type="string">
            <text:p>S63N</text:p>
          </table:table-cell>
          <table:table-cell office:value-type="float" office:value="-443.990328979" calcext:value-type="float">
            <text:p>-443.990328979</text:p>
          </table:table-cell>
        </table:table-row>
        <table:table-row table:style-name="ro1">
          <table:table-cell office:value-type="string" calcext:value-type="string">
            <text:p>T245Y</text:p>
          </table:table-cell>
          <table:table-cell office:value-type="float" office:value="-443.990408325" calcext:value-type="float">
            <text:p>-443.990408325</text:p>
          </table:table-cell>
        </table:table-row>
        <table:table-row table:style-name="ro1">
          <table:table-cell office:value-type="string" calcext:value-type="string">
            <text:p>F290H</text:p>
          </table:table-cell>
          <table:table-cell office:value-type="float" office:value="-443.99135437" calcext:value-type="float">
            <text:p>-443.99135437</text:p>
          </table:table-cell>
        </table:table-row>
        <table:table-row table:style-name="ro1">
          <table:table-cell office:value-type="string" calcext:value-type="string">
            <text:p>H316K</text:p>
          </table:table-cell>
          <table:table-cell office:value-type="float" office:value="-443.991796875" calcext:value-type="float">
            <text:p>-443.991796875</text:p>
          </table:table-cell>
        </table:table-row>
        <table:table-row table:style-name="ro1">
          <table:table-cell office:value-type="string" calcext:value-type="string">
            <text:p>F405P</text:p>
          </table:table-cell>
          <table:table-cell office:value-type="float" office:value="-443.992807007" calcext:value-type="float">
            <text:p>-443.992807007</text:p>
          </table:table-cell>
        </table:table-row>
        <table:table-row table:style-name="ro1">
          <table:table-cell office:value-type="string" calcext:value-type="string">
            <text:p>G327W</text:p>
          </table:table-cell>
          <table:table-cell office:value-type="float" office:value="-443.995959473" calcext:value-type="float">
            <text:p>-443.995959473</text:p>
          </table:table-cell>
        </table:table-row>
        <table:table-row table:style-name="ro1">
          <table:table-cell office:value-type="string" calcext:value-type="string">
            <text:p>G133W</text:p>
          </table:table-cell>
          <table:table-cell office:value-type="float" office:value="-444.005224609" calcext:value-type="float">
            <text:p>-444.005224609</text:p>
          </table:table-cell>
        </table:table-row>
        <table:table-row table:style-name="ro1">
          <table:table-cell office:value-type="string" calcext:value-type="string">
            <text:p>F285N</text:p>
          </table:table-cell>
          <table:table-cell office:value-type="float" office:value="-444.018136597" calcext:value-type="float">
            <text:p>-444.018136597</text:p>
          </table:table-cell>
        </table:table-row>
        <table:table-row table:style-name="ro1">
          <table:table-cell office:value-type="string" calcext:value-type="string">
            <text:p>P152I</text:p>
          </table:table-cell>
          <table:table-cell office:value-type="float" office:value="-444.021002197" calcext:value-type="float">
            <text:p>-444.021002197</text:p>
          </table:table-cell>
        </table:table-row>
        <table:table-row table:style-name="ro1">
          <table:table-cell office:value-type="string" calcext:value-type="string">
            <text:p>D75I</text:p>
          </table:table-cell>
          <table:table-cell office:value-type="float" office:value="-444.021575928" calcext:value-type="float">
            <text:p>-444.021575928</text:p>
          </table:table-cell>
        </table:table-row>
        <table:table-row table:style-name="ro1">
          <table:table-cell office:value-type="string" calcext:value-type="string">
            <text:p>V297P</text:p>
          </table:table-cell>
          <table:table-cell office:value-type="float" office:value="-444.023297119" calcext:value-type="float">
            <text:p>-444.023297119</text:p>
          </table:table-cell>
        </table:table-row>
        <table:table-row table:style-name="ro1">
          <table:table-cell office:value-type="string" calcext:value-type="string">
            <text:p>H310F</text:p>
          </table:table-cell>
          <table:table-cell office:value-type="float" office:value="-444.028417969" calcext:value-type="float">
            <text:p>-444.028417969</text:p>
          </table:table-cell>
        </table:table-row>
        <table:table-row table:style-name="ro1">
          <table:table-cell office:value-type="string" calcext:value-type="string">
            <text:p>H126L</text:p>
          </table:table-cell>
          <table:table-cell office:value-type="float" office:value="-444.038739014" calcext:value-type="float">
            <text:p>-444.038739014</text:p>
          </table:table-cell>
        </table:table-row>
        <table:table-row table:style-name="ro1">
          <table:table-cell office:value-type="string" calcext:value-type="string">
            <text:p>A61N</text:p>
          </table:table-cell>
          <table:table-cell office:value-type="float" office:value="-444.04041748" calcext:value-type="float">
            <text:p>-444.04041748</text:p>
          </table:table-cell>
        </table:table-row>
        <table:table-row table:style-name="ro1">
          <table:table-cell office:value-type="string" calcext:value-type="string">
            <text:p>R400W</text:p>
          </table:table-cell>
          <table:table-cell office:value-type="float" office:value="-444.041189575" calcext:value-type="float">
            <text:p>-444.041189575</text:p>
          </table:table-cell>
        </table:table-row>
        <table:table-row table:style-name="ro1">
          <table:table-cell office:value-type="string" calcext:value-type="string">
            <text:p>M396Y</text:p>
          </table:table-cell>
          <table:table-cell office:value-type="float" office:value="-444.041564941" calcext:value-type="float">
            <text:p>-444.041564941</text:p>
          </table:table-cell>
        </table:table-row>
        <table:table-row table:style-name="ro1">
          <table:table-cell office:value-type="string" calcext:value-type="string">
            <text:p>K189V</text:p>
          </table:table-cell>
          <table:table-cell office:value-type="float" office:value="-444.044534302" calcext:value-type="float">
            <text:p>-444.044534302</text:p>
          </table:table-cell>
        </table:table-row>
        <table:table-row table:style-name="ro1">
          <table:table-cell office:value-type="string" calcext:value-type="string">
            <text:p>A257D</text:p>
          </table:table-cell>
          <table:table-cell office:value-type="float" office:value="-444.049441528" calcext:value-type="float">
            <text:p>-444.049441528</text:p>
          </table:table-cell>
        </table:table-row>
        <table:table-row table:style-name="ro1">
          <table:table-cell office:value-type="string" calcext:value-type="string">
            <text:p>V287N</text:p>
          </table:table-cell>
          <table:table-cell office:value-type="float" office:value="-444.053613281" calcext:value-type="float">
            <text:p>-444.053613281</text:p>
          </table:table-cell>
        </table:table-row>
        <table:table-row table:style-name="ro1">
          <table:table-cell office:value-type="string" calcext:value-type="string">
            <text:p>F304C</text:p>
          </table:table-cell>
          <table:table-cell office:value-type="float" office:value="-444.054159546" calcext:value-type="float">
            <text:p>-444.054159546</text:p>
          </table:table-cell>
        </table:table-row>
        <table:table-row table:style-name="ro1">
          <table:table-cell office:value-type="string" calcext:value-type="string">
            <text:p>P109Q</text:p>
          </table:table-cell>
          <table:table-cell office:value-type="float" office:value="-444.064611816" calcext:value-type="float">
            <text:p>-444.064611816</text:p>
          </table:table-cell>
        </table:table-row>
        <table:table-row table:style-name="ro1">
          <table:table-cell office:value-type="string" calcext:value-type="string">
            <text:p>P428D</text:p>
          </table:table-cell>
          <table:table-cell office:value-type="float" office:value="-444.065405273" calcext:value-type="float">
            <text:p>-444.065405273</text:p>
          </table:table-cell>
        </table:table-row>
        <table:table-row table:style-name="ro1">
          <table:table-cell office:value-type="string" calcext:value-type="string">
            <text:p>V69Q</text:p>
          </table:table-cell>
          <table:table-cell office:value-type="float" office:value="-444.068643188" calcext:value-type="float">
            <text:p>-444.068643188</text:p>
          </table:table-cell>
        </table:table-row>
        <table:table-row table:style-name="ro1">
          <table:table-cell office:value-type="string" calcext:value-type="string">
            <text:p>I131R</text:p>
          </table:table-cell>
          <table:table-cell office:value-type="float" office:value="-444.071496582" calcext:value-type="float">
            <text:p>-444.071496582</text:p>
          </table:table-cell>
        </table:table-row>
        <table:table-row table:style-name="ro1">
          <table:table-cell office:value-type="string" calcext:value-type="string">
            <text:p>N134R</text:p>
          </table:table-cell>
          <table:table-cell office:value-type="float" office:value="-444.072009277" calcext:value-type="float">
            <text:p>-444.072009277</text:p>
          </table:table-cell>
        </table:table-row>
        <table:table-row table:style-name="ro1">
          <table:table-cell office:value-type="string" calcext:value-type="string">
            <text:p>G193V</text:p>
          </table:table-cell>
          <table:table-cell office:value-type="float" office:value="-444.080111694" calcext:value-type="float">
            <text:p>-444.080111694</text:p>
          </table:table-cell>
        </table:table-row>
        <table:table-row table:style-name="ro1">
          <table:table-cell office:value-type="string" calcext:value-type="string">
            <text:p>H58P</text:p>
          </table:table-cell>
          <table:table-cell office:value-type="float" office:value="-444.084170532" calcext:value-type="float">
            <text:p>-444.084170532</text:p>
          </table:table-cell>
        </table:table-row>
        <table:table-row table:style-name="ro1">
          <table:table-cell office:value-type="string" calcext:value-type="string">
            <text:p>N397F</text:p>
          </table:table-cell>
          <table:table-cell office:value-type="float" office:value="-444.085211182" calcext:value-type="float">
            <text:p>-444.085211182</text:p>
          </table:table-cell>
        </table:table-row>
        <table:table-row table:style-name="ro1">
          <table:table-cell office:value-type="string" calcext:value-type="string">
            <text:p>S434I</text:p>
          </table:table-cell>
          <table:table-cell office:value-type="float" office:value="-444.087103271" calcext:value-type="float">
            <text:p>-444.087103271</text:p>
          </table:table-cell>
        </table:table-row>
        <table:table-row table:style-name="ro1">
          <table:table-cell office:value-type="string" calcext:value-type="string">
            <text:p>L144Y</text:p>
          </table:table-cell>
          <table:table-cell office:value-type="float" office:value="-444.089492798" calcext:value-type="float">
            <text:p>-444.089492798</text:p>
          </table:table-cell>
        </table:table-row>
        <table:table-row table:style-name="ro1">
          <table:table-cell office:value-type="string" calcext:value-type="string">
            <text:p>G353M</text:p>
          </table:table-cell>
          <table:table-cell office:value-type="float" office:value="-444.090005493" calcext:value-type="float">
            <text:p>-444.090005493</text:p>
          </table:table-cell>
        </table:table-row>
        <table:table-row table:style-name="ro1">
          <table:table-cell office:value-type="string" calcext:value-type="string">
            <text:p>F224W</text:p>
          </table:table-cell>
          <table:table-cell office:value-type="float" office:value="-444.091635132" calcext:value-type="float">
            <text:p>-444.091635132</text:p>
          </table:table-cell>
        </table:table-row>
        <table:table-row table:style-name="ro1">
          <table:table-cell office:value-type="string" calcext:value-type="string">
            <text:p>R338S</text:p>
          </table:table-cell>
          <table:table-cell office:value-type="float" office:value="-444.094424438" calcext:value-type="float">
            <text:p>-444.094424438</text:p>
          </table:table-cell>
        </table:table-row>
        <table:table-row table:style-name="ro1">
          <table:table-cell office:value-type="string" calcext:value-type="string">
            <text:p>I124P</text:p>
          </table:table-cell>
          <table:table-cell office:value-type="float" office:value="-444.09876709" calcext:value-type="float">
            <text:p>-444.09876709</text:p>
          </table:table-cell>
        </table:table-row>
        <table:table-row table:style-name="ro1">
          <table:table-cell office:value-type="string" calcext:value-type="string">
            <text:p>D140R</text:p>
          </table:table-cell>
          <table:table-cell office:value-type="float" office:value="-444.098776245" calcext:value-type="float">
            <text:p>-444.098776245</text:p>
          </table:table-cell>
        </table:table-row>
        <table:table-row table:style-name="ro1">
          <table:table-cell office:value-type="string" calcext:value-type="string">
            <text:p>D140F</text:p>
          </table:table-cell>
          <table:table-cell office:value-type="float" office:value="-444.099813843" calcext:value-type="float">
            <text:p>-444.099813843</text:p>
          </table:table-cell>
        </table:table-row>
        <table:table-row table:style-name="ro1">
          <table:table-cell office:value-type="string" calcext:value-type="string">
            <text:p>V234H</text:p>
          </table:table-cell>
          <table:table-cell office:value-type="float" office:value="-444.100741577" calcext:value-type="float">
            <text:p>-444.100741577</text:p>
          </table:table-cell>
        </table:table-row>
        <table:table-row table:style-name="ro1">
          <table:table-cell office:value-type="string" calcext:value-type="string">
            <text:p>V270H</text:p>
          </table:table-cell>
          <table:table-cell office:value-type="float" office:value="-444.10446167" calcext:value-type="float">
            <text:p>-444.10446167</text:p>
          </table:table-cell>
        </table:table-row>
        <table:table-row table:style-name="ro1">
          <table:table-cell office:value-type="string" calcext:value-type="string">
            <text:p>G181D</text:p>
          </table:table-cell>
          <table:table-cell office:value-type="float" office:value="-444.110906982" calcext:value-type="float">
            <text:p>-444.110906982</text:p>
          </table:table-cell>
        </table:table-row>
        <table:table-row table:style-name="ro1">
          <table:table-cell office:value-type="string" calcext:value-type="string">
            <text:p>G296C</text:p>
          </table:table-cell>
          <table:table-cell office:value-type="float" office:value="-444.113171387" calcext:value-type="float">
            <text:p>-444.113171387</text:p>
          </table:table-cell>
        </table:table-row>
        <table:table-row table:style-name="ro1">
          <table:table-cell office:value-type="string" calcext:value-type="string">
            <text:p>F113A</text:p>
          </table:table-cell>
          <table:table-cell office:value-type="float" office:value="-444.114886475" calcext:value-type="float">
            <text:p>-444.114886475</text:p>
          </table:table-cell>
        </table:table-row>
        <table:table-row table:style-name="ro1">
          <table:table-cell office:value-type="string" calcext:value-type="string">
            <text:p>F404T</text:p>
          </table:table-cell>
          <table:table-cell office:value-type="float" office:value="-444.115991211" calcext:value-type="float">
            <text:p>-444.115991211</text:p>
          </table:table-cell>
        </table:table-row>
        <table:table-row table:style-name="ro1">
          <table:table-cell office:value-type="string" calcext:value-type="string">
            <text:p>T186F</text:p>
          </table:table-cell>
          <table:table-cell office:value-type="float" office:value="-444.116674805" calcext:value-type="float">
            <text:p>-444.116674805</text:p>
          </table:table-cell>
        </table:table-row>
        <table:table-row table:style-name="ro1">
          <table:table-cell office:value-type="string" calcext:value-type="string">
            <text:p>S321Y</text:p>
          </table:table-cell>
          <table:table-cell office:value-type="float" office:value="-444.118060303" calcext:value-type="float">
            <text:p>-444.118060303</text:p>
          </table:table-cell>
        </table:table-row>
        <table:table-row table:style-name="ro1">
          <table:table-cell office:value-type="string" calcext:value-type="string">
            <text:p>P190T</text:p>
          </table:table-cell>
          <table:table-cell office:value-type="float" office:value="-444.12359314" calcext:value-type="float">
            <text:p>-444.12359314</text:p>
          </table:table-cell>
        </table:table-row>
        <table:table-row table:style-name="ro1">
          <table:table-cell office:value-type="string" calcext:value-type="string">
            <text:p>K214V</text:p>
          </table:table-cell>
          <table:table-cell office:value-type="float" office:value="-444.125595093" calcext:value-type="float">
            <text:p>-444.125595093</text:p>
          </table:table-cell>
        </table:table-row>
        <table:table-row table:style-name="ro1">
          <table:table-cell office:value-type="string" calcext:value-type="string">
            <text:p>G210N</text:p>
          </table:table-cell>
          <table:table-cell office:value-type="float" office:value="-444.130633545" calcext:value-type="float">
            <text:p>-444.130633545</text:p>
          </table:table-cell>
        </table:table-row>
        <table:table-row table:style-name="ro1">
          <table:table-cell office:value-type="string" calcext:value-type="string">
            <text:p>D75M</text:p>
          </table:table-cell>
          <table:table-cell office:value-type="float" office:value="-444.132711792" calcext:value-type="float">
            <text:p>-444.132711792</text:p>
          </table:table-cell>
        </table:table-row>
        <table:table-row table:style-name="ro1">
          <table:table-cell office:value-type="string" calcext:value-type="string">
            <text:p>F206V</text:p>
          </table:table-cell>
          <table:table-cell office:value-type="float" office:value="-444.134942627" calcext:value-type="float">
            <text:p>-444.134942627</text:p>
          </table:table-cell>
        </table:table-row>
        <table:table-row table:style-name="ro1">
          <table:table-cell office:value-type="string" calcext:value-type="string">
            <text:p>K249H</text:p>
          </table:table-cell>
          <table:table-cell office:value-type="float" office:value="-444.135110474" calcext:value-type="float">
            <text:p>-444.135110474</text:p>
          </table:table-cell>
        </table:table-row>
        <table:table-row table:style-name="ro1">
          <table:table-cell office:value-type="string" calcext:value-type="string">
            <text:p>M396S</text:p>
          </table:table-cell>
          <table:table-cell office:value-type="float" office:value="-444.137643433" calcext:value-type="float">
            <text:p>-444.137643433</text:p>
          </table:table-cell>
        </table:table-row>
        <table:table-row table:style-name="ro1">
          <table:table-cell office:value-type="string" calcext:value-type="string">
            <text:p>E62M</text:p>
          </table:table-cell>
          <table:table-cell office:value-type="float" office:value="-444.14225769" calcext:value-type="float">
            <text:p>-444.14225769</text:p>
          </table:table-cell>
        </table:table-row>
        <table:table-row table:style-name="ro1">
          <table:table-cell office:value-type="string" calcext:value-type="string">
            <text:p>N254R</text:p>
          </table:table-cell>
          <table:table-cell office:value-type="float" office:value="-444.144702148" calcext:value-type="float">
            <text:p>-444.144702148</text:p>
          </table:table-cell>
        </table:table-row>
        <table:table-row table:style-name="ro1">
          <table:table-cell office:value-type="string" calcext:value-type="string">
            <text:p>R338M</text:p>
          </table:table-cell>
          <table:table-cell office:value-type="float" office:value="-444.145309448" calcext:value-type="float">
            <text:p>-444.145309448</text:p>
          </table:table-cell>
        </table:table-row>
        <table:table-row table:style-name="ro1">
          <table:table-cell office:value-type="string" calcext:value-type="string">
            <text:p>A200H</text:p>
          </table:table-cell>
          <table:table-cell office:value-type="float" office:value="-444.145654297" calcext:value-type="float">
            <text:p>-444.145654297</text:p>
          </table:table-cell>
        </table:table-row>
        <table:table-row table:style-name="ro1">
          <table:table-cell office:value-type="string" calcext:value-type="string">
            <text:p>L336Y</text:p>
          </table:table-cell>
          <table:table-cell office:value-type="float" office:value="-444.145758057" calcext:value-type="float">
            <text:p>-444.145758057</text:p>
          </table:table-cell>
        </table:table-row>
        <table:table-row table:style-name="ro1">
          <table:table-cell office:value-type="string" calcext:value-type="string">
            <text:p>S63L</text:p>
          </table:table-cell>
          <table:table-cell office:value-type="float" office:value="-444.155361938" calcext:value-type="float">
            <text:p>-444.155361938</text:p>
          </table:table-cell>
        </table:table-row>
        <table:table-row table:style-name="ro1">
          <table:table-cell office:value-type="string" calcext:value-type="string">
            <text:p>A200W</text:p>
          </table:table-cell>
          <table:table-cell office:value-type="float" office:value="-444.155529785" calcext:value-type="float">
            <text:p>-444.155529785</text:p>
          </table:table-cell>
        </table:table-row>
        <table:table-row table:style-name="ro1">
          <table:table-cell office:value-type="string" calcext:value-type="string">
            <text:p>I166E</text:p>
          </table:table-cell>
          <table:table-cell office:value-type="float" office:value="-444.166784668" calcext:value-type="float">
            <text:p>-444.166784668</text:p>
          </table:table-cell>
        </table:table-row>
        <table:table-row table:style-name="ro1">
          <table:table-cell office:value-type="string" calcext:value-type="string">
            <text:p>V59H</text:p>
          </table:table-cell>
          <table:table-cell office:value-type="float" office:value="-444.167041016" calcext:value-type="float">
            <text:p>-444.167041016</text:p>
          </table:table-cell>
        </table:table-row>
        <table:table-row table:style-name="ro1">
          <table:table-cell office:value-type="string" calcext:value-type="string">
            <text:p>R400I</text:p>
          </table:table-cell>
          <table:table-cell office:value-type="float" office:value="-444.176174927" calcext:value-type="float">
            <text:p>-444.176174927</text:p>
          </table:table-cell>
        </table:table-row>
        <table:table-row table:style-name="ro1">
          <table:table-cell office:value-type="string" calcext:value-type="string">
            <text:p>F285G</text:p>
          </table:table-cell>
          <table:table-cell office:value-type="float" office:value="-444.177938843" calcext:value-type="float">
            <text:p>-444.177938843</text:p>
          </table:table-cell>
        </table:table-row>
        <table:table-row table:style-name="ro1">
          <table:table-cell office:value-type="string" calcext:value-type="string">
            <text:p>I124K</text:p>
          </table:table-cell>
          <table:table-cell office:value-type="float" office:value="-444.178088379" calcext:value-type="float">
            <text:p>-444.178088379</text:p>
          </table:table-cell>
        </table:table-row>
        <table:table-row table:style-name="ro1">
          <table:table-cell office:value-type="string" calcext:value-type="string">
            <text:p>T186K</text:p>
          </table:table-cell>
          <table:table-cell office:value-type="float" office:value="-444.178256226" calcext:value-type="float">
            <text:p>-444.178256226</text:p>
          </table:table-cell>
        </table:table-row>
        <table:table-row table:style-name="ro1">
          <table:table-cell office:value-type="string" calcext:value-type="string">
            <text:p>M355S</text:p>
          </table:table-cell>
          <table:table-cell office:value-type="float" office:value="-444.184649658" calcext:value-type="float">
            <text:p>-444.184649658</text:p>
          </table:table-cell>
        </table:table-row>
        <table:table-row table:style-name="ro1">
          <table:table-cell office:value-type="string" calcext:value-type="string">
            <text:p>K249N</text:p>
          </table:table-cell>
          <table:table-cell office:value-type="float" office:value="-444.185565186" calcext:value-type="float">
            <text:p>-444.185565186</text:p>
          </table:table-cell>
        </table:table-row>
        <table:table-row table:style-name="ro1">
          <table:table-cell office:value-type="string" calcext:value-type="string">
            <text:p>T320Q</text:p>
          </table:table-cell>
          <table:table-cell office:value-type="float" office:value="-444.18939209" calcext:value-type="float">
            <text:p>-444.18939209</text:p>
          </table:table-cell>
        </table:table-row>
        <table:table-row table:style-name="ro1">
          <table:table-cell office:value-type="string" calcext:value-type="string">
            <text:p>A300D</text:p>
          </table:table-cell>
          <table:table-cell office:value-type="float" office:value="-444.19440918" calcext:value-type="float">
            <text:p>-444.19440918</text:p>
          </table:table-cell>
        </table:table-row>
        <table:table-row table:style-name="ro1">
          <table:table-cell office:value-type="string" calcext:value-type="string">
            <text:p>G289T</text:p>
          </table:table-cell>
          <table:table-cell office:value-type="float" office:value="-444.195300293" calcext:value-type="float">
            <text:p>-444.195300293</text:p>
          </table:table-cell>
        </table:table-row>
        <table:table-row table:style-name="ro1">
          <table:table-cell office:value-type="string" calcext:value-type="string">
            <text:p>P162E</text:p>
          </table:table-cell>
          <table:table-cell office:value-type="float" office:value="-444.195718384" calcext:value-type="float">
            <text:p>-444.195718384</text:p>
          </table:table-cell>
        </table:table-row>
        <table:table-row table:style-name="ro1">
          <table:table-cell office:value-type="string" calcext:value-type="string">
            <text:p>E62G</text:p>
          </table:table-cell>
          <table:table-cell office:value-type="float" office:value="-444.197033691" calcext:value-type="float">
            <text:p>-444.197033691</text:p>
          </table:table-cell>
        </table:table-row>
        <table:table-row table:style-name="ro1">
          <table:table-cell office:value-type="string" calcext:value-type="string">
            <text:p>V71E</text:p>
          </table:table-cell>
          <table:table-cell office:value-type="float" office:value="-444.19727478" calcext:value-type="float">
            <text:p>-444.19727478</text:p>
          </table:table-cell>
        </table:table-row>
        <table:table-row table:style-name="ro1">
          <table:table-cell office:value-type="string" calcext:value-type="string">
            <text:p>F206T</text:p>
          </table:table-cell>
          <table:table-cell office:value-type="float" office:value="-444.199240112" calcext:value-type="float">
            <text:p>-444.199240112</text:p>
          </table:table-cell>
        </table:table-row>
        <table:table-row table:style-name="ro1">
          <table:table-cell office:value-type="string" calcext:value-type="string">
            <text:p>D82Y</text:p>
          </table:table-cell>
          <table:table-cell office:value-type="float" office:value="-444.20307312" calcext:value-type="float">
            <text:p>-444.20307312</text:p>
          </table:table-cell>
        </table:table-row>
        <table:table-row table:style-name="ro1">
          <table:table-cell office:value-type="string" calcext:value-type="string">
            <text:p>Q219P</text:p>
          </table:table-cell>
          <table:table-cell office:value-type="float" office:value="-444.207113647" calcext:value-type="float">
            <text:p>-444.207113647</text:p>
          </table:table-cell>
        </table:table-row>
        <table:table-row table:style-name="ro1">
          <table:table-cell office:value-type="string" calcext:value-type="string">
            <text:p>W382P</text:p>
          </table:table-cell>
          <table:table-cell office:value-type="float" office:value="-444.208459473" calcext:value-type="float">
            <text:p>-444.208459473</text:p>
          </table:table-cell>
        </table:table-row>
        <table:table-row table:style-name="ro1">
          <table:table-cell office:value-type="string" calcext:value-type="string">
            <text:p>S63K</text:p>
          </table:table-cell>
          <table:table-cell office:value-type="float" office:value="-444.20869751" calcext:value-type="float">
            <text:p>-444.20869751</text:p>
          </table:table-cell>
        </table:table-row>
        <table:table-row table:style-name="ro1">
          <table:table-cell office:value-type="string" calcext:value-type="string">
            <text:p>V40Y</text:p>
          </table:table-cell>
          <table:table-cell office:value-type="float" office:value="-444.21116333" calcext:value-type="float">
            <text:p>-444.21116333</text:p>
          </table:table-cell>
        </table:table-row>
        <table:table-row table:style-name="ro1">
          <table:table-cell office:value-type="string" calcext:value-type="string">
            <text:p>D76V</text:p>
          </table:table-cell>
          <table:table-cell office:value-type="float" office:value="-444.220596313" calcext:value-type="float">
            <text:p>-444.220596313</text:p>
          </table:table-cell>
        </table:table-row>
        <table:table-row table:style-name="ro1">
          <table:table-cell office:value-type="string" calcext:value-type="string">
            <text:p>P152G</text:p>
          </table:table-cell>
          <table:table-cell office:value-type="float" office:value="-444.221560669" calcext:value-type="float">
            <text:p>-444.221560669</text:p>
          </table:table-cell>
        </table:table-row>
        <table:table-row table:style-name="ro1">
          <table:table-cell office:value-type="string" calcext:value-type="string">
            <text:p>D426P</text:p>
          </table:table-cell>
          <table:table-cell office:value-type="float" office:value="-444.221612549" calcext:value-type="float">
            <text:p>-444.221612549</text:p>
          </table:table-cell>
        </table:table-row>
        <table:table-row table:style-name="ro1">
          <table:table-cell office:value-type="string" calcext:value-type="string">
            <text:p>E361F</text:p>
          </table:table-cell>
          <table:table-cell office:value-type="float" office:value="-444.223556519" calcext:value-type="float">
            <text:p>-444.223556519</text:p>
          </table:table-cell>
        </table:table-row>
        <table:table-row table:style-name="ro1">
          <table:table-cell office:value-type="string" calcext:value-type="string">
            <text:p>G403K</text:p>
          </table:table-cell>
          <table:table-cell office:value-type="float" office:value="-444.226715088" calcext:value-type="float">
            <text:p>-444.226715088</text:p>
          </table:table-cell>
        </table:table-row>
        <table:table-row table:style-name="ro1">
          <table:table-cell office:value-type="string" calcext:value-type="string">
            <text:p>A56K</text:p>
          </table:table-cell>
          <table:table-cell office:value-type="float" office:value="-444.229605103" calcext:value-type="float">
            <text:p>-444.229605103</text:p>
          </table:table-cell>
        </table:table-row>
        <table:table-row table:style-name="ro1">
          <table:table-cell office:value-type="string" calcext:value-type="string">
            <text:p>D148Y</text:p>
          </table:table-cell>
          <table:table-cell office:value-type="float" office:value="-444.232019043" calcext:value-type="float">
            <text:p>-444.232019043</text:p>
          </table:table-cell>
        </table:table-row>
        <table:table-row table:style-name="ro1">
          <table:table-cell office:value-type="string" calcext:value-type="string">
            <text:p>K214I</text:p>
          </table:table-cell>
          <table:table-cell office:value-type="float" office:value="-444.233032227" calcext:value-type="float">
            <text:p>-444.233032227</text:p>
          </table:table-cell>
        </table:table-row>
        <table:table-row table:style-name="ro1">
          <table:table-cell office:value-type="string" calcext:value-type="string">
            <text:p>S393T</text:p>
          </table:table-cell>
          <table:table-cell office:value-type="float" office:value="-444.235516357" calcext:value-type="float">
            <text:p>-444.235516357</text:p>
          </table:table-cell>
        </table:table-row>
        <table:table-row table:style-name="ro1">
          <table:table-cell office:value-type="string" calcext:value-type="string">
            <text:p>R400N</text:p>
          </table:table-cell>
          <table:table-cell office:value-type="float" office:value="-444.236410522" calcext:value-type="float">
            <text:p>-444.236410522</text:p>
          </table:table-cell>
        </table:table-row>
        <table:table-row table:style-name="ro1">
          <table:table-cell office:value-type="string" calcext:value-type="string">
            <text:p>G193I</text:p>
          </table:table-cell>
          <table:table-cell office:value-type="float" office:value="-444.236520386" calcext:value-type="float">
            <text:p>-444.236520386</text:p>
          </table:table-cell>
        </table:table-row>
        <table:table-row table:style-name="ro1">
          <table:table-cell office:value-type="string" calcext:value-type="string">
            <text:p>P46N</text:p>
          </table:table-cell>
          <table:table-cell office:value-type="float" office:value="-444.236914062" calcext:value-type="float">
            <text:p>-444.236914062</text:p>
          </table:table-cell>
        </table:table-row>
        <table:table-row table:style-name="ro1">
          <table:table-cell office:value-type="string" calcext:value-type="string">
            <text:p>G315R</text:p>
          </table:table-cell>
          <table:table-cell office:value-type="float" office:value="-444.242471313" calcext:value-type="float">
            <text:p>-444.242471313</text:p>
          </table:table-cell>
        </table:table-row>
        <table:table-row table:style-name="ro1">
          <table:table-cell office:value-type="string" calcext:value-type="string">
            <text:p>S129D</text:p>
          </table:table-cell>
          <table:table-cell office:value-type="float" office:value="-444.250860596" calcext:value-type="float">
            <text:p>-444.250860596</text:p>
          </table:table-cell>
        </table:table-row>
        <table:table-row table:style-name="ro1">
          <table:table-cell office:value-type="string" calcext:value-type="string">
            <text:p>R313W</text:p>
          </table:table-cell>
          <table:table-cell office:value-type="float" office:value="-444.252023315" calcext:value-type="float">
            <text:p>-444.252023315</text:p>
          </table:table-cell>
        </table:table-row>
        <table:table-row table:style-name="ro1">
          <table:table-cell office:value-type="string" calcext:value-type="string">
            <text:p>I264M</text:p>
          </table:table-cell>
          <table:table-cell office:value-type="float" office:value="-444.255215454" calcext:value-type="float">
            <text:p>-444.255215454</text:p>
          </table:table-cell>
        </table:table-row>
        <table:table-row table:style-name="ro1">
          <table:table-cell office:value-type="string" calcext:value-type="string">
            <text:p>W382L</text:p>
          </table:table-cell>
          <table:table-cell office:value-type="float" office:value="-444.255975342" calcext:value-type="float">
            <text:p>-444.255975342</text:p>
          </table:table-cell>
        </table:table-row>
        <table:table-row table:style-name="ro1">
          <table:table-cell office:value-type="string" calcext:value-type="string">
            <text:p>N165F</text:p>
          </table:table-cell>
          <table:table-cell office:value-type="float" office:value="-444.2565979" calcext:value-type="float">
            <text:p>-444.2565979</text:p>
          </table:table-cell>
        </table:table-row>
        <table:table-row table:style-name="ro1">
          <table:table-cell office:value-type="string" calcext:value-type="string">
            <text:p>F304R</text:p>
          </table:table-cell>
          <table:table-cell office:value-type="float" office:value="-444.258914185" calcext:value-type="float">
            <text:p>-444.258914185</text:p>
          </table:table-cell>
        </table:table-row>
        <table:table-row table:style-name="ro1">
          <table:table-cell office:value-type="string" calcext:value-type="string">
            <text:p>F404Q</text:p>
          </table:table-cell>
          <table:table-cell office:value-type="float" office:value="-444.260662842" calcext:value-type="float">
            <text:p>-444.260662842</text:p>
          </table:table-cell>
        </table:table-row>
        <table:table-row table:style-name="ro1">
          <table:table-cell office:value-type="string" calcext:value-type="string">
            <text:p>G419I</text:p>
          </table:table-cell>
          <table:table-cell office:value-type="float" office:value="-444.264431763" calcext:value-type="float">
            <text:p>-444.264431763</text:p>
          </table:table-cell>
        </table:table-row>
        <table:table-row table:style-name="ro1">
          <table:table-cell office:value-type="string" calcext:value-type="string">
            <text:p>P330Q</text:p>
          </table:table-cell>
          <table:table-cell office:value-type="float" office:value="-444.272763062" calcext:value-type="float">
            <text:p>-444.272763062</text:p>
          </table:table-cell>
        </table:table-row>
        <table:table-row table:style-name="ro1">
          <table:table-cell office:value-type="string" calcext:value-type="string">
            <text:p>G431T</text:p>
          </table:table-cell>
          <table:table-cell office:value-type="float" office:value="-444.276037598" calcext:value-type="float">
            <text:p>-444.276037598</text:p>
          </table:table-cell>
        </table:table-row>
        <table:table-row table:style-name="ro1">
          <table:table-cell office:value-type="string" calcext:value-type="string">
            <text:p>A438N</text:p>
          </table:table-cell>
          <table:table-cell office:value-type="float" office:value="-444.280169678" calcext:value-type="float">
            <text:p>-444.280169678</text:p>
          </table:table-cell>
        </table:table-row>
        <table:table-row table:style-name="ro1">
          <table:table-cell office:value-type="string" calcext:value-type="string">
            <text:p>A57M</text:p>
          </table:table-cell>
          <table:table-cell office:value-type="float" office:value="-444.291738892" calcext:value-type="float">
            <text:p>-444.291738892</text:p>
          </table:table-cell>
        </table:table-row>
        <table:table-row table:style-name="ro1">
          <table:table-cell office:value-type="string" calcext:value-type="string">
            <text:p>V59G</text:p>
          </table:table-cell>
          <table:table-cell office:value-type="float" office:value="-444.301260376" calcext:value-type="float">
            <text:p>-444.301260376</text:p>
          </table:table-cell>
        </table:table-row>
        <table:table-row table:style-name="ro1">
          <table:table-cell office:value-type="string" calcext:value-type="string">
            <text:p>A202Y</text:p>
          </table:table-cell>
          <table:table-cell office:value-type="float" office:value="-444.301412964" calcext:value-type="float">
            <text:p>-444.301412964</text:p>
          </table:table-cell>
        </table:table-row>
        <table:table-row table:style-name="ro1">
          <table:table-cell office:value-type="string" calcext:value-type="string">
            <text:p>G395Q</text:p>
          </table:table-cell>
          <table:table-cell office:value-type="float" office:value="-444.301556396" calcext:value-type="float">
            <text:p>-444.301556396</text:p>
          </table:table-cell>
        </table:table-row>
        <table:table-row table:style-name="ro1">
          <table:table-cell office:value-type="string" calcext:value-type="string">
            <text:p>V234F</text:p>
          </table:table-cell>
          <table:table-cell office:value-type="float" office:value="-444.30291748" calcext:value-type="float">
            <text:p>-444.30291748</text:p>
          </table:table-cell>
        </table:table-row>
        <table:table-row table:style-name="ro1">
          <table:table-cell office:value-type="string" calcext:value-type="string">
            <text:p>G51Y</text:p>
          </table:table-cell>
          <table:table-cell office:value-type="float" office:value="-444.304394531" calcext:value-type="float">
            <text:p>-444.304394531</text:p>
          </table:table-cell>
        </table:table-row>
        <table:table-row table:style-name="ro1">
          <table:table-cell office:value-type="string" calcext:value-type="string">
            <text:p>V69W</text:p>
          </table:table-cell>
          <table:table-cell office:value-type="float" office:value="-444.306338501" calcext:value-type="float">
            <text:p>-444.306338501</text:p>
          </table:table-cell>
        </table:table-row>
        <table:table-row table:style-name="ro1">
          <table:table-cell office:value-type="string" calcext:value-type="string">
            <text:p>P109T</text:p>
          </table:table-cell>
          <table:table-cell office:value-type="float" office:value="-444.306542969" calcext:value-type="float">
            <text:p>-444.306542969</text:p>
          </table:table-cell>
        </table:table-row>
        <table:table-row table:style-name="ro1">
          <table:table-cell office:value-type="string" calcext:value-type="string">
            <text:p>R175C</text:p>
          </table:table-cell>
          <table:table-cell office:value-type="float" office:value="-444.30927124" calcext:value-type="float">
            <text:p>-444.30927124</text:p>
          </table:table-cell>
        </table:table-row>
        <table:table-row table:style-name="ro1">
          <table:table-cell office:value-type="string" calcext:value-type="string">
            <text:p>S427Y</text:p>
          </table:table-cell>
          <table:table-cell office:value-type="float" office:value="-444.309783936" calcext:value-type="float">
            <text:p>-444.309783936</text:p>
          </table:table-cell>
        </table:table-row>
        <table:table-row table:style-name="ro1">
          <table:table-cell office:value-type="string" calcext:value-type="string">
            <text:p>A438L</text:p>
          </table:table-cell>
          <table:table-cell office:value-type="float" office:value="-444.31126709" calcext:value-type="float">
            <text:p>-444.31126709</text:p>
          </table:table-cell>
        </table:table-row>
        <table:table-row table:style-name="ro1">
          <table:table-cell office:value-type="string" calcext:value-type="string">
            <text:p>G66V</text:p>
          </table:table-cell>
          <table:table-cell office:value-type="float" office:value="-444.315264893" calcext:value-type="float">
            <text:p>-444.315264893</text:p>
          </table:table-cell>
        </table:table-row>
        <table:table-row table:style-name="ro1">
          <table:table-cell office:value-type="string" calcext:value-type="string">
            <text:p>A235E</text:p>
          </table:table-cell>
          <table:table-cell office:value-type="float" office:value="-444.318829346" calcext:value-type="float">
            <text:p>-444.318829346</text:p>
          </table:table-cell>
        </table:table-row>
        <table:table-row table:style-name="ro1">
          <table:table-cell office:value-type="string" calcext:value-type="string">
            <text:p>I187P</text:p>
          </table:table-cell>
          <table:table-cell office:value-type="float" office:value="-444.320925903" calcext:value-type="float">
            <text:p>-444.320925903</text:p>
          </table:table-cell>
        </table:table-row>
        <table:table-row table:style-name="ro1">
          <table:table-cell office:value-type="string" calcext:value-type="string">
            <text:p>P162I</text:p>
          </table:table-cell>
          <table:table-cell office:value-type="float" office:value="-444.323809814" calcext:value-type="float">
            <text:p>-444.323809814</text:p>
          </table:table-cell>
        </table:table-row>
        <table:table-row table:style-name="ro1">
          <table:table-cell office:value-type="string" calcext:value-type="string">
            <text:p>S63Q</text:p>
          </table:table-cell>
          <table:table-cell office:value-type="float" office:value="-444.326977539" calcext:value-type="float">
            <text:p>-444.326977539</text:p>
          </table:table-cell>
        </table:table-row>
        <table:table-row table:style-name="ro1">
          <table:table-cell office:value-type="string" calcext:value-type="string">
            <text:p>N123Q</text:p>
          </table:table-cell>
          <table:table-cell office:value-type="float" office:value="-444.343014526" calcext:value-type="float">
            <text:p>-444.343014526</text:p>
          </table:table-cell>
        </table:table-row>
        <table:table-row table:style-name="ro1">
          <table:table-cell office:value-type="string" calcext:value-type="string">
            <text:p>M146N</text:p>
          </table:table-cell>
          <table:table-cell office:value-type="float" office:value="-444.346151733" calcext:value-type="float">
            <text:p>-444.346151733</text:p>
          </table:table-cell>
        </table:table-row>
        <table:table-row table:style-name="ro1">
          <table:table-cell office:value-type="string" calcext:value-type="string">
            <text:p>T67R</text:p>
          </table:table-cell>
          <table:table-cell office:value-type="float" office:value="-444.350790405" calcext:value-type="float">
            <text:p>-444.350790405</text:p>
          </table:table-cell>
        </table:table-row>
        <table:table-row table:style-name="ro1">
          <table:table-cell office:value-type="string" calcext:value-type="string">
            <text:p>M396P</text:p>
          </table:table-cell>
          <table:table-cell office:value-type="float" office:value="-444.353433228" calcext:value-type="float">
            <text:p>-444.353433228</text:p>
          </table:table-cell>
        </table:table-row>
        <table:table-row table:style-name="ro1">
          <table:table-cell office:value-type="string" calcext:value-type="string">
            <text:p>T349D</text:p>
          </table:table-cell>
          <table:table-cell office:value-type="float" office:value="-444.354492188" calcext:value-type="float">
            <text:p>-444.354492188</text:p>
          </table:table-cell>
        </table:table-row>
        <table:table-row table:style-name="ro1">
          <table:table-cell office:value-type="string" calcext:value-type="string">
            <text:p>A275Y</text:p>
          </table:table-cell>
          <table:table-cell office:value-type="float" office:value="-444.363452148" calcext:value-type="float">
            <text:p>-444.363452148</text:p>
          </table:table-cell>
        </table:table-row>
        <table:table-row table:style-name="ro1">
          <table:table-cell office:value-type="string" calcext:value-type="string">
            <text:p>F52H</text:p>
          </table:table-cell>
          <table:table-cell office:value-type="float" office:value="-444.364547729" calcext:value-type="float">
            <text:p>-444.364547729</text:p>
          </table:table-cell>
        </table:table-row>
        <table:table-row table:style-name="ro1">
          <table:table-cell office:value-type="string" calcext:value-type="string">
            <text:p>M138S</text:p>
          </table:table-cell>
          <table:table-cell office:value-type="float" office:value="-444.366488647" calcext:value-type="float">
            <text:p>-444.366488647</text:p>
          </table:table-cell>
        </table:table-row>
        <table:table-row table:style-name="ro1">
          <table:table-cell office:value-type="string" calcext:value-type="string">
            <text:p>L399D</text:p>
          </table:table-cell>
          <table:table-cell office:value-type="float" office:value="-444.374221802" calcext:value-type="float">
            <text:p>-444.374221802</text:p>
          </table:table-cell>
        </table:table-row>
        <table:table-row table:style-name="ro1">
          <table:table-cell office:value-type="string" calcext:value-type="string">
            <text:p>D211P</text:p>
          </table:table-cell>
          <table:table-cell office:value-type="float" office:value="-444.37739563" calcext:value-type="float">
            <text:p>-444.37739563</text:p>
          </table:table-cell>
        </table:table-row>
        <table:table-row table:style-name="ro1">
          <table:table-cell office:value-type="string" calcext:value-type="string">
            <text:p>F311R</text:p>
          </table:table-cell>
          <table:table-cell office:value-type="float" office:value="-444.383340454" calcext:value-type="float">
            <text:p>-444.383340454</text:p>
          </table:table-cell>
        </table:table-row>
        <table:table-row table:style-name="ro1">
          <table:table-cell office:value-type="string" calcext:value-type="string">
            <text:p>S393M</text:p>
          </table:table-cell>
          <table:table-cell office:value-type="float" office:value="-444.395297241" calcext:value-type="float">
            <text:p>-444.395297241</text:p>
          </table:table-cell>
        </table:table-row>
        <table:table-row table:style-name="ro1">
          <table:table-cell office:value-type="string" calcext:value-type="string">
            <text:p>G289M</text:p>
          </table:table-cell>
          <table:table-cell office:value-type="float" office:value="-444.396142578" calcext:value-type="float">
            <text:p>-444.396142578</text:p>
          </table:table-cell>
        </table:table-row>
        <table:table-row table:style-name="ro1">
          <table:table-cell office:value-type="string" calcext:value-type="string">
            <text:p>A56R</text:p>
          </table:table-cell>
          <table:table-cell office:value-type="float" office:value="-444.396621704" calcext:value-type="float">
            <text:p>-444.396621704</text:p>
          </table:table-cell>
        </table:table-row>
        <table:table-row table:style-name="ro1">
          <table:table-cell office:value-type="string" calcext:value-type="string">
            <text:p>R313K</text:p>
          </table:table-cell>
          <table:table-cell office:value-type="float" office:value="-444.404901123" calcext:value-type="float">
            <text:p>-444.404901123</text:p>
          </table:table-cell>
        </table:table-row>
        <table:table-row table:style-name="ro1">
          <table:table-cell office:value-type="string" calcext:value-type="string">
            <text:p>F404W</text:p>
          </table:table-cell>
          <table:table-cell office:value-type="float" office:value="-444.406558228" calcext:value-type="float">
            <text:p>-444.406558228</text:p>
          </table:table-cell>
        </table:table-row>
        <table:table-row table:style-name="ro1">
          <table:table-cell office:value-type="string" calcext:value-type="string">
            <text:p>L112R</text:p>
          </table:table-cell>
          <table:table-cell office:value-type="float" office:value="-444.407629395" calcext:value-type="float">
            <text:p>-444.407629395</text:p>
          </table:table-cell>
        </table:table-row>
        <table:table-row table:style-name="ro1">
          <table:table-cell office:value-type="string" calcext:value-type="string">
            <text:p>M328H</text:p>
          </table:table-cell>
          <table:table-cell office:value-type="float" office:value="-444.419049072" calcext:value-type="float">
            <text:p>-444.419049072</text:p>
          </table:table-cell>
        </table:table-row>
        <table:table-row table:style-name="ro1">
          <table:table-cell office:value-type="string" calcext:value-type="string">
            <text:p>P218I</text:p>
          </table:table-cell>
          <table:table-cell office:value-type="float" office:value="-444.429995728" calcext:value-type="float">
            <text:p>-444.429995728</text:p>
          </table:table-cell>
        </table:table-row>
        <table:table-row table:style-name="ro1">
          <table:table-cell office:value-type="string" calcext:value-type="string">
            <text:p>F149H</text:p>
          </table:table-cell>
          <table:table-cell office:value-type="float" office:value="-444.430331421" calcext:value-type="float">
            <text:p>-444.430331421</text:p>
          </table:table-cell>
        </table:table-row>
        <table:table-row table:style-name="ro1">
          <table:table-cell office:value-type="string" calcext:value-type="string">
            <text:p>M345K</text:p>
          </table:table-cell>
          <table:table-cell office:value-type="float" office:value="-444.431762695" calcext:value-type="float">
            <text:p>-444.431762695</text:p>
          </table:table-cell>
        </table:table-row>
        <table:table-row table:style-name="ro1">
          <table:table-cell office:value-type="string" calcext:value-type="string">
            <text:p>A300E</text:p>
          </table:table-cell>
          <table:table-cell office:value-type="float" office:value="-444.432662964" calcext:value-type="float">
            <text:p>-444.432662964</text:p>
          </table:table-cell>
        </table:table-row>
        <table:table-row table:style-name="ro1">
          <table:table-cell office:value-type="string" calcext:value-type="string">
            <text:p>N134G</text:p>
          </table:table-cell>
          <table:table-cell office:value-type="float" office:value="-444.432696533" calcext:value-type="float">
            <text:p>-444.432696533</text:p>
          </table:table-cell>
        </table:table-row>
        <table:table-row table:style-name="ro1">
          <table:table-cell office:value-type="string" calcext:value-type="string">
            <text:p>I213W</text:p>
          </table:table-cell>
          <table:table-cell office:value-type="float" office:value="-444.437451172" calcext:value-type="float">
            <text:p>-444.437451172</text:p>
          </table:table-cell>
        </table:table-row>
        <table:table-row table:style-name="ro1">
          <table:table-cell office:value-type="string" calcext:value-type="string">
            <text:p>L130W</text:p>
          </table:table-cell>
          <table:table-cell office:value-type="float" office:value="-444.443133545" calcext:value-type="float">
            <text:p>-444.443133545</text:p>
          </table:table-cell>
        </table:table-row>
        <table:table-row table:style-name="ro1">
          <table:table-cell office:value-type="string" calcext:value-type="string">
            <text:p>G344I</text:p>
          </table:table-cell>
          <table:table-cell office:value-type="float" office:value="-444.454388428" calcext:value-type="float">
            <text:p>-444.454388428</text:p>
          </table:table-cell>
        </table:table-row>
        <table:table-row table:style-name="ro1">
          <table:table-cell office:value-type="string" calcext:value-type="string">
            <text:p>A438E</text:p>
          </table:table-cell>
          <table:table-cell office:value-type="float" office:value="-444.462789917" calcext:value-type="float">
            <text:p>-444.462789917</text:p>
          </table:table-cell>
        </table:table-row>
        <table:table-row table:style-name="ro1">
          <table:table-cell office:value-type="string" calcext:value-type="string">
            <text:p>T320R</text:p>
          </table:table-cell>
          <table:table-cell office:value-type="float" office:value="-444.465853882" calcext:value-type="float">
            <text:p>-444.465853882</text:p>
          </table:table-cell>
        </table:table-row>
        <table:table-row table:style-name="ro1">
          <table:table-cell office:value-type="string" calcext:value-type="string">
            <text:p>V337Y</text:p>
          </table:table-cell>
          <table:table-cell office:value-type="float" office:value="-444.467651367" calcext:value-type="float">
            <text:p>-444.467651367</text:p>
          </table:table-cell>
        </table:table-row>
        <table:table-row table:style-name="ro1">
          <table:table-cell office:value-type="string" calcext:value-type="string">
            <text:p>I188R</text:p>
          </table:table-cell>
          <table:table-cell office:value-type="float" office:value="-444.470077515" calcext:value-type="float">
            <text:p>-444.470077515</text:p>
          </table:table-cell>
        </table:table-row>
        <table:table-row table:style-name="ro1">
          <table:table-cell office:value-type="string" calcext:value-type="string">
            <text:p>C225W</text:p>
          </table:table-cell>
          <table:table-cell office:value-type="float" office:value="-444.470175171" calcext:value-type="float">
            <text:p>-444.470175171</text:p>
          </table:table-cell>
        </table:table-row>
        <table:table-row table:style-name="ro1">
          <table:table-cell office:value-type="string" calcext:value-type="string">
            <text:p>I166D</text:p>
          </table:table-cell>
          <table:table-cell office:value-type="float" office:value="-444.4709198" calcext:value-type="float">
            <text:p>-444.4709198</text:p>
          </table:table-cell>
        </table:table-row>
        <table:table-row table:style-name="ro1">
          <table:table-cell office:value-type="string" calcext:value-type="string">
            <text:p>I414R</text:p>
          </table:table-cell>
          <table:table-cell office:value-type="float" office:value="-444.471987915" calcext:value-type="float">
            <text:p>-444.471987915</text:p>
          </table:table-cell>
        </table:table-row>
        <table:table-row table:style-name="ro1">
          <table:table-cell office:value-type="string" calcext:value-type="string">
            <text:p>A56P</text:p>
          </table:table-cell>
          <table:table-cell office:value-type="float" office:value="-444.472299194" calcext:value-type="float">
            <text:p>-444.472299194</text:p>
          </table:table-cell>
        </table:table-row>
        <table:table-row table:style-name="ro1">
          <table:table-cell office:value-type="string" calcext:value-type="string">
            <text:p>A202W</text:p>
          </table:table-cell>
          <table:table-cell office:value-type="float" office:value="-444.48324585" calcext:value-type="float">
            <text:p>-444.48324585</text:p>
          </table:table-cell>
        </table:table-row>
        <table:table-row table:style-name="ro1">
          <table:table-cell office:value-type="string" calcext:value-type="string">
            <text:p>V287G</text:p>
          </table:table-cell>
          <table:table-cell office:value-type="float" office:value="-444.484515381" calcext:value-type="float">
            <text:p>-444.484515381</text:p>
          </table:table-cell>
        </table:table-row>
        <table:table-row table:style-name="ro1">
          <table:table-cell office:value-type="string" calcext:value-type="string">
            <text:p>F422P</text:p>
          </table:table-cell>
          <table:table-cell office:value-type="float" office:value="-444.486627197" calcext:value-type="float">
            <text:p>-444.486627197</text:p>
          </table:table-cell>
        </table:table-row>
        <table:table-row table:style-name="ro1">
          <table:table-cell office:value-type="string" calcext:value-type="string">
            <text:p>V291P</text:p>
          </table:table-cell>
          <table:table-cell office:value-type="float" office:value="-444.487411499" calcext:value-type="float">
            <text:p>-444.487411499</text:p>
          </table:table-cell>
        </table:table-row>
        <table:table-row table:style-name="ro1">
          <table:table-cell office:value-type="string" calcext:value-type="string">
            <text:p>G353P</text:p>
          </table:table-cell>
          <table:table-cell office:value-type="float" office:value="-444.491741943" calcext:value-type="float">
            <text:p>-444.491741943</text:p>
          </table:table-cell>
        </table:table-row>
        <table:table-row table:style-name="ro1">
          <table:table-cell office:value-type="string" calcext:value-type="string">
            <text:p>A257Q</text:p>
          </table:table-cell>
          <table:table-cell office:value-type="float" office:value="-444.491885376" calcext:value-type="float">
            <text:p>-444.491885376</text:p>
          </table:table-cell>
        </table:table-row>
        <table:table-row table:style-name="ro1">
          <table:table-cell office:value-type="string" calcext:value-type="string">
            <text:p>I124R</text:p>
          </table:table-cell>
          <table:table-cell office:value-type="float" office:value="-444.493457031" calcext:value-type="float">
            <text:p>-444.493457031</text:p>
          </table:table-cell>
        </table:table-row>
        <table:table-row table:style-name="ro1">
          <table:table-cell office:value-type="string" calcext:value-type="string">
            <text:p>G267H</text:p>
          </table:table-cell>
          <table:table-cell office:value-type="float" office:value="-444.499533081" calcext:value-type="float">
            <text:p>-444.499533081</text:p>
          </table:table-cell>
        </table:table-row>
        <table:table-row table:style-name="ro1">
          <table:table-cell office:value-type="string" calcext:value-type="string">
            <text:p>N254S</text:p>
          </table:table-cell>
          <table:table-cell office:value-type="float" office:value="-444.501159668" calcext:value-type="float">
            <text:p>-444.501159668</text:p>
          </table:table-cell>
        </table:table-row>
        <table:table-row table:style-name="ro1">
          <table:table-cell office:value-type="string" calcext:value-type="string">
            <text:p>H310W</text:p>
          </table:table-cell>
          <table:table-cell office:value-type="float" office:value="-444.508013916" calcext:value-type="float">
            <text:p>-444.508013916</text:p>
          </table:table-cell>
        </table:table-row>
        <table:table-row table:style-name="ro1">
          <table:table-cell office:value-type="string" calcext:value-type="string">
            <text:p>T78Q</text:p>
          </table:table-cell>
          <table:table-cell office:value-type="float" office:value="-444.509051514" calcext:value-type="float">
            <text:p>-444.509051514</text:p>
          </table:table-cell>
        </table:table-row>
        <table:table-row table:style-name="ro1">
          <table:table-cell office:value-type="string" calcext:value-type="string">
            <text:p>I166C</text:p>
          </table:table-cell>
          <table:table-cell office:value-type="float" office:value="-444.51078186" calcext:value-type="float">
            <text:p>-444.51078186</text:p>
          </table:table-cell>
        </table:table-row>
        <table:table-row table:style-name="ro1">
          <table:table-cell office:value-type="string" calcext:value-type="string">
            <text:p>G49L</text:p>
          </table:table-cell>
          <table:table-cell office:value-type="float" office:value="-444.521188354" calcext:value-type="float">
            <text:p>-444.521188354</text:p>
          </table:table-cell>
        </table:table-row>
        <table:table-row table:style-name="ro1">
          <table:table-cell office:value-type="string" calcext:value-type="string">
            <text:p>S64G</text:p>
          </table:table-cell>
          <table:table-cell office:value-type="float" office:value="-444.52713623" calcext:value-type="float">
            <text:p>-444.52713623</text:p>
          </table:table-cell>
        </table:table-row>
        <table:table-row table:style-name="ro1">
          <table:table-cell office:value-type="string" calcext:value-type="string">
            <text:p>Q136W</text:p>
          </table:table-cell>
          <table:table-cell office:value-type="float" office:value="-444.528134155" calcext:value-type="float">
            <text:p>-444.528134155</text:p>
          </table:table-cell>
        </table:table-row>
        <table:table-row table:style-name="ro1">
          <table:table-cell office:value-type="string" calcext:value-type="string">
            <text:p>L38H</text:p>
          </table:table-cell>
          <table:table-cell office:value-type="float" office:value="-444.528662109" calcext:value-type="float">
            <text:p>-444.528662109</text:p>
          </table:table-cell>
        </table:table-row>
        <table:table-row table:style-name="ro1">
          <table:table-cell office:value-type="string" calcext:value-type="string">
            <text:p>M155E</text:p>
          </table:table-cell>
          <table:table-cell office:value-type="float" office:value="-444.531726074" calcext:value-type="float">
            <text:p>-444.531726074</text:p>
          </table:table-cell>
        </table:table-row>
        <table:table-row table:style-name="ro1">
          <table:table-cell office:value-type="string" calcext:value-type="string">
            <text:p>F304M</text:p>
          </table:table-cell>
          <table:table-cell office:value-type="float" office:value="-444.538623047" calcext:value-type="float">
            <text:p>-444.538623047</text:p>
          </table:table-cell>
        </table:table-row>
        <table:table-row table:style-name="ro1">
          <table:table-cell office:value-type="string" calcext:value-type="string">
            <text:p>E62Y</text:p>
          </table:table-cell>
          <table:table-cell office:value-type="float" office:value="-444.542034912" calcext:value-type="float">
            <text:p>-444.542034912</text:p>
          </table:table-cell>
        </table:table-row>
        <table:table-row table:style-name="ro1">
          <table:table-cell office:value-type="string" calcext:value-type="string">
            <text:p>H37W</text:p>
          </table:table-cell>
          <table:table-cell office:value-type="float" office:value="-444.543286133" calcext:value-type="float">
            <text:p>-444.543286133</text:p>
          </table:table-cell>
        </table:table-row>
        <table:table-row table:style-name="ro1">
          <table:table-cell office:value-type="string" calcext:value-type="string">
            <text:p>G209M</text:p>
          </table:table-cell>
          <table:table-cell office:value-type="float" office:value="-444.547314453" calcext:value-type="float">
            <text:p>-444.547314453</text:p>
          </table:table-cell>
        </table:table-row>
        <table:table-row table:style-name="ro1">
          <table:table-cell office:value-type="string" calcext:value-type="string">
            <text:p>F159R</text:p>
          </table:table-cell>
          <table:table-cell office:value-type="float" office:value="-444.547650146" calcext:value-type="float">
            <text:p>-444.547650146</text:p>
          </table:table-cell>
        </table:table-row>
        <table:table-row table:style-name="ro1">
          <table:table-cell office:value-type="string" calcext:value-type="string">
            <text:p>G293K</text:p>
          </table:table-cell>
          <table:table-cell office:value-type="float" office:value="-444.550256348" calcext:value-type="float">
            <text:p>-444.550256348</text:p>
          </table:table-cell>
        </table:table-row>
        <table:table-row table:style-name="ro1">
          <table:table-cell office:value-type="string" calcext:value-type="string">
            <text:p>L194W</text:p>
          </table:table-cell>
          <table:table-cell office:value-type="float" office:value="-444.551150513" calcext:value-type="float">
            <text:p>-444.551150513</text:p>
          </table:table-cell>
        </table:table-row>
        <table:table-row table:style-name="ro1">
          <table:table-cell office:value-type="string" calcext:value-type="string">
            <text:p>D211V</text:p>
          </table:table-cell>
          <table:table-cell office:value-type="float" office:value="-444.553604126" calcext:value-type="float">
            <text:p>-444.553604126</text:p>
          </table:table-cell>
        </table:table-row>
        <table:table-row table:style-name="ro1">
          <table:table-cell office:value-type="string" calcext:value-type="string">
            <text:p>N397P</text:p>
          </table:table-cell>
          <table:table-cell office:value-type="float" office:value="-444.559405518" calcext:value-type="float">
            <text:p>-444.559405518</text:p>
          </table:table-cell>
        </table:table-row>
        <table:table-row table:style-name="ro1">
          <table:table-cell office:value-type="string" calcext:value-type="string">
            <text:p>F422C</text:p>
          </table:table-cell>
          <table:table-cell office:value-type="float" office:value="-444.560586548" calcext:value-type="float">
            <text:p>-444.560586548</text:p>
          </table:table-cell>
        </table:table-row>
        <table:table-row table:style-name="ro1">
          <table:table-cell office:value-type="string" calcext:value-type="string">
            <text:p>G289R</text:p>
          </table:table-cell>
          <table:table-cell office:value-type="float" office:value="-444.566107178" calcext:value-type="float">
            <text:p>-444.566107178</text:p>
          </table:table-cell>
        </table:table-row>
        <table:table-row table:style-name="ro1">
          <table:table-cell office:value-type="string" calcext:value-type="string">
            <text:p>H316C</text:p>
          </table:table-cell>
          <table:table-cell office:value-type="float" office:value="-444.570394897" calcext:value-type="float">
            <text:p>-444.570394897</text:p>
          </table:table-cell>
        </table:table-row>
        <table:table-row table:style-name="ro1">
          <table:table-cell office:value-type="string" calcext:value-type="string">
            <text:p>H312Y</text:p>
          </table:table-cell>
          <table:table-cell office:value-type="float" office:value="-444.571569824" calcext:value-type="float">
            <text:p>-444.571569824</text:p>
          </table:table-cell>
        </table:table-row>
        <table:table-row table:style-name="ro1">
          <table:table-cell office:value-type="string" calcext:value-type="string">
            <text:p>P109G</text:p>
          </table:table-cell>
          <table:table-cell office:value-type="float" office:value="-444.574301147" calcext:value-type="float">
            <text:p>-444.574301147</text:p>
          </table:table-cell>
        </table:table-row>
        <table:table-row table:style-name="ro1">
          <table:table-cell office:value-type="string" calcext:value-type="string">
            <text:p>G209L</text:p>
          </table:table-cell>
          <table:table-cell office:value-type="float" office:value="-444.577197266" calcext:value-type="float">
            <text:p>-444.577197266</text:p>
          </table:table-cell>
        </table:table-row>
        <table:table-row table:style-name="ro1">
          <table:table-cell office:value-type="string" calcext:value-type="string">
            <text:p>T186Q</text:p>
          </table:table-cell>
          <table:table-cell office:value-type="float" office:value="-444.591043091" calcext:value-type="float">
            <text:p>-444.591043091</text:p>
          </table:table-cell>
        </table:table-row>
        <table:table-row table:style-name="ro1">
          <table:table-cell office:value-type="string" calcext:value-type="string">
            <text:p>L112G</text:p>
          </table:table-cell>
          <table:table-cell office:value-type="float" office:value="-444.591253662" calcext:value-type="float">
            <text:p>-444.591253662</text:p>
          </table:table-cell>
        </table:table-row>
        <table:table-row table:style-name="ro1">
          <table:table-cell office:value-type="string" calcext:value-type="string">
            <text:p>H126F</text:p>
          </table:table-cell>
          <table:table-cell office:value-type="float" office:value="-444.594903564" calcext:value-type="float">
            <text:p>-444.594903564</text:p>
          </table:table-cell>
        </table:table-row>
        <table:table-row table:style-name="ro1">
          <table:table-cell office:value-type="string" calcext:value-type="string">
            <text:p>K189Q</text:p>
          </table:table-cell>
          <table:table-cell office:value-type="float" office:value="-444.595413208" calcext:value-type="float">
            <text:p>-444.595413208</text:p>
          </table:table-cell>
        </table:table-row>
        <table:table-row table:style-name="ro1">
          <table:table-cell office:value-type="string" calcext:value-type="string">
            <text:p>T416F</text:p>
          </table:table-cell>
          <table:table-cell office:value-type="float" office:value="-444.595495605" calcext:value-type="float">
            <text:p>-444.595495605</text:p>
          </table:table-cell>
        </table:table-row>
        <table:table-row table:style-name="ro1">
          <table:table-cell office:value-type="string" calcext:value-type="string">
            <text:p>I414P</text:p>
          </table:table-cell>
          <table:table-cell office:value-type="float" office:value="-444.597366333" calcext:value-type="float">
            <text:p>-444.597366333</text:p>
          </table:table-cell>
        </table:table-row>
        <table:table-row table:style-name="ro1">
          <table:table-cell office:value-type="string" calcext:value-type="string">
            <text:p>T347Y</text:p>
          </table:table-cell>
          <table:table-cell office:value-type="float" office:value="-444.605633545" calcext:value-type="float">
            <text:p>-444.605633545</text:p>
          </table:table-cell>
        </table:table-row>
        <table:table-row table:style-name="ro1">
          <table:table-cell office:value-type="string" calcext:value-type="string">
            <text:p>K335G</text:p>
          </table:table-cell>
          <table:table-cell office:value-type="float" office:value="-444.608328247" calcext:value-type="float">
            <text:p>-444.608328247</text:p>
          </table:table-cell>
        </table:table-row>
        <table:table-row table:style-name="ro1">
          <table:table-cell office:value-type="string" calcext:value-type="string">
            <text:p>G317F</text:p>
          </table:table-cell>
          <table:table-cell office:value-type="float" office:value="-444.612014771" calcext:value-type="float">
            <text:p>-444.612014771</text:p>
          </table:table-cell>
        </table:table-row>
        <table:table-row table:style-name="ro1">
          <table:table-cell office:value-type="string" calcext:value-type="string">
            <text:p>R145H</text:p>
          </table:table-cell>
          <table:table-cell office:value-type="float" office:value="-444.612405396" calcext:value-type="float">
            <text:p>-444.612405396</text:p>
          </table:table-cell>
        </table:table-row>
        <table:table-row table:style-name="ro1">
          <table:table-cell office:value-type="string" calcext:value-type="string">
            <text:p>I255L</text:p>
          </table:table-cell>
          <table:table-cell office:value-type="float" office:value="-444.6159729" calcext:value-type="float">
            <text:p>-444.6159729</text:p>
          </table:table-cell>
        </table:table-row>
        <table:table-row table:style-name="ro1">
          <table:table-cell office:value-type="string" calcext:value-type="string">
            <text:p>P109R</text:p>
          </table:table-cell>
          <table:table-cell office:value-type="float" office:value="-444.616223145" calcext:value-type="float">
            <text:p>-444.616223145</text:p>
          </table:table-cell>
        </table:table-row>
        <table:table-row table:style-name="ro1">
          <table:table-cell office:value-type="string" calcext:value-type="string">
            <text:p>A61F</text:p>
          </table:table-cell>
          <table:table-cell office:value-type="float" office:value="-444.617477417" calcext:value-type="float">
            <text:p>-444.617477417</text:p>
          </table:table-cell>
        </table:table-row>
        <table:table-row table:style-name="ro1">
          <table:table-cell office:value-type="string" calcext:value-type="string">
            <text:p>G394N</text:p>
          </table:table-cell>
          <table:table-cell office:value-type="float" office:value="-444.618728638" calcext:value-type="float">
            <text:p>-444.618728638</text:p>
          </table:table-cell>
        </table:table-row>
        <table:table-row table:style-name="ro1">
          <table:table-cell office:value-type="string" calcext:value-type="string">
            <text:p>G353E</text:p>
          </table:table-cell>
          <table:table-cell office:value-type="float" office:value="-444.620489502" calcext:value-type="float">
            <text:p>-444.620489502</text:p>
          </table:table-cell>
        </table:table-row>
        <table:table-row table:style-name="ro1">
          <table:table-cell office:value-type="string" calcext:value-type="string">
            <text:p>G293N</text:p>
          </table:table-cell>
          <table:table-cell office:value-type="float" office:value="-444.627502441" calcext:value-type="float">
            <text:p>-444.627502441</text:p>
          </table:table-cell>
        </table:table-row>
        <table:table-row table:style-name="ro1">
          <table:table-cell office:value-type="string" calcext:value-type="string">
            <text:p>L39P</text:p>
          </table:table-cell>
          <table:table-cell office:value-type="float" office:value="-444.63137207" calcext:value-type="float">
            <text:p>-444.63137207</text:p>
          </table:table-cell>
        </table:table-row>
        <table:table-row table:style-name="ro1">
          <table:table-cell office:value-type="string" calcext:value-type="string">
            <text:p>A398R</text:p>
          </table:table-cell>
          <table:table-cell office:value-type="float" office:value="-444.636004639" calcext:value-type="float">
            <text:p>-444.636004639</text:p>
          </table:table-cell>
        </table:table-row>
        <table:table-row table:style-name="ro1">
          <table:table-cell office:value-type="string" calcext:value-type="string">
            <text:p>P109K</text:p>
          </table:table-cell>
          <table:table-cell office:value-type="float" office:value="-444.637420654" calcext:value-type="float">
            <text:p>-444.637420654</text:p>
          </table:table-cell>
        </table:table-row>
        <table:table-row table:style-name="ro1">
          <table:table-cell office:value-type="string" calcext:value-type="string">
            <text:p>Y86G</text:p>
          </table:table-cell>
          <table:table-cell office:value-type="float" office:value="-444.640222168" calcext:value-type="float">
            <text:p>-444.640222168</text:p>
          </table:table-cell>
        </table:table-row>
        <table:table-row table:style-name="ro1">
          <table:table-cell office:value-type="string" calcext:value-type="string">
            <text:p>I391P</text:p>
          </table:table-cell>
          <table:table-cell office:value-type="float" office:value="-444.643304443" calcext:value-type="float">
            <text:p>-444.643304443</text:p>
          </table:table-cell>
        </table:table-row>
        <table:table-row table:style-name="ro1">
          <table:table-cell office:value-type="string" calcext:value-type="string">
            <text:p>G431Q</text:p>
          </table:table-cell>
          <table:table-cell office:value-type="float" office:value="-444.644482422" calcext:value-type="float">
            <text:p>-444.644482422</text:p>
          </table:table-cell>
        </table:table-row>
        <table:table-row table:style-name="ro1">
          <table:table-cell office:value-type="string" calcext:value-type="string">
            <text:p>V413P</text:p>
          </table:table-cell>
          <table:table-cell office:value-type="float" office:value="-444.649005127" calcext:value-type="float">
            <text:p>-444.649005127</text:p>
          </table:table-cell>
        </table:table-row>
        <table:table-row table:style-name="ro1">
          <table:table-cell office:value-type="string" calcext:value-type="string">
            <text:p>T256L</text:p>
          </table:table-cell>
          <table:table-cell office:value-type="float" office:value="-444.652606201" calcext:value-type="float">
            <text:p>-444.652606201</text:p>
          </table:table-cell>
        </table:table-row>
        <table:table-row table:style-name="ro1">
          <table:table-cell office:value-type="string" calcext:value-type="string">
            <text:p>P226M</text:p>
          </table:table-cell>
          <table:table-cell office:value-type="float" office:value="-444.657479858" calcext:value-type="float">
            <text:p>-444.657479858</text:p>
          </table:table-cell>
        </table:table-row>
        <table:table-row table:style-name="ro1">
          <table:table-cell office:value-type="string" calcext:value-type="string">
            <text:p>F206R</text:p>
          </table:table-cell>
          <table:table-cell office:value-type="float" office:value="-444.658551025" calcext:value-type="float">
            <text:p>-444.658551025</text:p>
          </table:table-cell>
        </table:table-row>
        <table:table-row table:style-name="ro1">
          <table:table-cell office:value-type="string" calcext:value-type="string">
            <text:p>W170V</text:p>
          </table:table-cell>
          <table:table-cell office:value-type="float" office:value="-444.663021851" calcext:value-type="float">
            <text:p>-444.663021851</text:p>
          </table:table-cell>
        </table:table-row>
        <table:table-row table:style-name="ro1">
          <table:table-cell office:value-type="string" calcext:value-type="string">
            <text:p>F224E</text:p>
          </table:table-cell>
          <table:table-cell office:value-type="float" office:value="-444.671588135" calcext:value-type="float">
            <text:p>-444.671588135</text:p>
          </table:table-cell>
        </table:table-row>
        <table:table-row table:style-name="ro1">
          <table:table-cell office:value-type="string" calcext:value-type="string">
            <text:p>A83K</text:p>
          </table:table-cell>
          <table:table-cell office:value-type="float" office:value="-444.68616333" calcext:value-type="float">
            <text:p>-444.68616333</text:p>
          </table:table-cell>
        </table:table-row>
        <table:table-row table:style-name="ro1">
          <table:table-cell office:value-type="string" calcext:value-type="string">
            <text:p>D114L</text:p>
          </table:table-cell>
          <table:table-cell office:value-type="float" office:value="-444.696548462" calcext:value-type="float">
            <text:p>-444.696548462</text:p>
          </table:table-cell>
        </table:table-row>
        <table:table-row table:style-name="ro1">
          <table:table-cell office:value-type="string" calcext:value-type="string">
            <text:p>A200K</text:p>
          </table:table-cell>
          <table:table-cell office:value-type="float" office:value="-444.698623657" calcext:value-type="float">
            <text:p>-444.698623657</text:p>
          </table:table-cell>
        </table:table-row>
        <table:table-row table:style-name="ro1">
          <table:table-cell office:value-type="string" calcext:value-type="string">
            <text:p>G419L</text:p>
          </table:table-cell>
          <table:table-cell office:value-type="float" office:value="-444.707739258" calcext:value-type="float">
            <text:p>-444.707739258</text:p>
          </table:table-cell>
        </table:table-row>
        <table:table-row table:style-name="ro1">
          <table:table-cell office:value-type="string" calcext:value-type="string">
            <text:p>S63P</text:p>
          </table:table-cell>
          <table:table-cell office:value-type="float" office:value="-444.710479736" calcext:value-type="float">
            <text:p>-444.710479736</text:p>
          </table:table-cell>
        </table:table-row>
        <table:table-row table:style-name="ro1">
          <table:table-cell office:value-type="string" calcext:value-type="string">
            <text:p>I188Y</text:p>
          </table:table-cell>
          <table:table-cell office:value-type="float" office:value="-444.711785889" calcext:value-type="float">
            <text:p>-444.711785889</text:p>
          </table:table-cell>
        </table:table-row>
        <table:table-row table:style-name="ro1">
          <table:table-cell office:value-type="string" calcext:value-type="string">
            <text:p>S64F</text:p>
          </table:table-cell>
          <table:table-cell office:value-type="float" office:value="-444.712149048" calcext:value-type="float">
            <text:p>-444.712149048</text:p>
          </table:table-cell>
        </table:table-row>
        <table:table-row table:style-name="ro1">
          <table:table-cell office:value-type="string" calcext:value-type="string">
            <text:p>E217A</text:p>
          </table:table-cell>
          <table:table-cell office:value-type="float" office:value="-444.721542358" calcext:value-type="float">
            <text:p>-444.721542358</text:p>
          </table:table-cell>
        </table:table-row>
        <table:table-row table:style-name="ro1">
          <table:table-cell office:value-type="string" calcext:value-type="string">
            <text:p>G161W</text:p>
          </table:table-cell>
          <table:table-cell office:value-type="float" office:value="-444.722564697" calcext:value-type="float">
            <text:p>-444.722564697</text:p>
          </table:table-cell>
        </table:table-row>
        <table:table-row table:style-name="ro1">
          <table:table-cell office:value-type="string" calcext:value-type="string">
            <text:p>G344Y</text:p>
          </table:table-cell>
          <table:table-cell office:value-type="float" office:value="-444.728823853" calcext:value-type="float">
            <text:p>-444.728823853</text:p>
          </table:table-cell>
        </table:table-row>
        <table:table-row table:style-name="ro1">
          <table:table-cell office:value-type="string" calcext:value-type="string">
            <text:p>G293S</text:p>
          </table:table-cell>
          <table:table-cell office:value-type="float" office:value="-444.730447388" calcext:value-type="float">
            <text:p>-444.730447388</text:p>
          </table:table-cell>
        </table:table-row>
        <table:table-row table:style-name="ro1">
          <table:table-cell office:value-type="string" calcext:value-type="string">
            <text:p>I255S</text:p>
          </table:table-cell>
          <table:table-cell office:value-type="float" office:value="-444.731445312" calcext:value-type="float">
            <text:p>-444.731445312</text:p>
          </table:table-cell>
        </table:table-row>
        <table:table-row table:style-name="ro1">
          <table:table-cell office:value-type="string" calcext:value-type="string">
            <text:p>H346S</text:p>
          </table:table-cell>
          <table:table-cell office:value-type="float" office:value="-444.739752197" calcext:value-type="float">
            <text:p>-444.739752197</text:p>
          </table:table-cell>
        </table:table-row>
        <table:table-row table:style-name="ro1">
          <table:table-cell office:value-type="string" calcext:value-type="string">
            <text:p>H310T</text:p>
          </table:table-cell>
          <table:table-cell office:value-type="float" office:value="-444.742132568" calcext:value-type="float">
            <text:p>-444.742132568</text:p>
          </table:table-cell>
        </table:table-row>
        <table:table-row table:style-name="ro1">
          <table:table-cell office:value-type="string" calcext:value-type="string">
            <text:p>G327H</text:p>
          </table:table-cell>
          <table:table-cell office:value-type="float" office:value="-444.742803955" calcext:value-type="float">
            <text:p>-444.742803955</text:p>
          </table:table-cell>
        </table:table-row>
        <table:table-row table:style-name="ro1">
          <table:table-cell office:value-type="string" calcext:value-type="string">
            <text:p>G209R</text:p>
          </table:table-cell>
          <table:table-cell office:value-type="float" office:value="-444.752560425" calcext:value-type="float">
            <text:p>-444.752560425</text:p>
          </table:table-cell>
        </table:table-row>
        <table:table-row table:style-name="ro1">
          <table:table-cell office:value-type="string" calcext:value-type="string">
            <text:p>D160A</text:p>
          </table:table-cell>
          <table:table-cell office:value-type="float" office:value="-444.752597046" calcext:value-type="float">
            <text:p>-444.752597046</text:p>
          </table:table-cell>
        </table:table-row>
        <table:table-row table:style-name="ro1">
          <table:table-cell office:value-type="string" calcext:value-type="string">
            <text:p>H346A</text:p>
          </table:table-cell>
          <table:table-cell office:value-type="float" office:value="-444.752810669" calcext:value-type="float">
            <text:p>-444.752810669</text:p>
          </table:table-cell>
        </table:table-row>
        <table:table-row table:style-name="ro1">
          <table:table-cell office:value-type="string" calcext:value-type="string">
            <text:p>H316S</text:p>
          </table:table-cell>
          <table:table-cell office:value-type="float" office:value="-444.753439331" calcext:value-type="float">
            <text:p>-444.753439331</text:p>
          </table:table-cell>
        </table:table-row>
        <table:table-row table:style-name="ro1">
          <table:table-cell office:value-type="string" calcext:value-type="string">
            <text:p>G375W</text:p>
          </table:table-cell>
          <table:table-cell office:value-type="float" office:value="-444.763171387" calcext:value-type="float">
            <text:p>-444.763171387</text:p>
          </table:table-cell>
        </table:table-row>
        <table:table-row table:style-name="ro1">
          <table:table-cell office:value-type="string" calcext:value-type="string">
            <text:p>G344M</text:p>
          </table:table-cell>
          <table:table-cell office:value-type="float" office:value="-444.764001465" calcext:value-type="float">
            <text:p>-444.764001465</text:p>
          </table:table-cell>
        </table:table-row>
        <table:table-row table:style-name="ro1">
          <table:table-cell office:value-type="string" calcext:value-type="string">
            <text:p>L401E</text:p>
          </table:table-cell>
          <table:table-cell office:value-type="float" office:value="-444.768826294" calcext:value-type="float">
            <text:p>-444.768826294</text:p>
          </table:table-cell>
        </table:table-row>
        <table:table-row table:style-name="ro1">
          <table:table-cell office:value-type="string" calcext:value-type="string">
            <text:p>A61L</text:p>
          </table:table-cell>
          <table:table-cell office:value-type="float" office:value="-444.768884277" calcext:value-type="float">
            <text:p>-444.768884277</text:p>
          </table:table-cell>
        </table:table-row>
        <table:table-row table:style-name="ro1">
          <table:table-cell office:value-type="string" calcext:value-type="string">
            <text:p>G353D</text:p>
          </table:table-cell>
          <table:table-cell office:value-type="float" office:value="-444.777789307" calcext:value-type="float">
            <text:p>-444.777789307</text:p>
          </table:table-cell>
        </table:table-row>
        <table:table-row table:style-name="ro1">
          <table:table-cell office:value-type="string" calcext:value-type="string">
            <text:p>D140V</text:p>
          </table:table-cell>
          <table:table-cell office:value-type="float" office:value="-444.781274414" calcext:value-type="float">
            <text:p>-444.781274414</text:p>
          </table:table-cell>
        </table:table-row>
        <table:table-row table:style-name="ro1">
          <table:table-cell office:value-type="string" calcext:value-type="string">
            <text:p>T73F</text:p>
          </table:table-cell>
          <table:table-cell office:value-type="float" office:value="-444.782299805" calcext:value-type="float">
            <text:p>-444.782299805</text:p>
          </table:table-cell>
        </table:table-row>
        <table:table-row table:style-name="ro1">
          <table:table-cell office:value-type="string" calcext:value-type="string">
            <text:p>V71G</text:p>
          </table:table-cell>
          <table:table-cell office:value-type="float" office:value="-444.786312866" calcext:value-type="float">
            <text:p>-444.786312866</text:p>
          </table:table-cell>
        </table:table-row>
        <table:table-row table:style-name="ro1">
          <table:table-cell office:value-type="string" calcext:value-type="string">
            <text:p>V106E</text:p>
          </table:table-cell>
          <table:table-cell office:value-type="float" office:value="-444.788031006" calcext:value-type="float">
            <text:p>-444.788031006</text:p>
          </table:table-cell>
        </table:table-row>
        <table:table-row table:style-name="ro1">
          <table:table-cell office:value-type="string" calcext:value-type="string">
            <text:p>A314P</text:p>
          </table:table-cell>
          <table:table-cell office:value-type="float" office:value="-444.791497803" calcext:value-type="float">
            <text:p>-444.791497803</text:p>
          </table:table-cell>
        </table:table-row>
        <table:table-row table:style-name="ro1">
          <table:table-cell office:value-type="string" calcext:value-type="string">
            <text:p>T256V</text:p>
          </table:table-cell>
          <table:table-cell office:value-type="float" office:value="-444.791525269" calcext:value-type="float">
            <text:p>-444.791525269</text:p>
          </table:table-cell>
        </table:table-row>
        <table:table-row table:style-name="ro1">
          <table:table-cell office:value-type="string" calcext:value-type="string">
            <text:p>T256Q</text:p>
          </table:table-cell>
          <table:table-cell office:value-type="float" office:value="-444.794528198" calcext:value-type="float">
            <text:p>-444.794528198</text:p>
          </table:table-cell>
        </table:table-row>
        <table:table-row table:style-name="ro1">
          <table:table-cell office:value-type="string" calcext:value-type="string">
            <text:p>A61P</text:p>
          </table:table-cell>
          <table:table-cell office:value-type="float" office:value="-444.804168701" calcext:value-type="float">
            <text:p>-444.804168701</text:p>
          </table:table-cell>
        </table:table-row>
        <table:table-row table:style-name="ro1">
          <table:table-cell office:value-type="string" calcext:value-type="string">
            <text:p>S343V</text:p>
          </table:table-cell>
          <table:table-cell office:value-type="float" office:value="-444.812545776" calcext:value-type="float">
            <text:p>-444.812545776</text:p>
          </table:table-cell>
        </table:table-row>
        <table:table-row table:style-name="ro1">
          <table:table-cell office:value-type="string" calcext:value-type="string">
            <text:p>L39R</text:p>
          </table:table-cell>
          <table:table-cell office:value-type="float" office:value="-444.828173828" calcext:value-type="float">
            <text:p>-444.828173828</text:p>
          </table:table-cell>
        </table:table-row>
        <table:table-row table:style-name="ro1">
          <table:table-cell office:value-type="string" calcext:value-type="string">
            <text:p>D148P</text:p>
          </table:table-cell>
          <table:table-cell office:value-type="float" office:value="-444.830596924" calcext:value-type="float">
            <text:p>-444.830596924</text:p>
          </table:table-cell>
        </table:table-row>
        <table:table-row table:style-name="ro1">
          <table:table-cell office:value-type="string" calcext:value-type="string">
            <text:p>G419K</text:p>
          </table:table-cell>
          <table:table-cell office:value-type="float" office:value="-444.83734436" calcext:value-type="float">
            <text:p>-444.83734436</text:p>
          </table:table-cell>
        </table:table-row>
        <table:table-row table:style-name="ro1">
          <table:table-cell office:value-type="string" calcext:value-type="string">
            <text:p>G353S</text:p>
          </table:table-cell>
          <table:table-cell office:value-type="float" office:value="-444.844329834" calcext:value-type="float">
            <text:p>-444.844329834</text:p>
          </table:table-cell>
        </table:table-row>
        <table:table-row table:style-name="ro1">
          <table:table-cell office:value-type="string" calcext:value-type="string">
            <text:p>G394D</text:p>
          </table:table-cell>
          <table:table-cell office:value-type="float" office:value="-444.849346924" calcext:value-type="float">
            <text:p>-444.849346924</text:p>
          </table:table-cell>
        </table:table-row>
        <table:table-row table:style-name="ro1">
          <table:table-cell office:value-type="string" calcext:value-type="string">
            <text:p>F77N</text:p>
          </table:table-cell>
          <table:table-cell office:value-type="float" office:value="-444.85324707" calcext:value-type="float">
            <text:p>-444.85324707</text:p>
          </table:table-cell>
        </table:table-row>
        <table:table-row table:style-name="ro1">
          <table:table-cell office:value-type="string" calcext:value-type="string">
            <text:p>R338F</text:p>
          </table:table-cell>
          <table:table-cell office:value-type="float" office:value="-444.856607056" calcext:value-type="float">
            <text:p>-444.856607056</text:p>
          </table:table-cell>
        </table:table-row>
        <table:table-row table:style-name="ro1">
          <table:table-cell office:value-type="string" calcext:value-type="string">
            <text:p>A253D</text:p>
          </table:table-cell>
          <table:table-cell office:value-type="float" office:value="-444.864950562" calcext:value-type="float">
            <text:p>-444.864950562</text:p>
          </table:table-cell>
        </table:table-row>
        <table:table-row table:style-name="ro1">
          <table:table-cell office:value-type="string" calcext:value-type="string">
            <text:p>F304P</text:p>
          </table:table-cell>
          <table:table-cell office:value-type="float" office:value="-444.865505981" calcext:value-type="float">
            <text:p>-444.865505981</text:p>
          </table:table-cell>
        </table:table-row>
        <table:table-row table:style-name="ro1">
          <table:table-cell office:value-type="string" calcext:value-type="string">
            <text:p>R338V</text:p>
          </table:table-cell>
          <table:table-cell office:value-type="float" office:value="-444.876864624" calcext:value-type="float">
            <text:p>-444.876864624</text:p>
          </table:table-cell>
        </table:table-row>
        <table:table-row table:style-name="ro1">
          <table:table-cell office:value-type="string" calcext:value-type="string">
            <text:p>I213R</text:p>
          </table:table-cell>
          <table:table-cell office:value-type="float" office:value="-444.884420776" calcext:value-type="float">
            <text:p>-444.884420776</text:p>
          </table:table-cell>
        </table:table-row>
        <table:table-row table:style-name="ro1">
          <table:table-cell office:value-type="string" calcext:value-type="string">
            <text:p>G209D</text:p>
          </table:table-cell>
          <table:table-cell office:value-type="float" office:value="-444.886404419" calcext:value-type="float">
            <text:p>-444.886404419</text:p>
          </table:table-cell>
        </table:table-row>
        <table:table-row table:style-name="ro1">
          <table:table-cell office:value-type="string" calcext:value-type="string">
            <text:p>P190L</text:p>
          </table:table-cell>
          <table:table-cell office:value-type="float" office:value="-444.888305664" calcext:value-type="float">
            <text:p>-444.888305664</text:p>
          </table:table-cell>
        </table:table-row>
        <table:table-row table:style-name="ro1">
          <table:table-cell office:value-type="string" calcext:value-type="string">
            <text:p>N397I</text:p>
          </table:table-cell>
          <table:table-cell office:value-type="float" office:value="-444.894012451" calcext:value-type="float">
            <text:p>-444.894012451</text:p>
          </table:table-cell>
        </table:table-row>
        <table:table-row table:style-name="ro1">
          <table:table-cell office:value-type="string" calcext:value-type="string">
            <text:p>S64H</text:p>
          </table:table-cell>
          <table:table-cell office:value-type="float" office:value="-444.897180176" calcext:value-type="float">
            <text:p>-444.897180176</text:p>
          </table:table-cell>
        </table:table-row>
        <table:table-row table:style-name="ro1">
          <table:table-cell office:value-type="string" calcext:value-type="string">
            <text:p>K335I</text:p>
          </table:table-cell>
          <table:table-cell office:value-type="float" office:value="-444.897290039" calcext:value-type="float">
            <text:p>-444.897290039</text:p>
          </table:table-cell>
        </table:table-row>
        <table:table-row table:style-name="ro1">
          <table:table-cell office:value-type="string" calcext:value-type="string">
            <text:p>G394L</text:p>
          </table:table-cell>
          <table:table-cell office:value-type="float" office:value="-444.8978302" calcext:value-type="float">
            <text:p>-444.8978302</text:p>
          </table:table-cell>
        </table:table-row>
        <table:table-row table:style-name="ro1">
          <table:table-cell office:value-type="string" calcext:value-type="string">
            <text:p>G293V</text:p>
          </table:table-cell>
          <table:table-cell office:value-type="float" office:value="-444.898474121" calcext:value-type="float">
            <text:p>-444.898474121</text:p>
          </table:table-cell>
        </table:table-row>
        <table:table-row table:style-name="ro1">
          <table:table-cell office:value-type="string" calcext:value-type="string">
            <text:p>M227H</text:p>
          </table:table-cell>
          <table:table-cell office:value-type="float" office:value="-444.90173645" calcext:value-type="float">
            <text:p>-444.90173645</text:p>
          </table:table-cell>
        </table:table-row>
        <table:table-row table:style-name="ro1">
          <table:table-cell office:value-type="string" calcext:value-type="string">
            <text:p>N215Y</text:p>
          </table:table-cell>
          <table:table-cell office:value-type="float" office:value="-444.902841187" calcext:value-type="float">
            <text:p>-444.902841187</text:p>
          </table:table-cell>
        </table:table-row>
        <table:table-row table:style-name="ro1">
          <table:table-cell office:value-type="string" calcext:value-type="string">
            <text:p>D216C</text:p>
          </table:table-cell>
          <table:table-cell office:value-type="float" office:value="-444.902862549" calcext:value-type="float">
            <text:p>-444.902862549</text:p>
          </table:table-cell>
        </table:table-row>
        <table:table-row table:style-name="ro1">
          <table:table-cell office:value-type="string" calcext:value-type="string">
            <text:p>H346V</text:p>
          </table:table-cell>
          <table:table-cell office:value-type="float" office:value="-444.904580688" calcext:value-type="float">
            <text:p>-444.904580688</text:p>
          </table:table-cell>
        </table:table-row>
        <table:table-row table:style-name="ro1">
          <table:table-cell office:value-type="string" calcext:value-type="string">
            <text:p>F404K</text:p>
          </table:table-cell>
          <table:table-cell office:value-type="float" office:value="-444.904769897" calcext:value-type="float">
            <text:p>-444.904769897</text:p>
          </table:table-cell>
        </table:table-row>
        <table:table-row table:style-name="ro1">
          <table:table-cell office:value-type="string" calcext:value-type="string">
            <text:p>M345D</text:p>
          </table:table-cell>
          <table:table-cell office:value-type="float" office:value="-444.909420776" calcext:value-type="float">
            <text:p>-444.909420776</text:p>
          </table:table-cell>
        </table:table-row>
        <table:table-row table:style-name="ro1">
          <table:table-cell office:value-type="string" calcext:value-type="string">
            <text:p>M355K</text:p>
          </table:table-cell>
          <table:table-cell office:value-type="float" office:value="-444.911398315" calcext:value-type="float">
            <text:p>-444.911398315</text:p>
          </table:table-cell>
        </table:table-row>
        <table:table-row table:style-name="ro1">
          <table:table-cell office:value-type="string" calcext:value-type="string">
            <text:p>Y108R</text:p>
          </table:table-cell>
          <table:table-cell office:value-type="float" office:value="-444.912805176" calcext:value-type="float">
            <text:p>-444.912805176</text:p>
          </table:table-cell>
        </table:table-row>
        <table:table-row table:style-name="ro1">
          <table:table-cell office:value-type="string" calcext:value-type="string">
            <text:p>D140Y</text:p>
          </table:table-cell>
          <table:table-cell office:value-type="float" office:value="-444.916427612" calcext:value-type="float">
            <text:p>-444.916427612</text:p>
          </table:table-cell>
        </table:table-row>
        <table:table-row table:style-name="ro1">
          <table:table-cell office:value-type="string" calcext:value-type="string">
            <text:p>P162Q</text:p>
          </table:table-cell>
          <table:table-cell office:value-type="float" office:value="-444.917828369" calcext:value-type="float">
            <text:p>-444.917828369</text:p>
          </table:table-cell>
        </table:table-row>
        <table:table-row table:style-name="ro1">
          <table:table-cell office:value-type="string" calcext:value-type="string">
            <text:p>T416K</text:p>
          </table:table-cell>
          <table:table-cell office:value-type="float" office:value="-444.924200439" calcext:value-type="float">
            <text:p>-444.924200439</text:p>
          </table:table-cell>
        </table:table-row>
        <table:table-row table:style-name="ro1">
          <table:table-cell office:value-type="string" calcext:value-type="string">
            <text:p>A438Q</text:p>
          </table:table-cell>
          <table:table-cell office:value-type="float" office:value="-444.924578857" calcext:value-type="float">
            <text:p>-444.924578857</text:p>
          </table:table-cell>
        </table:table-row>
        <table:table-row table:style-name="ro1">
          <table:table-cell office:value-type="string" calcext:value-type="string">
            <text:p>G66F</text:p>
          </table:table-cell>
          <table:table-cell office:value-type="float" office:value="-444.925820923" calcext:value-type="float">
            <text:p>-444.925820923</text:p>
          </table:table-cell>
        </table:table-row>
        <table:table-row table:style-name="ro1">
          <table:table-cell office:value-type="string" calcext:value-type="string">
            <text:p>I183K</text:p>
          </table:table-cell>
          <table:table-cell office:value-type="float" office:value="-444.927120972" calcext:value-type="float">
            <text:p>-444.927120972</text:p>
          </table:table-cell>
        </table:table-row>
        <table:table-row table:style-name="ro1">
          <table:table-cell office:value-type="string" calcext:value-type="string">
            <text:p>F405D</text:p>
          </table:table-cell>
          <table:table-cell office:value-type="float" office:value="-444.929998779" calcext:value-type="float">
            <text:p>-444.929998779</text:p>
          </table:table-cell>
        </table:table-row>
        <table:table-row table:style-name="ro1">
          <table:table-cell office:value-type="string" calcext:value-type="string">
            <text:p>F304E</text:p>
          </table:table-cell>
          <table:table-cell office:value-type="float" office:value="-444.931933594" calcext:value-type="float">
            <text:p>-444.931933594</text:p>
          </table:table-cell>
        </table:table-row>
        <table:table-row table:style-name="ro1">
          <table:table-cell office:value-type="string" calcext:value-type="string">
            <text:p>G419D</text:p>
          </table:table-cell>
          <table:table-cell office:value-type="float" office:value="-444.934802246" calcext:value-type="float">
            <text:p>-444.934802246</text:p>
          </table:table-cell>
        </table:table-row>
        <table:table-row table:style-name="ro1">
          <table:table-cell office:value-type="string" calcext:value-type="string">
            <text:p>I188C</text:p>
          </table:table-cell>
          <table:table-cell office:value-type="float" office:value="-444.938717651" calcext:value-type="float">
            <text:p>-444.938717651</text:p>
          </table:table-cell>
        </table:table-row>
        <table:table-row table:style-name="ro1">
          <table:table-cell office:value-type="string" calcext:value-type="string">
            <text:p>T347K</text:p>
          </table:table-cell>
          <table:table-cell office:value-type="float" office:value="-444.943945312" calcext:value-type="float">
            <text:p>-444.943945312</text:p>
          </table:table-cell>
        </table:table-row>
        <table:table-row table:style-name="ro1">
          <table:table-cell office:value-type="string" calcext:value-type="string">
            <text:p>F149K</text:p>
          </table:table-cell>
          <table:table-cell office:value-type="float" office:value="-444.954415894" calcext:value-type="float">
            <text:p>-444.954415894</text:p>
          </table:table-cell>
        </table:table-row>
        <table:table-row table:style-name="ro1">
          <table:table-cell office:value-type="string" calcext:value-type="string">
            <text:p>T389P</text:p>
          </table:table-cell>
          <table:table-cell office:value-type="float" office:value="-444.958789062" calcext:value-type="float">
            <text:p>-444.958789062</text:p>
          </table:table-cell>
        </table:table-row>
        <table:table-row table:style-name="ro1">
          <table:table-cell office:value-type="string" calcext:value-type="string">
            <text:p>A314D</text:p>
          </table:table-cell>
          <table:table-cell office:value-type="float" office:value="-444.96048584" calcext:value-type="float">
            <text:p>-444.96048584</text:p>
          </table:table-cell>
        </table:table-row>
        <table:table-row table:style-name="ro1">
          <table:table-cell office:value-type="string" calcext:value-type="string">
            <text:p>V270Y</text:p>
          </table:table-cell>
          <table:table-cell office:value-type="float" office:value="-444.965426636" calcext:value-type="float">
            <text:p>-444.965426636</text:p>
          </table:table-cell>
        </table:table-row>
        <table:table-row table:style-name="ro1">
          <table:table-cell office:value-type="string" calcext:value-type="string">
            <text:p>T74K</text:p>
          </table:table-cell>
          <table:table-cell office:value-type="float" office:value="-444.972747803" calcext:value-type="float">
            <text:p>-444.972747803</text:p>
          </table:table-cell>
        </table:table-row>
        <table:table-row table:style-name="ro1">
          <table:table-cell office:value-type="string" calcext:value-type="string">
            <text:p>P152F</text:p>
          </table:table-cell>
          <table:table-cell office:value-type="float" office:value="-444.977859497" calcext:value-type="float">
            <text:p>-444.977859497</text:p>
          </table:table-cell>
        </table:table-row>
        <table:table-row table:style-name="ro1">
          <table:table-cell office:value-type="string" calcext:value-type="string">
            <text:p>G327N</text:p>
          </table:table-cell>
          <table:table-cell office:value-type="float" office:value="-444.978848267" calcext:value-type="float">
            <text:p>-444.978848267</text:p>
          </table:table-cell>
        </table:table-row>
        <table:table-row table:style-name="ro1">
          <table:table-cell office:value-type="string" calcext:value-type="string">
            <text:p>S324V</text:p>
          </table:table-cell>
          <table:table-cell office:value-type="float" office:value="-444.986636353" calcext:value-type="float">
            <text:p>-444.986636353</text:p>
          </table:table-cell>
        </table:table-row>
        <table:table-row table:style-name="ro1">
          <table:table-cell office:value-type="string" calcext:value-type="string">
            <text:p>G51W</text:p>
          </table:table-cell>
          <table:table-cell office:value-type="float" office:value="-444.987362671" calcext:value-type="float">
            <text:p>-444.987362671</text:p>
          </table:table-cell>
        </table:table-row>
        <table:table-row table:style-name="ro1">
          <table:table-cell office:value-type="string" calcext:value-type="string">
            <text:p>K354Y</text:p>
          </table:table-cell>
          <table:table-cell office:value-type="float" office:value="-444.989080811" calcext:value-type="float">
            <text:p>-444.989080811</text:p>
          </table:table-cell>
        </table:table-row>
        <table:table-row table:style-name="ro1">
          <table:table-cell office:value-type="string" calcext:value-type="string">
            <text:p>D148I</text:p>
          </table:table-cell>
          <table:table-cell office:value-type="float" office:value="-444.990380859" calcext:value-type="float">
            <text:p>-444.990380859</text:p>
          </table:table-cell>
        </table:table-row>
        <table:table-row table:style-name="ro1">
          <table:table-cell office:value-type="string" calcext:value-type="string">
            <text:p>P109V</text:p>
          </table:table-cell>
          <table:table-cell office:value-type="float" office:value="-444.99072876" calcext:value-type="float">
            <text:p>-444.99072876</text:p>
          </table:table-cell>
        </table:table-row>
        <table:table-row table:style-name="ro1">
          <table:table-cell office:value-type="string" calcext:value-type="string">
            <text:p>I255W</text:p>
          </table:table-cell>
          <table:table-cell office:value-type="float" office:value="-444.996429443" calcext:value-type="float">
            <text:p>-444.996429443</text:p>
          </table:table-cell>
        </table:table-row>
        <table:table-row table:style-name="ro1">
          <table:table-cell office:value-type="string" calcext:value-type="string">
            <text:p>E70Y</text:p>
          </table:table-cell>
          <table:table-cell office:value-type="float" office:value="-444.999423218" calcext:value-type="float">
            <text:p>-444.999423218</text:p>
          </table:table-cell>
        </table:table-row>
        <table:table-row table:style-name="ro1">
          <table:table-cell office:value-type="string" calcext:value-type="string">
            <text:p>G317N</text:p>
          </table:table-cell>
          <table:table-cell office:value-type="float" office:value="-445.003161621" calcext:value-type="float">
            <text:p>-445.003161621</text:p>
          </table:table-cell>
        </table:table-row>
        <table:table-row table:style-name="ro1">
          <table:table-cell office:value-type="string" calcext:value-type="string">
            <text:p>H126I</text:p>
          </table:table-cell>
          <table:table-cell office:value-type="float" office:value="-445.009573364" calcext:value-type="float">
            <text:p>-445.009573364</text:p>
          </table:table-cell>
        </table:table-row>
        <table:table-row table:style-name="ro1">
          <table:table-cell office:value-type="string" calcext:value-type="string">
            <text:p>T256R</text:p>
          </table:table-cell>
          <table:table-cell office:value-type="float" office:value="-445.014846802" calcext:value-type="float">
            <text:p>-445.014846802</text:p>
          </table:table-cell>
        </table:table-row>
        <table:table-row table:style-name="ro1">
          <table:table-cell office:value-type="string" calcext:value-type="string">
            <text:p>I392M</text:p>
          </table:table-cell>
          <table:table-cell office:value-type="float" office:value="-445.016137695" calcext:value-type="float">
            <text:p>-445.016137695</text:p>
          </table:table-cell>
        </table:table-row>
        <table:table-row table:style-name="ro1">
          <table:table-cell office:value-type="string" calcext:value-type="string">
            <text:p>A318K</text:p>
          </table:table-cell>
          <table:table-cell office:value-type="float" office:value="-445.017572021" calcext:value-type="float">
            <text:p>-445.017572021</text:p>
          </table:table-cell>
        </table:table-row>
        <table:table-row table:style-name="ro1">
          <table:table-cell office:value-type="string" calcext:value-type="string">
            <text:p>D114W</text:p>
          </table:table-cell>
          <table:table-cell office:value-type="float" office:value="-445.018856812" calcext:value-type="float">
            <text:p>-445.018856812</text:p>
          </table:table-cell>
        </table:table-row>
        <table:table-row table:style-name="ro1">
          <table:table-cell office:value-type="string" calcext:value-type="string">
            <text:p>R338N</text:p>
          </table:table-cell>
          <table:table-cell office:value-type="float" office:value="-445.019900513" calcext:value-type="float">
            <text:p>-445.019900513</text:p>
          </table:table-cell>
        </table:table-row>
        <table:table-row table:style-name="ro1">
          <table:table-cell office:value-type="string" calcext:value-type="string">
            <text:p>E217R</text:p>
          </table:table-cell>
          <table:table-cell office:value-type="float" office:value="-445.031845093" calcext:value-type="float">
            <text:p>-445.031845093</text:p>
          </table:table-cell>
        </table:table-row>
        <table:table-row table:style-name="ro1">
          <table:table-cell office:value-type="string" calcext:value-type="string">
            <text:p>S129E</text:p>
          </table:table-cell>
          <table:table-cell office:value-type="float" office:value="-445.03210144" calcext:value-type="float">
            <text:p>-445.03210144</text:p>
          </table:table-cell>
        </table:table-row>
        <table:table-row table:style-name="ro1">
          <table:table-cell office:value-type="string" calcext:value-type="string">
            <text:p>F422S</text:p>
          </table:table-cell>
          <table:table-cell office:value-type="float" office:value="-445.032803345" calcext:value-type="float">
            <text:p>-445.032803345</text:p>
          </table:table-cell>
        </table:table-row>
        <table:table-row table:style-name="ro1">
          <table:table-cell office:value-type="string" calcext:value-type="string">
            <text:p>K214Q</text:p>
          </table:table-cell>
          <table:table-cell office:value-type="float" office:value="-445.034274292" calcext:value-type="float">
            <text:p>-445.034274292</text:p>
          </table:table-cell>
        </table:table-row>
        <table:table-row table:style-name="ro1">
          <table:table-cell office:value-type="string" calcext:value-type="string">
            <text:p>K105C</text:p>
          </table:table-cell>
          <table:table-cell office:value-type="float" office:value="-445.036856079" calcext:value-type="float">
            <text:p>-445.036856079</text:p>
          </table:table-cell>
        </table:table-row>
        <table:table-row table:style-name="ro1">
          <table:table-cell office:value-type="string" calcext:value-type="string">
            <text:p>G344V</text:p>
          </table:table-cell>
          <table:table-cell office:value-type="float" office:value="-445.040530396" calcext:value-type="float">
            <text:p>-445.040530396</text:p>
          </table:table-cell>
        </table:table-row>
        <table:table-row table:style-name="ro1">
          <table:table-cell office:value-type="string" calcext:value-type="string">
            <text:p>M146K</text:p>
          </table:table-cell>
          <table:table-cell office:value-type="float" office:value="-445.050805664" calcext:value-type="float">
            <text:p>-445.050805664</text:p>
          </table:table-cell>
        </table:table-row>
        <table:table-row table:style-name="ro1">
          <table:table-cell office:value-type="string" calcext:value-type="string">
            <text:p>V297D</text:p>
          </table:table-cell>
          <table:table-cell office:value-type="float" office:value="-445.05383606" calcext:value-type="float">
            <text:p>-445.05383606</text:p>
          </table:table-cell>
        </table:table-row>
        <table:table-row table:style-name="ro1">
          <table:table-cell office:value-type="string" calcext:value-type="string">
            <text:p>T416S</text:p>
          </table:table-cell>
          <table:table-cell office:value-type="float" office:value="-445.059735107" calcext:value-type="float">
            <text:p>-445.059735107</text:p>
          </table:table-cell>
        </table:table-row>
        <table:table-row table:style-name="ro1">
          <table:table-cell office:value-type="string" calcext:value-type="string">
            <text:p>N68M</text:p>
          </table:table-cell>
          <table:table-cell office:value-type="float" office:value="-445.062612915" calcext:value-type="float">
            <text:p>-445.062612915</text:p>
          </table:table-cell>
        </table:table-row>
        <table:table-row table:style-name="ro1">
          <table:table-cell office:value-type="string" calcext:value-type="string">
            <text:p>H58F</text:p>
          </table:table-cell>
          <table:table-cell office:value-type="float" office:value="-445.066360474" calcext:value-type="float">
            <text:p>-445.066360474</text:p>
          </table:table-cell>
        </table:table-row>
        <table:table-row table:style-name="ro1">
          <table:table-cell office:value-type="string" calcext:value-type="string">
            <text:p>T78D</text:p>
          </table:table-cell>
          <table:table-cell office:value-type="float" office:value="-445.074307251" calcext:value-type="float">
            <text:p>-445.074307251</text:p>
          </table:table-cell>
        </table:table-row>
        <table:table-row table:style-name="ro1">
          <table:table-cell office:value-type="string" calcext:value-type="string">
            <text:p>D82F</text:p>
          </table:table-cell>
          <table:table-cell office:value-type="float" office:value="-445.085488892" calcext:value-type="float">
            <text:p>-445.085488892</text:p>
          </table:table-cell>
        </table:table-row>
        <table:table-row table:style-name="ro1">
          <table:table-cell office:value-type="string" calcext:value-type="string">
            <text:p>G423E</text:p>
          </table:table-cell>
          <table:table-cell office:value-type="float" office:value="-445.088970947" calcext:value-type="float">
            <text:p>-445.088970947</text:p>
          </table:table-cell>
        </table:table-row>
        <table:table-row table:style-name="ro1">
          <table:table-cell office:value-type="string" calcext:value-type="string">
            <text:p>F224A</text:p>
          </table:table-cell>
          <table:table-cell office:value-type="float" office:value="-445.098248291" calcext:value-type="float">
            <text:p>-445.098248291</text:p>
          </table:table-cell>
        </table:table-row>
        <table:table-row table:style-name="ro1">
          <table:table-cell office:value-type="string" calcext:value-type="string">
            <text:p>R301D</text:p>
          </table:table-cell>
          <table:table-cell office:value-type="float" office:value="-445.100836182" calcext:value-type="float">
            <text:p>-445.100836182</text:p>
          </table:table-cell>
        </table:table-row>
        <table:table-row table:style-name="ro1">
          <table:table-cell office:value-type="string" calcext:value-type="string">
            <text:p>F52E</text:p>
          </table:table-cell>
          <table:table-cell office:value-type="float" office:value="-445.102111816" calcext:value-type="float">
            <text:p>-445.102111816</text:p>
          </table:table-cell>
        </table:table-row>
        <table:table-row table:style-name="ro1">
          <table:table-cell office:value-type="string" calcext:value-type="string">
            <text:p>L194T</text:p>
          </table:table-cell>
          <table:table-cell office:value-type="float" office:value="-445.108792114" calcext:value-type="float">
            <text:p>-445.108792114</text:p>
          </table:table-cell>
        </table:table-row>
        <table:table-row table:style-name="ro1">
          <table:table-cell office:value-type="string" calcext:value-type="string">
            <text:p>F251G</text:p>
          </table:table-cell>
          <table:table-cell office:value-type="float" office:value="-445.111001587" calcext:value-type="float">
            <text:p>-445.111001587</text:p>
          </table:table-cell>
        </table:table-row>
        <table:table-row table:style-name="ro1">
          <table:table-cell office:value-type="string" calcext:value-type="string">
            <text:p>H424V</text:p>
          </table:table-cell>
          <table:table-cell office:value-type="float" office:value="-445.111459351" calcext:value-type="float">
            <text:p>-445.111459351</text:p>
          </table:table-cell>
        </table:table-row>
        <table:table-row table:style-name="ro1">
          <table:table-cell office:value-type="string" calcext:value-type="string">
            <text:p>F404R</text:p>
          </table:table-cell>
          <table:table-cell office:value-type="float" office:value="-445.112878418" calcext:value-type="float">
            <text:p>-445.112878418</text:p>
          </table:table-cell>
        </table:table-row>
        <table:table-row table:style-name="ro1">
          <table:table-cell office:value-type="string" calcext:value-type="string">
            <text:p>M385C</text:p>
          </table:table-cell>
          <table:table-cell office:value-type="float" office:value="-445.113034058" calcext:value-type="float">
            <text:p>-445.113034058</text:p>
          </table:table-cell>
        </table:table-row>
        <table:table-row table:style-name="ro1">
          <table:table-cell office:value-type="string" calcext:value-type="string">
            <text:p>L130S</text:p>
          </table:table-cell>
          <table:table-cell office:value-type="float" office:value="-445.115341187" calcext:value-type="float">
            <text:p>-445.115341187</text:p>
          </table:table-cell>
        </table:table-row>
        <table:table-row table:style-name="ro1">
          <table:table-cell office:value-type="string" calcext:value-type="string">
            <text:p>S343F</text:p>
          </table:table-cell>
          <table:table-cell office:value-type="float" office:value="-445.116387939" calcext:value-type="float">
            <text:p>-445.116387939</text:p>
          </table:table-cell>
        </table:table-row>
        <table:table-row table:style-name="ro1">
          <table:table-cell office:value-type="string" calcext:value-type="string">
            <text:p>T256P</text:p>
          </table:table-cell>
          <table:table-cell office:value-type="float" office:value="-445.120144653" calcext:value-type="float">
            <text:p>-445.120144653</text:p>
          </table:table-cell>
        </table:table-row>
        <table:table-row table:style-name="ro1">
          <table:table-cell office:value-type="string" calcext:value-type="string">
            <text:p>K354T</text:p>
          </table:table-cell>
          <table:table-cell office:value-type="float" office:value="-445.123910522" calcext:value-type="float">
            <text:p>-445.123910522</text:p>
          </table:table-cell>
        </table:table-row>
        <table:table-row table:style-name="ro1">
          <table:table-cell office:value-type="string" calcext:value-type="string">
            <text:p>G395P</text:p>
          </table:table-cell>
          <table:table-cell office:value-type="float" office:value="-445.126971436" calcext:value-type="float">
            <text:p>-445.126971436</text:p>
          </table:table-cell>
        </table:table-row>
        <table:table-row table:style-name="ro1">
          <table:table-cell office:value-type="string" calcext:value-type="string">
            <text:p>H58L</text:p>
          </table:table-cell>
          <table:table-cell office:value-type="float" office:value="-445.136987305" calcext:value-type="float">
            <text:p>-445.136987305</text:p>
          </table:table-cell>
        </table:table-row>
        <table:table-row table:style-name="ro1">
          <table:table-cell office:value-type="string" calcext:value-type="string">
            <text:p>M355W</text:p>
          </table:table-cell>
          <table:table-cell office:value-type="float" office:value="-445.139208984" calcext:value-type="float">
            <text:p>-445.139208984</text:p>
          </table:table-cell>
        </table:table-row>
        <table:table-row table:style-name="ro1">
          <table:table-cell office:value-type="string" calcext:value-type="string">
            <text:p>S129R</text:p>
          </table:table-cell>
          <table:table-cell office:value-type="float" office:value="-445.139318848" calcext:value-type="float">
            <text:p>-445.139318848</text:p>
          </table:table-cell>
        </table:table-row>
        <table:table-row table:style-name="ro1">
          <table:table-cell office:value-type="string" calcext:value-type="string">
            <text:p>K189F</text:p>
          </table:table-cell>
          <table:table-cell office:value-type="float" office:value="-445.143920898" calcext:value-type="float">
            <text:p>-445.143920898</text:p>
          </table:table-cell>
        </table:table-row>
        <table:table-row table:style-name="ro1">
          <table:table-cell office:value-type="string" calcext:value-type="string">
            <text:p>L435G</text:p>
          </table:table-cell>
          <table:table-cell office:value-type="float" office:value="-445.149935913" calcext:value-type="float">
            <text:p>-445.149935913</text:p>
          </table:table-cell>
        </table:table-row>
        <table:table-row table:style-name="ro1">
          <table:table-cell office:value-type="string" calcext:value-type="string">
            <text:p>T349E</text:p>
          </table:table-cell>
          <table:table-cell office:value-type="float" office:value="-445.151589966" calcext:value-type="float">
            <text:p>-445.151589966</text:p>
          </table:table-cell>
        </table:table-row>
        <table:table-row table:style-name="ro1">
          <table:table-cell office:value-type="string" calcext:value-type="string">
            <text:p>E262N</text:p>
          </table:table-cell>
          <table:table-cell office:value-type="float" office:value="-445.160641479" calcext:value-type="float">
            <text:p>-445.160641479</text:p>
          </table:table-cell>
        </table:table-row>
        <table:table-row table:style-name="ro1">
          <table:table-cell office:value-type="string" calcext:value-type="string">
            <text:p>V291Q</text:p>
          </table:table-cell>
          <table:table-cell office:value-type="float" office:value="-445.160775757" calcext:value-type="float">
            <text:p>-445.160775757</text:p>
          </table:table-cell>
        </table:table-row>
        <table:table-row table:style-name="ro1">
          <table:table-cell office:value-type="string" calcext:value-type="string">
            <text:p>S434H</text:p>
          </table:table-cell>
          <table:table-cell office:value-type="float" office:value="-445.167355347" calcext:value-type="float">
            <text:p>-445.167355347</text:p>
          </table:table-cell>
        </table:table-row>
        <table:table-row table:style-name="ro1">
          <table:table-cell office:value-type="string" calcext:value-type="string">
            <text:p>F274P</text:p>
          </table:table-cell>
          <table:table-cell office:value-type="float" office:value="-445.170227051" calcext:value-type="float">
            <text:p>-445.170227051</text:p>
          </table:table-cell>
        </table:table-row>
        <table:table-row table:style-name="ro1">
          <table:table-cell office:value-type="string" calcext:value-type="string">
            <text:p>D114M</text:p>
          </table:table-cell>
          <table:table-cell office:value-type="float" office:value="-445.172955322" calcext:value-type="float">
            <text:p>-445.172955322</text:p>
          </table:table-cell>
        </table:table-row>
        <table:table-row table:style-name="ro1">
          <table:table-cell office:value-type="string" calcext:value-type="string">
            <text:p>T320W</text:p>
          </table:table-cell>
          <table:table-cell office:value-type="float" office:value="-445.174493408" calcext:value-type="float">
            <text:p>-445.174493408</text:p>
          </table:table-cell>
        </table:table-row>
        <table:table-row table:style-name="ro1">
          <table:table-cell office:value-type="string" calcext:value-type="string">
            <text:p>D148L</text:p>
          </table:table-cell>
          <table:table-cell office:value-type="float" office:value="-445.178988647" calcext:value-type="float">
            <text:p>-445.178988647</text:p>
          </table:table-cell>
        </table:table-row>
        <table:table-row table:style-name="ro1">
          <table:table-cell office:value-type="string" calcext:value-type="string">
            <text:p>P162F</text:p>
          </table:table-cell>
          <table:table-cell office:value-type="float" office:value="-445.189422607" calcext:value-type="float">
            <text:p>-445.189422607</text:p>
          </table:table-cell>
        </table:table-row>
        <table:table-row table:style-name="ro1">
          <table:table-cell office:value-type="string" calcext:value-type="string">
            <text:p>G137Q</text:p>
          </table:table-cell>
          <table:table-cell office:value-type="float" office:value="-445.189523315" calcext:value-type="float">
            <text:p>-445.189523315</text:p>
          </table:table-cell>
        </table:table-row>
        <table:table-row table:style-name="ro1">
          <table:table-cell office:value-type="string" calcext:value-type="string">
            <text:p>I255H</text:p>
          </table:table-cell>
          <table:table-cell office:value-type="float" office:value="-445.192843628" calcext:value-type="float">
            <text:p>-445.192843628</text:p>
          </table:table-cell>
        </table:table-row>
        <table:table-row table:style-name="ro1">
          <table:table-cell office:value-type="string" calcext:value-type="string">
            <text:p>H310V</text:p>
          </table:table-cell>
          <table:table-cell office:value-type="float" office:value="-445.196246338" calcext:value-type="float">
            <text:p>-445.196246338</text:p>
          </table:table-cell>
        </table:table-row>
        <table:table-row table:style-name="ro1">
          <table:table-cell office:value-type="string" calcext:value-type="string">
            <text:p>S129M</text:p>
          </table:table-cell>
          <table:table-cell office:value-type="float" office:value="-445.202163696" calcext:value-type="float">
            <text:p>-445.202163696</text:p>
          </table:table-cell>
        </table:table-row>
        <table:table-row table:style-name="ro1">
          <table:table-cell office:value-type="string" calcext:value-type="string">
            <text:p>I213Y</text:p>
          </table:table-cell>
          <table:table-cell office:value-type="float" office:value="-445.21156311" calcext:value-type="float">
            <text:p>-445.21156311</text:p>
          </table:table-cell>
        </table:table-row>
        <table:table-row table:style-name="ro1">
          <table:table-cell office:value-type="string" calcext:value-type="string">
            <text:p>L435D</text:p>
          </table:table-cell>
          <table:table-cell office:value-type="float" office:value="-445.212493896" calcext:value-type="float">
            <text:p>-445.212493896</text:p>
          </table:table-cell>
        </table:table-row>
        <table:table-row table:style-name="ro1">
          <table:table-cell office:value-type="string" calcext:value-type="string">
            <text:p>P162N</text:p>
          </table:table-cell>
          <table:table-cell office:value-type="float" office:value="-445.22043457" calcext:value-type="float">
            <text:p>-445.22043457</text:p>
          </table:table-cell>
        </table:table-row>
        <table:table-row table:style-name="ro1">
          <table:table-cell office:value-type="string" calcext:value-type="string">
            <text:p>M355Y</text:p>
          </table:table-cell>
          <table:table-cell office:value-type="float" office:value="-445.221380615" calcext:value-type="float">
            <text:p>-445.221380615</text:p>
          </table:table-cell>
        </table:table-row>
        <table:table-row table:style-name="ro1">
          <table:table-cell office:value-type="string" calcext:value-type="string">
            <text:p>G420D</text:p>
          </table:table-cell>
          <table:table-cell office:value-type="float" office:value="-445.224179077" calcext:value-type="float">
            <text:p>-445.224179077</text:p>
          </table:table-cell>
        </table:table-row>
        <table:table-row table:style-name="ro1">
          <table:table-cell office:value-type="string" calcext:value-type="string">
            <text:p>V40D</text:p>
          </table:table-cell>
          <table:table-cell office:value-type="float" office:value="-445.233071899" calcext:value-type="float">
            <text:p>-445.233071899</text:p>
          </table:table-cell>
        </table:table-row>
        <table:table-row table:style-name="ro1">
          <table:table-cell office:value-type="string" calcext:value-type="string">
            <text:p>G419N</text:p>
          </table:table-cell>
          <table:table-cell office:value-type="float" office:value="-445.241244507" calcext:value-type="float">
            <text:p>-445.241244507</text:p>
          </table:table-cell>
        </table:table-row>
        <table:table-row table:style-name="ro1">
          <table:table-cell office:value-type="string" calcext:value-type="string">
            <text:p>G420H</text:p>
          </table:table-cell>
          <table:table-cell office:value-type="float" office:value="-445.242074585" calcext:value-type="float">
            <text:p>-445.242074585</text:p>
          </table:table-cell>
        </table:table-row>
        <table:table-row table:style-name="ro1">
          <table:table-cell office:value-type="string" calcext:value-type="string">
            <text:p>I391Y</text:p>
          </table:table-cell>
          <table:table-cell office:value-type="float" office:value="-445.248184204" calcext:value-type="float">
            <text:p>-445.248184204</text:p>
          </table:table-cell>
        </table:table-row>
        <table:table-row table:style-name="ro1">
          <table:table-cell office:value-type="string" calcext:value-type="string">
            <text:p>V71Y</text:p>
          </table:table-cell>
          <table:table-cell office:value-type="float" office:value="-445.248431396" calcext:value-type="float">
            <text:p>-445.248431396</text:p>
          </table:table-cell>
        </table:table-row>
        <table:table-row table:style-name="ro1">
          <table:table-cell office:value-type="string" calcext:value-type="string">
            <text:p>T416Y</text:p>
          </table:table-cell>
          <table:table-cell office:value-type="float" office:value="-445.255123901" calcext:value-type="float">
            <text:p>-445.255123901</text:p>
          </table:table-cell>
        </table:table-row>
        <table:table-row table:style-name="ro1">
          <table:table-cell office:value-type="string" calcext:value-type="string">
            <text:p>T186I</text:p>
          </table:table-cell>
          <table:table-cell office:value-type="float" office:value="-445.261022949" calcext:value-type="float">
            <text:p>-445.261022949</text:p>
          </table:table-cell>
        </table:table-row>
        <table:table-row table:style-name="ro1">
          <table:table-cell office:value-type="string" calcext:value-type="string">
            <text:p>G293H</text:p>
          </table:table-cell>
          <table:table-cell office:value-type="float" office:value="-445.267144775" calcext:value-type="float">
            <text:p>-445.267144775</text:p>
          </table:table-cell>
        </table:table-row>
        <table:table-row table:style-name="ro1">
          <table:table-cell office:value-type="string" calcext:value-type="string">
            <text:p>F212M</text:p>
          </table:table-cell>
          <table:table-cell office:value-type="float" office:value="-445.26930542" calcext:value-type="float">
            <text:p>-445.26930542</text:p>
          </table:table-cell>
        </table:table-row>
        <table:table-row table:style-name="ro1">
          <table:table-cell office:value-type="string" calcext:value-type="string">
            <text:p>W442P</text:p>
          </table:table-cell>
          <table:table-cell office:value-type="float" office:value="-445.274066162" calcext:value-type="float">
            <text:p>-445.274066162</text:p>
          </table:table-cell>
        </table:table-row>
        <table:table-row table:style-name="ro1">
          <table:table-cell office:value-type="string" calcext:value-type="string">
            <text:p>G327Q</text:p>
          </table:table-cell>
          <table:table-cell office:value-type="float" office:value="-445.276409912" calcext:value-type="float">
            <text:p>-445.276409912</text:p>
          </table:table-cell>
        </table:table-row>
        <table:table-row table:style-name="ro1">
          <table:table-cell office:value-type="string" calcext:value-type="string">
            <text:p>F77C</text:p>
          </table:table-cell>
          <table:table-cell office:value-type="float" office:value="-445.286706543" calcext:value-type="float">
            <text:p>-445.286706543</text:p>
          </table:table-cell>
        </table:table-row>
        <table:table-row table:style-name="ro1">
          <table:table-cell office:value-type="string" calcext:value-type="string">
            <text:p>L44R</text:p>
          </table:table-cell>
          <table:table-cell office:value-type="float" office:value="-445.289749146" calcext:value-type="float">
            <text:p>-445.289749146</text:p>
          </table:table-cell>
        </table:table-row>
        <table:table-row table:style-name="ro1">
          <table:table-cell office:value-type="string" calcext:value-type="string">
            <text:p>G423C</text:p>
          </table:table-cell>
          <table:table-cell office:value-type="float" office:value="-445.29005127" calcext:value-type="float">
            <text:p>-445.29005127</text:p>
          </table:table-cell>
        </table:table-row>
        <table:table-row table:style-name="ro1">
          <table:table-cell office:value-type="string" calcext:value-type="string">
            <text:p>D148V</text:p>
          </table:table-cell>
          <table:table-cell office:value-type="float" office:value="-445.291781616" calcext:value-type="float">
            <text:p>-445.291781616</text:p>
          </table:table-cell>
        </table:table-row>
        <table:table-row table:style-name="ro1">
          <table:table-cell office:value-type="string" calcext:value-type="string">
            <text:p>H312E</text:p>
          </table:table-cell>
          <table:table-cell office:value-type="float" office:value="-445.294799805" calcext:value-type="float">
            <text:p>-445.294799805</text:p>
          </table:table-cell>
        </table:table-row>
        <table:table-row table:style-name="ro1">
          <table:table-cell office:value-type="string" calcext:value-type="string">
            <text:p>D288A</text:p>
          </table:table-cell>
          <table:table-cell office:value-type="float" office:value="-445.306210327" calcext:value-type="float">
            <text:p>-445.306210327</text:p>
          </table:table-cell>
        </table:table-row>
        <table:table-row table:style-name="ro1">
          <table:table-cell office:value-type="string" calcext:value-type="string">
            <text:p>N254W</text:p>
          </table:table-cell>
          <table:table-cell office:value-type="float" office:value="-445.306634521" calcext:value-type="float">
            <text:p>-445.306634521</text:p>
          </table:table-cell>
        </table:table-row>
        <table:table-row table:style-name="ro1">
          <table:table-cell office:value-type="string" calcext:value-type="string">
            <text:p>G139Y</text:p>
          </table:table-cell>
          <table:table-cell office:value-type="float" office:value="-445.312097168" calcext:value-type="float">
            <text:p>-445.312097168</text:p>
          </table:table-cell>
        </table:table-row>
        <table:table-row table:style-name="ro1">
          <table:table-cell office:value-type="string" calcext:value-type="string">
            <text:p>T67D</text:p>
          </table:table-cell>
          <table:table-cell office:value-type="float" office:value="-445.313427734" calcext:value-type="float">
            <text:p>-445.313427734</text:p>
          </table:table-cell>
        </table:table-row>
        <table:table-row table:style-name="ro1">
          <table:table-cell office:value-type="string" calcext:value-type="string">
            <text:p>M263E</text:p>
          </table:table-cell>
          <table:table-cell office:value-type="float" office:value="-445.317337036" calcext:value-type="float">
            <text:p>-445.317337036</text:p>
          </table:table-cell>
        </table:table-row>
        <table:table-row table:style-name="ro1">
          <table:table-cell office:value-type="string" calcext:value-type="string">
            <text:p>W382G</text:p>
          </table:table-cell>
          <table:table-cell office:value-type="float" office:value="-445.323110962" calcext:value-type="float">
            <text:p>-445.323110962</text:p>
          </table:table-cell>
        </table:table-row>
        <table:table-row table:style-name="ro1">
          <table:table-cell office:value-type="string" calcext:value-type="string">
            <text:p>G137I</text:p>
          </table:table-cell>
          <table:table-cell office:value-type="float" office:value="-445.330352783" calcext:value-type="float">
            <text:p>-445.330352783</text:p>
          </table:table-cell>
        </table:table-row>
        <table:table-row table:style-name="ro1">
          <table:table-cell office:value-type="string" calcext:value-type="string">
            <text:p>I213H</text:p>
          </table:table-cell>
          <table:table-cell office:value-type="float" office:value="-445.330654907" calcext:value-type="float">
            <text:p>-445.330654907</text:p>
          </table:table-cell>
        </table:table-row>
        <table:table-row table:style-name="ro1">
          <table:table-cell office:value-type="string" calcext:value-type="string">
            <text:p>G137E</text:p>
          </table:table-cell>
          <table:table-cell office:value-type="float" office:value="-445.330786133" calcext:value-type="float">
            <text:p>-445.330786133</text:p>
          </table:table-cell>
        </table:table-row>
        <table:table-row table:style-name="ro1">
          <table:table-cell office:value-type="string" calcext:value-type="string">
            <text:p>Q219K</text:p>
          </table:table-cell>
          <table:table-cell office:value-type="float" office:value="-445.331118774" calcext:value-type="float">
            <text:p>-445.331118774</text:p>
          </table:table-cell>
        </table:table-row>
        <table:table-row table:style-name="ro1">
          <table:table-cell office:value-type="string" calcext:value-type="string">
            <text:p>L408Q</text:p>
          </table:table-cell>
          <table:table-cell office:value-type="float" office:value="-445.335717773" calcext:value-type="float">
            <text:p>-445.335717773</text:p>
          </table:table-cell>
        </table:table-row>
        <table:table-row table:style-name="ro1">
          <table:table-cell office:value-type="string" calcext:value-type="string">
            <text:p>G418Q</text:p>
          </table:table-cell>
          <table:table-cell office:value-type="float" office:value="-445.339862061" calcext:value-type="float">
            <text:p>-445.339862061</text:p>
          </table:table-cell>
        </table:table-row>
        <table:table-row table:style-name="ro1">
          <table:table-cell office:value-type="string" calcext:value-type="string">
            <text:p>F378G</text:p>
          </table:table-cell>
          <table:table-cell office:value-type="float" office:value="-445.343002319" calcext:value-type="float">
            <text:p>-445.343002319</text:p>
          </table:table-cell>
        </table:table-row>
        <table:table-row table:style-name="ro1">
          <table:table-cell office:value-type="string" calcext:value-type="string">
            <text:p>N254H</text:p>
          </table:table-cell>
          <table:table-cell office:value-type="float" office:value="-445.349972534" calcext:value-type="float">
            <text:p>-445.349972534</text:p>
          </table:table-cell>
        </table:table-row>
        <table:table-row table:style-name="ro1">
          <table:table-cell office:value-type="string" calcext:value-type="string">
            <text:p>T320Y</text:p>
          </table:table-cell>
          <table:table-cell office:value-type="float" office:value="-445.352044678" calcext:value-type="float">
            <text:p>-445.352044678</text:p>
          </table:table-cell>
        </table:table-row>
        <table:table-row table:style-name="ro1">
          <table:table-cell office:value-type="string" calcext:value-type="string">
            <text:p>M345E</text:p>
          </table:table-cell>
          <table:table-cell office:value-type="float" office:value="-445.354473877" calcext:value-type="float">
            <text:p>-445.354473877</text:p>
          </table:table-cell>
        </table:table-row>
        <table:table-row table:style-name="ro1">
          <table:table-cell office:value-type="string" calcext:value-type="string">
            <text:p>I187F</text:p>
          </table:table-cell>
          <table:table-cell office:value-type="float" office:value="-445.355282593" calcext:value-type="float">
            <text:p>-445.355282593</text:p>
          </table:table-cell>
        </table:table-row>
        <table:table-row table:style-name="ro1">
          <table:table-cell office:value-type="string" calcext:value-type="string">
            <text:p>S427F</text:p>
          </table:table-cell>
          <table:table-cell office:value-type="float" office:value="-445.356878662" calcext:value-type="float">
            <text:p>-445.356878662</text:p>
          </table:table-cell>
        </table:table-row>
        <table:table-row table:style-name="ro1">
          <table:table-cell office:value-type="string" calcext:value-type="string">
            <text:p>T320M</text:p>
          </table:table-cell>
          <table:table-cell office:value-type="float" office:value="-445.357537842" calcext:value-type="float">
            <text:p>-445.357537842</text:p>
          </table:table-cell>
        </table:table-row>
        <table:table-row table:style-name="ro1">
          <table:table-cell office:value-type="string" calcext:value-type="string">
            <text:p>I124H</text:p>
          </table:table-cell>
          <table:table-cell office:value-type="float" office:value="-445.357885742" calcext:value-type="float">
            <text:p>-445.357885742</text:p>
          </table:table-cell>
        </table:table-row>
        <table:table-row table:style-name="ro1">
          <table:table-cell office:value-type="string" calcext:value-type="string">
            <text:p>V270E</text:p>
          </table:table-cell>
          <table:table-cell office:value-type="float" office:value="-445.362738037" calcext:value-type="float">
            <text:p>-445.362738037</text:p>
          </table:table-cell>
        </table:table-row>
        <table:table-row table:style-name="ro1">
          <table:table-cell office:value-type="string" calcext:value-type="string">
            <text:p>G289C</text:p>
          </table:table-cell>
          <table:table-cell office:value-type="float" office:value="-445.363549805" calcext:value-type="float">
            <text:p>-445.363549805</text:p>
          </table:table-cell>
        </table:table-row>
        <table:table-row table:style-name="ro1">
          <table:table-cell office:value-type="string" calcext:value-type="string">
            <text:p>D160H</text:p>
          </table:table-cell>
          <table:table-cell office:value-type="float" office:value="-445.369271851" calcext:value-type="float">
            <text:p>-445.369271851</text:p>
          </table:table-cell>
        </table:table-row>
        <table:table-row table:style-name="ro1">
          <table:table-cell office:value-type="string" calcext:value-type="string">
            <text:p>M238D</text:p>
          </table:table-cell>
          <table:table-cell office:value-type="float" office:value="-445.37555542" calcext:value-type="float">
            <text:p>-445.37555542</text:p>
          </table:table-cell>
        </table:table-row>
        <table:table-row table:style-name="ro1">
          <table:table-cell office:value-type="string" calcext:value-type="string">
            <text:p>G394R</text:p>
          </table:table-cell>
          <table:table-cell office:value-type="float" office:value="-445.377371216" calcext:value-type="float">
            <text:p>-445.377371216</text:p>
          </table:table-cell>
        </table:table-row>
        <table:table-row table:style-name="ro1">
          <table:table-cell office:value-type="string" calcext:value-type="string">
            <text:p>K249C</text:p>
          </table:table-cell>
          <table:table-cell office:value-type="float" office:value="-445.381152344" calcext:value-type="float">
            <text:p>-445.381152344</text:p>
          </table:table-cell>
        </table:table-row>
        <table:table-row table:style-name="ro1">
          <table:table-cell office:value-type="string" calcext:value-type="string">
            <text:p>A314G</text:p>
          </table:table-cell>
          <table:table-cell office:value-type="float" office:value="-445.381491089" calcext:value-type="float">
            <text:p>-445.381491089</text:p>
          </table:table-cell>
        </table:table-row>
        <table:table-row table:style-name="ro1">
          <table:table-cell office:value-type="string" calcext:value-type="string">
            <text:p>T320F</text:p>
          </table:table-cell>
          <table:table-cell office:value-type="float" office:value="-445.381802368" calcext:value-type="float">
            <text:p>-445.381802368</text:p>
          </table:table-cell>
        </table:table-row>
        <table:table-row table:style-name="ro1">
          <table:table-cell office:value-type="string" calcext:value-type="string">
            <text:p>A253Q</text:p>
          </table:table-cell>
          <table:table-cell office:value-type="float" office:value="-445.386154175" calcext:value-type="float">
            <text:p>-445.386154175</text:p>
          </table:table-cell>
        </table:table-row>
        <table:table-row table:style-name="ro1">
          <table:table-cell office:value-type="string" calcext:value-type="string">
            <text:p>C225Y</text:p>
          </table:table-cell>
          <table:table-cell office:value-type="float" office:value="-445.390545654" calcext:value-type="float">
            <text:p>-445.390545654</text:p>
          </table:table-cell>
        </table:table-row>
        <table:table-row table:style-name="ro1">
          <table:table-cell office:value-type="string" calcext:value-type="string">
            <text:p>L44H</text:p>
          </table:table-cell>
          <table:table-cell office:value-type="float" office:value="-445.39095459" calcext:value-type="float">
            <text:p>-445.39095459</text:p>
          </table:table-cell>
        </table:table-row>
        <table:table-row table:style-name="ro1">
          <table:table-cell office:value-type="string" calcext:value-type="string">
            <text:p>P109H</text:p>
          </table:table-cell>
          <table:table-cell office:value-type="float" office:value="-445.391311646" calcext:value-type="float">
            <text:p>-445.391311646</text:p>
          </table:table-cell>
        </table:table-row>
        <table:table-row table:style-name="ro1">
          <table:table-cell office:value-type="string" calcext:value-type="string">
            <text:p>V297E</text:p>
          </table:table-cell>
          <table:table-cell office:value-type="float" office:value="-445.392565918" calcext:value-type="float">
            <text:p>-445.392565918</text:p>
          </table:table-cell>
        </table:table-row>
        <table:table-row table:style-name="ro1">
          <table:table-cell office:value-type="string" calcext:value-type="string">
            <text:p>P152N</text:p>
          </table:table-cell>
          <table:table-cell office:value-type="float" office:value="-445.393237305" calcext:value-type="float">
            <text:p>-445.393237305</text:p>
          </table:table-cell>
        </table:table-row>
        <table:table-row table:style-name="ro1">
          <table:table-cell office:value-type="string" calcext:value-type="string">
            <text:p>R302P</text:p>
          </table:table-cell>
          <table:table-cell office:value-type="float" office:value="-445.395550537" calcext:value-type="float">
            <text:p>-445.395550537</text:p>
          </table:table-cell>
        </table:table-row>
        <table:table-row table:style-name="ro1">
          <table:table-cell office:value-type="string" calcext:value-type="string">
            <text:p>R313V</text:p>
          </table:table-cell>
          <table:table-cell office:value-type="float" office:value="-445.396331787" calcext:value-type="float">
            <text:p>-445.396331787</text:p>
          </table:table-cell>
        </table:table-row>
        <table:table-row table:style-name="ro1">
          <table:table-cell office:value-type="string" calcext:value-type="string">
            <text:p>N397M</text:p>
          </table:table-cell>
          <table:table-cell office:value-type="float" office:value="-445.396453857" calcext:value-type="float">
            <text:p>-445.396453857</text:p>
          </table:table-cell>
        </table:table-row>
        <table:table-row table:style-name="ro1">
          <table:table-cell office:value-type="string" calcext:value-type="string">
            <text:p>T299W</text:p>
          </table:table-cell>
          <table:table-cell office:value-type="float" office:value="-445.398812866" calcext:value-type="float">
            <text:p>-445.398812866</text:p>
          </table:table-cell>
        </table:table-row>
        <table:table-row table:style-name="ro1">
          <table:table-cell office:value-type="string" calcext:value-type="string">
            <text:p>F212K</text:p>
          </table:table-cell>
          <table:table-cell office:value-type="float" office:value="-445.399243164" calcext:value-type="float">
            <text:p>-445.399243164</text:p>
          </table:table-cell>
        </table:table-row>
        <table:table-row table:style-name="ro1">
          <table:table-cell office:value-type="string" calcext:value-type="string">
            <text:p>P46F</text:p>
          </table:table-cell>
          <table:table-cell office:value-type="float" office:value="-445.403170776" calcext:value-type="float">
            <text:p>-445.403170776</text:p>
          </table:table-cell>
        </table:table-row>
        <table:table-row table:style-name="ro1">
          <table:table-cell office:value-type="string" calcext:value-type="string">
            <text:p>L103C</text:p>
          </table:table-cell>
          <table:table-cell office:value-type="float" office:value="-445.409921265" calcext:value-type="float">
            <text:p>-445.409921265</text:p>
          </table:table-cell>
        </table:table-row>
        <table:table-row table:style-name="ro1">
          <table:table-cell office:value-type="string" calcext:value-type="string">
            <text:p>I166T</text:p>
          </table:table-cell>
          <table:table-cell office:value-type="float" office:value="-445.410009766" calcext:value-type="float">
            <text:p>-445.410009766</text:p>
          </table:table-cell>
        </table:table-row>
        <table:table-row table:style-name="ro1">
          <table:table-cell office:value-type="string" calcext:value-type="string">
            <text:p>S393R</text:p>
          </table:table-cell>
          <table:table-cell office:value-type="float" office:value="-445.41602478" calcext:value-type="float">
            <text:p>-445.41602478</text:p>
          </table:table-cell>
        </table:table-row>
        <table:table-row table:style-name="ro1">
          <table:table-cell office:value-type="string" calcext:value-type="string">
            <text:p>D75Q</text:p>
          </table:table-cell>
          <table:table-cell office:value-type="float" office:value="-445.417584229" calcext:value-type="float">
            <text:p>-445.417584229</text:p>
          </table:table-cell>
        </table:table-row>
        <table:table-row table:style-name="ro1">
          <table:table-cell office:value-type="string" calcext:value-type="string">
            <text:p>A438F</text:p>
          </table:table-cell>
          <table:table-cell office:value-type="float" office:value="-445.420819092" calcext:value-type="float">
            <text:p>-445.420819092</text:p>
          </table:table-cell>
        </table:table-row>
        <table:table-row table:style-name="ro1">
          <table:table-cell office:value-type="string" calcext:value-type="string">
            <text:p>D216H</text:p>
          </table:table-cell>
          <table:table-cell office:value-type="float" office:value="-445.422314453" calcext:value-type="float">
            <text:p>-445.422314453</text:p>
          </table:table-cell>
        </table:table-row>
        <table:table-row table:style-name="ro1">
          <table:table-cell office:value-type="string" calcext:value-type="string">
            <text:p>T256K</text:p>
          </table:table-cell>
          <table:table-cell office:value-type="float" office:value="-445.422970581" calcext:value-type="float">
            <text:p>-445.422970581</text:p>
          </table:table-cell>
        </table:table-row>
        <table:table-row table:style-name="ro1">
          <table:table-cell office:value-type="string" calcext:value-type="string">
            <text:p>F113P</text:p>
          </table:table-cell>
          <table:table-cell office:value-type="float" office:value="-445.427346802" calcext:value-type="float">
            <text:p>-445.427346802</text:p>
          </table:table-cell>
        </table:table-row>
        <table:table-row table:style-name="ro1">
          <table:table-cell office:value-type="string" calcext:value-type="string">
            <text:p>L192K</text:p>
          </table:table-cell>
          <table:table-cell office:value-type="float" office:value="-445.427920532" calcext:value-type="float">
            <text:p>-445.427920532</text:p>
          </table:table-cell>
        </table:table-row>
        <table:table-row table:style-name="ro1">
          <table:table-cell office:value-type="string" calcext:value-type="string">
            <text:p>L169D</text:p>
          </table:table-cell>
          <table:table-cell office:value-type="float" office:value="-445.435409546" calcext:value-type="float">
            <text:p>-445.435409546</text:p>
          </table:table-cell>
        </table:table-row>
        <table:table-row table:style-name="ro1">
          <table:table-cell office:value-type="string" calcext:value-type="string">
            <text:p>E262F</text:p>
          </table:table-cell>
          <table:table-cell office:value-type="float" office:value="-445.436340332" calcext:value-type="float">
            <text:p>-445.436340332</text:p>
          </table:table-cell>
        </table:table-row>
        <table:table-row table:style-name="ro1">
          <table:table-cell office:value-type="string" calcext:value-type="string">
            <text:p>G418D</text:p>
          </table:table-cell>
          <table:table-cell office:value-type="float" office:value="-445.436846924" calcext:value-type="float">
            <text:p>-445.436846924</text:p>
          </table:table-cell>
        </table:table-row>
        <table:table-row table:style-name="ro1">
          <table:table-cell office:value-type="string" calcext:value-type="string">
            <text:p>L147P</text:p>
          </table:table-cell>
          <table:table-cell office:value-type="float" office:value="-445.443243408" calcext:value-type="float">
            <text:p>-445.443243408</text:p>
          </table:table-cell>
        </table:table-row>
        <table:table-row table:style-name="ro1">
          <table:table-cell office:value-type="string" calcext:value-type="string">
            <text:p>F404A</text:p>
          </table:table-cell>
          <table:table-cell office:value-type="float" office:value="-445.444494629" calcext:value-type="float">
            <text:p>-445.444494629</text:p>
          </table:table-cell>
        </table:table-row>
        <table:table-row table:style-name="ro1">
          <table:table-cell office:value-type="string" calcext:value-type="string">
            <text:p>F224S</text:p>
          </table:table-cell>
          <table:table-cell office:value-type="float" office:value="-445.448519897" calcext:value-type="float">
            <text:p>-445.448519897</text:p>
          </table:table-cell>
        </table:table-row>
        <table:table-row table:style-name="ro1">
          <table:table-cell office:value-type="string" calcext:value-type="string">
            <text:p>G420N</text:p>
          </table:table-cell>
          <table:table-cell office:value-type="float" office:value="-445.453265381" calcext:value-type="float">
            <text:p>-445.453265381</text:p>
          </table:table-cell>
        </table:table-row>
        <table:table-row table:style-name="ro1">
          <table:table-cell office:value-type="string" calcext:value-type="string">
            <text:p>K189Y</text:p>
          </table:table-cell>
          <table:table-cell office:value-type="float" office:value="-445.454672241" calcext:value-type="float">
            <text:p>-445.454672241</text:p>
          </table:table-cell>
        </table:table-row>
        <table:table-row table:style-name="ro1">
          <table:table-cell office:value-type="string" calcext:value-type="string">
            <text:p>G423L</text:p>
          </table:table-cell>
          <table:table-cell office:value-type="float" office:value="-445.455474854" calcext:value-type="float">
            <text:p>-445.455474854</text:p>
          </table:table-cell>
        </table:table-row>
        <table:table-row table:style-name="ro1">
          <table:table-cell office:value-type="string" calcext:value-type="string">
            <text:p>L408R</text:p>
          </table:table-cell>
          <table:table-cell office:value-type="float" office:value="-445.455560303" calcext:value-type="float">
            <text:p>-445.455560303</text:p>
          </table:table-cell>
        </table:table-row>
        <table:table-row table:style-name="ro1">
          <table:table-cell office:value-type="string" calcext:value-type="string">
            <text:p>A83R</text:p>
          </table:table-cell>
          <table:table-cell office:value-type="float" office:value="-445.463769531" calcext:value-type="float">
            <text:p>-445.463769531</text:p>
          </table:table-cell>
        </table:table-row>
        <table:table-row table:style-name="ro1">
          <table:table-cell office:value-type="string" calcext:value-type="string">
            <text:p>L112Y</text:p>
          </table:table-cell>
          <table:table-cell office:value-type="float" office:value="-445.464736938" calcext:value-type="float">
            <text:p>-445.464736938</text:p>
          </table:table-cell>
        </table:table-row>
        <table:table-row table:style-name="ro1">
          <table:table-cell office:value-type="string" calcext:value-type="string">
            <text:p>P162G</text:p>
          </table:table-cell>
          <table:table-cell office:value-type="float" office:value="-445.476849365" calcext:value-type="float">
            <text:p>-445.476849365</text:p>
          </table:table-cell>
        </table:table-row>
        <table:table-row table:style-name="ro1">
          <table:table-cell office:value-type="string" calcext:value-type="string">
            <text:p>A257I</text:p>
          </table:table-cell>
          <table:table-cell office:value-type="float" office:value="-445.477053833" calcext:value-type="float">
            <text:p>-445.477053833</text:p>
          </table:table-cell>
        </table:table-row>
        <table:table-row table:style-name="ro1">
          <table:table-cell office:value-type="string" calcext:value-type="string">
            <text:p>S393K</text:p>
          </table:table-cell>
          <table:table-cell office:value-type="float" office:value="-445.480029297" calcext:value-type="float">
            <text:p>-445.480029297</text:p>
          </table:table-cell>
        </table:table-row>
        <table:table-row table:style-name="ro1">
          <table:table-cell office:value-type="string" calcext:value-type="string">
            <text:p>S252M</text:p>
          </table:table-cell>
          <table:table-cell office:value-type="float" office:value="-445.48168335" calcext:value-type="float">
            <text:p>-445.48168335</text:p>
          </table:table-cell>
        </table:table-row>
        <table:table-row table:style-name="ro1">
          <table:table-cell office:value-type="string" calcext:value-type="string">
            <text:p>L286Y</text:p>
          </table:table-cell>
          <table:table-cell office:value-type="float" office:value="-445.484860229" calcext:value-type="float">
            <text:p>-445.484860229</text:p>
          </table:table-cell>
        </table:table-row>
        <table:table-row table:style-name="ro1">
          <table:table-cell office:value-type="string" calcext:value-type="string">
            <text:p>P46E</text:p>
          </table:table-cell>
          <table:table-cell office:value-type="float" office:value="-445.496408081" calcext:value-type="float">
            <text:p>-445.496408081</text:p>
          </table:table-cell>
        </table:table-row>
        <table:table-row table:style-name="ro1">
          <table:table-cell office:value-type="string" calcext:value-type="string">
            <text:p>H312S</text:p>
          </table:table-cell>
          <table:table-cell office:value-type="float" office:value="-445.498098755" calcext:value-type="float">
            <text:p>-445.498098755</text:p>
          </table:table-cell>
        </table:table-row>
        <table:table-row table:style-name="ro1">
          <table:table-cell office:value-type="string" calcext:value-type="string">
            <text:p>G181V</text:p>
          </table:table-cell>
          <table:table-cell office:value-type="float" office:value="-445.506744385" calcext:value-type="float">
            <text:p>-445.506744385</text:p>
          </table:table-cell>
        </table:table-row>
        <table:table-row table:style-name="ro1">
          <table:table-cell office:value-type="string" calcext:value-type="string">
            <text:p>S64D</text:p>
          </table:table-cell>
          <table:table-cell office:value-type="float" office:value="-445.509588623" calcext:value-type="float">
            <text:p>-445.509588623</text:p>
          </table:table-cell>
        </table:table-row>
        <table:table-row table:style-name="ro1">
          <table:table-cell office:value-type="string" calcext:value-type="string">
            <text:p>G395K</text:p>
          </table:table-cell>
          <table:table-cell office:value-type="float" office:value="-445.510131836" calcext:value-type="float">
            <text:p>-445.510131836</text:p>
          </table:table-cell>
        </table:table-row>
        <table:table-row table:style-name="ro1">
          <table:table-cell office:value-type="string" calcext:value-type="string">
            <text:p>F269D</text:p>
          </table:table-cell>
          <table:table-cell office:value-type="float" office:value="-445.510580444" calcext:value-type="float">
            <text:p>-445.510580444</text:p>
          </table:table-cell>
        </table:table-row>
        <table:table-row table:style-name="ro1">
          <table:table-cell office:value-type="string" calcext:value-type="string">
            <text:p>F159K</text:p>
          </table:table-cell>
          <table:table-cell office:value-type="float" office:value="-445.512823486" calcext:value-type="float">
            <text:p>-445.512823486</text:p>
          </table:table-cell>
        </table:table-row>
        <table:table-row table:style-name="ro1">
          <table:table-cell office:value-type="string" calcext:value-type="string">
            <text:p>F274K</text:p>
          </table:table-cell>
          <table:table-cell office:value-type="float" office:value="-445.517279053" calcext:value-type="float">
            <text:p>-445.517279053</text:p>
          </table:table-cell>
        </table:table-row>
        <table:table-row table:style-name="ro1">
          <table:table-cell office:value-type="string" calcext:value-type="string">
            <text:p>R313Y</text:p>
          </table:table-cell>
          <table:table-cell office:value-type="float" office:value="-445.526062012" calcext:value-type="float">
            <text:p>-445.526062012</text:p>
          </table:table-cell>
        </table:table-row>
        <table:table-row table:style-name="ro1">
          <table:table-cell office:value-type="string" calcext:value-type="string">
            <text:p>L194Q</text:p>
          </table:table-cell>
          <table:table-cell office:value-type="float" office:value="-445.528039551" calcext:value-type="float">
            <text:p>-445.528039551</text:p>
          </table:table-cell>
        </table:table-row>
        <table:table-row table:style-name="ro1">
          <table:table-cell office:value-type="string" calcext:value-type="string">
            <text:p>P162V</text:p>
          </table:table-cell>
          <table:table-cell office:value-type="float" office:value="-445.539041138" calcext:value-type="float">
            <text:p>-445.539041138</text:p>
          </table:table-cell>
        </table:table-row>
        <table:table-row table:style-name="ro1">
          <table:table-cell office:value-type="string" calcext:value-type="string">
            <text:p>R400F</text:p>
          </table:table-cell>
          <table:table-cell office:value-type="float" office:value="-445.539370728" calcext:value-type="float">
            <text:p>-445.539370728</text:p>
          </table:table-cell>
        </table:table-row>
        <table:table-row table:style-name="ro1">
          <table:table-cell office:value-type="string" calcext:value-type="string">
            <text:p>V291D</text:p>
          </table:table-cell>
          <table:table-cell office:value-type="float" office:value="-445.543884277" calcext:value-type="float">
            <text:p>-445.543884277</text:p>
          </table:table-cell>
        </table:table-row>
        <table:table-row table:style-name="ro1">
          <table:table-cell office:value-type="string" calcext:value-type="string">
            <text:p>R175S</text:p>
          </table:table-cell>
          <table:table-cell office:value-type="float" office:value="-445.545361328" calcext:value-type="float">
            <text:p>-445.545361328</text:p>
          </table:table-cell>
        </table:table-row>
        <table:table-row table:style-name="ro1">
          <table:table-cell office:value-type="string" calcext:value-type="string">
            <text:p>G102M</text:p>
          </table:table-cell>
          <table:table-cell office:value-type="float" office:value="-445.558105469" calcext:value-type="float">
            <text:p>-445.558105469</text:p>
          </table:table-cell>
        </table:table-row>
        <table:table-row table:style-name="ro1">
          <table:table-cell office:value-type="string" calcext:value-type="string">
            <text:p>D288Q</text:p>
          </table:table-cell>
          <table:table-cell office:value-type="float" office:value="-445.563189697" calcext:value-type="float">
            <text:p>-445.563189697</text:p>
          </table:table-cell>
        </table:table-row>
        <table:table-row table:style-name="ro1">
          <table:table-cell office:value-type="string" calcext:value-type="string">
            <text:p>G267E</text:p>
          </table:table-cell>
          <table:table-cell office:value-type="float" office:value="-445.566091919" calcext:value-type="float">
            <text:p>-445.566091919</text:p>
          </table:table-cell>
        </table:table-row>
        <table:table-row table:style-name="ro1">
          <table:table-cell office:value-type="string" calcext:value-type="string">
            <text:p>A61R</text:p>
          </table:table-cell>
          <table:table-cell office:value-type="float" office:value="-445.573010254" calcext:value-type="float">
            <text:p>-445.573010254</text:p>
          </table:table-cell>
        </table:table-row>
        <table:table-row table:style-name="ro1">
          <table:table-cell office:value-type="string" calcext:value-type="string">
            <text:p>A60N</text:p>
          </table:table-cell>
          <table:table-cell office:value-type="float" office:value="-445.579153442" calcext:value-type="float">
            <text:p>-445.579153442</text:p>
          </table:table-cell>
        </table:table-row>
        <table:table-row table:style-name="ro1">
          <table:table-cell office:value-type="string" calcext:value-type="string">
            <text:p>I188G</text:p>
          </table:table-cell>
          <table:table-cell office:value-type="float" office:value="-445.584924316" calcext:value-type="float">
            <text:p>-445.584924316</text:p>
          </table:table-cell>
        </table:table-row>
        <table:table-row table:style-name="ro1">
          <table:table-cell office:value-type="string" calcext:value-type="string">
            <text:p>E217N</text:p>
          </table:table-cell>
          <table:table-cell office:value-type="float" office:value="-445.602908325" calcext:value-type="float">
            <text:p>-445.602908325</text:p>
          </table:table-cell>
        </table:table-row>
        <table:table-row table:style-name="ro1">
          <table:table-cell office:value-type="string" calcext:value-type="string">
            <text:p>L435H</text:p>
          </table:table-cell>
          <table:table-cell office:value-type="float" office:value="-445.606994629" calcext:value-type="float">
            <text:p>-445.606994629</text:p>
          </table:table-cell>
        </table:table-row>
        <table:table-row table:style-name="ro1">
          <table:table-cell office:value-type="string" calcext:value-type="string">
            <text:p>G341P</text:p>
          </table:table-cell>
          <table:table-cell office:value-type="float" office:value="-445.608679199" calcext:value-type="float">
            <text:p>-445.608679199</text:p>
          </table:table-cell>
        </table:table-row>
        <table:table-row table:style-name="ro1">
          <table:table-cell office:value-type="string" calcext:value-type="string">
            <text:p>D216Y</text:p>
          </table:table-cell>
          <table:table-cell office:value-type="float" office:value="-445.613092041" calcext:value-type="float">
            <text:p>-445.613092041</text:p>
          </table:table-cell>
        </table:table-row>
        <table:table-row table:style-name="ro1">
          <table:table-cell office:value-type="string" calcext:value-type="string">
            <text:p>G317Y</text:p>
          </table:table-cell>
          <table:table-cell office:value-type="float" office:value="-445.617547607" calcext:value-type="float">
            <text:p>-445.617547607</text:p>
          </table:table-cell>
        </table:table-row>
        <table:table-row table:style-name="ro1">
          <table:table-cell office:value-type="string" calcext:value-type="string">
            <text:p>Y86A</text:p>
          </table:table-cell>
          <table:table-cell office:value-type="float" office:value="-445.618344116" calcext:value-type="float">
            <text:p>-445.618344116</text:p>
          </table:table-cell>
        </table:table-row>
        <table:table-row table:style-name="ro1">
          <table:table-cell office:value-type="string" calcext:value-type="string">
            <text:p>T349F</text:p>
          </table:table-cell>
          <table:table-cell office:value-type="float" office:value="-445.621420288" calcext:value-type="float">
            <text:p>-445.621420288</text:p>
          </table:table-cell>
        </table:table-row>
        <table:table-row table:style-name="ro1">
          <table:table-cell office:value-type="string" calcext:value-type="string">
            <text:p>Q380W</text:p>
          </table:table-cell>
          <table:table-cell office:value-type="float" office:value="-445.624923706" calcext:value-type="float">
            <text:p>-445.624923706</text:p>
          </table:table-cell>
        </table:table-row>
        <table:table-row table:style-name="ro1">
          <table:table-cell office:value-type="string" calcext:value-type="string">
            <text:p>G161I</text:p>
          </table:table-cell>
          <table:table-cell office:value-type="float" office:value="-445.631576538" calcext:value-type="float">
            <text:p>-445.631576538</text:p>
          </table:table-cell>
        </table:table-row>
        <table:table-row table:style-name="ro1">
          <table:table-cell office:value-type="string" calcext:value-type="string">
            <text:p>I188D</text:p>
          </table:table-cell>
          <table:table-cell office:value-type="float" office:value="-445.637362671" calcext:value-type="float">
            <text:p>-445.637362671</text:p>
          </table:table-cell>
        </table:table-row>
        <table:table-row table:style-name="ro1">
          <table:table-cell office:value-type="string" calcext:value-type="string">
            <text:p>F404S</text:p>
          </table:table-cell>
          <table:table-cell office:value-type="float" office:value="-445.63795166" calcext:value-type="float">
            <text:p>-445.63795166</text:p>
          </table:table-cell>
        </table:table-row>
        <table:table-row table:style-name="ro1">
          <table:table-cell office:value-type="string" calcext:value-type="string">
            <text:p>L84P</text:p>
          </table:table-cell>
          <table:table-cell office:value-type="float" office:value="-445.639794922" calcext:value-type="float">
            <text:p>-445.639794922</text:p>
          </table:table-cell>
        </table:table-row>
        <table:table-row table:style-name="ro1">
          <table:table-cell office:value-type="string" calcext:value-type="string">
            <text:p>G327D</text:p>
          </table:table-cell>
          <table:table-cell office:value-type="float" office:value="-445.643676758" calcext:value-type="float">
            <text:p>-445.643676758</text:p>
          </table:table-cell>
        </table:table-row>
        <table:table-row table:style-name="ro1">
          <table:table-cell office:value-type="string" calcext:value-type="string">
            <text:p>P218F</text:p>
          </table:table-cell>
          <table:table-cell office:value-type="float" office:value="-445.650671387" calcext:value-type="float">
            <text:p>-445.650671387</text:p>
          </table:table-cell>
        </table:table-row>
        <table:table-row table:style-name="ro1">
          <table:table-cell office:value-type="string" calcext:value-type="string">
            <text:p>G289W</text:p>
          </table:table-cell>
          <table:table-cell office:value-type="float" office:value="-445.65291748" calcext:value-type="float">
            <text:p>-445.65291748</text:p>
          </table:table-cell>
        </table:table-row>
        <table:table-row table:style-name="ro1">
          <table:table-cell office:value-type="string" calcext:value-type="string">
            <text:p>G315F</text:p>
          </table:table-cell>
          <table:table-cell office:value-type="float" office:value="-445.661013794" calcext:value-type="float">
            <text:p>-445.661013794</text:p>
          </table:table-cell>
        </table:table-row>
        <table:table-row table:style-name="ro1">
          <table:table-cell office:value-type="string" calcext:value-type="string">
            <text:p>G344D</text:p>
          </table:table-cell>
          <table:table-cell office:value-type="float" office:value="-445.664709473" calcext:value-type="float">
            <text:p>-445.664709473</text:p>
          </table:table-cell>
        </table:table-row>
        <table:table-row table:style-name="ro1">
          <table:table-cell office:value-type="string" calcext:value-type="string">
            <text:p>M355C</text:p>
          </table:table-cell>
          <table:table-cell office:value-type="float" office:value="-445.671166992" calcext:value-type="float">
            <text:p>-445.671166992</text:p>
          </table:table-cell>
        </table:table-row>
        <table:table-row table:style-name="ro1">
          <table:table-cell office:value-type="string" calcext:value-type="string">
            <text:p>G423I</text:p>
          </table:table-cell>
          <table:table-cell office:value-type="float" office:value="-445.672793579" calcext:value-type="float">
            <text:p>-445.672793579</text:p>
          </table:table-cell>
        </table:table-row>
        <table:table-row table:style-name="ro1">
          <table:table-cell office:value-type="string" calcext:value-type="string">
            <text:p>A56D</text:p>
          </table:table-cell>
          <table:table-cell office:value-type="float" office:value="-445.673187256" calcext:value-type="float">
            <text:p>-445.673187256</text:p>
          </table:table-cell>
        </table:table-row>
        <table:table-row table:style-name="ro1">
          <table:table-cell office:value-type="string" calcext:value-type="string">
            <text:p>S64W</text:p>
          </table:table-cell>
          <table:table-cell office:value-type="float" office:value="-445.675189209" calcext:value-type="float">
            <text:p>-445.675189209</text:p>
          </table:table-cell>
        </table:table-row>
        <table:table-row table:style-name="ro1">
          <table:table-cell office:value-type="string" calcext:value-type="string">
            <text:p>G327V</text:p>
          </table:table-cell>
          <table:table-cell office:value-type="float" office:value="-445.675610352" calcext:value-type="float">
            <text:p>-445.675610352</text:p>
          </table:table-cell>
        </table:table-row>
        <table:table-row table:style-name="ro1">
          <table:table-cell office:value-type="string" calcext:value-type="string">
            <text:p>A60E</text:p>
          </table:table-cell>
          <table:table-cell office:value-type="float" office:value="-445.678363037" calcext:value-type="float">
            <text:p>-445.678363037</text:p>
          </table:table-cell>
        </table:table-row>
        <table:table-row table:style-name="ro1">
          <table:table-cell office:value-type="string" calcext:value-type="string">
            <text:p>G267P</text:p>
          </table:table-cell>
          <table:table-cell office:value-type="float" office:value="-445.683319092" calcext:value-type="float">
            <text:p>-445.683319092</text:p>
          </table:table-cell>
        </table:table-row>
        <table:table-row table:style-name="ro1">
          <table:table-cell office:value-type="string" calcext:value-type="string">
            <text:p>F77A</text:p>
          </table:table-cell>
          <table:table-cell office:value-type="float" office:value="-445.686819458" calcext:value-type="float">
            <text:p>-445.686819458</text:p>
          </table:table-cell>
        </table:table-row>
        <table:table-row table:style-name="ro1">
          <table:table-cell office:value-type="string" calcext:value-type="string">
            <text:p>S64L</text:p>
          </table:table-cell>
          <table:table-cell office:value-type="float" office:value="-445.692700195" calcext:value-type="float">
            <text:p>-445.692700195</text:p>
          </table:table-cell>
        </table:table-row>
        <table:table-row table:style-name="ro1">
          <table:table-cell office:value-type="string" calcext:value-type="string">
            <text:p>D216I</text:p>
          </table:table-cell>
          <table:table-cell office:value-type="float" office:value="-445.6934021" calcext:value-type="float">
            <text:p>-445.6934021</text:p>
          </table:table-cell>
        </table:table-row>
        <table:table-row table:style-name="ro1">
          <table:table-cell office:value-type="string" calcext:value-type="string">
            <text:p>V59Q</text:p>
          </table:table-cell>
          <table:table-cell office:value-type="float" office:value="-445.693603516" calcext:value-type="float">
            <text:p>-445.693603516</text:p>
          </table:table-cell>
        </table:table-row>
        <table:table-row table:style-name="ro1">
          <table:table-cell office:value-type="string" calcext:value-type="string">
            <text:p>G317C</text:p>
          </table:table-cell>
          <table:table-cell office:value-type="float" office:value="-445.699758911" calcext:value-type="float">
            <text:p>-445.699758911</text:p>
          </table:table-cell>
        </table:table-row>
        <table:table-row table:style-name="ro1">
          <table:table-cell office:value-type="string" calcext:value-type="string">
            <text:p>M138E</text:p>
          </table:table-cell>
          <table:table-cell office:value-type="float" office:value="-445.704464722" calcext:value-type="float">
            <text:p>-445.704464722</text:p>
          </table:table-cell>
        </table:table-row>
        <table:table-row table:style-name="ro1">
          <table:table-cell office:value-type="string" calcext:value-type="string">
            <text:p>G419W</text:p>
          </table:table-cell>
          <table:table-cell office:value-type="float" office:value="-445.726333618" calcext:value-type="float">
            <text:p>-445.726333618</text:p>
          </table:table-cell>
        </table:table-row>
        <table:table-row table:style-name="ro1">
          <table:table-cell office:value-type="string" calcext:value-type="string">
            <text:p>I414N</text:p>
          </table:table-cell>
          <table:table-cell office:value-type="float" office:value="-445.726501465" calcext:value-type="float">
            <text:p>-445.726501465</text:p>
          </table:table-cell>
        </table:table-row>
        <table:table-row table:style-name="ro1">
          <table:table-cell office:value-type="string" calcext:value-type="string">
            <text:p>L286K</text:p>
          </table:table-cell>
          <table:table-cell office:value-type="float" office:value="-445.728204346" calcext:value-type="float">
            <text:p>-445.728204346</text:p>
          </table:table-cell>
        </table:table-row>
        <table:table-row table:style-name="ro1">
          <table:table-cell office:value-type="string" calcext:value-type="string">
            <text:p>S252K</text:p>
          </table:table-cell>
          <table:table-cell office:value-type="float" office:value="-445.7315979" calcext:value-type="float">
            <text:p>-445.7315979</text:p>
          </table:table-cell>
        </table:table-row>
        <table:table-row table:style-name="ro1">
          <table:table-cell office:value-type="string" calcext:value-type="string">
            <text:p>G289P</text:p>
          </table:table-cell>
          <table:table-cell office:value-type="float" office:value="-445.732333374" calcext:value-type="float">
            <text:p>-445.732333374</text:p>
          </table:table-cell>
        </table:table-row>
        <table:table-row table:style-name="ro1">
          <table:table-cell office:value-type="string" calcext:value-type="string">
            <text:p>V234W</text:p>
          </table:table-cell>
          <table:table-cell office:value-type="float" office:value="-445.736279297" calcext:value-type="float">
            <text:p>-445.736279297</text:p>
          </table:table-cell>
        </table:table-row>
        <table:table-row table:style-name="ro1">
          <table:table-cell office:value-type="string" calcext:value-type="string">
            <text:p>G174P</text:p>
          </table:table-cell>
          <table:table-cell office:value-type="float" office:value="-445.742706299" calcext:value-type="float">
            <text:p>-445.742706299</text:p>
          </table:table-cell>
        </table:table-row>
        <table:table-row table:style-name="ro1">
          <table:table-cell office:value-type="string" calcext:value-type="string">
            <text:p>A61C</text:p>
          </table:table-cell>
          <table:table-cell office:value-type="float" office:value="-445.74921875" calcext:value-type="float">
            <text:p>-445.74921875</text:p>
          </table:table-cell>
        </table:table-row>
        <table:table-row table:style-name="ro1">
          <table:table-cell office:value-type="string" calcext:value-type="string">
            <text:p>G344P</text:p>
          </table:table-cell>
          <table:table-cell office:value-type="float" office:value="-445.757894897" calcext:value-type="float">
            <text:p>-445.757894897</text:p>
          </table:table-cell>
        </table:table-row>
        <table:table-row table:style-name="ro1">
          <table:table-cell office:value-type="string" calcext:value-type="string">
            <text:p>M138G</text:p>
          </table:table-cell>
          <table:table-cell office:value-type="float" office:value="-445.772146606" calcext:value-type="float">
            <text:p>-445.772146606</text:p>
          </table:table-cell>
        </table:table-row>
        <table:table-row table:style-name="ro1">
          <table:table-cell office:value-type="string" calcext:value-type="string">
            <text:p>K354Q</text:p>
          </table:table-cell>
          <table:table-cell office:value-type="float" office:value="-445.79503479" calcext:value-type="float">
            <text:p>-445.79503479</text:p>
          </table:table-cell>
        </table:table-row>
        <table:table-row table:style-name="ro1">
          <table:table-cell office:value-type="string" calcext:value-type="string">
            <text:p>A107Q</text:p>
          </table:table-cell>
          <table:table-cell office:value-type="float" office:value="-445.797058105" calcext:value-type="float">
            <text:p>-445.797058105</text:p>
          </table:table-cell>
        </table:table-row>
        <table:table-row table:style-name="ro1">
          <table:table-cell office:value-type="string" calcext:value-type="string">
            <text:p>M138H</text:p>
          </table:table-cell>
          <table:table-cell office:value-type="float" office:value="-445.800714111" calcext:value-type="float">
            <text:p>-445.800714111</text:p>
          </table:table-cell>
        </table:table-row>
        <table:table-row table:style-name="ro1">
          <table:table-cell office:value-type="string" calcext:value-type="string">
            <text:p>T186R</text:p>
          </table:table-cell>
          <table:table-cell office:value-type="float" office:value="-445.804675293" calcext:value-type="float">
            <text:p>-445.804675293</text:p>
          </table:table-cell>
        </table:table-row>
        <table:table-row table:style-name="ro1">
          <table:table-cell office:value-type="string" calcext:value-type="string">
            <text:p>M355G</text:p>
          </table:table-cell>
          <table:table-cell office:value-type="float" office:value="-445.805560303" calcext:value-type="float">
            <text:p>-445.805560303</text:p>
          </table:table-cell>
        </table:table-row>
        <table:table-row table:style-name="ro1">
          <table:table-cell office:value-type="string" calcext:value-type="string">
            <text:p>I392W</text:p>
          </table:table-cell>
          <table:table-cell office:value-type="float" office:value="-445.812844849" calcext:value-type="float">
            <text:p>-445.812844849</text:p>
          </table:table-cell>
        </table:table-row>
        <table:table-row table:style-name="ro1">
          <table:table-cell office:value-type="string" calcext:value-type="string">
            <text:p>E217S</text:p>
          </table:table-cell>
          <table:table-cell office:value-type="float" office:value="-445.81362915" calcext:value-type="float">
            <text:p>-445.81362915</text:p>
          </table:table-cell>
        </table:table-row>
        <table:table-row table:style-name="ro1">
          <table:table-cell office:value-type="string" calcext:value-type="string">
            <text:p>G293P</text:p>
          </table:table-cell>
          <table:table-cell office:value-type="float" office:value="-445.814257812" calcext:value-type="float">
            <text:p>-445.814257812</text:p>
          </table:table-cell>
        </table:table-row>
        <table:table-row table:style-name="ro1">
          <table:table-cell office:value-type="string" calcext:value-type="string">
            <text:p>L112N</text:p>
          </table:table-cell>
          <table:table-cell office:value-type="float" office:value="-445.815362549" calcext:value-type="float">
            <text:p>-445.815362549</text:p>
          </table:table-cell>
        </table:table-row>
        <table:table-row table:style-name="ro1">
          <table:table-cell office:value-type="string" calcext:value-type="string">
            <text:p>K214L</text:p>
          </table:table-cell>
          <table:table-cell office:value-type="float" office:value="-445.818310547" calcext:value-type="float">
            <text:p>-445.818310547</text:p>
          </table:table-cell>
        </table:table-row>
        <table:table-row table:style-name="ro1">
          <table:table-cell office:value-type="string" calcext:value-type="string">
            <text:p>K354N</text:p>
          </table:table-cell>
          <table:table-cell office:value-type="float" office:value="-445.822317505" calcext:value-type="float">
            <text:p>-445.822317505</text:p>
          </table:table-cell>
        </table:table-row>
        <table:table-row table:style-name="ro1">
          <table:table-cell office:value-type="string" calcext:value-type="string">
            <text:p>A56E</text:p>
          </table:table-cell>
          <table:table-cell office:value-type="float" office:value="-445.823590088" calcext:value-type="float">
            <text:p>-445.823590088</text:p>
          </table:table-cell>
        </table:table-row>
        <table:table-row table:style-name="ro1">
          <table:table-cell office:value-type="string" calcext:value-type="string">
            <text:p>M355H</text:p>
          </table:table-cell>
          <table:table-cell office:value-type="float" office:value="-445.835400391" calcext:value-type="float">
            <text:p>-445.835400391</text:p>
          </table:table-cell>
        </table:table-row>
        <table:table-row table:style-name="ro1">
          <table:table-cell office:value-type="string" calcext:value-type="string">
            <text:p>M355R</text:p>
          </table:table-cell>
          <table:table-cell office:value-type="float" office:value="-445.839065552" calcext:value-type="float">
            <text:p>-445.839065552</text:p>
          </table:table-cell>
        </table:table-row>
        <table:table-row table:style-name="ro1">
          <table:table-cell office:value-type="string" calcext:value-type="string">
            <text:p>R301P</text:p>
          </table:table-cell>
          <table:table-cell office:value-type="float" office:value="-445.841238403" calcext:value-type="float">
            <text:p>-445.841238403</text:p>
          </table:table-cell>
        </table:table-row>
        <table:table-row table:style-name="ro1">
          <table:table-cell office:value-type="string" calcext:value-type="string">
            <text:p>L194Y</text:p>
          </table:table-cell>
          <table:table-cell office:value-type="float" office:value="-445.845059204" calcext:value-type="float">
            <text:p>-445.845059204</text:p>
          </table:table-cell>
        </table:table-row>
        <table:table-row table:style-name="ro1">
          <table:table-cell office:value-type="string" calcext:value-type="string">
            <text:p>G133R</text:p>
          </table:table-cell>
          <table:table-cell office:value-type="float" office:value="-445.851010132" calcext:value-type="float">
            <text:p>-445.851010132</text:p>
          </table:table-cell>
        </table:table-row>
        <table:table-row table:style-name="ro1">
          <table:table-cell office:value-type="string" calcext:value-type="string">
            <text:p>A284Y</text:p>
          </table:table-cell>
          <table:table-cell office:value-type="float" office:value="-445.8565979" calcext:value-type="float">
            <text:p>-445.8565979</text:p>
          </table:table-cell>
        </table:table-row>
        <table:table-row table:style-name="ro1">
          <table:table-cell office:value-type="string" calcext:value-type="string">
            <text:p>N397C</text:p>
          </table:table-cell>
          <table:table-cell office:value-type="float" office:value="-445.856671143" calcext:value-type="float">
            <text:p>-445.856671143</text:p>
          </table:table-cell>
        </table:table-row>
        <table:table-row table:style-name="ro1">
          <table:table-cell office:value-type="string" calcext:value-type="string">
            <text:p>M396C</text:p>
          </table:table-cell>
          <table:table-cell office:value-type="float" office:value="-445.860876465" calcext:value-type="float">
            <text:p>-445.860876465</text:p>
          </table:table-cell>
        </table:table-row>
        <table:table-row table:style-name="ro1">
          <table:table-cell office:value-type="string" calcext:value-type="string">
            <text:p>M138A</text:p>
          </table:table-cell>
          <table:table-cell office:value-type="float" office:value="-445.862509155" calcext:value-type="float">
            <text:p>-445.862509155</text:p>
          </table:table-cell>
        </table:table-row>
        <table:table-row table:style-name="ro1">
          <table:table-cell office:value-type="string" calcext:value-type="string">
            <text:p>F212E</text:p>
          </table:table-cell>
          <table:table-cell office:value-type="float" office:value="-445.863531494" calcext:value-type="float">
            <text:p>-445.863531494</text:p>
          </table:table-cell>
        </table:table-row>
        <table:table-row table:style-name="ro1">
          <table:table-cell office:value-type="string" calcext:value-type="string">
            <text:p>I124Q</text:p>
          </table:table-cell>
          <table:table-cell office:value-type="float" office:value="-445.877902222" calcext:value-type="float">
            <text:p>-445.877902222</text:p>
          </table:table-cell>
        </table:table-row>
        <table:table-row table:style-name="ro1">
          <table:table-cell office:value-type="string" calcext:value-type="string">
            <text:p>F206N</text:p>
          </table:table-cell>
          <table:table-cell office:value-type="float" office:value="-445.891455078" calcext:value-type="float">
            <text:p>-445.891455078</text:p>
          </table:table-cell>
        </table:table-row>
        <table:table-row table:style-name="ro1">
          <table:table-cell office:value-type="string" calcext:value-type="string">
            <text:p>L130R</text:p>
          </table:table-cell>
          <table:table-cell office:value-type="float" office:value="-445.89201355" calcext:value-type="float">
            <text:p>-445.89201355</text:p>
          </table:table-cell>
        </table:table-row>
        <table:table-row table:style-name="ro1">
          <table:table-cell office:value-type="string" calcext:value-type="string">
            <text:p>D160C</text:p>
          </table:table-cell>
          <table:table-cell office:value-type="float" office:value="-445.897192383" calcext:value-type="float">
            <text:p>-445.897192383</text:p>
          </table:table-cell>
        </table:table-row>
        <table:table-row table:style-name="ro1">
          <table:table-cell office:value-type="string" calcext:value-type="string">
            <text:p>F113E</text:p>
          </table:table-cell>
          <table:table-cell office:value-type="float" office:value="-445.90020752" calcext:value-type="float">
            <text:p>-445.90020752</text:p>
          </table:table-cell>
        </table:table-row>
        <table:table-row table:style-name="ro1">
          <table:table-cell office:value-type="string" calcext:value-type="string">
            <text:p>G181I</text:p>
          </table:table-cell>
          <table:table-cell office:value-type="float" office:value="-445.901947021" calcext:value-type="float">
            <text:p>-445.901947021</text:p>
          </table:table-cell>
        </table:table-row>
        <table:table-row table:style-name="ro1">
          <table:table-cell office:value-type="string" calcext:value-type="string">
            <text:p>V270K</text:p>
          </table:table-cell>
          <table:table-cell office:value-type="float" office:value="-445.9040802" calcext:value-type="float">
            <text:p>-445.9040802</text:p>
          </table:table-cell>
        </table:table-row>
        <table:table-row table:style-name="ro1">
          <table:table-cell office:value-type="string" calcext:value-type="string">
            <text:p>H310G</text:p>
          </table:table-cell>
          <table:table-cell office:value-type="float" office:value="-445.91998291" calcext:value-type="float">
            <text:p>-445.91998291</text:p>
          </table:table-cell>
        </table:table-row>
        <table:table-row table:style-name="ro1">
          <table:table-cell office:value-type="string" calcext:value-type="string">
            <text:p>S64Y</text:p>
          </table:table-cell>
          <table:table-cell office:value-type="float" office:value="-445.920944214" calcext:value-type="float">
            <text:p>-445.920944214</text:p>
          </table:table-cell>
        </table:table-row>
        <table:table-row table:style-name="ro1">
          <table:table-cell office:value-type="string" calcext:value-type="string">
            <text:p>V270Q</text:p>
          </table:table-cell>
          <table:table-cell office:value-type="float" office:value="-445.927548218" calcext:value-type="float">
            <text:p>-445.927548218</text:p>
          </table:table-cell>
        </table:table-row>
        <table:table-row table:style-name="ro1">
          <table:table-cell office:value-type="string" calcext:value-type="string">
            <text:p>K214G</text:p>
          </table:table-cell>
          <table:table-cell office:value-type="float" office:value="-445.928387451" calcext:value-type="float">
            <text:p>-445.928387451</text:p>
          </table:table-cell>
        </table:table-row>
        <table:table-row table:style-name="ro1">
          <table:table-cell office:value-type="string" calcext:value-type="string">
            <text:p>P190V</text:p>
          </table:table-cell>
          <table:table-cell office:value-type="float" office:value="-445.929901123" calcext:value-type="float">
            <text:p>-445.929901123</text:p>
          </table:table-cell>
        </table:table-row>
        <table:table-row table:style-name="ro1">
          <table:table-cell office:value-type="string" calcext:value-type="string">
            <text:p>G51F</text:p>
          </table:table-cell>
          <table:table-cell office:value-type="float" office:value="-445.932070923" calcext:value-type="float">
            <text:p>-445.932070923</text:p>
          </table:table-cell>
        </table:table-row>
        <table:table-row table:style-name="ro1">
          <table:table-cell office:value-type="string" calcext:value-type="string">
            <text:p>D288C</text:p>
          </table:table-cell>
          <table:table-cell office:value-type="float" office:value="-445.937954712" calcext:value-type="float">
            <text:p>-445.937954712</text:p>
          </table:table-cell>
        </table:table-row>
        <table:table-row table:style-name="ro1">
          <table:table-cell office:value-type="string" calcext:value-type="string">
            <text:p>G394K</text:p>
          </table:table-cell>
          <table:table-cell office:value-type="float" office:value="-445.943295288" calcext:value-type="float">
            <text:p>-445.943295288</text:p>
          </table:table-cell>
        </table:table-row>
        <table:table-row table:style-name="ro1">
          <table:table-cell office:value-type="string" calcext:value-type="string">
            <text:p>G395T</text:p>
          </table:table-cell>
          <table:table-cell office:value-type="float" office:value="-445.944802856" calcext:value-type="float">
            <text:p>-445.944802856</text:p>
          </table:table-cell>
        </table:table-row>
        <table:table-row table:style-name="ro1">
          <table:table-cell office:value-type="string" calcext:value-type="string">
            <text:p>L309Q</text:p>
          </table:table-cell>
          <table:table-cell office:value-type="float" office:value="-445.945739746" calcext:value-type="float">
            <text:p>-445.945739746</text:p>
          </table:table-cell>
        </table:table-row>
        <table:table-row table:style-name="ro1">
          <table:table-cell office:value-type="string" calcext:value-type="string">
            <text:p>E62T</text:p>
          </table:table-cell>
          <table:table-cell office:value-type="float" office:value="-445.947814941" calcext:value-type="float">
            <text:p>-445.947814941</text:p>
          </table:table-cell>
        </table:table-row>
        <table:table-row table:style-name="ro1">
          <table:table-cell office:value-type="string" calcext:value-type="string">
            <text:p>T349C</text:p>
          </table:table-cell>
          <table:table-cell office:value-type="float" office:value="-445.950515747" calcext:value-type="float">
            <text:p>-445.950515747</text:p>
          </table:table-cell>
        </table:table-row>
        <table:table-row table:style-name="ro1">
          <table:table-cell office:value-type="string" calcext:value-type="string">
            <text:p>A202F</text:p>
          </table:table-cell>
          <table:table-cell office:value-type="float" office:value="-445.952090454" calcext:value-type="float">
            <text:p>-445.952090454</text:p>
          </table:table-cell>
        </table:table-row>
        <table:table-row table:style-name="ro1">
          <table:table-cell office:value-type="string" calcext:value-type="string">
            <text:p>A314Q</text:p>
          </table:table-cell>
          <table:table-cell office:value-type="float" office:value="-445.955310059" calcext:value-type="float">
            <text:p>-445.955310059</text:p>
          </table:table-cell>
        </table:table-row>
        <table:table-row table:style-name="ro1">
          <table:table-cell office:value-type="string" calcext:value-type="string">
            <text:p>S393Q</text:p>
          </table:table-cell>
          <table:table-cell office:value-type="float" office:value="-445.956738281" calcext:value-type="float">
            <text:p>-445.956738281</text:p>
          </table:table-cell>
        </table:table-row>
        <table:table-row table:style-name="ro1">
          <table:table-cell office:value-type="string" calcext:value-type="string">
            <text:p>V413G</text:p>
          </table:table-cell>
          <table:table-cell office:value-type="float" office:value="-445.958981323" calcext:value-type="float">
            <text:p>-445.958981323</text:p>
          </table:table-cell>
        </table:table-row>
        <table:table-row table:style-name="ro1">
          <table:table-cell office:value-type="string" calcext:value-type="string">
            <text:p>V297H</text:p>
          </table:table-cell>
          <table:table-cell office:value-type="float" office:value="-445.968035889" calcext:value-type="float">
            <text:p>-445.968035889</text:p>
          </table:table-cell>
        </table:table-row>
        <table:table-row table:style-name="ro1">
          <table:table-cell office:value-type="string" calcext:value-type="string">
            <text:p>D216P</text:p>
          </table:table-cell>
          <table:table-cell office:value-type="float" office:value="-445.978244019" calcext:value-type="float">
            <text:p>-445.978244019</text:p>
          </table:table-cell>
        </table:table-row>
        <table:table-row table:style-name="ro1">
          <table:table-cell office:value-type="string" calcext:value-type="string">
            <text:p>R145P</text:p>
          </table:table-cell>
          <table:table-cell office:value-type="float" office:value="-445.984799194" calcext:value-type="float">
            <text:p>-445.984799194</text:p>
          </table:table-cell>
        </table:table-row>
        <table:table-row table:style-name="ro1">
          <table:table-cell office:value-type="string" calcext:value-type="string">
            <text:p>E217K</text:p>
          </table:table-cell>
          <table:table-cell office:value-type="float" office:value="-446.000549316" calcext:value-type="float">
            <text:p>-446.000549316</text:p>
          </table:table-cell>
        </table:table-row>
        <table:table-row table:style-name="ro1">
          <table:table-cell office:value-type="string" calcext:value-type="string">
            <text:p>P305W</text:p>
          </table:table-cell>
          <table:table-cell office:value-type="float" office:value="-446.020623779" calcext:value-type="float">
            <text:p>-446.020623779</text:p>
          </table:table-cell>
        </table:table-row>
        <table:table-row table:style-name="ro1">
          <table:table-cell office:value-type="string" calcext:value-type="string">
            <text:p>M263K</text:p>
          </table:table-cell>
          <table:table-cell office:value-type="float" office:value="-446.022119141" calcext:value-type="float">
            <text:p>-446.022119141</text:p>
          </table:table-cell>
        </table:table-row>
        <table:table-row table:style-name="ro1">
          <table:table-cell office:value-type="string" calcext:value-type="string">
            <text:p>I187C</text:p>
          </table:table-cell>
          <table:table-cell office:value-type="float" office:value="-446.027426147" calcext:value-type="float">
            <text:p>-446.027426147</text:p>
          </table:table-cell>
        </table:table-row>
        <table:table-row table:style-name="ro1">
          <table:table-cell office:value-type="string" calcext:value-type="string">
            <text:p>P109F</text:p>
          </table:table-cell>
          <table:table-cell office:value-type="float" office:value="-446.028619385" calcext:value-type="float">
            <text:p>-446.028619385</text:p>
          </table:table-cell>
        </table:table-row>
        <table:table-row table:style-name="ro1">
          <table:table-cell office:value-type="string" calcext:value-type="string">
            <text:p>H316A</text:p>
          </table:table-cell>
          <table:table-cell office:value-type="float" office:value="-446.031948853" calcext:value-type="float">
            <text:p>-446.031948853</text:p>
          </table:table-cell>
        </table:table-row>
        <table:table-row table:style-name="ro1">
          <table:table-cell office:value-type="string" calcext:value-type="string">
            <text:p>A398Y</text:p>
          </table:table-cell>
          <table:table-cell office:value-type="float" office:value="-446.033465576" calcext:value-type="float">
            <text:p>-446.033465576</text:p>
          </table:table-cell>
        </table:table-row>
        <table:table-row table:style-name="ro1">
          <table:table-cell office:value-type="string" calcext:value-type="string">
            <text:p>T245W</text:p>
          </table:table-cell>
          <table:table-cell office:value-type="float" office:value="-446.037759399" calcext:value-type="float">
            <text:p>-446.037759399</text:p>
          </table:table-cell>
        </table:table-row>
        <table:table-row table:style-name="ro1">
          <table:table-cell office:value-type="string" calcext:value-type="string">
            <text:p>S434P</text:p>
          </table:table-cell>
          <table:table-cell office:value-type="float" office:value="-446.040560913" calcext:value-type="float">
            <text:p>-446.040560913</text:p>
          </table:table-cell>
        </table:table-row>
        <table:table-row table:style-name="ro1">
          <table:table-cell office:value-type="string" calcext:value-type="string">
            <text:p>P428R</text:p>
          </table:table-cell>
          <table:table-cell office:value-type="float" office:value="-446.044442749" calcext:value-type="float">
            <text:p>-446.044442749</text:p>
          </table:table-cell>
        </table:table-row>
        <table:table-row table:style-name="ro1">
          <table:table-cell office:value-type="string" calcext:value-type="string">
            <text:p>S64M</text:p>
          </table:table-cell>
          <table:table-cell office:value-type="float" office:value="-446.048602295" calcext:value-type="float">
            <text:p>-446.048602295</text:p>
          </table:table-cell>
        </table:table-row>
        <table:table-row table:style-name="ro1">
          <table:table-cell office:value-type="string" calcext:value-type="string">
            <text:p>G357C</text:p>
          </table:table-cell>
          <table:table-cell office:value-type="float" office:value="-446.05526123" calcext:value-type="float">
            <text:p>-446.05526123</text:p>
          </table:table-cell>
        </table:table-row>
        <table:table-row table:style-name="ro1">
          <table:table-cell office:value-type="string" calcext:value-type="string">
            <text:p>G317L</text:p>
          </table:table-cell>
          <table:table-cell office:value-type="float" office:value="-446.058956909" calcext:value-type="float">
            <text:p>-446.058956909</text:p>
          </table:table-cell>
        </table:table-row>
        <table:table-row table:style-name="ro1">
          <table:table-cell office:value-type="string" calcext:value-type="string">
            <text:p>K354V</text:p>
          </table:table-cell>
          <table:table-cell office:value-type="float" office:value="-446.063909912" calcext:value-type="float">
            <text:p>-446.063909912</text:p>
          </table:table-cell>
        </table:table-row>
        <table:table-row table:style-name="ro1">
          <table:table-cell office:value-type="string" calcext:value-type="string">
            <text:p>T389Y</text:p>
          </table:table-cell>
          <table:table-cell office:value-type="float" office:value="-446.069613647" calcext:value-type="float">
            <text:p>-446.069613647</text:p>
          </table:table-cell>
        </table:table-row>
        <table:table-row table:style-name="ro1">
          <table:table-cell office:value-type="string" calcext:value-type="string">
            <text:p>D75F</text:p>
          </table:table-cell>
          <table:table-cell office:value-type="float" office:value="-446.074530029" calcext:value-type="float">
            <text:p>-446.074530029</text:p>
          </table:table-cell>
        </table:table-row>
        <table:table-row table:style-name="ro1">
          <table:table-cell office:value-type="string" calcext:value-type="string">
            <text:p>G137K</text:p>
          </table:table-cell>
          <table:table-cell office:value-type="float" office:value="-446.081677246" calcext:value-type="float">
            <text:p>-446.081677246</text:p>
          </table:table-cell>
        </table:table-row>
        <table:table-row table:style-name="ro1">
          <table:table-cell office:value-type="string" calcext:value-type="string">
            <text:p>K189S</text:p>
          </table:table-cell>
          <table:table-cell office:value-type="float" office:value="-446.084738159" calcext:value-type="float">
            <text:p>-446.084738159</text:p>
          </table:table-cell>
        </table:table-row>
        <table:table-row table:style-name="ro1">
          <table:table-cell office:value-type="string" calcext:value-type="string">
            <text:p>F224C</text:p>
          </table:table-cell>
          <table:table-cell office:value-type="float" office:value="-446.086660767" calcext:value-type="float">
            <text:p>-446.086660767</text:p>
          </table:table-cell>
        </table:table-row>
        <table:table-row table:style-name="ro1">
          <table:table-cell office:value-type="string" calcext:value-type="string">
            <text:p>A438D</text:p>
          </table:table-cell>
          <table:table-cell office:value-type="float" office:value="-446.086880493" calcext:value-type="float">
            <text:p>-446.086880493</text:p>
          </table:table-cell>
        </table:table-row>
        <table:table-row table:style-name="ro1">
          <table:table-cell office:value-type="string" calcext:value-type="string">
            <text:p>T186W</text:p>
          </table:table-cell>
          <table:table-cell office:value-type="float" office:value="-446.092724609" calcext:value-type="float">
            <text:p>-446.092724609</text:p>
          </table:table-cell>
        </table:table-row>
        <table:table-row table:style-name="ro1">
          <table:table-cell office:value-type="string" calcext:value-type="string">
            <text:p>V71Q</text:p>
          </table:table-cell>
          <table:table-cell office:value-type="float" office:value="-446.095672607" calcext:value-type="float">
            <text:p>-446.095672607</text:p>
          </table:table-cell>
        </table:table-row>
        <table:table-row table:style-name="ro1">
          <table:table-cell office:value-type="string" calcext:value-type="string">
            <text:p>P162H</text:p>
          </table:table-cell>
          <table:table-cell office:value-type="float" office:value="-446.102935791" calcext:value-type="float">
            <text:p>-446.102935791</text:p>
          </table:table-cell>
        </table:table-row>
        <table:table-row table:style-name="ro1">
          <table:table-cell office:value-type="string" calcext:value-type="string">
            <text:p>G289I</text:p>
          </table:table-cell>
          <table:table-cell office:value-type="float" office:value="-446.114501953" calcext:value-type="float">
            <text:p>-446.114501953</text:p>
          </table:table-cell>
        </table:table-row>
        <table:table-row table:style-name="ro1">
          <table:table-cell office:value-type="string" calcext:value-type="string">
            <text:p>D89C</text:p>
          </table:table-cell>
          <table:table-cell office:value-type="float" office:value="-446.115768433" calcext:value-type="float">
            <text:p>-446.115768433</text:p>
          </table:table-cell>
        </table:table-row>
        <table:table-row table:style-name="ro1">
          <table:table-cell office:value-type="string" calcext:value-type="string">
            <text:p>L408S</text:p>
          </table:table-cell>
          <table:table-cell office:value-type="float" office:value="-446.120510864" calcext:value-type="float">
            <text:p>-446.120510864</text:p>
          </table:table-cell>
        </table:table-row>
        <table:table-row table:style-name="ro1">
          <table:table-cell office:value-type="string" calcext:value-type="string">
            <text:p>F199K</text:p>
          </table:table-cell>
          <table:table-cell office:value-type="float" office:value="-446.120864868" calcext:value-type="float">
            <text:p>-446.120864868</text:p>
          </table:table-cell>
        </table:table-row>
        <table:table-row table:style-name="ro1">
          <table:table-cell office:value-type="string" calcext:value-type="string">
            <text:p>T347W</text:p>
          </table:table-cell>
          <table:table-cell office:value-type="float" office:value="-446.130630493" calcext:value-type="float">
            <text:p>-446.130630493</text:p>
          </table:table-cell>
        </table:table-row>
        <table:table-row table:style-name="ro1">
          <table:table-cell office:value-type="string" calcext:value-type="string">
            <text:p>R313A</text:p>
          </table:table-cell>
          <table:table-cell office:value-type="float" office:value="-446.131030273" calcext:value-type="float">
            <text:p>-446.131030273</text:p>
          </table:table-cell>
        </table:table-row>
        <table:table-row table:style-name="ro1">
          <table:table-cell office:value-type="string" calcext:value-type="string">
            <text:p>I188N</text:p>
          </table:table-cell>
          <table:table-cell office:value-type="float" office:value="-446.131130981" calcext:value-type="float">
            <text:p>-446.131130981</text:p>
          </table:table-cell>
        </table:table-row>
        <table:table-row table:style-name="ro1">
          <table:table-cell office:value-type="string" calcext:value-type="string">
            <text:p>N254C</text:p>
          </table:table-cell>
          <table:table-cell office:value-type="float" office:value="-446.132897949" calcext:value-type="float">
            <text:p>-446.132897949</text:p>
          </table:table-cell>
        </table:table-row>
        <table:table-row table:style-name="ro1">
          <table:table-cell office:value-type="string" calcext:value-type="string">
            <text:p>T299Q</text:p>
          </table:table-cell>
          <table:table-cell office:value-type="float" office:value="-446.133309937" calcext:value-type="float">
            <text:p>-446.133309937</text:p>
          </table:table-cell>
        </table:table-row>
        <table:table-row table:style-name="ro1">
          <table:table-cell office:value-type="string" calcext:value-type="string">
            <text:p>G395C</text:p>
          </table:table-cell>
          <table:table-cell office:value-type="float" office:value="-446.142630005" calcext:value-type="float">
            <text:p>-446.142630005</text:p>
          </table:table-cell>
        </table:table-row>
        <table:table-row table:style-name="ro1">
          <table:table-cell office:value-type="string" calcext:value-type="string">
            <text:p>L194G</text:p>
          </table:table-cell>
          <table:table-cell office:value-type="float" office:value="-446.147793579" calcext:value-type="float">
            <text:p>-446.147793579</text:p>
          </table:table-cell>
        </table:table-row>
        <table:table-row table:style-name="ro1">
          <table:table-cell office:value-type="string" calcext:value-type="string">
            <text:p>G327Y</text:p>
          </table:table-cell>
          <table:table-cell office:value-type="float" office:value="-446.155691528" calcext:value-type="float">
            <text:p>-446.155691528</text:p>
          </table:table-cell>
        </table:table-row>
        <table:table-row table:style-name="ro1">
          <table:table-cell office:value-type="string" calcext:value-type="string">
            <text:p>M328S</text:p>
          </table:table-cell>
          <table:table-cell office:value-type="float" office:value="-446.175701904" calcext:value-type="float">
            <text:p>-446.175701904</text:p>
          </table:table-cell>
        </table:table-row>
        <table:table-row table:style-name="ro1">
          <table:table-cell office:value-type="string" calcext:value-type="string">
            <text:p>V71D</text:p>
          </table:table-cell>
          <table:table-cell office:value-type="float" office:value="-446.176278687" calcext:value-type="float">
            <text:p>-446.176278687</text:p>
          </table:table-cell>
        </table:table-row>
        <table:table-row table:style-name="ro1">
          <table:table-cell office:value-type="string" calcext:value-type="string">
            <text:p>V270F</text:p>
          </table:table-cell>
          <table:table-cell office:value-type="float" office:value="-446.190325928" calcext:value-type="float">
            <text:p>-446.190325928</text:p>
          </table:table-cell>
        </table:table-row>
        <table:table-row table:style-name="ro1">
          <table:table-cell office:value-type="string" calcext:value-type="string">
            <text:p>H310E</text:p>
          </table:table-cell>
          <table:table-cell office:value-type="float" office:value="-446.193615723" calcext:value-type="float">
            <text:p>-446.193615723</text:p>
          </table:table-cell>
        </table:table-row>
        <table:table-row table:style-name="ro1">
          <table:table-cell office:value-type="string" calcext:value-type="string">
            <text:p>L192G</text:p>
          </table:table-cell>
          <table:table-cell office:value-type="float" office:value="-446.206018066" calcext:value-type="float">
            <text:p>-446.206018066</text:p>
          </table:table-cell>
        </table:table-row>
        <table:table-row table:style-name="ro1">
          <table:table-cell office:value-type="string" calcext:value-type="string">
            <text:p>F308T</text:p>
          </table:table-cell>
          <table:table-cell office:value-type="float" office:value="-446.209509277" calcext:value-type="float">
            <text:p>-446.209509277</text:p>
          </table:table-cell>
        </table:table-row>
        <table:table-row table:style-name="ro1">
          <table:table-cell office:value-type="string" calcext:value-type="string">
            <text:p>T256G</text:p>
          </table:table-cell>
          <table:table-cell office:value-type="float" office:value="-446.212963867" calcext:value-type="float">
            <text:p>-446.212963867</text:p>
          </table:table-cell>
        </table:table-row>
        <table:table-row table:style-name="ro1">
          <table:table-cell office:value-type="string" calcext:value-type="string">
            <text:p>P305F</text:p>
          </table:table-cell>
          <table:table-cell office:value-type="float" office:value="-446.215179443" calcext:value-type="float">
            <text:p>-446.215179443</text:p>
          </table:table-cell>
        </table:table-row>
        <table:table-row table:style-name="ro1">
          <table:table-cell office:value-type="string" calcext:value-type="string">
            <text:p>G315N</text:p>
          </table:table-cell>
          <table:table-cell office:value-type="float" office:value="-446.215838623" calcext:value-type="float">
            <text:p>-446.215838623</text:p>
          </table:table-cell>
        </table:table-row>
        <table:table-row table:style-name="ro1">
          <table:table-cell office:value-type="string" calcext:value-type="string">
            <text:p>G418L</text:p>
          </table:table-cell>
          <table:table-cell office:value-type="float" office:value="-446.216574097" calcext:value-type="float">
            <text:p>-446.216574097</text:p>
          </table:table-cell>
        </table:table-row>
        <table:table-row table:style-name="ro1">
          <table:table-cell office:value-type="string" calcext:value-type="string">
            <text:p>P190A</text:p>
          </table:table-cell>
          <table:table-cell office:value-type="float" office:value="-446.224700928" calcext:value-type="float">
            <text:p>-446.224700928</text:p>
          </table:table-cell>
        </table:table-row>
        <table:table-row table:style-name="ro1">
          <table:table-cell office:value-type="string" calcext:value-type="string">
            <text:p>F212H</text:p>
          </table:table-cell>
          <table:table-cell office:value-type="float" office:value="-446.225622559" calcext:value-type="float">
            <text:p>-446.225622559</text:p>
          </table:table-cell>
        </table:table-row>
        <table:table-row table:style-name="ro1">
          <table:table-cell office:value-type="string" calcext:value-type="string">
            <text:p>S434Y</text:p>
          </table:table-cell>
          <table:table-cell office:value-type="float" office:value="-446.237301636" calcext:value-type="float">
            <text:p>-446.237301636</text:p>
          </table:table-cell>
        </table:table-row>
        <table:table-row table:style-name="ro1">
          <table:table-cell office:value-type="string" calcext:value-type="string">
            <text:p>H424G</text:p>
          </table:table-cell>
          <table:table-cell office:value-type="float" office:value="-446.245227051" calcext:value-type="float">
            <text:p>-446.245227051</text:p>
          </table:table-cell>
        </table:table-row>
        <table:table-row table:style-name="ro1">
          <table:table-cell office:value-type="string" calcext:value-type="string">
            <text:p>A398L</text:p>
          </table:table-cell>
          <table:table-cell office:value-type="float" office:value="-446.246917725" calcext:value-type="float">
            <text:p>-446.246917725</text:p>
          </table:table-cell>
        </table:table-row>
        <table:table-row table:style-name="ro1">
          <table:table-cell office:value-type="string" calcext:value-type="string">
            <text:p>Q219W</text:p>
          </table:table-cell>
          <table:table-cell office:value-type="float" office:value="-446.247201538" calcext:value-type="float">
            <text:p>-446.247201538</text:p>
          </table:table-cell>
        </table:table-row>
        <table:table-row table:style-name="ro1">
          <table:table-cell office:value-type="string" calcext:value-type="string">
            <text:p>G394Y</text:p>
          </table:table-cell>
          <table:table-cell office:value-type="float" office:value="-446.248150635" calcext:value-type="float">
            <text:p>-446.248150635</text:p>
          </table:table-cell>
        </table:table-row>
        <table:table-row table:style-name="ro1">
          <table:table-cell office:value-type="string" calcext:value-type="string">
            <text:p>V234E</text:p>
          </table:table-cell>
          <table:table-cell office:value-type="float" office:value="-446.249227905" calcext:value-type="float">
            <text:p>-446.249227905</text:p>
          </table:table-cell>
        </table:table-row>
        <table:table-row table:style-name="ro1">
          <table:table-cell office:value-type="string" calcext:value-type="string">
            <text:p>I414D</text:p>
          </table:table-cell>
          <table:table-cell office:value-type="float" office:value="-446.256970215" calcext:value-type="float">
            <text:p>-446.256970215</text:p>
          </table:table-cell>
        </table:table-row>
        <table:table-row table:style-name="ro1">
          <table:table-cell office:value-type="string" calcext:value-type="string">
            <text:p>G137L</text:p>
          </table:table-cell>
          <table:table-cell office:value-type="float" office:value="-446.266134644" calcext:value-type="float">
            <text:p>-446.266134644</text:p>
          </table:table-cell>
        </table:table-row>
        <table:table-row table:style-name="ro1">
          <table:table-cell office:value-type="string" calcext:value-type="string">
            <text:p>F113R</text:p>
          </table:table-cell>
          <table:table-cell office:value-type="float" office:value="-446.274801636" calcext:value-type="float">
            <text:p>-446.274801636</text:p>
          </table:table-cell>
        </table:table-row>
        <table:table-row table:style-name="ro1">
          <table:table-cell office:value-type="string" calcext:value-type="string">
            <text:p>W382S</text:p>
          </table:table-cell>
          <table:table-cell office:value-type="float" office:value="-446.278878784" calcext:value-type="float">
            <text:p>-446.278878784</text:p>
          </table:table-cell>
        </table:table-row>
        <table:table-row table:style-name="ro1">
          <table:table-cell office:value-type="string" calcext:value-type="string">
            <text:p>A398M</text:p>
          </table:table-cell>
          <table:table-cell office:value-type="float" office:value="-446.282333374" calcext:value-type="float">
            <text:p>-446.282333374</text:p>
          </table:table-cell>
        </table:table-row>
        <table:table-row table:style-name="ro1">
          <table:table-cell office:value-type="string" calcext:value-type="string">
            <text:p>Q222W</text:p>
          </table:table-cell>
          <table:table-cell office:value-type="float" office:value="-446.284732056" calcext:value-type="float">
            <text:p>-446.284732056</text:p>
          </table:table-cell>
        </table:table-row>
        <table:table-row table:style-name="ro1">
          <table:table-cell office:value-type="string" calcext:value-type="string">
            <text:p>F206P</text:p>
          </table:table-cell>
          <table:table-cell office:value-type="float" office:value="-446.285491943" calcext:value-type="float">
            <text:p>-446.285491943</text:p>
          </table:table-cell>
        </table:table-row>
        <table:table-row table:style-name="ro1">
          <table:table-cell office:value-type="string" calcext:value-type="string">
            <text:p>N254P</text:p>
          </table:table-cell>
          <table:table-cell office:value-type="float" office:value="-446.285952759" calcext:value-type="float">
            <text:p>-446.285952759</text:p>
          </table:table-cell>
        </table:table-row>
        <table:table-row table:style-name="ro1">
          <table:table-cell office:value-type="string" calcext:value-type="string">
            <text:p>A257L</text:p>
          </table:table-cell>
          <table:table-cell office:value-type="float" office:value="-446.294125366" calcext:value-type="float">
            <text:p>-446.294125366</text:p>
          </table:table-cell>
        </table:table-row>
        <table:table-row table:style-name="ro1">
          <table:table-cell office:value-type="string" calcext:value-type="string">
            <text:p>P109C</text:p>
          </table:table-cell>
          <table:table-cell office:value-type="float" office:value="-446.312188721" calcext:value-type="float">
            <text:p>-446.312188721</text:p>
          </table:table-cell>
        </table:table-row>
        <table:table-row table:style-name="ro1">
          <table:table-cell office:value-type="string" calcext:value-type="string">
            <text:p>T65Y</text:p>
          </table:table-cell>
          <table:table-cell office:value-type="float" office:value="-446.313168335" calcext:value-type="float">
            <text:p>-446.313168335</text:p>
          </table:table-cell>
        </table:table-row>
        <table:table-row table:style-name="ro1">
          <table:table-cell office:value-type="string" calcext:value-type="string">
            <text:p>D114K</text:p>
          </table:table-cell>
          <table:table-cell office:value-type="float" office:value="-446.320455933" calcext:value-type="float">
            <text:p>-446.320455933</text:p>
          </table:table-cell>
        </table:table-row>
        <table:table-row table:style-name="ro1">
          <table:table-cell office:value-type="string" calcext:value-type="string">
            <text:p>T349Q</text:p>
          </table:table-cell>
          <table:table-cell office:value-type="float" office:value="-446.322549438" calcext:value-type="float">
            <text:p>-446.322549438</text:p>
          </table:table-cell>
        </table:table-row>
        <table:table-row table:style-name="ro1">
          <table:table-cell office:value-type="string" calcext:value-type="string">
            <text:p>G315D</text:p>
          </table:table-cell>
          <table:table-cell office:value-type="float" office:value="-446.323391724" calcext:value-type="float">
            <text:p>-446.323391724</text:p>
          </table:table-cell>
        </table:table-row>
        <table:table-row table:style-name="ro1">
          <table:table-cell office:value-type="string" calcext:value-type="string">
            <text:p>K249A</text:p>
          </table:table-cell>
          <table:table-cell office:value-type="float" office:value="-446.333529663" calcext:value-type="float">
            <text:p>-446.333529663</text:p>
          </table:table-cell>
        </table:table-row>
        <table:table-row table:style-name="ro1">
          <table:table-cell office:value-type="string" calcext:value-type="string">
            <text:p>G395Y</text:p>
          </table:table-cell>
          <table:table-cell office:value-type="float" office:value="-446.335174561" calcext:value-type="float">
            <text:p>-446.335174561</text:p>
          </table:table-cell>
        </table:table-row>
        <table:table-row table:style-name="ro1">
          <table:table-cell office:value-type="string" calcext:value-type="string">
            <text:p>D75H</text:p>
          </table:table-cell>
          <table:table-cell office:value-type="float" office:value="-446.3421875" calcext:value-type="float">
            <text:p>-446.3421875</text:p>
          </table:table-cell>
        </table:table-row>
        <table:table-row table:style-name="ro1">
          <table:table-cell office:value-type="string" calcext:value-type="string">
            <text:p>S64Q</text:p>
          </table:table-cell>
          <table:table-cell office:value-type="float" office:value="-446.346166992" calcext:value-type="float">
            <text:p>-446.346166992</text:p>
          </table:table-cell>
        </table:table-row>
        <table:table-row table:style-name="ro1">
          <table:table-cell office:value-type="string" calcext:value-type="string">
            <text:p>G209F</text:p>
          </table:table-cell>
          <table:table-cell office:value-type="float" office:value="-446.353259277" calcext:value-type="float">
            <text:p>-446.353259277</text:p>
          </table:table-cell>
        </table:table-row>
        <table:table-row table:style-name="ro1">
          <table:table-cell office:value-type="string" calcext:value-type="string">
            <text:p>H424T</text:p>
          </table:table-cell>
          <table:table-cell office:value-type="float" office:value="-446.35484314" calcext:value-type="float">
            <text:p>-446.35484314</text:p>
          </table:table-cell>
        </table:table-row>
        <table:table-row table:style-name="ro1">
          <table:table-cell office:value-type="string" calcext:value-type="string">
            <text:p>K214Y</text:p>
          </table:table-cell>
          <table:table-cell office:value-type="float" office:value="-446.360778809" calcext:value-type="float">
            <text:p>-446.360778809</text:p>
          </table:table-cell>
        </table:table-row>
        <table:table-row table:style-name="ro1">
          <table:table-cell office:value-type="string" calcext:value-type="string">
            <text:p>H312C</text:p>
          </table:table-cell>
          <table:table-cell office:value-type="float" office:value="-446.36133728" calcext:value-type="float">
            <text:p>-446.36133728</text:p>
          </table:table-cell>
        </table:table-row>
        <table:table-row table:style-name="ro1">
          <table:table-cell office:value-type="string" calcext:value-type="string">
            <text:p>G315I</text:p>
          </table:table-cell>
          <table:table-cell office:value-type="float" office:value="-446.372061157" calcext:value-type="float">
            <text:p>-446.372061157</text:p>
          </table:table-cell>
        </table:table-row>
        <table:table-row table:style-name="ro1">
          <table:table-cell office:value-type="string" calcext:value-type="string">
            <text:p>T73W</text:p>
          </table:table-cell>
          <table:table-cell office:value-type="float" office:value="-446.37364502" calcext:value-type="float">
            <text:p>-446.37364502</text:p>
          </table:table-cell>
        </table:table-row>
        <table:table-row table:style-name="ro1">
          <table:table-cell office:value-type="string" calcext:value-type="string">
            <text:p>L194E</text:p>
          </table:table-cell>
          <table:table-cell office:value-type="float" office:value="-446.377258301" calcext:value-type="float">
            <text:p>-446.377258301</text:p>
          </table:table-cell>
        </table:table-row>
        <table:table-row table:style-name="ro1">
          <table:table-cell office:value-type="string" calcext:value-type="string">
            <text:p>D216V</text:p>
          </table:table-cell>
          <table:table-cell office:value-type="float" office:value="-446.380270386" calcext:value-type="float">
            <text:p>-446.380270386</text:p>
          </table:table-cell>
        </table:table-row>
        <table:table-row table:style-name="ro1">
          <table:table-cell office:value-type="string" calcext:value-type="string">
            <text:p>V234K</text:p>
          </table:table-cell>
          <table:table-cell office:value-type="float" office:value="-446.381735229" calcext:value-type="float">
            <text:p>-446.381735229</text:p>
          </table:table-cell>
        </table:table-row>
        <table:table-row table:style-name="ro1">
          <table:table-cell office:value-type="string" calcext:value-type="string">
            <text:p>G293Y</text:p>
          </table:table-cell>
          <table:table-cell office:value-type="float" office:value="-446.408914185" calcext:value-type="float">
            <text:p>-446.408914185</text:p>
          </table:table-cell>
        </table:table-row>
        <table:table-row table:style-name="ro1">
          <table:table-cell office:value-type="string" calcext:value-type="string">
            <text:p>F199G</text:p>
          </table:table-cell>
          <table:table-cell office:value-type="float" office:value="-446.417651367" calcext:value-type="float">
            <text:p>-446.417651367</text:p>
          </table:table-cell>
        </table:table-row>
        <table:table-row table:style-name="ro1">
          <table:table-cell office:value-type="string" calcext:value-type="string">
            <text:p>A60K</text:p>
          </table:table-cell>
          <table:table-cell office:value-type="float" office:value="-446.426266479" calcext:value-type="float">
            <text:p>-446.426266479</text:p>
          </table:table-cell>
        </table:table-row>
        <table:table-row table:style-name="ro1">
          <table:table-cell office:value-type="string" calcext:value-type="string">
            <text:p>R313T</text:p>
          </table:table-cell>
          <table:table-cell office:value-type="float" office:value="-446.42677002" calcext:value-type="float">
            <text:p>-446.42677002</text:p>
          </table:table-cell>
        </table:table-row>
        <table:table-row table:style-name="ro1">
          <table:table-cell office:value-type="string" calcext:value-type="string">
            <text:p>S64P</text:p>
          </table:table-cell>
          <table:table-cell office:value-type="float" office:value="-446.430252075" calcext:value-type="float">
            <text:p>-446.430252075</text:p>
          </table:table-cell>
        </table:table-row>
        <table:table-row table:style-name="ro1">
          <table:table-cell office:value-type="string" calcext:value-type="string">
            <text:p>V287W</text:p>
          </table:table-cell>
          <table:table-cell office:value-type="float" office:value="-446.435671997" calcext:value-type="float">
            <text:p>-446.435671997</text:p>
          </table:table-cell>
        </table:table-row>
        <table:table-row table:style-name="ro1">
          <table:table-cell office:value-type="string" calcext:value-type="string">
            <text:p>F212Q</text:p>
          </table:table-cell>
          <table:table-cell office:value-type="float" office:value="-446.437182617" calcext:value-type="float">
            <text:p>-446.437182617</text:p>
          </table:table-cell>
        </table:table-row>
        <table:table-row table:style-name="ro1">
          <table:table-cell office:value-type="string" calcext:value-type="string">
            <text:p>I391R</text:p>
          </table:table-cell>
          <table:table-cell office:value-type="float" office:value="-446.439437866" calcext:value-type="float">
            <text:p>-446.439437866</text:p>
          </table:table-cell>
        </table:table-row>
        <table:table-row table:style-name="ro1">
          <table:table-cell office:value-type="string" calcext:value-type="string">
            <text:p>F224P</text:p>
          </table:table-cell>
          <table:table-cell office:value-type="float" office:value="-446.44234314" calcext:value-type="float">
            <text:p>-446.44234314</text:p>
          </table:table-cell>
        </table:table-row>
        <table:table-row table:style-name="ro1">
          <table:table-cell office:value-type="string" calcext:value-type="string">
            <text:p>K214T</text:p>
          </table:table-cell>
          <table:table-cell office:value-type="float" office:value="-446.444299316" calcext:value-type="float">
            <text:p>-446.444299316</text:p>
          </table:table-cell>
        </table:table-row>
        <table:table-row table:style-name="ro1">
          <table:table-cell office:value-type="string" calcext:value-type="string">
            <text:p>L194R</text:p>
          </table:table-cell>
          <table:table-cell office:value-type="float" office:value="-446.45296936" calcext:value-type="float">
            <text:p>-446.45296936</text:p>
          </table:table-cell>
        </table:table-row>
        <table:table-row table:style-name="ro1">
          <table:table-cell office:value-type="string" calcext:value-type="string">
            <text:p>V234Q</text:p>
          </table:table-cell>
          <table:table-cell office:value-type="float" office:value="-446.455612183" calcext:value-type="float">
            <text:p>-446.455612183</text:p>
          </table:table-cell>
        </table:table-row>
        <table:table-row table:style-name="ro1">
          <table:table-cell office:value-type="string" calcext:value-type="string">
            <text:p>G395V</text:p>
          </table:table-cell>
          <table:table-cell office:value-type="float" office:value="-446.459127808" calcext:value-type="float">
            <text:p>-446.459127808</text:p>
          </table:table-cell>
        </table:table-row>
        <table:table-row table:style-name="ro1">
          <table:table-cell office:value-type="string" calcext:value-type="string">
            <text:p>D148C</text:p>
          </table:table-cell>
          <table:table-cell office:value-type="float" office:value="-446.467926025" calcext:value-type="float">
            <text:p>-446.467926025</text:p>
          </table:table-cell>
        </table:table-row>
        <table:table-row table:style-name="ro1">
          <table:table-cell office:value-type="string" calcext:value-type="string">
            <text:p>F212P</text:p>
          </table:table-cell>
          <table:table-cell office:value-type="float" office:value="-446.472711182" calcext:value-type="float">
            <text:p>-446.472711182</text:p>
          </table:table-cell>
        </table:table-row>
        <table:table-row table:style-name="ro1">
          <table:table-cell office:value-type="string" calcext:value-type="string">
            <text:p>L192Q</text:p>
          </table:table-cell>
          <table:table-cell office:value-type="float" office:value="-446.493234253" calcext:value-type="float">
            <text:p>-446.493234253</text:p>
          </table:table-cell>
        </table:table-row>
        <table:table-row table:style-name="ro1">
          <table:table-cell office:value-type="string" calcext:value-type="string">
            <text:p>A200L</text:p>
          </table:table-cell>
          <table:table-cell office:value-type="float" office:value="-446.497183228" calcext:value-type="float">
            <text:p>-446.497183228</text:p>
          </table:table-cell>
        </table:table-row>
        <table:table-row table:style-name="ro1">
          <table:table-cell office:value-type="string" calcext:value-type="string">
            <text:p>Q219Y</text:p>
          </table:table-cell>
          <table:table-cell office:value-type="float" office:value="-446.497509766" calcext:value-type="float">
            <text:p>-446.497509766</text:p>
          </table:table-cell>
        </table:table-row>
        <table:table-row table:style-name="ro1">
          <table:table-cell office:value-type="string" calcext:value-type="string">
            <text:p>P428W</text:p>
          </table:table-cell>
          <table:table-cell office:value-type="float" office:value="-446.497619629" calcext:value-type="float">
            <text:p>-446.497619629</text:p>
          </table:table-cell>
        </table:table-row>
        <table:table-row table:style-name="ro1">
          <table:table-cell office:value-type="string" calcext:value-type="string">
            <text:p>T416W</text:p>
          </table:table-cell>
          <table:table-cell office:value-type="float" office:value="-446.512924194" calcext:value-type="float">
            <text:p>-446.512924194</text:p>
          </table:table-cell>
        </table:table-row>
        <table:table-row table:style-name="ro1">
          <table:table-cell office:value-type="string" calcext:value-type="string">
            <text:p>I392P</text:p>
          </table:table-cell>
          <table:table-cell office:value-type="float" office:value="-446.521099854" calcext:value-type="float">
            <text:p>-446.521099854</text:p>
          </table:table-cell>
        </table:table-row>
        <table:table-row table:style-name="ro1">
          <table:table-cell office:value-type="string" calcext:value-type="string">
            <text:p>R338L</text:p>
          </table:table-cell>
          <table:table-cell office:value-type="float" office:value="-446.521154785" calcext:value-type="float">
            <text:p>-446.521154785</text:p>
          </table:table-cell>
        </table:table-row>
        <table:table-row table:style-name="ro1">
          <table:table-cell office:value-type="string" calcext:value-type="string">
            <text:p>D288T</text:p>
          </table:table-cell>
          <table:table-cell office:value-type="float" office:value="-446.521664429" calcext:value-type="float">
            <text:p>-446.521664429</text:p>
          </table:table-cell>
        </table:table-row>
        <table:table-row table:style-name="ro1">
          <table:table-cell office:value-type="string" calcext:value-type="string">
            <text:p>P109Y</text:p>
          </table:table-cell>
          <table:table-cell office:value-type="float" office:value="-446.522952271" calcext:value-type="float">
            <text:p>-446.522952271</text:p>
          </table:table-cell>
        </table:table-row>
        <table:table-row table:style-name="ro1">
          <table:table-cell office:value-type="string" calcext:value-type="string">
            <text:p>E217D</text:p>
          </table:table-cell>
          <table:table-cell office:value-type="float" office:value="-446.527807617" calcext:value-type="float">
            <text:p>-446.527807617</text:p>
          </table:table-cell>
        </table:table-row>
        <table:table-row table:style-name="ro1">
          <table:table-cell office:value-type="string" calcext:value-type="string">
            <text:p>V59E</text:p>
          </table:table-cell>
          <table:table-cell office:value-type="float" office:value="-446.529037476" calcext:value-type="float">
            <text:p>-446.529037476</text:p>
          </table:table-cell>
        </table:table-row>
        <table:table-row table:style-name="ro1">
          <table:table-cell office:value-type="string" calcext:value-type="string">
            <text:p>H424Y</text:p>
          </table:table-cell>
          <table:table-cell office:value-type="float" office:value="-446.554968262" calcext:value-type="float">
            <text:p>-446.554968262</text:p>
          </table:table-cell>
        </table:table-row>
        <table:table-row table:style-name="ro1">
          <table:table-cell office:value-type="string" calcext:value-type="string">
            <text:p>V234D</text:p>
          </table:table-cell>
          <table:table-cell office:value-type="float" office:value="-446.558355713" calcext:value-type="float">
            <text:p>-446.558355713</text:p>
          </table:table-cell>
        </table:table-row>
        <table:table-row table:style-name="ro1">
          <table:table-cell office:value-type="string" calcext:value-type="string">
            <text:p>A438H</text:p>
          </table:table-cell>
          <table:table-cell office:value-type="float" office:value="-446.559539795" calcext:value-type="float">
            <text:p>-446.559539795</text:p>
          </table:table-cell>
        </table:table-row>
        <table:table-row table:style-name="ro1">
          <table:table-cell office:value-type="string" calcext:value-type="string">
            <text:p>D140H</text:p>
          </table:table-cell>
          <table:table-cell office:value-type="float" office:value="-446.560809326" calcext:value-type="float">
            <text:p>-446.560809326</text:p>
          </table:table-cell>
        </table:table-row>
        <table:table-row table:style-name="ro1">
          <table:table-cell office:value-type="string" calcext:value-type="string">
            <text:p>G267K</text:p>
          </table:table-cell>
          <table:table-cell office:value-type="float" office:value="-446.565188599" calcext:value-type="float">
            <text:p>-446.565188599</text:p>
          </table:table-cell>
        </table:table-row>
        <table:table-row table:style-name="ro1">
          <table:table-cell office:value-type="string" calcext:value-type="string">
            <text:p>D288V</text:p>
          </table:table-cell>
          <table:table-cell office:value-type="float" office:value="-446.571578979" calcext:value-type="float">
            <text:p>-446.571578979</text:p>
          </table:table-cell>
        </table:table-row>
        <table:table-row table:style-name="ro1">
          <table:table-cell office:value-type="string" calcext:value-type="string">
            <text:p>G289H</text:p>
          </table:table-cell>
          <table:table-cell office:value-type="float" office:value="-446.573553467" calcext:value-type="float">
            <text:p>-446.573553467</text:p>
          </table:table-cell>
        </table:table-row>
        <table:table-row table:style-name="ro1">
          <table:table-cell office:value-type="string" calcext:value-type="string">
            <text:p>G185C</text:p>
          </table:table-cell>
          <table:table-cell office:value-type="float" office:value="-446.580343628" calcext:value-type="float">
            <text:p>-446.580343628</text:p>
          </table:table-cell>
        </table:table-row>
        <table:table-row table:style-name="ro1">
          <table:table-cell office:value-type="string" calcext:value-type="string">
            <text:p>E62H</text:p>
          </table:table-cell>
          <table:table-cell office:value-type="float" office:value="-446.580419922" calcext:value-type="float">
            <text:p>-446.580419922</text:p>
          </table:table-cell>
        </table:table-row>
        <table:table-row table:style-name="ro1">
          <table:table-cell office:value-type="string" calcext:value-type="string">
            <text:p>S393E</text:p>
          </table:table-cell>
          <table:table-cell office:value-type="float" office:value="-446.582293701" calcext:value-type="float">
            <text:p>-446.582293701</text:p>
          </table:table-cell>
        </table:table-row>
        <table:table-row table:style-name="ro1">
          <table:table-cell office:value-type="string" calcext:value-type="string">
            <text:p>G423Q</text:p>
          </table:table-cell>
          <table:table-cell office:value-type="float" office:value="-446.586453247" calcext:value-type="float">
            <text:p>-446.586453247</text:p>
          </table:table-cell>
        </table:table-row>
        <table:table-row table:style-name="ro1">
          <table:table-cell office:value-type="string" calcext:value-type="string">
            <text:p>G293A</text:p>
          </table:table-cell>
          <table:table-cell office:value-type="float" office:value="-446.588296509" calcext:value-type="float">
            <text:p>-446.588296509</text:p>
          </table:table-cell>
        </table:table-row>
        <table:table-row table:style-name="ro1">
          <table:table-cell office:value-type="string" calcext:value-type="string">
            <text:p>M396F</text:p>
          </table:table-cell>
          <table:table-cell office:value-type="float" office:value="-446.588931274" calcext:value-type="float">
            <text:p>-446.588931274</text:p>
          </table:table-cell>
        </table:table-row>
        <table:table-row table:style-name="ro1">
          <table:table-cell office:value-type="string" calcext:value-type="string">
            <text:p>N397G</text:p>
          </table:table-cell>
          <table:table-cell office:value-type="float" office:value="-446.604727173" calcext:value-type="float">
            <text:p>-446.604727173</text:p>
          </table:table-cell>
        </table:table-row>
        <table:table-row table:style-name="ro1">
          <table:table-cell office:value-type="string" calcext:value-type="string">
            <text:p>G418H</text:p>
          </table:table-cell>
          <table:table-cell office:value-type="float" office:value="-446.619607544" calcext:value-type="float">
            <text:p>-446.619607544</text:p>
          </table:table-cell>
        </table:table-row>
        <table:table-row table:style-name="ro1">
          <table:table-cell office:value-type="string" calcext:value-type="string">
            <text:p>G353H</text:p>
          </table:table-cell>
          <table:table-cell office:value-type="float" office:value="-446.62019043" calcext:value-type="float">
            <text:p>-446.62019043</text:p>
          </table:table-cell>
        </table:table-row>
        <table:table-row table:style-name="ro1">
          <table:table-cell office:value-type="string" calcext:value-type="string">
            <text:p>T416H</text:p>
          </table:table-cell>
          <table:table-cell office:value-type="float" office:value="-446.620407104" calcext:value-type="float">
            <text:p>-446.620407104</text:p>
          </table:table-cell>
        </table:table-row>
        <table:table-row table:style-name="ro1">
          <table:table-cell office:value-type="string" calcext:value-type="string">
            <text:p>L309T</text:p>
          </table:table-cell>
          <table:table-cell office:value-type="float" office:value="-446.62076416" calcext:value-type="float">
            <text:p>-446.62076416</text:p>
          </table:table-cell>
        </table:table-row>
        <table:table-row table:style-name="ro1">
          <table:table-cell office:value-type="string" calcext:value-type="string">
            <text:p>V40W</text:p>
          </table:table-cell>
          <table:table-cell office:value-type="float" office:value="-446.623397827" calcext:value-type="float">
            <text:p>-446.623397827</text:p>
          </table:table-cell>
        </table:table-row>
        <table:table-row table:style-name="ro1">
          <table:table-cell office:value-type="string" calcext:value-type="string">
            <text:p>H316G</text:p>
          </table:table-cell>
          <table:table-cell office:value-type="float" office:value="-446.623764038" calcext:value-type="float">
            <text:p>-446.623764038</text:p>
          </table:table-cell>
        </table:table-row>
        <table:table-row table:style-name="ro1">
          <table:table-cell office:value-type="string" calcext:value-type="string">
            <text:p>F308S</text:p>
          </table:table-cell>
          <table:table-cell office:value-type="float" office:value="-446.62746582" calcext:value-type="float">
            <text:p>-446.62746582</text:p>
          </table:table-cell>
        </table:table-row>
        <table:table-row table:style-name="ro1">
          <table:table-cell office:value-type="string" calcext:value-type="string">
            <text:p>D216Q</text:p>
          </table:table-cell>
          <table:table-cell office:value-type="float" office:value="-446.627780151" calcext:value-type="float">
            <text:p>-446.627780151</text:p>
          </table:table-cell>
        </table:table-row>
        <table:table-row table:style-name="ro1">
          <table:table-cell office:value-type="string" calcext:value-type="string">
            <text:p>A41E</text:p>
          </table:table-cell>
          <table:table-cell office:value-type="float" office:value="-446.635824585" calcext:value-type="float">
            <text:p>-446.635824585</text:p>
          </table:table-cell>
        </table:table-row>
        <table:table-row table:style-name="ro1">
          <table:table-cell office:value-type="string" calcext:value-type="string">
            <text:p>S252I</text:p>
          </table:table-cell>
          <table:table-cell office:value-type="float" office:value="-446.637805176" calcext:value-type="float">
            <text:p>-446.637805176</text:p>
          </table:table-cell>
        </table:table-row>
        <table:table-row table:style-name="ro1">
          <table:table-cell office:value-type="string" calcext:value-type="string">
            <text:p>D82H</text:p>
          </table:table-cell>
          <table:table-cell office:value-type="float" office:value="-446.647683716" calcext:value-type="float">
            <text:p>-446.647683716</text:p>
          </table:table-cell>
        </table:table-row>
        <table:table-row table:style-name="ro1">
          <table:table-cell office:value-type="string" calcext:value-type="string">
            <text:p>L286I</text:p>
          </table:table-cell>
          <table:table-cell office:value-type="float" office:value="-446.648135376" calcext:value-type="float">
            <text:p>-446.648135376</text:p>
          </table:table-cell>
        </table:table-row>
        <table:table-row table:style-name="ro1">
          <table:table-cell office:value-type="string" calcext:value-type="string">
            <text:p>P190W</text:p>
          </table:table-cell>
          <table:table-cell office:value-type="float" office:value="-446.649020386" calcext:value-type="float">
            <text:p>-446.649020386</text:p>
          </table:table-cell>
        </table:table-row>
        <table:table-row table:style-name="ro1">
          <table:table-cell office:value-type="string" calcext:value-type="string">
            <text:p>K249F</text:p>
          </table:table-cell>
          <table:table-cell office:value-type="float" office:value="-446.64934082" calcext:value-type="float">
            <text:p>-446.64934082</text:p>
          </table:table-cell>
        </table:table-row>
        <table:table-row table:style-name="ro1">
          <table:table-cell office:value-type="string" calcext:value-type="string">
            <text:p>M396K</text:p>
          </table:table-cell>
          <table:table-cell office:value-type="float" office:value="-446.650637817" calcext:value-type="float">
            <text:p>-446.650637817</text:p>
          </table:table-cell>
        </table:table-row>
        <table:table-row table:style-name="ro1">
          <table:table-cell office:value-type="string" calcext:value-type="string">
            <text:p>K191N</text:p>
          </table:table-cell>
          <table:table-cell office:value-type="float" office:value="-446.66138916" calcext:value-type="float">
            <text:p>-446.66138916</text:p>
          </table:table-cell>
        </table:table-row>
        <table:table-row table:style-name="ro1">
          <table:table-cell office:value-type="string" calcext:value-type="string">
            <text:p>S64R</text:p>
          </table:table-cell>
          <table:table-cell office:value-type="float" office:value="-446.666680908" calcext:value-type="float">
            <text:p>-446.666680908</text:p>
          </table:table-cell>
        </table:table-row>
        <table:table-row table:style-name="ro1">
          <table:table-cell office:value-type="string" calcext:value-type="string">
            <text:p>G210F</text:p>
          </table:table-cell>
          <table:table-cell office:value-type="float" office:value="-446.670944214" calcext:value-type="float">
            <text:p>-446.670944214</text:p>
          </table:table-cell>
        </table:table-row>
        <table:table-row table:style-name="ro1">
          <table:table-cell office:value-type="string" calcext:value-type="string">
            <text:p>T256M</text:p>
          </table:table-cell>
          <table:table-cell office:value-type="float" office:value="-446.675149536" calcext:value-type="float">
            <text:p>-446.675149536</text:p>
          </table:table-cell>
        </table:table-row>
        <table:table-row table:style-name="ro1">
          <table:table-cell office:value-type="string" calcext:value-type="string">
            <text:p>A438K</text:p>
          </table:table-cell>
          <table:table-cell office:value-type="float" office:value="-446.677111816" calcext:value-type="float">
            <text:p>-446.677111816</text:p>
          </table:table-cell>
        </table:table-row>
        <table:table-row table:style-name="ro1">
          <table:table-cell office:value-type="string" calcext:value-type="string">
            <text:p>G353V</text:p>
          </table:table-cell>
          <table:table-cell office:value-type="float" office:value="-446.679257202" calcext:value-type="float">
            <text:p>-446.679257202</text:p>
          </table:table-cell>
        </table:table-row>
        <table:table-row table:style-name="ro1">
          <table:table-cell office:value-type="string" calcext:value-type="string">
            <text:p>F290P</text:p>
          </table:table-cell>
          <table:table-cell office:value-type="float" office:value="-446.683807373" calcext:value-type="float">
            <text:p>-446.683807373</text:p>
          </table:table-cell>
        </table:table-row>
        <table:table-row table:style-name="ro1">
          <table:table-cell office:value-type="string" calcext:value-type="string">
            <text:p>N134T</text:p>
          </table:table-cell>
          <table:table-cell office:value-type="float" office:value="-446.689019775" calcext:value-type="float">
            <text:p>-446.689019775</text:p>
          </table:table-cell>
        </table:table-row>
        <table:table-row table:style-name="ro1">
          <table:table-cell office:value-type="string" calcext:value-type="string">
            <text:p>C225D</text:p>
          </table:table-cell>
          <table:table-cell office:value-type="float" office:value="-446.690960693" calcext:value-type="float">
            <text:p>-446.690960693</text:p>
          </table:table-cell>
        </table:table-row>
        <table:table-row table:style-name="ro1">
          <table:table-cell office:value-type="string" calcext:value-type="string">
            <text:p>G133N</text:p>
          </table:table-cell>
          <table:table-cell office:value-type="float" office:value="-446.704718018" calcext:value-type="float">
            <text:p>-446.704718018</text:p>
          </table:table-cell>
        </table:table-row>
        <table:table-row table:style-name="ro1">
          <table:table-cell office:value-type="string" calcext:value-type="string">
            <text:p>G418C</text:p>
          </table:table-cell>
          <table:table-cell office:value-type="float" office:value="-446.716278076" calcext:value-type="float">
            <text:p>-446.716278076</text:p>
          </table:table-cell>
        </table:table-row>
        <table:table-row table:style-name="ro1">
          <table:table-cell office:value-type="string" calcext:value-type="string">
            <text:p>L112S</text:p>
          </table:table-cell>
          <table:table-cell office:value-type="float" office:value="-446.723486328" calcext:value-type="float">
            <text:p>-446.723486328</text:p>
          </table:table-cell>
        </table:table-row>
        <table:table-row table:style-name="ro1">
          <table:table-cell office:value-type="string" calcext:value-type="string">
            <text:p>G327M</text:p>
          </table:table-cell>
          <table:table-cell office:value-type="float" office:value="-446.725344849" calcext:value-type="float">
            <text:p>-446.725344849</text:p>
          </table:table-cell>
        </table:table-row>
        <table:table-row table:style-name="ro1">
          <table:table-cell office:value-type="string" calcext:value-type="string">
            <text:p>R195F</text:p>
          </table:table-cell>
          <table:table-cell office:value-type="float" office:value="-446.726507568" calcext:value-type="float">
            <text:p>-446.726507568</text:p>
          </table:table-cell>
        </table:table-row>
        <table:table-row table:style-name="ro1">
          <table:table-cell office:value-type="string" calcext:value-type="string">
            <text:p>H312W</text:p>
          </table:table-cell>
          <table:table-cell office:value-type="float" office:value="-446.740719604" calcext:value-type="float">
            <text:p>-446.740719604</text:p>
          </table:table-cell>
        </table:table-row>
        <table:table-row table:style-name="ro1">
          <table:table-cell office:value-type="string" calcext:value-type="string">
            <text:p>I414E</text:p>
          </table:table-cell>
          <table:table-cell office:value-type="float" office:value="-446.765533447" calcext:value-type="float">
            <text:p>-446.765533447</text:p>
          </table:table-cell>
        </table:table-row>
        <table:table-row table:style-name="ro1">
          <table:table-cell office:value-type="string" calcext:value-type="string">
            <text:p>E62V</text:p>
          </table:table-cell>
          <table:table-cell office:value-type="float" office:value="-446.770849609" calcext:value-type="float">
            <text:p>-446.770849609</text:p>
          </table:table-cell>
        </table:table-row>
        <table:table-row table:style-name="ro1">
          <table:table-cell office:value-type="string" calcext:value-type="string">
            <text:p>F206I</text:p>
          </table:table-cell>
          <table:table-cell office:value-type="float" office:value="-446.773913574" calcext:value-type="float">
            <text:p>-446.773913574</text:p>
          </table:table-cell>
        </table:table-row>
        <table:table-row table:style-name="ro1">
          <table:table-cell office:value-type="string" calcext:value-type="string">
            <text:p>D160W</text:p>
          </table:table-cell>
          <table:table-cell office:value-type="float" office:value="-446.782418823" calcext:value-type="float">
            <text:p>-446.782418823</text:p>
          </table:table-cell>
        </table:table-row>
        <table:table-row table:style-name="ro1">
          <table:table-cell office:value-type="string" calcext:value-type="string">
            <text:p>A202C</text:p>
          </table:table-cell>
          <table:table-cell office:value-type="float" office:value="-446.795141602" calcext:value-type="float">
            <text:p>-446.795141602</text:p>
          </table:table-cell>
        </table:table-row>
        <table:table-row table:style-name="ro1">
          <table:table-cell office:value-type="string" calcext:value-type="string">
            <text:p>S252E</text:p>
          </table:table-cell>
          <table:table-cell office:value-type="float" office:value="-446.800219727" calcext:value-type="float">
            <text:p>-446.800219727</text:p>
          </table:table-cell>
        </table:table-row>
        <table:table-row table:style-name="ro1">
          <table:table-cell office:value-type="string" calcext:value-type="string">
            <text:p>F199N</text:p>
          </table:table-cell>
          <table:table-cell office:value-type="float" office:value="-446.803018188" calcext:value-type="float">
            <text:p>-446.803018188</text:p>
          </table:table-cell>
        </table:table-row>
        <table:table-row table:style-name="ro1">
          <table:table-cell office:value-type="string" calcext:value-type="string">
            <text:p>E217T</text:p>
          </table:table-cell>
          <table:table-cell office:value-type="float" office:value="-446.819070435" calcext:value-type="float">
            <text:p>-446.819070435</text:p>
          </table:table-cell>
        </table:table-row>
        <table:table-row table:style-name="ro1">
          <table:table-cell office:value-type="string" calcext:value-type="string">
            <text:p>R400V</text:p>
          </table:table-cell>
          <table:table-cell office:value-type="float" office:value="-446.837976074" calcext:value-type="float">
            <text:p>-446.837976074</text:p>
          </table:table-cell>
        </table:table-row>
        <table:table-row table:style-name="ro1">
          <table:table-cell office:value-type="string" calcext:value-type="string">
            <text:p>L194A</text:p>
          </table:table-cell>
          <table:table-cell office:value-type="float" office:value="-446.841906738" calcext:value-type="float">
            <text:p>-446.841906738</text:p>
          </table:table-cell>
        </table:table-row>
        <table:table-row table:style-name="ro1">
          <table:table-cell office:value-type="string" calcext:value-type="string">
            <text:p>I392H</text:p>
          </table:table-cell>
          <table:table-cell office:value-type="float" office:value="-446.844610596" calcext:value-type="float">
            <text:p>-446.844610596</text:p>
          </table:table-cell>
        </table:table-row>
        <table:table-row table:style-name="ro1">
          <table:table-cell office:value-type="string" calcext:value-type="string">
            <text:p>I392K</text:p>
          </table:table-cell>
          <table:table-cell office:value-type="float" office:value="-446.845336914" calcext:value-type="float">
            <text:p>-446.845336914</text:p>
          </table:table-cell>
        </table:table-row>
        <table:table-row table:style-name="ro1">
          <table:table-cell office:value-type="string" calcext:value-type="string">
            <text:p>A314H</text:p>
          </table:table-cell>
          <table:table-cell office:value-type="float" office:value="-446.846380615" calcext:value-type="float">
            <text:p>-446.846380615</text:p>
          </table:table-cell>
        </table:table-row>
        <table:table-row table:style-name="ro1">
          <table:table-cell office:value-type="string" calcext:value-type="string">
            <text:p>L286E</text:p>
          </table:table-cell>
          <table:table-cell office:value-type="float" office:value="-446.848348999" calcext:value-type="float">
            <text:p>-446.848348999</text:p>
          </table:table-cell>
        </table:table-row>
        <table:table-row table:style-name="ro1">
          <table:table-cell office:value-type="string" calcext:value-type="string">
            <text:p>H310I</text:p>
          </table:table-cell>
          <table:table-cell office:value-type="float" office:value="-446.849475098" calcext:value-type="float">
            <text:p>-446.849475098</text:p>
          </table:table-cell>
        </table:table-row>
        <table:table-row table:style-name="ro1">
          <table:table-cell office:value-type="string" calcext:value-type="string">
            <text:p>K189E</text:p>
          </table:table-cell>
          <table:table-cell office:value-type="float" office:value="-446.85769043" calcext:value-type="float">
            <text:p>-446.85769043</text:p>
          </table:table-cell>
        </table:table-row>
        <table:table-row table:style-name="ro1">
          <table:table-cell office:value-type="string" calcext:value-type="string">
            <text:p>L39N</text:p>
          </table:table-cell>
          <table:table-cell office:value-type="float" office:value="-446.85894165" calcext:value-type="float">
            <text:p>-446.85894165</text:p>
          </table:table-cell>
        </table:table-row>
        <table:table-row table:style-name="ro1">
          <table:table-cell office:value-type="string" calcext:value-type="string">
            <text:p>D288P</text:p>
          </table:table-cell>
          <table:table-cell office:value-type="float" office:value="-446.870922852" calcext:value-type="float">
            <text:p>-446.870922852</text:p>
          </table:table-cell>
        </table:table-row>
        <table:table-row table:style-name="ro1">
          <table:table-cell office:value-type="string" calcext:value-type="string">
            <text:p>F149S</text:p>
          </table:table-cell>
          <table:table-cell office:value-type="float" office:value="-446.874227905" calcext:value-type="float">
            <text:p>-446.874227905</text:p>
          </table:table-cell>
        </table:table-row>
        <table:table-row table:style-name="ro1">
          <table:table-cell office:value-type="string" calcext:value-type="string">
            <text:p>I392Y</text:p>
          </table:table-cell>
          <table:table-cell office:value-type="float" office:value="-446.875628662" calcext:value-type="float">
            <text:p>-446.875628662</text:p>
          </table:table-cell>
        </table:table-row>
        <table:table-row table:style-name="ro1">
          <table:table-cell office:value-type="string" calcext:value-type="string">
            <text:p>M238E</text:p>
          </table:table-cell>
          <table:table-cell office:value-type="float" office:value="-446.877151489" calcext:value-type="float">
            <text:p>-446.877151489</text:p>
          </table:table-cell>
        </table:table-row>
        <table:table-row table:style-name="ro1">
          <table:table-cell office:value-type="string" calcext:value-type="string">
            <text:p>G137F</text:p>
          </table:table-cell>
          <table:table-cell office:value-type="float" office:value="-446.880877686" calcext:value-type="float">
            <text:p>-446.880877686</text:p>
          </table:table-cell>
        </table:table-row>
        <table:table-row table:style-name="ro1">
          <table:table-cell office:value-type="string" calcext:value-type="string">
            <text:p>L286R</text:p>
          </table:table-cell>
          <table:table-cell office:value-type="float" office:value="-446.883502197" calcext:value-type="float">
            <text:p>-446.883502197</text:p>
          </table:table-cell>
        </table:table-row>
        <table:table-row table:style-name="ro1">
          <table:table-cell office:value-type="string" calcext:value-type="string">
            <text:p>G317H</text:p>
          </table:table-cell>
          <table:table-cell office:value-type="float" office:value="-446.892202759" calcext:value-type="float">
            <text:p>-446.892202759</text:p>
          </table:table-cell>
        </table:table-row>
        <table:table-row table:style-name="ro1">
          <table:table-cell office:value-type="string" calcext:value-type="string">
            <text:p>Y108A</text:p>
          </table:table-cell>
          <table:table-cell office:value-type="float" office:value="-446.90256958" calcext:value-type="float">
            <text:p>-446.90256958</text:p>
          </table:table-cell>
        </table:table-row>
        <table:table-row table:style-name="ro1">
          <table:table-cell office:value-type="string" calcext:value-type="string">
            <text:p>L435P</text:p>
          </table:table-cell>
          <table:table-cell office:value-type="float" office:value="-446.904296875" calcext:value-type="float">
            <text:p>-446.904296875</text:p>
          </table:table-cell>
        </table:table-row>
        <table:table-row table:style-name="ro1">
          <table:table-cell office:value-type="string" calcext:value-type="string">
            <text:p>G341N</text:p>
          </table:table-cell>
          <table:table-cell office:value-type="float" office:value="-446.910153198" calcext:value-type="float">
            <text:p>-446.910153198</text:p>
          </table:table-cell>
        </table:table-row>
        <table:table-row table:style-name="ro1">
          <table:table-cell office:value-type="string" calcext:value-type="string">
            <text:p>M127S</text:p>
          </table:table-cell>
          <table:table-cell office:value-type="float" office:value="-446.912557983" calcext:value-type="float">
            <text:p>-446.912557983</text:p>
          </table:table-cell>
        </table:table-row>
        <table:table-row table:style-name="ro1">
          <table:table-cell office:value-type="string" calcext:value-type="string">
            <text:p>F290D</text:p>
          </table:table-cell>
          <table:table-cell office:value-type="float" office:value="-446.913604736" calcext:value-type="float">
            <text:p>-446.913604736</text:p>
          </table:table-cell>
        </table:table-row>
        <table:table-row table:style-name="ro1">
          <table:table-cell office:value-type="string" calcext:value-type="string">
            <text:p>M238P</text:p>
          </table:table-cell>
          <table:table-cell office:value-type="float" office:value="-446.925439453" calcext:value-type="float">
            <text:p>-446.925439453</text:p>
          </table:table-cell>
        </table:table-row>
        <table:table-row table:style-name="ro1">
          <table:table-cell office:value-type="string" calcext:value-type="string">
            <text:p>E217G</text:p>
          </table:table-cell>
          <table:table-cell office:value-type="float" office:value="-446.955804443" calcext:value-type="float">
            <text:p>-446.955804443</text:p>
          </table:table-cell>
        </table:table-row>
        <table:table-row table:style-name="ro1">
          <table:table-cell office:value-type="string" calcext:value-type="string">
            <text:p>S321W</text:p>
          </table:table-cell>
          <table:table-cell office:value-type="float" office:value="-446.959243774" calcext:value-type="float">
            <text:p>-446.959243774</text:p>
          </table:table-cell>
        </table:table-row>
        <table:table-row table:style-name="ro1">
          <table:table-cell office:value-type="string" calcext:value-type="string">
            <text:p>P226F</text:p>
          </table:table-cell>
          <table:table-cell office:value-type="float" office:value="-446.968823242" calcext:value-type="float">
            <text:p>-446.968823242</text:p>
          </table:table-cell>
        </table:table-row>
        <table:table-row table:style-name="ro1">
          <table:table-cell office:value-type="string" calcext:value-type="string">
            <text:p>P226I</text:p>
          </table:table-cell>
          <table:table-cell office:value-type="float" office:value="-446.973931885" calcext:value-type="float">
            <text:p>-446.973931885</text:p>
          </table:table-cell>
        </table:table-row>
        <table:table-row table:style-name="ro1">
          <table:table-cell office:value-type="string" calcext:value-type="string">
            <text:p>H346T</text:p>
          </table:table-cell>
          <table:table-cell office:value-type="float" office:value="-446.97411499" calcext:value-type="float">
            <text:p>-446.97411499</text:p>
          </table:table-cell>
        </table:table-row>
        <table:table-row table:style-name="ro1">
          <table:table-cell office:value-type="string" calcext:value-type="string">
            <text:p>R175Y</text:p>
          </table:table-cell>
          <table:table-cell office:value-type="float" office:value="-446.976947021" calcext:value-type="float">
            <text:p>-446.976947021</text:p>
          </table:table-cell>
        </table:table-row>
        <table:table-row table:style-name="ro1">
          <table:table-cell office:value-type="string" calcext:value-type="string">
            <text:p>P109W</text:p>
          </table:table-cell>
          <table:table-cell office:value-type="float" office:value="-446.980975342" calcext:value-type="float">
            <text:p>-446.980975342</text:p>
          </table:table-cell>
        </table:table-row>
        <table:table-row table:style-name="ro1">
          <table:table-cell office:value-type="string" calcext:value-type="string">
            <text:p>R302W</text:p>
          </table:table-cell>
          <table:table-cell office:value-type="float" office:value="-446.983486938" calcext:value-type="float">
            <text:p>-446.983486938</text:p>
          </table:table-cell>
        </table:table-row>
        <table:table-row table:style-name="ro1">
          <table:table-cell office:value-type="string" calcext:value-type="string">
            <text:p>D89W</text:p>
          </table:table-cell>
          <table:table-cell office:value-type="float" office:value="-446.998883057" calcext:value-type="float">
            <text:p>-446.998883057</text:p>
          </table:table-cell>
        </table:table-row>
        <table:table-row table:style-name="ro1">
          <table:table-cell office:value-type="string" calcext:value-type="string">
            <text:p>G420Q</text:p>
          </table:table-cell>
          <table:table-cell office:value-type="float" office:value="-447.003826904" calcext:value-type="float">
            <text:p>-447.003826904</text:p>
          </table:table-cell>
        </table:table-row>
        <table:table-row table:style-name="ro1">
          <table:table-cell office:value-type="string" calcext:value-type="string">
            <text:p>S129Q</text:p>
          </table:table-cell>
          <table:table-cell office:value-type="float" office:value="-447.010098267" calcext:value-type="float">
            <text:p>-447.010098267</text:p>
          </table:table-cell>
        </table:table-row>
        <table:table-row table:style-name="ro1">
          <table:table-cell office:value-type="string" calcext:value-type="string">
            <text:p>P190H</text:p>
          </table:table-cell>
          <table:table-cell office:value-type="float" office:value="-447.013748169" calcext:value-type="float">
            <text:p>-447.013748169</text:p>
          </table:table-cell>
        </table:table-row>
        <table:table-row table:style-name="ro1">
          <table:table-cell office:value-type="string" calcext:value-type="string">
            <text:p>Q219V</text:p>
          </table:table-cell>
          <table:table-cell office:value-type="float" office:value="-447.023028564" calcext:value-type="float">
            <text:p>-447.023028564</text:p>
          </table:table-cell>
        </table:table-row>
        <table:table-row table:style-name="ro1">
          <table:table-cell office:value-type="string" calcext:value-type="string">
            <text:p>S64E</text:p>
          </table:table-cell>
          <table:table-cell office:value-type="float" office:value="-447.031167603" calcext:value-type="float">
            <text:p>-447.031167603</text:p>
          </table:table-cell>
        </table:table-row>
        <table:table-row table:style-name="ro1">
          <table:table-cell office:value-type="string" calcext:value-type="string">
            <text:p>I188E</text:p>
          </table:table-cell>
          <table:table-cell office:value-type="float" office:value="-447.032150269" calcext:value-type="float">
            <text:p>-447.032150269</text:p>
          </table:table-cell>
        </table:table-row>
        <table:table-row table:style-name="ro1">
          <table:table-cell office:value-type="string" calcext:value-type="string">
            <text:p>L309D</text:p>
          </table:table-cell>
          <table:table-cell office:value-type="float" office:value="-447.032192993" calcext:value-type="float">
            <text:p>-447.032192993</text:p>
          </table:table-cell>
        </table:table-row>
        <table:table-row table:style-name="ro1">
          <table:table-cell office:value-type="string" calcext:value-type="string">
            <text:p>F212S</text:p>
          </table:table-cell>
          <table:table-cell office:value-type="float" office:value="-447.03482666" calcext:value-type="float">
            <text:p>-447.03482666</text:p>
          </table:table-cell>
        </table:table-row>
        <table:table-row table:style-name="ro1">
          <table:table-cell office:value-type="string" calcext:value-type="string">
            <text:p>G315K</text:p>
          </table:table-cell>
          <table:table-cell office:value-type="float" office:value="-447.039916992" calcext:value-type="float">
            <text:p>-447.039916992</text:p>
          </table:table-cell>
        </table:table-row>
        <table:table-row table:style-name="ro1">
          <table:table-cell office:value-type="string" calcext:value-type="string">
            <text:p>S252Q</text:p>
          </table:table-cell>
          <table:table-cell office:value-type="float" office:value="-447.042837524" calcext:value-type="float">
            <text:p>-447.042837524</text:p>
          </table:table-cell>
        </table:table-row>
        <table:table-row table:style-name="ro1">
          <table:table-cell office:value-type="string" calcext:value-type="string">
            <text:p>G289K</text:p>
          </table:table-cell>
          <table:table-cell office:value-type="float" office:value="-447.043386841" calcext:value-type="float">
            <text:p>-447.043386841</text:p>
          </table:table-cell>
        </table:table-row>
        <table:table-row table:style-name="ro1">
          <table:table-cell office:value-type="string" calcext:value-type="string">
            <text:p>N397W</text:p>
          </table:table-cell>
          <table:table-cell office:value-type="float" office:value="-447.051071167" calcext:value-type="float">
            <text:p>-447.051071167</text:p>
          </table:table-cell>
        </table:table-row>
        <table:table-row table:style-name="ro1">
          <table:table-cell office:value-type="string" calcext:value-type="string">
            <text:p>L435A</text:p>
          </table:table-cell>
          <table:table-cell office:value-type="float" office:value="-447.05501709" calcext:value-type="float">
            <text:p>-447.05501709</text:p>
          </table:table-cell>
        </table:table-row>
        <table:table-row table:style-name="ro1">
          <table:table-cell office:value-type="string" calcext:value-type="string">
            <text:p>G420C</text:p>
          </table:table-cell>
          <table:table-cell office:value-type="float" office:value="-447.085186768" calcext:value-type="float">
            <text:p>-447.085186768</text:p>
          </table:table-cell>
        </table:table-row>
        <table:table-row table:style-name="ro1">
          <table:table-cell office:value-type="string" calcext:value-type="string">
            <text:p>Y86W</text:p>
          </table:table-cell>
          <table:table-cell office:value-type="float" office:value="-447.087026978" calcext:value-type="float">
            <text:p>-447.087026978</text:p>
          </table:table-cell>
        </table:table-row>
        <table:table-row table:style-name="ro1">
          <table:table-cell office:value-type="string" calcext:value-type="string">
            <text:p>K214F</text:p>
          </table:table-cell>
          <table:table-cell office:value-type="float" office:value="-447.101461792" calcext:value-type="float">
            <text:p>-447.101461792</text:p>
          </table:table-cell>
        </table:table-row>
        <table:table-row table:style-name="ro1">
          <table:table-cell office:value-type="string" calcext:value-type="string">
            <text:p>G420R</text:p>
          </table:table-cell>
          <table:table-cell office:value-type="float" office:value="-447.10171814" calcext:value-type="float">
            <text:p>-447.10171814</text:p>
          </table:table-cell>
        </table:table-row>
        <table:table-row table:style-name="ro1">
          <table:table-cell office:value-type="string" calcext:value-type="string">
            <text:p>K214M</text:p>
          </table:table-cell>
          <table:table-cell office:value-type="float" office:value="-447.104190063" calcext:value-type="float">
            <text:p>-447.104190063</text:p>
          </table:table-cell>
        </table:table-row>
        <table:table-row table:style-name="ro1">
          <table:table-cell office:value-type="string" calcext:value-type="string">
            <text:p>D258Y</text:p>
          </table:table-cell>
          <table:table-cell office:value-type="float" office:value="-447.109829712" calcext:value-type="float">
            <text:p>-447.109829712</text:p>
          </table:table-cell>
        </table:table-row>
        <table:table-row table:style-name="ro1">
          <table:table-cell office:value-type="string" calcext:value-type="string">
            <text:p>I187Q</text:p>
          </table:table-cell>
          <table:table-cell office:value-type="float" office:value="-447.110409546" calcext:value-type="float">
            <text:p>-447.110409546</text:p>
          </table:table-cell>
        </table:table-row>
        <table:table-row table:style-name="ro1">
          <table:table-cell office:value-type="string" calcext:value-type="string">
            <text:p>R266E</text:p>
          </table:table-cell>
          <table:table-cell office:value-type="float" office:value="-447.114770508" calcext:value-type="float">
            <text:p>-447.114770508</text:p>
          </table:table-cell>
        </table:table-row>
        <table:table-row table:style-name="ro1">
          <table:table-cell office:value-type="string" calcext:value-type="string">
            <text:p>E62C</text:p>
          </table:table-cell>
          <table:table-cell office:value-type="float" office:value="-447.115441895" calcext:value-type="float">
            <text:p>-447.115441895</text:p>
          </table:table-cell>
        </table:table-row>
        <table:table-row table:style-name="ro1">
          <table:table-cell office:value-type="string" calcext:value-type="string">
            <text:p>A438Y</text:p>
          </table:table-cell>
          <table:table-cell office:value-type="float" office:value="-447.131878662" calcext:value-type="float">
            <text:p>-447.131878662</text:p>
          </table:table-cell>
        </table:table-row>
        <table:table-row table:style-name="ro1">
          <table:table-cell office:value-type="string" calcext:value-type="string">
            <text:p>M350H</text:p>
          </table:table-cell>
          <table:table-cell office:value-type="float" office:value="-447.137841797" calcext:value-type="float">
            <text:p>-447.137841797</text:p>
          </table:table-cell>
        </table:table-row>
        <table:table-row table:style-name="ro1">
          <table:table-cell office:value-type="string" calcext:value-type="string">
            <text:p>G348P</text:p>
          </table:table-cell>
          <table:table-cell office:value-type="float" office:value="-447.144952393" calcext:value-type="float">
            <text:p>-447.144952393</text:p>
          </table:table-cell>
        </table:table-row>
        <table:table-row table:style-name="ro1">
          <table:table-cell office:value-type="string" calcext:value-type="string">
            <text:p>I124D</text:p>
          </table:table-cell>
          <table:table-cell office:value-type="float" office:value="-447.146154785" calcext:value-type="float">
            <text:p>-447.146154785</text:p>
          </table:table-cell>
        </table:table-row>
        <table:table-row table:style-name="ro1">
          <table:table-cell office:value-type="string" calcext:value-type="string">
            <text:p>M396N</text:p>
          </table:table-cell>
          <table:table-cell office:value-type="float" office:value="-447.161022949" calcext:value-type="float">
            <text:p>-447.161022949</text:p>
          </table:table-cell>
        </table:table-row>
        <table:table-row table:style-name="ro1">
          <table:table-cell office:value-type="string" calcext:value-type="string">
            <text:p>E217M</text:p>
          </table:table-cell>
          <table:table-cell office:value-type="float" office:value="-447.166827393" calcext:value-type="float">
            <text:p>-447.166827393</text:p>
          </table:table-cell>
        </table:table-row>
        <table:table-row table:style-name="ro1">
          <table:table-cell office:value-type="string" calcext:value-type="string">
            <text:p>W207N</text:p>
          </table:table-cell>
          <table:table-cell office:value-type="float" office:value="-447.167733765" calcext:value-type="float">
            <text:p>-447.167733765</text:p>
          </table:table-cell>
        </table:table-row>
        <table:table-row table:style-name="ro1">
          <table:table-cell office:value-type="string" calcext:value-type="string">
            <text:p>F224D</text:p>
          </table:table-cell>
          <table:table-cell office:value-type="float" office:value="-447.169311523" calcext:value-type="float">
            <text:p>-447.169311523</text:p>
          </table:table-cell>
        </table:table-row>
        <table:table-row table:style-name="ro1">
          <table:table-cell office:value-type="string" calcext:value-type="string">
            <text:p>G137M</text:p>
          </table:table-cell>
          <table:table-cell office:value-type="float" office:value="-447.200561523" calcext:value-type="float">
            <text:p>-447.200561523</text:p>
          </table:table-cell>
        </table:table-row>
        <table:table-row table:style-name="ro1">
          <table:table-cell office:value-type="string" calcext:value-type="string">
            <text:p>T320K</text:p>
          </table:table-cell>
          <table:table-cell office:value-type="float" office:value="-447.200946045" calcext:value-type="float">
            <text:p>-447.200946045</text:p>
          </table:table-cell>
        </table:table-row>
        <table:table-row table:style-name="ro1">
          <table:table-cell office:value-type="string" calcext:value-type="string">
            <text:p>P190G</text:p>
          </table:table-cell>
          <table:table-cell office:value-type="float" office:value="-447.212936401" calcext:value-type="float">
            <text:p>-447.212936401</text:p>
          </table:table-cell>
        </table:table-row>
        <table:table-row table:style-name="ro1">
          <table:table-cell office:value-type="string" calcext:value-type="string">
            <text:p>A83W</text:p>
          </table:table-cell>
          <table:table-cell office:value-type="float" office:value="-447.220404053" calcext:value-type="float">
            <text:p>-447.220404053</text:p>
          </table:table-cell>
        </table:table-row>
        <table:table-row table:style-name="ro1">
          <table:table-cell office:value-type="string" calcext:value-type="string">
            <text:p>A61K</text:p>
          </table:table-cell>
          <table:table-cell office:value-type="float" office:value="-447.23059082" calcext:value-type="float">
            <text:p>-447.23059082</text:p>
          </table:table-cell>
        </table:table-row>
        <table:table-row table:style-name="ro1">
          <table:table-cell office:value-type="string" calcext:value-type="string">
            <text:p>G137T</text:p>
          </table:table-cell>
          <table:table-cell office:value-type="float" office:value="-447.233215332" calcext:value-type="float">
            <text:p>-447.233215332</text:p>
          </table:table-cell>
        </table:table-row>
        <table:table-row table:style-name="ro1">
          <table:table-cell office:value-type="string" calcext:value-type="string">
            <text:p>G394C</text:p>
          </table:table-cell>
          <table:table-cell office:value-type="float" office:value="-447.244824219" calcext:value-type="float">
            <text:p>-447.244824219</text:p>
          </table:table-cell>
        </table:table-row>
        <table:table-row table:style-name="ro1">
          <table:table-cell office:value-type="string" calcext:value-type="string">
            <text:p>D140W</text:p>
          </table:table-cell>
          <table:table-cell office:value-type="float" office:value="-447.2472229" calcext:value-type="float">
            <text:p>-447.2472229</text:p>
          </table:table-cell>
        </table:table-row>
        <table:table-row table:style-name="ro1">
          <table:table-cell office:value-type="string" calcext:value-type="string">
            <text:p>F113D</text:p>
          </table:table-cell>
          <table:table-cell office:value-type="float" office:value="-447.255108643" calcext:value-type="float">
            <text:p>-447.255108643</text:p>
          </table:table-cell>
        </table:table-row>
        <table:table-row table:style-name="ro1">
          <table:table-cell office:value-type="string" calcext:value-type="string">
            <text:p>G419F</text:p>
          </table:table-cell>
          <table:table-cell office:value-type="float" office:value="-447.257012939" calcext:value-type="float">
            <text:p>-447.257012939</text:p>
          </table:table-cell>
        </table:table-row>
        <table:table-row table:style-name="ro1">
          <table:table-cell office:value-type="string" calcext:value-type="string">
            <text:p>H346C</text:p>
          </table:table-cell>
          <table:table-cell office:value-type="float" office:value="-447.268414307" calcext:value-type="float">
            <text:p>-447.268414307</text:p>
          </table:table-cell>
        </table:table-row>
        <table:table-row table:style-name="ro1">
          <table:table-cell office:value-type="string" calcext:value-type="string">
            <text:p>I392D</text:p>
          </table:table-cell>
          <table:table-cell office:value-type="float" office:value="-447.277557373" calcext:value-type="float">
            <text:p>-447.277557373</text:p>
          </table:table-cell>
        </table:table-row>
        <table:table-row table:style-name="ro1">
          <table:table-cell office:value-type="string" calcext:value-type="string">
            <text:p>M355F</text:p>
          </table:table-cell>
          <table:table-cell office:value-type="float" office:value="-447.285308838" calcext:value-type="float">
            <text:p>-447.285308838</text:p>
          </table:table-cell>
        </table:table-row>
        <table:table-row table:style-name="ro1">
          <table:table-cell office:value-type="string" calcext:value-type="string">
            <text:p>V234P</text:p>
          </table:table-cell>
          <table:table-cell office:value-type="float" office:value="-447.293478394" calcext:value-type="float">
            <text:p>-447.293478394</text:p>
          </table:table-cell>
        </table:table-row>
        <table:table-row table:style-name="ro1">
          <table:table-cell office:value-type="string" calcext:value-type="string">
            <text:p>M138Y</text:p>
          </table:table-cell>
          <table:table-cell office:value-type="float" office:value="-447.300045776" calcext:value-type="float">
            <text:p>-447.300045776</text:p>
          </table:table-cell>
        </table:table-row>
        <table:table-row table:style-name="ro1">
          <table:table-cell office:value-type="string" calcext:value-type="string">
            <text:p>G66I</text:p>
          </table:table-cell>
          <table:table-cell office:value-type="float" office:value="-447.302606201" calcext:value-type="float">
            <text:p>-447.302606201</text:p>
          </table:table-cell>
        </table:table-row>
        <table:table-row table:style-name="ro1">
          <table:table-cell office:value-type="string" calcext:value-type="string">
            <text:p>G395E</text:p>
          </table:table-cell>
          <table:table-cell office:value-type="float" office:value="-447.306750488" calcext:value-type="float">
            <text:p>-447.306750488</text:p>
          </table:table-cell>
        </table:table-row>
        <table:table-row table:style-name="ro1">
          <table:table-cell office:value-type="string" calcext:value-type="string">
            <text:p>D114C</text:p>
          </table:table-cell>
          <table:table-cell office:value-type="float" office:value="-447.314306641" calcext:value-type="float">
            <text:p>-447.314306641</text:p>
          </table:table-cell>
        </table:table-row>
        <table:table-row table:style-name="ro1">
          <table:table-cell office:value-type="string" calcext:value-type="string">
            <text:p>K214N</text:p>
          </table:table-cell>
          <table:table-cell office:value-type="float" office:value="-447.323394775" calcext:value-type="float">
            <text:p>-447.323394775</text:p>
          </table:table-cell>
        </table:table-row>
        <table:table-row table:style-name="ro1">
          <table:table-cell office:value-type="string" calcext:value-type="string">
            <text:p>N254K</text:p>
          </table:table-cell>
          <table:table-cell office:value-type="float" office:value="-447.33996582" calcext:value-type="float">
            <text:p>-447.33996582</text:p>
          </table:table-cell>
        </table:table-row>
        <table:table-row table:style-name="ro1">
          <table:table-cell office:value-type="string" calcext:value-type="string">
            <text:p>N254I</text:p>
          </table:table-cell>
          <table:table-cell office:value-type="float" office:value="-447.341958618" calcext:value-type="float">
            <text:p>-447.341958618</text:p>
          </table:table-cell>
        </table:table-row>
        <table:table-row table:style-name="ro1">
          <table:table-cell office:value-type="string" calcext:value-type="string">
            <text:p>W382Q</text:p>
          </table:table-cell>
          <table:table-cell office:value-type="float" office:value="-447.346368408" calcext:value-type="float">
            <text:p>-447.346368408</text:p>
          </table:table-cell>
        </table:table-row>
        <table:table-row table:style-name="ro1">
          <table:table-cell office:value-type="string" calcext:value-type="string">
            <text:p>F212G</text:p>
          </table:table-cell>
          <table:table-cell office:value-type="float" office:value="-447.354946899" calcext:value-type="float">
            <text:p>-447.354946899</text:p>
          </table:table-cell>
        </table:table-row>
        <table:table-row table:style-name="ro1">
          <table:table-cell office:value-type="string" calcext:value-type="string">
            <text:p>G419V</text:p>
          </table:table-cell>
          <table:table-cell office:value-type="float" office:value="-447.362506104" calcext:value-type="float">
            <text:p>-447.362506104</text:p>
          </table:table-cell>
        </table:table-row>
        <table:table-row table:style-name="ro1">
          <table:table-cell office:value-type="string" calcext:value-type="string">
            <text:p>F311D</text:p>
          </table:table-cell>
          <table:table-cell office:value-type="float" office:value="-447.366098022" calcext:value-type="float">
            <text:p>-447.366098022</text:p>
          </table:table-cell>
        </table:table-row>
        <table:table-row table:style-name="ro1">
          <table:table-cell office:value-type="string" calcext:value-type="string">
            <text:p>F199R</text:p>
          </table:table-cell>
          <table:table-cell office:value-type="float" office:value="-447.387774658" calcext:value-type="float">
            <text:p>-447.387774658</text:p>
          </table:table-cell>
        </table:table-row>
        <table:table-row table:style-name="ro1">
          <table:table-cell office:value-type="string" calcext:value-type="string">
            <text:p>G315C</text:p>
          </table:table-cell>
          <table:table-cell office:value-type="float" office:value="-447.388241577" calcext:value-type="float">
            <text:p>-447.388241577</text:p>
          </table:table-cell>
        </table:table-row>
        <table:table-row table:style-name="ro1">
          <table:table-cell office:value-type="string" calcext:value-type="string">
            <text:p>L286F</text:p>
          </table:table-cell>
          <table:table-cell office:value-type="float" office:value="-447.388449097" calcext:value-type="float">
            <text:p>-447.388449097</text:p>
          </table:table-cell>
        </table:table-row>
        <table:table-row table:style-name="ro1">
          <table:table-cell office:value-type="string" calcext:value-type="string">
            <text:p>R313H</text:p>
          </table:table-cell>
          <table:table-cell office:value-type="float" office:value="-447.402096558" calcext:value-type="float">
            <text:p>-447.402096558</text:p>
          </table:table-cell>
        </table:table-row>
        <table:table-row table:style-name="ro1">
          <table:table-cell office:value-type="string" calcext:value-type="string">
            <text:p>H346E</text:p>
          </table:table-cell>
          <table:table-cell office:value-type="float" office:value="-447.402526855" calcext:value-type="float">
            <text:p>-447.402526855</text:p>
          </table:table-cell>
        </table:table-row>
        <table:table-row table:style-name="ro1">
          <table:table-cell office:value-type="string" calcext:value-type="string">
            <text:p>G418M</text:p>
          </table:table-cell>
          <table:table-cell office:value-type="float" office:value="-447.413433838" calcext:value-type="float">
            <text:p>-447.413433838</text:p>
          </table:table-cell>
        </table:table-row>
        <table:table-row table:style-name="ro1">
          <table:table-cell office:value-type="string" calcext:value-type="string">
            <text:p>P190M</text:p>
          </table:table-cell>
          <table:table-cell office:value-type="float" office:value="-447.420993042" calcext:value-type="float">
            <text:p>-447.420993042</text:p>
          </table:table-cell>
        </table:table-row>
        <table:table-row table:style-name="ro1">
          <table:table-cell office:value-type="string" calcext:value-type="string">
            <text:p>L309Y</text:p>
          </table:table-cell>
          <table:table-cell office:value-type="float" office:value="-447.432473755" calcext:value-type="float">
            <text:p>-447.432473755</text:p>
          </table:table-cell>
        </table:table-row>
        <table:table-row table:style-name="ro1">
          <table:table-cell office:value-type="string" calcext:value-type="string">
            <text:p>V234Y</text:p>
          </table:table-cell>
          <table:table-cell office:value-type="float" office:value="-447.432974243" calcext:value-type="float">
            <text:p>-447.432974243</text:p>
          </table:table-cell>
        </table:table-row>
        <table:table-row table:style-name="ro1">
          <table:table-cell office:value-type="string" calcext:value-type="string">
            <text:p>M396R</text:p>
          </table:table-cell>
          <table:table-cell office:value-type="float" office:value="-447.450958252" calcext:value-type="float">
            <text:p>-447.450958252</text:p>
          </table:table-cell>
        </table:table-row>
        <table:table-row table:style-name="ro1">
          <table:table-cell office:value-type="string" calcext:value-type="string">
            <text:p>R313Q</text:p>
          </table:table-cell>
          <table:table-cell office:value-type="float" office:value="-447.451779175" calcext:value-type="float">
            <text:p>-447.451779175</text:p>
          </table:table-cell>
        </table:table-row>
        <table:table-row table:style-name="ro1">
          <table:table-cell office:value-type="string" calcext:value-type="string">
            <text:p>E217Q</text:p>
          </table:table-cell>
          <table:table-cell office:value-type="float" office:value="-447.461694336" calcext:value-type="float">
            <text:p>-447.461694336</text:p>
          </table:table-cell>
        </table:table-row>
        <table:table-row table:style-name="ro1">
          <table:table-cell office:value-type="string" calcext:value-type="string">
            <text:p>L286N</text:p>
          </table:table-cell>
          <table:table-cell office:value-type="float" office:value="-447.464315796" calcext:value-type="float">
            <text:p>-447.464315796</text:p>
          </table:table-cell>
        </table:table-row>
        <table:table-row table:style-name="ro1">
          <table:table-cell office:value-type="string" calcext:value-type="string">
            <text:p>A365W</text:p>
          </table:table-cell>
          <table:table-cell office:value-type="float" office:value="-447.466256714" calcext:value-type="float">
            <text:p>-447.466256714</text:p>
          </table:table-cell>
        </table:table-row>
        <table:table-row table:style-name="ro1">
          <table:table-cell office:value-type="string" calcext:value-type="string">
            <text:p>M138N</text:p>
          </table:table-cell>
          <table:table-cell office:value-type="float" office:value="-447.471170044" calcext:value-type="float">
            <text:p>-447.471170044</text:p>
          </table:table-cell>
        </table:table-row>
        <table:table-row table:style-name="ro1">
          <table:table-cell office:value-type="string" calcext:value-type="string">
            <text:p>F422N</text:p>
          </table:table-cell>
          <table:table-cell office:value-type="float" office:value="-447.473867798" calcext:value-type="float">
            <text:p>-447.473867798</text:p>
          </table:table-cell>
        </table:table-row>
        <table:table-row table:style-name="ro1">
          <table:table-cell office:value-type="string" calcext:value-type="string">
            <text:p>I188W</text:p>
          </table:table-cell>
          <table:table-cell office:value-type="float" office:value="-447.491656494" calcext:value-type="float">
            <text:p>-447.491656494</text:p>
          </table:table-cell>
        </table:table-row>
        <table:table-row table:style-name="ro1">
          <table:table-cell office:value-type="string" calcext:value-type="string">
            <text:p>H310S</text:p>
          </table:table-cell>
          <table:table-cell office:value-type="float" office:value="-447.501882935" calcext:value-type="float">
            <text:p>-447.501882935</text:p>
          </table:table-cell>
        </table:table-row>
        <table:table-row table:style-name="ro1">
          <table:table-cell office:value-type="string" calcext:value-type="string">
            <text:p>F113Q</text:p>
          </table:table-cell>
          <table:table-cell office:value-type="float" office:value="-447.508453369" calcext:value-type="float">
            <text:p>-447.508453369</text:p>
          </table:table-cell>
        </table:table-row>
        <table:table-row table:style-name="ro1">
          <table:table-cell office:value-type="string" calcext:value-type="string">
            <text:p>M396G</text:p>
          </table:table-cell>
          <table:table-cell office:value-type="float" office:value="-447.51569519" calcext:value-type="float">
            <text:p>-447.51569519</text:p>
          </table:table-cell>
        </table:table-row>
        <table:table-row table:style-name="ro1">
          <table:table-cell office:value-type="string" calcext:value-type="string">
            <text:p>G327I</text:p>
          </table:table-cell>
          <table:table-cell office:value-type="float" office:value="-447.517553711" calcext:value-type="float">
            <text:p>-447.517553711</text:p>
          </table:table-cell>
        </table:table-row>
        <table:table-row table:style-name="ro1">
          <table:table-cell office:value-type="string" calcext:value-type="string">
            <text:p>K189P</text:p>
          </table:table-cell>
          <table:table-cell office:value-type="float" office:value="-447.520214844" calcext:value-type="float">
            <text:p>-447.520214844</text:p>
          </table:table-cell>
        </table:table-row>
        <table:table-row table:style-name="ro1">
          <table:table-cell office:value-type="string" calcext:value-type="string">
            <text:p>L194S</text:p>
          </table:table-cell>
          <table:table-cell office:value-type="float" office:value="-447.528268433" calcext:value-type="float">
            <text:p>-447.528268433</text:p>
          </table:table-cell>
        </table:table-row>
        <table:table-row table:style-name="ro1">
          <table:table-cell office:value-type="string" calcext:value-type="string">
            <text:p>T186E</text:p>
          </table:table-cell>
          <table:table-cell office:value-type="float" office:value="-447.536080933" calcext:value-type="float">
            <text:p>-447.536080933</text:p>
          </table:table-cell>
        </table:table-row>
        <table:table-row table:style-name="ro1">
          <table:table-cell office:value-type="string" calcext:value-type="string">
            <text:p>F212R</text:p>
          </table:table-cell>
          <table:table-cell office:value-type="float" office:value="-447.538088989" calcext:value-type="float">
            <text:p>-447.538088989</text:p>
          </table:table-cell>
        </table:table-row>
        <table:table-row table:style-name="ro1">
          <table:table-cell office:value-type="string" calcext:value-type="string">
            <text:p>S64V</text:p>
          </table:table-cell>
          <table:table-cell office:value-type="float" office:value="-447.542163086" calcext:value-type="float">
            <text:p>-447.542163086</text:p>
          </table:table-cell>
        </table:table-row>
        <table:table-row table:style-name="ro1">
          <table:table-cell office:value-type="string" calcext:value-type="string">
            <text:p>S321I</text:p>
          </table:table-cell>
          <table:table-cell office:value-type="float" office:value="-447.557418823" calcext:value-type="float">
            <text:p>-447.557418823</text:p>
          </table:table-cell>
        </table:table-row>
        <table:table-row table:style-name="ro1">
          <table:table-cell office:value-type="string" calcext:value-type="string">
            <text:p>G137W</text:p>
          </table:table-cell>
          <table:table-cell office:value-type="float" office:value="-447.55831604" calcext:value-type="float">
            <text:p>-447.55831604</text:p>
          </table:table-cell>
        </table:table-row>
        <table:table-row table:style-name="ro1">
          <table:table-cell office:value-type="string" calcext:value-type="string">
            <text:p>G420W</text:p>
          </table:table-cell>
          <table:table-cell office:value-type="float" office:value="-447.581121826" calcext:value-type="float">
            <text:p>-447.581121826</text:p>
          </table:table-cell>
        </table:table-row>
        <table:table-row table:style-name="ro1">
          <table:table-cell office:value-type="string" calcext:value-type="string">
            <text:p>G327C</text:p>
          </table:table-cell>
          <table:table-cell office:value-type="float" office:value="-447.581680298" calcext:value-type="float">
            <text:p>-447.581680298</text:p>
          </table:table-cell>
        </table:table-row>
        <table:table-row table:style-name="ro1">
          <table:table-cell office:value-type="string" calcext:value-type="string">
            <text:p>F404E</text:p>
          </table:table-cell>
          <table:table-cell office:value-type="float" office:value="-447.582556152" calcext:value-type="float">
            <text:p>-447.582556152</text:p>
          </table:table-cell>
        </table:table-row>
        <table:table-row table:style-name="ro1">
          <table:table-cell office:value-type="string" calcext:value-type="string">
            <text:p>V297K</text:p>
          </table:table-cell>
          <table:table-cell office:value-type="float" office:value="-447.58291626" calcext:value-type="float">
            <text:p>-447.58291626</text:p>
          </table:table-cell>
        </table:table-row>
        <table:table-row table:style-name="ro1">
          <table:table-cell office:value-type="string" calcext:value-type="string">
            <text:p>K189G</text:p>
          </table:table-cell>
          <table:table-cell office:value-type="float" office:value="-447.610742188" calcext:value-type="float">
            <text:p>-447.610742188</text:p>
          </table:table-cell>
        </table:table-row>
        <table:table-row table:style-name="ro1">
          <table:table-cell office:value-type="string" calcext:value-type="string">
            <text:p>G327F</text:p>
          </table:table-cell>
          <table:table-cell office:value-type="float" office:value="-447.617785645" calcext:value-type="float">
            <text:p>-447.617785645</text:p>
          </table:table-cell>
        </table:table-row>
        <table:table-row table:style-name="ro1">
          <table:table-cell office:value-type="string" calcext:value-type="string">
            <text:p>M138P</text:p>
          </table:table-cell>
          <table:table-cell office:value-type="float" office:value="-447.622753906" calcext:value-type="float">
            <text:p>-447.622753906</text:p>
          </table:table-cell>
        </table:table-row>
        <table:table-row table:style-name="ro1">
          <table:table-cell office:value-type="string" calcext:value-type="string">
            <text:p>H346Y</text:p>
          </table:table-cell>
          <table:table-cell office:value-type="float" office:value="-447.623526001" calcext:value-type="float">
            <text:p>-447.623526001</text:p>
          </table:table-cell>
        </table:table-row>
        <table:table-row table:style-name="ro1">
          <table:table-cell office:value-type="string" calcext:value-type="string">
            <text:p>L38Q</text:p>
          </table:table-cell>
          <table:table-cell office:value-type="float" office:value="-447.638052368" calcext:value-type="float">
            <text:p>-447.638052368</text:p>
          </table:table-cell>
        </table:table-row>
        <table:table-row table:style-name="ro1">
          <table:table-cell office:value-type="string" calcext:value-type="string">
            <text:p>S63V</text:p>
          </table:table-cell>
          <table:table-cell office:value-type="float" office:value="-447.639761353" calcext:value-type="float">
            <text:p>-447.639761353</text:p>
          </table:table-cell>
        </table:table-row>
        <table:table-row table:style-name="ro1">
          <table:table-cell office:value-type="string" calcext:value-type="string">
            <text:p>G317V</text:p>
          </table:table-cell>
          <table:table-cell office:value-type="float" office:value="-447.65072937" calcext:value-type="float">
            <text:p>-447.65072937</text:p>
          </table:table-cell>
        </table:table-row>
        <table:table-row table:style-name="ro1">
          <table:table-cell office:value-type="string" calcext:value-type="string">
            <text:p>G420T</text:p>
          </table:table-cell>
          <table:table-cell office:value-type="float" office:value="-447.652496338" calcext:value-type="float">
            <text:p>-447.652496338</text:p>
          </table:table-cell>
        </table:table-row>
        <table:table-row table:style-name="ro1">
          <table:table-cell office:value-type="string" calcext:value-type="string">
            <text:p>G185N</text:p>
          </table:table-cell>
          <table:table-cell office:value-type="float" office:value="-447.655657959" calcext:value-type="float">
            <text:p>-447.655657959</text:p>
          </table:table-cell>
        </table:table-row>
        <table:table-row table:style-name="ro1">
          <table:table-cell office:value-type="string" calcext:value-type="string">
            <text:p>L192W</text:p>
          </table:table-cell>
          <table:table-cell office:value-type="float" office:value="-447.657324219" calcext:value-type="float">
            <text:p>-447.657324219</text:p>
          </table:table-cell>
        </table:table-row>
        <table:table-row table:style-name="ro1">
          <table:table-cell office:value-type="string" calcext:value-type="string">
            <text:p>Q437P</text:p>
          </table:table-cell>
          <table:table-cell office:value-type="float" office:value="-447.664212036" calcext:value-type="float">
            <text:p>-447.664212036</text:p>
          </table:table-cell>
        </table:table-row>
        <table:table-row table:style-name="ro1">
          <table:table-cell office:value-type="string" calcext:value-type="string">
            <text:p>A398K</text:p>
          </table:table-cell>
          <table:table-cell office:value-type="float" office:value="-447.674755859" calcext:value-type="float">
            <text:p>-447.674755859</text:p>
          </table:table-cell>
        </table:table-row>
        <table:table-row table:style-name="ro1">
          <table:table-cell office:value-type="string" calcext:value-type="string">
            <text:p>I187E</text:p>
          </table:table-cell>
          <table:table-cell office:value-type="float" office:value="-447.685897827" calcext:value-type="float">
            <text:p>-447.685897827</text:p>
          </table:table-cell>
        </table:table-row>
        <table:table-row table:style-name="ro1">
          <table:table-cell office:value-type="string" calcext:value-type="string">
            <text:p>G409F</text:p>
          </table:table-cell>
          <table:table-cell office:value-type="float" office:value="-447.700338745" calcext:value-type="float">
            <text:p>-447.700338745</text:p>
          </table:table-cell>
        </table:table-row>
        <table:table-row table:style-name="ro1">
          <table:table-cell office:value-type="string" calcext:value-type="string">
            <text:p>R313C</text:p>
          </table:table-cell>
          <table:table-cell office:value-type="float" office:value="-447.701843262" calcext:value-type="float">
            <text:p>-447.701843262</text:p>
          </table:table-cell>
        </table:table-row>
        <table:table-row table:style-name="ro1">
          <table:table-cell office:value-type="string" calcext:value-type="string">
            <text:p>S64I</text:p>
          </table:table-cell>
          <table:table-cell office:value-type="float" office:value="-447.70446167" calcext:value-type="float">
            <text:p>-447.70446167</text:p>
          </table:table-cell>
        </table:table-row>
        <table:table-row table:style-name="ro1">
          <table:table-cell office:value-type="string" calcext:value-type="string">
            <text:p>F149N</text:p>
          </table:table-cell>
          <table:table-cell office:value-type="float" office:value="-447.721548462" calcext:value-type="float">
            <text:p>-447.721548462</text:p>
          </table:table-cell>
        </table:table-row>
        <table:table-row table:style-name="ro1">
          <table:table-cell office:value-type="string" calcext:value-type="string">
            <text:p>H58W</text:p>
          </table:table-cell>
          <table:table-cell office:value-type="float" office:value="-447.7284729" calcext:value-type="float">
            <text:p>-447.7284729</text:p>
          </table:table-cell>
        </table:table-row>
        <table:table-row table:style-name="ro1">
          <table:table-cell office:value-type="string" calcext:value-type="string">
            <text:p>H346P</text:p>
          </table:table-cell>
          <table:table-cell office:value-type="float" office:value="-447.729193115" calcext:value-type="float">
            <text:p>-447.729193115</text:p>
          </table:table-cell>
        </table:table-row>
        <table:table-row table:style-name="ro1">
          <table:table-cell office:value-type="string" calcext:value-type="string">
            <text:p>G317T</text:p>
          </table:table-cell>
          <table:table-cell office:value-type="float" office:value="-447.742022705" calcext:value-type="float">
            <text:p>-447.742022705</text:p>
          </table:table-cell>
        </table:table-row>
        <table:table-row table:style-name="ro1">
          <table:table-cell office:value-type="string" calcext:value-type="string">
            <text:p>G395H</text:p>
          </table:table-cell>
          <table:table-cell office:value-type="float" office:value="-447.750585937" calcext:value-type="float">
            <text:p>-447.750585937</text:p>
          </table:table-cell>
        </table:table-row>
        <table:table-row table:style-name="ro1">
          <table:table-cell office:value-type="string" calcext:value-type="string">
            <text:p>S252G</text:p>
          </table:table-cell>
          <table:table-cell office:value-type="float" office:value="-447.765475464" calcext:value-type="float">
            <text:p>-447.765475464</text:p>
          </table:table-cell>
        </table:table-row>
        <table:table-row table:style-name="ro1">
          <table:table-cell office:value-type="string" calcext:value-type="string">
            <text:p>H346L</text:p>
          </table:table-cell>
          <table:table-cell office:value-type="float" office:value="-447.76711731" calcext:value-type="float">
            <text:p>-447.76711731</text:p>
          </table:table-cell>
        </table:table-row>
        <table:table-row table:style-name="ro1">
          <table:table-cell office:value-type="string" calcext:value-type="string">
            <text:p>G353Y</text:p>
          </table:table-cell>
          <table:table-cell office:value-type="float" office:value="-447.786975098" calcext:value-type="float">
            <text:p>-447.786975098</text:p>
          </table:table-cell>
        </table:table-row>
        <table:table-row table:style-name="ro1">
          <table:table-cell office:value-type="string" calcext:value-type="string">
            <text:p>P218R</text:p>
          </table:table-cell>
          <table:table-cell office:value-type="float" office:value="-447.797052002" calcext:value-type="float">
            <text:p>-447.797052002</text:p>
          </table:table-cell>
        </table:table-row>
        <table:table-row table:style-name="ro1">
          <table:table-cell office:value-type="string" calcext:value-type="string">
            <text:p>D216S</text:p>
          </table:table-cell>
          <table:table-cell office:value-type="float" office:value="-447.799459839" calcext:value-type="float">
            <text:p>-447.799459839</text:p>
          </table:table-cell>
        </table:table-row>
        <table:table-row table:style-name="ro1">
          <table:table-cell office:value-type="string" calcext:value-type="string">
            <text:p>V234N</text:p>
          </table:table-cell>
          <table:table-cell office:value-type="float" office:value="-447.804574585" calcext:value-type="float">
            <text:p>-447.804574585</text:p>
          </table:table-cell>
        </table:table-row>
        <table:table-row table:style-name="ro1">
          <table:table-cell office:value-type="string" calcext:value-type="string">
            <text:p>A60W</text:p>
          </table:table-cell>
          <table:table-cell office:value-type="float" office:value="-447.806991577" calcext:value-type="float">
            <text:p>-447.806991577</text:p>
          </table:table-cell>
        </table:table-row>
        <table:table-row table:style-name="ro1">
          <table:table-cell office:value-type="string" calcext:value-type="string">
            <text:p>D216T</text:p>
          </table:table-cell>
          <table:table-cell office:value-type="float" office:value="-447.809579468" calcext:value-type="float">
            <text:p>-447.809579468</text:p>
          </table:table-cell>
        </table:table-row>
        <table:table-row table:style-name="ro1">
          <table:table-cell office:value-type="string" calcext:value-type="string">
            <text:p>N254L</text:p>
          </table:table-cell>
          <table:table-cell office:value-type="float" office:value="-447.815991211" calcext:value-type="float">
            <text:p>-447.815991211</text:p>
          </table:table-cell>
        </table:table-row>
        <table:table-row table:style-name="ro1">
          <table:table-cell office:value-type="string" calcext:value-type="string">
            <text:p>K354G</text:p>
          </table:table-cell>
          <table:table-cell office:value-type="float" office:value="-447.816329956" calcext:value-type="float">
            <text:p>-447.816329956</text:p>
          </table:table-cell>
        </table:table-row>
        <table:table-row table:style-name="ro1">
          <table:table-cell office:value-type="string" calcext:value-type="string">
            <text:p>S434F</text:p>
          </table:table-cell>
          <table:table-cell office:value-type="float" office:value="-447.821231079" calcext:value-type="float">
            <text:p>-447.821231079</text:p>
          </table:table-cell>
        </table:table-row>
        <table:table-row table:style-name="ro1">
          <table:table-cell office:value-type="string" calcext:value-type="string">
            <text:p>L169G</text:p>
          </table:table-cell>
          <table:table-cell office:value-type="float" office:value="-447.821835327" calcext:value-type="float">
            <text:p>-447.821835327</text:p>
          </table:table-cell>
        </table:table-row>
        <table:table-row table:style-name="ro1">
          <table:table-cell office:value-type="string" calcext:value-type="string">
            <text:p>H312T</text:p>
          </table:table-cell>
          <table:table-cell office:value-type="float" office:value="-447.827874756" calcext:value-type="float">
            <text:p>-447.827874756</text:p>
          </table:table-cell>
        </table:table-row>
        <table:table-row table:style-name="ro1">
          <table:table-cell office:value-type="string" calcext:value-type="string">
            <text:p>G394P</text:p>
          </table:table-cell>
          <table:table-cell office:value-type="float" office:value="-447.830960083" calcext:value-type="float">
            <text:p>-447.830960083</text:p>
          </table:table-cell>
        </table:table-row>
        <table:table-row table:style-name="ro1">
          <table:table-cell office:value-type="string" calcext:value-type="string">
            <text:p>H346N</text:p>
          </table:table-cell>
          <table:table-cell office:value-type="float" office:value="-447.842089844" calcext:value-type="float">
            <text:p>-447.842089844</text:p>
          </table:table-cell>
        </table:table-row>
        <table:table-row table:style-name="ro1">
          <table:table-cell office:value-type="string" calcext:value-type="string">
            <text:p>Q437W</text:p>
          </table:table-cell>
          <table:table-cell office:value-type="float" office:value="-447.842874146" calcext:value-type="float">
            <text:p>-447.842874146</text:p>
          </table:table-cell>
        </table:table-row>
        <table:table-row table:style-name="ro1">
          <table:table-cell office:value-type="string" calcext:value-type="string">
            <text:p>G420E</text:p>
          </table:table-cell>
          <table:table-cell office:value-type="float" office:value="-447.855270386" calcext:value-type="float">
            <text:p>-447.855270386</text:p>
          </table:table-cell>
        </table:table-row>
        <table:table-row table:style-name="ro1">
          <table:table-cell office:value-type="string" calcext:value-type="string">
            <text:p>G315T</text:p>
          </table:table-cell>
          <table:table-cell office:value-type="float" office:value="-447.872143555" calcext:value-type="float">
            <text:p>-447.872143555</text:p>
          </table:table-cell>
        </table:table-row>
        <table:table-row table:style-name="ro1">
          <table:table-cell office:value-type="string" calcext:value-type="string">
            <text:p>T298Y</text:p>
          </table:table-cell>
          <table:table-cell office:value-type="float" office:value="-447.88324585" calcext:value-type="float">
            <text:p>-447.88324585</text:p>
          </table:table-cell>
        </table:table-row>
        <table:table-row table:style-name="ro1">
          <table:table-cell office:value-type="string" calcext:value-type="string">
            <text:p>S129F</text:p>
          </table:table-cell>
          <table:table-cell office:value-type="float" office:value="-447.8840271" calcext:value-type="float">
            <text:p>-447.8840271</text:p>
          </table:table-cell>
        </table:table-row>
        <table:table-row table:style-name="ro1">
          <table:table-cell office:value-type="string" calcext:value-type="string">
            <text:p>H312M</text:p>
          </table:table-cell>
          <table:table-cell office:value-type="float" office:value="-447.890383911" calcext:value-type="float">
            <text:p>-447.890383911</text:p>
          </table:table-cell>
        </table:table-row>
        <table:table-row table:style-name="ro1">
          <table:table-cell office:value-type="string" calcext:value-type="string">
            <text:p>G137R</text:p>
          </table:table-cell>
          <table:table-cell office:value-type="float" office:value="-447.895526123" calcext:value-type="float">
            <text:p>-447.895526123</text:p>
          </table:table-cell>
        </table:table-row>
        <table:table-row table:style-name="ro1">
          <table:table-cell office:value-type="string" calcext:value-type="string">
            <text:p>S252D</text:p>
          </table:table-cell>
          <table:table-cell office:value-type="float" office:value="-447.903497314" calcext:value-type="float">
            <text:p>-447.903497314</text:p>
          </table:table-cell>
        </table:table-row>
        <table:table-row table:style-name="ro1">
          <table:table-cell office:value-type="string" calcext:value-type="string">
            <text:p>N254F</text:p>
          </table:table-cell>
          <table:table-cell office:value-type="float" office:value="-447.903643799" calcext:value-type="float">
            <text:p>-447.903643799</text:p>
          </table:table-cell>
        </table:table-row>
        <table:table-row table:style-name="ro1">
          <table:table-cell office:value-type="string" calcext:value-type="string">
            <text:p>G317P</text:p>
          </table:table-cell>
          <table:table-cell office:value-type="float" office:value="-447.906951904" calcext:value-type="float">
            <text:p>-447.906951904</text:p>
          </table:table-cell>
        </table:table-row>
        <table:table-row table:style-name="ro1">
          <table:table-cell office:value-type="string" calcext:value-type="string">
            <text:p>S393N</text:p>
          </table:table-cell>
          <table:table-cell office:value-type="float" office:value="-447.917315674" calcext:value-type="float">
            <text:p>-447.917315674</text:p>
          </table:table-cell>
        </table:table-row>
        <table:table-row table:style-name="ro1">
          <table:table-cell office:value-type="string" calcext:value-type="string">
            <text:p>M138Q</text:p>
          </table:table-cell>
          <table:table-cell office:value-type="float" office:value="-447.936123657" calcext:value-type="float">
            <text:p>-447.936123657</text:p>
          </table:table-cell>
        </table:table-row>
        <table:table-row table:style-name="ro1">
          <table:table-cell office:value-type="string" calcext:value-type="string">
            <text:p>G293I</text:p>
          </table:table-cell>
          <table:table-cell office:value-type="float" office:value="-447.950695801" calcext:value-type="float">
            <text:p>-447.950695801</text:p>
          </table:table-cell>
        </table:table-row>
        <table:table-row table:style-name="ro1">
          <table:table-cell office:value-type="string" calcext:value-type="string">
            <text:p>E217P</text:p>
          </table:table-cell>
          <table:table-cell office:value-type="float" office:value="-447.95769043" calcext:value-type="float">
            <text:p>-447.95769043</text:p>
          </table:table-cell>
        </table:table-row>
        <table:table-row table:style-name="ro1">
          <table:table-cell office:value-type="string" calcext:value-type="string">
            <text:p>S129K</text:p>
          </table:table-cell>
          <table:table-cell office:value-type="float" office:value="-447.958026123" calcext:value-type="float">
            <text:p>-447.958026123</text:p>
          </table:table-cell>
        </table:table-row>
        <table:table-row table:style-name="ro1">
          <table:table-cell office:value-type="string" calcext:value-type="string">
            <text:p>N68G</text:p>
          </table:table-cell>
          <table:table-cell office:value-type="float" office:value="-447.977224731" calcext:value-type="float">
            <text:p>-447.977224731</text:p>
          </table:table-cell>
        </table:table-row>
        <table:table-row table:style-name="ro1">
          <table:table-cell office:value-type="string" calcext:value-type="string">
            <text:p>G348E</text:p>
          </table:table-cell>
          <table:table-cell office:value-type="float" office:value="-447.980804443" calcext:value-type="float">
            <text:p>-447.980804443</text:p>
          </table:table-cell>
        </table:table-row>
        <table:table-row table:style-name="ro1">
          <table:table-cell office:value-type="string" calcext:value-type="string">
            <text:p>Q219I</text:p>
          </table:table-cell>
          <table:table-cell office:value-type="float" office:value="-447.996682739" calcext:value-type="float">
            <text:p>-447.996682739</text:p>
          </table:table-cell>
        </table:table-row>
        <table:table-row table:style-name="ro1">
          <table:table-cell office:value-type="string" calcext:value-type="string">
            <text:p>G315W</text:p>
          </table:table-cell>
          <table:table-cell office:value-type="float" office:value="-447.997927856" calcext:value-type="float">
            <text:p>-447.997927856</text:p>
          </table:table-cell>
        </table:table-row>
        <table:table-row table:style-name="ro1">
          <table:table-cell office:value-type="string" calcext:value-type="string">
            <text:p>R338T</text:p>
          </table:table-cell>
          <table:table-cell office:value-type="float" office:value="-448.017605591" calcext:value-type="float">
            <text:p>-448.017605591</text:p>
          </table:table-cell>
        </table:table-row>
        <table:table-row table:style-name="ro1">
          <table:table-cell office:value-type="string" calcext:value-type="string">
            <text:p>E217H</text:p>
          </table:table-cell>
          <table:table-cell office:value-type="float" office:value="-448.031582642" calcext:value-type="float">
            <text:p>-448.031582642</text:p>
          </table:table-cell>
        </table:table-row>
        <table:table-row table:style-name="ro1">
          <table:table-cell office:value-type="string" calcext:value-type="string">
            <text:p>M138W</text:p>
          </table:table-cell>
          <table:table-cell office:value-type="float" office:value="-448.055053711" calcext:value-type="float">
            <text:p>-448.055053711</text:p>
          </table:table-cell>
        </table:table-row>
        <table:table-row table:style-name="ro1">
          <table:table-cell office:value-type="string" calcext:value-type="string">
            <text:p>L401Y</text:p>
          </table:table-cell>
          <table:table-cell office:value-type="float" office:value="-448.056338501" calcext:value-type="float">
            <text:p>-448.056338501</text:p>
          </table:table-cell>
        </table:table-row>
        <table:table-row table:style-name="ro1">
          <table:table-cell office:value-type="string" calcext:value-type="string">
            <text:p>S343Y</text:p>
          </table:table-cell>
          <table:table-cell office:value-type="float" office:value="-448.068713379" calcext:value-type="float">
            <text:p>-448.068713379</text:p>
          </table:table-cell>
        </table:table-row>
        <table:table-row table:style-name="ro1">
          <table:table-cell office:value-type="string" calcext:value-type="string">
            <text:p>Y108G</text:p>
          </table:table-cell>
          <table:table-cell office:value-type="float" office:value="-448.076013184" calcext:value-type="float">
            <text:p>-448.076013184</text:p>
          </table:table-cell>
        </table:table-row>
        <table:table-row table:style-name="ro1">
          <table:table-cell office:value-type="string" calcext:value-type="string">
            <text:p>H346I</text:p>
          </table:table-cell>
          <table:table-cell office:value-type="float" office:value="-448.086459351" calcext:value-type="float">
            <text:p>-448.086459351</text:p>
          </table:table-cell>
        </table:table-row>
        <table:table-row table:style-name="ro1">
          <table:table-cell office:value-type="string" calcext:value-type="string">
            <text:p>F308K</text:p>
          </table:table-cell>
          <table:table-cell office:value-type="float" office:value="-448.093441772" calcext:value-type="float">
            <text:p>-448.093441772</text:p>
          </table:table-cell>
        </table:table-row>
        <table:table-row table:style-name="ro1">
          <table:table-cell office:value-type="string" calcext:value-type="string">
            <text:p>Y352P</text:p>
          </table:table-cell>
          <table:table-cell office:value-type="float" office:value="-448.112155151" calcext:value-type="float">
            <text:p>-448.112155151</text:p>
          </table:table-cell>
        </table:table-row>
        <table:table-row table:style-name="ro1">
          <table:table-cell office:value-type="string" calcext:value-type="string">
            <text:p>G395W</text:p>
          </table:table-cell>
          <table:table-cell office:value-type="float" office:value="-448.112677002" calcext:value-type="float">
            <text:p>-448.112677002</text:p>
          </table:table-cell>
        </table:table-row>
        <table:table-row table:style-name="ro1">
          <table:table-cell office:value-type="string" calcext:value-type="string">
            <text:p>G348Y</text:p>
          </table:table-cell>
          <table:table-cell office:value-type="float" office:value="-448.145227051" calcext:value-type="float">
            <text:p>-448.145227051</text:p>
          </table:table-cell>
        </table:table-row>
        <table:table-row table:style-name="ro1">
          <table:table-cell office:value-type="string" calcext:value-type="string">
            <text:p>G418Y</text:p>
          </table:table-cell>
          <table:table-cell office:value-type="float" office:value="-448.154296875" calcext:value-type="float">
            <text:p>-448.154296875</text:p>
          </table:table-cell>
        </table:table-row>
        <table:table-row table:style-name="ro1">
          <table:table-cell office:value-type="string" calcext:value-type="string">
            <text:p>D216K</text:p>
          </table:table-cell>
          <table:table-cell office:value-type="float" office:value="-448.161138916" calcext:value-type="float">
            <text:p>-448.161138916</text:p>
          </table:table-cell>
        </table:table-row>
        <table:table-row table:style-name="ro1">
          <table:table-cell office:value-type="string" calcext:value-type="string">
            <text:p>G133I</text:p>
          </table:table-cell>
          <table:table-cell office:value-type="float" office:value="-448.178118896" calcext:value-type="float">
            <text:p>-448.178118896</text:p>
          </table:table-cell>
        </table:table-row>
        <table:table-row table:style-name="ro1">
          <table:table-cell office:value-type="string" calcext:value-type="string">
            <text:p>V71R</text:p>
          </table:table-cell>
          <table:table-cell office:value-type="float" office:value="-448.178518677" calcext:value-type="float">
            <text:p>-448.178518677</text:p>
          </table:table-cell>
        </table:table-row>
        <table:table-row table:style-name="ro1">
          <table:table-cell office:value-type="string" calcext:value-type="string">
            <text:p>A83M</text:p>
          </table:table-cell>
          <table:table-cell office:value-type="float" office:value="-448.190039062" calcext:value-type="float">
            <text:p>-448.190039062</text:p>
          </table:table-cell>
        </table:table-row>
        <table:table-row table:style-name="ro1">
          <table:table-cell office:value-type="string" calcext:value-type="string">
            <text:p>D288F</text:p>
          </table:table-cell>
          <table:table-cell office:value-type="float" office:value="-448.196127319" calcext:value-type="float">
            <text:p>-448.196127319</text:p>
          </table:table-cell>
        </table:table-row>
        <table:table-row table:style-name="ro1">
          <table:table-cell office:value-type="string" calcext:value-type="string">
            <text:p>L286W</text:p>
          </table:table-cell>
          <table:table-cell office:value-type="float" office:value="-448.199807739" calcext:value-type="float">
            <text:p>-448.199807739</text:p>
          </table:table-cell>
        </table:table-row>
        <table:table-row table:style-name="ro1">
          <table:table-cell office:value-type="string" calcext:value-type="string">
            <text:p>G267F</text:p>
          </table:table-cell>
          <table:table-cell office:value-type="float" office:value="-448.20319519" calcext:value-type="float">
            <text:p>-448.20319519</text:p>
          </table:table-cell>
        </table:table-row>
        <table:table-row table:style-name="ro1">
          <table:table-cell office:value-type="string" calcext:value-type="string">
            <text:p>G394H</text:p>
          </table:table-cell>
          <table:table-cell office:value-type="float" office:value="-448.20375061" calcext:value-type="float">
            <text:p>-448.20375061</text:p>
          </table:table-cell>
        </table:table-row>
        <table:table-row table:style-name="ro1">
          <table:table-cell office:value-type="string" calcext:value-type="string">
            <text:p>G348V</text:p>
          </table:table-cell>
          <table:table-cell office:value-type="float" office:value="-448.219143677" calcext:value-type="float">
            <text:p>-448.219143677</text:p>
          </table:table-cell>
        </table:table-row>
        <table:table-row table:style-name="ro1">
          <table:table-cell office:value-type="string" calcext:value-type="string">
            <text:p>K214D</text:p>
          </table:table-cell>
          <table:table-cell office:value-type="float" office:value="-448.230233765" calcext:value-type="float">
            <text:p>-448.230233765</text:p>
          </table:table-cell>
        </table:table-row>
        <table:table-row table:style-name="ro1">
          <table:table-cell office:value-type="string" calcext:value-type="string">
            <text:p>F404D</text:p>
          </table:table-cell>
          <table:table-cell office:value-type="float" office:value="-448.233377075" calcext:value-type="float">
            <text:p>-448.233377075</text:p>
          </table:table-cell>
        </table:table-row>
        <table:table-row table:style-name="ro1">
          <table:table-cell office:value-type="string" calcext:value-type="string">
            <text:p>G317I</text:p>
          </table:table-cell>
          <table:table-cell office:value-type="float" office:value="-448.248556519" calcext:value-type="float">
            <text:p>-448.248556519</text:p>
          </table:table-cell>
        </table:table-row>
        <table:table-row table:style-name="ro1">
          <table:table-cell office:value-type="string" calcext:value-type="string">
            <text:p>K105P</text:p>
          </table:table-cell>
          <table:table-cell office:value-type="float" office:value="-448.257070923" calcext:value-type="float">
            <text:p>-448.257070923</text:p>
          </table:table-cell>
        </table:table-row>
        <table:table-row table:style-name="ro1">
          <table:table-cell office:value-type="string" calcext:value-type="string">
            <text:p>K189H</text:p>
          </table:table-cell>
          <table:table-cell office:value-type="float" office:value="-448.270037842" calcext:value-type="float">
            <text:p>-448.270037842</text:p>
          </table:table-cell>
        </table:table-row>
        <table:table-row table:style-name="ro1">
          <table:table-cell office:value-type="string" calcext:value-type="string">
            <text:p>L286T</text:p>
          </table:table-cell>
          <table:table-cell office:value-type="float" office:value="-448.274935913" calcext:value-type="float">
            <text:p>-448.274935913</text:p>
          </table:table-cell>
        </table:table-row>
        <table:table-row table:style-name="ro1">
          <table:table-cell office:value-type="string" calcext:value-type="string">
            <text:p>F311K</text:p>
          </table:table-cell>
          <table:table-cell office:value-type="float" office:value="-448.308694458" calcext:value-type="float">
            <text:p>-448.308694458</text:p>
          </table:table-cell>
        </table:table-row>
        <table:table-row table:style-name="ro1">
          <table:table-cell office:value-type="string" calcext:value-type="string">
            <text:p>L286A</text:p>
          </table:table-cell>
          <table:table-cell office:value-type="float" office:value="-448.309216309" calcext:value-type="float">
            <text:p>-448.309216309</text:p>
          </table:table-cell>
        </table:table-row>
        <table:table-row table:style-name="ro1">
          <table:table-cell office:value-type="string" calcext:value-type="string">
            <text:p>W382H</text:p>
          </table:table-cell>
          <table:table-cell office:value-type="float" office:value="-448.310479736" calcext:value-type="float">
            <text:p>-448.310479736</text:p>
          </table:table-cell>
        </table:table-row>
        <table:table-row table:style-name="ro1">
          <table:table-cell office:value-type="string" calcext:value-type="string">
            <text:p>F290T</text:p>
          </table:table-cell>
          <table:table-cell office:value-type="float" office:value="-448.319067383" calcext:value-type="float">
            <text:p>-448.319067383</text:p>
          </table:table-cell>
        </table:table-row>
        <table:table-row table:style-name="ro1">
          <table:table-cell office:value-type="string" calcext:value-type="string">
            <text:p>H312A</text:p>
          </table:table-cell>
          <table:table-cell office:value-type="float" office:value="-448.348040771" calcext:value-type="float">
            <text:p>-448.348040771</text:p>
          </table:table-cell>
        </table:table-row>
        <table:table-row table:style-name="ro1">
          <table:table-cell office:value-type="string" calcext:value-type="string">
            <text:p>L194P</text:p>
          </table:table-cell>
          <table:table-cell office:value-type="float" office:value="-448.360855103" calcext:value-type="float">
            <text:p>-448.360855103</text:p>
          </table:table-cell>
        </table:table-row>
        <table:table-row table:style-name="ro1">
          <table:table-cell office:value-type="string" calcext:value-type="string">
            <text:p>K189N</text:p>
          </table:table-cell>
          <table:table-cell office:value-type="float" office:value="-448.362298584" calcext:value-type="float">
            <text:p>-448.362298584</text:p>
          </table:table-cell>
        </table:table-row>
        <table:table-row table:style-name="ro1">
          <table:table-cell office:value-type="string" calcext:value-type="string">
            <text:p>I124N</text:p>
          </table:table-cell>
          <table:table-cell office:value-type="float" office:value="-448.3712677" calcext:value-type="float">
            <text:p>-448.3712677</text:p>
          </table:table-cell>
        </table:table-row>
        <table:table-row table:style-name="ro1">
          <table:table-cell office:value-type="string" calcext:value-type="string">
            <text:p>M350R</text:p>
          </table:table-cell>
          <table:table-cell office:value-type="float" office:value="-448.416049194" calcext:value-type="float">
            <text:p>-448.416049194</text:p>
          </table:table-cell>
        </table:table-row>
        <table:table-row table:style-name="ro1">
          <table:table-cell office:value-type="string" calcext:value-type="string">
            <text:p>G293R</text:p>
          </table:table-cell>
          <table:table-cell office:value-type="float" office:value="-448.421072388" calcext:value-type="float">
            <text:p>-448.421072388</text:p>
          </table:table-cell>
        </table:table-row>
        <table:table-row table:style-name="ro1">
          <table:table-cell office:value-type="string" calcext:value-type="string">
            <text:p>D114P</text:p>
          </table:table-cell>
          <table:table-cell office:value-type="float" office:value="-448.429782104" calcext:value-type="float">
            <text:p>-448.429782104</text:p>
          </table:table-cell>
        </table:table-row>
        <table:table-row table:style-name="ro1">
          <table:table-cell office:value-type="string" calcext:value-type="string">
            <text:p>D258W</text:p>
          </table:table-cell>
          <table:table-cell office:value-type="float" office:value="-448.464776611" calcext:value-type="float">
            <text:p>-448.464776611</text:p>
          </table:table-cell>
        </table:table-row>
        <table:table-row table:style-name="ro1">
          <table:table-cell office:value-type="string" calcext:value-type="string">
            <text:p>F199P</text:p>
          </table:table-cell>
          <table:table-cell office:value-type="float" office:value="-448.467712402" calcext:value-type="float">
            <text:p>-448.467712402</text:p>
          </table:table-cell>
        </table:table-row>
        <table:table-row table:style-name="ro1">
          <table:table-cell office:value-type="string" calcext:value-type="string">
            <text:p>F422E</text:p>
          </table:table-cell>
          <table:table-cell office:value-type="float" office:value="-448.477658081" calcext:value-type="float">
            <text:p>-448.477658081</text:p>
          </table:table-cell>
        </table:table-row>
        <table:table-row table:style-name="ro1">
          <table:table-cell office:value-type="string" calcext:value-type="string">
            <text:p>F199C</text:p>
          </table:table-cell>
          <table:table-cell office:value-type="float" office:value="-448.480343628" calcext:value-type="float">
            <text:p>-448.480343628</text:p>
          </table:table-cell>
        </table:table-row>
        <table:table-row table:style-name="ro1">
          <table:table-cell office:value-type="string" calcext:value-type="string">
            <text:p>V270D</text:p>
          </table:table-cell>
          <table:table-cell office:value-type="float" office:value="-448.511160278" calcext:value-type="float">
            <text:p>-448.511160278</text:p>
          </table:table-cell>
        </table:table-row>
        <table:table-row table:style-name="ro1">
          <table:table-cell office:value-type="string" calcext:value-type="string">
            <text:p>G267W</text:p>
          </table:table-cell>
          <table:table-cell office:value-type="float" office:value="-448.511993408" calcext:value-type="float">
            <text:p>-448.511993408</text:p>
          </table:table-cell>
        </table:table-row>
        <table:table-row table:style-name="ro1">
          <table:table-cell office:value-type="string" calcext:value-type="string">
            <text:p>F290N</text:p>
          </table:table-cell>
          <table:table-cell office:value-type="float" office:value="-448.52684021" calcext:value-type="float">
            <text:p>-448.52684021</text:p>
          </table:table-cell>
        </table:table-row>
        <table:table-row table:style-name="ro1">
          <table:table-cell office:value-type="string" calcext:value-type="string">
            <text:p>K335C</text:p>
          </table:table-cell>
          <table:table-cell office:value-type="float" office:value="-448.528085327" calcext:value-type="float">
            <text:p>-448.528085327</text:p>
          </table:table-cell>
        </table:table-row>
        <table:table-row table:style-name="ro1">
          <table:table-cell office:value-type="string" calcext:value-type="string">
            <text:p>N134D</text:p>
          </table:table-cell>
          <table:table-cell office:value-type="float" office:value="-448.53314209" calcext:value-type="float">
            <text:p>-448.53314209</text:p>
          </table:table-cell>
        </table:table-row>
        <table:table-row table:style-name="ro1">
          <table:table-cell office:value-type="string" calcext:value-type="string">
            <text:p>G185P</text:p>
          </table:table-cell>
          <table:table-cell office:value-type="float" office:value="-448.554910278" calcext:value-type="float">
            <text:p>-448.554910278</text:p>
          </table:table-cell>
        </table:table-row>
        <table:table-row table:style-name="ro1">
          <table:table-cell office:value-type="string" calcext:value-type="string">
            <text:p>A314I</text:p>
          </table:table-cell>
          <table:table-cell office:value-type="float" office:value="-448.567034912" calcext:value-type="float">
            <text:p>-448.567034912</text:p>
          </table:table-cell>
        </table:table-row>
        <table:table-row table:style-name="ro1">
          <table:table-cell office:value-type="string" calcext:value-type="string">
            <text:p>G353C</text:p>
          </table:table-cell>
          <table:table-cell office:value-type="float" office:value="-448.574136353" calcext:value-type="float">
            <text:p>-448.574136353</text:p>
          </table:table-cell>
        </table:table-row>
        <table:table-row table:style-name="ro1">
          <table:table-cell office:value-type="string" calcext:value-type="string">
            <text:p>T347Q</text:p>
          </table:table-cell>
          <table:table-cell office:value-type="float" office:value="-448.58692627" calcext:value-type="float">
            <text:p>-448.58692627</text:p>
          </table:table-cell>
        </table:table-row>
        <table:table-row table:style-name="ro1">
          <table:table-cell office:value-type="string" calcext:value-type="string">
            <text:p>T388F</text:p>
          </table:table-cell>
          <table:table-cell office:value-type="float" office:value="-448.592529297" calcext:value-type="float">
            <text:p>-448.592529297</text:p>
          </table:table-cell>
        </table:table-row>
        <table:table-row table:style-name="ro1">
          <table:table-cell office:value-type="string" calcext:value-type="string">
            <text:p>S321E</text:p>
          </table:table-cell>
          <table:table-cell office:value-type="float" office:value="-448.597329712" calcext:value-type="float">
            <text:p>-448.597329712</text:p>
          </table:table-cell>
        </table:table-row>
        <table:table-row table:style-name="ro1">
          <table:table-cell office:value-type="string" calcext:value-type="string">
            <text:p>L286S</text:p>
          </table:table-cell>
          <table:table-cell office:value-type="float" office:value="-448.608099365" calcext:value-type="float">
            <text:p>-448.608099365</text:p>
          </table:table-cell>
        </table:table-row>
        <table:table-row table:style-name="ro1">
          <table:table-cell office:value-type="string" calcext:value-type="string">
            <text:p>A107N</text:p>
          </table:table-cell>
          <table:table-cell office:value-type="float" office:value="-448.608828735" calcext:value-type="float">
            <text:p>-448.608828735</text:p>
          </table:table-cell>
        </table:table-row>
        <table:table-row table:style-name="ro1">
          <table:table-cell office:value-type="string" calcext:value-type="string">
            <text:p>G66Y</text:p>
          </table:table-cell>
          <table:table-cell office:value-type="float" office:value="-448.609469604" calcext:value-type="float">
            <text:p>-448.609469604</text:p>
          </table:table-cell>
        </table:table-row>
        <table:table-row table:style-name="ro1">
          <table:table-cell office:value-type="string" calcext:value-type="string">
            <text:p>V270P</text:p>
          </table:table-cell>
          <table:table-cell office:value-type="float" office:value="-448.638348389" calcext:value-type="float">
            <text:p>-448.638348389</text:p>
          </table:table-cell>
        </table:table-row>
        <table:table-row table:style-name="ro1">
          <table:table-cell office:value-type="string" calcext:value-type="string">
            <text:p>K189L</text:p>
          </table:table-cell>
          <table:table-cell office:value-type="float" office:value="-448.648510742" calcext:value-type="float">
            <text:p>-448.648510742</text:p>
          </table:table-cell>
        </table:table-row>
        <table:table-row table:style-name="ro1">
          <table:table-cell office:value-type="string" calcext:value-type="string">
            <text:p>I187G</text:p>
          </table:table-cell>
          <table:table-cell office:value-type="float" office:value="-448.65090332" calcext:value-type="float">
            <text:p>-448.65090332</text:p>
          </table:table-cell>
        </table:table-row>
        <table:table-row table:style-name="ro1">
          <table:table-cell office:value-type="string" calcext:value-type="string">
            <text:p>F290A</text:p>
          </table:table-cell>
          <table:table-cell office:value-type="float" office:value="-448.688598633" calcext:value-type="float">
            <text:p>-448.688598633</text:p>
          </table:table-cell>
        </table:table-row>
        <table:table-row table:style-name="ro1">
          <table:table-cell office:value-type="string" calcext:value-type="string">
            <text:p>N215I</text:p>
          </table:table-cell>
          <table:table-cell office:value-type="float" office:value="-448.711456299" calcext:value-type="float">
            <text:p>-448.711456299</text:p>
          </table:table-cell>
        </table:table-row>
        <table:table-row table:style-name="ro1">
          <table:table-cell office:value-type="string" calcext:value-type="string">
            <text:p>N134Q</text:p>
          </table:table-cell>
          <table:table-cell office:value-type="float" office:value="-448.73276062" calcext:value-type="float">
            <text:p>-448.73276062</text:p>
          </table:table-cell>
        </table:table-row>
        <table:table-row table:style-name="ro1">
          <table:table-cell office:value-type="string" calcext:value-type="string">
            <text:p>H346D</text:p>
          </table:table-cell>
          <table:table-cell office:value-type="float" office:value="-448.74637146" calcext:value-type="float">
            <text:p>-448.74637146</text:p>
          </table:table-cell>
        </table:table-row>
        <table:table-row table:style-name="ro1">
          <table:table-cell office:value-type="string" calcext:value-type="string">
            <text:p>A314C</text:p>
          </table:table-cell>
          <table:table-cell office:value-type="float" office:value="-448.752032471" calcext:value-type="float">
            <text:p>-448.752032471</text:p>
          </table:table-cell>
        </table:table-row>
        <table:table-row table:style-name="ro1">
          <table:table-cell office:value-type="string" calcext:value-type="string">
            <text:p>D288S</text:p>
          </table:table-cell>
          <table:table-cell office:value-type="float" office:value="-448.766293335" calcext:value-type="float">
            <text:p>-448.766293335</text:p>
          </table:table-cell>
        </table:table-row>
        <table:table-row table:style-name="ro1">
          <table:table-cell office:value-type="string" calcext:value-type="string">
            <text:p>E62W</text:p>
          </table:table-cell>
          <table:table-cell office:value-type="float" office:value="-448.773013306" calcext:value-type="float">
            <text:p>-448.773013306</text:p>
          </table:table-cell>
        </table:table-row>
        <table:table-row table:style-name="ro1">
          <table:table-cell office:value-type="string" calcext:value-type="string">
            <text:p>K214W</text:p>
          </table:table-cell>
          <table:table-cell office:value-type="float" office:value="-448.774978638" calcext:value-type="float">
            <text:p>-448.774978638</text:p>
          </table:table-cell>
        </table:table-row>
        <table:table-row table:style-name="ro1">
          <table:table-cell office:value-type="string" calcext:value-type="string">
            <text:p>I392Q</text:p>
          </table:table-cell>
          <table:table-cell office:value-type="float" office:value="-448.794030762" calcext:value-type="float">
            <text:p>-448.794030762</text:p>
          </table:table-cell>
        </table:table-row>
        <table:table-row table:style-name="ro1">
          <table:table-cell office:value-type="string" calcext:value-type="string">
            <text:p>G348Q</text:p>
          </table:table-cell>
          <table:table-cell office:value-type="float" office:value="-448.806530762" calcext:value-type="float">
            <text:p>-448.806530762</text:p>
          </table:table-cell>
        </table:table-row>
        <table:table-row table:style-name="ro1">
          <table:table-cell office:value-type="string" calcext:value-type="string">
            <text:p>F224T</text:p>
          </table:table-cell>
          <table:table-cell office:value-type="float" office:value="-448.813607788" calcext:value-type="float">
            <text:p>-448.813607788</text:p>
          </table:table-cell>
        </table:table-row>
        <table:table-row table:style-name="ro1">
          <table:table-cell office:value-type="string" calcext:value-type="string">
            <text:p>L44E</text:p>
          </table:table-cell>
          <table:table-cell office:value-type="float" office:value="-448.823974609" calcext:value-type="float">
            <text:p>-448.823974609</text:p>
          </table:table-cell>
        </table:table-row>
        <table:table-row table:style-name="ro1">
          <table:table-cell office:value-type="string" calcext:value-type="string">
            <text:p>K354E</text:p>
          </table:table-cell>
          <table:table-cell office:value-type="float" office:value="-448.842050171" calcext:value-type="float">
            <text:p>-448.842050171</text:p>
          </table:table-cell>
        </table:table-row>
        <table:table-row table:style-name="ro1">
          <table:table-cell office:value-type="string" calcext:value-type="string">
            <text:p>S64K</text:p>
          </table:table-cell>
          <table:table-cell office:value-type="float" office:value="-448.858114624" calcext:value-type="float">
            <text:p>-448.858114624</text:p>
          </table:table-cell>
        </table:table-row>
        <table:table-row table:style-name="ro1">
          <table:table-cell office:value-type="string" calcext:value-type="string">
            <text:p>K214H</text:p>
          </table:table-cell>
          <table:table-cell office:value-type="float" office:value="-448.863409424" calcext:value-type="float">
            <text:p>-448.863409424</text:p>
          </table:table-cell>
        </table:table-row>
        <table:table-row table:style-name="ro1">
          <table:table-cell office:value-type="string" calcext:value-type="string">
            <text:p>G394V</text:p>
          </table:table-cell>
          <table:table-cell office:value-type="float" office:value="-448.866705322" calcext:value-type="float">
            <text:p>-448.866705322</text:p>
          </table:table-cell>
        </table:table-row>
        <table:table-row table:style-name="ro1">
          <table:table-cell office:value-type="string" calcext:value-type="string">
            <text:p>G133Q</text:p>
          </table:table-cell>
          <table:table-cell office:value-type="float" office:value="-448.884344482" calcext:value-type="float">
            <text:p>-448.884344482</text:p>
          </table:table-cell>
        </table:table-row>
        <table:table-row table:style-name="ro1">
          <table:table-cell office:value-type="string" calcext:value-type="string">
            <text:p>F422K</text:p>
          </table:table-cell>
          <table:table-cell office:value-type="float" office:value="-448.88737793" calcext:value-type="float">
            <text:p>-448.88737793</text:p>
          </table:table-cell>
        </table:table-row>
        <table:table-row table:style-name="ro1">
          <table:table-cell office:value-type="string" calcext:value-type="string">
            <text:p>L286Q</text:p>
          </table:table-cell>
          <table:table-cell office:value-type="float" office:value="-448.897076416" calcext:value-type="float">
            <text:p>-448.897076416</text:p>
          </table:table-cell>
        </table:table-row>
        <table:table-row table:style-name="ro1">
          <table:table-cell office:value-type="string" calcext:value-type="string">
            <text:p>L112K</text:p>
          </table:table-cell>
          <table:table-cell office:value-type="float" office:value="-448.89750061" calcext:value-type="float">
            <text:p>-448.89750061</text:p>
          </table:table-cell>
        </table:table-row>
        <table:table-row table:style-name="ro1">
          <table:table-cell office:value-type="string" calcext:value-type="string">
            <text:p>K354H</text:p>
          </table:table-cell>
          <table:table-cell office:value-type="float" office:value="-448.904089355" calcext:value-type="float">
            <text:p>-448.904089355</text:p>
          </table:table-cell>
        </table:table-row>
        <table:table-row table:style-name="ro1">
          <table:table-cell office:value-type="string" calcext:value-type="string">
            <text:p>G394W</text:p>
          </table:table-cell>
          <table:table-cell office:value-type="float" office:value="-448.912423706" calcext:value-type="float">
            <text:p>-448.912423706</text:p>
          </table:table-cell>
        </table:table-row>
        <table:table-row table:style-name="ro1">
          <table:table-cell office:value-type="string" calcext:value-type="string">
            <text:p>M263D</text:p>
          </table:table-cell>
          <table:table-cell office:value-type="float" office:value="-448.926150513" calcext:value-type="float">
            <text:p>-448.926150513</text:p>
          </table:table-cell>
        </table:table-row>
        <table:table-row table:style-name="ro1">
          <table:table-cell office:value-type="string" calcext:value-type="string">
            <text:p>F224K</text:p>
          </table:table-cell>
          <table:table-cell office:value-type="float" office:value="-448.936981201" calcext:value-type="float">
            <text:p>-448.936981201</text:p>
          </table:table-cell>
        </table:table-row>
        <table:table-row table:style-name="ro1">
          <table:table-cell office:value-type="string" calcext:value-type="string">
            <text:p>Q219D</text:p>
          </table:table-cell>
          <table:table-cell office:value-type="float" office:value="-448.945257568" calcext:value-type="float">
            <text:p>-448.945257568</text:p>
          </table:table-cell>
        </table:table-row>
        <table:table-row table:style-name="ro1">
          <table:table-cell office:value-type="string" calcext:value-type="string">
            <text:p>I166K</text:p>
          </table:table-cell>
          <table:table-cell office:value-type="float" office:value="-448.949230957" calcext:value-type="float">
            <text:p>-448.949230957</text:p>
          </table:table-cell>
        </table:table-row>
        <table:table-row table:style-name="ro1">
          <table:table-cell office:value-type="string" calcext:value-type="string">
            <text:p>F422A</text:p>
          </table:table-cell>
          <table:table-cell office:value-type="float" office:value="-448.975784302" calcext:value-type="float">
            <text:p>-448.975784302</text:p>
          </table:table-cell>
        </table:table-row>
        <table:table-row table:style-name="ro1">
          <table:table-cell office:value-type="string" calcext:value-type="string">
            <text:p>I414K</text:p>
          </table:table-cell>
          <table:table-cell office:value-type="float" office:value="-448.994775391" calcext:value-type="float">
            <text:p>-448.994775391</text:p>
          </table:table-cell>
        </table:table-row>
        <table:table-row table:style-name="ro1">
          <table:table-cell office:value-type="string" calcext:value-type="string">
            <text:p>M355N</text:p>
          </table:table-cell>
          <table:table-cell office:value-type="float" office:value="-449.003833008" calcext:value-type="float">
            <text:p>-449.003833008</text:p>
          </table:table-cell>
        </table:table-row>
        <table:table-row table:style-name="ro1">
          <table:table-cell office:value-type="string" calcext:value-type="string">
            <text:p>A257F</text:p>
          </table:table-cell>
          <table:table-cell office:value-type="float" office:value="-449.013580322" calcext:value-type="float">
            <text:p>-449.013580322</text:p>
          </table:table-cell>
        </table:table-row>
        <table:table-row table:style-name="ro1">
          <table:table-cell office:value-type="string" calcext:value-type="string">
            <text:p>K354P</text:p>
          </table:table-cell>
          <table:table-cell office:value-type="float" office:value="-449.030725098" calcext:value-type="float">
            <text:p>-449.030725098</text:p>
          </table:table-cell>
        </table:table-row>
        <table:table-row table:style-name="ro1">
          <table:table-cell office:value-type="string" calcext:value-type="string">
            <text:p>H310R</text:p>
          </table:table-cell>
          <table:table-cell office:value-type="float" office:value="-449.03286438" calcext:value-type="float">
            <text:p>-449.03286438</text:p>
          </table:table-cell>
        </table:table-row>
        <table:table-row table:style-name="ro1">
          <table:table-cell office:value-type="string" calcext:value-type="string">
            <text:p>G317M</text:p>
          </table:table-cell>
          <table:table-cell office:value-type="float" office:value="-449.067050171" calcext:value-type="float">
            <text:p>-449.067050171</text:p>
          </table:table-cell>
        </table:table-row>
        <table:table-row table:style-name="ro1">
          <table:table-cell office:value-type="string" calcext:value-type="string">
            <text:p>Y204C</text:p>
          </table:table-cell>
          <table:table-cell office:value-type="float" office:value="-449.101727295" calcext:value-type="float">
            <text:p>-449.101727295</text:p>
          </table:table-cell>
        </table:table-row>
        <table:table-row table:style-name="ro1">
          <table:table-cell office:value-type="string" calcext:value-type="string">
            <text:p>I187H</text:p>
          </table:table-cell>
          <table:table-cell office:value-type="float" office:value="-449.117141724" calcext:value-type="float">
            <text:p>-449.117141724</text:p>
          </table:table-cell>
        </table:table-row>
        <table:table-row table:style-name="ro1">
          <table:table-cell office:value-type="string" calcext:value-type="string">
            <text:p>G395I</text:p>
          </table:table-cell>
          <table:table-cell office:value-type="float" office:value="-449.130426025" calcext:value-type="float">
            <text:p>-449.130426025</text:p>
          </table:table-cell>
        </table:table-row>
        <table:table-row table:style-name="ro1">
          <table:table-cell office:value-type="string" calcext:value-type="string">
            <text:p>G353K</text:p>
          </table:table-cell>
          <table:table-cell office:value-type="float" office:value="-449.132702637" calcext:value-type="float">
            <text:p>-449.132702637</text:p>
          </table:table-cell>
        </table:table-row>
        <table:table-row table:style-name="ro1">
          <table:table-cell office:value-type="string" calcext:value-type="string">
            <text:p>M396W</text:p>
          </table:table-cell>
          <table:table-cell office:value-type="float" office:value="-449.146130371" calcext:value-type="float">
            <text:p>-449.146130371</text:p>
          </table:table-cell>
        </table:table-row>
        <table:table-row table:style-name="ro1">
          <table:table-cell office:value-type="string" calcext:value-type="string">
            <text:p>K335W</text:p>
          </table:table-cell>
          <table:table-cell office:value-type="float" office:value="-449.177011108" calcext:value-type="float">
            <text:p>-449.177011108</text:p>
          </table:table-cell>
        </table:table-row>
        <table:table-row table:style-name="ro1">
          <table:table-cell office:value-type="string" calcext:value-type="string">
            <text:p>A61M</text:p>
          </table:table-cell>
          <table:table-cell office:value-type="float" office:value="-449.178900146" calcext:value-type="float">
            <text:p>-449.178900146</text:p>
          </table:table-cell>
        </table:table-row>
        <table:table-row table:style-name="ro1">
          <table:table-cell office:value-type="string" calcext:value-type="string">
            <text:p>A61H</text:p>
          </table:table-cell>
          <table:table-cell office:value-type="float" office:value="-449.19581604" calcext:value-type="float">
            <text:p>-449.19581604</text:p>
          </table:table-cell>
        </table:table-row>
        <table:table-row table:style-name="ro1">
          <table:table-cell office:value-type="string" calcext:value-type="string">
            <text:p>A314R</text:p>
          </table:table-cell>
          <table:table-cell office:value-type="float" office:value="-449.203094482" calcext:value-type="float">
            <text:p>-449.203094482</text:p>
          </table:table-cell>
        </table:table-row>
        <table:table-row table:style-name="ro1">
          <table:table-cell office:value-type="string" calcext:value-type="string">
            <text:p>K214S</text:p>
          </table:table-cell>
          <table:table-cell office:value-type="float" office:value="-449.239138794" calcext:value-type="float">
            <text:p>-449.239138794</text:p>
          </table:table-cell>
        </table:table-row>
        <table:table-row table:style-name="ro1">
          <table:table-cell office:value-type="string" calcext:value-type="string">
            <text:p>G420V</text:p>
          </table:table-cell>
          <table:table-cell office:value-type="float" office:value="-449.2402771" calcext:value-type="float">
            <text:p>-449.2402771</text:p>
          </table:table-cell>
        </table:table-row>
        <table:table-row table:style-name="ro1">
          <table:table-cell office:value-type="string" calcext:value-type="string">
            <text:p>G66W</text:p>
          </table:table-cell>
          <table:table-cell office:value-type="float" office:value="-449.251168823" calcext:value-type="float">
            <text:p>-449.251168823</text:p>
          </table:table-cell>
        </table:table-row>
        <table:table-row table:style-name="ro1">
          <table:table-cell office:value-type="string" calcext:value-type="string">
            <text:p>D288H</text:p>
          </table:table-cell>
          <table:table-cell office:value-type="float" office:value="-449.253274536" calcext:value-type="float">
            <text:p>-449.253274536</text:p>
          </table:table-cell>
        </table:table-row>
        <table:table-row table:style-name="ro1">
          <table:table-cell office:value-type="string" calcext:value-type="string">
            <text:p>D75V</text:p>
          </table:table-cell>
          <table:table-cell office:value-type="float" office:value="-449.261065674" calcext:value-type="float">
            <text:p>-449.261065674</text:p>
          </table:table-cell>
        </table:table-row>
        <table:table-row table:style-name="ro1">
          <table:table-cell office:value-type="string" calcext:value-type="string">
            <text:p>G394I</text:p>
          </table:table-cell>
          <table:table-cell office:value-type="float" office:value="-449.267636108" calcext:value-type="float">
            <text:p>-449.267636108</text:p>
          </table:table-cell>
        </table:table-row>
        <table:table-row table:style-name="ro1">
          <table:table-cell office:value-type="string" calcext:value-type="string">
            <text:p>A314E</text:p>
          </table:table-cell>
          <table:table-cell office:value-type="float" office:value="-449.289752197" calcext:value-type="float">
            <text:p>-449.289752197</text:p>
          </table:table-cell>
        </table:table-row>
        <table:table-row table:style-name="ro1">
          <table:table-cell office:value-type="string" calcext:value-type="string">
            <text:p>K189A</text:p>
          </table:table-cell>
          <table:table-cell office:value-type="float" office:value="-449.292672729" calcext:value-type="float">
            <text:p>-449.292672729</text:p>
          </table:table-cell>
        </table:table-row>
        <table:table-row table:style-name="ro1">
          <table:table-cell office:value-type="string" calcext:value-type="string">
            <text:p>A398F</text:p>
          </table:table-cell>
          <table:table-cell office:value-type="float" office:value="-449.304891968" calcext:value-type="float">
            <text:p>-449.304891968</text:p>
          </table:table-cell>
        </table:table-row>
        <table:table-row table:style-name="ro1">
          <table:table-cell office:value-type="string" calcext:value-type="string">
            <text:p>F290R</text:p>
          </table:table-cell>
          <table:table-cell office:value-type="float" office:value="-449.310070801" calcext:value-type="float">
            <text:p>-449.310070801</text:p>
          </table:table-cell>
        </table:table-row>
        <table:table-row table:style-name="ro1">
          <table:table-cell office:value-type="string" calcext:value-type="string">
            <text:p>H310D</text:p>
          </table:table-cell>
          <table:table-cell office:value-type="float" office:value="-449.310070801" calcext:value-type="float">
            <text:p>-449.310070801</text:p>
          </table:table-cell>
        </table:table-row>
        <table:table-row table:style-name="ro1">
          <table:table-cell office:value-type="string" calcext:value-type="string">
            <text:p>T349Y</text:p>
          </table:table-cell>
          <table:table-cell office:value-type="float" office:value="-449.311621094" calcext:value-type="float">
            <text:p>-449.311621094</text:p>
          </table:table-cell>
        </table:table-row>
        <table:table-row table:style-name="ro1">
          <table:table-cell office:value-type="string" calcext:value-type="string">
            <text:p>D148M</text:p>
          </table:table-cell>
          <table:table-cell office:value-type="float" office:value="-449.321563721" calcext:value-type="float">
            <text:p>-449.321563721</text:p>
          </table:table-cell>
        </table:table-row>
        <table:table-row table:style-name="ro1">
          <table:table-cell office:value-type="string" calcext:value-type="string">
            <text:p>G185D</text:p>
          </table:table-cell>
          <table:table-cell office:value-type="float" office:value="-449.327575684" calcext:value-type="float">
            <text:p>-449.327575684</text:p>
          </table:table-cell>
        </table:table-row>
        <table:table-row table:style-name="ro1">
          <table:table-cell office:value-type="string" calcext:value-type="string">
            <text:p>A314V</text:p>
          </table:table-cell>
          <table:table-cell office:value-type="float" office:value="-449.342663574" calcext:value-type="float">
            <text:p>-449.342663574</text:p>
          </table:table-cell>
        </table:table-row>
        <table:table-row table:style-name="ro1">
          <table:table-cell office:value-type="string" calcext:value-type="string">
            <text:p>R313F</text:p>
          </table:table-cell>
          <table:table-cell office:value-type="float" office:value="-449.344796753" calcext:value-type="float">
            <text:p>-449.344796753</text:p>
          </table:table-cell>
        </table:table-row>
        <table:table-row table:style-name="ro1">
          <table:table-cell office:value-type="string" calcext:value-type="string">
            <text:p>I392E</text:p>
          </table:table-cell>
          <table:table-cell office:value-type="float" office:value="-449.352044678" calcext:value-type="float">
            <text:p>-449.352044678</text:p>
          </table:table-cell>
        </table:table-row>
        <table:table-row table:style-name="ro1">
          <table:table-cell office:value-type="string" calcext:value-type="string">
            <text:p>G418P</text:p>
          </table:table-cell>
          <table:table-cell office:value-type="float" office:value="-449.35378418" calcext:value-type="float">
            <text:p>-449.35378418</text:p>
          </table:table-cell>
        </table:table-row>
        <table:table-row table:style-name="ro1">
          <table:table-cell office:value-type="string" calcext:value-type="string">
            <text:p>G341I</text:p>
          </table:table-cell>
          <table:table-cell office:value-type="float" office:value="-449.374703979" calcext:value-type="float">
            <text:p>-449.374703979</text:p>
          </table:table-cell>
        </table:table-row>
        <table:table-row table:style-name="ro1">
          <table:table-cell office:value-type="string" calcext:value-type="string">
            <text:p>E217L</text:p>
          </table:table-cell>
          <table:table-cell office:value-type="float" office:value="-449.376693726" calcext:value-type="float">
            <text:p>-449.376693726</text:p>
          </table:table-cell>
        </table:table-row>
        <table:table-row table:style-name="ro1">
          <table:table-cell office:value-type="string" calcext:value-type="string">
            <text:p>F308E</text:p>
          </table:table-cell>
          <table:table-cell office:value-type="float" office:value="-449.393746948" calcext:value-type="float">
            <text:p>-449.393746948</text:p>
          </table:table-cell>
        </table:table-row>
        <table:table-row table:style-name="ro1">
          <table:table-cell office:value-type="string" calcext:value-type="string">
            <text:p>G348T</text:p>
          </table:table-cell>
          <table:table-cell office:value-type="float" office:value="-449.401251221" calcext:value-type="float">
            <text:p>-449.401251221</text:p>
          </table:table-cell>
        </table:table-row>
        <table:table-row table:style-name="ro1">
          <table:table-cell office:value-type="string" calcext:value-type="string">
            <text:p>G394Q</text:p>
          </table:table-cell>
          <table:table-cell office:value-type="float" office:value="-449.404873657" calcext:value-type="float">
            <text:p>-449.404873657</text:p>
          </table:table-cell>
        </table:table-row>
        <table:table-row table:style-name="ro1">
          <table:table-cell office:value-type="string" calcext:value-type="string">
            <text:p>G133V</text:p>
          </table:table-cell>
          <table:table-cell office:value-type="float" office:value="-449.408404541" calcext:value-type="float">
            <text:p>-449.408404541</text:p>
          </table:table-cell>
        </table:table-row>
        <table:table-row table:style-name="ro1">
          <table:table-cell office:value-type="string" calcext:value-type="string">
            <text:p>S393V</text:p>
          </table:table-cell>
          <table:table-cell office:value-type="float" office:value="-449.414193726" calcext:value-type="float">
            <text:p>-449.414193726</text:p>
          </table:table-cell>
        </table:table-row>
        <table:table-row table:style-name="ro1">
          <table:table-cell office:value-type="string" calcext:value-type="string">
            <text:p>F290K</text:p>
          </table:table-cell>
          <table:table-cell office:value-type="float" office:value="-449.432583618" calcext:value-type="float">
            <text:p>-449.432583618</text:p>
          </table:table-cell>
        </table:table-row>
        <table:table-row table:style-name="ro1">
          <table:table-cell office:value-type="string" calcext:value-type="string">
            <text:p>K189T</text:p>
          </table:table-cell>
          <table:table-cell office:value-type="float" office:value="-449.445303345" calcext:value-type="float">
            <text:p>-449.445303345</text:p>
          </table:table-cell>
        </table:table-row>
        <table:table-row table:style-name="ro1">
          <table:table-cell office:value-type="string" calcext:value-type="string">
            <text:p>H312G</text:p>
          </table:table-cell>
          <table:table-cell office:value-type="float" office:value="-449.484933472" calcext:value-type="float">
            <text:p>-449.484933472</text:p>
          </table:table-cell>
        </table:table-row>
        <table:table-row table:style-name="ro1">
          <table:table-cell office:value-type="string" calcext:value-type="string">
            <text:p>G395L</text:p>
          </table:table-cell>
          <table:table-cell office:value-type="float" office:value="-449.485223389" calcext:value-type="float">
            <text:p>-449.485223389</text:p>
          </table:table-cell>
        </table:table-row>
        <table:table-row table:style-name="ro1">
          <table:table-cell office:value-type="string" calcext:value-type="string">
            <text:p>G419M</text:p>
          </table:table-cell>
          <table:table-cell office:value-type="float" office:value="-449.512738037" calcext:value-type="float">
            <text:p>-449.512738037</text:p>
          </table:table-cell>
        </table:table-row>
        <table:table-row table:style-name="ro1">
          <table:table-cell office:value-type="string" calcext:value-type="string">
            <text:p>G348R</text:p>
          </table:table-cell>
          <table:table-cell office:value-type="float" office:value="-449.567077637" calcext:value-type="float">
            <text:p>-449.567077637</text:p>
          </table:table-cell>
        </table:table-row>
        <table:table-row table:style-name="ro1">
          <table:table-cell office:value-type="string" calcext:value-type="string">
            <text:p>N134P</text:p>
          </table:table-cell>
          <table:table-cell office:value-type="float" office:value="-449.567651367" calcext:value-type="float">
            <text:p>-449.567651367</text:p>
          </table:table-cell>
        </table:table-row>
        <table:table-row table:style-name="ro1">
          <table:table-cell office:value-type="string" calcext:value-type="string">
            <text:p>S63W</text:p>
          </table:table-cell>
          <table:table-cell office:value-type="float" office:value="-449.569598389" calcext:value-type="float">
            <text:p>-449.569598389</text:p>
          </table:table-cell>
        </table:table-row>
        <table:table-row table:style-name="ro1">
          <table:table-cell office:value-type="string" calcext:value-type="string">
            <text:p>K354F</text:p>
          </table:table-cell>
          <table:table-cell office:value-type="float" office:value="-449.586096191" calcext:value-type="float">
            <text:p>-449.586096191</text:p>
          </table:table-cell>
        </table:table-row>
        <table:table-row table:style-name="ro1">
          <table:table-cell office:value-type="string" calcext:value-type="string">
            <text:p>D216M</text:p>
          </table:table-cell>
          <table:table-cell office:value-type="float" office:value="-449.586804199" calcext:value-type="float">
            <text:p>-449.586804199</text:p>
          </table:table-cell>
        </table:table-row>
        <table:table-row table:style-name="ro1">
          <table:table-cell office:value-type="string" calcext:value-type="string">
            <text:p>L286P</text:p>
          </table:table-cell>
          <table:table-cell office:value-type="float" office:value="-449.591296387" calcext:value-type="float">
            <text:p>-449.591296387</text:p>
          </table:table-cell>
        </table:table-row>
        <table:table-row table:style-name="ro1">
          <table:table-cell office:value-type="string" calcext:value-type="string">
            <text:p>H312L</text:p>
          </table:table-cell>
          <table:table-cell office:value-type="float" office:value="-449.618579102" calcext:value-type="float">
            <text:p>-449.618579102</text:p>
          </table:table-cell>
        </table:table-row>
        <table:table-row table:style-name="ro1">
          <table:table-cell office:value-type="string" calcext:value-type="string">
            <text:p>L192N</text:p>
          </table:table-cell>
          <table:table-cell office:value-type="float" office:value="-449.641329956" calcext:value-type="float">
            <text:p>-449.641329956</text:p>
          </table:table-cell>
        </table:table-row>
        <table:table-row table:style-name="ro1">
          <table:table-cell office:value-type="string" calcext:value-type="string">
            <text:p>Y86K</text:p>
          </table:table-cell>
          <table:table-cell office:value-type="float" office:value="-449.649017334" calcext:value-type="float">
            <text:p>-449.649017334</text:p>
          </table:table-cell>
        </table:table-row>
        <table:table-row table:style-name="ro1">
          <table:table-cell office:value-type="string" calcext:value-type="string">
            <text:p>F290E</text:p>
          </table:table-cell>
          <table:table-cell office:value-type="float" office:value="-449.66932373" calcext:value-type="float">
            <text:p>-449.66932373</text:p>
          </table:table-cell>
        </table:table-row>
        <table:table-row table:style-name="ro1">
          <table:table-cell office:value-type="string" calcext:value-type="string">
            <text:p>R313N</text:p>
          </table:table-cell>
          <table:table-cell office:value-type="float" office:value="-449.673318481" calcext:value-type="float">
            <text:p>-449.673318481</text:p>
          </table:table-cell>
        </table:table-row>
        <table:table-row table:style-name="ro1">
          <table:table-cell office:value-type="string" calcext:value-type="string">
            <text:p>A257K</text:p>
          </table:table-cell>
          <table:table-cell office:value-type="float" office:value="-449.69107666" calcext:value-type="float">
            <text:p>-449.69107666</text:p>
          </table:table-cell>
        </table:table-row>
        <table:table-row table:style-name="ro1">
          <table:table-cell office:value-type="string" calcext:value-type="string">
            <text:p>L130K</text:p>
          </table:table-cell>
          <table:table-cell office:value-type="float" office:value="-449.69732666" calcext:value-type="float">
            <text:p>-449.69732666</text:p>
          </table:table-cell>
        </table:table-row>
        <table:table-row table:style-name="ro1">
          <table:table-cell office:value-type="string" calcext:value-type="string">
            <text:p>R313S</text:p>
          </table:table-cell>
          <table:table-cell office:value-type="float" office:value="-449.697399902" calcext:value-type="float">
            <text:p>-449.697399902</text:p>
          </table:table-cell>
        </table:table-row>
        <table:table-row table:style-name="ro1">
          <table:table-cell office:value-type="string" calcext:value-type="string">
            <text:p>V234R</text:p>
          </table:table-cell>
          <table:table-cell office:value-type="float" office:value="-449.698986816" calcext:value-type="float">
            <text:p>-449.698986816</text:p>
          </table:table-cell>
        </table:table-row>
        <table:table-row table:style-name="ro1">
          <table:table-cell office:value-type="string" calcext:value-type="string">
            <text:p>H346K</text:p>
          </table:table-cell>
          <table:table-cell office:value-type="float" office:value="-449.710272217" calcext:value-type="float">
            <text:p>-449.710272217</text:p>
          </table:table-cell>
        </table:table-row>
        <table:table-row table:style-name="ro1">
          <table:table-cell office:value-type="string" calcext:value-type="string">
            <text:p>A61W</text:p>
          </table:table-cell>
          <table:table-cell office:value-type="float" office:value="-449.714590454" calcext:value-type="float">
            <text:p>-449.714590454</text:p>
          </table:table-cell>
        </table:table-row>
        <table:table-row table:style-name="ro1">
          <table:table-cell office:value-type="string" calcext:value-type="string">
            <text:p>K189W</text:p>
          </table:table-cell>
          <table:table-cell office:value-type="float" office:value="-449.728796387" calcext:value-type="float">
            <text:p>-449.728796387</text:p>
          </table:table-cell>
        </table:table-row>
        <table:table-row table:style-name="ro1">
          <table:table-cell office:value-type="string" calcext:value-type="string">
            <text:p>H346G</text:p>
          </table:table-cell>
          <table:table-cell office:value-type="float" office:value="-449.730557251" calcext:value-type="float">
            <text:p>-449.730557251</text:p>
          </table:table-cell>
        </table:table-row>
        <table:table-row table:style-name="ro1">
          <table:table-cell office:value-type="string" calcext:value-type="string">
            <text:p>G185S</text:p>
          </table:table-cell>
          <table:table-cell office:value-type="float" office:value="-449.752127075" calcext:value-type="float">
            <text:p>-449.752127075</text:p>
          </table:table-cell>
        </table:table-row>
        <table:table-row table:style-name="ro1">
          <table:table-cell office:value-type="string" calcext:value-type="string">
            <text:p>G418W</text:p>
          </table:table-cell>
          <table:table-cell office:value-type="float" office:value="-449.777890015" calcext:value-type="float">
            <text:p>-449.777890015</text:p>
          </table:table-cell>
        </table:table-row>
        <table:table-row table:style-name="ro1">
          <table:table-cell office:value-type="string" calcext:value-type="string">
            <text:p>G185T</text:p>
          </table:table-cell>
          <table:table-cell office:value-type="float" office:value="-449.783746338" calcext:value-type="float">
            <text:p>-449.783746338</text:p>
          </table:table-cell>
        </table:table-row>
        <table:table-row table:style-name="ro1">
          <table:table-cell office:value-type="string" calcext:value-type="string">
            <text:p>K189M</text:p>
          </table:table-cell>
          <table:table-cell office:value-type="float" office:value="-449.78609314" calcext:value-type="float">
            <text:p>-449.78609314</text:p>
          </table:table-cell>
        </table:table-row>
        <table:table-row table:style-name="ro1">
          <table:table-cell office:value-type="string" calcext:value-type="string">
            <text:p>G418V</text:p>
          </table:table-cell>
          <table:table-cell office:value-type="float" office:value="-449.795169067" calcext:value-type="float">
            <text:p>-449.795169067</text:p>
          </table:table-cell>
        </table:table-row>
        <table:table-row table:style-name="ro1">
          <table:table-cell office:value-type="string" calcext:value-type="string">
            <text:p>L192Y</text:p>
          </table:table-cell>
          <table:table-cell office:value-type="float" office:value="-449.822439575" calcext:value-type="float">
            <text:p>-449.822439575</text:p>
          </table:table-cell>
        </table:table-row>
        <table:table-row table:style-name="ro1">
          <table:table-cell office:value-type="string" calcext:value-type="string">
            <text:p>G420P</text:p>
          </table:table-cell>
          <table:table-cell office:value-type="float" office:value="-449.826882935" calcext:value-type="float">
            <text:p>-449.826882935</text:p>
          </table:table-cell>
        </table:table-row>
        <table:table-row table:style-name="ro1">
          <table:table-cell office:value-type="string" calcext:value-type="string">
            <text:p>G420Y</text:p>
          </table:table-cell>
          <table:table-cell office:value-type="float" office:value="-449.850732422" calcext:value-type="float">
            <text:p>-449.850732422</text:p>
          </table:table-cell>
        </table:table-row>
        <table:table-row table:style-name="ro1">
          <table:table-cell office:value-type="string" calcext:value-type="string">
            <text:p>D288R</text:p>
          </table:table-cell>
          <table:table-cell office:value-type="float" office:value="-449.859039307" calcext:value-type="float">
            <text:p>-449.859039307</text:p>
          </table:table-cell>
        </table:table-row>
        <table:table-row table:style-name="ro1">
          <table:table-cell office:value-type="string" calcext:value-type="string">
            <text:p>D114F</text:p>
          </table:table-cell>
          <table:table-cell office:value-type="float" office:value="-449.873132324" calcext:value-type="float">
            <text:p>-449.873132324</text:p>
          </table:table-cell>
        </table:table-row>
        <table:table-row table:style-name="ro1">
          <table:table-cell office:value-type="string" calcext:value-type="string">
            <text:p>G315H</text:p>
          </table:table-cell>
          <table:table-cell office:value-type="float" office:value="-449.914349365" calcext:value-type="float">
            <text:p>-449.914349365</text:p>
          </table:table-cell>
        </table:table-row>
        <table:table-row table:style-name="ro1">
          <table:table-cell office:value-type="string" calcext:value-type="string">
            <text:p>G267Y</text:p>
          </table:table-cell>
          <table:table-cell office:value-type="float" office:value="-449.915841675" calcext:value-type="float">
            <text:p>-449.915841675</text:p>
          </table:table-cell>
        </table:table-row>
        <table:table-row table:style-name="ro1">
          <table:table-cell office:value-type="string" calcext:value-type="string">
            <text:p>R313I</text:p>
          </table:table-cell>
          <table:table-cell office:value-type="float" office:value="-449.928463745" calcext:value-type="float">
            <text:p>-449.928463745</text:p>
          </table:table-cell>
        </table:table-row>
        <table:table-row table:style-name="ro1">
          <table:table-cell office:value-type="string" calcext:value-type="string">
            <text:p>R313L</text:p>
          </table:table-cell>
          <table:table-cell office:value-type="float" office:value="-449.938299561" calcext:value-type="float">
            <text:p>-449.938299561</text:p>
          </table:table-cell>
        </table:table-row>
        <table:table-row table:style-name="ro1">
          <table:table-cell office:value-type="string" calcext:value-type="string">
            <text:p>S393L</text:p>
          </table:table-cell>
          <table:table-cell office:value-type="float" office:value="-449.958776855" calcext:value-type="float">
            <text:p>-449.958776855</text:p>
          </table:table-cell>
        </table:table-row>
        <table:table-row table:style-name="ro1">
          <table:table-cell office:value-type="string" calcext:value-type="string">
            <text:p>G133Y</text:p>
          </table:table-cell>
          <table:table-cell office:value-type="float" office:value="-449.959216309" calcext:value-type="float">
            <text:p>-449.959216309</text:p>
          </table:table-cell>
        </table:table-row>
        <table:table-row table:style-name="ro1">
          <table:table-cell office:value-type="string" calcext:value-type="string">
            <text:p>G420K</text:p>
          </table:table-cell>
          <table:table-cell office:value-type="float" office:value="-449.980834961" calcext:value-type="float">
            <text:p>-449.980834961</text:p>
          </table:table-cell>
        </table:table-row>
        <table:table-row table:style-name="ro1">
          <table:table-cell office:value-type="string" calcext:value-type="string">
            <text:p>D288K</text:p>
          </table:table-cell>
          <table:table-cell office:value-type="float" office:value="-450.00508728" calcext:value-type="float">
            <text:p>-450.00508728</text:p>
          </table:table-cell>
        </table:table-row>
        <table:table-row table:style-name="ro1">
          <table:table-cell office:value-type="string" calcext:value-type="string">
            <text:p>M138R</text:p>
          </table:table-cell>
          <table:table-cell office:value-type="float" office:value="-450.025289917" calcext:value-type="float">
            <text:p>-450.025289917</text:p>
          </table:table-cell>
        </table:table-row>
        <table:table-row table:style-name="ro1">
          <table:table-cell office:value-type="string" calcext:value-type="string">
            <text:p>G394F</text:p>
          </table:table-cell>
          <table:table-cell office:value-type="float" office:value="-450.034802246" calcext:value-type="float">
            <text:p>-450.034802246</text:p>
          </table:table-cell>
        </table:table-row>
        <table:table-row table:style-name="ro1">
          <table:table-cell office:value-type="string" calcext:value-type="string">
            <text:p>G137P</text:p>
          </table:table-cell>
          <table:table-cell office:value-type="float" office:value="-450.040090942" calcext:value-type="float">
            <text:p>-450.040090942</text:p>
          </table:table-cell>
        </table:table-row>
        <table:table-row table:style-name="ro1">
          <table:table-cell office:value-type="string" calcext:value-type="string">
            <text:p>F113G</text:p>
          </table:table-cell>
          <table:table-cell office:value-type="float" office:value="-450.053753662" calcext:value-type="float">
            <text:p>-450.053753662</text:p>
          </table:table-cell>
        </table:table-row>
        <table:table-row table:style-name="ro1">
          <table:table-cell office:value-type="string" calcext:value-type="string">
            <text:p>S129Y</text:p>
          </table:table-cell>
          <table:table-cell office:value-type="float" office:value="-450.05440979" calcext:value-type="float">
            <text:p>-450.05440979</text:p>
          </table:table-cell>
        </table:table-row>
        <table:table-row table:style-name="ro1">
          <table:table-cell office:value-type="string" calcext:value-type="string">
            <text:p>L192D</text:p>
          </table:table-cell>
          <table:table-cell office:value-type="float" office:value="-450.065136719" calcext:value-type="float">
            <text:p>-450.065136719</text:p>
          </table:table-cell>
        </table:table-row>
        <table:table-row table:style-name="ro1">
          <table:table-cell office:value-type="string" calcext:value-type="string">
            <text:p>G418T</text:p>
          </table:table-cell>
          <table:table-cell office:value-type="float" office:value="-450.077508545" calcext:value-type="float">
            <text:p>-450.077508545</text:p>
          </table:table-cell>
        </table:table-row>
        <table:table-row table:style-name="ro1">
          <table:table-cell office:value-type="string" calcext:value-type="string">
            <text:p>P218E</text:p>
          </table:table-cell>
          <table:table-cell office:value-type="float" office:value="-450.099035645" calcext:value-type="float">
            <text:p>-450.099035645</text:p>
          </table:table-cell>
        </table:table-row>
        <table:table-row table:style-name="ro1">
          <table:table-cell office:value-type="string" calcext:value-type="string">
            <text:p>G185K</text:p>
          </table:table-cell>
          <table:table-cell office:value-type="float" office:value="-450.110070801" calcext:value-type="float">
            <text:p>-450.110070801</text:p>
          </table:table-cell>
        </table:table-row>
        <table:table-row table:style-name="ro1">
          <table:table-cell office:value-type="string" calcext:value-type="string">
            <text:p>A257M</text:p>
          </table:table-cell>
          <table:table-cell office:value-type="float" office:value="-450.117654419" calcext:value-type="float">
            <text:p>-450.117654419</text:p>
          </table:table-cell>
        </table:table-row>
        <table:table-row table:style-name="ro1">
          <table:table-cell office:value-type="string" calcext:value-type="string">
            <text:p>H312P</text:p>
          </table:table-cell>
          <table:table-cell office:value-type="float" office:value="-450.148278809" calcext:value-type="float">
            <text:p>-450.148278809</text:p>
          </table:table-cell>
        </table:table-row>
        <table:table-row table:style-name="ro1">
          <table:table-cell office:value-type="string" calcext:value-type="string">
            <text:p>G420L</text:p>
          </table:table-cell>
          <table:table-cell office:value-type="float" office:value="-450.149319458" calcext:value-type="float">
            <text:p>-450.149319458</text:p>
          </table:table-cell>
        </table:table-row>
        <table:table-row table:style-name="ro1">
          <table:table-cell office:value-type="string" calcext:value-type="string">
            <text:p>F212D</text:p>
          </table:table-cell>
          <table:table-cell office:value-type="float" office:value="-450.153649902" calcext:value-type="float">
            <text:p>-450.153649902</text:p>
          </table:table-cell>
        </table:table-row>
        <table:table-row table:style-name="ro1">
          <table:table-cell office:value-type="string" calcext:value-type="string">
            <text:p>K189D</text:p>
          </table:table-cell>
          <table:table-cell office:value-type="float" office:value="-450.173916626" calcext:value-type="float">
            <text:p>-450.173916626</text:p>
          </table:table-cell>
        </table:table-row>
        <table:table-row table:style-name="ro1">
          <table:table-cell office:value-type="string" calcext:value-type="string">
            <text:p>N254V</text:p>
          </table:table-cell>
          <table:table-cell office:value-type="float" office:value="-450.185171509" calcext:value-type="float">
            <text:p>-450.185171509</text:p>
          </table:table-cell>
        </table:table-row>
        <table:table-row table:style-name="ro1">
          <table:table-cell office:value-type="string" calcext:value-type="string">
            <text:p>N134M</text:p>
          </table:table-cell>
          <table:table-cell office:value-type="float" office:value="-450.195516968" calcext:value-type="float">
            <text:p>-450.195516968</text:p>
          </table:table-cell>
        </table:table-row>
        <table:table-row table:style-name="ro1">
          <table:table-cell office:value-type="string" calcext:value-type="string">
            <text:p>F290Q</text:p>
          </table:table-cell>
          <table:table-cell office:value-type="float" office:value="-450.19637146" calcext:value-type="float">
            <text:p>-450.19637146</text:p>
          </table:table-cell>
        </table:table-row>
        <table:table-row table:style-name="ro1">
          <table:table-cell office:value-type="string" calcext:value-type="string">
            <text:p>G348H</text:p>
          </table:table-cell>
          <table:table-cell office:value-type="float" office:value="-450.214819336" calcext:value-type="float">
            <text:p>-450.214819336</text:p>
          </table:table-cell>
        </table:table-row>
        <table:table-row table:style-name="ro1">
          <table:table-cell office:value-type="string" calcext:value-type="string">
            <text:p>K191R</text:p>
          </table:table-cell>
          <table:table-cell office:value-type="float" office:value="-450.322067261" calcext:value-type="float">
            <text:p>-450.322067261</text:p>
          </table:table-cell>
        </table:table-row>
        <table:table-row table:style-name="ro1">
          <table:table-cell office:value-type="string" calcext:value-type="string">
            <text:p>H312K</text:p>
          </table:table-cell>
          <table:table-cell office:value-type="float" office:value="-450.34901123" calcext:value-type="float">
            <text:p>-450.34901123</text:p>
          </table:table-cell>
        </table:table-row>
        <table:table-row table:style-name="ro1">
          <table:table-cell office:value-type="string" calcext:value-type="string">
            <text:p>A61Y</text:p>
          </table:table-cell>
          <table:table-cell office:value-type="float" office:value="-450.354620361" calcext:value-type="float">
            <text:p>-450.354620361</text:p>
          </table:table-cell>
        </table:table-row>
        <table:table-row table:style-name="ro1">
          <table:table-cell office:value-type="string" calcext:value-type="string">
            <text:p>K191S</text:p>
          </table:table-cell>
          <table:table-cell office:value-type="float" office:value="-450.355578613" calcext:value-type="float">
            <text:p>-450.355578613</text:p>
          </table:table-cell>
        </table:table-row>
        <table:table-row table:style-name="ro1">
          <table:table-cell office:value-type="string" calcext:value-type="string">
            <text:p>G348K</text:p>
          </table:table-cell>
          <table:table-cell office:value-type="float" office:value="-450.373425293" calcext:value-type="float">
            <text:p>-450.373425293</text:p>
          </table:table-cell>
        </table:table-row>
        <table:table-row table:style-name="ro1">
          <table:table-cell office:value-type="string" calcext:value-type="string">
            <text:p>F224Q</text:p>
          </table:table-cell>
          <table:table-cell office:value-type="float" office:value="-450.4521698" calcext:value-type="float">
            <text:p>-450.4521698</text:p>
          </table:table-cell>
        </table:table-row>
        <table:table-row table:style-name="ro1">
          <table:table-cell office:value-type="string" calcext:value-type="string">
            <text:p>M396E</text:p>
          </table:table-cell>
          <table:table-cell office:value-type="float" office:value="-450.470584106" calcext:value-type="float">
            <text:p>-450.470584106</text:p>
          </table:table-cell>
        </table:table-row>
        <table:table-row table:style-name="ro1">
          <table:table-cell office:value-type="string" calcext:value-type="string">
            <text:p>G348N</text:p>
          </table:table-cell>
          <table:table-cell office:value-type="float" office:value="-450.474926758" calcext:value-type="float">
            <text:p>-450.474926758</text:p>
          </table:table-cell>
        </table:table-row>
        <table:table-row table:style-name="ro1">
          <table:table-cell office:value-type="string" calcext:value-type="string">
            <text:p>H312I</text:p>
          </table:table-cell>
          <table:table-cell office:value-type="float" office:value="-450.556921387" calcext:value-type="float">
            <text:p>-450.556921387</text:p>
          </table:table-cell>
        </table:table-row>
        <table:table-row table:style-name="ro1">
          <table:table-cell office:value-type="string" calcext:value-type="string">
            <text:p>G317W</text:p>
          </table:table-cell>
          <table:table-cell office:value-type="float" office:value="-450.583508301" calcext:value-type="float">
            <text:p>-450.583508301</text:p>
          </table:table-cell>
        </table:table-row>
        <table:table-row table:style-name="ro1">
          <table:table-cell office:value-type="string" calcext:value-type="string">
            <text:p>P190F</text:p>
          </table:table-cell>
          <table:table-cell office:value-type="float" office:value="-450.585772705" calcext:value-type="float">
            <text:p>-450.585772705</text:p>
          </table:table-cell>
        </table:table-row>
        <table:table-row table:style-name="ro1">
          <table:table-cell office:value-type="string" calcext:value-type="string">
            <text:p>G423V</text:p>
          </table:table-cell>
          <table:table-cell office:value-type="float" office:value="-450.608108521" calcext:value-type="float">
            <text:p>-450.608108521</text:p>
          </table:table-cell>
        </table:table-row>
        <table:table-row table:style-name="ro1">
          <table:table-cell office:value-type="string" calcext:value-type="string">
            <text:p>R313M</text:p>
          </table:table-cell>
          <table:table-cell office:value-type="float" office:value="-450.615301514" calcext:value-type="float">
            <text:p>-450.615301514</text:p>
          </table:table-cell>
        </table:table-row>
        <table:table-row table:style-name="ro1">
          <table:table-cell office:value-type="string" calcext:value-type="string">
            <text:p>S129W</text:p>
          </table:table-cell>
          <table:table-cell office:value-type="float" office:value="-450.624884033" calcext:value-type="float">
            <text:p>-450.624884033</text:p>
          </table:table-cell>
        </table:table-row>
        <table:table-row table:style-name="ro1">
          <table:table-cell office:value-type="string" calcext:value-type="string">
            <text:p>A314K</text:p>
          </table:table-cell>
          <table:table-cell office:value-type="float" office:value="-450.660644531" calcext:value-type="float">
            <text:p>-450.660644531</text:p>
          </table:table-cell>
        </table:table-row>
        <table:table-row table:style-name="ro1">
          <table:table-cell office:value-type="string" calcext:value-type="string">
            <text:p>A257W</text:p>
          </table:table-cell>
          <table:table-cell office:value-type="float" office:value="-450.687463379" calcext:value-type="float">
            <text:p>-450.687463379</text:p>
          </table:table-cell>
        </table:table-row>
        <table:table-row table:style-name="ro1">
          <table:table-cell office:value-type="string" calcext:value-type="string">
            <text:p>V71W</text:p>
          </table:table-cell>
          <table:table-cell office:value-type="float" office:value="-450.69815979" calcext:value-type="float">
            <text:p>-450.69815979</text:p>
          </table:table-cell>
        </table:table-row>
        <table:table-row table:style-name="ro1">
          <table:table-cell office:value-type="string" calcext:value-type="string">
            <text:p>G394T</text:p>
          </table:table-cell>
          <table:table-cell office:value-type="float" office:value="-450.756326294" calcext:value-type="float">
            <text:p>-450.756326294</text:p>
          </table:table-cell>
        </table:table-row>
        <table:table-row table:style-name="ro1">
          <table:table-cell office:value-type="string" calcext:value-type="string">
            <text:p>R313G</text:p>
          </table:table-cell>
          <table:table-cell office:value-type="float" office:value="-450.771734619" calcext:value-type="float">
            <text:p>-450.771734619</text:p>
          </table:table-cell>
        </table:table-row>
        <table:table-row table:style-name="ro1">
          <table:table-cell office:value-type="string" calcext:value-type="string">
            <text:p>D288Y</text:p>
          </table:table-cell>
          <table:table-cell office:value-type="float" office:value="-450.78213501" calcext:value-type="float">
            <text:p>-450.78213501</text:p>
          </table:table-cell>
        </table:table-row>
        <table:table-row table:style-name="ro1">
          <table:table-cell office:value-type="string" calcext:value-type="string">
            <text:p>T67Y</text:p>
          </table:table-cell>
          <table:table-cell office:value-type="float" office:value="-450.79246521" calcext:value-type="float">
            <text:p>-450.79246521</text:p>
          </table:table-cell>
        </table:table-row>
        <table:table-row table:style-name="ro1">
          <table:table-cell office:value-type="string" calcext:value-type="string">
            <text:p>K191M</text:p>
          </table:table-cell>
          <table:table-cell office:value-type="float" office:value="-450.806317139" calcext:value-type="float">
            <text:p>-450.806317139</text:p>
          </table:table-cell>
        </table:table-row>
        <table:table-row table:style-name="ro1">
          <table:table-cell office:value-type="string" calcext:value-type="string">
            <text:p>D114G</text:p>
          </table:table-cell>
          <table:table-cell office:value-type="float" office:value="-450.828610229" calcext:value-type="float">
            <text:p>-450.828610229</text:p>
          </table:table-cell>
        </table:table-row>
        <table:table-row table:style-name="ro1">
          <table:table-cell office:value-type="string" calcext:value-type="string">
            <text:p>V291K</text:p>
          </table:table-cell>
          <table:table-cell office:value-type="float" office:value="-450.840936279" calcext:value-type="float">
            <text:p>-450.840936279</text:p>
          </table:table-cell>
        </table:table-row>
        <table:table-row table:style-name="ro1">
          <table:table-cell office:value-type="string" calcext:value-type="string">
            <text:p>S393I</text:p>
          </table:table-cell>
          <table:table-cell office:value-type="float" office:value="-450.84609375" calcext:value-type="float">
            <text:p>-450.84609375</text:p>
          </table:table-cell>
        </table:table-row>
        <table:table-row table:style-name="ro1">
          <table:table-cell office:value-type="string" calcext:value-type="string">
            <text:p>S63Y</text:p>
          </table:table-cell>
          <table:table-cell office:value-type="float" office:value="-450.900085449" calcext:value-type="float">
            <text:p>-450.900085449</text:p>
          </table:table-cell>
        </table:table-row>
        <table:table-row table:style-name="ro1">
          <table:table-cell office:value-type="string" calcext:value-type="string">
            <text:p>G348M</text:p>
          </table:table-cell>
          <table:table-cell office:value-type="float" office:value="-450.927203369" calcext:value-type="float">
            <text:p>-450.927203369</text:p>
          </table:table-cell>
        </table:table-row>
        <table:table-row table:style-name="ro1">
          <table:table-cell office:value-type="string" calcext:value-type="string">
            <text:p>G209Y</text:p>
          </table:table-cell>
          <table:table-cell office:value-type="float" office:value="-450.932543945" calcext:value-type="float">
            <text:p>-450.932543945</text:p>
          </table:table-cell>
        </table:table-row>
        <table:table-row table:style-name="ro1">
          <table:table-cell office:value-type="string" calcext:value-type="string">
            <text:p>P218Y</text:p>
          </table:table-cell>
          <table:table-cell office:value-type="float" office:value="-450.950024414" calcext:value-type="float">
            <text:p>-450.950024414</text:p>
          </table:table-cell>
        </table:table-row>
        <table:table-row table:style-name="ro1">
          <table:table-cell office:value-type="string" calcext:value-type="string">
            <text:p>K191Q</text:p>
          </table:table-cell>
          <table:table-cell office:value-type="float" office:value="-450.992196655" calcext:value-type="float">
            <text:p>-450.992196655</text:p>
          </table:table-cell>
        </table:table-row>
        <table:table-row table:style-name="ro1">
          <table:table-cell office:value-type="string" calcext:value-type="string">
            <text:p>N134C</text:p>
          </table:table-cell>
          <table:table-cell office:value-type="float" office:value="-451.044781494" calcext:value-type="float">
            <text:p>-451.044781494</text:p>
          </table:table-cell>
        </table:table-row>
        <table:table-row table:style-name="ro1">
          <table:table-cell office:value-type="string" calcext:value-type="string">
            <text:p>E217I</text:p>
          </table:table-cell>
          <table:table-cell office:value-type="float" office:value="-451.073858643" calcext:value-type="float">
            <text:p>-451.073858643</text:p>
          </table:table-cell>
        </table:table-row>
        <table:table-row table:style-name="ro1">
          <table:table-cell office:value-type="string" calcext:value-type="string">
            <text:p>G395M</text:p>
          </table:table-cell>
          <table:table-cell office:value-type="float" office:value="-451.081637573" calcext:value-type="float">
            <text:p>-451.081637573</text:p>
          </table:table-cell>
        </table:table-row>
        <table:table-row table:style-name="ro1">
          <table:table-cell office:value-type="string" calcext:value-type="string">
            <text:p>H312F</text:p>
          </table:table-cell>
          <table:table-cell office:value-type="float" office:value="-451.099713135" calcext:value-type="float">
            <text:p>-451.099713135</text:p>
          </table:table-cell>
        </table:table-row>
        <table:table-row table:style-name="ro1">
          <table:table-cell office:value-type="string" calcext:value-type="string">
            <text:p>S252R</text:p>
          </table:table-cell>
          <table:table-cell office:value-type="float" office:value="-451.105923462" calcext:value-type="float">
            <text:p>-451.105923462</text:p>
          </table:table-cell>
        </table:table-row>
        <table:table-row table:style-name="ro1">
          <table:table-cell office:value-type="string" calcext:value-type="string">
            <text:p>G133P</text:p>
          </table:table-cell>
          <table:table-cell office:value-type="float" office:value="-451.111956787" calcext:value-type="float">
            <text:p>-451.111956787</text:p>
          </table:table-cell>
        </table:table-row>
        <table:table-row table:style-name="ro1">
          <table:table-cell office:value-type="string" calcext:value-type="string">
            <text:p>A314M</text:p>
          </table:table-cell>
          <table:table-cell office:value-type="float" office:value="-451.115603638" calcext:value-type="float">
            <text:p>-451.115603638</text:p>
          </table:table-cell>
        </table:table-row>
        <table:table-row table:style-name="ro1">
          <table:table-cell office:value-type="string" calcext:value-type="string">
            <text:p>F404G</text:p>
          </table:table-cell>
          <table:table-cell office:value-type="float" office:value="-451.116973877" calcext:value-type="float">
            <text:p>-451.116973877</text:p>
          </table:table-cell>
        </table:table-row>
        <table:table-row table:style-name="ro1">
          <table:table-cell office:value-type="string" calcext:value-type="string">
            <text:p>G133L</text:p>
          </table:table-cell>
          <table:table-cell office:value-type="float" office:value="-451.12427063" calcext:value-type="float">
            <text:p>-451.12427063</text:p>
          </table:table-cell>
        </table:table-row>
        <table:table-row table:style-name="ro1">
          <table:table-cell office:value-type="string" calcext:value-type="string">
            <text:p>G185F</text:p>
          </table:table-cell>
          <table:table-cell office:value-type="float" office:value="-451.130563354" calcext:value-type="float">
            <text:p>-451.130563354</text:p>
          </table:table-cell>
        </table:table-row>
        <table:table-row table:style-name="ro1">
          <table:table-cell office:value-type="string" calcext:value-type="string">
            <text:p>L130P</text:p>
          </table:table-cell>
          <table:table-cell office:value-type="float" office:value="-451.136096191" calcext:value-type="float">
            <text:p>-451.136096191</text:p>
          </table:table-cell>
        </table:table-row>
        <table:table-row table:style-name="ro1">
          <table:table-cell office:value-type="string" calcext:value-type="string">
            <text:p>S63F</text:p>
          </table:table-cell>
          <table:table-cell office:value-type="float" office:value="-451.144744873" calcext:value-type="float">
            <text:p>-451.144744873</text:p>
          </table:table-cell>
        </table:table-row>
        <table:table-row table:style-name="ro1">
          <table:table-cell office:value-type="string" calcext:value-type="string">
            <text:p>D288W</text:p>
          </table:table-cell>
          <table:table-cell office:value-type="float" office:value="-451.173168945" calcext:value-type="float">
            <text:p>-451.173168945</text:p>
          </table:table-cell>
        </table:table-row>
        <table:table-row table:style-name="ro1">
          <table:table-cell office:value-type="string" calcext:value-type="string">
            <text:p>K214A</text:p>
          </table:table-cell>
          <table:table-cell office:value-type="float" office:value="-451.207723999" calcext:value-type="float">
            <text:p>-451.207723999</text:p>
          </table:table-cell>
        </table:table-row>
        <table:table-row table:style-name="ro1">
          <table:table-cell office:value-type="string" calcext:value-type="string">
            <text:p>M355Q</text:p>
          </table:table-cell>
          <table:table-cell office:value-type="float" office:value="-451.23137207" calcext:value-type="float">
            <text:p>-451.23137207</text:p>
          </table:table-cell>
        </table:table-row>
        <table:table-row table:style-name="ro1">
          <table:table-cell office:value-type="string" calcext:value-type="string">
            <text:p>L286G</text:p>
          </table:table-cell>
          <table:table-cell office:value-type="float" office:value="-451.245996094" calcext:value-type="float">
            <text:p>-451.245996094</text:p>
          </table:table-cell>
        </table:table-row>
        <table:table-row table:style-name="ro1">
          <table:table-cell office:value-type="string" calcext:value-type="string">
            <text:p>G133F</text:p>
          </table:table-cell>
          <table:table-cell office:value-type="float" office:value="-451.270330811" calcext:value-type="float">
            <text:p>-451.270330811</text:p>
          </table:table-cell>
        </table:table-row>
        <table:table-row table:style-name="ro1">
          <table:table-cell office:value-type="string" calcext:value-type="string">
            <text:p>I187N</text:p>
          </table:table-cell>
          <table:table-cell office:value-type="float" office:value="-451.283856201" calcext:value-type="float">
            <text:p>-451.283856201</text:p>
          </table:table-cell>
        </table:table-row>
        <table:table-row table:style-name="ro1">
          <table:table-cell office:value-type="string" calcext:value-type="string">
            <text:p>H312V</text:p>
          </table:table-cell>
          <table:table-cell office:value-type="float" office:value="-451.304016113" calcext:value-type="float">
            <text:p>-451.304016113</text:p>
          </table:table-cell>
        </table:table-row>
        <table:table-row table:style-name="ro1">
          <table:table-cell office:value-type="string" calcext:value-type="string">
            <text:p>G348W</text:p>
          </table:table-cell>
          <table:table-cell office:value-type="float" office:value="-451.309075928" calcext:value-type="float">
            <text:p>-451.309075928</text:p>
          </table:table-cell>
        </table:table-row>
        <table:table-row table:style-name="ro1">
          <table:table-cell office:value-type="string" calcext:value-type="string">
            <text:p>E217C</text:p>
          </table:table-cell>
          <table:table-cell office:value-type="float" office:value="-451.327056885" calcext:value-type="float">
            <text:p>-451.327056885</text:p>
          </table:table-cell>
        </table:table-row>
        <table:table-row table:style-name="ro1">
          <table:table-cell office:value-type="string" calcext:value-type="string">
            <text:p>S393Y</text:p>
          </table:table-cell>
          <table:table-cell office:value-type="float" office:value="-451.339642334" calcext:value-type="float">
            <text:p>-451.339642334</text:p>
          </table:table-cell>
        </table:table-row>
        <table:table-row table:style-name="ro1">
          <table:table-cell office:value-type="string" calcext:value-type="string">
            <text:p>G348C</text:p>
          </table:table-cell>
          <table:table-cell office:value-type="float" office:value="-451.417214966" calcext:value-type="float">
            <text:p>-451.417214966</text:p>
          </table:table-cell>
        </table:table-row>
        <table:table-row table:style-name="ro1">
          <table:table-cell office:value-type="string" calcext:value-type="string">
            <text:p>F206D</text:p>
          </table:table-cell>
          <table:table-cell office:value-type="float" office:value="-451.422250366" calcext:value-type="float">
            <text:p>-451.422250366</text:p>
          </table:table-cell>
        </table:table-row>
        <table:table-row table:style-name="ro1">
          <table:table-cell office:value-type="string" calcext:value-type="string">
            <text:p>P109I</text:p>
          </table:table-cell>
          <table:table-cell office:value-type="float" office:value="-451.430438232" calcext:value-type="float">
            <text:p>-451.430438232</text:p>
          </table:table-cell>
        </table:table-row>
        <table:table-row table:style-name="ro1">
          <table:table-cell office:value-type="string" calcext:value-type="string">
            <text:p>G185V</text:p>
          </table:table-cell>
          <table:table-cell office:value-type="float" office:value="-451.522302246" calcext:value-type="float">
            <text:p>-451.522302246</text:p>
          </table:table-cell>
        </table:table-row>
        <table:table-row table:style-name="ro1">
          <table:table-cell office:value-type="string" calcext:value-type="string">
            <text:p>H346F</text:p>
          </table:table-cell>
          <table:table-cell office:value-type="float" office:value="-451.557565308" calcext:value-type="float">
            <text:p>-451.557565308</text:p>
          </table:table-cell>
        </table:table-row>
        <table:table-row table:style-name="ro1">
          <table:table-cell office:value-type="string" calcext:value-type="string">
            <text:p>L112E</text:p>
          </table:table-cell>
          <table:table-cell office:value-type="float" office:value="-451.745294189" calcext:value-type="float">
            <text:p>-451.745294189</text:p>
          </table:table-cell>
        </table:table-row>
        <table:table-row table:style-name="ro1">
          <table:table-cell office:value-type="string" calcext:value-type="string">
            <text:p>K354M</text:p>
          </table:table-cell>
          <table:table-cell office:value-type="float" office:value="-451.783807373" calcext:value-type="float">
            <text:p>-451.783807373</text:p>
          </table:table-cell>
        </table:table-row>
        <table:table-row table:style-name="ro1">
          <table:table-cell office:value-type="string" calcext:value-type="string">
            <text:p>K354W</text:p>
          </table:table-cell>
          <table:table-cell office:value-type="float" office:value="-451.799801636" calcext:value-type="float">
            <text:p>-451.799801636</text:p>
          </table:table-cell>
        </table:table-row>
        <table:table-row table:style-name="ro1">
          <table:table-cell office:value-type="string" calcext:value-type="string">
            <text:p>G185R</text:p>
          </table:table-cell>
          <table:table-cell office:value-type="float" office:value="-451.812741089" calcext:value-type="float">
            <text:p>-451.812741089</text:p>
          </table:table-cell>
        </table:table-row>
        <table:table-row table:style-name="ro1">
          <table:table-cell office:value-type="string" calcext:value-type="string">
            <text:p>D216W</text:p>
          </table:table-cell>
          <table:table-cell office:value-type="float" office:value="-451.838082886" calcext:value-type="float">
            <text:p>-451.838082886</text:p>
          </table:table-cell>
        </table:table-row>
        <table:table-row table:style-name="ro1">
          <table:table-cell office:value-type="string" calcext:value-type="string">
            <text:p>N134I</text:p>
          </table:table-cell>
          <table:table-cell office:value-type="float" office:value="-451.848516846" calcext:value-type="float">
            <text:p>-451.848516846</text:p>
          </table:table-cell>
        </table:table-row>
        <table:table-row table:style-name="ro1">
          <table:table-cell office:value-type="string" calcext:value-type="string">
            <text:p>E62F</text:p>
          </table:table-cell>
          <table:table-cell office:value-type="float" office:value="-451.849053955" calcext:value-type="float">
            <text:p>-451.849053955</text:p>
          </table:table-cell>
        </table:table-row>
        <table:table-row table:style-name="ro1">
          <table:table-cell office:value-type="string" calcext:value-type="string">
            <text:p>L194N</text:p>
          </table:table-cell>
          <table:table-cell office:value-type="float" office:value="-451.849694824" calcext:value-type="float">
            <text:p>-451.849694824</text:p>
          </table:table-cell>
        </table:table-row>
        <table:table-row table:style-name="ro1">
          <table:table-cell office:value-type="string" calcext:value-type="string">
            <text:p>G185Q</text:p>
          </table:table-cell>
          <table:table-cell office:value-type="float" office:value="-451.899398804" calcext:value-type="float">
            <text:p>-451.899398804</text:p>
          </table:table-cell>
        </table:table-row>
        <table:table-row table:style-name="ro1">
          <table:table-cell office:value-type="string" calcext:value-type="string">
            <text:p>F224G</text:p>
          </table:table-cell>
          <table:table-cell office:value-type="float" office:value="-451.900830078" calcext:value-type="float">
            <text:p>-451.900830078</text:p>
          </table:table-cell>
        </table:table-row>
        <table:table-row table:style-name="ro1">
          <table:table-cell office:value-type="string" calcext:value-type="string">
            <text:p>G185M</text:p>
          </table:table-cell>
          <table:table-cell office:value-type="float" office:value="-451.934362793" calcext:value-type="float">
            <text:p>-451.934362793</text:p>
          </table:table-cell>
        </table:table-row>
        <table:table-row table:style-name="ro1">
          <table:table-cell office:value-type="string" calcext:value-type="string">
            <text:p>S63I</text:p>
          </table:table-cell>
          <table:table-cell office:value-type="float" office:value="-451.939950562" calcext:value-type="float">
            <text:p>-451.939950562</text:p>
          </table:table-cell>
        </table:table-row>
        <table:table-row table:style-name="ro1">
          <table:table-cell office:value-type="string" calcext:value-type="string">
            <text:p>M355E</text:p>
          </table:table-cell>
          <table:table-cell office:value-type="float" office:value="-451.990536499" calcext:value-type="float">
            <text:p>-451.990536499</text:p>
          </table:table-cell>
        </table:table-row>
        <table:table-row table:style-name="ro1">
          <table:table-cell office:value-type="string" calcext:value-type="string">
            <text:p>R313P</text:p>
          </table:table-cell>
          <table:table-cell office:value-type="float" office:value="-452.030688477" calcext:value-type="float">
            <text:p>-452.030688477</text:p>
          </table:table-cell>
        </table:table-row>
        <table:table-row table:style-name="ro1">
          <table:table-cell office:value-type="string" calcext:value-type="string">
            <text:p>G133E</text:p>
          </table:table-cell>
          <table:table-cell office:value-type="float" office:value="-452.044869995" calcext:value-type="float">
            <text:p>-452.044869995</text:p>
          </table:table-cell>
        </table:table-row>
        <table:table-row table:style-name="ro1">
          <table:table-cell office:value-type="string" calcext:value-type="string">
            <text:p>G353F</text:p>
          </table:table-cell>
          <table:table-cell office:value-type="float" office:value="-452.074227905" calcext:value-type="float">
            <text:p>-452.074227905</text:p>
          </table:table-cell>
        </table:table-row>
        <table:table-row table:style-name="ro1">
          <table:table-cell office:value-type="string" calcext:value-type="string">
            <text:p>G353I</text:p>
          </table:table-cell>
          <table:table-cell office:value-type="float" office:value="-452.074304199" calcext:value-type="float">
            <text:p>-452.074304199</text:p>
          </table:table-cell>
        </table:table-row>
        <table:table-row table:style-name="ro1">
          <table:table-cell office:value-type="string" calcext:value-type="string">
            <text:p>E62P</text:p>
          </table:table-cell>
          <table:table-cell office:value-type="float" office:value="-452.111361694" calcext:value-type="float">
            <text:p>-452.111361694</text:p>
          </table:table-cell>
        </table:table-row>
        <table:table-row table:style-name="ro1">
          <table:table-cell office:value-type="string" calcext:value-type="string">
            <text:p>H310L</text:p>
          </table:table-cell>
          <table:table-cell office:value-type="float" office:value="-452.133895874" calcext:value-type="float">
            <text:p>-452.133895874</text:p>
          </table:table-cell>
        </table:table-row>
        <table:table-row table:style-name="ro1">
          <table:table-cell office:value-type="string" calcext:value-type="string">
            <text:p>N134H</text:p>
          </table:table-cell>
          <table:table-cell office:value-type="float" office:value="-452.177932739" calcext:value-type="float">
            <text:p>-452.177932739</text:p>
          </table:table-cell>
        </table:table-row>
        <table:table-row table:style-name="ro1">
          <table:table-cell office:value-type="string" calcext:value-type="string">
            <text:p>S321F</text:p>
          </table:table-cell>
          <table:table-cell office:value-type="float" office:value="-452.224154663" calcext:value-type="float">
            <text:p>-452.224154663</text:p>
          </table:table-cell>
        </table:table-row>
        <table:table-row table:style-name="ro1">
          <table:table-cell office:value-type="string" calcext:value-type="string">
            <text:p>K354I</text:p>
          </table:table-cell>
          <table:table-cell office:value-type="float" office:value="-452.232061768" calcext:value-type="float">
            <text:p>-452.232061768</text:p>
          </table:table-cell>
        </table:table-row>
        <table:table-row table:style-name="ro1">
          <table:table-cell office:value-type="string" calcext:value-type="string">
            <text:p>A314W</text:p>
          </table:table-cell>
          <table:table-cell office:value-type="float" office:value="-452.262481689" calcext:value-type="float">
            <text:p>-452.262481689</text:p>
          </table:table-cell>
        </table:table-row>
        <table:table-row table:style-name="ro1">
          <table:table-cell office:value-type="string" calcext:value-type="string">
            <text:p>D288I</text:p>
          </table:table-cell>
          <table:table-cell office:value-type="float" office:value="-452.273907471" calcext:value-type="float">
            <text:p>-452.273907471</text:p>
          </table:table-cell>
        </table:table-row>
        <table:table-row table:style-name="ro1">
          <table:table-cell office:value-type="string" calcext:value-type="string">
            <text:p>E217F</text:p>
          </table:table-cell>
          <table:table-cell office:value-type="float" office:value="-452.275500488" calcext:value-type="float">
            <text:p>-452.275500488</text:p>
          </table:table-cell>
        </table:table-row>
        <table:table-row table:style-name="ro1">
          <table:table-cell office:value-type="string" calcext:value-type="string">
            <text:p>L286D</text:p>
          </table:table-cell>
          <table:table-cell office:value-type="float" office:value="-452.320391846" calcext:value-type="float">
            <text:p>-452.320391846</text:p>
          </table:table-cell>
        </table:table-row>
        <table:table-row table:style-name="ro1">
          <table:table-cell office:value-type="string" calcext:value-type="string">
            <text:p>M138D</text:p>
          </table:table-cell>
          <table:table-cell office:value-type="float" office:value="-452.335308838" calcext:value-type="float">
            <text:p>-452.335308838</text:p>
          </table:table-cell>
        </table:table-row>
        <table:table-row table:style-name="ro1">
          <table:table-cell office:value-type="string" calcext:value-type="string">
            <text:p>G133D</text:p>
          </table:table-cell>
          <table:table-cell office:value-type="float" office:value="-452.36350708" calcext:value-type="float">
            <text:p>-452.36350708</text:p>
          </table:table-cell>
        </table:table-row>
        <table:table-row table:style-name="ro1">
          <table:table-cell office:value-type="string" calcext:value-type="string">
            <text:p>G420M</text:p>
          </table:table-cell>
          <table:table-cell office:value-type="float" office:value="-452.417495728" calcext:value-type="float">
            <text:p>-452.417495728</text:p>
          </table:table-cell>
        </table:table-row>
        <table:table-row table:style-name="ro1">
          <table:table-cell office:value-type="string" calcext:value-type="string">
            <text:p>G395F</text:p>
          </table:table-cell>
          <table:table-cell office:value-type="float" office:value="-452.432989502" calcext:value-type="float">
            <text:p>-452.432989502</text:p>
          </table:table-cell>
        </table:table-row>
        <table:table-row table:style-name="ro1">
          <table:table-cell office:value-type="string" calcext:value-type="string">
            <text:p>K214C</text:p>
          </table:table-cell>
          <table:table-cell office:value-type="float" office:value="-452.533377075" calcext:value-type="float">
            <text:p>-452.533377075</text:p>
          </table:table-cell>
        </table:table-row>
        <table:table-row table:style-name="ro1">
          <table:table-cell office:value-type="string" calcext:value-type="string">
            <text:p>G185W</text:p>
          </table:table-cell>
          <table:table-cell office:value-type="float" office:value="-452.538693237" calcext:value-type="float">
            <text:p>-452.538693237</text:p>
          </table:table-cell>
        </table:table-row>
        <table:table-row table:style-name="ro1">
          <table:table-cell office:value-type="string" calcext:value-type="string">
            <text:p>T67W</text:p>
          </table:table-cell>
          <table:table-cell office:value-type="float" office:value="-452.605245972" calcext:value-type="float">
            <text:p>-452.605245972</text:p>
          </table:table-cell>
        </table:table-row>
        <table:table-row table:style-name="ro1">
          <table:table-cell office:value-type="string" calcext:value-type="string">
            <text:p>K354A</text:p>
          </table:table-cell>
          <table:table-cell office:value-type="float" office:value="-452.644015503" calcext:value-type="float">
            <text:p>-452.644015503</text:p>
          </table:table-cell>
        </table:table-row>
        <table:table-row table:style-name="ro1">
          <table:table-cell office:value-type="string" calcext:value-type="string">
            <text:p>G420I</text:p>
          </table:table-cell>
          <table:table-cell office:value-type="float" office:value="-452.663031006" calcext:value-type="float">
            <text:p>-452.663031006</text:p>
          </table:table-cell>
        </table:table-row>
        <table:table-row table:style-name="ro1">
          <table:table-cell office:value-type="string" calcext:value-type="string">
            <text:p>G394M</text:p>
          </table:table-cell>
          <table:table-cell office:value-type="float" office:value="-452.730825806" calcext:value-type="float">
            <text:p>-452.730825806</text:p>
          </table:table-cell>
        </table:table-row>
        <table:table-row table:style-name="ro1">
          <table:table-cell office:value-type="string" calcext:value-type="string">
            <text:p>K354L</text:p>
          </table:table-cell>
          <table:table-cell office:value-type="float" office:value="-452.739422607" calcext:value-type="float">
            <text:p>-452.739422607</text:p>
          </table:table-cell>
        </table:table-row>
        <table:table-row table:style-name="ro1">
          <table:table-cell office:value-type="string" calcext:value-type="string">
            <text:p>F290G</text:p>
          </table:table-cell>
          <table:table-cell office:value-type="float" office:value="-452.7931427" calcext:value-type="float">
            <text:p>-452.7931427</text:p>
          </table:table-cell>
        </table:table-row>
        <table:table-row table:style-name="ro1">
          <table:table-cell office:value-type="string" calcext:value-type="string">
            <text:p>D216F</text:p>
          </table:table-cell>
          <table:table-cell office:value-type="float" office:value="-452.805554199" calcext:value-type="float">
            <text:p>-452.805554199</text:p>
          </table:table-cell>
        </table:table-row>
        <table:table-row table:style-name="ro1">
          <table:table-cell office:value-type="string" calcext:value-type="string">
            <text:p>N134L</text:p>
          </table:table-cell>
          <table:table-cell office:value-type="float" office:value="-452.807983398" calcext:value-type="float">
            <text:p>-452.807983398</text:p>
          </table:table-cell>
        </table:table-row>
        <table:table-row table:style-name="ro1">
          <table:table-cell office:value-type="string" calcext:value-type="string">
            <text:p>K354D</text:p>
          </table:table-cell>
          <table:table-cell office:value-type="float" office:value="-452.827026367" calcext:value-type="float">
            <text:p>-452.827026367</text:p>
          </table:table-cell>
        </table:table-row>
        <table:table-row table:style-name="ro1">
          <table:table-cell office:value-type="string" calcext:value-type="string">
            <text:p>G133M</text:p>
          </table:table-cell>
          <table:table-cell office:value-type="float" office:value="-452.918408203" calcext:value-type="float">
            <text:p>-452.918408203</text:p>
          </table:table-cell>
        </table:table-row>
        <table:table-row table:style-name="ro1">
          <table:table-cell office:value-type="string" calcext:value-type="string">
            <text:p>F224R</text:p>
          </table:table-cell>
          <table:table-cell office:value-type="float" office:value="-452.933605957" calcext:value-type="float">
            <text:p>-452.933605957</text:p>
          </table:table-cell>
        </table:table-row>
        <table:table-row table:style-name="ro1">
          <table:table-cell office:value-type="string" calcext:value-type="string">
            <text:p>K189I</text:p>
          </table:table-cell>
          <table:table-cell office:value-type="float" office:value="-452.957049561" calcext:value-type="float">
            <text:p>-452.957049561</text:p>
          </table:table-cell>
        </table:table-row>
        <table:table-row table:style-name="ro1">
          <table:table-cell office:value-type="string" calcext:value-type="string">
            <text:p>K214P</text:p>
          </table:table-cell>
          <table:table-cell office:value-type="float" office:value="-452.976696777" calcext:value-type="float">
            <text:p>-452.976696777</text:p>
          </table:table-cell>
        </table:table-row>
        <table:table-row table:style-name="ro1">
          <table:table-cell office:value-type="string" calcext:value-type="string">
            <text:p>H312N</text:p>
          </table:table-cell>
          <table:table-cell office:value-type="float" office:value="-453.025241089" calcext:value-type="float">
            <text:p>-453.025241089</text:p>
          </table:table-cell>
        </table:table-row>
        <table:table-row table:style-name="ro1">
          <table:table-cell office:value-type="string" calcext:value-type="string">
            <text:p>G315P</text:p>
          </table:table-cell>
          <table:table-cell office:value-type="float" office:value="-453.031057739" calcext:value-type="float">
            <text:p>-453.031057739</text:p>
          </table:table-cell>
        </table:table-row>
        <table:table-row table:style-name="ro1">
          <table:table-cell office:value-type="string" calcext:value-type="string">
            <text:p>E217Y</text:p>
          </table:table-cell>
          <table:table-cell office:value-type="float" office:value="-453.034832764" calcext:value-type="float">
            <text:p>-453.034832764</text:p>
          </table:table-cell>
        </table:table-row>
        <table:table-row table:style-name="ro1">
          <table:table-cell office:value-type="string" calcext:value-type="string">
            <text:p>L435K</text:p>
          </table:table-cell>
          <table:table-cell office:value-type="float" office:value="-453.107873535" calcext:value-type="float">
            <text:p>-453.107873535</text:p>
          </table:table-cell>
        </table:table-row>
        <table:table-row table:style-name="ro1">
          <table:table-cell office:value-type="string" calcext:value-type="string">
            <text:p>D288L</text:p>
          </table:table-cell>
          <table:table-cell office:value-type="float" office:value="-453.187387085" calcext:value-type="float">
            <text:p>-453.187387085</text:p>
          </table:table-cell>
        </table:table-row>
        <table:table-row table:style-name="ro1">
          <table:table-cell office:value-type="string" calcext:value-type="string">
            <text:p>K191I</text:p>
          </table:table-cell>
          <table:table-cell office:value-type="float" office:value="-453.203353882" calcext:value-type="float">
            <text:p>-453.203353882</text:p>
          </table:table-cell>
        </table:table-row>
        <table:table-row table:style-name="ro1">
          <table:table-cell office:value-type="string" calcext:value-type="string">
            <text:p>K354C</text:p>
          </table:table-cell>
          <table:table-cell office:value-type="float" office:value="-453.312850952" calcext:value-type="float">
            <text:p>-453.312850952</text:p>
          </table:table-cell>
        </table:table-row>
        <table:table-row table:style-name="ro1">
          <table:table-cell office:value-type="string" calcext:value-type="string">
            <text:p>D216L</text:p>
          </table:table-cell>
          <table:table-cell office:value-type="float" office:value="-453.319921875" calcext:value-type="float">
            <text:p>-453.319921875</text:p>
          </table:table-cell>
        </table:table-row>
        <table:table-row table:style-name="ro1">
          <table:table-cell office:value-type="string" calcext:value-type="string">
            <text:p>M138K</text:p>
          </table:table-cell>
          <table:table-cell office:value-type="float" office:value="-453.386538696" calcext:value-type="float">
            <text:p>-453.386538696</text:p>
          </table:table-cell>
        </table:table-row>
        <table:table-row table:style-name="ro1">
          <table:table-cell office:value-type="string" calcext:value-type="string">
            <text:p>E217V</text:p>
          </table:table-cell>
          <table:table-cell office:value-type="float" office:value="-453.404830933" calcext:value-type="float">
            <text:p>-453.404830933</text:p>
          </table:table-cell>
        </table:table-row>
        <table:table-row table:style-name="ro1">
          <table:table-cell office:value-type="string" calcext:value-type="string">
            <text:p>E62A</text:p>
          </table:table-cell>
          <table:table-cell office:value-type="float" office:value="-453.405178833" calcext:value-type="float">
            <text:p>-453.405178833</text:p>
          </table:table-cell>
        </table:table-row>
        <table:table-row table:style-name="ro1">
          <table:table-cell office:value-type="string" calcext:value-type="string">
            <text:p>G185H</text:p>
          </table:table-cell>
          <table:table-cell office:value-type="float" office:value="-453.501843262" calcext:value-type="float">
            <text:p>-453.501843262</text:p>
          </table:table-cell>
        </table:table-row>
        <table:table-row table:style-name="ro1">
          <table:table-cell office:value-type="string" calcext:value-type="string">
            <text:p>L194K</text:p>
          </table:table-cell>
          <table:table-cell office:value-type="float" office:value="-453.555953979" calcext:value-type="float">
            <text:p>-453.555953979</text:p>
          </table:table-cell>
        </table:table-row>
        <table:table-row table:style-name="ro1">
          <table:table-cell office:value-type="string" calcext:value-type="string">
            <text:p>G418I</text:p>
          </table:table-cell>
          <table:table-cell office:value-type="float" office:value="-453.560888672" calcext:value-type="float">
            <text:p>-453.560888672</text:p>
          </table:table-cell>
        </table:table-row>
        <table:table-row table:style-name="ro1">
          <table:table-cell office:value-type="string" calcext:value-type="string">
            <text:p>G418N</text:p>
          </table:table-cell>
          <table:table-cell office:value-type="float" office:value="-453.585614014" calcext:value-type="float">
            <text:p>-453.585614014</text:p>
          </table:table-cell>
        </table:table-row>
        <table:table-row table:style-name="ro1">
          <table:table-cell office:value-type="string" calcext:value-type="string">
            <text:p>D216R</text:p>
          </table:table-cell>
          <table:table-cell office:value-type="float" office:value="-453.631338501" calcext:value-type="float">
            <text:p>-453.631338501</text:p>
          </table:table-cell>
        </table:table-row>
        <table:table-row table:style-name="ro1">
          <table:table-cell office:value-type="string" calcext:value-type="string">
            <text:p>S393F</text:p>
          </table:table-cell>
          <table:table-cell office:value-type="float" office:value="-453.742172241" calcext:value-type="float">
            <text:p>-453.742172241</text:p>
          </table:table-cell>
        </table:table-row>
        <table:table-row table:style-name="ro1">
          <table:table-cell office:value-type="string" calcext:value-type="string">
            <text:p>G418F</text:p>
          </table:table-cell>
          <table:table-cell office:value-type="float" office:value="-453.998303223" calcext:value-type="float">
            <text:p>-453.998303223</text:p>
          </table:table-cell>
        </table:table-row>
        <table:table-row table:style-name="ro1">
          <table:table-cell office:value-type="string" calcext:value-type="string">
            <text:p>G348L</text:p>
          </table:table-cell>
          <table:table-cell office:value-type="float" office:value="-454.042779541" calcext:value-type="float">
            <text:p>-454.042779541</text:p>
          </table:table-cell>
        </table:table-row>
        <table:table-row table:style-name="ro1">
          <table:table-cell office:value-type="string" calcext:value-type="string">
            <text:p>H346W</text:p>
          </table:table-cell>
          <table:table-cell office:value-type="float" office:value="-454.054983521" calcext:value-type="float">
            <text:p>-454.054983521</text:p>
          </table:table-cell>
        </table:table-row>
        <table:table-row table:style-name="ro1">
          <table:table-cell office:value-type="string" calcext:value-type="string">
            <text:p>G137Y</text:p>
          </table:table-cell>
          <table:table-cell office:value-type="float" office:value="-454.205508423" calcext:value-type="float">
            <text:p>-454.205508423</text:p>
          </table:table-cell>
        </table:table-row>
        <table:table-row table:style-name="ro1">
          <table:table-cell office:value-type="string" calcext:value-type="string">
            <text:p>G185E</text:p>
          </table:table-cell>
          <table:table-cell office:value-type="float" office:value="-454.230209351" calcext:value-type="float">
            <text:p>-454.230209351</text:p>
          </table:table-cell>
        </table:table-row>
        <table:table-row table:style-name="ro1">
          <table:table-cell office:value-type="string" calcext:value-type="string">
            <text:p>T389R</text:p>
          </table:table-cell>
          <table:table-cell office:value-type="float" office:value="-454.414547729" calcext:value-type="float">
            <text:p>-454.414547729</text:p>
          </table:table-cell>
        </table:table-row>
        <table:table-row table:style-name="ro1">
          <table:table-cell office:value-type="string" calcext:value-type="string">
            <text:p>R313D</text:p>
          </table:table-cell>
          <table:table-cell office:value-type="float" office:value="-454.423666382" calcext:value-type="float">
            <text:p>-454.423666382</text:p>
          </table:table-cell>
        </table:table-row>
        <table:table-row table:style-name="ro1">
          <table:table-cell office:value-type="string" calcext:value-type="string">
            <text:p>R313E</text:p>
          </table:table-cell>
          <table:table-cell office:value-type="float" office:value="-454.514456177" calcext:value-type="float">
            <text:p>-454.514456177</text:p>
          </table:table-cell>
        </table:table-row>
        <table:table-row table:style-name="ro1">
          <table:table-cell office:value-type="string" calcext:value-type="string">
            <text:p>S393W</text:p>
          </table:table-cell>
          <table:table-cell office:value-type="float" office:value="-454.523449707" calcext:value-type="float">
            <text:p>-454.523449707</text:p>
          </table:table-cell>
        </table:table-row>
        <table:table-row table:style-name="ro1">
          <table:table-cell office:value-type="string" calcext:value-type="string">
            <text:p>K191E</text:p>
          </table:table-cell>
          <table:table-cell office:value-type="float" office:value="-454.546166992" calcext:value-type="float">
            <text:p>-454.546166992</text:p>
          </table:table-cell>
        </table:table-row>
        <table:table-row table:style-name="ro1">
          <table:table-cell office:value-type="string" calcext:value-type="string">
            <text:p>G394E</text:p>
          </table:table-cell>
          <table:table-cell office:value-type="float" office:value="-454.665579224" calcext:value-type="float">
            <text:p>-454.665579224</text:p>
          </table:table-cell>
        </table:table-row>
        <table:table-row table:style-name="ro1">
          <table:table-cell office:value-type="string" calcext:value-type="string">
            <text:p>G348I</text:p>
          </table:table-cell>
          <table:table-cell office:value-type="float" office:value="-454.763586426" calcext:value-type="float">
            <text:p>-454.763586426</text:p>
          </table:table-cell>
        </table:table-row>
        <table:table-row table:style-name="ro1">
          <table:table-cell office:value-type="string" calcext:value-type="string">
            <text:p>L194D</text:p>
          </table:table-cell>
          <table:table-cell office:value-type="float" office:value="-454.98190918" calcext:value-type="float">
            <text:p>-454.98190918</text:p>
          </table:table-cell>
        </table:table-row>
        <table:table-row table:style-name="ro1">
          <table:table-cell office:value-type="string" calcext:value-type="string">
            <text:p>H346M</text:p>
          </table:table-cell>
          <table:table-cell office:value-type="float" office:value="-455.00078125" calcext:value-type="float">
            <text:p>-455.00078125</text:p>
          </table:table-cell>
        </table:table-row>
        <table:table-row table:style-name="ro1">
          <table:table-cell office:value-type="string" calcext:value-type="string">
            <text:p>G348F</text:p>
          </table:table-cell>
          <table:table-cell office:value-type="float" office:value="-455.014926147" calcext:value-type="float">
            <text:p>-455.014926147</text:p>
          </table:table-cell>
        </table:table-row>
        <table:table-row table:style-name="ro1">
          <table:table-cell office:value-type="string" calcext:value-type="string">
            <text:p>N134Y</text:p>
          </table:table-cell>
          <table:table-cell office:value-type="float" office:value="-455.249465942" calcext:value-type="float">
            <text:p>-455.249465942</text:p>
          </table:table-cell>
        </table:table-row>
        <table:table-row table:style-name="ro1">
          <table:table-cell office:value-type="string" calcext:value-type="string">
            <text:p>A314L</text:p>
          </table:table-cell>
          <table:table-cell office:value-type="float" office:value="-455.387768555" calcext:value-type="float">
            <text:p>-455.387768555</text:p>
          </table:table-cell>
        </table:table-row>
        <table:table-row table:style-name="ro1">
          <table:table-cell office:value-type="string" calcext:value-type="string">
            <text:p>D288M</text:p>
          </table:table-cell>
          <table:table-cell office:value-type="float" office:value="-455.846304321" calcext:value-type="float">
            <text:p>-455.846304321</text:p>
          </table:table-cell>
        </table:table-row>
        <table:table-row table:style-name="ro1">
          <table:table-cell office:value-type="string" calcext:value-type="string">
            <text:p>G185I</text:p>
          </table:table-cell>
          <table:table-cell office:value-type="float" office:value="-456.337243652" calcext:value-type="float">
            <text:p>-456.337243652</text:p>
          </table:table-cell>
        </table:table-row>
        <table:table-row table:style-name="ro1">
          <table:table-cell office:value-type="string" calcext:value-type="string">
            <text:p>A314Y</text:p>
          </table:table-cell>
          <table:table-cell office:value-type="float" office:value="-456.579269409" calcext:value-type="float">
            <text:p>-456.579269409</text:p>
          </table:table-cell>
        </table:table-row>
        <table:table-row table:style-name="ro1">
          <table:table-cell office:value-type="string" calcext:value-type="string">
            <text:p>K191F</text:p>
          </table:table-cell>
          <table:table-cell office:value-type="float" office:value="-456.6618927" calcext:value-type="float">
            <text:p>-456.6618927</text:p>
          </table:table-cell>
        </table:table-row>
        <table:table-row table:style-name="ro1">
          <table:table-cell office:value-type="string" calcext:value-type="string">
            <text:p>G418R</text:p>
          </table:table-cell>
          <table:table-cell office:value-type="float" office:value="-456.871322632" calcext:value-type="float">
            <text:p>-456.871322632</text:p>
          </table:table-cell>
        </table:table-row>
        <table:table-row table:style-name="ro1">
          <table:table-cell office:value-type="string" calcext:value-type="string">
            <text:p>K191G</text:p>
          </table:table-cell>
          <table:table-cell office:value-type="float" office:value="-456.881030273" calcext:value-type="float">
            <text:p>-456.881030273</text:p>
          </table:table-cell>
        </table:table-row>
        <table:table-row table:style-name="ro1">
          <table:table-cell office:value-type="string" calcext:value-type="string">
            <text:p>K191Y</text:p>
          </table:table-cell>
          <table:table-cell office:value-type="float" office:value="-456.927789307" calcext:value-type="float">
            <text:p>-456.927789307</text:p>
          </table:table-cell>
        </table:table-row>
        <table:table-row table:style-name="ro1">
          <table:table-cell office:value-type="string" calcext:value-type="string">
            <text:p>K191V</text:p>
          </table:table-cell>
          <table:table-cell office:value-type="float" office:value="-457.153329468" calcext:value-type="float">
            <text:p>-457.153329468</text:p>
          </table:table-cell>
        </table:table-row>
        <table:table-row table:style-name="ro1">
          <table:table-cell office:value-type="string" calcext:value-type="string">
            <text:p>N134W</text:p>
          </table:table-cell>
          <table:table-cell office:value-type="float" office:value="-457.191598511" calcext:value-type="float">
            <text:p>-457.191598511</text:p>
          </table:table-cell>
        </table:table-row>
        <table:table-row table:style-name="ro1">
          <table:table-cell office:value-type="string" calcext:value-type="string">
            <text:p>G185Y</text:p>
          </table:table-cell>
          <table:table-cell office:value-type="float" office:value="-457.489685059" calcext:value-type="float">
            <text:p>-457.489685059</text:p>
          </table:table-cell>
        </table:table-row>
        <table:table-row table:style-name="ro1">
          <table:table-cell office:value-type="string" calcext:value-type="string">
            <text:p>E217W</text:p>
          </table:table-cell>
          <table:table-cell office:value-type="float" office:value="-457.506069946" calcext:value-type="float">
            <text:p>-457.506069946</text:p>
          </table:table-cell>
        </table:table-row>
        <table:table-row table:style-name="ro1">
          <table:table-cell office:value-type="string" calcext:value-type="string">
            <text:p>N134V</text:p>
          </table:table-cell>
          <table:table-cell office:value-type="float" office:value="-457.557189941" calcext:value-type="float">
            <text:p>-457.557189941</text:p>
          </table:table-cell>
        </table:table-row>
        <table:table-row table:style-name="ro1">
          <table:table-cell office:value-type="string" calcext:value-type="string">
            <text:p>A314F</text:p>
          </table:table-cell>
          <table:table-cell office:value-type="float" office:value="-457.602081299" calcext:value-type="float">
            <text:p>-457.602081299</text:p>
          </table:table-cell>
        </table:table-row>
        <table:table-row table:style-name="ro1">
          <table:table-cell office:value-type="string" calcext:value-type="string">
            <text:p>K191H</text:p>
          </table:table-cell>
          <table:table-cell office:value-type="float" office:value="-458.026538086" calcext:value-type="float">
            <text:p>-458.026538086</text:p>
          </table:table-cell>
        </table:table-row>
        <table:table-row table:style-name="ro1">
          <table:table-cell office:value-type="string" calcext:value-type="string">
            <text:p>G420F</text:p>
          </table:table-cell>
          <table:table-cell office:value-type="float" office:value="-458.386758423" calcext:value-type="float">
            <text:p>-458.386758423</text:p>
          </table:table-cell>
        </table:table-row>
        <table:table-row table:style-name="ro1">
          <table:table-cell office:value-type="string" calcext:value-type="string">
            <text:p>K191W</text:p>
          </table:table-cell>
          <table:table-cell office:value-type="float" office:value="-458.814208984" calcext:value-type="float">
            <text:p>-458.814208984</text:p>
          </table:table-cell>
        </table:table-row>
        <table:table-row table:style-name="ro1">
          <table:table-cell office:value-type="string" calcext:value-type="string">
            <text:p>K189C</text:p>
          </table:table-cell>
          <table:table-cell office:value-type="float" office:value="-458.847583008" calcext:value-type="float">
            <text:p>-458.847583008</text:p>
          </table:table-cell>
        </table:table-row>
        <table:table-row table:style-name="ro1">
          <table:table-cell office:value-type="string" calcext:value-type="string">
            <text:p>K191L</text:p>
          </table:table-cell>
          <table:table-cell office:value-type="float" office:value="-458.965643311" calcext:value-type="float">
            <text:p>-458.965643311</text:p>
          </table:table-cell>
        </table:table-row>
        <table:table-row table:style-name="ro1">
          <table:table-cell office:value-type="string" calcext:value-type="string">
            <text:p>N254Y</text:p>
          </table:table-cell>
          <table:table-cell office:value-type="float" office:value="-459.081430054" calcext:value-type="float">
            <text:p>-459.081430054</text:p>
          </table:table-cell>
        </table:table-row>
        <table:table-row table:style-name="ro1">
          <table:table-cell office:value-type="string" calcext:value-type="string">
            <text:p>N134F</text:p>
          </table:table-cell>
          <table:table-cell office:value-type="float" office:value="-459.26802063" calcext:value-type="float">
            <text:p>-459.26802063</text:p>
          </table:table-cell>
        </table:table-row>
        <table:table-row table:style-name="ro1">
          <table:table-cell office:value-type="string" calcext:value-type="string">
            <text:p>K191A</text:p>
          </table:table-cell>
          <table:table-cell office:value-type="float" office:value="-459.620059204" calcext:value-type="float">
            <text:p>-459.620059204</text:p>
          </table:table-cell>
        </table:table-row>
        <table:table-row table:style-name="ro1">
          <table:table-cell office:value-type="string" calcext:value-type="string">
            <text:p>G185L</text:p>
          </table:table-cell>
          <table:table-cell office:value-type="float" office:value="-460.05965271" calcext:value-type="float">
            <text:p>-460.05965271</text:p>
          </table:table-cell>
        </table:table-row>
        <table:table-row table:style-name="ro1">
          <table:table-cell office:value-type="string" calcext:value-type="string">
            <text:p>K191D</text:p>
          </table:table-cell>
          <table:table-cell office:value-type="float" office:value="-460.066760254" calcext:value-type="float">
            <text:p>-460.066760254</text:p>
          </table:table-cell>
        </table:table-row>
        <table:table-row table:style-name="ro1">
          <table:table-cell office:value-type="string" calcext:value-type="string">
            <text:p>K191P</text:p>
          </table:table-cell>
          <table:table-cell office:value-type="float" office:value="-462.385128784" calcext:value-type="float">
            <text:p>-462.385128784</text:p>
          </table:table-cell>
        </table:table-row>
        <table:table-row table:style-name="ro1">
          <table:table-cell office:value-type="string" calcext:value-type="string">
            <text:p>K191C</text:p>
          </table:table-cell>
          <table:table-cell office:value-type="float" office:value="-463.247335815" calcext:value-type="float">
            <text:p>-463.247335815</text:p>
          </table:table-cell>
        </table:table-row>
      </table:table>
      <table:named-expressions/>
      <table:database-ranges>
        <table:database-range table:name="__Anonymous_Sheet_DB__0" table:target-range-address="'2023-04-20_single_mutant_matrix_Gallionella_Rubisco_I_samples-10_elbo_predictions'.A1:'2023-04-20_single_mutant_matrix_Gallionella_Rubisco_I_samples-10_elbo_predictions'.B71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21:19:36.460922585</dc:date>
    <meta:editing-duration>PT15S</meta:editing-duration>
    <meta:editing-cycles>1</meta:editing-cycles>
    <meta:document-statistic meta:table-count="1" meta:cell-count="14250" meta:object-count="0"/>
    <meta:generator>LibreOffice/7.3.7.2$Linux_X86_64 LibreOffice_project/30$Build-2</meta:generator>
  </office:meta>
</office:document-meta>
</file>